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8.56mm"/>
    </style:style>
    <style:style style:name="co2" style:family="table-column">
      <style:table-column-properties fo:break-before="auto" style:column-width="126.82mm"/>
    </style:style>
    <style:style style:name="co3" style:family="table-column">
      <style:table-column-properties fo:break-before="auto" style:column-width="35.28mm"/>
    </style:style>
    <style:style style:name="co4" style:family="table-column">
      <style:table-column-properties fo:break-before="auto" style:column-width="15.95mm"/>
    </style:style>
    <style:style style:name="co5" style:family="table-column">
      <style:table-column-properties fo:break-before="auto" style:column-width="13.99mm"/>
    </style:style>
    <style:style style:name="co6" style:family="table-column">
      <style:table-column-properties fo:break-before="auto" style:column-width="16.79mm"/>
    </style:style>
    <style:style style:name="co7" style:family="table-column">
      <style:table-column-properties fo:break-before="auto" style:column-width="75.32mm"/>
    </style:style>
    <style:style style:name="co8" style:family="table-column">
      <style:table-column-properties fo:break-before="auto" style:column-width="28.28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5.56mm" fo:break-before="auto" style:use-optimal-row-height="true"/>
    </style:style>
    <style:style style:name="ta1" style:family="table" style:master-page-name="PageStyle_5f_Main">
      <style:table-properties table:display="true" style:writing-mode="lr-tb"/>
    </style:style>
    <style:style style:name="ta2" style:family="table" style:master-page-name="PageStyle_5f_Command_20_List">
      <style:table-properties table:display="true" style:writing-mode="lr-tb"/>
    </style:style>
    <style:style style:name="ce7" style:family="table-cell" style:parent-style-name="Default"/>
    <style:style style:name="ce1" style:family="table-cell" style:parent-style-name="Default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ackground-color="#93c47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ackground-color="#fff2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#fff200"/>
    </style:style>
    <style:style style:name="ce5" style:family="table-cell" style:parent-style-name="Default">
      <style:table-cell-properties fo:background-color="#e0666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ackground-color="#fff2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ai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4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Folder</text:p>
          </table:table-cell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Donor</text:p>
          </table:table-cell>
          <table:table-cell table:style-name="ce1" office:value-type="string" calcext:value-type="string">
            <text:p>Flu or NI</text:p>
          </table:table-cell>
          <table:table-cell table:style-name="ce1" office:value-type="string" calcext:value-type="string">
            <text:p>SampleID</text:p>
          </table:table-cell>
          <table:table-cell table:style-name="ce1" office:value-type="string" calcext:value-type="string">
            <text:p>Lane</text:p>
          </table:table-cell>
          <table:table-cell table:style-name="ce1" office:value-type="string" calcext:value-type="string">
            <text:p>Run</text:p>
          </table:table-cell>
          <table:table-cell table:style-name="ce1" office:value-type="string" calcext:value-type="string">
            <text:p>Read</text:p>
          </table:table-cell>
          <table:table-cell table:style-name="ce1" office:value-type="string" calcext:value-type="string">
            <text:p>New Corrected Nam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TACseq</text:p>
          </table:table-cell>
          <table:table-cell table:style-name="ce3" office:value-type="string" calcext:value-type="string">
            <text:p>Epi_AF04_Flu_ATACSeq_1_2-259466_S6_L001_R1_001.fastq.gz</text:p>
          </table:table-cell>
          <table:table-cell table:style-name="ce3" table:formula="of:=MID([.B2]; 5; 4)" office:value-type="string" office:string-value="AF04" calcext:value-type="string">
            <text:p>AF04</text:p>
          </table:table-cell>
          <table:table-cell table:style-name="ce3" table:formula="of:=IF(ISERROR(FIND(&quot;Flu&quot;; [.B2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2]; &quot;_&quot;; [.D2]); ['file:///home/assez/Documents/projectDocs/EMC_Barreiro/allEMC_Barreiro.ods'#$EMC_Barreiro.$D$51:.$J$128];7)" office:value-type="string" office:string-value="MS049301" calcext:value-type="string">
            <text:p>MS049301</text:p>
          </table:table-cell>
          <table:table-cell table:style-name="ce3" office:value-type="float" office:value="81" calcext:value-type="float">
            <text:p>8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2]; &quot;.&quot;; [.$A$3]; &quot;.&quot;; [.F2]; &quot;.&quot;; [.G2]; &quot;.&quot;; &quot;pair&quot;; [.H2]; &quot;.fastq.gz&quot;)" office:value-type="string" office:string-value="MS049301.ATACSeq.81.1.pair1.fastq.gz" calcext:value-type="string">
            <text:p>MS049301.ATACSeq.81.1.pair1.fastq.gz</text:p>
          </table:table-cell>
          <table:table-cell table:formula="of:=CONCATENATE(&quot;ln -s ../../ATACseq/&quot;; [.B2]; &quot; &quot;; [.I2])" office:value-type="string" office:string-value="ln -s ../../ATACseq/Epi_AF04_Flu_ATACSeq_1_2-259466_S6_L001_R1_001.fastq.gz MS049301.ATACSeq.81.1.pair1.fastq.gz" calcext:value-type="string">
            <text:p>ln -s ../../ATACseq/Epi_AF04_Flu_ATACSeq_1_2-259466_S6_L001_R1_001.fastq.gz MS049301.ATACSeq.81.1.pair1.fastq.gz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ATACSeq</text:p>
          </table:table-cell>
          <table:table-cell table:style-name="ce3" office:value-type="string" calcext:value-type="string">
            <text:p>Epi_AF04_Flu_ATACSeq_1_2-259466_S6_L001_R2_001.fastq.gz</text:p>
          </table:table-cell>
          <table:table-cell table:style-name="ce3" table:formula="of:=MID([.B3]; 5; 4)" office:value-type="string" office:string-value="AF04" calcext:value-type="string">
            <text:p>AF04</text:p>
          </table:table-cell>
          <table:table-cell table:style-name="ce3" table:formula="of:=IF(ISERROR(FIND(&quot;Flu&quot;; [.B3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3]; &quot;_&quot;; [.D3]); ['file:///home/assez/Documents/projectDocs/EMC_Barreiro/allEMC_Barreiro.ods'#$EMC_Barreiro.$D$51:.$J$128];7)" office:value-type="string" office:string-value="MS049301" calcext:value-type="string">
            <text:p>MS049301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3]; &quot;.&quot;; [.$A$3]; &quot;.&quot;; [.F3]; &quot;.&quot;; [.G3]; &quot;.&quot;; &quot;pair&quot;; [.H3]; &quot;.fastq.gz&quot;)" office:value-type="string" office:string-value="MS049301.ATACSeq.81.1.pair2.fastq.gz" calcext:value-type="string">
            <text:p>MS049301.ATACSeq.81.1.pair2.fastq.gz</text:p>
          </table:table-cell>
          <table:table-cell table:formula="of:=CONCATENATE(&quot;ln -s ../../ATACseq/&quot;; [.B3]; &quot; &quot;; [.I3])" office:value-type="string" office:string-value="ln -s ../../ATACseq/Epi_AF04_Flu_ATACSeq_1_2-259466_S6_L001_R2_001.fastq.gz MS049301.ATACSeq.81.1.pair2.fastq.gz" calcext:value-type="string">
            <text:p>ln -s ../../ATACseq/Epi_AF04_Flu_ATACSeq_1_2-259466_S6_L001_R2_001.fastq.gz MS049301.ATACSeq.81.1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04_NI_ATACSeq_1_2-259465_S5_L001_R1_001.fastq.gz</text:p>
          </table:table-cell>
          <table:table-cell table:style-name="ce3" table:formula="of:=MID([.B4]; 5; 4)" office:value-type="string" office:string-value="AF04" calcext:value-type="string">
            <text:p>AF04</text:p>
          </table:table-cell>
          <table:table-cell table:style-name="ce3" table:formula="of:=IF(ISERROR(FIND(&quot;Flu&quot;; [.B4]; 1)); &quot;NI&quot;; &quot;Flu&quot;)" office:value-type="string" office:string-value="NI" calcext:value-type="string">
            <text:p>NI</text:p>
          </table:table-cell>
          <table:table-cell table:style-name="ce3" table:formula="of:=VLOOKUP(CONCATENATE([.C4]; &quot;_&quot;; [.D4]); ['file:///home/assez/Documents/projectDocs/EMC_Barreiro/allEMC_Barreiro.ods'#$EMC_Barreiro.$D$51:.$J$128];7)" office:value-type="string" office:string-value="MS049302" calcext:value-type="string">
            <text:p>MS049302</text:p>
          </table:table-cell>
          <table:table-cell table:style-name="ce3" office:value-type="float" office:value="81" calcext:value-type="float">
            <text:p>8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4]; &quot;.&quot;; [.$A$3]; &quot;.&quot;; [.F4]; &quot;.&quot;; [.G4]; &quot;.&quot;; &quot;pair&quot;; [.H4]; &quot;.fastq.gz&quot;)" office:value-type="string" office:string-value="MS049302.ATACSeq.81.1.pair1.fastq.gz" calcext:value-type="string">
            <text:p>MS049302.ATACSeq.81.1.pair1.fastq.gz</text:p>
          </table:table-cell>
          <table:table-cell table:formula="of:=CONCATENATE(&quot;ln -s ../../ATACseq/&quot;; [.B4]; &quot; &quot;; [.I4])" office:value-type="string" office:string-value="ln -s ../../ATACseq/Epi_AF04_NI_ATACSeq_1_2-259465_S5_L001_R1_001.fastq.gz MS049302.ATACSeq.81.1.pair1.fastq.gz" calcext:value-type="string">
            <text:p>ln -s ../../ATACseq/Epi_AF04_NI_ATACSeq_1_2-259465_S5_L001_R1_001.fastq.gz MS049302.ATACSeq.81.1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04_NI_ATACSeq_1_2-259465_S5_L001_R2_001.fastq.gz</text:p>
          </table:table-cell>
          <table:table-cell table:style-name="ce3" table:formula="of:=MID([.B5]; 5; 4)" office:value-type="string" office:string-value="AF04" calcext:value-type="string">
            <text:p>AF04</text:p>
          </table:table-cell>
          <table:table-cell table:style-name="ce3" table:formula="of:=IF(ISERROR(FIND(&quot;Flu&quot;; [.B5]; 1)); &quot;NI&quot;; &quot;Flu&quot;)" office:value-type="string" office:string-value="NI" calcext:value-type="string">
            <text:p>NI</text:p>
          </table:table-cell>
          <table:table-cell table:style-name="ce3" table:formula="of:=VLOOKUP(CONCATENATE([.C5]; &quot;_&quot;; [.D5]); ['file:///home/assez/Documents/projectDocs/EMC_Barreiro/allEMC_Barreiro.ods'#$EMC_Barreiro.$D$51:.$J$128];7)" office:value-type="string" office:string-value="MS049302" calcext:value-type="string">
            <text:p>MS049302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5]; &quot;.&quot;; [.$A$3]; &quot;.&quot;; [.F5]; &quot;.&quot;; [.G5]; &quot;.&quot;; &quot;pair&quot;; [.H5]; &quot;.fastq.gz&quot;)" office:value-type="string" office:string-value="MS049302.ATACSeq.81.1.pair2.fastq.gz" calcext:value-type="string">
            <text:p>MS049302.ATACSeq.81.1.pair2.fastq.gz</text:p>
          </table:table-cell>
          <table:table-cell table:formula="of:=CONCATENATE(&quot;ln -s ../../ATACseq/&quot;; [.B5]; &quot; &quot;; [.I5])" office:value-type="string" office:string-value="ln -s ../../ATACseq/Epi_AF04_NI_ATACSeq_1_2-259465_S5_L001_R2_001.fastq.gz MS049302.ATACSeq.81.1.pair2.fastq.gz" calcext:value-type="string">
            <text:p>ln -s ../../ATACseq/Epi_AF04_NI_ATACSeq_1_2-259465_S5_L001_R2_001.fastq.gz MS049302.ATACSeq.81.1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06_Flu_ATACSeq_1_2-259479_S3_L002_R1_001.fastq.gz</text:p>
          </table:table-cell>
          <table:table-cell table:style-name="ce3" table:formula="of:=MID([.B6]; 5; 4)" office:value-type="string" office:string-value="AF06" calcext:value-type="string">
            <text:p>AF06</text:p>
          </table:table-cell>
          <table:table-cell table:style-name="ce3" table:formula="of:=IF(ISERROR(FIND(&quot;Flu&quot;; [.B6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6]; &quot;_&quot;; [.D6]); ['file:///home/assez/Documents/projectDocs/EMC_Barreiro/allEMC_Barreiro.ods'#$EMC_Barreiro.$D$51:.$J$128];7)" office:value-type="string" office:string-value="MS049401" calcext:value-type="string">
            <text:p>MS049401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6]; &quot;.&quot;; [.$A$3]; &quot;.&quot;; [.F6]; &quot;.&quot;; [.G6]; &quot;.&quot;; &quot;pair&quot;; [.H6]; &quot;.fastq.gz&quot;)" office:value-type="string" office:string-value="MS049401.ATACSeq.81.2.pair1.fastq.gz" calcext:value-type="string">
            <text:p>MS049401.ATACSeq.81.2.pair1.fastq.gz</text:p>
          </table:table-cell>
          <table:table-cell table:formula="of:=CONCATENATE(&quot;ln -s ../../ATACseq/&quot;; [.B6]; &quot; &quot;; [.I6])" office:value-type="string" office:string-value="ln -s ../../ATACseq/Epi_AF06_Flu_ATACSeq_1_2-259479_S3_L002_R1_001.fastq.gz MS049401.ATACSeq.81.2.pair1.fastq.gz" calcext:value-type="string">
            <text:p>ln -s ../../ATACseq/Epi_AF06_Flu_ATACSeq_1_2-259479_S3_L002_R1_001.fastq.gz MS049401.ATACSeq.81.2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06_Flu_ATACSeq_1_2-259479_S3_L002_R2_001.fastq.gz</text:p>
          </table:table-cell>
          <table:table-cell table:style-name="ce3" table:formula="of:=MID([.B7]; 5; 4)" office:value-type="string" office:string-value="AF06" calcext:value-type="string">
            <text:p>AF06</text:p>
          </table:table-cell>
          <table:table-cell table:style-name="ce3" table:formula="of:=IF(ISERROR(FIND(&quot;Flu&quot;; [.B7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7]; &quot;_&quot;; [.D7]); ['file:///home/assez/Documents/projectDocs/EMC_Barreiro/allEMC_Barreiro.ods'#$EMC_Barreiro.$D$51:.$J$128];7)" office:value-type="string" office:string-value="MS049401" calcext:value-type="string">
            <text:p>MS049401</text:p>
          </table:table-cell>
          <table:table-cell table:style-name="ce3" office:value-type="float" office:value="81" calcext:value-type="float">
            <text:p>8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9" table:formula="of:=CONCATENATE([.E7]; &quot;.&quot;; [.$A$3]; &quot;.&quot;; [.F7]; &quot;.&quot;; [.G7]; &quot;.&quot;; &quot;pair&quot;; [.H7]; &quot;.fastq.gz&quot;)" office:value-type="string" office:string-value="MS049401.ATACSeq.81.2.pair2.fastq.gz" calcext:value-type="string">
            <text:p>MS049401.ATACSeq.81.2.pair2.fastq.gz</text:p>
          </table:table-cell>
          <table:table-cell table:formula="of:=CONCATENATE(&quot;ln -s ../../ATACseq/&quot;; [.B7]; &quot; &quot;; [.I7])" office:value-type="string" office:string-value="ln -s ../../ATACseq/Epi_AF06_Flu_ATACSeq_1_2-259479_S3_L002_R2_001.fastq.gz MS049401.ATACSeq.81.2.pair2.fastq.gz" calcext:value-type="string">
            <text:p>ln -s ../../ATACseq/Epi_AF06_Flu_ATACSeq_1_2-259479_S3_L002_R2_001.fastq.gz MS049401.ATACSeq.81.2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06_NI_ATACSeq_1_2-259478_S2_L002_R1_001.fastq.gz</text:p>
          </table:table-cell>
          <table:table-cell table:style-name="ce3" table:formula="of:=MID([.B8]; 5; 4)" office:value-type="string" office:string-value="AF06" calcext:value-type="string">
            <text:p>AF06</text:p>
          </table:table-cell>
          <table:table-cell table:style-name="ce3" table:formula="of:=IF(ISERROR(FIND(&quot;Flu&quot;; [.B8]; 1)); &quot;NI&quot;; &quot;Flu&quot;)" office:value-type="string" office:string-value="NI" calcext:value-type="string">
            <text:p>NI</text:p>
          </table:table-cell>
          <table:table-cell table:style-name="ce3" table:formula="of:=VLOOKUP(CONCATENATE([.C8]; &quot;_&quot;; [.D8]); ['file:///home/assez/Documents/projectDocs/EMC_Barreiro/allEMC_Barreiro.ods'#$EMC_Barreiro.$D$51:.$J$128];7)" office:value-type="string" office:string-value="MS049402" calcext:value-type="string">
            <text:p>MS049402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8]; &quot;.&quot;; [.$A$3]; &quot;.&quot;; [.F8]; &quot;.&quot;; [.G8]; &quot;.&quot;; &quot;pair&quot;; [.H8]; &quot;.fastq.gz&quot;)" office:value-type="string" office:string-value="MS049402.ATACSeq.81.2.pair1.fastq.gz" calcext:value-type="string">
            <text:p>MS049402.ATACSeq.81.2.pair1.fastq.gz</text:p>
          </table:table-cell>
          <table:table-cell table:formula="of:=CONCATENATE(&quot;ln -s ../../ATACseq/&quot;; [.B8]; &quot; &quot;; [.I8])" office:value-type="string" office:string-value="ln -s ../../ATACseq/Epi_AF06_NI_ATACSeq_1_2-259478_S2_L002_R1_001.fastq.gz MS049402.ATACSeq.81.2.pair1.fastq.gz" calcext:value-type="string">
            <text:p>ln -s ../../ATACseq/Epi_AF06_NI_ATACSeq_1_2-259478_S2_L002_R1_001.fastq.gz MS049402.ATACSeq.81.2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06_NI_ATACSeq_1_2-259478_S2_L002_R2_001.fastq.gz</text:p>
          </table:table-cell>
          <table:table-cell table:style-name="ce3" table:formula="of:=MID([.B9]; 5; 4)" office:value-type="string" office:string-value="AF06" calcext:value-type="string">
            <text:p>AF06</text:p>
          </table:table-cell>
          <table:table-cell table:style-name="ce3" table:formula="of:=IF(ISERROR(FIND(&quot;Flu&quot;; [.B9]; 1)); &quot;NI&quot;; &quot;Flu&quot;)" office:value-type="string" office:string-value="NI" calcext:value-type="string">
            <text:p>NI</text:p>
          </table:table-cell>
          <table:table-cell table:style-name="ce3" table:formula="of:=VLOOKUP(CONCATENATE([.C9]; &quot;_&quot;; [.D9]); ['file:///home/assez/Documents/projectDocs/EMC_Barreiro/allEMC_Barreiro.ods'#$EMC_Barreiro.$D$51:.$J$128];7)" office:value-type="string" office:string-value="MS049402" calcext:value-type="string">
            <text:p>MS049402</text:p>
          </table:table-cell>
          <table:table-cell table:style-name="ce3" office:value-type="float" office:value="81" calcext:value-type="float">
            <text:p>8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9" table:formula="of:=CONCATENATE([.E9]; &quot;.&quot;; [.$A$3]; &quot;.&quot;; [.F9]; &quot;.&quot;; [.G9]; &quot;.&quot;; &quot;pair&quot;; [.H9]; &quot;.fastq.gz&quot;)" office:value-type="string" office:string-value="MS049402.ATACSeq.81.2.pair2.fastq.gz" calcext:value-type="string">
            <text:p>MS049402.ATACSeq.81.2.pair2.fastq.gz</text:p>
          </table:table-cell>
          <table:table-cell table:formula="of:=CONCATENATE(&quot;ln -s ../../ATACseq/&quot;; [.B9]; &quot; &quot;; [.I9])" office:value-type="string" office:string-value="ln -s ../../ATACseq/Epi_AF06_NI_ATACSeq_1_2-259478_S2_L002_R2_001.fastq.gz MS049402.ATACSeq.81.2.pair2.fastq.gz" calcext:value-type="string">
            <text:p>ln -s ../../ATACseq/Epi_AF06_NI_ATACSeq_1_2-259478_S2_L002_R2_001.fastq.gz MS049402.ATACSeq.81.2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08_Flu_ATACSeq_1_2-259483_S7_L002_R1_001.fastq.gz</text:p>
          </table:table-cell>
          <table:table-cell table:style-name="ce3" table:formula="of:=MID([.B10]; 5; 4)" office:value-type="string" office:string-value="AF08" calcext:value-type="string">
            <text:p>AF08</text:p>
          </table:table-cell>
          <table:table-cell table:style-name="ce3" table:formula="of:=IF(ISERROR(FIND(&quot;Flu&quot;; [.B10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10]; &quot;_&quot;; [.D10]); ['file:///home/assez/Documents/projectDocs/EMC_Barreiro/allEMC_Barreiro.ods'#$EMC_Barreiro.$D$51:.$J$128];7)" office:value-type="string" office:string-value="MS049501" calcext:value-type="string">
            <text:p>MS049501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10]; &quot;.&quot;; [.$A$3]; &quot;.&quot;; [.F10]; &quot;.&quot;; [.G10]; &quot;.&quot;; &quot;pair&quot;; [.H10]; &quot;.fastq.gz&quot;)" office:value-type="string" office:string-value="MS049501.ATACSeq.81.2.pair1.fastq.gz" calcext:value-type="string">
            <text:p>MS049501.ATACSeq.81.2.pair1.fastq.gz</text:p>
          </table:table-cell>
          <table:table-cell table:formula="of:=CONCATENATE(&quot;ln -s ../../ATACseq/&quot;; [.B10]; &quot; &quot;; [.I10])" office:value-type="string" office:string-value="ln -s ../../ATACseq/Epi_AF08_Flu_ATACSeq_1_2-259483_S7_L002_R1_001.fastq.gz MS049501.ATACSeq.81.2.pair1.fastq.gz" calcext:value-type="string">
            <text:p>ln -s ../../ATACseq/Epi_AF08_Flu_ATACSeq_1_2-259483_S7_L002_R1_001.fastq.gz MS049501.ATACSeq.81.2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08_Flu_ATACSeq_1_2-259483_S7_L002_R2_001.fastq.gz</text:p>
          </table:table-cell>
          <table:table-cell table:style-name="ce3" table:formula="of:=MID([.B11]; 5; 4)" office:value-type="string" office:string-value="AF08" calcext:value-type="string">
            <text:p>AF08</text:p>
          </table:table-cell>
          <table:table-cell table:style-name="ce3" table:formula="of:=IF(ISERROR(FIND(&quot;Flu&quot;; [.B11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11]; &quot;_&quot;; [.D11]); ['file:///home/assez/Documents/projectDocs/EMC_Barreiro/allEMC_Barreiro.ods'#$EMC_Barreiro.$D$51:.$J$128];7)" office:value-type="string" office:string-value="MS049501" calcext:value-type="string">
            <text:p>MS049501</text:p>
          </table:table-cell>
          <table:table-cell table:style-name="ce3" office:value-type="float" office:value="81" calcext:value-type="float">
            <text:p>8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9" table:formula="of:=CONCATENATE([.E11]; &quot;.&quot;; [.$A$3]; &quot;.&quot;; [.F11]; &quot;.&quot;; [.G11]; &quot;.&quot;; &quot;pair&quot;; [.H11]; &quot;.fastq.gz&quot;)" office:value-type="string" office:string-value="MS049501.ATACSeq.81.2.pair2.fastq.gz" calcext:value-type="string">
            <text:p>MS049501.ATACSeq.81.2.pair2.fastq.gz</text:p>
          </table:table-cell>
          <table:table-cell table:formula="of:=CONCATENATE(&quot;ln -s ../../ATACseq/&quot;; [.B11]; &quot; &quot;; [.I11])" office:value-type="string" office:string-value="ln -s ../../ATACseq/Epi_AF08_Flu_ATACSeq_1_2-259483_S7_L002_R2_001.fastq.gz MS049501.ATACSeq.81.2.pair2.fastq.gz" calcext:value-type="string">
            <text:p>ln -s ../../ATACseq/Epi_AF08_Flu_ATACSeq_1_2-259483_S7_L002_R2_001.fastq.gz MS049501.ATACSeq.81.2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08_NI_ATACSeq_1_2-323856_S10_L002_R1_001.fastq.gz</text:p>
          </table:table-cell>
          <table:table-cell table:style-name="ce3" table:formula="of:=MID([.B12]; 5; 4)" office:value-type="string" office:string-value="AF08" calcext:value-type="string">
            <text:p>AF08</text:p>
          </table:table-cell>
          <table:table-cell table:style-name="ce3" table:formula="of:=IF(ISERROR(FIND(&quot;Flu&quot;; [.B12]; 1)); &quot;NI&quot;; &quot;Flu&quot;)" office:value-type="string" office:string-value="NI" calcext:value-type="string">
            <text:p>NI</text:p>
          </table:table-cell>
          <table:table-cell table:style-name="ce3" table:formula="of:=VLOOKUP(CONCATENATE([.C12]; &quot;_&quot;; [.D12]); ['file:///home/assez/Documents/projectDocs/EMC_Barreiro/allEMC_Barreiro.ods'#$EMC_Barreiro.$D$51:.$J$128];7)" office:value-type="string" office:string-value="MS049502" calcext:value-type="string">
            <text:p>MS049502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12]; &quot;.&quot;; [.$A$3]; &quot;.&quot;; [.F12]; &quot;.&quot;; [.G12]; &quot;.&quot;; &quot;pair&quot;; [.H12]; &quot;.fastq.gz&quot;)" office:value-type="string" office:string-value="MS049502.ATACSeq.110.2.pair1.fastq.gz" calcext:value-type="string">
            <text:p>MS049502.ATACSeq.110.2.pair1.fastq.gz</text:p>
          </table:table-cell>
          <table:table-cell table:formula="of:=CONCATENATE(&quot;ln -s ../../ATACseq/&quot;; [.B12]; &quot; &quot;; [.I12])" office:value-type="string" office:string-value="ln -s ../../ATACseq/Epi_AF08_NI_ATACSeq_1_2-323856_S10_L002_R1_001.fastq.gz MS049502.ATACSeq.110.2.pair1.fastq.gz" calcext:value-type="string">
            <text:p>ln -s ../../ATACseq/Epi_AF08_NI_ATACSeq_1_2-323856_S10_L002_R1_001.fastq.gz MS049502.ATACSeq.110.2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08_NI_ATACSeq_1_2-323856_S10_L002_R2_001.fastq.gz</text:p>
          </table:table-cell>
          <table:table-cell table:style-name="ce3" table:formula="of:=MID([.B13]; 5; 4)" office:value-type="string" office:string-value="AF08" calcext:value-type="string">
            <text:p>AF08</text:p>
          </table:table-cell>
          <table:table-cell table:style-name="ce3" table:formula="of:=IF(ISERROR(FIND(&quot;Flu&quot;; [.B13]; 1)); &quot;NI&quot;; &quot;Flu&quot;)" office:value-type="string" office:string-value="NI" calcext:value-type="string">
            <text:p>NI</text:p>
          </table:table-cell>
          <table:table-cell table:style-name="ce3" table:formula="of:=VLOOKUP(CONCATENATE([.C13]; &quot;_&quot;; [.D13]); ['file:///home/assez/Documents/projectDocs/EMC_Barreiro/allEMC_Barreiro.ods'#$EMC_Barreiro.$D$51:.$J$128];7)" office:value-type="string" office:string-value="MS049502" calcext:value-type="string">
            <text:p>MS049502</text:p>
          </table:table-cell>
          <table:table-cell table:style-name="ce3" office:value-type="float" office:value="110" calcext:value-type="float">
            <text:p>11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9" table:formula="of:=CONCATENATE([.E13]; &quot;.&quot;; [.$A$3]; &quot;.&quot;; [.F13]; &quot;.&quot;; [.G13]; &quot;.&quot;; &quot;pair&quot;; [.H13]; &quot;.fastq.gz&quot;)" office:value-type="string" office:string-value="MS049502.ATACSeq.110.2.pair2.fastq.gz" calcext:value-type="string">
            <text:p>MS049502.ATACSeq.110.2.pair2.fastq.gz</text:p>
          </table:table-cell>
          <table:table-cell table:formula="of:=CONCATENATE(&quot;ln -s ../../ATACseq/&quot;; [.B13]; &quot; &quot;; [.I13])" office:value-type="string" office:string-value="ln -s ../../ATACseq/Epi_AF08_NI_ATACSeq_1_2-323856_S10_L002_R2_001.fastq.gz MS049502.ATACSeq.110.2.pair2.fastq.gz" calcext:value-type="string">
            <text:p>ln -s ../../ATACseq/Epi_AF08_NI_ATACSeq_1_2-323856_S10_L002_R2_001.fastq.gz MS049502.ATACSeq.110.2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10_Flu_ATACSeq_1_2-259491_S15_L002_R1_001.fastq.gz</text:p>
          </table:table-cell>
          <table:table-cell table:style-name="ce3" table:formula="of:=MID([.B14]; 5; 4)" office:value-type="string" office:string-value="AF10" calcext:value-type="string">
            <text:p>AF10</text:p>
          </table:table-cell>
          <table:table-cell table:style-name="ce3" table:formula="of:=IF(ISERROR(FIND(&quot;Flu&quot;; [.B14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14]; &quot;_&quot;; [.D14]); ['file:///home/assez/Documents/projectDocs/EMC_Barreiro/allEMC_Barreiro.ods'#$EMC_Barreiro.$D$51:.$J$128];7)" office:value-type="string" office:string-value="MS049601" calcext:value-type="string">
            <text:p>MS049601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14]; &quot;.&quot;; [.$A$3]; &quot;.&quot;; [.F14]; &quot;.&quot;; [.G14]; &quot;.&quot;; &quot;pair&quot;; [.H14]; &quot;.fastq.gz&quot;)" office:value-type="string" office:string-value="MS049601.ATACSeq.81.2.pair1.fastq.gz" calcext:value-type="string">
            <text:p>MS049601.ATACSeq.81.2.pair1.fastq.gz</text:p>
          </table:table-cell>
          <table:table-cell table:formula="of:=CONCATENATE(&quot;ln -s ../../ATACseq/&quot;; [.B14]; &quot; &quot;; [.I14])" office:value-type="string" office:string-value="ln -s ../../ATACseq/Epi_AF10_Flu_ATACSeq_1_2-259491_S15_L002_R1_001.fastq.gz MS049601.ATACSeq.81.2.pair1.fastq.gz" calcext:value-type="string">
            <text:p>ln -s ../../ATACseq/Epi_AF10_Flu_ATACSeq_1_2-259491_S15_L002_R1_001.fastq.gz MS049601.ATACSeq.81.2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10_Flu_ATACSeq_1_2-259491_S15_L002_R2_001.fastq.gz</text:p>
          </table:table-cell>
          <table:table-cell table:style-name="ce3" table:formula="of:=MID([.B15]; 5; 4)" office:value-type="string" office:string-value="AF10" calcext:value-type="string">
            <text:p>AF10</text:p>
          </table:table-cell>
          <table:table-cell table:style-name="ce3" table:formula="of:=IF(ISERROR(FIND(&quot;Flu&quot;; [.B15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15]; &quot;_&quot;; [.D15]); ['file:///home/assez/Documents/projectDocs/EMC_Barreiro/allEMC_Barreiro.ods'#$EMC_Barreiro.$D$51:.$J$128];7)" office:value-type="string" office:string-value="MS049601" calcext:value-type="string">
            <text:p>MS049601</text:p>
          </table:table-cell>
          <table:table-cell table:style-name="ce3" office:value-type="float" office:value="81" calcext:value-type="float">
            <text:p>8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9" table:formula="of:=CONCATENATE([.E15]; &quot;.&quot;; [.$A$3]; &quot;.&quot;; [.F15]; &quot;.&quot;; [.G15]; &quot;.&quot;; &quot;pair&quot;; [.H15]; &quot;.fastq.gz&quot;)" office:value-type="string" office:string-value="MS049601.ATACSeq.81.2.pair2.fastq.gz" calcext:value-type="string">
            <text:p>MS049601.ATACSeq.81.2.pair2.fastq.gz</text:p>
          </table:table-cell>
          <table:table-cell table:formula="of:=CONCATENATE(&quot;ln -s ../../ATACseq/&quot;; [.B15]; &quot; &quot;; [.I15])" office:value-type="string" office:string-value="ln -s ../../ATACseq/Epi_AF10_Flu_ATACSeq_1_2-259491_S15_L002_R2_001.fastq.gz MS049601.ATACSeq.81.2.pair2.fastq.gz" calcext:value-type="string">
            <text:p>ln -s ../../ATACseq/Epi_AF10_Flu_ATACSeq_1_2-259491_S15_L002_R2_001.fastq.gz MS049601.ATACSeq.81.2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10_NI_ATACSeq_1_2-259490_S14_L002_R1_001.fastq.gz</text:p>
          </table:table-cell>
          <table:table-cell table:style-name="ce3" table:formula="of:=MID([.B16]; 5; 4)" office:value-type="string" office:string-value="AF10" calcext:value-type="string">
            <text:p>AF10</text:p>
          </table:table-cell>
          <table:table-cell table:style-name="ce3" table:formula="of:=IF(ISERROR(FIND(&quot;Flu&quot;; [.B16]; 1)); &quot;NI&quot;; &quot;Flu&quot;)" office:value-type="string" office:string-value="NI" calcext:value-type="string">
            <text:p>NI</text:p>
          </table:table-cell>
          <table:table-cell table:style-name="ce3" table:formula="of:=VLOOKUP(CONCATENATE([.C16]; &quot;_&quot;; [.D16]); ['file:///home/assez/Documents/projectDocs/EMC_Barreiro/allEMC_Barreiro.ods'#$EMC_Barreiro.$D$51:.$J$128];7)" office:value-type="string" office:string-value="MS049602" calcext:value-type="string">
            <text:p>MS049602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16]; &quot;.&quot;; [.$A$3]; &quot;.&quot;; [.F16]; &quot;.&quot;; [.G16]; &quot;.&quot;; &quot;pair&quot;; [.H16]; &quot;.fastq.gz&quot;)" office:value-type="string" office:string-value="MS049602.ATACSeq.81.2.pair1.fastq.gz" calcext:value-type="string">
            <text:p>MS049602.ATACSeq.81.2.pair1.fastq.gz</text:p>
          </table:table-cell>
          <table:table-cell table:formula="of:=CONCATENATE(&quot;ln -s ../../ATACseq/&quot;; [.B16]; &quot; &quot;; [.I16])" office:value-type="string" office:string-value="ln -s ../../ATACseq/Epi_AF10_NI_ATACSeq_1_2-259490_S14_L002_R1_001.fastq.gz MS049602.ATACSeq.81.2.pair1.fastq.gz" calcext:value-type="string">
            <text:p>ln -s ../../ATACseq/Epi_AF10_NI_ATACSeq_1_2-259490_S14_L002_R1_001.fastq.gz MS049602.ATACSeq.81.2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10_NI_ATACSeq_1_2-259490_S14_L002_R2_001.fastq.gz</text:p>
          </table:table-cell>
          <table:table-cell table:style-name="ce3" table:formula="of:=MID([.B17]; 5; 4)" office:value-type="string" office:string-value="AF10" calcext:value-type="string">
            <text:p>AF10</text:p>
          </table:table-cell>
          <table:table-cell table:style-name="ce3" table:formula="of:=IF(ISERROR(FIND(&quot;Flu&quot;; [.B17]; 1)); &quot;NI&quot;; &quot;Flu&quot;)" office:value-type="string" office:string-value="NI" calcext:value-type="string">
            <text:p>NI</text:p>
          </table:table-cell>
          <table:table-cell table:style-name="ce3" table:formula="of:=VLOOKUP(CONCATENATE([.C17]; &quot;_&quot;; [.D17]); ['file:///home/assez/Documents/projectDocs/EMC_Barreiro/allEMC_Barreiro.ods'#$EMC_Barreiro.$D$51:.$J$128];7)" office:value-type="string" office:string-value="MS049602" calcext:value-type="string">
            <text:p>MS049602</text:p>
          </table:table-cell>
          <table:table-cell table:style-name="ce3" office:value-type="float" office:value="81" calcext:value-type="float">
            <text:p>8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9" table:formula="of:=CONCATENATE([.E17]; &quot;.&quot;; [.$A$3]; &quot;.&quot;; [.F17]; &quot;.&quot;; [.G17]; &quot;.&quot;; &quot;pair&quot;; [.H17]; &quot;.fastq.gz&quot;)" office:value-type="string" office:string-value="MS049602.ATACSeq.81.2.pair2.fastq.gz" calcext:value-type="string">
            <text:p>MS049602.ATACSeq.81.2.pair2.fastq.gz</text:p>
          </table:table-cell>
          <table:table-cell table:formula="of:=CONCATENATE(&quot;ln -s ../../ATACseq/&quot;; [.B17]; &quot; &quot;; [.I17])" office:value-type="string" office:string-value="ln -s ../../ATACseq/Epi_AF10_NI_ATACSeq_1_2-259490_S14_L002_R2_001.fastq.gz MS049602.ATACSeq.81.2.pair2.fastq.gz" calcext:value-type="string">
            <text:p>ln -s ../../ATACseq/Epi_AF10_NI_ATACSeq_1_2-259490_S14_L002_R2_001.fastq.gz MS049602.ATACSeq.81.2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12_Flu_ATACSeq_1_2-268554_S1_L001_R1_001.fastq.gz</text:p>
          </table:table-cell>
          <table:table-cell table:style-name="ce3" table:formula="of:=MID([.B18]; 5; 4)" office:value-type="string" office:string-value="AF12" calcext:value-type="string">
            <text:p>AF12</text:p>
          </table:table-cell>
          <table:table-cell table:style-name="ce3" table:formula="of:=IF(ISERROR(FIND(&quot;Flu&quot;; [.B18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18]; &quot;_&quot;; [.D18]); ['file:///home/assez/Documents/projectDocs/EMC_Barreiro/allEMC_Barreiro.ods'#$EMC_Barreiro.$D$51:.$J$128];7)" office:value-type="string" office:string-value="MS049701" calcext:value-type="string">
            <text:p>MS049701</text:p>
          </table:table-cell>
          <table:table-cell table:style-name="ce3" office:value-type="float" office:value="89" calcext:value-type="float">
            <text:p>89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18]; &quot;.&quot;; [.$A$3]; &quot;.&quot;; [.F18]; &quot;.&quot;; [.G18]; &quot;.&quot;; &quot;pair&quot;; [.H18]; &quot;.fastq.gz&quot;)" office:value-type="string" office:string-value="MS049701.ATACSeq.89.1.pair1.fastq.gz" calcext:value-type="string">
            <text:p>MS049701.ATACSeq.89.1.pair1.fastq.gz</text:p>
          </table:table-cell>
          <table:table-cell table:formula="of:=CONCATENATE(&quot;ln -s ../../ATACseq/&quot;; [.B18]; &quot; &quot;; [.I18])" office:value-type="string" office:string-value="ln -s ../../ATACseq/Epi_AF12_Flu_ATACSeq_1_2-268554_S1_L001_R1_001.fastq.gz MS049701.ATACSeq.89.1.pair1.fastq.gz" calcext:value-type="string">
            <text:p>ln -s ../../ATACseq/Epi_AF12_Flu_ATACSeq_1_2-268554_S1_L001_R1_001.fastq.gz MS049701.ATACSeq.89.1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12_Flu_ATACSeq_1_2-268554_S1_L001_R2_001.fastq.gz</text:p>
          </table:table-cell>
          <table:table-cell table:style-name="ce3" table:formula="of:=MID([.B19]; 5; 4)" office:value-type="string" office:string-value="AF12" calcext:value-type="string">
            <text:p>AF12</text:p>
          </table:table-cell>
          <table:table-cell table:style-name="ce3" table:formula="of:=IF(ISERROR(FIND(&quot;Flu&quot;; [.B19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19]; &quot;_&quot;; [.D19]); ['file:///home/assez/Documents/projectDocs/EMC_Barreiro/allEMC_Barreiro.ods'#$EMC_Barreiro.$D$51:.$J$128];7)" office:value-type="string" office:string-value="MS049701" calcext:value-type="string">
            <text:p>MS049701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19]; &quot;.&quot;; [.$A$3]; &quot;.&quot;; [.F19]; &quot;.&quot;; [.G19]; &quot;.&quot;; &quot;pair&quot;; [.H19]; &quot;.fastq.gz&quot;)" office:value-type="string" office:string-value="MS049701.ATACSeq.89.1.pair2.fastq.gz" calcext:value-type="string">
            <text:p>MS049701.ATACSeq.89.1.pair2.fastq.gz</text:p>
          </table:table-cell>
          <table:table-cell table:formula="of:=CONCATENATE(&quot;ln -s ../../ATACseq/&quot;; [.B19]; &quot; &quot;; [.I19])" office:value-type="string" office:string-value="ln -s ../../ATACseq/Epi_AF12_Flu_ATACSeq_1_2-268554_S1_L001_R2_001.fastq.gz MS049701.ATACSeq.89.1.pair2.fastq.gz" calcext:value-type="string">
            <text:p>ln -s ../../ATACseq/Epi_AF12_Flu_ATACSeq_1_2-268554_S1_L001_R2_001.fastq.gz MS049701.ATACSeq.89.1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12_NI_ATACSeq_1_2-259492_S16_L002_R1_001.fastq.gz</text:p>
          </table:table-cell>
          <table:table-cell table:style-name="ce3" table:formula="of:=MID([.B20]; 5; 4)" office:value-type="string" office:string-value="AF12" calcext:value-type="string">
            <text:p>AF12</text:p>
          </table:table-cell>
          <table:table-cell table:style-name="ce3" table:formula="of:=IF(ISERROR(FIND(&quot;Flu&quot;; [.B20]; 1)); &quot;NI&quot;; &quot;Flu&quot;)" office:value-type="string" office:string-value="NI" calcext:value-type="string">
            <text:p>NI</text:p>
          </table:table-cell>
          <table:table-cell table:style-name="ce3" table:formula="of:=VLOOKUP(CONCATENATE([.C20]; &quot;_&quot;; [.D20]); ['file:///home/assez/Documents/projectDocs/EMC_Barreiro/allEMC_Barreiro.ods'#$EMC_Barreiro.$D$51:.$J$128];7)" office:value-type="string" office:string-value="MS049702" calcext:value-type="string">
            <text:p>MS049702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20]; &quot;.&quot;; [.$A$3]; &quot;.&quot;; [.F20]; &quot;.&quot;; [.G20]; &quot;.&quot;; &quot;pair&quot;; [.H20]; &quot;.fastq.gz&quot;)" office:value-type="string" office:string-value="MS049702.ATACSeq.81.2.pair1.fastq.gz" calcext:value-type="string">
            <text:p>MS049702.ATACSeq.81.2.pair1.fastq.gz</text:p>
          </table:table-cell>
          <table:table-cell table:formula="of:=CONCATENATE(&quot;ln -s ../../ATACseq/&quot;; [.B20]; &quot; &quot;; [.I20])" office:value-type="string" office:string-value="ln -s ../../ATACseq/Epi_AF12_NI_ATACSeq_1_2-259492_S16_L002_R1_001.fastq.gz MS049702.ATACSeq.81.2.pair1.fastq.gz" calcext:value-type="string">
            <text:p>ln -s ../../ATACseq/Epi_AF12_NI_ATACSeq_1_2-259492_S16_L002_R1_001.fastq.gz MS049702.ATACSeq.81.2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12_NI_ATACSeq_1_2-259492_S16_L002_R2_001.fastq.gz</text:p>
          </table:table-cell>
          <table:table-cell table:style-name="ce3" table:formula="of:=MID([.B21]; 5; 4)" office:value-type="string" office:string-value="AF12" calcext:value-type="string">
            <text:p>AF12</text:p>
          </table:table-cell>
          <table:table-cell table:style-name="ce3" table:formula="of:=IF(ISERROR(FIND(&quot;Flu&quot;; [.B21]; 1)); &quot;NI&quot;; &quot;Flu&quot;)" office:value-type="string" office:string-value="NI" calcext:value-type="string">
            <text:p>NI</text:p>
          </table:table-cell>
          <table:table-cell table:style-name="ce3" table:formula="of:=VLOOKUP(CONCATENATE([.C21]; &quot;_&quot;; [.D21]); ['file:///home/assez/Documents/projectDocs/EMC_Barreiro/allEMC_Barreiro.ods'#$EMC_Barreiro.$D$51:.$J$128];7)" office:value-type="string" office:string-value="MS049702" calcext:value-type="string">
            <text:p>MS049702</text:p>
          </table:table-cell>
          <table:table-cell table:style-name="ce3" office:value-type="float" office:value="81" calcext:value-type="float">
            <text:p>8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9" table:formula="of:=CONCATENATE([.E21]; &quot;.&quot;; [.$A$3]; &quot;.&quot;; [.F21]; &quot;.&quot;; [.G21]; &quot;.&quot;; &quot;pair&quot;; [.H21]; &quot;.fastq.gz&quot;)" office:value-type="string" office:string-value="MS049702.ATACSeq.81.2.pair2.fastq.gz" calcext:value-type="string">
            <text:p>MS049702.ATACSeq.81.2.pair2.fastq.gz</text:p>
          </table:table-cell>
          <table:table-cell table:formula="of:=CONCATENATE(&quot;ln -s ../../ATACseq/&quot;; [.B21]; &quot; &quot;; [.I21])" office:value-type="string" office:string-value="ln -s ../../ATACseq/Epi_AF12_NI_ATACSeq_1_2-259492_S16_L002_R2_001.fastq.gz MS049702.ATACSeq.81.2.pair2.fastq.gz" calcext:value-type="string">
            <text:p>ln -s ../../ATACseq/Epi_AF12_NI_ATACSeq_1_2-259492_S16_L002_R2_001.fastq.gz MS049702.ATACSeq.81.2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14_Flu_ATACSeq_1_2-268556_S3_L001_R1_001.fastq.gz</text:p>
          </table:table-cell>
          <table:table-cell table:style-name="ce3" table:formula="of:=MID([.B22]; 5; 4)" office:value-type="string" office:string-value="AF14" calcext:value-type="string">
            <text:p>AF14</text:p>
          </table:table-cell>
          <table:table-cell table:style-name="ce3" table:formula="of:=IF(ISERROR(FIND(&quot;Flu&quot;; [.B22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22]; &quot;_&quot;; [.D22]); ['file:///home/assez/Documents/projectDocs/EMC_Barreiro/allEMC_Barreiro.ods'#$EMC_Barreiro.$D$51:.$J$128];7)" office:value-type="string" office:string-value="MS049801" calcext:value-type="string">
            <text:p>MS049801</text:p>
          </table:table-cell>
          <table:table-cell table:style-name="ce3" office:value-type="float" office:value="89" calcext:value-type="float">
            <text:p>89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22]; &quot;.&quot;; [.$A$3]; &quot;.&quot;; [.F22]; &quot;.&quot;; [.G22]; &quot;.&quot;; &quot;pair&quot;; [.H22]; &quot;.fastq.gz&quot;)" office:value-type="string" office:string-value="MS049801.ATACSeq.89.1.pair1.fastq.gz" calcext:value-type="string">
            <text:p>MS049801.ATACSeq.89.1.pair1.fastq.gz</text:p>
          </table:table-cell>
          <table:table-cell table:formula="of:=CONCATENATE(&quot;ln -s ../../ATACseq/&quot;; [.B22]; &quot; &quot;; [.I22])" office:value-type="string" office:string-value="ln -s ../../ATACseq/Epi_AF14_Flu_ATACSeq_1_2-268556_S3_L001_R1_001.fastq.gz MS049801.ATACSeq.89.1.pair1.fastq.gz" calcext:value-type="string">
            <text:p>ln -s ../../ATACseq/Epi_AF14_Flu_ATACSeq_1_2-268556_S3_L001_R1_001.fastq.gz MS049801.ATACSeq.89.1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14_Flu_ATACSeq_1_2-268556_S3_L001_R2_001.fastq.gz</text:p>
          </table:table-cell>
          <table:table-cell table:style-name="ce3" table:formula="of:=MID([.B23]; 5; 4)" office:value-type="string" office:string-value="AF14" calcext:value-type="string">
            <text:p>AF14</text:p>
          </table:table-cell>
          <table:table-cell table:style-name="ce3" table:formula="of:=IF(ISERROR(FIND(&quot;Flu&quot;; [.B23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23]; &quot;_&quot;; [.D23]); ['file:///home/assez/Documents/projectDocs/EMC_Barreiro/allEMC_Barreiro.ods'#$EMC_Barreiro.$D$51:.$J$128];7)" office:value-type="string" office:string-value="MS049801" calcext:value-type="string">
            <text:p>MS049801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23]; &quot;.&quot;; [.$A$3]; &quot;.&quot;; [.F23]; &quot;.&quot;; [.G23]; &quot;.&quot;; &quot;pair&quot;; [.H23]; &quot;.fastq.gz&quot;)" office:value-type="string" office:string-value="MS049801.ATACSeq.89.1.pair2.fastq.gz" calcext:value-type="string">
            <text:p>MS049801.ATACSeq.89.1.pair2.fastq.gz</text:p>
          </table:table-cell>
          <table:table-cell table:formula="of:=CONCATENATE(&quot;ln -s ../../ATACseq/&quot;; [.B23]; &quot; &quot;; [.I23])" office:value-type="string" office:string-value="ln -s ../../ATACseq/Epi_AF14_Flu_ATACSeq_1_2-268556_S3_L001_R2_001.fastq.gz MS049801.ATACSeq.89.1.pair2.fastq.gz" calcext:value-type="string">
            <text:p>ln -s ../../ATACseq/Epi_AF14_Flu_ATACSeq_1_2-268556_S3_L001_R2_001.fastq.gz MS049801.ATACSeq.89.1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14_NI_ATACSeq_1_2-268555_S2_L001_R1_001.fastq.gz</text:p>
          </table:table-cell>
          <table:table-cell table:style-name="ce3" table:formula="of:=MID([.B24]; 5; 4)" office:value-type="string" office:string-value="AF14" calcext:value-type="string">
            <text:p>AF14</text:p>
          </table:table-cell>
          <table:table-cell table:style-name="ce3" table:formula="of:=IF(ISERROR(FIND(&quot;Flu&quot;; [.B24]; 1)); &quot;NI&quot;; &quot;Flu&quot;)" office:value-type="string" office:string-value="NI" calcext:value-type="string">
            <text:p>NI</text:p>
          </table:table-cell>
          <table:table-cell table:style-name="ce3" table:formula="of:=VLOOKUP(CONCATENATE([.C24]; &quot;_&quot;; [.D24]); ['file:///home/assez/Documents/projectDocs/EMC_Barreiro/allEMC_Barreiro.ods'#$EMC_Barreiro.$D$51:.$J$128];7)" office:value-type="string" office:string-value="MS049802" calcext:value-type="string">
            <text:p>MS049802</text:p>
          </table:table-cell>
          <table:table-cell table:style-name="ce3" office:value-type="float" office:value="89" calcext:value-type="float">
            <text:p>89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24]; &quot;.&quot;; [.$A$3]; &quot;.&quot;; [.F24]; &quot;.&quot;; [.G24]; &quot;.&quot;; &quot;pair&quot;; [.H24]; &quot;.fastq.gz&quot;)" office:value-type="string" office:string-value="MS049802.ATACSeq.89.1.pair1.fastq.gz" calcext:value-type="string">
            <text:p>MS049802.ATACSeq.89.1.pair1.fastq.gz</text:p>
          </table:table-cell>
          <table:table-cell table:formula="of:=CONCATENATE(&quot;ln -s ../../ATACseq/&quot;; [.B24]; &quot; &quot;; [.I24])" office:value-type="string" office:string-value="ln -s ../../ATACseq/Epi_AF14_NI_ATACSeq_1_2-268555_S2_L001_R1_001.fastq.gz MS049802.ATACSeq.89.1.pair1.fastq.gz" calcext:value-type="string">
            <text:p>ln -s ../../ATACseq/Epi_AF14_NI_ATACSeq_1_2-268555_S2_L001_R1_001.fastq.gz MS049802.ATACSeq.89.1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14_NI_ATACSeq_1_2-268555_S2_L001_R2_001.fastq.gz</text:p>
          </table:table-cell>
          <table:table-cell table:style-name="ce3" table:formula="of:=MID([.B25]; 5; 4)" office:value-type="string" office:string-value="AF14" calcext:value-type="string">
            <text:p>AF14</text:p>
          </table:table-cell>
          <table:table-cell table:style-name="ce3" table:formula="of:=IF(ISERROR(FIND(&quot;Flu&quot;; [.B25]; 1)); &quot;NI&quot;; &quot;Flu&quot;)" office:value-type="string" office:string-value="NI" calcext:value-type="string">
            <text:p>NI</text:p>
          </table:table-cell>
          <table:table-cell table:style-name="ce3" table:formula="of:=VLOOKUP(CONCATENATE([.C25]; &quot;_&quot;; [.D25]); ['file:///home/assez/Documents/projectDocs/EMC_Barreiro/allEMC_Barreiro.ods'#$EMC_Barreiro.$D$51:.$J$128];7)" office:value-type="string" office:string-value="MS049802" calcext:value-type="string">
            <text:p>MS049802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25]; &quot;.&quot;; [.$A$3]; &quot;.&quot;; [.F25]; &quot;.&quot;; [.G25]; &quot;.&quot;; &quot;pair&quot;; [.H25]; &quot;.fastq.gz&quot;)" office:value-type="string" office:string-value="MS049802.ATACSeq.89.1.pair2.fastq.gz" calcext:value-type="string">
            <text:p>MS049802.ATACSeq.89.1.pair2.fastq.gz</text:p>
          </table:table-cell>
          <table:table-cell table:formula="of:=CONCATENATE(&quot;ln -s ../../ATACseq/&quot;; [.B25]; &quot; &quot;; [.I25])" office:value-type="string" office:string-value="ln -s ../../ATACseq/Epi_AF14_NI_ATACSeq_1_2-268555_S2_L001_R2_001.fastq.gz MS049802.ATACSeq.89.1.pair2.fastq.gz" calcext:value-type="string">
            <text:p>ln -s ../../ATACseq/Epi_AF14_NI_ATACSeq_1_2-268555_S2_L001_R2_001.fastq.gz MS049802.ATACSeq.89.1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16_Flu_ATACSeq_1_2-268565_S12_L001_R1_001.fastq.gz</text:p>
          </table:table-cell>
          <table:table-cell table:style-name="ce3" table:formula="of:=MID([.B26]; 5; 4)" office:value-type="string" office:string-value="AF16" calcext:value-type="string">
            <text:p>AF16</text:p>
          </table:table-cell>
          <table:table-cell table:style-name="ce3" table:formula="of:=IF(ISERROR(FIND(&quot;Flu&quot;; [.B26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26]; &quot;_&quot;; [.D26]); ['file:///home/assez/Documents/projectDocs/EMC_Barreiro/allEMC_Barreiro.ods'#$EMC_Barreiro.$D$51:.$J$128];7)" office:value-type="string" office:string-value="MS049901" calcext:value-type="string">
            <text:p>MS049901</text:p>
          </table:table-cell>
          <table:table-cell table:style-name="ce3" office:value-type="float" office:value="89" calcext:value-type="float">
            <text:p>89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26]; &quot;.&quot;; [.$A$3]; &quot;.&quot;; [.F26]; &quot;.&quot;; [.G26]; &quot;.&quot;; &quot;pair&quot;; [.H26]; &quot;.fastq.gz&quot;)" office:value-type="string" office:string-value="MS049901.ATACSeq.89.1.pair1.fastq.gz" calcext:value-type="string">
            <text:p>MS049901.ATACSeq.89.1.pair1.fastq.gz</text:p>
          </table:table-cell>
          <table:table-cell table:formula="of:=CONCATENATE(&quot;ln -s ../../ATACseq/&quot;; [.B26]; &quot; &quot;; [.I26])" office:value-type="string" office:string-value="ln -s ../../ATACseq/Epi_AF16_Flu_ATACSeq_1_2-268565_S12_L001_R1_001.fastq.gz MS049901.ATACSeq.89.1.pair1.fastq.gz" calcext:value-type="string">
            <text:p>ln -s ../../ATACseq/Epi_AF16_Flu_ATACSeq_1_2-268565_S12_L001_R1_001.fastq.gz MS049901.ATACSeq.89.1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16_Flu_ATACSeq_1_2-268565_S12_L001_R2_001.fastq.gz</text:p>
          </table:table-cell>
          <table:table-cell table:style-name="ce3" table:formula="of:=MID([.B27]; 5; 4)" office:value-type="string" office:string-value="AF16" calcext:value-type="string">
            <text:p>AF16</text:p>
          </table:table-cell>
          <table:table-cell table:style-name="ce3" table:formula="of:=IF(ISERROR(FIND(&quot;Flu&quot;; [.B27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27]; &quot;_&quot;; [.D27]); ['file:///home/assez/Documents/projectDocs/EMC_Barreiro/allEMC_Barreiro.ods'#$EMC_Barreiro.$D$51:.$J$128];7)" office:value-type="string" office:string-value="MS049901" calcext:value-type="string">
            <text:p>MS049901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27]; &quot;.&quot;; [.$A$3]; &quot;.&quot;; [.F27]; &quot;.&quot;; [.G27]; &quot;.&quot;; &quot;pair&quot;; [.H27]; &quot;.fastq.gz&quot;)" office:value-type="string" office:string-value="MS049901.ATACSeq.89.1.pair2.fastq.gz" calcext:value-type="string">
            <text:p>MS049901.ATACSeq.89.1.pair2.fastq.gz</text:p>
          </table:table-cell>
          <table:table-cell table:formula="of:=CONCATENATE(&quot;ln -s ../../ATACseq/&quot;; [.B27]; &quot; &quot;; [.I27])" office:value-type="string" office:string-value="ln -s ../../ATACseq/Epi_AF16_Flu_ATACSeq_1_2-268565_S12_L001_R2_001.fastq.gz MS049901.ATACSeq.89.1.pair2.fastq.gz" calcext:value-type="string">
            <text:p>ln -s ../../ATACseq/Epi_AF16_Flu_ATACSeq_1_2-268565_S12_L001_R2_001.fastq.gz MS049901.ATACSeq.89.1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16_NI_ATACSeq_1_2-268564_S11_L001_R1_001.fastq.gz</text:p>
          </table:table-cell>
          <table:table-cell table:style-name="ce3" table:formula="of:=MID([.B28]; 5; 4)" office:value-type="string" office:string-value="AF16" calcext:value-type="string">
            <text:p>AF16</text:p>
          </table:table-cell>
          <table:table-cell table:style-name="ce3" table:formula="of:=IF(ISERROR(FIND(&quot;Flu&quot;; [.B28]; 1)); &quot;NI&quot;; &quot;Flu&quot;)" office:value-type="string" office:string-value="NI" calcext:value-type="string">
            <text:p>NI</text:p>
          </table:table-cell>
          <table:table-cell table:style-name="ce3" table:formula="of:=VLOOKUP(CONCATENATE([.C28]; &quot;_&quot;; [.D28]); ['file:///home/assez/Documents/projectDocs/EMC_Barreiro/allEMC_Barreiro.ods'#$EMC_Barreiro.$D$51:.$J$128];7)" office:value-type="string" office:string-value="MS049902" calcext:value-type="string">
            <text:p>MS049902</text:p>
          </table:table-cell>
          <table:table-cell table:style-name="ce3" office:value-type="float" office:value="89" calcext:value-type="float">
            <text:p>89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28]; &quot;.&quot;; [.$A$3]; &quot;.&quot;; [.F28]; &quot;.&quot;; [.G28]; &quot;.&quot;; &quot;pair&quot;; [.H28]; &quot;.fastq.gz&quot;)" office:value-type="string" office:string-value="MS049902.ATACSeq.89.1.pair1.fastq.gz" calcext:value-type="string">
            <text:p>MS049902.ATACSeq.89.1.pair1.fastq.gz</text:p>
          </table:table-cell>
          <table:table-cell table:formula="of:=CONCATENATE(&quot;ln -s ../../ATACseq/&quot;; [.B28]; &quot; &quot;; [.I28])" office:value-type="string" office:string-value="ln -s ../../ATACseq/Epi_AF16_NI_ATACSeq_1_2-268564_S11_L001_R1_001.fastq.gz MS049902.ATACSeq.89.1.pair1.fastq.gz" calcext:value-type="string">
            <text:p>ln -s ../../ATACseq/Epi_AF16_NI_ATACSeq_1_2-268564_S11_L001_R1_001.fastq.gz MS049902.ATACSeq.89.1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16_NI_ATACSeq_1_2-268564_S11_L001_R2_001.fastq.gz</text:p>
          </table:table-cell>
          <table:table-cell table:style-name="ce3" table:formula="of:=MID([.B29]; 5; 4)" office:value-type="string" office:string-value="AF16" calcext:value-type="string">
            <text:p>AF16</text:p>
          </table:table-cell>
          <table:table-cell table:style-name="ce3" table:formula="of:=IF(ISERROR(FIND(&quot;Flu&quot;; [.B29]; 1)); &quot;NI&quot;; &quot;Flu&quot;)" office:value-type="string" office:string-value="NI" calcext:value-type="string">
            <text:p>NI</text:p>
          </table:table-cell>
          <table:table-cell table:style-name="ce3" table:formula="of:=VLOOKUP(CONCATENATE([.C29]; &quot;_&quot;; [.D29]); ['file:///home/assez/Documents/projectDocs/EMC_Barreiro/allEMC_Barreiro.ods'#$EMC_Barreiro.$D$51:.$J$128];7)" office:value-type="string" office:string-value="MS049902" calcext:value-type="string">
            <text:p>MS049902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29]; &quot;.&quot;; [.$A$3]; &quot;.&quot;; [.F29]; &quot;.&quot;; [.G29]; &quot;.&quot;; &quot;pair&quot;; [.H29]; &quot;.fastq.gz&quot;)" office:value-type="string" office:string-value="MS049902.ATACSeq.89.1.pair2.fastq.gz" calcext:value-type="string">
            <text:p>MS049902.ATACSeq.89.1.pair2.fastq.gz</text:p>
          </table:table-cell>
          <table:table-cell table:formula="of:=CONCATENATE(&quot;ln -s ../../ATACseq/&quot;; [.B29]; &quot; &quot;; [.I29])" office:value-type="string" office:string-value="ln -s ../../ATACseq/Epi_AF16_NI_ATACSeq_1_2-268564_S11_L001_R2_001.fastq.gz MS049902.ATACSeq.89.1.pair2.fastq.gz" calcext:value-type="string">
            <text:p>ln -s ../../ATACseq/Epi_AF16_NI_ATACSeq_1_2-268564_S11_L001_R2_001.fastq.gz MS049902.ATACSeq.89.1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18_Flu_ATACSeq_1_2-268567_S14_L001_R1_001.fastq.gz</text:p>
          </table:table-cell>
          <table:table-cell table:style-name="ce3" table:formula="of:=MID([.B30]; 5; 4)" office:value-type="string" office:string-value="AF18" calcext:value-type="string">
            <text:p>AF18</text:p>
          </table:table-cell>
          <table:table-cell table:style-name="ce3" table:formula="of:=IF(ISERROR(FIND(&quot;Flu&quot;; [.B30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30]; &quot;_&quot;; [.D30]); ['file:///home/assez/Documents/projectDocs/EMC_Barreiro/allEMC_Barreiro.ods'#$EMC_Barreiro.$D$51:.$J$128];7)" office:value-type="string" office:string-value="MS050001" calcext:value-type="string">
            <text:p>MS050001</text:p>
          </table:table-cell>
          <table:table-cell table:style-name="ce3" office:value-type="float" office:value="89" calcext:value-type="float">
            <text:p>89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30]; &quot;.&quot;; [.$A$3]; &quot;.&quot;; [.F30]; &quot;.&quot;; [.G30]; &quot;.&quot;; &quot;pair&quot;; [.H30]; &quot;.fastq.gz&quot;)" office:value-type="string" office:string-value="MS050001.ATACSeq.89.1.pair1.fastq.gz" calcext:value-type="string">
            <text:p>MS050001.ATACSeq.89.1.pair1.fastq.gz</text:p>
          </table:table-cell>
          <table:table-cell table:formula="of:=CONCATENATE(&quot;ln -s ../../ATACseq/&quot;; [.B30]; &quot; &quot;; [.I30])" office:value-type="string" office:string-value="ln -s ../../ATACseq/Epi_AF18_Flu_ATACSeq_1_2-268567_S14_L001_R1_001.fastq.gz MS050001.ATACSeq.89.1.pair1.fastq.gz" calcext:value-type="string">
            <text:p>ln -s ../../ATACseq/Epi_AF18_Flu_ATACSeq_1_2-268567_S14_L001_R1_001.fastq.gz MS050001.ATACSeq.89.1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18_Flu_ATACSeq_1_2-268567_S14_L001_R2_001.fastq.gz</text:p>
          </table:table-cell>
          <table:table-cell table:style-name="ce3" table:formula="of:=MID([.B31]; 5; 4)" office:value-type="string" office:string-value="AF18" calcext:value-type="string">
            <text:p>AF18</text:p>
          </table:table-cell>
          <table:table-cell table:style-name="ce3" table:formula="of:=IF(ISERROR(FIND(&quot;Flu&quot;; [.B31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31]; &quot;_&quot;; [.D31]); ['file:///home/assez/Documents/projectDocs/EMC_Barreiro/allEMC_Barreiro.ods'#$EMC_Barreiro.$D$51:.$J$128];7)" office:value-type="string" office:string-value="MS050001" calcext:value-type="string">
            <text:p>MS050001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31]; &quot;.&quot;; [.$A$3]; &quot;.&quot;; [.F31]; &quot;.&quot;; [.G31]; &quot;.&quot;; &quot;pair&quot;; [.H31]; &quot;.fastq.gz&quot;)" office:value-type="string" office:string-value="MS050001.ATACSeq.89.1.pair2.fastq.gz" calcext:value-type="string">
            <text:p>MS050001.ATACSeq.89.1.pair2.fastq.gz</text:p>
          </table:table-cell>
          <table:table-cell table:formula="of:=CONCATENATE(&quot;ln -s ../../ATACseq/&quot;; [.B31]; &quot; &quot;; [.I31])" office:value-type="string" office:string-value="ln -s ../../ATACseq/Epi_AF18_Flu_ATACSeq_1_2-268567_S14_L001_R2_001.fastq.gz MS050001.ATACSeq.89.1.pair2.fastq.gz" calcext:value-type="string">
            <text:p>ln -s ../../ATACseq/Epi_AF18_Flu_ATACSeq_1_2-268567_S14_L001_R2_001.fastq.gz MS050001.ATACSeq.89.1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18_NI_ATACSeq_1_2-268566_S13_L001_R1_001.fastq.gz</text:p>
          </table:table-cell>
          <table:table-cell table:style-name="ce3" table:formula="of:=MID([.B32]; 5; 4)" office:value-type="string" office:string-value="AF18" calcext:value-type="string">
            <text:p>AF18</text:p>
          </table:table-cell>
          <table:table-cell table:style-name="ce3" table:formula="of:=IF(ISERROR(FIND(&quot;Flu&quot;; [.B32]; 1)); &quot;NI&quot;; &quot;Flu&quot;)" office:value-type="string" office:string-value="NI" calcext:value-type="string">
            <text:p>NI</text:p>
          </table:table-cell>
          <table:table-cell table:style-name="ce3" table:formula="of:=VLOOKUP(CONCATENATE([.C32]; &quot;_&quot;; [.D32]); ['file:///home/assez/Documents/projectDocs/EMC_Barreiro/allEMC_Barreiro.ods'#$EMC_Barreiro.$D$51:.$J$128];7)" office:value-type="string" office:string-value="MS050002" calcext:value-type="string">
            <text:p>MS050002</text:p>
          </table:table-cell>
          <table:table-cell table:style-name="ce3" office:value-type="float" office:value="89" calcext:value-type="float">
            <text:p>89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32]; &quot;.&quot;; [.$A$3]; &quot;.&quot;; [.F32]; &quot;.&quot;; [.G32]; &quot;.&quot;; &quot;pair&quot;; [.H32]; &quot;.fastq.gz&quot;)" office:value-type="string" office:string-value="MS050002.ATACSeq.89.1.pair1.fastq.gz" calcext:value-type="string">
            <text:p>MS050002.ATACSeq.89.1.pair1.fastq.gz</text:p>
          </table:table-cell>
          <table:table-cell table:formula="of:=CONCATENATE(&quot;ln -s ../../ATACseq/&quot;; [.B32]; &quot; &quot;; [.I32])" office:value-type="string" office:string-value="ln -s ../../ATACseq/Epi_AF18_NI_ATACSeq_1_2-268566_S13_L001_R1_001.fastq.gz MS050002.ATACSeq.89.1.pair1.fastq.gz" calcext:value-type="string">
            <text:p>ln -s ../../ATACseq/Epi_AF18_NI_ATACSeq_1_2-268566_S13_L001_R1_001.fastq.gz MS050002.ATACSeq.89.1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18_NI_ATACSeq_1_2-268566_S13_L001_R2_001.fastq.gz</text:p>
          </table:table-cell>
          <table:table-cell table:style-name="ce3" table:formula="of:=MID([.B33]; 5; 4)" office:value-type="string" office:string-value="AF18" calcext:value-type="string">
            <text:p>AF18</text:p>
          </table:table-cell>
          <table:table-cell table:style-name="ce3" table:formula="of:=IF(ISERROR(FIND(&quot;Flu&quot;; [.B33]; 1)); &quot;NI&quot;; &quot;Flu&quot;)" office:value-type="string" office:string-value="NI" calcext:value-type="string">
            <text:p>NI</text:p>
          </table:table-cell>
          <table:table-cell table:style-name="ce3" table:formula="of:=VLOOKUP(CONCATENATE([.C33]; &quot;_&quot;; [.D33]); ['file:///home/assez/Documents/projectDocs/EMC_Barreiro/allEMC_Barreiro.ods'#$EMC_Barreiro.$D$51:.$J$128];7)" office:value-type="string" office:string-value="MS050002" calcext:value-type="string">
            <text:p>MS050002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33]; &quot;.&quot;; [.$A$3]; &quot;.&quot;; [.F33]; &quot;.&quot;; [.G33]; &quot;.&quot;; &quot;pair&quot;; [.H33]; &quot;.fastq.gz&quot;)" office:value-type="string" office:string-value="MS050002.ATACSeq.89.1.pair2.fastq.gz" calcext:value-type="string">
            <text:p>MS050002.ATACSeq.89.1.pair2.fastq.gz</text:p>
          </table:table-cell>
          <table:table-cell table:formula="of:=CONCATENATE(&quot;ln -s ../../ATACseq/&quot;; [.B33]; &quot; &quot;; [.I33])" office:value-type="string" office:string-value="ln -s ../../ATACseq/Epi_AF18_NI_ATACSeq_1_2-268566_S13_L001_R2_001.fastq.gz MS050002.ATACSeq.89.1.pair2.fastq.gz" calcext:value-type="string">
            <text:p>ln -s ../../ATACseq/Epi_AF18_NI_ATACSeq_1_2-268566_S13_L001_R2_001.fastq.gz MS050002.ATACSeq.89.1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20_Flu_ATACSeq_1_2-308158_S1_L001_R1_001.fastq.gz</text:p>
          </table:table-cell>
          <table:table-cell table:style-name="ce3" table:formula="of:=MID([.B34]; 5; 4)" office:value-type="string" office:string-value="AF20" calcext:value-type="string">
            <text:p>AF20</text:p>
          </table:table-cell>
          <table:table-cell table:style-name="ce3" table:formula="of:=IF(ISERROR(FIND(&quot;Flu&quot;; [.B34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34]; &quot;_&quot;; [.D34]); ['file:///home/assez/Documents/projectDocs/EMC_Barreiro/allEMC_Barreiro.ods'#$EMC_Barreiro.$D$51:.$J$128];7)" office:value-type="string" office:string-value="MS050101" calcext:value-type="string">
            <text:p>MS050101</text:p>
          </table:table-cell>
          <table:table-cell table:style-name="ce3" office:value-type="float" office:value="108" calcext:value-type="float">
            <text:p>108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34]; &quot;.&quot;; [.$A$3]; &quot;.&quot;; [.F34]; &quot;.&quot;; [.G34]; &quot;.&quot;; &quot;pair&quot;; [.H34]; &quot;.fastq.gz&quot;)" office:value-type="string" office:string-value="MS050101.ATACSeq.108.1.pair1.fastq.gz" calcext:value-type="string">
            <text:p>MS050101.ATACSeq.108.1.pair1.fastq.gz</text:p>
          </table:table-cell>
          <table:table-cell table:formula="of:=CONCATENATE(&quot;ln -s ../../ATACseq/&quot;; [.B34]; &quot; &quot;; [.I34])" office:value-type="string" office:string-value="ln -s ../../ATACseq/Epi_AF20_Flu_ATACSeq_1_2-308158_S1_L001_R1_001.fastq.gz MS050101.ATACSeq.108.1.pair1.fastq.gz" calcext:value-type="string">
            <text:p>ln -s ../../ATACseq/Epi_AF20_Flu_ATACSeq_1_2-308158_S1_L001_R1_001.fastq.gz MS050101.ATACSeq.108.1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20_Flu_ATACSeq_1_2-308158_S1_L001_R2_001.fastq.gz</text:p>
          </table:table-cell>
          <table:table-cell table:style-name="ce3" table:formula="of:=MID([.B35]; 5; 4)" office:value-type="string" office:string-value="AF20" calcext:value-type="string">
            <text:p>AF20</text:p>
          </table:table-cell>
          <table:table-cell table:style-name="ce3" table:formula="of:=IF(ISERROR(FIND(&quot;Flu&quot;; [.B35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35]; &quot;_&quot;; [.D35]); ['file:///home/assez/Documents/projectDocs/EMC_Barreiro/allEMC_Barreiro.ods'#$EMC_Barreiro.$D$51:.$J$128];7)" office:value-type="string" office:string-value="MS050101" calcext:value-type="string">
            <text:p>MS050101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35]; &quot;.&quot;; [.$A$3]; &quot;.&quot;; [.F35]; &quot;.&quot;; [.G35]; &quot;.&quot;; &quot;pair&quot;; [.H35]; &quot;.fastq.gz&quot;)" office:value-type="string" office:string-value="MS050101.ATACSeq.108.1.pair2.fastq.gz" calcext:value-type="string">
            <text:p>MS050101.ATACSeq.108.1.pair2.fastq.gz</text:p>
          </table:table-cell>
          <table:table-cell table:formula="of:=CONCATENATE(&quot;ln -s ../../ATACseq/&quot;; [.B35]; &quot; &quot;; [.I35])" office:value-type="string" office:string-value="ln -s ../../ATACseq/Epi_AF20_Flu_ATACSeq_1_2-308158_S1_L001_R2_001.fastq.gz MS050101.ATACSeq.108.1.pair2.fastq.gz" calcext:value-type="string">
            <text:p>ln -s ../../ATACseq/Epi_AF20_Flu_ATACSeq_1_2-308158_S1_L001_R2_001.fastq.gz MS050101.ATACSeq.108.1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20_NI_ATACSeq_1_2-268568_S15_L001_R1_001.fastq.gz</text:p>
          </table:table-cell>
          <table:table-cell table:style-name="ce3" table:formula="of:=MID([.B36]; 5; 4)" office:value-type="string" office:string-value="AF20" calcext:value-type="string">
            <text:p>AF20</text:p>
          </table:table-cell>
          <table:table-cell table:style-name="ce3" table:formula="of:=IF(ISERROR(FIND(&quot;Flu&quot;; [.B36]; 1)); &quot;NI&quot;; &quot;Flu&quot;)" office:value-type="string" office:string-value="NI" calcext:value-type="string">
            <text:p>NI</text:p>
          </table:table-cell>
          <table:table-cell table:style-name="ce3" table:formula="of:=VLOOKUP(CONCATENATE([.C36]; &quot;_&quot;; [.D36]); ['file:///home/assez/Documents/projectDocs/EMC_Barreiro/allEMC_Barreiro.ods'#$EMC_Barreiro.$D$51:.$J$128];7)" office:value-type="string" office:string-value="MS050102" calcext:value-type="string">
            <text:p>MS050102</text:p>
          </table:table-cell>
          <table:table-cell table:style-name="ce3" office:value-type="float" office:value="89" calcext:value-type="float">
            <text:p>89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36]; &quot;.&quot;; [.$A$3]; &quot;.&quot;; [.F36]; &quot;.&quot;; [.G36]; &quot;.&quot;; &quot;pair&quot;; [.H36]; &quot;.fastq.gz&quot;)" office:value-type="string" office:string-value="MS050102.ATACSeq.89.1.pair1.fastq.gz" calcext:value-type="string">
            <text:p>MS050102.ATACSeq.89.1.pair1.fastq.gz</text:p>
          </table:table-cell>
          <table:table-cell table:formula="of:=CONCATENATE(&quot;ln -s ../../ATACseq/&quot;; [.B36]; &quot; &quot;; [.I36])" office:value-type="string" office:string-value="ln -s ../../ATACseq/Epi_AF20_NI_ATACSeq_1_2-268568_S15_L001_R1_001.fastq.gz MS050102.ATACSeq.89.1.pair1.fastq.gz" calcext:value-type="string">
            <text:p>ln -s ../../ATACseq/Epi_AF20_NI_ATACSeq_1_2-268568_S15_L001_R1_001.fastq.gz MS050102.ATACSeq.89.1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20_NI_ATACSeq_1_2-268568_S15_L001_R2_001.fastq.gz</text:p>
          </table:table-cell>
          <table:table-cell table:style-name="ce3" table:formula="of:=MID([.B37]; 5; 4)" office:value-type="string" office:string-value="AF20" calcext:value-type="string">
            <text:p>AF20</text:p>
          </table:table-cell>
          <table:table-cell table:style-name="ce3" table:formula="of:=IF(ISERROR(FIND(&quot;Flu&quot;; [.B37]; 1)); &quot;NI&quot;; &quot;Flu&quot;)" office:value-type="string" office:string-value="NI" calcext:value-type="string">
            <text:p>NI</text:p>
          </table:table-cell>
          <table:table-cell table:style-name="ce3" table:formula="of:=VLOOKUP(CONCATENATE([.C37]; &quot;_&quot;; [.D37]); ['file:///home/assez/Documents/projectDocs/EMC_Barreiro/allEMC_Barreiro.ods'#$EMC_Barreiro.$D$51:.$J$128];7)" office:value-type="string" office:string-value="MS050102" calcext:value-type="string">
            <text:p>MS050102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37]; &quot;.&quot;; [.$A$3]; &quot;.&quot;; [.F37]; &quot;.&quot;; [.G37]; &quot;.&quot;; &quot;pair&quot;; [.H37]; &quot;.fastq.gz&quot;)" office:value-type="string" office:string-value="MS050102.ATACSeq.89.1.pair2.fastq.gz" calcext:value-type="string">
            <text:p>MS050102.ATACSeq.89.1.pair2.fastq.gz</text:p>
          </table:table-cell>
          <table:table-cell table:formula="of:=CONCATENATE(&quot;ln -s ../../ATACseq/&quot;; [.B37]; &quot; &quot;; [.I37])" office:value-type="string" office:string-value="ln -s ../../ATACseq/Epi_AF20_NI_ATACSeq_1_2-268568_S15_L001_R2_001.fastq.gz MS050102.ATACSeq.89.1.pair2.fastq.gz" calcext:value-type="string">
            <text:p>ln -s ../../ATACseq/Epi_AF20_NI_ATACSeq_1_2-268568_S15_L001_R2_001.fastq.gz MS050102.ATACSeq.89.1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22_Flu_ATACSeq_1_2-308160_S3_L001_R1_001.fastq.gz</text:p>
          </table:table-cell>
          <table:table-cell table:style-name="ce3" table:formula="of:=MID([.B38]; 5; 4)" office:value-type="string" office:string-value="AF22" calcext:value-type="string">
            <text:p>AF22</text:p>
          </table:table-cell>
          <table:table-cell table:style-name="ce3" table:formula="of:=IF(ISERROR(FIND(&quot;Flu&quot;; [.B38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38]; &quot;_&quot;; [.D38]); ['file:///home/assez/Documents/projectDocs/EMC_Barreiro/allEMC_Barreiro.ods'#$EMC_Barreiro.$D$51:.$J$128];7)" office:value-type="string" office:string-value="MS050201" calcext:value-type="string">
            <text:p>MS050201</text:p>
          </table:table-cell>
          <table:table-cell table:style-name="ce3" office:value-type="float" office:value="108" calcext:value-type="float">
            <text:p>108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38]; &quot;.&quot;; [.$A$3]; &quot;.&quot;; [.F38]; &quot;.&quot;; [.G38]; &quot;.&quot;; &quot;pair&quot;; [.H38]; &quot;.fastq.gz&quot;)" office:value-type="string" office:string-value="MS050201.ATACSeq.108.1.pair1.fastq.gz" calcext:value-type="string">
            <text:p>MS050201.ATACSeq.108.1.pair1.fastq.gz</text:p>
          </table:table-cell>
          <table:table-cell table:formula="of:=CONCATENATE(&quot;ln -s ../../ATACseq/&quot;; [.B38]; &quot; &quot;; [.I38])" office:value-type="string" office:string-value="ln -s ../../ATACseq/Epi_AF22_Flu_ATACSeq_1_2-308160_S3_L001_R1_001.fastq.gz MS050201.ATACSeq.108.1.pair1.fastq.gz" calcext:value-type="string">
            <text:p>ln -s ../../ATACseq/Epi_AF22_Flu_ATACSeq_1_2-308160_S3_L001_R1_001.fastq.gz MS050201.ATACSeq.108.1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22_Flu_ATACSeq_1_2-308160_S3_L001_R2_001.fastq.gz</text:p>
          </table:table-cell>
          <table:table-cell table:style-name="ce3" table:formula="of:=MID([.B39]; 5; 4)" office:value-type="string" office:string-value="AF22" calcext:value-type="string">
            <text:p>AF22</text:p>
          </table:table-cell>
          <table:table-cell table:style-name="ce3" table:formula="of:=IF(ISERROR(FIND(&quot;Flu&quot;; [.B39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39]; &quot;_&quot;; [.D39]); ['file:///home/assez/Documents/projectDocs/EMC_Barreiro/allEMC_Barreiro.ods'#$EMC_Barreiro.$D$51:.$J$128];7)" office:value-type="string" office:string-value="MS050201" calcext:value-type="string">
            <text:p>MS050201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39]; &quot;.&quot;; [.$A$3]; &quot;.&quot;; [.F39]; &quot;.&quot;; [.G39]; &quot;.&quot;; &quot;pair&quot;; [.H39]; &quot;.fastq.gz&quot;)" office:value-type="string" office:string-value="MS050201.ATACSeq.108.1.pair2.fastq.gz" calcext:value-type="string">
            <text:p>MS050201.ATACSeq.108.1.pair2.fastq.gz</text:p>
          </table:table-cell>
          <table:table-cell table:formula="of:=CONCATENATE(&quot;ln -s ../../ATACseq/&quot;; [.B39]; &quot; &quot;; [.I39])" office:value-type="string" office:string-value="ln -s ../../ATACseq/Epi_AF22_Flu_ATACSeq_1_2-308160_S3_L001_R2_001.fastq.gz MS050201.ATACSeq.108.1.pair2.fastq.gz" calcext:value-type="string">
            <text:p>ln -s ../../ATACseq/Epi_AF22_Flu_ATACSeq_1_2-308160_S3_L001_R2_001.fastq.gz MS050201.ATACSeq.108.1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22_NI_ATACSeq_1_2-308159_S2_L001_R1_001.fastq.gz</text:p>
          </table:table-cell>
          <table:table-cell table:style-name="ce3" table:formula="of:=MID([.B40]; 5; 4)" office:value-type="string" office:string-value="AF22" calcext:value-type="string">
            <text:p>AF22</text:p>
          </table:table-cell>
          <table:table-cell table:style-name="ce3" table:formula="of:=IF(ISERROR(FIND(&quot;Flu&quot;; [.B40]; 1)); &quot;NI&quot;; &quot;Flu&quot;)" office:value-type="string" office:string-value="NI" calcext:value-type="string">
            <text:p>NI</text:p>
          </table:table-cell>
          <table:table-cell table:style-name="ce3" table:formula="of:=VLOOKUP(CONCATENATE([.C40]; &quot;_&quot;; [.D40]); ['file:///home/assez/Documents/projectDocs/EMC_Barreiro/allEMC_Barreiro.ods'#$EMC_Barreiro.$D$51:.$J$128];7)" office:value-type="string" office:string-value="MS050202" calcext:value-type="string">
            <text:p>MS050202</text:p>
          </table:table-cell>
          <table:table-cell table:style-name="ce3" office:value-type="float" office:value="108" calcext:value-type="float">
            <text:p>108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40]; &quot;.&quot;; [.$A$3]; &quot;.&quot;; [.F40]; &quot;.&quot;; [.G40]; &quot;.&quot;; &quot;pair&quot;; [.H40]; &quot;.fastq.gz&quot;)" office:value-type="string" office:string-value="MS050202.ATACSeq.108.1.pair1.fastq.gz" calcext:value-type="string">
            <text:p>MS050202.ATACSeq.108.1.pair1.fastq.gz</text:p>
          </table:table-cell>
          <table:table-cell table:formula="of:=CONCATENATE(&quot;ln -s ../../ATACseq/&quot;; [.B40]; &quot; &quot;; [.I40])" office:value-type="string" office:string-value="ln -s ../../ATACseq/Epi_AF22_NI_ATACSeq_1_2-308159_S2_L001_R1_001.fastq.gz MS050202.ATACSeq.108.1.pair1.fastq.gz" calcext:value-type="string">
            <text:p>ln -s ../../ATACseq/Epi_AF22_NI_ATACSeq_1_2-308159_S2_L001_R1_001.fastq.gz MS050202.ATACSeq.108.1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22_NI_ATACSeq_1_2-308159_S2_L001_R2_001.fastq.gz</text:p>
          </table:table-cell>
          <table:table-cell table:style-name="ce3" table:formula="of:=MID([.B41]; 5; 4)" office:value-type="string" office:string-value="AF22" calcext:value-type="string">
            <text:p>AF22</text:p>
          </table:table-cell>
          <table:table-cell table:style-name="ce3" table:formula="of:=IF(ISERROR(FIND(&quot;Flu&quot;; [.B41]; 1)); &quot;NI&quot;; &quot;Flu&quot;)" office:value-type="string" office:string-value="NI" calcext:value-type="string">
            <text:p>NI</text:p>
          </table:table-cell>
          <table:table-cell table:style-name="ce3" table:formula="of:=VLOOKUP(CONCATENATE([.C41]; &quot;_&quot;; [.D41]); ['file:///home/assez/Documents/projectDocs/EMC_Barreiro/allEMC_Barreiro.ods'#$EMC_Barreiro.$D$51:.$J$128];7)" office:value-type="string" office:string-value="MS050202" calcext:value-type="string">
            <text:p>MS050202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41]; &quot;.&quot;; [.$A$3]; &quot;.&quot;; [.F41]; &quot;.&quot;; [.G41]; &quot;.&quot;; &quot;pair&quot;; [.H41]; &quot;.fastq.gz&quot;)" office:value-type="string" office:string-value="MS050202.ATACSeq.108.1.pair2.fastq.gz" calcext:value-type="string">
            <text:p>MS050202.ATACSeq.108.1.pair2.fastq.gz</text:p>
          </table:table-cell>
          <table:table-cell table:formula="of:=CONCATENATE(&quot;ln -s ../../ATACseq/&quot;; [.B41]; &quot; &quot;; [.I41])" office:value-type="string" office:string-value="ln -s ../../ATACseq/Epi_AF22_NI_ATACSeq_1_2-308159_S2_L001_R2_001.fastq.gz MS050202.ATACSeq.108.1.pair2.fastq.gz" calcext:value-type="string">
            <text:p>ln -s ../../ATACseq/Epi_AF22_NI_ATACSeq_1_2-308159_S2_L001_R2_001.fastq.gz MS050202.ATACSeq.108.1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24_Flu_ATACSeq_1_2-308162_S5_L001_R1_001.fastq.gz</text:p>
          </table:table-cell>
          <table:table-cell table:style-name="ce3" table:formula="of:=MID([.B42]; 5; 4)" office:value-type="string" office:string-value="AF24" calcext:value-type="string">
            <text:p>AF24</text:p>
          </table:table-cell>
          <table:table-cell table:style-name="ce3" table:formula="of:=IF(ISERROR(FIND(&quot;Flu&quot;; [.B42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42]; &quot;_&quot;; [.D42]); ['file:///home/assez/Documents/projectDocs/EMC_Barreiro/allEMC_Barreiro.ods'#$EMC_Barreiro.$D$51:.$J$128];7)" office:value-type="string" office:string-value="MS050301" calcext:value-type="string">
            <text:p>MS050301</text:p>
          </table:table-cell>
          <table:table-cell table:style-name="ce3" office:value-type="float" office:value="108" calcext:value-type="float">
            <text:p>108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42]; &quot;.&quot;; [.$A$3]; &quot;.&quot;; [.F42]; &quot;.&quot;; [.G42]; &quot;.&quot;; &quot;pair&quot;; [.H42]; &quot;.fastq.gz&quot;)" office:value-type="string" office:string-value="MS050301.ATACSeq.108.1.pair1.fastq.gz" calcext:value-type="string">
            <text:p>MS050301.ATACSeq.108.1.pair1.fastq.gz</text:p>
          </table:table-cell>
          <table:table-cell table:formula="of:=CONCATENATE(&quot;ln -s ../../ATACseq/&quot;; [.B42]; &quot; &quot;; [.I42])" office:value-type="string" office:string-value="ln -s ../../ATACseq/Epi_AF24_Flu_ATACSeq_1_2-308162_S5_L001_R1_001.fastq.gz MS050301.ATACSeq.108.1.pair1.fastq.gz" calcext:value-type="string">
            <text:p>ln -s ../../ATACseq/Epi_AF24_Flu_ATACSeq_1_2-308162_S5_L001_R1_001.fastq.gz MS050301.ATACSeq.108.1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24_Flu_ATACSeq_1_2-308162_S5_L001_R2_001.fastq.gz</text:p>
          </table:table-cell>
          <table:table-cell table:style-name="ce3" table:formula="of:=MID([.B43]; 5; 4)" office:value-type="string" office:string-value="AF24" calcext:value-type="string">
            <text:p>AF24</text:p>
          </table:table-cell>
          <table:table-cell table:style-name="ce3" table:formula="of:=IF(ISERROR(FIND(&quot;Flu&quot;; [.B43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43]; &quot;_&quot;; [.D43]); ['file:///home/assez/Documents/projectDocs/EMC_Barreiro/allEMC_Barreiro.ods'#$EMC_Barreiro.$D$51:.$J$128];7)" office:value-type="string" office:string-value="MS050301" calcext:value-type="string">
            <text:p>MS050301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43]; &quot;.&quot;; [.$A$3]; &quot;.&quot;; [.F43]; &quot;.&quot;; [.G43]; &quot;.&quot;; &quot;pair&quot;; [.H43]; &quot;.fastq.gz&quot;)" office:value-type="string" office:string-value="MS050301.ATACSeq.108.1.pair2.fastq.gz" calcext:value-type="string">
            <text:p>MS050301.ATACSeq.108.1.pair2.fastq.gz</text:p>
          </table:table-cell>
          <table:table-cell table:formula="of:=CONCATENATE(&quot;ln -s ../../ATACseq/&quot;; [.B43]; &quot; &quot;; [.I43])" office:value-type="string" office:string-value="ln -s ../../ATACseq/Epi_AF24_Flu_ATACSeq_1_2-308162_S5_L001_R2_001.fastq.gz MS050301.ATACSeq.108.1.pair2.fastq.gz" calcext:value-type="string">
            <text:p>ln -s ../../ATACseq/Epi_AF24_Flu_ATACSeq_1_2-308162_S5_L001_R2_001.fastq.gz MS050301.ATACSeq.108.1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24_NI_ATACSeq_1_2-308161_S4_L001_R1_001.fastq.gz</text:p>
          </table:table-cell>
          <table:table-cell table:style-name="ce3" table:formula="of:=MID([.B44]; 5; 4)" office:value-type="string" office:string-value="AF24" calcext:value-type="string">
            <text:p>AF24</text:p>
          </table:table-cell>
          <table:table-cell table:style-name="ce3" table:formula="of:=IF(ISERROR(FIND(&quot;Flu&quot;; [.B44]; 1)); &quot;NI&quot;; &quot;Flu&quot;)" office:value-type="string" office:string-value="NI" calcext:value-type="string">
            <text:p>NI</text:p>
          </table:table-cell>
          <table:table-cell table:style-name="ce3" table:formula="of:=VLOOKUP(CONCATENATE([.C44]; &quot;_&quot;; [.D44]); ['file:///home/assez/Documents/projectDocs/EMC_Barreiro/allEMC_Barreiro.ods'#$EMC_Barreiro.$D$51:.$J$128];7)" office:value-type="string" office:string-value="MS050302" calcext:value-type="string">
            <text:p>MS050302</text:p>
          </table:table-cell>
          <table:table-cell table:style-name="ce3" office:value-type="float" office:value="108" calcext:value-type="float">
            <text:p>108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44]; &quot;.&quot;; [.$A$3]; &quot;.&quot;; [.F44]; &quot;.&quot;; [.G44]; &quot;.&quot;; &quot;pair&quot;; [.H44]; &quot;.fastq.gz&quot;)" office:value-type="string" office:string-value="MS050302.ATACSeq.108.1.pair1.fastq.gz" calcext:value-type="string">
            <text:p>MS050302.ATACSeq.108.1.pair1.fastq.gz</text:p>
          </table:table-cell>
          <table:table-cell table:formula="of:=CONCATENATE(&quot;ln -s ../../ATACseq/&quot;; [.B44]; &quot; &quot;; [.I44])" office:value-type="string" office:string-value="ln -s ../../ATACseq/Epi_AF24_NI_ATACSeq_1_2-308161_S4_L001_R1_001.fastq.gz MS050302.ATACSeq.108.1.pair1.fastq.gz" calcext:value-type="string">
            <text:p>ln -s ../../ATACseq/Epi_AF24_NI_ATACSeq_1_2-308161_S4_L001_R1_001.fastq.gz MS050302.ATACSeq.108.1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24_NI_ATACSeq_1_2-308161_S4_L001_R2_001.fastq.gz</text:p>
          </table:table-cell>
          <table:table-cell table:style-name="ce3" table:formula="of:=MID([.B45]; 5; 4)" office:value-type="string" office:string-value="AF24" calcext:value-type="string">
            <text:p>AF24</text:p>
          </table:table-cell>
          <table:table-cell table:style-name="ce3" table:formula="of:=IF(ISERROR(FIND(&quot;Flu&quot;; [.B45]; 1)); &quot;NI&quot;; &quot;Flu&quot;)" office:value-type="string" office:string-value="NI" calcext:value-type="string">
            <text:p>NI</text:p>
          </table:table-cell>
          <table:table-cell table:style-name="ce3" table:formula="of:=VLOOKUP(CONCATENATE([.C45]; &quot;_&quot;; [.D45]); ['file:///home/assez/Documents/projectDocs/EMC_Barreiro/allEMC_Barreiro.ods'#$EMC_Barreiro.$D$51:.$J$128];7)" office:value-type="string" office:string-value="MS050302" calcext:value-type="string">
            <text:p>MS050302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45]; &quot;.&quot;; [.$A$3]; &quot;.&quot;; [.F45]; &quot;.&quot;; [.G45]; &quot;.&quot;; &quot;pair&quot;; [.H45]; &quot;.fastq.gz&quot;)" office:value-type="string" office:string-value="MS050302.ATACSeq.108.1.pair2.fastq.gz" calcext:value-type="string">
            <text:p>MS050302.ATACSeq.108.1.pair2.fastq.gz</text:p>
          </table:table-cell>
          <table:table-cell table:formula="of:=CONCATENATE(&quot;ln -s ../../ATACseq/&quot;; [.B45]; &quot; &quot;; [.I45])" office:value-type="string" office:string-value="ln -s ../../ATACseq/Epi_AF24_NI_ATACSeq_1_2-308161_S4_L001_R2_001.fastq.gz MS050302.ATACSeq.108.1.pair2.fastq.gz" calcext:value-type="string">
            <text:p>ln -s ../../ATACseq/Epi_AF24_NI_ATACSeq_1_2-308161_S4_L001_R2_001.fastq.gz MS050302.ATACSeq.108.1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26_Flu_ATACSeq_1_2-308164_S7_L001_R1_001.fastq.gz</text:p>
          </table:table-cell>
          <table:table-cell table:style-name="ce3" table:formula="of:=MID([.B46]; 5; 4)" office:value-type="string" office:string-value="AF26" calcext:value-type="string">
            <text:p>AF26</text:p>
          </table:table-cell>
          <table:table-cell table:style-name="ce3" table:formula="of:=IF(ISERROR(FIND(&quot;Flu&quot;; [.B46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46]; &quot;_&quot;; [.D46]); ['file:///home/assez/Documents/projectDocs/EMC_Barreiro/allEMC_Barreiro.ods'#$EMC_Barreiro.$D$51:.$J$128];7)" office:value-type="string" office:string-value="MS050401" calcext:value-type="string">
            <text:p>MS050401</text:p>
          </table:table-cell>
          <table:table-cell table:style-name="ce3" office:value-type="float" office:value="108" calcext:value-type="float">
            <text:p>108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46]; &quot;.&quot;; [.$A$3]; &quot;.&quot;; [.F46]; &quot;.&quot;; [.G46]; &quot;.&quot;; &quot;pair&quot;; [.H46]; &quot;.fastq.gz&quot;)" office:value-type="string" office:string-value="MS050401.ATACSeq.108.1.pair1.fastq.gz" calcext:value-type="string">
            <text:p>MS050401.ATACSeq.108.1.pair1.fastq.gz</text:p>
          </table:table-cell>
          <table:table-cell table:formula="of:=CONCATENATE(&quot;ln -s ../../ATACseq/&quot;; [.B46]; &quot; &quot;; [.I46])" office:value-type="string" office:string-value="ln -s ../../ATACseq/Epi_AF26_Flu_ATACSeq_1_2-308164_S7_L001_R1_001.fastq.gz MS050401.ATACSeq.108.1.pair1.fastq.gz" calcext:value-type="string">
            <text:p>ln -s ../../ATACseq/Epi_AF26_Flu_ATACSeq_1_2-308164_S7_L001_R1_001.fastq.gz MS050401.ATACSeq.108.1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26_Flu_ATACSeq_1_2-308164_S7_L001_R2_001.fastq.gz</text:p>
          </table:table-cell>
          <table:table-cell table:style-name="ce3" table:formula="of:=MID([.B47]; 5; 4)" office:value-type="string" office:string-value="AF26" calcext:value-type="string">
            <text:p>AF26</text:p>
          </table:table-cell>
          <table:table-cell table:style-name="ce3" table:formula="of:=IF(ISERROR(FIND(&quot;Flu&quot;; [.B47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47]; &quot;_&quot;; [.D47]); ['file:///home/assez/Documents/projectDocs/EMC_Barreiro/allEMC_Barreiro.ods'#$EMC_Barreiro.$D$51:.$J$128];7)" office:value-type="string" office:string-value="MS050401" calcext:value-type="string">
            <text:p>MS050401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47]; &quot;.&quot;; [.$A$3]; &quot;.&quot;; [.F47]; &quot;.&quot;; [.G47]; &quot;.&quot;; &quot;pair&quot;; [.H47]; &quot;.fastq.gz&quot;)" office:value-type="string" office:string-value="MS050401.ATACSeq.108.1.pair2.fastq.gz" calcext:value-type="string">
            <text:p>MS050401.ATACSeq.108.1.pair2.fastq.gz</text:p>
          </table:table-cell>
          <table:table-cell table:formula="of:=CONCATENATE(&quot;ln -s ../../ATACseq/&quot;; [.B47]; &quot; &quot;; [.I47])" office:value-type="string" office:string-value="ln -s ../../ATACseq/Epi_AF26_Flu_ATACSeq_1_2-308164_S7_L001_R2_001.fastq.gz MS050401.ATACSeq.108.1.pair2.fastq.gz" calcext:value-type="string">
            <text:p>ln -s ../../ATACseq/Epi_AF26_Flu_ATACSeq_1_2-308164_S7_L001_R2_001.fastq.gz MS050401.ATACSeq.108.1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26_NI_ATACSeq_1_2-308163_S6_L001_R1_001.fastq.gz</text:p>
          </table:table-cell>
          <table:table-cell table:style-name="ce3" table:formula="of:=MID([.B48]; 5; 4)" office:value-type="string" office:string-value="AF26" calcext:value-type="string">
            <text:p>AF26</text:p>
          </table:table-cell>
          <table:table-cell table:style-name="ce3" table:formula="of:=IF(ISERROR(FIND(&quot;Flu&quot;; [.B48]; 1)); &quot;NI&quot;; &quot;Flu&quot;)" office:value-type="string" office:string-value="NI" calcext:value-type="string">
            <text:p>NI</text:p>
          </table:table-cell>
          <table:table-cell table:style-name="ce3" table:formula="of:=VLOOKUP(CONCATENATE([.C48]; &quot;_&quot;; [.D48]); ['file:///home/assez/Documents/projectDocs/EMC_Barreiro/allEMC_Barreiro.ods'#$EMC_Barreiro.$D$51:.$J$128];7)" office:value-type="string" office:string-value="MS050402" calcext:value-type="string">
            <text:p>MS050402</text:p>
          </table:table-cell>
          <table:table-cell table:style-name="ce3" office:value-type="float" office:value="108" calcext:value-type="float">
            <text:p>108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48]; &quot;.&quot;; [.$A$3]; &quot;.&quot;; [.F48]; &quot;.&quot;; [.G48]; &quot;.&quot;; &quot;pair&quot;; [.H48]; &quot;.fastq.gz&quot;)" office:value-type="string" office:string-value="MS050402.ATACSeq.108.1.pair1.fastq.gz" calcext:value-type="string">
            <text:p>MS050402.ATACSeq.108.1.pair1.fastq.gz</text:p>
          </table:table-cell>
          <table:table-cell table:formula="of:=CONCATENATE(&quot;ln -s ../../ATACseq/&quot;; [.B48]; &quot; &quot;; [.I48])" office:value-type="string" office:string-value="ln -s ../../ATACseq/Epi_AF26_NI_ATACSeq_1_2-308163_S6_L001_R1_001.fastq.gz MS050402.ATACSeq.108.1.pair1.fastq.gz" calcext:value-type="string">
            <text:p>ln -s ../../ATACseq/Epi_AF26_NI_ATACSeq_1_2-308163_S6_L001_R1_001.fastq.gz MS050402.ATACSeq.108.1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26_NI_ATACSeq_1_2-308163_S6_L001_R2_001.fastq.gz</text:p>
          </table:table-cell>
          <table:table-cell table:style-name="ce3" table:formula="of:=MID([.B49]; 5; 4)" office:value-type="string" office:string-value="AF26" calcext:value-type="string">
            <text:p>AF26</text:p>
          </table:table-cell>
          <table:table-cell table:style-name="ce3" table:formula="of:=IF(ISERROR(FIND(&quot;Flu&quot;; [.B49]; 1)); &quot;NI&quot;; &quot;Flu&quot;)" office:value-type="string" office:string-value="NI" calcext:value-type="string">
            <text:p>NI</text:p>
          </table:table-cell>
          <table:table-cell table:style-name="ce3" table:formula="of:=VLOOKUP(CONCATENATE([.C49]; &quot;_&quot;; [.D49]); ['file:///home/assez/Documents/projectDocs/EMC_Barreiro/allEMC_Barreiro.ods'#$EMC_Barreiro.$D$51:.$J$128];7)" office:value-type="string" office:string-value="MS050402" calcext:value-type="string">
            <text:p>MS050402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49]; &quot;.&quot;; [.$A$3]; &quot;.&quot;; [.F49]; &quot;.&quot;; [.G49]; &quot;.&quot;; &quot;pair&quot;; [.H49]; &quot;.fastq.gz&quot;)" office:value-type="string" office:string-value="MS050402.ATACSeq.108.1.pair2.fastq.gz" calcext:value-type="string">
            <text:p>MS050402.ATACSeq.108.1.pair2.fastq.gz</text:p>
          </table:table-cell>
          <table:table-cell table:formula="of:=CONCATENATE(&quot;ln -s ../../ATACseq/&quot;; [.B49]; &quot; &quot;; [.I49])" office:value-type="string" office:string-value="ln -s ../../ATACseq/Epi_AF26_NI_ATACSeq_1_2-308163_S6_L001_R2_001.fastq.gz MS050402.ATACSeq.108.1.pair2.fastq.gz" calcext:value-type="string">
            <text:p>ln -s ../../ATACseq/Epi_AF26_NI_ATACSeq_1_2-308163_S6_L001_R2_001.fastq.gz MS050402.ATACSeq.108.1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28_Flu_ATACSeq_1_2-308166_S9_L001_R1_001.fastq.gz</text:p>
          </table:table-cell>
          <table:table-cell table:style-name="ce3" table:formula="of:=MID([.B50]; 5; 4)" office:value-type="string" office:string-value="AF28" calcext:value-type="string">
            <text:p>AF28</text:p>
          </table:table-cell>
          <table:table-cell table:style-name="ce3" table:formula="of:=IF(ISERROR(FIND(&quot;Flu&quot;; [.B50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50]; &quot;_&quot;; [.D50]); ['file:///home/assez/Documents/projectDocs/EMC_Barreiro/allEMC_Barreiro.ods'#$EMC_Barreiro.$D$51:.$J$128];7)" office:value-type="string" office:string-value="MS050501" calcext:value-type="string">
            <text:p>MS050501</text:p>
          </table:table-cell>
          <table:table-cell table:style-name="ce3" office:value-type="float" office:value="108" calcext:value-type="float">
            <text:p>108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50]; &quot;.&quot;; [.$A$3]; &quot;.&quot;; [.F50]; &quot;.&quot;; [.G50]; &quot;.&quot;; &quot;pair&quot;; [.H50]; &quot;.fastq.gz&quot;)" office:value-type="string" office:string-value="MS050501.ATACSeq.108.1.pair1.fastq.gz" calcext:value-type="string">
            <text:p>MS050501.ATACSeq.108.1.pair1.fastq.gz</text:p>
          </table:table-cell>
          <table:table-cell table:formula="of:=CONCATENATE(&quot;ln -s ../../ATACseq/&quot;; [.B50]; &quot; &quot;; [.I50])" office:value-type="string" office:string-value="ln -s ../../ATACseq/Epi_AF28_Flu_ATACSeq_1_2-308166_S9_L001_R1_001.fastq.gz MS050501.ATACSeq.108.1.pair1.fastq.gz" calcext:value-type="string">
            <text:p>ln -s ../../ATACseq/Epi_AF28_Flu_ATACSeq_1_2-308166_S9_L001_R1_001.fastq.gz MS050501.ATACSeq.108.1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28_Flu_ATACSeq_1_2-308166_S9_L001_R2_001.fastq.gz</text:p>
          </table:table-cell>
          <table:table-cell table:style-name="ce3" table:formula="of:=MID([.B51]; 5; 4)" office:value-type="string" office:string-value="AF28" calcext:value-type="string">
            <text:p>AF28</text:p>
          </table:table-cell>
          <table:table-cell table:style-name="ce3" table:formula="of:=IF(ISERROR(FIND(&quot;Flu&quot;; [.B51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51]; &quot;_&quot;; [.D51]); ['file:///home/assez/Documents/projectDocs/EMC_Barreiro/allEMC_Barreiro.ods'#$EMC_Barreiro.$D$51:.$J$128];7)" office:value-type="string" office:string-value="MS050501" calcext:value-type="string">
            <text:p>MS050501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51]; &quot;.&quot;; [.$A$3]; &quot;.&quot;; [.F51]; &quot;.&quot;; [.G51]; &quot;.&quot;; &quot;pair&quot;; [.H51]; &quot;.fastq.gz&quot;)" office:value-type="string" office:string-value="MS050501.ATACSeq.108.1.pair2.fastq.gz" calcext:value-type="string">
            <text:p>MS050501.ATACSeq.108.1.pair2.fastq.gz</text:p>
          </table:table-cell>
          <table:table-cell table:formula="of:=CONCATENATE(&quot;ln -s ../../ATACseq/&quot;; [.B51]; &quot; &quot;; [.I51])" office:value-type="string" office:string-value="ln -s ../../ATACseq/Epi_AF28_Flu_ATACSeq_1_2-308166_S9_L001_R2_001.fastq.gz MS050501.ATACSeq.108.1.pair2.fastq.gz" calcext:value-type="string">
            <text:p>ln -s ../../ATACseq/Epi_AF28_Flu_ATACSeq_1_2-308166_S9_L001_R2_001.fastq.gz MS050501.ATACSeq.108.1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28_NI_ATACSeq_1_2-308165_S8_L001_R1_001.fastq.gz</text:p>
          </table:table-cell>
          <table:table-cell table:style-name="ce3" table:formula="of:=MID([.B52]; 5; 4)" office:value-type="string" office:string-value="AF28" calcext:value-type="string">
            <text:p>AF28</text:p>
          </table:table-cell>
          <table:table-cell table:style-name="ce3" table:formula="of:=IF(ISERROR(FIND(&quot;Flu&quot;; [.B52]; 1)); &quot;NI&quot;; &quot;Flu&quot;)" office:value-type="string" office:string-value="NI" calcext:value-type="string">
            <text:p>NI</text:p>
          </table:table-cell>
          <table:table-cell table:style-name="ce3" table:formula="of:=VLOOKUP(CONCATENATE([.C52]; &quot;_&quot;; [.D52]); ['file:///home/assez/Documents/projectDocs/EMC_Barreiro/allEMC_Barreiro.ods'#$EMC_Barreiro.$D$51:.$J$128];7)" office:value-type="string" office:string-value="MS050502" calcext:value-type="string">
            <text:p>MS050502</text:p>
          </table:table-cell>
          <table:table-cell table:style-name="ce3" office:value-type="float" office:value="108" calcext:value-type="float">
            <text:p>108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52]; &quot;.&quot;; [.$A$3]; &quot;.&quot;; [.F52]; &quot;.&quot;; [.G52]; &quot;.&quot;; &quot;pair&quot;; [.H52]; &quot;.fastq.gz&quot;)" office:value-type="string" office:string-value="MS050502.ATACSeq.108.1.pair1.fastq.gz" calcext:value-type="string">
            <text:p>MS050502.ATACSeq.108.1.pair1.fastq.gz</text:p>
          </table:table-cell>
          <table:table-cell table:formula="of:=CONCATENATE(&quot;ln -s ../../ATACseq/&quot;; [.B52]; &quot; &quot;; [.I52])" office:value-type="string" office:string-value="ln -s ../../ATACseq/Epi_AF28_NI_ATACSeq_1_2-308165_S8_L001_R1_001.fastq.gz MS050502.ATACSeq.108.1.pair1.fastq.gz" calcext:value-type="string">
            <text:p>ln -s ../../ATACseq/Epi_AF28_NI_ATACSeq_1_2-308165_S8_L001_R1_001.fastq.gz MS050502.ATACSeq.108.1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28_NI_ATACSeq_1_2-308165_S8_L001_R2_001.fastq.gz</text:p>
          </table:table-cell>
          <table:table-cell table:style-name="ce3" table:formula="of:=MID([.B53]; 5; 4)" office:value-type="string" office:string-value="AF28" calcext:value-type="string">
            <text:p>AF28</text:p>
          </table:table-cell>
          <table:table-cell table:style-name="ce3" table:formula="of:=IF(ISERROR(FIND(&quot;Flu&quot;; [.B53]; 1)); &quot;NI&quot;; &quot;Flu&quot;)" office:value-type="string" office:string-value="NI" calcext:value-type="string">
            <text:p>NI</text:p>
          </table:table-cell>
          <table:table-cell table:style-name="ce3" table:formula="of:=VLOOKUP(CONCATENATE([.C53]; &quot;_&quot;; [.D53]); ['file:///home/assez/Documents/projectDocs/EMC_Barreiro/allEMC_Barreiro.ods'#$EMC_Barreiro.$D$51:.$J$128];7)" office:value-type="string" office:string-value="MS050502" calcext:value-type="string">
            <text:p>MS050502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53]; &quot;.&quot;; [.$A$3]; &quot;.&quot;; [.F53]; &quot;.&quot;; [.G53]; &quot;.&quot;; &quot;pair&quot;; [.H53]; &quot;.fastq.gz&quot;)" office:value-type="string" office:string-value="MS050502.ATACSeq.108.1.pair2.fastq.gz" calcext:value-type="string">
            <text:p>MS050502.ATACSeq.108.1.pair2.fastq.gz</text:p>
          </table:table-cell>
          <table:table-cell table:formula="of:=CONCATENATE(&quot;ln -s ../../ATACseq/&quot;; [.B53]; &quot; &quot;; [.I53])" office:value-type="string" office:string-value="ln -s ../../ATACseq/Epi_AF28_NI_ATACSeq_1_2-308165_S8_L001_R2_001.fastq.gz MS050502.ATACSeq.108.1.pair2.fastq.gz" calcext:value-type="string">
            <text:p>ln -s ../../ATACseq/Epi_AF28_NI_ATACSeq_1_2-308165_S8_L001_R2_001.fastq.gz MS050502.ATACSeq.108.1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30_Flu_ATACSeq_1_2-308168_S11_L001_R1_001.fastq.gz</text:p>
          </table:table-cell>
          <table:table-cell table:style-name="ce3" table:formula="of:=MID([.B54]; 5; 4)" office:value-type="string" office:string-value="AF30" calcext:value-type="string">
            <text:p>AF30</text:p>
          </table:table-cell>
          <table:table-cell table:style-name="ce3" table:formula="of:=IF(ISERROR(FIND(&quot;Flu&quot;; [.B54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54]; &quot;_&quot;; [.D54]); ['file:///home/assez/Documents/projectDocs/EMC_Barreiro/allEMC_Barreiro.ods'#$EMC_Barreiro.$D$51:.$J$128];7)" office:value-type="string" office:string-value="MS050601" calcext:value-type="string">
            <text:p>MS050601</text:p>
          </table:table-cell>
          <table:table-cell table:style-name="ce3" office:value-type="float" office:value="108" calcext:value-type="float">
            <text:p>108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54]; &quot;.&quot;; [.$A$3]; &quot;.&quot;; [.F54]; &quot;.&quot;; [.G54]; &quot;.&quot;; &quot;pair&quot;; [.H54]; &quot;.fastq.gz&quot;)" office:value-type="string" office:string-value="MS050601.ATACSeq.108.1.pair1.fastq.gz" calcext:value-type="string">
            <text:p>MS050601.ATACSeq.108.1.pair1.fastq.gz</text:p>
          </table:table-cell>
          <table:table-cell table:formula="of:=CONCATENATE(&quot;ln -s ../../ATACseq/&quot;; [.B54]; &quot; &quot;; [.I54])" office:value-type="string" office:string-value="ln -s ../../ATACseq/Epi_AF30_Flu_ATACSeq_1_2-308168_S11_L001_R1_001.fastq.gz MS050601.ATACSeq.108.1.pair1.fastq.gz" calcext:value-type="string">
            <text:p>ln -s ../../ATACseq/Epi_AF30_Flu_ATACSeq_1_2-308168_S11_L001_R1_001.fastq.gz MS050601.ATACSeq.108.1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30_Flu_ATACSeq_1_2-308168_S11_L001_R2_001.fastq.gz</text:p>
          </table:table-cell>
          <table:table-cell table:style-name="ce3" table:formula="of:=MID([.B55]; 5; 4)" office:value-type="string" office:string-value="AF30" calcext:value-type="string">
            <text:p>AF30</text:p>
          </table:table-cell>
          <table:table-cell table:style-name="ce3" table:formula="of:=IF(ISERROR(FIND(&quot;Flu&quot;; [.B55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55]; &quot;_&quot;; [.D55]); ['file:///home/assez/Documents/projectDocs/EMC_Barreiro/allEMC_Barreiro.ods'#$EMC_Barreiro.$D$51:.$J$128];7)" office:value-type="string" office:string-value="MS050601" calcext:value-type="string">
            <text:p>MS050601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55]; &quot;.&quot;; [.$A$3]; &quot;.&quot;; [.F55]; &quot;.&quot;; [.G55]; &quot;.&quot;; &quot;pair&quot;; [.H55]; &quot;.fastq.gz&quot;)" office:value-type="string" office:string-value="MS050601.ATACSeq.108.1.pair2.fastq.gz" calcext:value-type="string">
            <text:p>MS050601.ATACSeq.108.1.pair2.fastq.gz</text:p>
          </table:table-cell>
          <table:table-cell table:formula="of:=CONCATENATE(&quot;ln -s ../../ATACseq/&quot;; [.B55]; &quot; &quot;; [.I55])" office:value-type="string" office:string-value="ln -s ../../ATACseq/Epi_AF30_Flu_ATACSeq_1_2-308168_S11_L001_R2_001.fastq.gz MS050601.ATACSeq.108.1.pair2.fastq.gz" calcext:value-type="string">
            <text:p>ln -s ../../ATACseq/Epi_AF30_Flu_ATACSeq_1_2-308168_S11_L001_R2_001.fastq.gz MS050601.ATACSeq.108.1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30_NI_ATACSeq_1_2-308167_S10_L001_R1_001.fastq.gz</text:p>
          </table:table-cell>
          <table:table-cell table:style-name="ce3" table:formula="of:=MID([.B56]; 5; 4)" office:value-type="string" office:string-value="AF30" calcext:value-type="string">
            <text:p>AF30</text:p>
          </table:table-cell>
          <table:table-cell table:style-name="ce3" table:formula="of:=IF(ISERROR(FIND(&quot;Flu&quot;; [.B56]; 1)); &quot;NI&quot;; &quot;Flu&quot;)" office:value-type="string" office:string-value="NI" calcext:value-type="string">
            <text:p>NI</text:p>
          </table:table-cell>
          <table:table-cell table:style-name="ce3" table:formula="of:=VLOOKUP(CONCATENATE([.C56]; &quot;_&quot;; [.D56]); ['file:///home/assez/Documents/projectDocs/EMC_Barreiro/allEMC_Barreiro.ods'#$EMC_Barreiro.$D$51:.$J$128];7)" office:value-type="string" office:string-value="MS050602" calcext:value-type="string">
            <text:p>MS050602</text:p>
          </table:table-cell>
          <table:table-cell table:style-name="ce3" office:value-type="float" office:value="108" calcext:value-type="float">
            <text:p>108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56]; &quot;.&quot;; [.$A$3]; &quot;.&quot;; [.F56]; &quot;.&quot;; [.G56]; &quot;.&quot;; &quot;pair&quot;; [.H56]; &quot;.fastq.gz&quot;)" office:value-type="string" office:string-value="MS050602.ATACSeq.108.1.pair1.fastq.gz" calcext:value-type="string">
            <text:p>MS050602.ATACSeq.108.1.pair1.fastq.gz</text:p>
          </table:table-cell>
          <table:table-cell table:formula="of:=CONCATENATE(&quot;ln -s ../../ATACseq/&quot;; [.B56]; &quot; &quot;; [.I56])" office:value-type="string" office:string-value="ln -s ../../ATACseq/Epi_AF30_NI_ATACSeq_1_2-308167_S10_L001_R1_001.fastq.gz MS050602.ATACSeq.108.1.pair1.fastq.gz" calcext:value-type="string">
            <text:p>ln -s ../../ATACseq/Epi_AF30_NI_ATACSeq_1_2-308167_S10_L001_R1_001.fastq.gz MS050602.ATACSeq.108.1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30_NI_ATACSeq_1_2-308167_S10_L001_R2_001.fastq.gz</text:p>
          </table:table-cell>
          <table:table-cell table:style-name="ce3" table:formula="of:=MID([.B57]; 5; 4)" office:value-type="string" office:string-value="AF30" calcext:value-type="string">
            <text:p>AF30</text:p>
          </table:table-cell>
          <table:table-cell table:style-name="ce3" table:formula="of:=IF(ISERROR(FIND(&quot;Flu&quot;; [.B57]; 1)); &quot;NI&quot;; &quot;Flu&quot;)" office:value-type="string" office:string-value="NI" calcext:value-type="string">
            <text:p>NI</text:p>
          </table:table-cell>
          <table:table-cell table:style-name="ce3" table:formula="of:=VLOOKUP(CONCATENATE([.C57]; &quot;_&quot;; [.D57]); ['file:///home/assez/Documents/projectDocs/EMC_Barreiro/allEMC_Barreiro.ods'#$EMC_Barreiro.$D$51:.$J$128];7)" office:value-type="string" office:string-value="MS050602" calcext:value-type="string">
            <text:p>MS050602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57]; &quot;.&quot;; [.$A$3]; &quot;.&quot;; [.F57]; &quot;.&quot;; [.G57]; &quot;.&quot;; &quot;pair&quot;; [.H57]; &quot;.fastq.gz&quot;)" office:value-type="string" office:string-value="MS050602.ATACSeq.108.1.pair2.fastq.gz" calcext:value-type="string">
            <text:p>MS050602.ATACSeq.108.1.pair2.fastq.gz</text:p>
          </table:table-cell>
          <table:table-cell table:formula="of:=CONCATENATE(&quot;ln -s ../../ATACseq/&quot;; [.B57]; &quot; &quot;; [.I57])" office:value-type="string" office:string-value="ln -s ../../ATACseq/Epi_AF30_NI_ATACSeq_1_2-308167_S10_L001_R2_001.fastq.gz MS050602.ATACSeq.108.1.pair2.fastq.gz" calcext:value-type="string">
            <text:p>ln -s ../../ATACseq/Epi_AF30_NI_ATACSeq_1_2-308167_S10_L001_R2_001.fastq.gz MS050602.ATACSeq.108.1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34_Flu_ATACSeq_1_2-308174_S17_L001_R1_001.fastq.gz</text:p>
          </table:table-cell>
          <table:table-cell table:style-name="ce3" table:formula="of:=MID([.B58]; 5; 4)" office:value-type="string" office:string-value="AF34" calcext:value-type="string">
            <text:p>AF34</text:p>
          </table:table-cell>
          <table:table-cell table:style-name="ce3" table:formula="of:=IF(ISERROR(FIND(&quot;Flu&quot;; [.B58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58]; &quot;_&quot;; [.D58]); ['file:///home/assez/Documents/projectDocs/EMC_Barreiro/allEMC_Barreiro.ods'#$EMC_Barreiro.$D$51:.$J$128];7)" office:value-type="string" office:string-value="MS050801" calcext:value-type="string">
            <text:p>MS050801</text:p>
          </table:table-cell>
          <table:table-cell table:style-name="ce3" office:value-type="float" office:value="108" calcext:value-type="float">
            <text:p>108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58]; &quot;.&quot;; [.$A$3]; &quot;.&quot;; [.F58]; &quot;.&quot;; [.G58]; &quot;.&quot;; &quot;pair&quot;; [.H58]; &quot;.fastq.gz&quot;)" office:value-type="string" office:string-value="MS050801.ATACSeq.108.1.pair1.fastq.gz" calcext:value-type="string">
            <text:p>MS050801.ATACSeq.108.1.pair1.fastq.gz</text:p>
          </table:table-cell>
          <table:table-cell table:formula="of:=CONCATENATE(&quot;ln -s ../../ATACseq/&quot;; [.B58]; &quot; &quot;; [.I58])" office:value-type="string" office:string-value="ln -s ../../ATACseq/Epi_AF34_Flu_ATACSeq_1_2-308174_S17_L001_R1_001.fastq.gz MS050801.ATACSeq.108.1.pair1.fastq.gz" calcext:value-type="string">
            <text:p>ln -s ../../ATACseq/Epi_AF34_Flu_ATACSeq_1_2-308174_S17_L001_R1_001.fastq.gz MS050801.ATACSeq.108.1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34_Flu_ATACSeq_1_2-308174_S17_L001_R2_001.fastq.gz</text:p>
          </table:table-cell>
          <table:table-cell table:style-name="ce3" table:formula="of:=MID([.B59]; 5; 4)" office:value-type="string" office:string-value="AF34" calcext:value-type="string">
            <text:p>AF34</text:p>
          </table:table-cell>
          <table:table-cell table:style-name="ce3" table:formula="of:=IF(ISERROR(FIND(&quot;Flu&quot;; [.B59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59]; &quot;_&quot;; [.D59]); ['file:///home/assez/Documents/projectDocs/EMC_Barreiro/allEMC_Barreiro.ods'#$EMC_Barreiro.$D$51:.$J$128];7)" office:value-type="string" office:string-value="MS050801" calcext:value-type="string">
            <text:p>MS050801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59]; &quot;.&quot;; [.$A$3]; &quot;.&quot;; [.F59]; &quot;.&quot;; [.G59]; &quot;.&quot;; &quot;pair&quot;; [.H59]; &quot;.fastq.gz&quot;)" office:value-type="string" office:string-value="MS050801.ATACSeq.108.1.pair2.fastq.gz" calcext:value-type="string">
            <text:p>MS050801.ATACSeq.108.1.pair2.fastq.gz</text:p>
          </table:table-cell>
          <table:table-cell table:formula="of:=CONCATENATE(&quot;ln -s ../../ATACseq/&quot;; [.B59]; &quot; &quot;; [.I59])" office:value-type="string" office:string-value="ln -s ../../ATACseq/Epi_AF34_Flu_ATACSeq_1_2-308174_S17_L001_R2_001.fastq.gz MS050801.ATACSeq.108.1.pair2.fastq.gz" calcext:value-type="string">
            <text:p>ln -s ../../ATACseq/Epi_AF34_Flu_ATACSeq_1_2-308174_S17_L001_R2_001.fastq.gz MS050801.ATACSeq.108.1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34_NI_ATACSeq_1_2-308173_S16_L001_R1_001.fastq.gz</text:p>
          </table:table-cell>
          <table:table-cell table:style-name="ce3" table:formula="of:=MID([.B60]; 5; 4)" office:value-type="string" office:string-value="AF34" calcext:value-type="string">
            <text:p>AF34</text:p>
          </table:table-cell>
          <table:table-cell table:style-name="ce3" table:formula="of:=IF(ISERROR(FIND(&quot;Flu&quot;; [.B60]; 1)); &quot;NI&quot;; &quot;Flu&quot;)" office:value-type="string" office:string-value="NI" calcext:value-type="string">
            <text:p>NI</text:p>
          </table:table-cell>
          <table:table-cell table:style-name="ce3" table:formula="of:=VLOOKUP(CONCATENATE([.C60]; &quot;_&quot;; [.D60]); ['file:///home/assez/Documents/projectDocs/EMC_Barreiro/allEMC_Barreiro.ods'#$EMC_Barreiro.$D$51:.$J$128];7)" office:value-type="string" office:string-value="MS050802" calcext:value-type="string">
            <text:p>MS050802</text:p>
          </table:table-cell>
          <table:table-cell table:style-name="ce3" office:value-type="float" office:value="108" calcext:value-type="float">
            <text:p>108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60]; &quot;.&quot;; [.$A$3]; &quot;.&quot;; [.F60]; &quot;.&quot;; [.G60]; &quot;.&quot;; &quot;pair&quot;; [.H60]; &quot;.fastq.gz&quot;)" office:value-type="string" office:string-value="MS050802.ATACSeq.108.1.pair1.fastq.gz" calcext:value-type="string">
            <text:p>MS050802.ATACSeq.108.1.pair1.fastq.gz</text:p>
          </table:table-cell>
          <table:table-cell table:formula="of:=CONCATENATE(&quot;ln -s ../../ATACseq/&quot;; [.B60]; &quot; &quot;; [.I60])" office:value-type="string" office:string-value="ln -s ../../ATACseq/Epi_AF34_NI_ATACSeq_1_2-308173_S16_L001_R1_001.fastq.gz MS050802.ATACSeq.108.1.pair1.fastq.gz" calcext:value-type="string">
            <text:p>ln -s ../../ATACseq/Epi_AF34_NI_ATACSeq_1_2-308173_S16_L001_R1_001.fastq.gz MS050802.ATACSeq.108.1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34_NI_ATACSeq_1_2-308173_S16_L001_R2_001.fastq.gz</text:p>
          </table:table-cell>
          <table:table-cell table:style-name="ce3" table:formula="of:=MID([.B61]; 5; 4)" office:value-type="string" office:string-value="AF34" calcext:value-type="string">
            <text:p>AF34</text:p>
          </table:table-cell>
          <table:table-cell table:style-name="ce3" table:formula="of:=IF(ISERROR(FIND(&quot;Flu&quot;; [.B61]; 1)); &quot;NI&quot;; &quot;Flu&quot;)" office:value-type="string" office:string-value="NI" calcext:value-type="string">
            <text:p>NI</text:p>
          </table:table-cell>
          <table:table-cell table:style-name="ce3" table:formula="of:=VLOOKUP(CONCATENATE([.C61]; &quot;_&quot;; [.D61]); ['file:///home/assez/Documents/projectDocs/EMC_Barreiro/allEMC_Barreiro.ods'#$EMC_Barreiro.$D$51:.$J$128];7)" office:value-type="string" office:string-value="MS050802" calcext:value-type="string">
            <text:p>MS050802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61]; &quot;.&quot;; [.$A$3]; &quot;.&quot;; [.F61]; &quot;.&quot;; [.G61]; &quot;.&quot;; &quot;pair&quot;; [.H61]; &quot;.fastq.gz&quot;)" office:value-type="string" office:string-value="MS050802.ATACSeq.108.1.pair2.fastq.gz" calcext:value-type="string">
            <text:p>MS050802.ATACSeq.108.1.pair2.fastq.gz</text:p>
          </table:table-cell>
          <table:table-cell table:formula="of:=CONCATENATE(&quot;ln -s ../../ATACseq/&quot;; [.B61]; &quot; &quot;; [.I61])" office:value-type="string" office:string-value="ln -s ../../ATACseq/Epi_AF34_NI_ATACSeq_1_2-308173_S16_L001_R2_001.fastq.gz MS050802.ATACSeq.108.1.pair2.fastq.gz" calcext:value-type="string">
            <text:p>ln -s ../../ATACseq/Epi_AF34_NI_ATACSeq_1_2-308173_S16_L001_R2_001.fastq.gz MS050802.ATACSeq.108.1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36_Flu_ATACSeq_1_2-308185_S12_L002_R1_001.fastq.gz</text:p>
          </table:table-cell>
          <table:table-cell table:style-name="ce3" table:formula="of:=MID([.B62]; 5; 4)" office:value-type="string" office:string-value="AF36" calcext:value-type="string">
            <text:p>AF36</text:p>
          </table:table-cell>
          <table:table-cell table:style-name="ce3" table:formula="of:=IF(ISERROR(FIND(&quot;Flu&quot;; [.B62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62]; &quot;_&quot;; [.D62]); ['file:///home/assez/Documents/projectDocs/EMC_Barreiro/allEMC_Barreiro.ods'#$EMC_Barreiro.$D$51:.$J$128];7)" office:value-type="string" office:string-value="MS050901" calcext:value-type="string">
            <text:p>MS050901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62]; &quot;.&quot;; [.$A$3]; &quot;.&quot;; [.F62]; &quot;.&quot;; [.G62]; &quot;.&quot;; &quot;pair&quot;; [.H62]; &quot;.fastq.gz&quot;)" office:value-type="string" office:string-value="MS050901.ATACSeq.108.2.pair1.fastq.gz" calcext:value-type="string">
            <text:p>MS050901.ATACSeq.108.2.pair1.fastq.gz</text:p>
          </table:table-cell>
          <table:table-cell table:formula="of:=CONCATENATE(&quot;ln -s ../../ATACseq/&quot;; [.B62]; &quot; &quot;; [.I62])" office:value-type="string" office:string-value="ln -s ../../ATACseq/Epi_AF36_Flu_ATACSeq_1_2-308185_S12_L002_R1_001.fastq.gz MS050901.ATACSeq.108.2.pair1.fastq.gz" calcext:value-type="string">
            <text:p>ln -s ../../ATACseq/Epi_AF36_Flu_ATACSeq_1_2-308185_S12_L002_R1_001.fastq.gz MS050901.ATACSeq.108.2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36_Flu_ATACSeq_1_2-308185_S12_L002_R2_001.fastq.gz</text:p>
          </table:table-cell>
          <table:table-cell table:style-name="ce3" table:formula="of:=MID([.B63]; 5; 4)" office:value-type="string" office:string-value="AF36" calcext:value-type="string">
            <text:p>AF36</text:p>
          </table:table-cell>
          <table:table-cell table:style-name="ce3" table:formula="of:=IF(ISERROR(FIND(&quot;Flu&quot;; [.B63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63]; &quot;_&quot;; [.D63]); ['file:///home/assez/Documents/projectDocs/EMC_Barreiro/allEMC_Barreiro.ods'#$EMC_Barreiro.$D$51:.$J$128];7)" office:value-type="string" office:string-value="MS050901" calcext:value-type="string">
            <text:p>MS050901</text:p>
          </table:table-cell>
          <table:table-cell table:style-name="ce3" office:value-type="float" office:value="108" calcext:value-type="float">
            <text:p>108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9" table:formula="of:=CONCATENATE([.E63]; &quot;.&quot;; [.$A$3]; &quot;.&quot;; [.F63]; &quot;.&quot;; [.G63]; &quot;.&quot;; &quot;pair&quot;; [.H63]; &quot;.fastq.gz&quot;)" office:value-type="string" office:string-value="MS050901.ATACSeq.108.2.pair2.fastq.gz" calcext:value-type="string">
            <text:p>MS050901.ATACSeq.108.2.pair2.fastq.gz</text:p>
          </table:table-cell>
          <table:table-cell table:formula="of:=CONCATENATE(&quot;ln -s ../../ATACseq/&quot;; [.B63]; &quot; &quot;; [.I63])" office:value-type="string" office:string-value="ln -s ../../ATACseq/Epi_AF36_Flu_ATACSeq_1_2-308185_S12_L002_R2_001.fastq.gz MS050901.ATACSeq.108.2.pair2.fastq.gz" calcext:value-type="string">
            <text:p>ln -s ../../ATACseq/Epi_AF36_Flu_ATACSeq_1_2-308185_S12_L002_R2_001.fastq.gz MS050901.ATACSeq.108.2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36_NI_ATACSeq_1_2-308184_S11_L002_R1_001.fastq.gz</text:p>
          </table:table-cell>
          <table:table-cell table:style-name="ce3" table:formula="of:=MID([.B64]; 5; 4)" office:value-type="string" office:string-value="AF36" calcext:value-type="string">
            <text:p>AF36</text:p>
          </table:table-cell>
          <table:table-cell table:style-name="ce3" table:formula="of:=IF(ISERROR(FIND(&quot;Flu&quot;; [.B64]; 1)); &quot;NI&quot;; &quot;Flu&quot;)" office:value-type="string" office:string-value="NI" calcext:value-type="string">
            <text:p>NI</text:p>
          </table:table-cell>
          <table:table-cell table:style-name="ce3" table:formula="of:=VLOOKUP(CONCATENATE([.C64]; &quot;_&quot;; [.D64]); ['file:///home/assez/Documents/projectDocs/EMC_Barreiro/allEMC_Barreiro.ods'#$EMC_Barreiro.$D$51:.$J$128];7)" office:value-type="string" office:string-value="MS050902" calcext:value-type="string">
            <text:p>MS050902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64]; &quot;.&quot;; [.$A$3]; &quot;.&quot;; [.F64]; &quot;.&quot;; [.G64]; &quot;.&quot;; &quot;pair&quot;; [.H64]; &quot;.fastq.gz&quot;)" office:value-type="string" office:string-value="MS050902.ATACSeq.108.2.pair1.fastq.gz" calcext:value-type="string">
            <text:p>MS050902.ATACSeq.108.2.pair1.fastq.gz</text:p>
          </table:table-cell>
          <table:table-cell table:formula="of:=CONCATENATE(&quot;ln -s ../../ATACseq/&quot;; [.B64]; &quot; &quot;; [.I64])" office:value-type="string" office:string-value="ln -s ../../ATACseq/Epi_AF36_NI_ATACSeq_1_2-308184_S11_L002_R1_001.fastq.gz MS050902.ATACSeq.108.2.pair1.fastq.gz" calcext:value-type="string">
            <text:p>ln -s ../../ATACseq/Epi_AF36_NI_ATACSeq_1_2-308184_S11_L002_R1_001.fastq.gz MS050902.ATACSeq.108.2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36_NI_ATACSeq_1_2-308184_S11_L002_R2_001.fastq.gz</text:p>
          </table:table-cell>
          <table:table-cell table:style-name="ce3" table:formula="of:=MID([.B65]; 5; 4)" office:value-type="string" office:string-value="AF36" calcext:value-type="string">
            <text:p>AF36</text:p>
          </table:table-cell>
          <table:table-cell table:style-name="ce3" table:formula="of:=IF(ISERROR(FIND(&quot;Flu&quot;; [.B65]; 1)); &quot;NI&quot;; &quot;Flu&quot;)" office:value-type="string" office:string-value="NI" calcext:value-type="string">
            <text:p>NI</text:p>
          </table:table-cell>
          <table:table-cell table:style-name="ce3" table:formula="of:=VLOOKUP(CONCATENATE([.C65]; &quot;_&quot;; [.D65]); ['file:///home/assez/Documents/projectDocs/EMC_Barreiro/allEMC_Barreiro.ods'#$EMC_Barreiro.$D$51:.$J$128];7)" office:value-type="string" office:string-value="MS050902" calcext:value-type="string">
            <text:p>MS050902</text:p>
          </table:table-cell>
          <table:table-cell table:style-name="ce3" office:value-type="float" office:value="108" calcext:value-type="float">
            <text:p>108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9" table:formula="of:=CONCATENATE([.E65]; &quot;.&quot;; [.$A$3]; &quot;.&quot;; [.F65]; &quot;.&quot;; [.G65]; &quot;.&quot;; &quot;pair&quot;; [.H65]; &quot;.fastq.gz&quot;)" office:value-type="string" office:string-value="MS050902.ATACSeq.108.2.pair2.fastq.gz" calcext:value-type="string">
            <text:p>MS050902.ATACSeq.108.2.pair2.fastq.gz</text:p>
          </table:table-cell>
          <table:table-cell table:formula="of:=CONCATENATE(&quot;ln -s ../../ATACseq/&quot;; [.B65]; &quot; &quot;; [.I65])" office:value-type="string" office:string-value="ln -s ../../ATACseq/Epi_AF36_NI_ATACSeq_1_2-308184_S11_L002_R2_001.fastq.gz MS050902.ATACSeq.108.2.pair2.fastq.gz" calcext:value-type="string">
            <text:p>ln -s ../../ATACseq/Epi_AF36_NI_ATACSeq_1_2-308184_S11_L002_R2_001.fastq.gz MS050902.ATACSeq.108.2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38_Flu_ATACSeq_1_2-308187_S14_L002_R1_001.fastq.gz</text:p>
          </table:table-cell>
          <table:table-cell table:style-name="ce3" table:formula="of:=MID([.B66]; 5; 4)" office:value-type="string" office:string-value="AF38" calcext:value-type="string">
            <text:p>AF38</text:p>
          </table:table-cell>
          <table:table-cell table:style-name="ce3" table:formula="of:=IF(ISERROR(FIND(&quot;Flu&quot;; [.B66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66]; &quot;_&quot;; [.D66]); ['file:///home/assez/Documents/projectDocs/EMC_Barreiro/allEMC_Barreiro.ods'#$EMC_Barreiro.$D$51:.$J$128];7)" office:value-type="string" office:string-value="MS051001" calcext:value-type="string">
            <text:p>MS051001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66]; &quot;.&quot;; [.$A$3]; &quot;.&quot;; [.F66]; &quot;.&quot;; [.G66]; &quot;.&quot;; &quot;pair&quot;; [.H66]; &quot;.fastq.gz&quot;)" office:value-type="string" office:string-value="MS051001.ATACSeq.108.2.pair1.fastq.gz" calcext:value-type="string">
            <text:p>MS051001.ATACSeq.108.2.pair1.fastq.gz</text:p>
          </table:table-cell>
          <table:table-cell table:formula="of:=CONCATENATE(&quot;ln -s ../../ATACseq/&quot;; [.B66]; &quot; &quot;; [.I66])" office:value-type="string" office:string-value="ln -s ../../ATACseq/Epi_AF38_Flu_ATACSeq_1_2-308187_S14_L002_R1_001.fastq.gz MS051001.ATACSeq.108.2.pair1.fastq.gz" calcext:value-type="string">
            <text:p>ln -s ../../ATACseq/Epi_AF38_Flu_ATACSeq_1_2-308187_S14_L002_R1_001.fastq.gz MS051001.ATACSeq.108.2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38_Flu_ATACSeq_1_2-308187_S14_L002_R2_001.fastq.gz</text:p>
          </table:table-cell>
          <table:table-cell table:style-name="ce3" table:formula="of:=MID([.B67]; 5; 4)" office:value-type="string" office:string-value="AF38" calcext:value-type="string">
            <text:p>AF38</text:p>
          </table:table-cell>
          <table:table-cell table:style-name="ce3" table:formula="of:=IF(ISERROR(FIND(&quot;Flu&quot;; [.B67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67]; &quot;_&quot;; [.D67]); ['file:///home/assez/Documents/projectDocs/EMC_Barreiro/allEMC_Barreiro.ods'#$EMC_Barreiro.$D$51:.$J$128];7)" office:value-type="string" office:string-value="MS051001" calcext:value-type="string">
            <text:p>MS051001</text:p>
          </table:table-cell>
          <table:table-cell table:style-name="ce3" office:value-type="float" office:value="108" calcext:value-type="float">
            <text:p>108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9" table:formula="of:=CONCATENATE([.E67]; &quot;.&quot;; [.$A$3]; &quot;.&quot;; [.F67]; &quot;.&quot;; [.G67]; &quot;.&quot;; &quot;pair&quot;; [.H67]; &quot;.fastq.gz&quot;)" office:value-type="string" office:string-value="MS051001.ATACSeq.108.2.pair2.fastq.gz" calcext:value-type="string">
            <text:p>MS051001.ATACSeq.108.2.pair2.fastq.gz</text:p>
          </table:table-cell>
          <table:table-cell table:formula="of:=CONCATENATE(&quot;ln -s ../../ATACseq/&quot;; [.B67]; &quot; &quot;; [.I67])" office:value-type="string" office:string-value="ln -s ../../ATACseq/Epi_AF38_Flu_ATACSeq_1_2-308187_S14_L002_R2_001.fastq.gz MS051001.ATACSeq.108.2.pair2.fastq.gz" calcext:value-type="string">
            <text:p>ln -s ../../ATACseq/Epi_AF38_Flu_ATACSeq_1_2-308187_S14_L002_R2_001.fastq.gz MS051001.ATACSeq.108.2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38_NI_ATACSeq_1_2-308186_S13_L002_R1_001.fastq.gz</text:p>
          </table:table-cell>
          <table:table-cell table:style-name="ce3" table:formula="of:=MID([.B68]; 5; 4)" office:value-type="string" office:string-value="AF38" calcext:value-type="string">
            <text:p>AF38</text:p>
          </table:table-cell>
          <table:table-cell table:style-name="ce3" table:formula="of:=IF(ISERROR(FIND(&quot;Flu&quot;; [.B68]; 1)); &quot;NI&quot;; &quot;Flu&quot;)" office:value-type="string" office:string-value="NI" calcext:value-type="string">
            <text:p>NI</text:p>
          </table:table-cell>
          <table:table-cell table:style-name="ce3" table:formula="of:=VLOOKUP(CONCATENATE([.C68]; &quot;_&quot;; [.D68]); ['file:///home/assez/Documents/projectDocs/EMC_Barreiro/allEMC_Barreiro.ods'#$EMC_Barreiro.$D$51:.$J$128];7)" office:value-type="string" office:string-value="MS051002" calcext:value-type="string">
            <text:p>MS051002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68]; &quot;.&quot;; [.$A$3]; &quot;.&quot;; [.F68]; &quot;.&quot;; [.G68]; &quot;.&quot;; &quot;pair&quot;; [.H68]; &quot;.fastq.gz&quot;)" office:value-type="string" office:string-value="MS051002.ATACSeq.108.2.pair1.fastq.gz" calcext:value-type="string">
            <text:p>MS051002.ATACSeq.108.2.pair1.fastq.gz</text:p>
          </table:table-cell>
          <table:table-cell table:formula="of:=CONCATENATE(&quot;ln -s ../../ATACseq/&quot;; [.B68]; &quot; &quot;; [.I68])" office:value-type="string" office:string-value="ln -s ../../ATACseq/Epi_AF38_NI_ATACSeq_1_2-308186_S13_L002_R1_001.fastq.gz MS051002.ATACSeq.108.2.pair1.fastq.gz" calcext:value-type="string">
            <text:p>ln -s ../../ATACseq/Epi_AF38_NI_ATACSeq_1_2-308186_S13_L002_R1_001.fastq.gz MS051002.ATACSeq.108.2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38_NI_ATACSeq_1_2-308186_S13_L002_R2_001.fastq.gz</text:p>
          </table:table-cell>
          <table:table-cell table:style-name="ce3" table:formula="of:=MID([.B69]; 5; 4)" office:value-type="string" office:string-value="AF38" calcext:value-type="string">
            <text:p>AF38</text:p>
          </table:table-cell>
          <table:table-cell table:style-name="ce3" table:formula="of:=IF(ISERROR(FIND(&quot;Flu&quot;; [.B69]; 1)); &quot;NI&quot;; &quot;Flu&quot;)" office:value-type="string" office:string-value="NI" calcext:value-type="string">
            <text:p>NI</text:p>
          </table:table-cell>
          <table:table-cell table:style-name="ce3" table:formula="of:=VLOOKUP(CONCATENATE([.C69]; &quot;_&quot;; [.D69]); ['file:///home/assez/Documents/projectDocs/EMC_Barreiro/allEMC_Barreiro.ods'#$EMC_Barreiro.$D$51:.$J$128];7)" office:value-type="string" office:string-value="MS051002" calcext:value-type="string">
            <text:p>MS051002</text:p>
          </table:table-cell>
          <table:table-cell table:style-name="ce3" office:value-type="float" office:value="108" calcext:value-type="float">
            <text:p>108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9" table:formula="of:=CONCATENATE([.E69]; &quot;.&quot;; [.$A$3]; &quot;.&quot;; [.F69]; &quot;.&quot;; [.G69]; &quot;.&quot;; &quot;pair&quot;; [.H69]; &quot;.fastq.gz&quot;)" office:value-type="string" office:string-value="MS051002.ATACSeq.108.2.pair2.fastq.gz" calcext:value-type="string">
            <text:p>MS051002.ATACSeq.108.2.pair2.fastq.gz</text:p>
          </table:table-cell>
          <table:table-cell table:formula="of:=CONCATENATE(&quot;ln -s ../../ATACseq/&quot;; [.B69]; &quot; &quot;; [.I69])" office:value-type="string" office:string-value="ln -s ../../ATACseq/Epi_AF38_NI_ATACSeq_1_2-308186_S13_L002_R2_001.fastq.gz MS051002.ATACSeq.108.2.pair2.fastq.gz" calcext:value-type="string">
            <text:p>ln -s ../../ATACseq/Epi_AF38_NI_ATACSeq_1_2-308186_S13_L002_R2_001.fastq.gz MS051002.ATACSeq.108.2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03_Flu_ATACSeq_1_2-259462_S2_L001_R1_001.fastq.gz</text:p>
          </table:table-cell>
          <table:table-cell table:style-name="ce3" table:formula="of:=MID([.B70]; 5; 4)" office:value-type="string" office:string-value="EU03" calcext:value-type="string">
            <text:p>EU03</text:p>
          </table:table-cell>
          <table:table-cell table:style-name="ce3" table:formula="of:=IF(ISERROR(FIND(&quot;Flu&quot;; [.B70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70]; &quot;_&quot;; [.D70]); ['file:///home/assez/Documents/projectDocs/EMC_Barreiro/allEMC_Barreiro.ods'#$EMC_Barreiro.$D$51:.$J$128];7)" office:value-type="string" office:string-value="MS051201" calcext:value-type="string">
            <text:p>MS051201</text:p>
          </table:table-cell>
          <table:table-cell table:style-name="ce3" office:value-type="float" office:value="81" calcext:value-type="float">
            <text:p>8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70]; &quot;.&quot;; [.$A$3]; &quot;.&quot;; [.F70]; &quot;.&quot;; [.G70]; &quot;.&quot;; &quot;pair&quot;; [.H70]; &quot;.fastq.gz&quot;)" office:value-type="string" office:string-value="MS051201.ATACSeq.81.1.pair1.fastq.gz" calcext:value-type="string">
            <text:p>MS051201.ATACSeq.81.1.pair1.fastq.gz</text:p>
          </table:table-cell>
          <table:table-cell table:formula="of:=CONCATENATE(&quot;ln -s ../../ATACseq/&quot;; [.B70]; &quot; &quot;; [.I70])" office:value-type="string" office:string-value="ln -s ../../ATACseq/Epi_EU03_Flu_ATACSeq_1_2-259462_S2_L001_R1_001.fastq.gz MS051201.ATACSeq.81.1.pair1.fastq.gz" calcext:value-type="string">
            <text:p>ln -s ../../ATACseq/Epi_EU03_Flu_ATACSeq_1_2-259462_S2_L001_R1_001.fastq.gz MS051201.ATACSeq.81.1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03_Flu_ATACSeq_1_2-259462_S2_L001_R2_001.fastq.gz</text:p>
          </table:table-cell>
          <table:table-cell table:style-name="ce3" table:formula="of:=MID([.B71]; 5; 4)" office:value-type="string" office:string-value="EU03" calcext:value-type="string">
            <text:p>EU03</text:p>
          </table:table-cell>
          <table:table-cell table:style-name="ce3" table:formula="of:=IF(ISERROR(FIND(&quot;Flu&quot;; [.B71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71]; &quot;_&quot;; [.D71]); ['file:///home/assez/Documents/projectDocs/EMC_Barreiro/allEMC_Barreiro.ods'#$EMC_Barreiro.$D$51:.$J$128];7)" office:value-type="string" office:string-value="MS051201" calcext:value-type="string">
            <text:p>MS051201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71]; &quot;.&quot;; [.$A$3]; &quot;.&quot;; [.F71]; &quot;.&quot;; [.G71]; &quot;.&quot;; &quot;pair&quot;; [.H71]; &quot;.fastq.gz&quot;)" office:value-type="string" office:string-value="MS051201.ATACSeq.81.1.pair2.fastq.gz" calcext:value-type="string">
            <text:p>MS051201.ATACSeq.81.1.pair2.fastq.gz</text:p>
          </table:table-cell>
          <table:table-cell table:formula="of:=CONCATENATE(&quot;ln -s ../../ATACseq/&quot;; [.B71]; &quot; &quot;; [.I71])" office:value-type="string" office:string-value="ln -s ../../ATACseq/Epi_EU03_Flu_ATACSeq_1_2-259462_S2_L001_R2_001.fastq.gz MS051201.ATACSeq.81.1.pair2.fastq.gz" calcext:value-type="string">
            <text:p>ln -s ../../ATACseq/Epi_EU03_Flu_ATACSeq_1_2-259462_S2_L001_R2_001.fastq.gz MS051201.ATACSeq.81.1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03_NI_ATACSeq_1_2-259461_S1_L001_R1_001.fastq.gz</text:p>
          </table:table-cell>
          <table:table-cell table:style-name="ce3" table:formula="of:=MID([.B72]; 5; 4)" office:value-type="string" office:string-value="EU03" calcext:value-type="string">
            <text:p>EU03</text:p>
          </table:table-cell>
          <table:table-cell table:style-name="ce3" table:formula="of:=IF(ISERROR(FIND(&quot;Flu&quot;; [.B72]; 1)); &quot;NI&quot;; &quot;Flu&quot;)" office:value-type="string" office:string-value="NI" calcext:value-type="string">
            <text:p>NI</text:p>
          </table:table-cell>
          <table:table-cell table:style-name="ce3" table:formula="of:=VLOOKUP(CONCATENATE([.C72]; &quot;_&quot;; [.D72]); ['file:///home/assez/Documents/projectDocs/EMC_Barreiro/allEMC_Barreiro.ods'#$EMC_Barreiro.$D$51:.$J$128];7)" office:value-type="string" office:string-value="MS051202" calcext:value-type="string">
            <text:p>MS051202</text:p>
          </table:table-cell>
          <table:table-cell table:style-name="ce3" office:value-type="float" office:value="81" calcext:value-type="float">
            <text:p>8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72]; &quot;.&quot;; [.$A$3]; &quot;.&quot;; [.F72]; &quot;.&quot;; [.G72]; &quot;.&quot;; &quot;pair&quot;; [.H72]; &quot;.fastq.gz&quot;)" office:value-type="string" office:string-value="MS051202.ATACSeq.81.1.pair1.fastq.gz" calcext:value-type="string">
            <text:p>MS051202.ATACSeq.81.1.pair1.fastq.gz</text:p>
          </table:table-cell>
          <table:table-cell table:formula="of:=CONCATENATE(&quot;ln -s ../../ATACseq/&quot;; [.B72]; &quot; &quot;; [.I72])" office:value-type="string" office:string-value="ln -s ../../ATACseq/Epi_EU03_NI_ATACSeq_1_2-259461_S1_L001_R1_001.fastq.gz MS051202.ATACSeq.81.1.pair1.fastq.gz" calcext:value-type="string">
            <text:p>ln -s ../../ATACseq/Epi_EU03_NI_ATACSeq_1_2-259461_S1_L001_R1_001.fastq.gz MS051202.ATACSeq.81.1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03_NI_ATACSeq_1_2-259461_S1_L001_R2_001.fastq.gz</text:p>
          </table:table-cell>
          <table:table-cell table:style-name="ce3" table:formula="of:=MID([.B73]; 5; 4)" office:value-type="string" office:string-value="EU03" calcext:value-type="string">
            <text:p>EU03</text:p>
          </table:table-cell>
          <table:table-cell table:style-name="ce3" table:formula="of:=IF(ISERROR(FIND(&quot;Flu&quot;; [.B73]; 1)); &quot;NI&quot;; &quot;Flu&quot;)" office:value-type="string" office:string-value="NI" calcext:value-type="string">
            <text:p>NI</text:p>
          </table:table-cell>
          <table:table-cell table:style-name="ce3" table:formula="of:=VLOOKUP(CONCATENATE([.C73]; &quot;_&quot;; [.D73]); ['file:///home/assez/Documents/projectDocs/EMC_Barreiro/allEMC_Barreiro.ods'#$EMC_Barreiro.$D$51:.$J$128];7)" office:value-type="string" office:string-value="MS051202" calcext:value-type="string">
            <text:p>MS051202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73]; &quot;.&quot;; [.$A$3]; &quot;.&quot;; [.F73]; &quot;.&quot;; [.G73]; &quot;.&quot;; &quot;pair&quot;; [.H73]; &quot;.fastq.gz&quot;)" office:value-type="string" office:string-value="MS051202.ATACSeq.81.1.pair2.fastq.gz" calcext:value-type="string">
            <text:p>MS051202.ATACSeq.81.1.pair2.fastq.gz</text:p>
          </table:table-cell>
          <table:table-cell table:formula="of:=CONCATENATE(&quot;ln -s ../../ATACseq/&quot;; [.B73]; &quot; &quot;; [.I73])" office:value-type="string" office:string-value="ln -s ../../ATACseq/Epi_EU03_NI_ATACSeq_1_2-259461_S1_L001_R2_001.fastq.gz MS051202.ATACSeq.81.1.pair2.fastq.gz" calcext:value-type="string">
            <text:p>ln -s ../../ATACseq/Epi_EU03_NI_ATACSeq_1_2-259461_S1_L001_R2_001.fastq.gz MS051202.ATACSeq.81.1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05_Flu_ATACSeq_1_2-259464_S4_L001_R1_001.fastq.gz</text:p>
          </table:table-cell>
          <table:table-cell table:style-name="ce3" table:formula="of:=MID([.B74]; 5; 4)" office:value-type="string" office:string-value="EU05" calcext:value-type="string">
            <text:p>EU05</text:p>
          </table:table-cell>
          <table:table-cell table:style-name="ce3" table:formula="of:=IF(ISERROR(FIND(&quot;Flu&quot;; [.B74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74]; &quot;_&quot;; [.D74]); ['file:///home/assez/Documents/projectDocs/EMC_Barreiro/allEMC_Barreiro.ods'#$EMC_Barreiro.$D$51:.$J$128];7)" office:value-type="string" office:string-value="MS051301" calcext:value-type="string">
            <text:p>MS051301</text:p>
          </table:table-cell>
          <table:table-cell table:style-name="ce3" office:value-type="float" office:value="81" calcext:value-type="float">
            <text:p>8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74]; &quot;.&quot;; [.$A$3]; &quot;.&quot;; [.F74]; &quot;.&quot;; [.G74]; &quot;.&quot;; &quot;pair&quot;; [.H74]; &quot;.fastq.gz&quot;)" office:value-type="string" office:string-value="MS051301.ATACSeq.81.1.pair1.fastq.gz" calcext:value-type="string">
            <text:p>MS051301.ATACSeq.81.1.pair1.fastq.gz</text:p>
          </table:table-cell>
          <table:table-cell table:formula="of:=CONCATENATE(&quot;ln -s ../../ATACseq/&quot;; [.B74]; &quot; &quot;; [.I74])" office:value-type="string" office:string-value="ln -s ../../ATACseq/Epi_EU05_Flu_ATACSeq_1_2-259464_S4_L001_R1_001.fastq.gz MS051301.ATACSeq.81.1.pair1.fastq.gz" calcext:value-type="string">
            <text:p>ln -s ../../ATACseq/Epi_EU05_Flu_ATACSeq_1_2-259464_S4_L001_R1_001.fastq.gz MS051301.ATACSeq.81.1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05_Flu_ATACSeq_1_2-259464_S4_L001_R2_001.fastq.gz</text:p>
          </table:table-cell>
          <table:table-cell table:style-name="ce3" table:formula="of:=MID([.B75]; 5; 4)" office:value-type="string" office:string-value="EU05" calcext:value-type="string">
            <text:p>EU05</text:p>
          </table:table-cell>
          <table:table-cell table:style-name="ce3" table:formula="of:=IF(ISERROR(FIND(&quot;Flu&quot;; [.B75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75]; &quot;_&quot;; [.D75]); ['file:///home/assez/Documents/projectDocs/EMC_Barreiro/allEMC_Barreiro.ods'#$EMC_Barreiro.$D$51:.$J$128];7)" office:value-type="string" office:string-value="MS051301" calcext:value-type="string">
            <text:p>MS051301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75]; &quot;.&quot;; [.$A$3]; &quot;.&quot;; [.F75]; &quot;.&quot;; [.G75]; &quot;.&quot;; &quot;pair&quot;; [.H75]; &quot;.fastq.gz&quot;)" office:value-type="string" office:string-value="MS051301.ATACSeq.81.1.pair2.fastq.gz" calcext:value-type="string">
            <text:p>MS051301.ATACSeq.81.1.pair2.fastq.gz</text:p>
          </table:table-cell>
          <table:table-cell table:formula="of:=CONCATENATE(&quot;ln -s ../../ATACseq/&quot;; [.B75]; &quot; &quot;; [.I75])" office:value-type="string" office:string-value="ln -s ../../ATACseq/Epi_EU05_Flu_ATACSeq_1_2-259464_S4_L001_R2_001.fastq.gz MS051301.ATACSeq.81.1.pair2.fastq.gz" calcext:value-type="string">
            <text:p>ln -s ../../ATACseq/Epi_EU05_Flu_ATACSeq_1_2-259464_S4_L001_R2_001.fastq.gz MS051301.ATACSeq.81.1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05_NI_ATACSeq_1_2-259463_S3_L001_R1_001.fastq.gz</text:p>
          </table:table-cell>
          <table:table-cell table:style-name="ce3" table:formula="of:=MID([.B76]; 5; 4)" office:value-type="string" office:string-value="EU05" calcext:value-type="string">
            <text:p>EU05</text:p>
          </table:table-cell>
          <table:table-cell table:style-name="ce3" table:formula="of:=IF(ISERROR(FIND(&quot;Flu&quot;; [.B76]; 1)); &quot;NI&quot;; &quot;Flu&quot;)" office:value-type="string" office:string-value="NI" calcext:value-type="string">
            <text:p>NI</text:p>
          </table:table-cell>
          <table:table-cell table:style-name="ce3" table:formula="of:=VLOOKUP(CONCATENATE([.C76]; &quot;_&quot;; [.D76]); ['file:///home/assez/Documents/projectDocs/EMC_Barreiro/allEMC_Barreiro.ods'#$EMC_Barreiro.$D$51:.$J$128];7)" office:value-type="string" office:string-value="MS051302" calcext:value-type="string">
            <text:p>MS051302</text:p>
          </table:table-cell>
          <table:table-cell table:style-name="ce3" office:value-type="float" office:value="81" calcext:value-type="float">
            <text:p>8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76]; &quot;.&quot;; [.$A$3]; &quot;.&quot;; [.F76]; &quot;.&quot;; [.G76]; &quot;.&quot;; &quot;pair&quot;; [.H76]; &quot;.fastq.gz&quot;)" office:value-type="string" office:string-value="MS051302.ATACSeq.81.1.pair1.fastq.gz" calcext:value-type="string">
            <text:p>MS051302.ATACSeq.81.1.pair1.fastq.gz</text:p>
          </table:table-cell>
          <table:table-cell table:formula="of:=CONCATENATE(&quot;ln -s ../../ATACseq/&quot;; [.B76]; &quot; &quot;; [.I76])" office:value-type="string" office:string-value="ln -s ../../ATACseq/Epi_EU05_NI_ATACSeq_1_2-259463_S3_L001_R1_001.fastq.gz MS051302.ATACSeq.81.1.pair1.fastq.gz" calcext:value-type="string">
            <text:p>ln -s ../../ATACseq/Epi_EU05_NI_ATACSeq_1_2-259463_S3_L001_R1_001.fastq.gz MS051302.ATACSeq.81.1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05_NI_ATACSeq_1_2-259463_S3_L001_R2_001.fastq.gz</text:p>
          </table:table-cell>
          <table:table-cell table:style-name="ce3" table:formula="of:=MID([.B77]; 5; 4)" office:value-type="string" office:string-value="EU05" calcext:value-type="string">
            <text:p>EU05</text:p>
          </table:table-cell>
          <table:table-cell table:style-name="ce3" table:formula="of:=IF(ISERROR(FIND(&quot;Flu&quot;; [.B77]; 1)); &quot;NI&quot;; &quot;Flu&quot;)" office:value-type="string" office:string-value="NI" calcext:value-type="string">
            <text:p>NI</text:p>
          </table:table-cell>
          <table:table-cell table:style-name="ce3" table:formula="of:=VLOOKUP(CONCATENATE([.C77]; &quot;_&quot;; [.D77]); ['file:///home/assez/Documents/projectDocs/EMC_Barreiro/allEMC_Barreiro.ods'#$EMC_Barreiro.$D$51:.$J$128];7)" office:value-type="string" office:string-value="MS051302" calcext:value-type="string">
            <text:p>MS051302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77]; &quot;.&quot;; [.$A$3]; &quot;.&quot;; [.F77]; &quot;.&quot;; [.G77]; &quot;.&quot;; &quot;pair&quot;; [.H77]; &quot;.fastq.gz&quot;)" office:value-type="string" office:string-value="MS051302.ATACSeq.81.1.pair2.fastq.gz" calcext:value-type="string">
            <text:p>MS051302.ATACSeq.81.1.pair2.fastq.gz</text:p>
          </table:table-cell>
          <table:table-cell table:formula="of:=CONCATENATE(&quot;ln -s ../../ATACseq/&quot;; [.B77]; &quot; &quot;; [.I77])" office:value-type="string" office:string-value="ln -s ../../ATACseq/Epi_EU05_NI_ATACSeq_1_2-259463_S3_L001_R2_001.fastq.gz MS051302.ATACSeq.81.1.pair2.fastq.gz" calcext:value-type="string">
            <text:p>ln -s ../../ATACseq/Epi_EU05_NI_ATACSeq_1_2-259463_S3_L001_R2_001.fastq.gz MS051302.ATACSeq.81.1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07_Flu_ATACSeq_1_2-259468_S8_L001_R1_001.fastq.gz</text:p>
          </table:table-cell>
          <table:table-cell table:style-name="ce3" table:formula="of:=MID([.B78]; 5; 4)" office:value-type="string" office:string-value="EU07" calcext:value-type="string">
            <text:p>EU07</text:p>
          </table:table-cell>
          <table:table-cell table:style-name="ce3" table:formula="of:=IF(ISERROR(FIND(&quot;Flu&quot;; [.B78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78]; &quot;_&quot;; [.D78]); ['file:///home/assez/Documents/projectDocs/EMC_Barreiro/allEMC_Barreiro.ods'#$EMC_Barreiro.$D$51:.$J$128];7)" office:value-type="string" office:string-value="MS051401" calcext:value-type="string">
            <text:p>MS051401</text:p>
          </table:table-cell>
          <table:table-cell table:style-name="ce3" office:value-type="float" office:value="81" calcext:value-type="float">
            <text:p>8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78]; &quot;.&quot;; [.$A$3]; &quot;.&quot;; [.F78]; &quot;.&quot;; [.G78]; &quot;.&quot;; &quot;pair&quot;; [.H78]; &quot;.fastq.gz&quot;)" office:value-type="string" office:string-value="MS051401.ATACSeq.81.1.pair1.fastq.gz" calcext:value-type="string">
            <text:p>MS051401.ATACSeq.81.1.pair1.fastq.gz</text:p>
          </table:table-cell>
          <table:table-cell table:formula="of:=CONCATENATE(&quot;ln -s ../../ATACseq/&quot;; [.B78]; &quot; &quot;; [.I78])" office:value-type="string" office:string-value="ln -s ../../ATACseq/Epi_EU07_Flu_ATACSeq_1_2-259468_S8_L001_R1_001.fastq.gz MS051401.ATACSeq.81.1.pair1.fastq.gz" calcext:value-type="string">
            <text:p>ln -s ../../ATACseq/Epi_EU07_Flu_ATACSeq_1_2-259468_S8_L001_R1_001.fastq.gz MS051401.ATACSeq.81.1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07_Flu_ATACSeq_1_2-259468_S8_L001_R2_001.fastq.gz</text:p>
          </table:table-cell>
          <table:table-cell table:style-name="ce3" table:formula="of:=MID([.B79]; 5; 4)" office:value-type="string" office:string-value="EU07" calcext:value-type="string">
            <text:p>EU07</text:p>
          </table:table-cell>
          <table:table-cell table:style-name="ce3" table:formula="of:=IF(ISERROR(FIND(&quot;Flu&quot;; [.B79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79]; &quot;_&quot;; [.D79]); ['file:///home/assez/Documents/projectDocs/EMC_Barreiro/allEMC_Barreiro.ods'#$EMC_Barreiro.$D$51:.$J$128];7)" office:value-type="string" office:string-value="MS051401" calcext:value-type="string">
            <text:p>MS051401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79]; &quot;.&quot;; [.$A$3]; &quot;.&quot;; [.F79]; &quot;.&quot;; [.G79]; &quot;.&quot;; &quot;pair&quot;; [.H79]; &quot;.fastq.gz&quot;)" office:value-type="string" office:string-value="MS051401.ATACSeq.81.1.pair2.fastq.gz" calcext:value-type="string">
            <text:p>MS051401.ATACSeq.81.1.pair2.fastq.gz</text:p>
          </table:table-cell>
          <table:table-cell table:formula="of:=CONCATENATE(&quot;ln -s ../../ATACseq/&quot;; [.B79]; &quot; &quot;; [.I79])" office:value-type="string" office:string-value="ln -s ../../ATACseq/Epi_EU07_Flu_ATACSeq_1_2-259468_S8_L001_R2_001.fastq.gz MS051401.ATACSeq.81.1.pair2.fastq.gz" calcext:value-type="string">
            <text:p>ln -s ../../ATACseq/Epi_EU07_Flu_ATACSeq_1_2-259468_S8_L001_R2_001.fastq.gz MS051401.ATACSeq.81.1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07_NI_ATACSeq_1_2-259467_S7_L001_R1_001.fastq.gz</text:p>
          </table:table-cell>
          <table:table-cell table:style-name="ce3" table:formula="of:=MID([.B80]; 5; 4)" office:value-type="string" office:string-value="EU07" calcext:value-type="string">
            <text:p>EU07</text:p>
          </table:table-cell>
          <table:table-cell table:style-name="ce3" table:formula="of:=IF(ISERROR(FIND(&quot;Flu&quot;; [.B80]; 1)); &quot;NI&quot;; &quot;Flu&quot;)" office:value-type="string" office:string-value="NI" calcext:value-type="string">
            <text:p>NI</text:p>
          </table:table-cell>
          <table:table-cell table:style-name="ce3" table:formula="of:=VLOOKUP(CONCATENATE([.C80]; &quot;_&quot;; [.D80]); ['file:///home/assez/Documents/projectDocs/EMC_Barreiro/allEMC_Barreiro.ods'#$EMC_Barreiro.$D$51:.$J$128];7)" office:value-type="string" office:string-value="MS051402" calcext:value-type="string">
            <text:p>MS051402</text:p>
          </table:table-cell>
          <table:table-cell table:style-name="ce3" office:value-type="float" office:value="81" calcext:value-type="float">
            <text:p>8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80]; &quot;.&quot;; [.$A$3]; &quot;.&quot;; [.F80]; &quot;.&quot;; [.G80]; &quot;.&quot;; &quot;pair&quot;; [.H80]; &quot;.fastq.gz&quot;)" office:value-type="string" office:string-value="MS051402.ATACSeq.81.1.pair1.fastq.gz" calcext:value-type="string">
            <text:p>MS051402.ATACSeq.81.1.pair1.fastq.gz</text:p>
          </table:table-cell>
          <table:table-cell table:formula="of:=CONCATENATE(&quot;ln -s ../../ATACseq/&quot;; [.B80]; &quot; &quot;; [.I80])" office:value-type="string" office:string-value="ln -s ../../ATACseq/Epi_EU07_NI_ATACSeq_1_2-259467_S7_L001_R1_001.fastq.gz MS051402.ATACSeq.81.1.pair1.fastq.gz" calcext:value-type="string">
            <text:p>ln -s ../../ATACseq/Epi_EU07_NI_ATACSeq_1_2-259467_S7_L001_R1_001.fastq.gz MS051402.ATACSeq.81.1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07_NI_ATACSeq_1_2-259467_S7_L001_R2_001.fastq.gz</text:p>
          </table:table-cell>
          <table:table-cell table:style-name="ce3" table:formula="of:=MID([.B81]; 5; 4)" office:value-type="string" office:string-value="EU07" calcext:value-type="string">
            <text:p>EU07</text:p>
          </table:table-cell>
          <table:table-cell table:style-name="ce3" table:formula="of:=IF(ISERROR(FIND(&quot;Flu&quot;; [.B81]; 1)); &quot;NI&quot;; &quot;Flu&quot;)" office:value-type="string" office:string-value="NI" calcext:value-type="string">
            <text:p>NI</text:p>
          </table:table-cell>
          <table:table-cell table:style-name="ce3" table:formula="of:=VLOOKUP(CONCATENATE([.C81]; &quot;_&quot;; [.D81]); ['file:///home/assez/Documents/projectDocs/EMC_Barreiro/allEMC_Barreiro.ods'#$EMC_Barreiro.$D$51:.$J$128];7)" office:value-type="string" office:string-value="MS051402" calcext:value-type="string">
            <text:p>MS051402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81]; &quot;.&quot;; [.$A$3]; &quot;.&quot;; [.F81]; &quot;.&quot;; [.G81]; &quot;.&quot;; &quot;pair&quot;; [.H81]; &quot;.fastq.gz&quot;)" office:value-type="string" office:string-value="MS051402.ATACSeq.81.1.pair2.fastq.gz" calcext:value-type="string">
            <text:p>MS051402.ATACSeq.81.1.pair2.fastq.gz</text:p>
          </table:table-cell>
          <table:table-cell table:formula="of:=CONCATENATE(&quot;ln -s ../../ATACseq/&quot;; [.B81]; &quot; &quot;; [.I81])" office:value-type="string" office:string-value="ln -s ../../ATACseq/Epi_EU07_NI_ATACSeq_1_2-259467_S7_L001_R2_001.fastq.gz MS051402.ATACSeq.81.1.pair2.fastq.gz" calcext:value-type="string">
            <text:p>ln -s ../../ATACseq/Epi_EU07_NI_ATACSeq_1_2-259467_S7_L001_R2_001.fastq.gz MS051402.ATACSeq.81.1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09_Flu_ATACSeq_1_2-259471_S11_L001_R1_001.fastq.gz</text:p>
          </table:table-cell>
          <table:table-cell table:style-name="ce3" table:formula="of:=MID([.B82]; 5; 4)" office:value-type="string" office:string-value="EU09" calcext:value-type="string">
            <text:p>EU09</text:p>
          </table:table-cell>
          <table:table-cell table:style-name="ce3" table:formula="of:=IF(ISERROR(FIND(&quot;Flu&quot;; [.B82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82]; &quot;_&quot;; [.D82]); ['file:///home/assez/Documents/projectDocs/EMC_Barreiro/allEMC_Barreiro.ods'#$EMC_Barreiro.$D$51:.$J$128];7)" office:value-type="string" office:string-value="MS051501" calcext:value-type="string">
            <text:p>MS051501</text:p>
          </table:table-cell>
          <table:table-cell table:style-name="ce3" office:value-type="float" office:value="81" calcext:value-type="float">
            <text:p>8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82]; &quot;.&quot;; [.$A$3]; &quot;.&quot;; [.F82]; &quot;.&quot;; [.G82]; &quot;.&quot;; &quot;pair&quot;; [.H82]; &quot;.fastq.gz&quot;)" office:value-type="string" office:string-value="MS051501.ATACSeq.81.1.pair1.fastq.gz" calcext:value-type="string">
            <text:p>MS051501.ATACSeq.81.1.pair1.fastq.gz</text:p>
          </table:table-cell>
          <table:table-cell table:formula="of:=CONCATENATE(&quot;ln -s ../../ATACseq/&quot;; [.B82]; &quot; &quot;; [.I82])" office:value-type="string" office:string-value="ln -s ../../ATACseq/Epi_EU09_Flu_ATACSeq_1_2-259471_S11_L001_R1_001.fastq.gz MS051501.ATACSeq.81.1.pair1.fastq.gz" calcext:value-type="string">
            <text:p>ln -s ../../ATACseq/Epi_EU09_Flu_ATACSeq_1_2-259471_S11_L001_R1_001.fastq.gz MS051501.ATACSeq.81.1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09_Flu_ATACSeq_1_2-259471_S11_L001_R2_001.fastq.gz</text:p>
          </table:table-cell>
          <table:table-cell table:style-name="ce3" table:formula="of:=MID([.B83]; 5; 4)" office:value-type="string" office:string-value="EU09" calcext:value-type="string">
            <text:p>EU09</text:p>
          </table:table-cell>
          <table:table-cell table:style-name="ce3" table:formula="of:=IF(ISERROR(FIND(&quot;Flu&quot;; [.B83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83]; &quot;_&quot;; [.D83]); ['file:///home/assez/Documents/projectDocs/EMC_Barreiro/allEMC_Barreiro.ods'#$EMC_Barreiro.$D$51:.$J$128];7)" office:value-type="string" office:string-value="MS051501" calcext:value-type="string">
            <text:p>MS051501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83]; &quot;.&quot;; [.$A$3]; &quot;.&quot;; [.F83]; &quot;.&quot;; [.G83]; &quot;.&quot;; &quot;pair&quot;; [.H83]; &quot;.fastq.gz&quot;)" office:value-type="string" office:string-value="MS051501.ATACSeq.81.1.pair2.fastq.gz" calcext:value-type="string">
            <text:p>MS051501.ATACSeq.81.1.pair2.fastq.gz</text:p>
          </table:table-cell>
          <table:table-cell table:formula="of:=CONCATENATE(&quot;ln -s ../../ATACseq/&quot;; [.B83]; &quot; &quot;; [.I83])" office:value-type="string" office:string-value="ln -s ../../ATACseq/Epi_EU09_Flu_ATACSeq_1_2-259471_S11_L001_R2_001.fastq.gz MS051501.ATACSeq.81.1.pair2.fastq.gz" calcext:value-type="string">
            <text:p>ln -s ../../ATACseq/Epi_EU09_Flu_ATACSeq_1_2-259471_S11_L001_R2_001.fastq.gz MS051501.ATACSeq.81.1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09_NI_ATACSeq_1_2-259470_S10_L001_R1_001.fastq.gz</text:p>
          </table:table-cell>
          <table:table-cell table:style-name="ce3" table:formula="of:=MID([.B84]; 5; 4)" office:value-type="string" office:string-value="EU09" calcext:value-type="string">
            <text:p>EU09</text:p>
          </table:table-cell>
          <table:table-cell table:style-name="ce3" table:formula="of:=IF(ISERROR(FIND(&quot;Flu&quot;; [.B84]; 1)); &quot;NI&quot;; &quot;Flu&quot;)" office:value-type="string" office:string-value="NI" calcext:value-type="string">
            <text:p>NI</text:p>
          </table:table-cell>
          <table:table-cell table:style-name="ce3" table:formula="of:=VLOOKUP(CONCATENATE([.C84]; &quot;_&quot;; [.D84]); ['file:///home/assez/Documents/projectDocs/EMC_Barreiro/allEMC_Barreiro.ods'#$EMC_Barreiro.$D$51:.$J$128];7)" office:value-type="string" office:string-value="MS051502" calcext:value-type="string">
            <text:p>MS051502</text:p>
          </table:table-cell>
          <table:table-cell table:style-name="ce3" office:value-type="float" office:value="81" calcext:value-type="float">
            <text:p>8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84]; &quot;.&quot;; [.$A$3]; &quot;.&quot;; [.F84]; &quot;.&quot;; [.G84]; &quot;.&quot;; &quot;pair&quot;; [.H84]; &quot;.fastq.gz&quot;)" office:value-type="string" office:string-value="MS051502.ATACSeq.81.1.pair1.fastq.gz" calcext:value-type="string">
            <text:p>MS051502.ATACSeq.81.1.pair1.fastq.gz</text:p>
          </table:table-cell>
          <table:table-cell table:formula="of:=CONCATENATE(&quot;ln -s ../../ATACseq/&quot;; [.B84]; &quot; &quot;; [.I84])" office:value-type="string" office:string-value="ln -s ../../ATACseq/Epi_EU09_NI_ATACSeq_1_2-259470_S10_L001_R1_001.fastq.gz MS051502.ATACSeq.81.1.pair1.fastq.gz" calcext:value-type="string">
            <text:p>ln -s ../../ATACseq/Epi_EU09_NI_ATACSeq_1_2-259470_S10_L001_R1_001.fastq.gz MS051502.ATACSeq.81.1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09_NI_ATACSeq_1_2-259470_S10_L001_R2_001.fastq.gz</text:p>
          </table:table-cell>
          <table:table-cell table:style-name="ce3" table:formula="of:=MID([.B85]; 5; 4)" office:value-type="string" office:string-value="EU09" calcext:value-type="string">
            <text:p>EU09</text:p>
          </table:table-cell>
          <table:table-cell table:style-name="ce3" table:formula="of:=IF(ISERROR(FIND(&quot;Flu&quot;; [.B85]; 1)); &quot;NI&quot;; &quot;Flu&quot;)" office:value-type="string" office:string-value="NI" calcext:value-type="string">
            <text:p>NI</text:p>
          </table:table-cell>
          <table:table-cell table:style-name="ce3" table:formula="of:=VLOOKUP(CONCATENATE([.C85]; &quot;_&quot;; [.D85]); ['file:///home/assez/Documents/projectDocs/EMC_Barreiro/allEMC_Barreiro.ods'#$EMC_Barreiro.$D$51:.$J$128];7)" office:value-type="string" office:string-value="MS051502" calcext:value-type="string">
            <text:p>MS051502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85]; &quot;.&quot;; [.$A$3]; &quot;.&quot;; [.F85]; &quot;.&quot;; [.G85]; &quot;.&quot;; &quot;pair&quot;; [.H85]; &quot;.fastq.gz&quot;)" office:value-type="string" office:string-value="MS051502.ATACSeq.81.1.pair2.fastq.gz" calcext:value-type="string">
            <text:p>MS051502.ATACSeq.81.1.pair2.fastq.gz</text:p>
          </table:table-cell>
          <table:table-cell table:formula="of:=CONCATENATE(&quot;ln -s ../../ATACseq/&quot;; [.B85]; &quot; &quot;; [.I85])" office:value-type="string" office:string-value="ln -s ../../ATACseq/Epi_EU09_NI_ATACSeq_1_2-259470_S10_L001_R2_001.fastq.gz MS051502.ATACSeq.81.1.pair2.fastq.gz" calcext:value-type="string">
            <text:p>ln -s ../../ATACseq/Epi_EU09_NI_ATACSeq_1_2-259470_S10_L001_R2_001.fastq.gz MS051502.ATACSeq.81.1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13_Flu_ATACSeq_1_2-259477_S1_L002_R1_001.fastq.gz</text:p>
          </table:table-cell>
          <table:table-cell table:style-name="ce3" table:formula="of:=MID([.B86]; 5; 4)" office:value-type="string" office:string-value="EU13" calcext:value-type="string">
            <text:p>EU13</text:p>
          </table:table-cell>
          <table:table-cell table:style-name="ce3" table:formula="of:=IF(ISERROR(FIND(&quot;Flu&quot;; [.B86]; 1)); &quot;NI&quot;; &quot;Flu&quot;)" office:value-type="string" office:string-value="Flu" calcext:value-type="string">
            <text:p>Flu</text:p>
          </table:table-cell>
          <table:table-cell table:style-name="ce3" office:value-type="string" calcext:value-type="string">
            <text:p>MS051601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86]; &quot;.&quot;; [.$A$3]; &quot;.&quot;; [.F86]; &quot;.&quot;; [.G86]; &quot;.&quot;; &quot;pair&quot;; [.H86]; &quot;.fastq.gz&quot;)" office:value-type="string" office:string-value="MS051601.ATACSeq.81.2.pair1.fastq.gz" calcext:value-type="string">
            <text:p>MS051601.ATACSeq.81.2.pair1.fastq.gz</text:p>
          </table:table-cell>
          <table:table-cell table:formula="of:=CONCATENATE(&quot;ln -s ../../ATACseq/&quot;; [.B86]; &quot; &quot;; [.I86])" office:value-type="string" office:string-value="ln -s ../../ATACseq/Epi_EU13_Flu_ATACSeq_1_2-259477_S1_L002_R1_001.fastq.gz MS051601.ATACSeq.81.2.pair1.fastq.gz" calcext:value-type="string">
            <text:p>ln -s ../../ATACseq/Epi_EU13_Flu_ATACSeq_1_2-259477_S1_L002_R1_001.fastq.gz MS051601.ATACSeq.81.2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13_Flu_ATACSeq_1_2-259477_S1_L002_R2_001.fastq.gz</text:p>
          </table:table-cell>
          <table:table-cell table:style-name="ce3" table:formula="of:=MID([.B87]; 5; 4)" office:value-type="string" office:string-value="EU13" calcext:value-type="string">
            <text:p>EU13</text:p>
          </table:table-cell>
          <table:table-cell table:style-name="ce3" table:formula="of:=IF(ISERROR(FIND(&quot;Flu&quot;; [.B87]; 1)); &quot;NI&quot;; &quot;Flu&quot;)" office:value-type="string" office:string-value="Flu" calcext:value-type="string">
            <text:p>Flu</text:p>
          </table:table-cell>
          <table:table-cell table:style-name="ce3" office:value-type="string" calcext:value-type="string">
            <text:p>MS051601</text:p>
          </table:table-cell>
          <table:table-cell table:style-name="ce3" office:value-type="float" office:value="81" calcext:value-type="float">
            <text:p>8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9" table:formula="of:=CONCATENATE([.E87]; &quot;.&quot;; [.$A$3]; &quot;.&quot;; [.F87]; &quot;.&quot;; [.G87]; &quot;.&quot;; &quot;pair&quot;; [.H87]; &quot;.fastq.gz&quot;)" office:value-type="string" office:string-value="MS051601.ATACSeq.81.2.pair2.fastq.gz" calcext:value-type="string">
            <text:p>MS051601.ATACSeq.81.2.pair2.fastq.gz</text:p>
          </table:table-cell>
          <table:table-cell table:formula="of:=CONCATENATE(&quot;ln -s ../../ATACseq/&quot;; [.B87]; &quot; &quot;; [.I87])" office:value-type="string" office:string-value="ln -s ../../ATACseq/Epi_EU13_Flu_ATACSeq_1_2-259477_S1_L002_R2_001.fastq.gz MS051601.ATACSeq.81.2.pair2.fastq.gz" calcext:value-type="string">
            <text:p>ln -s ../../ATACseq/Epi_EU13_Flu_ATACSeq_1_2-259477_S1_L002_R2_001.fastq.gz MS051601.ATACSeq.81.2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13_NI_ATACSeq_1_2-259476_S16_L001_R1_001.fastq.gz</text:p>
          </table:table-cell>
          <table:table-cell table:style-name="ce3" table:formula="of:=MID([.B88]; 5; 4)" office:value-type="string" office:string-value="EU13" calcext:value-type="string">
            <text:p>EU13</text:p>
          </table:table-cell>
          <table:table-cell table:style-name="ce3" table:formula="of:=IF(ISERROR(FIND(&quot;Flu&quot;; [.B88]; 1)); &quot;NI&quot;; &quot;Flu&quot;)" office:value-type="string" office:string-value="NI" calcext:value-type="string">
            <text:p>NI</text:p>
          </table:table-cell>
          <table:table-cell table:style-name="ce3" office:value-type="string" calcext:value-type="string">
            <text:p>MS051602</text:p>
          </table:table-cell>
          <table:table-cell table:style-name="ce3" office:value-type="float" office:value="81" calcext:value-type="float">
            <text:p>8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88]; &quot;.&quot;; [.$A$3]; &quot;.&quot;; [.F88]; &quot;.&quot;; [.G88]; &quot;.&quot;; &quot;pair&quot;; [.H88]; &quot;.fastq.gz&quot;)" office:value-type="string" office:string-value="MS051602.ATACSeq.81.1.pair1.fastq.gz" calcext:value-type="string">
            <text:p>MS051602.ATACSeq.81.1.pair1.fastq.gz</text:p>
          </table:table-cell>
          <table:table-cell table:formula="of:=CONCATENATE(&quot;ln -s ../../ATACseq/&quot;; [.B88]; &quot; &quot;; [.I88])" office:value-type="string" office:string-value="ln -s ../../ATACseq/Epi_EU13_NI_ATACSeq_1_2-259476_S16_L001_R1_001.fastq.gz MS051602.ATACSeq.81.1.pair1.fastq.gz" calcext:value-type="string">
            <text:p>ln -s ../../ATACseq/Epi_EU13_NI_ATACSeq_1_2-259476_S16_L001_R1_001.fastq.gz MS051602.ATACSeq.81.1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13_NI_ATACSeq_1_2-259476_S16_L001_R2_001.fastq.gz</text:p>
          </table:table-cell>
          <table:table-cell table:style-name="ce3" table:formula="of:=MID([.B89]; 5; 4)" office:value-type="string" office:string-value="EU13" calcext:value-type="string">
            <text:p>EU13</text:p>
          </table:table-cell>
          <table:table-cell table:style-name="ce3" table:formula="of:=IF(ISERROR(FIND(&quot;Flu&quot;; [.B89]; 1)); &quot;NI&quot;; &quot;Flu&quot;)" office:value-type="string" office:string-value="NI" calcext:value-type="string">
            <text:p>NI</text:p>
          </table:table-cell>
          <table:table-cell table:style-name="ce3" office:value-type="string" calcext:value-type="string">
            <text:p>MS051602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89]; &quot;.&quot;; [.$A$3]; &quot;.&quot;; [.F89]; &quot;.&quot;; [.G89]; &quot;.&quot;; &quot;pair&quot;; [.H89]; &quot;.fastq.gz&quot;)" office:value-type="string" office:string-value="MS051602.ATACSeq.81.1.pair2.fastq.gz" calcext:value-type="string">
            <text:p>MS051602.ATACSeq.81.1.pair2.fastq.gz</text:p>
          </table:table-cell>
          <table:table-cell table:formula="of:=CONCATENATE(&quot;ln -s ../../ATACseq/&quot;; [.B89]; &quot; &quot;; [.I89])" office:value-type="string" office:string-value="ln -s ../../ATACseq/Epi_EU13_NI_ATACSeq_1_2-259476_S16_L001_R2_001.fastq.gz MS051602.ATACSeq.81.1.pair2.fastq.gz" calcext:value-type="string">
            <text:p>ln -s ../../ATACseq/Epi_EU13_NI_ATACSeq_1_2-259476_S16_L001_R2_001.fastq.gz MS051602.ATACSeq.81.1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15_Flu_ATACSeq_1_2-259481_S5_L002_R1_001.fastq.gz</text:p>
          </table:table-cell>
          <table:table-cell table:style-name="ce3" table:formula="of:=MID([.B90]; 5; 4)" office:value-type="string" office:string-value="EU15" calcext:value-type="string">
            <text:p>EU15</text:p>
          </table:table-cell>
          <table:table-cell table:style-name="ce3" table:formula="of:=IF(ISERROR(FIND(&quot;Flu&quot;; [.B90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90]; &quot;_&quot;; [.D90]); ['file:///home/assez/Documents/projectDocs/EMC_Barreiro/allEMC_Barreiro.ods'#$EMC_Barreiro.$D$51:.$J$128];7)" office:value-type="string" office:string-value="MS051701" calcext:value-type="string">
            <text:p>MS051701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90]; &quot;.&quot;; [.$A$3]; &quot;.&quot;; [.F90]; &quot;.&quot;; [.G90]; &quot;.&quot;; &quot;pair&quot;; [.H90]; &quot;.fastq.gz&quot;)" office:value-type="string" office:string-value="MS051701.ATACSeq.81.2.pair1.fastq.gz" calcext:value-type="string">
            <text:p>MS051701.ATACSeq.81.2.pair1.fastq.gz</text:p>
          </table:table-cell>
          <table:table-cell table:formula="of:=CONCATENATE(&quot;ln -s ../../ATACseq/&quot;; [.B90]; &quot; &quot;; [.I90])" office:value-type="string" office:string-value="ln -s ../../ATACseq/Epi_EU15_Flu_ATACSeq_1_2-259481_S5_L002_R1_001.fastq.gz MS051701.ATACSeq.81.2.pair1.fastq.gz" calcext:value-type="string">
            <text:p>ln -s ../../ATACseq/Epi_EU15_Flu_ATACSeq_1_2-259481_S5_L002_R1_001.fastq.gz MS051701.ATACSeq.81.2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15_Flu_ATACSeq_1_2-259481_S5_L002_R2_001.fastq.gz</text:p>
          </table:table-cell>
          <table:table-cell table:style-name="ce3" table:formula="of:=MID([.B91]; 5; 4)" office:value-type="string" office:string-value="EU15" calcext:value-type="string">
            <text:p>EU15</text:p>
          </table:table-cell>
          <table:table-cell table:style-name="ce3" table:formula="of:=IF(ISERROR(FIND(&quot;Flu&quot;; [.B91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91]; &quot;_&quot;; [.D91]); ['file:///home/assez/Documents/projectDocs/EMC_Barreiro/allEMC_Barreiro.ods'#$EMC_Barreiro.$D$51:.$J$128];7)" office:value-type="string" office:string-value="MS051701" calcext:value-type="string">
            <text:p>MS051701</text:p>
          </table:table-cell>
          <table:table-cell table:style-name="ce3" office:value-type="float" office:value="81" calcext:value-type="float">
            <text:p>8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9" table:formula="of:=CONCATENATE([.E91]; &quot;.&quot;; [.$A$3]; &quot;.&quot;; [.F91]; &quot;.&quot;; [.G91]; &quot;.&quot;; &quot;pair&quot;; [.H91]; &quot;.fastq.gz&quot;)" office:value-type="string" office:string-value="MS051701.ATACSeq.81.2.pair2.fastq.gz" calcext:value-type="string">
            <text:p>MS051701.ATACSeq.81.2.pair2.fastq.gz</text:p>
          </table:table-cell>
          <table:table-cell table:formula="of:=CONCATENATE(&quot;ln -s ../../ATACseq/&quot;; [.B91]; &quot; &quot;; [.I91])" office:value-type="string" office:string-value="ln -s ../../ATACseq/Epi_EU15_Flu_ATACSeq_1_2-259481_S5_L002_R2_001.fastq.gz MS051701.ATACSeq.81.2.pair2.fastq.gz" calcext:value-type="string">
            <text:p>ln -s ../../ATACseq/Epi_EU15_Flu_ATACSeq_1_2-259481_S5_L002_R2_001.fastq.gz MS051701.ATACSeq.81.2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15_NI_ATACSeq_1_2-259480_S4_L002_R1_001.fastq.gz</text:p>
          </table:table-cell>
          <table:table-cell table:style-name="ce3" table:formula="of:=MID([.B92]; 5; 4)" office:value-type="string" office:string-value="EU15" calcext:value-type="string">
            <text:p>EU15</text:p>
          </table:table-cell>
          <table:table-cell table:style-name="ce3" table:formula="of:=IF(ISERROR(FIND(&quot;Flu&quot;; [.B92]; 1)); &quot;NI&quot;; &quot;Flu&quot;)" office:value-type="string" office:string-value="NI" calcext:value-type="string">
            <text:p>NI</text:p>
          </table:table-cell>
          <table:table-cell table:style-name="ce3" table:formula="of:=VLOOKUP(CONCATENATE([.C92]; &quot;_&quot;; [.D92]); ['file:///home/assez/Documents/projectDocs/EMC_Barreiro/allEMC_Barreiro.ods'#$EMC_Barreiro.$D$51:.$J$128];7)" office:value-type="string" office:string-value="MS051702" calcext:value-type="string">
            <text:p>MS051702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92]; &quot;.&quot;; [.$A$3]; &quot;.&quot;; [.F92]; &quot;.&quot;; [.G92]; &quot;.&quot;; &quot;pair&quot;; [.H92]; &quot;.fastq.gz&quot;)" office:value-type="string" office:string-value="MS051702.ATACSeq.81.2.pair1.fastq.gz" calcext:value-type="string">
            <text:p>MS051702.ATACSeq.81.2.pair1.fastq.gz</text:p>
          </table:table-cell>
          <table:table-cell table:formula="of:=CONCATENATE(&quot;ln -s ../../ATACseq/&quot;; [.B92]; &quot; &quot;; [.I92])" office:value-type="string" office:string-value="ln -s ../../ATACseq/Epi_EU15_NI_ATACSeq_1_2-259480_S4_L002_R1_001.fastq.gz MS051702.ATACSeq.81.2.pair1.fastq.gz" calcext:value-type="string">
            <text:p>ln -s ../../ATACseq/Epi_EU15_NI_ATACSeq_1_2-259480_S4_L002_R1_001.fastq.gz MS051702.ATACSeq.81.2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15_NI_ATACSeq_1_2-259480_S4_L002_R2_001.fastq.gz</text:p>
          </table:table-cell>
          <table:table-cell table:style-name="ce3" table:formula="of:=MID([.B93]; 5; 4)" office:value-type="string" office:string-value="EU15" calcext:value-type="string">
            <text:p>EU15</text:p>
          </table:table-cell>
          <table:table-cell table:style-name="ce3" table:formula="of:=IF(ISERROR(FIND(&quot;Flu&quot;; [.B93]; 1)); &quot;NI&quot;; &quot;Flu&quot;)" office:value-type="string" office:string-value="NI" calcext:value-type="string">
            <text:p>NI</text:p>
          </table:table-cell>
          <table:table-cell table:style-name="ce3" table:formula="of:=VLOOKUP(CONCATENATE([.C93]; &quot;_&quot;; [.D93]); ['file:///home/assez/Documents/projectDocs/EMC_Barreiro/allEMC_Barreiro.ods'#$EMC_Barreiro.$D$51:.$J$128];7)" office:value-type="string" office:string-value="MS051702" calcext:value-type="string">
            <text:p>MS051702</text:p>
          </table:table-cell>
          <table:table-cell table:style-name="ce3" office:value-type="float" office:value="81" calcext:value-type="float">
            <text:p>8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9" table:formula="of:=CONCATENATE([.E93]; &quot;.&quot;; [.$A$3]; &quot;.&quot;; [.F93]; &quot;.&quot;; [.G93]; &quot;.&quot;; &quot;pair&quot;; [.H93]; &quot;.fastq.gz&quot;)" office:value-type="string" office:string-value="MS051702.ATACSeq.81.2.pair2.fastq.gz" calcext:value-type="string">
            <text:p>MS051702.ATACSeq.81.2.pair2.fastq.gz</text:p>
          </table:table-cell>
          <table:table-cell table:formula="of:=CONCATENATE(&quot;ln -s ../../ATACseq/&quot;; [.B93]; &quot; &quot;; [.I93])" office:value-type="string" office:string-value="ln -s ../../ATACseq/Epi_EU15_NI_ATACSeq_1_2-259480_S4_L002_R2_001.fastq.gz MS051702.ATACSeq.81.2.pair2.fastq.gz" calcext:value-type="string">
            <text:p>ln -s ../../ATACseq/Epi_EU15_NI_ATACSeq_1_2-259480_S4_L002_R2_001.fastq.gz MS051702.ATACSeq.81.2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17_Flu_ATACSeq_1_2-308175_S2_L002_R1_001.fastq.gz</text:p>
          </table:table-cell>
          <table:table-cell table:style-name="ce3" table:formula="of:=MID([.B94]; 5; 4)" office:value-type="string" office:string-value="EU17" calcext:value-type="string">
            <text:p>EU17</text:p>
          </table:table-cell>
          <table:table-cell table:style-name="ce3" table:formula="of:=IF(ISERROR(FIND(&quot;Flu&quot;; [.B94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94]; &quot;_&quot;; [.D94]); ['file:///home/assez/Documents/projectDocs/EMC_Barreiro/allEMC_Barreiro.ods'#$EMC_Barreiro.$D$51:.$J$128];7)" office:value-type="string" office:string-value="MS051801" calcext:value-type="string">
            <text:p>MS051801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94]; &quot;.&quot;; [.$A$3]; &quot;.&quot;; [.F94]; &quot;.&quot;; [.G94]; &quot;.&quot;; &quot;pair&quot;; [.H94]; &quot;.fastq.gz&quot;)" office:value-type="string" office:string-value="MS051801.ATACSeq.108.2.pair1.fastq.gz" calcext:value-type="string">
            <text:p>MS051801.ATACSeq.108.2.pair1.fastq.gz</text:p>
          </table:table-cell>
          <table:table-cell table:formula="of:=CONCATENATE(&quot;ln -s ../../ATACseq/&quot;; [.B94]; &quot; &quot;; [.I94])" office:value-type="string" office:string-value="ln -s ../../ATACseq/Epi_EU17_Flu_ATACSeq_1_2-308175_S2_L002_R1_001.fastq.gz MS051801.ATACSeq.108.2.pair1.fastq.gz" calcext:value-type="string">
            <text:p>ln -s ../../ATACseq/Epi_EU17_Flu_ATACSeq_1_2-308175_S2_L002_R1_001.fastq.gz MS051801.ATACSeq.108.2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17_Flu_ATACSeq_1_2-308175_S2_L002_R2_001.fastq.gz</text:p>
          </table:table-cell>
          <table:table-cell table:style-name="ce3" table:formula="of:=MID([.B95]; 5; 4)" office:value-type="string" office:string-value="EU17" calcext:value-type="string">
            <text:p>EU17</text:p>
          </table:table-cell>
          <table:table-cell table:style-name="ce3" table:formula="of:=IF(ISERROR(FIND(&quot;Flu&quot;; [.B95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95]; &quot;_&quot;; [.D95]); ['file:///home/assez/Documents/projectDocs/EMC_Barreiro/allEMC_Barreiro.ods'#$EMC_Barreiro.$D$51:.$J$128];7)" office:value-type="string" office:string-value="MS051801" calcext:value-type="string">
            <text:p>MS051801</text:p>
          </table:table-cell>
          <table:table-cell table:style-name="ce3" office:value-type="float" office:value="108" calcext:value-type="float">
            <text:p>108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9" table:formula="of:=CONCATENATE([.E95]; &quot;.&quot;; [.$A$3]; &quot;.&quot;; [.F95]; &quot;.&quot;; [.G95]; &quot;.&quot;; &quot;pair&quot;; [.H95]; &quot;.fastq.gz&quot;)" office:value-type="string" office:string-value="MS051801.ATACSeq.108.2.pair2.fastq.gz" calcext:value-type="string">
            <text:p>MS051801.ATACSeq.108.2.pair2.fastq.gz</text:p>
          </table:table-cell>
          <table:table-cell table:formula="of:=CONCATENATE(&quot;ln -s ../../ATACseq/&quot;; [.B95]; &quot; &quot;; [.I95])" office:value-type="string" office:string-value="ln -s ../../ATACseq/Epi_EU17_Flu_ATACSeq_1_2-308175_S2_L002_R2_001.fastq.gz MS051801.ATACSeq.108.2.pair2.fastq.gz" calcext:value-type="string">
            <text:p>ln -s ../../ATACseq/Epi_EU17_Flu_ATACSeq_1_2-308175_S2_L002_R2_001.fastq.gz MS051801.ATACSeq.108.2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17_NI_ATACSeq_1_2-259482_S6_L002_R1_001.fastq.gz</text:p>
          </table:table-cell>
          <table:table-cell table:style-name="ce3" table:formula="of:=MID([.B96]; 5; 4)" office:value-type="string" office:string-value="EU17" calcext:value-type="string">
            <text:p>EU17</text:p>
          </table:table-cell>
          <table:table-cell table:style-name="ce3" table:formula="of:=IF(ISERROR(FIND(&quot;Flu&quot;; [.B96]; 1)); &quot;NI&quot;; &quot;Flu&quot;)" office:value-type="string" office:string-value="NI" calcext:value-type="string">
            <text:p>NI</text:p>
          </table:table-cell>
          <table:table-cell table:style-name="ce3" table:formula="of:=VLOOKUP(CONCATENATE([.C96]; &quot;_&quot;; [.D96]); ['file:///home/assez/Documents/projectDocs/EMC_Barreiro/allEMC_Barreiro.ods'#$EMC_Barreiro.$D$51:.$J$128];7)" office:value-type="string" office:string-value="MS051802" calcext:value-type="string">
            <text:p>MS051802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96]; &quot;.&quot;; [.$A$3]; &quot;.&quot;; [.F96]; &quot;.&quot;; [.G96]; &quot;.&quot;; &quot;pair&quot;; [.H96]; &quot;.fastq.gz&quot;)" office:value-type="string" office:string-value="MS051802.ATACSeq.81.2.pair1.fastq.gz" calcext:value-type="string">
            <text:p>MS051802.ATACSeq.81.2.pair1.fastq.gz</text:p>
          </table:table-cell>
          <table:table-cell table:formula="of:=CONCATENATE(&quot;ln -s ../../ATACseq/&quot;; [.B96]; &quot; &quot;; [.I96])" office:value-type="string" office:string-value="ln -s ../../ATACseq/Epi_EU17_NI_ATACSeq_1_2-259482_S6_L002_R1_001.fastq.gz MS051802.ATACSeq.81.2.pair1.fastq.gz" calcext:value-type="string">
            <text:p>ln -s ../../ATACseq/Epi_EU17_NI_ATACSeq_1_2-259482_S6_L002_R1_001.fastq.gz MS051802.ATACSeq.81.2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17_NI_ATACSeq_1_2-259482_S6_L002_R2_001.fastq.gz</text:p>
          </table:table-cell>
          <table:table-cell table:style-name="ce3" table:formula="of:=MID([.B97]; 5; 4)" office:value-type="string" office:string-value="EU17" calcext:value-type="string">
            <text:p>EU17</text:p>
          </table:table-cell>
          <table:table-cell table:style-name="ce3" table:formula="of:=IF(ISERROR(FIND(&quot;Flu&quot;; [.B97]; 1)); &quot;NI&quot;; &quot;Flu&quot;)" office:value-type="string" office:string-value="NI" calcext:value-type="string">
            <text:p>NI</text:p>
          </table:table-cell>
          <table:table-cell table:style-name="ce3" table:formula="of:=VLOOKUP(CONCATENATE([.C97]; &quot;_&quot;; [.D97]); ['file:///home/assez/Documents/projectDocs/EMC_Barreiro/allEMC_Barreiro.ods'#$EMC_Barreiro.$D$51:.$J$128];7)" office:value-type="string" office:string-value="MS051802" calcext:value-type="string">
            <text:p>MS051802</text:p>
          </table:table-cell>
          <table:table-cell table:style-name="ce3" office:value-type="float" office:value="81" calcext:value-type="float">
            <text:p>8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9" table:formula="of:=CONCATENATE([.E97]; &quot;.&quot;; [.$A$3]; &quot;.&quot;; [.F97]; &quot;.&quot;; [.G97]; &quot;.&quot;; &quot;pair&quot;; [.H97]; &quot;.fastq.gz&quot;)" office:value-type="string" office:string-value="MS051802.ATACSeq.81.2.pair2.fastq.gz" calcext:value-type="string">
            <text:p>MS051802.ATACSeq.81.2.pair2.fastq.gz</text:p>
          </table:table-cell>
          <table:table-cell table:formula="of:=CONCATENATE(&quot;ln -s ../../ATACseq/&quot;; [.B97]; &quot; &quot;; [.I97])" office:value-type="string" office:string-value="ln -s ../../ATACseq/Epi_EU17_NI_ATACSeq_1_2-259482_S6_L002_R2_001.fastq.gz MS051802.ATACSeq.81.2.pair2.fastq.gz" calcext:value-type="string">
            <text:p>ln -s ../../ATACseq/Epi_EU17_NI_ATACSeq_1_2-259482_S6_L002_R2_001.fastq.gz MS051802.ATACSeq.81.2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19_Flu_ATACSeq_1_2-259485_S9_L002_R1_001.fastq.gz</text:p>
          </table:table-cell>
          <table:table-cell table:style-name="ce3" table:formula="of:=MID([.B98]; 5; 4)" office:value-type="string" office:string-value="EU19" calcext:value-type="string">
            <text:p>EU19</text:p>
          </table:table-cell>
          <table:table-cell table:style-name="ce3" table:formula="of:=IF(ISERROR(FIND(&quot;Flu&quot;; [.B98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98]; &quot;_&quot;; [.D98]); ['file:///home/assez/Documents/projectDocs/EMC_Barreiro/allEMC_Barreiro.ods'#$EMC_Barreiro.$D$51:.$J$128];7)" office:value-type="string" office:string-value="MS051901" calcext:value-type="string">
            <text:p>MS051901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98]; &quot;.&quot;; [.$A$3]; &quot;.&quot;; [.F98]; &quot;.&quot;; [.G98]; &quot;.&quot;; &quot;pair&quot;; [.H98]; &quot;.fastq.gz&quot;)" office:value-type="string" office:string-value="MS051901.ATACSeq.81.2.pair1.fastq.gz" calcext:value-type="string">
            <text:p>MS051901.ATACSeq.81.2.pair1.fastq.gz</text:p>
          </table:table-cell>
          <table:table-cell table:formula="of:=CONCATENATE(&quot;ln -s ../../ATACseq/&quot;; [.B98]; &quot; &quot;; [.I98])" office:value-type="string" office:string-value="ln -s ../../ATACseq/Epi_EU19_Flu_ATACSeq_1_2-259485_S9_L002_R1_001.fastq.gz MS051901.ATACSeq.81.2.pair1.fastq.gz" calcext:value-type="string">
            <text:p>ln -s ../../ATACseq/Epi_EU19_Flu_ATACSeq_1_2-259485_S9_L002_R1_001.fastq.gz MS051901.ATACSeq.81.2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19_Flu_ATACSeq_1_2-259485_S9_L002_R2_001.fastq.gz</text:p>
          </table:table-cell>
          <table:table-cell table:style-name="ce3" table:formula="of:=MID([.B99]; 5; 4)" office:value-type="string" office:string-value="EU19" calcext:value-type="string">
            <text:p>EU19</text:p>
          </table:table-cell>
          <table:table-cell table:style-name="ce3" table:formula="of:=IF(ISERROR(FIND(&quot;Flu&quot;; [.B99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99]; &quot;_&quot;; [.D99]); ['file:///home/assez/Documents/projectDocs/EMC_Barreiro/allEMC_Barreiro.ods'#$EMC_Barreiro.$D$51:.$J$128];7)" office:value-type="string" office:string-value="MS051901" calcext:value-type="string">
            <text:p>MS051901</text:p>
          </table:table-cell>
          <table:table-cell table:style-name="ce3" office:value-type="float" office:value="81" calcext:value-type="float">
            <text:p>8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9" table:formula="of:=CONCATENATE([.E99]; &quot;.&quot;; [.$A$3]; &quot;.&quot;; [.F99]; &quot;.&quot;; [.G99]; &quot;.&quot;; &quot;pair&quot;; [.H99]; &quot;.fastq.gz&quot;)" office:value-type="string" office:string-value="MS051901.ATACSeq.81.2.pair2.fastq.gz" calcext:value-type="string">
            <text:p>MS051901.ATACSeq.81.2.pair2.fastq.gz</text:p>
          </table:table-cell>
          <table:table-cell table:formula="of:=CONCATENATE(&quot;ln -s ../../ATACseq/&quot;; [.B99]; &quot; &quot;; [.I99])" office:value-type="string" office:string-value="ln -s ../../ATACseq/Epi_EU19_Flu_ATACSeq_1_2-259485_S9_L002_R2_001.fastq.gz MS051901.ATACSeq.81.2.pair2.fastq.gz" calcext:value-type="string">
            <text:p>ln -s ../../ATACseq/Epi_EU19_Flu_ATACSeq_1_2-259485_S9_L002_R2_001.fastq.gz MS051901.ATACSeq.81.2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19_NI_ATACSeq_1_2-259484_S8_L002_R1_001.fastq.gz</text:p>
          </table:table-cell>
          <table:table-cell table:style-name="ce3" table:formula="of:=MID([.B100]; 5; 4)" office:value-type="string" office:string-value="EU19" calcext:value-type="string">
            <text:p>EU19</text:p>
          </table:table-cell>
          <table:table-cell table:style-name="ce3" table:formula="of:=IF(ISERROR(FIND(&quot;Flu&quot;; [.B100]; 1)); &quot;NI&quot;; &quot;Flu&quot;)" office:value-type="string" office:string-value="NI" calcext:value-type="string">
            <text:p>NI</text:p>
          </table:table-cell>
          <table:table-cell table:style-name="ce3" table:formula="of:=VLOOKUP(CONCATENATE([.C100]; &quot;_&quot;; [.D100]); ['file:///home/assez/Documents/projectDocs/EMC_Barreiro/allEMC_Barreiro.ods'#$EMC_Barreiro.$D$51:.$J$128];7)" office:value-type="string" office:string-value="MS051902" calcext:value-type="string">
            <text:p>MS051902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100]; &quot;.&quot;; [.$A$3]; &quot;.&quot;; [.F100]; &quot;.&quot;; [.G100]; &quot;.&quot;; &quot;pair&quot;; [.H100]; &quot;.fastq.gz&quot;)" office:value-type="string" office:string-value="MS051902.ATACSeq.81.2.pair1.fastq.gz" calcext:value-type="string">
            <text:p>MS051902.ATACSeq.81.2.pair1.fastq.gz</text:p>
          </table:table-cell>
          <table:table-cell table:formula="of:=CONCATENATE(&quot;ln -s ../../ATACseq/&quot;; [.B100]; &quot; &quot;; [.I100])" office:value-type="string" office:string-value="ln -s ../../ATACseq/Epi_EU19_NI_ATACSeq_1_2-259484_S8_L002_R1_001.fastq.gz MS051902.ATACSeq.81.2.pair1.fastq.gz" calcext:value-type="string">
            <text:p>ln -s ../../ATACseq/Epi_EU19_NI_ATACSeq_1_2-259484_S8_L002_R1_001.fastq.gz MS051902.ATACSeq.81.2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19_NI_ATACSeq_1_2-259484_S8_L002_R2_001.fastq.gz</text:p>
          </table:table-cell>
          <table:table-cell table:style-name="ce3" table:formula="of:=MID([.B101]; 5; 4)" office:value-type="string" office:string-value="EU19" calcext:value-type="string">
            <text:p>EU19</text:p>
          </table:table-cell>
          <table:table-cell table:style-name="ce3" table:formula="of:=IF(ISERROR(FIND(&quot;Flu&quot;; [.B101]; 1)); &quot;NI&quot;; &quot;Flu&quot;)" office:value-type="string" office:string-value="NI" calcext:value-type="string">
            <text:p>NI</text:p>
          </table:table-cell>
          <table:table-cell table:style-name="ce3" table:formula="of:=VLOOKUP(CONCATENATE([.C101]; &quot;_&quot;; [.D101]); ['file:///home/assez/Documents/projectDocs/EMC_Barreiro/allEMC_Barreiro.ods'#$EMC_Barreiro.$D$51:.$J$128];7)" office:value-type="string" office:string-value="MS051902" calcext:value-type="string">
            <text:p>MS051902</text:p>
          </table:table-cell>
          <table:table-cell table:style-name="ce3" office:value-type="float" office:value="81" calcext:value-type="float">
            <text:p>8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9" table:formula="of:=CONCATENATE([.E101]; &quot;.&quot;; [.$A$3]; &quot;.&quot;; [.F101]; &quot;.&quot;; [.G101]; &quot;.&quot;; &quot;pair&quot;; [.H101]; &quot;.fastq.gz&quot;)" office:value-type="string" office:string-value="MS051902.ATACSeq.81.2.pair2.fastq.gz" calcext:value-type="string">
            <text:p>MS051902.ATACSeq.81.2.pair2.fastq.gz</text:p>
          </table:table-cell>
          <table:table-cell table:formula="of:=CONCATENATE(&quot;ln -s ../../ATACseq/&quot;; [.B101]; &quot; &quot;; [.I101])" office:value-type="string" office:string-value="ln -s ../../ATACseq/Epi_EU19_NI_ATACSeq_1_2-259484_S8_L002_R2_001.fastq.gz MS051902.ATACSeq.81.2.pair2.fastq.gz" calcext:value-type="string">
            <text:p>ln -s ../../ATACseq/Epi_EU19_NI_ATACSeq_1_2-259484_S8_L002_R2_001.fastq.gz MS051902.ATACSeq.81.2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21_Flu_ATACSeq_1_2-259488_S12_L002_R1_001.fastq.gz</text:p>
          </table:table-cell>
          <table:table-cell table:style-name="ce3" table:formula="of:=MID([.B102]; 5; 4)" office:value-type="string" office:string-value="EU21" calcext:value-type="string">
            <text:p>EU21</text:p>
          </table:table-cell>
          <table:table-cell table:style-name="ce3" table:formula="of:=IF(ISERROR(FIND(&quot;Flu&quot;; [.B102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102]; &quot;_&quot;; [.D102]); ['file:///home/assez/Documents/projectDocs/EMC_Barreiro/allEMC_Barreiro.ods'#$EMC_Barreiro.$D$51:.$J$128];7)" office:value-type="string" office:string-value="MS052001" calcext:value-type="string">
            <text:p>MS052001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102]; &quot;.&quot;; [.$A$3]; &quot;.&quot;; [.F102]; &quot;.&quot;; [.G102]; &quot;.&quot;; &quot;pair&quot;; [.H102]; &quot;.fastq.gz&quot;)" office:value-type="string" office:string-value="MS052001.ATACSeq.81.2.pair1.fastq.gz" calcext:value-type="string">
            <text:p>MS052001.ATACSeq.81.2.pair1.fastq.gz</text:p>
          </table:table-cell>
          <table:table-cell table:formula="of:=CONCATENATE(&quot;ln -s ../../ATACseq/&quot;; [.B102]; &quot; &quot;; [.I102])" office:value-type="string" office:string-value="ln -s ../../ATACseq/Epi_EU21_Flu_ATACSeq_1_2-259488_S12_L002_R1_001.fastq.gz MS052001.ATACSeq.81.2.pair1.fastq.gz" calcext:value-type="string">
            <text:p>ln -s ../../ATACseq/Epi_EU21_Flu_ATACSeq_1_2-259488_S12_L002_R1_001.fastq.gz MS052001.ATACSeq.81.2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21_Flu_ATACSeq_1_2-259488_S12_L002_R2_001.fastq.gz</text:p>
          </table:table-cell>
          <table:table-cell table:style-name="ce3" table:formula="of:=MID([.B103]; 5; 4)" office:value-type="string" office:string-value="EU21" calcext:value-type="string">
            <text:p>EU21</text:p>
          </table:table-cell>
          <table:table-cell table:style-name="ce3" table:formula="of:=IF(ISERROR(FIND(&quot;Flu&quot;; [.B103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103]; &quot;_&quot;; [.D103]); ['file:///home/assez/Documents/projectDocs/EMC_Barreiro/allEMC_Barreiro.ods'#$EMC_Barreiro.$D$51:.$J$128];7)" office:value-type="string" office:string-value="MS052001" calcext:value-type="string">
            <text:p>MS052001</text:p>
          </table:table-cell>
          <table:table-cell table:style-name="ce3" office:value-type="float" office:value="81" calcext:value-type="float">
            <text:p>8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9" table:formula="of:=CONCATENATE([.E103]; &quot;.&quot;; [.$A$3]; &quot;.&quot;; [.F103]; &quot;.&quot;; [.G103]; &quot;.&quot;; &quot;pair&quot;; [.H103]; &quot;.fastq.gz&quot;)" office:value-type="string" office:string-value="MS052001.ATACSeq.81.2.pair2.fastq.gz" calcext:value-type="string">
            <text:p>MS052001.ATACSeq.81.2.pair2.fastq.gz</text:p>
          </table:table-cell>
          <table:table-cell table:formula="of:=CONCATENATE(&quot;ln -s ../../ATACseq/&quot;; [.B103]; &quot; &quot;; [.I103])" office:value-type="string" office:string-value="ln -s ../../ATACseq/Epi_EU21_Flu_ATACSeq_1_2-259488_S12_L002_R2_001.fastq.gz MS052001.ATACSeq.81.2.pair2.fastq.gz" calcext:value-type="string">
            <text:p>ln -s ../../ATACseq/Epi_EU21_Flu_ATACSeq_1_2-259488_S12_L002_R2_001.fastq.gz MS052001.ATACSeq.81.2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21_NI_ATACSeq_1_2-259487_S11_L002_R1_001.fastq.gz</text:p>
          </table:table-cell>
          <table:table-cell table:style-name="ce3" table:formula="of:=MID([.B104]; 5; 4)" office:value-type="string" office:string-value="EU21" calcext:value-type="string">
            <text:p>EU21</text:p>
          </table:table-cell>
          <table:table-cell table:style-name="ce3" table:formula="of:=IF(ISERROR(FIND(&quot;Flu&quot;; [.B104]; 1)); &quot;NI&quot;; &quot;Flu&quot;)" office:value-type="string" office:string-value="NI" calcext:value-type="string">
            <text:p>NI</text:p>
          </table:table-cell>
          <table:table-cell table:style-name="ce3" table:formula="of:=VLOOKUP(CONCATENATE([.C104]; &quot;_&quot;; [.D104]); ['file:///home/assez/Documents/projectDocs/EMC_Barreiro/allEMC_Barreiro.ods'#$EMC_Barreiro.$D$51:.$J$128];7)" office:value-type="string" office:string-value="MS052002" calcext:value-type="string">
            <text:p>MS052002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104]; &quot;.&quot;; [.$A$3]; &quot;.&quot;; [.F104]; &quot;.&quot;; [.G104]; &quot;.&quot;; &quot;pair&quot;; [.H104]; &quot;.fastq.gz&quot;)" office:value-type="string" office:string-value="MS052002.ATACSeq.81.2.pair1.fastq.gz" calcext:value-type="string">
            <text:p>MS052002.ATACSeq.81.2.pair1.fastq.gz</text:p>
          </table:table-cell>
          <table:table-cell table:formula="of:=CONCATENATE(&quot;ln -s ../../ATACseq/&quot;; [.B104]; &quot; &quot;; [.I104])" office:value-type="string" office:string-value="ln -s ../../ATACseq/Epi_EU21_NI_ATACSeq_1_2-259487_S11_L002_R1_001.fastq.gz MS052002.ATACSeq.81.2.pair1.fastq.gz" calcext:value-type="string">
            <text:p>ln -s ../../ATACseq/Epi_EU21_NI_ATACSeq_1_2-259487_S11_L002_R1_001.fastq.gz MS052002.ATACSeq.81.2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21_NI_ATACSeq_1_2-259487_S11_L002_R2_001.fastq.gz</text:p>
          </table:table-cell>
          <table:table-cell table:style-name="ce3" table:formula="of:=MID([.B105]; 5; 4)" office:value-type="string" office:string-value="EU21" calcext:value-type="string">
            <text:p>EU21</text:p>
          </table:table-cell>
          <table:table-cell table:style-name="ce3" table:formula="of:=IF(ISERROR(FIND(&quot;Flu&quot;; [.B105]; 1)); &quot;NI&quot;; &quot;Flu&quot;)" office:value-type="string" office:string-value="NI" calcext:value-type="string">
            <text:p>NI</text:p>
          </table:table-cell>
          <table:table-cell table:style-name="ce3" table:formula="of:=VLOOKUP(CONCATENATE([.C105]; &quot;_&quot;; [.D105]); ['file:///home/assez/Documents/projectDocs/EMC_Barreiro/allEMC_Barreiro.ods'#$EMC_Barreiro.$D$51:.$J$128];7)" office:value-type="string" office:string-value="MS052002" calcext:value-type="string">
            <text:p>MS052002</text:p>
          </table:table-cell>
          <table:table-cell table:style-name="ce3" office:value-type="float" office:value="81" calcext:value-type="float">
            <text:p>8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9" table:formula="of:=CONCATENATE([.E105]; &quot;.&quot;; [.$A$3]; &quot;.&quot;; [.F105]; &quot;.&quot;; [.G105]; &quot;.&quot;; &quot;pair&quot;; [.H105]; &quot;.fastq.gz&quot;)" office:value-type="string" office:string-value="MS052002.ATACSeq.81.2.pair2.fastq.gz" calcext:value-type="string">
            <text:p>MS052002.ATACSeq.81.2.pair2.fastq.gz</text:p>
          </table:table-cell>
          <table:table-cell table:formula="of:=CONCATENATE(&quot;ln -s ../../ATACseq/&quot;; [.B105]; &quot; &quot;; [.I105])" office:value-type="string" office:string-value="ln -s ../../ATACseq/Epi_EU21_NI_ATACSeq_1_2-259487_S11_L002_R2_001.fastq.gz MS052002.ATACSeq.81.2.pair2.fastq.gz" calcext:value-type="string">
            <text:p>ln -s ../../ATACseq/Epi_EU21_NI_ATACSeq_1_2-259487_S11_L002_R2_001.fastq.gz MS052002.ATACSeq.81.2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25_Flu_ATACSeq_1_2-268559_S6_L001_R1_001.fastq.gz</text:p>
          </table:table-cell>
          <table:table-cell table:style-name="ce3" table:formula="of:=MID([.B106]; 5; 4)" office:value-type="string" office:string-value="EU25" calcext:value-type="string">
            <text:p>EU25</text:p>
          </table:table-cell>
          <table:table-cell table:style-name="ce3" table:formula="of:=IF(ISERROR(FIND(&quot;Flu&quot;; [.B106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106]; &quot;_&quot;; [.D106]); ['file:///home/assez/Documents/projectDocs/EMC_Barreiro/allEMC_Barreiro.ods'#$EMC_Barreiro.$D$51:.$J$128];7)" office:value-type="string" office:string-value="MS052101" calcext:value-type="string">
            <text:p>MS052101</text:p>
          </table:table-cell>
          <table:table-cell table:style-name="ce3" office:value-type="float" office:value="89" calcext:value-type="float">
            <text:p>89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106]; &quot;.&quot;; [.$A$3]; &quot;.&quot;; [.F106]; &quot;.&quot;; [.G106]; &quot;.&quot;; &quot;pair&quot;; [.H106]; &quot;.fastq.gz&quot;)" office:value-type="string" office:string-value="MS052101.ATACSeq.89.1.pair1.fastq.gz" calcext:value-type="string">
            <text:p>MS052101.ATACSeq.89.1.pair1.fastq.gz</text:p>
          </table:table-cell>
          <table:table-cell table:formula="of:=CONCATENATE(&quot;ln -s ../../ATACseq/&quot;; [.B106]; &quot; &quot;; [.I106])" office:value-type="string" office:string-value="ln -s ../../ATACseq/Epi_EU25_Flu_ATACSeq_1_2-268559_S6_L001_R1_001.fastq.gz MS052101.ATACSeq.89.1.pair1.fastq.gz" calcext:value-type="string">
            <text:p>ln -s ../../ATACseq/Epi_EU25_Flu_ATACSeq_1_2-268559_S6_L001_R1_001.fastq.gz MS052101.ATACSeq.89.1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25_Flu_ATACSeq_1_2-268559_S6_L001_R2_001.fastq.gz</text:p>
          </table:table-cell>
          <table:table-cell table:style-name="ce3" table:formula="of:=MID([.B107]; 5; 4)" office:value-type="string" office:string-value="EU25" calcext:value-type="string">
            <text:p>EU25</text:p>
          </table:table-cell>
          <table:table-cell table:style-name="ce3" table:formula="of:=IF(ISERROR(FIND(&quot;Flu&quot;; [.B107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107]; &quot;_&quot;; [.D107]); ['file:///home/assez/Documents/projectDocs/EMC_Barreiro/allEMC_Barreiro.ods'#$EMC_Barreiro.$D$51:.$J$128];7)" office:value-type="string" office:string-value="MS052101" calcext:value-type="string">
            <text:p>MS052101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107]; &quot;.&quot;; [.$A$3]; &quot;.&quot;; [.F107]; &quot;.&quot;; [.G107]; &quot;.&quot;; &quot;pair&quot;; [.H107]; &quot;.fastq.gz&quot;)" office:value-type="string" office:string-value="MS052101.ATACSeq.89.1.pair2.fastq.gz" calcext:value-type="string">
            <text:p>MS052101.ATACSeq.89.1.pair2.fastq.gz</text:p>
          </table:table-cell>
          <table:table-cell table:formula="of:=CONCATENATE(&quot;ln -s ../../ATACseq/&quot;; [.B107]; &quot; &quot;; [.I107])" office:value-type="string" office:string-value="ln -s ../../ATACseq/Epi_EU25_Flu_ATACSeq_1_2-268559_S6_L001_R2_001.fastq.gz MS052101.ATACSeq.89.1.pair2.fastq.gz" calcext:value-type="string">
            <text:p>ln -s ../../ATACseq/Epi_EU25_Flu_ATACSeq_1_2-268559_S6_L001_R2_001.fastq.gz MS052101.ATACSeq.89.1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25_NI_ATACSeq_1_2-268558_S5_L001_R1_001.fastq.gz</text:p>
          </table:table-cell>
          <table:table-cell table:style-name="ce3" table:formula="of:=MID([.B108]; 5; 4)" office:value-type="string" office:string-value="EU25" calcext:value-type="string">
            <text:p>EU25</text:p>
          </table:table-cell>
          <table:table-cell table:style-name="ce3" table:formula="of:=IF(ISERROR(FIND(&quot;Flu&quot;; [.B108]; 1)); &quot;NI&quot;; &quot;Flu&quot;)" office:value-type="string" office:string-value="NI" calcext:value-type="string">
            <text:p>NI</text:p>
          </table:table-cell>
          <table:table-cell table:style-name="ce3" table:formula="of:=VLOOKUP(CONCATENATE([.C108]; &quot;_&quot;; [.D108]); ['file:///home/assez/Documents/projectDocs/EMC_Barreiro/allEMC_Barreiro.ods'#$EMC_Barreiro.$D$51:.$J$128];7)" office:value-type="string" office:string-value="MS052102" calcext:value-type="string">
            <text:p>MS052102</text:p>
          </table:table-cell>
          <table:table-cell table:style-name="ce3" office:value-type="float" office:value="89" calcext:value-type="float">
            <text:p>89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108]; &quot;.&quot;; [.$A$3]; &quot;.&quot;; [.F108]; &quot;.&quot;; [.G108]; &quot;.&quot;; &quot;pair&quot;; [.H108]; &quot;.fastq.gz&quot;)" office:value-type="string" office:string-value="MS052102.ATACSeq.89.1.pair1.fastq.gz" calcext:value-type="string">
            <text:p>MS052102.ATACSeq.89.1.pair1.fastq.gz</text:p>
          </table:table-cell>
          <table:table-cell table:formula="of:=CONCATENATE(&quot;ln -s ../../ATACseq/&quot;; [.B108]; &quot; &quot;; [.I108])" office:value-type="string" office:string-value="ln -s ../../ATACseq/Epi_EU25_NI_ATACSeq_1_2-268558_S5_L001_R1_001.fastq.gz MS052102.ATACSeq.89.1.pair1.fastq.gz" calcext:value-type="string">
            <text:p>ln -s ../../ATACseq/Epi_EU25_NI_ATACSeq_1_2-268558_S5_L001_R1_001.fastq.gz MS052102.ATACSeq.89.1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25_NI_ATACSeq_1_2-268558_S5_L001_R2_001.fastq.gz</text:p>
          </table:table-cell>
          <table:table-cell table:style-name="ce3" table:formula="of:=MID([.B109]; 5; 4)" office:value-type="string" office:string-value="EU25" calcext:value-type="string">
            <text:p>EU25</text:p>
          </table:table-cell>
          <table:table-cell table:style-name="ce3" table:formula="of:=IF(ISERROR(FIND(&quot;Flu&quot;; [.B109]; 1)); &quot;NI&quot;; &quot;Flu&quot;)" office:value-type="string" office:string-value="NI" calcext:value-type="string">
            <text:p>NI</text:p>
          </table:table-cell>
          <table:table-cell table:style-name="ce3" table:formula="of:=VLOOKUP(CONCATENATE([.C109]; &quot;_&quot;; [.D109]); ['file:///home/assez/Documents/projectDocs/EMC_Barreiro/allEMC_Barreiro.ods'#$EMC_Barreiro.$D$51:.$J$128];7)" office:value-type="string" office:string-value="MS052102" calcext:value-type="string">
            <text:p>MS052102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109]; &quot;.&quot;; [.$A$3]; &quot;.&quot;; [.F109]; &quot;.&quot;; [.G109]; &quot;.&quot;; &quot;pair&quot;; [.H109]; &quot;.fastq.gz&quot;)" office:value-type="string" office:string-value="MS052102.ATACSeq.89.1.pair2.fastq.gz" calcext:value-type="string">
            <text:p>MS052102.ATACSeq.89.1.pair2.fastq.gz</text:p>
          </table:table-cell>
          <table:table-cell table:formula="of:=CONCATENATE(&quot;ln -s ../../ATACseq/&quot;; [.B109]; &quot; &quot;; [.I109])" office:value-type="string" office:string-value="ln -s ../../ATACseq/Epi_EU25_NI_ATACSeq_1_2-268558_S5_L001_R2_001.fastq.gz MS052102.ATACSeq.89.1.pair2.fastq.gz" calcext:value-type="string">
            <text:p>ln -s ../../ATACseq/Epi_EU25_NI_ATACSeq_1_2-268558_S5_L001_R2_001.fastq.gz MS052102.ATACSeq.89.1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27_Flu_ATACSeq_1_2-268561_S8_L001_R1_001.fastq.gz</text:p>
          </table:table-cell>
          <table:table-cell table:style-name="ce3" table:formula="of:=MID([.B110]; 5; 4)" office:value-type="string" office:string-value="EU27" calcext:value-type="string">
            <text:p>EU27</text:p>
          </table:table-cell>
          <table:table-cell table:style-name="ce3" table:formula="of:=IF(ISERROR(FIND(&quot;Flu&quot;; [.B110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110]; &quot;_&quot;; [.D110]); ['file:///home/assez/Documents/projectDocs/EMC_Barreiro/allEMC_Barreiro.ods'#$EMC_Barreiro.$D$51:.$J$128];7)" office:value-type="string" office:string-value="MS052201" calcext:value-type="string">
            <text:p>MS052201</text:p>
          </table:table-cell>
          <table:table-cell table:style-name="ce3" office:value-type="float" office:value="89" calcext:value-type="float">
            <text:p>89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110]; &quot;.&quot;; [.$A$3]; &quot;.&quot;; [.F110]; &quot;.&quot;; [.G110]; &quot;.&quot;; &quot;pair&quot;; [.H110]; &quot;.fastq.gz&quot;)" office:value-type="string" office:string-value="MS052201.ATACSeq.89.1.pair1.fastq.gz" calcext:value-type="string">
            <text:p>MS052201.ATACSeq.89.1.pair1.fastq.gz</text:p>
          </table:table-cell>
          <table:table-cell table:formula="of:=CONCATENATE(&quot;ln -s ../../ATACseq/&quot;; [.B110]; &quot; &quot;; [.I110])" office:value-type="string" office:string-value="ln -s ../../ATACseq/Epi_EU27_Flu_ATACSeq_1_2-268561_S8_L001_R1_001.fastq.gz MS052201.ATACSeq.89.1.pair1.fastq.gz" calcext:value-type="string">
            <text:p>ln -s ../../ATACseq/Epi_EU27_Flu_ATACSeq_1_2-268561_S8_L001_R1_001.fastq.gz MS052201.ATACSeq.89.1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27_Flu_ATACSeq_1_2-268561_S8_L001_R2_001.fastq.gz</text:p>
          </table:table-cell>
          <table:table-cell table:style-name="ce3" table:formula="of:=MID([.B111]; 5; 4)" office:value-type="string" office:string-value="EU27" calcext:value-type="string">
            <text:p>EU27</text:p>
          </table:table-cell>
          <table:table-cell table:style-name="ce3" table:formula="of:=IF(ISERROR(FIND(&quot;Flu&quot;; [.B111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111]; &quot;_&quot;; [.D111]); ['file:///home/assez/Documents/projectDocs/EMC_Barreiro/allEMC_Barreiro.ods'#$EMC_Barreiro.$D$51:.$J$128];7)" office:value-type="string" office:string-value="MS052201" calcext:value-type="string">
            <text:p>MS052201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111]; &quot;.&quot;; [.$A$3]; &quot;.&quot;; [.F111]; &quot;.&quot;; [.G111]; &quot;.&quot;; &quot;pair&quot;; [.H111]; &quot;.fastq.gz&quot;)" office:value-type="string" office:string-value="MS052201.ATACSeq.89.1.pair2.fastq.gz" calcext:value-type="string">
            <text:p>MS052201.ATACSeq.89.1.pair2.fastq.gz</text:p>
          </table:table-cell>
          <table:table-cell table:formula="of:=CONCATENATE(&quot;ln -s ../../ATACseq/&quot;; [.B111]; &quot; &quot;; [.I111])" office:value-type="string" office:string-value="ln -s ../../ATACseq/Epi_EU27_Flu_ATACSeq_1_2-268561_S8_L001_R2_001.fastq.gz MS052201.ATACSeq.89.1.pair2.fastq.gz" calcext:value-type="string">
            <text:p>ln -s ../../ATACseq/Epi_EU27_Flu_ATACSeq_1_2-268561_S8_L001_R2_001.fastq.gz MS052201.ATACSeq.89.1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27_NI_ATACSeq_1_2-268560_S7_L001_R1_001.fastq.gz</text:p>
          </table:table-cell>
          <table:table-cell table:style-name="ce3" table:formula="of:=MID([.B112]; 5; 4)" office:value-type="string" office:string-value="EU27" calcext:value-type="string">
            <text:p>EU27</text:p>
          </table:table-cell>
          <table:table-cell table:style-name="ce3" table:formula="of:=IF(ISERROR(FIND(&quot;Flu&quot;; [.B112]; 1)); &quot;NI&quot;; &quot;Flu&quot;)" office:value-type="string" office:string-value="NI" calcext:value-type="string">
            <text:p>NI</text:p>
          </table:table-cell>
          <table:table-cell table:style-name="ce3" table:formula="of:=VLOOKUP(CONCATENATE([.C112]; &quot;_&quot;; [.D112]); ['file:///home/assez/Documents/projectDocs/EMC_Barreiro/allEMC_Barreiro.ods'#$EMC_Barreiro.$D$51:.$J$128];7)" office:value-type="string" office:string-value="MS052202" calcext:value-type="string">
            <text:p>MS052202</text:p>
          </table:table-cell>
          <table:table-cell table:style-name="ce3" office:value-type="float" office:value="89" calcext:value-type="float">
            <text:p>89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112]; &quot;.&quot;; [.$A$3]; &quot;.&quot;; [.F112]; &quot;.&quot;; [.G112]; &quot;.&quot;; &quot;pair&quot;; [.H112]; &quot;.fastq.gz&quot;)" office:value-type="string" office:string-value="MS052202.ATACSeq.89.1.pair1.fastq.gz" calcext:value-type="string">
            <text:p>MS052202.ATACSeq.89.1.pair1.fastq.gz</text:p>
          </table:table-cell>
          <table:table-cell table:formula="of:=CONCATENATE(&quot;ln -s ../../ATACseq/&quot;; [.B112]; &quot; &quot;; [.I112])" office:value-type="string" office:string-value="ln -s ../../ATACseq/Epi_EU27_NI_ATACSeq_1_2-268560_S7_L001_R1_001.fastq.gz MS052202.ATACSeq.89.1.pair1.fastq.gz" calcext:value-type="string">
            <text:p>ln -s ../../ATACseq/Epi_EU27_NI_ATACSeq_1_2-268560_S7_L001_R1_001.fastq.gz MS052202.ATACSeq.89.1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27_NI_ATACSeq_1_2-268560_S7_L001_R2_001.fastq.gz</text:p>
          </table:table-cell>
          <table:table-cell table:style-name="ce3" table:formula="of:=MID([.B113]; 5; 4)" office:value-type="string" office:string-value="EU27" calcext:value-type="string">
            <text:p>EU27</text:p>
          </table:table-cell>
          <table:table-cell table:style-name="ce3" table:formula="of:=IF(ISERROR(FIND(&quot;Flu&quot;; [.B113]; 1)); &quot;NI&quot;; &quot;Flu&quot;)" office:value-type="string" office:string-value="NI" calcext:value-type="string">
            <text:p>NI</text:p>
          </table:table-cell>
          <table:table-cell table:style-name="ce3" table:formula="of:=VLOOKUP(CONCATENATE([.C113]; &quot;_&quot;; [.D113]); ['file:///home/assez/Documents/projectDocs/EMC_Barreiro/allEMC_Barreiro.ods'#$EMC_Barreiro.$D$51:.$J$128];7)" office:value-type="string" office:string-value="MS052202" calcext:value-type="string">
            <text:p>MS052202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113]; &quot;.&quot;; [.$A$3]; &quot;.&quot;; [.F113]; &quot;.&quot;; [.G113]; &quot;.&quot;; &quot;pair&quot;; [.H113]; &quot;.fastq.gz&quot;)" office:value-type="string" office:string-value="MS052202.ATACSeq.89.1.pair2.fastq.gz" calcext:value-type="string">
            <text:p>MS052202.ATACSeq.89.1.pair2.fastq.gz</text:p>
          </table:table-cell>
          <table:table-cell table:formula="of:=CONCATENATE(&quot;ln -s ../../ATACseq/&quot;; [.B113]; &quot; &quot;; [.I113])" office:value-type="string" office:string-value="ln -s ../../ATACseq/Epi_EU27_NI_ATACSeq_1_2-268560_S7_L001_R2_001.fastq.gz MS052202.ATACSeq.89.1.pair2.fastq.gz" calcext:value-type="string">
            <text:p>ln -s ../../ATACseq/Epi_EU27_NI_ATACSeq_1_2-268560_S7_L001_R2_001.fastq.gz MS052202.ATACSeq.89.1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29_Flu_ATACSeq_1_2-268563_S10_L001_R1_001.fastq.gz</text:p>
          </table:table-cell>
          <table:table-cell table:style-name="ce3" table:formula="of:=MID([.B114]; 5; 4)" office:value-type="string" office:string-value="EU29" calcext:value-type="string">
            <text:p>EU29</text:p>
          </table:table-cell>
          <table:table-cell table:style-name="ce3" table:formula="of:=IF(ISERROR(FIND(&quot;Flu&quot;; [.B114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114]; &quot;_&quot;; [.D114]); ['file:///home/assez/Documents/projectDocs/EMC_Barreiro/allEMC_Barreiro.ods'#$EMC_Barreiro.$D$51:.$J$128];7)" office:value-type="string" office:string-value="MS052301" calcext:value-type="string">
            <text:p>MS052301</text:p>
          </table:table-cell>
          <table:table-cell table:style-name="ce3" office:value-type="float" office:value="89" calcext:value-type="float">
            <text:p>89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114]; &quot;.&quot;; [.$A$3]; &quot;.&quot;; [.F114]; &quot;.&quot;; [.G114]; &quot;.&quot;; &quot;pair&quot;; [.H114]; &quot;.fastq.gz&quot;)" office:value-type="string" office:string-value="MS052301.ATACSeq.89.1.pair1.fastq.gz" calcext:value-type="string">
            <text:p>MS052301.ATACSeq.89.1.pair1.fastq.gz</text:p>
          </table:table-cell>
          <table:table-cell table:formula="of:=CONCATENATE(&quot;ln -s ../../ATACseq/&quot;; [.B114]; &quot; &quot;; [.I114])" office:value-type="string" office:string-value="ln -s ../../ATACseq/Epi_EU29_Flu_ATACSeq_1_2-268563_S10_L001_R1_001.fastq.gz MS052301.ATACSeq.89.1.pair1.fastq.gz" calcext:value-type="string">
            <text:p>ln -s ../../ATACseq/Epi_EU29_Flu_ATACSeq_1_2-268563_S10_L001_R1_001.fastq.gz MS052301.ATACSeq.89.1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29_Flu_ATACSeq_1_2-268563_S10_L001_R2_001.fastq.gz</text:p>
          </table:table-cell>
          <table:table-cell table:style-name="ce3" table:formula="of:=MID([.B115]; 5; 4)" office:value-type="string" office:string-value="EU29" calcext:value-type="string">
            <text:p>EU29</text:p>
          </table:table-cell>
          <table:table-cell table:style-name="ce3" table:formula="of:=IF(ISERROR(FIND(&quot;Flu&quot;; [.B115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115]; &quot;_&quot;; [.D115]); ['file:///home/assez/Documents/projectDocs/EMC_Barreiro/allEMC_Barreiro.ods'#$EMC_Barreiro.$D$51:.$J$128];7)" office:value-type="string" office:string-value="MS052301" calcext:value-type="string">
            <text:p>MS052301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115]; &quot;.&quot;; [.$A$3]; &quot;.&quot;; [.F115]; &quot;.&quot;; [.G115]; &quot;.&quot;; &quot;pair&quot;; [.H115]; &quot;.fastq.gz&quot;)" office:value-type="string" office:string-value="MS052301.ATACSeq.89.1.pair2.fastq.gz" calcext:value-type="string">
            <text:p>MS052301.ATACSeq.89.1.pair2.fastq.gz</text:p>
          </table:table-cell>
          <table:table-cell table:formula="of:=CONCATENATE(&quot;ln -s ../../ATACseq/&quot;; [.B115]; &quot; &quot;; [.I115])" office:value-type="string" office:string-value="ln -s ../../ATACseq/Epi_EU29_Flu_ATACSeq_1_2-268563_S10_L001_R2_001.fastq.gz MS052301.ATACSeq.89.1.pair2.fastq.gz" calcext:value-type="string">
            <text:p>ln -s ../../ATACseq/Epi_EU29_Flu_ATACSeq_1_2-268563_S10_L001_R2_001.fastq.gz MS052301.ATACSeq.89.1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29_NI_ATACSeq_1_2-268562_S9_L001_R1_001.fastq.gz</text:p>
          </table:table-cell>
          <table:table-cell table:style-name="ce3" table:formula="of:=MID([.B116]; 5; 4)" office:value-type="string" office:string-value="EU29" calcext:value-type="string">
            <text:p>EU29</text:p>
          </table:table-cell>
          <table:table-cell table:style-name="ce3" table:formula="of:=IF(ISERROR(FIND(&quot;Flu&quot;; [.B116]; 1)); &quot;NI&quot;; &quot;Flu&quot;)" office:value-type="string" office:string-value="NI" calcext:value-type="string">
            <text:p>NI</text:p>
          </table:table-cell>
          <table:table-cell table:style-name="ce3" table:formula="of:=VLOOKUP(CONCATENATE([.C116]; &quot;_&quot;; [.D116]); ['file:///home/assez/Documents/projectDocs/EMC_Barreiro/allEMC_Barreiro.ods'#$EMC_Barreiro.$D$51:.$J$128];7)" office:value-type="string" office:string-value="MS052302" calcext:value-type="string">
            <text:p>MS052302</text:p>
          </table:table-cell>
          <table:table-cell table:style-name="ce3" office:value-type="float" office:value="89" calcext:value-type="float">
            <text:p>89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116]; &quot;.&quot;; [.$A$3]; &quot;.&quot;; [.F116]; &quot;.&quot;; [.G116]; &quot;.&quot;; &quot;pair&quot;; [.H116]; &quot;.fastq.gz&quot;)" office:value-type="string" office:string-value="MS052302.ATACSeq.89.1.pair1.fastq.gz" calcext:value-type="string">
            <text:p>MS052302.ATACSeq.89.1.pair1.fastq.gz</text:p>
          </table:table-cell>
          <table:table-cell table:formula="of:=CONCATENATE(&quot;ln -s ../../ATACseq/&quot;; [.B116]; &quot; &quot;; [.I116])" office:value-type="string" office:string-value="ln -s ../../ATACseq/Epi_EU29_NI_ATACSeq_1_2-268562_S9_L001_R1_001.fastq.gz MS052302.ATACSeq.89.1.pair1.fastq.gz" calcext:value-type="string">
            <text:p>ln -s ../../ATACseq/Epi_EU29_NI_ATACSeq_1_2-268562_S9_L001_R1_001.fastq.gz MS052302.ATACSeq.89.1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29_NI_ATACSeq_1_2-268562_S9_L001_R2_001.fastq.gz</text:p>
          </table:table-cell>
          <table:table-cell table:style-name="ce3" table:formula="of:=MID([.B117]; 5; 4)" office:value-type="string" office:string-value="EU29" calcext:value-type="string">
            <text:p>EU29</text:p>
          </table:table-cell>
          <table:table-cell table:style-name="ce3" table:formula="of:=IF(ISERROR(FIND(&quot;Flu&quot;; [.B117]; 1)); &quot;NI&quot;; &quot;Flu&quot;)" office:value-type="string" office:string-value="NI" calcext:value-type="string">
            <text:p>NI</text:p>
          </table:table-cell>
          <table:table-cell table:style-name="ce3" table:formula="of:=VLOOKUP(CONCATENATE([.C117]; &quot;_&quot;; [.D117]); ['file:///home/assez/Documents/projectDocs/EMC_Barreiro/allEMC_Barreiro.ods'#$EMC_Barreiro.$D$51:.$J$128];7)" office:value-type="string" office:string-value="MS052302" calcext:value-type="string">
            <text:p>MS052302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117]; &quot;.&quot;; [.$A$3]; &quot;.&quot;; [.F117]; &quot;.&quot;; [.G117]; &quot;.&quot;; &quot;pair&quot;; [.H117]; &quot;.fastq.gz&quot;)" office:value-type="string" office:string-value="MS052302.ATACSeq.89.1.pair2.fastq.gz" calcext:value-type="string">
            <text:p>MS052302.ATACSeq.89.1.pair2.fastq.gz</text:p>
          </table:table-cell>
          <table:table-cell table:formula="of:=CONCATENATE(&quot;ln -s ../../ATACseq/&quot;; [.B117]; &quot; &quot;; [.I117])" office:value-type="string" office:string-value="ln -s ../../ATACseq/Epi_EU29_NI_ATACSeq_1_2-268562_S9_L001_R2_001.fastq.gz MS052302.ATACSeq.89.1.pair2.fastq.gz" calcext:value-type="string">
            <text:p>ln -s ../../ATACseq/Epi_EU29_NI_ATACSeq_1_2-268562_S9_L001_R2_001.fastq.gz MS052302.ATACSeq.89.1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33_Flu_ATACSeq_1_2-308170_S13_L001_R1_001.fastq.gz</text:p>
          </table:table-cell>
          <table:table-cell table:style-name="ce3" table:formula="of:=MID([.B118]; 5; 4)" office:value-type="string" office:string-value="EU33" calcext:value-type="string">
            <text:p>EU33</text:p>
          </table:table-cell>
          <table:table-cell table:style-name="ce3" table:formula="of:=IF(ISERROR(FIND(&quot;Flu&quot;; [.B118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118]; &quot;_&quot;; [.D118]); ['file:///home/assez/Documents/projectDocs/EMC_Barreiro/allEMC_Barreiro.ods'#$EMC_Barreiro.$D$51:.$J$128];7)" office:value-type="string" office:string-value="MS052501" calcext:value-type="string">
            <text:p>MS052501</text:p>
          </table:table-cell>
          <table:table-cell table:style-name="ce3" office:value-type="float" office:value="108" calcext:value-type="float">
            <text:p>108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118]; &quot;.&quot;; [.$A$3]; &quot;.&quot;; [.F118]; &quot;.&quot;; [.G118]; &quot;.&quot;; &quot;pair&quot;; [.H118]; &quot;.fastq.gz&quot;)" office:value-type="string" office:string-value="MS052501.ATACSeq.108.1.pair1.fastq.gz" calcext:value-type="string">
            <text:p>MS052501.ATACSeq.108.1.pair1.fastq.gz</text:p>
          </table:table-cell>
          <table:table-cell table:formula="of:=CONCATENATE(&quot;ln -s ../../ATACseq/&quot;; [.B118]; &quot; &quot;; [.I118])" office:value-type="string" office:string-value="ln -s ../../ATACseq/Epi_EU33_Flu_ATACSeq_1_2-308170_S13_L001_R1_001.fastq.gz MS052501.ATACSeq.108.1.pair1.fastq.gz" calcext:value-type="string">
            <text:p>ln -s ../../ATACseq/Epi_EU33_Flu_ATACSeq_1_2-308170_S13_L001_R1_001.fastq.gz MS052501.ATACSeq.108.1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33_Flu_ATACSeq_1_2-308170_S13_L001_R2_001.fastq.gz</text:p>
          </table:table-cell>
          <table:table-cell table:style-name="ce3" table:formula="of:=MID([.B119]; 5; 4)" office:value-type="string" office:string-value="EU33" calcext:value-type="string">
            <text:p>EU33</text:p>
          </table:table-cell>
          <table:table-cell table:style-name="ce3" table:formula="of:=IF(ISERROR(FIND(&quot;Flu&quot;; [.B119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119]; &quot;_&quot;; [.D119]); ['file:///home/assez/Documents/projectDocs/EMC_Barreiro/allEMC_Barreiro.ods'#$EMC_Barreiro.$D$51:.$J$128];7)" office:value-type="string" office:string-value="MS052501" calcext:value-type="string">
            <text:p>MS052501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119]; &quot;.&quot;; [.$A$3]; &quot;.&quot;; [.F119]; &quot;.&quot;; [.G119]; &quot;.&quot;; &quot;pair&quot;; [.H119]; &quot;.fastq.gz&quot;)" office:value-type="string" office:string-value="MS052501.ATACSeq.108.1.pair2.fastq.gz" calcext:value-type="string">
            <text:p>MS052501.ATACSeq.108.1.pair2.fastq.gz</text:p>
          </table:table-cell>
          <table:table-cell table:formula="of:=CONCATENATE(&quot;ln -s ../../ATACseq/&quot;; [.B119]; &quot; &quot;; [.I119])" office:value-type="string" office:string-value="ln -s ../../ATACseq/Epi_EU33_Flu_ATACSeq_1_2-308170_S13_L001_R2_001.fastq.gz MS052501.ATACSeq.108.1.pair2.fastq.gz" calcext:value-type="string">
            <text:p>ln -s ../../ATACseq/Epi_EU33_Flu_ATACSeq_1_2-308170_S13_L001_R2_001.fastq.gz MS052501.ATACSeq.108.1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33_NI_ATACSeq_1_2-308169_S12_L001_R1_001.fastq.gz</text:p>
          </table:table-cell>
          <table:table-cell table:style-name="ce3" table:formula="of:=MID([.B120]; 5; 4)" office:value-type="string" office:string-value="EU33" calcext:value-type="string">
            <text:p>EU33</text:p>
          </table:table-cell>
          <table:table-cell table:style-name="ce3" table:formula="of:=IF(ISERROR(FIND(&quot;Flu&quot;; [.B120]; 1)); &quot;NI&quot;; &quot;Flu&quot;)" office:value-type="string" office:string-value="NI" calcext:value-type="string">
            <text:p>NI</text:p>
          </table:table-cell>
          <table:table-cell table:style-name="ce3" table:formula="of:=VLOOKUP(CONCATENATE([.C120]; &quot;_&quot;; [.D120]); ['file:///home/assez/Documents/projectDocs/EMC_Barreiro/allEMC_Barreiro.ods'#$EMC_Barreiro.$D$51:.$J$128];7)" office:value-type="string" office:string-value="MS052502" calcext:value-type="string">
            <text:p>MS052502</text:p>
          </table:table-cell>
          <table:table-cell table:style-name="ce3" office:value-type="float" office:value="108" calcext:value-type="float">
            <text:p>108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120]; &quot;.&quot;; [.$A$3]; &quot;.&quot;; [.F120]; &quot;.&quot;; [.G120]; &quot;.&quot;; &quot;pair&quot;; [.H120]; &quot;.fastq.gz&quot;)" office:value-type="string" office:string-value="MS052502.ATACSeq.108.1.pair1.fastq.gz" calcext:value-type="string">
            <text:p>MS052502.ATACSeq.108.1.pair1.fastq.gz</text:p>
          </table:table-cell>
          <table:table-cell table:formula="of:=CONCATENATE(&quot;ln -s ../../ATACseq/&quot;; [.B120]; &quot; &quot;; [.I120])" office:value-type="string" office:string-value="ln -s ../../ATACseq/Epi_EU33_NI_ATACSeq_1_2-308169_S12_L001_R1_001.fastq.gz MS052502.ATACSeq.108.1.pair1.fastq.gz" calcext:value-type="string">
            <text:p>ln -s ../../ATACseq/Epi_EU33_NI_ATACSeq_1_2-308169_S12_L001_R1_001.fastq.gz MS052502.ATACSeq.108.1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33_NI_ATACSeq_1_2-308169_S12_L001_R2_001.fastq.gz</text:p>
          </table:table-cell>
          <table:table-cell table:style-name="ce3" table:formula="of:=MID([.B121]; 5; 4)" office:value-type="string" office:string-value="EU33" calcext:value-type="string">
            <text:p>EU33</text:p>
          </table:table-cell>
          <table:table-cell table:style-name="ce3" table:formula="of:=IF(ISERROR(FIND(&quot;Flu&quot;; [.B121]; 1)); &quot;NI&quot;; &quot;Flu&quot;)" office:value-type="string" office:string-value="NI" calcext:value-type="string">
            <text:p>NI</text:p>
          </table:table-cell>
          <table:table-cell table:style-name="ce3" table:formula="of:=VLOOKUP(CONCATENATE([.C121]; &quot;_&quot;; [.D121]); ['file:///home/assez/Documents/projectDocs/EMC_Barreiro/allEMC_Barreiro.ods'#$EMC_Barreiro.$D$51:.$J$128];7)" office:value-type="string" office:string-value="MS052502" calcext:value-type="string">
            <text:p>MS052502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121]; &quot;.&quot;; [.$A$3]; &quot;.&quot;; [.F121]; &quot;.&quot;; [.G121]; &quot;.&quot;; &quot;pair&quot;; [.H121]; &quot;.fastq.gz&quot;)" office:value-type="string" office:string-value="MS052502.ATACSeq.108.1.pair2.fastq.gz" calcext:value-type="string">
            <text:p>MS052502.ATACSeq.108.1.pair2.fastq.gz</text:p>
          </table:table-cell>
          <table:table-cell table:formula="of:=CONCATENATE(&quot;ln -s ../../ATACseq/&quot;; [.B121]; &quot; &quot;; [.I121])" office:value-type="string" office:string-value="ln -s ../../ATACseq/Epi_EU33_NI_ATACSeq_1_2-308169_S12_L001_R2_001.fastq.gz MS052502.ATACSeq.108.1.pair2.fastq.gz" calcext:value-type="string">
            <text:p>ln -s ../../ATACseq/Epi_EU33_NI_ATACSeq_1_2-308169_S12_L001_R2_001.fastq.gz MS052502.ATACSeq.108.1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37_Flu_ATACSeq_1_2-308172_S15_L001_R1_001.fastq.gz</text:p>
          </table:table-cell>
          <table:table-cell table:style-name="ce3" table:formula="of:=MID([.B122]; 5; 4)" office:value-type="string" office:string-value="Eu37" calcext:value-type="string">
            <text:p>Eu37</text:p>
          </table:table-cell>
          <table:table-cell table:style-name="ce3" table:formula="of:=IF(ISERROR(FIND(&quot;Flu&quot;; [.B122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122]; &quot;_&quot;; [.D122]); ['file:///home/assez/Documents/projectDocs/EMC_Barreiro/allEMC_Barreiro.ods'#$EMC_Barreiro.$D$51:.$J$128];7)" office:value-type="string" office:string-value="MS052601" calcext:value-type="string">
            <text:p>MS052601</text:p>
          </table:table-cell>
          <table:table-cell table:style-name="ce3" office:value-type="float" office:value="108" calcext:value-type="float">
            <text:p>108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122]; &quot;.&quot;; [.$A$3]; &quot;.&quot;; [.F122]; &quot;.&quot;; [.G122]; &quot;.&quot;; &quot;pair&quot;; [.H122]; &quot;.fastq.gz&quot;)" office:value-type="string" office:string-value="MS052601.ATACSeq.108.1.pair1.fastq.gz" calcext:value-type="string">
            <text:p>MS052601.ATACSeq.108.1.pair1.fastq.gz</text:p>
          </table:table-cell>
          <table:table-cell table:formula="of:=CONCATENATE(&quot;ln -s ../../ATACseq/&quot;; [.B122]; &quot; &quot;; [.I122])" office:value-type="string" office:string-value="ln -s ../../ATACseq/Epi_Eu37_Flu_ATACSeq_1_2-308172_S15_L001_R1_001.fastq.gz MS052601.ATACSeq.108.1.pair1.fastq.gz" calcext:value-type="string">
            <text:p>ln -s ../../ATACseq/Epi_Eu37_Flu_ATACSeq_1_2-308172_S15_L001_R1_001.fastq.gz MS052601.ATACSeq.108.1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37_Flu_ATACSeq_1_2-308172_S15_L001_R2_001.fastq.gz</text:p>
          </table:table-cell>
          <table:table-cell table:style-name="ce3" table:formula="of:=MID([.B123]; 5; 4)" office:value-type="string" office:string-value="Eu37" calcext:value-type="string">
            <text:p>Eu37</text:p>
          </table:table-cell>
          <table:table-cell table:style-name="ce3" table:formula="of:=IF(ISERROR(FIND(&quot;Flu&quot;; [.B123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123]; &quot;_&quot;; [.D123]); ['file:///home/assez/Documents/projectDocs/EMC_Barreiro/allEMC_Barreiro.ods'#$EMC_Barreiro.$D$51:.$J$128];7)" office:value-type="string" office:string-value="MS052601" calcext:value-type="string">
            <text:p>MS052601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123]; &quot;.&quot;; [.$A$3]; &quot;.&quot;; [.F123]; &quot;.&quot;; [.G123]; &quot;.&quot;; &quot;pair&quot;; [.H123]; &quot;.fastq.gz&quot;)" office:value-type="string" office:string-value="MS052601.ATACSeq.108.1.pair2.fastq.gz" calcext:value-type="string">
            <text:p>MS052601.ATACSeq.108.1.pair2.fastq.gz</text:p>
          </table:table-cell>
          <table:table-cell table:formula="of:=CONCATENATE(&quot;ln -s ../../ATACseq/&quot;; [.B123]; &quot; &quot;; [.I123])" office:value-type="string" office:string-value="ln -s ../../ATACseq/Epi_Eu37_Flu_ATACSeq_1_2-308172_S15_L001_R2_001.fastq.gz MS052601.ATACSeq.108.1.pair2.fastq.gz" calcext:value-type="string">
            <text:p>ln -s ../../ATACseq/Epi_Eu37_Flu_ATACSeq_1_2-308172_S15_L001_R2_001.fastq.gz MS052601.ATACSeq.108.1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37_NI_ATACSeq_1_2-308171_S14_L001_R1_001.fastq.gz</text:p>
          </table:table-cell>
          <table:table-cell table:style-name="ce3" table:formula="of:=MID([.B124]; 5; 4)" office:value-type="string" office:string-value="EU37" calcext:value-type="string">
            <text:p>EU37</text:p>
          </table:table-cell>
          <table:table-cell table:style-name="ce3" table:formula="of:=IF(ISERROR(FIND(&quot;Flu&quot;; [.B124]; 1)); &quot;NI&quot;; &quot;Flu&quot;)" office:value-type="string" office:string-value="NI" calcext:value-type="string">
            <text:p>NI</text:p>
          </table:table-cell>
          <table:table-cell table:style-name="ce3" table:formula="of:=VLOOKUP(CONCATENATE([.C124]; &quot;_&quot;; [.D124]); ['file:///home/assez/Documents/projectDocs/EMC_Barreiro/allEMC_Barreiro.ods'#$EMC_Barreiro.$D$51:.$J$128];7)" office:value-type="string" office:string-value="MS052602" calcext:value-type="string">
            <text:p>MS052602</text:p>
          </table:table-cell>
          <table:table-cell table:style-name="ce3" office:value-type="float" office:value="108" calcext:value-type="float">
            <text:p>108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124]; &quot;.&quot;; [.$A$3]; &quot;.&quot;; [.F124]; &quot;.&quot;; [.G124]; &quot;.&quot;; &quot;pair&quot;; [.H124]; &quot;.fastq.gz&quot;)" office:value-type="string" office:string-value="MS052602.ATACSeq.108.1.pair1.fastq.gz" calcext:value-type="string">
            <text:p>MS052602.ATACSeq.108.1.pair1.fastq.gz</text:p>
          </table:table-cell>
          <table:table-cell table:formula="of:=CONCATENATE(&quot;ln -s ../../ATACseq/&quot;; [.B124]; &quot; &quot;; [.I124])" office:value-type="string" office:string-value="ln -s ../../ATACseq/Epi_EU37_NI_ATACSeq_1_2-308171_S14_L001_R1_001.fastq.gz MS052602.ATACSeq.108.1.pair1.fastq.gz" calcext:value-type="string">
            <text:p>ln -s ../../ATACseq/Epi_EU37_NI_ATACSeq_1_2-308171_S14_L001_R1_001.fastq.gz MS052602.ATACSeq.108.1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37_NI_ATACSeq_1_2-308171_S14_L001_R2_001.fastq.gz</text:p>
          </table:table-cell>
          <table:table-cell table:style-name="ce3" table:formula="of:=MID([.B125]; 5; 4)" office:value-type="string" office:string-value="EU37" calcext:value-type="string">
            <text:p>EU37</text:p>
          </table:table-cell>
          <table:table-cell table:style-name="ce3" table:formula="of:=IF(ISERROR(FIND(&quot;Flu&quot;; [.B125]; 1)); &quot;NI&quot;; &quot;Flu&quot;)" office:value-type="string" office:string-value="NI" calcext:value-type="string">
            <text:p>NI</text:p>
          </table:table-cell>
          <table:table-cell table:style-name="ce3" table:formula="of:=VLOOKUP(CONCATENATE([.C125]; &quot;_&quot;; [.D125]); ['file:///home/assez/Documents/projectDocs/EMC_Barreiro/allEMC_Barreiro.ods'#$EMC_Barreiro.$D$51:.$J$128];7)" office:value-type="string" office:string-value="MS052602" calcext:value-type="string">
            <text:p>MS052602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125]; &quot;.&quot;; [.$A$3]; &quot;.&quot;; [.F125]; &quot;.&quot;; [.G125]; &quot;.&quot;; &quot;pair&quot;; [.H125]; &quot;.fastq.gz&quot;)" office:value-type="string" office:string-value="MS052602.ATACSeq.108.1.pair2.fastq.gz" calcext:value-type="string">
            <text:p>MS052602.ATACSeq.108.1.pair2.fastq.gz</text:p>
          </table:table-cell>
          <table:table-cell table:formula="of:=CONCATENATE(&quot;ln -s ../../ATACseq/&quot;; [.B125]; &quot; &quot;; [.I125])" office:value-type="string" office:string-value="ln -s ../../ATACseq/Epi_EU37_NI_ATACSeq_1_2-308171_S14_L001_R2_001.fastq.gz MS052602.ATACSeq.108.1.pair2.fastq.gz" calcext:value-type="string">
            <text:p>ln -s ../../ATACseq/Epi_EU37_NI_ATACSeq_1_2-308171_S14_L001_R2_001.fastq.gz MS052602.ATACSeq.108.1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39_Flu_ATACSeq_1_2-308177_S4_L002_R1_001.fastq.gz</text:p>
          </table:table-cell>
          <table:table-cell table:style-name="ce3" table:formula="of:=MID([.B126]; 5; 4)" office:value-type="string" office:string-value="EU39" calcext:value-type="string">
            <text:p>EU39</text:p>
          </table:table-cell>
          <table:table-cell table:style-name="ce3" table:formula="of:=IF(ISERROR(FIND(&quot;Flu&quot;; [.B126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126]; &quot;_&quot;; [.D126]); ['file:///home/assez/Documents/projectDocs/EMC_Barreiro/allEMC_Barreiro.ods'#$EMC_Barreiro.$D$51:.$J$128];7)" office:value-type="string" office:string-value="MS052701" calcext:value-type="string">
            <text:p>MS052701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126]; &quot;.&quot;; [.$A$3]; &quot;.&quot;; [.F126]; &quot;.&quot;; [.G126]; &quot;.&quot;; &quot;pair&quot;; [.H126]; &quot;.fastq.gz&quot;)" office:value-type="string" office:string-value="MS052701.ATACSeq.108.2.pair1.fastq.gz" calcext:value-type="string">
            <text:p>MS052701.ATACSeq.108.2.pair1.fastq.gz</text:p>
          </table:table-cell>
          <table:table-cell table:formula="of:=CONCATENATE(&quot;ln -s ../../ATACseq/&quot;; [.B126]; &quot; &quot;; [.I126])" office:value-type="string" office:string-value="ln -s ../../ATACseq/Epi_EU39_Flu_ATACSeq_1_2-308177_S4_L002_R1_001.fastq.gz MS052701.ATACSeq.108.2.pair1.fastq.gz" calcext:value-type="string">
            <text:p>ln -s ../../ATACseq/Epi_EU39_Flu_ATACSeq_1_2-308177_S4_L002_R1_001.fastq.gz MS052701.ATACSeq.108.2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39_Flu_ATACSeq_1_2-308177_S4_L002_R2_001.fastq.gz</text:p>
          </table:table-cell>
          <table:table-cell table:style-name="ce3" table:formula="of:=MID([.B127]; 5; 4)" office:value-type="string" office:string-value="EU39" calcext:value-type="string">
            <text:p>EU39</text:p>
          </table:table-cell>
          <table:table-cell table:style-name="ce3" table:formula="of:=IF(ISERROR(FIND(&quot;Flu&quot;; [.B127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127]; &quot;_&quot;; [.D127]); ['file:///home/assez/Documents/projectDocs/EMC_Barreiro/allEMC_Barreiro.ods'#$EMC_Barreiro.$D$51:.$J$128];7)" office:value-type="string" office:string-value="MS052701" calcext:value-type="string">
            <text:p>MS052701</text:p>
          </table:table-cell>
          <table:table-cell table:style-name="ce3" office:value-type="float" office:value="108" calcext:value-type="float">
            <text:p>108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9" table:formula="of:=CONCATENATE([.E127]; &quot;.&quot;; [.$A$3]; &quot;.&quot;; [.F127]; &quot;.&quot;; [.G127]; &quot;.&quot;; &quot;pair&quot;; [.H127]; &quot;.fastq.gz&quot;)" office:value-type="string" office:string-value="MS052701.ATACSeq.108.2.pair2.fastq.gz" calcext:value-type="string">
            <text:p>MS052701.ATACSeq.108.2.pair2.fastq.gz</text:p>
          </table:table-cell>
          <table:table-cell table:formula="of:=CONCATENATE(&quot;ln -s ../../ATACseq/&quot;; [.B127]; &quot; &quot;; [.I127])" office:value-type="string" office:string-value="ln -s ../../ATACseq/Epi_EU39_Flu_ATACSeq_1_2-308177_S4_L002_R2_001.fastq.gz MS052701.ATACSeq.108.2.pair2.fastq.gz" calcext:value-type="string">
            <text:p>ln -s ../../ATACseq/Epi_EU39_Flu_ATACSeq_1_2-308177_S4_L002_R2_001.fastq.gz MS052701.ATACSeq.108.2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39_NI_ATACSeq_1_2-308176_S3_L002_R1_001.fastq.gz</text:p>
          </table:table-cell>
          <table:table-cell table:style-name="ce3" table:formula="of:=MID([.B128]; 5; 4)" office:value-type="string" office:string-value="Eu39" calcext:value-type="string">
            <text:p>Eu39</text:p>
          </table:table-cell>
          <table:table-cell table:style-name="ce3" table:formula="of:=IF(ISERROR(FIND(&quot;Flu&quot;; [.B128]; 1)); &quot;NI&quot;; &quot;Flu&quot;)" office:value-type="string" office:string-value="NI" calcext:value-type="string">
            <text:p>NI</text:p>
          </table:table-cell>
          <table:table-cell table:style-name="ce3" table:formula="of:=VLOOKUP(CONCATENATE([.C128]; &quot;_&quot;; [.D128]); ['file:///home/assez/Documents/projectDocs/EMC_Barreiro/allEMC_Barreiro.ods'#$EMC_Barreiro.$D$51:.$J$128];7)" office:value-type="string" office:string-value="MS052702" calcext:value-type="string">
            <text:p>MS052702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128]; &quot;.&quot;; [.$A$3]; &quot;.&quot;; [.F128]; &quot;.&quot;; [.G128]; &quot;.&quot;; &quot;pair&quot;; [.H128]; &quot;.fastq.gz&quot;)" office:value-type="string" office:string-value="MS052702.ATACSeq.108.2.pair1.fastq.gz" calcext:value-type="string">
            <text:p>MS052702.ATACSeq.108.2.pair1.fastq.gz</text:p>
          </table:table-cell>
          <table:table-cell table:formula="of:=CONCATENATE(&quot;ln -s ../../ATACseq/&quot;; [.B128]; &quot; &quot;; [.I128])" office:value-type="string" office:string-value="ln -s ../../ATACseq/Epi_Eu39_NI_ATACSeq_1_2-308176_S3_L002_R1_001.fastq.gz MS052702.ATACSeq.108.2.pair1.fastq.gz" calcext:value-type="string">
            <text:p>ln -s ../../ATACseq/Epi_Eu39_NI_ATACSeq_1_2-308176_S3_L002_R1_001.fastq.gz MS052702.ATACSeq.108.2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39_NI_ATACSeq_1_2-308176_S3_L002_R2_001.fastq.gz</text:p>
          </table:table-cell>
          <table:table-cell table:style-name="ce3" table:formula="of:=MID([.B129]; 5; 4)" office:value-type="string" office:string-value="Eu39" calcext:value-type="string">
            <text:p>Eu39</text:p>
          </table:table-cell>
          <table:table-cell table:style-name="ce3" table:formula="of:=IF(ISERROR(FIND(&quot;Flu&quot;; [.B129]; 1)); &quot;NI&quot;; &quot;Flu&quot;)" office:value-type="string" office:string-value="NI" calcext:value-type="string">
            <text:p>NI</text:p>
          </table:table-cell>
          <table:table-cell table:style-name="ce3" table:formula="of:=VLOOKUP(CONCATENATE([.C129]; &quot;_&quot;; [.D129]); ['file:///home/assez/Documents/projectDocs/EMC_Barreiro/allEMC_Barreiro.ods'#$EMC_Barreiro.$D$51:.$J$128];7)" office:value-type="string" office:string-value="MS052702" calcext:value-type="string">
            <text:p>MS052702</text:p>
          </table:table-cell>
          <table:table-cell table:style-name="ce3" office:value-type="float" office:value="108" calcext:value-type="float">
            <text:p>108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9" table:formula="of:=CONCATENATE([.E129]; &quot;.&quot;; [.$A$3]; &quot;.&quot;; [.F129]; &quot;.&quot;; [.G129]; &quot;.&quot;; &quot;pair&quot;; [.H129]; &quot;.fastq.gz&quot;)" office:value-type="string" office:string-value="MS052702.ATACSeq.108.2.pair2.fastq.gz" calcext:value-type="string">
            <text:p>MS052702.ATACSeq.108.2.pair2.fastq.gz</text:p>
          </table:table-cell>
          <table:table-cell table:formula="of:=CONCATENATE(&quot;ln -s ../../ATACseq/&quot;; [.B129]; &quot; &quot;; [.I129])" office:value-type="string" office:string-value="ln -s ../../ATACseq/Epi_Eu39_NI_ATACSeq_1_2-308176_S3_L002_R2_001.fastq.gz MS052702.ATACSeq.108.2.pair2.fastq.gz" calcext:value-type="string">
            <text:p>ln -s ../../ATACseq/Epi_Eu39_NI_ATACSeq_1_2-308176_S3_L002_R2_001.fastq.gz MS052702.ATACSeq.108.2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41_Flu_ATACSeq_1_2-308179_S6_L002_R1_001.fastq.gz</text:p>
          </table:table-cell>
          <table:table-cell table:style-name="ce3" table:formula="of:=MID([.B130]; 5; 4)" office:value-type="string" office:string-value="EU41" calcext:value-type="string">
            <text:p>EU41</text:p>
          </table:table-cell>
          <table:table-cell table:style-name="ce3" table:formula="of:=IF(ISERROR(FIND(&quot;Flu&quot;; [.B130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130]; &quot;_&quot;; [.D130]); ['file:///home/assez/Documents/projectDocs/EMC_Barreiro/allEMC_Barreiro.ods'#$EMC_Barreiro.$D$51:.$J$128];7)" office:value-type="string" office:string-value="MS052801" calcext:value-type="string">
            <text:p>MS052801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130]; &quot;.&quot;; [.$A$3]; &quot;.&quot;; [.F130]; &quot;.&quot;; [.G130]; &quot;.&quot;; &quot;pair&quot;; [.H130]; &quot;.fastq.gz&quot;)" office:value-type="string" office:string-value="MS052801.ATACSeq.108.2.pair1.fastq.gz" calcext:value-type="string">
            <text:p>MS052801.ATACSeq.108.2.pair1.fastq.gz</text:p>
          </table:table-cell>
          <table:table-cell table:formula="of:=CONCATENATE(&quot;ln -s ../../ATACseq/&quot;; [.B130]; &quot; &quot;; [.I130])" office:value-type="string" office:string-value="ln -s ../../ATACseq/Epi_EU41_Flu_ATACSeq_1_2-308179_S6_L002_R1_001.fastq.gz MS052801.ATACSeq.108.2.pair1.fastq.gz" calcext:value-type="string">
            <text:p>ln -s ../../ATACseq/Epi_EU41_Flu_ATACSeq_1_2-308179_S6_L002_R1_001.fastq.gz MS052801.ATACSeq.108.2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41_Flu_ATACSeq_1_2-308179_S6_L002_R2_001.fastq.gz</text:p>
          </table:table-cell>
          <table:table-cell table:style-name="ce3" table:formula="of:=MID([.B131]; 5; 4)" office:value-type="string" office:string-value="EU41" calcext:value-type="string">
            <text:p>EU41</text:p>
          </table:table-cell>
          <table:table-cell table:style-name="ce3" table:formula="of:=IF(ISERROR(FIND(&quot;Flu&quot;; [.B131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131]; &quot;_&quot;; [.D131]); ['file:///home/assez/Documents/projectDocs/EMC_Barreiro/allEMC_Barreiro.ods'#$EMC_Barreiro.$D$51:.$J$128];7)" office:value-type="string" office:string-value="MS052801" calcext:value-type="string">
            <text:p>MS052801</text:p>
          </table:table-cell>
          <table:table-cell table:style-name="ce3" office:value-type="float" office:value="108" calcext:value-type="float">
            <text:p>108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9" table:formula="of:=CONCATENATE([.E131]; &quot;.&quot;; [.$A$3]; &quot;.&quot;; [.F131]; &quot;.&quot;; [.G131]; &quot;.&quot;; &quot;pair&quot;; [.H131]; &quot;.fastq.gz&quot;)" office:value-type="string" office:string-value="MS052801.ATACSeq.108.2.pair2.fastq.gz" calcext:value-type="string">
            <text:p>MS052801.ATACSeq.108.2.pair2.fastq.gz</text:p>
          </table:table-cell>
          <table:table-cell table:formula="of:=CONCATENATE(&quot;ln -s ../../ATACseq/&quot;; [.B131]; &quot; &quot;; [.I131])" office:value-type="string" office:string-value="ln -s ../../ATACseq/Epi_EU41_Flu_ATACSeq_1_2-308179_S6_L002_R2_001.fastq.gz MS052801.ATACSeq.108.2.pair2.fastq.gz" calcext:value-type="string">
            <text:p>ln -s ../../ATACseq/Epi_EU41_Flu_ATACSeq_1_2-308179_S6_L002_R2_001.fastq.gz MS052801.ATACSeq.108.2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41_NI_ATACSeq_1_2-308178_S5_L002_R1_001.fastq.gz</text:p>
          </table:table-cell>
          <table:table-cell table:style-name="ce3" table:formula="of:=MID([.B132]; 5; 4)" office:value-type="string" office:string-value="EU41" calcext:value-type="string">
            <text:p>EU41</text:p>
          </table:table-cell>
          <table:table-cell table:style-name="ce3" table:formula="of:=IF(ISERROR(FIND(&quot;Flu&quot;; [.B132]; 1)); &quot;NI&quot;; &quot;Flu&quot;)" office:value-type="string" office:string-value="NI" calcext:value-type="string">
            <text:p>NI</text:p>
          </table:table-cell>
          <table:table-cell table:style-name="ce3" table:formula="of:=VLOOKUP(CONCATENATE([.C132]; &quot;_&quot;; [.D132]); ['file:///home/assez/Documents/projectDocs/EMC_Barreiro/allEMC_Barreiro.ods'#$EMC_Barreiro.$D$51:.$J$128];7)" office:value-type="string" office:string-value="MS052802" calcext:value-type="string">
            <text:p>MS052802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132]; &quot;.&quot;; [.$A$3]; &quot;.&quot;; [.F132]; &quot;.&quot;; [.G132]; &quot;.&quot;; &quot;pair&quot;; [.H132]; &quot;.fastq.gz&quot;)" office:value-type="string" office:string-value="MS052802.ATACSeq.108.2.pair1.fastq.gz" calcext:value-type="string">
            <text:p>MS052802.ATACSeq.108.2.pair1.fastq.gz</text:p>
          </table:table-cell>
          <table:table-cell table:formula="of:=CONCATENATE(&quot;ln -s ../../ATACseq/&quot;; [.B132]; &quot; &quot;; [.I132])" office:value-type="string" office:string-value="ln -s ../../ATACseq/Epi_EU41_NI_ATACSeq_1_2-308178_S5_L002_R1_001.fastq.gz MS052802.ATACSeq.108.2.pair1.fastq.gz" calcext:value-type="string">
            <text:p>ln -s ../../ATACseq/Epi_EU41_NI_ATACSeq_1_2-308178_S5_L002_R1_001.fastq.gz MS052802.ATACSeq.108.2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41_NI_ATACSeq_1_2-308178_S5_L002_R2_001.fastq.gz</text:p>
          </table:table-cell>
          <table:table-cell table:style-name="ce3" table:formula="of:=MID([.B133]; 5; 4)" office:value-type="string" office:string-value="EU41" calcext:value-type="string">
            <text:p>EU41</text:p>
          </table:table-cell>
          <table:table-cell table:style-name="ce3" table:formula="of:=IF(ISERROR(FIND(&quot;Flu&quot;; [.B133]; 1)); &quot;NI&quot;; &quot;Flu&quot;)" office:value-type="string" office:string-value="NI" calcext:value-type="string">
            <text:p>NI</text:p>
          </table:table-cell>
          <table:table-cell table:style-name="ce3" table:formula="of:=VLOOKUP(CONCATENATE([.C133]; &quot;_&quot;; [.D133]); ['file:///home/assez/Documents/projectDocs/EMC_Barreiro/allEMC_Barreiro.ods'#$EMC_Barreiro.$D$51:.$J$128];7)" office:value-type="string" office:string-value="MS052802" calcext:value-type="string">
            <text:p>MS052802</text:p>
          </table:table-cell>
          <table:table-cell table:style-name="ce3" office:value-type="float" office:value="108" calcext:value-type="float">
            <text:p>108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9" table:formula="of:=CONCATENATE([.E133]; &quot;.&quot;; [.$A$3]; &quot;.&quot;; [.F133]; &quot;.&quot;; [.G133]; &quot;.&quot;; &quot;pair&quot;; [.H133]; &quot;.fastq.gz&quot;)" office:value-type="string" office:string-value="MS052802.ATACSeq.108.2.pair2.fastq.gz" calcext:value-type="string">
            <text:p>MS052802.ATACSeq.108.2.pair2.fastq.gz</text:p>
          </table:table-cell>
          <table:table-cell table:formula="of:=CONCATENATE(&quot;ln -s ../../ATACseq/&quot;; [.B133]; &quot; &quot;; [.I133])" office:value-type="string" office:string-value="ln -s ../../ATACseq/Epi_EU41_NI_ATACSeq_1_2-308178_S5_L002_R2_001.fastq.gz MS052802.ATACSeq.108.2.pair2.fastq.gz" calcext:value-type="string">
            <text:p>ln -s ../../ATACseq/Epi_EU41_NI_ATACSeq_1_2-308178_S5_L002_R2_001.fastq.gz MS052802.ATACSeq.108.2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43_Flu_ATACSeq_1_2-308181_S8_L002_R1_001.fastq.gz</text:p>
          </table:table-cell>
          <table:table-cell table:style-name="ce3" table:formula="of:=MID([.B134]; 5; 4)" office:value-type="string" office:string-value="EU43" calcext:value-type="string">
            <text:p>EU43</text:p>
          </table:table-cell>
          <table:table-cell table:style-name="ce3" table:formula="of:=IF(ISERROR(FIND(&quot;Flu&quot;; [.B134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134]; &quot;_&quot;; [.D134]); ['file:///home/assez/Documents/projectDocs/EMC_Barreiro/allEMC_Barreiro.ods'#$EMC_Barreiro.$D$51:.$J$128];7)" office:value-type="string" office:string-value="MS052901" calcext:value-type="string">
            <text:p>MS052901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134]; &quot;.&quot;; [.$A$3]; &quot;.&quot;; [.F134]; &quot;.&quot;; [.G134]; &quot;.&quot;; &quot;pair&quot;; [.H134]; &quot;.fastq.gz&quot;)" office:value-type="string" office:string-value="MS052901.ATACSeq.108.2.pair1.fastq.gz" calcext:value-type="string">
            <text:p>MS052901.ATACSeq.108.2.pair1.fastq.gz</text:p>
          </table:table-cell>
          <table:table-cell table:formula="of:=CONCATENATE(&quot;ln -s ../../ATACseq/&quot;; [.B134]; &quot; &quot;; [.I134])" office:value-type="string" office:string-value="ln -s ../../ATACseq/Epi_EU43_Flu_ATACSeq_1_2-308181_S8_L002_R1_001.fastq.gz MS052901.ATACSeq.108.2.pair1.fastq.gz" calcext:value-type="string">
            <text:p>ln -s ../../ATACseq/Epi_EU43_Flu_ATACSeq_1_2-308181_S8_L002_R1_001.fastq.gz MS052901.ATACSeq.108.2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43_Flu_ATACSeq_1_2-308181_S8_L002_R2_001.fastq.gz</text:p>
          </table:table-cell>
          <table:table-cell table:style-name="ce3" table:formula="of:=MID([.B135]; 5; 4)" office:value-type="string" office:string-value="EU43" calcext:value-type="string">
            <text:p>EU43</text:p>
          </table:table-cell>
          <table:table-cell table:style-name="ce3" table:formula="of:=IF(ISERROR(FIND(&quot;Flu&quot;; [.B135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135]; &quot;_&quot;; [.D135]); ['file:///home/assez/Documents/projectDocs/EMC_Barreiro/allEMC_Barreiro.ods'#$EMC_Barreiro.$D$51:.$J$128];7)" office:value-type="string" office:string-value="MS052901" calcext:value-type="string">
            <text:p>MS052901</text:p>
          </table:table-cell>
          <table:table-cell table:style-name="ce3" office:value-type="float" office:value="108" calcext:value-type="float">
            <text:p>108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9" table:formula="of:=CONCATENATE([.E135]; &quot;.&quot;; [.$A$3]; &quot;.&quot;; [.F135]; &quot;.&quot;; [.G135]; &quot;.&quot;; &quot;pair&quot;; [.H135]; &quot;.fastq.gz&quot;)" office:value-type="string" office:string-value="MS052901.ATACSeq.108.2.pair2.fastq.gz" calcext:value-type="string">
            <text:p>MS052901.ATACSeq.108.2.pair2.fastq.gz</text:p>
          </table:table-cell>
          <table:table-cell table:formula="of:=CONCATENATE(&quot;ln -s ../../ATACseq/&quot;; [.B135]; &quot; &quot;; [.I135])" office:value-type="string" office:string-value="ln -s ../../ATACseq/Epi_EU43_Flu_ATACSeq_1_2-308181_S8_L002_R2_001.fastq.gz MS052901.ATACSeq.108.2.pair2.fastq.gz" calcext:value-type="string">
            <text:p>ln -s ../../ATACseq/Epi_EU43_Flu_ATACSeq_1_2-308181_S8_L002_R2_001.fastq.gz MS052901.ATACSeq.108.2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43_NI_ATACSeq_1_2-308180_S7_L002_R1_001.fastq.gz</text:p>
          </table:table-cell>
          <table:table-cell table:style-name="ce3" table:formula="of:=MID([.B136]; 5; 4)" office:value-type="string" office:string-value="EU43" calcext:value-type="string">
            <text:p>EU43</text:p>
          </table:table-cell>
          <table:table-cell table:style-name="ce3" table:formula="of:=IF(ISERROR(FIND(&quot;Flu&quot;; [.B136]; 1)); &quot;NI&quot;; &quot;Flu&quot;)" office:value-type="string" office:string-value="NI" calcext:value-type="string">
            <text:p>NI</text:p>
          </table:table-cell>
          <table:table-cell table:style-name="ce3" table:formula="of:=VLOOKUP(CONCATENATE([.C136]; &quot;_&quot;; [.D136]); ['file:///home/assez/Documents/projectDocs/EMC_Barreiro/allEMC_Barreiro.ods'#$EMC_Barreiro.$D$51:.$J$128];7)" office:value-type="string" office:string-value="MS052902" calcext:value-type="string">
            <text:p>MS052902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136]; &quot;.&quot;; [.$A$3]; &quot;.&quot;; [.F136]; &quot;.&quot;; [.G136]; &quot;.&quot;; &quot;pair&quot;; [.H136]; &quot;.fastq.gz&quot;)" office:value-type="string" office:string-value="MS052902.ATACSeq.108.2.pair1.fastq.gz" calcext:value-type="string">
            <text:p>MS052902.ATACSeq.108.2.pair1.fastq.gz</text:p>
          </table:table-cell>
          <table:table-cell table:formula="of:=CONCATENATE(&quot;ln -s ../../ATACseq/&quot;; [.B136]; &quot; &quot;; [.I136])" office:value-type="string" office:string-value="ln -s ../../ATACseq/Epi_EU43_NI_ATACSeq_1_2-308180_S7_L002_R1_001.fastq.gz MS052902.ATACSeq.108.2.pair1.fastq.gz" calcext:value-type="string">
            <text:p>ln -s ../../ATACseq/Epi_EU43_NI_ATACSeq_1_2-308180_S7_L002_R1_001.fastq.gz MS052902.ATACSeq.108.2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43_NI_ATACSeq_1_2-308180_S7_L002_R2_001.fastq.gz</text:p>
          </table:table-cell>
          <table:table-cell table:style-name="ce3" table:formula="of:=MID([.B137]; 5; 4)" office:value-type="string" office:string-value="EU43" calcext:value-type="string">
            <text:p>EU43</text:p>
          </table:table-cell>
          <table:table-cell table:style-name="ce3" table:formula="of:=IF(ISERROR(FIND(&quot;Flu&quot;; [.B137]; 1)); &quot;NI&quot;; &quot;Flu&quot;)" office:value-type="string" office:string-value="NI" calcext:value-type="string">
            <text:p>NI</text:p>
          </table:table-cell>
          <table:table-cell table:style-name="ce3" table:formula="of:=VLOOKUP(CONCATENATE([.C137]; &quot;_&quot;; [.D137]); ['file:///home/assez/Documents/projectDocs/EMC_Barreiro/allEMC_Barreiro.ods'#$EMC_Barreiro.$D$51:.$J$128];7)" office:value-type="string" office:string-value="MS052902" calcext:value-type="string">
            <text:p>MS052902</text:p>
          </table:table-cell>
          <table:table-cell table:style-name="ce3" office:value-type="float" office:value="108" calcext:value-type="float">
            <text:p>108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9" table:formula="of:=CONCATENATE([.E137]; &quot;.&quot;; [.$A$3]; &quot;.&quot;; [.F137]; &quot;.&quot;; [.G137]; &quot;.&quot;; &quot;pair&quot;; [.H137]; &quot;.fastq.gz&quot;)" office:value-type="string" office:string-value="MS052902.ATACSeq.108.2.pair2.fastq.gz" calcext:value-type="string">
            <text:p>MS052902.ATACSeq.108.2.pair2.fastq.gz</text:p>
          </table:table-cell>
          <table:table-cell table:formula="of:=CONCATENATE(&quot;ln -s ../../ATACseq/&quot;; [.B137]; &quot; &quot;; [.I137])" office:value-type="string" office:string-value="ln -s ../../ATACseq/Epi_EU43_NI_ATACSeq_1_2-308180_S7_L002_R2_001.fastq.gz MS052902.ATACSeq.108.2.pair2.fastq.gz" calcext:value-type="string">
            <text:p>ln -s ../../ATACseq/Epi_EU43_NI_ATACSeq_1_2-308180_S7_L002_R2_001.fastq.gz MS052902.ATACSeq.108.2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47_Flu_ATACSeq_1_2-308183_S10_L002_R1_001.fastq.gz</text:p>
          </table:table-cell>
          <table:table-cell table:style-name="ce3" table:formula="of:=MID([.B138]; 5; 4)" office:value-type="string" office:string-value="EU47" calcext:value-type="string">
            <text:p>EU47</text:p>
          </table:table-cell>
          <table:table-cell table:style-name="ce3" table:formula="of:=IF(ISERROR(FIND(&quot;Flu&quot;; [.B138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138]; &quot;_&quot;; [.D138]); ['file:///home/assez/Documents/projectDocs/EMC_Barreiro/allEMC_Barreiro.ods'#$EMC_Barreiro.$D$51:.$J$128];7)" office:value-type="string" office:string-value="MS053001" calcext:value-type="string">
            <text:p>MS053001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138]; &quot;.&quot;; [.$A$3]; &quot;.&quot;; [.F138]; &quot;.&quot;; [.G138]; &quot;.&quot;; &quot;pair&quot;; [.H138]; &quot;.fastq.gz&quot;)" office:value-type="string" office:string-value="MS053001.ATACSeq.108.2.pair1.fastq.gz" calcext:value-type="string">
            <text:p>MS053001.ATACSeq.108.2.pair1.fastq.gz</text:p>
          </table:table-cell>
          <table:table-cell table:formula="of:=CONCATENATE(&quot;ln -s ../../ATACseq/&quot;; [.B138]; &quot; &quot;; [.I138])" office:value-type="string" office:string-value="ln -s ../../ATACseq/Epi_EU47_Flu_ATACSeq_1_2-308183_S10_L002_R1_001.fastq.gz MS053001.ATACSeq.108.2.pair1.fastq.gz" calcext:value-type="string">
            <text:p>ln -s ../../ATACseq/Epi_EU47_Flu_ATACSeq_1_2-308183_S10_L002_R1_001.fastq.gz MS053001.ATACSeq.108.2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47_Flu_ATACSeq_1_2-308183_S10_L002_R2_001.fastq.gz</text:p>
          </table:table-cell>
          <table:table-cell table:style-name="ce3" table:formula="of:=MID([.B139]; 5; 4)" office:value-type="string" office:string-value="EU47" calcext:value-type="string">
            <text:p>EU47</text:p>
          </table:table-cell>
          <table:table-cell table:style-name="ce3" table:formula="of:=IF(ISERROR(FIND(&quot;Flu&quot;; [.B139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139]; &quot;_&quot;; [.D139]); ['file:///home/assez/Documents/projectDocs/EMC_Barreiro/allEMC_Barreiro.ods'#$EMC_Barreiro.$D$51:.$J$128];7)" office:value-type="string" office:string-value="MS053001" calcext:value-type="string">
            <text:p>MS053001</text:p>
          </table:table-cell>
          <table:table-cell table:style-name="ce3" office:value-type="float" office:value="108" calcext:value-type="float">
            <text:p>108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9" table:formula="of:=CONCATENATE([.E139]; &quot;.&quot;; [.$A$3]; &quot;.&quot;; [.F139]; &quot;.&quot;; [.G139]; &quot;.&quot;; &quot;pair&quot;; [.H139]; &quot;.fastq.gz&quot;)" office:value-type="string" office:string-value="MS053001.ATACSeq.108.2.pair2.fastq.gz" calcext:value-type="string">
            <text:p>MS053001.ATACSeq.108.2.pair2.fastq.gz</text:p>
          </table:table-cell>
          <table:table-cell table:formula="of:=CONCATENATE(&quot;ln -s ../../ATACseq/&quot;; [.B139]; &quot; &quot;; [.I139])" office:value-type="string" office:string-value="ln -s ../../ATACseq/Epi_EU47_Flu_ATACSeq_1_2-308183_S10_L002_R2_001.fastq.gz MS053001.ATACSeq.108.2.pair2.fastq.gz" calcext:value-type="string">
            <text:p>ln -s ../../ATACseq/Epi_EU47_Flu_ATACSeq_1_2-308183_S10_L002_R2_001.fastq.gz MS053001.ATACSeq.108.2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47_NI_ATACSeq_1_2-308182_S9_L002_R1_001.fastq.gz</text:p>
          </table:table-cell>
          <table:table-cell table:style-name="ce3" table:formula="of:=MID([.B140]; 5; 4)" office:value-type="string" office:string-value="EU47" calcext:value-type="string">
            <text:p>EU47</text:p>
          </table:table-cell>
          <table:table-cell table:style-name="ce3" table:formula="of:=IF(ISERROR(FIND(&quot;Flu&quot;; [.B140]; 1)); &quot;NI&quot;; &quot;Flu&quot;)" office:value-type="string" office:string-value="NI" calcext:value-type="string">
            <text:p>NI</text:p>
          </table:table-cell>
          <table:table-cell table:style-name="ce3" table:formula="of:=VLOOKUP(CONCATENATE([.C140]; &quot;_&quot;; [.D140]); ['file:///home/assez/Documents/projectDocs/EMC_Barreiro/allEMC_Barreiro.ods'#$EMC_Barreiro.$D$51:.$J$128];7)" office:value-type="string" office:string-value="MS053002" calcext:value-type="string">
            <text:p>MS053002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140]; &quot;.&quot;; [.$A$3]; &quot;.&quot;; [.F140]; &quot;.&quot;; [.G140]; &quot;.&quot;; &quot;pair&quot;; [.H140]; &quot;.fastq.gz&quot;)" office:value-type="string" office:string-value="MS053002.ATACSeq.108.2.pair1.fastq.gz" calcext:value-type="string">
            <text:p>MS053002.ATACSeq.108.2.pair1.fastq.gz</text:p>
          </table:table-cell>
          <table:table-cell table:formula="of:=CONCATENATE(&quot;ln -s ../../ATACseq/&quot;; [.B140]; &quot; &quot;; [.I140])" office:value-type="string" office:string-value="ln -s ../../ATACseq/Epi_EU47_NI_ATACSeq_1_2-308182_S9_L002_R1_001.fastq.gz MS053002.ATACSeq.108.2.pair1.fastq.gz" calcext:value-type="string">
            <text:p>ln -s ../../ATACseq/Epi_EU47_NI_ATACSeq_1_2-308182_S9_L002_R1_001.fastq.gz MS053002.ATACSeq.108.2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47_NI_ATACSeq_1_2-308182_S9_L002_R2_001.fastq.gz</text:p>
          </table:table-cell>
          <table:table-cell table:style-name="ce3" table:formula="of:=MID([.B141]; 5; 4)" office:value-type="string" office:string-value="EU47" calcext:value-type="string">
            <text:p>EU47</text:p>
          </table:table-cell>
          <table:table-cell table:style-name="ce3" table:formula="of:=IF(ISERROR(FIND(&quot;Flu&quot;; [.B141]; 1)); &quot;NI&quot;; &quot;Flu&quot;)" office:value-type="string" office:string-value="NI" calcext:value-type="string">
            <text:p>NI</text:p>
          </table:table-cell>
          <table:table-cell table:style-name="ce3" table:formula="of:=VLOOKUP(CONCATENATE([.C141]; &quot;_&quot;; [.D141]); ['file:///home/assez/Documents/projectDocs/EMC_Barreiro/allEMC_Barreiro.ods'#$EMC_Barreiro.$D$51:.$J$128];7)" office:value-type="string" office:string-value="MS053002" calcext:value-type="string">
            <text:p>MS053002</text:p>
          </table:table-cell>
          <table:table-cell table:style-name="ce3" office:value-type="float" office:value="108" calcext:value-type="float">
            <text:p>108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9" table:formula="of:=CONCATENATE([.E141]; &quot;.&quot;; [.$A$3]; &quot;.&quot;; [.F141]; &quot;.&quot;; [.G141]; &quot;.&quot;; &quot;pair&quot;; [.H141]; &quot;.fastq.gz&quot;)" office:value-type="string" office:string-value="MS053002.ATACSeq.108.2.pair2.fastq.gz" calcext:value-type="string">
            <text:p>MS053002.ATACSeq.108.2.pair2.fastq.gz</text:p>
          </table:table-cell>
          <table:table-cell table:formula="of:=CONCATENATE(&quot;ln -s ../../ATACseq/&quot;; [.B141]; &quot; &quot;; [.I141])" office:value-type="string" office:string-value="ln -s ../../ATACseq/Epi_EU47_NI_ATACSeq_1_2-308182_S9_L002_R2_001.fastq.gz MS053002.ATACSeq.108.2.pair2.fastq.gz" calcext:value-type="string">
            <text:p>ln -s ../../ATACseq/Epi_EU47_NI_ATACSeq_1_2-308182_S9_L002_R2_001.fastq.gz MS053002.ATACSeq.108.2.pair2.fastq.gz</text:p>
          </table:table-cell>
          <table:table-cell table:number-columns-repeated="1014"/>
        </table:table-row>
        <table:table-row table:style-name="ro1">
          <table:table-cell table:style-name="ce3" table:number-columns-repeated="2"/>
          <table:table-cell table:style-name="ce3" table:formula="of:=MID([.B142]; 5; 4)">
            <text:p/>
          </table:table-cell>
          <table:table-cell table:style-name="ce3" table:number-columns-repeated="4"/>
          <table:table-cell table:number-columns-repeated="1017"/>
        </table:table-row>
        <table:table-row table:style-name="ro1">
          <table:table-cell table:style-name="ce2" office:value-type="string" calcext:value-type="string">
            <text:p>H3K27ac</text:p>
          </table:table-cell>
          <table:table-cell table:style-name="ce3" office:value-type="string" calcext:value-type="string">
            <text:p>Epi_AF04_Flu_2-642070_ChIPmentation-H3K27ac_A00266_0265_2_S14_L002_R1_001.fastq.gz</text:p>
          </table:table-cell>
          <table:table-cell table:style-name="ce3" table:formula="of:=MID([.B143]; 5; 4)" office:value-type="string" office:string-value="AF04" calcext:value-type="string">
            <text:p>AF04</text:p>
          </table:table-cell>
          <table:table-cell table:style-name="ce3" table:formula="of:=IF(ISERROR(FIND(&quot;Flu&quot;; [.B143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143]; &quot;_&quot;; [.D143]); ['file:///home/assez/Documents/projectDocs/EMC_Barreiro/allEMC_Barreiro.ods'#$EMC_Barreiro.$D$51:.$J$128];7)" office:value-type="string" office:string-value="MS049301" calcext:value-type="string">
            <text:p>MS049301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143]; &quot;.&quot;; [.$A$144]; &quot;.&quot;; [.F143]; &quot;.&quot;; [.G143]; &quot;.&quot;; &quot;pair&quot;; [.H143]; &quot;.fastq.gz&quot;)" office:value-type="string" office:string-value="MS049301.Chipmentation_H3K27ac.265.2.pair1.fastq.gz" calcext:value-type="string">
            <text:p>MS049301.Chipmentation_H3K27ac.265.2.pair1.fastq.gz</text:p>
          </table:table-cell>
          <table:table-cell table:formula="of:=CONCATENATE(&quot;ln -s ../../H3K27ac/&quot;; [.B143]; &quot; &quot;; [.I143])" office:value-type="string" office:string-value="ln -s ../../H3K27ac/Epi_AF04_Flu_2-642070_ChIPmentation-H3K27ac_A00266_0265_2_S14_L002_R1_001.fastq.gz MS049301.Chipmentation_H3K27ac.265.2.pair1.fastq.gz" calcext:value-type="string">
            <text:p>ln -s ../../H3K27ac/Epi_AF04_Flu_2-642070_ChIPmentation-H3K27ac_A00266_0265_2_S14_L002_R1_001.fastq.gz MS049301.Chipmentation_H3K27ac.265.2.pair1.fastq.gz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Chipmentation_H3K27ac</text:p>
          </table:table-cell>
          <table:table-cell table:style-name="ce3" office:value-type="string" calcext:value-type="string">
            <text:p>Epi_AF04_Flu_2-642070_ChIPmentation-H3K27ac_A00266_0265_2_S14_L002_R2_001.fastq.gz</text:p>
          </table:table-cell>
          <table:table-cell table:style-name="ce3" table:formula="of:=MID([.B144]; 5; 4)" office:value-type="string" office:string-value="AF04" calcext:value-type="string">
            <text:p>AF04</text:p>
          </table:table-cell>
          <table:table-cell table:style-name="ce3" table:formula="of:=IF(ISERROR(FIND(&quot;Flu&quot;; [.B144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144]; &quot;_&quot;; [.D144]); ['file:///home/assez/Documents/projectDocs/EMC_Barreiro/allEMC_Barreiro.ods'#$EMC_Barreiro.$D$51:.$J$128];7)" office:value-type="string" office:string-value="MS049301" calcext:value-type="string">
            <text:p>MS049301</text:p>
          </table:table-cell>
          <table:table-cell table:style-name="ce3" office:value-type="float" office:value="265" calcext:value-type="float">
            <text:p>265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9" table:formula="of:=CONCATENATE([.E144]; &quot;.&quot;; [.$A$144]; &quot;.&quot;; [.F144]; &quot;.&quot;; [.G144]; &quot;.&quot;; &quot;pair&quot;; [.H144]; &quot;.fastq.gz&quot;)" office:value-type="string" office:string-value="MS049301.Chipmentation_H3K27ac.265.2.pair2.fastq.gz" calcext:value-type="string">
            <text:p>MS049301.Chipmentation_H3K27ac.265.2.pair2.fastq.gz</text:p>
          </table:table-cell>
          <table:table-cell table:formula="of:=CONCATENATE(&quot;ln -s ../../H3K27ac/&quot;; [.B144]; &quot; &quot;; [.I144])" office:value-type="string" office:string-value="ln -s ../../H3K27ac/Epi_AF04_Flu_2-642070_ChIPmentation-H3K27ac_A00266_0265_2_S14_L002_R2_001.fastq.gz MS049301.Chipmentation_H3K27ac.265.2.pair2.fastq.gz" calcext:value-type="string">
            <text:p>ln -s ../../H3K27ac/Epi_AF04_Flu_2-642070_ChIPmentation-H3K27ac_A00266_0265_2_S14_L002_R2_001.fastq.gz MS049301.Chipmentation_H3K27ac.265.2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04_NI_2-571337_ChIPmentation-H3K27ac_A00266_0263_3_S5_L003_R1_001.fastq.gz</text:p>
          </table:table-cell>
          <table:table-cell table:style-name="ce3" table:formula="of:=MID([.B145]; 5; 4)" office:value-type="string" office:string-value="AF04" calcext:value-type="string">
            <text:p>AF04</text:p>
          </table:table-cell>
          <table:table-cell table:style-name="ce3" table:formula="of:=IF(ISERROR(FIND(&quot;Flu&quot;; [.B145]; 1)); &quot;NI&quot;; &quot;Flu&quot;)" office:value-type="string" office:string-value="NI" calcext:value-type="string">
            <text:p>NI</text:p>
          </table:table-cell>
          <table:table-cell table:style-name="ce3" table:formula="of:=VLOOKUP(CONCATENATE([.C145]; &quot;_&quot;; [.D145]); ['file:///home/assez/Documents/projectDocs/EMC_Barreiro/allEMC_Barreiro.ods'#$EMC_Barreiro.$D$51:.$J$128];7)" office:value-type="string" office:string-value="MS049302" calcext:value-type="string">
            <text:p>MS049302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145]; &quot;.&quot;; [.$A$144]; &quot;.&quot;; [.F145]; &quot;.&quot;; [.G145]; &quot;.&quot;; &quot;pair&quot;; [.H145]; &quot;.fastq.gz&quot;)" office:value-type="string" office:string-value="MS049302.Chipmentation_H3K27ac.263.3.pair1.fastq.gz" calcext:value-type="string">
            <text:p>MS049302.Chipmentation_H3K27ac.263.3.pair1.fastq.gz</text:p>
          </table:table-cell>
          <table:table-cell table:formula="of:=CONCATENATE(&quot;ln -s ../../H3K27ac/&quot;; [.B145]; &quot; &quot;; [.I145])" office:value-type="string" office:string-value="ln -s ../../H3K27ac/Epi_AF04_NI_2-571337_ChIPmentation-H3K27ac_A00266_0263_3_S5_L003_R1_001.fastq.gz MS049302.Chipmentation_H3K27ac.263.3.pair1.fastq.gz" calcext:value-type="string">
            <text:p>ln -s ../../H3K27ac/Epi_AF04_NI_2-571337_ChIPmentation-H3K27ac_A00266_0263_3_S5_L003_R1_001.fastq.gz MS049302.Chipmentation_H3K27ac.263.3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04_NI_2-571337_ChIPmentation-H3K27ac_A00266_0263_3_S5_L003_R2_001.fastq.gz</text:p>
          </table:table-cell>
          <table:table-cell table:style-name="ce3" table:formula="of:=MID([.B146]; 5; 4)" office:value-type="string" office:string-value="AF04" calcext:value-type="string">
            <text:p>AF04</text:p>
          </table:table-cell>
          <table:table-cell table:style-name="ce3" table:formula="of:=IF(ISERROR(FIND(&quot;Flu&quot;; [.B146]; 1)); &quot;NI&quot;; &quot;Flu&quot;)" office:value-type="string" office:string-value="NI" calcext:value-type="string">
            <text:p>NI</text:p>
          </table:table-cell>
          <table:table-cell table:style-name="ce3" table:formula="of:=VLOOKUP(CONCATENATE([.C146]; &quot;_&quot;; [.D146]); ['file:///home/assez/Documents/projectDocs/EMC_Barreiro/allEMC_Barreiro.ods'#$EMC_Barreiro.$D$51:.$J$128];7)" office:value-type="string" office:string-value="MS049302" calcext:value-type="string">
            <text:p>MS049302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146]; &quot;.&quot;; [.$A$144]; &quot;.&quot;; [.F146]; &quot;.&quot;; [.G146]; &quot;.&quot;; &quot;pair&quot;; [.H146]; &quot;.fastq.gz&quot;)" office:value-type="string" office:string-value="MS049302.Chipmentation_H3K27ac.263.3.pair2.fastq.gz" calcext:value-type="string">
            <text:p>MS049302.Chipmentation_H3K27ac.263.3.pair2.fastq.gz</text:p>
          </table:table-cell>
          <table:table-cell table:formula="of:=CONCATENATE(&quot;ln -s ../../H3K27ac/&quot;; [.B146]; &quot; &quot;; [.I146])" office:value-type="string" office:string-value="ln -s ../../H3K27ac/Epi_AF04_NI_2-571337_ChIPmentation-H3K27ac_A00266_0263_3_S5_L003_R2_001.fastq.gz MS049302.Chipmentation_H3K27ac.263.3.pair2.fastq.gz" calcext:value-type="string">
            <text:p>ln -s ../../H3K27ac/Epi_AF04_NI_2-571337_ChIPmentation-H3K27ac_A00266_0263_3_S5_L003_R2_001.fastq.gz MS049302.Chipmentation_H3K27ac.263.3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06_Flu_2-642071_ChIPmentation-H3K27ac_A00266_0265_2_S15_L002_R1_001.fastq.gz</text:p>
          </table:table-cell>
          <table:table-cell table:style-name="ce3" table:formula="of:=MID([.B147]; 5; 4)" office:value-type="string" office:string-value="AF06" calcext:value-type="string">
            <text:p>AF06</text:p>
          </table:table-cell>
          <table:table-cell table:style-name="ce3" table:formula="of:=IF(ISERROR(FIND(&quot;Flu&quot;; [.B147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147]; &quot;_&quot;; [.D147]); ['file:///home/assez/Documents/projectDocs/EMC_Barreiro/allEMC_Barreiro.ods'#$EMC_Barreiro.$D$51:.$J$128];7)" office:value-type="string" office:string-value="MS049401" calcext:value-type="string">
            <text:p>MS049401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147]; &quot;.&quot;; [.$A$144]; &quot;.&quot;; [.F147]; &quot;.&quot;; [.G147]; &quot;.&quot;; &quot;pair&quot;; [.H147]; &quot;.fastq.gz&quot;)" office:value-type="string" office:string-value="MS049401.Chipmentation_H3K27ac.265.2.pair1.fastq.gz" calcext:value-type="string">
            <text:p>MS049401.Chipmentation_H3K27ac.265.2.pair1.fastq.gz</text:p>
          </table:table-cell>
          <table:table-cell table:formula="of:=CONCATENATE(&quot;ln -s ../../H3K27ac/&quot;; [.B147]; &quot; &quot;; [.I147])" office:value-type="string" office:string-value="ln -s ../../H3K27ac/Epi_AF06_Flu_2-642071_ChIPmentation-H3K27ac_A00266_0265_2_S15_L002_R1_001.fastq.gz MS049401.Chipmentation_H3K27ac.265.2.pair1.fastq.gz" calcext:value-type="string">
            <text:p>ln -s ../../H3K27ac/Epi_AF06_Flu_2-642071_ChIPmentation-H3K27ac_A00266_0265_2_S15_L002_R1_001.fastq.gz MS049401.Chipmentation_H3K27ac.265.2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06_Flu_2-642071_ChIPmentation-H3K27ac_A00266_0265_2_S15_L002_R2_001.fastq.gz</text:p>
          </table:table-cell>
          <table:table-cell table:style-name="ce3" table:formula="of:=MID([.B148]; 5; 4)" office:value-type="string" office:string-value="AF06" calcext:value-type="string">
            <text:p>AF06</text:p>
          </table:table-cell>
          <table:table-cell table:style-name="ce3" table:formula="of:=IF(ISERROR(FIND(&quot;Flu&quot;; [.B148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148]; &quot;_&quot;; [.D148]); ['file:///home/assez/Documents/projectDocs/EMC_Barreiro/allEMC_Barreiro.ods'#$EMC_Barreiro.$D$51:.$J$128];7)" office:value-type="string" office:string-value="MS049401" calcext:value-type="string">
            <text:p>MS049401</text:p>
          </table:table-cell>
          <table:table-cell table:style-name="ce3" office:value-type="float" office:value="265" calcext:value-type="float">
            <text:p>265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9" table:formula="of:=CONCATENATE([.E148]; &quot;.&quot;; [.$A$144]; &quot;.&quot;; [.F148]; &quot;.&quot;; [.G148]; &quot;.&quot;; &quot;pair&quot;; [.H148]; &quot;.fastq.gz&quot;)" office:value-type="string" office:string-value="MS049401.Chipmentation_H3K27ac.265.2.pair2.fastq.gz" calcext:value-type="string">
            <text:p>MS049401.Chipmentation_H3K27ac.265.2.pair2.fastq.gz</text:p>
          </table:table-cell>
          <table:table-cell table:formula="of:=CONCATENATE(&quot;ln -s ../../H3K27ac/&quot;; [.B148]; &quot; &quot;; [.I148])" office:value-type="string" office:string-value="ln -s ../../H3K27ac/Epi_AF06_Flu_2-642071_ChIPmentation-H3K27ac_A00266_0265_2_S15_L002_R2_001.fastq.gz MS049401.Chipmentation_H3K27ac.265.2.pair2.fastq.gz" calcext:value-type="string">
            <text:p>ln -s ../../H3K27ac/Epi_AF06_Flu_2-642071_ChIPmentation-H3K27ac_A00266_0265_2_S15_L002_R2_001.fastq.gz MS049401.Chipmentation_H3K27ac.265.2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06_NI_2-571404_ChIPmentation-H3K27ac_A00266_0263_3_S22_L003_R1_001.fastq.gz</text:p>
          </table:table-cell>
          <table:table-cell table:style-name="ce3" table:formula="of:=MID([.B149]; 5; 4)" office:value-type="string" office:string-value="AF06" calcext:value-type="string">
            <text:p>AF06</text:p>
          </table:table-cell>
          <table:table-cell table:style-name="ce3" table:formula="of:=IF(ISERROR(FIND(&quot;Flu&quot;; [.B149]; 1)); &quot;NI&quot;; &quot;Flu&quot;)" office:value-type="string" office:string-value="NI" calcext:value-type="string">
            <text:p>NI</text:p>
          </table:table-cell>
          <table:table-cell table:style-name="ce3" table:formula="of:=VLOOKUP(CONCATENATE([.C149]; &quot;_&quot;; [.D149]); ['file:///home/assez/Documents/projectDocs/EMC_Barreiro/allEMC_Barreiro.ods'#$EMC_Barreiro.$D$51:.$J$128];7)" office:value-type="string" office:string-value="MS049402" calcext:value-type="string">
            <text:p>MS049402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149]; &quot;.&quot;; [.$A$144]; &quot;.&quot;; [.F149]; &quot;.&quot;; [.G149]; &quot;.&quot;; &quot;pair&quot;; [.H149]; &quot;.fastq.gz&quot;)" office:value-type="string" office:string-value="MS049402.Chipmentation_H3K27ac.263.3.pair1.fastq.gz" calcext:value-type="string">
            <text:p>MS049402.Chipmentation_H3K27ac.263.3.pair1.fastq.gz</text:p>
          </table:table-cell>
          <table:table-cell table:formula="of:=CONCATENATE(&quot;ln -s ../../H3K27ac/&quot;; [.B149]; &quot; &quot;; [.I149])" office:value-type="string" office:string-value="ln -s ../../H3K27ac/Epi_AF06_NI_2-571404_ChIPmentation-H3K27ac_A00266_0263_3_S22_L003_R1_001.fastq.gz MS049402.Chipmentation_H3K27ac.263.3.pair1.fastq.gz" calcext:value-type="string">
            <text:p>ln -s ../../H3K27ac/Epi_AF06_NI_2-571404_ChIPmentation-H3K27ac_A00266_0263_3_S22_L003_R1_001.fastq.gz MS049402.Chipmentation_H3K27ac.263.3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06_NI_2-571404_ChIPmentation-H3K27ac_A00266_0263_3_S22_L003_R2_001.fastq.gz</text:p>
          </table:table-cell>
          <table:table-cell table:style-name="ce3" table:formula="of:=MID([.B150]; 5; 4)" office:value-type="string" office:string-value="AF06" calcext:value-type="string">
            <text:p>AF06</text:p>
          </table:table-cell>
          <table:table-cell table:style-name="ce3" table:formula="of:=IF(ISERROR(FIND(&quot;Flu&quot;; [.B150]; 1)); &quot;NI&quot;; &quot;Flu&quot;)" office:value-type="string" office:string-value="NI" calcext:value-type="string">
            <text:p>NI</text:p>
          </table:table-cell>
          <table:table-cell table:style-name="ce3" table:formula="of:=VLOOKUP(CONCATENATE([.C150]; &quot;_&quot;; [.D150]); ['file:///home/assez/Documents/projectDocs/EMC_Barreiro/allEMC_Barreiro.ods'#$EMC_Barreiro.$D$51:.$J$128];7)" office:value-type="string" office:string-value="MS049402" calcext:value-type="string">
            <text:p>MS049402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150]; &quot;.&quot;; [.$A$144]; &quot;.&quot;; [.F150]; &quot;.&quot;; [.G150]; &quot;.&quot;; &quot;pair&quot;; [.H150]; &quot;.fastq.gz&quot;)" office:value-type="string" office:string-value="MS049402.Chipmentation_H3K27ac.263.3.pair2.fastq.gz" calcext:value-type="string">
            <text:p>MS049402.Chipmentation_H3K27ac.263.3.pair2.fastq.gz</text:p>
          </table:table-cell>
          <table:table-cell table:formula="of:=CONCATENATE(&quot;ln -s ../../H3K27ac/&quot;; [.B150]; &quot; &quot;; [.I150])" office:value-type="string" office:string-value="ln -s ../../H3K27ac/Epi_AF06_NI_2-571404_ChIPmentation-H3K27ac_A00266_0263_3_S22_L003_R2_001.fastq.gz MS049402.Chipmentation_H3K27ac.263.3.pair2.fastq.gz" calcext:value-type="string">
            <text:p>ln -s ../../H3K27ac/Epi_AF06_NI_2-571404_ChIPmentation-H3K27ac_A00266_0263_3_S22_L003_R2_001.fastq.gz MS049402.Chipmentation_H3K27ac.263.3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08_Flu_2-571405_ChIPmentation-H3K27ac_A00266_0263_3_S23_L003_R1_001.fastq.gz</text:p>
          </table:table-cell>
          <table:table-cell table:style-name="ce3" table:formula="of:=MID([.B151]; 5; 4)" office:value-type="string" office:string-value="AF08" calcext:value-type="string">
            <text:p>AF08</text:p>
          </table:table-cell>
          <table:table-cell table:style-name="ce3" table:formula="of:=IF(ISERROR(FIND(&quot;Flu&quot;; [.B151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151]; &quot;_&quot;; [.D151]); ['file:///home/assez/Documents/projectDocs/EMC_Barreiro/allEMC_Barreiro.ods'#$EMC_Barreiro.$D$51:.$J$128];7)" office:value-type="string" office:string-value="MS049501" calcext:value-type="string">
            <text:p>MS049501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151]; &quot;.&quot;; [.$A$144]; &quot;.&quot;; [.F151]; &quot;.&quot;; [.G151]; &quot;.&quot;; &quot;pair&quot;; [.H151]; &quot;.fastq.gz&quot;)" office:value-type="string" office:string-value="MS049501.Chipmentation_H3K27ac.263.3.pair1.fastq.gz" calcext:value-type="string">
            <text:p>MS049501.Chipmentation_H3K27ac.263.3.pair1.fastq.gz</text:p>
          </table:table-cell>
          <table:table-cell table:formula="of:=CONCATENATE(&quot;ln -s ../../H3K27ac/&quot;; [.B151]; &quot; &quot;; [.I151])" office:value-type="string" office:string-value="ln -s ../../H3K27ac/Epi_AF08_Flu_2-571405_ChIPmentation-H3K27ac_A00266_0263_3_S23_L003_R1_001.fastq.gz MS049501.Chipmentation_H3K27ac.263.3.pair1.fastq.gz" calcext:value-type="string">
            <text:p>ln -s ../../H3K27ac/Epi_AF08_Flu_2-571405_ChIPmentation-H3K27ac_A00266_0263_3_S23_L003_R1_001.fastq.gz MS049501.Chipmentation_H3K27ac.263.3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08_Flu_2-571405_ChIPmentation-H3K27ac_A00266_0263_3_S23_L003_R2_001.fastq.gz</text:p>
          </table:table-cell>
          <table:table-cell table:style-name="ce3" table:formula="of:=MID([.B152]; 5; 4)" office:value-type="string" office:string-value="AF08" calcext:value-type="string">
            <text:p>AF08</text:p>
          </table:table-cell>
          <table:table-cell table:style-name="ce3" table:formula="of:=IF(ISERROR(FIND(&quot;Flu&quot;; [.B152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152]; &quot;_&quot;; [.D152]); ['file:///home/assez/Documents/projectDocs/EMC_Barreiro/allEMC_Barreiro.ods'#$EMC_Barreiro.$D$51:.$J$128];7)" office:value-type="string" office:string-value="MS049501" calcext:value-type="string">
            <text:p>MS049501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152]; &quot;.&quot;; [.$A$144]; &quot;.&quot;; [.F152]; &quot;.&quot;; [.G152]; &quot;.&quot;; &quot;pair&quot;; [.H152]; &quot;.fastq.gz&quot;)" office:value-type="string" office:string-value="MS049501.Chipmentation_H3K27ac.263.3.pair2.fastq.gz" calcext:value-type="string">
            <text:p>MS049501.Chipmentation_H3K27ac.263.3.pair2.fastq.gz</text:p>
          </table:table-cell>
          <table:table-cell table:formula="of:=CONCATENATE(&quot;ln -s ../../H3K27ac/&quot;; [.B152]; &quot; &quot;; [.I152])" office:value-type="string" office:string-value="ln -s ../../H3K27ac/Epi_AF08_Flu_2-571405_ChIPmentation-H3K27ac_A00266_0263_3_S23_L003_R2_001.fastq.gz MS049501.Chipmentation_H3K27ac.263.3.pair2.fastq.gz" calcext:value-type="string">
            <text:p>ln -s ../../H3K27ac/Epi_AF08_Flu_2-571405_ChIPmentation-H3K27ac_A00266_0263_3_S23_L003_R2_001.fastq.gz MS049501.Chipmentation_H3K27ac.263.3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08_NI_2-571334_ChIPmentation-H3K27ac_A00266_0263_3_S2_L003_R1_001.fastq.gz</text:p>
          </table:table-cell>
          <table:table-cell table:style-name="ce3" table:formula="of:=MID([.B153]; 5; 4)" office:value-type="string" office:string-value="AF08" calcext:value-type="string">
            <text:p>AF08</text:p>
          </table:table-cell>
          <table:table-cell table:style-name="ce3" table:formula="of:=IF(ISERROR(FIND(&quot;Flu&quot;; [.B153]; 1)); &quot;NI&quot;; &quot;Flu&quot;)" office:value-type="string" office:string-value="NI" calcext:value-type="string">
            <text:p>NI</text:p>
          </table:table-cell>
          <table:table-cell table:style-name="ce3" table:formula="of:=VLOOKUP(CONCATENATE([.C153]; &quot;_&quot;; [.D153]); ['file:///home/assez/Documents/projectDocs/EMC_Barreiro/allEMC_Barreiro.ods'#$EMC_Barreiro.$D$51:.$J$128];7)" office:value-type="string" office:string-value="MS049502" calcext:value-type="string">
            <text:p>MS049502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153]; &quot;.&quot;; [.$A$144]; &quot;.&quot;; [.F153]; &quot;.&quot;; [.G153]; &quot;.&quot;; &quot;pair&quot;; [.H153]; &quot;.fastq.gz&quot;)" office:value-type="string" office:string-value="MS049502.Chipmentation_H3K27ac.263.3.pair1.fastq.gz" calcext:value-type="string">
            <text:p>MS049502.Chipmentation_H3K27ac.263.3.pair1.fastq.gz</text:p>
          </table:table-cell>
          <table:table-cell table:formula="of:=CONCATENATE(&quot;ln -s ../../H3K27ac/&quot;; [.B153]; &quot; &quot;; [.I153])" office:value-type="string" office:string-value="ln -s ../../H3K27ac/Epi_AF08_NI_2-571334_ChIPmentation-H3K27ac_A00266_0263_3_S2_L003_R1_001.fastq.gz MS049502.Chipmentation_H3K27ac.263.3.pair1.fastq.gz" calcext:value-type="string">
            <text:p>ln -s ../../H3K27ac/Epi_AF08_NI_2-571334_ChIPmentation-H3K27ac_A00266_0263_3_S2_L003_R1_001.fastq.gz MS049502.Chipmentation_H3K27ac.263.3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08_NI_2-571334_ChIPmentation-H3K27ac_A00266_0263_3_S2_L003_R2_001.fastq.gz</text:p>
          </table:table-cell>
          <table:table-cell table:style-name="ce3" table:formula="of:=MID([.B154]; 5; 4)" office:value-type="string" office:string-value="AF08" calcext:value-type="string">
            <text:p>AF08</text:p>
          </table:table-cell>
          <table:table-cell table:style-name="ce3" table:formula="of:=IF(ISERROR(FIND(&quot;Flu&quot;; [.B154]; 1)); &quot;NI&quot;; &quot;Flu&quot;)" office:value-type="string" office:string-value="NI" calcext:value-type="string">
            <text:p>NI</text:p>
          </table:table-cell>
          <table:table-cell table:style-name="ce3" table:formula="of:=VLOOKUP(CONCATENATE([.C154]; &quot;_&quot;; [.D154]); ['file:///home/assez/Documents/projectDocs/EMC_Barreiro/allEMC_Barreiro.ods'#$EMC_Barreiro.$D$51:.$J$128];7)" office:value-type="string" office:string-value="MS049502" calcext:value-type="string">
            <text:p>MS049502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154]; &quot;.&quot;; [.$A$144]; &quot;.&quot;; [.F154]; &quot;.&quot;; [.G154]; &quot;.&quot;; &quot;pair&quot;; [.H154]; &quot;.fastq.gz&quot;)" office:value-type="string" office:string-value="MS049502.Chipmentation_H3K27ac.263.3.pair2.fastq.gz" calcext:value-type="string">
            <text:p>MS049502.Chipmentation_H3K27ac.263.3.pair2.fastq.gz</text:p>
          </table:table-cell>
          <table:table-cell table:formula="of:=CONCATENATE(&quot;ln -s ../../H3K27ac/&quot;; [.B154]; &quot; &quot;; [.I154])" office:value-type="string" office:string-value="ln -s ../../H3K27ac/Epi_AF08_NI_2-571334_ChIPmentation-H3K27ac_A00266_0263_3_S2_L003_R2_001.fastq.gz MS049502.Chipmentation_H3K27ac.263.3.pair2.fastq.gz" calcext:value-type="string">
            <text:p>ln -s ../../H3K27ac/Epi_AF08_NI_2-571334_ChIPmentation-H3K27ac_A00266_0263_3_S2_L003_R2_001.fastq.gz MS049502.Chipmentation_H3K27ac.263.3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12_Flu_2-571340_ChIPmentation-H3K27ac_A00266_0263_3_S8_L003_R1_001.fastq.gz</text:p>
          </table:table-cell>
          <table:table-cell table:style-name="ce3" table:formula="of:=MID([.B155]; 5; 4)" office:value-type="string" office:string-value="AF12" calcext:value-type="string">
            <text:p>AF12</text:p>
          </table:table-cell>
          <table:table-cell table:style-name="ce3" table:formula="of:=IF(ISERROR(FIND(&quot;Flu&quot;; [.B155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155]; &quot;_&quot;; [.D155]); ['file:///home/assez/Documents/projectDocs/EMC_Barreiro/allEMC_Barreiro.ods'#$EMC_Barreiro.$D$51:.$J$128];7)" office:value-type="string" office:string-value="MS049701" calcext:value-type="string">
            <text:p>MS049701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155]; &quot;.&quot;; [.$A$144]; &quot;.&quot;; [.F155]; &quot;.&quot;; [.G155]; &quot;.&quot;; &quot;pair&quot;; [.H155]; &quot;.fastq.gz&quot;)" office:value-type="string" office:string-value="MS049701.Chipmentation_H3K27ac.263.3.pair1.fastq.gz" calcext:value-type="string">
            <text:p>MS049701.Chipmentation_H3K27ac.263.3.pair1.fastq.gz</text:p>
          </table:table-cell>
          <table:table-cell table:formula="of:=CONCATENATE(&quot;ln -s ../../H3K27ac/&quot;; [.B155]; &quot; &quot;; [.I155])" office:value-type="string" office:string-value="ln -s ../../H3K27ac/Epi_AF12_Flu_2-571340_ChIPmentation-H3K27ac_A00266_0263_3_S8_L003_R1_001.fastq.gz MS049701.Chipmentation_H3K27ac.263.3.pair1.fastq.gz" calcext:value-type="string">
            <text:p>ln -s ../../H3K27ac/Epi_AF12_Flu_2-571340_ChIPmentation-H3K27ac_A00266_0263_3_S8_L003_R1_001.fastq.gz MS049701.Chipmentation_H3K27ac.263.3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12_Flu_2-571340_ChIPmentation-H3K27ac_A00266_0263_3_S8_L003_R2_001.fastq.gz</text:p>
          </table:table-cell>
          <table:table-cell table:style-name="ce3" table:formula="of:=MID([.B156]; 5; 4)" office:value-type="string" office:string-value="AF12" calcext:value-type="string">
            <text:p>AF12</text:p>
          </table:table-cell>
          <table:table-cell table:style-name="ce3" table:formula="of:=IF(ISERROR(FIND(&quot;Flu&quot;; [.B156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156]; &quot;_&quot;; [.D156]); ['file:///home/assez/Documents/projectDocs/EMC_Barreiro/allEMC_Barreiro.ods'#$EMC_Barreiro.$D$51:.$J$128];7)" office:value-type="string" office:string-value="MS049701" calcext:value-type="string">
            <text:p>MS049701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156]; &quot;.&quot;; [.$A$144]; &quot;.&quot;; [.F156]; &quot;.&quot;; [.G156]; &quot;.&quot;; &quot;pair&quot;; [.H156]; &quot;.fastq.gz&quot;)" office:value-type="string" office:string-value="MS049701.Chipmentation_H3K27ac.263.3.pair2.fastq.gz" calcext:value-type="string">
            <text:p>MS049701.Chipmentation_H3K27ac.263.3.pair2.fastq.gz</text:p>
          </table:table-cell>
          <table:table-cell table:formula="of:=CONCATENATE(&quot;ln -s ../../H3K27ac/&quot;; [.B156]; &quot; &quot;; [.I156])" office:value-type="string" office:string-value="ln -s ../../H3K27ac/Epi_AF12_Flu_2-571340_ChIPmentation-H3K27ac_A00266_0263_3_S8_L003_R2_001.fastq.gz MS049701.Chipmentation_H3K27ac.263.3.pair2.fastq.gz" calcext:value-type="string">
            <text:p>ln -s ../../H3K27ac/Epi_AF12_Flu_2-571340_ChIPmentation-H3K27ac_A00266_0263_3_S8_L003_R2_001.fastq.gz MS049701.Chipmentation_H3K27ac.263.3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12_NI_2-669465_ChIPmentation-H3K27ac_A00266_0289_1_S1_L001_R1_001.fastq.gz</text:p>
          </table:table-cell>
          <table:table-cell table:style-name="ce3" table:formula="of:=MID([.B157]; 5; 4)" office:value-type="string" office:string-value="AF12" calcext:value-type="string">
            <text:p>AF12</text:p>
          </table:table-cell>
          <table:table-cell table:style-name="ce3" table:formula="of:=IF(ISERROR(FIND(&quot;Flu&quot;; [.B157]; 1)); &quot;NI&quot;; &quot;Flu&quot;)" office:value-type="string" office:string-value="NI" calcext:value-type="string">
            <text:p>NI</text:p>
          </table:table-cell>
          <table:table-cell table:style-name="ce3" table:formula="of:=VLOOKUP(CONCATENATE([.C157]; &quot;_&quot;; [.D157]); ['file:///home/assez/Documents/projectDocs/EMC_Barreiro/allEMC_Barreiro.ods'#$EMC_Barreiro.$D$51:.$J$128];7)" office:value-type="string" office:string-value="MS049702" calcext:value-type="string">
            <text:p>MS049702</text:p>
          </table:table-cell>
          <table:table-cell table:style-name="ce3" office:value-type="float" office:value="289" calcext:value-type="float">
            <text:p>289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157]; &quot;.&quot;; [.$A$144]; &quot;.&quot;; [.F157]; &quot;.&quot;; [.G157]; &quot;.&quot;; &quot;pair&quot;; [.H157]; &quot;.fastq.gz&quot;)" office:value-type="string" office:string-value="MS049702.Chipmentation_H3K27ac.289.1.pair1.fastq.gz" calcext:value-type="string">
            <text:p>MS049702.Chipmentation_H3K27ac.289.1.pair1.fastq.gz</text:p>
          </table:table-cell>
          <table:table-cell table:formula="of:=CONCATENATE(&quot;ln -s ../../H3K27ac/&quot;; [.B157]; &quot; &quot;; [.I157])" office:value-type="string" office:string-value="ln -s ../../H3K27ac/Epi_AF12_NI_2-669465_ChIPmentation-H3K27ac_A00266_0289_1_S1_L001_R1_001.fastq.gz MS049702.Chipmentation_H3K27ac.289.1.pair1.fastq.gz" calcext:value-type="string">
            <text:p>ln -s ../../H3K27ac/Epi_AF12_NI_2-669465_ChIPmentation-H3K27ac_A00266_0289_1_S1_L001_R1_001.fastq.gz MS049702.Chipmentation_H3K27ac.289.1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12_NI_2-669465_ChIPmentation-H3K27ac_A00266_0289_1_S1_L001_R2_001.fastq.gz</text:p>
          </table:table-cell>
          <table:table-cell table:style-name="ce3" table:formula="of:=MID([.B158]; 5; 4)" office:value-type="string" office:string-value="AF12" calcext:value-type="string">
            <text:p>AF12</text:p>
          </table:table-cell>
          <table:table-cell table:style-name="ce3" table:formula="of:=IF(ISERROR(FIND(&quot;Flu&quot;; [.B158]; 1)); &quot;NI&quot;; &quot;Flu&quot;)" office:value-type="string" office:string-value="NI" calcext:value-type="string">
            <text:p>NI</text:p>
          </table:table-cell>
          <table:table-cell table:style-name="ce3" table:formula="of:=VLOOKUP(CONCATENATE([.C158]; &quot;_&quot;; [.D158]); ['file:///home/assez/Documents/projectDocs/EMC_Barreiro/allEMC_Barreiro.ods'#$EMC_Barreiro.$D$51:.$J$128];7)" office:value-type="string" office:string-value="MS049702" calcext:value-type="string">
            <text:p>MS049702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158]; &quot;.&quot;; [.$A$144]; &quot;.&quot;; [.F158]; &quot;.&quot;; [.G158]; &quot;.&quot;; &quot;pair&quot;; [.H158]; &quot;.fastq.gz&quot;)" office:value-type="string" office:string-value="MS049702.Chipmentation_H3K27ac.289.1.pair2.fastq.gz" calcext:value-type="string">
            <text:p>MS049702.Chipmentation_H3K27ac.289.1.pair2.fastq.gz</text:p>
          </table:table-cell>
          <table:table-cell table:formula="of:=CONCATENATE(&quot;ln -s ../../H3K27ac/&quot;; [.B158]; &quot; &quot;; [.I158])" office:value-type="string" office:string-value="ln -s ../../H3K27ac/Epi_AF12_NI_2-669465_ChIPmentation-H3K27ac_A00266_0289_1_S1_L001_R2_001.fastq.gz MS049702.Chipmentation_H3K27ac.289.1.pair2.fastq.gz" calcext:value-type="string">
            <text:p>ln -s ../../H3K27ac/Epi_AF12_NI_2-669465_ChIPmentation-H3K27ac_A00266_0289_1_S1_L001_R2_001.fastq.gz MS049702.Chipmentation_H3K27ac.289.1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16_Flu_2-571407_ChIPmentation-H3K27ac_A00266_0265_2_S1_L002_R1_001.fastq.gz</text:p>
          </table:table-cell>
          <table:table-cell table:style-name="ce3" table:formula="of:=MID([.B159]; 5; 4)" office:value-type="string" office:string-value="AF16" calcext:value-type="string">
            <text:p>AF16</text:p>
          </table:table-cell>
          <table:table-cell table:style-name="ce3" table:formula="of:=IF(ISERROR(FIND(&quot;Flu&quot;; [.B159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159]; &quot;_&quot;; [.D159]); ['file:///home/assez/Documents/projectDocs/EMC_Barreiro/allEMC_Barreiro.ods'#$EMC_Barreiro.$D$51:.$J$128];7)" office:value-type="string" office:string-value="MS049901" calcext:value-type="string">
            <text:p>MS049901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159]; &quot;.&quot;; [.$A$144]; &quot;.&quot;; [.F159]; &quot;.&quot;; [.G159]; &quot;.&quot;; &quot;pair&quot;; [.H159]; &quot;.fastq.gz&quot;)" office:value-type="string" office:string-value="MS049901.Chipmentation_H3K27ac.265.2.pair1.fastq.gz" calcext:value-type="string">
            <text:p>MS049901.Chipmentation_H3K27ac.265.2.pair1.fastq.gz</text:p>
          </table:table-cell>
          <table:table-cell table:formula="of:=CONCATENATE(&quot;ln -s ../../H3K27ac/&quot;; [.B159]; &quot; &quot;; [.I159])" office:value-type="string" office:string-value="ln -s ../../H3K27ac/Epi_AF16_Flu_2-571407_ChIPmentation-H3K27ac_A00266_0265_2_S1_L002_R1_001.fastq.gz MS049901.Chipmentation_H3K27ac.265.2.pair1.fastq.gz" calcext:value-type="string">
            <text:p>ln -s ../../H3K27ac/Epi_AF16_Flu_2-571407_ChIPmentation-H3K27ac_A00266_0265_2_S1_L002_R1_001.fastq.gz MS049901.Chipmentation_H3K27ac.265.2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16_Flu_2-571407_ChIPmentation-H3K27ac_A00266_0265_2_S1_L002_R2_001.fastq.gz</text:p>
          </table:table-cell>
          <table:table-cell table:style-name="ce3" table:formula="of:=MID([.B160]; 5; 4)" office:value-type="string" office:string-value="AF16" calcext:value-type="string">
            <text:p>AF16</text:p>
          </table:table-cell>
          <table:table-cell table:style-name="ce3" table:formula="of:=IF(ISERROR(FIND(&quot;Flu&quot;; [.B160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160]; &quot;_&quot;; [.D160]); ['file:///home/assez/Documents/projectDocs/EMC_Barreiro/allEMC_Barreiro.ods'#$EMC_Barreiro.$D$51:.$J$128];7)" office:value-type="string" office:string-value="MS049901" calcext:value-type="string">
            <text:p>MS049901</text:p>
          </table:table-cell>
          <table:table-cell table:style-name="ce3" office:value-type="float" office:value="265" calcext:value-type="float">
            <text:p>265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9" table:formula="of:=CONCATENATE([.E160]; &quot;.&quot;; [.$A$144]; &quot;.&quot;; [.F160]; &quot;.&quot;; [.G160]; &quot;.&quot;; &quot;pair&quot;; [.H160]; &quot;.fastq.gz&quot;)" office:value-type="string" office:string-value="MS049901.Chipmentation_H3K27ac.265.2.pair2.fastq.gz" calcext:value-type="string">
            <text:p>MS049901.Chipmentation_H3K27ac.265.2.pair2.fastq.gz</text:p>
          </table:table-cell>
          <table:table-cell table:formula="of:=CONCATENATE(&quot;ln -s ../../H3K27ac/&quot;; [.B160]; &quot; &quot;; [.I160])" office:value-type="string" office:string-value="ln -s ../../H3K27ac/Epi_AF16_Flu_2-571407_ChIPmentation-H3K27ac_A00266_0265_2_S1_L002_R2_001.fastq.gz MS049901.Chipmentation_H3K27ac.265.2.pair2.fastq.gz" calcext:value-type="string">
            <text:p>ln -s ../../H3K27ac/Epi_AF16_Flu_2-571407_ChIPmentation-H3K27ac_A00266_0265_2_S1_L002_R2_001.fastq.gz MS049901.Chipmentation_H3K27ac.265.2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18_Flu_2-642068_ChIPmentation-H3K27ac_A00266_0265_2_S12_L002_R1_001.fastq.gz</text:p>
          </table:table-cell>
          <table:table-cell table:style-name="ce3" table:formula="of:=MID([.B161]; 5; 4)" office:value-type="string" office:string-value="AF18" calcext:value-type="string">
            <text:p>AF18</text:p>
          </table:table-cell>
          <table:table-cell table:style-name="ce3" table:formula="of:=IF(ISERROR(FIND(&quot;Flu&quot;; [.B161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161]; &quot;_&quot;; [.D161]); ['file:///home/assez/Documents/projectDocs/EMC_Barreiro/allEMC_Barreiro.ods'#$EMC_Barreiro.$D$51:.$J$128];7)" office:value-type="string" office:string-value="MS050001" calcext:value-type="string">
            <text:p>MS050001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161]; &quot;.&quot;; [.$A$144]; &quot;.&quot;; [.F161]; &quot;.&quot;; [.G161]; &quot;.&quot;; &quot;pair&quot;; [.H161]; &quot;.fastq.gz&quot;)" office:value-type="string" office:string-value="MS050001.Chipmentation_H3K27ac.265.2.pair1.fastq.gz" calcext:value-type="string">
            <text:p>MS050001.Chipmentation_H3K27ac.265.2.pair1.fastq.gz</text:p>
          </table:table-cell>
          <table:table-cell table:formula="of:=CONCATENATE(&quot;ln -s ../../H3K27ac/&quot;; [.B161]; &quot; &quot;; [.I161])" office:value-type="string" office:string-value="ln -s ../../H3K27ac/Epi_AF18_Flu_2-642068_ChIPmentation-H3K27ac_A00266_0265_2_S12_L002_R1_001.fastq.gz MS050001.Chipmentation_H3K27ac.265.2.pair1.fastq.gz" calcext:value-type="string">
            <text:p>ln -s ../../H3K27ac/Epi_AF18_Flu_2-642068_ChIPmentation-H3K27ac_A00266_0265_2_S12_L002_R1_001.fastq.gz MS050001.Chipmentation_H3K27ac.265.2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18_Flu_2-642068_ChIPmentation-H3K27ac_A00266_0265_2_S12_L002_R2_001.fastq.gz</text:p>
          </table:table-cell>
          <table:table-cell table:style-name="ce3" table:formula="of:=MID([.B162]; 5; 4)" office:value-type="string" office:string-value="AF18" calcext:value-type="string">
            <text:p>AF18</text:p>
          </table:table-cell>
          <table:table-cell table:style-name="ce3" table:formula="of:=IF(ISERROR(FIND(&quot;Flu&quot;; [.B162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162]; &quot;_&quot;; [.D162]); ['file:///home/assez/Documents/projectDocs/EMC_Barreiro/allEMC_Barreiro.ods'#$EMC_Barreiro.$D$51:.$J$128];7)" office:value-type="string" office:string-value="MS050001" calcext:value-type="string">
            <text:p>MS050001</text:p>
          </table:table-cell>
          <table:table-cell table:style-name="ce3" office:value-type="float" office:value="265" calcext:value-type="float">
            <text:p>265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9" table:formula="of:=CONCATENATE([.E162]; &quot;.&quot;; [.$A$144]; &quot;.&quot;; [.F162]; &quot;.&quot;; [.G162]; &quot;.&quot;; &quot;pair&quot;; [.H162]; &quot;.fastq.gz&quot;)" office:value-type="string" office:string-value="MS050001.Chipmentation_H3K27ac.265.2.pair2.fastq.gz" calcext:value-type="string">
            <text:p>MS050001.Chipmentation_H3K27ac.265.2.pair2.fastq.gz</text:p>
          </table:table-cell>
          <table:table-cell table:formula="of:=CONCATENATE(&quot;ln -s ../../H3K27ac/&quot;; [.B162]; &quot; &quot;; [.I162])" office:value-type="string" office:string-value="ln -s ../../H3K27ac/Epi_AF18_Flu_2-642068_ChIPmentation-H3K27ac_A00266_0265_2_S12_L002_R2_001.fastq.gz MS050001.Chipmentation_H3K27ac.265.2.pair2.fastq.gz" calcext:value-type="string">
            <text:p>ln -s ../../H3K27ac/Epi_AF18_Flu_2-642068_ChIPmentation-H3K27ac_A00266_0265_2_S12_L002_R2_001.fastq.gz MS050001.Chipmentation_H3K27ac.265.2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18_NI_2-571410_ChIPmentation-H3K27ac_A00266_0265_2_S4_L002_R1_001.fastq.gz</text:p>
          </table:table-cell>
          <table:table-cell table:style-name="ce3" table:formula="of:=MID([.B163]; 5; 4)" office:value-type="string" office:string-value="AF18" calcext:value-type="string">
            <text:p>AF18</text:p>
          </table:table-cell>
          <table:table-cell table:style-name="ce3" table:formula="of:=IF(ISERROR(FIND(&quot;Flu&quot;; [.B163]; 1)); &quot;NI&quot;; &quot;Flu&quot;)" office:value-type="string" office:string-value="NI" calcext:value-type="string">
            <text:p>NI</text:p>
          </table:table-cell>
          <table:table-cell table:style-name="ce3" table:formula="of:=VLOOKUP(CONCATENATE([.C163]; &quot;_&quot;; [.D163]); ['file:///home/assez/Documents/projectDocs/EMC_Barreiro/allEMC_Barreiro.ods'#$EMC_Barreiro.$D$51:.$J$128];7)" office:value-type="string" office:string-value="MS050002" calcext:value-type="string">
            <text:p>MS050002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163]; &quot;.&quot;; [.$A$144]; &quot;.&quot;; [.F163]; &quot;.&quot;; [.G163]; &quot;.&quot;; &quot;pair&quot;; [.H163]; &quot;.fastq.gz&quot;)" office:value-type="string" office:string-value="MS050002.Chipmentation_H3K27ac.265.2.pair1.fastq.gz" calcext:value-type="string">
            <text:p>MS050002.Chipmentation_H3K27ac.265.2.pair1.fastq.gz</text:p>
          </table:table-cell>
          <table:table-cell table:formula="of:=CONCATENATE(&quot;ln -s ../../H3K27ac/&quot;; [.B163]; &quot; &quot;; [.I163])" office:value-type="string" office:string-value="ln -s ../../H3K27ac/Epi_AF18_NI_2-571410_ChIPmentation-H3K27ac_A00266_0265_2_S4_L002_R1_001.fastq.gz MS050002.Chipmentation_H3K27ac.265.2.pair1.fastq.gz" calcext:value-type="string">
            <text:p>ln -s ../../H3K27ac/Epi_AF18_NI_2-571410_ChIPmentation-H3K27ac_A00266_0265_2_S4_L002_R1_001.fastq.gz MS050002.Chipmentation_H3K27ac.265.2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18_NI_2-571410_ChIPmentation-H3K27ac_A00266_0265_2_S4_L002_R2_001.fastq.gz</text:p>
          </table:table-cell>
          <table:table-cell table:style-name="ce3" table:formula="of:=MID([.B164]; 5; 4)" office:value-type="string" office:string-value="AF18" calcext:value-type="string">
            <text:p>AF18</text:p>
          </table:table-cell>
          <table:table-cell table:style-name="ce3" table:formula="of:=IF(ISERROR(FIND(&quot;Flu&quot;; [.B164]; 1)); &quot;NI&quot;; &quot;Flu&quot;)" office:value-type="string" office:string-value="NI" calcext:value-type="string">
            <text:p>NI</text:p>
          </table:table-cell>
          <table:table-cell table:style-name="ce3" table:formula="of:=VLOOKUP(CONCATENATE([.C164]; &quot;_&quot;; [.D164]); ['file:///home/assez/Documents/projectDocs/EMC_Barreiro/allEMC_Barreiro.ods'#$EMC_Barreiro.$D$51:.$J$128];7)" office:value-type="string" office:string-value="MS050002" calcext:value-type="string">
            <text:p>MS050002</text:p>
          </table:table-cell>
          <table:table-cell table:style-name="ce3" office:value-type="float" office:value="265" calcext:value-type="float">
            <text:p>265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9" table:formula="of:=CONCATENATE([.E164]; &quot;.&quot;; [.$A$144]; &quot;.&quot;; [.F164]; &quot;.&quot;; [.G164]; &quot;.&quot;; &quot;pair&quot;; [.H164]; &quot;.fastq.gz&quot;)" office:value-type="string" office:string-value="MS050002.Chipmentation_H3K27ac.265.2.pair2.fastq.gz" calcext:value-type="string">
            <text:p>MS050002.Chipmentation_H3K27ac.265.2.pair2.fastq.gz</text:p>
          </table:table-cell>
          <table:table-cell table:formula="of:=CONCATENATE(&quot;ln -s ../../H3K27ac/&quot;; [.B164]; &quot; &quot;; [.I164])" office:value-type="string" office:string-value="ln -s ../../H3K27ac/Epi_AF18_NI_2-571410_ChIPmentation-H3K27ac_A00266_0265_2_S4_L002_R2_001.fastq.gz MS050002.Chipmentation_H3K27ac.265.2.pair2.fastq.gz" calcext:value-type="string">
            <text:p>ln -s ../../H3K27ac/Epi_AF18_NI_2-571410_ChIPmentation-H3K27ac_A00266_0265_2_S4_L002_R2_001.fastq.gz MS050002.Chipmentation_H3K27ac.265.2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20_Flu_2-571333_ChIPmentation-H3K27ac_A00266_0263_3_S1_L003_R1_001.fastq.gz</text:p>
          </table:table-cell>
          <table:table-cell table:style-name="ce3" table:formula="of:=MID([.B165]; 5; 4)" office:value-type="string" office:string-value="AF20" calcext:value-type="string">
            <text:p>AF20</text:p>
          </table:table-cell>
          <table:table-cell table:style-name="ce3" table:formula="of:=IF(ISERROR(FIND(&quot;Flu&quot;; [.B165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165]; &quot;_&quot;; [.D165]); ['file:///home/assez/Documents/projectDocs/EMC_Barreiro/allEMC_Barreiro.ods'#$EMC_Barreiro.$D$51:.$J$128];7)" office:value-type="string" office:string-value="MS050101" calcext:value-type="string">
            <text:p>MS050101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165]; &quot;.&quot;; [.$A$144]; &quot;.&quot;; [.F165]; &quot;.&quot;; [.G165]; &quot;.&quot;; &quot;pair&quot;; [.H165]; &quot;.fastq.gz&quot;)" office:value-type="string" office:string-value="MS050101.Chipmentation_H3K27ac.263.3.pair1.fastq.gz" calcext:value-type="string">
            <text:p>MS050101.Chipmentation_H3K27ac.263.3.pair1.fastq.gz</text:p>
          </table:table-cell>
          <table:table-cell table:formula="of:=CONCATENATE(&quot;ln -s ../../H3K27ac/&quot;; [.B165]; &quot; &quot;; [.I165])" office:value-type="string" office:string-value="ln -s ../../H3K27ac/Epi_AF20_Flu_2-571333_ChIPmentation-H3K27ac_A00266_0263_3_S1_L003_R1_001.fastq.gz MS050101.Chipmentation_H3K27ac.263.3.pair1.fastq.gz" calcext:value-type="string">
            <text:p>ln -s ../../H3K27ac/Epi_AF20_Flu_2-571333_ChIPmentation-H3K27ac_A00266_0263_3_S1_L003_R1_001.fastq.gz MS050101.Chipmentation_H3K27ac.263.3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20_Flu_2-571333_ChIPmentation-H3K27ac_A00266_0263_3_S1_L003_R2_001.fastq.gz</text:p>
          </table:table-cell>
          <table:table-cell table:style-name="ce3" table:formula="of:=MID([.B166]; 5; 4)" office:value-type="string" office:string-value="AF20" calcext:value-type="string">
            <text:p>AF20</text:p>
          </table:table-cell>
          <table:table-cell table:style-name="ce3" table:formula="of:=IF(ISERROR(FIND(&quot;Flu&quot;; [.B166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166]; &quot;_&quot;; [.D166]); ['file:///home/assez/Documents/projectDocs/EMC_Barreiro/allEMC_Barreiro.ods'#$EMC_Barreiro.$D$51:.$J$128];7)" office:value-type="string" office:string-value="MS050101" calcext:value-type="string">
            <text:p>MS050101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166]; &quot;.&quot;; [.$A$144]; &quot;.&quot;; [.F166]; &quot;.&quot;; [.G166]; &quot;.&quot;; &quot;pair&quot;; [.H166]; &quot;.fastq.gz&quot;)" office:value-type="string" office:string-value="MS050101.Chipmentation_H3K27ac.263.3.pair2.fastq.gz" calcext:value-type="string">
            <text:p>MS050101.Chipmentation_H3K27ac.263.3.pair2.fastq.gz</text:p>
          </table:table-cell>
          <table:table-cell table:formula="of:=CONCATENATE(&quot;ln -s ../../H3K27ac/&quot;; [.B166]; &quot; &quot;; [.I166])" office:value-type="string" office:string-value="ln -s ../../H3K27ac/Epi_AF20_Flu_2-571333_ChIPmentation-H3K27ac_A00266_0263_3_S1_L003_R2_001.fastq.gz MS050101.Chipmentation_H3K27ac.263.3.pair2.fastq.gz" calcext:value-type="string">
            <text:p>ln -s ../../H3K27ac/Epi_AF20_Flu_2-571333_ChIPmentation-H3K27ac_A00266_0263_3_S1_L003_R2_001.fastq.gz MS050101.Chipmentation_H3K27ac.263.3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6" office:value-type="string" calcext:value-type="string">
            <text:p>Epi_AF20_Flu_2-669580_ChIPmentation-H3K4me1_A00266_0289_1_S21_L001_R1_001.fastq.gz</text:p>
          </table:table-cell>
          <table:table-cell table:style-name="ce3" table:formula="of:=MID([.B167]; 5; 4)" office:value-type="string" office:string-value="AF20" calcext:value-type="string">
            <text:p>AF20</text:p>
          </table:table-cell>
          <table:table-cell table:style-name="ce3" table:formula="of:=IF(ISERROR(FIND(&quot;Flu&quot;; [.B167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167]; &quot;_&quot;; [.D167]); ['file:///home/assez/Documents/projectDocs/EMC_Barreiro/allEMC_Barreiro.ods'#$EMC_Barreiro.$D$51:.$J$128];7)" office:value-type="string" office:string-value="MS050101" calcext:value-type="string">
            <text:p>MS050101</text:p>
          </table:table-cell>
          <table:table-cell table:style-name="ce6" office:value-type="float" office:value="289" calcext:value-type="float">
            <text:p>289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9" table:formula="of:=CONCATENATE([.E167]; &quot;.&quot;; [.$A$144]; &quot;.&quot;; [.F167]; &quot;.&quot;; [.G167]; &quot;.&quot;; &quot;pair&quot;; [.H167]; &quot;.fastq.gz&quot;)" office:value-type="string" office:string-value="MS050101.Chipmentation_H3K27ac.289.1.pair1.fastq.gz" calcext:value-type="string">
            <text:p>MS050101.Chipmentation_H3K27ac.289.1.pair1.fastq.gz</text:p>
          </table:table-cell>
          <table:table-cell table:formula="of:=CONCATENATE(&quot;ln -s ../../H3K27ac/&quot;; [.B167]; &quot; &quot;; [.I167])" office:value-type="string" office:string-value="ln -s ../../H3K27ac/Epi_AF20_Flu_2-669580_ChIPmentation-H3K4me1_A00266_0289_1_S21_L001_R1_001.fastq.gz MS050101.Chipmentation_H3K27ac.289.1.pair1.fastq.gz" calcext:value-type="string">
            <text:p>ln -s ../../H3K27ac/Epi_AF20_Flu_2-669580_ChIPmentation-H3K4me1_A00266_0289_1_S21_L001_R1_001.fastq.gz MS050101.Chipmentation_H3K27ac.289.1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6" office:value-type="string" calcext:value-type="string">
            <text:p>Epi_AF20_Flu_2-669580_ChIPmentation-H3K4me1_A00266_0289_1_S21_L001_R2_001.fastq.gz</text:p>
          </table:table-cell>
          <table:table-cell table:style-name="ce3" table:formula="of:=MID([.B168]; 5; 4)" office:value-type="string" office:string-value="AF20" calcext:value-type="string">
            <text:p>AF20</text:p>
          </table:table-cell>
          <table:table-cell table:style-name="ce3" table:formula="of:=IF(ISERROR(FIND(&quot;Flu&quot;; [.B168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168]; &quot;_&quot;; [.D168]); ['file:///home/assez/Documents/projectDocs/EMC_Barreiro/allEMC_Barreiro.ods'#$EMC_Barreiro.$D$51:.$J$128];7)" office:value-type="string" office:string-value="MS050101" calcext:value-type="string">
            <text:p>MS050101</text:p>
          </table:table-cell>
          <table:table-cell table:style-name="ce6" office:value-type="float" office:value="289" calcext:value-type="float">
            <text:p>289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9" table:formula="of:=CONCATENATE([.E168]; &quot;.&quot;; [.$A$144]; &quot;.&quot;; [.F168]; &quot;.&quot;; [.G168]; &quot;.&quot;; &quot;pair&quot;; [.H168]; &quot;.fastq.gz&quot;)" office:value-type="string" office:string-value="MS050101.Chipmentation_H3K27ac.289.1.pair2.fastq.gz" calcext:value-type="string">
            <text:p>MS050101.Chipmentation_H3K27ac.289.1.pair2.fastq.gz</text:p>
          </table:table-cell>
          <table:table-cell table:formula="of:=CONCATENATE(&quot;ln -s ../../H3K27ac/&quot;; [.B168]; &quot; &quot;; [.I168])" office:value-type="string" office:string-value="ln -s ../../H3K27ac/Epi_AF20_Flu_2-669580_ChIPmentation-H3K4me1_A00266_0289_1_S21_L001_R2_001.fastq.gz MS050101.Chipmentation_H3K27ac.289.1.pair2.fastq.gz" calcext:value-type="string">
            <text:p>ln -s ../../H3K27ac/Epi_AF20_Flu_2-669580_ChIPmentation-H3K4me1_A00266_0289_1_S21_L001_R2_001.fastq.gz MS050101.Chipmentation_H3K27ac.289.1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20_NI_2-669471_ChIPmentation-H3K27ac_A00266_0289_1_S7_L001_R1_001.fastq.gz</text:p>
          </table:table-cell>
          <table:table-cell table:style-name="ce3" table:formula="of:=MID([.B169]; 5; 4)" office:value-type="string" office:string-value="AF20" calcext:value-type="string">
            <text:p>AF20</text:p>
          </table:table-cell>
          <table:table-cell table:style-name="ce3" table:formula="of:=IF(ISERROR(FIND(&quot;Flu&quot;; [.B169]; 1)); &quot;NI&quot;; &quot;Flu&quot;)" office:value-type="string" office:string-value="NI" calcext:value-type="string">
            <text:p>NI</text:p>
          </table:table-cell>
          <table:table-cell table:style-name="ce3" table:formula="of:=VLOOKUP(CONCATENATE([.C169]; &quot;_&quot;; [.D169]); ['file:///home/assez/Documents/projectDocs/EMC_Barreiro/allEMC_Barreiro.ods'#$EMC_Barreiro.$D$51:.$J$128];7)" office:value-type="string" office:string-value="MS050102" calcext:value-type="string">
            <text:p>MS050102</text:p>
          </table:table-cell>
          <table:table-cell table:style-name="ce3" office:value-type="float" office:value="289" calcext:value-type="float">
            <text:p>289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169]; &quot;.&quot;; [.$A$144]; &quot;.&quot;; [.F169]; &quot;.&quot;; [.G169]; &quot;.&quot;; &quot;pair&quot;; [.H169]; &quot;.fastq.gz&quot;)" office:value-type="string" office:string-value="MS050102.Chipmentation_H3K27ac.289.1.pair1.fastq.gz" calcext:value-type="string">
            <text:p>MS050102.Chipmentation_H3K27ac.289.1.pair1.fastq.gz</text:p>
          </table:table-cell>
          <table:table-cell table:formula="of:=CONCATENATE(&quot;ln -s ../../H3K27ac/&quot;; [.B169]; &quot; &quot;; [.I169])" office:value-type="string" office:string-value="ln -s ../../H3K27ac/Epi_AF20_NI_2-669471_ChIPmentation-H3K27ac_A00266_0289_1_S7_L001_R1_001.fastq.gz MS050102.Chipmentation_H3K27ac.289.1.pair1.fastq.gz" calcext:value-type="string">
            <text:p>ln -s ../../H3K27ac/Epi_AF20_NI_2-669471_ChIPmentation-H3K27ac_A00266_0289_1_S7_L001_R1_001.fastq.gz MS050102.Chipmentation_H3K27ac.289.1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20_NI_2-669471_ChIPmentation-H3K27ac_A00266_0289_1_S7_L001_R2_001.fastq.gz</text:p>
          </table:table-cell>
          <table:table-cell table:style-name="ce3" table:formula="of:=MID([.B170]; 5; 4)" office:value-type="string" office:string-value="AF20" calcext:value-type="string">
            <text:p>AF20</text:p>
          </table:table-cell>
          <table:table-cell table:style-name="ce3" table:formula="of:=IF(ISERROR(FIND(&quot;Flu&quot;; [.B170]; 1)); &quot;NI&quot;; &quot;Flu&quot;)" office:value-type="string" office:string-value="NI" calcext:value-type="string">
            <text:p>NI</text:p>
          </table:table-cell>
          <table:table-cell table:style-name="ce3" table:formula="of:=VLOOKUP(CONCATENATE([.C170]; &quot;_&quot;; [.D170]); ['file:///home/assez/Documents/projectDocs/EMC_Barreiro/allEMC_Barreiro.ods'#$EMC_Barreiro.$D$51:.$J$128];7)" office:value-type="string" office:string-value="MS050102" calcext:value-type="string">
            <text:p>MS050102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170]; &quot;.&quot;; [.$A$144]; &quot;.&quot;; [.F170]; &quot;.&quot;; [.G170]; &quot;.&quot;; &quot;pair&quot;; [.H170]; &quot;.fastq.gz&quot;)" office:value-type="string" office:string-value="MS050102.Chipmentation_H3K27ac.289.1.pair2.fastq.gz" calcext:value-type="string">
            <text:p>MS050102.Chipmentation_H3K27ac.289.1.pair2.fastq.gz</text:p>
          </table:table-cell>
          <table:table-cell table:formula="of:=CONCATENATE(&quot;ln -s ../../H3K27ac/&quot;; [.B170]; &quot; &quot;; [.I170])" office:value-type="string" office:string-value="ln -s ../../H3K27ac/Epi_AF20_NI_2-669471_ChIPmentation-H3K27ac_A00266_0289_1_S7_L001_R2_001.fastq.gz MS050102.Chipmentation_H3K27ac.289.1.pair2.fastq.gz" calcext:value-type="string">
            <text:p>ln -s ../../H3K27ac/Epi_AF20_NI_2-669471_ChIPmentation-H3K27ac_A00266_0289_1_S7_L001_R2_001.fastq.gz MS050102.Chipmentation_H3K27ac.289.1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22_Flu_2-669473_ChIPmentation-H3K27ac_A00266_0289_1_S9_L001_R1_001.fastq.gz</text:p>
          </table:table-cell>
          <table:table-cell table:style-name="ce3" table:formula="of:=MID([.B171]; 5; 4)" office:value-type="string" office:string-value="AF22" calcext:value-type="string">
            <text:p>AF22</text:p>
          </table:table-cell>
          <table:table-cell table:style-name="ce3" table:formula="of:=IF(ISERROR(FIND(&quot;Flu&quot;; [.B171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171]; &quot;_&quot;; [.D171]); ['file:///home/assez/Documents/projectDocs/EMC_Barreiro/allEMC_Barreiro.ods'#$EMC_Barreiro.$D$51:.$J$128];7)" office:value-type="string" office:string-value="MS050201" calcext:value-type="string">
            <text:p>MS050201</text:p>
          </table:table-cell>
          <table:table-cell table:style-name="ce3" office:value-type="float" office:value="289" calcext:value-type="float">
            <text:p>289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171]; &quot;.&quot;; [.$A$144]; &quot;.&quot;; [.F171]; &quot;.&quot;; [.G171]; &quot;.&quot;; &quot;pair&quot;; [.H171]; &quot;.fastq.gz&quot;)" office:value-type="string" office:string-value="MS050201.Chipmentation_H3K27ac.289.1.pair1.fastq.gz" calcext:value-type="string">
            <text:p>MS050201.Chipmentation_H3K27ac.289.1.pair1.fastq.gz</text:p>
          </table:table-cell>
          <table:table-cell table:formula="of:=CONCATENATE(&quot;ln -s ../../H3K27ac/&quot;; [.B171]; &quot; &quot;; [.I171])" office:value-type="string" office:string-value="ln -s ../../H3K27ac/Epi_AF22_Flu_2-669473_ChIPmentation-H3K27ac_A00266_0289_1_S9_L001_R1_001.fastq.gz MS050201.Chipmentation_H3K27ac.289.1.pair1.fastq.gz" calcext:value-type="string">
            <text:p>ln -s ../../H3K27ac/Epi_AF22_Flu_2-669473_ChIPmentation-H3K27ac_A00266_0289_1_S9_L001_R1_001.fastq.gz MS050201.Chipmentation_H3K27ac.289.1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22_Flu_2-669473_ChIPmentation-H3K27ac_A00266_0289_1_S9_L001_R2_001.fastq.gz</text:p>
          </table:table-cell>
          <table:table-cell table:style-name="ce3" table:formula="of:=MID([.B172]; 5; 4)" office:value-type="string" office:string-value="AF22" calcext:value-type="string">
            <text:p>AF22</text:p>
          </table:table-cell>
          <table:table-cell table:style-name="ce3" table:formula="of:=IF(ISERROR(FIND(&quot;Flu&quot;; [.B172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172]; &quot;_&quot;; [.D172]); ['file:///home/assez/Documents/projectDocs/EMC_Barreiro/allEMC_Barreiro.ods'#$EMC_Barreiro.$D$51:.$J$128];7)" office:value-type="string" office:string-value="MS050201" calcext:value-type="string">
            <text:p>MS050201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172]; &quot;.&quot;; [.$A$144]; &quot;.&quot;; [.F172]; &quot;.&quot;; [.G172]; &quot;.&quot;; &quot;pair&quot;; [.H172]; &quot;.fastq.gz&quot;)" office:value-type="string" office:string-value="MS050201.Chipmentation_H3K27ac.289.1.pair2.fastq.gz" calcext:value-type="string">
            <text:p>MS050201.Chipmentation_H3K27ac.289.1.pair2.fastq.gz</text:p>
          </table:table-cell>
          <table:table-cell table:formula="of:=CONCATENATE(&quot;ln -s ../../H3K27ac/&quot;; [.B172]; &quot; &quot;; [.I172])" office:value-type="string" office:string-value="ln -s ../../H3K27ac/Epi_AF22_Flu_2-669473_ChIPmentation-H3K27ac_A00266_0289_1_S9_L001_R2_001.fastq.gz MS050201.Chipmentation_H3K27ac.289.1.pair2.fastq.gz" calcext:value-type="string">
            <text:p>ln -s ../../H3K27ac/Epi_AF22_Flu_2-669473_ChIPmentation-H3K27ac_A00266_0289_1_S9_L001_R2_001.fastq.gz MS050201.Chipmentation_H3K27ac.289.1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22_NI_2-669472_ChIPmentation-H3K27ac_A00266_0289_1_S8_L001_R1_001.fastq.gz</text:p>
          </table:table-cell>
          <table:table-cell table:style-name="ce3" table:formula="of:=MID([.B173]; 5; 4)" office:value-type="string" office:string-value="AF22" calcext:value-type="string">
            <text:p>AF22</text:p>
          </table:table-cell>
          <table:table-cell table:style-name="ce3" table:formula="of:=IF(ISERROR(FIND(&quot;Flu&quot;; [.B173]; 1)); &quot;NI&quot;; &quot;Flu&quot;)" office:value-type="string" office:string-value="NI" calcext:value-type="string">
            <text:p>NI</text:p>
          </table:table-cell>
          <table:table-cell table:style-name="ce3" table:formula="of:=VLOOKUP(CONCATENATE([.C173]; &quot;_&quot;; [.D173]); ['file:///home/assez/Documents/projectDocs/EMC_Barreiro/allEMC_Barreiro.ods'#$EMC_Barreiro.$D$51:.$J$128];7)" office:value-type="string" office:string-value="MS050202" calcext:value-type="string">
            <text:p>MS050202</text:p>
          </table:table-cell>
          <table:table-cell table:style-name="ce3" office:value-type="float" office:value="289" calcext:value-type="float">
            <text:p>289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173]; &quot;.&quot;; [.$A$144]; &quot;.&quot;; [.F173]; &quot;.&quot;; [.G173]; &quot;.&quot;; &quot;pair&quot;; [.H173]; &quot;.fastq.gz&quot;)" office:value-type="string" office:string-value="MS050202.Chipmentation_H3K27ac.289.1.pair1.fastq.gz" calcext:value-type="string">
            <text:p>MS050202.Chipmentation_H3K27ac.289.1.pair1.fastq.gz</text:p>
          </table:table-cell>
          <table:table-cell table:formula="of:=CONCATENATE(&quot;ln -s ../../H3K27ac/&quot;; [.B173]; &quot; &quot;; [.I173])" office:value-type="string" office:string-value="ln -s ../../H3K27ac/Epi_AF22_NI_2-669472_ChIPmentation-H3K27ac_A00266_0289_1_S8_L001_R1_001.fastq.gz MS050202.Chipmentation_H3K27ac.289.1.pair1.fastq.gz" calcext:value-type="string">
            <text:p>ln -s ../../H3K27ac/Epi_AF22_NI_2-669472_ChIPmentation-H3K27ac_A00266_0289_1_S8_L001_R1_001.fastq.gz MS050202.Chipmentation_H3K27ac.289.1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22_NI_2-669472_ChIPmentation-H3K27ac_A00266_0289_1_S8_L001_R2_001.fastq.gz</text:p>
          </table:table-cell>
          <table:table-cell table:style-name="ce3" table:formula="of:=MID([.B174]; 5; 4)" office:value-type="string" office:string-value="AF22" calcext:value-type="string">
            <text:p>AF22</text:p>
          </table:table-cell>
          <table:table-cell table:style-name="ce3" table:formula="of:=IF(ISERROR(FIND(&quot;Flu&quot;; [.B174]; 1)); &quot;NI&quot;; &quot;Flu&quot;)" office:value-type="string" office:string-value="NI" calcext:value-type="string">
            <text:p>NI</text:p>
          </table:table-cell>
          <table:table-cell table:style-name="ce3" table:formula="of:=VLOOKUP(CONCATENATE([.C174]; &quot;_&quot;; [.D174]); ['file:///home/assez/Documents/projectDocs/EMC_Barreiro/allEMC_Barreiro.ods'#$EMC_Barreiro.$D$51:.$J$128];7)" office:value-type="string" office:string-value="MS050202" calcext:value-type="string">
            <text:p>MS050202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174]; &quot;.&quot;; [.$A$144]; &quot;.&quot;; [.F174]; &quot;.&quot;; [.G174]; &quot;.&quot;; &quot;pair&quot;; [.H174]; &quot;.fastq.gz&quot;)" office:value-type="string" office:string-value="MS050202.Chipmentation_H3K27ac.289.1.pair2.fastq.gz" calcext:value-type="string">
            <text:p>MS050202.Chipmentation_H3K27ac.289.1.pair2.fastq.gz</text:p>
          </table:table-cell>
          <table:table-cell table:formula="of:=CONCATENATE(&quot;ln -s ../../H3K27ac/&quot;; [.B174]; &quot; &quot;; [.I174])" office:value-type="string" office:string-value="ln -s ../../H3K27ac/Epi_AF22_NI_2-669472_ChIPmentation-H3K27ac_A00266_0289_1_S8_L001_R2_001.fastq.gz MS050202.Chipmentation_H3K27ac.289.1.pair2.fastq.gz" calcext:value-type="string">
            <text:p>ln -s ../../H3K27ac/Epi_AF22_NI_2-669472_ChIPmentation-H3K27ac_A00266_0289_1_S8_L001_R2_001.fastq.gz MS050202.Chipmentation_H3K27ac.289.1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24_Flu_2-642069_ChIPmentation-H3K27ac_A00266_0265_2_S13_L002_R1_001.fastq.gz</text:p>
          </table:table-cell>
          <table:table-cell table:style-name="ce3" table:formula="of:=MID([.B175]; 5; 4)" office:value-type="string" office:string-value="AF24" calcext:value-type="string">
            <text:p>AF24</text:p>
          </table:table-cell>
          <table:table-cell table:style-name="ce3" table:formula="of:=IF(ISERROR(FIND(&quot;Flu&quot;; [.B175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175]; &quot;_&quot;; [.D175]); ['file:///home/assez/Documents/projectDocs/EMC_Barreiro/allEMC_Barreiro.ods'#$EMC_Barreiro.$D$51:.$J$128];7)" office:value-type="string" office:string-value="MS050301" calcext:value-type="string">
            <text:p>MS050301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175]; &quot;.&quot;; [.$A$144]; &quot;.&quot;; [.F175]; &quot;.&quot;; [.G175]; &quot;.&quot;; &quot;pair&quot;; [.H175]; &quot;.fastq.gz&quot;)" office:value-type="string" office:string-value="MS050301.Chipmentation_H3K27ac.265.2.pair1.fastq.gz" calcext:value-type="string">
            <text:p>MS050301.Chipmentation_H3K27ac.265.2.pair1.fastq.gz</text:p>
          </table:table-cell>
          <table:table-cell table:formula="of:=CONCATENATE(&quot;ln -s ../../H3K27ac/&quot;; [.B175]; &quot; &quot;; [.I175])" office:value-type="string" office:string-value="ln -s ../../H3K27ac/Epi_AF24_Flu_2-642069_ChIPmentation-H3K27ac_A00266_0265_2_S13_L002_R1_001.fastq.gz MS050301.Chipmentation_H3K27ac.265.2.pair1.fastq.gz" calcext:value-type="string">
            <text:p>ln -s ../../H3K27ac/Epi_AF24_Flu_2-642069_ChIPmentation-H3K27ac_A00266_0265_2_S13_L002_R1_001.fastq.gz MS050301.Chipmentation_H3K27ac.265.2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24_Flu_2-642069_ChIPmentation-H3K27ac_A00266_0265_2_S13_L002_R2_001.fastq.gz</text:p>
          </table:table-cell>
          <table:table-cell table:style-name="ce3" table:formula="of:=MID([.B176]; 5; 4)" office:value-type="string" office:string-value="AF24" calcext:value-type="string">
            <text:p>AF24</text:p>
          </table:table-cell>
          <table:table-cell table:style-name="ce3" table:formula="of:=IF(ISERROR(FIND(&quot;Flu&quot;; [.B176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176]; &quot;_&quot;; [.D176]); ['file:///home/assez/Documents/projectDocs/EMC_Barreiro/allEMC_Barreiro.ods'#$EMC_Barreiro.$D$51:.$J$128];7)" office:value-type="string" office:string-value="MS050301" calcext:value-type="string">
            <text:p>MS050301</text:p>
          </table:table-cell>
          <table:table-cell table:style-name="ce3" office:value-type="float" office:value="265" calcext:value-type="float">
            <text:p>265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9" table:formula="of:=CONCATENATE([.E176]; &quot;.&quot;; [.$A$144]; &quot;.&quot;; [.F176]; &quot;.&quot;; [.G176]; &quot;.&quot;; &quot;pair&quot;; [.H176]; &quot;.fastq.gz&quot;)" office:value-type="string" office:string-value="MS050301.Chipmentation_H3K27ac.265.2.pair2.fastq.gz" calcext:value-type="string">
            <text:p>MS050301.Chipmentation_H3K27ac.265.2.pair2.fastq.gz</text:p>
          </table:table-cell>
          <table:table-cell table:formula="of:=CONCATENATE(&quot;ln -s ../../H3K27ac/&quot;; [.B176]; &quot; &quot;; [.I176])" office:value-type="string" office:string-value="ln -s ../../H3K27ac/Epi_AF24_Flu_2-642069_ChIPmentation-H3K27ac_A00266_0265_2_S13_L002_R2_001.fastq.gz MS050301.Chipmentation_H3K27ac.265.2.pair2.fastq.gz" calcext:value-type="string">
            <text:p>ln -s ../../H3K27ac/Epi_AF24_Flu_2-642069_ChIPmentation-H3K27ac_A00266_0265_2_S13_L002_R2_001.fastq.gz MS050301.Chipmentation_H3K27ac.265.2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24_NI_2-571408_ChIPmentation-H3K27ac_A00266_0265_2_S2_L002_R1_001.fastq.gz</text:p>
          </table:table-cell>
          <table:table-cell table:style-name="ce3" table:formula="of:=MID([.B177]; 5; 4)" office:value-type="string" office:string-value="AF24" calcext:value-type="string">
            <text:p>AF24</text:p>
          </table:table-cell>
          <table:table-cell table:style-name="ce3" table:formula="of:=IF(ISERROR(FIND(&quot;Flu&quot;; [.B177]; 1)); &quot;NI&quot;; &quot;Flu&quot;)" office:value-type="string" office:string-value="NI" calcext:value-type="string">
            <text:p>NI</text:p>
          </table:table-cell>
          <table:table-cell table:style-name="ce3" table:formula="of:=VLOOKUP(CONCATENATE([.C177]; &quot;_&quot;; [.D177]); ['file:///home/assez/Documents/projectDocs/EMC_Barreiro/allEMC_Barreiro.ods'#$EMC_Barreiro.$D$51:.$J$128];7)" office:value-type="string" office:string-value="MS050302" calcext:value-type="string">
            <text:p>MS050302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177]; &quot;.&quot;; [.$A$144]; &quot;.&quot;; [.F177]; &quot;.&quot;; [.G177]; &quot;.&quot;; &quot;pair&quot;; [.H177]; &quot;.fastq.gz&quot;)" office:value-type="string" office:string-value="MS050302.Chipmentation_H3K27ac.265.2.pair1.fastq.gz" calcext:value-type="string">
            <text:p>MS050302.Chipmentation_H3K27ac.265.2.pair1.fastq.gz</text:p>
          </table:table-cell>
          <table:table-cell table:formula="of:=CONCATENATE(&quot;ln -s ../../H3K27ac/&quot;; [.B177]; &quot; &quot;; [.I177])" office:value-type="string" office:string-value="ln -s ../../H3K27ac/Epi_AF24_NI_2-571408_ChIPmentation-H3K27ac_A00266_0265_2_S2_L002_R1_001.fastq.gz MS050302.Chipmentation_H3K27ac.265.2.pair1.fastq.gz" calcext:value-type="string">
            <text:p>ln -s ../../H3K27ac/Epi_AF24_NI_2-571408_ChIPmentation-H3K27ac_A00266_0265_2_S2_L002_R1_001.fastq.gz MS050302.Chipmentation_H3K27ac.265.2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24_NI_2-571408_ChIPmentation-H3K27ac_A00266_0265_2_S2_L002_R2_001.fastq.gz</text:p>
          </table:table-cell>
          <table:table-cell table:style-name="ce3" table:formula="of:=MID([.B178]; 5; 4)" office:value-type="string" office:string-value="AF24" calcext:value-type="string">
            <text:p>AF24</text:p>
          </table:table-cell>
          <table:table-cell table:style-name="ce3" table:formula="of:=IF(ISERROR(FIND(&quot;Flu&quot;; [.B178]; 1)); &quot;NI&quot;; &quot;Flu&quot;)" office:value-type="string" office:string-value="NI" calcext:value-type="string">
            <text:p>NI</text:p>
          </table:table-cell>
          <table:table-cell table:style-name="ce3" table:formula="of:=VLOOKUP(CONCATENATE([.C178]; &quot;_&quot;; [.D178]); ['file:///home/assez/Documents/projectDocs/EMC_Barreiro/allEMC_Barreiro.ods'#$EMC_Barreiro.$D$51:.$J$128];7)" office:value-type="string" office:string-value="MS050302" calcext:value-type="string">
            <text:p>MS050302</text:p>
          </table:table-cell>
          <table:table-cell table:style-name="ce3" office:value-type="float" office:value="265" calcext:value-type="float">
            <text:p>265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9" table:formula="of:=CONCATENATE([.E178]; &quot;.&quot;; [.$A$144]; &quot;.&quot;; [.F178]; &quot;.&quot;; [.G178]; &quot;.&quot;; &quot;pair&quot;; [.H178]; &quot;.fastq.gz&quot;)" office:value-type="string" office:string-value="MS050302.Chipmentation_H3K27ac.265.2.pair2.fastq.gz" calcext:value-type="string">
            <text:p>MS050302.Chipmentation_H3K27ac.265.2.pair2.fastq.gz</text:p>
          </table:table-cell>
          <table:table-cell table:formula="of:=CONCATENATE(&quot;ln -s ../../H3K27ac/&quot;; [.B178]; &quot; &quot;; [.I178])" office:value-type="string" office:string-value="ln -s ../../H3K27ac/Epi_AF24_NI_2-571408_ChIPmentation-H3K27ac_A00266_0265_2_S2_L002_R2_001.fastq.gz MS050302.Chipmentation_H3K27ac.265.2.pair2.fastq.gz" calcext:value-type="string">
            <text:p>ln -s ../../H3K27ac/Epi_AF24_NI_2-571408_ChIPmentation-H3K27ac_A00266_0265_2_S2_L002_R2_001.fastq.gz MS050302.Chipmentation_H3K27ac.265.2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26_Flu_2-571344_ChIPmentation-H3K27ac_A00266_0263_3_S12_L003_R1_001.fastq.gz</text:p>
          </table:table-cell>
          <table:table-cell table:style-name="ce3" table:formula="of:=MID([.B179]; 5; 4)" office:value-type="string" office:string-value="AF26" calcext:value-type="string">
            <text:p>AF26</text:p>
          </table:table-cell>
          <table:table-cell table:style-name="ce3" table:formula="of:=IF(ISERROR(FIND(&quot;Flu&quot;; [.B179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179]; &quot;_&quot;; [.D179]); ['file:///home/assez/Documents/projectDocs/EMC_Barreiro/allEMC_Barreiro.ods'#$EMC_Barreiro.$D$51:.$J$128];7)" office:value-type="string" office:string-value="MS050401" calcext:value-type="string">
            <text:p>MS050401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179]; &quot;.&quot;; [.$A$144]; &quot;.&quot;; [.F179]; &quot;.&quot;; [.G179]; &quot;.&quot;; &quot;pair&quot;; [.H179]; &quot;.fastq.gz&quot;)" office:value-type="string" office:string-value="MS050401.Chipmentation_H3K27ac.263.3.pair1.fastq.gz" calcext:value-type="string">
            <text:p>MS050401.Chipmentation_H3K27ac.263.3.pair1.fastq.gz</text:p>
          </table:table-cell>
          <table:table-cell table:formula="of:=CONCATENATE(&quot;ln -s ../../H3K27ac/&quot;; [.B179]; &quot; &quot;; [.I179])" office:value-type="string" office:string-value="ln -s ../../H3K27ac/Epi_AF26_Flu_2-571344_ChIPmentation-H3K27ac_A00266_0263_3_S12_L003_R1_001.fastq.gz MS050401.Chipmentation_H3K27ac.263.3.pair1.fastq.gz" calcext:value-type="string">
            <text:p>ln -s ../../H3K27ac/Epi_AF26_Flu_2-571344_ChIPmentation-H3K27ac_A00266_0263_3_S12_L003_R1_001.fastq.gz MS050401.Chipmentation_H3K27ac.263.3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26_Flu_2-571344_ChIPmentation-H3K27ac_A00266_0263_3_S12_L003_R2_001.fastq.gz</text:p>
          </table:table-cell>
          <table:table-cell table:style-name="ce3" table:formula="of:=MID([.B180]; 5; 4)" office:value-type="string" office:string-value="AF26" calcext:value-type="string">
            <text:p>AF26</text:p>
          </table:table-cell>
          <table:table-cell table:style-name="ce3" table:formula="of:=IF(ISERROR(FIND(&quot;Flu&quot;; [.B180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180]; &quot;_&quot;; [.D180]); ['file:///home/assez/Documents/projectDocs/EMC_Barreiro/allEMC_Barreiro.ods'#$EMC_Barreiro.$D$51:.$J$128];7)" office:value-type="string" office:string-value="MS050401" calcext:value-type="string">
            <text:p>MS050401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180]; &quot;.&quot;; [.$A$144]; &quot;.&quot;; [.F180]; &quot;.&quot;; [.G180]; &quot;.&quot;; &quot;pair&quot;; [.H180]; &quot;.fastq.gz&quot;)" office:value-type="string" office:string-value="MS050401.Chipmentation_H3K27ac.263.3.pair2.fastq.gz" calcext:value-type="string">
            <text:p>MS050401.Chipmentation_H3K27ac.263.3.pair2.fastq.gz</text:p>
          </table:table-cell>
          <table:table-cell table:formula="of:=CONCATENATE(&quot;ln -s ../../H3K27ac/&quot;; [.B180]; &quot; &quot;; [.I180])" office:value-type="string" office:string-value="ln -s ../../H3K27ac/Epi_AF26_Flu_2-571344_ChIPmentation-H3K27ac_A00266_0263_3_S12_L003_R2_001.fastq.gz MS050401.Chipmentation_H3K27ac.263.3.pair2.fastq.gz" calcext:value-type="string">
            <text:p>ln -s ../../H3K27ac/Epi_AF26_Flu_2-571344_ChIPmentation-H3K27ac_A00266_0263_3_S12_L003_R2_001.fastq.gz MS050401.Chipmentation_H3K27ac.263.3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26_NI_2-669474_ChIPmentation-H3K27ac_A00266_0289_1_S10_L001_R1_001.fastq.gz</text:p>
          </table:table-cell>
          <table:table-cell table:style-name="ce3" table:formula="of:=MID([.B181]; 5; 4)" office:value-type="string" office:string-value="AF26" calcext:value-type="string">
            <text:p>AF26</text:p>
          </table:table-cell>
          <table:table-cell table:style-name="ce3" table:formula="of:=IF(ISERROR(FIND(&quot;Flu&quot;; [.B181]; 1)); &quot;NI&quot;; &quot;Flu&quot;)" office:value-type="string" office:string-value="NI" calcext:value-type="string">
            <text:p>NI</text:p>
          </table:table-cell>
          <table:table-cell table:style-name="ce3" table:formula="of:=VLOOKUP(CONCATENATE([.C181]; &quot;_&quot;; [.D181]); ['file:///home/assez/Documents/projectDocs/EMC_Barreiro/allEMC_Barreiro.ods'#$EMC_Barreiro.$D$51:.$J$128];7)" office:value-type="string" office:string-value="MS050402" calcext:value-type="string">
            <text:p>MS050402</text:p>
          </table:table-cell>
          <table:table-cell table:style-name="ce3" office:value-type="float" office:value="289" calcext:value-type="float">
            <text:p>289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181]; &quot;.&quot;; [.$A$144]; &quot;.&quot;; [.F181]; &quot;.&quot;; [.G181]; &quot;.&quot;; &quot;pair&quot;; [.H181]; &quot;.fastq.gz&quot;)" office:value-type="string" office:string-value="MS050402.Chipmentation_H3K27ac.289.1.pair1.fastq.gz" calcext:value-type="string">
            <text:p>MS050402.Chipmentation_H3K27ac.289.1.pair1.fastq.gz</text:p>
          </table:table-cell>
          <table:table-cell table:formula="of:=CONCATENATE(&quot;ln -s ../../H3K27ac/&quot;; [.B181]; &quot; &quot;; [.I181])" office:value-type="string" office:string-value="ln -s ../../H3K27ac/Epi_AF26_NI_2-669474_ChIPmentation-H3K27ac_A00266_0289_1_S10_L001_R1_001.fastq.gz MS050402.Chipmentation_H3K27ac.289.1.pair1.fastq.gz" calcext:value-type="string">
            <text:p>ln -s ../../H3K27ac/Epi_AF26_NI_2-669474_ChIPmentation-H3K27ac_A00266_0289_1_S10_L001_R1_001.fastq.gz MS050402.Chipmentation_H3K27ac.289.1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26_NI_2-669474_ChIPmentation-H3K27ac_A00266_0289_1_S10_L001_R2_001.fastq.gz</text:p>
          </table:table-cell>
          <table:table-cell table:style-name="ce3" table:formula="of:=MID([.B182]; 5; 4)" office:value-type="string" office:string-value="AF26" calcext:value-type="string">
            <text:p>AF26</text:p>
          </table:table-cell>
          <table:table-cell table:style-name="ce3" table:formula="of:=IF(ISERROR(FIND(&quot;Flu&quot;; [.B182]; 1)); &quot;NI&quot;; &quot;Flu&quot;)" office:value-type="string" office:string-value="NI" calcext:value-type="string">
            <text:p>NI</text:p>
          </table:table-cell>
          <table:table-cell table:style-name="ce3" table:formula="of:=VLOOKUP(CONCATENATE([.C182]; &quot;_&quot;; [.D182]); ['file:///home/assez/Documents/projectDocs/EMC_Barreiro/allEMC_Barreiro.ods'#$EMC_Barreiro.$D$51:.$J$128];7)" office:value-type="string" office:string-value="MS050402" calcext:value-type="string">
            <text:p>MS050402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182]; &quot;.&quot;; [.$A$144]; &quot;.&quot;; [.F182]; &quot;.&quot;; [.G182]; &quot;.&quot;; &quot;pair&quot;; [.H182]; &quot;.fastq.gz&quot;)" office:value-type="string" office:string-value="MS050402.Chipmentation_H3K27ac.289.1.pair2.fastq.gz" calcext:value-type="string">
            <text:p>MS050402.Chipmentation_H3K27ac.289.1.pair2.fastq.gz</text:p>
          </table:table-cell>
          <table:table-cell table:formula="of:=CONCATENATE(&quot;ln -s ../../H3K27ac/&quot;; [.B182]; &quot; &quot;; [.I182])" office:value-type="string" office:string-value="ln -s ../../H3K27ac/Epi_AF26_NI_2-669474_ChIPmentation-H3K27ac_A00266_0289_1_S10_L001_R2_001.fastq.gz MS050402.Chipmentation_H3K27ac.289.1.pair2.fastq.gz" calcext:value-type="string">
            <text:p>ln -s ../../H3K27ac/Epi_AF26_NI_2-669474_ChIPmentation-H3K27ac_A00266_0289_1_S10_L001_R2_001.fastq.gz MS050402.Chipmentation_H3K27ac.289.1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28_Flu_2-571345_ChIPmentation-H3K27ac_A00266_0263_3_S13_L003_R1_001.fastq.gz</text:p>
          </table:table-cell>
          <table:table-cell table:style-name="ce3" table:formula="of:=MID([.B183]; 5; 4)" office:value-type="string" office:string-value="AF28" calcext:value-type="string">
            <text:p>AF28</text:p>
          </table:table-cell>
          <table:table-cell table:style-name="ce3" table:formula="of:=IF(ISERROR(FIND(&quot;Flu&quot;; [.B183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183]; &quot;_&quot;; [.D183]); ['file:///home/assez/Documents/projectDocs/EMC_Barreiro/allEMC_Barreiro.ods'#$EMC_Barreiro.$D$51:.$J$128];7)" office:value-type="string" office:string-value="MS050501" calcext:value-type="string">
            <text:p>MS050501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183]; &quot;.&quot;; [.$A$144]; &quot;.&quot;; [.F183]; &quot;.&quot;; [.G183]; &quot;.&quot;; &quot;pair&quot;; [.H183]; &quot;.fastq.gz&quot;)" office:value-type="string" office:string-value="MS050501.Chipmentation_H3K27ac.263.3.pair1.fastq.gz" calcext:value-type="string">
            <text:p>MS050501.Chipmentation_H3K27ac.263.3.pair1.fastq.gz</text:p>
          </table:table-cell>
          <table:table-cell table:formula="of:=CONCATENATE(&quot;ln -s ../../H3K27ac/&quot;; [.B183]; &quot; &quot;; [.I183])" office:value-type="string" office:string-value="ln -s ../../H3K27ac/Epi_AF28_Flu_2-571345_ChIPmentation-H3K27ac_A00266_0263_3_S13_L003_R1_001.fastq.gz MS050501.Chipmentation_H3K27ac.263.3.pair1.fastq.gz" calcext:value-type="string">
            <text:p>ln -s ../../H3K27ac/Epi_AF28_Flu_2-571345_ChIPmentation-H3K27ac_A00266_0263_3_S13_L003_R1_001.fastq.gz MS050501.Chipmentation_H3K27ac.263.3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28_Flu_2-571345_ChIPmentation-H3K27ac_A00266_0263_3_S13_L003_R2_001.fastq.gz</text:p>
          </table:table-cell>
          <table:table-cell table:style-name="ce3" table:formula="of:=MID([.B184]; 5; 4)" office:value-type="string" office:string-value="AF28" calcext:value-type="string">
            <text:p>AF28</text:p>
          </table:table-cell>
          <table:table-cell table:style-name="ce3" table:formula="of:=IF(ISERROR(FIND(&quot;Flu&quot;; [.B184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184]; &quot;_&quot;; [.D184]); ['file:///home/assez/Documents/projectDocs/EMC_Barreiro/allEMC_Barreiro.ods'#$EMC_Barreiro.$D$51:.$J$128];7)" office:value-type="string" office:string-value="MS050501" calcext:value-type="string">
            <text:p>MS050501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184]; &quot;.&quot;; [.$A$144]; &quot;.&quot;; [.F184]; &quot;.&quot;; [.G184]; &quot;.&quot;; &quot;pair&quot;; [.H184]; &quot;.fastq.gz&quot;)" office:value-type="string" office:string-value="MS050501.Chipmentation_H3K27ac.263.3.pair2.fastq.gz" calcext:value-type="string">
            <text:p>MS050501.Chipmentation_H3K27ac.263.3.pair2.fastq.gz</text:p>
          </table:table-cell>
          <table:table-cell table:formula="of:=CONCATENATE(&quot;ln -s ../../H3K27ac/&quot;; [.B184]; &quot; &quot;; [.I184])" office:value-type="string" office:string-value="ln -s ../../H3K27ac/Epi_AF28_Flu_2-571345_ChIPmentation-H3K27ac_A00266_0263_3_S13_L003_R2_001.fastq.gz MS050501.Chipmentation_H3K27ac.263.3.pair2.fastq.gz" calcext:value-type="string">
            <text:p>ln -s ../../H3K27ac/Epi_AF28_Flu_2-571345_ChIPmentation-H3K27ac_A00266_0263_3_S13_L003_R2_001.fastq.gz MS050501.Chipmentation_H3K27ac.263.3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28_NI_2-571336_ChIPmentation-H3K27ac_A00266_0263_3_S4_L003_R1_001.fastq.gz</text:p>
          </table:table-cell>
          <table:table-cell table:style-name="ce3" table:formula="of:=MID([.B185]; 5; 4)" office:value-type="string" office:string-value="AF28" calcext:value-type="string">
            <text:p>AF28</text:p>
          </table:table-cell>
          <table:table-cell table:style-name="ce3" table:formula="of:=IF(ISERROR(FIND(&quot;Flu&quot;; [.B185]; 1)); &quot;NI&quot;; &quot;Flu&quot;)" office:value-type="string" office:string-value="NI" calcext:value-type="string">
            <text:p>NI</text:p>
          </table:table-cell>
          <table:table-cell table:style-name="ce3" table:formula="of:=VLOOKUP(CONCATENATE([.C185]; &quot;_&quot;; [.D185]); ['file:///home/assez/Documents/projectDocs/EMC_Barreiro/allEMC_Barreiro.ods'#$EMC_Barreiro.$D$51:.$J$128];7)" office:value-type="string" office:string-value="MS050502" calcext:value-type="string">
            <text:p>MS050502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185]; &quot;.&quot;; [.$A$144]; &quot;.&quot;; [.F185]; &quot;.&quot;; [.G185]; &quot;.&quot;; &quot;pair&quot;; [.H185]; &quot;.fastq.gz&quot;)" office:value-type="string" office:string-value="MS050502.Chipmentation_H3K27ac.263.3.pair1.fastq.gz" calcext:value-type="string">
            <text:p>MS050502.Chipmentation_H3K27ac.263.3.pair1.fastq.gz</text:p>
          </table:table-cell>
          <table:table-cell table:formula="of:=CONCATENATE(&quot;ln -s ../../H3K27ac/&quot;; [.B185]; &quot; &quot;; [.I185])" office:value-type="string" office:string-value="ln -s ../../H3K27ac/Epi_AF28_NI_2-571336_ChIPmentation-H3K27ac_A00266_0263_3_S4_L003_R1_001.fastq.gz MS050502.Chipmentation_H3K27ac.263.3.pair1.fastq.gz" calcext:value-type="string">
            <text:p>ln -s ../../H3K27ac/Epi_AF28_NI_2-571336_ChIPmentation-H3K27ac_A00266_0263_3_S4_L003_R1_001.fastq.gz MS050502.Chipmentation_H3K27ac.263.3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28_NI_2-571336_ChIPmentation-H3K27ac_A00266_0263_3_S4_L003_R2_001.fastq.gz</text:p>
          </table:table-cell>
          <table:table-cell table:style-name="ce3" table:formula="of:=MID([.B186]; 5; 4)" office:value-type="string" office:string-value="AF28" calcext:value-type="string">
            <text:p>AF28</text:p>
          </table:table-cell>
          <table:table-cell table:style-name="ce3" table:formula="of:=IF(ISERROR(FIND(&quot;Flu&quot;; [.B186]; 1)); &quot;NI&quot;; &quot;Flu&quot;)" office:value-type="string" office:string-value="NI" calcext:value-type="string">
            <text:p>NI</text:p>
          </table:table-cell>
          <table:table-cell table:style-name="ce3" table:formula="of:=VLOOKUP(CONCATENATE([.C186]; &quot;_&quot;; [.D186]); ['file:///home/assez/Documents/projectDocs/EMC_Barreiro/allEMC_Barreiro.ods'#$EMC_Barreiro.$D$51:.$J$128];7)" office:value-type="string" office:string-value="MS050502" calcext:value-type="string">
            <text:p>MS050502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186]; &quot;.&quot;; [.$A$144]; &quot;.&quot;; [.F186]; &quot;.&quot;; [.G186]; &quot;.&quot;; &quot;pair&quot;; [.H186]; &quot;.fastq.gz&quot;)" office:value-type="string" office:string-value="MS050502.Chipmentation_H3K27ac.263.3.pair2.fastq.gz" calcext:value-type="string">
            <text:p>MS050502.Chipmentation_H3K27ac.263.3.pair2.fastq.gz</text:p>
          </table:table-cell>
          <table:table-cell table:formula="of:=CONCATENATE(&quot;ln -s ../../H3K27ac/&quot;; [.B186]; &quot; &quot;; [.I186])" office:value-type="string" office:string-value="ln -s ../../H3K27ac/Epi_AF28_NI_2-571336_ChIPmentation-H3K27ac_A00266_0263_3_S4_L003_R2_001.fastq.gz MS050502.Chipmentation_H3K27ac.263.3.pair2.fastq.gz" calcext:value-type="string">
            <text:p>ln -s ../../H3K27ac/Epi_AF28_NI_2-571336_ChIPmentation-H3K27ac_A00266_0263_3_S4_L003_R2_001.fastq.gz MS050502.Chipmentation_H3K27ac.263.3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30_Flu_2-669476_ChIPmentation-H3K27ac_A00266_0289_1_S12_L001_R1_001.fastq.gz</text:p>
          </table:table-cell>
          <table:table-cell table:style-name="ce3" table:formula="of:=MID([.B187]; 5; 4)" office:value-type="string" office:string-value="AF30" calcext:value-type="string">
            <text:p>AF30</text:p>
          </table:table-cell>
          <table:table-cell table:style-name="ce3" table:formula="of:=IF(ISERROR(FIND(&quot;Flu&quot;; [.B187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187]; &quot;_&quot;; [.D187]); ['file:///home/assez/Documents/projectDocs/EMC_Barreiro/allEMC_Barreiro.ods'#$EMC_Barreiro.$D$51:.$J$128];7)" office:value-type="string" office:string-value="MS050601" calcext:value-type="string">
            <text:p>MS050601</text:p>
          </table:table-cell>
          <table:table-cell table:style-name="ce3" office:value-type="float" office:value="289" calcext:value-type="float">
            <text:p>289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187]; &quot;.&quot;; [.$A$144]; &quot;.&quot;; [.F187]; &quot;.&quot;; [.G187]; &quot;.&quot;; &quot;pair&quot;; [.H187]; &quot;.fastq.gz&quot;)" office:value-type="string" office:string-value="MS050601.Chipmentation_H3K27ac.289.1.pair1.fastq.gz" calcext:value-type="string">
            <text:p>MS050601.Chipmentation_H3K27ac.289.1.pair1.fastq.gz</text:p>
          </table:table-cell>
          <table:table-cell table:formula="of:=CONCATENATE(&quot;ln -s ../../H3K27ac/&quot;; [.B187]; &quot; &quot;; [.I187])" office:value-type="string" office:string-value="ln -s ../../H3K27ac/Epi_AF30_Flu_2-669476_ChIPmentation-H3K27ac_A00266_0289_1_S12_L001_R1_001.fastq.gz MS050601.Chipmentation_H3K27ac.289.1.pair1.fastq.gz" calcext:value-type="string">
            <text:p>ln -s ../../H3K27ac/Epi_AF30_Flu_2-669476_ChIPmentation-H3K27ac_A00266_0289_1_S12_L001_R1_001.fastq.gz MS050601.Chipmentation_H3K27ac.289.1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30_Flu_2-669476_ChIPmentation-H3K27ac_A00266_0289_1_S12_L001_R2_001.fastq.gz</text:p>
          </table:table-cell>
          <table:table-cell table:style-name="ce3" table:formula="of:=MID([.B188]; 5; 4)" office:value-type="string" office:string-value="AF30" calcext:value-type="string">
            <text:p>AF30</text:p>
          </table:table-cell>
          <table:table-cell table:style-name="ce3" table:formula="of:=IF(ISERROR(FIND(&quot;Flu&quot;; [.B188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188]; &quot;_&quot;; [.D188]); ['file:///home/assez/Documents/projectDocs/EMC_Barreiro/allEMC_Barreiro.ods'#$EMC_Barreiro.$D$51:.$J$128];7)" office:value-type="string" office:string-value="MS050601" calcext:value-type="string">
            <text:p>MS050601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188]; &quot;.&quot;; [.$A$144]; &quot;.&quot;; [.F188]; &quot;.&quot;; [.G188]; &quot;.&quot;; &quot;pair&quot;; [.H188]; &quot;.fastq.gz&quot;)" office:value-type="string" office:string-value="MS050601.Chipmentation_H3K27ac.289.1.pair2.fastq.gz" calcext:value-type="string">
            <text:p>MS050601.Chipmentation_H3K27ac.289.1.pair2.fastq.gz</text:p>
          </table:table-cell>
          <table:table-cell table:formula="of:=CONCATENATE(&quot;ln -s ../../H3K27ac/&quot;; [.B188]; &quot; &quot;; [.I188])" office:value-type="string" office:string-value="ln -s ../../H3K27ac/Epi_AF30_Flu_2-669476_ChIPmentation-H3K27ac_A00266_0289_1_S12_L001_R2_001.fastq.gz MS050601.Chipmentation_H3K27ac.289.1.pair2.fastq.gz" calcext:value-type="string">
            <text:p>ln -s ../../H3K27ac/Epi_AF30_Flu_2-669476_ChIPmentation-H3K27ac_A00266_0289_1_S12_L001_R2_001.fastq.gz MS050601.Chipmentation_H3K27ac.289.1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30_NI_2-669475_ChIPmentation-H3K27ac_A00266_0289_1_S11_L001_R1_001.fastq.gz</text:p>
          </table:table-cell>
          <table:table-cell table:style-name="ce3" table:formula="of:=MID([.B189]; 5; 4)" office:value-type="string" office:string-value="AF30" calcext:value-type="string">
            <text:p>AF30</text:p>
          </table:table-cell>
          <table:table-cell table:style-name="ce3" table:formula="of:=IF(ISERROR(FIND(&quot;Flu&quot;; [.B189]; 1)); &quot;NI&quot;; &quot;Flu&quot;)" office:value-type="string" office:string-value="NI" calcext:value-type="string">
            <text:p>NI</text:p>
          </table:table-cell>
          <table:table-cell table:style-name="ce3" table:formula="of:=VLOOKUP(CONCATENATE([.C189]; &quot;_&quot;; [.D189]); ['file:///home/assez/Documents/projectDocs/EMC_Barreiro/allEMC_Barreiro.ods'#$EMC_Barreiro.$D$51:.$J$128];7)" office:value-type="string" office:string-value="MS050602" calcext:value-type="string">
            <text:p>MS050602</text:p>
          </table:table-cell>
          <table:table-cell table:style-name="ce3" office:value-type="float" office:value="289" calcext:value-type="float">
            <text:p>289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189]; &quot;.&quot;; [.$A$144]; &quot;.&quot;; [.F189]; &quot;.&quot;; [.G189]; &quot;.&quot;; &quot;pair&quot;; [.H189]; &quot;.fastq.gz&quot;)" office:value-type="string" office:string-value="MS050602.Chipmentation_H3K27ac.289.1.pair1.fastq.gz" calcext:value-type="string">
            <text:p>MS050602.Chipmentation_H3K27ac.289.1.pair1.fastq.gz</text:p>
          </table:table-cell>
          <table:table-cell table:formula="of:=CONCATENATE(&quot;ln -s ../../H3K27ac/&quot;; [.B189]; &quot; &quot;; [.I189])" office:value-type="string" office:string-value="ln -s ../../H3K27ac/Epi_AF30_NI_2-669475_ChIPmentation-H3K27ac_A00266_0289_1_S11_L001_R1_001.fastq.gz MS050602.Chipmentation_H3K27ac.289.1.pair1.fastq.gz" calcext:value-type="string">
            <text:p>ln -s ../../H3K27ac/Epi_AF30_NI_2-669475_ChIPmentation-H3K27ac_A00266_0289_1_S11_L001_R1_001.fastq.gz MS050602.Chipmentation_H3K27ac.289.1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30_NI_2-669475_ChIPmentation-H3K27ac_A00266_0289_1_S11_L001_R2_001.fastq.gz</text:p>
          </table:table-cell>
          <table:table-cell table:style-name="ce3" table:formula="of:=MID([.B190]; 5; 4)" office:value-type="string" office:string-value="AF30" calcext:value-type="string">
            <text:p>AF30</text:p>
          </table:table-cell>
          <table:table-cell table:style-name="ce3" table:formula="of:=IF(ISERROR(FIND(&quot;Flu&quot;; [.B190]; 1)); &quot;NI&quot;; &quot;Flu&quot;)" office:value-type="string" office:string-value="NI" calcext:value-type="string">
            <text:p>NI</text:p>
          </table:table-cell>
          <table:table-cell table:style-name="ce3" table:formula="of:=VLOOKUP(CONCATENATE([.C190]; &quot;_&quot;; [.D190]); ['file:///home/assez/Documents/projectDocs/EMC_Barreiro/allEMC_Barreiro.ods'#$EMC_Barreiro.$D$51:.$J$128];7)" office:value-type="string" office:string-value="MS050602" calcext:value-type="string">
            <text:p>MS050602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190]; &quot;.&quot;; [.$A$144]; &quot;.&quot;; [.F190]; &quot;.&quot;; [.G190]; &quot;.&quot;; &quot;pair&quot;; [.H190]; &quot;.fastq.gz&quot;)" office:value-type="string" office:string-value="MS050602.Chipmentation_H3K27ac.289.1.pair2.fastq.gz" calcext:value-type="string">
            <text:p>MS050602.Chipmentation_H3K27ac.289.1.pair2.fastq.gz</text:p>
          </table:table-cell>
          <table:table-cell table:formula="of:=CONCATENATE(&quot;ln -s ../../H3K27ac/&quot;; [.B190]; &quot; &quot;; [.I190])" office:value-type="string" office:string-value="ln -s ../../H3K27ac/Epi_AF30_NI_2-669475_ChIPmentation-H3K27ac_A00266_0289_1_S11_L001_R2_001.fastq.gz MS050602.Chipmentation_H3K27ac.289.1.pair2.fastq.gz" calcext:value-type="string">
            <text:p>ln -s ../../H3K27ac/Epi_AF30_NI_2-669475_ChIPmentation-H3K27ac_A00266_0289_1_S11_L001_R2_001.fastq.gz MS050602.Chipmentation_H3K27ac.289.1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34_Flu_2-571349_ChIPmentation-H3K27ac_A00266_0263_3_S17_L003_R1_001.fastq.gz</text:p>
          </table:table-cell>
          <table:table-cell table:style-name="ce3" table:formula="of:=MID([.B191]; 5; 4)" office:value-type="string" office:string-value="AF34" calcext:value-type="string">
            <text:p>AF34</text:p>
          </table:table-cell>
          <table:table-cell table:style-name="ce3" table:formula="of:=IF(ISERROR(FIND(&quot;Flu&quot;; [.B191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191]; &quot;_&quot;; [.D191]); ['file:///home/assez/Documents/projectDocs/EMC_Barreiro/allEMC_Barreiro.ods'#$EMC_Barreiro.$D$51:.$J$128];7)" office:value-type="string" office:string-value="MS050801" calcext:value-type="string">
            <text:p>MS050801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191]; &quot;.&quot;; [.$A$144]; &quot;.&quot;; [.F191]; &quot;.&quot;; [.G191]; &quot;.&quot;; &quot;pair&quot;; [.H191]; &quot;.fastq.gz&quot;)" office:value-type="string" office:string-value="MS050801.Chipmentation_H3K27ac.263.3.pair1.fastq.gz" calcext:value-type="string">
            <text:p>MS050801.Chipmentation_H3K27ac.263.3.pair1.fastq.gz</text:p>
          </table:table-cell>
          <table:table-cell table:formula="of:=CONCATENATE(&quot;ln -s ../../H3K27ac/&quot;; [.B191]; &quot; &quot;; [.I191])" office:value-type="string" office:string-value="ln -s ../../H3K27ac/Epi_AF34_Flu_2-571349_ChIPmentation-H3K27ac_A00266_0263_3_S17_L003_R1_001.fastq.gz MS050801.Chipmentation_H3K27ac.263.3.pair1.fastq.gz" calcext:value-type="string">
            <text:p>ln -s ../../H3K27ac/Epi_AF34_Flu_2-571349_ChIPmentation-H3K27ac_A00266_0263_3_S17_L003_R1_001.fastq.gz MS050801.Chipmentation_H3K27ac.263.3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34_Flu_2-571349_ChIPmentation-H3K27ac_A00266_0263_3_S17_L003_R2_001.fastq.gz</text:p>
          </table:table-cell>
          <table:table-cell table:style-name="ce3" table:formula="of:=MID([.B192]; 5; 4)" office:value-type="string" office:string-value="AF34" calcext:value-type="string">
            <text:p>AF34</text:p>
          </table:table-cell>
          <table:table-cell table:style-name="ce3" table:formula="of:=IF(ISERROR(FIND(&quot;Flu&quot;; [.B192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192]; &quot;_&quot;; [.D192]); ['file:///home/assez/Documents/projectDocs/EMC_Barreiro/allEMC_Barreiro.ods'#$EMC_Barreiro.$D$51:.$J$128];7)" office:value-type="string" office:string-value="MS050801" calcext:value-type="string">
            <text:p>MS050801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192]; &quot;.&quot;; [.$A$144]; &quot;.&quot;; [.F192]; &quot;.&quot;; [.G192]; &quot;.&quot;; &quot;pair&quot;; [.H192]; &quot;.fastq.gz&quot;)" office:value-type="string" office:string-value="MS050801.Chipmentation_H3K27ac.263.3.pair2.fastq.gz" calcext:value-type="string">
            <text:p>MS050801.Chipmentation_H3K27ac.263.3.pair2.fastq.gz</text:p>
          </table:table-cell>
          <table:table-cell table:formula="of:=CONCATENATE(&quot;ln -s ../../H3K27ac/&quot;; [.B192]; &quot; &quot;; [.I192])" office:value-type="string" office:string-value="ln -s ../../H3K27ac/Epi_AF34_Flu_2-571349_ChIPmentation-H3K27ac_A00266_0263_3_S17_L003_R2_001.fastq.gz MS050801.Chipmentation_H3K27ac.263.3.pair2.fastq.gz" calcext:value-type="string">
            <text:p>ln -s ../../H3K27ac/Epi_AF34_Flu_2-571349_ChIPmentation-H3K27ac_A00266_0263_3_S17_L003_R2_001.fastq.gz MS050801.Chipmentation_H3K27ac.263.3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34_NI_2-642079_ChIPmentation-H3K27ac_A00266_0265_2_S23_L002_R1_001.fastq.gz</text:p>
          </table:table-cell>
          <table:table-cell table:style-name="ce3" table:formula="of:=MID([.B193]; 5; 4)" office:value-type="string" office:string-value="AF34" calcext:value-type="string">
            <text:p>AF34</text:p>
          </table:table-cell>
          <table:table-cell table:style-name="ce3" table:formula="of:=IF(ISERROR(FIND(&quot;Flu&quot;; [.B193]; 1)); &quot;NI&quot;; &quot;Flu&quot;)" office:value-type="string" office:string-value="NI" calcext:value-type="string">
            <text:p>NI</text:p>
          </table:table-cell>
          <table:table-cell table:style-name="ce3" table:formula="of:=VLOOKUP(CONCATENATE([.C193]; &quot;_&quot;; [.D193]); ['file:///home/assez/Documents/projectDocs/EMC_Barreiro/allEMC_Barreiro.ods'#$EMC_Barreiro.$D$51:.$J$128];7)" office:value-type="string" office:string-value="MS050802" calcext:value-type="string">
            <text:p>MS050802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193]; &quot;.&quot;; [.$A$144]; &quot;.&quot;; [.F193]; &quot;.&quot;; [.G193]; &quot;.&quot;; &quot;pair&quot;; [.H193]; &quot;.fastq.gz&quot;)" office:value-type="string" office:string-value="MS050802.Chipmentation_H3K27ac.265.2.pair1.fastq.gz" calcext:value-type="string">
            <text:p>MS050802.Chipmentation_H3K27ac.265.2.pair1.fastq.gz</text:p>
          </table:table-cell>
          <table:table-cell table:formula="of:=CONCATENATE(&quot;ln -s ../../H3K27ac/&quot;; [.B193]; &quot; &quot;; [.I193])" office:value-type="string" office:string-value="ln -s ../../H3K27ac/Epi_AF34_NI_2-642079_ChIPmentation-H3K27ac_A00266_0265_2_S23_L002_R1_001.fastq.gz MS050802.Chipmentation_H3K27ac.265.2.pair1.fastq.gz" calcext:value-type="string">
            <text:p>ln -s ../../H3K27ac/Epi_AF34_NI_2-642079_ChIPmentation-H3K27ac_A00266_0265_2_S23_L002_R1_001.fastq.gz MS050802.Chipmentation_H3K27ac.265.2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34_NI_2-642079_ChIPmentation-H3K27ac_A00266_0265_2_S23_L002_R2_001.fastq.gz</text:p>
          </table:table-cell>
          <table:table-cell table:style-name="ce3" table:formula="of:=MID([.B194]; 5; 4)" office:value-type="string" office:string-value="AF34" calcext:value-type="string">
            <text:p>AF34</text:p>
          </table:table-cell>
          <table:table-cell table:style-name="ce3" table:formula="of:=IF(ISERROR(FIND(&quot;Flu&quot;; [.B194]; 1)); &quot;NI&quot;; &quot;Flu&quot;)" office:value-type="string" office:string-value="NI" calcext:value-type="string">
            <text:p>NI</text:p>
          </table:table-cell>
          <table:table-cell table:style-name="ce3" table:formula="of:=VLOOKUP(CONCATENATE([.C194]; &quot;_&quot;; [.D194]); ['file:///home/assez/Documents/projectDocs/EMC_Barreiro/allEMC_Barreiro.ods'#$EMC_Barreiro.$D$51:.$J$128];7)" office:value-type="string" office:string-value="MS050802" calcext:value-type="string">
            <text:p>MS050802</text:p>
          </table:table-cell>
          <table:table-cell table:style-name="ce3" office:value-type="float" office:value="265" calcext:value-type="float">
            <text:p>265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9" table:formula="of:=CONCATENATE([.E194]; &quot;.&quot;; [.$A$144]; &quot;.&quot;; [.F194]; &quot;.&quot;; [.G194]; &quot;.&quot;; &quot;pair&quot;; [.H194]; &quot;.fastq.gz&quot;)" office:value-type="string" office:string-value="MS050802.Chipmentation_H3K27ac.265.2.pair2.fastq.gz" calcext:value-type="string">
            <text:p>MS050802.Chipmentation_H3K27ac.265.2.pair2.fastq.gz</text:p>
          </table:table-cell>
          <table:table-cell table:formula="of:=CONCATENATE(&quot;ln -s ../../H3K27ac/&quot;; [.B194]; &quot; &quot;; [.I194])" office:value-type="string" office:string-value="ln -s ../../H3K27ac/Epi_AF34_NI_2-642079_ChIPmentation-H3K27ac_A00266_0265_2_S23_L002_R2_001.fastq.gz MS050802.Chipmentation_H3K27ac.265.2.pair2.fastq.gz" calcext:value-type="string">
            <text:p>ln -s ../../H3K27ac/Epi_AF34_NI_2-642079_ChIPmentation-H3K27ac_A00266_0265_2_S23_L002_R2_001.fastq.gz MS050802.Chipmentation_H3K27ac.265.2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36_Flu_2-571346_ChIPmentation-H3K27ac_A00266_0263_3_S14_L003_R1_001.fastq.gz</text:p>
          </table:table-cell>
          <table:table-cell table:style-name="ce3" table:formula="of:=MID([.B195]; 5; 4)" office:value-type="string" office:string-value="AF36" calcext:value-type="string">
            <text:p>AF36</text:p>
          </table:table-cell>
          <table:table-cell table:style-name="ce3" table:formula="of:=IF(ISERROR(FIND(&quot;Flu&quot;; [.B195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195]; &quot;_&quot;; [.D195]); ['file:///home/assez/Documents/projectDocs/EMC_Barreiro/allEMC_Barreiro.ods'#$EMC_Barreiro.$D$51:.$J$128];7)" office:value-type="string" office:string-value="MS050901" calcext:value-type="string">
            <text:p>MS050901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195]; &quot;.&quot;; [.$A$144]; &quot;.&quot;; [.F195]; &quot;.&quot;; [.G195]; &quot;.&quot;; &quot;pair&quot;; [.H195]; &quot;.fastq.gz&quot;)" office:value-type="string" office:string-value="MS050901.Chipmentation_H3K27ac.263.3.pair1.fastq.gz" calcext:value-type="string">
            <text:p>MS050901.Chipmentation_H3K27ac.263.3.pair1.fastq.gz</text:p>
          </table:table-cell>
          <table:table-cell table:formula="of:=CONCATENATE(&quot;ln -s ../../H3K27ac/&quot;; [.B195]; &quot; &quot;; [.I195])" office:value-type="string" office:string-value="ln -s ../../H3K27ac/Epi_AF36_Flu_2-571346_ChIPmentation-H3K27ac_A00266_0263_3_S14_L003_R1_001.fastq.gz MS050901.Chipmentation_H3K27ac.263.3.pair1.fastq.gz" calcext:value-type="string">
            <text:p>ln -s ../../H3K27ac/Epi_AF36_Flu_2-571346_ChIPmentation-H3K27ac_A00266_0263_3_S14_L003_R1_001.fastq.gz MS050901.Chipmentation_H3K27ac.263.3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36_Flu_2-571346_ChIPmentation-H3K27ac_A00266_0263_3_S14_L003_R2_001.fastq.gz</text:p>
          </table:table-cell>
          <table:table-cell table:style-name="ce3" table:formula="of:=MID([.B196]; 5; 4)" office:value-type="string" office:string-value="AF36" calcext:value-type="string">
            <text:p>AF36</text:p>
          </table:table-cell>
          <table:table-cell table:style-name="ce3" table:formula="of:=IF(ISERROR(FIND(&quot;Flu&quot;; [.B196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196]; &quot;_&quot;; [.D196]); ['file:///home/assez/Documents/projectDocs/EMC_Barreiro/allEMC_Barreiro.ods'#$EMC_Barreiro.$D$51:.$J$128];7)" office:value-type="string" office:string-value="MS050901" calcext:value-type="string">
            <text:p>MS050901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196]; &quot;.&quot;; [.$A$144]; &quot;.&quot;; [.F196]; &quot;.&quot;; [.G196]; &quot;.&quot;; &quot;pair&quot;; [.H196]; &quot;.fastq.gz&quot;)" office:value-type="string" office:string-value="MS050901.Chipmentation_H3K27ac.263.3.pair2.fastq.gz" calcext:value-type="string">
            <text:p>MS050901.Chipmentation_H3K27ac.263.3.pair2.fastq.gz</text:p>
          </table:table-cell>
          <table:table-cell table:formula="of:=CONCATENATE(&quot;ln -s ../../H3K27ac/&quot;; [.B196]; &quot; &quot;; [.I196])" office:value-type="string" office:string-value="ln -s ../../H3K27ac/Epi_AF36_Flu_2-571346_ChIPmentation-H3K27ac_A00266_0263_3_S14_L003_R2_001.fastq.gz MS050901.Chipmentation_H3K27ac.263.3.pair2.fastq.gz" calcext:value-type="string">
            <text:p>ln -s ../../H3K27ac/Epi_AF36_Flu_2-571346_ChIPmentation-H3K27ac_A00266_0263_3_S14_L003_R2_001.fastq.gz MS050901.Chipmentation_H3K27ac.263.3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36_NI_2-669481_ChIPmentation-H3K27ac_A00266_0289_1_S17_L001_R1_001.fastq.gz</text:p>
          </table:table-cell>
          <table:table-cell table:style-name="ce3" table:formula="of:=MID([.B197]; 5; 4)" office:value-type="string" office:string-value="AF36" calcext:value-type="string">
            <text:p>AF36</text:p>
          </table:table-cell>
          <table:table-cell table:style-name="ce3" table:formula="of:=IF(ISERROR(FIND(&quot;Flu&quot;; [.B197]; 1)); &quot;NI&quot;; &quot;Flu&quot;)" office:value-type="string" office:string-value="NI" calcext:value-type="string">
            <text:p>NI</text:p>
          </table:table-cell>
          <table:table-cell table:style-name="ce3" table:formula="of:=VLOOKUP(CONCATENATE([.C197]; &quot;_&quot;; [.D197]); ['file:///home/assez/Documents/projectDocs/EMC_Barreiro/allEMC_Barreiro.ods'#$EMC_Barreiro.$D$51:.$J$128];7)" office:value-type="string" office:string-value="MS050902" calcext:value-type="string">
            <text:p>MS050902</text:p>
          </table:table-cell>
          <table:table-cell table:style-name="ce3" office:value-type="float" office:value="289" calcext:value-type="float">
            <text:p>289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197]; &quot;.&quot;; [.$A$144]; &quot;.&quot;; [.F197]; &quot;.&quot;; [.G197]; &quot;.&quot;; &quot;pair&quot;; [.H197]; &quot;.fastq.gz&quot;)" office:value-type="string" office:string-value="MS050902.Chipmentation_H3K27ac.289.1.pair1.fastq.gz" calcext:value-type="string">
            <text:p>MS050902.Chipmentation_H3K27ac.289.1.pair1.fastq.gz</text:p>
          </table:table-cell>
          <table:table-cell table:formula="of:=CONCATENATE(&quot;ln -s ../../H3K27ac/&quot;; [.B197]; &quot; &quot;; [.I197])" office:value-type="string" office:string-value="ln -s ../../H3K27ac/Epi_AF36_NI_2-669481_ChIPmentation-H3K27ac_A00266_0289_1_S17_L001_R1_001.fastq.gz MS050902.Chipmentation_H3K27ac.289.1.pair1.fastq.gz" calcext:value-type="string">
            <text:p>ln -s ../../H3K27ac/Epi_AF36_NI_2-669481_ChIPmentation-H3K27ac_A00266_0289_1_S17_L001_R1_001.fastq.gz MS050902.Chipmentation_H3K27ac.289.1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36_NI_2-669481_ChIPmentation-H3K27ac_A00266_0289_1_S17_L001_R2_001.fastq.gz</text:p>
          </table:table-cell>
          <table:table-cell table:style-name="ce3" table:formula="of:=MID([.B198]; 5; 4)" office:value-type="string" office:string-value="AF36" calcext:value-type="string">
            <text:p>AF36</text:p>
          </table:table-cell>
          <table:table-cell table:style-name="ce3" table:formula="of:=IF(ISERROR(FIND(&quot;Flu&quot;; [.B198]; 1)); &quot;NI&quot;; &quot;Flu&quot;)" office:value-type="string" office:string-value="NI" calcext:value-type="string">
            <text:p>NI</text:p>
          </table:table-cell>
          <table:table-cell table:style-name="ce3" table:formula="of:=VLOOKUP(CONCATENATE([.C198]; &quot;_&quot;; [.D198]); ['file:///home/assez/Documents/projectDocs/EMC_Barreiro/allEMC_Barreiro.ods'#$EMC_Barreiro.$D$51:.$J$128];7)" office:value-type="string" office:string-value="MS050902" calcext:value-type="string">
            <text:p>MS050902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198]; &quot;.&quot;; [.$A$144]; &quot;.&quot;; [.F198]; &quot;.&quot;; [.G198]; &quot;.&quot;; &quot;pair&quot;; [.H198]; &quot;.fastq.gz&quot;)" office:value-type="string" office:string-value="MS050902.Chipmentation_H3K27ac.289.1.pair2.fastq.gz" calcext:value-type="string">
            <text:p>MS050902.Chipmentation_H3K27ac.289.1.pair2.fastq.gz</text:p>
          </table:table-cell>
          <table:table-cell table:formula="of:=CONCATENATE(&quot;ln -s ../../H3K27ac/&quot;; [.B198]; &quot; &quot;; [.I198])" office:value-type="string" office:string-value="ln -s ../../H3K27ac/Epi_AF36_NI_2-669481_ChIPmentation-H3K27ac_A00266_0289_1_S17_L001_R2_001.fastq.gz MS050902.Chipmentation_H3K27ac.289.1.pair2.fastq.gz" calcext:value-type="string">
            <text:p>ln -s ../../H3K27ac/Epi_AF36_NI_2-669481_ChIPmentation-H3K27ac_A00266_0289_1_S17_L001_R2_001.fastq.gz MS050902.Chipmentation_H3K27ac.289.1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38_Flu_2-669483_ChIPmentation-H3K27ac_A00266_0289_1_S19_L001_R1_001.fastq.gz</text:p>
          </table:table-cell>
          <table:table-cell table:style-name="ce3" table:formula="of:=MID([.B199]; 5; 4)" office:value-type="string" office:string-value="AF38" calcext:value-type="string">
            <text:p>AF38</text:p>
          </table:table-cell>
          <table:table-cell table:style-name="ce3" table:formula="of:=IF(ISERROR(FIND(&quot;Flu&quot;; [.B199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199]; &quot;_&quot;; [.D199]); ['file:///home/assez/Documents/projectDocs/EMC_Barreiro/allEMC_Barreiro.ods'#$EMC_Barreiro.$D$51:.$J$128];7)" office:value-type="string" office:string-value="MS051001" calcext:value-type="string">
            <text:p>MS051001</text:p>
          </table:table-cell>
          <table:table-cell table:style-name="ce3" office:value-type="float" office:value="289" calcext:value-type="float">
            <text:p>289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199]; &quot;.&quot;; [.$A$144]; &quot;.&quot;; [.F199]; &quot;.&quot;; [.G199]; &quot;.&quot;; &quot;pair&quot;; [.H199]; &quot;.fastq.gz&quot;)" office:value-type="string" office:string-value="MS051001.Chipmentation_H3K27ac.289.1.pair1.fastq.gz" calcext:value-type="string">
            <text:p>MS051001.Chipmentation_H3K27ac.289.1.pair1.fastq.gz</text:p>
          </table:table-cell>
          <table:table-cell table:formula="of:=CONCATENATE(&quot;ln -s ../../H3K27ac/&quot;; [.B199]; &quot; &quot;; [.I199])" office:value-type="string" office:string-value="ln -s ../../H3K27ac/Epi_AF38_Flu_2-669483_ChIPmentation-H3K27ac_A00266_0289_1_S19_L001_R1_001.fastq.gz MS051001.Chipmentation_H3K27ac.289.1.pair1.fastq.gz" calcext:value-type="string">
            <text:p>ln -s ../../H3K27ac/Epi_AF38_Flu_2-669483_ChIPmentation-H3K27ac_A00266_0289_1_S19_L001_R1_001.fastq.gz MS051001.Chipmentation_H3K27ac.289.1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38_Flu_2-669483_ChIPmentation-H3K27ac_A00266_0289_1_S19_L001_R2_001.fastq.gz</text:p>
          </table:table-cell>
          <table:table-cell table:style-name="ce3" table:formula="of:=MID([.B200]; 5; 4)" office:value-type="string" office:string-value="AF38" calcext:value-type="string">
            <text:p>AF38</text:p>
          </table:table-cell>
          <table:table-cell table:style-name="ce3" table:formula="of:=IF(ISERROR(FIND(&quot;Flu&quot;; [.B200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200]; &quot;_&quot;; [.D200]); ['file:///home/assez/Documents/projectDocs/EMC_Barreiro/allEMC_Barreiro.ods'#$EMC_Barreiro.$D$51:.$J$128];7)" office:value-type="string" office:string-value="MS051001" calcext:value-type="string">
            <text:p>MS051001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200]; &quot;.&quot;; [.$A$144]; &quot;.&quot;; [.F200]; &quot;.&quot;; [.G200]; &quot;.&quot;; &quot;pair&quot;; [.H200]; &quot;.fastq.gz&quot;)" office:value-type="string" office:string-value="MS051001.Chipmentation_H3K27ac.289.1.pair2.fastq.gz" calcext:value-type="string">
            <text:p>MS051001.Chipmentation_H3K27ac.289.1.pair2.fastq.gz</text:p>
          </table:table-cell>
          <table:table-cell table:formula="of:=CONCATENATE(&quot;ln -s ../../H3K27ac/&quot;; [.B200]; &quot; &quot;; [.I200])" office:value-type="string" office:string-value="ln -s ../../H3K27ac/Epi_AF38_Flu_2-669483_ChIPmentation-H3K27ac_A00266_0289_1_S19_L001_R2_001.fastq.gz MS051001.Chipmentation_H3K27ac.289.1.pair2.fastq.gz" calcext:value-type="string">
            <text:p>ln -s ../../H3K27ac/Epi_AF38_Flu_2-669483_ChIPmentation-H3K27ac_A00266_0289_1_S19_L001_R2_001.fastq.gz MS051001.Chipmentation_H3K27ac.289.1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38_NI_2-669482_ChIPmentation-H3K27ac_A00266_0289_1_S18_L001_R1_001.fastq.gz</text:p>
          </table:table-cell>
          <table:table-cell table:style-name="ce3" table:formula="of:=MID([.B201]; 5; 4)" office:value-type="string" office:string-value="AF38" calcext:value-type="string">
            <text:p>AF38</text:p>
          </table:table-cell>
          <table:table-cell table:style-name="ce3" table:formula="of:=IF(ISERROR(FIND(&quot;Flu&quot;; [.B201]; 1)); &quot;NI&quot;; &quot;Flu&quot;)" office:value-type="string" office:string-value="NI" calcext:value-type="string">
            <text:p>NI</text:p>
          </table:table-cell>
          <table:table-cell table:style-name="ce3" table:formula="of:=VLOOKUP(CONCATENATE([.C201]; &quot;_&quot;; [.D201]); ['file:///home/assez/Documents/projectDocs/EMC_Barreiro/allEMC_Barreiro.ods'#$EMC_Barreiro.$D$51:.$J$128];7)" office:value-type="string" office:string-value="MS051002" calcext:value-type="string">
            <text:p>MS051002</text:p>
          </table:table-cell>
          <table:table-cell table:style-name="ce3" office:value-type="float" office:value="289" calcext:value-type="float">
            <text:p>289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201]; &quot;.&quot;; [.$A$144]; &quot;.&quot;; [.F201]; &quot;.&quot;; [.G201]; &quot;.&quot;; &quot;pair&quot;; [.H201]; &quot;.fastq.gz&quot;)" office:value-type="string" office:string-value="MS051002.Chipmentation_H3K27ac.289.1.pair1.fastq.gz" calcext:value-type="string">
            <text:p>MS051002.Chipmentation_H3K27ac.289.1.pair1.fastq.gz</text:p>
          </table:table-cell>
          <table:table-cell table:formula="of:=CONCATENATE(&quot;ln -s ../../H3K27ac/&quot;; [.B201]; &quot; &quot;; [.I201])" office:value-type="string" office:string-value="ln -s ../../H3K27ac/Epi_AF38_NI_2-669482_ChIPmentation-H3K27ac_A00266_0289_1_S18_L001_R1_001.fastq.gz MS051002.Chipmentation_H3K27ac.289.1.pair1.fastq.gz" calcext:value-type="string">
            <text:p>ln -s ../../H3K27ac/Epi_AF38_NI_2-669482_ChIPmentation-H3K27ac_A00266_0289_1_S18_L001_R1_001.fastq.gz MS051002.Chipmentation_H3K27ac.289.1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38_NI_2-669482_ChIPmentation-H3K27ac_A00266_0289_1_S18_L001_R2_001.fastq.gz</text:p>
          </table:table-cell>
          <table:table-cell table:style-name="ce3" table:formula="of:=MID([.B202]; 5; 4)" office:value-type="string" office:string-value="AF38" calcext:value-type="string">
            <text:p>AF38</text:p>
          </table:table-cell>
          <table:table-cell table:style-name="ce3" table:formula="of:=IF(ISERROR(FIND(&quot;Flu&quot;; [.B202]; 1)); &quot;NI&quot;; &quot;Flu&quot;)" office:value-type="string" office:string-value="NI" calcext:value-type="string">
            <text:p>NI</text:p>
          </table:table-cell>
          <table:table-cell table:style-name="ce3" table:formula="of:=VLOOKUP(CONCATENATE([.C202]; &quot;_&quot;; [.D202]); ['file:///home/assez/Documents/projectDocs/EMC_Barreiro/allEMC_Barreiro.ods'#$EMC_Barreiro.$D$51:.$J$128];7)" office:value-type="string" office:string-value="MS051002" calcext:value-type="string">
            <text:p>MS051002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202]; &quot;.&quot;; [.$A$144]; &quot;.&quot;; [.F202]; &quot;.&quot;; [.G202]; &quot;.&quot;; &quot;pair&quot;; [.H202]; &quot;.fastq.gz&quot;)" office:value-type="string" office:string-value="MS051002.Chipmentation_H3K27ac.289.1.pair2.fastq.gz" calcext:value-type="string">
            <text:p>MS051002.Chipmentation_H3K27ac.289.1.pair2.fastq.gz</text:p>
          </table:table-cell>
          <table:table-cell table:formula="of:=CONCATENATE(&quot;ln -s ../../H3K27ac/&quot;; [.B202]; &quot; &quot;; [.I202])" office:value-type="string" office:string-value="ln -s ../../H3K27ac/Epi_AF38_NI_2-669482_ChIPmentation-H3K27ac_A00266_0289_1_S18_L001_R2_001.fastq.gz MS051002.Chipmentation_H3K27ac.289.1.pair2.fastq.gz" calcext:value-type="string">
            <text:p>ln -s ../../H3K27ac/Epi_AF38_NI_2-669482_ChIPmentation-H3K27ac_A00266_0289_1_S18_L001_R2_001.fastq.gz MS051002.Chipmentation_H3K27ac.289.1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03_Flu_2-571411_ChIPmentation-H3K27ac_A00266_0265_2_S5_L002_R1_001.fastq.gz</text:p>
          </table:table-cell>
          <table:table-cell table:style-name="ce3" table:formula="of:=MID([.B203]; 5; 4)" office:value-type="string" office:string-value="EU03" calcext:value-type="string">
            <text:p>EU03</text:p>
          </table:table-cell>
          <table:table-cell table:style-name="ce3" table:formula="of:=IF(ISERROR(FIND(&quot;Flu&quot;; [.B203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203]; &quot;_&quot;; [.D203]); ['file:///home/assez/Documents/projectDocs/EMC_Barreiro/allEMC_Barreiro.ods'#$EMC_Barreiro.$D$51:.$J$128];7)" office:value-type="string" office:string-value="MS051201" calcext:value-type="string">
            <text:p>MS051201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203]; &quot;.&quot;; [.$A$144]; &quot;.&quot;; [.F203]; &quot;.&quot;; [.G203]; &quot;.&quot;; &quot;pair&quot;; [.H203]; &quot;.fastq.gz&quot;)" office:value-type="string" office:string-value="MS051201.Chipmentation_H3K27ac.265.2.pair1.fastq.gz" calcext:value-type="string">
            <text:p>MS051201.Chipmentation_H3K27ac.265.2.pair1.fastq.gz</text:p>
          </table:table-cell>
          <table:table-cell table:formula="of:=CONCATENATE(&quot;ln -s ../../H3K27ac/&quot;; [.B203]; &quot; &quot;; [.I203])" office:value-type="string" office:string-value="ln -s ../../H3K27ac/Epi_EU03_Flu_2-571411_ChIPmentation-H3K27ac_A00266_0265_2_S5_L002_R1_001.fastq.gz MS051201.Chipmentation_H3K27ac.265.2.pair1.fastq.gz" calcext:value-type="string">
            <text:p>ln -s ../../H3K27ac/Epi_EU03_Flu_2-571411_ChIPmentation-H3K27ac_A00266_0265_2_S5_L002_R1_001.fastq.gz MS051201.Chipmentation_H3K27ac.265.2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03_Flu_2-571411_ChIPmentation-H3K27ac_A00266_0265_2_S5_L002_R2_001.fastq.gz</text:p>
          </table:table-cell>
          <table:table-cell table:style-name="ce3" table:formula="of:=MID([.B204]; 5; 4)" office:value-type="string" office:string-value="EU03" calcext:value-type="string">
            <text:p>EU03</text:p>
          </table:table-cell>
          <table:table-cell table:style-name="ce3" table:formula="of:=IF(ISERROR(FIND(&quot;Flu&quot;; [.B204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204]; &quot;_&quot;; [.D204]); ['file:///home/assez/Documents/projectDocs/EMC_Barreiro/allEMC_Barreiro.ods'#$EMC_Barreiro.$D$51:.$J$128];7)" office:value-type="string" office:string-value="MS051201" calcext:value-type="string">
            <text:p>MS051201</text:p>
          </table:table-cell>
          <table:table-cell table:style-name="ce3" office:value-type="float" office:value="265" calcext:value-type="float">
            <text:p>265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9" table:formula="of:=CONCATENATE([.E204]; &quot;.&quot;; [.$A$144]; &quot;.&quot;; [.F204]; &quot;.&quot;; [.G204]; &quot;.&quot;; &quot;pair&quot;; [.H204]; &quot;.fastq.gz&quot;)" office:value-type="string" office:string-value="MS051201.Chipmentation_H3K27ac.265.2.pair2.fastq.gz" calcext:value-type="string">
            <text:p>MS051201.Chipmentation_H3K27ac.265.2.pair2.fastq.gz</text:p>
          </table:table-cell>
          <table:table-cell table:formula="of:=CONCATENATE(&quot;ln -s ../../H3K27ac/&quot;; [.B204]; &quot; &quot;; [.I204])" office:value-type="string" office:string-value="ln -s ../../H3K27ac/Epi_EU03_Flu_2-571411_ChIPmentation-H3K27ac_A00266_0265_2_S5_L002_R2_001.fastq.gz MS051201.Chipmentation_H3K27ac.265.2.pair2.fastq.gz" calcext:value-type="string">
            <text:p>ln -s ../../H3K27ac/Epi_EU03_Flu_2-571411_ChIPmentation-H3K27ac_A00266_0265_2_S5_L002_R2_001.fastq.gz MS051201.Chipmentation_H3K27ac.265.2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03_NI_2-571341_ChIPmentation-H3K27ac_A00266_0263_3_S9_L003_R1_001.fastq.gz</text:p>
          </table:table-cell>
          <table:table-cell table:style-name="ce3" table:formula="of:=MID([.B205]; 5; 4)" office:value-type="string" office:string-value="EU03" calcext:value-type="string">
            <text:p>EU03</text:p>
          </table:table-cell>
          <table:table-cell table:style-name="ce3" table:formula="of:=IF(ISERROR(FIND(&quot;Flu&quot;; [.B205]; 1)); &quot;NI&quot;; &quot;Flu&quot;)" office:value-type="string" office:string-value="NI" calcext:value-type="string">
            <text:p>NI</text:p>
          </table:table-cell>
          <table:table-cell table:style-name="ce3" table:formula="of:=VLOOKUP(CONCATENATE([.C205]; &quot;_&quot;; [.D205]); ['file:///home/assez/Documents/projectDocs/EMC_Barreiro/allEMC_Barreiro.ods'#$EMC_Barreiro.$D$51:.$J$128];7)" office:value-type="string" office:string-value="MS051202" calcext:value-type="string">
            <text:p>MS051202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205]; &quot;.&quot;; [.$A$144]; &quot;.&quot;; [.F205]; &quot;.&quot;; [.G205]; &quot;.&quot;; &quot;pair&quot;; [.H205]; &quot;.fastq.gz&quot;)" office:value-type="string" office:string-value="MS051202.Chipmentation_H3K27ac.263.3.pair1.fastq.gz" calcext:value-type="string">
            <text:p>MS051202.Chipmentation_H3K27ac.263.3.pair1.fastq.gz</text:p>
          </table:table-cell>
          <table:table-cell table:formula="of:=CONCATENATE(&quot;ln -s ../../H3K27ac/&quot;; [.B205]; &quot; &quot;; [.I205])" office:value-type="string" office:string-value="ln -s ../../H3K27ac/Epi_EU03_NI_2-571341_ChIPmentation-H3K27ac_A00266_0263_3_S9_L003_R1_001.fastq.gz MS051202.Chipmentation_H3K27ac.263.3.pair1.fastq.gz" calcext:value-type="string">
            <text:p>ln -s ../../H3K27ac/Epi_EU03_NI_2-571341_ChIPmentation-H3K27ac_A00266_0263_3_S9_L003_R1_001.fastq.gz MS051202.Chipmentation_H3K27ac.263.3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03_NI_2-571341_ChIPmentation-H3K27ac_A00266_0263_3_S9_L003_R2_001.fastq.gz</text:p>
          </table:table-cell>
          <table:table-cell table:style-name="ce3" table:formula="of:=MID([.B206]; 5; 4)" office:value-type="string" office:string-value="EU03" calcext:value-type="string">
            <text:p>EU03</text:p>
          </table:table-cell>
          <table:table-cell table:style-name="ce3" table:formula="of:=IF(ISERROR(FIND(&quot;Flu&quot;; [.B206]; 1)); &quot;NI&quot;; &quot;Flu&quot;)" office:value-type="string" office:string-value="NI" calcext:value-type="string">
            <text:p>NI</text:p>
          </table:table-cell>
          <table:table-cell table:style-name="ce3" table:formula="of:=VLOOKUP(CONCATENATE([.C206]; &quot;_&quot;; [.D206]); ['file:///home/assez/Documents/projectDocs/EMC_Barreiro/allEMC_Barreiro.ods'#$EMC_Barreiro.$D$51:.$J$128];7)" office:value-type="string" office:string-value="MS051202" calcext:value-type="string">
            <text:p>MS051202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206]; &quot;.&quot;; [.$A$144]; &quot;.&quot;; [.F206]; &quot;.&quot;; [.G206]; &quot;.&quot;; &quot;pair&quot;; [.H206]; &quot;.fastq.gz&quot;)" office:value-type="string" office:string-value="MS051202.Chipmentation_H3K27ac.263.3.pair2.fastq.gz" calcext:value-type="string">
            <text:p>MS051202.Chipmentation_H3K27ac.263.3.pair2.fastq.gz</text:p>
          </table:table-cell>
          <table:table-cell table:formula="of:=CONCATENATE(&quot;ln -s ../../H3K27ac/&quot;; [.B206]; &quot; &quot;; [.I206])" office:value-type="string" office:string-value="ln -s ../../H3K27ac/Epi_EU03_NI_2-571341_ChIPmentation-H3K27ac_A00266_0263_3_S9_L003_R2_001.fastq.gz MS051202.Chipmentation_H3K27ac.263.3.pair2.fastq.gz" calcext:value-type="string">
            <text:p>ln -s ../../H3K27ac/Epi_EU03_NI_2-571341_ChIPmentation-H3K27ac_A00266_0263_3_S9_L003_R2_001.fastq.gz MS051202.Chipmentation_H3K27ac.263.3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05_Flu_2-571412_ChIPmentation-H3K27ac_A00266_0265_2_S6_L002_R1_001.fastq.gz</text:p>
          </table:table-cell>
          <table:table-cell table:style-name="ce3" table:formula="of:=MID([.B207]; 5; 4)" office:value-type="string" office:string-value="EU05" calcext:value-type="string">
            <text:p>EU05</text:p>
          </table:table-cell>
          <table:table-cell table:style-name="ce3" table:formula="of:=IF(ISERROR(FIND(&quot;Flu&quot;; [.B207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207]; &quot;_&quot;; [.D207]); ['file:///home/assez/Documents/projectDocs/EMC_Barreiro/allEMC_Barreiro.ods'#$EMC_Barreiro.$D$51:.$J$128];7)" office:value-type="string" office:string-value="MS051301" calcext:value-type="string">
            <text:p>MS051301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207]; &quot;.&quot;; [.$A$144]; &quot;.&quot;; [.F207]; &quot;.&quot;; [.G207]; &quot;.&quot;; &quot;pair&quot;; [.H207]; &quot;.fastq.gz&quot;)" office:value-type="string" office:string-value="MS051301.Chipmentation_H3K27ac.265.2.pair1.fastq.gz" calcext:value-type="string">
            <text:p>MS051301.Chipmentation_H3K27ac.265.2.pair1.fastq.gz</text:p>
          </table:table-cell>
          <table:table-cell table:formula="of:=CONCATENATE(&quot;ln -s ../../H3K27ac/&quot;; [.B207]; &quot; &quot;; [.I207])" office:value-type="string" office:string-value="ln -s ../../H3K27ac/Epi_EU05_Flu_2-571412_ChIPmentation-H3K27ac_A00266_0265_2_S6_L002_R1_001.fastq.gz MS051301.Chipmentation_H3K27ac.265.2.pair1.fastq.gz" calcext:value-type="string">
            <text:p>ln -s ../../H3K27ac/Epi_EU05_Flu_2-571412_ChIPmentation-H3K27ac_A00266_0265_2_S6_L002_R1_001.fastq.gz MS051301.Chipmentation_H3K27ac.265.2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05_Flu_2-571412_ChIPmentation-H3K27ac_A00266_0265_2_S6_L002_R2_001.fastq.gz</text:p>
          </table:table-cell>
          <table:table-cell table:style-name="ce3" table:formula="of:=MID([.B208]; 5; 4)" office:value-type="string" office:string-value="EU05" calcext:value-type="string">
            <text:p>EU05</text:p>
          </table:table-cell>
          <table:table-cell table:style-name="ce3" table:formula="of:=IF(ISERROR(FIND(&quot;Flu&quot;; [.B208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208]; &quot;_&quot;; [.D208]); ['file:///home/assez/Documents/projectDocs/EMC_Barreiro/allEMC_Barreiro.ods'#$EMC_Barreiro.$D$51:.$J$128];7)" office:value-type="string" office:string-value="MS051301" calcext:value-type="string">
            <text:p>MS051301</text:p>
          </table:table-cell>
          <table:table-cell table:style-name="ce3" office:value-type="float" office:value="265" calcext:value-type="float">
            <text:p>265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9" table:formula="of:=CONCATENATE([.E208]; &quot;.&quot;; [.$A$144]; &quot;.&quot;; [.F208]; &quot;.&quot;; [.G208]; &quot;.&quot;; &quot;pair&quot;; [.H208]; &quot;.fastq.gz&quot;)" office:value-type="string" office:string-value="MS051301.Chipmentation_H3K27ac.265.2.pair2.fastq.gz" calcext:value-type="string">
            <text:p>MS051301.Chipmentation_H3K27ac.265.2.pair2.fastq.gz</text:p>
          </table:table-cell>
          <table:table-cell table:formula="of:=CONCATENATE(&quot;ln -s ../../H3K27ac/&quot;; [.B208]; &quot; &quot;; [.I208])" office:value-type="string" office:string-value="ln -s ../../H3K27ac/Epi_EU05_Flu_2-571412_ChIPmentation-H3K27ac_A00266_0265_2_S6_L002_R2_001.fastq.gz MS051301.Chipmentation_H3K27ac.265.2.pair2.fastq.gz" calcext:value-type="string">
            <text:p>ln -s ../../H3K27ac/Epi_EU05_Flu_2-571412_ChIPmentation-H3K27ac_A00266_0265_2_S6_L002_R2_001.fastq.gz MS051301.Chipmentation_H3K27ac.265.2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05_NI_2-571347_ChIPmentation-H3K27ac_A00266_0263_3_S15_L003_R1_001.fastq.gz</text:p>
          </table:table-cell>
          <table:table-cell table:style-name="ce3" table:formula="of:=MID([.B209]; 5; 4)" office:value-type="string" office:string-value="EU05" calcext:value-type="string">
            <text:p>EU05</text:p>
          </table:table-cell>
          <table:table-cell table:style-name="ce3" table:formula="of:=IF(ISERROR(FIND(&quot;Flu&quot;; [.B209]; 1)); &quot;NI&quot;; &quot;Flu&quot;)" office:value-type="string" office:string-value="NI" calcext:value-type="string">
            <text:p>NI</text:p>
          </table:table-cell>
          <table:table-cell table:style-name="ce3" table:formula="of:=VLOOKUP(CONCATENATE([.C209]; &quot;_&quot;; [.D209]); ['file:///home/assez/Documents/projectDocs/EMC_Barreiro/allEMC_Barreiro.ods'#$EMC_Barreiro.$D$51:.$J$128];7)" office:value-type="string" office:string-value="MS051302" calcext:value-type="string">
            <text:p>MS051302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209]; &quot;.&quot;; [.$A$144]; &quot;.&quot;; [.F209]; &quot;.&quot;; [.G209]; &quot;.&quot;; &quot;pair&quot;; [.H209]; &quot;.fastq.gz&quot;)" office:value-type="string" office:string-value="MS051302.Chipmentation_H3K27ac.263.3.pair1.fastq.gz" calcext:value-type="string">
            <text:p>MS051302.Chipmentation_H3K27ac.263.3.pair1.fastq.gz</text:p>
          </table:table-cell>
          <table:table-cell table:formula="of:=CONCATENATE(&quot;ln -s ../../H3K27ac/&quot;; [.B209]; &quot; &quot;; [.I209])" office:value-type="string" office:string-value="ln -s ../../H3K27ac/Epi_EU05_NI_2-571347_ChIPmentation-H3K27ac_A00266_0263_3_S15_L003_R1_001.fastq.gz MS051302.Chipmentation_H3K27ac.263.3.pair1.fastq.gz" calcext:value-type="string">
            <text:p>ln -s ../../H3K27ac/Epi_EU05_NI_2-571347_ChIPmentation-H3K27ac_A00266_0263_3_S15_L003_R1_001.fastq.gz MS051302.Chipmentation_H3K27ac.263.3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05_NI_2-571347_ChIPmentation-H3K27ac_A00266_0263_3_S15_L003_R2_001.fastq.gz</text:p>
          </table:table-cell>
          <table:table-cell table:style-name="ce3" table:formula="of:=MID([.B210]; 5; 4)" office:value-type="string" office:string-value="EU05" calcext:value-type="string">
            <text:p>EU05</text:p>
          </table:table-cell>
          <table:table-cell table:style-name="ce3" table:formula="of:=IF(ISERROR(FIND(&quot;Flu&quot;; [.B210]; 1)); &quot;NI&quot;; &quot;Flu&quot;)" office:value-type="string" office:string-value="NI" calcext:value-type="string">
            <text:p>NI</text:p>
          </table:table-cell>
          <table:table-cell table:style-name="ce3" table:formula="of:=VLOOKUP(CONCATENATE([.C210]; &quot;_&quot;; [.D210]); ['file:///home/assez/Documents/projectDocs/EMC_Barreiro/allEMC_Barreiro.ods'#$EMC_Barreiro.$D$51:.$J$128];7)" office:value-type="string" office:string-value="MS051302" calcext:value-type="string">
            <text:p>MS051302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210]; &quot;.&quot;; [.$A$144]; &quot;.&quot;; [.F210]; &quot;.&quot;; [.G210]; &quot;.&quot;; &quot;pair&quot;; [.H210]; &quot;.fastq.gz&quot;)" office:value-type="string" office:string-value="MS051302.Chipmentation_H3K27ac.263.3.pair2.fastq.gz" calcext:value-type="string">
            <text:p>MS051302.Chipmentation_H3K27ac.263.3.pair2.fastq.gz</text:p>
          </table:table-cell>
          <table:table-cell table:formula="of:=CONCATENATE(&quot;ln -s ../../H3K27ac/&quot;; [.B210]; &quot; &quot;; [.I210])" office:value-type="string" office:string-value="ln -s ../../H3K27ac/Epi_EU05_NI_2-571347_ChIPmentation-H3K27ac_A00266_0263_3_S15_L003_R2_001.fastq.gz MS051302.Chipmentation_H3K27ac.263.3.pair2.fastq.gz" calcext:value-type="string">
            <text:p>ln -s ../../H3K27ac/Epi_EU05_NI_2-571347_ChIPmentation-H3K27ac_A00266_0263_3_S15_L003_R2_001.fastq.gz MS051302.Chipmentation_H3K27ac.263.3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07_Flu_2-642067_ChIPmentation-H3K27ac_A00266_0265_2_S11_L002_R1_001.fastq.gz</text:p>
          </table:table-cell>
          <table:table-cell table:style-name="ce3" table:formula="of:=MID([.B211]; 5; 4)" office:value-type="string" office:string-value="EU07" calcext:value-type="string">
            <text:p>EU07</text:p>
          </table:table-cell>
          <table:table-cell table:style-name="ce3" table:formula="of:=IF(ISERROR(FIND(&quot;Flu&quot;; [.B211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211]; &quot;_&quot;; [.D211]); ['file:///home/assez/Documents/projectDocs/EMC_Barreiro/allEMC_Barreiro.ods'#$EMC_Barreiro.$D$51:.$J$128];7)" office:value-type="string" office:string-value="MS051401" calcext:value-type="string">
            <text:p>MS051401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211]; &quot;.&quot;; [.$A$144]; &quot;.&quot;; [.F211]; &quot;.&quot;; [.G211]; &quot;.&quot;; &quot;pair&quot;; [.H211]; &quot;.fastq.gz&quot;)" office:value-type="string" office:string-value="MS051401.Chipmentation_H3K27ac.265.2.pair1.fastq.gz" calcext:value-type="string">
            <text:p>MS051401.Chipmentation_H3K27ac.265.2.pair1.fastq.gz</text:p>
          </table:table-cell>
          <table:table-cell table:formula="of:=CONCATENATE(&quot;ln -s ../../H3K27ac/&quot;; [.B211]; &quot; &quot;; [.I211])" office:value-type="string" office:string-value="ln -s ../../H3K27ac/Epi_EU07_Flu_2-642067_ChIPmentation-H3K27ac_A00266_0265_2_S11_L002_R1_001.fastq.gz MS051401.Chipmentation_H3K27ac.265.2.pair1.fastq.gz" calcext:value-type="string">
            <text:p>ln -s ../../H3K27ac/Epi_EU07_Flu_2-642067_ChIPmentation-H3K27ac_A00266_0265_2_S11_L002_R1_001.fastq.gz MS051401.Chipmentation_H3K27ac.265.2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07_Flu_2-642067_ChIPmentation-H3K27ac_A00266_0265_2_S11_L002_R2_001.fastq.gz</text:p>
          </table:table-cell>
          <table:table-cell table:style-name="ce3" table:formula="of:=MID([.B212]; 5; 4)" office:value-type="string" office:string-value="EU07" calcext:value-type="string">
            <text:p>EU07</text:p>
          </table:table-cell>
          <table:table-cell table:style-name="ce3" table:formula="of:=IF(ISERROR(FIND(&quot;Flu&quot;; [.B212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212]; &quot;_&quot;; [.D212]); ['file:///home/assez/Documents/projectDocs/EMC_Barreiro/allEMC_Barreiro.ods'#$EMC_Barreiro.$D$51:.$J$128];7)" office:value-type="string" office:string-value="MS051401" calcext:value-type="string">
            <text:p>MS051401</text:p>
          </table:table-cell>
          <table:table-cell table:style-name="ce3" office:value-type="float" office:value="265" calcext:value-type="float">
            <text:p>265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9" table:formula="of:=CONCATENATE([.E212]; &quot;.&quot;; [.$A$144]; &quot;.&quot;; [.F212]; &quot;.&quot;; [.G212]; &quot;.&quot;; &quot;pair&quot;; [.H212]; &quot;.fastq.gz&quot;)" office:value-type="string" office:string-value="MS051401.Chipmentation_H3K27ac.265.2.pair2.fastq.gz" calcext:value-type="string">
            <text:p>MS051401.Chipmentation_H3K27ac.265.2.pair2.fastq.gz</text:p>
          </table:table-cell>
          <table:table-cell table:formula="of:=CONCATENATE(&quot;ln -s ../../H3K27ac/&quot;; [.B212]; &quot; &quot;; [.I212])" office:value-type="string" office:string-value="ln -s ../../H3K27ac/Epi_EU07_Flu_2-642067_ChIPmentation-H3K27ac_A00266_0265_2_S11_L002_R2_001.fastq.gz MS051401.Chipmentation_H3K27ac.265.2.pair2.fastq.gz" calcext:value-type="string">
            <text:p>ln -s ../../H3K27ac/Epi_EU07_Flu_2-642067_ChIPmentation-H3K27ac_A00266_0265_2_S11_L002_R2_001.fastq.gz MS051401.Chipmentation_H3K27ac.265.2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07_NI_2-571403_ChIPmentation-H3K27ac_A00266_0263_3_S21_L003_R1_001.fastq.gz</text:p>
          </table:table-cell>
          <table:table-cell table:style-name="ce3" table:formula="of:=MID([.B213]; 5; 4)" office:value-type="string" office:string-value="EU07" calcext:value-type="string">
            <text:p>EU07</text:p>
          </table:table-cell>
          <table:table-cell table:style-name="ce3" table:formula="of:=IF(ISERROR(FIND(&quot;Flu&quot;; [.B213]; 1)); &quot;NI&quot;; &quot;Flu&quot;)" office:value-type="string" office:string-value="NI" calcext:value-type="string">
            <text:p>NI</text:p>
          </table:table-cell>
          <table:table-cell table:style-name="ce3" table:formula="of:=VLOOKUP(CONCATENATE([.C213]; &quot;_&quot;; [.D213]); ['file:///home/assez/Documents/projectDocs/EMC_Barreiro/allEMC_Barreiro.ods'#$EMC_Barreiro.$D$51:.$J$128];7)" office:value-type="string" office:string-value="MS051402" calcext:value-type="string">
            <text:p>MS051402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213]; &quot;.&quot;; [.$A$144]; &quot;.&quot;; [.F213]; &quot;.&quot;; [.G213]; &quot;.&quot;; &quot;pair&quot;; [.H213]; &quot;.fastq.gz&quot;)" office:value-type="string" office:string-value="MS051402.Chipmentation_H3K27ac.263.3.pair1.fastq.gz" calcext:value-type="string">
            <text:p>MS051402.Chipmentation_H3K27ac.263.3.pair1.fastq.gz</text:p>
          </table:table-cell>
          <table:table-cell table:formula="of:=CONCATENATE(&quot;ln -s ../../H3K27ac/&quot;; [.B213]; &quot; &quot;; [.I213])" office:value-type="string" office:string-value="ln -s ../../H3K27ac/Epi_EU07_NI_2-571403_ChIPmentation-H3K27ac_A00266_0263_3_S21_L003_R1_001.fastq.gz MS051402.Chipmentation_H3K27ac.263.3.pair1.fastq.gz" calcext:value-type="string">
            <text:p>ln -s ../../H3K27ac/Epi_EU07_NI_2-571403_ChIPmentation-H3K27ac_A00266_0263_3_S21_L003_R1_001.fastq.gz MS051402.Chipmentation_H3K27ac.263.3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07_NI_2-571403_ChIPmentation-H3K27ac_A00266_0263_3_S21_L003_R2_001.fastq.gz</text:p>
          </table:table-cell>
          <table:table-cell table:style-name="ce3" table:formula="of:=MID([.B214]; 5; 4)" office:value-type="string" office:string-value="EU07" calcext:value-type="string">
            <text:p>EU07</text:p>
          </table:table-cell>
          <table:table-cell table:style-name="ce3" table:formula="of:=IF(ISERROR(FIND(&quot;Flu&quot;; [.B214]; 1)); &quot;NI&quot;; &quot;Flu&quot;)" office:value-type="string" office:string-value="NI" calcext:value-type="string">
            <text:p>NI</text:p>
          </table:table-cell>
          <table:table-cell table:style-name="ce3" table:formula="of:=VLOOKUP(CONCATENATE([.C214]; &quot;_&quot;; [.D214]); ['file:///home/assez/Documents/projectDocs/EMC_Barreiro/allEMC_Barreiro.ods'#$EMC_Barreiro.$D$51:.$J$128];7)" office:value-type="string" office:string-value="MS051402" calcext:value-type="string">
            <text:p>MS051402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214]; &quot;.&quot;; [.$A$144]; &quot;.&quot;; [.F214]; &quot;.&quot;; [.G214]; &quot;.&quot;; &quot;pair&quot;; [.H214]; &quot;.fastq.gz&quot;)" office:value-type="string" office:string-value="MS051402.Chipmentation_H3K27ac.263.3.pair2.fastq.gz" calcext:value-type="string">
            <text:p>MS051402.Chipmentation_H3K27ac.263.3.pair2.fastq.gz</text:p>
          </table:table-cell>
          <table:table-cell table:formula="of:=CONCATENATE(&quot;ln -s ../../H3K27ac/&quot;; [.B214]; &quot; &quot;; [.I214])" office:value-type="string" office:string-value="ln -s ../../H3K27ac/Epi_EU07_NI_2-571403_ChIPmentation-H3K27ac_A00266_0263_3_S21_L003_R2_001.fastq.gz MS051402.Chipmentation_H3K27ac.263.3.pair2.fastq.gz" calcext:value-type="string">
            <text:p>ln -s ../../H3K27ac/Epi_EU07_NI_2-571403_ChIPmentation-H3K27ac_A00266_0263_3_S21_L003_R2_001.fastq.gz MS051402.Chipmentation_H3K27ac.263.3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09_Flu_2-571335_ChIPmentation-H3K27ac_A00266_0263_3_S3_L003_R1_001.fastq.gz</text:p>
          </table:table-cell>
          <table:table-cell table:style-name="ce3" table:formula="of:=MID([.B215]; 5; 4)" office:value-type="string" office:string-value="EU09" calcext:value-type="string">
            <text:p>EU09</text:p>
          </table:table-cell>
          <table:table-cell table:style-name="ce3" table:formula="of:=IF(ISERROR(FIND(&quot;Flu&quot;; [.B215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215]; &quot;_&quot;; [.D215]); ['file:///home/assez/Documents/projectDocs/EMC_Barreiro/allEMC_Barreiro.ods'#$EMC_Barreiro.$D$51:.$J$128];7)" office:value-type="string" office:string-value="MS051501" calcext:value-type="string">
            <text:p>MS051501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215]; &quot;.&quot;; [.$A$144]; &quot;.&quot;; [.F215]; &quot;.&quot;; [.G215]; &quot;.&quot;; &quot;pair&quot;; [.H215]; &quot;.fastq.gz&quot;)" office:value-type="string" office:string-value="MS051501.Chipmentation_H3K27ac.263.3.pair1.fastq.gz" calcext:value-type="string">
            <text:p>MS051501.Chipmentation_H3K27ac.263.3.pair1.fastq.gz</text:p>
          </table:table-cell>
          <table:table-cell table:formula="of:=CONCATENATE(&quot;ln -s ../../H3K27ac/&quot;; [.B215]; &quot; &quot;; [.I215])" office:value-type="string" office:string-value="ln -s ../../H3K27ac/Epi_EU09_Flu_2-571335_ChIPmentation-H3K27ac_A00266_0263_3_S3_L003_R1_001.fastq.gz MS051501.Chipmentation_H3K27ac.263.3.pair1.fastq.gz" calcext:value-type="string">
            <text:p>ln -s ../../H3K27ac/Epi_EU09_Flu_2-571335_ChIPmentation-H3K27ac_A00266_0263_3_S3_L003_R1_001.fastq.gz MS051501.Chipmentation_H3K27ac.263.3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09_Flu_2-571335_ChIPmentation-H3K27ac_A00266_0263_3_S3_L003_R2_001.fastq.gz</text:p>
          </table:table-cell>
          <table:table-cell table:style-name="ce3" table:formula="of:=MID([.B216]; 5; 4)" office:value-type="string" office:string-value="EU09" calcext:value-type="string">
            <text:p>EU09</text:p>
          </table:table-cell>
          <table:table-cell table:style-name="ce3" table:formula="of:=IF(ISERROR(FIND(&quot;Flu&quot;; [.B216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216]; &quot;_&quot;; [.D216]); ['file:///home/assez/Documents/projectDocs/EMC_Barreiro/allEMC_Barreiro.ods'#$EMC_Barreiro.$D$51:.$J$128];7)" office:value-type="string" office:string-value="MS051501" calcext:value-type="string">
            <text:p>MS051501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216]; &quot;.&quot;; [.$A$144]; &quot;.&quot;; [.F216]; &quot;.&quot;; [.G216]; &quot;.&quot;; &quot;pair&quot;; [.H216]; &quot;.fastq.gz&quot;)" office:value-type="string" office:string-value="MS051501.Chipmentation_H3K27ac.263.3.pair2.fastq.gz" calcext:value-type="string">
            <text:p>MS051501.Chipmentation_H3K27ac.263.3.pair2.fastq.gz</text:p>
          </table:table-cell>
          <table:table-cell table:formula="of:=CONCATENATE(&quot;ln -s ../../H3K27ac/&quot;; [.B216]; &quot; &quot;; [.I216])" office:value-type="string" office:string-value="ln -s ../../H3K27ac/Epi_EU09_Flu_2-571335_ChIPmentation-H3K27ac_A00266_0263_3_S3_L003_R2_001.fastq.gz MS051501.Chipmentation_H3K27ac.263.3.pair2.fastq.gz" calcext:value-type="string">
            <text:p>ln -s ../../H3K27ac/Epi_EU09_Flu_2-571335_ChIPmentation-H3K27ac_A00266_0263_3_S3_L003_R2_001.fastq.gz MS051501.Chipmentation_H3K27ac.263.3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09_NI_2-642075_ChIPmentation-H3K27ac_A00266_0265_2_S19_L002_R1_001.fastq.gz</text:p>
          </table:table-cell>
          <table:table-cell table:style-name="ce3" table:formula="of:=MID([.B217]; 5; 4)" office:value-type="string" office:string-value="EU09" calcext:value-type="string">
            <text:p>EU09</text:p>
          </table:table-cell>
          <table:table-cell table:style-name="ce3" table:formula="of:=IF(ISERROR(FIND(&quot;Flu&quot;; [.B217]; 1)); &quot;NI&quot;; &quot;Flu&quot;)" office:value-type="string" office:string-value="NI" calcext:value-type="string">
            <text:p>NI</text:p>
          </table:table-cell>
          <table:table-cell table:style-name="ce3" table:formula="of:=VLOOKUP(CONCATENATE([.C217]; &quot;_&quot;; [.D217]); ['file:///home/assez/Documents/projectDocs/EMC_Barreiro/allEMC_Barreiro.ods'#$EMC_Barreiro.$D$51:.$J$128];7)" office:value-type="string" office:string-value="MS051502" calcext:value-type="string">
            <text:p>MS051502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217]; &quot;.&quot;; [.$A$144]; &quot;.&quot;; [.F217]; &quot;.&quot;; [.G217]; &quot;.&quot;; &quot;pair&quot;; [.H217]; &quot;.fastq.gz&quot;)" office:value-type="string" office:string-value="MS051502.Chipmentation_H3K27ac.265.2.pair1.fastq.gz" calcext:value-type="string">
            <text:p>MS051502.Chipmentation_H3K27ac.265.2.pair1.fastq.gz</text:p>
          </table:table-cell>
          <table:table-cell table:formula="of:=CONCATENATE(&quot;ln -s ../../H3K27ac/&quot;; [.B217]; &quot; &quot;; [.I217])" office:value-type="string" office:string-value="ln -s ../../H3K27ac/Epi_EU09_NI_2-642075_ChIPmentation-H3K27ac_A00266_0265_2_S19_L002_R1_001.fastq.gz MS051502.Chipmentation_H3K27ac.265.2.pair1.fastq.gz" calcext:value-type="string">
            <text:p>ln -s ../../H3K27ac/Epi_EU09_NI_2-642075_ChIPmentation-H3K27ac_A00266_0265_2_S19_L002_R1_001.fastq.gz MS051502.Chipmentation_H3K27ac.265.2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09_NI_2-642075_ChIPmentation-H3K27ac_A00266_0265_2_S19_L002_R2_001.fastq.gz</text:p>
          </table:table-cell>
          <table:table-cell table:style-name="ce3" table:formula="of:=MID([.B218]; 5; 4)" office:value-type="string" office:string-value="EU09" calcext:value-type="string">
            <text:p>EU09</text:p>
          </table:table-cell>
          <table:table-cell table:style-name="ce3" table:formula="of:=IF(ISERROR(FIND(&quot;Flu&quot;; [.B218]; 1)); &quot;NI&quot;; &quot;Flu&quot;)" office:value-type="string" office:string-value="NI" calcext:value-type="string">
            <text:p>NI</text:p>
          </table:table-cell>
          <table:table-cell table:style-name="ce3" table:formula="of:=VLOOKUP(CONCATENATE([.C218]; &quot;_&quot;; [.D218]); ['file:///home/assez/Documents/projectDocs/EMC_Barreiro/allEMC_Barreiro.ods'#$EMC_Barreiro.$D$51:.$J$128];7)" office:value-type="string" office:string-value="MS051502" calcext:value-type="string">
            <text:p>MS051502</text:p>
          </table:table-cell>
          <table:table-cell table:style-name="ce3" office:value-type="float" office:value="265" calcext:value-type="float">
            <text:p>265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9" table:formula="of:=CONCATENATE([.E218]; &quot;.&quot;; [.$A$144]; &quot;.&quot;; [.F218]; &quot;.&quot;; [.G218]; &quot;.&quot;; &quot;pair&quot;; [.H218]; &quot;.fastq.gz&quot;)" office:value-type="string" office:string-value="MS051502.Chipmentation_H3K27ac.265.2.pair2.fastq.gz" calcext:value-type="string">
            <text:p>MS051502.Chipmentation_H3K27ac.265.2.pair2.fastq.gz</text:p>
          </table:table-cell>
          <table:table-cell table:formula="of:=CONCATENATE(&quot;ln -s ../../H3K27ac/&quot;; [.B218]; &quot; &quot;; [.I218])" office:value-type="string" office:string-value="ln -s ../../H3K27ac/Epi_EU09_NI_2-642075_ChIPmentation-H3K27ac_A00266_0265_2_S19_L002_R2_001.fastq.gz MS051502.Chipmentation_H3K27ac.265.2.pair2.fastq.gz" calcext:value-type="string">
            <text:p>ln -s ../../H3K27ac/Epi_EU09_NI_2-642075_ChIPmentation-H3K27ac_A00266_0265_2_S19_L002_R2_001.fastq.gz MS051502.Chipmentation_H3K27ac.265.2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13_Flu_2-571348_ChIPmentation-H3K27ac_A00266_0263_3_S16_L003_R1_001.fastq.gz</text:p>
          </table:table-cell>
          <table:table-cell table:style-name="ce3" table:formula="of:=MID([.B219]; 5; 4)" office:value-type="string" office:string-value="EU13" calcext:value-type="string">
            <text:p>EU13</text:p>
          </table:table-cell>
          <table:table-cell table:style-name="ce3" table:formula="of:=IF(ISERROR(FIND(&quot;Flu&quot;; [.B219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219]; &quot;_&quot;; [.D219]); ['file:///home/assez/Documents/projectDocs/EMC_Barreiro/allEMC_Barreiro.ods'#$EMC_Barreiro.$D$51:.$J$128];7)" office:value-type="string" office:string-value="MS051601" calcext:value-type="string">
            <text:p>MS051601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219]; &quot;.&quot;; [.$A$144]; &quot;.&quot;; [.F219]; &quot;.&quot;; [.G219]; &quot;.&quot;; &quot;pair&quot;; [.H219]; &quot;.fastq.gz&quot;)" office:value-type="string" office:string-value="MS051601.Chipmentation_H3K27ac.263.3.pair1.fastq.gz" calcext:value-type="string">
            <text:p>MS051601.Chipmentation_H3K27ac.263.3.pair1.fastq.gz</text:p>
          </table:table-cell>
          <table:table-cell table:formula="of:=CONCATENATE(&quot;ln -s ../../H3K27ac/&quot;; [.B219]; &quot; &quot;; [.I219])" office:value-type="string" office:string-value="ln -s ../../H3K27ac/Epi_EU13_Flu_2-571348_ChIPmentation-H3K27ac_A00266_0263_3_S16_L003_R1_001.fastq.gz MS051601.Chipmentation_H3K27ac.263.3.pair1.fastq.gz" calcext:value-type="string">
            <text:p>ln -s ../../H3K27ac/Epi_EU13_Flu_2-571348_ChIPmentation-H3K27ac_A00266_0263_3_S16_L003_R1_001.fastq.gz MS051601.Chipmentation_H3K27ac.263.3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13_Flu_2-571348_ChIPmentation-H3K27ac_A00266_0263_3_S16_L003_R2_001.fastq.gz</text:p>
          </table:table-cell>
          <table:table-cell table:style-name="ce3" table:formula="of:=MID([.B220]; 5; 4)" office:value-type="string" office:string-value="EU13" calcext:value-type="string">
            <text:p>EU13</text:p>
          </table:table-cell>
          <table:table-cell table:style-name="ce3" table:formula="of:=IF(ISERROR(FIND(&quot;Flu&quot;; [.B220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220]; &quot;_&quot;; [.D220]); ['file:///home/assez/Documents/projectDocs/EMC_Barreiro/allEMC_Barreiro.ods'#$EMC_Barreiro.$D$51:.$J$128];7)" office:value-type="string" office:string-value="MS051601" calcext:value-type="string">
            <text:p>MS051601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220]; &quot;.&quot;; [.$A$144]; &quot;.&quot;; [.F220]; &quot;.&quot;; [.G220]; &quot;.&quot;; &quot;pair&quot;; [.H220]; &quot;.fastq.gz&quot;)" office:value-type="string" office:string-value="MS051601.Chipmentation_H3K27ac.263.3.pair2.fastq.gz" calcext:value-type="string">
            <text:p>MS051601.Chipmentation_H3K27ac.263.3.pair2.fastq.gz</text:p>
          </table:table-cell>
          <table:table-cell table:formula="of:=CONCATENATE(&quot;ln -s ../../H3K27ac/&quot;; [.B220]; &quot; &quot;; [.I220])" office:value-type="string" office:string-value="ln -s ../../H3K27ac/Epi_EU13_Flu_2-571348_ChIPmentation-H3K27ac_A00266_0263_3_S16_L003_R2_001.fastq.gz MS051601.Chipmentation_H3K27ac.263.3.pair2.fastq.gz" calcext:value-type="string">
            <text:p>ln -s ../../H3K27ac/Epi_EU13_Flu_2-571348_ChIPmentation-H3K27ac_A00266_0263_3_S16_L003_R2_001.fastq.gz MS051601.Chipmentation_H3K27ac.263.3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13_NI_2-642080_ChIPmentation-H3K27ac_A00266_0265_2_S24_L002_R1_001.fastq.gz</text:p>
          </table:table-cell>
          <table:table-cell table:style-name="ce3" table:formula="of:=MID([.B221]; 5; 4)" office:value-type="string" office:string-value="EU13" calcext:value-type="string">
            <text:p>EU13</text:p>
          </table:table-cell>
          <table:table-cell table:style-name="ce3" table:formula="of:=IF(ISERROR(FIND(&quot;Flu&quot;; [.B221]; 1)); &quot;NI&quot;; &quot;Flu&quot;)" office:value-type="string" office:string-value="NI" calcext:value-type="string">
            <text:p>NI</text:p>
          </table:table-cell>
          <table:table-cell table:style-name="ce3" table:formula="of:=VLOOKUP(CONCATENATE([.C221]; &quot;_&quot;; [.D221]); ['file:///home/assez/Documents/projectDocs/EMC_Barreiro/allEMC_Barreiro.ods'#$EMC_Barreiro.$D$51:.$J$128];7)" office:value-type="string" office:string-value="MS051602" calcext:value-type="string">
            <text:p>MS051602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221]; &quot;.&quot;; [.$A$144]; &quot;.&quot;; [.F221]; &quot;.&quot;; [.G221]; &quot;.&quot;; &quot;pair&quot;; [.H221]; &quot;.fastq.gz&quot;)" office:value-type="string" office:string-value="MS051602.Chipmentation_H3K27ac.265.2.pair1.fastq.gz" calcext:value-type="string">
            <text:p>MS051602.Chipmentation_H3K27ac.265.2.pair1.fastq.gz</text:p>
          </table:table-cell>
          <table:table-cell table:formula="of:=CONCATENATE(&quot;ln -s ../../H3K27ac/&quot;; [.B221]; &quot; &quot;; [.I221])" office:value-type="string" office:string-value="ln -s ../../H3K27ac/Epi_EU13_NI_2-642080_ChIPmentation-H3K27ac_A00266_0265_2_S24_L002_R1_001.fastq.gz MS051602.Chipmentation_H3K27ac.265.2.pair1.fastq.gz" calcext:value-type="string">
            <text:p>ln -s ../../H3K27ac/Epi_EU13_NI_2-642080_ChIPmentation-H3K27ac_A00266_0265_2_S24_L002_R1_001.fastq.gz MS051602.Chipmentation_H3K27ac.265.2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13_NI_2-642080_ChIPmentation-H3K27ac_A00266_0265_2_S24_L002_R2_001.fastq.gz</text:p>
          </table:table-cell>
          <table:table-cell table:style-name="ce3" table:formula="of:=MID([.B222]; 5; 4)" office:value-type="string" office:string-value="EU13" calcext:value-type="string">
            <text:p>EU13</text:p>
          </table:table-cell>
          <table:table-cell table:style-name="ce3" table:formula="of:=IF(ISERROR(FIND(&quot;Flu&quot;; [.B222]; 1)); &quot;NI&quot;; &quot;Flu&quot;)" office:value-type="string" office:string-value="NI" calcext:value-type="string">
            <text:p>NI</text:p>
          </table:table-cell>
          <table:table-cell table:style-name="ce3" table:formula="of:=VLOOKUP(CONCATENATE([.C222]; &quot;_&quot;; [.D222]); ['file:///home/assez/Documents/projectDocs/EMC_Barreiro/allEMC_Barreiro.ods'#$EMC_Barreiro.$D$51:.$J$128];7)" office:value-type="string" office:string-value="MS051602" calcext:value-type="string">
            <text:p>MS051602</text:p>
          </table:table-cell>
          <table:table-cell table:style-name="ce3" office:value-type="float" office:value="265" calcext:value-type="float">
            <text:p>265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9" table:formula="of:=CONCATENATE([.E222]; &quot;.&quot;; [.$A$144]; &quot;.&quot;; [.F222]; &quot;.&quot;; [.G222]; &quot;.&quot;; &quot;pair&quot;; [.H222]; &quot;.fastq.gz&quot;)" office:value-type="string" office:string-value="MS051602.Chipmentation_H3K27ac.265.2.pair2.fastq.gz" calcext:value-type="string">
            <text:p>MS051602.Chipmentation_H3K27ac.265.2.pair2.fastq.gz</text:p>
          </table:table-cell>
          <table:table-cell table:formula="of:=CONCATENATE(&quot;ln -s ../../H3K27ac/&quot;; [.B222]; &quot; &quot;; [.I222])" office:value-type="string" office:string-value="ln -s ../../H3K27ac/Epi_EU13_NI_2-642080_ChIPmentation-H3K27ac_A00266_0265_2_S24_L002_R2_001.fastq.gz MS051602.Chipmentation_H3K27ac.265.2.pair2.fastq.gz" calcext:value-type="string">
            <text:p>ln -s ../../H3K27ac/Epi_EU13_NI_2-642080_ChIPmentation-H3K27ac_A00266_0265_2_S24_L002_R2_001.fastq.gz MS051602.Chipmentation_H3K27ac.265.2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15_Flu_2-571342_ChIPmentation-H3K27ac_A00266_0263_3_S10_L003_R1_001.fastq.gz</text:p>
          </table:table-cell>
          <table:table-cell table:style-name="ce3" table:formula="of:=MID([.B223]; 5; 4)" office:value-type="string" office:string-value="EU15" calcext:value-type="string">
            <text:p>EU15</text:p>
          </table:table-cell>
          <table:table-cell table:style-name="ce3" table:formula="of:=IF(ISERROR(FIND(&quot;Flu&quot;; [.B223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223]; &quot;_&quot;; [.D223]); ['file:///home/assez/Documents/projectDocs/EMC_Barreiro/allEMC_Barreiro.ods'#$EMC_Barreiro.$D$51:.$J$128];7)" office:value-type="string" office:string-value="MS051701" calcext:value-type="string">
            <text:p>MS051701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223]; &quot;.&quot;; [.$A$144]; &quot;.&quot;; [.F223]; &quot;.&quot;; [.G223]; &quot;.&quot;; &quot;pair&quot;; [.H223]; &quot;.fastq.gz&quot;)" office:value-type="string" office:string-value="MS051701.Chipmentation_H3K27ac.263.3.pair1.fastq.gz" calcext:value-type="string">
            <text:p>MS051701.Chipmentation_H3K27ac.263.3.pair1.fastq.gz</text:p>
          </table:table-cell>
          <table:table-cell table:formula="of:=CONCATENATE(&quot;ln -s ../../H3K27ac/&quot;; [.B223]; &quot; &quot;; [.I223])" office:value-type="string" office:string-value="ln -s ../../H3K27ac/Epi_EU15_Flu_2-571342_ChIPmentation-H3K27ac_A00266_0263_3_S10_L003_R1_001.fastq.gz MS051701.Chipmentation_H3K27ac.263.3.pair1.fastq.gz" calcext:value-type="string">
            <text:p>ln -s ../../H3K27ac/Epi_EU15_Flu_2-571342_ChIPmentation-H3K27ac_A00266_0263_3_S10_L003_R1_001.fastq.gz MS051701.Chipmentation_H3K27ac.263.3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15_Flu_2-571342_ChIPmentation-H3K27ac_A00266_0263_3_S10_L003_R2_001.fastq.gz</text:p>
          </table:table-cell>
          <table:table-cell table:style-name="ce3" table:formula="of:=MID([.B224]; 5; 4)" office:value-type="string" office:string-value="EU15" calcext:value-type="string">
            <text:p>EU15</text:p>
          </table:table-cell>
          <table:table-cell table:style-name="ce3" table:formula="of:=IF(ISERROR(FIND(&quot;Flu&quot;; [.B224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224]; &quot;_&quot;; [.D224]); ['file:///home/assez/Documents/projectDocs/EMC_Barreiro/allEMC_Barreiro.ods'#$EMC_Barreiro.$D$51:.$J$128];7)" office:value-type="string" office:string-value="MS051701" calcext:value-type="string">
            <text:p>MS051701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224]; &quot;.&quot;; [.$A$144]; &quot;.&quot;; [.F224]; &quot;.&quot;; [.G224]; &quot;.&quot;; &quot;pair&quot;; [.H224]; &quot;.fastq.gz&quot;)" office:value-type="string" office:string-value="MS051701.Chipmentation_H3K27ac.263.3.pair2.fastq.gz" calcext:value-type="string">
            <text:p>MS051701.Chipmentation_H3K27ac.263.3.pair2.fastq.gz</text:p>
          </table:table-cell>
          <table:table-cell table:formula="of:=CONCATENATE(&quot;ln -s ../../H3K27ac/&quot;; [.B224]; &quot; &quot;; [.I224])" office:value-type="string" office:string-value="ln -s ../../H3K27ac/Epi_EU15_Flu_2-571342_ChIPmentation-H3K27ac_A00266_0263_3_S10_L003_R2_001.fastq.gz MS051701.Chipmentation_H3K27ac.263.3.pair2.fastq.gz" calcext:value-type="string">
            <text:p>ln -s ../../H3K27ac/Epi_EU15_Flu_2-571342_ChIPmentation-H3K27ac_A00266_0263_3_S10_L003_R2_001.fastq.gz MS051701.Chipmentation_H3K27ac.263.3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15_NI_2-642074_ChIPmentation-H3K27ac_A00266_0265_2_S18_L002_R1_001.fastq.gz</text:p>
          </table:table-cell>
          <table:table-cell table:style-name="ce3" table:formula="of:=MID([.B225]; 5; 4)" office:value-type="string" office:string-value="EU15" calcext:value-type="string">
            <text:p>EU15</text:p>
          </table:table-cell>
          <table:table-cell table:style-name="ce3" table:formula="of:=IF(ISERROR(FIND(&quot;Flu&quot;; [.B225]; 1)); &quot;NI&quot;; &quot;Flu&quot;)" office:value-type="string" office:string-value="NI" calcext:value-type="string">
            <text:p>NI</text:p>
          </table:table-cell>
          <table:table-cell table:style-name="ce3" table:formula="of:=VLOOKUP(CONCATENATE([.C225]; &quot;_&quot;; [.D225]); ['file:///home/assez/Documents/projectDocs/EMC_Barreiro/allEMC_Barreiro.ods'#$EMC_Barreiro.$D$51:.$J$128];7)" office:value-type="string" office:string-value="MS051702" calcext:value-type="string">
            <text:p>MS051702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225]; &quot;.&quot;; [.$A$144]; &quot;.&quot;; [.F225]; &quot;.&quot;; [.G225]; &quot;.&quot;; &quot;pair&quot;; [.H225]; &quot;.fastq.gz&quot;)" office:value-type="string" office:string-value="MS051702.Chipmentation_H3K27ac.265.2.pair1.fastq.gz" calcext:value-type="string">
            <text:p>MS051702.Chipmentation_H3K27ac.265.2.pair1.fastq.gz</text:p>
          </table:table-cell>
          <table:table-cell table:formula="of:=CONCATENATE(&quot;ln -s ../../H3K27ac/&quot;; [.B225]; &quot; &quot;; [.I225])" office:value-type="string" office:string-value="ln -s ../../H3K27ac/Epi_EU15_NI_2-642074_ChIPmentation-H3K27ac_A00266_0265_2_S18_L002_R1_001.fastq.gz MS051702.Chipmentation_H3K27ac.265.2.pair1.fastq.gz" calcext:value-type="string">
            <text:p>ln -s ../../H3K27ac/Epi_EU15_NI_2-642074_ChIPmentation-H3K27ac_A00266_0265_2_S18_L002_R1_001.fastq.gz MS051702.Chipmentation_H3K27ac.265.2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15_NI_2-642074_ChIPmentation-H3K27ac_A00266_0265_2_S18_L002_R2_001.fastq.gz</text:p>
          </table:table-cell>
          <table:table-cell table:style-name="ce3" table:formula="of:=MID([.B226]; 5; 4)" office:value-type="string" office:string-value="EU15" calcext:value-type="string">
            <text:p>EU15</text:p>
          </table:table-cell>
          <table:table-cell table:style-name="ce3" table:formula="of:=IF(ISERROR(FIND(&quot;Flu&quot;; [.B226]; 1)); &quot;NI&quot;; &quot;Flu&quot;)" office:value-type="string" office:string-value="NI" calcext:value-type="string">
            <text:p>NI</text:p>
          </table:table-cell>
          <table:table-cell table:style-name="ce3" table:formula="of:=VLOOKUP(CONCATENATE([.C226]; &quot;_&quot;; [.D226]); ['file:///home/assez/Documents/projectDocs/EMC_Barreiro/allEMC_Barreiro.ods'#$EMC_Barreiro.$D$51:.$J$128];7)" office:value-type="string" office:string-value="MS051702" calcext:value-type="string">
            <text:p>MS051702</text:p>
          </table:table-cell>
          <table:table-cell table:style-name="ce3" office:value-type="float" office:value="265" calcext:value-type="float">
            <text:p>265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9" table:formula="of:=CONCATENATE([.E226]; &quot;.&quot;; [.$A$144]; &quot;.&quot;; [.F226]; &quot;.&quot;; [.G226]; &quot;.&quot;; &quot;pair&quot;; [.H226]; &quot;.fastq.gz&quot;)" office:value-type="string" office:string-value="MS051702.Chipmentation_H3K27ac.265.2.pair2.fastq.gz" calcext:value-type="string">
            <text:p>MS051702.Chipmentation_H3K27ac.265.2.pair2.fastq.gz</text:p>
          </table:table-cell>
          <table:table-cell table:formula="of:=CONCATENATE(&quot;ln -s ../../H3K27ac/&quot;; [.B226]; &quot; &quot;; [.I226])" office:value-type="string" office:string-value="ln -s ../../H3K27ac/Epi_EU15_NI_2-642074_ChIPmentation-H3K27ac_A00266_0265_2_S18_L002_R2_001.fastq.gz MS051702.Chipmentation_H3K27ac.265.2.pair2.fastq.gz" calcext:value-type="string">
            <text:p>ln -s ../../H3K27ac/Epi_EU15_NI_2-642074_ChIPmentation-H3K27ac_A00266_0265_2_S18_L002_R2_001.fastq.gz MS051702.Chipmentation_H3K27ac.265.2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19_Flu_2-571338_ChIPmentation-H3K27ac_A00266_0263_3_S6_L003_R1_001.fastq.gz</text:p>
          </table:table-cell>
          <table:table-cell table:style-name="ce3" table:formula="of:=MID([.B227]; 5; 4)" office:value-type="string" office:string-value="EU19" calcext:value-type="string">
            <text:p>EU19</text:p>
          </table:table-cell>
          <table:table-cell table:style-name="ce3" table:formula="of:=IF(ISERROR(FIND(&quot;Flu&quot;; [.B227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227]; &quot;_&quot;; [.D227]); ['file:///home/assez/Documents/projectDocs/EMC_Barreiro/allEMC_Barreiro.ods'#$EMC_Barreiro.$D$51:.$J$128];7)" office:value-type="string" office:string-value="MS051901" calcext:value-type="string">
            <text:p>MS051901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227]; &quot;.&quot;; [.$A$144]; &quot;.&quot;; [.F227]; &quot;.&quot;; [.G227]; &quot;.&quot;; &quot;pair&quot;; [.H227]; &quot;.fastq.gz&quot;)" office:value-type="string" office:string-value="MS051901.Chipmentation_H3K27ac.263.3.pair1.fastq.gz" calcext:value-type="string">
            <text:p>MS051901.Chipmentation_H3K27ac.263.3.pair1.fastq.gz</text:p>
          </table:table-cell>
          <table:table-cell table:formula="of:=CONCATENATE(&quot;ln -s ../../H3K27ac/&quot;; [.B227]; &quot; &quot;; [.I227])" office:value-type="string" office:string-value="ln -s ../../H3K27ac/Epi_EU19_Flu_2-571338_ChIPmentation-H3K27ac_A00266_0263_3_S6_L003_R1_001.fastq.gz MS051901.Chipmentation_H3K27ac.263.3.pair1.fastq.gz" calcext:value-type="string">
            <text:p>ln -s ../../H3K27ac/Epi_EU19_Flu_2-571338_ChIPmentation-H3K27ac_A00266_0263_3_S6_L003_R1_001.fastq.gz MS051901.Chipmentation_H3K27ac.263.3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19_Flu_2-571338_ChIPmentation-H3K27ac_A00266_0263_3_S6_L003_R2_001.fastq.gz</text:p>
          </table:table-cell>
          <table:table-cell table:style-name="ce3" table:formula="of:=MID([.B228]; 5; 4)" office:value-type="string" office:string-value="EU19" calcext:value-type="string">
            <text:p>EU19</text:p>
          </table:table-cell>
          <table:table-cell table:style-name="ce3" table:formula="of:=IF(ISERROR(FIND(&quot;Flu&quot;; [.B228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228]; &quot;_&quot;; [.D228]); ['file:///home/assez/Documents/projectDocs/EMC_Barreiro/allEMC_Barreiro.ods'#$EMC_Barreiro.$D$51:.$J$128];7)" office:value-type="string" office:string-value="MS051901" calcext:value-type="string">
            <text:p>MS051901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228]; &quot;.&quot;; [.$A$144]; &quot;.&quot;; [.F228]; &quot;.&quot;; [.G228]; &quot;.&quot;; &quot;pair&quot;; [.H228]; &quot;.fastq.gz&quot;)" office:value-type="string" office:string-value="MS051901.Chipmentation_H3K27ac.263.3.pair2.fastq.gz" calcext:value-type="string">
            <text:p>MS051901.Chipmentation_H3K27ac.263.3.pair2.fastq.gz</text:p>
          </table:table-cell>
          <table:table-cell table:formula="of:=CONCATENATE(&quot;ln -s ../../H3K27ac/&quot;; [.B228]; &quot; &quot;; [.I228])" office:value-type="string" office:string-value="ln -s ../../H3K27ac/Epi_EU19_Flu_2-571338_ChIPmentation-H3K27ac_A00266_0263_3_S6_L003_R2_001.fastq.gz MS051901.Chipmentation_H3K27ac.263.3.pair2.fastq.gz" calcext:value-type="string">
            <text:p>ln -s ../../H3K27ac/Epi_EU19_Flu_2-571338_ChIPmentation-H3K27ac_A00266_0263_3_S6_L003_R2_001.fastq.gz MS051901.Chipmentation_H3K27ac.263.3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19_NI_2-571413_ChIPmentation-H3K27ac_A00266_0265_2_S7_L002_R1_001.fastq.gz</text:p>
          </table:table-cell>
          <table:table-cell table:style-name="ce3" table:formula="of:=MID([.B229]; 5; 4)" office:value-type="string" office:string-value="EU19" calcext:value-type="string">
            <text:p>EU19</text:p>
          </table:table-cell>
          <table:table-cell table:style-name="ce3" table:formula="of:=IF(ISERROR(FIND(&quot;Flu&quot;; [.B229]; 1)); &quot;NI&quot;; &quot;Flu&quot;)" office:value-type="string" office:string-value="NI" calcext:value-type="string">
            <text:p>NI</text:p>
          </table:table-cell>
          <table:table-cell table:style-name="ce3" table:formula="of:=VLOOKUP(CONCATENATE([.C229]; &quot;_&quot;; [.D229]); ['file:///home/assez/Documents/projectDocs/EMC_Barreiro/allEMC_Barreiro.ods'#$EMC_Barreiro.$D$51:.$J$128];7)" office:value-type="string" office:string-value="MS051902" calcext:value-type="string">
            <text:p>MS051902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229]; &quot;.&quot;; [.$A$144]; &quot;.&quot;; [.F229]; &quot;.&quot;; [.G229]; &quot;.&quot;; &quot;pair&quot;; [.H229]; &quot;.fastq.gz&quot;)" office:value-type="string" office:string-value="MS051902.Chipmentation_H3K27ac.265.2.pair1.fastq.gz" calcext:value-type="string">
            <text:p>MS051902.Chipmentation_H3K27ac.265.2.pair1.fastq.gz</text:p>
          </table:table-cell>
          <table:table-cell table:formula="of:=CONCATENATE(&quot;ln -s ../../H3K27ac/&quot;; [.B229]; &quot; &quot;; [.I229])" office:value-type="string" office:string-value="ln -s ../../H3K27ac/Epi_EU19_NI_2-571413_ChIPmentation-H3K27ac_A00266_0265_2_S7_L002_R1_001.fastq.gz MS051902.Chipmentation_H3K27ac.265.2.pair1.fastq.gz" calcext:value-type="string">
            <text:p>ln -s ../../H3K27ac/Epi_EU19_NI_2-571413_ChIPmentation-H3K27ac_A00266_0265_2_S7_L002_R1_001.fastq.gz MS051902.Chipmentation_H3K27ac.265.2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19_NI_2-571413_ChIPmentation-H3K27ac_A00266_0265_2_S7_L002_R2_001.fastq.gz</text:p>
          </table:table-cell>
          <table:table-cell table:style-name="ce3" table:formula="of:=MID([.B230]; 5; 4)" office:value-type="string" office:string-value="EU19" calcext:value-type="string">
            <text:p>EU19</text:p>
          </table:table-cell>
          <table:table-cell table:style-name="ce3" table:formula="of:=IF(ISERROR(FIND(&quot;Flu&quot;; [.B230]; 1)); &quot;NI&quot;; &quot;Flu&quot;)" office:value-type="string" office:string-value="NI" calcext:value-type="string">
            <text:p>NI</text:p>
          </table:table-cell>
          <table:table-cell table:style-name="ce3" table:formula="of:=VLOOKUP(CONCATENATE([.C230]; &quot;_&quot;; [.D230]); ['file:///home/assez/Documents/projectDocs/EMC_Barreiro/allEMC_Barreiro.ods'#$EMC_Barreiro.$D$51:.$J$128];7)" office:value-type="string" office:string-value="MS051902" calcext:value-type="string">
            <text:p>MS051902</text:p>
          </table:table-cell>
          <table:table-cell table:style-name="ce3" office:value-type="float" office:value="265" calcext:value-type="float">
            <text:p>265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9" table:formula="of:=CONCATENATE([.E230]; &quot;.&quot;; [.$A$144]; &quot;.&quot;; [.F230]; &quot;.&quot;; [.G230]; &quot;.&quot;; &quot;pair&quot;; [.H230]; &quot;.fastq.gz&quot;)" office:value-type="string" office:string-value="MS051902.Chipmentation_H3K27ac.265.2.pair2.fastq.gz" calcext:value-type="string">
            <text:p>MS051902.Chipmentation_H3K27ac.265.2.pair2.fastq.gz</text:p>
          </table:table-cell>
          <table:table-cell table:formula="of:=CONCATENATE(&quot;ln -s ../../H3K27ac/&quot;; [.B230]; &quot; &quot;; [.I230])" office:value-type="string" office:string-value="ln -s ../../H3K27ac/Epi_EU19_NI_2-571413_ChIPmentation-H3K27ac_A00266_0265_2_S7_L002_R2_001.fastq.gz MS051902.Chipmentation_H3K27ac.265.2.pair2.fastq.gz" calcext:value-type="string">
            <text:p>ln -s ../../H3K27ac/Epi_EU19_NI_2-571413_ChIPmentation-H3K27ac_A00266_0265_2_S7_L002_R2_001.fastq.gz MS051902.Chipmentation_H3K27ac.265.2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21_Flu_2-571406_ChIPmentation-H3K27ac_A00266_0263_3_S24_L003_R1_001.fastq.gz</text:p>
          </table:table-cell>
          <table:table-cell table:style-name="ce3" table:formula="of:=MID([.B231]; 5; 4)" office:value-type="string" office:string-value="EU21" calcext:value-type="string">
            <text:p>EU21</text:p>
          </table:table-cell>
          <table:table-cell table:style-name="ce3" table:formula="of:=IF(ISERROR(FIND(&quot;Flu&quot;; [.B231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231]; &quot;_&quot;; [.D231]); ['file:///home/assez/Documents/projectDocs/EMC_Barreiro/allEMC_Barreiro.ods'#$EMC_Barreiro.$D$51:.$J$128];7)" office:value-type="string" office:string-value="MS052001" calcext:value-type="string">
            <text:p>MS052001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231]; &quot;.&quot;; [.$A$144]; &quot;.&quot;; [.F231]; &quot;.&quot;; [.G231]; &quot;.&quot;; &quot;pair&quot;; [.H231]; &quot;.fastq.gz&quot;)" office:value-type="string" office:string-value="MS052001.Chipmentation_H3K27ac.263.3.pair1.fastq.gz" calcext:value-type="string">
            <text:p>MS052001.Chipmentation_H3K27ac.263.3.pair1.fastq.gz</text:p>
          </table:table-cell>
          <table:table-cell table:formula="of:=CONCATENATE(&quot;ln -s ../../H3K27ac/&quot;; [.B231]; &quot; &quot;; [.I231])" office:value-type="string" office:string-value="ln -s ../../H3K27ac/Epi_EU21_Flu_2-571406_ChIPmentation-H3K27ac_A00266_0263_3_S24_L003_R1_001.fastq.gz MS052001.Chipmentation_H3K27ac.263.3.pair1.fastq.gz" calcext:value-type="string">
            <text:p>ln -s ../../H3K27ac/Epi_EU21_Flu_2-571406_ChIPmentation-H3K27ac_A00266_0263_3_S24_L003_R1_001.fastq.gz MS052001.Chipmentation_H3K27ac.263.3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21_Flu_2-571406_ChIPmentation-H3K27ac_A00266_0263_3_S24_L003_R2_001.fastq.gz</text:p>
          </table:table-cell>
          <table:table-cell table:style-name="ce3" table:formula="of:=MID([.B232]; 5; 4)" office:value-type="string" office:string-value="EU21" calcext:value-type="string">
            <text:p>EU21</text:p>
          </table:table-cell>
          <table:table-cell table:style-name="ce3" table:formula="of:=IF(ISERROR(FIND(&quot;Flu&quot;; [.B232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232]; &quot;_&quot;; [.D232]); ['file:///home/assez/Documents/projectDocs/EMC_Barreiro/allEMC_Barreiro.ods'#$EMC_Barreiro.$D$51:.$J$128];7)" office:value-type="string" office:string-value="MS052001" calcext:value-type="string">
            <text:p>MS052001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232]; &quot;.&quot;; [.$A$144]; &quot;.&quot;; [.F232]; &quot;.&quot;; [.G232]; &quot;.&quot;; &quot;pair&quot;; [.H232]; &quot;.fastq.gz&quot;)" office:value-type="string" office:string-value="MS052001.Chipmentation_H3K27ac.263.3.pair2.fastq.gz" calcext:value-type="string">
            <text:p>MS052001.Chipmentation_H3K27ac.263.3.pair2.fastq.gz</text:p>
          </table:table-cell>
          <table:table-cell table:formula="of:=CONCATENATE(&quot;ln -s ../../H3K27ac/&quot;; [.B232]; &quot; &quot;; [.I232])" office:value-type="string" office:string-value="ln -s ../../H3K27ac/Epi_EU21_Flu_2-571406_ChIPmentation-H3K27ac_A00266_0263_3_S24_L003_R2_001.fastq.gz MS052001.Chipmentation_H3K27ac.263.3.pair2.fastq.gz" calcext:value-type="string">
            <text:p>ln -s ../../H3K27ac/Epi_EU21_Flu_2-571406_ChIPmentation-H3K27ac_A00266_0263_3_S24_L003_R2_001.fastq.gz MS052001.Chipmentation_H3K27ac.263.3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21_NI_2-642072_ChIPmentation-H3K27ac_A00266_0265_2_S16_L002_R1_001.fastq.gz</text:p>
          </table:table-cell>
          <table:table-cell table:style-name="ce3" table:formula="of:=MID([.B233]; 5; 4)" office:value-type="string" office:string-value="EU21" calcext:value-type="string">
            <text:p>EU21</text:p>
          </table:table-cell>
          <table:table-cell table:style-name="ce3" table:formula="of:=IF(ISERROR(FIND(&quot;Flu&quot;; [.B233]; 1)); &quot;NI&quot;; &quot;Flu&quot;)" office:value-type="string" office:string-value="NI" calcext:value-type="string">
            <text:p>NI</text:p>
          </table:table-cell>
          <table:table-cell table:style-name="ce3" table:formula="of:=VLOOKUP(CONCATENATE([.C233]; &quot;_&quot;; [.D233]); ['file:///home/assez/Documents/projectDocs/EMC_Barreiro/allEMC_Barreiro.ods'#$EMC_Barreiro.$D$51:.$J$128];7)" office:value-type="string" office:string-value="MS052002" calcext:value-type="string">
            <text:p>MS052002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233]; &quot;.&quot;; [.$A$144]; &quot;.&quot;; [.F233]; &quot;.&quot;; [.G233]; &quot;.&quot;; &quot;pair&quot;; [.H233]; &quot;.fastq.gz&quot;)" office:value-type="string" office:string-value="MS052002.Chipmentation_H3K27ac.265.2.pair1.fastq.gz" calcext:value-type="string">
            <text:p>MS052002.Chipmentation_H3K27ac.265.2.pair1.fastq.gz</text:p>
          </table:table-cell>
          <table:table-cell table:formula="of:=CONCATENATE(&quot;ln -s ../../H3K27ac/&quot;; [.B233]; &quot; &quot;; [.I233])" office:value-type="string" office:string-value="ln -s ../../H3K27ac/Epi_EU21_NI_2-642072_ChIPmentation-H3K27ac_A00266_0265_2_S16_L002_R1_001.fastq.gz MS052002.Chipmentation_H3K27ac.265.2.pair1.fastq.gz" calcext:value-type="string">
            <text:p>ln -s ../../H3K27ac/Epi_EU21_NI_2-642072_ChIPmentation-H3K27ac_A00266_0265_2_S16_L002_R1_001.fastq.gz MS052002.Chipmentation_H3K27ac.265.2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21_NI_2-642072_ChIPmentation-H3K27ac_A00266_0265_2_S16_L002_R2_001.fastq.gz</text:p>
          </table:table-cell>
          <table:table-cell table:style-name="ce3" table:formula="of:=MID([.B234]; 5; 4)" office:value-type="string" office:string-value="EU21" calcext:value-type="string">
            <text:p>EU21</text:p>
          </table:table-cell>
          <table:table-cell table:style-name="ce3" table:formula="of:=IF(ISERROR(FIND(&quot;Flu&quot;; [.B234]; 1)); &quot;NI&quot;; &quot;Flu&quot;)" office:value-type="string" office:string-value="NI" calcext:value-type="string">
            <text:p>NI</text:p>
          </table:table-cell>
          <table:table-cell table:style-name="ce3" table:formula="of:=VLOOKUP(CONCATENATE([.C234]; &quot;_&quot;; [.D234]); ['file:///home/assez/Documents/projectDocs/EMC_Barreiro/allEMC_Barreiro.ods'#$EMC_Barreiro.$D$51:.$J$128];7)" office:value-type="string" office:string-value="MS052002" calcext:value-type="string">
            <text:p>MS052002</text:p>
          </table:table-cell>
          <table:table-cell table:style-name="ce3" office:value-type="float" office:value="265" calcext:value-type="float">
            <text:p>265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9" table:formula="of:=CONCATENATE([.E234]; &quot;.&quot;; [.$A$144]; &quot;.&quot;; [.F234]; &quot;.&quot;; [.G234]; &quot;.&quot;; &quot;pair&quot;; [.H234]; &quot;.fastq.gz&quot;)" office:value-type="string" office:string-value="MS052002.Chipmentation_H3K27ac.265.2.pair2.fastq.gz" calcext:value-type="string">
            <text:p>MS052002.Chipmentation_H3K27ac.265.2.pair2.fastq.gz</text:p>
          </table:table-cell>
          <table:table-cell table:formula="of:=CONCATENATE(&quot;ln -s ../../H3K27ac/&quot;; [.B234]; &quot; &quot;; [.I234])" office:value-type="string" office:string-value="ln -s ../../H3K27ac/Epi_EU21_NI_2-642072_ChIPmentation-H3K27ac_A00266_0265_2_S16_L002_R2_001.fastq.gz MS052002.Chipmentation_H3K27ac.265.2.pair2.fastq.gz" calcext:value-type="string">
            <text:p>ln -s ../../H3K27ac/Epi_EU21_NI_2-642072_ChIPmentation-H3K27ac_A00266_0265_2_S16_L002_R2_001.fastq.gz MS052002.Chipmentation_H3K27ac.265.2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25_Flu_2-571343_ChIPmentation-H3K27ac_A00266_0263_3_S11_L003_R1_001.fastq.gz</text:p>
          </table:table-cell>
          <table:table-cell table:style-name="ce3" table:formula="of:=MID([.B235]; 5; 4)" office:value-type="string" office:string-value="EU25" calcext:value-type="string">
            <text:p>EU25</text:p>
          </table:table-cell>
          <table:table-cell table:style-name="ce3" table:formula="of:=IF(ISERROR(FIND(&quot;Flu&quot;; [.B235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235]; &quot;_&quot;; [.D235]); ['file:///home/assez/Documents/projectDocs/EMC_Barreiro/allEMC_Barreiro.ods'#$EMC_Barreiro.$D$51:.$J$128];7)" office:value-type="string" office:string-value="MS052101" calcext:value-type="string">
            <text:p>MS052101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235]; &quot;.&quot;; [.$A$144]; &quot;.&quot;; [.F235]; &quot;.&quot;; [.G235]; &quot;.&quot;; &quot;pair&quot;; [.H235]; &quot;.fastq.gz&quot;)" office:value-type="string" office:string-value="MS052101.Chipmentation_H3K27ac.263.3.pair1.fastq.gz" calcext:value-type="string">
            <text:p>MS052101.Chipmentation_H3K27ac.263.3.pair1.fastq.gz</text:p>
          </table:table-cell>
          <table:table-cell table:formula="of:=CONCATENATE(&quot;ln -s ../../H3K27ac/&quot;; [.B235]; &quot; &quot;; [.I235])" office:value-type="string" office:string-value="ln -s ../../H3K27ac/Epi_EU25_Flu_2-571343_ChIPmentation-H3K27ac_A00266_0263_3_S11_L003_R1_001.fastq.gz MS052101.Chipmentation_H3K27ac.263.3.pair1.fastq.gz" calcext:value-type="string">
            <text:p>ln -s ../../H3K27ac/Epi_EU25_Flu_2-571343_ChIPmentation-H3K27ac_A00266_0263_3_S11_L003_R1_001.fastq.gz MS052101.Chipmentation_H3K27ac.263.3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25_Flu_2-571343_ChIPmentation-H3K27ac_A00266_0263_3_S11_L003_R2_001.fastq.gz</text:p>
          </table:table-cell>
          <table:table-cell table:style-name="ce3" table:formula="of:=MID([.B236]; 5; 4)" office:value-type="string" office:string-value="EU25" calcext:value-type="string">
            <text:p>EU25</text:p>
          </table:table-cell>
          <table:table-cell table:style-name="ce3" table:formula="of:=IF(ISERROR(FIND(&quot;Flu&quot;; [.B236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236]; &quot;_&quot;; [.D236]); ['file:///home/assez/Documents/projectDocs/EMC_Barreiro/allEMC_Barreiro.ods'#$EMC_Barreiro.$D$51:.$J$128];7)" office:value-type="string" office:string-value="MS052101" calcext:value-type="string">
            <text:p>MS052101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236]; &quot;.&quot;; [.$A$144]; &quot;.&quot;; [.F236]; &quot;.&quot;; [.G236]; &quot;.&quot;; &quot;pair&quot;; [.H236]; &quot;.fastq.gz&quot;)" office:value-type="string" office:string-value="MS052101.Chipmentation_H3K27ac.263.3.pair2.fastq.gz" calcext:value-type="string">
            <text:p>MS052101.Chipmentation_H3K27ac.263.3.pair2.fastq.gz</text:p>
          </table:table-cell>
          <table:table-cell table:formula="of:=CONCATENATE(&quot;ln -s ../../H3K27ac/&quot;; [.B236]; &quot; &quot;; [.I236])" office:value-type="string" office:string-value="ln -s ../../H3K27ac/Epi_EU25_Flu_2-571343_ChIPmentation-H3K27ac_A00266_0263_3_S11_L003_R2_001.fastq.gz MS052101.Chipmentation_H3K27ac.263.3.pair2.fastq.gz" calcext:value-type="string">
            <text:p>ln -s ../../H3K27ac/Epi_EU25_Flu_2-571343_ChIPmentation-H3K27ac_A00266_0263_3_S11_L003_R2_001.fastq.gz MS052101.Chipmentation_H3K27ac.263.3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25_NI_2-669470_ChIPmentation-H3K27ac_A00266_0289_1_S6_L001_R1_001.fastq.gz</text:p>
          </table:table-cell>
          <table:table-cell table:style-name="ce3" table:formula="of:=MID([.B237]; 5; 4)" office:value-type="string" office:string-value="EU25" calcext:value-type="string">
            <text:p>EU25</text:p>
          </table:table-cell>
          <table:table-cell table:style-name="ce3" table:formula="of:=IF(ISERROR(FIND(&quot;Flu&quot;; [.B237]; 1)); &quot;NI&quot;; &quot;Flu&quot;)" office:value-type="string" office:string-value="NI" calcext:value-type="string">
            <text:p>NI</text:p>
          </table:table-cell>
          <table:table-cell table:style-name="ce3" table:formula="of:=VLOOKUP(CONCATENATE([.C237]; &quot;_&quot;; [.D237]); ['file:///home/assez/Documents/projectDocs/EMC_Barreiro/allEMC_Barreiro.ods'#$EMC_Barreiro.$D$51:.$J$128];7)" office:value-type="string" office:string-value="MS052102" calcext:value-type="string">
            <text:p>MS052102</text:p>
          </table:table-cell>
          <table:table-cell table:style-name="ce3" office:value-type="float" office:value="289" calcext:value-type="float">
            <text:p>289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237]; &quot;.&quot;; [.$A$144]; &quot;.&quot;; [.F237]; &quot;.&quot;; [.G237]; &quot;.&quot;; &quot;pair&quot;; [.H237]; &quot;.fastq.gz&quot;)" office:value-type="string" office:string-value="MS052102.Chipmentation_H3K27ac.289.1.pair1.fastq.gz" calcext:value-type="string">
            <text:p>MS052102.Chipmentation_H3K27ac.289.1.pair1.fastq.gz</text:p>
          </table:table-cell>
          <table:table-cell table:formula="of:=CONCATENATE(&quot;ln -s ../../H3K27ac/&quot;; [.B237]; &quot; &quot;; [.I237])" office:value-type="string" office:string-value="ln -s ../../H3K27ac/Epi_EU25_NI_2-669470_ChIPmentation-H3K27ac_A00266_0289_1_S6_L001_R1_001.fastq.gz MS052102.Chipmentation_H3K27ac.289.1.pair1.fastq.gz" calcext:value-type="string">
            <text:p>ln -s ../../H3K27ac/Epi_EU25_NI_2-669470_ChIPmentation-H3K27ac_A00266_0289_1_S6_L001_R1_001.fastq.gz MS052102.Chipmentation_H3K27ac.289.1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25_NI_2-669470_ChIPmentation-H3K27ac_A00266_0289_1_S6_L001_R2_001.fastq.gz</text:p>
          </table:table-cell>
          <table:table-cell table:style-name="ce3" table:formula="of:=MID([.B238]; 5; 4)" office:value-type="string" office:string-value="EU25" calcext:value-type="string">
            <text:p>EU25</text:p>
          </table:table-cell>
          <table:table-cell table:style-name="ce3" table:formula="of:=IF(ISERROR(FIND(&quot;Flu&quot;; [.B238]; 1)); &quot;NI&quot;; &quot;Flu&quot;)" office:value-type="string" office:string-value="NI" calcext:value-type="string">
            <text:p>NI</text:p>
          </table:table-cell>
          <table:table-cell table:style-name="ce3" table:formula="of:=VLOOKUP(CONCATENATE([.C238]; &quot;_&quot;; [.D238]); ['file:///home/assez/Documents/projectDocs/EMC_Barreiro/allEMC_Barreiro.ods'#$EMC_Barreiro.$D$51:.$J$128];7)" office:value-type="string" office:string-value="MS052102" calcext:value-type="string">
            <text:p>MS052102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238]; &quot;.&quot;; [.$A$144]; &quot;.&quot;; [.F238]; &quot;.&quot;; [.G238]; &quot;.&quot;; &quot;pair&quot;; [.H238]; &quot;.fastq.gz&quot;)" office:value-type="string" office:string-value="MS052102.Chipmentation_H3K27ac.289.1.pair2.fastq.gz" calcext:value-type="string">
            <text:p>MS052102.Chipmentation_H3K27ac.289.1.pair2.fastq.gz</text:p>
          </table:table-cell>
          <table:table-cell table:formula="of:=CONCATENATE(&quot;ln -s ../../H3K27ac/&quot;; [.B238]; &quot; &quot;; [.I238])" office:value-type="string" office:string-value="ln -s ../../H3K27ac/Epi_EU25_NI_2-669470_ChIPmentation-H3K27ac_A00266_0289_1_S6_L001_R2_001.fastq.gz MS052102.Chipmentation_H3K27ac.289.1.pair2.fastq.gz" calcext:value-type="string">
            <text:p>ln -s ../../H3K27ac/Epi_EU25_NI_2-669470_ChIPmentation-H3K27ac_A00266_0289_1_S6_L001_R2_001.fastq.gz MS052102.Chipmentation_H3K27ac.289.1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27_Flu_2-642077_ChIPmentation-H3K27ac_A00266_0265_2_S21_L002_R1_001.fastq.gz</text:p>
          </table:table-cell>
          <table:table-cell table:style-name="ce3" table:formula="of:=MID([.B239]; 5; 4)" office:value-type="string" office:string-value="EU27" calcext:value-type="string">
            <text:p>EU27</text:p>
          </table:table-cell>
          <table:table-cell table:style-name="ce3" table:formula="of:=IF(ISERROR(FIND(&quot;Flu&quot;; [.B239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239]; &quot;_&quot;; [.D239]); ['file:///home/assez/Documents/projectDocs/EMC_Barreiro/allEMC_Barreiro.ods'#$EMC_Barreiro.$D$51:.$J$128];7)" office:value-type="string" office:string-value="MS052201" calcext:value-type="string">
            <text:p>MS052201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239]; &quot;.&quot;; [.$A$144]; &quot;.&quot;; [.F239]; &quot;.&quot;; [.G239]; &quot;.&quot;; &quot;pair&quot;; [.H239]; &quot;.fastq.gz&quot;)" office:value-type="string" office:string-value="MS052201.Chipmentation_H3K27ac.265.2.pair1.fastq.gz" calcext:value-type="string">
            <text:p>MS052201.Chipmentation_H3K27ac.265.2.pair1.fastq.gz</text:p>
          </table:table-cell>
          <table:table-cell table:formula="of:=CONCATENATE(&quot;ln -s ../../H3K27ac/&quot;; [.B239]; &quot; &quot;; [.I239])" office:value-type="string" office:string-value="ln -s ../../H3K27ac/Epi_EU27_Flu_2-642077_ChIPmentation-H3K27ac_A00266_0265_2_S21_L002_R1_001.fastq.gz MS052201.Chipmentation_H3K27ac.265.2.pair1.fastq.gz" calcext:value-type="string">
            <text:p>ln -s ../../H3K27ac/Epi_EU27_Flu_2-642077_ChIPmentation-H3K27ac_A00266_0265_2_S21_L002_R1_001.fastq.gz MS052201.Chipmentation_H3K27ac.265.2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27_Flu_2-642077_ChIPmentation-H3K27ac_A00266_0265_2_S21_L002_R2_001.fastq.gz</text:p>
          </table:table-cell>
          <table:table-cell table:style-name="ce3" table:formula="of:=MID([.B240]; 5; 4)" office:value-type="string" office:string-value="EU27" calcext:value-type="string">
            <text:p>EU27</text:p>
          </table:table-cell>
          <table:table-cell table:style-name="ce3" table:formula="of:=IF(ISERROR(FIND(&quot;Flu&quot;; [.B240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240]; &quot;_&quot;; [.D240]); ['file:///home/assez/Documents/projectDocs/EMC_Barreiro/allEMC_Barreiro.ods'#$EMC_Barreiro.$D$51:.$J$128];7)" office:value-type="string" office:string-value="MS052201" calcext:value-type="string">
            <text:p>MS052201</text:p>
          </table:table-cell>
          <table:table-cell table:style-name="ce3" office:value-type="float" office:value="265" calcext:value-type="float">
            <text:p>265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9" table:formula="of:=CONCATENATE([.E240]; &quot;.&quot;; [.$A$144]; &quot;.&quot;; [.F240]; &quot;.&quot;; [.G240]; &quot;.&quot;; &quot;pair&quot;; [.H240]; &quot;.fastq.gz&quot;)" office:value-type="string" office:string-value="MS052201.Chipmentation_H3K27ac.265.2.pair2.fastq.gz" calcext:value-type="string">
            <text:p>MS052201.Chipmentation_H3K27ac.265.2.pair2.fastq.gz</text:p>
          </table:table-cell>
          <table:table-cell table:formula="of:=CONCATENATE(&quot;ln -s ../../H3K27ac/&quot;; [.B240]; &quot; &quot;; [.I240])" office:value-type="string" office:string-value="ln -s ../../H3K27ac/Epi_EU27_Flu_2-642077_ChIPmentation-H3K27ac_A00266_0265_2_S21_L002_R2_001.fastq.gz MS052201.Chipmentation_H3K27ac.265.2.pair2.fastq.gz" calcext:value-type="string">
            <text:p>ln -s ../../H3K27ac/Epi_EU27_Flu_2-642077_ChIPmentation-H3K27ac_A00266_0265_2_S21_L002_R2_001.fastq.gz MS052201.Chipmentation_H3K27ac.265.2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27_NI_2-642076_ChIPmentation-H3K27ac_A00266_0265_2_S20_L002_R1_001.fastq.gz</text:p>
          </table:table-cell>
          <table:table-cell table:style-name="ce3" table:formula="of:=MID([.B241]; 5; 4)" office:value-type="string" office:string-value="EU27" calcext:value-type="string">
            <text:p>EU27</text:p>
          </table:table-cell>
          <table:table-cell table:style-name="ce3" table:formula="of:=IF(ISERROR(FIND(&quot;Flu&quot;; [.B241]; 1)); &quot;NI&quot;; &quot;Flu&quot;)" office:value-type="string" office:string-value="NI" calcext:value-type="string">
            <text:p>NI</text:p>
          </table:table-cell>
          <table:table-cell table:style-name="ce3" table:formula="of:=VLOOKUP(CONCATENATE([.C241]; &quot;_&quot;; [.D241]); ['file:///home/assez/Documents/projectDocs/EMC_Barreiro/allEMC_Barreiro.ods'#$EMC_Barreiro.$D$51:.$J$128];7)" office:value-type="string" office:string-value="MS052202" calcext:value-type="string">
            <text:p>MS052202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241]; &quot;.&quot;; [.$A$144]; &quot;.&quot;; [.F241]; &quot;.&quot;; [.G241]; &quot;.&quot;; &quot;pair&quot;; [.H241]; &quot;.fastq.gz&quot;)" office:value-type="string" office:string-value="MS052202.Chipmentation_H3K27ac.265.2.pair1.fastq.gz" calcext:value-type="string">
            <text:p>MS052202.Chipmentation_H3K27ac.265.2.pair1.fastq.gz</text:p>
          </table:table-cell>
          <table:table-cell table:formula="of:=CONCATENATE(&quot;ln -s ../../H3K27ac/&quot;; [.B241]; &quot; &quot;; [.I241])" office:value-type="string" office:string-value="ln -s ../../H3K27ac/Epi_EU27_NI_2-642076_ChIPmentation-H3K27ac_A00266_0265_2_S20_L002_R1_001.fastq.gz MS052202.Chipmentation_H3K27ac.265.2.pair1.fastq.gz" calcext:value-type="string">
            <text:p>ln -s ../../H3K27ac/Epi_EU27_NI_2-642076_ChIPmentation-H3K27ac_A00266_0265_2_S20_L002_R1_001.fastq.gz MS052202.Chipmentation_H3K27ac.265.2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27_NI_2-642076_ChIPmentation-H3K27ac_A00266_0265_2_S20_L002_R2_001.fastq.gz</text:p>
          </table:table-cell>
          <table:table-cell table:style-name="ce3" table:formula="of:=MID([.B242]; 5; 4)" office:value-type="string" office:string-value="EU27" calcext:value-type="string">
            <text:p>EU27</text:p>
          </table:table-cell>
          <table:table-cell table:style-name="ce3" table:formula="of:=IF(ISERROR(FIND(&quot;Flu&quot;; [.B242]; 1)); &quot;NI&quot;; &quot;Flu&quot;)" office:value-type="string" office:string-value="NI" calcext:value-type="string">
            <text:p>NI</text:p>
          </table:table-cell>
          <table:table-cell table:style-name="ce3" table:formula="of:=VLOOKUP(CONCATENATE([.C242]; &quot;_&quot;; [.D242]); ['file:///home/assez/Documents/projectDocs/EMC_Barreiro/allEMC_Barreiro.ods'#$EMC_Barreiro.$D$51:.$J$128];7)" office:value-type="string" office:string-value="MS052202" calcext:value-type="string">
            <text:p>MS052202</text:p>
          </table:table-cell>
          <table:table-cell table:style-name="ce3" office:value-type="float" office:value="265" calcext:value-type="float">
            <text:p>265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9" table:formula="of:=CONCATENATE([.E242]; &quot;.&quot;; [.$A$144]; &quot;.&quot;; [.F242]; &quot;.&quot;; [.G242]; &quot;.&quot;; &quot;pair&quot;; [.H242]; &quot;.fastq.gz&quot;)" office:value-type="string" office:string-value="MS052202.Chipmentation_H3K27ac.265.2.pair2.fastq.gz" calcext:value-type="string">
            <text:p>MS052202.Chipmentation_H3K27ac.265.2.pair2.fastq.gz</text:p>
          </table:table-cell>
          <table:table-cell table:formula="of:=CONCATENATE(&quot;ln -s ../../H3K27ac/&quot;; [.B242]; &quot; &quot;; [.I242])" office:value-type="string" office:string-value="ln -s ../../H3K27ac/Epi_EU27_NI_2-642076_ChIPmentation-H3K27ac_A00266_0265_2_S20_L002_R2_001.fastq.gz MS052202.Chipmentation_H3K27ac.265.2.pair2.fastq.gz" calcext:value-type="string">
            <text:p>ln -s ../../H3K27ac/Epi_EU27_NI_2-642076_ChIPmentation-H3K27ac_A00266_0265_2_S20_L002_R2_001.fastq.gz MS052202.Chipmentation_H3K27ac.265.2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33_Flu_2-669466_ChIPmentation-H3K27ac_A00266_0289_1_S2_L001_R1_001.fastq.gz</text:p>
          </table:table-cell>
          <table:table-cell table:style-name="ce3" table:formula="of:=MID([.B243]; 5; 4)" office:value-type="string" office:string-value="EU33" calcext:value-type="string">
            <text:p>EU33</text:p>
          </table:table-cell>
          <table:table-cell table:style-name="ce3" table:formula="of:=IF(ISERROR(FIND(&quot;Flu&quot;; [.B243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243]; &quot;_&quot;; [.D243]); ['file:///home/assez/Documents/projectDocs/EMC_Barreiro/allEMC_Barreiro.ods'#$EMC_Barreiro.$D$51:.$J$128];7)" office:value-type="string" office:string-value="MS052501" calcext:value-type="string">
            <text:p>MS052501</text:p>
          </table:table-cell>
          <table:table-cell table:style-name="ce3" office:value-type="float" office:value="289" calcext:value-type="float">
            <text:p>289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243]; &quot;.&quot;; [.$A$144]; &quot;.&quot;; [.F243]; &quot;.&quot;; [.G243]; &quot;.&quot;; &quot;pair&quot;; [.H243]; &quot;.fastq.gz&quot;)" office:value-type="string" office:string-value="MS052501.Chipmentation_H3K27ac.289.1.pair1.fastq.gz" calcext:value-type="string">
            <text:p>MS052501.Chipmentation_H3K27ac.289.1.pair1.fastq.gz</text:p>
          </table:table-cell>
          <table:table-cell table:formula="of:=CONCATENATE(&quot;ln -s ../../H3K27ac/&quot;; [.B243]; &quot; &quot;; [.I243])" office:value-type="string" office:string-value="ln -s ../../H3K27ac/Epi_EU33_Flu_2-669466_ChIPmentation-H3K27ac_A00266_0289_1_S2_L001_R1_001.fastq.gz MS052501.Chipmentation_H3K27ac.289.1.pair1.fastq.gz" calcext:value-type="string">
            <text:p>ln -s ../../H3K27ac/Epi_EU33_Flu_2-669466_ChIPmentation-H3K27ac_A00266_0289_1_S2_L001_R1_001.fastq.gz MS052501.Chipmentation_H3K27ac.289.1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33_Flu_2-669466_ChIPmentation-H3K27ac_A00266_0289_1_S2_L001_R2_001.fastq.gz</text:p>
          </table:table-cell>
          <table:table-cell table:style-name="ce3" table:formula="of:=MID([.B244]; 5; 4)" office:value-type="string" office:string-value="EU33" calcext:value-type="string">
            <text:p>EU33</text:p>
          </table:table-cell>
          <table:table-cell table:style-name="ce3" table:formula="of:=IF(ISERROR(FIND(&quot;Flu&quot;; [.B244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244]; &quot;_&quot;; [.D244]); ['file:///home/assez/Documents/projectDocs/EMC_Barreiro/allEMC_Barreiro.ods'#$EMC_Barreiro.$D$51:.$J$128];7)" office:value-type="string" office:string-value="MS052501" calcext:value-type="string">
            <text:p>MS052501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244]; &quot;.&quot;; [.$A$144]; &quot;.&quot;; [.F244]; &quot;.&quot;; [.G244]; &quot;.&quot;; &quot;pair&quot;; [.H244]; &quot;.fastq.gz&quot;)" office:value-type="string" office:string-value="MS052501.Chipmentation_H3K27ac.289.1.pair2.fastq.gz" calcext:value-type="string">
            <text:p>MS052501.Chipmentation_H3K27ac.289.1.pair2.fastq.gz</text:p>
          </table:table-cell>
          <table:table-cell table:formula="of:=CONCATENATE(&quot;ln -s ../../H3K27ac/&quot;; [.B244]; &quot; &quot;; [.I244])" office:value-type="string" office:string-value="ln -s ../../H3K27ac/Epi_EU33_Flu_2-669466_ChIPmentation-H3K27ac_A00266_0289_1_S2_L001_R2_001.fastq.gz MS052501.Chipmentation_H3K27ac.289.1.pair2.fastq.gz" calcext:value-type="string">
            <text:p>ln -s ../../H3K27ac/Epi_EU33_Flu_2-669466_ChIPmentation-H3K27ac_A00266_0289_1_S2_L001_R2_001.fastq.gz MS052501.Chipmentation_H3K27ac.289.1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33_NI_2-669468_ChIPmentation-H3K27ac_A00266_0289_1_S4_L001_R1_001.fastq.gz</text:p>
          </table:table-cell>
          <table:table-cell table:style-name="ce3" table:formula="of:=MID([.B245]; 5; 4)" office:value-type="string" office:string-value="EU33" calcext:value-type="string">
            <text:p>EU33</text:p>
          </table:table-cell>
          <table:table-cell table:style-name="ce3" table:formula="of:=IF(ISERROR(FIND(&quot;Flu&quot;; [.B245]; 1)); &quot;NI&quot;; &quot;Flu&quot;)" office:value-type="string" office:string-value="NI" calcext:value-type="string">
            <text:p>NI</text:p>
          </table:table-cell>
          <table:table-cell table:style-name="ce3" table:formula="of:=VLOOKUP(CONCATENATE([.C245]; &quot;_&quot;; [.D245]); ['file:///home/assez/Documents/projectDocs/EMC_Barreiro/allEMC_Barreiro.ods'#$EMC_Barreiro.$D$51:.$J$128];7)" office:value-type="string" office:string-value="MS052502" calcext:value-type="string">
            <text:p>MS052502</text:p>
          </table:table-cell>
          <table:table-cell table:style-name="ce3" office:value-type="float" office:value="289" calcext:value-type="float">
            <text:p>289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245]; &quot;.&quot;; [.$A$144]; &quot;.&quot;; [.F245]; &quot;.&quot;; [.G245]; &quot;.&quot;; &quot;pair&quot;; [.H245]; &quot;.fastq.gz&quot;)" office:value-type="string" office:string-value="MS052502.Chipmentation_H3K27ac.289.1.pair1.fastq.gz" calcext:value-type="string">
            <text:p>MS052502.Chipmentation_H3K27ac.289.1.pair1.fastq.gz</text:p>
          </table:table-cell>
          <table:table-cell table:formula="of:=CONCATENATE(&quot;ln -s ../../H3K27ac/&quot;; [.B245]; &quot; &quot;; [.I245])" office:value-type="string" office:string-value="ln -s ../../H3K27ac/Epi_EU33_NI_2-669468_ChIPmentation-H3K27ac_A00266_0289_1_S4_L001_R1_001.fastq.gz MS052502.Chipmentation_H3K27ac.289.1.pair1.fastq.gz" calcext:value-type="string">
            <text:p>ln -s ../../H3K27ac/Epi_EU33_NI_2-669468_ChIPmentation-H3K27ac_A00266_0289_1_S4_L001_R1_001.fastq.gz MS052502.Chipmentation_H3K27ac.289.1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33_NI_2-669468_ChIPmentation-H3K27ac_A00266_0289_1_S4_L001_R2_001.fastq.gz</text:p>
          </table:table-cell>
          <table:table-cell table:style-name="ce3" table:formula="of:=MID([.B246]; 5; 4)" office:value-type="string" office:string-value="EU33" calcext:value-type="string">
            <text:p>EU33</text:p>
          </table:table-cell>
          <table:table-cell table:style-name="ce3" table:formula="of:=IF(ISERROR(FIND(&quot;Flu&quot;; [.B246]; 1)); &quot;NI&quot;; &quot;Flu&quot;)" office:value-type="string" office:string-value="NI" calcext:value-type="string">
            <text:p>NI</text:p>
          </table:table-cell>
          <table:table-cell table:style-name="ce3" table:formula="of:=VLOOKUP(CONCATENATE([.C246]; &quot;_&quot;; [.D246]); ['file:///home/assez/Documents/projectDocs/EMC_Barreiro/allEMC_Barreiro.ods'#$EMC_Barreiro.$D$51:.$J$128];7)" office:value-type="string" office:string-value="MS052502" calcext:value-type="string">
            <text:p>MS052502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246]; &quot;.&quot;; [.$A$144]; &quot;.&quot;; [.F246]; &quot;.&quot;; [.G246]; &quot;.&quot;; &quot;pair&quot;; [.H246]; &quot;.fastq.gz&quot;)" office:value-type="string" office:string-value="MS052502.Chipmentation_H3K27ac.289.1.pair2.fastq.gz" calcext:value-type="string">
            <text:p>MS052502.Chipmentation_H3K27ac.289.1.pair2.fastq.gz</text:p>
          </table:table-cell>
          <table:table-cell table:formula="of:=CONCATENATE(&quot;ln -s ../../H3K27ac/&quot;; [.B246]; &quot; &quot;; [.I246])" office:value-type="string" office:string-value="ln -s ../../H3K27ac/Epi_EU33_NI_2-669468_ChIPmentation-H3K27ac_A00266_0289_1_S4_L001_R2_001.fastq.gz MS052502.Chipmentation_H3K27ac.289.1.pair2.fastq.gz" calcext:value-type="string">
            <text:p>ln -s ../../H3K27ac/Epi_EU33_NI_2-669468_ChIPmentation-H3K27ac_A00266_0289_1_S4_L001_R2_001.fastq.gz MS052502.Chipmentation_H3K27ac.289.1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39_Flu_2-571401_ChIPmentation-H3K27ac_A00266_0263_3_S19_L003_R1_001.fastq.gz</text:p>
          </table:table-cell>
          <table:table-cell table:style-name="ce3" table:formula="of:=MID([.B247]; 5; 4)" office:value-type="string" office:string-value="EU39" calcext:value-type="string">
            <text:p>EU39</text:p>
          </table:table-cell>
          <table:table-cell table:style-name="ce3" table:formula="of:=IF(ISERROR(FIND(&quot;Flu&quot;; [.B247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247]; &quot;_&quot;; [.D247]); ['file:///home/assez/Documents/projectDocs/EMC_Barreiro/allEMC_Barreiro.ods'#$EMC_Barreiro.$D$51:.$J$128];7)" office:value-type="string" office:string-value="MS052701" calcext:value-type="string">
            <text:p>MS052701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247]; &quot;.&quot;; [.$A$144]; &quot;.&quot;; [.F247]; &quot;.&quot;; [.G247]; &quot;.&quot;; &quot;pair&quot;; [.H247]; &quot;.fastq.gz&quot;)" office:value-type="string" office:string-value="MS052701.Chipmentation_H3K27ac.263.3.pair1.fastq.gz" calcext:value-type="string">
            <text:p>MS052701.Chipmentation_H3K27ac.263.3.pair1.fastq.gz</text:p>
          </table:table-cell>
          <table:table-cell table:formula="of:=CONCATENATE(&quot;ln -s ../../H3K27ac/&quot;; [.B247]; &quot; &quot;; [.I247])" office:value-type="string" office:string-value="ln -s ../../H3K27ac/Epi_EU39_Flu_2-571401_ChIPmentation-H3K27ac_A00266_0263_3_S19_L003_R1_001.fastq.gz MS052701.Chipmentation_H3K27ac.263.3.pair1.fastq.gz" calcext:value-type="string">
            <text:p>ln -s ../../H3K27ac/Epi_EU39_Flu_2-571401_ChIPmentation-H3K27ac_A00266_0263_3_S19_L003_R1_001.fastq.gz MS052701.Chipmentation_H3K27ac.263.3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39_Flu_2-571401_ChIPmentation-H3K27ac_A00266_0263_3_S19_L003_R2_001.fastq.gz</text:p>
          </table:table-cell>
          <table:table-cell table:style-name="ce3" table:formula="of:=MID([.B248]; 5; 4)" office:value-type="string" office:string-value="EU39" calcext:value-type="string">
            <text:p>EU39</text:p>
          </table:table-cell>
          <table:table-cell table:style-name="ce3" table:formula="of:=IF(ISERROR(FIND(&quot;Flu&quot;; [.B248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248]; &quot;_&quot;; [.D248]); ['file:///home/assez/Documents/projectDocs/EMC_Barreiro/allEMC_Barreiro.ods'#$EMC_Barreiro.$D$51:.$J$128];7)" office:value-type="string" office:string-value="MS052701" calcext:value-type="string">
            <text:p>MS052701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248]; &quot;.&quot;; [.$A$144]; &quot;.&quot;; [.F248]; &quot;.&quot;; [.G248]; &quot;.&quot;; &quot;pair&quot;; [.H248]; &quot;.fastq.gz&quot;)" office:value-type="string" office:string-value="MS052701.Chipmentation_H3K27ac.263.3.pair2.fastq.gz" calcext:value-type="string">
            <text:p>MS052701.Chipmentation_H3K27ac.263.3.pair2.fastq.gz</text:p>
          </table:table-cell>
          <table:table-cell table:formula="of:=CONCATENATE(&quot;ln -s ../../H3K27ac/&quot;; [.B248]; &quot; &quot;; [.I248])" office:value-type="string" office:string-value="ln -s ../../H3K27ac/Epi_EU39_Flu_2-571401_ChIPmentation-H3K27ac_A00266_0263_3_S19_L003_R2_001.fastq.gz MS052701.Chipmentation_H3K27ac.263.3.pair2.fastq.gz" calcext:value-type="string">
            <text:p>ln -s ../../H3K27ac/Epi_EU39_Flu_2-571401_ChIPmentation-H3K27ac_A00266_0263_3_S19_L003_R2_001.fastq.gz MS052701.Chipmentation_H3K27ac.263.3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39_NI_2-571350_ChIPmentation-H3K27ac_A00266_0263_3_S18_L003_R1_001.fastq.gz</text:p>
          </table:table-cell>
          <table:table-cell table:style-name="ce3" table:formula="of:=MID([.B249]; 5; 4)" office:value-type="string" office:string-value="EU39" calcext:value-type="string">
            <text:p>EU39</text:p>
          </table:table-cell>
          <table:table-cell table:style-name="ce3" table:formula="of:=IF(ISERROR(FIND(&quot;Flu&quot;; [.B249]; 1)); &quot;NI&quot;; &quot;Flu&quot;)" office:value-type="string" office:string-value="NI" calcext:value-type="string">
            <text:p>NI</text:p>
          </table:table-cell>
          <table:table-cell table:style-name="ce3" table:formula="of:=VLOOKUP(CONCATENATE([.C249]; &quot;_&quot;; [.D249]); ['file:///home/assez/Documents/projectDocs/EMC_Barreiro/allEMC_Barreiro.ods'#$EMC_Barreiro.$D$51:.$J$128];7)" office:value-type="string" office:string-value="MS052702" calcext:value-type="string">
            <text:p>MS052702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249]; &quot;.&quot;; [.$A$144]; &quot;.&quot;; [.F249]; &quot;.&quot;; [.G249]; &quot;.&quot;; &quot;pair&quot;; [.H249]; &quot;.fastq.gz&quot;)" office:value-type="string" office:string-value="MS052702.Chipmentation_H3K27ac.263.3.pair1.fastq.gz" calcext:value-type="string">
            <text:p>MS052702.Chipmentation_H3K27ac.263.3.pair1.fastq.gz</text:p>
          </table:table-cell>
          <table:table-cell table:formula="of:=CONCATENATE(&quot;ln -s ../../H3K27ac/&quot;; [.B249]; &quot; &quot;; [.I249])" office:value-type="string" office:string-value="ln -s ../../H3K27ac/Epi_EU39_NI_2-571350_ChIPmentation-H3K27ac_A00266_0263_3_S18_L003_R1_001.fastq.gz MS052702.Chipmentation_H3K27ac.263.3.pair1.fastq.gz" calcext:value-type="string">
            <text:p>ln -s ../../H3K27ac/Epi_EU39_NI_2-571350_ChIPmentation-H3K27ac_A00266_0263_3_S18_L003_R1_001.fastq.gz MS052702.Chipmentation_H3K27ac.263.3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39_NI_2-571350_ChIPmentation-H3K27ac_A00266_0263_3_S18_L003_R2_001.fastq.gz</text:p>
          </table:table-cell>
          <table:table-cell table:style-name="ce3" table:formula="of:=MID([.B250]; 5; 4)" office:value-type="string" office:string-value="EU39" calcext:value-type="string">
            <text:p>EU39</text:p>
          </table:table-cell>
          <table:table-cell table:style-name="ce3" table:formula="of:=IF(ISERROR(FIND(&quot;Flu&quot;; [.B250]; 1)); &quot;NI&quot;; &quot;Flu&quot;)" office:value-type="string" office:string-value="NI" calcext:value-type="string">
            <text:p>NI</text:p>
          </table:table-cell>
          <table:table-cell table:style-name="ce3" table:formula="of:=VLOOKUP(CONCATENATE([.C250]; &quot;_&quot;; [.D250]); ['file:///home/assez/Documents/projectDocs/EMC_Barreiro/allEMC_Barreiro.ods'#$EMC_Barreiro.$D$51:.$J$128];7)" office:value-type="string" office:string-value="MS052702" calcext:value-type="string">
            <text:p>MS052702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250]; &quot;.&quot;; [.$A$144]; &quot;.&quot;; [.F250]; &quot;.&quot;; [.G250]; &quot;.&quot;; &quot;pair&quot;; [.H250]; &quot;.fastq.gz&quot;)" office:value-type="string" office:string-value="MS052702.Chipmentation_H3K27ac.263.3.pair2.fastq.gz" calcext:value-type="string">
            <text:p>MS052702.Chipmentation_H3K27ac.263.3.pair2.fastq.gz</text:p>
          </table:table-cell>
          <table:table-cell table:formula="of:=CONCATENATE(&quot;ln -s ../../H3K27ac/&quot;; [.B250]; &quot; &quot;; [.I250])" office:value-type="string" office:string-value="ln -s ../../H3K27ac/Epi_EU39_NI_2-571350_ChIPmentation-H3K27ac_A00266_0263_3_S18_L003_R2_001.fastq.gz MS052702.Chipmentation_H3K27ac.263.3.pair2.fastq.gz" calcext:value-type="string">
            <text:p>ln -s ../../H3K27ac/Epi_EU39_NI_2-571350_ChIPmentation-H3K27ac_A00266_0263_3_S18_L003_R2_001.fastq.gz MS052702.Chipmentation_H3K27ac.263.3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41_Flu_2-669478_ChIPmentation-H3K27ac_A00266_0289_1_S14_L001_R1_001.fastq.gz</text:p>
          </table:table-cell>
          <table:table-cell table:style-name="ce3" table:formula="of:=MID([.B251]; 5; 4)" office:value-type="string" office:string-value="EU41" calcext:value-type="string">
            <text:p>EU41</text:p>
          </table:table-cell>
          <table:table-cell table:style-name="ce3" table:formula="of:=IF(ISERROR(FIND(&quot;Flu&quot;; [.B251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251]; &quot;_&quot;; [.D251]); ['file:///home/assez/Documents/projectDocs/EMC_Barreiro/allEMC_Barreiro.ods'#$EMC_Barreiro.$D$51:.$J$128];7)" office:value-type="string" office:string-value="MS052801" calcext:value-type="string">
            <text:p>MS052801</text:p>
          </table:table-cell>
          <table:table-cell table:style-name="ce3" office:value-type="float" office:value="289" calcext:value-type="float">
            <text:p>289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251]; &quot;.&quot;; [.$A$144]; &quot;.&quot;; [.F251]; &quot;.&quot;; [.G251]; &quot;.&quot;; &quot;pair&quot;; [.H251]; &quot;.fastq.gz&quot;)" office:value-type="string" office:string-value="MS052801.Chipmentation_H3K27ac.289.1.pair1.fastq.gz" calcext:value-type="string">
            <text:p>MS052801.Chipmentation_H3K27ac.289.1.pair1.fastq.gz</text:p>
          </table:table-cell>
          <table:table-cell table:formula="of:=CONCATENATE(&quot;ln -s ../../H3K27ac/&quot;; [.B251]; &quot; &quot;; [.I251])" office:value-type="string" office:string-value="ln -s ../../H3K27ac/Epi_EU41_Flu_2-669478_ChIPmentation-H3K27ac_A00266_0289_1_S14_L001_R1_001.fastq.gz MS052801.Chipmentation_H3K27ac.289.1.pair1.fastq.gz" calcext:value-type="string">
            <text:p>ln -s ../../H3K27ac/Epi_EU41_Flu_2-669478_ChIPmentation-H3K27ac_A00266_0289_1_S14_L001_R1_001.fastq.gz MS052801.Chipmentation_H3K27ac.289.1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41_Flu_2-669478_ChIPmentation-H3K27ac_A00266_0289_1_S14_L001_R2_001.fastq.gz</text:p>
          </table:table-cell>
          <table:table-cell table:style-name="ce3" table:formula="of:=MID([.B252]; 5; 4)" office:value-type="string" office:string-value="EU41" calcext:value-type="string">
            <text:p>EU41</text:p>
          </table:table-cell>
          <table:table-cell table:style-name="ce3" table:formula="of:=IF(ISERROR(FIND(&quot;Flu&quot;; [.B252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252]; &quot;_&quot;; [.D252]); ['file:///home/assez/Documents/projectDocs/EMC_Barreiro/allEMC_Barreiro.ods'#$EMC_Barreiro.$D$51:.$J$128];7)" office:value-type="string" office:string-value="MS052801" calcext:value-type="string">
            <text:p>MS052801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252]; &quot;.&quot;; [.$A$144]; &quot;.&quot;; [.F252]; &quot;.&quot;; [.G252]; &quot;.&quot;; &quot;pair&quot;; [.H252]; &quot;.fastq.gz&quot;)" office:value-type="string" office:string-value="MS052801.Chipmentation_H3K27ac.289.1.pair2.fastq.gz" calcext:value-type="string">
            <text:p>MS052801.Chipmentation_H3K27ac.289.1.pair2.fastq.gz</text:p>
          </table:table-cell>
          <table:table-cell table:formula="of:=CONCATENATE(&quot;ln -s ../../H3K27ac/&quot;; [.B252]; &quot; &quot;; [.I252])" office:value-type="string" office:string-value="ln -s ../../H3K27ac/Epi_EU41_Flu_2-669478_ChIPmentation-H3K27ac_A00266_0289_1_S14_L001_R2_001.fastq.gz MS052801.Chipmentation_H3K27ac.289.1.pair2.fastq.gz" calcext:value-type="string">
            <text:p>ln -s ../../H3K27ac/Epi_EU41_Flu_2-669478_ChIPmentation-H3K27ac_A00266_0289_1_S14_L001_R2_001.fastq.gz MS052801.Chipmentation_H3K27ac.289.1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41_NI_2-669477_ChIPmentation-H3K27ac_A00266_0289_1_S13_L001_R1_001.fastq.gz</text:p>
          </table:table-cell>
          <table:table-cell table:style-name="ce3" table:formula="of:=MID([.B253]; 5; 4)" office:value-type="string" office:string-value="EU41" calcext:value-type="string">
            <text:p>EU41</text:p>
          </table:table-cell>
          <table:table-cell table:style-name="ce3" table:formula="of:=IF(ISERROR(FIND(&quot;Flu&quot;; [.B253]; 1)); &quot;NI&quot;; &quot;Flu&quot;)" office:value-type="string" office:string-value="NI" calcext:value-type="string">
            <text:p>NI</text:p>
          </table:table-cell>
          <table:table-cell table:style-name="ce3" table:formula="of:=VLOOKUP(CONCATENATE([.C253]; &quot;_&quot;; [.D253]); ['file:///home/assez/Documents/projectDocs/EMC_Barreiro/allEMC_Barreiro.ods'#$EMC_Barreiro.$D$51:.$J$128];7)" office:value-type="string" office:string-value="MS052802" calcext:value-type="string">
            <text:p>MS052802</text:p>
          </table:table-cell>
          <table:table-cell table:style-name="ce3" office:value-type="float" office:value="289" calcext:value-type="float">
            <text:p>289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253]; &quot;.&quot;; [.$A$144]; &quot;.&quot;; [.F253]; &quot;.&quot;; [.G253]; &quot;.&quot;; &quot;pair&quot;; [.H253]; &quot;.fastq.gz&quot;)" office:value-type="string" office:string-value="MS052802.Chipmentation_H3K27ac.289.1.pair1.fastq.gz" calcext:value-type="string">
            <text:p>MS052802.Chipmentation_H3K27ac.289.1.pair1.fastq.gz</text:p>
          </table:table-cell>
          <table:table-cell table:formula="of:=CONCATENATE(&quot;ln -s ../../H3K27ac/&quot;; [.B253]; &quot; &quot;; [.I253])" office:value-type="string" office:string-value="ln -s ../../H3K27ac/Epi_EU41_NI_2-669477_ChIPmentation-H3K27ac_A00266_0289_1_S13_L001_R1_001.fastq.gz MS052802.Chipmentation_H3K27ac.289.1.pair1.fastq.gz" calcext:value-type="string">
            <text:p>ln -s ../../H3K27ac/Epi_EU41_NI_2-669477_ChIPmentation-H3K27ac_A00266_0289_1_S13_L001_R1_001.fastq.gz MS052802.Chipmentation_H3K27ac.289.1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41_NI_2-669477_ChIPmentation-H3K27ac_A00266_0289_1_S13_L001_R2_001.fastq.gz</text:p>
          </table:table-cell>
          <table:table-cell table:style-name="ce3" table:formula="of:=MID([.B254]; 5; 4)" office:value-type="string" office:string-value="EU41" calcext:value-type="string">
            <text:p>EU41</text:p>
          </table:table-cell>
          <table:table-cell table:style-name="ce3" table:formula="of:=IF(ISERROR(FIND(&quot;Flu&quot;; [.B254]; 1)); &quot;NI&quot;; &quot;Flu&quot;)" office:value-type="string" office:string-value="NI" calcext:value-type="string">
            <text:p>NI</text:p>
          </table:table-cell>
          <table:table-cell table:style-name="ce3" table:formula="of:=VLOOKUP(CONCATENATE([.C254]; &quot;_&quot;; [.D254]); ['file:///home/assez/Documents/projectDocs/EMC_Barreiro/allEMC_Barreiro.ods'#$EMC_Barreiro.$D$51:.$J$128];7)" office:value-type="string" office:string-value="MS052802" calcext:value-type="string">
            <text:p>MS052802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254]; &quot;.&quot;; [.$A$144]; &quot;.&quot;; [.F254]; &quot;.&quot;; [.G254]; &quot;.&quot;; &quot;pair&quot;; [.H254]; &quot;.fastq.gz&quot;)" office:value-type="string" office:string-value="MS052802.Chipmentation_H3K27ac.289.1.pair2.fastq.gz" calcext:value-type="string">
            <text:p>MS052802.Chipmentation_H3K27ac.289.1.pair2.fastq.gz</text:p>
          </table:table-cell>
          <table:table-cell table:formula="of:=CONCATENATE(&quot;ln -s ../../H3K27ac/&quot;; [.B254]; &quot; &quot;; [.I254])" office:value-type="string" office:string-value="ln -s ../../H3K27ac/Epi_EU41_NI_2-669477_ChIPmentation-H3K27ac_A00266_0289_1_S13_L001_R2_001.fastq.gz MS052802.Chipmentation_H3K27ac.289.1.pair2.fastq.gz" calcext:value-type="string">
            <text:p>ln -s ../../H3K27ac/Epi_EU41_NI_2-669477_ChIPmentation-H3K27ac_A00266_0289_1_S13_L001_R2_001.fastq.gz MS052802.Chipmentation_H3K27ac.289.1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47_Flu_2-669480_ChIPmentation-H3K27ac_A00266_0289_1_S16_L001_R1_001.fastq.gz</text:p>
          </table:table-cell>
          <table:table-cell table:style-name="ce3" table:formula="of:=MID([.B255]; 5; 4)" office:value-type="string" office:string-value="EU47" calcext:value-type="string">
            <text:p>EU47</text:p>
          </table:table-cell>
          <table:table-cell table:style-name="ce3" table:formula="of:=IF(ISERROR(FIND(&quot;Flu&quot;; [.B255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255]; &quot;_&quot;; [.D255]); ['file:///home/assez/Documents/projectDocs/EMC_Barreiro/allEMC_Barreiro.ods'#$EMC_Barreiro.$D$51:.$J$128];7)" office:value-type="string" office:string-value="MS053001" calcext:value-type="string">
            <text:p>MS053001</text:p>
          </table:table-cell>
          <table:table-cell table:style-name="ce3" office:value-type="float" office:value="289" calcext:value-type="float">
            <text:p>289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255]; &quot;.&quot;; [.$A$144]; &quot;.&quot;; [.F255]; &quot;.&quot;; [.G255]; &quot;.&quot;; &quot;pair&quot;; [.H255]; &quot;.fastq.gz&quot;)" office:value-type="string" office:string-value="MS053001.Chipmentation_H3K27ac.289.1.pair1.fastq.gz" calcext:value-type="string">
            <text:p>MS053001.Chipmentation_H3K27ac.289.1.pair1.fastq.gz</text:p>
          </table:table-cell>
          <table:table-cell table:formula="of:=CONCATENATE(&quot;ln -s ../../H3K27ac/&quot;; [.B255]; &quot; &quot;; [.I255])" office:value-type="string" office:string-value="ln -s ../../H3K27ac/Epi_EU47_Flu_2-669480_ChIPmentation-H3K27ac_A00266_0289_1_S16_L001_R1_001.fastq.gz MS053001.Chipmentation_H3K27ac.289.1.pair1.fastq.gz" calcext:value-type="string">
            <text:p>ln -s ../../H3K27ac/Epi_EU47_Flu_2-669480_ChIPmentation-H3K27ac_A00266_0289_1_S16_L001_R1_001.fastq.gz MS053001.Chipmentation_H3K27ac.289.1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47_Flu_2-669480_ChIPmentation-H3K27ac_A00266_0289_1_S16_L001_R2_001.fastq.gz</text:p>
          </table:table-cell>
          <table:table-cell table:style-name="ce3" table:formula="of:=MID([.B256]; 5; 4)" office:value-type="string" office:string-value="EU47" calcext:value-type="string">
            <text:p>EU47</text:p>
          </table:table-cell>
          <table:table-cell table:style-name="ce3" table:formula="of:=IF(ISERROR(FIND(&quot;Flu&quot;; [.B256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256]; &quot;_&quot;; [.D256]); ['file:///home/assez/Documents/projectDocs/EMC_Barreiro/allEMC_Barreiro.ods'#$EMC_Barreiro.$D$51:.$J$128];7)" office:value-type="string" office:string-value="MS053001" calcext:value-type="string">
            <text:p>MS053001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256]; &quot;.&quot;; [.$A$144]; &quot;.&quot;; [.F256]; &quot;.&quot;; [.G256]; &quot;.&quot;; &quot;pair&quot;; [.H256]; &quot;.fastq.gz&quot;)" office:value-type="string" office:string-value="MS053001.Chipmentation_H3K27ac.289.1.pair2.fastq.gz" calcext:value-type="string">
            <text:p>MS053001.Chipmentation_H3K27ac.289.1.pair2.fastq.gz</text:p>
          </table:table-cell>
          <table:table-cell table:formula="of:=CONCATENATE(&quot;ln -s ../../H3K27ac/&quot;; [.B256]; &quot; &quot;; [.I256])" office:value-type="string" office:string-value="ln -s ../../H3K27ac/Epi_EU47_Flu_2-669480_ChIPmentation-H3K27ac_A00266_0289_1_S16_L001_R2_001.fastq.gz MS053001.Chipmentation_H3K27ac.289.1.pair2.fastq.gz" calcext:value-type="string">
            <text:p>ln -s ../../H3K27ac/Epi_EU47_Flu_2-669480_ChIPmentation-H3K27ac_A00266_0289_1_S16_L001_R2_001.fastq.gz MS053001.Chipmentation_H3K27ac.289.1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47_NI_2-669479_ChIPmentation-H3K27ac_A00266_0289_1_S15_L001_R1_001.fastq.gz</text:p>
          </table:table-cell>
          <table:table-cell table:style-name="ce3" table:formula="of:=MID([.B257]; 5; 4)" office:value-type="string" office:string-value="EU47" calcext:value-type="string">
            <text:p>EU47</text:p>
          </table:table-cell>
          <table:table-cell table:style-name="ce3" table:formula="of:=IF(ISERROR(FIND(&quot;Flu&quot;; [.B257]; 1)); &quot;NI&quot;; &quot;Flu&quot;)" office:value-type="string" office:string-value="NI" calcext:value-type="string">
            <text:p>NI</text:p>
          </table:table-cell>
          <table:table-cell table:style-name="ce3" table:formula="of:=VLOOKUP(CONCATENATE([.C257]; &quot;_&quot;; [.D257]); ['file:///home/assez/Documents/projectDocs/EMC_Barreiro/allEMC_Barreiro.ods'#$EMC_Barreiro.$D$51:.$J$128];7)" office:value-type="string" office:string-value="MS053002" calcext:value-type="string">
            <text:p>MS053002</text:p>
          </table:table-cell>
          <table:table-cell table:style-name="ce3" office:value-type="float" office:value="289" calcext:value-type="float">
            <text:p>289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257]; &quot;.&quot;; [.$A$144]; &quot;.&quot;; [.F257]; &quot;.&quot;; [.G257]; &quot;.&quot;; &quot;pair&quot;; [.H257]; &quot;.fastq.gz&quot;)" office:value-type="string" office:string-value="MS053002.Chipmentation_H3K27ac.289.1.pair1.fastq.gz" calcext:value-type="string">
            <text:p>MS053002.Chipmentation_H3K27ac.289.1.pair1.fastq.gz</text:p>
          </table:table-cell>
          <table:table-cell table:formula="of:=CONCATENATE(&quot;ln -s ../../H3K27ac/&quot;; [.B257]; &quot; &quot;; [.I257])" office:value-type="string" office:string-value="ln -s ../../H3K27ac/Epi_EU47_NI_2-669479_ChIPmentation-H3K27ac_A00266_0289_1_S15_L001_R1_001.fastq.gz MS053002.Chipmentation_H3K27ac.289.1.pair1.fastq.gz" calcext:value-type="string">
            <text:p>ln -s ../../H3K27ac/Epi_EU47_NI_2-669479_ChIPmentation-H3K27ac_A00266_0289_1_S15_L001_R1_001.fastq.gz MS053002.Chipmentation_H3K27ac.289.1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47_NI_2-669479_ChIPmentation-H3K27ac_A00266_0289_1_S15_L001_R2_001.fastq.gz</text:p>
          </table:table-cell>
          <table:table-cell table:style-name="ce3" table:formula="of:=MID([.B258]; 5; 4)" office:value-type="string" office:string-value="EU47" calcext:value-type="string">
            <text:p>EU47</text:p>
          </table:table-cell>
          <table:table-cell table:style-name="ce3" table:formula="of:=IF(ISERROR(FIND(&quot;Flu&quot;; [.B258]; 1)); &quot;NI&quot;; &quot;Flu&quot;)" office:value-type="string" office:string-value="NI" calcext:value-type="string">
            <text:p>NI</text:p>
          </table:table-cell>
          <table:table-cell table:style-name="ce3" table:formula="of:=VLOOKUP(CONCATENATE([.C258]; &quot;_&quot;; [.D258]); ['file:///home/assez/Documents/projectDocs/EMC_Barreiro/allEMC_Barreiro.ods'#$EMC_Barreiro.$D$51:.$J$128];7)" office:value-type="string" office:string-value="MS053002" calcext:value-type="string">
            <text:p>MS053002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258]; &quot;.&quot;; [.$A$144]; &quot;.&quot;; [.F258]; &quot;.&quot;; [.G258]; &quot;.&quot;; &quot;pair&quot;; [.H258]; &quot;.fastq.gz&quot;)" office:value-type="string" office:string-value="MS053002.Chipmentation_H3K27ac.289.1.pair2.fastq.gz" calcext:value-type="string">
            <text:p>MS053002.Chipmentation_H3K27ac.289.1.pair2.fastq.gz</text:p>
          </table:table-cell>
          <table:table-cell table:formula="of:=CONCATENATE(&quot;ln -s ../../H3K27ac/&quot;; [.B258]; &quot; &quot;; [.I258])" office:value-type="string" office:string-value="ln -s ../../H3K27ac/Epi_EU47_NI_2-669479_ChIPmentation-H3K27ac_A00266_0289_1_S15_L001_R2_001.fastq.gz MS053002.Chipmentation_H3K27ac.289.1.pair2.fastq.gz" calcext:value-type="string">
            <text:p>ln -s ../../H3K27ac/Epi_EU47_NI_2-669479_ChIPmentation-H3K27ac_A00266_0289_1_S15_L001_R2_001.fastq.gz MS053002.Chipmentation_H3K27ac.289.1.pair2.fastq.gz</text:p>
          </table:table-cell>
          <table:table-cell table:number-columns-repeated="1014"/>
        </table:table-row>
        <table:table-row table:style-name="ro1">
          <table:table-cell table:style-name="ce3" table:number-columns-repeated="2"/>
          <table:table-cell table:style-name="ce3" table:formula="of:=MID([.B259]; 5; 4)">
            <text:p/>
          </table:table-cell>
          <table:table-cell table:style-name="ce3" table:number-columns-repeated="4"/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 table:formula="of:=MID([.B260]; 5; 4)">
            <text:p/>
          </table:table-cell>
          <table:table-cell table:style-name="ce3" table:number-columns-repeated="4"/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 table:formula="of:=MID([.B261]; 5; 4)">
            <text:p/>
          </table:table-cell>
          <table:table-cell table:style-name="ce3" table:number-columns-repeated="4"/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 table:formula="of:=MID([.B262]; 5; 4)">
            <text:p/>
          </table:table-cell>
          <table:table-cell table:style-name="ce3" table:number-columns-repeated="4"/>
          <table:table-cell table:number-columns-repeated="1017"/>
        </table:table-row>
        <table:table-row table:style-name="ro1">
          <table:table-cell table:style-name="ce2" office:value-type="string" calcext:value-type="string">
            <text:p>H3K4me1</text:p>
          </table:table-cell>
          <table:table-cell table:style-name="ce3" office:value-type="string" calcext:value-type="string">
            <text:p>Epi_AF04_Flu_2-674805_ChIPmentation-H3K4me1_A00266_0301_1_S6_L001_R1_001.fastq.gz</text:p>
          </table:table-cell>
          <table:table-cell table:style-name="ce3" table:formula="of:=MID([.B263]; 5; 4)" office:value-type="string" office:string-value="AF04" calcext:value-type="string">
            <text:p>AF04</text:p>
          </table:table-cell>
          <table:table-cell table:style-name="ce3" table:formula="of:=IF(ISERROR(FIND(&quot;Flu&quot;; [.B263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263]; &quot;_&quot;; [.D263]); ['file:///home/assez/Documents/projectDocs/EMC_Barreiro/allEMC_Barreiro.ods'#$EMC_Barreiro.$D$51:.$J$128];7)" office:value-type="string" office:string-value="MS049301" calcext:value-type="string">
            <text:p>MS049301</text:p>
          </table:table-cell>
          <table:table-cell table:style-name="ce3" office:value-type="float" office:value="301" calcext:value-type="float">
            <text:p>30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263]; &quot;.&quot;; [.$A$264]; &quot;.&quot;; [.F263]; &quot;.&quot;; [.G263]; &quot;.&quot;; &quot;pair&quot;; [.H263]; &quot;.fastq.gz&quot;)" office:value-type="string" office:string-value="MS049301.Chipmentation_H3K4me1.301.1.pair1.fastq.gz" calcext:value-type="string">
            <text:p>MS049301.Chipmentation_H3K4me1.301.1.pair1.fastq.gz</text:p>
          </table:table-cell>
          <table:table-cell table:formula="of:=CONCATENATE(&quot;ln -s ../../H3K4me1/&quot;; [.B263]; &quot; &quot;; [.I263])" office:value-type="string" office:string-value="ln -s ../../H3K4me1/Epi_AF04_Flu_2-674805_ChIPmentation-H3K4me1_A00266_0301_1_S6_L001_R1_001.fastq.gz MS049301.Chipmentation_H3K4me1.301.1.pair1.fastq.gz" calcext:value-type="string">
            <text:p>ln -s ../../H3K4me1/Epi_AF04_Flu_2-674805_ChIPmentation-H3K4me1_A00266_0301_1_S6_L001_R1_001.fastq.gz MS049301.Chipmentation_H3K4me1.301.1.pair1.fastq.gz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Chipmentation_H3K4me1</text:p>
          </table:table-cell>
          <table:table-cell table:style-name="ce3" office:value-type="string" calcext:value-type="string">
            <text:p>Epi_AF04_Flu_2-674805_ChIPmentation-H3K4me1_A00266_0301_1_S6_L001_R2_001.fastq.gz</text:p>
          </table:table-cell>
          <table:table-cell table:style-name="ce3" table:formula="of:=MID([.B264]; 5; 4)" office:value-type="string" office:string-value="AF04" calcext:value-type="string">
            <text:p>AF04</text:p>
          </table:table-cell>
          <table:table-cell table:style-name="ce3" table:formula="of:=IF(ISERROR(FIND(&quot;Flu&quot;; [.B264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264]; &quot;_&quot;; [.D264]); ['file:///home/assez/Documents/projectDocs/EMC_Barreiro/allEMC_Barreiro.ods'#$EMC_Barreiro.$D$51:.$J$128];7)" office:value-type="string" office:string-value="MS049301" calcext:value-type="string">
            <text:p>MS049301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264]; &quot;.&quot;; [.$A$264]; &quot;.&quot;; [.F264]; &quot;.&quot;; [.G264]; &quot;.&quot;; &quot;pair&quot;; [.H264]; &quot;.fastq.gz&quot;)" office:value-type="string" office:string-value="MS049301.Chipmentation_H3K4me1.301.1.pair2.fastq.gz" calcext:value-type="string">
            <text:p>MS049301.Chipmentation_H3K4me1.301.1.pair2.fastq.gz</text:p>
          </table:table-cell>
          <table:table-cell table:formula="of:=CONCATENATE(&quot;ln -s ../../H3K4me1/&quot;; [.B264]; &quot; &quot;; [.I264])" office:value-type="string" office:string-value="ln -s ../../H3K4me1/Epi_AF04_Flu_2-674805_ChIPmentation-H3K4me1_A00266_0301_1_S6_L001_R2_001.fastq.gz MS049301.Chipmentation_H3K4me1.301.1.pair2.fastq.gz" calcext:value-type="string">
            <text:p>ln -s ../../H3K4me1/Epi_AF04_Flu_2-674805_ChIPmentation-H3K4me1_A00266_0301_1_S6_L001_R2_001.fastq.gz MS049301.Chipmentation_H3K4me1.301.1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04_NI_2-669584_ChIPmentation-H3K4me1_A00266_0289_2_S1_L002_R1_001.fastq.gz</text:p>
          </table:table-cell>
          <table:table-cell table:style-name="ce3" table:formula="of:=MID([.B265]; 5; 4)" office:value-type="string" office:string-value="AF04" calcext:value-type="string">
            <text:p>AF04</text:p>
          </table:table-cell>
          <table:table-cell table:style-name="ce3" table:formula="of:=IF(ISERROR(FIND(&quot;Flu&quot;; [.B265]; 1)); &quot;NI&quot;; &quot;Flu&quot;)" office:value-type="string" office:string-value="NI" calcext:value-type="string">
            <text:p>NI</text:p>
          </table:table-cell>
          <table:table-cell table:style-name="ce3" table:formula="of:=VLOOKUP(CONCATENATE([.C265]; &quot;_&quot;; [.D265]); ['file:///home/assez/Documents/projectDocs/EMC_Barreiro/allEMC_Barreiro.ods'#$EMC_Barreiro.$D$51:.$J$128];7)" office:value-type="string" office:string-value="MS049302" calcext:value-type="string">
            <text:p>MS049302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265]; &quot;.&quot;; [.$A$264]; &quot;.&quot;; [.F265]; &quot;.&quot;; [.G265]; &quot;.&quot;; &quot;pair&quot;; [.H265]; &quot;.fastq.gz&quot;)" office:value-type="string" office:string-value="MS049302.Chipmentation_H3K4me1.289.2.pair1.fastq.gz" calcext:value-type="string">
            <text:p>MS049302.Chipmentation_H3K4me1.289.2.pair1.fastq.gz</text:p>
          </table:table-cell>
          <table:table-cell table:formula="of:=CONCATENATE(&quot;ln -s ../../H3K4me1/&quot;; [.B265]; &quot; &quot;; [.I265])" office:value-type="string" office:string-value="ln -s ../../H3K4me1/Epi_AF04_NI_2-669584_ChIPmentation-H3K4me1_A00266_0289_2_S1_L002_R1_001.fastq.gz MS049302.Chipmentation_H3K4me1.289.2.pair1.fastq.gz" calcext:value-type="string">
            <text:p>ln -s ../../H3K4me1/Epi_AF04_NI_2-669584_ChIPmentation-H3K4me1_A00266_0289_2_S1_L002_R1_001.fastq.gz MS049302.Chipmentation_H3K4me1.289.2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04_NI_2-669584_ChIPmentation-H3K4me1_A00266_0289_2_S1_L002_R2_001.fastq.gz</text:p>
          </table:table-cell>
          <table:table-cell table:style-name="ce3" table:formula="of:=MID([.B266]; 5; 4)" office:value-type="string" office:string-value="AF04" calcext:value-type="string">
            <text:p>AF04</text:p>
          </table:table-cell>
          <table:table-cell table:style-name="ce3" table:formula="of:=IF(ISERROR(FIND(&quot;Flu&quot;; [.B266]; 1)); &quot;NI&quot;; &quot;Flu&quot;)" office:value-type="string" office:string-value="NI" calcext:value-type="string">
            <text:p>NI</text:p>
          </table:table-cell>
          <table:table-cell table:style-name="ce3" table:formula="of:=VLOOKUP(CONCATENATE([.C266]; &quot;_&quot;; [.D266]); ['file:///home/assez/Documents/projectDocs/EMC_Barreiro/allEMC_Barreiro.ods'#$EMC_Barreiro.$D$51:.$J$128];7)" office:value-type="string" office:string-value="MS049302" calcext:value-type="string">
            <text:p>MS049302</text:p>
          </table:table-cell>
          <table:table-cell table:style-name="ce3" office:value-type="float" office:value="289" calcext:value-type="float">
            <text:p>289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9" table:formula="of:=CONCATENATE([.E266]; &quot;.&quot;; [.$A$264]; &quot;.&quot;; [.F266]; &quot;.&quot;; [.G266]; &quot;.&quot;; &quot;pair&quot;; [.H266]; &quot;.fastq.gz&quot;)" office:value-type="string" office:string-value="MS049302.Chipmentation_H3K4me1.289.2.pair2.fastq.gz" calcext:value-type="string">
            <text:p>MS049302.Chipmentation_H3K4me1.289.2.pair2.fastq.gz</text:p>
          </table:table-cell>
          <table:table-cell table:formula="of:=CONCATENATE(&quot;ln -s ../../H3K4me1/&quot;; [.B266]; &quot; &quot;; [.I266])" office:value-type="string" office:string-value="ln -s ../../H3K4me1/Epi_AF04_NI_2-669584_ChIPmentation-H3K4me1_A00266_0289_2_S1_L002_R2_001.fastq.gz MS049302.Chipmentation_H3K4me1.289.2.pair2.fastq.gz" calcext:value-type="string">
            <text:p>ln -s ../../H3K4me1/Epi_AF04_NI_2-669584_ChIPmentation-H3K4me1_A00266_0289_2_S1_L002_R2_001.fastq.gz MS049302.Chipmentation_H3K4me1.289.2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06_Flu_2-674806_ChIPmentation-H3K4me1_A00266_0301_1_S7_L001_R1_001.fastq.gz</text:p>
          </table:table-cell>
          <table:table-cell table:style-name="ce3" table:formula="of:=MID([.B267]; 5; 4)" office:value-type="string" office:string-value="AF06" calcext:value-type="string">
            <text:p>AF06</text:p>
          </table:table-cell>
          <table:table-cell table:style-name="ce3" table:formula="of:=IF(ISERROR(FIND(&quot;Flu&quot;; [.B267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267]; &quot;_&quot;; [.D267]); ['file:///home/assez/Documents/projectDocs/EMC_Barreiro/allEMC_Barreiro.ods'#$EMC_Barreiro.$D$51:.$J$128];7)" office:value-type="string" office:string-value="MS049401" calcext:value-type="string">
            <text:p>MS049401</text:p>
          </table:table-cell>
          <table:table-cell table:style-name="ce3" office:value-type="float" office:value="301" calcext:value-type="float">
            <text:p>30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267]; &quot;.&quot;; [.$A$264]; &quot;.&quot;; [.F267]; &quot;.&quot;; [.G267]; &quot;.&quot;; &quot;pair&quot;; [.H267]; &quot;.fastq.gz&quot;)" office:value-type="string" office:string-value="MS049401.Chipmentation_H3K4me1.301.1.pair1.fastq.gz" calcext:value-type="string">
            <text:p>MS049401.Chipmentation_H3K4me1.301.1.pair1.fastq.gz</text:p>
          </table:table-cell>
          <table:table-cell table:formula="of:=CONCATENATE(&quot;ln -s ../../H3K4me1/&quot;; [.B267]; &quot; &quot;; [.I267])" office:value-type="string" office:string-value="ln -s ../../H3K4me1/Epi_AF06_Flu_2-674806_ChIPmentation-H3K4me1_A00266_0301_1_S7_L001_R1_001.fastq.gz MS049401.Chipmentation_H3K4me1.301.1.pair1.fastq.gz" calcext:value-type="string">
            <text:p>ln -s ../../H3K4me1/Epi_AF06_Flu_2-674806_ChIPmentation-H3K4me1_A00266_0301_1_S7_L001_R1_001.fastq.gz MS049401.Chipmentation_H3K4me1.301.1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06_Flu_2-674806_ChIPmentation-H3K4me1_A00266_0301_1_S7_L001_R2_001.fastq.gz</text:p>
          </table:table-cell>
          <table:table-cell table:style-name="ce3" table:formula="of:=MID([.B268]; 5; 4)" office:value-type="string" office:string-value="AF06" calcext:value-type="string">
            <text:p>AF06</text:p>
          </table:table-cell>
          <table:table-cell table:style-name="ce3" table:formula="of:=IF(ISERROR(FIND(&quot;Flu&quot;; [.B268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268]; &quot;_&quot;; [.D268]); ['file:///home/assez/Documents/projectDocs/EMC_Barreiro/allEMC_Barreiro.ods'#$EMC_Barreiro.$D$51:.$J$128];7)" office:value-type="string" office:string-value="MS049401" calcext:value-type="string">
            <text:p>MS049401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268]; &quot;.&quot;; [.$A$264]; &quot;.&quot;; [.F268]; &quot;.&quot;; [.G268]; &quot;.&quot;; &quot;pair&quot;; [.H268]; &quot;.fastq.gz&quot;)" office:value-type="string" office:string-value="MS049401.Chipmentation_H3K4me1.301.1.pair2.fastq.gz" calcext:value-type="string">
            <text:p>MS049401.Chipmentation_H3K4me1.301.1.pair2.fastq.gz</text:p>
          </table:table-cell>
          <table:table-cell table:formula="of:=CONCATENATE(&quot;ln -s ../../H3K4me1/&quot;; [.B268]; &quot; &quot;; [.I268])" office:value-type="string" office:string-value="ln -s ../../H3K4me1/Epi_AF06_Flu_2-674806_ChIPmentation-H3K4me1_A00266_0301_1_S7_L001_R2_001.fastq.gz MS049401.Chipmentation_H3K4me1.301.1.pair2.fastq.gz" calcext:value-type="string">
            <text:p>ln -s ../../H3K4me1/Epi_AF06_Flu_2-674806_ChIPmentation-H3K4me1_A00266_0301_1_S7_L001_R2_001.fastq.gz MS049401.Chipmentation_H3K4me1.301.1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06_NI_2-669651_ChIPmentation-H3K4me1_A00266_0289_2_S18_L002_R1_001.fastq.gz</text:p>
          </table:table-cell>
          <table:table-cell table:style-name="ce3" table:formula="of:=MID([.B269]; 5; 4)" office:value-type="string" office:string-value="AF06" calcext:value-type="string">
            <text:p>AF06</text:p>
          </table:table-cell>
          <table:table-cell table:style-name="ce3" table:formula="of:=IF(ISERROR(FIND(&quot;Flu&quot;; [.B269]; 1)); &quot;NI&quot;; &quot;Flu&quot;)" office:value-type="string" office:string-value="NI" calcext:value-type="string">
            <text:p>NI</text:p>
          </table:table-cell>
          <table:table-cell table:style-name="ce3" table:formula="of:=VLOOKUP(CONCATENATE([.C269]; &quot;_&quot;; [.D269]); ['file:///home/assez/Documents/projectDocs/EMC_Barreiro/allEMC_Barreiro.ods'#$EMC_Barreiro.$D$51:.$J$128];7)" office:value-type="string" office:string-value="MS049402" calcext:value-type="string">
            <text:p>MS049402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269]; &quot;.&quot;; [.$A$264]; &quot;.&quot;; [.F269]; &quot;.&quot;; [.G269]; &quot;.&quot;; &quot;pair&quot;; [.H269]; &quot;.fastq.gz&quot;)" office:value-type="string" office:string-value="MS049402.Chipmentation_H3K4me1.289.2.pair1.fastq.gz" calcext:value-type="string">
            <text:p>MS049402.Chipmentation_H3K4me1.289.2.pair1.fastq.gz</text:p>
          </table:table-cell>
          <table:table-cell table:formula="of:=CONCATENATE(&quot;ln -s ../../H3K4me1/&quot;; [.B269]; &quot; &quot;; [.I269])" office:value-type="string" office:string-value="ln -s ../../H3K4me1/Epi_AF06_NI_2-669651_ChIPmentation-H3K4me1_A00266_0289_2_S18_L002_R1_001.fastq.gz MS049402.Chipmentation_H3K4me1.289.2.pair1.fastq.gz" calcext:value-type="string">
            <text:p>ln -s ../../H3K4me1/Epi_AF06_NI_2-669651_ChIPmentation-H3K4me1_A00266_0289_2_S18_L002_R1_001.fastq.gz MS049402.Chipmentation_H3K4me1.289.2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06_NI_2-669651_ChIPmentation-H3K4me1_A00266_0289_2_S18_L002_R2_001.fastq.gz</text:p>
          </table:table-cell>
          <table:table-cell table:style-name="ce3" table:formula="of:=MID([.B270]; 5; 4)" office:value-type="string" office:string-value="AF06" calcext:value-type="string">
            <text:p>AF06</text:p>
          </table:table-cell>
          <table:table-cell table:style-name="ce3" table:formula="of:=IF(ISERROR(FIND(&quot;Flu&quot;; [.B270]; 1)); &quot;NI&quot;; &quot;Flu&quot;)" office:value-type="string" office:string-value="NI" calcext:value-type="string">
            <text:p>NI</text:p>
          </table:table-cell>
          <table:table-cell table:style-name="ce3" table:formula="of:=VLOOKUP(CONCATENATE([.C270]; &quot;_&quot;; [.D270]); ['file:///home/assez/Documents/projectDocs/EMC_Barreiro/allEMC_Barreiro.ods'#$EMC_Barreiro.$D$51:.$J$128];7)" office:value-type="string" office:string-value="MS049402" calcext:value-type="string">
            <text:p>MS049402</text:p>
          </table:table-cell>
          <table:table-cell table:style-name="ce3" office:value-type="float" office:value="289" calcext:value-type="float">
            <text:p>289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9" table:formula="of:=CONCATENATE([.E270]; &quot;.&quot;; [.$A$264]; &quot;.&quot;; [.F270]; &quot;.&quot;; [.G270]; &quot;.&quot;; &quot;pair&quot;; [.H270]; &quot;.fastq.gz&quot;)" office:value-type="string" office:string-value="MS049402.Chipmentation_H3K4me1.289.2.pair2.fastq.gz" calcext:value-type="string">
            <text:p>MS049402.Chipmentation_H3K4me1.289.2.pair2.fastq.gz</text:p>
          </table:table-cell>
          <table:table-cell table:formula="of:=CONCATENATE(&quot;ln -s ../../H3K4me1/&quot;; [.B270]; &quot; &quot;; [.I270])" office:value-type="string" office:string-value="ln -s ../../H3K4me1/Epi_AF06_NI_2-669651_ChIPmentation-H3K4me1_A00266_0289_2_S18_L002_R2_001.fastq.gz MS049402.Chipmentation_H3K4me1.289.2.pair2.fastq.gz" calcext:value-type="string">
            <text:p>ln -s ../../H3K4me1/Epi_AF06_NI_2-669651_ChIPmentation-H3K4me1_A00266_0289_2_S18_L002_R2_001.fastq.gz MS049402.Chipmentation_H3K4me1.289.2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08_Flu_2-669652_ChIPmentation-H3K4me1_A00266_0289_2_S19_L002_R1_001.fastq.gz</text:p>
          </table:table-cell>
          <table:table-cell table:style-name="ce3" table:formula="of:=MID([.B271]; 5; 4)" office:value-type="string" office:string-value="AF08" calcext:value-type="string">
            <text:p>AF08</text:p>
          </table:table-cell>
          <table:table-cell table:style-name="ce3" table:formula="of:=IF(ISERROR(FIND(&quot;Flu&quot;; [.B271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271]; &quot;_&quot;; [.D271]); ['file:///home/assez/Documents/projectDocs/EMC_Barreiro/allEMC_Barreiro.ods'#$EMC_Barreiro.$D$51:.$J$128];7)" office:value-type="string" office:string-value="MS049501" calcext:value-type="string">
            <text:p>MS049501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271]; &quot;.&quot;; [.$A$264]; &quot;.&quot;; [.F271]; &quot;.&quot;; [.G271]; &quot;.&quot;; &quot;pair&quot;; [.H271]; &quot;.fastq.gz&quot;)" office:value-type="string" office:string-value="MS049501.Chipmentation_H3K4me1.289.2.pair1.fastq.gz" calcext:value-type="string">
            <text:p>MS049501.Chipmentation_H3K4me1.289.2.pair1.fastq.gz</text:p>
          </table:table-cell>
          <table:table-cell table:formula="of:=CONCATENATE(&quot;ln -s ../../H3K4me1/&quot;; [.B271]; &quot; &quot;; [.I271])" office:value-type="string" office:string-value="ln -s ../../H3K4me1/Epi_AF08_Flu_2-669652_ChIPmentation-H3K4me1_A00266_0289_2_S19_L002_R1_001.fastq.gz MS049501.Chipmentation_H3K4me1.289.2.pair1.fastq.gz" calcext:value-type="string">
            <text:p>ln -s ../../H3K4me1/Epi_AF08_Flu_2-669652_ChIPmentation-H3K4me1_A00266_0289_2_S19_L002_R1_001.fastq.gz MS049501.Chipmentation_H3K4me1.289.2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08_Flu_2-669652_ChIPmentation-H3K4me1_A00266_0289_2_S19_L002_R2_001.fastq.gz</text:p>
          </table:table-cell>
          <table:table-cell table:style-name="ce3" table:formula="of:=MID([.B272]; 5; 4)" office:value-type="string" office:string-value="AF08" calcext:value-type="string">
            <text:p>AF08</text:p>
          </table:table-cell>
          <table:table-cell table:style-name="ce3" table:formula="of:=IF(ISERROR(FIND(&quot;Flu&quot;; [.B272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272]; &quot;_&quot;; [.D272]); ['file:///home/assez/Documents/projectDocs/EMC_Barreiro/allEMC_Barreiro.ods'#$EMC_Barreiro.$D$51:.$J$128];7)" office:value-type="string" office:string-value="MS049501" calcext:value-type="string">
            <text:p>MS049501</text:p>
          </table:table-cell>
          <table:table-cell table:style-name="ce3" office:value-type="float" office:value="289" calcext:value-type="float">
            <text:p>289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9" table:formula="of:=CONCATENATE([.E272]; &quot;.&quot;; [.$A$264]; &quot;.&quot;; [.F272]; &quot;.&quot;; [.G272]; &quot;.&quot;; &quot;pair&quot;; [.H272]; &quot;.fastq.gz&quot;)" office:value-type="string" office:string-value="MS049501.Chipmentation_H3K4me1.289.2.pair2.fastq.gz" calcext:value-type="string">
            <text:p>MS049501.Chipmentation_H3K4me1.289.2.pair2.fastq.gz</text:p>
          </table:table-cell>
          <table:table-cell table:formula="of:=CONCATENATE(&quot;ln -s ../../H3K4me1/&quot;; [.B272]; &quot; &quot;; [.I272])" office:value-type="string" office:string-value="ln -s ../../H3K4me1/Epi_AF08_Flu_2-669652_ChIPmentation-H3K4me1_A00266_0289_2_S19_L002_R2_001.fastq.gz MS049501.Chipmentation_H3K4me1.289.2.pair2.fastq.gz" calcext:value-type="string">
            <text:p>ln -s ../../H3K4me1/Epi_AF08_Flu_2-669652_ChIPmentation-H3K4me1_A00266_0289_2_S19_L002_R2_001.fastq.gz MS049501.Chipmentation_H3K4me1.289.2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08_NI_2-669581_ChIPmentation-H3K4me1_A00266_0289_1_S22_L001_R1_001.fastq.gz</text:p>
          </table:table-cell>
          <table:table-cell table:style-name="ce3" table:formula="of:=MID([.B273]; 5; 4)" office:value-type="string" office:string-value="AF08" calcext:value-type="string">
            <text:p>AF08</text:p>
          </table:table-cell>
          <table:table-cell table:style-name="ce3" table:formula="of:=IF(ISERROR(FIND(&quot;Flu&quot;; [.B273]; 1)); &quot;NI&quot;; &quot;Flu&quot;)" office:value-type="string" office:string-value="NI" calcext:value-type="string">
            <text:p>NI</text:p>
          </table:table-cell>
          <table:table-cell table:style-name="ce3" table:formula="of:=VLOOKUP(CONCATENATE([.C273]; &quot;_&quot;; [.D273]); ['file:///home/assez/Documents/projectDocs/EMC_Barreiro/allEMC_Barreiro.ods'#$EMC_Barreiro.$D$51:.$J$128];7)" office:value-type="string" office:string-value="MS049502" calcext:value-type="string">
            <text:p>MS049502</text:p>
          </table:table-cell>
          <table:table-cell table:style-name="ce3" office:value-type="float" office:value="289" calcext:value-type="float">
            <text:p>289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273]; &quot;.&quot;; [.$A$264]; &quot;.&quot;; [.F273]; &quot;.&quot;; [.G273]; &quot;.&quot;; &quot;pair&quot;; [.H273]; &quot;.fastq.gz&quot;)" office:value-type="string" office:string-value="MS049502.Chipmentation_H3K4me1.289.1.pair1.fastq.gz" calcext:value-type="string">
            <text:p>MS049502.Chipmentation_H3K4me1.289.1.pair1.fastq.gz</text:p>
          </table:table-cell>
          <table:table-cell table:formula="of:=CONCATENATE(&quot;ln -s ../../H3K4me1/&quot;; [.B273]; &quot; &quot;; [.I273])" office:value-type="string" office:string-value="ln -s ../../H3K4me1/Epi_AF08_NI_2-669581_ChIPmentation-H3K4me1_A00266_0289_1_S22_L001_R1_001.fastq.gz MS049502.Chipmentation_H3K4me1.289.1.pair1.fastq.gz" calcext:value-type="string">
            <text:p>ln -s ../../H3K4me1/Epi_AF08_NI_2-669581_ChIPmentation-H3K4me1_A00266_0289_1_S22_L001_R1_001.fastq.gz MS049502.Chipmentation_H3K4me1.289.1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08_NI_2-669581_ChIPmentation-H3K4me1_A00266_0289_1_S22_L001_R2_001.fastq.gz</text:p>
          </table:table-cell>
          <table:table-cell table:style-name="ce3" table:formula="of:=MID([.B274]; 5; 4)" office:value-type="string" office:string-value="AF08" calcext:value-type="string">
            <text:p>AF08</text:p>
          </table:table-cell>
          <table:table-cell table:style-name="ce3" table:formula="of:=IF(ISERROR(FIND(&quot;Flu&quot;; [.B274]; 1)); &quot;NI&quot;; &quot;Flu&quot;)" office:value-type="string" office:string-value="NI" calcext:value-type="string">
            <text:p>NI</text:p>
          </table:table-cell>
          <table:table-cell table:style-name="ce3" table:formula="of:=VLOOKUP(CONCATENATE([.C274]; &quot;_&quot;; [.D274]); ['file:///home/assez/Documents/projectDocs/EMC_Barreiro/allEMC_Barreiro.ods'#$EMC_Barreiro.$D$51:.$J$128];7)" office:value-type="string" office:string-value="MS049502" calcext:value-type="string">
            <text:p>MS049502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274]; &quot;.&quot;; [.$A$264]; &quot;.&quot;; [.F274]; &quot;.&quot;; [.G274]; &quot;.&quot;; &quot;pair&quot;; [.H274]; &quot;.fastq.gz&quot;)" office:value-type="string" office:string-value="MS049502.Chipmentation_H3K4me1.289.1.pair2.fastq.gz" calcext:value-type="string">
            <text:p>MS049502.Chipmentation_H3K4me1.289.1.pair2.fastq.gz</text:p>
          </table:table-cell>
          <table:table-cell table:formula="of:=CONCATENATE(&quot;ln -s ../../H3K4me1/&quot;; [.B274]; &quot; &quot;; [.I274])" office:value-type="string" office:string-value="ln -s ../../H3K4me1/Epi_AF08_NI_2-669581_ChIPmentation-H3K4me1_A00266_0289_1_S22_L001_R2_001.fastq.gz MS049502.Chipmentation_H3K4me1.289.1.pair2.fastq.gz" calcext:value-type="string">
            <text:p>ln -s ../../H3K4me1/Epi_AF08_NI_2-669581_ChIPmentation-H3K4me1_A00266_0289_1_S22_L001_R2_001.fastq.gz MS049502.Chipmentation_H3K4me1.289.1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12_Flu_2-669587_ChIPmentation-H3K4me1_A00266_0289_2_S4_L002_R1_001.fastq.gz</text:p>
          </table:table-cell>
          <table:table-cell table:style-name="ce3" table:formula="of:=MID([.B275]; 5; 4)" office:value-type="string" office:string-value="AF12" calcext:value-type="string">
            <text:p>AF12</text:p>
          </table:table-cell>
          <table:table-cell table:style-name="ce3" table:formula="of:=IF(ISERROR(FIND(&quot;Flu&quot;; [.B275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275]; &quot;_&quot;; [.D275]); ['file:///home/assez/Documents/projectDocs/EMC_Barreiro/allEMC_Barreiro.ods'#$EMC_Barreiro.$D$51:.$J$128];7)" office:value-type="string" office:string-value="MS049701" calcext:value-type="string">
            <text:p>MS049701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275]; &quot;.&quot;; [.$A$264]; &quot;.&quot;; [.F275]; &quot;.&quot;; [.G275]; &quot;.&quot;; &quot;pair&quot;; [.H275]; &quot;.fastq.gz&quot;)" office:value-type="string" office:string-value="MS049701.Chipmentation_H3K4me1.289.2.pair1.fastq.gz" calcext:value-type="string">
            <text:p>MS049701.Chipmentation_H3K4me1.289.2.pair1.fastq.gz</text:p>
          </table:table-cell>
          <table:table-cell table:formula="of:=CONCATENATE(&quot;ln -s ../../H3K4me1/&quot;; [.B275]; &quot; &quot;; [.I275])" office:value-type="string" office:string-value="ln -s ../../H3K4me1/Epi_AF12_Flu_2-669587_ChIPmentation-H3K4me1_A00266_0289_2_S4_L002_R1_001.fastq.gz MS049701.Chipmentation_H3K4me1.289.2.pair1.fastq.gz" calcext:value-type="string">
            <text:p>ln -s ../../H3K4me1/Epi_AF12_Flu_2-669587_ChIPmentation-H3K4me1_A00266_0289_2_S4_L002_R1_001.fastq.gz MS049701.Chipmentation_H3K4me1.289.2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12_Flu_2-669587_ChIPmentation-H3K4me1_A00266_0289_2_S4_L002_R2_001.fastq.gz</text:p>
          </table:table-cell>
          <table:table-cell table:style-name="ce3" table:formula="of:=MID([.B276]; 5; 4)" office:value-type="string" office:string-value="AF12" calcext:value-type="string">
            <text:p>AF12</text:p>
          </table:table-cell>
          <table:table-cell table:style-name="ce3" table:formula="of:=IF(ISERROR(FIND(&quot;Flu&quot;; [.B276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276]; &quot;_&quot;; [.D276]); ['file:///home/assez/Documents/projectDocs/EMC_Barreiro/allEMC_Barreiro.ods'#$EMC_Barreiro.$D$51:.$J$128];7)" office:value-type="string" office:string-value="MS049701" calcext:value-type="string">
            <text:p>MS049701</text:p>
          </table:table-cell>
          <table:table-cell table:style-name="ce3" office:value-type="float" office:value="289" calcext:value-type="float">
            <text:p>289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9" table:formula="of:=CONCATENATE([.E276]; &quot;.&quot;; [.$A$264]; &quot;.&quot;; [.F276]; &quot;.&quot;; [.G276]; &quot;.&quot;; &quot;pair&quot;; [.H276]; &quot;.fastq.gz&quot;)" office:value-type="string" office:string-value="MS049701.Chipmentation_H3K4me1.289.2.pair2.fastq.gz" calcext:value-type="string">
            <text:p>MS049701.Chipmentation_H3K4me1.289.2.pair2.fastq.gz</text:p>
          </table:table-cell>
          <table:table-cell table:formula="of:=CONCATENATE(&quot;ln -s ../../H3K4me1/&quot;; [.B276]; &quot; &quot;; [.I276])" office:value-type="string" office:string-value="ln -s ../../H3K4me1/Epi_AF12_Flu_2-669587_ChIPmentation-H3K4me1_A00266_0289_2_S4_L002_R2_001.fastq.gz MS049701.Chipmentation_H3K4me1.289.2.pair2.fastq.gz" calcext:value-type="string">
            <text:p>ln -s ../../H3K4me1/Epi_AF12_Flu_2-669587_ChIPmentation-H3K4me1_A00266_0289_2_S4_L002_R2_001.fastq.gz MS049701.Chipmentation_H3K4me1.289.2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12_NI_2-674819_ChIPmentation-H3K4me1_A00266_0301_1_S20_L001_R1_001.fastq.gz</text:p>
          </table:table-cell>
          <table:table-cell table:style-name="ce3" table:formula="of:=MID([.B277]; 5; 4)" office:value-type="string" office:string-value="AF12" calcext:value-type="string">
            <text:p>AF12</text:p>
          </table:table-cell>
          <table:table-cell table:style-name="ce3" table:formula="of:=IF(ISERROR(FIND(&quot;Flu&quot;; [.B277]; 1)); &quot;NI&quot;; &quot;Flu&quot;)" office:value-type="string" office:string-value="NI" calcext:value-type="string">
            <text:p>NI</text:p>
          </table:table-cell>
          <table:table-cell table:style-name="ce3" table:formula="of:=VLOOKUP(CONCATENATE([.C277]; &quot;_&quot;; [.D277]); ['file:///home/assez/Documents/projectDocs/EMC_Barreiro/allEMC_Barreiro.ods'#$EMC_Barreiro.$D$51:.$J$128];7)" office:value-type="string" office:string-value="MS049702" calcext:value-type="string">
            <text:p>MS049702</text:p>
          </table:table-cell>
          <table:table-cell table:style-name="ce3" office:value-type="float" office:value="301" calcext:value-type="float">
            <text:p>30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277]; &quot;.&quot;; [.$A$264]; &quot;.&quot;; [.F277]; &quot;.&quot;; [.G277]; &quot;.&quot;; &quot;pair&quot;; [.H277]; &quot;.fastq.gz&quot;)" office:value-type="string" office:string-value="MS049702.Chipmentation_H3K4me1.301.1.pair1.fastq.gz" calcext:value-type="string">
            <text:p>MS049702.Chipmentation_H3K4me1.301.1.pair1.fastq.gz</text:p>
          </table:table-cell>
          <table:table-cell table:formula="of:=CONCATENATE(&quot;ln -s ../../H3K4me1/&quot;; [.B277]; &quot; &quot;; [.I277])" office:value-type="string" office:string-value="ln -s ../../H3K4me1/Epi_AF12_NI_2-674819_ChIPmentation-H3K4me1_A00266_0301_1_S20_L001_R1_001.fastq.gz MS049702.Chipmentation_H3K4me1.301.1.pair1.fastq.gz" calcext:value-type="string">
            <text:p>ln -s ../../H3K4me1/Epi_AF12_NI_2-674819_ChIPmentation-H3K4me1_A00266_0301_1_S20_L001_R1_001.fastq.gz MS049702.Chipmentation_H3K4me1.301.1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12_NI_2-674819_ChIPmentation-H3K4me1_A00266_0301_1_S20_L001_R2_001.fastq.gz</text:p>
          </table:table-cell>
          <table:table-cell table:style-name="ce3" table:formula="of:=MID([.B278]; 5; 4)" office:value-type="string" office:string-value="AF12" calcext:value-type="string">
            <text:p>AF12</text:p>
          </table:table-cell>
          <table:table-cell table:style-name="ce3" table:formula="of:=IF(ISERROR(FIND(&quot;Flu&quot;; [.B278]; 1)); &quot;NI&quot;; &quot;Flu&quot;)" office:value-type="string" office:string-value="NI" calcext:value-type="string">
            <text:p>NI</text:p>
          </table:table-cell>
          <table:table-cell table:style-name="ce3" table:formula="of:=VLOOKUP(CONCATENATE([.C278]; &quot;_&quot;; [.D278]); ['file:///home/assez/Documents/projectDocs/EMC_Barreiro/allEMC_Barreiro.ods'#$EMC_Barreiro.$D$51:.$J$128];7)" office:value-type="string" office:string-value="MS049702" calcext:value-type="string">
            <text:p>MS049702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278]; &quot;.&quot;; [.$A$264]; &quot;.&quot;; [.F278]; &quot;.&quot;; [.G278]; &quot;.&quot;; &quot;pair&quot;; [.H278]; &quot;.fastq.gz&quot;)" office:value-type="string" office:string-value="MS049702.Chipmentation_H3K4me1.301.1.pair2.fastq.gz" calcext:value-type="string">
            <text:p>MS049702.Chipmentation_H3K4me1.301.1.pair2.fastq.gz</text:p>
          </table:table-cell>
          <table:table-cell table:formula="of:=CONCATENATE(&quot;ln -s ../../H3K4me1/&quot;; [.B278]; &quot; &quot;; [.I278])" office:value-type="string" office:string-value="ln -s ../../H3K4me1/Epi_AF12_NI_2-674819_ChIPmentation-H3K4me1_A00266_0301_1_S20_L001_R2_001.fastq.gz MS049702.Chipmentation_H3K4me1.301.1.pair2.fastq.gz" calcext:value-type="string">
            <text:p>ln -s ../../H3K4me1/Epi_AF12_NI_2-674819_ChIPmentation-H3K4me1_A00266_0301_1_S20_L001_R2_001.fastq.gz MS049702.Chipmentation_H3K4me1.301.1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16_Flu_2-669654_ChIPmentation-H3K4me1_A00266_0289_2_S21_L002_R1_001.fastq.gz</text:p>
          </table:table-cell>
          <table:table-cell table:style-name="ce3" table:formula="of:=MID([.B279]; 5; 4)" office:value-type="string" office:string-value="AF16" calcext:value-type="string">
            <text:p>AF16</text:p>
          </table:table-cell>
          <table:table-cell table:style-name="ce3" table:formula="of:=IF(ISERROR(FIND(&quot;Flu&quot;; [.B279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279]; &quot;_&quot;; [.D279]); ['file:///home/assez/Documents/projectDocs/EMC_Barreiro/allEMC_Barreiro.ods'#$EMC_Barreiro.$D$51:.$J$128];7)" office:value-type="string" office:string-value="MS049901" calcext:value-type="string">
            <text:p>MS049901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279]; &quot;.&quot;; [.$A$264]; &quot;.&quot;; [.F279]; &quot;.&quot;; [.G279]; &quot;.&quot;; &quot;pair&quot;; [.H279]; &quot;.fastq.gz&quot;)" office:value-type="string" office:string-value="MS049901.Chipmentation_H3K4me1.289.2.pair1.fastq.gz" calcext:value-type="string">
            <text:p>MS049901.Chipmentation_H3K4me1.289.2.pair1.fastq.gz</text:p>
          </table:table-cell>
          <table:table-cell table:formula="of:=CONCATENATE(&quot;ln -s ../../H3K4me1/&quot;; [.B279]; &quot; &quot;; [.I279])" office:value-type="string" office:string-value="ln -s ../../H3K4me1/Epi_AF16_Flu_2-669654_ChIPmentation-H3K4me1_A00266_0289_2_S21_L002_R1_001.fastq.gz MS049901.Chipmentation_H3K4me1.289.2.pair1.fastq.gz" calcext:value-type="string">
            <text:p>ln -s ../../H3K4me1/Epi_AF16_Flu_2-669654_ChIPmentation-H3K4me1_A00266_0289_2_S21_L002_R1_001.fastq.gz MS049901.Chipmentation_H3K4me1.289.2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16_Flu_2-669654_ChIPmentation-H3K4me1_A00266_0289_2_S21_L002_R2_001.fastq.gz</text:p>
          </table:table-cell>
          <table:table-cell table:style-name="ce3" table:formula="of:=MID([.B280]; 5; 4)" office:value-type="string" office:string-value="AF16" calcext:value-type="string">
            <text:p>AF16</text:p>
          </table:table-cell>
          <table:table-cell table:style-name="ce3" table:formula="of:=IF(ISERROR(FIND(&quot;Flu&quot;; [.B280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280]; &quot;_&quot;; [.D280]); ['file:///home/assez/Documents/projectDocs/EMC_Barreiro/allEMC_Barreiro.ods'#$EMC_Barreiro.$D$51:.$J$128];7)" office:value-type="string" office:string-value="MS049901" calcext:value-type="string">
            <text:p>MS049901</text:p>
          </table:table-cell>
          <table:table-cell table:style-name="ce3" office:value-type="float" office:value="289" calcext:value-type="float">
            <text:p>289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9" table:formula="of:=CONCATENATE([.E280]; &quot;.&quot;; [.$A$264]; &quot;.&quot;; [.F280]; &quot;.&quot;; [.G280]; &quot;.&quot;; &quot;pair&quot;; [.H280]; &quot;.fastq.gz&quot;)" office:value-type="string" office:string-value="MS049901.Chipmentation_H3K4me1.289.2.pair2.fastq.gz" calcext:value-type="string">
            <text:p>MS049901.Chipmentation_H3K4me1.289.2.pair2.fastq.gz</text:p>
          </table:table-cell>
          <table:table-cell table:formula="of:=CONCATENATE(&quot;ln -s ../../H3K4me1/&quot;; [.B280]; &quot; &quot;; [.I280])" office:value-type="string" office:string-value="ln -s ../../H3K4me1/Epi_AF16_Flu_2-669654_ChIPmentation-H3K4me1_A00266_0289_2_S21_L002_R2_001.fastq.gz MS049901.Chipmentation_H3K4me1.289.2.pair2.fastq.gz" calcext:value-type="string">
            <text:p>ln -s ../../H3K4me1/Epi_AF16_Flu_2-669654_ChIPmentation-H3K4me1_A00266_0289_2_S21_L002_R2_001.fastq.gz MS049901.Chipmentation_H3K4me1.289.2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16_NI_2-674807_ChIPmentation-H3K4me1_A00266_0301_1_S8_L001_R1_001.fastq.gz</text:p>
          </table:table-cell>
          <table:table-cell table:style-name="ce3" table:formula="of:=MID([.B281]; 5; 4)" office:value-type="string" office:string-value="AF16" calcext:value-type="string">
            <text:p>AF16</text:p>
          </table:table-cell>
          <table:table-cell table:style-name="ce3" table:formula="of:=IF(ISERROR(FIND(&quot;Flu&quot;; [.B281]; 1)); &quot;NI&quot;; &quot;Flu&quot;)" office:value-type="string" office:string-value="NI" calcext:value-type="string">
            <text:p>NI</text:p>
          </table:table-cell>
          <table:table-cell table:style-name="ce3" table:formula="of:=VLOOKUP(CONCATENATE([.C281]; &quot;_&quot;; [.D281]); ['file:///home/assez/Documents/projectDocs/EMC_Barreiro/allEMC_Barreiro.ods'#$EMC_Barreiro.$D$51:.$J$128];7)" office:value-type="string" office:string-value="MS049902" calcext:value-type="string">
            <text:p>MS049902</text:p>
          </table:table-cell>
          <table:table-cell table:style-name="ce3" office:value-type="float" office:value="301" calcext:value-type="float">
            <text:p>30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281]; &quot;.&quot;; [.$A$264]; &quot;.&quot;; [.F281]; &quot;.&quot;; [.G281]; &quot;.&quot;; &quot;pair&quot;; [.H281]; &quot;.fastq.gz&quot;)" office:value-type="string" office:string-value="MS049902.Chipmentation_H3K4me1.301.1.pair1.fastq.gz" calcext:value-type="string">
            <text:p>MS049902.Chipmentation_H3K4me1.301.1.pair1.fastq.gz</text:p>
          </table:table-cell>
          <table:table-cell table:formula="of:=CONCATENATE(&quot;ln -s ../../H3K4me1/&quot;; [.B281]; &quot; &quot;; [.I281])" office:value-type="string" office:string-value="ln -s ../../H3K4me1/Epi_AF16_NI_2-674807_ChIPmentation-H3K4me1_A00266_0301_1_S8_L001_R1_001.fastq.gz MS049902.Chipmentation_H3K4me1.301.1.pair1.fastq.gz" calcext:value-type="string">
            <text:p>ln -s ../../H3K4me1/Epi_AF16_NI_2-674807_ChIPmentation-H3K4me1_A00266_0301_1_S8_L001_R1_001.fastq.gz MS049902.Chipmentation_H3K4me1.301.1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16_NI_2-674807_ChIPmentation-H3K4me1_A00266_0301_1_S8_L001_R2_001.fastq.gz</text:p>
          </table:table-cell>
          <table:table-cell table:style-name="ce3" table:formula="of:=MID([.B282]; 5; 4)" office:value-type="string" office:string-value="AF16" calcext:value-type="string">
            <text:p>AF16</text:p>
          </table:table-cell>
          <table:table-cell table:style-name="ce3" table:formula="of:=IF(ISERROR(FIND(&quot;Flu&quot;; [.B282]; 1)); &quot;NI&quot;; &quot;Flu&quot;)" office:value-type="string" office:string-value="NI" calcext:value-type="string">
            <text:p>NI</text:p>
          </table:table-cell>
          <table:table-cell table:style-name="ce3" table:formula="of:=VLOOKUP(CONCATENATE([.C282]; &quot;_&quot;; [.D282]); ['file:///home/assez/Documents/projectDocs/EMC_Barreiro/allEMC_Barreiro.ods'#$EMC_Barreiro.$D$51:.$J$128];7)" office:value-type="string" office:string-value="MS049902" calcext:value-type="string">
            <text:p>MS049902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282]; &quot;.&quot;; [.$A$264]; &quot;.&quot;; [.F282]; &quot;.&quot;; [.G282]; &quot;.&quot;; &quot;pair&quot;; [.H282]; &quot;.fastq.gz&quot;)" office:value-type="string" office:string-value="MS049902.Chipmentation_H3K4me1.301.1.pair2.fastq.gz" calcext:value-type="string">
            <text:p>MS049902.Chipmentation_H3K4me1.301.1.pair2.fastq.gz</text:p>
          </table:table-cell>
          <table:table-cell table:formula="of:=CONCATENATE(&quot;ln -s ../../H3K4me1/&quot;; [.B282]; &quot; &quot;; [.I282])" office:value-type="string" office:string-value="ln -s ../../H3K4me1/Epi_AF16_NI_2-674807_ChIPmentation-H3K4me1_A00266_0301_1_S8_L001_R2_001.fastq.gz MS049902.Chipmentation_H3K4me1.301.1.pair2.fastq.gz" calcext:value-type="string">
            <text:p>ln -s ../../H3K4me1/Epi_AF16_NI_2-674807_ChIPmentation-H3K4me1_A00266_0301_1_S8_L001_R2_001.fastq.gz MS049902.Chipmentation_H3K4me1.301.1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18_Flu_2-674803_ChIPmentation-H3K4me1_A00266_0301_1_S4_L001_R1_001.fastq.gz</text:p>
          </table:table-cell>
          <table:table-cell table:style-name="ce3" table:formula="of:=MID([.B283]; 5; 4)" office:value-type="string" office:string-value="AF18" calcext:value-type="string">
            <text:p>AF18</text:p>
          </table:table-cell>
          <table:table-cell table:style-name="ce3" table:formula="of:=IF(ISERROR(FIND(&quot;Flu&quot;; [.B283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283]; &quot;_&quot;; [.D283]); ['file:///home/assez/Documents/projectDocs/EMC_Barreiro/allEMC_Barreiro.ods'#$EMC_Barreiro.$D$51:.$J$128];7)" office:value-type="string" office:string-value="MS050001" calcext:value-type="string">
            <text:p>MS050001</text:p>
          </table:table-cell>
          <table:table-cell table:style-name="ce3" office:value-type="float" office:value="301" calcext:value-type="float">
            <text:p>30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283]; &quot;.&quot;; [.$A$264]; &quot;.&quot;; [.F283]; &quot;.&quot;; [.G283]; &quot;.&quot;; &quot;pair&quot;; [.H283]; &quot;.fastq.gz&quot;)" office:value-type="string" office:string-value="MS050001.Chipmentation_H3K4me1.301.1.pair1.fastq.gz" calcext:value-type="string">
            <text:p>MS050001.Chipmentation_H3K4me1.301.1.pair1.fastq.gz</text:p>
          </table:table-cell>
          <table:table-cell table:formula="of:=CONCATENATE(&quot;ln -s ../../H3K4me1/&quot;; [.B283]; &quot; &quot;; [.I283])" office:value-type="string" office:string-value="ln -s ../../H3K4me1/Epi_AF18_Flu_2-674803_ChIPmentation-H3K4me1_A00266_0301_1_S4_L001_R1_001.fastq.gz MS050001.Chipmentation_H3K4me1.301.1.pair1.fastq.gz" calcext:value-type="string">
            <text:p>ln -s ../../H3K4me1/Epi_AF18_Flu_2-674803_ChIPmentation-H3K4me1_A00266_0301_1_S4_L001_R1_001.fastq.gz MS050001.Chipmentation_H3K4me1.301.1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18_Flu_2-674803_ChIPmentation-H3K4me1_A00266_0301_1_S4_L001_R2_001.fastq.gz</text:p>
          </table:table-cell>
          <table:table-cell table:style-name="ce3" table:formula="of:=MID([.B284]; 5; 4)" office:value-type="string" office:string-value="AF18" calcext:value-type="string">
            <text:p>AF18</text:p>
          </table:table-cell>
          <table:table-cell table:style-name="ce3" table:formula="of:=IF(ISERROR(FIND(&quot;Flu&quot;; [.B284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284]; &quot;_&quot;; [.D284]); ['file:///home/assez/Documents/projectDocs/EMC_Barreiro/allEMC_Barreiro.ods'#$EMC_Barreiro.$D$51:.$J$128];7)" office:value-type="string" office:string-value="MS050001" calcext:value-type="string">
            <text:p>MS050001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284]; &quot;.&quot;; [.$A$264]; &quot;.&quot;; [.F284]; &quot;.&quot;; [.G284]; &quot;.&quot;; &quot;pair&quot;; [.H284]; &quot;.fastq.gz&quot;)" office:value-type="string" office:string-value="MS050001.Chipmentation_H3K4me1.301.1.pair2.fastq.gz" calcext:value-type="string">
            <text:p>MS050001.Chipmentation_H3K4me1.301.1.pair2.fastq.gz</text:p>
          </table:table-cell>
          <table:table-cell table:formula="of:=CONCATENATE(&quot;ln -s ../../H3K4me1/&quot;; [.B284]; &quot; &quot;; [.I284])" office:value-type="string" office:string-value="ln -s ../../H3K4me1/Epi_AF18_Flu_2-674803_ChIPmentation-H3K4me1_A00266_0301_1_S4_L001_R2_001.fastq.gz MS050001.Chipmentation_H3K4me1.301.1.pair2.fastq.gz" calcext:value-type="string">
            <text:p>ln -s ../../H3K4me1/Epi_AF18_Flu_2-674803_ChIPmentation-H3K4me1_A00266_0301_1_S4_L001_R2_001.fastq.gz MS050001.Chipmentation_H3K4me1.301.1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18_NI_2-669657_ChIPmentation-H3K4me1_A00266_0289_2_S24_L002_R1_001.fastq.gz</text:p>
          </table:table-cell>
          <table:table-cell table:style-name="ce3" table:formula="of:=MID([.B285]; 5; 4)" office:value-type="string" office:string-value="AF18" calcext:value-type="string">
            <text:p>AF18</text:p>
          </table:table-cell>
          <table:table-cell table:style-name="ce3" table:formula="of:=IF(ISERROR(FIND(&quot;Flu&quot;; [.B285]; 1)); &quot;NI&quot;; &quot;Flu&quot;)" office:value-type="string" office:string-value="NI" calcext:value-type="string">
            <text:p>NI</text:p>
          </table:table-cell>
          <table:table-cell table:style-name="ce3" table:formula="of:=VLOOKUP(CONCATENATE([.C285]; &quot;_&quot;; [.D285]); ['file:///home/assez/Documents/projectDocs/EMC_Barreiro/allEMC_Barreiro.ods'#$EMC_Barreiro.$D$51:.$J$128];7)" office:value-type="string" office:string-value="MS050002" calcext:value-type="string">
            <text:p>MS050002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285]; &quot;.&quot;; [.$A$264]; &quot;.&quot;; [.F285]; &quot;.&quot;; [.G285]; &quot;.&quot;; &quot;pair&quot;; [.H285]; &quot;.fastq.gz&quot;)" office:value-type="string" office:string-value="MS050002.Chipmentation_H3K4me1.289.2.pair1.fastq.gz" calcext:value-type="string">
            <text:p>MS050002.Chipmentation_H3K4me1.289.2.pair1.fastq.gz</text:p>
          </table:table-cell>
          <table:table-cell table:formula="of:=CONCATENATE(&quot;ln -s ../../H3K4me1/&quot;; [.B285]; &quot; &quot;; [.I285])" office:value-type="string" office:string-value="ln -s ../../H3K4me1/Epi_AF18_NI_2-669657_ChIPmentation-H3K4me1_A00266_0289_2_S24_L002_R1_001.fastq.gz MS050002.Chipmentation_H3K4me1.289.2.pair1.fastq.gz" calcext:value-type="string">
            <text:p>ln -s ../../H3K4me1/Epi_AF18_NI_2-669657_ChIPmentation-H3K4me1_A00266_0289_2_S24_L002_R1_001.fastq.gz MS050002.Chipmentation_H3K4me1.289.2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18_NI_2-669657_ChIPmentation-H3K4me1_A00266_0289_2_S24_L002_R2_001.fastq.gz</text:p>
          </table:table-cell>
          <table:table-cell table:style-name="ce3" table:formula="of:=MID([.B286]; 5; 4)" office:value-type="string" office:string-value="AF18" calcext:value-type="string">
            <text:p>AF18</text:p>
          </table:table-cell>
          <table:table-cell table:style-name="ce3" table:formula="of:=IF(ISERROR(FIND(&quot;Flu&quot;; [.B286]; 1)); &quot;NI&quot;; &quot;Flu&quot;)" office:value-type="string" office:string-value="NI" calcext:value-type="string">
            <text:p>NI</text:p>
          </table:table-cell>
          <table:table-cell table:style-name="ce3" table:formula="of:=VLOOKUP(CONCATENATE([.C286]; &quot;_&quot;; [.D286]); ['file:///home/assez/Documents/projectDocs/EMC_Barreiro/allEMC_Barreiro.ods'#$EMC_Barreiro.$D$51:.$J$128];7)" office:value-type="string" office:string-value="MS050002" calcext:value-type="string">
            <text:p>MS050002</text:p>
          </table:table-cell>
          <table:table-cell table:style-name="ce3" office:value-type="float" office:value="289" calcext:value-type="float">
            <text:p>289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9" table:formula="of:=CONCATENATE([.E286]; &quot;.&quot;; [.$A$264]; &quot;.&quot;; [.F286]; &quot;.&quot;; [.G286]; &quot;.&quot;; &quot;pair&quot;; [.H286]; &quot;.fastq.gz&quot;)" office:value-type="string" office:string-value="MS050002.Chipmentation_H3K4me1.289.2.pair2.fastq.gz" calcext:value-type="string">
            <text:p>MS050002.Chipmentation_H3K4me1.289.2.pair2.fastq.gz</text:p>
          </table:table-cell>
          <table:table-cell table:formula="of:=CONCATENATE(&quot;ln -s ../../H3K4me1/&quot;; [.B286]; &quot; &quot;; [.I286])" office:value-type="string" office:string-value="ln -s ../../H3K4me1/Epi_AF18_NI_2-669657_ChIPmentation-H3K4me1_A00266_0289_2_S24_L002_R2_001.fastq.gz MS050002.Chipmentation_H3K4me1.289.2.pair2.fastq.gz" calcext:value-type="string">
            <text:p>ln -s ../../H3K4me1/Epi_AF18_NI_2-669657_ChIPmentation-H3K4me1_A00266_0289_2_S24_L002_R2_001.fastq.gz MS050002.Chipmentation_H3K4me1.289.2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20_Flu_2-669580_ChIPmentation-H3K4me1_A00266_0289_1_S21_L001_R1_001.fastq.gz</text:p>
          </table:table-cell>
          <table:table-cell table:style-name="ce3" table:formula="of:=MID([.B287]; 5; 4)" office:value-type="string" office:string-value="AF20" calcext:value-type="string">
            <text:p>AF20</text:p>
          </table:table-cell>
          <table:table-cell table:style-name="ce3" table:formula="of:=IF(ISERROR(FIND(&quot;Flu&quot;; [.B287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287]; &quot;_&quot;; [.D287]); ['file:///home/assez/Documents/projectDocs/EMC_Barreiro/allEMC_Barreiro.ods'#$EMC_Barreiro.$D$51:.$J$128];7)" office:value-type="string" office:string-value="MS050101" calcext:value-type="string">
            <text:p>MS050101</text:p>
          </table:table-cell>
          <table:table-cell table:style-name="ce3" office:value-type="float" office:value="289" calcext:value-type="float">
            <text:p>289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287]; &quot;.&quot;; [.$A$264]; &quot;.&quot;; [.F287]; &quot;.&quot;; [.G287]; &quot;.&quot;; &quot;pair&quot;; [.H287]; &quot;.fastq.gz&quot;)" office:value-type="string" office:string-value="MS050101.Chipmentation_H3K4me1.289.1.pair1.fastq.gz" calcext:value-type="string">
            <text:p>MS050101.Chipmentation_H3K4me1.289.1.pair1.fastq.gz</text:p>
          </table:table-cell>
          <table:table-cell table:formula="of:=CONCATENATE(&quot;ln -s ../../H3K4me1/&quot;; [.B287]; &quot; &quot;; [.I287])" office:value-type="string" office:string-value="ln -s ../../H3K4me1/Epi_AF20_Flu_2-669580_ChIPmentation-H3K4me1_A00266_0289_1_S21_L001_R1_001.fastq.gz MS050101.Chipmentation_H3K4me1.289.1.pair1.fastq.gz" calcext:value-type="string">
            <text:p>ln -s ../../H3K4me1/Epi_AF20_Flu_2-669580_ChIPmentation-H3K4me1_A00266_0289_1_S21_L001_R1_001.fastq.gz MS050101.Chipmentation_H3K4me1.289.1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20_Flu_2-669580_ChIPmentation-H3K4me1_A00266_0289_1_S21_L001_R2_001.fastq.gz</text:p>
          </table:table-cell>
          <table:table-cell table:style-name="ce3" table:formula="of:=MID([.B288]; 5; 4)" office:value-type="string" office:string-value="AF20" calcext:value-type="string">
            <text:p>AF20</text:p>
          </table:table-cell>
          <table:table-cell table:style-name="ce3" table:formula="of:=IF(ISERROR(FIND(&quot;Flu&quot;; [.B288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288]; &quot;_&quot;; [.D288]); ['file:///home/assez/Documents/projectDocs/EMC_Barreiro/allEMC_Barreiro.ods'#$EMC_Barreiro.$D$51:.$J$128];7)" office:value-type="string" office:string-value="MS050101" calcext:value-type="string">
            <text:p>MS050101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288]; &quot;.&quot;; [.$A$264]; &quot;.&quot;; [.F288]; &quot;.&quot;; [.G288]; &quot;.&quot;; &quot;pair&quot;; [.H288]; &quot;.fastq.gz&quot;)" office:value-type="string" office:string-value="MS050101.Chipmentation_H3K4me1.289.1.pair2.fastq.gz" calcext:value-type="string">
            <text:p>MS050101.Chipmentation_H3K4me1.289.1.pair2.fastq.gz</text:p>
          </table:table-cell>
          <table:table-cell table:formula="of:=CONCATENATE(&quot;ln -s ../../H3K4me1/&quot;; [.B288]; &quot; &quot;; [.I288])" office:value-type="string" office:string-value="ln -s ../../H3K4me1/Epi_AF20_Flu_2-669580_ChIPmentation-H3K4me1_A00266_0289_1_S21_L001_R2_001.fastq.gz MS050101.Chipmentation_H3K4me1.289.1.pair2.fastq.gz" calcext:value-type="string">
            <text:p>ln -s ../../H3K4me1/Epi_AF20_Flu_2-669580_ChIPmentation-H3K4me1_A00266_0289_1_S21_L001_R2_001.fastq.gz MS050101.Chipmentation_H3K4me1.289.1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20_NI_2-674825_ChIPmentation-H3K4me1_A00266_0301_2_S2_L002_R1_001.fastq.gz</text:p>
          </table:table-cell>
          <table:table-cell table:style-name="ce3" table:formula="of:=MID([.B289]; 5; 4)" office:value-type="string" office:string-value="AF20" calcext:value-type="string">
            <text:p>AF20</text:p>
          </table:table-cell>
          <table:table-cell table:style-name="ce3" table:formula="of:=IF(ISERROR(FIND(&quot;Flu&quot;; [.B289]; 1)); &quot;NI&quot;; &quot;Flu&quot;)" office:value-type="string" office:string-value="NI" calcext:value-type="string">
            <text:p>NI</text:p>
          </table:table-cell>
          <table:table-cell table:style-name="ce3" table:formula="of:=VLOOKUP(CONCATENATE([.C289]; &quot;_&quot;; [.D289]); ['file:///home/assez/Documents/projectDocs/EMC_Barreiro/allEMC_Barreiro.ods'#$EMC_Barreiro.$D$51:.$J$128];7)" office:value-type="string" office:string-value="MS050102" calcext:value-type="string">
            <text:p>MS050102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289]; &quot;.&quot;; [.$A$264]; &quot;.&quot;; [.F289]; &quot;.&quot;; [.G289]; &quot;.&quot;; &quot;pair&quot;; [.H289]; &quot;.fastq.gz&quot;)" office:value-type="string" office:string-value="MS050102.Chipmentation_H3K4me1.301.2.pair1.fastq.gz" calcext:value-type="string">
            <text:p>MS050102.Chipmentation_H3K4me1.301.2.pair1.fastq.gz</text:p>
          </table:table-cell>
          <table:table-cell table:formula="of:=CONCATENATE(&quot;ln -s ../../H3K4me1/&quot;; [.B289]; &quot; &quot;; [.I289])" office:value-type="string" office:string-value="ln -s ../../H3K4me1/Epi_AF20_NI_2-674825_ChIPmentation-H3K4me1_A00266_0301_2_S2_L002_R1_001.fastq.gz MS050102.Chipmentation_H3K4me1.301.2.pair1.fastq.gz" calcext:value-type="string">
            <text:p>ln -s ../../H3K4me1/Epi_AF20_NI_2-674825_ChIPmentation-H3K4me1_A00266_0301_2_S2_L002_R1_001.fastq.gz MS050102.Chipmentation_H3K4me1.301.2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20_NI_2-674825_ChIPmentation-H3K4me1_A00266_0301_2_S2_L002_R2_001.fastq.gz</text:p>
          </table:table-cell>
          <table:table-cell table:style-name="ce3" table:formula="of:=MID([.B290]; 5; 4)" office:value-type="string" office:string-value="AF20" calcext:value-type="string">
            <text:p>AF20</text:p>
          </table:table-cell>
          <table:table-cell table:style-name="ce3" table:formula="of:=IF(ISERROR(FIND(&quot;Flu&quot;; [.B290]; 1)); &quot;NI&quot;; &quot;Flu&quot;)" office:value-type="string" office:string-value="NI" calcext:value-type="string">
            <text:p>NI</text:p>
          </table:table-cell>
          <table:table-cell table:style-name="ce3" table:formula="of:=VLOOKUP(CONCATENATE([.C290]; &quot;_&quot;; [.D290]); ['file:///home/assez/Documents/projectDocs/EMC_Barreiro/allEMC_Barreiro.ods'#$EMC_Barreiro.$D$51:.$J$128];7)" office:value-type="string" office:string-value="MS050102" calcext:value-type="string">
            <text:p>MS050102</text:p>
          </table:table-cell>
          <table:table-cell table:style-name="ce3" office:value-type="float" office:value="301" calcext:value-type="float">
            <text:p>30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9" table:formula="of:=CONCATENATE([.E290]; &quot;.&quot;; [.$A$264]; &quot;.&quot;; [.F290]; &quot;.&quot;; [.G290]; &quot;.&quot;; &quot;pair&quot;; [.H290]; &quot;.fastq.gz&quot;)" office:value-type="string" office:string-value="MS050102.Chipmentation_H3K4me1.301.2.pair2.fastq.gz" calcext:value-type="string">
            <text:p>MS050102.Chipmentation_H3K4me1.301.2.pair2.fastq.gz</text:p>
          </table:table-cell>
          <table:table-cell table:formula="of:=CONCATENATE(&quot;ln -s ../../H3K4me1/&quot;; [.B290]; &quot; &quot;; [.I290])" office:value-type="string" office:string-value="ln -s ../../H3K4me1/Epi_AF20_NI_2-674825_ChIPmentation-H3K4me1_A00266_0301_2_S2_L002_R2_001.fastq.gz MS050102.Chipmentation_H3K4me1.301.2.pair2.fastq.gz" calcext:value-type="string">
            <text:p>ln -s ../../H3K4me1/Epi_AF20_NI_2-674825_ChIPmentation-H3K4me1_A00266_0301_2_S2_L002_R2_001.fastq.gz MS050102.Chipmentation_H3K4me1.301.2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22_Flu_2-674827_ChIPmentation-H3K4me1_A00266_0301_2_S4_L002_R1_001.fastq.gz</text:p>
          </table:table-cell>
          <table:table-cell table:style-name="ce3" table:formula="of:=MID([.B291]; 5; 4)" office:value-type="string" office:string-value="AF22" calcext:value-type="string">
            <text:p>AF22</text:p>
          </table:table-cell>
          <table:table-cell table:style-name="ce3" table:formula="of:=IF(ISERROR(FIND(&quot;Flu&quot;; [.B291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291]; &quot;_&quot;; [.D291]); ['file:///home/assez/Documents/projectDocs/EMC_Barreiro/allEMC_Barreiro.ods'#$EMC_Barreiro.$D$51:.$J$128];7)" office:value-type="string" office:string-value="MS050201" calcext:value-type="string">
            <text:p>MS050201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291]; &quot;.&quot;; [.$A$264]; &quot;.&quot;; [.F291]; &quot;.&quot;; [.G291]; &quot;.&quot;; &quot;pair&quot;; [.H291]; &quot;.fastq.gz&quot;)" office:value-type="string" office:string-value="MS050201.Chipmentation_H3K4me1.301.2.pair1.fastq.gz" calcext:value-type="string">
            <text:p>MS050201.Chipmentation_H3K4me1.301.2.pair1.fastq.gz</text:p>
          </table:table-cell>
          <table:table-cell table:formula="of:=CONCATENATE(&quot;ln -s ../../H3K4me1/&quot;; [.B291]; &quot; &quot;; [.I291])" office:value-type="string" office:string-value="ln -s ../../H3K4me1/Epi_AF22_Flu_2-674827_ChIPmentation-H3K4me1_A00266_0301_2_S4_L002_R1_001.fastq.gz MS050201.Chipmentation_H3K4me1.301.2.pair1.fastq.gz" calcext:value-type="string">
            <text:p>ln -s ../../H3K4me1/Epi_AF22_Flu_2-674827_ChIPmentation-H3K4me1_A00266_0301_2_S4_L002_R1_001.fastq.gz MS050201.Chipmentation_H3K4me1.301.2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22_Flu_2-674827_ChIPmentation-H3K4me1_A00266_0301_2_S4_L002_R2_001.fastq.gz</text:p>
          </table:table-cell>
          <table:table-cell table:style-name="ce3" table:formula="of:=MID([.B292]; 5; 4)" office:value-type="string" office:string-value="AF22" calcext:value-type="string">
            <text:p>AF22</text:p>
          </table:table-cell>
          <table:table-cell table:style-name="ce3" table:formula="of:=IF(ISERROR(FIND(&quot;Flu&quot;; [.B292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292]; &quot;_&quot;; [.D292]); ['file:///home/assez/Documents/projectDocs/EMC_Barreiro/allEMC_Barreiro.ods'#$EMC_Barreiro.$D$51:.$J$128];7)" office:value-type="string" office:string-value="MS050201" calcext:value-type="string">
            <text:p>MS050201</text:p>
          </table:table-cell>
          <table:table-cell table:style-name="ce3" office:value-type="float" office:value="301" calcext:value-type="float">
            <text:p>30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9" table:formula="of:=CONCATENATE([.E292]; &quot;.&quot;; [.$A$264]; &quot;.&quot;; [.F292]; &quot;.&quot;; [.G292]; &quot;.&quot;; &quot;pair&quot;; [.H292]; &quot;.fastq.gz&quot;)" office:value-type="string" office:string-value="MS050201.Chipmentation_H3K4me1.301.2.pair2.fastq.gz" calcext:value-type="string">
            <text:p>MS050201.Chipmentation_H3K4me1.301.2.pair2.fastq.gz</text:p>
          </table:table-cell>
          <table:table-cell table:formula="of:=CONCATENATE(&quot;ln -s ../../H3K4me1/&quot;; [.B292]; &quot; &quot;; [.I292])" office:value-type="string" office:string-value="ln -s ../../H3K4me1/Epi_AF22_Flu_2-674827_ChIPmentation-H3K4me1_A00266_0301_2_S4_L002_R2_001.fastq.gz MS050201.Chipmentation_H3K4me1.301.2.pair2.fastq.gz" calcext:value-type="string">
            <text:p>ln -s ../../H3K4me1/Epi_AF22_Flu_2-674827_ChIPmentation-H3K4me1_A00266_0301_2_S4_L002_R2_001.fastq.gz MS050201.Chipmentation_H3K4me1.301.2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22_NI_2-674826_ChIPmentation-H3K4me1_A00266_0301_2_S3_L002_R1_001.fastq.gz</text:p>
          </table:table-cell>
          <table:table-cell table:style-name="ce3" table:formula="of:=MID([.B293]; 5; 4)" office:value-type="string" office:string-value="AF22" calcext:value-type="string">
            <text:p>AF22</text:p>
          </table:table-cell>
          <table:table-cell table:style-name="ce3" table:formula="of:=IF(ISERROR(FIND(&quot;Flu&quot;; [.B293]; 1)); &quot;NI&quot;; &quot;Flu&quot;)" office:value-type="string" office:string-value="NI" calcext:value-type="string">
            <text:p>NI</text:p>
          </table:table-cell>
          <table:table-cell table:style-name="ce3" table:formula="of:=VLOOKUP(CONCATENATE([.C293]; &quot;_&quot;; [.D293]); ['file:///home/assez/Documents/projectDocs/EMC_Barreiro/allEMC_Barreiro.ods'#$EMC_Barreiro.$D$51:.$J$128];7)" office:value-type="string" office:string-value="MS050202" calcext:value-type="string">
            <text:p>MS050202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293]; &quot;.&quot;; [.$A$264]; &quot;.&quot;; [.F293]; &quot;.&quot;; [.G293]; &quot;.&quot;; &quot;pair&quot;; [.H293]; &quot;.fastq.gz&quot;)" office:value-type="string" office:string-value="MS050202.Chipmentation_H3K4me1.301.2.pair1.fastq.gz" calcext:value-type="string">
            <text:p>MS050202.Chipmentation_H3K4me1.301.2.pair1.fastq.gz</text:p>
          </table:table-cell>
          <table:table-cell table:formula="of:=CONCATENATE(&quot;ln -s ../../H3K4me1/&quot;; [.B293]; &quot; &quot;; [.I293])" office:value-type="string" office:string-value="ln -s ../../H3K4me1/Epi_AF22_NI_2-674826_ChIPmentation-H3K4me1_A00266_0301_2_S3_L002_R1_001.fastq.gz MS050202.Chipmentation_H3K4me1.301.2.pair1.fastq.gz" calcext:value-type="string">
            <text:p>ln -s ../../H3K4me1/Epi_AF22_NI_2-674826_ChIPmentation-H3K4me1_A00266_0301_2_S3_L002_R1_001.fastq.gz MS050202.Chipmentation_H3K4me1.301.2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22_NI_2-674826_ChIPmentation-H3K4me1_A00266_0301_2_S3_L002_R2_001.fastq.gz</text:p>
          </table:table-cell>
          <table:table-cell table:style-name="ce3" table:formula="of:=MID([.B294]; 5; 4)" office:value-type="string" office:string-value="AF22" calcext:value-type="string">
            <text:p>AF22</text:p>
          </table:table-cell>
          <table:table-cell table:style-name="ce3" table:formula="of:=IF(ISERROR(FIND(&quot;Flu&quot;; [.B294]; 1)); &quot;NI&quot;; &quot;Flu&quot;)" office:value-type="string" office:string-value="NI" calcext:value-type="string">
            <text:p>NI</text:p>
          </table:table-cell>
          <table:table-cell table:style-name="ce3" table:formula="of:=VLOOKUP(CONCATENATE([.C294]; &quot;_&quot;; [.D294]); ['file:///home/assez/Documents/projectDocs/EMC_Barreiro/allEMC_Barreiro.ods'#$EMC_Barreiro.$D$51:.$J$128];7)" office:value-type="string" office:string-value="MS050202" calcext:value-type="string">
            <text:p>MS050202</text:p>
          </table:table-cell>
          <table:table-cell table:style-name="ce3" office:value-type="float" office:value="301" calcext:value-type="float">
            <text:p>30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9" table:formula="of:=CONCATENATE([.E294]; &quot;.&quot;; [.$A$264]; &quot;.&quot;; [.F294]; &quot;.&quot;; [.G294]; &quot;.&quot;; &quot;pair&quot;; [.H294]; &quot;.fastq.gz&quot;)" office:value-type="string" office:string-value="MS050202.Chipmentation_H3K4me1.301.2.pair2.fastq.gz" calcext:value-type="string">
            <text:p>MS050202.Chipmentation_H3K4me1.301.2.pair2.fastq.gz</text:p>
          </table:table-cell>
          <table:table-cell table:formula="of:=CONCATENATE(&quot;ln -s ../../H3K4me1/&quot;; [.B294]; &quot; &quot;; [.I294])" office:value-type="string" office:string-value="ln -s ../../H3K4me1/Epi_AF22_NI_2-674826_ChIPmentation-H3K4me1_A00266_0301_2_S3_L002_R2_001.fastq.gz MS050202.Chipmentation_H3K4me1.301.2.pair2.fastq.gz" calcext:value-type="string">
            <text:p>ln -s ../../H3K4me1/Epi_AF22_NI_2-674826_ChIPmentation-H3K4me1_A00266_0301_2_S3_L002_R2_001.fastq.gz MS050202.Chipmentation_H3K4me1.301.2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24_Flu_2-674804_ChIPmentation-H3K4me1_A00266_0301_1_S5_L001_R1_001.fastq.gz</text:p>
          </table:table-cell>
          <table:table-cell table:style-name="ce3" table:formula="of:=MID([.B295]; 5; 4)" office:value-type="string" office:string-value="AF24" calcext:value-type="string">
            <text:p>AF24</text:p>
          </table:table-cell>
          <table:table-cell table:style-name="ce3" table:formula="of:=IF(ISERROR(FIND(&quot;Flu&quot;; [.B295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295]; &quot;_&quot;; [.D295]); ['file:///home/assez/Documents/projectDocs/EMC_Barreiro/allEMC_Barreiro.ods'#$EMC_Barreiro.$D$51:.$J$128];7)" office:value-type="string" office:string-value="MS050301" calcext:value-type="string">
            <text:p>MS050301</text:p>
          </table:table-cell>
          <table:table-cell table:style-name="ce3" office:value-type="float" office:value="301" calcext:value-type="float">
            <text:p>30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295]; &quot;.&quot;; [.$A$264]; &quot;.&quot;; [.F295]; &quot;.&quot;; [.G295]; &quot;.&quot;; &quot;pair&quot;; [.H295]; &quot;.fastq.gz&quot;)" office:value-type="string" office:string-value="MS050301.Chipmentation_H3K4me1.301.1.pair1.fastq.gz" calcext:value-type="string">
            <text:p>MS050301.Chipmentation_H3K4me1.301.1.pair1.fastq.gz</text:p>
          </table:table-cell>
          <table:table-cell table:formula="of:=CONCATENATE(&quot;ln -s ../../H3K4me1/&quot;; [.B295]; &quot; &quot;; [.I295])" office:value-type="string" office:string-value="ln -s ../../H3K4me1/Epi_AF24_Flu_2-674804_ChIPmentation-H3K4me1_A00266_0301_1_S5_L001_R1_001.fastq.gz MS050301.Chipmentation_H3K4me1.301.1.pair1.fastq.gz" calcext:value-type="string">
            <text:p>ln -s ../../H3K4me1/Epi_AF24_Flu_2-674804_ChIPmentation-H3K4me1_A00266_0301_1_S5_L001_R1_001.fastq.gz MS050301.Chipmentation_H3K4me1.301.1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24_Flu_2-674804_ChIPmentation-H3K4me1_A00266_0301_1_S5_L001_R2_001.fastq.gz</text:p>
          </table:table-cell>
          <table:table-cell table:style-name="ce3" table:formula="of:=MID([.B296]; 5; 4)" office:value-type="string" office:string-value="AF24" calcext:value-type="string">
            <text:p>AF24</text:p>
          </table:table-cell>
          <table:table-cell table:style-name="ce3" table:formula="of:=IF(ISERROR(FIND(&quot;Flu&quot;; [.B296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296]; &quot;_&quot;; [.D296]); ['file:///home/assez/Documents/projectDocs/EMC_Barreiro/allEMC_Barreiro.ods'#$EMC_Barreiro.$D$51:.$J$128];7)" office:value-type="string" office:string-value="MS050301" calcext:value-type="string">
            <text:p>MS050301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296]; &quot;.&quot;; [.$A$264]; &quot;.&quot;; [.F296]; &quot;.&quot;; [.G296]; &quot;.&quot;; &quot;pair&quot;; [.H296]; &quot;.fastq.gz&quot;)" office:value-type="string" office:string-value="MS050301.Chipmentation_H3K4me1.301.1.pair2.fastq.gz" calcext:value-type="string">
            <text:p>MS050301.Chipmentation_H3K4me1.301.1.pair2.fastq.gz</text:p>
          </table:table-cell>
          <table:table-cell table:formula="of:=CONCATENATE(&quot;ln -s ../../H3K4me1/&quot;; [.B296]; &quot; &quot;; [.I296])" office:value-type="string" office:string-value="ln -s ../../H3K4me1/Epi_AF24_Flu_2-674804_ChIPmentation-H3K4me1_A00266_0301_1_S5_L001_R2_001.fastq.gz MS050301.Chipmentation_H3K4me1.301.1.pair2.fastq.gz" calcext:value-type="string">
            <text:p>ln -s ../../H3K4me1/Epi_AF24_Flu_2-674804_ChIPmentation-H3K4me1_A00266_0301_1_S5_L001_R2_001.fastq.gz MS050301.Chipmentation_H3K4me1.301.1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24_NI_2-669655_ChIPmentation-H3K4me1_A00266_0289_2_S22_L002_R1_001.fastq.gz</text:p>
          </table:table-cell>
          <table:table-cell table:style-name="ce3" table:formula="of:=MID([.B297]; 5; 4)" office:value-type="string" office:string-value="AF24" calcext:value-type="string">
            <text:p>AF24</text:p>
          </table:table-cell>
          <table:table-cell table:style-name="ce3" table:formula="of:=IF(ISERROR(FIND(&quot;Flu&quot;; [.B297]; 1)); &quot;NI&quot;; &quot;Flu&quot;)" office:value-type="string" office:string-value="NI" calcext:value-type="string">
            <text:p>NI</text:p>
          </table:table-cell>
          <table:table-cell table:style-name="ce3" table:formula="of:=VLOOKUP(CONCATENATE([.C297]; &quot;_&quot;; [.D297]); ['file:///home/assez/Documents/projectDocs/EMC_Barreiro/allEMC_Barreiro.ods'#$EMC_Barreiro.$D$51:.$J$128];7)" office:value-type="string" office:string-value="MS050302" calcext:value-type="string">
            <text:p>MS050302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297]; &quot;.&quot;; [.$A$264]; &quot;.&quot;; [.F297]; &quot;.&quot;; [.G297]; &quot;.&quot;; &quot;pair&quot;; [.H297]; &quot;.fastq.gz&quot;)" office:value-type="string" office:string-value="MS050302.Chipmentation_H3K4me1.289.2.pair1.fastq.gz" calcext:value-type="string">
            <text:p>MS050302.Chipmentation_H3K4me1.289.2.pair1.fastq.gz</text:p>
          </table:table-cell>
          <table:table-cell table:formula="of:=CONCATENATE(&quot;ln -s ../../H3K4me1/&quot;; [.B297]; &quot; &quot;; [.I297])" office:value-type="string" office:string-value="ln -s ../../H3K4me1/Epi_AF24_NI_2-669655_ChIPmentation-H3K4me1_A00266_0289_2_S22_L002_R1_001.fastq.gz MS050302.Chipmentation_H3K4me1.289.2.pair1.fastq.gz" calcext:value-type="string">
            <text:p>ln -s ../../H3K4me1/Epi_AF24_NI_2-669655_ChIPmentation-H3K4me1_A00266_0289_2_S22_L002_R1_001.fastq.gz MS050302.Chipmentation_H3K4me1.289.2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24_NI_2-669655_ChIPmentation-H3K4me1_A00266_0289_2_S22_L002_R2_001.fastq.gz</text:p>
          </table:table-cell>
          <table:table-cell table:style-name="ce3" table:formula="of:=MID([.B298]; 5; 4)" office:value-type="string" office:string-value="AF24" calcext:value-type="string">
            <text:p>AF24</text:p>
          </table:table-cell>
          <table:table-cell table:style-name="ce3" table:formula="of:=IF(ISERROR(FIND(&quot;Flu&quot;; [.B298]; 1)); &quot;NI&quot;; &quot;Flu&quot;)" office:value-type="string" office:string-value="NI" calcext:value-type="string">
            <text:p>NI</text:p>
          </table:table-cell>
          <table:table-cell table:style-name="ce3" table:formula="of:=VLOOKUP(CONCATENATE([.C298]; &quot;_&quot;; [.D298]); ['file:///home/assez/Documents/projectDocs/EMC_Barreiro/allEMC_Barreiro.ods'#$EMC_Barreiro.$D$51:.$J$128];7)" office:value-type="string" office:string-value="MS050302" calcext:value-type="string">
            <text:p>MS050302</text:p>
          </table:table-cell>
          <table:table-cell table:style-name="ce3" office:value-type="float" office:value="289" calcext:value-type="float">
            <text:p>289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9" table:formula="of:=CONCATENATE([.E298]; &quot;.&quot;; [.$A$264]; &quot;.&quot;; [.F298]; &quot;.&quot;; [.G298]; &quot;.&quot;; &quot;pair&quot;; [.H298]; &quot;.fastq.gz&quot;)" office:value-type="string" office:string-value="MS050302.Chipmentation_H3K4me1.289.2.pair2.fastq.gz" calcext:value-type="string">
            <text:p>MS050302.Chipmentation_H3K4me1.289.2.pair2.fastq.gz</text:p>
          </table:table-cell>
          <table:table-cell table:formula="of:=CONCATENATE(&quot;ln -s ../../H3K4me1/&quot;; [.B298]; &quot; &quot;; [.I298])" office:value-type="string" office:string-value="ln -s ../../H3K4me1/Epi_AF24_NI_2-669655_ChIPmentation-H3K4me1_A00266_0289_2_S22_L002_R2_001.fastq.gz MS050302.Chipmentation_H3K4me1.289.2.pair2.fastq.gz" calcext:value-type="string">
            <text:p>ln -s ../../H3K4me1/Epi_AF24_NI_2-669655_ChIPmentation-H3K4me1_A00266_0289_2_S22_L002_R2_001.fastq.gz MS050302.Chipmentation_H3K4me1.289.2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26_Flu_2-669591_ChIPmentation-H3K4me1_A00266_0289_2_S8_L002_R1_001.fastq.gz</text:p>
          </table:table-cell>
          <table:table-cell table:style-name="ce3" table:formula="of:=MID([.B299]; 5; 4)" office:value-type="string" office:string-value="AF26" calcext:value-type="string">
            <text:p>AF26</text:p>
          </table:table-cell>
          <table:table-cell table:style-name="ce3" table:formula="of:=IF(ISERROR(FIND(&quot;Flu&quot;; [.B299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299]; &quot;_&quot;; [.D299]); ['file:///home/assez/Documents/projectDocs/EMC_Barreiro/allEMC_Barreiro.ods'#$EMC_Barreiro.$D$51:.$J$128];7)" office:value-type="string" office:string-value="MS050401" calcext:value-type="string">
            <text:p>MS050401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299]; &quot;.&quot;; [.$A$264]; &quot;.&quot;; [.F299]; &quot;.&quot;; [.G299]; &quot;.&quot;; &quot;pair&quot;; [.H299]; &quot;.fastq.gz&quot;)" office:value-type="string" office:string-value="MS050401.Chipmentation_H3K4me1.289.2.pair1.fastq.gz" calcext:value-type="string">
            <text:p>MS050401.Chipmentation_H3K4me1.289.2.pair1.fastq.gz</text:p>
          </table:table-cell>
          <table:table-cell table:formula="of:=CONCATENATE(&quot;ln -s ../../H3K4me1/&quot;; [.B299]; &quot; &quot;; [.I299])" office:value-type="string" office:string-value="ln -s ../../H3K4me1/Epi_AF26_Flu_2-669591_ChIPmentation-H3K4me1_A00266_0289_2_S8_L002_R1_001.fastq.gz MS050401.Chipmentation_H3K4me1.289.2.pair1.fastq.gz" calcext:value-type="string">
            <text:p>ln -s ../../H3K4me1/Epi_AF26_Flu_2-669591_ChIPmentation-H3K4me1_A00266_0289_2_S8_L002_R1_001.fastq.gz MS050401.Chipmentation_H3K4me1.289.2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26_Flu_2-669591_ChIPmentation-H3K4me1_A00266_0289_2_S8_L002_R2_001.fastq.gz</text:p>
          </table:table-cell>
          <table:table-cell table:style-name="ce3" table:formula="of:=MID([.B300]; 5; 4)" office:value-type="string" office:string-value="AF26" calcext:value-type="string">
            <text:p>AF26</text:p>
          </table:table-cell>
          <table:table-cell table:style-name="ce3" table:formula="of:=IF(ISERROR(FIND(&quot;Flu&quot;; [.B300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300]; &quot;_&quot;; [.D300]); ['file:///home/assez/Documents/projectDocs/EMC_Barreiro/allEMC_Barreiro.ods'#$EMC_Barreiro.$D$51:.$J$128];7)" office:value-type="string" office:string-value="MS050401" calcext:value-type="string">
            <text:p>MS050401</text:p>
          </table:table-cell>
          <table:table-cell table:style-name="ce3" office:value-type="float" office:value="289" calcext:value-type="float">
            <text:p>289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9" table:formula="of:=CONCATENATE([.E300]; &quot;.&quot;; [.$A$264]; &quot;.&quot;; [.F300]; &quot;.&quot;; [.G300]; &quot;.&quot;; &quot;pair&quot;; [.H300]; &quot;.fastq.gz&quot;)" office:value-type="string" office:string-value="MS050401.Chipmentation_H3K4me1.289.2.pair2.fastq.gz" calcext:value-type="string">
            <text:p>MS050401.Chipmentation_H3K4me1.289.2.pair2.fastq.gz</text:p>
          </table:table-cell>
          <table:table-cell table:formula="of:=CONCATENATE(&quot;ln -s ../../H3K4me1/&quot;; [.B300]; &quot; &quot;; [.I300])" office:value-type="string" office:string-value="ln -s ../../H3K4me1/Epi_AF26_Flu_2-669591_ChIPmentation-H3K4me1_A00266_0289_2_S8_L002_R2_001.fastq.gz MS050401.Chipmentation_H3K4me1.289.2.pair2.fastq.gz" calcext:value-type="string">
            <text:p>ln -s ../../H3K4me1/Epi_AF26_Flu_2-669591_ChIPmentation-H3K4me1_A00266_0289_2_S8_L002_R2_001.fastq.gz MS050401.Chipmentation_H3K4me1.289.2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26_NI_2-674828_ChIPmentation-H3K4me1_A00266_0301_2_S5_L002_R1_001.fastq.gz</text:p>
          </table:table-cell>
          <table:table-cell table:style-name="ce3" table:formula="of:=MID([.B301]; 5; 4)" office:value-type="string" office:string-value="AF26" calcext:value-type="string">
            <text:p>AF26</text:p>
          </table:table-cell>
          <table:table-cell table:style-name="ce3" table:formula="of:=IF(ISERROR(FIND(&quot;Flu&quot;; [.B301]; 1)); &quot;NI&quot;; &quot;Flu&quot;)" office:value-type="string" office:string-value="NI" calcext:value-type="string">
            <text:p>NI</text:p>
          </table:table-cell>
          <table:table-cell table:style-name="ce3" table:formula="of:=VLOOKUP(CONCATENATE([.C301]; &quot;_&quot;; [.D301]); ['file:///home/assez/Documents/projectDocs/EMC_Barreiro/allEMC_Barreiro.ods'#$EMC_Barreiro.$D$51:.$J$128];7)" office:value-type="string" office:string-value="MS050402" calcext:value-type="string">
            <text:p>MS050402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301]; &quot;.&quot;; [.$A$264]; &quot;.&quot;; [.F301]; &quot;.&quot;; [.G301]; &quot;.&quot;; &quot;pair&quot;; [.H301]; &quot;.fastq.gz&quot;)" office:value-type="string" office:string-value="MS050402.Chipmentation_H3K4me1.301.2.pair1.fastq.gz" calcext:value-type="string">
            <text:p>MS050402.Chipmentation_H3K4me1.301.2.pair1.fastq.gz</text:p>
          </table:table-cell>
          <table:table-cell table:formula="of:=CONCATENATE(&quot;ln -s ../../H3K4me1/&quot;; [.B301]; &quot; &quot;; [.I301])" office:value-type="string" office:string-value="ln -s ../../H3K4me1/Epi_AF26_NI_2-674828_ChIPmentation-H3K4me1_A00266_0301_2_S5_L002_R1_001.fastq.gz MS050402.Chipmentation_H3K4me1.301.2.pair1.fastq.gz" calcext:value-type="string">
            <text:p>ln -s ../../H3K4me1/Epi_AF26_NI_2-674828_ChIPmentation-H3K4me1_A00266_0301_2_S5_L002_R1_001.fastq.gz MS050402.Chipmentation_H3K4me1.301.2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26_NI_2-674828_ChIPmentation-H3K4me1_A00266_0301_2_S5_L002_R2_001.fastq.gz</text:p>
          </table:table-cell>
          <table:table-cell table:style-name="ce3" table:formula="of:=MID([.B302]; 5; 4)" office:value-type="string" office:string-value="AF26" calcext:value-type="string">
            <text:p>AF26</text:p>
          </table:table-cell>
          <table:table-cell table:style-name="ce3" table:formula="of:=IF(ISERROR(FIND(&quot;Flu&quot;; [.B302]; 1)); &quot;NI&quot;; &quot;Flu&quot;)" office:value-type="string" office:string-value="NI" calcext:value-type="string">
            <text:p>NI</text:p>
          </table:table-cell>
          <table:table-cell table:style-name="ce3" table:formula="of:=VLOOKUP(CONCATENATE([.C302]; &quot;_&quot;; [.D302]); ['file:///home/assez/Documents/projectDocs/EMC_Barreiro/allEMC_Barreiro.ods'#$EMC_Barreiro.$D$51:.$J$128];7)" office:value-type="string" office:string-value="MS050402" calcext:value-type="string">
            <text:p>MS050402</text:p>
          </table:table-cell>
          <table:table-cell table:style-name="ce3" office:value-type="float" office:value="301" calcext:value-type="float">
            <text:p>30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9" table:formula="of:=CONCATENATE([.E302]; &quot;.&quot;; [.$A$264]; &quot;.&quot;; [.F302]; &quot;.&quot;; [.G302]; &quot;.&quot;; &quot;pair&quot;; [.H302]; &quot;.fastq.gz&quot;)" office:value-type="string" office:string-value="MS050402.Chipmentation_H3K4me1.301.2.pair2.fastq.gz" calcext:value-type="string">
            <text:p>MS050402.Chipmentation_H3K4me1.301.2.pair2.fastq.gz</text:p>
          </table:table-cell>
          <table:table-cell table:formula="of:=CONCATENATE(&quot;ln -s ../../H3K4me1/&quot;; [.B302]; &quot; &quot;; [.I302])" office:value-type="string" office:string-value="ln -s ../../H3K4me1/Epi_AF26_NI_2-674828_ChIPmentation-H3K4me1_A00266_0301_2_S5_L002_R2_001.fastq.gz MS050402.Chipmentation_H3K4me1.301.2.pair2.fastq.gz" calcext:value-type="string">
            <text:p>ln -s ../../H3K4me1/Epi_AF26_NI_2-674828_ChIPmentation-H3K4me1_A00266_0301_2_S5_L002_R2_001.fastq.gz MS050402.Chipmentation_H3K4me1.301.2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28_Flu_2-669592_ChIPmentation-H3K4me1_A00266_0289_2_S9_L002_R1_001.fastq.gz</text:p>
          </table:table-cell>
          <table:table-cell table:style-name="ce3" table:formula="of:=MID([.B303]; 5; 4)" office:value-type="string" office:string-value="AF28" calcext:value-type="string">
            <text:p>AF28</text:p>
          </table:table-cell>
          <table:table-cell table:style-name="ce3" table:formula="of:=IF(ISERROR(FIND(&quot;Flu&quot;; [.B303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303]; &quot;_&quot;; [.D303]); ['file:///home/assez/Documents/projectDocs/EMC_Barreiro/allEMC_Barreiro.ods'#$EMC_Barreiro.$D$51:.$J$128];7)" office:value-type="string" office:string-value="MS050501" calcext:value-type="string">
            <text:p>MS050501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303]; &quot;.&quot;; [.$A$264]; &quot;.&quot;; [.F303]; &quot;.&quot;; [.G303]; &quot;.&quot;; &quot;pair&quot;; [.H303]; &quot;.fastq.gz&quot;)" office:value-type="string" office:string-value="MS050501.Chipmentation_H3K4me1.289.2.pair1.fastq.gz" calcext:value-type="string">
            <text:p>MS050501.Chipmentation_H3K4me1.289.2.pair1.fastq.gz</text:p>
          </table:table-cell>
          <table:table-cell table:formula="of:=CONCATENATE(&quot;ln -s ../../H3K4me1/&quot;; [.B303]; &quot; &quot;; [.I303])" office:value-type="string" office:string-value="ln -s ../../H3K4me1/Epi_AF28_Flu_2-669592_ChIPmentation-H3K4me1_A00266_0289_2_S9_L002_R1_001.fastq.gz MS050501.Chipmentation_H3K4me1.289.2.pair1.fastq.gz" calcext:value-type="string">
            <text:p>ln -s ../../H3K4me1/Epi_AF28_Flu_2-669592_ChIPmentation-H3K4me1_A00266_0289_2_S9_L002_R1_001.fastq.gz MS050501.Chipmentation_H3K4me1.289.2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28_Flu_2-669592_ChIPmentation-H3K4me1_A00266_0289_2_S9_L002_R2_001.fastq.gz</text:p>
          </table:table-cell>
          <table:table-cell table:style-name="ce3" table:formula="of:=MID([.B304]; 5; 4)" office:value-type="string" office:string-value="AF28" calcext:value-type="string">
            <text:p>AF28</text:p>
          </table:table-cell>
          <table:table-cell table:style-name="ce3" table:formula="of:=IF(ISERROR(FIND(&quot;Flu&quot;; [.B304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304]; &quot;_&quot;; [.D304]); ['file:///home/assez/Documents/projectDocs/EMC_Barreiro/allEMC_Barreiro.ods'#$EMC_Barreiro.$D$51:.$J$128];7)" office:value-type="string" office:string-value="MS050501" calcext:value-type="string">
            <text:p>MS050501</text:p>
          </table:table-cell>
          <table:table-cell table:style-name="ce3" office:value-type="float" office:value="289" calcext:value-type="float">
            <text:p>289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9" table:formula="of:=CONCATENATE([.E304]; &quot;.&quot;; [.$A$264]; &quot;.&quot;; [.F304]; &quot;.&quot;; [.G304]; &quot;.&quot;; &quot;pair&quot;; [.H304]; &quot;.fastq.gz&quot;)" office:value-type="string" office:string-value="MS050501.Chipmentation_H3K4me1.289.2.pair2.fastq.gz" calcext:value-type="string">
            <text:p>MS050501.Chipmentation_H3K4me1.289.2.pair2.fastq.gz</text:p>
          </table:table-cell>
          <table:table-cell table:formula="of:=CONCATENATE(&quot;ln -s ../../H3K4me1/&quot;; [.B304]; &quot; &quot;; [.I304])" office:value-type="string" office:string-value="ln -s ../../H3K4me1/Epi_AF28_Flu_2-669592_ChIPmentation-H3K4me1_A00266_0289_2_S9_L002_R2_001.fastq.gz MS050501.Chipmentation_H3K4me1.289.2.pair2.fastq.gz" calcext:value-type="string">
            <text:p>ln -s ../../H3K4me1/Epi_AF28_Flu_2-669592_ChIPmentation-H3K4me1_A00266_0289_2_S9_L002_R2_001.fastq.gz MS050501.Chipmentation_H3K4me1.289.2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28_NI_2-669583_ChIPmentation-H3K4me1_A00266_0289_1_S24_L001_R1_001.fastq.gz</text:p>
          </table:table-cell>
          <table:table-cell table:style-name="ce3" table:formula="of:=MID([.B305]; 5; 4)" office:value-type="string" office:string-value="AF28" calcext:value-type="string">
            <text:p>AF28</text:p>
          </table:table-cell>
          <table:table-cell table:style-name="ce3" table:formula="of:=IF(ISERROR(FIND(&quot;Flu&quot;; [.B305]; 1)); &quot;NI&quot;; &quot;Flu&quot;)" office:value-type="string" office:string-value="NI" calcext:value-type="string">
            <text:p>NI</text:p>
          </table:table-cell>
          <table:table-cell table:style-name="ce3" table:formula="of:=VLOOKUP(CONCATENATE([.C305]; &quot;_&quot;; [.D305]); ['file:///home/assez/Documents/projectDocs/EMC_Barreiro/allEMC_Barreiro.ods'#$EMC_Barreiro.$D$51:.$J$128];7)" office:value-type="string" office:string-value="MS050502" calcext:value-type="string">
            <text:p>MS050502</text:p>
          </table:table-cell>
          <table:table-cell table:style-name="ce3" office:value-type="float" office:value="289" calcext:value-type="float">
            <text:p>289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305]; &quot;.&quot;; [.$A$264]; &quot;.&quot;; [.F305]; &quot;.&quot;; [.G305]; &quot;.&quot;; &quot;pair&quot;; [.H305]; &quot;.fastq.gz&quot;)" office:value-type="string" office:string-value="MS050502.Chipmentation_H3K4me1.289.1.pair1.fastq.gz" calcext:value-type="string">
            <text:p>MS050502.Chipmentation_H3K4me1.289.1.pair1.fastq.gz</text:p>
          </table:table-cell>
          <table:table-cell table:formula="of:=CONCATENATE(&quot;ln -s ../../H3K4me1/&quot;; [.B305]; &quot; &quot;; [.I305])" office:value-type="string" office:string-value="ln -s ../../H3K4me1/Epi_AF28_NI_2-669583_ChIPmentation-H3K4me1_A00266_0289_1_S24_L001_R1_001.fastq.gz MS050502.Chipmentation_H3K4me1.289.1.pair1.fastq.gz" calcext:value-type="string">
            <text:p>ln -s ../../H3K4me1/Epi_AF28_NI_2-669583_ChIPmentation-H3K4me1_A00266_0289_1_S24_L001_R1_001.fastq.gz MS050502.Chipmentation_H3K4me1.289.1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28_NI_2-669583_ChIPmentation-H3K4me1_A00266_0289_1_S24_L001_R2_001.fastq.gz</text:p>
          </table:table-cell>
          <table:table-cell table:style-name="ce3" table:formula="of:=MID([.B306]; 5; 4)" office:value-type="string" office:string-value="AF28" calcext:value-type="string">
            <text:p>AF28</text:p>
          </table:table-cell>
          <table:table-cell table:style-name="ce3" table:formula="of:=IF(ISERROR(FIND(&quot;Flu&quot;; [.B306]; 1)); &quot;NI&quot;; &quot;Flu&quot;)" office:value-type="string" office:string-value="NI" calcext:value-type="string">
            <text:p>NI</text:p>
          </table:table-cell>
          <table:table-cell table:style-name="ce3" table:formula="of:=VLOOKUP(CONCATENATE([.C306]; &quot;_&quot;; [.D306]); ['file:///home/assez/Documents/projectDocs/EMC_Barreiro/allEMC_Barreiro.ods'#$EMC_Barreiro.$D$51:.$J$128];7)" office:value-type="string" office:string-value="MS050502" calcext:value-type="string">
            <text:p>MS050502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306]; &quot;.&quot;; [.$A$264]; &quot;.&quot;; [.F306]; &quot;.&quot;; [.G306]; &quot;.&quot;; &quot;pair&quot;; [.H306]; &quot;.fastq.gz&quot;)" office:value-type="string" office:string-value="MS050502.Chipmentation_H3K4me1.289.1.pair2.fastq.gz" calcext:value-type="string">
            <text:p>MS050502.Chipmentation_H3K4me1.289.1.pair2.fastq.gz</text:p>
          </table:table-cell>
          <table:table-cell table:formula="of:=CONCATENATE(&quot;ln -s ../../H3K4me1/&quot;; [.B306]; &quot; &quot;; [.I306])" office:value-type="string" office:string-value="ln -s ../../H3K4me1/Epi_AF28_NI_2-669583_ChIPmentation-H3K4me1_A00266_0289_1_S24_L001_R2_001.fastq.gz MS050502.Chipmentation_H3K4me1.289.1.pair2.fastq.gz" calcext:value-type="string">
            <text:p>ln -s ../../H3K4me1/Epi_AF28_NI_2-669583_ChIPmentation-H3K4me1_A00266_0289_1_S24_L001_R2_001.fastq.gz MS050502.Chipmentation_H3K4me1.289.1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30_Flu_2-674830_ChIPmentation-H3K4me1_A00266_0301_2_S7_L002_R1_001.fastq.gz</text:p>
          </table:table-cell>
          <table:table-cell table:style-name="ce3" table:formula="of:=MID([.B307]; 5; 4)" office:value-type="string" office:string-value="AF30" calcext:value-type="string">
            <text:p>AF30</text:p>
          </table:table-cell>
          <table:table-cell table:style-name="ce3" table:formula="of:=IF(ISERROR(FIND(&quot;Flu&quot;; [.B307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307]; &quot;_&quot;; [.D307]); ['file:///home/assez/Documents/projectDocs/EMC_Barreiro/allEMC_Barreiro.ods'#$EMC_Barreiro.$D$51:.$J$128];7)" office:value-type="string" office:string-value="MS050601" calcext:value-type="string">
            <text:p>MS050601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307]; &quot;.&quot;; [.$A$264]; &quot;.&quot;; [.F307]; &quot;.&quot;; [.G307]; &quot;.&quot;; &quot;pair&quot;; [.H307]; &quot;.fastq.gz&quot;)" office:value-type="string" office:string-value="MS050601.Chipmentation_H3K4me1.301.2.pair1.fastq.gz" calcext:value-type="string">
            <text:p>MS050601.Chipmentation_H3K4me1.301.2.pair1.fastq.gz</text:p>
          </table:table-cell>
          <table:table-cell table:formula="of:=CONCATENATE(&quot;ln -s ../../H3K4me1/&quot;; [.B307]; &quot; &quot;; [.I307])" office:value-type="string" office:string-value="ln -s ../../H3K4me1/Epi_AF30_Flu_2-674830_ChIPmentation-H3K4me1_A00266_0301_2_S7_L002_R1_001.fastq.gz MS050601.Chipmentation_H3K4me1.301.2.pair1.fastq.gz" calcext:value-type="string">
            <text:p>ln -s ../../H3K4me1/Epi_AF30_Flu_2-674830_ChIPmentation-H3K4me1_A00266_0301_2_S7_L002_R1_001.fastq.gz MS050601.Chipmentation_H3K4me1.301.2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30_Flu_2-674830_ChIPmentation-H3K4me1_A00266_0301_2_S7_L002_R2_001.fastq.gz</text:p>
          </table:table-cell>
          <table:table-cell table:style-name="ce3" table:formula="of:=MID([.B308]; 5; 4)" office:value-type="string" office:string-value="AF30" calcext:value-type="string">
            <text:p>AF30</text:p>
          </table:table-cell>
          <table:table-cell table:style-name="ce3" table:formula="of:=IF(ISERROR(FIND(&quot;Flu&quot;; [.B308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308]; &quot;_&quot;; [.D308]); ['file:///home/assez/Documents/projectDocs/EMC_Barreiro/allEMC_Barreiro.ods'#$EMC_Barreiro.$D$51:.$J$128];7)" office:value-type="string" office:string-value="MS050601" calcext:value-type="string">
            <text:p>MS050601</text:p>
          </table:table-cell>
          <table:table-cell table:style-name="ce3" office:value-type="float" office:value="301" calcext:value-type="float">
            <text:p>30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9" table:formula="of:=CONCATENATE([.E308]; &quot;.&quot;; [.$A$264]; &quot;.&quot;; [.F308]; &quot;.&quot;; [.G308]; &quot;.&quot;; &quot;pair&quot;; [.H308]; &quot;.fastq.gz&quot;)" office:value-type="string" office:string-value="MS050601.Chipmentation_H3K4me1.301.2.pair2.fastq.gz" calcext:value-type="string">
            <text:p>MS050601.Chipmentation_H3K4me1.301.2.pair2.fastq.gz</text:p>
          </table:table-cell>
          <table:table-cell table:formula="of:=CONCATENATE(&quot;ln -s ../../H3K4me1/&quot;; [.B308]; &quot; &quot;; [.I308])" office:value-type="string" office:string-value="ln -s ../../H3K4me1/Epi_AF30_Flu_2-674830_ChIPmentation-H3K4me1_A00266_0301_2_S7_L002_R2_001.fastq.gz MS050601.Chipmentation_H3K4me1.301.2.pair2.fastq.gz" calcext:value-type="string">
            <text:p>ln -s ../../H3K4me1/Epi_AF30_Flu_2-674830_ChIPmentation-H3K4me1_A00266_0301_2_S7_L002_R2_001.fastq.gz MS050601.Chipmentation_H3K4me1.301.2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30_NI_2-674829_ChIPmentation-H3K4me1_A00266_0301_2_S6_L002_R1_001.fastq.gz</text:p>
          </table:table-cell>
          <table:table-cell table:style-name="ce3" table:formula="of:=MID([.B309]; 5; 4)" office:value-type="string" office:string-value="AF30" calcext:value-type="string">
            <text:p>AF30</text:p>
          </table:table-cell>
          <table:table-cell table:style-name="ce3" table:formula="of:=IF(ISERROR(FIND(&quot;Flu&quot;; [.B309]; 1)); &quot;NI&quot;; &quot;Flu&quot;)" office:value-type="string" office:string-value="NI" calcext:value-type="string">
            <text:p>NI</text:p>
          </table:table-cell>
          <table:table-cell table:style-name="ce3" table:formula="of:=VLOOKUP(CONCATENATE([.C309]; &quot;_&quot;; [.D309]); ['file:///home/assez/Documents/projectDocs/EMC_Barreiro/allEMC_Barreiro.ods'#$EMC_Barreiro.$D$51:.$J$128];7)" office:value-type="string" office:string-value="MS050602" calcext:value-type="string">
            <text:p>MS050602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309]; &quot;.&quot;; [.$A$264]; &quot;.&quot;; [.F309]; &quot;.&quot;; [.G309]; &quot;.&quot;; &quot;pair&quot;; [.H309]; &quot;.fastq.gz&quot;)" office:value-type="string" office:string-value="MS050602.Chipmentation_H3K4me1.301.2.pair1.fastq.gz" calcext:value-type="string">
            <text:p>MS050602.Chipmentation_H3K4me1.301.2.pair1.fastq.gz</text:p>
          </table:table-cell>
          <table:table-cell table:formula="of:=CONCATENATE(&quot;ln -s ../../H3K4me1/&quot;; [.B309]; &quot; &quot;; [.I309])" office:value-type="string" office:string-value="ln -s ../../H3K4me1/Epi_AF30_NI_2-674829_ChIPmentation-H3K4me1_A00266_0301_2_S6_L002_R1_001.fastq.gz MS050602.Chipmentation_H3K4me1.301.2.pair1.fastq.gz" calcext:value-type="string">
            <text:p>ln -s ../../H3K4me1/Epi_AF30_NI_2-674829_ChIPmentation-H3K4me1_A00266_0301_2_S6_L002_R1_001.fastq.gz MS050602.Chipmentation_H3K4me1.301.2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30_NI_2-674829_ChIPmentation-H3K4me1_A00266_0301_2_S6_L002_R2_001.fastq.gz</text:p>
          </table:table-cell>
          <table:table-cell table:style-name="ce3" table:formula="of:=MID([.B310]; 5; 4)" office:value-type="string" office:string-value="AF30" calcext:value-type="string">
            <text:p>AF30</text:p>
          </table:table-cell>
          <table:table-cell table:style-name="ce3" table:formula="of:=IF(ISERROR(FIND(&quot;Flu&quot;; [.B310]; 1)); &quot;NI&quot;; &quot;Flu&quot;)" office:value-type="string" office:string-value="NI" calcext:value-type="string">
            <text:p>NI</text:p>
          </table:table-cell>
          <table:table-cell table:style-name="ce3" table:formula="of:=VLOOKUP(CONCATENATE([.C310]; &quot;_&quot;; [.D310]); ['file:///home/assez/Documents/projectDocs/EMC_Barreiro/allEMC_Barreiro.ods'#$EMC_Barreiro.$D$51:.$J$128];7)" office:value-type="string" office:string-value="MS050602" calcext:value-type="string">
            <text:p>MS050602</text:p>
          </table:table-cell>
          <table:table-cell table:style-name="ce3" office:value-type="float" office:value="301" calcext:value-type="float">
            <text:p>30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9" table:formula="of:=CONCATENATE([.E310]; &quot;.&quot;; [.$A$264]; &quot;.&quot;; [.F310]; &quot;.&quot;; [.G310]; &quot;.&quot;; &quot;pair&quot;; [.H310]; &quot;.fastq.gz&quot;)" office:value-type="string" office:string-value="MS050602.Chipmentation_H3K4me1.301.2.pair2.fastq.gz" calcext:value-type="string">
            <text:p>MS050602.Chipmentation_H3K4me1.301.2.pair2.fastq.gz</text:p>
          </table:table-cell>
          <table:table-cell table:formula="of:=CONCATENATE(&quot;ln -s ../../H3K4me1/&quot;; [.B310]; &quot; &quot;; [.I310])" office:value-type="string" office:string-value="ln -s ../../H3K4me1/Epi_AF30_NI_2-674829_ChIPmentation-H3K4me1_A00266_0301_2_S6_L002_R2_001.fastq.gz MS050602.Chipmentation_H3K4me1.301.2.pair2.fastq.gz" calcext:value-type="string">
            <text:p>ln -s ../../H3K4me1/Epi_AF30_NI_2-674829_ChIPmentation-H3K4me1_A00266_0301_2_S6_L002_R2_001.fastq.gz MS050602.Chipmentation_H3K4me1.301.2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34_Flu_2-669596_ChIPmentation-H3K4me1_A00266_0289_2_S13_L002_R1_001.fastq.gz</text:p>
          </table:table-cell>
          <table:table-cell table:style-name="ce3" table:formula="of:=MID([.B311]; 5; 4)" office:value-type="string" office:string-value="AF34" calcext:value-type="string">
            <text:p>AF34</text:p>
          </table:table-cell>
          <table:table-cell table:style-name="ce3" table:formula="of:=IF(ISERROR(FIND(&quot;Flu&quot;; [.B311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311]; &quot;_&quot;; [.D311]); ['file:///home/assez/Documents/projectDocs/EMC_Barreiro/allEMC_Barreiro.ods'#$EMC_Barreiro.$D$51:.$J$128];7)" office:value-type="string" office:string-value="MS050801" calcext:value-type="string">
            <text:p>MS050801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311]; &quot;.&quot;; [.$A$264]; &quot;.&quot;; [.F311]; &quot;.&quot;; [.G311]; &quot;.&quot;; &quot;pair&quot;; [.H311]; &quot;.fastq.gz&quot;)" office:value-type="string" office:string-value="MS050801.Chipmentation_H3K4me1.289.2.pair1.fastq.gz" calcext:value-type="string">
            <text:p>MS050801.Chipmentation_H3K4me1.289.2.pair1.fastq.gz</text:p>
          </table:table-cell>
          <table:table-cell table:formula="of:=CONCATENATE(&quot;ln -s ../../H3K4me1/&quot;; [.B311]; &quot; &quot;; [.I311])" office:value-type="string" office:string-value="ln -s ../../H3K4me1/Epi_AF34_Flu_2-669596_ChIPmentation-H3K4me1_A00266_0289_2_S13_L002_R1_001.fastq.gz MS050801.Chipmentation_H3K4me1.289.2.pair1.fastq.gz" calcext:value-type="string">
            <text:p>ln -s ../../H3K4me1/Epi_AF34_Flu_2-669596_ChIPmentation-H3K4me1_A00266_0289_2_S13_L002_R1_001.fastq.gz MS050801.Chipmentation_H3K4me1.289.2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34_Flu_2-669596_ChIPmentation-H3K4me1_A00266_0289_2_S13_L002_R2_001.fastq.gz</text:p>
          </table:table-cell>
          <table:table-cell table:style-name="ce3" table:formula="of:=MID([.B312]; 5; 4)" office:value-type="string" office:string-value="AF34" calcext:value-type="string">
            <text:p>AF34</text:p>
          </table:table-cell>
          <table:table-cell table:style-name="ce3" table:formula="of:=IF(ISERROR(FIND(&quot;Flu&quot;; [.B312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312]; &quot;_&quot;; [.D312]); ['file:///home/assez/Documents/projectDocs/EMC_Barreiro/allEMC_Barreiro.ods'#$EMC_Barreiro.$D$51:.$J$128];7)" office:value-type="string" office:string-value="MS050801" calcext:value-type="string">
            <text:p>MS050801</text:p>
          </table:table-cell>
          <table:table-cell table:style-name="ce3" office:value-type="float" office:value="289" calcext:value-type="float">
            <text:p>289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9" table:formula="of:=CONCATENATE([.E312]; &quot;.&quot;; [.$A$264]; &quot;.&quot;; [.F312]; &quot;.&quot;; [.G312]; &quot;.&quot;; &quot;pair&quot;; [.H312]; &quot;.fastq.gz&quot;)" office:value-type="string" office:string-value="MS050801.Chipmentation_H3K4me1.289.2.pair2.fastq.gz" calcext:value-type="string">
            <text:p>MS050801.Chipmentation_H3K4me1.289.2.pair2.fastq.gz</text:p>
          </table:table-cell>
          <table:table-cell table:formula="of:=CONCATENATE(&quot;ln -s ../../H3K4me1/&quot;; [.B312]; &quot; &quot;; [.I312])" office:value-type="string" office:string-value="ln -s ../../H3K4me1/Epi_AF34_Flu_2-669596_ChIPmentation-H3K4me1_A00266_0289_2_S13_L002_R2_001.fastq.gz MS050801.Chipmentation_H3K4me1.289.2.pair2.fastq.gz" calcext:value-type="string">
            <text:p>ln -s ../../H3K4me1/Epi_AF34_Flu_2-669596_ChIPmentation-H3K4me1_A00266_0289_2_S13_L002_R2_001.fastq.gz MS050801.Chipmentation_H3K4me1.289.2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34_NI_2-674817_ChIPmentation-H3K4me1_A00266_0301_1_S18_L001_R1_001.fastq.gz</text:p>
          </table:table-cell>
          <table:table-cell table:style-name="ce3" table:formula="of:=MID([.B313]; 5; 4)" office:value-type="string" office:string-value="AF34" calcext:value-type="string">
            <text:p>AF34</text:p>
          </table:table-cell>
          <table:table-cell table:style-name="ce3" table:formula="of:=IF(ISERROR(FIND(&quot;Flu&quot;; [.B313]; 1)); &quot;NI&quot;; &quot;Flu&quot;)" office:value-type="string" office:string-value="NI" calcext:value-type="string">
            <text:p>NI</text:p>
          </table:table-cell>
          <table:table-cell table:style-name="ce3" table:formula="of:=VLOOKUP(CONCATENATE([.C313]; &quot;_&quot;; [.D313]); ['file:///home/assez/Documents/projectDocs/EMC_Barreiro/allEMC_Barreiro.ods'#$EMC_Barreiro.$D$51:.$J$128];7)" office:value-type="string" office:string-value="MS050802" calcext:value-type="string">
            <text:p>MS050802</text:p>
          </table:table-cell>
          <table:table-cell table:style-name="ce3" office:value-type="float" office:value="301" calcext:value-type="float">
            <text:p>30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313]; &quot;.&quot;; [.$A$264]; &quot;.&quot;; [.F313]; &quot;.&quot;; [.G313]; &quot;.&quot;; &quot;pair&quot;; [.H313]; &quot;.fastq.gz&quot;)" office:value-type="string" office:string-value="MS050802.Chipmentation_H3K4me1.301.1.pair1.fastq.gz" calcext:value-type="string">
            <text:p>MS050802.Chipmentation_H3K4me1.301.1.pair1.fastq.gz</text:p>
          </table:table-cell>
          <table:table-cell table:formula="of:=CONCATENATE(&quot;ln -s ../../H3K4me1/&quot;; [.B313]; &quot; &quot;; [.I313])" office:value-type="string" office:string-value="ln -s ../../H3K4me1/Epi_AF34_NI_2-674817_ChIPmentation-H3K4me1_A00266_0301_1_S18_L001_R1_001.fastq.gz MS050802.Chipmentation_H3K4me1.301.1.pair1.fastq.gz" calcext:value-type="string">
            <text:p>ln -s ../../H3K4me1/Epi_AF34_NI_2-674817_ChIPmentation-H3K4me1_A00266_0301_1_S18_L001_R1_001.fastq.gz MS050802.Chipmentation_H3K4me1.301.1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34_NI_2-674817_ChIPmentation-H3K4me1_A00266_0301_1_S18_L001_R2_001.fastq.gz</text:p>
          </table:table-cell>
          <table:table-cell table:style-name="ce3" table:formula="of:=MID([.B314]; 5; 4)" office:value-type="string" office:string-value="AF34" calcext:value-type="string">
            <text:p>AF34</text:p>
          </table:table-cell>
          <table:table-cell table:style-name="ce3" table:formula="of:=IF(ISERROR(FIND(&quot;Flu&quot;; [.B314]; 1)); &quot;NI&quot;; &quot;Flu&quot;)" office:value-type="string" office:string-value="NI" calcext:value-type="string">
            <text:p>NI</text:p>
          </table:table-cell>
          <table:table-cell table:style-name="ce3" table:formula="of:=VLOOKUP(CONCATENATE([.C314]; &quot;_&quot;; [.D314]); ['file:///home/assez/Documents/projectDocs/EMC_Barreiro/allEMC_Barreiro.ods'#$EMC_Barreiro.$D$51:.$J$128];7)" office:value-type="string" office:string-value="MS050802" calcext:value-type="string">
            <text:p>MS050802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314]; &quot;.&quot;; [.$A$264]; &quot;.&quot;; [.F314]; &quot;.&quot;; [.G314]; &quot;.&quot;; &quot;pair&quot;; [.H314]; &quot;.fastq.gz&quot;)" office:value-type="string" office:string-value="MS050802.Chipmentation_H3K4me1.301.1.pair2.fastq.gz" calcext:value-type="string">
            <text:p>MS050802.Chipmentation_H3K4me1.301.1.pair2.fastq.gz</text:p>
          </table:table-cell>
          <table:table-cell table:formula="of:=CONCATENATE(&quot;ln -s ../../H3K4me1/&quot;; [.B314]; &quot; &quot;; [.I314])" office:value-type="string" office:string-value="ln -s ../../H3K4me1/Epi_AF34_NI_2-674817_ChIPmentation-H3K4me1_A00266_0301_1_S18_L001_R2_001.fastq.gz MS050802.Chipmentation_H3K4me1.301.1.pair2.fastq.gz" calcext:value-type="string">
            <text:p>ln -s ../../H3K4me1/Epi_AF34_NI_2-674817_ChIPmentation-H3K4me1_A00266_0301_1_S18_L001_R2_001.fastq.gz MS050802.Chipmentation_H3K4me1.301.1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36_Flu_2-669593_ChIPmentation-H3K4me1_A00266_0289_2_S10_L002_R1_001.fastq.gz</text:p>
          </table:table-cell>
          <table:table-cell table:style-name="ce3" table:formula="of:=MID([.B315]; 5; 4)" office:value-type="string" office:string-value="AF36" calcext:value-type="string">
            <text:p>AF36</text:p>
          </table:table-cell>
          <table:table-cell table:style-name="ce3" table:formula="of:=IF(ISERROR(FIND(&quot;Flu&quot;; [.B315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315]; &quot;_&quot;; [.D315]); ['file:///home/assez/Documents/projectDocs/EMC_Barreiro/allEMC_Barreiro.ods'#$EMC_Barreiro.$D$51:.$J$128];7)" office:value-type="string" office:string-value="MS050901" calcext:value-type="string">
            <text:p>MS050901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315]; &quot;.&quot;; [.$A$264]; &quot;.&quot;; [.F315]; &quot;.&quot;; [.G315]; &quot;.&quot;; &quot;pair&quot;; [.H315]; &quot;.fastq.gz&quot;)" office:value-type="string" office:string-value="MS050901.Chipmentation_H3K4me1.289.2.pair1.fastq.gz" calcext:value-type="string">
            <text:p>MS050901.Chipmentation_H3K4me1.289.2.pair1.fastq.gz</text:p>
          </table:table-cell>
          <table:table-cell table:formula="of:=CONCATENATE(&quot;ln -s ../../H3K4me1/&quot;; [.B315]; &quot; &quot;; [.I315])" office:value-type="string" office:string-value="ln -s ../../H3K4me1/Epi_AF36_Flu_2-669593_ChIPmentation-H3K4me1_A00266_0289_2_S10_L002_R1_001.fastq.gz MS050901.Chipmentation_H3K4me1.289.2.pair1.fastq.gz" calcext:value-type="string">
            <text:p>ln -s ../../H3K4me1/Epi_AF36_Flu_2-669593_ChIPmentation-H3K4me1_A00266_0289_2_S10_L002_R1_001.fastq.gz MS050901.Chipmentation_H3K4me1.289.2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36_Flu_2-669593_ChIPmentation-H3K4me1_A00266_0289_2_S10_L002_R2_001.fastq.gz</text:p>
          </table:table-cell>
          <table:table-cell table:style-name="ce3" table:formula="of:=MID([.B316]; 5; 4)" office:value-type="string" office:string-value="AF36" calcext:value-type="string">
            <text:p>AF36</text:p>
          </table:table-cell>
          <table:table-cell table:style-name="ce3" table:formula="of:=IF(ISERROR(FIND(&quot;Flu&quot;; [.B316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316]; &quot;_&quot;; [.D316]); ['file:///home/assez/Documents/projectDocs/EMC_Barreiro/allEMC_Barreiro.ods'#$EMC_Barreiro.$D$51:.$J$128];7)" office:value-type="string" office:string-value="MS050901" calcext:value-type="string">
            <text:p>MS050901</text:p>
          </table:table-cell>
          <table:table-cell table:style-name="ce3" office:value-type="float" office:value="289" calcext:value-type="float">
            <text:p>289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9" table:formula="of:=CONCATENATE([.E316]; &quot;.&quot;; [.$A$264]; &quot;.&quot;; [.F316]; &quot;.&quot;; [.G316]; &quot;.&quot;; &quot;pair&quot;; [.H316]; &quot;.fastq.gz&quot;)" office:value-type="string" office:string-value="MS050901.Chipmentation_H3K4me1.289.2.pair2.fastq.gz" calcext:value-type="string">
            <text:p>MS050901.Chipmentation_H3K4me1.289.2.pair2.fastq.gz</text:p>
          </table:table-cell>
          <table:table-cell table:formula="of:=CONCATENATE(&quot;ln -s ../../H3K4me1/&quot;; [.B316]; &quot; &quot;; [.I316])" office:value-type="string" office:string-value="ln -s ../../H3K4me1/Epi_AF36_Flu_2-669593_ChIPmentation-H3K4me1_A00266_0289_2_S10_L002_R2_001.fastq.gz MS050901.Chipmentation_H3K4me1.289.2.pair2.fastq.gz" calcext:value-type="string">
            <text:p>ln -s ../../H3K4me1/Epi_AF36_Flu_2-669593_ChIPmentation-H3K4me1_A00266_0289_2_S10_L002_R2_001.fastq.gz MS050901.Chipmentation_H3K4me1.289.2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36_NI_2-674835_ChIPmentation-H3K4me1_A00266_0301_2_S12_L002_R1_001.fastq.gz</text:p>
          </table:table-cell>
          <table:table-cell table:style-name="ce3" table:formula="of:=MID([.B317]; 5; 4)" office:value-type="string" office:string-value="AF36" calcext:value-type="string">
            <text:p>AF36</text:p>
          </table:table-cell>
          <table:table-cell table:style-name="ce3" table:formula="of:=IF(ISERROR(FIND(&quot;Flu&quot;; [.B317]; 1)); &quot;NI&quot;; &quot;Flu&quot;)" office:value-type="string" office:string-value="NI" calcext:value-type="string">
            <text:p>NI</text:p>
          </table:table-cell>
          <table:table-cell table:style-name="ce3" table:formula="of:=VLOOKUP(CONCATENATE([.C317]; &quot;_&quot;; [.D317]); ['file:///home/assez/Documents/projectDocs/EMC_Barreiro/allEMC_Barreiro.ods'#$EMC_Barreiro.$D$51:.$J$128];7)" office:value-type="string" office:string-value="MS050902" calcext:value-type="string">
            <text:p>MS050902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317]; &quot;.&quot;; [.$A$264]; &quot;.&quot;; [.F317]; &quot;.&quot;; [.G317]; &quot;.&quot;; &quot;pair&quot;; [.H317]; &quot;.fastq.gz&quot;)" office:value-type="string" office:string-value="MS050902.Chipmentation_H3K4me1.301.2.pair1.fastq.gz" calcext:value-type="string">
            <text:p>MS050902.Chipmentation_H3K4me1.301.2.pair1.fastq.gz</text:p>
          </table:table-cell>
          <table:table-cell table:formula="of:=CONCATENATE(&quot;ln -s ../../H3K4me1/&quot;; [.B317]; &quot; &quot;; [.I317])" office:value-type="string" office:string-value="ln -s ../../H3K4me1/Epi_AF36_NI_2-674835_ChIPmentation-H3K4me1_A00266_0301_2_S12_L002_R1_001.fastq.gz MS050902.Chipmentation_H3K4me1.301.2.pair1.fastq.gz" calcext:value-type="string">
            <text:p>ln -s ../../H3K4me1/Epi_AF36_NI_2-674835_ChIPmentation-H3K4me1_A00266_0301_2_S12_L002_R1_001.fastq.gz MS050902.Chipmentation_H3K4me1.301.2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36_NI_2-674835_ChIPmentation-H3K4me1_A00266_0301_2_S12_L002_R2_001.fastq.gz</text:p>
          </table:table-cell>
          <table:table-cell table:style-name="ce3" table:formula="of:=MID([.B318]; 5; 4)" office:value-type="string" office:string-value="AF36" calcext:value-type="string">
            <text:p>AF36</text:p>
          </table:table-cell>
          <table:table-cell table:style-name="ce3" table:formula="of:=IF(ISERROR(FIND(&quot;Flu&quot;; [.B318]; 1)); &quot;NI&quot;; &quot;Flu&quot;)" office:value-type="string" office:string-value="NI" calcext:value-type="string">
            <text:p>NI</text:p>
          </table:table-cell>
          <table:table-cell table:style-name="ce3" table:formula="of:=VLOOKUP(CONCATENATE([.C318]; &quot;_&quot;; [.D318]); ['file:///home/assez/Documents/projectDocs/EMC_Barreiro/allEMC_Barreiro.ods'#$EMC_Barreiro.$D$51:.$J$128];7)" office:value-type="string" office:string-value="MS050902" calcext:value-type="string">
            <text:p>MS050902</text:p>
          </table:table-cell>
          <table:table-cell table:style-name="ce3" office:value-type="float" office:value="301" calcext:value-type="float">
            <text:p>30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9" table:formula="of:=CONCATENATE([.E318]; &quot;.&quot;; [.$A$264]; &quot;.&quot;; [.F318]; &quot;.&quot;; [.G318]; &quot;.&quot;; &quot;pair&quot;; [.H318]; &quot;.fastq.gz&quot;)" office:value-type="string" office:string-value="MS050902.Chipmentation_H3K4me1.301.2.pair2.fastq.gz" calcext:value-type="string">
            <text:p>MS050902.Chipmentation_H3K4me1.301.2.pair2.fastq.gz</text:p>
          </table:table-cell>
          <table:table-cell table:formula="of:=CONCATENATE(&quot;ln -s ../../H3K4me1/&quot;; [.B318]; &quot; &quot;; [.I318])" office:value-type="string" office:string-value="ln -s ../../H3K4me1/Epi_AF36_NI_2-674835_ChIPmentation-H3K4me1_A00266_0301_2_S12_L002_R2_001.fastq.gz MS050902.Chipmentation_H3K4me1.301.2.pair2.fastq.gz" calcext:value-type="string">
            <text:p>ln -s ../../H3K4me1/Epi_AF36_NI_2-674835_ChIPmentation-H3K4me1_A00266_0301_2_S12_L002_R2_001.fastq.gz MS050902.Chipmentation_H3K4me1.301.2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38_Flu_2-674837_ChIPmentation-H3K4me1_A00266_0301_2_S14_L002_R1_001.fastq.gz</text:p>
          </table:table-cell>
          <table:table-cell table:style-name="ce3" table:formula="of:=MID([.B319]; 5; 4)" office:value-type="string" office:string-value="AF38" calcext:value-type="string">
            <text:p>AF38</text:p>
          </table:table-cell>
          <table:table-cell table:style-name="ce3" table:formula="of:=IF(ISERROR(FIND(&quot;Flu&quot;; [.B319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319]; &quot;_&quot;; [.D319]); ['file:///home/assez/Documents/projectDocs/EMC_Barreiro/allEMC_Barreiro.ods'#$EMC_Barreiro.$D$51:.$J$128];7)" office:value-type="string" office:string-value="MS051001" calcext:value-type="string">
            <text:p>MS051001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319]; &quot;.&quot;; [.$A$264]; &quot;.&quot;; [.F319]; &quot;.&quot;; [.G319]; &quot;.&quot;; &quot;pair&quot;; [.H319]; &quot;.fastq.gz&quot;)" office:value-type="string" office:string-value="MS051001.Chipmentation_H3K4me1.301.2.pair1.fastq.gz" calcext:value-type="string">
            <text:p>MS051001.Chipmentation_H3K4me1.301.2.pair1.fastq.gz</text:p>
          </table:table-cell>
          <table:table-cell table:formula="of:=CONCATENATE(&quot;ln -s ../../H3K4me1/&quot;; [.B319]; &quot; &quot;; [.I319])" office:value-type="string" office:string-value="ln -s ../../H3K4me1/Epi_AF38_Flu_2-674837_ChIPmentation-H3K4me1_A00266_0301_2_S14_L002_R1_001.fastq.gz MS051001.Chipmentation_H3K4me1.301.2.pair1.fastq.gz" calcext:value-type="string">
            <text:p>ln -s ../../H3K4me1/Epi_AF38_Flu_2-674837_ChIPmentation-H3K4me1_A00266_0301_2_S14_L002_R1_001.fastq.gz MS051001.Chipmentation_H3K4me1.301.2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38_Flu_2-674837_ChIPmentation-H3K4me1_A00266_0301_2_S14_L002_R2_001.fastq.gz</text:p>
          </table:table-cell>
          <table:table-cell table:style-name="ce3" table:formula="of:=MID([.B320]; 5; 4)" office:value-type="string" office:string-value="AF38" calcext:value-type="string">
            <text:p>AF38</text:p>
          </table:table-cell>
          <table:table-cell table:style-name="ce3" table:formula="of:=IF(ISERROR(FIND(&quot;Flu&quot;; [.B320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320]; &quot;_&quot;; [.D320]); ['file:///home/assez/Documents/projectDocs/EMC_Barreiro/allEMC_Barreiro.ods'#$EMC_Barreiro.$D$51:.$J$128];7)" office:value-type="string" office:string-value="MS051001" calcext:value-type="string">
            <text:p>MS051001</text:p>
          </table:table-cell>
          <table:table-cell table:style-name="ce3" office:value-type="float" office:value="301" calcext:value-type="float">
            <text:p>30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9" table:formula="of:=CONCATENATE([.E320]; &quot;.&quot;; [.$A$264]; &quot;.&quot;; [.F320]; &quot;.&quot;; [.G320]; &quot;.&quot;; &quot;pair&quot;; [.H320]; &quot;.fastq.gz&quot;)" office:value-type="string" office:string-value="MS051001.Chipmentation_H3K4me1.301.2.pair2.fastq.gz" calcext:value-type="string">
            <text:p>MS051001.Chipmentation_H3K4me1.301.2.pair2.fastq.gz</text:p>
          </table:table-cell>
          <table:table-cell table:formula="of:=CONCATENATE(&quot;ln -s ../../H3K4me1/&quot;; [.B320]; &quot; &quot;; [.I320])" office:value-type="string" office:string-value="ln -s ../../H3K4me1/Epi_AF38_Flu_2-674837_ChIPmentation-H3K4me1_A00266_0301_2_S14_L002_R2_001.fastq.gz MS051001.Chipmentation_H3K4me1.301.2.pair2.fastq.gz" calcext:value-type="string">
            <text:p>ln -s ../../H3K4me1/Epi_AF38_Flu_2-674837_ChIPmentation-H3K4me1_A00266_0301_2_S14_L002_R2_001.fastq.gz MS051001.Chipmentation_H3K4me1.301.2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38_NI_2-674836_ChIPmentation-H3K4me1_A00266_0301_2_S13_L002_R1_001.fastq.gz</text:p>
          </table:table-cell>
          <table:table-cell table:style-name="ce3" table:formula="of:=MID([.B321]; 5; 4)" office:value-type="string" office:string-value="AF38" calcext:value-type="string">
            <text:p>AF38</text:p>
          </table:table-cell>
          <table:table-cell table:style-name="ce3" table:formula="of:=IF(ISERROR(FIND(&quot;Flu&quot;; [.B321]; 1)); &quot;NI&quot;; &quot;Flu&quot;)" office:value-type="string" office:string-value="NI" calcext:value-type="string">
            <text:p>NI</text:p>
          </table:table-cell>
          <table:table-cell table:style-name="ce3" table:formula="of:=VLOOKUP(CONCATENATE([.C321]; &quot;_&quot;; [.D321]); ['file:///home/assez/Documents/projectDocs/EMC_Barreiro/allEMC_Barreiro.ods'#$EMC_Barreiro.$D$51:.$J$128];7)" office:value-type="string" office:string-value="MS051002" calcext:value-type="string">
            <text:p>MS051002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321]; &quot;.&quot;; [.$A$264]; &quot;.&quot;; [.F321]; &quot;.&quot;; [.G321]; &quot;.&quot;; &quot;pair&quot;; [.H321]; &quot;.fastq.gz&quot;)" office:value-type="string" office:string-value="MS051002.Chipmentation_H3K4me1.301.2.pair1.fastq.gz" calcext:value-type="string">
            <text:p>MS051002.Chipmentation_H3K4me1.301.2.pair1.fastq.gz</text:p>
          </table:table-cell>
          <table:table-cell table:formula="of:=CONCATENATE(&quot;ln -s ../../H3K4me1/&quot;; [.B321]; &quot; &quot;; [.I321])" office:value-type="string" office:string-value="ln -s ../../H3K4me1/Epi_AF38_NI_2-674836_ChIPmentation-H3K4me1_A00266_0301_2_S13_L002_R1_001.fastq.gz MS051002.Chipmentation_H3K4me1.301.2.pair1.fastq.gz" calcext:value-type="string">
            <text:p>ln -s ../../H3K4me1/Epi_AF38_NI_2-674836_ChIPmentation-H3K4me1_A00266_0301_2_S13_L002_R1_001.fastq.gz MS051002.Chipmentation_H3K4me1.301.2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38_NI_2-674836_ChIPmentation-H3K4me1_A00266_0301_2_S13_L002_R2_001.fastq.gz</text:p>
          </table:table-cell>
          <table:table-cell table:style-name="ce3" table:formula="of:=MID([.B322]; 5; 4)" office:value-type="string" office:string-value="AF38" calcext:value-type="string">
            <text:p>AF38</text:p>
          </table:table-cell>
          <table:table-cell table:style-name="ce3" table:formula="of:=IF(ISERROR(FIND(&quot;Flu&quot;; [.B322]; 1)); &quot;NI&quot;; &quot;Flu&quot;)" office:value-type="string" office:string-value="NI" calcext:value-type="string">
            <text:p>NI</text:p>
          </table:table-cell>
          <table:table-cell table:style-name="ce3" table:formula="of:=VLOOKUP(CONCATENATE([.C322]; &quot;_&quot;; [.D322]); ['file:///home/assez/Documents/projectDocs/EMC_Barreiro/allEMC_Barreiro.ods'#$EMC_Barreiro.$D$51:.$J$128];7)" office:value-type="string" office:string-value="MS051002" calcext:value-type="string">
            <text:p>MS051002</text:p>
          </table:table-cell>
          <table:table-cell table:style-name="ce3" office:value-type="float" office:value="301" calcext:value-type="float">
            <text:p>30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9" table:formula="of:=CONCATENATE([.E322]; &quot;.&quot;; [.$A$264]; &quot;.&quot;; [.F322]; &quot;.&quot;; [.G322]; &quot;.&quot;; &quot;pair&quot;; [.H322]; &quot;.fastq.gz&quot;)" office:value-type="string" office:string-value="MS051002.Chipmentation_H3K4me1.301.2.pair2.fastq.gz" calcext:value-type="string">
            <text:p>MS051002.Chipmentation_H3K4me1.301.2.pair2.fastq.gz</text:p>
          </table:table-cell>
          <table:table-cell table:formula="of:=CONCATENATE(&quot;ln -s ../../H3K4me1/&quot;; [.B322]; &quot; &quot;; [.I322])" office:value-type="string" office:string-value="ln -s ../../H3K4me1/Epi_AF38_NI_2-674836_ChIPmentation-H3K4me1_A00266_0301_2_S13_L002_R2_001.fastq.gz MS051002.Chipmentation_H3K4me1.301.2.pair2.fastq.gz" calcext:value-type="string">
            <text:p>ln -s ../../H3K4me1/Epi_AF38_NI_2-674836_ChIPmentation-H3K4me1_A00266_0301_2_S13_L002_R2_001.fastq.gz MS051002.Chipmentation_H3K4me1.301.2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03_Flu_2-674750_ChIPmentation-H3K4me1_A00266_0301_1_S1_L001_R1_001.fastq.gz</text:p>
          </table:table-cell>
          <table:table-cell table:style-name="ce3" table:formula="of:=MID([.B323]; 5; 4)" office:value-type="string" office:string-value="EU03" calcext:value-type="string">
            <text:p>EU03</text:p>
          </table:table-cell>
          <table:table-cell table:style-name="ce3" table:formula="of:=IF(ISERROR(FIND(&quot;Flu&quot;; [.B323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323]; &quot;_&quot;; [.D323]); ['file:///home/assez/Documents/projectDocs/EMC_Barreiro/allEMC_Barreiro.ods'#$EMC_Barreiro.$D$51:.$J$128];7)" office:value-type="string" office:string-value="MS051201" calcext:value-type="string">
            <text:p>MS051201</text:p>
          </table:table-cell>
          <table:table-cell table:style-name="ce3" office:value-type="float" office:value="301" calcext:value-type="float">
            <text:p>30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323]; &quot;.&quot;; [.$A$264]; &quot;.&quot;; [.F323]; &quot;.&quot;; [.G323]; &quot;.&quot;; &quot;pair&quot;; [.H323]; &quot;.fastq.gz&quot;)" office:value-type="string" office:string-value="MS051201.Chipmentation_H3K4me1.301.1.pair1.fastq.gz" calcext:value-type="string">
            <text:p>MS051201.Chipmentation_H3K4me1.301.1.pair1.fastq.gz</text:p>
          </table:table-cell>
          <table:table-cell table:formula="of:=CONCATENATE(&quot;ln -s ../../H3K4me1/&quot;; [.B323]; &quot; &quot;; [.I323])" office:value-type="string" office:string-value="ln -s ../../H3K4me1/Epi_EU03_Flu_2-674750_ChIPmentation-H3K4me1_A00266_0301_1_S1_L001_R1_001.fastq.gz MS051201.Chipmentation_H3K4me1.301.1.pair1.fastq.gz" calcext:value-type="string">
            <text:p>ln -s ../../H3K4me1/Epi_EU03_Flu_2-674750_ChIPmentation-H3K4me1_A00266_0301_1_S1_L001_R1_001.fastq.gz MS051201.Chipmentation_H3K4me1.301.1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03_Flu_2-674750_ChIPmentation-H3K4me1_A00266_0301_1_S1_L001_R2_001.fastq.gz</text:p>
          </table:table-cell>
          <table:table-cell table:style-name="ce3" table:formula="of:=MID([.B324]; 5; 4)" office:value-type="string" office:string-value="EU03" calcext:value-type="string">
            <text:p>EU03</text:p>
          </table:table-cell>
          <table:table-cell table:style-name="ce3" table:formula="of:=IF(ISERROR(FIND(&quot;Flu&quot;; [.B324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324]; &quot;_&quot;; [.D324]); ['file:///home/assez/Documents/projectDocs/EMC_Barreiro/allEMC_Barreiro.ods'#$EMC_Barreiro.$D$51:.$J$128];7)" office:value-type="string" office:string-value="MS051201" calcext:value-type="string">
            <text:p>MS051201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324]; &quot;.&quot;; [.$A$264]; &quot;.&quot;; [.F324]; &quot;.&quot;; [.G324]; &quot;.&quot;; &quot;pair&quot;; [.H324]; &quot;.fastq.gz&quot;)" office:value-type="string" office:string-value="MS051201.Chipmentation_H3K4me1.301.1.pair2.fastq.gz" calcext:value-type="string">
            <text:p>MS051201.Chipmentation_H3K4me1.301.1.pair2.fastq.gz</text:p>
          </table:table-cell>
          <table:table-cell table:formula="of:=CONCATENATE(&quot;ln -s ../../H3K4me1/&quot;; [.B324]; &quot; &quot;; [.I324])" office:value-type="string" office:string-value="ln -s ../../H3K4me1/Epi_EU03_Flu_2-674750_ChIPmentation-H3K4me1_A00266_0301_1_S1_L001_R2_001.fastq.gz MS051201.Chipmentation_H3K4me1.301.1.pair2.fastq.gz" calcext:value-type="string">
            <text:p>ln -s ../../H3K4me1/Epi_EU03_Flu_2-674750_ChIPmentation-H3K4me1_A00266_0301_1_S1_L001_R2_001.fastq.gz MS051201.Chipmentation_H3K4me1.301.1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03_NI_2-669588_ChIPmentation-H3K4me1_A00266_0289_2_S5_L002_R1_001.fastq.gz</text:p>
          </table:table-cell>
          <table:table-cell table:style-name="ce3" table:formula="of:=MID([.B325]; 5; 4)" office:value-type="string" office:string-value="EU03" calcext:value-type="string">
            <text:p>EU03</text:p>
          </table:table-cell>
          <table:table-cell table:style-name="ce3" table:formula="of:=IF(ISERROR(FIND(&quot;Flu&quot;; [.B325]; 1)); &quot;NI&quot;; &quot;Flu&quot;)" office:value-type="string" office:string-value="NI" calcext:value-type="string">
            <text:p>NI</text:p>
          </table:table-cell>
          <table:table-cell table:style-name="ce3" table:formula="of:=VLOOKUP(CONCATENATE([.C325]; &quot;_&quot;; [.D325]); ['file:///home/assez/Documents/projectDocs/EMC_Barreiro/allEMC_Barreiro.ods'#$EMC_Barreiro.$D$51:.$J$128];7)" office:value-type="string" office:string-value="MS051202" calcext:value-type="string">
            <text:p>MS051202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325]; &quot;.&quot;; [.$A$264]; &quot;.&quot;; [.F325]; &quot;.&quot;; [.G325]; &quot;.&quot;; &quot;pair&quot;; [.H325]; &quot;.fastq.gz&quot;)" office:value-type="string" office:string-value="MS051202.Chipmentation_H3K4me1.289.2.pair1.fastq.gz" calcext:value-type="string">
            <text:p>MS051202.Chipmentation_H3K4me1.289.2.pair1.fastq.gz</text:p>
          </table:table-cell>
          <table:table-cell table:formula="of:=CONCATENATE(&quot;ln -s ../../H3K4me1/&quot;; [.B325]; &quot; &quot;; [.I325])" office:value-type="string" office:string-value="ln -s ../../H3K4me1/Epi_EU03_NI_2-669588_ChIPmentation-H3K4me1_A00266_0289_2_S5_L002_R1_001.fastq.gz MS051202.Chipmentation_H3K4me1.289.2.pair1.fastq.gz" calcext:value-type="string">
            <text:p>ln -s ../../H3K4me1/Epi_EU03_NI_2-669588_ChIPmentation-H3K4me1_A00266_0289_2_S5_L002_R1_001.fastq.gz MS051202.Chipmentation_H3K4me1.289.2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03_NI_2-669588_ChIPmentation-H3K4me1_A00266_0289_2_S5_L002_R2_001.fastq.gz</text:p>
          </table:table-cell>
          <table:table-cell table:style-name="ce3" table:formula="of:=MID([.B326]; 5; 4)" office:value-type="string" office:string-value="EU03" calcext:value-type="string">
            <text:p>EU03</text:p>
          </table:table-cell>
          <table:table-cell table:style-name="ce3" table:formula="of:=IF(ISERROR(FIND(&quot;Flu&quot;; [.B326]; 1)); &quot;NI&quot;; &quot;Flu&quot;)" office:value-type="string" office:string-value="NI" calcext:value-type="string">
            <text:p>NI</text:p>
          </table:table-cell>
          <table:table-cell table:style-name="ce3" table:formula="of:=VLOOKUP(CONCATENATE([.C326]; &quot;_&quot;; [.D326]); ['file:///home/assez/Documents/projectDocs/EMC_Barreiro/allEMC_Barreiro.ods'#$EMC_Barreiro.$D$51:.$J$128];7)" office:value-type="string" office:string-value="MS051202" calcext:value-type="string">
            <text:p>MS051202</text:p>
          </table:table-cell>
          <table:table-cell table:style-name="ce3" office:value-type="float" office:value="289" calcext:value-type="float">
            <text:p>289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9" table:formula="of:=CONCATENATE([.E326]; &quot;.&quot;; [.$A$264]; &quot;.&quot;; [.F326]; &quot;.&quot;; [.G326]; &quot;.&quot;; &quot;pair&quot;; [.H326]; &quot;.fastq.gz&quot;)" office:value-type="string" office:string-value="MS051202.Chipmentation_H3K4me1.289.2.pair2.fastq.gz" calcext:value-type="string">
            <text:p>MS051202.Chipmentation_H3K4me1.289.2.pair2.fastq.gz</text:p>
          </table:table-cell>
          <table:table-cell table:formula="of:=CONCATENATE(&quot;ln -s ../../H3K4me1/&quot;; [.B326]; &quot; &quot;; [.I326])" office:value-type="string" office:string-value="ln -s ../../H3K4me1/Epi_EU03_NI_2-669588_ChIPmentation-H3K4me1_A00266_0289_2_S5_L002_R2_001.fastq.gz MS051202.Chipmentation_H3K4me1.289.2.pair2.fastq.gz" calcext:value-type="string">
            <text:p>ln -s ../../H3K4me1/Epi_EU03_NI_2-669588_ChIPmentation-H3K4me1_A00266_0289_2_S5_L002_R2_001.fastq.gz MS051202.Chipmentation_H3K4me1.289.2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05_Flu_2-674801_ChIPmentation-H3K4me1_A00266_0301_1_S2_L001_R1_001.fastq.gz</text:p>
          </table:table-cell>
          <table:table-cell table:style-name="ce3" table:formula="of:=MID([.B327]; 5; 4)" office:value-type="string" office:string-value="EU05" calcext:value-type="string">
            <text:p>EU05</text:p>
          </table:table-cell>
          <table:table-cell table:style-name="ce3" table:formula="of:=IF(ISERROR(FIND(&quot;Flu&quot;; [.B327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327]; &quot;_&quot;; [.D327]); ['file:///home/assez/Documents/projectDocs/EMC_Barreiro/allEMC_Barreiro.ods'#$EMC_Barreiro.$D$51:.$J$128];7)" office:value-type="string" office:string-value="MS051301" calcext:value-type="string">
            <text:p>MS051301</text:p>
          </table:table-cell>
          <table:table-cell table:style-name="ce3" office:value-type="float" office:value="301" calcext:value-type="float">
            <text:p>30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327]; &quot;.&quot;; [.$A$264]; &quot;.&quot;; [.F327]; &quot;.&quot;; [.G327]; &quot;.&quot;; &quot;pair&quot;; [.H327]; &quot;.fastq.gz&quot;)" office:value-type="string" office:string-value="MS051301.Chipmentation_H3K4me1.301.1.pair1.fastq.gz" calcext:value-type="string">
            <text:p>MS051301.Chipmentation_H3K4me1.301.1.pair1.fastq.gz</text:p>
          </table:table-cell>
          <table:table-cell table:formula="of:=CONCATENATE(&quot;ln -s ../../H3K4me1/&quot;; [.B327]; &quot; &quot;; [.I327])" office:value-type="string" office:string-value="ln -s ../../H3K4me1/Epi_EU05_Flu_2-674801_ChIPmentation-H3K4me1_A00266_0301_1_S2_L001_R1_001.fastq.gz MS051301.Chipmentation_H3K4me1.301.1.pair1.fastq.gz" calcext:value-type="string">
            <text:p>ln -s ../../H3K4me1/Epi_EU05_Flu_2-674801_ChIPmentation-H3K4me1_A00266_0301_1_S2_L001_R1_001.fastq.gz MS051301.Chipmentation_H3K4me1.301.1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05_Flu_2-674801_ChIPmentation-H3K4me1_A00266_0301_1_S2_L001_R2_001.fastq.gz</text:p>
          </table:table-cell>
          <table:table-cell table:style-name="ce3" table:formula="of:=MID([.B328]; 5; 4)" office:value-type="string" office:string-value="EU05" calcext:value-type="string">
            <text:p>EU05</text:p>
          </table:table-cell>
          <table:table-cell table:style-name="ce3" table:formula="of:=IF(ISERROR(FIND(&quot;Flu&quot;; [.B328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328]; &quot;_&quot;; [.D328]); ['file:///home/assez/Documents/projectDocs/EMC_Barreiro/allEMC_Barreiro.ods'#$EMC_Barreiro.$D$51:.$J$128];7)" office:value-type="string" office:string-value="MS051301" calcext:value-type="string">
            <text:p>MS051301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328]; &quot;.&quot;; [.$A$264]; &quot;.&quot;; [.F328]; &quot;.&quot;; [.G328]; &quot;.&quot;; &quot;pair&quot;; [.H328]; &quot;.fastq.gz&quot;)" office:value-type="string" office:string-value="MS051301.Chipmentation_H3K4me1.301.1.pair2.fastq.gz" calcext:value-type="string">
            <text:p>MS051301.Chipmentation_H3K4me1.301.1.pair2.fastq.gz</text:p>
          </table:table-cell>
          <table:table-cell table:formula="of:=CONCATENATE(&quot;ln -s ../../H3K4me1/&quot;; [.B328]; &quot; &quot;; [.I328])" office:value-type="string" office:string-value="ln -s ../../H3K4me1/Epi_EU05_Flu_2-674801_ChIPmentation-H3K4me1_A00266_0301_1_S2_L001_R2_001.fastq.gz MS051301.Chipmentation_H3K4me1.301.1.pair2.fastq.gz" calcext:value-type="string">
            <text:p>ln -s ../../H3K4me1/Epi_EU05_Flu_2-674801_ChIPmentation-H3K4me1_A00266_0301_1_S2_L001_R2_001.fastq.gz MS051301.Chipmentation_H3K4me1.301.1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05_NI_2-669594_ChIPmentation-H3K4me1_A00266_0289_2_S11_L002_R1_001.fastq.gz</text:p>
          </table:table-cell>
          <table:table-cell table:style-name="ce3" table:formula="of:=MID([.B329]; 5; 4)" office:value-type="string" office:string-value="EU05" calcext:value-type="string">
            <text:p>EU05</text:p>
          </table:table-cell>
          <table:table-cell table:style-name="ce3" table:formula="of:=IF(ISERROR(FIND(&quot;Flu&quot;; [.B329]; 1)); &quot;NI&quot;; &quot;Flu&quot;)" office:value-type="string" office:string-value="NI" calcext:value-type="string">
            <text:p>NI</text:p>
          </table:table-cell>
          <table:table-cell table:style-name="ce3" table:formula="of:=VLOOKUP(CONCATENATE([.C329]; &quot;_&quot;; [.D329]); ['file:///home/assez/Documents/projectDocs/EMC_Barreiro/allEMC_Barreiro.ods'#$EMC_Barreiro.$D$51:.$J$128];7)" office:value-type="string" office:string-value="MS051302" calcext:value-type="string">
            <text:p>MS051302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329]; &quot;.&quot;; [.$A$264]; &quot;.&quot;; [.F329]; &quot;.&quot;; [.G329]; &quot;.&quot;; &quot;pair&quot;; [.H329]; &quot;.fastq.gz&quot;)" office:value-type="string" office:string-value="MS051302.Chipmentation_H3K4me1.289.2.pair1.fastq.gz" calcext:value-type="string">
            <text:p>MS051302.Chipmentation_H3K4me1.289.2.pair1.fastq.gz</text:p>
          </table:table-cell>
          <table:table-cell table:formula="of:=CONCATENATE(&quot;ln -s ../../H3K4me1/&quot;; [.B329]; &quot; &quot;; [.I329])" office:value-type="string" office:string-value="ln -s ../../H3K4me1/Epi_EU05_NI_2-669594_ChIPmentation-H3K4me1_A00266_0289_2_S11_L002_R1_001.fastq.gz MS051302.Chipmentation_H3K4me1.289.2.pair1.fastq.gz" calcext:value-type="string">
            <text:p>ln -s ../../H3K4me1/Epi_EU05_NI_2-669594_ChIPmentation-H3K4me1_A00266_0289_2_S11_L002_R1_001.fastq.gz MS051302.Chipmentation_H3K4me1.289.2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05_NI_2-669594_ChIPmentation-H3K4me1_A00266_0289_2_S11_L002_R2_001.fastq.gz</text:p>
          </table:table-cell>
          <table:table-cell table:style-name="ce3" table:formula="of:=MID([.B330]; 5; 4)" office:value-type="string" office:string-value="EU05" calcext:value-type="string">
            <text:p>EU05</text:p>
          </table:table-cell>
          <table:table-cell table:style-name="ce3" table:formula="of:=IF(ISERROR(FIND(&quot;Flu&quot;; [.B330]; 1)); &quot;NI&quot;; &quot;Flu&quot;)" office:value-type="string" office:string-value="NI" calcext:value-type="string">
            <text:p>NI</text:p>
          </table:table-cell>
          <table:table-cell table:style-name="ce3" table:formula="of:=VLOOKUP(CONCATENATE([.C330]; &quot;_&quot;; [.D330]); ['file:///home/assez/Documents/projectDocs/EMC_Barreiro/allEMC_Barreiro.ods'#$EMC_Barreiro.$D$51:.$J$128];7)" office:value-type="string" office:string-value="MS051302" calcext:value-type="string">
            <text:p>MS051302</text:p>
          </table:table-cell>
          <table:table-cell table:style-name="ce3" office:value-type="float" office:value="289" calcext:value-type="float">
            <text:p>289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9" table:formula="of:=CONCATENATE([.E330]; &quot;.&quot;; [.$A$264]; &quot;.&quot;; [.F330]; &quot;.&quot;; [.G330]; &quot;.&quot;; &quot;pair&quot;; [.H330]; &quot;.fastq.gz&quot;)" office:value-type="string" office:string-value="MS051302.Chipmentation_H3K4me1.289.2.pair2.fastq.gz" calcext:value-type="string">
            <text:p>MS051302.Chipmentation_H3K4me1.289.2.pair2.fastq.gz</text:p>
          </table:table-cell>
          <table:table-cell table:formula="of:=CONCATENATE(&quot;ln -s ../../H3K4me1/&quot;; [.B330]; &quot; &quot;; [.I330])" office:value-type="string" office:string-value="ln -s ../../H3K4me1/Epi_EU05_NI_2-669594_ChIPmentation-H3K4me1_A00266_0289_2_S11_L002_R2_001.fastq.gz MS051302.Chipmentation_H3K4me1.289.2.pair2.fastq.gz" calcext:value-type="string">
            <text:p>ln -s ../../H3K4me1/Epi_EU05_NI_2-669594_ChIPmentation-H3K4me1_A00266_0289_2_S11_L002_R2_001.fastq.gz MS051302.Chipmentation_H3K4me1.289.2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07_Flu_2-674802_ChIPmentation-H3K4me1_A00266_0301_1_S3_L001_R1_001.fastq.gz</text:p>
          </table:table-cell>
          <table:table-cell table:style-name="ce3" table:formula="of:=MID([.B331]; 5; 4)" office:value-type="string" office:string-value="EU07" calcext:value-type="string">
            <text:p>EU07</text:p>
          </table:table-cell>
          <table:table-cell table:style-name="ce3" table:formula="of:=IF(ISERROR(FIND(&quot;Flu&quot;; [.B331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331]; &quot;_&quot;; [.D331]); ['file:///home/assez/Documents/projectDocs/EMC_Barreiro/allEMC_Barreiro.ods'#$EMC_Barreiro.$D$51:.$J$128];7)" office:value-type="string" office:string-value="MS051401" calcext:value-type="string">
            <text:p>MS051401</text:p>
          </table:table-cell>
          <table:table-cell table:style-name="ce3" office:value-type="float" office:value="301" calcext:value-type="float">
            <text:p>30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331]; &quot;.&quot;; [.$A$264]; &quot;.&quot;; [.F331]; &quot;.&quot;; [.G331]; &quot;.&quot;; &quot;pair&quot;; [.H331]; &quot;.fastq.gz&quot;)" office:value-type="string" office:string-value="MS051401.Chipmentation_H3K4me1.301.1.pair1.fastq.gz" calcext:value-type="string">
            <text:p>MS051401.Chipmentation_H3K4me1.301.1.pair1.fastq.gz</text:p>
          </table:table-cell>
          <table:table-cell table:formula="of:=CONCATENATE(&quot;ln -s ../../H3K4me1/&quot;; [.B331]; &quot; &quot;; [.I331])" office:value-type="string" office:string-value="ln -s ../../H3K4me1/Epi_EU07_Flu_2-674802_ChIPmentation-H3K4me1_A00266_0301_1_S3_L001_R1_001.fastq.gz MS051401.Chipmentation_H3K4me1.301.1.pair1.fastq.gz" calcext:value-type="string">
            <text:p>ln -s ../../H3K4me1/Epi_EU07_Flu_2-674802_ChIPmentation-H3K4me1_A00266_0301_1_S3_L001_R1_001.fastq.gz MS051401.Chipmentation_H3K4me1.301.1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07_Flu_2-674802_ChIPmentation-H3K4me1_A00266_0301_1_S3_L001_R2_001.fastq.gz</text:p>
          </table:table-cell>
          <table:table-cell table:style-name="ce3" table:formula="of:=MID([.B332]; 5; 4)" office:value-type="string" office:string-value="EU07" calcext:value-type="string">
            <text:p>EU07</text:p>
          </table:table-cell>
          <table:table-cell table:style-name="ce3" table:formula="of:=IF(ISERROR(FIND(&quot;Flu&quot;; [.B332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332]; &quot;_&quot;; [.D332]); ['file:///home/assez/Documents/projectDocs/EMC_Barreiro/allEMC_Barreiro.ods'#$EMC_Barreiro.$D$51:.$J$128];7)" office:value-type="string" office:string-value="MS051401" calcext:value-type="string">
            <text:p>MS051401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332]; &quot;.&quot;; [.$A$264]; &quot;.&quot;; [.F332]; &quot;.&quot;; [.G332]; &quot;.&quot;; &quot;pair&quot;; [.H332]; &quot;.fastq.gz&quot;)" office:value-type="string" office:string-value="MS051401.Chipmentation_H3K4me1.301.1.pair2.fastq.gz" calcext:value-type="string">
            <text:p>MS051401.Chipmentation_H3K4me1.301.1.pair2.fastq.gz</text:p>
          </table:table-cell>
          <table:table-cell table:formula="of:=CONCATENATE(&quot;ln -s ../../H3K4me1/&quot;; [.B332]; &quot; &quot;; [.I332])" office:value-type="string" office:string-value="ln -s ../../H3K4me1/Epi_EU07_Flu_2-674802_ChIPmentation-H3K4me1_A00266_0301_1_S3_L001_R2_001.fastq.gz MS051401.Chipmentation_H3K4me1.301.1.pair2.fastq.gz" calcext:value-type="string">
            <text:p>ln -s ../../H3K4me1/Epi_EU07_Flu_2-674802_ChIPmentation-H3K4me1_A00266_0301_1_S3_L001_R2_001.fastq.gz MS051401.Chipmentation_H3K4me1.301.1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07_NI_2-669600_ChIPmentation-H3K4me1_A00266_0289_2_S17_L002_R1_001.fastq.gz</text:p>
          </table:table-cell>
          <table:table-cell table:style-name="ce3" table:formula="of:=MID([.B333]; 5; 4)" office:value-type="string" office:string-value="EU07" calcext:value-type="string">
            <text:p>EU07</text:p>
          </table:table-cell>
          <table:table-cell table:style-name="ce3" table:formula="of:=IF(ISERROR(FIND(&quot;Flu&quot;; [.B333]; 1)); &quot;NI&quot;; &quot;Flu&quot;)" office:value-type="string" office:string-value="NI" calcext:value-type="string">
            <text:p>NI</text:p>
          </table:table-cell>
          <table:table-cell table:style-name="ce3" table:formula="of:=VLOOKUP(CONCATENATE([.C333]; &quot;_&quot;; [.D333]); ['file:///home/assez/Documents/projectDocs/EMC_Barreiro/allEMC_Barreiro.ods'#$EMC_Barreiro.$D$51:.$J$128];7)" office:value-type="string" office:string-value="MS051402" calcext:value-type="string">
            <text:p>MS051402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333]; &quot;.&quot;; [.$A$264]; &quot;.&quot;; [.F333]; &quot;.&quot;; [.G333]; &quot;.&quot;; &quot;pair&quot;; [.H333]; &quot;.fastq.gz&quot;)" office:value-type="string" office:string-value="MS051402.Chipmentation_H3K4me1.289.2.pair1.fastq.gz" calcext:value-type="string">
            <text:p>MS051402.Chipmentation_H3K4me1.289.2.pair1.fastq.gz</text:p>
          </table:table-cell>
          <table:table-cell table:formula="of:=CONCATENATE(&quot;ln -s ../../H3K4me1/&quot;; [.B333]; &quot; &quot;; [.I333])" office:value-type="string" office:string-value="ln -s ../../H3K4me1/Epi_EU07_NI_2-669600_ChIPmentation-H3K4me1_A00266_0289_2_S17_L002_R1_001.fastq.gz MS051402.Chipmentation_H3K4me1.289.2.pair1.fastq.gz" calcext:value-type="string">
            <text:p>ln -s ../../H3K4me1/Epi_EU07_NI_2-669600_ChIPmentation-H3K4me1_A00266_0289_2_S17_L002_R1_001.fastq.gz MS051402.Chipmentation_H3K4me1.289.2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07_NI_2-669600_ChIPmentation-H3K4me1_A00266_0289_2_S17_L002_R2_001.fastq.gz</text:p>
          </table:table-cell>
          <table:table-cell table:style-name="ce3" table:formula="of:=MID([.B334]; 5; 4)" office:value-type="string" office:string-value="EU07" calcext:value-type="string">
            <text:p>EU07</text:p>
          </table:table-cell>
          <table:table-cell table:style-name="ce3" table:formula="of:=IF(ISERROR(FIND(&quot;Flu&quot;; [.B334]; 1)); &quot;NI&quot;; &quot;Flu&quot;)" office:value-type="string" office:string-value="NI" calcext:value-type="string">
            <text:p>NI</text:p>
          </table:table-cell>
          <table:table-cell table:style-name="ce3" table:formula="of:=VLOOKUP(CONCATENATE([.C334]; &quot;_&quot;; [.D334]); ['file:///home/assez/Documents/projectDocs/EMC_Barreiro/allEMC_Barreiro.ods'#$EMC_Barreiro.$D$51:.$J$128];7)" office:value-type="string" office:string-value="MS051402" calcext:value-type="string">
            <text:p>MS051402</text:p>
          </table:table-cell>
          <table:table-cell table:style-name="ce3" office:value-type="float" office:value="289" calcext:value-type="float">
            <text:p>289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9" table:formula="of:=CONCATENATE([.E334]; &quot;.&quot;; [.$A$264]; &quot;.&quot;; [.F334]; &quot;.&quot;; [.G334]; &quot;.&quot;; &quot;pair&quot;; [.H334]; &quot;.fastq.gz&quot;)" office:value-type="string" office:string-value="MS051402.Chipmentation_H3K4me1.289.2.pair2.fastq.gz" calcext:value-type="string">
            <text:p>MS051402.Chipmentation_H3K4me1.289.2.pair2.fastq.gz</text:p>
          </table:table-cell>
          <table:table-cell table:formula="of:=CONCATENATE(&quot;ln -s ../../H3K4me1/&quot;; [.B334]; &quot; &quot;; [.I334])" office:value-type="string" office:string-value="ln -s ../../H3K4me1/Epi_EU07_NI_2-669600_ChIPmentation-H3K4me1_A00266_0289_2_S17_L002_R2_001.fastq.gz MS051402.Chipmentation_H3K4me1.289.2.pair2.fastq.gz" calcext:value-type="string">
            <text:p>ln -s ../../H3K4me1/Epi_EU07_NI_2-669600_ChIPmentation-H3K4me1_A00266_0289_2_S17_L002_R2_001.fastq.gz MS051402.Chipmentation_H3K4me1.289.2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09_Flu_2-669582_ChIPmentation-H3K4me1_A00266_0289_1_S23_L001_R1_001.fastq.gz</text:p>
          </table:table-cell>
          <table:table-cell table:style-name="ce3" table:formula="of:=MID([.B335]; 5; 4)" office:value-type="string" office:string-value="EU09" calcext:value-type="string">
            <text:p>EU09</text:p>
          </table:table-cell>
          <table:table-cell table:style-name="ce3" table:formula="of:=IF(ISERROR(FIND(&quot;Flu&quot;; [.B335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335]; &quot;_&quot;; [.D335]); ['file:///home/assez/Documents/projectDocs/EMC_Barreiro/allEMC_Barreiro.ods'#$EMC_Barreiro.$D$51:.$J$128];7)" office:value-type="string" office:string-value="MS051501" calcext:value-type="string">
            <text:p>MS051501</text:p>
          </table:table-cell>
          <table:table-cell table:style-name="ce3" office:value-type="float" office:value="289" calcext:value-type="float">
            <text:p>289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335]; &quot;.&quot;; [.$A$264]; &quot;.&quot;; [.F335]; &quot;.&quot;; [.G335]; &quot;.&quot;; &quot;pair&quot;; [.H335]; &quot;.fastq.gz&quot;)" office:value-type="string" office:string-value="MS051501.Chipmentation_H3K4me1.289.1.pair1.fastq.gz" calcext:value-type="string">
            <text:p>MS051501.Chipmentation_H3K4me1.289.1.pair1.fastq.gz</text:p>
          </table:table-cell>
          <table:table-cell table:formula="of:=CONCATENATE(&quot;ln -s ../../H3K4me1/&quot;; [.B335]; &quot; &quot;; [.I335])" office:value-type="string" office:string-value="ln -s ../../H3K4me1/Epi_EU09_Flu_2-669582_ChIPmentation-H3K4me1_A00266_0289_1_S23_L001_R1_001.fastq.gz MS051501.Chipmentation_H3K4me1.289.1.pair1.fastq.gz" calcext:value-type="string">
            <text:p>ln -s ../../H3K4me1/Epi_EU09_Flu_2-669582_ChIPmentation-H3K4me1_A00266_0289_1_S23_L001_R1_001.fastq.gz MS051501.Chipmentation_H3K4me1.289.1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09_Flu_2-669582_ChIPmentation-H3K4me1_A00266_0289_1_S23_L001_R2_001.fastq.gz</text:p>
          </table:table-cell>
          <table:table-cell table:style-name="ce3" table:formula="of:=MID([.B336]; 5; 4)" office:value-type="string" office:string-value="EU09" calcext:value-type="string">
            <text:p>EU09</text:p>
          </table:table-cell>
          <table:table-cell table:style-name="ce3" table:formula="of:=IF(ISERROR(FIND(&quot;Flu&quot;; [.B336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336]; &quot;_&quot;; [.D336]); ['file:///home/assez/Documents/projectDocs/EMC_Barreiro/allEMC_Barreiro.ods'#$EMC_Barreiro.$D$51:.$J$128];7)" office:value-type="string" office:string-value="MS051501" calcext:value-type="string">
            <text:p>MS051501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336]; &quot;.&quot;; [.$A$264]; &quot;.&quot;; [.F336]; &quot;.&quot;; [.G336]; &quot;.&quot;; &quot;pair&quot;; [.H336]; &quot;.fastq.gz&quot;)" office:value-type="string" office:string-value="MS051501.Chipmentation_H3K4me1.289.1.pair2.fastq.gz" calcext:value-type="string">
            <text:p>MS051501.Chipmentation_H3K4me1.289.1.pair2.fastq.gz</text:p>
          </table:table-cell>
          <table:table-cell table:formula="of:=CONCATENATE(&quot;ln -s ../../H3K4me1/&quot;; [.B336]; &quot; &quot;; [.I336])" office:value-type="string" office:string-value="ln -s ../../H3K4me1/Epi_EU09_Flu_2-669582_ChIPmentation-H3K4me1_A00266_0289_1_S23_L001_R2_001.fastq.gz MS051501.Chipmentation_H3K4me1.289.1.pair2.fastq.gz" calcext:value-type="string">
            <text:p>ln -s ../../H3K4me1/Epi_EU09_Flu_2-669582_ChIPmentation-H3K4me1_A00266_0289_1_S23_L001_R2_001.fastq.gz MS051501.Chipmentation_H3K4me1.289.1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09_NI_2-674813_ChIPmentation-H3K4me1_A00266_0301_1_S14_L001_R1_001.fastq.gz</text:p>
          </table:table-cell>
          <table:table-cell table:style-name="ce3" table:formula="of:=MID([.B337]; 5; 4)" office:value-type="string" office:string-value="EU09" calcext:value-type="string">
            <text:p>EU09</text:p>
          </table:table-cell>
          <table:table-cell table:style-name="ce3" table:formula="of:=IF(ISERROR(FIND(&quot;Flu&quot;; [.B337]; 1)); &quot;NI&quot;; &quot;Flu&quot;)" office:value-type="string" office:string-value="NI" calcext:value-type="string">
            <text:p>NI</text:p>
          </table:table-cell>
          <table:table-cell table:style-name="ce3" table:formula="of:=VLOOKUP(CONCATENATE([.C337]; &quot;_&quot;; [.D337]); ['file:///home/assez/Documents/projectDocs/EMC_Barreiro/allEMC_Barreiro.ods'#$EMC_Barreiro.$D$51:.$J$128];7)" office:value-type="string" office:string-value="MS051502" calcext:value-type="string">
            <text:p>MS051502</text:p>
          </table:table-cell>
          <table:table-cell table:style-name="ce3" office:value-type="float" office:value="301" calcext:value-type="float">
            <text:p>30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337]; &quot;.&quot;; [.$A$264]; &quot;.&quot;; [.F337]; &quot;.&quot;; [.G337]; &quot;.&quot;; &quot;pair&quot;; [.H337]; &quot;.fastq.gz&quot;)" office:value-type="string" office:string-value="MS051502.Chipmentation_H3K4me1.301.1.pair1.fastq.gz" calcext:value-type="string">
            <text:p>MS051502.Chipmentation_H3K4me1.301.1.pair1.fastq.gz</text:p>
          </table:table-cell>
          <table:table-cell table:formula="of:=CONCATENATE(&quot;ln -s ../../H3K4me1/&quot;; [.B337]; &quot; &quot;; [.I337])" office:value-type="string" office:string-value="ln -s ../../H3K4me1/Epi_EU09_NI_2-674813_ChIPmentation-H3K4me1_A00266_0301_1_S14_L001_R1_001.fastq.gz MS051502.Chipmentation_H3K4me1.301.1.pair1.fastq.gz" calcext:value-type="string">
            <text:p>ln -s ../../H3K4me1/Epi_EU09_NI_2-674813_ChIPmentation-H3K4me1_A00266_0301_1_S14_L001_R1_001.fastq.gz MS051502.Chipmentation_H3K4me1.301.1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09_NI_2-674813_ChIPmentation-H3K4me1_A00266_0301_1_S14_L001_R2_001.fastq.gz</text:p>
          </table:table-cell>
          <table:table-cell table:style-name="ce3" table:formula="of:=MID([.B338]; 5; 4)" office:value-type="string" office:string-value="EU09" calcext:value-type="string">
            <text:p>EU09</text:p>
          </table:table-cell>
          <table:table-cell table:style-name="ce3" table:formula="of:=IF(ISERROR(FIND(&quot;Flu&quot;; [.B338]; 1)); &quot;NI&quot;; &quot;Flu&quot;)" office:value-type="string" office:string-value="NI" calcext:value-type="string">
            <text:p>NI</text:p>
          </table:table-cell>
          <table:table-cell table:style-name="ce3" table:formula="of:=VLOOKUP(CONCATENATE([.C338]; &quot;_&quot;; [.D338]); ['file:///home/assez/Documents/projectDocs/EMC_Barreiro/allEMC_Barreiro.ods'#$EMC_Barreiro.$D$51:.$J$128];7)" office:value-type="string" office:string-value="MS051502" calcext:value-type="string">
            <text:p>MS051502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338]; &quot;.&quot;; [.$A$264]; &quot;.&quot;; [.F338]; &quot;.&quot;; [.G338]; &quot;.&quot;; &quot;pair&quot;; [.H338]; &quot;.fastq.gz&quot;)" office:value-type="string" office:string-value="MS051502.Chipmentation_H3K4me1.301.1.pair2.fastq.gz" calcext:value-type="string">
            <text:p>MS051502.Chipmentation_H3K4me1.301.1.pair2.fastq.gz</text:p>
          </table:table-cell>
          <table:table-cell table:formula="of:=CONCATENATE(&quot;ln -s ../../H3K4me1/&quot;; [.B338]; &quot; &quot;; [.I338])" office:value-type="string" office:string-value="ln -s ../../H3K4me1/Epi_EU09_NI_2-674813_ChIPmentation-H3K4me1_A00266_0301_1_S14_L001_R2_001.fastq.gz MS051502.Chipmentation_H3K4me1.301.1.pair2.fastq.gz" calcext:value-type="string">
            <text:p>ln -s ../../H3K4me1/Epi_EU09_NI_2-674813_ChIPmentation-H3K4me1_A00266_0301_1_S14_L001_R2_001.fastq.gz MS051502.Chipmentation_H3K4me1.301.1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13_Flu_2-669595_ChIPmentation-H3K4me1_A00266_0289_2_S12_L002_R1_001.fastq.gz</text:p>
          </table:table-cell>
          <table:table-cell table:style-name="ce3" table:formula="of:=MID([.B339]; 5; 4)" office:value-type="string" office:string-value="EU13" calcext:value-type="string">
            <text:p>EU13</text:p>
          </table:table-cell>
          <table:table-cell table:style-name="ce3" table:formula="of:=IF(ISERROR(FIND(&quot;Flu&quot;; [.B339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339]; &quot;_&quot;; [.D339]); ['file:///home/assez/Documents/projectDocs/EMC_Barreiro/allEMC_Barreiro.ods'#$EMC_Barreiro.$D$51:.$J$128];7)" office:value-type="string" office:string-value="MS051601" calcext:value-type="string">
            <text:p>MS051601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339]; &quot;.&quot;; [.$A$264]; &quot;.&quot;; [.F339]; &quot;.&quot;; [.G339]; &quot;.&quot;; &quot;pair&quot;; [.H339]; &quot;.fastq.gz&quot;)" office:value-type="string" office:string-value="MS051601.Chipmentation_H3K4me1.289.2.pair1.fastq.gz" calcext:value-type="string">
            <text:p>MS051601.Chipmentation_H3K4me1.289.2.pair1.fastq.gz</text:p>
          </table:table-cell>
          <table:table-cell table:formula="of:=CONCATENATE(&quot;ln -s ../../H3K4me1/&quot;; [.B339]; &quot; &quot;; [.I339])" office:value-type="string" office:string-value="ln -s ../../H3K4me1/Epi_EU13_Flu_2-669595_ChIPmentation-H3K4me1_A00266_0289_2_S12_L002_R1_001.fastq.gz MS051601.Chipmentation_H3K4me1.289.2.pair1.fastq.gz" calcext:value-type="string">
            <text:p>ln -s ../../H3K4me1/Epi_EU13_Flu_2-669595_ChIPmentation-H3K4me1_A00266_0289_2_S12_L002_R1_001.fastq.gz MS051601.Chipmentation_H3K4me1.289.2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13_Flu_2-669595_ChIPmentation-H3K4me1_A00266_0289_2_S12_L002_R2_001.fastq.gz</text:p>
          </table:table-cell>
          <table:table-cell table:style-name="ce3" table:formula="of:=MID([.B340]; 5; 4)" office:value-type="string" office:string-value="EU13" calcext:value-type="string">
            <text:p>EU13</text:p>
          </table:table-cell>
          <table:table-cell table:style-name="ce3" table:formula="of:=IF(ISERROR(FIND(&quot;Flu&quot;; [.B340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340]; &quot;_&quot;; [.D340]); ['file:///home/assez/Documents/projectDocs/EMC_Barreiro/allEMC_Barreiro.ods'#$EMC_Barreiro.$D$51:.$J$128];7)" office:value-type="string" office:string-value="MS051601" calcext:value-type="string">
            <text:p>MS051601</text:p>
          </table:table-cell>
          <table:table-cell table:style-name="ce3" office:value-type="float" office:value="289" calcext:value-type="float">
            <text:p>289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9" table:formula="of:=CONCATENATE([.E340]; &quot;.&quot;; [.$A$264]; &quot;.&quot;; [.F340]; &quot;.&quot;; [.G340]; &quot;.&quot;; &quot;pair&quot;; [.H340]; &quot;.fastq.gz&quot;)" office:value-type="string" office:string-value="MS051601.Chipmentation_H3K4me1.289.2.pair2.fastq.gz" calcext:value-type="string">
            <text:p>MS051601.Chipmentation_H3K4me1.289.2.pair2.fastq.gz</text:p>
          </table:table-cell>
          <table:table-cell table:formula="of:=CONCATENATE(&quot;ln -s ../../H3K4me1/&quot;; [.B340]; &quot; &quot;; [.I340])" office:value-type="string" office:string-value="ln -s ../../H3K4me1/Epi_EU13_Flu_2-669595_ChIPmentation-H3K4me1_A00266_0289_2_S12_L002_R2_001.fastq.gz MS051601.Chipmentation_H3K4me1.289.2.pair2.fastq.gz" calcext:value-type="string">
            <text:p>ln -s ../../H3K4me1/Epi_EU13_Flu_2-669595_ChIPmentation-H3K4me1_A00266_0289_2_S12_L002_R2_001.fastq.gz MS051601.Chipmentation_H3K4me1.289.2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13_NI_2-674818_ChIPmentation-H3K4me1_A00266_0301_1_S19_L001_R1_001.fastq.gz</text:p>
          </table:table-cell>
          <table:table-cell table:style-name="ce3" table:formula="of:=MID([.B341]; 5; 4)" office:value-type="string" office:string-value="EU13" calcext:value-type="string">
            <text:p>EU13</text:p>
          </table:table-cell>
          <table:table-cell table:style-name="ce3" table:formula="of:=IF(ISERROR(FIND(&quot;Flu&quot;; [.B341]; 1)); &quot;NI&quot;; &quot;Flu&quot;)" office:value-type="string" office:string-value="NI" calcext:value-type="string">
            <text:p>NI</text:p>
          </table:table-cell>
          <table:table-cell table:style-name="ce3" table:formula="of:=VLOOKUP(CONCATENATE([.C341]; &quot;_&quot;; [.D341]); ['file:///home/assez/Documents/projectDocs/EMC_Barreiro/allEMC_Barreiro.ods'#$EMC_Barreiro.$D$51:.$J$128];7)" office:value-type="string" office:string-value="MS051602" calcext:value-type="string">
            <text:p>MS051602</text:p>
          </table:table-cell>
          <table:table-cell table:style-name="ce3" office:value-type="float" office:value="301" calcext:value-type="float">
            <text:p>30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341]; &quot;.&quot;; [.$A$264]; &quot;.&quot;; [.F341]; &quot;.&quot;; [.G341]; &quot;.&quot;; &quot;pair&quot;; [.H341]; &quot;.fastq.gz&quot;)" office:value-type="string" office:string-value="MS051602.Chipmentation_H3K4me1.301.1.pair1.fastq.gz" calcext:value-type="string">
            <text:p>MS051602.Chipmentation_H3K4me1.301.1.pair1.fastq.gz</text:p>
          </table:table-cell>
          <table:table-cell table:formula="of:=CONCATENATE(&quot;ln -s ../../H3K4me1/&quot;; [.B341]; &quot; &quot;; [.I341])" office:value-type="string" office:string-value="ln -s ../../H3K4me1/Epi_EU13_NI_2-674818_ChIPmentation-H3K4me1_A00266_0301_1_S19_L001_R1_001.fastq.gz MS051602.Chipmentation_H3K4me1.301.1.pair1.fastq.gz" calcext:value-type="string">
            <text:p>ln -s ../../H3K4me1/Epi_EU13_NI_2-674818_ChIPmentation-H3K4me1_A00266_0301_1_S19_L001_R1_001.fastq.gz MS051602.Chipmentation_H3K4me1.301.1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13_NI_2-674818_ChIPmentation-H3K4me1_A00266_0301_1_S19_L001_R2_001.fastq.gz</text:p>
          </table:table-cell>
          <table:table-cell table:style-name="ce3" table:formula="of:=MID([.B342]; 5; 4)" office:value-type="string" office:string-value="EU13" calcext:value-type="string">
            <text:p>EU13</text:p>
          </table:table-cell>
          <table:table-cell table:style-name="ce3" table:formula="of:=IF(ISERROR(FIND(&quot;Flu&quot;; [.B342]; 1)); &quot;NI&quot;; &quot;Flu&quot;)" office:value-type="string" office:string-value="NI" calcext:value-type="string">
            <text:p>NI</text:p>
          </table:table-cell>
          <table:table-cell table:style-name="ce3" table:formula="of:=VLOOKUP(CONCATENATE([.C342]; &quot;_&quot;; [.D342]); ['file:///home/assez/Documents/projectDocs/EMC_Barreiro/allEMC_Barreiro.ods'#$EMC_Barreiro.$D$51:.$J$128];7)" office:value-type="string" office:string-value="MS051602" calcext:value-type="string">
            <text:p>MS051602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342]; &quot;.&quot;; [.$A$264]; &quot;.&quot;; [.F342]; &quot;.&quot;; [.G342]; &quot;.&quot;; &quot;pair&quot;; [.H342]; &quot;.fastq.gz&quot;)" office:value-type="string" office:string-value="MS051602.Chipmentation_H3K4me1.301.1.pair2.fastq.gz" calcext:value-type="string">
            <text:p>MS051602.Chipmentation_H3K4me1.301.1.pair2.fastq.gz</text:p>
          </table:table-cell>
          <table:table-cell table:formula="of:=CONCATENATE(&quot;ln -s ../../H3K4me1/&quot;; [.B342]; &quot; &quot;; [.I342])" office:value-type="string" office:string-value="ln -s ../../H3K4me1/Epi_EU13_NI_2-674818_ChIPmentation-H3K4me1_A00266_0301_1_S19_L001_R2_001.fastq.gz MS051602.Chipmentation_H3K4me1.301.1.pair2.fastq.gz" calcext:value-type="string">
            <text:p>ln -s ../../H3K4me1/Epi_EU13_NI_2-674818_ChIPmentation-H3K4me1_A00266_0301_1_S19_L001_R2_001.fastq.gz MS051602.Chipmentation_H3K4me1.301.1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15_Flu_2-669589_ChIPmentation-H3K4me1_A00266_0289_2_S6_L002_R1_001.fastq.gz</text:p>
          </table:table-cell>
          <table:table-cell table:style-name="ce3" table:formula="of:=MID([.B343]; 5; 4)" office:value-type="string" office:string-value="EU15" calcext:value-type="string">
            <text:p>EU15</text:p>
          </table:table-cell>
          <table:table-cell table:style-name="ce3" table:formula="of:=IF(ISERROR(FIND(&quot;Flu&quot;; [.B343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343]; &quot;_&quot;; [.D343]); ['file:///home/assez/Documents/projectDocs/EMC_Barreiro/allEMC_Barreiro.ods'#$EMC_Barreiro.$D$51:.$J$128];7)" office:value-type="string" office:string-value="MS051701" calcext:value-type="string">
            <text:p>MS051701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343]; &quot;.&quot;; [.$A$264]; &quot;.&quot;; [.F343]; &quot;.&quot;; [.G343]; &quot;.&quot;; &quot;pair&quot;; [.H343]; &quot;.fastq.gz&quot;)" office:value-type="string" office:string-value="MS051701.Chipmentation_H3K4me1.289.2.pair1.fastq.gz" calcext:value-type="string">
            <text:p>MS051701.Chipmentation_H3K4me1.289.2.pair1.fastq.gz</text:p>
          </table:table-cell>
          <table:table-cell table:formula="of:=CONCATENATE(&quot;ln -s ../../H3K4me1/&quot;; [.B343]; &quot; &quot;; [.I343])" office:value-type="string" office:string-value="ln -s ../../H3K4me1/Epi_EU15_Flu_2-669589_ChIPmentation-H3K4me1_A00266_0289_2_S6_L002_R1_001.fastq.gz MS051701.Chipmentation_H3K4me1.289.2.pair1.fastq.gz" calcext:value-type="string">
            <text:p>ln -s ../../H3K4me1/Epi_EU15_Flu_2-669589_ChIPmentation-H3K4me1_A00266_0289_2_S6_L002_R1_001.fastq.gz MS051701.Chipmentation_H3K4me1.289.2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15_Flu_2-669589_ChIPmentation-H3K4me1_A00266_0289_2_S6_L002_R2_001.fastq.gz</text:p>
          </table:table-cell>
          <table:table-cell table:style-name="ce3" table:formula="of:=MID([.B344]; 5; 4)" office:value-type="string" office:string-value="EU15" calcext:value-type="string">
            <text:p>EU15</text:p>
          </table:table-cell>
          <table:table-cell table:style-name="ce3" table:formula="of:=IF(ISERROR(FIND(&quot;Flu&quot;; [.B344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344]; &quot;_&quot;; [.D344]); ['file:///home/assez/Documents/projectDocs/EMC_Barreiro/allEMC_Barreiro.ods'#$EMC_Barreiro.$D$51:.$J$128];7)" office:value-type="string" office:string-value="MS051701" calcext:value-type="string">
            <text:p>MS051701</text:p>
          </table:table-cell>
          <table:table-cell table:style-name="ce3" office:value-type="float" office:value="289" calcext:value-type="float">
            <text:p>289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9" table:formula="of:=CONCATENATE([.E344]; &quot;.&quot;; [.$A$264]; &quot;.&quot;; [.F344]; &quot;.&quot;; [.G344]; &quot;.&quot;; &quot;pair&quot;; [.H344]; &quot;.fastq.gz&quot;)" office:value-type="string" office:string-value="MS051701.Chipmentation_H3K4me1.289.2.pair2.fastq.gz" calcext:value-type="string">
            <text:p>MS051701.Chipmentation_H3K4me1.289.2.pair2.fastq.gz</text:p>
          </table:table-cell>
          <table:table-cell table:formula="of:=CONCATENATE(&quot;ln -s ../../H3K4me1/&quot;; [.B344]; &quot; &quot;; [.I344])" office:value-type="string" office:string-value="ln -s ../../H3K4me1/Epi_EU15_Flu_2-669589_ChIPmentation-H3K4me1_A00266_0289_2_S6_L002_R2_001.fastq.gz MS051701.Chipmentation_H3K4me1.289.2.pair2.fastq.gz" calcext:value-type="string">
            <text:p>ln -s ../../H3K4me1/Epi_EU15_Flu_2-669589_ChIPmentation-H3K4me1_A00266_0289_2_S6_L002_R2_001.fastq.gz MS051701.Chipmentation_H3K4me1.289.2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15_NI_2-674812_ChIPmentation-H3K4me1_A00266_0301_1_S13_L001_R1_001.fastq.gz</text:p>
          </table:table-cell>
          <table:table-cell table:style-name="ce3" table:formula="of:=MID([.B345]; 5; 4)" office:value-type="string" office:string-value="EU15" calcext:value-type="string">
            <text:p>EU15</text:p>
          </table:table-cell>
          <table:table-cell table:style-name="ce3" table:formula="of:=IF(ISERROR(FIND(&quot;Flu&quot;; [.B345]; 1)); &quot;NI&quot;; &quot;Flu&quot;)" office:value-type="string" office:string-value="NI" calcext:value-type="string">
            <text:p>NI</text:p>
          </table:table-cell>
          <table:table-cell table:style-name="ce3" table:formula="of:=VLOOKUP(CONCATENATE([.C345]; &quot;_&quot;; [.D345]); ['file:///home/assez/Documents/projectDocs/EMC_Barreiro/allEMC_Barreiro.ods'#$EMC_Barreiro.$D$51:.$J$128];7)" office:value-type="string" office:string-value="MS051702" calcext:value-type="string">
            <text:p>MS051702</text:p>
          </table:table-cell>
          <table:table-cell table:style-name="ce3" office:value-type="float" office:value="301" calcext:value-type="float">
            <text:p>30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345]; &quot;.&quot;; [.$A$264]; &quot;.&quot;; [.F345]; &quot;.&quot;; [.G345]; &quot;.&quot;; &quot;pair&quot;; [.H345]; &quot;.fastq.gz&quot;)" office:value-type="string" office:string-value="MS051702.Chipmentation_H3K4me1.301.1.pair1.fastq.gz" calcext:value-type="string">
            <text:p>MS051702.Chipmentation_H3K4me1.301.1.pair1.fastq.gz</text:p>
          </table:table-cell>
          <table:table-cell table:formula="of:=CONCATENATE(&quot;ln -s ../../H3K4me1/&quot;; [.B345]; &quot; &quot;; [.I345])" office:value-type="string" office:string-value="ln -s ../../H3K4me1/Epi_EU15_NI_2-674812_ChIPmentation-H3K4me1_A00266_0301_1_S13_L001_R1_001.fastq.gz MS051702.Chipmentation_H3K4me1.301.1.pair1.fastq.gz" calcext:value-type="string">
            <text:p>ln -s ../../H3K4me1/Epi_EU15_NI_2-674812_ChIPmentation-H3K4me1_A00266_0301_1_S13_L001_R1_001.fastq.gz MS051702.Chipmentation_H3K4me1.301.1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15_NI_2-674812_ChIPmentation-H3K4me1_A00266_0301_1_S13_L001_R2_001.fastq.gz</text:p>
          </table:table-cell>
          <table:table-cell table:style-name="ce3" table:formula="of:=MID([.B346]; 5; 4)" office:value-type="string" office:string-value="EU15" calcext:value-type="string">
            <text:p>EU15</text:p>
          </table:table-cell>
          <table:table-cell table:style-name="ce3" table:formula="of:=IF(ISERROR(FIND(&quot;Flu&quot;; [.B346]; 1)); &quot;NI&quot;; &quot;Flu&quot;)" office:value-type="string" office:string-value="NI" calcext:value-type="string">
            <text:p>NI</text:p>
          </table:table-cell>
          <table:table-cell table:style-name="ce3" table:formula="of:=VLOOKUP(CONCATENATE([.C346]; &quot;_&quot;; [.D346]); ['file:///home/assez/Documents/projectDocs/EMC_Barreiro/allEMC_Barreiro.ods'#$EMC_Barreiro.$D$51:.$J$128];7)" office:value-type="string" office:string-value="MS051702" calcext:value-type="string">
            <text:p>MS051702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346]; &quot;.&quot;; [.$A$264]; &quot;.&quot;; [.F346]; &quot;.&quot;; [.G346]; &quot;.&quot;; &quot;pair&quot;; [.H346]; &quot;.fastq.gz&quot;)" office:value-type="string" office:string-value="MS051702.Chipmentation_H3K4me1.301.1.pair2.fastq.gz" calcext:value-type="string">
            <text:p>MS051702.Chipmentation_H3K4me1.301.1.pair2.fastq.gz</text:p>
          </table:table-cell>
          <table:table-cell table:formula="of:=CONCATENATE(&quot;ln -s ../../H3K4me1/&quot;; [.B346]; &quot; &quot;; [.I346])" office:value-type="string" office:string-value="ln -s ../../H3K4me1/Epi_EU15_NI_2-674812_ChIPmentation-H3K4me1_A00266_0301_1_S13_L001_R2_001.fastq.gz MS051702.Chipmentation_H3K4me1.301.1.pair2.fastq.gz" calcext:value-type="string">
            <text:p>ln -s ../../H3K4me1/Epi_EU15_NI_2-674812_ChIPmentation-H3K4me1_A00266_0301_1_S13_L001_R2_001.fastq.gz MS051702.Chipmentation_H3K4me1.301.1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19_Flu_2-669585_ChIPmentation-H3K4me1_A00266_0289_2_S2_L002_R1_001.fastq.gz</text:p>
          </table:table-cell>
          <table:table-cell table:style-name="ce3" table:formula="of:=MID([.B347]; 5; 4)" office:value-type="string" office:string-value="EU19" calcext:value-type="string">
            <text:p>EU19</text:p>
          </table:table-cell>
          <table:table-cell table:style-name="ce3" table:formula="of:=IF(ISERROR(FIND(&quot;Flu&quot;; [.B347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347]; &quot;_&quot;; [.D347]); ['file:///home/assez/Documents/projectDocs/EMC_Barreiro/allEMC_Barreiro.ods'#$EMC_Barreiro.$D$51:.$J$128];7)" office:value-type="string" office:string-value="MS051901" calcext:value-type="string">
            <text:p>MS051901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347]; &quot;.&quot;; [.$A$264]; &quot;.&quot;; [.F347]; &quot;.&quot;; [.G347]; &quot;.&quot;; &quot;pair&quot;; [.H347]; &quot;.fastq.gz&quot;)" office:value-type="string" office:string-value="MS051901.Chipmentation_H3K4me1.289.2.pair1.fastq.gz" calcext:value-type="string">
            <text:p>MS051901.Chipmentation_H3K4me1.289.2.pair1.fastq.gz</text:p>
          </table:table-cell>
          <table:table-cell table:formula="of:=CONCATENATE(&quot;ln -s ../../H3K4me1/&quot;; [.B347]; &quot; &quot;; [.I347])" office:value-type="string" office:string-value="ln -s ../../H3K4me1/Epi_EU19_Flu_2-669585_ChIPmentation-H3K4me1_A00266_0289_2_S2_L002_R1_001.fastq.gz MS051901.Chipmentation_H3K4me1.289.2.pair1.fastq.gz" calcext:value-type="string">
            <text:p>ln -s ../../H3K4me1/Epi_EU19_Flu_2-669585_ChIPmentation-H3K4me1_A00266_0289_2_S2_L002_R1_001.fastq.gz MS051901.Chipmentation_H3K4me1.289.2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19_Flu_2-669585_ChIPmentation-H3K4me1_A00266_0289_2_S2_L002_R2_001.fastq.gz</text:p>
          </table:table-cell>
          <table:table-cell table:style-name="ce3" table:formula="of:=MID([.B348]; 5; 4)" office:value-type="string" office:string-value="EU19" calcext:value-type="string">
            <text:p>EU19</text:p>
          </table:table-cell>
          <table:table-cell table:style-name="ce3" table:formula="of:=IF(ISERROR(FIND(&quot;Flu&quot;; [.B348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348]; &quot;_&quot;; [.D348]); ['file:///home/assez/Documents/projectDocs/EMC_Barreiro/allEMC_Barreiro.ods'#$EMC_Barreiro.$D$51:.$J$128];7)" office:value-type="string" office:string-value="MS051901" calcext:value-type="string">
            <text:p>MS051901</text:p>
          </table:table-cell>
          <table:table-cell table:style-name="ce3" office:value-type="float" office:value="289" calcext:value-type="float">
            <text:p>289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9" table:formula="of:=CONCATENATE([.E348]; &quot;.&quot;; [.$A$264]; &quot;.&quot;; [.F348]; &quot;.&quot;; [.G348]; &quot;.&quot;; &quot;pair&quot;; [.H348]; &quot;.fastq.gz&quot;)" office:value-type="string" office:string-value="MS051901.Chipmentation_H3K4me1.289.2.pair2.fastq.gz" calcext:value-type="string">
            <text:p>MS051901.Chipmentation_H3K4me1.289.2.pair2.fastq.gz</text:p>
          </table:table-cell>
          <table:table-cell table:formula="of:=CONCATENATE(&quot;ln -s ../../H3K4me1/&quot;; [.B348]; &quot; &quot;; [.I348])" office:value-type="string" office:string-value="ln -s ../../H3K4me1/Epi_EU19_Flu_2-669585_ChIPmentation-H3K4me1_A00266_0289_2_S2_L002_R2_001.fastq.gz MS051901.Chipmentation_H3K4me1.289.2.pair2.fastq.gz" calcext:value-type="string">
            <text:p>ln -s ../../H3K4me1/Epi_EU19_Flu_2-669585_ChIPmentation-H3K4me1_A00266_0289_2_S2_L002_R2_001.fastq.gz MS051901.Chipmentation_H3K4me1.289.2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19_NI_2-674810_ChIPmentation-H3K4me1_A00266_0301_1_S11_L001_R1_001.fastq.gz</text:p>
          </table:table-cell>
          <table:table-cell table:style-name="ce3" table:formula="of:=MID([.B349]; 5; 4)" office:value-type="string" office:string-value="EU19" calcext:value-type="string">
            <text:p>EU19</text:p>
          </table:table-cell>
          <table:table-cell table:style-name="ce3" table:formula="of:=IF(ISERROR(FIND(&quot;Flu&quot;; [.B349]; 1)); &quot;NI&quot;; &quot;Flu&quot;)" office:value-type="string" office:string-value="NI" calcext:value-type="string">
            <text:p>NI</text:p>
          </table:table-cell>
          <table:table-cell table:style-name="ce3" table:formula="of:=VLOOKUP(CONCATENATE([.C349]; &quot;_&quot;; [.D349]); ['file:///home/assez/Documents/projectDocs/EMC_Barreiro/allEMC_Barreiro.ods'#$EMC_Barreiro.$D$51:.$J$128];7)" office:value-type="string" office:string-value="MS051902" calcext:value-type="string">
            <text:p>MS051902</text:p>
          </table:table-cell>
          <table:table-cell table:style-name="ce3" office:value-type="float" office:value="301" calcext:value-type="float">
            <text:p>30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349]; &quot;.&quot;; [.$A$264]; &quot;.&quot;; [.F349]; &quot;.&quot;; [.G349]; &quot;.&quot;; &quot;pair&quot;; [.H349]; &quot;.fastq.gz&quot;)" office:value-type="string" office:string-value="MS051902.Chipmentation_H3K4me1.301.1.pair1.fastq.gz" calcext:value-type="string">
            <text:p>MS051902.Chipmentation_H3K4me1.301.1.pair1.fastq.gz</text:p>
          </table:table-cell>
          <table:table-cell table:formula="of:=CONCATENATE(&quot;ln -s ../../H3K4me1/&quot;; [.B349]; &quot; &quot;; [.I349])" office:value-type="string" office:string-value="ln -s ../../H3K4me1/Epi_EU19_NI_2-674810_ChIPmentation-H3K4me1_A00266_0301_1_S11_L001_R1_001.fastq.gz MS051902.Chipmentation_H3K4me1.301.1.pair1.fastq.gz" calcext:value-type="string">
            <text:p>ln -s ../../H3K4me1/Epi_EU19_NI_2-674810_ChIPmentation-H3K4me1_A00266_0301_1_S11_L001_R1_001.fastq.gz MS051902.Chipmentation_H3K4me1.301.1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19_NI_2-674810_ChIPmentation-H3K4me1_A00266_0301_1_S11_L001_R2_001.fastq.gz</text:p>
          </table:table-cell>
          <table:table-cell table:style-name="ce3" table:formula="of:=MID([.B350]; 5; 4)" office:value-type="string" office:string-value="EU19" calcext:value-type="string">
            <text:p>EU19</text:p>
          </table:table-cell>
          <table:table-cell table:style-name="ce3" table:formula="of:=IF(ISERROR(FIND(&quot;Flu&quot;; [.B350]; 1)); &quot;NI&quot;; &quot;Flu&quot;)" office:value-type="string" office:string-value="NI" calcext:value-type="string">
            <text:p>NI</text:p>
          </table:table-cell>
          <table:table-cell table:style-name="ce3" table:formula="of:=VLOOKUP(CONCATENATE([.C350]; &quot;_&quot;; [.D350]); ['file:///home/assez/Documents/projectDocs/EMC_Barreiro/allEMC_Barreiro.ods'#$EMC_Barreiro.$D$51:.$J$128];7)" office:value-type="string" office:string-value="MS051902" calcext:value-type="string">
            <text:p>MS051902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350]; &quot;.&quot;; [.$A$264]; &quot;.&quot;; [.F350]; &quot;.&quot;; [.G350]; &quot;.&quot;; &quot;pair&quot;; [.H350]; &quot;.fastq.gz&quot;)" office:value-type="string" office:string-value="MS051902.Chipmentation_H3K4me1.301.1.pair2.fastq.gz" calcext:value-type="string">
            <text:p>MS051902.Chipmentation_H3K4me1.301.1.pair2.fastq.gz</text:p>
          </table:table-cell>
          <table:table-cell table:formula="of:=CONCATENATE(&quot;ln -s ../../H3K4me1/&quot;; [.B350]; &quot; &quot;; [.I350])" office:value-type="string" office:string-value="ln -s ../../H3K4me1/Epi_EU19_NI_2-674810_ChIPmentation-H3K4me1_A00266_0301_1_S11_L001_R2_001.fastq.gz MS051902.Chipmentation_H3K4me1.301.1.pair2.fastq.gz" calcext:value-type="string">
            <text:p>ln -s ../../H3K4me1/Epi_EU19_NI_2-674810_ChIPmentation-H3K4me1_A00266_0301_1_S11_L001_R2_001.fastq.gz MS051902.Chipmentation_H3K4me1.301.1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21_Flu_2-669653_ChIPmentation-H3K4me1_A00266_0289_2_S20_L002_R1_001.fastq.gz</text:p>
          </table:table-cell>
          <table:table-cell table:style-name="ce3" table:formula="of:=MID([.B351]; 5; 4)" office:value-type="string" office:string-value="EU21" calcext:value-type="string">
            <text:p>EU21</text:p>
          </table:table-cell>
          <table:table-cell table:style-name="ce3" table:formula="of:=IF(ISERROR(FIND(&quot;Flu&quot;; [.B351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351]; &quot;_&quot;; [.D351]); ['file:///home/assez/Documents/projectDocs/EMC_Barreiro/allEMC_Barreiro.ods'#$EMC_Barreiro.$D$51:.$J$128];7)" office:value-type="string" office:string-value="MS052001" calcext:value-type="string">
            <text:p>MS052001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351]; &quot;.&quot;; [.$A$264]; &quot;.&quot;; [.F351]; &quot;.&quot;; [.G351]; &quot;.&quot;; &quot;pair&quot;; [.H351]; &quot;.fastq.gz&quot;)" office:value-type="string" office:string-value="MS052001.Chipmentation_H3K4me1.289.2.pair1.fastq.gz" calcext:value-type="string">
            <text:p>MS052001.Chipmentation_H3K4me1.289.2.pair1.fastq.gz</text:p>
          </table:table-cell>
          <table:table-cell table:formula="of:=CONCATENATE(&quot;ln -s ../../H3K4me1/&quot;; [.B351]; &quot; &quot;; [.I351])" office:value-type="string" office:string-value="ln -s ../../H3K4me1/Epi_EU21_Flu_2-669653_ChIPmentation-H3K4me1_A00266_0289_2_S20_L002_R1_001.fastq.gz MS052001.Chipmentation_H3K4me1.289.2.pair1.fastq.gz" calcext:value-type="string">
            <text:p>ln -s ../../H3K4me1/Epi_EU21_Flu_2-669653_ChIPmentation-H3K4me1_A00266_0289_2_S20_L002_R1_001.fastq.gz MS052001.Chipmentation_H3K4me1.289.2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21_Flu_2-669653_ChIPmentation-H3K4me1_A00266_0289_2_S20_L002_R2_001.fastq.gz</text:p>
          </table:table-cell>
          <table:table-cell table:style-name="ce3" table:formula="of:=MID([.B352]; 5; 4)" office:value-type="string" office:string-value="EU21" calcext:value-type="string">
            <text:p>EU21</text:p>
          </table:table-cell>
          <table:table-cell table:style-name="ce3" table:formula="of:=IF(ISERROR(FIND(&quot;Flu&quot;; [.B352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352]; &quot;_&quot;; [.D352]); ['file:///home/assez/Documents/projectDocs/EMC_Barreiro/allEMC_Barreiro.ods'#$EMC_Barreiro.$D$51:.$J$128];7)" office:value-type="string" office:string-value="MS052001" calcext:value-type="string">
            <text:p>MS052001</text:p>
          </table:table-cell>
          <table:table-cell table:style-name="ce3" office:value-type="float" office:value="289" calcext:value-type="float">
            <text:p>289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9" table:formula="of:=CONCATENATE([.E352]; &quot;.&quot;; [.$A$264]; &quot;.&quot;; [.F352]; &quot;.&quot;; [.G352]; &quot;.&quot;; &quot;pair&quot;; [.H352]; &quot;.fastq.gz&quot;)" office:value-type="string" office:string-value="MS052001.Chipmentation_H3K4me1.289.2.pair2.fastq.gz" calcext:value-type="string">
            <text:p>MS052001.Chipmentation_H3K4me1.289.2.pair2.fastq.gz</text:p>
          </table:table-cell>
          <table:table-cell table:formula="of:=CONCATENATE(&quot;ln -s ../../H3K4me1/&quot;; [.B352]; &quot; &quot;; [.I352])" office:value-type="string" office:string-value="ln -s ../../H3K4me1/Epi_EU21_Flu_2-669653_ChIPmentation-H3K4me1_A00266_0289_2_S20_L002_R2_001.fastq.gz MS052001.Chipmentation_H3K4me1.289.2.pair2.fastq.gz" calcext:value-type="string">
            <text:p>ln -s ../../H3K4me1/Epi_EU21_Flu_2-669653_ChIPmentation-H3K4me1_A00266_0289_2_S20_L002_R2_001.fastq.gz MS052001.Chipmentation_H3K4me1.289.2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21_NI_2-674808_ChIPmentation-H3K4me1_A00266_0301_1_S9_L001_R1_001.fastq.gz</text:p>
          </table:table-cell>
          <table:table-cell table:style-name="ce3" table:formula="of:=MID([.B353]; 5; 4)" office:value-type="string" office:string-value="EU21" calcext:value-type="string">
            <text:p>EU21</text:p>
          </table:table-cell>
          <table:table-cell table:style-name="ce3" table:formula="of:=IF(ISERROR(FIND(&quot;Flu&quot;; [.B353]; 1)); &quot;NI&quot;; &quot;Flu&quot;)" office:value-type="string" office:string-value="NI" calcext:value-type="string">
            <text:p>NI</text:p>
          </table:table-cell>
          <table:table-cell table:style-name="ce3" table:formula="of:=VLOOKUP(CONCATENATE([.C353]; &quot;_&quot;; [.D353]); ['file:///home/assez/Documents/projectDocs/EMC_Barreiro/allEMC_Barreiro.ods'#$EMC_Barreiro.$D$51:.$J$128];7)" office:value-type="string" office:string-value="MS052002" calcext:value-type="string">
            <text:p>MS052002</text:p>
          </table:table-cell>
          <table:table-cell table:style-name="ce3" office:value-type="float" office:value="301" calcext:value-type="float">
            <text:p>30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353]; &quot;.&quot;; [.$A$264]; &quot;.&quot;; [.F353]; &quot;.&quot;; [.G353]; &quot;.&quot;; &quot;pair&quot;; [.H353]; &quot;.fastq.gz&quot;)" office:value-type="string" office:string-value="MS052002.Chipmentation_H3K4me1.301.1.pair1.fastq.gz" calcext:value-type="string">
            <text:p>MS052002.Chipmentation_H3K4me1.301.1.pair1.fastq.gz</text:p>
          </table:table-cell>
          <table:table-cell table:formula="of:=CONCATENATE(&quot;ln -s ../../H3K4me1/&quot;; [.B353]; &quot; &quot;; [.I353])" office:value-type="string" office:string-value="ln -s ../../H3K4me1/Epi_EU21_NI_2-674808_ChIPmentation-H3K4me1_A00266_0301_1_S9_L001_R1_001.fastq.gz MS052002.Chipmentation_H3K4me1.301.1.pair1.fastq.gz" calcext:value-type="string">
            <text:p>ln -s ../../H3K4me1/Epi_EU21_NI_2-674808_ChIPmentation-H3K4me1_A00266_0301_1_S9_L001_R1_001.fastq.gz MS052002.Chipmentation_H3K4me1.301.1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21_NI_2-674808_ChIPmentation-H3K4me1_A00266_0301_1_S9_L001_R2_001.fastq.gz</text:p>
          </table:table-cell>
          <table:table-cell table:style-name="ce3" table:formula="of:=MID([.B354]; 5; 4)" office:value-type="string" office:string-value="EU21" calcext:value-type="string">
            <text:p>EU21</text:p>
          </table:table-cell>
          <table:table-cell table:style-name="ce3" table:formula="of:=IF(ISERROR(FIND(&quot;Flu&quot;; [.B354]; 1)); &quot;NI&quot;; &quot;Flu&quot;)" office:value-type="string" office:string-value="NI" calcext:value-type="string">
            <text:p>NI</text:p>
          </table:table-cell>
          <table:table-cell table:style-name="ce3" table:formula="of:=VLOOKUP(CONCATENATE([.C354]; &quot;_&quot;; [.D354]); ['file:///home/assez/Documents/projectDocs/EMC_Barreiro/allEMC_Barreiro.ods'#$EMC_Barreiro.$D$51:.$J$128];7)" office:value-type="string" office:string-value="MS052002" calcext:value-type="string">
            <text:p>MS052002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354]; &quot;.&quot;; [.$A$264]; &quot;.&quot;; [.F354]; &quot;.&quot;; [.G354]; &quot;.&quot;; &quot;pair&quot;; [.H354]; &quot;.fastq.gz&quot;)" office:value-type="string" office:string-value="MS052002.Chipmentation_H3K4me1.301.1.pair2.fastq.gz" calcext:value-type="string">
            <text:p>MS052002.Chipmentation_H3K4me1.301.1.pair2.fastq.gz</text:p>
          </table:table-cell>
          <table:table-cell table:formula="of:=CONCATENATE(&quot;ln -s ../../H3K4me1/&quot;; [.B354]; &quot; &quot;; [.I354])" office:value-type="string" office:string-value="ln -s ../../H3K4me1/Epi_EU21_NI_2-674808_ChIPmentation-H3K4me1_A00266_0301_1_S9_L001_R2_001.fastq.gz MS052002.Chipmentation_H3K4me1.301.1.pair2.fastq.gz" calcext:value-type="string">
            <text:p>ln -s ../../H3K4me1/Epi_EU21_NI_2-674808_ChIPmentation-H3K4me1_A00266_0301_1_S9_L001_R2_001.fastq.gz MS052002.Chipmentation_H3K4me1.301.1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25_Flu_2-669590_ChIPmentation-H3K4me1_A00266_0289_2_S7_L002_R1_001.fastq.gz</text:p>
          </table:table-cell>
          <table:table-cell table:style-name="ce3" table:formula="of:=MID([.B355]; 5; 4)" office:value-type="string" office:string-value="EU25" calcext:value-type="string">
            <text:p>EU25</text:p>
          </table:table-cell>
          <table:table-cell table:style-name="ce3" table:formula="of:=IF(ISERROR(FIND(&quot;Flu&quot;; [.B355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355]; &quot;_&quot;; [.D355]); ['file:///home/assez/Documents/projectDocs/EMC_Barreiro/allEMC_Barreiro.ods'#$EMC_Barreiro.$D$51:.$J$128];7)" office:value-type="string" office:string-value="MS052101" calcext:value-type="string">
            <text:p>MS052101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355]; &quot;.&quot;; [.$A$264]; &quot;.&quot;; [.F355]; &quot;.&quot;; [.G355]; &quot;.&quot;; &quot;pair&quot;; [.H355]; &quot;.fastq.gz&quot;)" office:value-type="string" office:string-value="MS052101.Chipmentation_H3K4me1.289.2.pair1.fastq.gz" calcext:value-type="string">
            <text:p>MS052101.Chipmentation_H3K4me1.289.2.pair1.fastq.gz</text:p>
          </table:table-cell>
          <table:table-cell table:formula="of:=CONCATENATE(&quot;ln -s ../../H3K4me1/&quot;; [.B355]; &quot; &quot;; [.I355])" office:value-type="string" office:string-value="ln -s ../../H3K4me1/Epi_EU25_Flu_2-669590_ChIPmentation-H3K4me1_A00266_0289_2_S7_L002_R1_001.fastq.gz MS052101.Chipmentation_H3K4me1.289.2.pair1.fastq.gz" calcext:value-type="string">
            <text:p>ln -s ../../H3K4me1/Epi_EU25_Flu_2-669590_ChIPmentation-H3K4me1_A00266_0289_2_S7_L002_R1_001.fastq.gz MS052101.Chipmentation_H3K4me1.289.2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25_Flu_2-669590_ChIPmentation-H3K4me1_A00266_0289_2_S7_L002_R2_001.fastq.gz</text:p>
          </table:table-cell>
          <table:table-cell table:style-name="ce3" table:formula="of:=MID([.B356]; 5; 4)" office:value-type="string" office:string-value="EU25" calcext:value-type="string">
            <text:p>EU25</text:p>
          </table:table-cell>
          <table:table-cell table:style-name="ce3" table:formula="of:=IF(ISERROR(FIND(&quot;Flu&quot;; [.B356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356]; &quot;_&quot;; [.D356]); ['file:///home/assez/Documents/projectDocs/EMC_Barreiro/allEMC_Barreiro.ods'#$EMC_Barreiro.$D$51:.$J$128];7)" office:value-type="string" office:string-value="MS052101" calcext:value-type="string">
            <text:p>MS052101</text:p>
          </table:table-cell>
          <table:table-cell table:style-name="ce3" office:value-type="float" office:value="289" calcext:value-type="float">
            <text:p>289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9" table:formula="of:=CONCATENATE([.E356]; &quot;.&quot;; [.$A$264]; &quot;.&quot;; [.F356]; &quot;.&quot;; [.G356]; &quot;.&quot;; &quot;pair&quot;; [.H356]; &quot;.fastq.gz&quot;)" office:value-type="string" office:string-value="MS052101.Chipmentation_H3K4me1.289.2.pair2.fastq.gz" calcext:value-type="string">
            <text:p>MS052101.Chipmentation_H3K4me1.289.2.pair2.fastq.gz</text:p>
          </table:table-cell>
          <table:table-cell table:formula="of:=CONCATENATE(&quot;ln -s ../../H3K4me1/&quot;; [.B356]; &quot; &quot;; [.I356])" office:value-type="string" office:string-value="ln -s ../../H3K4me1/Epi_EU25_Flu_2-669590_ChIPmentation-H3K4me1_A00266_0289_2_S7_L002_R2_001.fastq.gz MS052101.Chipmentation_H3K4me1.289.2.pair2.fastq.gz" calcext:value-type="string">
            <text:p>ln -s ../../H3K4me1/Epi_EU25_Flu_2-669590_ChIPmentation-H3K4me1_A00266_0289_2_S7_L002_R2_001.fastq.gz MS052101.Chipmentation_H3K4me1.289.2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25_NI_2-674824_ChIPmentation-H3K4me1_A00266_0301_2_S1_L002_R1_001.fastq.gz</text:p>
          </table:table-cell>
          <table:table-cell table:style-name="ce3" table:formula="of:=MID([.B357]; 5; 4)" office:value-type="string" office:string-value="EU25" calcext:value-type="string">
            <text:p>EU25</text:p>
          </table:table-cell>
          <table:table-cell table:style-name="ce3" table:formula="of:=IF(ISERROR(FIND(&quot;Flu&quot;; [.B357]; 1)); &quot;NI&quot;; &quot;Flu&quot;)" office:value-type="string" office:string-value="NI" calcext:value-type="string">
            <text:p>NI</text:p>
          </table:table-cell>
          <table:table-cell table:style-name="ce3" table:formula="of:=VLOOKUP(CONCATENATE([.C357]; &quot;_&quot;; [.D357]); ['file:///home/assez/Documents/projectDocs/EMC_Barreiro/allEMC_Barreiro.ods'#$EMC_Barreiro.$D$51:.$J$128];7)" office:value-type="string" office:string-value="MS052102" calcext:value-type="string">
            <text:p>MS052102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357]; &quot;.&quot;; [.$A$264]; &quot;.&quot;; [.F357]; &quot;.&quot;; [.G357]; &quot;.&quot;; &quot;pair&quot;; [.H357]; &quot;.fastq.gz&quot;)" office:value-type="string" office:string-value="MS052102.Chipmentation_H3K4me1.301.2.pair1.fastq.gz" calcext:value-type="string">
            <text:p>MS052102.Chipmentation_H3K4me1.301.2.pair1.fastq.gz</text:p>
          </table:table-cell>
          <table:table-cell table:formula="of:=CONCATENATE(&quot;ln -s ../../H3K4me1/&quot;; [.B357]; &quot; &quot;; [.I357])" office:value-type="string" office:string-value="ln -s ../../H3K4me1/Epi_EU25_NI_2-674824_ChIPmentation-H3K4me1_A00266_0301_2_S1_L002_R1_001.fastq.gz MS052102.Chipmentation_H3K4me1.301.2.pair1.fastq.gz" calcext:value-type="string">
            <text:p>ln -s ../../H3K4me1/Epi_EU25_NI_2-674824_ChIPmentation-H3K4me1_A00266_0301_2_S1_L002_R1_001.fastq.gz MS052102.Chipmentation_H3K4me1.301.2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25_NI_2-674824_ChIPmentation-H3K4me1_A00266_0301_2_S1_L002_R2_001.fastq.gz</text:p>
          </table:table-cell>
          <table:table-cell table:style-name="ce3" table:formula="of:=MID([.B358]; 5; 4)" office:value-type="string" office:string-value="EU25" calcext:value-type="string">
            <text:p>EU25</text:p>
          </table:table-cell>
          <table:table-cell table:style-name="ce3" table:formula="of:=IF(ISERROR(FIND(&quot;Flu&quot;; [.B358]; 1)); &quot;NI&quot;; &quot;Flu&quot;)" office:value-type="string" office:string-value="NI" calcext:value-type="string">
            <text:p>NI</text:p>
          </table:table-cell>
          <table:table-cell table:style-name="ce3" table:formula="of:=VLOOKUP(CONCATENATE([.C358]; &quot;_&quot;; [.D358]); ['file:///home/assez/Documents/projectDocs/EMC_Barreiro/allEMC_Barreiro.ods'#$EMC_Barreiro.$D$51:.$J$128];7)" office:value-type="string" office:string-value="MS052102" calcext:value-type="string">
            <text:p>MS052102</text:p>
          </table:table-cell>
          <table:table-cell table:style-name="ce3" office:value-type="float" office:value="301" calcext:value-type="float">
            <text:p>30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9" table:formula="of:=CONCATENATE([.E358]; &quot;.&quot;; [.$A$264]; &quot;.&quot;; [.F358]; &quot;.&quot;; [.G358]; &quot;.&quot;; &quot;pair&quot;; [.H358]; &quot;.fastq.gz&quot;)" office:value-type="string" office:string-value="MS052102.Chipmentation_H3K4me1.301.2.pair2.fastq.gz" calcext:value-type="string">
            <text:p>MS052102.Chipmentation_H3K4me1.301.2.pair2.fastq.gz</text:p>
          </table:table-cell>
          <table:table-cell table:formula="of:=CONCATENATE(&quot;ln -s ../../H3K4me1/&quot;; [.B358]; &quot; &quot;; [.I358])" office:value-type="string" office:string-value="ln -s ../../H3K4me1/Epi_EU25_NI_2-674824_ChIPmentation-H3K4me1_A00266_0301_2_S1_L002_R2_001.fastq.gz MS052102.Chipmentation_H3K4me1.301.2.pair2.fastq.gz" calcext:value-type="string">
            <text:p>ln -s ../../H3K4me1/Epi_EU25_NI_2-674824_ChIPmentation-H3K4me1_A00266_0301_2_S1_L002_R2_001.fastq.gz MS052102.Chipmentation_H3K4me1.301.2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27_Flu_2-674815_ChIPmentation-H3K4me1_A00266_0301_1_S16_L001_R1_001.fastq.gz</text:p>
          </table:table-cell>
          <table:table-cell table:style-name="ce3" table:formula="of:=MID([.B359]; 5; 4)" office:value-type="string" office:string-value="EU27" calcext:value-type="string">
            <text:p>EU27</text:p>
          </table:table-cell>
          <table:table-cell table:style-name="ce3" table:formula="of:=IF(ISERROR(FIND(&quot;Flu&quot;; [.B359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359]; &quot;_&quot;; [.D359]); ['file:///home/assez/Documents/projectDocs/EMC_Barreiro/allEMC_Barreiro.ods'#$EMC_Barreiro.$D$51:.$J$128];7)" office:value-type="string" office:string-value="MS052201" calcext:value-type="string">
            <text:p>MS052201</text:p>
          </table:table-cell>
          <table:table-cell table:style-name="ce3" office:value-type="float" office:value="301" calcext:value-type="float">
            <text:p>30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359]; &quot;.&quot;; [.$A$264]; &quot;.&quot;; [.F359]; &quot;.&quot;; [.G359]; &quot;.&quot;; &quot;pair&quot;; [.H359]; &quot;.fastq.gz&quot;)" office:value-type="string" office:string-value="MS052201.Chipmentation_H3K4me1.301.1.pair1.fastq.gz" calcext:value-type="string">
            <text:p>MS052201.Chipmentation_H3K4me1.301.1.pair1.fastq.gz</text:p>
          </table:table-cell>
          <table:table-cell table:formula="of:=CONCATENATE(&quot;ln -s ../../H3K4me1/&quot;; [.B359]; &quot; &quot;; [.I359])" office:value-type="string" office:string-value="ln -s ../../H3K4me1/Epi_EU27_Flu_2-674815_ChIPmentation-H3K4me1_A00266_0301_1_S16_L001_R1_001.fastq.gz MS052201.Chipmentation_H3K4me1.301.1.pair1.fastq.gz" calcext:value-type="string">
            <text:p>ln -s ../../H3K4me1/Epi_EU27_Flu_2-674815_ChIPmentation-H3K4me1_A00266_0301_1_S16_L001_R1_001.fastq.gz MS052201.Chipmentation_H3K4me1.301.1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27_Flu_2-674815_ChIPmentation-H3K4me1_A00266_0301_1_S16_L001_R2_001.fastq.gz</text:p>
          </table:table-cell>
          <table:table-cell table:style-name="ce3" table:formula="of:=MID([.B360]; 5; 4)" office:value-type="string" office:string-value="EU27" calcext:value-type="string">
            <text:p>EU27</text:p>
          </table:table-cell>
          <table:table-cell table:style-name="ce3" table:formula="of:=IF(ISERROR(FIND(&quot;Flu&quot;; [.B360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360]; &quot;_&quot;; [.D360]); ['file:///home/assez/Documents/projectDocs/EMC_Barreiro/allEMC_Barreiro.ods'#$EMC_Barreiro.$D$51:.$J$128];7)" office:value-type="string" office:string-value="MS052201" calcext:value-type="string">
            <text:p>MS052201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360]; &quot;.&quot;; [.$A$264]; &quot;.&quot;; [.F360]; &quot;.&quot;; [.G360]; &quot;.&quot;; &quot;pair&quot;; [.H360]; &quot;.fastq.gz&quot;)" office:value-type="string" office:string-value="MS052201.Chipmentation_H3K4me1.301.1.pair2.fastq.gz" calcext:value-type="string">
            <text:p>MS052201.Chipmentation_H3K4me1.301.1.pair2.fastq.gz</text:p>
          </table:table-cell>
          <table:table-cell table:formula="of:=CONCATENATE(&quot;ln -s ../../H3K4me1/&quot;; [.B360]; &quot; &quot;; [.I360])" office:value-type="string" office:string-value="ln -s ../../H3K4me1/Epi_EU27_Flu_2-674815_ChIPmentation-H3K4me1_A00266_0301_1_S16_L001_R2_001.fastq.gz MS052201.Chipmentation_H3K4me1.301.1.pair2.fastq.gz" calcext:value-type="string">
            <text:p>ln -s ../../H3K4me1/Epi_EU27_Flu_2-674815_ChIPmentation-H3K4me1_A00266_0301_1_S16_L001_R2_001.fastq.gz MS052201.Chipmentation_H3K4me1.301.1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27_NI_2-674814_ChIPmentation-H3K4me1_A00266_0301_1_S15_L001_R1_001.fastq.gz</text:p>
          </table:table-cell>
          <table:table-cell table:style-name="ce3" table:formula="of:=MID([.B361]; 5; 4)" office:value-type="string" office:string-value="EU27" calcext:value-type="string">
            <text:p>EU27</text:p>
          </table:table-cell>
          <table:table-cell table:style-name="ce3" table:formula="of:=IF(ISERROR(FIND(&quot;Flu&quot;; [.B361]; 1)); &quot;NI&quot;; &quot;Flu&quot;)" office:value-type="string" office:string-value="NI" calcext:value-type="string">
            <text:p>NI</text:p>
          </table:table-cell>
          <table:table-cell table:style-name="ce3" table:formula="of:=VLOOKUP(CONCATENATE([.C361]; &quot;_&quot;; [.D361]); ['file:///home/assez/Documents/projectDocs/EMC_Barreiro/allEMC_Barreiro.ods'#$EMC_Barreiro.$D$51:.$J$128];7)" office:value-type="string" office:string-value="MS052202" calcext:value-type="string">
            <text:p>MS052202</text:p>
          </table:table-cell>
          <table:table-cell table:style-name="ce3" office:value-type="float" office:value="301" calcext:value-type="float">
            <text:p>30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361]; &quot;.&quot;; [.$A$264]; &quot;.&quot;; [.F361]; &quot;.&quot;; [.G361]; &quot;.&quot;; &quot;pair&quot;; [.H361]; &quot;.fastq.gz&quot;)" office:value-type="string" office:string-value="MS052202.Chipmentation_H3K4me1.301.1.pair1.fastq.gz" calcext:value-type="string">
            <text:p>MS052202.Chipmentation_H3K4me1.301.1.pair1.fastq.gz</text:p>
          </table:table-cell>
          <table:table-cell table:formula="of:=CONCATENATE(&quot;ln -s ../../H3K4me1/&quot;; [.B361]; &quot; &quot;; [.I361])" office:value-type="string" office:string-value="ln -s ../../H3K4me1/Epi_EU27_NI_2-674814_ChIPmentation-H3K4me1_A00266_0301_1_S15_L001_R1_001.fastq.gz MS052202.Chipmentation_H3K4me1.301.1.pair1.fastq.gz" calcext:value-type="string">
            <text:p>ln -s ../../H3K4me1/Epi_EU27_NI_2-674814_ChIPmentation-H3K4me1_A00266_0301_1_S15_L001_R1_001.fastq.gz MS052202.Chipmentation_H3K4me1.301.1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27_NI_2-674814_ChIPmentation-H3K4me1_A00266_0301_1_S15_L001_R2_001.fastq.gz</text:p>
          </table:table-cell>
          <table:table-cell table:style-name="ce3" table:formula="of:=MID([.B362]; 5; 4)" office:value-type="string" office:string-value="EU27" calcext:value-type="string">
            <text:p>EU27</text:p>
          </table:table-cell>
          <table:table-cell table:style-name="ce3" table:formula="of:=IF(ISERROR(FIND(&quot;Flu&quot;; [.B362]; 1)); &quot;NI&quot;; &quot;Flu&quot;)" office:value-type="string" office:string-value="NI" calcext:value-type="string">
            <text:p>NI</text:p>
          </table:table-cell>
          <table:table-cell table:style-name="ce3" table:formula="of:=VLOOKUP(CONCATENATE([.C362]; &quot;_&quot;; [.D362]); ['file:///home/assez/Documents/projectDocs/EMC_Barreiro/allEMC_Barreiro.ods'#$EMC_Barreiro.$D$51:.$J$128];7)" office:value-type="string" office:string-value="MS052202" calcext:value-type="string">
            <text:p>MS052202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362]; &quot;.&quot;; [.$A$264]; &quot;.&quot;; [.F362]; &quot;.&quot;; [.G362]; &quot;.&quot;; &quot;pair&quot;; [.H362]; &quot;.fastq.gz&quot;)" office:value-type="string" office:string-value="MS052202.Chipmentation_H3K4me1.301.1.pair2.fastq.gz" calcext:value-type="string">
            <text:p>MS052202.Chipmentation_H3K4me1.301.1.pair2.fastq.gz</text:p>
          </table:table-cell>
          <table:table-cell table:formula="of:=CONCATENATE(&quot;ln -s ../../H3K4me1/&quot;; [.B362]; &quot; &quot;; [.I362])" office:value-type="string" office:string-value="ln -s ../../H3K4me1/Epi_EU27_NI_2-674814_ChIPmentation-H3K4me1_A00266_0301_1_S15_L001_R2_001.fastq.gz MS052202.Chipmentation_H3K4me1.301.1.pair2.fastq.gz" calcext:value-type="string">
            <text:p>ln -s ../../H3K4me1/Epi_EU27_NI_2-674814_ChIPmentation-H3K4me1_A00266_0301_1_S15_L001_R2_001.fastq.gz MS052202.Chipmentation_H3K4me1.301.1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29_Flu_2-674821_ChIPmentation-H3K4me1_A00266_0301_1_S22_L001_R1_001.fastq.gz</text:p>
          </table:table-cell>
          <table:table-cell table:style-name="ce3" table:formula="of:=MID([.B363]; 5; 4)" office:value-type="string" office:string-value="EU29" calcext:value-type="string">
            <text:p>EU29</text:p>
          </table:table-cell>
          <table:table-cell table:style-name="ce3" table:formula="of:=IF(ISERROR(FIND(&quot;Flu&quot;; [.B363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363]; &quot;_&quot;; [.D363]); ['file:///home/assez/Documents/projectDocs/EMC_Barreiro/allEMC_Barreiro.ods'#$EMC_Barreiro.$D$51:.$J$128];7)" office:value-type="string" office:string-value="MS052301" calcext:value-type="string">
            <text:p>MS052301</text:p>
          </table:table-cell>
          <table:table-cell table:style-name="ce3" office:value-type="float" office:value="301" calcext:value-type="float">
            <text:p>30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363]; &quot;.&quot;; [.$A$264]; &quot;.&quot;; [.F363]; &quot;.&quot;; [.G363]; &quot;.&quot;; &quot;pair&quot;; [.H363]; &quot;.fastq.gz&quot;)" office:value-type="string" office:string-value="MS052301.Chipmentation_H3K4me1.301.1.pair1.fastq.gz" calcext:value-type="string">
            <text:p>MS052301.Chipmentation_H3K4me1.301.1.pair1.fastq.gz</text:p>
          </table:table-cell>
          <table:table-cell table:formula="of:=CONCATENATE(&quot;ln -s ../../H3K4me1/&quot;; [.B363]; &quot; &quot;; [.I363])" office:value-type="string" office:string-value="ln -s ../../H3K4me1/Epi_EU29_Flu_2-674821_ChIPmentation-H3K4me1_A00266_0301_1_S22_L001_R1_001.fastq.gz MS052301.Chipmentation_H3K4me1.301.1.pair1.fastq.gz" calcext:value-type="string">
            <text:p>ln -s ../../H3K4me1/Epi_EU29_Flu_2-674821_ChIPmentation-H3K4me1_A00266_0301_1_S22_L001_R1_001.fastq.gz MS052301.Chipmentation_H3K4me1.301.1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29_Flu_2-674821_ChIPmentation-H3K4me1_A00266_0301_1_S22_L001_R2_001.fastq.gz</text:p>
          </table:table-cell>
          <table:table-cell table:style-name="ce3" table:formula="of:=MID([.B364]; 5; 4)" office:value-type="string" office:string-value="EU29" calcext:value-type="string">
            <text:p>EU29</text:p>
          </table:table-cell>
          <table:table-cell table:style-name="ce3" table:formula="of:=IF(ISERROR(FIND(&quot;Flu&quot;; [.B364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364]; &quot;_&quot;; [.D364]); ['file:///home/assez/Documents/projectDocs/EMC_Barreiro/allEMC_Barreiro.ods'#$EMC_Barreiro.$D$51:.$J$128];7)" office:value-type="string" office:string-value="MS052301" calcext:value-type="string">
            <text:p>MS052301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364]; &quot;.&quot;; [.$A$264]; &quot;.&quot;; [.F364]; &quot;.&quot;; [.G364]; &quot;.&quot;; &quot;pair&quot;; [.H364]; &quot;.fastq.gz&quot;)" office:value-type="string" office:string-value="MS052301.Chipmentation_H3K4me1.301.1.pair2.fastq.gz" calcext:value-type="string">
            <text:p>MS052301.Chipmentation_H3K4me1.301.1.pair2.fastq.gz</text:p>
          </table:table-cell>
          <table:table-cell table:formula="of:=CONCATENATE(&quot;ln -s ../../H3K4me1/&quot;; [.B364]; &quot; &quot;; [.I364])" office:value-type="string" office:string-value="ln -s ../../H3K4me1/Epi_EU29_Flu_2-674821_ChIPmentation-H3K4me1_A00266_0301_1_S22_L001_R2_001.fastq.gz MS052301.Chipmentation_H3K4me1.301.1.pair2.fastq.gz" calcext:value-type="string">
            <text:p>ln -s ../../H3K4me1/Epi_EU29_Flu_2-674821_ChIPmentation-H3K4me1_A00266_0301_1_S22_L001_R2_001.fastq.gz MS052301.Chipmentation_H3K4me1.301.1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29_NI_2-674816_ChIPmentation-H3K4me1_A00266_0301_1_S17_L001_R1_001.fastq.gz</text:p>
          </table:table-cell>
          <table:table-cell table:style-name="ce3" table:formula="of:=MID([.B365]; 5; 4)" office:value-type="string" office:string-value="EU29" calcext:value-type="string">
            <text:p>EU29</text:p>
          </table:table-cell>
          <table:table-cell table:style-name="ce3" table:formula="of:=IF(ISERROR(FIND(&quot;Flu&quot;; [.B365]; 1)); &quot;NI&quot;; &quot;Flu&quot;)" office:value-type="string" office:string-value="NI" calcext:value-type="string">
            <text:p>NI</text:p>
          </table:table-cell>
          <table:table-cell table:style-name="ce3" table:formula="of:=VLOOKUP(CONCATENATE([.C365]; &quot;_&quot;; [.D365]); ['file:///home/assez/Documents/projectDocs/EMC_Barreiro/allEMC_Barreiro.ods'#$EMC_Barreiro.$D$51:.$J$128];7)" office:value-type="string" office:string-value="MS052302" calcext:value-type="string">
            <text:p>MS052302</text:p>
          </table:table-cell>
          <table:table-cell table:style-name="ce3" office:value-type="float" office:value="301" calcext:value-type="float">
            <text:p>30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365]; &quot;.&quot;; [.$A$264]; &quot;.&quot;; [.F365]; &quot;.&quot;; [.G365]; &quot;.&quot;; &quot;pair&quot;; [.H365]; &quot;.fastq.gz&quot;)" office:value-type="string" office:string-value="MS052302.Chipmentation_H3K4me1.301.1.pair1.fastq.gz" calcext:value-type="string">
            <text:p>MS052302.Chipmentation_H3K4me1.301.1.pair1.fastq.gz</text:p>
          </table:table-cell>
          <table:table-cell table:formula="of:=CONCATENATE(&quot;ln -s ../../H3K4me1/&quot;; [.B365]; &quot; &quot;; [.I365])" office:value-type="string" office:string-value="ln -s ../../H3K4me1/Epi_EU29_NI_2-674816_ChIPmentation-H3K4me1_A00266_0301_1_S17_L001_R1_001.fastq.gz MS052302.Chipmentation_H3K4me1.301.1.pair1.fastq.gz" calcext:value-type="string">
            <text:p>ln -s ../../H3K4me1/Epi_EU29_NI_2-674816_ChIPmentation-H3K4me1_A00266_0301_1_S17_L001_R1_001.fastq.gz MS052302.Chipmentation_H3K4me1.301.1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29_NI_2-674816_ChIPmentation-H3K4me1_A00266_0301_1_S17_L001_R2_001.fastq.gz</text:p>
          </table:table-cell>
          <table:table-cell table:style-name="ce3" table:formula="of:=MID([.B366]; 5; 4)" office:value-type="string" office:string-value="EU29" calcext:value-type="string">
            <text:p>EU29</text:p>
          </table:table-cell>
          <table:table-cell table:style-name="ce3" table:formula="of:=IF(ISERROR(FIND(&quot;Flu&quot;; [.B366]; 1)); &quot;NI&quot;; &quot;Flu&quot;)" office:value-type="string" office:string-value="NI" calcext:value-type="string">
            <text:p>NI</text:p>
          </table:table-cell>
          <table:table-cell table:style-name="ce3" table:formula="of:=VLOOKUP(CONCATENATE([.C366]; &quot;_&quot;; [.D366]); ['file:///home/assez/Documents/projectDocs/EMC_Barreiro/allEMC_Barreiro.ods'#$EMC_Barreiro.$D$51:.$J$128];7)" office:value-type="string" office:string-value="MS052302" calcext:value-type="string">
            <text:p>MS052302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366]; &quot;.&quot;; [.$A$264]; &quot;.&quot;; [.F366]; &quot;.&quot;; [.G366]; &quot;.&quot;; &quot;pair&quot;; [.H366]; &quot;.fastq.gz&quot;)" office:value-type="string" office:string-value="MS052302.Chipmentation_H3K4me1.301.1.pair2.fastq.gz" calcext:value-type="string">
            <text:p>MS052302.Chipmentation_H3K4me1.301.1.pair2.fastq.gz</text:p>
          </table:table-cell>
          <table:table-cell table:formula="of:=CONCATENATE(&quot;ln -s ../../H3K4me1/&quot;; [.B366]; &quot; &quot;; [.I366])" office:value-type="string" office:string-value="ln -s ../../H3K4me1/Epi_EU29_NI_2-674816_ChIPmentation-H3K4me1_A00266_0301_1_S17_L001_R2_001.fastq.gz MS052302.Chipmentation_H3K4me1.301.1.pair2.fastq.gz" calcext:value-type="string">
            <text:p>ln -s ../../H3K4me1/Epi_EU29_NI_2-674816_ChIPmentation-H3K4me1_A00266_0301_1_S17_L001_R2_001.fastq.gz MS052302.Chipmentation_H3K4me1.301.1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33_Flu_2-674820_ChIPmentation-H3K4me1_A00266_0301_1_S21_L001_R1_001.fastq.gz</text:p>
          </table:table-cell>
          <table:table-cell table:style-name="ce3" table:formula="of:=MID([.B367]; 5; 4)" office:value-type="string" office:string-value="EU33" calcext:value-type="string">
            <text:p>EU33</text:p>
          </table:table-cell>
          <table:table-cell table:style-name="ce3" table:formula="of:=IF(ISERROR(FIND(&quot;Flu&quot;; [.B367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367]; &quot;_&quot;; [.D367]); ['file:///home/assez/Documents/projectDocs/EMC_Barreiro/allEMC_Barreiro.ods'#$EMC_Barreiro.$D$51:.$J$128];7)" office:value-type="string" office:string-value="MS052501" calcext:value-type="string">
            <text:p>MS052501</text:p>
          </table:table-cell>
          <table:table-cell table:style-name="ce3" office:value-type="float" office:value="301" calcext:value-type="float">
            <text:p>30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367]; &quot;.&quot;; [.$A$264]; &quot;.&quot;; [.F367]; &quot;.&quot;; [.G367]; &quot;.&quot;; &quot;pair&quot;; [.H367]; &quot;.fastq.gz&quot;)" office:value-type="string" office:string-value="MS052501.Chipmentation_H3K4me1.301.1.pair1.fastq.gz" calcext:value-type="string">
            <text:p>MS052501.Chipmentation_H3K4me1.301.1.pair1.fastq.gz</text:p>
          </table:table-cell>
          <table:table-cell table:formula="of:=CONCATENATE(&quot;ln -s ../../H3K4me1/&quot;; [.B367]; &quot; &quot;; [.I367])" office:value-type="string" office:string-value="ln -s ../../H3K4me1/Epi_EU33_Flu_2-674820_ChIPmentation-H3K4me1_A00266_0301_1_S21_L001_R1_001.fastq.gz MS052501.Chipmentation_H3K4me1.301.1.pair1.fastq.gz" calcext:value-type="string">
            <text:p>ln -s ../../H3K4me1/Epi_EU33_Flu_2-674820_ChIPmentation-H3K4me1_A00266_0301_1_S21_L001_R1_001.fastq.gz MS052501.Chipmentation_H3K4me1.301.1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33_Flu_2-674820_ChIPmentation-H3K4me1_A00266_0301_1_S21_L001_R2_001.fastq.gz</text:p>
          </table:table-cell>
          <table:table-cell table:style-name="ce3" table:formula="of:=MID([.B368]; 5; 4)" office:value-type="string" office:string-value="EU33" calcext:value-type="string">
            <text:p>EU33</text:p>
          </table:table-cell>
          <table:table-cell table:style-name="ce3" table:formula="of:=IF(ISERROR(FIND(&quot;Flu&quot;; [.B368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368]; &quot;_&quot;; [.D368]); ['file:///home/assez/Documents/projectDocs/EMC_Barreiro/allEMC_Barreiro.ods'#$EMC_Barreiro.$D$51:.$J$128];7)" office:value-type="string" office:string-value="MS052501" calcext:value-type="string">
            <text:p>MS052501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368]; &quot;.&quot;; [.$A$264]; &quot;.&quot;; [.F368]; &quot;.&quot;; [.G368]; &quot;.&quot;; &quot;pair&quot;; [.H368]; &quot;.fastq.gz&quot;)" office:value-type="string" office:string-value="MS052501.Chipmentation_H3K4me1.301.1.pair2.fastq.gz" calcext:value-type="string">
            <text:p>MS052501.Chipmentation_H3K4me1.301.1.pair2.fastq.gz</text:p>
          </table:table-cell>
          <table:table-cell table:formula="of:=CONCATENATE(&quot;ln -s ../../H3K4me1/&quot;; [.B368]; &quot; &quot;; [.I368])" office:value-type="string" office:string-value="ln -s ../../H3K4me1/Epi_EU33_Flu_2-674820_ChIPmentation-H3K4me1_A00266_0301_1_S21_L001_R2_001.fastq.gz MS052501.Chipmentation_H3K4me1.301.1.pair2.fastq.gz" calcext:value-type="string">
            <text:p>ln -s ../../H3K4me1/Epi_EU33_Flu_2-674820_ChIPmentation-H3K4me1_A00266_0301_1_S21_L001_R2_001.fastq.gz MS052501.Chipmentation_H3K4me1.301.1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33_NI_2-674822_ChIPmentation-H3K4me1_A00266_0301_1_S23_L001_R1_001.fastq.gz</text:p>
          </table:table-cell>
          <table:table-cell table:style-name="ce3" table:formula="of:=MID([.B369]; 5; 4)" office:value-type="string" office:string-value="EU33" calcext:value-type="string">
            <text:p>EU33</text:p>
          </table:table-cell>
          <table:table-cell table:style-name="ce3" table:formula="of:=IF(ISERROR(FIND(&quot;Flu&quot;; [.B369]; 1)); &quot;NI&quot;; &quot;Flu&quot;)" office:value-type="string" office:string-value="NI" calcext:value-type="string">
            <text:p>NI</text:p>
          </table:table-cell>
          <table:table-cell table:style-name="ce3" table:formula="of:=VLOOKUP(CONCATENATE([.C369]; &quot;_&quot;; [.D369]); ['file:///home/assez/Documents/projectDocs/EMC_Barreiro/allEMC_Barreiro.ods'#$EMC_Barreiro.$D$51:.$J$128];7)" office:value-type="string" office:string-value="MS052502" calcext:value-type="string">
            <text:p>MS052502</text:p>
          </table:table-cell>
          <table:table-cell table:style-name="ce3" office:value-type="float" office:value="301" calcext:value-type="float">
            <text:p>30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369]; &quot;.&quot;; [.$A$264]; &quot;.&quot;; [.F369]; &quot;.&quot;; [.G369]; &quot;.&quot;; &quot;pair&quot;; [.H369]; &quot;.fastq.gz&quot;)" office:value-type="string" office:string-value="MS052502.Chipmentation_H3K4me1.301.1.pair1.fastq.gz" calcext:value-type="string">
            <text:p>MS052502.Chipmentation_H3K4me1.301.1.pair1.fastq.gz</text:p>
          </table:table-cell>
          <table:table-cell table:formula="of:=CONCATENATE(&quot;ln -s ../../H3K4me1/&quot;; [.B369]; &quot; &quot;; [.I369])" office:value-type="string" office:string-value="ln -s ../../H3K4me1/Epi_EU33_NI_2-674822_ChIPmentation-H3K4me1_A00266_0301_1_S23_L001_R1_001.fastq.gz MS052502.Chipmentation_H3K4me1.301.1.pair1.fastq.gz" calcext:value-type="string">
            <text:p>ln -s ../../H3K4me1/Epi_EU33_NI_2-674822_ChIPmentation-H3K4me1_A00266_0301_1_S23_L001_R1_001.fastq.gz MS052502.Chipmentation_H3K4me1.301.1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33_NI_2-674822_ChIPmentation-H3K4me1_A00266_0301_1_S23_L001_R2_001.fastq.gz</text:p>
          </table:table-cell>
          <table:table-cell table:style-name="ce3" table:formula="of:=MID([.B370]; 5; 4)" office:value-type="string" office:string-value="EU33" calcext:value-type="string">
            <text:p>EU33</text:p>
          </table:table-cell>
          <table:table-cell table:style-name="ce3" table:formula="of:=IF(ISERROR(FIND(&quot;Flu&quot;; [.B370]; 1)); &quot;NI&quot;; &quot;Flu&quot;)" office:value-type="string" office:string-value="NI" calcext:value-type="string">
            <text:p>NI</text:p>
          </table:table-cell>
          <table:table-cell table:style-name="ce3" table:formula="of:=VLOOKUP(CONCATENATE([.C370]; &quot;_&quot;; [.D370]); ['file:///home/assez/Documents/projectDocs/EMC_Barreiro/allEMC_Barreiro.ods'#$EMC_Barreiro.$D$51:.$J$128];7)" office:value-type="string" office:string-value="MS052502" calcext:value-type="string">
            <text:p>MS052502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370]; &quot;.&quot;; [.$A$264]; &quot;.&quot;; [.F370]; &quot;.&quot;; [.G370]; &quot;.&quot;; &quot;pair&quot;; [.H370]; &quot;.fastq.gz&quot;)" office:value-type="string" office:string-value="MS052502.Chipmentation_H3K4me1.301.1.pair2.fastq.gz" calcext:value-type="string">
            <text:p>MS052502.Chipmentation_H3K4me1.301.1.pair2.fastq.gz</text:p>
          </table:table-cell>
          <table:table-cell table:formula="of:=CONCATENATE(&quot;ln -s ../../H3K4me1/&quot;; [.B370]; &quot; &quot;; [.I370])" office:value-type="string" office:string-value="ln -s ../../H3K4me1/Epi_EU33_NI_2-674822_ChIPmentation-H3K4me1_A00266_0301_1_S23_L001_R2_001.fastq.gz MS052502.Chipmentation_H3K4me1.301.1.pair2.fastq.gz" calcext:value-type="string">
            <text:p>ln -s ../../H3K4me1/Epi_EU33_NI_2-674822_ChIPmentation-H3K4me1_A00266_0301_1_S23_L001_R2_001.fastq.gz MS052502.Chipmentation_H3K4me1.301.1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39_Flu_2-669598_ChIPmentation-H3K4me1_A00266_0289_2_S15_L002_R1_001.fastq.gz</text:p>
          </table:table-cell>
          <table:table-cell table:style-name="ce3" table:formula="of:=MID([.B371]; 5; 4)" office:value-type="string" office:string-value="EU39" calcext:value-type="string">
            <text:p>EU39</text:p>
          </table:table-cell>
          <table:table-cell table:style-name="ce3" table:formula="of:=IF(ISERROR(FIND(&quot;Flu&quot;; [.B371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371]; &quot;_&quot;; [.D371]); ['file:///home/assez/Documents/projectDocs/EMC_Barreiro/allEMC_Barreiro.ods'#$EMC_Barreiro.$D$51:.$J$128];7)" office:value-type="string" office:string-value="MS052701" calcext:value-type="string">
            <text:p>MS052701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371]; &quot;.&quot;; [.$A$264]; &quot;.&quot;; [.F371]; &quot;.&quot;; [.G371]; &quot;.&quot;; &quot;pair&quot;; [.H371]; &quot;.fastq.gz&quot;)" office:value-type="string" office:string-value="MS052701.Chipmentation_H3K4me1.289.2.pair1.fastq.gz" calcext:value-type="string">
            <text:p>MS052701.Chipmentation_H3K4me1.289.2.pair1.fastq.gz</text:p>
          </table:table-cell>
          <table:table-cell table:formula="of:=CONCATENATE(&quot;ln -s ../../H3K4me1/&quot;; [.B371]; &quot; &quot;; [.I371])" office:value-type="string" office:string-value="ln -s ../../H3K4me1/Epi_EU39_Flu_2-669598_ChIPmentation-H3K4me1_A00266_0289_2_S15_L002_R1_001.fastq.gz MS052701.Chipmentation_H3K4me1.289.2.pair1.fastq.gz" calcext:value-type="string">
            <text:p>ln -s ../../H3K4me1/Epi_EU39_Flu_2-669598_ChIPmentation-H3K4me1_A00266_0289_2_S15_L002_R1_001.fastq.gz MS052701.Chipmentation_H3K4me1.289.2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39_Flu_2-669598_ChIPmentation-H3K4me1_A00266_0289_2_S15_L002_R2_001.fastq.gz</text:p>
          </table:table-cell>
          <table:table-cell table:style-name="ce3" table:formula="of:=MID([.B372]; 5; 4)" office:value-type="string" office:string-value="EU39" calcext:value-type="string">
            <text:p>EU39</text:p>
          </table:table-cell>
          <table:table-cell table:style-name="ce3" table:formula="of:=IF(ISERROR(FIND(&quot;Flu&quot;; [.B372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372]; &quot;_&quot;; [.D372]); ['file:///home/assez/Documents/projectDocs/EMC_Barreiro/allEMC_Barreiro.ods'#$EMC_Barreiro.$D$51:.$J$128];7)" office:value-type="string" office:string-value="MS052701" calcext:value-type="string">
            <text:p>MS052701</text:p>
          </table:table-cell>
          <table:table-cell table:style-name="ce3" office:value-type="float" office:value="289" calcext:value-type="float">
            <text:p>289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9" table:formula="of:=CONCATENATE([.E372]; &quot;.&quot;; [.$A$264]; &quot;.&quot;; [.F372]; &quot;.&quot;; [.G372]; &quot;.&quot;; &quot;pair&quot;; [.H372]; &quot;.fastq.gz&quot;)" office:value-type="string" office:string-value="MS052701.Chipmentation_H3K4me1.289.2.pair2.fastq.gz" calcext:value-type="string">
            <text:p>MS052701.Chipmentation_H3K4me1.289.2.pair2.fastq.gz</text:p>
          </table:table-cell>
          <table:table-cell table:formula="of:=CONCATENATE(&quot;ln -s ../../H3K4me1/&quot;; [.B372]; &quot; &quot;; [.I372])" office:value-type="string" office:string-value="ln -s ../../H3K4me1/Epi_EU39_Flu_2-669598_ChIPmentation-H3K4me1_A00266_0289_2_S15_L002_R2_001.fastq.gz MS052701.Chipmentation_H3K4me1.289.2.pair2.fastq.gz" calcext:value-type="string">
            <text:p>ln -s ../../H3K4me1/Epi_EU39_Flu_2-669598_ChIPmentation-H3K4me1_A00266_0289_2_S15_L002_R2_001.fastq.gz MS052701.Chipmentation_H3K4me1.289.2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39_NI_2-669597_ChIPmentation-H3K4me1_A00266_0289_2_S14_L002_R1_001.fastq.gz</text:p>
          </table:table-cell>
          <table:table-cell table:style-name="ce3" table:formula="of:=MID([.B373]; 5; 4)" office:value-type="string" office:string-value="EU39" calcext:value-type="string">
            <text:p>EU39</text:p>
          </table:table-cell>
          <table:table-cell table:style-name="ce3" table:formula="of:=IF(ISERROR(FIND(&quot;Flu&quot;; [.B373]; 1)); &quot;NI&quot;; &quot;Flu&quot;)" office:value-type="string" office:string-value="NI" calcext:value-type="string">
            <text:p>NI</text:p>
          </table:table-cell>
          <table:table-cell table:style-name="ce3" table:formula="of:=VLOOKUP(CONCATENATE([.C373]; &quot;_&quot;; [.D373]); ['file:///home/assez/Documents/projectDocs/EMC_Barreiro/allEMC_Barreiro.ods'#$EMC_Barreiro.$D$51:.$J$128];7)" office:value-type="string" office:string-value="MS052702" calcext:value-type="string">
            <text:p>MS052702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373]; &quot;.&quot;; [.$A$264]; &quot;.&quot;; [.F373]; &quot;.&quot;; [.G373]; &quot;.&quot;; &quot;pair&quot;; [.H373]; &quot;.fastq.gz&quot;)" office:value-type="string" office:string-value="MS052702.Chipmentation_H3K4me1.289.2.pair1.fastq.gz" calcext:value-type="string">
            <text:p>MS052702.Chipmentation_H3K4me1.289.2.pair1.fastq.gz</text:p>
          </table:table-cell>
          <table:table-cell table:formula="of:=CONCATENATE(&quot;ln -s ../../H3K4me1/&quot;; [.B373]; &quot; &quot;; [.I373])" office:value-type="string" office:string-value="ln -s ../../H3K4me1/Epi_EU39_NI_2-669597_ChIPmentation-H3K4me1_A00266_0289_2_S14_L002_R1_001.fastq.gz MS052702.Chipmentation_H3K4me1.289.2.pair1.fastq.gz" calcext:value-type="string">
            <text:p>ln -s ../../H3K4me1/Epi_EU39_NI_2-669597_ChIPmentation-H3K4me1_A00266_0289_2_S14_L002_R1_001.fastq.gz MS052702.Chipmentation_H3K4me1.289.2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39_NI_2-669597_ChIPmentation-H3K4me1_A00266_0289_2_S14_L002_R2_001.fastq.gz</text:p>
          </table:table-cell>
          <table:table-cell table:style-name="ce3" table:formula="of:=MID([.B374]; 5; 4)" office:value-type="string" office:string-value="EU39" calcext:value-type="string">
            <text:p>EU39</text:p>
          </table:table-cell>
          <table:table-cell table:style-name="ce3" table:formula="of:=IF(ISERROR(FIND(&quot;Flu&quot;; [.B374]; 1)); &quot;NI&quot;; &quot;Flu&quot;)" office:value-type="string" office:string-value="NI" calcext:value-type="string">
            <text:p>NI</text:p>
          </table:table-cell>
          <table:table-cell table:style-name="ce3" table:formula="of:=VLOOKUP(CONCATENATE([.C374]; &quot;_&quot;; [.D374]); ['file:///home/assez/Documents/projectDocs/EMC_Barreiro/allEMC_Barreiro.ods'#$EMC_Barreiro.$D$51:.$J$128];7)" office:value-type="string" office:string-value="MS052702" calcext:value-type="string">
            <text:p>MS052702</text:p>
          </table:table-cell>
          <table:table-cell table:style-name="ce3" office:value-type="float" office:value="289" calcext:value-type="float">
            <text:p>289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9" table:formula="of:=CONCATENATE([.E374]; &quot;.&quot;; [.$A$264]; &quot;.&quot;; [.F374]; &quot;.&quot;; [.G374]; &quot;.&quot;; &quot;pair&quot;; [.H374]; &quot;.fastq.gz&quot;)" office:value-type="string" office:string-value="MS052702.Chipmentation_H3K4me1.289.2.pair2.fastq.gz" calcext:value-type="string">
            <text:p>MS052702.Chipmentation_H3K4me1.289.2.pair2.fastq.gz</text:p>
          </table:table-cell>
          <table:table-cell table:formula="of:=CONCATENATE(&quot;ln -s ../../H3K4me1/&quot;; [.B374]; &quot; &quot;; [.I374])" office:value-type="string" office:string-value="ln -s ../../H3K4me1/Epi_EU39_NI_2-669597_ChIPmentation-H3K4me1_A00266_0289_2_S14_L002_R2_001.fastq.gz MS052702.Chipmentation_H3K4me1.289.2.pair2.fastq.gz" calcext:value-type="string">
            <text:p>ln -s ../../H3K4me1/Epi_EU39_NI_2-669597_ChIPmentation-H3K4me1_A00266_0289_2_S14_L002_R2_001.fastq.gz MS052702.Chipmentation_H3K4me1.289.2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41_Flu_2-674832_ChIPmentation-H3K4me1_A00266_0301_2_S9_L002_R1_001.fastq.gz</text:p>
          </table:table-cell>
          <table:table-cell table:style-name="ce3" table:formula="of:=MID([.B375]; 5; 4)" office:value-type="string" office:string-value="EU41" calcext:value-type="string">
            <text:p>EU41</text:p>
          </table:table-cell>
          <table:table-cell table:style-name="ce3" table:formula="of:=IF(ISERROR(FIND(&quot;Flu&quot;; [.B375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375]; &quot;_&quot;; [.D375]); ['file:///home/assez/Documents/projectDocs/EMC_Barreiro/allEMC_Barreiro.ods'#$EMC_Barreiro.$D$51:.$J$128];7)" office:value-type="string" office:string-value="MS052801" calcext:value-type="string">
            <text:p>MS052801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375]; &quot;.&quot;; [.$A$264]; &quot;.&quot;; [.F375]; &quot;.&quot;; [.G375]; &quot;.&quot;; &quot;pair&quot;; [.H375]; &quot;.fastq.gz&quot;)" office:value-type="string" office:string-value="MS052801.Chipmentation_H3K4me1.301.2.pair1.fastq.gz" calcext:value-type="string">
            <text:p>MS052801.Chipmentation_H3K4me1.301.2.pair1.fastq.gz</text:p>
          </table:table-cell>
          <table:table-cell table:formula="of:=CONCATENATE(&quot;ln -s ../../H3K4me1/&quot;; [.B375]; &quot; &quot;; [.I375])" office:value-type="string" office:string-value="ln -s ../../H3K4me1/Epi_EU41_Flu_2-674832_ChIPmentation-H3K4me1_A00266_0301_2_S9_L002_R1_001.fastq.gz MS052801.Chipmentation_H3K4me1.301.2.pair1.fastq.gz" calcext:value-type="string">
            <text:p>ln -s ../../H3K4me1/Epi_EU41_Flu_2-674832_ChIPmentation-H3K4me1_A00266_0301_2_S9_L002_R1_001.fastq.gz MS052801.Chipmentation_H3K4me1.301.2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41_Flu_2-674832_ChIPmentation-H3K4me1_A00266_0301_2_S9_L002_R2_001.fastq.gz</text:p>
          </table:table-cell>
          <table:table-cell table:style-name="ce3" table:formula="of:=MID([.B376]; 5; 4)" office:value-type="string" office:string-value="EU41" calcext:value-type="string">
            <text:p>EU41</text:p>
          </table:table-cell>
          <table:table-cell table:style-name="ce3" table:formula="of:=IF(ISERROR(FIND(&quot;Flu&quot;; [.B376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376]; &quot;_&quot;; [.D376]); ['file:///home/assez/Documents/projectDocs/EMC_Barreiro/allEMC_Barreiro.ods'#$EMC_Barreiro.$D$51:.$J$128];7)" office:value-type="string" office:string-value="MS052801" calcext:value-type="string">
            <text:p>MS052801</text:p>
          </table:table-cell>
          <table:table-cell table:style-name="ce3" office:value-type="float" office:value="301" calcext:value-type="float">
            <text:p>30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9" table:formula="of:=CONCATENATE([.E376]; &quot;.&quot;; [.$A$264]; &quot;.&quot;; [.F376]; &quot;.&quot;; [.G376]; &quot;.&quot;; &quot;pair&quot;; [.H376]; &quot;.fastq.gz&quot;)" office:value-type="string" office:string-value="MS052801.Chipmentation_H3K4me1.301.2.pair2.fastq.gz" calcext:value-type="string">
            <text:p>MS052801.Chipmentation_H3K4me1.301.2.pair2.fastq.gz</text:p>
          </table:table-cell>
          <table:table-cell table:formula="of:=CONCATENATE(&quot;ln -s ../../H3K4me1/&quot;; [.B376]; &quot; &quot;; [.I376])" office:value-type="string" office:string-value="ln -s ../../H3K4me1/Epi_EU41_Flu_2-674832_ChIPmentation-H3K4me1_A00266_0301_2_S9_L002_R2_001.fastq.gz MS052801.Chipmentation_H3K4me1.301.2.pair2.fastq.gz" calcext:value-type="string">
            <text:p>ln -s ../../H3K4me1/Epi_EU41_Flu_2-674832_ChIPmentation-H3K4me1_A00266_0301_2_S9_L002_R2_001.fastq.gz MS052801.Chipmentation_H3K4me1.301.2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41_NI_2-674831_ChIPmentation-H3K4me1_A00266_0301_2_S8_L002_R1_001.fastq.gz</text:p>
          </table:table-cell>
          <table:table-cell table:style-name="ce3" table:formula="of:=MID([.B377]; 5; 4)" office:value-type="string" office:string-value="EU41" calcext:value-type="string">
            <text:p>EU41</text:p>
          </table:table-cell>
          <table:table-cell table:style-name="ce3" table:formula="of:=IF(ISERROR(FIND(&quot;Flu&quot;; [.B377]; 1)); &quot;NI&quot;; &quot;Flu&quot;)" office:value-type="string" office:string-value="NI" calcext:value-type="string">
            <text:p>NI</text:p>
          </table:table-cell>
          <table:table-cell table:style-name="ce3" table:formula="of:=VLOOKUP(CONCATENATE([.C377]; &quot;_&quot;; [.D377]); ['file:///home/assez/Documents/projectDocs/EMC_Barreiro/allEMC_Barreiro.ods'#$EMC_Barreiro.$D$51:.$J$128];7)" office:value-type="string" office:string-value="MS052802" calcext:value-type="string">
            <text:p>MS052802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377]; &quot;.&quot;; [.$A$264]; &quot;.&quot;; [.F377]; &quot;.&quot;; [.G377]; &quot;.&quot;; &quot;pair&quot;; [.H377]; &quot;.fastq.gz&quot;)" office:value-type="string" office:string-value="MS052802.Chipmentation_H3K4me1.301.2.pair1.fastq.gz" calcext:value-type="string">
            <text:p>MS052802.Chipmentation_H3K4me1.301.2.pair1.fastq.gz</text:p>
          </table:table-cell>
          <table:table-cell table:formula="of:=CONCATENATE(&quot;ln -s ../../H3K4me1/&quot;; [.B377]; &quot; &quot;; [.I377])" office:value-type="string" office:string-value="ln -s ../../H3K4me1/Epi_EU41_NI_2-674831_ChIPmentation-H3K4me1_A00266_0301_2_S8_L002_R1_001.fastq.gz MS052802.Chipmentation_H3K4me1.301.2.pair1.fastq.gz" calcext:value-type="string">
            <text:p>ln -s ../../H3K4me1/Epi_EU41_NI_2-674831_ChIPmentation-H3K4me1_A00266_0301_2_S8_L002_R1_001.fastq.gz MS052802.Chipmentation_H3K4me1.301.2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41_NI_2-674831_ChIPmentation-H3K4me1_A00266_0301_2_S8_L002_R2_001.fastq.gz</text:p>
          </table:table-cell>
          <table:table-cell table:style-name="ce3" table:formula="of:=MID([.B378]; 5; 4)" office:value-type="string" office:string-value="EU41" calcext:value-type="string">
            <text:p>EU41</text:p>
          </table:table-cell>
          <table:table-cell table:style-name="ce3" table:formula="of:=IF(ISERROR(FIND(&quot;Flu&quot;; [.B378]; 1)); &quot;NI&quot;; &quot;Flu&quot;)" office:value-type="string" office:string-value="NI" calcext:value-type="string">
            <text:p>NI</text:p>
          </table:table-cell>
          <table:table-cell table:style-name="ce3" table:formula="of:=VLOOKUP(CONCATENATE([.C378]; &quot;_&quot;; [.D378]); ['file:///home/assez/Documents/projectDocs/EMC_Barreiro/allEMC_Barreiro.ods'#$EMC_Barreiro.$D$51:.$J$128];7)" office:value-type="string" office:string-value="MS052802" calcext:value-type="string">
            <text:p>MS052802</text:p>
          </table:table-cell>
          <table:table-cell table:style-name="ce3" office:value-type="float" office:value="301" calcext:value-type="float">
            <text:p>30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9" table:formula="of:=CONCATENATE([.E378]; &quot;.&quot;; [.$A$264]; &quot;.&quot;; [.F378]; &quot;.&quot;; [.G378]; &quot;.&quot;; &quot;pair&quot;; [.H378]; &quot;.fastq.gz&quot;)" office:value-type="string" office:string-value="MS052802.Chipmentation_H3K4me1.301.2.pair2.fastq.gz" calcext:value-type="string">
            <text:p>MS052802.Chipmentation_H3K4me1.301.2.pair2.fastq.gz</text:p>
          </table:table-cell>
          <table:table-cell table:formula="of:=CONCATENATE(&quot;ln -s ../../H3K4me1/&quot;; [.B378]; &quot; &quot;; [.I378])" office:value-type="string" office:string-value="ln -s ../../H3K4me1/Epi_EU41_NI_2-674831_ChIPmentation-H3K4me1_A00266_0301_2_S8_L002_R2_001.fastq.gz MS052802.Chipmentation_H3K4me1.301.2.pair2.fastq.gz" calcext:value-type="string">
            <text:p>ln -s ../../H3K4me1/Epi_EU41_NI_2-674831_ChIPmentation-H3K4me1_A00266_0301_2_S8_L002_R2_001.fastq.gz MS052802.Chipmentation_H3K4me1.301.2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47_Flu_2-674834_ChIPmentation-H3K4me1_A00266_0301_2_S11_L002_R1_001.fastq.gz</text:p>
          </table:table-cell>
          <table:table-cell table:style-name="ce3" table:formula="of:=MID([.B379]; 5; 4)" office:value-type="string" office:string-value="EU47" calcext:value-type="string">
            <text:p>EU47</text:p>
          </table:table-cell>
          <table:table-cell table:style-name="ce3" table:formula="of:=IF(ISERROR(FIND(&quot;Flu&quot;; [.B379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379]; &quot;_&quot;; [.D379]); ['file:///home/assez/Documents/projectDocs/EMC_Barreiro/allEMC_Barreiro.ods'#$EMC_Barreiro.$D$51:.$J$128];7)" office:value-type="string" office:string-value="MS053001" calcext:value-type="string">
            <text:p>MS053001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379]; &quot;.&quot;; [.$A$264]; &quot;.&quot;; [.F379]; &quot;.&quot;; [.G379]; &quot;.&quot;; &quot;pair&quot;; [.H379]; &quot;.fastq.gz&quot;)" office:value-type="string" office:string-value="MS053001.Chipmentation_H3K4me1.301.2.pair1.fastq.gz" calcext:value-type="string">
            <text:p>MS053001.Chipmentation_H3K4me1.301.2.pair1.fastq.gz</text:p>
          </table:table-cell>
          <table:table-cell table:formula="of:=CONCATENATE(&quot;ln -s ../../H3K4me1/&quot;; [.B379]; &quot; &quot;; [.I379])" office:value-type="string" office:string-value="ln -s ../../H3K4me1/Epi_EU47_Flu_2-674834_ChIPmentation-H3K4me1_A00266_0301_2_S11_L002_R1_001.fastq.gz MS053001.Chipmentation_H3K4me1.301.2.pair1.fastq.gz" calcext:value-type="string">
            <text:p>ln -s ../../H3K4me1/Epi_EU47_Flu_2-674834_ChIPmentation-H3K4me1_A00266_0301_2_S11_L002_R1_001.fastq.gz MS053001.Chipmentation_H3K4me1.301.2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47_Flu_2-674834_ChIPmentation-H3K4me1_A00266_0301_2_S11_L002_R2_001.fastq.gz</text:p>
          </table:table-cell>
          <table:table-cell table:style-name="ce3" table:formula="of:=MID([.B380]; 5; 4)" office:value-type="string" office:string-value="EU47" calcext:value-type="string">
            <text:p>EU47</text:p>
          </table:table-cell>
          <table:table-cell table:style-name="ce3" table:formula="of:=IF(ISERROR(FIND(&quot;Flu&quot;; [.B380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380]; &quot;_&quot;; [.D380]); ['file:///home/assez/Documents/projectDocs/EMC_Barreiro/allEMC_Barreiro.ods'#$EMC_Barreiro.$D$51:.$J$128];7)" office:value-type="string" office:string-value="MS053001" calcext:value-type="string">
            <text:p>MS053001</text:p>
          </table:table-cell>
          <table:table-cell table:style-name="ce3" office:value-type="float" office:value="301" calcext:value-type="float">
            <text:p>30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9" table:formula="of:=CONCATENATE([.E380]; &quot;.&quot;; [.$A$264]; &quot;.&quot;; [.F380]; &quot;.&quot;; [.G380]; &quot;.&quot;; &quot;pair&quot;; [.H380]; &quot;.fastq.gz&quot;)" office:value-type="string" office:string-value="MS053001.Chipmentation_H3K4me1.301.2.pair2.fastq.gz" calcext:value-type="string">
            <text:p>MS053001.Chipmentation_H3K4me1.301.2.pair2.fastq.gz</text:p>
          </table:table-cell>
          <table:table-cell table:formula="of:=CONCATENATE(&quot;ln -s ../../H3K4me1/&quot;; [.B380]; &quot; &quot;; [.I380])" office:value-type="string" office:string-value="ln -s ../../H3K4me1/Epi_EU47_Flu_2-674834_ChIPmentation-H3K4me1_A00266_0301_2_S11_L002_R2_001.fastq.gz MS053001.Chipmentation_H3K4me1.301.2.pair2.fastq.gz" calcext:value-type="string">
            <text:p>ln -s ../../H3K4me1/Epi_EU47_Flu_2-674834_ChIPmentation-H3K4me1_A00266_0301_2_S11_L002_R2_001.fastq.gz MS053001.Chipmentation_H3K4me1.301.2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47_NI_2-674833_ChIPmentation-H3K4me1_A00266_0301_2_S10_L002_R1_001.fastq.gz</text:p>
          </table:table-cell>
          <table:table-cell table:style-name="ce3" table:formula="of:=MID([.B381]; 5; 4)" office:value-type="string" office:string-value="EU47" calcext:value-type="string">
            <text:p>EU47</text:p>
          </table:table-cell>
          <table:table-cell table:style-name="ce3" table:formula="of:=IF(ISERROR(FIND(&quot;Flu&quot;; [.B381]; 1)); &quot;NI&quot;; &quot;Flu&quot;)" office:value-type="string" office:string-value="NI" calcext:value-type="string">
            <text:p>NI</text:p>
          </table:table-cell>
          <table:table-cell table:style-name="ce3" table:formula="of:=VLOOKUP(CONCATENATE([.C381]; &quot;_&quot;; [.D381]); ['file:///home/assez/Documents/projectDocs/EMC_Barreiro/allEMC_Barreiro.ods'#$EMC_Barreiro.$D$51:.$J$128];7)" office:value-type="string" office:string-value="MS053002" calcext:value-type="string">
            <text:p>MS053002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381]; &quot;.&quot;; [.$A$264]; &quot;.&quot;; [.F381]; &quot;.&quot;; [.G381]; &quot;.&quot;; &quot;pair&quot;; [.H381]; &quot;.fastq.gz&quot;)" office:value-type="string" office:string-value="MS053002.Chipmentation_H3K4me1.301.2.pair1.fastq.gz" calcext:value-type="string">
            <text:p>MS053002.Chipmentation_H3K4me1.301.2.pair1.fastq.gz</text:p>
          </table:table-cell>
          <table:table-cell table:formula="of:=CONCATENATE(&quot;ln -s ../../H3K4me1/&quot;; [.B381]; &quot; &quot;; [.I381])" office:value-type="string" office:string-value="ln -s ../../H3K4me1/Epi_EU47_NI_2-674833_ChIPmentation-H3K4me1_A00266_0301_2_S10_L002_R1_001.fastq.gz MS053002.Chipmentation_H3K4me1.301.2.pair1.fastq.gz" calcext:value-type="string">
            <text:p>ln -s ../../H3K4me1/Epi_EU47_NI_2-674833_ChIPmentation-H3K4me1_A00266_0301_2_S10_L002_R1_001.fastq.gz MS053002.Chipmentation_H3K4me1.301.2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47_NI_2-674833_ChIPmentation-H3K4me1_A00266_0301_2_S10_L002_R2_001.fastq.gz</text:p>
          </table:table-cell>
          <table:table-cell table:style-name="ce3" table:formula="of:=MID([.B382]; 5; 4)" office:value-type="string" office:string-value="EU47" calcext:value-type="string">
            <text:p>EU47</text:p>
          </table:table-cell>
          <table:table-cell table:style-name="ce3" table:formula="of:=IF(ISERROR(FIND(&quot;Flu&quot;; [.B382]; 1)); &quot;NI&quot;; &quot;Flu&quot;)" office:value-type="string" office:string-value="NI" calcext:value-type="string">
            <text:p>NI</text:p>
          </table:table-cell>
          <table:table-cell table:style-name="ce3" table:formula="of:=VLOOKUP(CONCATENATE([.C382]; &quot;_&quot;; [.D382]); ['file:///home/assez/Documents/projectDocs/EMC_Barreiro/allEMC_Barreiro.ods'#$EMC_Barreiro.$D$51:.$J$128];7)" office:value-type="string" office:string-value="MS053002" calcext:value-type="string">
            <text:p>MS053002</text:p>
          </table:table-cell>
          <table:table-cell table:style-name="ce3" office:value-type="float" office:value="301" calcext:value-type="float">
            <text:p>30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9" table:formula="of:=CONCATENATE([.E382]; &quot;.&quot;; [.$A$264]; &quot;.&quot;; [.F382]; &quot;.&quot;; [.G382]; &quot;.&quot;; &quot;pair&quot;; [.H382]; &quot;.fastq.gz&quot;)" office:value-type="string" office:string-value="MS053002.Chipmentation_H3K4me1.301.2.pair2.fastq.gz" calcext:value-type="string">
            <text:p>MS053002.Chipmentation_H3K4me1.301.2.pair2.fastq.gz</text:p>
          </table:table-cell>
          <table:table-cell table:formula="of:=CONCATENATE(&quot;ln -s ../../H3K4me1/&quot;; [.B382]; &quot; &quot;; [.I382])" office:value-type="string" office:string-value="ln -s ../../H3K4me1/Epi_EU47_NI_2-674833_ChIPmentation-H3K4me1_A00266_0301_2_S10_L002_R2_001.fastq.gz MS053002.Chipmentation_H3K4me1.301.2.pair2.fastq.gz" calcext:value-type="string">
            <text:p>ln -s ../../H3K4me1/Epi_EU47_NI_2-674833_ChIPmentation-H3K4me1_A00266_0301_2_S10_L002_R2_001.fastq.gz MS053002.Chipmentation_H3K4me1.301.2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/>
          <table:table-cell table:style-name="ce3" table:formula="of:=MID([.B383]; 5; 4)">
            <text:p/>
          </table:table-cell>
          <table:table-cell table:style-name="ce3" table:number-columns-repeated="4"/>
          <table:table-cell table:number-columns-repeated="1017"/>
        </table:table-row>
        <table:table-row table:style-name="ro1">
          <table:table-cell table:style-name="ce2" office:value-type="string" calcext:value-type="string">
            <text:p>H3K27me3</text:p>
          </table:table-cell>
          <table:table-cell table:style-name="ce3" office:value-type="string" calcext:value-type="string">
            <text:p>Epi_AF08_Flu_2-743002_ChIPmentation-H3K27me3_A00266_0322_3_S16_L003_R1_001.fastq.gz</text:p>
          </table:table-cell>
          <table:table-cell table:style-name="ce3" table:formula="of:=MID([.B384]; 5; 4)" office:value-type="string" office:string-value="AF08" calcext:value-type="string">
            <text:p>AF08</text:p>
          </table:table-cell>
          <table:table-cell table:style-name="ce3" table:formula="of:=IF(ISERROR(FIND(&quot;Flu&quot;; [.B384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384]; &quot;_&quot;; [.D384]); ['file:///home/assez/Documents/projectDocs/EMC_Barreiro/allEMC_Barreiro.ods'#$EMC_Barreiro.$D$51:.$J$128];7)" office:value-type="string" office:string-value="MS049501" calcext:value-type="string">
            <text:p>MS049501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384]; &quot;.&quot;; [.$A$385]; &quot;.&quot;; [.F384]; &quot;.&quot;; [.G384]; &quot;.&quot;; &quot;pair&quot;; [.H384]; &quot;.fastq.gz&quot;)" office:value-type="string" office:string-value="MS049501.Chipmentation_H3K27me3.322.3.pair1.fastq.gz" calcext:value-type="string">
            <text:p>MS049501.Chipmentation_H3K27me3.322.3.pair1.fastq.gz</text:p>
          </table:table-cell>
          <table:table-cell table:formula="of:=CONCATENATE(&quot;ln -s ../../H3K27me3/&quot;; [.B384]; &quot; &quot;; [.I384])" office:value-type="string" office:string-value="ln -s ../../H3K27me3/Epi_AF08_Flu_2-743002_ChIPmentation-H3K27me3_A00266_0322_3_S16_L003_R1_001.fastq.gz MS049501.Chipmentation_H3K27me3.322.3.pair1.fastq.gz" calcext:value-type="string">
            <text:p>ln -s ../../H3K27me3/Epi_AF08_Flu_2-743002_ChIPmentation-H3K27me3_A00266_0322_3_S16_L003_R1_001.fastq.gz MS049501.Chipmentation_H3K27me3.322.3.pair1.fastq.gz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Chipmentation_H3K27me3</text:p>
          </table:table-cell>
          <table:table-cell table:style-name="ce3" office:value-type="string" calcext:value-type="string">
            <text:p>Epi_AF08_Flu_2-743002_ChIPmentation-H3K27me3_A00266_0322_3_S16_L003_R2_001.fastq.gz</text:p>
          </table:table-cell>
          <table:table-cell table:style-name="ce3" table:formula="of:=MID([.B385]; 5; 4)" office:value-type="string" office:string-value="AF08" calcext:value-type="string">
            <text:p>AF08</text:p>
          </table:table-cell>
          <table:table-cell table:style-name="ce3" table:formula="of:=IF(ISERROR(FIND(&quot;Flu&quot;; [.B385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385]; &quot;_&quot;; [.D385]); ['file:///home/assez/Documents/projectDocs/EMC_Barreiro/allEMC_Barreiro.ods'#$EMC_Barreiro.$D$51:.$J$128];7)" office:value-type="string" office:string-value="MS049501" calcext:value-type="string">
            <text:p>MS049501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385]; &quot;.&quot;; [.$A$385]; &quot;.&quot;; [.F385]; &quot;.&quot;; [.G385]; &quot;.&quot;; &quot;pair&quot;; [.H385]; &quot;.fastq.gz&quot;)" office:value-type="string" office:string-value="MS049501.Chipmentation_H3K27me3.322.3.pair2.fastq.gz" calcext:value-type="string">
            <text:p>MS049501.Chipmentation_H3K27me3.322.3.pair2.fastq.gz</text:p>
          </table:table-cell>
          <table:table-cell table:formula="of:=CONCATENATE(&quot;ln -s ../../H3K27me3/&quot;; [.B385]; &quot; &quot;; [.I385])" office:value-type="string" office:string-value="ln -s ../../H3K27me3/Epi_AF08_Flu_2-743002_ChIPmentation-H3K27me3_A00266_0322_3_S16_L003_R2_001.fastq.gz MS049501.Chipmentation_H3K27me3.322.3.pair2.fastq.gz" calcext:value-type="string">
            <text:p>ln -s ../../H3K27me3/Epi_AF08_Flu_2-743002_ChIPmentation-H3K27me3_A00266_0322_3_S16_L003_R2_001.fastq.gz MS049501.Chipmentation_H3K27me3.322.3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08_NI_2-674839_ChIPmentation-H3K27me3_A00266_0301_2_S16_L002_R1_001.fastq.gz</text:p>
          </table:table-cell>
          <table:table-cell table:style-name="ce3" table:formula="of:=MID([.B386]; 5; 4)" office:value-type="string" office:string-value="AF08" calcext:value-type="string">
            <text:p>AF08</text:p>
          </table:table-cell>
          <table:table-cell table:style-name="ce3" table:formula="of:=IF(ISERROR(FIND(&quot;Flu&quot;; [.B386]; 1)); &quot;NI&quot;; &quot;Flu&quot;)" office:value-type="string" office:string-value="NI" calcext:value-type="string">
            <text:p>NI</text:p>
          </table:table-cell>
          <table:table-cell table:style-name="ce3" table:formula="of:=VLOOKUP(CONCATENATE([.C386]; &quot;_&quot;; [.D386]); ['file:///home/assez/Documents/projectDocs/EMC_Barreiro/allEMC_Barreiro.ods'#$EMC_Barreiro.$D$51:.$J$128];7)" office:value-type="string" office:string-value="MS049502" calcext:value-type="string">
            <text:p>MS049502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386]; &quot;.&quot;; [.$A$385]; &quot;.&quot;; [.F386]; &quot;.&quot;; [.G386]; &quot;.&quot;; &quot;pair&quot;; [.H386]; &quot;.fastq.gz&quot;)" office:value-type="string" office:string-value="MS049502.Chipmentation_H3K27me3.301.2.pair1.fastq.gz" calcext:value-type="string">
            <text:p>MS049502.Chipmentation_H3K27me3.301.2.pair1.fastq.gz</text:p>
          </table:table-cell>
          <table:table-cell table:formula="of:=CONCATENATE(&quot;ln -s ../../H3K27me3/&quot;; [.B386]; &quot; &quot;; [.I386])" office:value-type="string" office:string-value="ln -s ../../H3K27me3/Epi_AF08_NI_2-674839_ChIPmentation-H3K27me3_A00266_0301_2_S16_L002_R1_001.fastq.gz MS049502.Chipmentation_H3K27me3.301.2.pair1.fastq.gz" calcext:value-type="string">
            <text:p>ln -s ../../H3K27me3/Epi_AF08_NI_2-674839_ChIPmentation-H3K27me3_A00266_0301_2_S16_L002_R1_001.fastq.gz MS049502.Chipmentation_H3K27me3.301.2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08_NI_2-674839_ChIPmentation-H3K27me3_A00266_0301_2_S16_L002_R2_001.fastq.gz</text:p>
          </table:table-cell>
          <table:table-cell table:style-name="ce3" table:formula="of:=MID([.B387]; 5; 4)" office:value-type="string" office:string-value="AF08" calcext:value-type="string">
            <text:p>AF08</text:p>
          </table:table-cell>
          <table:table-cell table:style-name="ce3" table:formula="of:=IF(ISERROR(FIND(&quot;Flu&quot;; [.B387]; 1)); &quot;NI&quot;; &quot;Flu&quot;)" office:value-type="string" office:string-value="NI" calcext:value-type="string">
            <text:p>NI</text:p>
          </table:table-cell>
          <table:table-cell table:style-name="ce3" table:formula="of:=VLOOKUP(CONCATENATE([.C387]; &quot;_&quot;; [.D387]); ['file:///home/assez/Documents/projectDocs/EMC_Barreiro/allEMC_Barreiro.ods'#$EMC_Barreiro.$D$51:.$J$128];7)" office:value-type="string" office:string-value="MS049502" calcext:value-type="string">
            <text:p>MS049502</text:p>
          </table:table-cell>
          <table:table-cell table:style-name="ce3" office:value-type="float" office:value="301" calcext:value-type="float">
            <text:p>30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9" table:formula="of:=CONCATENATE([.E387]; &quot;.&quot;; [.$A$385]; &quot;.&quot;; [.F387]; &quot;.&quot;; [.G387]; &quot;.&quot;; &quot;pair&quot;; [.H387]; &quot;.fastq.gz&quot;)" office:value-type="string" office:string-value="MS049502.Chipmentation_H3K27me3.301.2.pair2.fastq.gz" calcext:value-type="string">
            <text:p>MS049502.Chipmentation_H3K27me3.301.2.pair2.fastq.gz</text:p>
          </table:table-cell>
          <table:table-cell table:formula="of:=CONCATENATE(&quot;ln -s ../../H3K27me3/&quot;; [.B387]; &quot; &quot;; [.I387])" office:value-type="string" office:string-value="ln -s ../../H3K27me3/Epi_AF08_NI_2-674839_ChIPmentation-H3K27me3_A00266_0301_2_S16_L002_R2_001.fastq.gz MS049502.Chipmentation_H3K27me3.301.2.pair2.fastq.gz" calcext:value-type="string">
            <text:p>ln -s ../../H3K27me3/Epi_AF08_NI_2-674839_ChIPmentation-H3K27me3_A00266_0301_2_S16_L002_R2_001.fastq.gz MS049502.Chipmentation_H3K27me3.301.2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12_Flu_2-742937_ChIPmentation-H3K27me3_A00266_0322_3_S1_L003_R1_001.fastq.gz</text:p>
          </table:table-cell>
          <table:table-cell table:style-name="ce3" table:formula="of:=MID([.B388]; 5; 4)" office:value-type="string" office:string-value="AF12" calcext:value-type="string">
            <text:p>AF12</text:p>
          </table:table-cell>
          <table:table-cell table:style-name="ce3" table:formula="of:=IF(ISERROR(FIND(&quot;Flu&quot;; [.B388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388]; &quot;_&quot;; [.D388]); ['file:///home/assez/Documents/projectDocs/EMC_Barreiro/allEMC_Barreiro.ods'#$EMC_Barreiro.$D$51:.$J$128];7)" office:value-type="string" office:string-value="MS049701" calcext:value-type="string">
            <text:p>MS049701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388]; &quot;.&quot;; [.$A$385]; &quot;.&quot;; [.F388]; &quot;.&quot;; [.G388]; &quot;.&quot;; &quot;pair&quot;; [.H388]; &quot;.fastq.gz&quot;)" office:value-type="string" office:string-value="MS049701.Chipmentation_H3K27me3.322.3.pair1.fastq.gz" calcext:value-type="string">
            <text:p>MS049701.Chipmentation_H3K27me3.322.3.pair1.fastq.gz</text:p>
          </table:table-cell>
          <table:table-cell table:formula="of:=CONCATENATE(&quot;ln -s ../../H3K27me3/&quot;; [.B388]; &quot; &quot;; [.I388])" office:value-type="string" office:string-value="ln -s ../../H3K27me3/Epi_AF12_Flu_2-742937_ChIPmentation-H3K27me3_A00266_0322_3_S1_L003_R1_001.fastq.gz MS049701.Chipmentation_H3K27me3.322.3.pair1.fastq.gz" calcext:value-type="string">
            <text:p>ln -s ../../H3K27me3/Epi_AF12_Flu_2-742937_ChIPmentation-H3K27me3_A00266_0322_3_S1_L003_R1_001.fastq.gz MS049701.Chipmentation_H3K27me3.322.3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12_Flu_2-742937_ChIPmentation-H3K27me3_A00266_0322_3_S1_L003_R2_001.fastq.gz</text:p>
          </table:table-cell>
          <table:table-cell table:style-name="ce3" table:formula="of:=MID([.B389]; 5; 4)" office:value-type="string" office:string-value="AF12" calcext:value-type="string">
            <text:p>AF12</text:p>
          </table:table-cell>
          <table:table-cell table:style-name="ce3" table:formula="of:=IF(ISERROR(FIND(&quot;Flu&quot;; [.B389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389]; &quot;_&quot;; [.D389]); ['file:///home/assez/Documents/projectDocs/EMC_Barreiro/allEMC_Barreiro.ods'#$EMC_Barreiro.$D$51:.$J$128];7)" office:value-type="string" office:string-value="MS049701" calcext:value-type="string">
            <text:p>MS049701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389]; &quot;.&quot;; [.$A$385]; &quot;.&quot;; [.F389]; &quot;.&quot;; [.G389]; &quot;.&quot;; &quot;pair&quot;; [.H389]; &quot;.fastq.gz&quot;)" office:value-type="string" office:string-value="MS049701.Chipmentation_H3K27me3.322.3.pair2.fastq.gz" calcext:value-type="string">
            <text:p>MS049701.Chipmentation_H3K27me3.322.3.pair2.fastq.gz</text:p>
          </table:table-cell>
          <table:table-cell table:formula="of:=CONCATENATE(&quot;ln -s ../../H3K27me3/&quot;; [.B389]; &quot; &quot;; [.I389])" office:value-type="string" office:string-value="ln -s ../../H3K27me3/Epi_AF12_Flu_2-742937_ChIPmentation-H3K27me3_A00266_0322_3_S1_L003_R2_001.fastq.gz MS049701.Chipmentation_H3K27me3.322.3.pair2.fastq.gz" calcext:value-type="string">
            <text:p>ln -s ../../H3K27me3/Epi_AF12_Flu_2-742937_ChIPmentation-H3K27me3_A00266_0322_3_S1_L003_R2_001.fastq.gz MS049701.Chipmentation_H3K27me3.322.3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12_NI_2-743025_ChIPmentation-H3K27me3_A00266_0322_4_S15_L004_R1_001.fastq.gz</text:p>
          </table:table-cell>
          <table:table-cell table:style-name="ce3" table:formula="of:=MID([.B390]; 5; 4)" office:value-type="string" office:string-value="AF12" calcext:value-type="string">
            <text:p>AF12</text:p>
          </table:table-cell>
          <table:table-cell table:style-name="ce3" table:formula="of:=IF(ISERROR(FIND(&quot;Flu&quot;; [.B390]; 1)); &quot;NI&quot;; &quot;Flu&quot;)" office:value-type="string" office:string-value="NI" calcext:value-type="string">
            <text:p>NI</text:p>
          </table:table-cell>
          <table:table-cell table:style-name="ce3" table:formula="of:=VLOOKUP(CONCATENATE([.C390]; &quot;_&quot;; [.D390]); ['file:///home/assez/Documents/projectDocs/EMC_Barreiro/allEMC_Barreiro.ods'#$EMC_Barreiro.$D$51:.$J$128];7)" office:value-type="string" office:string-value="MS049702" calcext:value-type="string">
            <text:p>MS049702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390]; &quot;.&quot;; [.$A$385]; &quot;.&quot;; [.F390]; &quot;.&quot;; [.G390]; &quot;.&quot;; &quot;pair&quot;; [.H390]; &quot;.fastq.gz&quot;)" office:value-type="string" office:string-value="MS049702.Chipmentation_H3K27me3.322.4.pair1.fastq.gz" calcext:value-type="string">
            <text:p>MS049702.Chipmentation_H3K27me3.322.4.pair1.fastq.gz</text:p>
          </table:table-cell>
          <table:table-cell table:formula="of:=CONCATENATE(&quot;ln -s ../../H3K27me3/&quot;; [.B390]; &quot; &quot;; [.I390])" office:value-type="string" office:string-value="ln -s ../../H3K27me3/Epi_AF12_NI_2-743025_ChIPmentation-H3K27me3_A00266_0322_4_S15_L004_R1_001.fastq.gz MS049702.Chipmentation_H3K27me3.322.4.pair1.fastq.gz" calcext:value-type="string">
            <text:p>ln -s ../../H3K27me3/Epi_AF12_NI_2-743025_ChIPmentation-H3K27me3_A00266_0322_4_S15_L004_R1_001.fastq.gz MS049702.Chipmentation_H3K27me3.322.4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12_NI_2-743025_ChIPmentation-H3K27me3_A00266_0322_4_S15_L004_R2_001.fastq.gz</text:p>
          </table:table-cell>
          <table:table-cell table:style-name="ce3" table:formula="of:=MID([.B391]; 5; 4)" office:value-type="string" office:string-value="AF12" calcext:value-type="string">
            <text:p>AF12</text:p>
          </table:table-cell>
          <table:table-cell table:style-name="ce3" table:formula="of:=IF(ISERROR(FIND(&quot;Flu&quot;; [.B391]; 1)); &quot;NI&quot;; &quot;Flu&quot;)" office:value-type="string" office:string-value="NI" calcext:value-type="string">
            <text:p>NI</text:p>
          </table:table-cell>
          <table:table-cell table:style-name="ce3" table:formula="of:=VLOOKUP(CONCATENATE([.C391]; &quot;_&quot;; [.D391]); ['file:///home/assez/Documents/projectDocs/EMC_Barreiro/allEMC_Barreiro.ods'#$EMC_Barreiro.$D$51:.$J$128];7)" office:value-type="string" office:string-value="MS049702" calcext:value-type="string">
            <text:p>MS049702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391]; &quot;.&quot;; [.$A$385]; &quot;.&quot;; [.F391]; &quot;.&quot;; [.G391]; &quot;.&quot;; &quot;pair&quot;; [.H391]; &quot;.fastq.gz&quot;)" office:value-type="string" office:string-value="MS049702.Chipmentation_H3K27me3.322.4.pair2.fastq.gz" calcext:value-type="string">
            <text:p>MS049702.Chipmentation_H3K27me3.322.4.pair2.fastq.gz</text:p>
          </table:table-cell>
          <table:table-cell table:formula="of:=CONCATENATE(&quot;ln -s ../../H3K27me3/&quot;; [.B391]; &quot; &quot;; [.I391])" office:value-type="string" office:string-value="ln -s ../../H3K27me3/Epi_AF12_NI_2-743025_ChIPmentation-H3K27me3_A00266_0322_4_S15_L004_R2_001.fastq.gz MS049702.Chipmentation_H3K27me3.322.4.pair2.fastq.gz" calcext:value-type="string">
            <text:p>ln -s ../../H3K27me3/Epi_AF12_NI_2-743025_ChIPmentation-H3K27me3_A00266_0322_4_S15_L004_R2_001.fastq.gz MS049702.Chipmentation_H3K27me3.322.4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16_Flu_2-743004_ChIPmentation-H3K27me3_A00266_0322_3_S18_L003_R1_001.fastq.gz</text:p>
          </table:table-cell>
          <table:table-cell table:style-name="ce3" table:formula="of:=MID([.B392]; 5; 4)" office:value-type="string" office:string-value="AF16" calcext:value-type="string">
            <text:p>AF16</text:p>
          </table:table-cell>
          <table:table-cell table:style-name="ce3" table:formula="of:=IF(ISERROR(FIND(&quot;Flu&quot;; [.B392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392]; &quot;_&quot;; [.D392]); ['file:///home/assez/Documents/projectDocs/EMC_Barreiro/allEMC_Barreiro.ods'#$EMC_Barreiro.$D$51:.$J$128];7)" office:value-type="string" office:string-value="MS049901" calcext:value-type="string">
            <text:p>MS049901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392]; &quot;.&quot;; [.$A$385]; &quot;.&quot;; [.F392]; &quot;.&quot;; [.G392]; &quot;.&quot;; &quot;pair&quot;; [.H392]; &quot;.fastq.gz&quot;)" office:value-type="string" office:string-value="MS049901.Chipmentation_H3K27me3.322.3.pair1.fastq.gz" calcext:value-type="string">
            <text:p>MS049901.Chipmentation_H3K27me3.322.3.pair1.fastq.gz</text:p>
          </table:table-cell>
          <table:table-cell table:formula="of:=CONCATENATE(&quot;ln -s ../../H3K27me3/&quot;; [.B392]; &quot; &quot;; [.I392])" office:value-type="string" office:string-value="ln -s ../../H3K27me3/Epi_AF16_Flu_2-743004_ChIPmentation-H3K27me3_A00266_0322_3_S18_L003_R1_001.fastq.gz MS049901.Chipmentation_H3K27me3.322.3.pair1.fastq.gz" calcext:value-type="string">
            <text:p>ln -s ../../H3K27me3/Epi_AF16_Flu_2-743004_ChIPmentation-H3K27me3_A00266_0322_3_S18_L003_R1_001.fastq.gz MS049901.Chipmentation_H3K27me3.322.3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16_Flu_2-743004_ChIPmentation-H3K27me3_A00266_0322_3_S18_L003_R2_001.fastq.gz</text:p>
          </table:table-cell>
          <table:table-cell table:style-name="ce3" table:formula="of:=MID([.B393]; 5; 4)" office:value-type="string" office:string-value="AF16" calcext:value-type="string">
            <text:p>AF16</text:p>
          </table:table-cell>
          <table:table-cell table:style-name="ce3" table:formula="of:=IF(ISERROR(FIND(&quot;Flu&quot;; [.B393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393]; &quot;_&quot;; [.D393]); ['file:///home/assez/Documents/projectDocs/EMC_Barreiro/allEMC_Barreiro.ods'#$EMC_Barreiro.$D$51:.$J$128];7)" office:value-type="string" office:string-value="MS049901" calcext:value-type="string">
            <text:p>MS049901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393]; &quot;.&quot;; [.$A$385]; &quot;.&quot;; [.F393]; &quot;.&quot;; [.G393]; &quot;.&quot;; &quot;pair&quot;; [.H393]; &quot;.fastq.gz&quot;)" office:value-type="string" office:string-value="MS049901.Chipmentation_H3K27me3.322.3.pair2.fastq.gz" calcext:value-type="string">
            <text:p>MS049901.Chipmentation_H3K27me3.322.3.pair2.fastq.gz</text:p>
          </table:table-cell>
          <table:table-cell table:formula="of:=CONCATENATE(&quot;ln -s ../../H3K27me3/&quot;; [.B393]; &quot; &quot;; [.I393])" office:value-type="string" office:string-value="ln -s ../../H3K27me3/Epi_AF16_Flu_2-743004_ChIPmentation-H3K27me3_A00266_0322_3_S18_L003_R2_001.fastq.gz MS049901.Chipmentation_H3K27me3.322.3.pair2.fastq.gz" calcext:value-type="string">
            <text:p>ln -s ../../H3K27me3/Epi_AF16_Flu_2-743004_ChIPmentation-H3K27me3_A00266_0322_3_S18_L003_R2_001.fastq.gz MS049901.Chipmentation_H3K27me3.322.3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16_NI_2-743013_ChIPmentation-H3K27me3_A00266_0322_4_S3_L004_R1_001.fastq.gz</text:p>
          </table:table-cell>
          <table:table-cell table:style-name="ce3" table:formula="of:=MID([.B394]; 5; 4)" office:value-type="string" office:string-value="AF16" calcext:value-type="string">
            <text:p>AF16</text:p>
          </table:table-cell>
          <table:table-cell table:style-name="ce3" table:formula="of:=IF(ISERROR(FIND(&quot;Flu&quot;; [.B394]; 1)); &quot;NI&quot;; &quot;Flu&quot;)" office:value-type="string" office:string-value="NI" calcext:value-type="string">
            <text:p>NI</text:p>
          </table:table-cell>
          <table:table-cell table:style-name="ce3" table:formula="of:=VLOOKUP(CONCATENATE([.C394]; &quot;_&quot;; [.D394]); ['file:///home/assez/Documents/projectDocs/EMC_Barreiro/allEMC_Barreiro.ods'#$EMC_Barreiro.$D$51:.$J$128];7)" office:value-type="string" office:string-value="MS049902" calcext:value-type="string">
            <text:p>MS049902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394]; &quot;.&quot;; [.$A$385]; &quot;.&quot;; [.F394]; &quot;.&quot;; [.G394]; &quot;.&quot;; &quot;pair&quot;; [.H394]; &quot;.fastq.gz&quot;)" office:value-type="string" office:string-value="MS049902.Chipmentation_H3K27me3.322.4.pair1.fastq.gz" calcext:value-type="string">
            <text:p>MS049902.Chipmentation_H3K27me3.322.4.pair1.fastq.gz</text:p>
          </table:table-cell>
          <table:table-cell table:formula="of:=CONCATENATE(&quot;ln -s ../../H3K27me3/&quot;; [.B394]; &quot; &quot;; [.I394])" office:value-type="string" office:string-value="ln -s ../../H3K27me3/Epi_AF16_NI_2-743013_ChIPmentation-H3K27me3_A00266_0322_4_S3_L004_R1_001.fastq.gz MS049902.Chipmentation_H3K27me3.322.4.pair1.fastq.gz" calcext:value-type="string">
            <text:p>ln -s ../../H3K27me3/Epi_AF16_NI_2-743013_ChIPmentation-H3K27me3_A00266_0322_4_S3_L004_R1_001.fastq.gz MS049902.Chipmentation_H3K27me3.322.4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16_NI_2-743013_ChIPmentation-H3K27me3_A00266_0322_4_S3_L004_R2_001.fastq.gz</text:p>
          </table:table-cell>
          <table:table-cell table:style-name="ce3" table:formula="of:=MID([.B395]; 5; 4)" office:value-type="string" office:string-value="AF16" calcext:value-type="string">
            <text:p>AF16</text:p>
          </table:table-cell>
          <table:table-cell table:style-name="ce3" table:formula="of:=IF(ISERROR(FIND(&quot;Flu&quot;; [.B395]; 1)); &quot;NI&quot;; &quot;Flu&quot;)" office:value-type="string" office:string-value="NI" calcext:value-type="string">
            <text:p>NI</text:p>
          </table:table-cell>
          <table:table-cell table:style-name="ce3" table:formula="of:=VLOOKUP(CONCATENATE([.C395]; &quot;_&quot;; [.D395]); ['file:///home/assez/Documents/projectDocs/EMC_Barreiro/allEMC_Barreiro.ods'#$EMC_Barreiro.$D$51:.$J$128];7)" office:value-type="string" office:string-value="MS049902" calcext:value-type="string">
            <text:p>MS049902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395]; &quot;.&quot;; [.$A$385]; &quot;.&quot;; [.F395]; &quot;.&quot;; [.G395]; &quot;.&quot;; &quot;pair&quot;; [.H395]; &quot;.fastq.gz&quot;)" office:value-type="string" office:string-value="MS049902.Chipmentation_H3K27me3.322.4.pair2.fastq.gz" calcext:value-type="string">
            <text:p>MS049902.Chipmentation_H3K27me3.322.4.pair2.fastq.gz</text:p>
          </table:table-cell>
          <table:table-cell table:formula="of:=CONCATENATE(&quot;ln -s ../../H3K27me3/&quot;; [.B395]; &quot; &quot;; [.I395])" office:value-type="string" office:string-value="ln -s ../../H3K27me3/Epi_AF16_NI_2-743013_ChIPmentation-H3K27me3_A00266_0322_4_S3_L004_R2_001.fastq.gz MS049902.Chipmentation_H3K27me3.322.4.pair2.fastq.gz" calcext:value-type="string">
            <text:p>ln -s ../../H3K27me3/Epi_AF16_NI_2-743013_ChIPmentation-H3K27me3_A00266_0322_4_S3_L004_R2_001.fastq.gz MS049902.Chipmentation_H3K27me3.322.4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18_Flu_2-743011_ChIPmentation-H3K27me3_A00266_0322_4_S1_L004_R1_001.fastq.gz</text:p>
          </table:table-cell>
          <table:table-cell table:style-name="ce3" table:formula="of:=MID([.B396]; 5; 4)" office:value-type="string" office:string-value="AF18" calcext:value-type="string">
            <text:p>AF18</text:p>
          </table:table-cell>
          <table:table-cell table:style-name="ce3" table:formula="of:=IF(ISERROR(FIND(&quot;Flu&quot;; [.B396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396]; &quot;_&quot;; [.D396]); ['file:///home/assez/Documents/projectDocs/EMC_Barreiro/allEMC_Barreiro.ods'#$EMC_Barreiro.$D$51:.$J$128];7)" office:value-type="string" office:string-value="MS050001" calcext:value-type="string">
            <text:p>MS050001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396]; &quot;.&quot;; [.$A$385]; &quot;.&quot;; [.F396]; &quot;.&quot;; [.G396]; &quot;.&quot;; &quot;pair&quot;; [.H396]; &quot;.fastq.gz&quot;)" office:value-type="string" office:string-value="MS050001.Chipmentation_H3K27me3.322.4.pair1.fastq.gz" calcext:value-type="string">
            <text:p>MS050001.Chipmentation_H3K27me3.322.4.pair1.fastq.gz</text:p>
          </table:table-cell>
          <table:table-cell table:formula="of:=CONCATENATE(&quot;ln -s ../../H3K27me3/&quot;; [.B396]; &quot; &quot;; [.I396])" office:value-type="string" office:string-value="ln -s ../../H3K27me3/Epi_AF18_Flu_2-743011_ChIPmentation-H3K27me3_A00266_0322_4_S1_L004_R1_001.fastq.gz MS050001.Chipmentation_H3K27me3.322.4.pair1.fastq.gz" calcext:value-type="string">
            <text:p>ln -s ../../H3K27me3/Epi_AF18_Flu_2-743011_ChIPmentation-H3K27me3_A00266_0322_4_S1_L004_R1_001.fastq.gz MS050001.Chipmentation_H3K27me3.322.4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18_Flu_2-743011_ChIPmentation-H3K27me3_A00266_0322_4_S1_L004_R2_001.fastq.gz</text:p>
          </table:table-cell>
          <table:table-cell table:style-name="ce3" table:formula="of:=MID([.B397]; 5; 4)" office:value-type="string" office:string-value="AF18" calcext:value-type="string">
            <text:p>AF18</text:p>
          </table:table-cell>
          <table:table-cell table:style-name="ce3" table:formula="of:=IF(ISERROR(FIND(&quot;Flu&quot;; [.B397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397]; &quot;_&quot;; [.D397]); ['file:///home/assez/Documents/projectDocs/EMC_Barreiro/allEMC_Barreiro.ods'#$EMC_Barreiro.$D$51:.$J$128];7)" office:value-type="string" office:string-value="MS050001" calcext:value-type="string">
            <text:p>MS050001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397]; &quot;.&quot;; [.$A$385]; &quot;.&quot;; [.F397]; &quot;.&quot;; [.G397]; &quot;.&quot;; &quot;pair&quot;; [.H397]; &quot;.fastq.gz&quot;)" office:value-type="string" office:string-value="MS050001.Chipmentation_H3K27me3.322.4.pair2.fastq.gz" calcext:value-type="string">
            <text:p>MS050001.Chipmentation_H3K27me3.322.4.pair2.fastq.gz</text:p>
          </table:table-cell>
          <table:table-cell table:formula="of:=CONCATENATE(&quot;ln -s ../../H3K27me3/&quot;; [.B397]; &quot; &quot;; [.I397])" office:value-type="string" office:string-value="ln -s ../../H3K27me3/Epi_AF18_Flu_2-743011_ChIPmentation-H3K27me3_A00266_0322_4_S1_L004_R2_001.fastq.gz MS050001.Chipmentation_H3K27me3.322.4.pair2.fastq.gz" calcext:value-type="string">
            <text:p>ln -s ../../H3K27me3/Epi_AF18_Flu_2-743011_ChIPmentation-H3K27me3_A00266_0322_4_S1_L004_R2_001.fastq.gz MS050001.Chipmentation_H3K27me3.322.4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18_NI_2-743007_ChIPmentation-H3K27me3_A00266_0322_3_S21_L003_R1_001.fastq.gz</text:p>
          </table:table-cell>
          <table:table-cell table:style-name="ce3" table:formula="of:=MID([.B398]; 5; 4)" office:value-type="string" office:string-value="AF18" calcext:value-type="string">
            <text:p>AF18</text:p>
          </table:table-cell>
          <table:table-cell table:style-name="ce3" table:formula="of:=IF(ISERROR(FIND(&quot;Flu&quot;; [.B398]; 1)); &quot;NI&quot;; &quot;Flu&quot;)" office:value-type="string" office:string-value="NI" calcext:value-type="string">
            <text:p>NI</text:p>
          </table:table-cell>
          <table:table-cell table:style-name="ce3" table:formula="of:=VLOOKUP(CONCATENATE([.C398]; &quot;_&quot;; [.D398]); ['file:///home/assez/Documents/projectDocs/EMC_Barreiro/allEMC_Barreiro.ods'#$EMC_Barreiro.$D$51:.$J$128];7)" office:value-type="string" office:string-value="MS050002" calcext:value-type="string">
            <text:p>MS050002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398]; &quot;.&quot;; [.$A$385]; &quot;.&quot;; [.F398]; &quot;.&quot;; [.G398]; &quot;.&quot;; &quot;pair&quot;; [.H398]; &quot;.fastq.gz&quot;)" office:value-type="string" office:string-value="MS050002.Chipmentation_H3K27me3.322.3.pair1.fastq.gz" calcext:value-type="string">
            <text:p>MS050002.Chipmentation_H3K27me3.322.3.pair1.fastq.gz</text:p>
          </table:table-cell>
          <table:table-cell table:formula="of:=CONCATENATE(&quot;ln -s ../../H3K27me3/&quot;; [.B398]; &quot; &quot;; [.I398])" office:value-type="string" office:string-value="ln -s ../../H3K27me3/Epi_AF18_NI_2-743007_ChIPmentation-H3K27me3_A00266_0322_3_S21_L003_R1_001.fastq.gz MS050002.Chipmentation_H3K27me3.322.3.pair1.fastq.gz" calcext:value-type="string">
            <text:p>ln -s ../../H3K27me3/Epi_AF18_NI_2-743007_ChIPmentation-H3K27me3_A00266_0322_3_S21_L003_R1_001.fastq.gz MS050002.Chipmentation_H3K27me3.322.3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18_NI_2-743007_ChIPmentation-H3K27me3_A00266_0322_3_S21_L003_R2_001.fastq.gz</text:p>
          </table:table-cell>
          <table:table-cell table:style-name="ce3" table:formula="of:=MID([.B399]; 5; 4)" office:value-type="string" office:string-value="AF18" calcext:value-type="string">
            <text:p>AF18</text:p>
          </table:table-cell>
          <table:table-cell table:style-name="ce3" table:formula="of:=IF(ISERROR(FIND(&quot;Flu&quot;; [.B399]; 1)); &quot;NI&quot;; &quot;Flu&quot;)" office:value-type="string" office:string-value="NI" calcext:value-type="string">
            <text:p>NI</text:p>
          </table:table-cell>
          <table:table-cell table:style-name="ce3" table:formula="of:=VLOOKUP(CONCATENATE([.C399]; &quot;_&quot;; [.D399]); ['file:///home/assez/Documents/projectDocs/EMC_Barreiro/allEMC_Barreiro.ods'#$EMC_Barreiro.$D$51:.$J$128];7)" office:value-type="string" office:string-value="MS050002" calcext:value-type="string">
            <text:p>MS050002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399]; &quot;.&quot;; [.$A$385]; &quot;.&quot;; [.F399]; &quot;.&quot;; [.G399]; &quot;.&quot;; &quot;pair&quot;; [.H399]; &quot;.fastq.gz&quot;)" office:value-type="string" office:string-value="MS050002.Chipmentation_H3K27me3.322.3.pair2.fastq.gz" calcext:value-type="string">
            <text:p>MS050002.Chipmentation_H3K27me3.322.3.pair2.fastq.gz</text:p>
          </table:table-cell>
          <table:table-cell table:formula="of:=CONCATENATE(&quot;ln -s ../../H3K27me3/&quot;; [.B399]; &quot; &quot;; [.I399])" office:value-type="string" office:string-value="ln -s ../../H3K27me3/Epi_AF18_NI_2-743007_ChIPmentation-H3K27me3_A00266_0322_3_S21_L003_R2_001.fastq.gz MS050002.Chipmentation_H3K27me3.322.3.pair2.fastq.gz" calcext:value-type="string">
            <text:p>ln -s ../../H3K27me3/Epi_AF18_NI_2-743007_ChIPmentation-H3K27me3_A00266_0322_3_S21_L003_R2_001.fastq.gz MS050002.Chipmentation_H3K27me3.322.3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20_Flu_2-674838_ChIPmentation-H3K27me3_A00266_0301_2_S15_L002_R1_001.fastq.gz</text:p>
          </table:table-cell>
          <table:table-cell table:style-name="ce3" table:formula="of:=MID([.B400]; 5; 4)" office:value-type="string" office:string-value="AF20" calcext:value-type="string">
            <text:p>AF20</text:p>
          </table:table-cell>
          <table:table-cell table:style-name="ce3" table:formula="of:=IF(ISERROR(FIND(&quot;Flu&quot;; [.B400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400]; &quot;_&quot;; [.D400]); ['file:///home/assez/Documents/projectDocs/EMC_Barreiro/allEMC_Barreiro.ods'#$EMC_Barreiro.$D$51:.$J$128];7)" office:value-type="string" office:string-value="MS050101" calcext:value-type="string">
            <text:p>MS050101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400]; &quot;.&quot;; [.$A$385]; &quot;.&quot;; [.F400]; &quot;.&quot;; [.G400]; &quot;.&quot;; &quot;pair&quot;; [.H400]; &quot;.fastq.gz&quot;)" office:value-type="string" office:string-value="MS050101.Chipmentation_H3K27me3.301.2.pair1.fastq.gz" calcext:value-type="string">
            <text:p>MS050101.Chipmentation_H3K27me3.301.2.pair1.fastq.gz</text:p>
          </table:table-cell>
          <table:table-cell table:formula="of:=CONCATENATE(&quot;ln -s ../../H3K27me3/&quot;; [.B400]; &quot; &quot;; [.I400])" office:value-type="string" office:string-value="ln -s ../../H3K27me3/Epi_AF20_Flu_2-674838_ChIPmentation-H3K27me3_A00266_0301_2_S15_L002_R1_001.fastq.gz MS050101.Chipmentation_H3K27me3.301.2.pair1.fastq.gz" calcext:value-type="string">
            <text:p>ln -s ../../H3K27me3/Epi_AF20_Flu_2-674838_ChIPmentation-H3K27me3_A00266_0301_2_S15_L002_R1_001.fastq.gz MS050101.Chipmentation_H3K27me3.301.2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20_Flu_2-674838_ChIPmentation-H3K27me3_A00266_0301_2_S15_L002_R2_001.fastq.gz</text:p>
          </table:table-cell>
          <table:table-cell table:style-name="ce3" table:formula="of:=MID([.B401]; 5; 4)" office:value-type="string" office:string-value="AF20" calcext:value-type="string">
            <text:p>AF20</text:p>
          </table:table-cell>
          <table:table-cell table:style-name="ce3" table:formula="of:=IF(ISERROR(FIND(&quot;Flu&quot;; [.B401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401]; &quot;_&quot;; [.D401]); ['file:///home/assez/Documents/projectDocs/EMC_Barreiro/allEMC_Barreiro.ods'#$EMC_Barreiro.$D$51:.$J$128];7)" office:value-type="string" office:string-value="MS050101" calcext:value-type="string">
            <text:p>MS050101</text:p>
          </table:table-cell>
          <table:table-cell table:style-name="ce3" office:value-type="float" office:value="301" calcext:value-type="float">
            <text:p>30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9" table:formula="of:=CONCATENATE([.E401]; &quot;.&quot;; [.$A$385]; &quot;.&quot;; [.F401]; &quot;.&quot;; [.G401]; &quot;.&quot;; &quot;pair&quot;; [.H401]; &quot;.fastq.gz&quot;)" office:value-type="string" office:string-value="MS050101.Chipmentation_H3K27me3.301.2.pair2.fastq.gz" calcext:value-type="string">
            <text:p>MS050101.Chipmentation_H3K27me3.301.2.pair2.fastq.gz</text:p>
          </table:table-cell>
          <table:table-cell table:formula="of:=CONCATENATE(&quot;ln -s ../../H3K27me3/&quot;; [.B401]; &quot; &quot;; [.I401])" office:value-type="string" office:string-value="ln -s ../../H3K27me3/Epi_AF20_Flu_2-674838_ChIPmentation-H3K27me3_A00266_0301_2_S15_L002_R2_001.fastq.gz MS050101.Chipmentation_H3K27me3.301.2.pair2.fastq.gz" calcext:value-type="string">
            <text:p>ln -s ../../H3K27me3/Epi_AF20_Flu_2-674838_ChIPmentation-H3K27me3_A00266_0301_2_S15_L002_R2_001.fastq.gz MS050101.Chipmentation_H3K27me3.301.2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20_NI_2-743030_ChIPmentation-H3K27me3_A00266_0322_4_S20_L004_R1_001.fastq.gz</text:p>
          </table:table-cell>
          <table:table-cell table:style-name="ce3" table:formula="of:=MID([.B402]; 5; 4)" office:value-type="string" office:string-value="AF20" calcext:value-type="string">
            <text:p>AF20</text:p>
          </table:table-cell>
          <table:table-cell table:style-name="ce3" table:formula="of:=IF(ISERROR(FIND(&quot;Flu&quot;; [.B402]; 1)); &quot;NI&quot;; &quot;Flu&quot;)" office:value-type="string" office:string-value="NI" calcext:value-type="string">
            <text:p>NI</text:p>
          </table:table-cell>
          <table:table-cell table:style-name="ce3" table:formula="of:=VLOOKUP(CONCATENATE([.C402]; &quot;_&quot;; [.D402]); ['file:///home/assez/Documents/projectDocs/EMC_Barreiro/allEMC_Barreiro.ods'#$EMC_Barreiro.$D$51:.$J$128];7)" office:value-type="string" office:string-value="MS050102" calcext:value-type="string">
            <text:p>MS050102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402]; &quot;.&quot;; [.$A$385]; &quot;.&quot;; [.F402]; &quot;.&quot;; [.G402]; &quot;.&quot;; &quot;pair&quot;; [.H402]; &quot;.fastq.gz&quot;)" office:value-type="string" office:string-value="MS050102.Chipmentation_H3K27me3.322.4.pair1.fastq.gz" calcext:value-type="string">
            <text:p>MS050102.Chipmentation_H3K27me3.322.4.pair1.fastq.gz</text:p>
          </table:table-cell>
          <table:table-cell table:formula="of:=CONCATENATE(&quot;ln -s ../../H3K27me3/&quot;; [.B402]; &quot; &quot;; [.I402])" office:value-type="string" office:string-value="ln -s ../../H3K27me3/Epi_AF20_NI_2-743030_ChIPmentation-H3K27me3_A00266_0322_4_S20_L004_R1_001.fastq.gz MS050102.Chipmentation_H3K27me3.322.4.pair1.fastq.gz" calcext:value-type="string">
            <text:p>ln -s ../../H3K27me3/Epi_AF20_NI_2-743030_ChIPmentation-H3K27me3_A00266_0322_4_S20_L004_R1_001.fastq.gz MS050102.Chipmentation_H3K27me3.322.4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20_NI_2-743030_ChIPmentation-H3K27me3_A00266_0322_4_S20_L004_R2_001.fastq.gz</text:p>
          </table:table-cell>
          <table:table-cell table:style-name="ce3" table:formula="of:=MID([.B403]; 5; 4)" office:value-type="string" office:string-value="AF20" calcext:value-type="string">
            <text:p>AF20</text:p>
          </table:table-cell>
          <table:table-cell table:style-name="ce3" table:formula="of:=IF(ISERROR(FIND(&quot;Flu&quot;; [.B403]; 1)); &quot;NI&quot;; &quot;Flu&quot;)" office:value-type="string" office:string-value="NI" calcext:value-type="string">
            <text:p>NI</text:p>
          </table:table-cell>
          <table:table-cell table:style-name="ce3" table:formula="of:=VLOOKUP(CONCATENATE([.C403]; &quot;_&quot;; [.D403]); ['file:///home/assez/Documents/projectDocs/EMC_Barreiro/allEMC_Barreiro.ods'#$EMC_Barreiro.$D$51:.$J$128];7)" office:value-type="string" office:string-value="MS050102" calcext:value-type="string">
            <text:p>MS050102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403]; &quot;.&quot;; [.$A$385]; &quot;.&quot;; [.F403]; &quot;.&quot;; [.G403]; &quot;.&quot;; &quot;pair&quot;; [.H403]; &quot;.fastq.gz&quot;)" office:value-type="string" office:string-value="MS050102.Chipmentation_H3K27me3.322.4.pair2.fastq.gz" calcext:value-type="string">
            <text:p>MS050102.Chipmentation_H3K27me3.322.4.pair2.fastq.gz</text:p>
          </table:table-cell>
          <table:table-cell table:formula="of:=CONCATENATE(&quot;ln -s ../../H3K27me3/&quot;; [.B403]; &quot; &quot;; [.I403])" office:value-type="string" office:string-value="ln -s ../../H3K27me3/Epi_AF20_NI_2-743030_ChIPmentation-H3K27me3_A00266_0322_4_S20_L004_R2_001.fastq.gz MS050102.Chipmentation_H3K27me3.322.4.pair2.fastq.gz" calcext:value-type="string">
            <text:p>ln -s ../../H3K27me3/Epi_AF20_NI_2-743030_ChIPmentation-H3K27me3_A00266_0322_4_S20_L004_R2_001.fastq.gz MS050102.Chipmentation_H3K27me3.322.4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22_Flu_2-743032_ChIPmentation-H3K27me3_A00266_0322_4_S22_L004_R1_001.fastq.gz</text:p>
          </table:table-cell>
          <table:table-cell table:style-name="ce3" table:formula="of:=MID([.B404]; 5; 4)" office:value-type="string" office:string-value="AF22" calcext:value-type="string">
            <text:p>AF22</text:p>
          </table:table-cell>
          <table:table-cell table:style-name="ce3" table:formula="of:=IF(ISERROR(FIND(&quot;Flu&quot;; [.B404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404]; &quot;_&quot;; [.D404]); ['file:///home/assez/Documents/projectDocs/EMC_Barreiro/allEMC_Barreiro.ods'#$EMC_Barreiro.$D$51:.$J$128];7)" office:value-type="string" office:string-value="MS050201" calcext:value-type="string">
            <text:p>MS050201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404]; &quot;.&quot;; [.$A$385]; &quot;.&quot;; [.F404]; &quot;.&quot;; [.G404]; &quot;.&quot;; &quot;pair&quot;; [.H404]; &quot;.fastq.gz&quot;)" office:value-type="string" office:string-value="MS050201.Chipmentation_H3K27me3.322.4.pair1.fastq.gz" calcext:value-type="string">
            <text:p>MS050201.Chipmentation_H3K27me3.322.4.pair1.fastq.gz</text:p>
          </table:table-cell>
          <table:table-cell table:formula="of:=CONCATENATE(&quot;ln -s ../../H3K27me3/&quot;; [.B404]; &quot; &quot;; [.I404])" office:value-type="string" office:string-value="ln -s ../../H3K27me3/Epi_AF22_Flu_2-743032_ChIPmentation-H3K27me3_A00266_0322_4_S22_L004_R1_001.fastq.gz MS050201.Chipmentation_H3K27me3.322.4.pair1.fastq.gz" calcext:value-type="string">
            <text:p>ln -s ../../H3K27me3/Epi_AF22_Flu_2-743032_ChIPmentation-H3K27me3_A00266_0322_4_S22_L004_R1_001.fastq.gz MS050201.Chipmentation_H3K27me3.322.4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22_Flu_2-743032_ChIPmentation-H3K27me3_A00266_0322_4_S22_L004_R2_001.fastq.gz</text:p>
          </table:table-cell>
          <table:table-cell table:style-name="ce3" table:formula="of:=MID([.B405]; 5; 4)" office:value-type="string" office:string-value="AF22" calcext:value-type="string">
            <text:p>AF22</text:p>
          </table:table-cell>
          <table:table-cell table:style-name="ce3" table:formula="of:=IF(ISERROR(FIND(&quot;Flu&quot;; [.B405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405]; &quot;_&quot;; [.D405]); ['file:///home/assez/Documents/projectDocs/EMC_Barreiro/allEMC_Barreiro.ods'#$EMC_Barreiro.$D$51:.$J$128];7)" office:value-type="string" office:string-value="MS050201" calcext:value-type="string">
            <text:p>MS050201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405]; &quot;.&quot;; [.$A$385]; &quot;.&quot;; [.F405]; &quot;.&quot;; [.G405]; &quot;.&quot;; &quot;pair&quot;; [.H405]; &quot;.fastq.gz&quot;)" office:value-type="string" office:string-value="MS050201.Chipmentation_H3K27me3.322.4.pair2.fastq.gz" calcext:value-type="string">
            <text:p>MS050201.Chipmentation_H3K27me3.322.4.pair2.fastq.gz</text:p>
          </table:table-cell>
          <table:table-cell table:formula="of:=CONCATENATE(&quot;ln -s ../../H3K27me3/&quot;; [.B405]; &quot; &quot;; [.I405])" office:value-type="string" office:string-value="ln -s ../../H3K27me3/Epi_AF22_Flu_2-743032_ChIPmentation-H3K27me3_A00266_0322_4_S22_L004_R2_001.fastq.gz MS050201.Chipmentation_H3K27me3.322.4.pair2.fastq.gz" calcext:value-type="string">
            <text:p>ln -s ../../H3K27me3/Epi_AF22_Flu_2-743032_ChIPmentation-H3K27me3_A00266_0322_4_S22_L004_R2_001.fastq.gz MS050201.Chipmentation_H3K27me3.322.4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22_NI_2-743031_ChIPmentation-H3K27me3_A00266_0322_4_S21_L004_R1_001.fastq.gz</text:p>
          </table:table-cell>
          <table:table-cell table:style-name="ce3" table:formula="of:=MID([.B406]; 5; 4)" office:value-type="string" office:string-value="AF22" calcext:value-type="string">
            <text:p>AF22</text:p>
          </table:table-cell>
          <table:table-cell table:style-name="ce3" table:formula="of:=IF(ISERROR(FIND(&quot;Flu&quot;; [.B406]; 1)); &quot;NI&quot;; &quot;Flu&quot;)" office:value-type="string" office:string-value="NI" calcext:value-type="string">
            <text:p>NI</text:p>
          </table:table-cell>
          <table:table-cell table:style-name="ce3" table:formula="of:=VLOOKUP(CONCATENATE([.C406]; &quot;_&quot;; [.D406]); ['file:///home/assez/Documents/projectDocs/EMC_Barreiro/allEMC_Barreiro.ods'#$EMC_Barreiro.$D$51:.$J$128];7)" office:value-type="string" office:string-value="MS050202" calcext:value-type="string">
            <text:p>MS050202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406]; &quot;.&quot;; [.$A$385]; &quot;.&quot;; [.F406]; &quot;.&quot;; [.G406]; &quot;.&quot;; &quot;pair&quot;; [.H406]; &quot;.fastq.gz&quot;)" office:value-type="string" office:string-value="MS050202.Chipmentation_H3K27me3.322.4.pair1.fastq.gz" calcext:value-type="string">
            <text:p>MS050202.Chipmentation_H3K27me3.322.4.pair1.fastq.gz</text:p>
          </table:table-cell>
          <table:table-cell table:formula="of:=CONCATENATE(&quot;ln -s ../../H3K27me3/&quot;; [.B406]; &quot; &quot;; [.I406])" office:value-type="string" office:string-value="ln -s ../../H3K27me3/Epi_AF22_NI_2-743031_ChIPmentation-H3K27me3_A00266_0322_4_S21_L004_R1_001.fastq.gz MS050202.Chipmentation_H3K27me3.322.4.pair1.fastq.gz" calcext:value-type="string">
            <text:p>ln -s ../../H3K27me3/Epi_AF22_NI_2-743031_ChIPmentation-H3K27me3_A00266_0322_4_S21_L004_R1_001.fastq.gz MS050202.Chipmentation_H3K27me3.322.4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22_NI_2-743031_ChIPmentation-H3K27me3_A00266_0322_4_S21_L004_R2_001.fastq.gz</text:p>
          </table:table-cell>
          <table:table-cell table:style-name="ce3" table:formula="of:=MID([.B407]; 5; 4)" office:value-type="string" office:string-value="AF22" calcext:value-type="string">
            <text:p>AF22</text:p>
          </table:table-cell>
          <table:table-cell table:style-name="ce3" table:formula="of:=IF(ISERROR(FIND(&quot;Flu&quot;; [.B407]; 1)); &quot;NI&quot;; &quot;Flu&quot;)" office:value-type="string" office:string-value="NI" calcext:value-type="string">
            <text:p>NI</text:p>
          </table:table-cell>
          <table:table-cell table:style-name="ce3" table:formula="of:=VLOOKUP(CONCATENATE([.C407]; &quot;_&quot;; [.D407]); ['file:///home/assez/Documents/projectDocs/EMC_Barreiro/allEMC_Barreiro.ods'#$EMC_Barreiro.$D$51:.$J$128];7)" office:value-type="string" office:string-value="MS050202" calcext:value-type="string">
            <text:p>MS050202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407]; &quot;.&quot;; [.$A$385]; &quot;.&quot;; [.F407]; &quot;.&quot;; [.G407]; &quot;.&quot;; &quot;pair&quot;; [.H407]; &quot;.fastq.gz&quot;)" office:value-type="string" office:string-value="MS050202.Chipmentation_H3K27me3.322.4.pair2.fastq.gz" calcext:value-type="string">
            <text:p>MS050202.Chipmentation_H3K27me3.322.4.pair2.fastq.gz</text:p>
          </table:table-cell>
          <table:table-cell table:formula="of:=CONCATENATE(&quot;ln -s ../../H3K27me3/&quot;; [.B407]; &quot; &quot;; [.I407])" office:value-type="string" office:string-value="ln -s ../../H3K27me3/Epi_AF22_NI_2-743031_ChIPmentation-H3K27me3_A00266_0322_4_S21_L004_R2_001.fastq.gz MS050202.Chipmentation_H3K27me3.322.4.pair2.fastq.gz" calcext:value-type="string">
            <text:p>ln -s ../../H3K27me3/Epi_AF22_NI_2-743031_ChIPmentation-H3K27me3_A00266_0322_4_S21_L004_R2_001.fastq.gz MS050202.Chipmentation_H3K27me3.322.4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24_Flu_2-743012_ChIPmentation-H3K27me3_A00266_0322_4_S2_L004_R1_001.fastq.gz</text:p>
          </table:table-cell>
          <table:table-cell table:style-name="ce3" table:formula="of:=MID([.B408]; 5; 4)" office:value-type="string" office:string-value="AF24" calcext:value-type="string">
            <text:p>AF24</text:p>
          </table:table-cell>
          <table:table-cell table:style-name="ce3" table:formula="of:=IF(ISERROR(FIND(&quot;Flu&quot;; [.B408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408]; &quot;_&quot;; [.D408]); ['file:///home/assez/Documents/projectDocs/EMC_Barreiro/allEMC_Barreiro.ods'#$EMC_Barreiro.$D$51:.$J$128];7)" office:value-type="string" office:string-value="MS050301" calcext:value-type="string">
            <text:p>MS050301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408]; &quot;.&quot;; [.$A$385]; &quot;.&quot;; [.F408]; &quot;.&quot;; [.G408]; &quot;.&quot;; &quot;pair&quot;; [.H408]; &quot;.fastq.gz&quot;)" office:value-type="string" office:string-value="MS050301.Chipmentation_H3K27me3.322.4.pair1.fastq.gz" calcext:value-type="string">
            <text:p>MS050301.Chipmentation_H3K27me3.322.4.pair1.fastq.gz</text:p>
          </table:table-cell>
          <table:table-cell table:formula="of:=CONCATENATE(&quot;ln -s ../../H3K27me3/&quot;; [.B408]; &quot; &quot;; [.I408])" office:value-type="string" office:string-value="ln -s ../../H3K27me3/Epi_AF24_Flu_2-743012_ChIPmentation-H3K27me3_A00266_0322_4_S2_L004_R1_001.fastq.gz MS050301.Chipmentation_H3K27me3.322.4.pair1.fastq.gz" calcext:value-type="string">
            <text:p>ln -s ../../H3K27me3/Epi_AF24_Flu_2-743012_ChIPmentation-H3K27me3_A00266_0322_4_S2_L004_R1_001.fastq.gz MS050301.Chipmentation_H3K27me3.322.4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24_Flu_2-743012_ChIPmentation-H3K27me3_A00266_0322_4_S2_L004_R2_001.fastq.gz</text:p>
          </table:table-cell>
          <table:table-cell table:style-name="ce3" table:formula="of:=MID([.B409]; 5; 4)" office:value-type="string" office:string-value="AF24" calcext:value-type="string">
            <text:p>AF24</text:p>
          </table:table-cell>
          <table:table-cell table:style-name="ce3" table:formula="of:=IF(ISERROR(FIND(&quot;Flu&quot;; [.B409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409]; &quot;_&quot;; [.D409]); ['file:///home/assez/Documents/projectDocs/EMC_Barreiro/allEMC_Barreiro.ods'#$EMC_Barreiro.$D$51:.$J$128];7)" office:value-type="string" office:string-value="MS050301" calcext:value-type="string">
            <text:p>MS050301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409]; &quot;.&quot;; [.$A$385]; &quot;.&quot;; [.F409]; &quot;.&quot;; [.G409]; &quot;.&quot;; &quot;pair&quot;; [.H409]; &quot;.fastq.gz&quot;)" office:value-type="string" office:string-value="MS050301.Chipmentation_H3K27me3.322.4.pair2.fastq.gz" calcext:value-type="string">
            <text:p>MS050301.Chipmentation_H3K27me3.322.4.pair2.fastq.gz</text:p>
          </table:table-cell>
          <table:table-cell table:formula="of:=CONCATENATE(&quot;ln -s ../../H3K27me3/&quot;; [.B409]; &quot; &quot;; [.I409])" office:value-type="string" office:string-value="ln -s ../../H3K27me3/Epi_AF24_Flu_2-743012_ChIPmentation-H3K27me3_A00266_0322_4_S2_L004_R2_001.fastq.gz MS050301.Chipmentation_H3K27me3.322.4.pair2.fastq.gz" calcext:value-type="string">
            <text:p>ln -s ../../H3K27me3/Epi_AF24_Flu_2-743012_ChIPmentation-H3K27me3_A00266_0322_4_S2_L004_R2_001.fastq.gz MS050301.Chipmentation_H3K27me3.322.4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24_NI_2-743005_ChIPmentation-H3K27me3_A00266_0322_3_S19_L003_R1_001.fastq.gz</text:p>
          </table:table-cell>
          <table:table-cell table:style-name="ce3" table:formula="of:=MID([.B410]; 5; 4)" office:value-type="string" office:string-value="AF24" calcext:value-type="string">
            <text:p>AF24</text:p>
          </table:table-cell>
          <table:table-cell table:style-name="ce3" table:formula="of:=IF(ISERROR(FIND(&quot;Flu&quot;; [.B410]; 1)); &quot;NI&quot;; &quot;Flu&quot;)" office:value-type="string" office:string-value="NI" calcext:value-type="string">
            <text:p>NI</text:p>
          </table:table-cell>
          <table:table-cell table:style-name="ce3" table:formula="of:=VLOOKUP(CONCATENATE([.C410]; &quot;_&quot;; [.D410]); ['file:///home/assez/Documents/projectDocs/EMC_Barreiro/allEMC_Barreiro.ods'#$EMC_Barreiro.$D$51:.$J$128];7)" office:value-type="string" office:string-value="MS050302" calcext:value-type="string">
            <text:p>MS050302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410]; &quot;.&quot;; [.$A$385]; &quot;.&quot;; [.F410]; &quot;.&quot;; [.G410]; &quot;.&quot;; &quot;pair&quot;; [.H410]; &quot;.fastq.gz&quot;)" office:value-type="string" office:string-value="MS050302.Chipmentation_H3K27me3.322.3.pair1.fastq.gz" calcext:value-type="string">
            <text:p>MS050302.Chipmentation_H3K27me3.322.3.pair1.fastq.gz</text:p>
          </table:table-cell>
          <table:table-cell table:formula="of:=CONCATENATE(&quot;ln -s ../../H3K27me3/&quot;; [.B410]; &quot; &quot;; [.I410])" office:value-type="string" office:string-value="ln -s ../../H3K27me3/Epi_AF24_NI_2-743005_ChIPmentation-H3K27me3_A00266_0322_3_S19_L003_R1_001.fastq.gz MS050302.Chipmentation_H3K27me3.322.3.pair1.fastq.gz" calcext:value-type="string">
            <text:p>ln -s ../../H3K27me3/Epi_AF24_NI_2-743005_ChIPmentation-H3K27me3_A00266_0322_3_S19_L003_R1_001.fastq.gz MS050302.Chipmentation_H3K27me3.322.3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24_NI_2-743005_ChIPmentation-H3K27me3_A00266_0322_3_S19_L003_R2_001.fastq.gz</text:p>
          </table:table-cell>
          <table:table-cell table:style-name="ce3" table:formula="of:=MID([.B411]; 5; 4)" office:value-type="string" office:string-value="AF24" calcext:value-type="string">
            <text:p>AF24</text:p>
          </table:table-cell>
          <table:table-cell table:style-name="ce3" table:formula="of:=IF(ISERROR(FIND(&quot;Flu&quot;; [.B411]; 1)); &quot;NI&quot;; &quot;Flu&quot;)" office:value-type="string" office:string-value="NI" calcext:value-type="string">
            <text:p>NI</text:p>
          </table:table-cell>
          <table:table-cell table:style-name="ce3" table:formula="of:=VLOOKUP(CONCATENATE([.C411]; &quot;_&quot;; [.D411]); ['file:///home/assez/Documents/projectDocs/EMC_Barreiro/allEMC_Barreiro.ods'#$EMC_Barreiro.$D$51:.$J$128];7)" office:value-type="string" office:string-value="MS050302" calcext:value-type="string">
            <text:p>MS050302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411]; &quot;.&quot;; [.$A$385]; &quot;.&quot;; [.F411]; &quot;.&quot;; [.G411]; &quot;.&quot;; &quot;pair&quot;; [.H411]; &quot;.fastq.gz&quot;)" office:value-type="string" office:string-value="MS050302.Chipmentation_H3K27me3.322.3.pair2.fastq.gz" calcext:value-type="string">
            <text:p>MS050302.Chipmentation_H3K27me3.322.3.pair2.fastq.gz</text:p>
          </table:table-cell>
          <table:table-cell table:formula="of:=CONCATENATE(&quot;ln -s ../../H3K27me3/&quot;; [.B411]; &quot; &quot;; [.I411])" office:value-type="string" office:string-value="ln -s ../../H3K27me3/Epi_AF24_NI_2-743005_ChIPmentation-H3K27me3_A00266_0322_3_S19_L003_R2_001.fastq.gz MS050302.Chipmentation_H3K27me3.322.3.pair2.fastq.gz" calcext:value-type="string">
            <text:p>ln -s ../../H3K27me3/Epi_AF24_NI_2-743005_ChIPmentation-H3K27me3_A00266_0322_3_S19_L003_R2_001.fastq.gz MS050302.Chipmentation_H3K27me3.322.3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26_Flu_2-742941_ChIPmentation-H3K27me3_A00266_0322_3_S5_L003_R1_001.fastq.gz</text:p>
          </table:table-cell>
          <table:table-cell table:style-name="ce3" table:formula="of:=MID([.B412]; 5; 4)" office:value-type="string" office:string-value="AF26" calcext:value-type="string">
            <text:p>AF26</text:p>
          </table:table-cell>
          <table:table-cell table:style-name="ce3" table:formula="of:=IF(ISERROR(FIND(&quot;Flu&quot;; [.B412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412]; &quot;_&quot;; [.D412]); ['file:///home/assez/Documents/projectDocs/EMC_Barreiro/allEMC_Barreiro.ods'#$EMC_Barreiro.$D$51:.$J$128];7)" office:value-type="string" office:string-value="MS050401" calcext:value-type="string">
            <text:p>MS050401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412]; &quot;.&quot;; [.$A$385]; &quot;.&quot;; [.F412]; &quot;.&quot;; [.G412]; &quot;.&quot;; &quot;pair&quot;; [.H412]; &quot;.fastq.gz&quot;)" office:value-type="string" office:string-value="MS050401.Chipmentation_H3K27me3.322.3.pair1.fastq.gz" calcext:value-type="string">
            <text:p>MS050401.Chipmentation_H3K27me3.322.3.pair1.fastq.gz</text:p>
          </table:table-cell>
          <table:table-cell table:formula="of:=CONCATENATE(&quot;ln -s ../../H3K27me3/&quot;; [.B412]; &quot; &quot;; [.I412])" office:value-type="string" office:string-value="ln -s ../../H3K27me3/Epi_AF26_Flu_2-742941_ChIPmentation-H3K27me3_A00266_0322_3_S5_L003_R1_001.fastq.gz MS050401.Chipmentation_H3K27me3.322.3.pair1.fastq.gz" calcext:value-type="string">
            <text:p>ln -s ../../H3K27me3/Epi_AF26_Flu_2-742941_ChIPmentation-H3K27me3_A00266_0322_3_S5_L003_R1_001.fastq.gz MS050401.Chipmentation_H3K27me3.322.3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26_Flu_2-742941_ChIPmentation-H3K27me3_A00266_0322_3_S5_L003_R2_001.fastq.gz</text:p>
          </table:table-cell>
          <table:table-cell table:style-name="ce3" table:formula="of:=MID([.B413]; 5; 4)" office:value-type="string" office:string-value="AF26" calcext:value-type="string">
            <text:p>AF26</text:p>
          </table:table-cell>
          <table:table-cell table:style-name="ce3" table:formula="of:=IF(ISERROR(FIND(&quot;Flu&quot;; [.B413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413]; &quot;_&quot;; [.D413]); ['file:///home/assez/Documents/projectDocs/EMC_Barreiro/allEMC_Barreiro.ods'#$EMC_Barreiro.$D$51:.$J$128];7)" office:value-type="string" office:string-value="MS050401" calcext:value-type="string">
            <text:p>MS050401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413]; &quot;.&quot;; [.$A$385]; &quot;.&quot;; [.F413]; &quot;.&quot;; [.G413]; &quot;.&quot;; &quot;pair&quot;; [.H413]; &quot;.fastq.gz&quot;)" office:value-type="string" office:string-value="MS050401.Chipmentation_H3K27me3.322.3.pair2.fastq.gz" calcext:value-type="string">
            <text:p>MS050401.Chipmentation_H3K27me3.322.3.pair2.fastq.gz</text:p>
          </table:table-cell>
          <table:table-cell table:formula="of:=CONCATENATE(&quot;ln -s ../../H3K27me3/&quot;; [.B413]; &quot; &quot;; [.I413])" office:value-type="string" office:string-value="ln -s ../../H3K27me3/Epi_AF26_Flu_2-742941_ChIPmentation-H3K27me3_A00266_0322_3_S5_L003_R2_001.fastq.gz MS050401.Chipmentation_H3K27me3.322.3.pair2.fastq.gz" calcext:value-type="string">
            <text:p>ln -s ../../H3K27me3/Epi_AF26_Flu_2-742941_ChIPmentation-H3K27me3_A00266_0322_3_S5_L003_R2_001.fastq.gz MS050401.Chipmentation_H3K27me3.322.3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26_NI_2-743033_ChIPmentation-H3K27me3_A00266_0322_4_S23_L004_R1_001.fastq.gz</text:p>
          </table:table-cell>
          <table:table-cell table:style-name="ce3" table:formula="of:=MID([.B414]; 5; 4)" office:value-type="string" office:string-value="AF26" calcext:value-type="string">
            <text:p>AF26</text:p>
          </table:table-cell>
          <table:table-cell table:style-name="ce3" table:formula="of:=IF(ISERROR(FIND(&quot;Flu&quot;; [.B414]; 1)); &quot;NI&quot;; &quot;Flu&quot;)" office:value-type="string" office:string-value="NI" calcext:value-type="string">
            <text:p>NI</text:p>
          </table:table-cell>
          <table:table-cell table:style-name="ce3" table:formula="of:=VLOOKUP(CONCATENATE([.C414]; &quot;_&quot;; [.D414]); ['file:///home/assez/Documents/projectDocs/EMC_Barreiro/allEMC_Barreiro.ods'#$EMC_Barreiro.$D$51:.$J$128];7)" office:value-type="string" office:string-value="MS050402" calcext:value-type="string">
            <text:p>MS050402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414]; &quot;.&quot;; [.$A$385]; &quot;.&quot;; [.F414]; &quot;.&quot;; [.G414]; &quot;.&quot;; &quot;pair&quot;; [.H414]; &quot;.fastq.gz&quot;)" office:value-type="string" office:string-value="MS050402.Chipmentation_H3K27me3.322.4.pair1.fastq.gz" calcext:value-type="string">
            <text:p>MS050402.Chipmentation_H3K27me3.322.4.pair1.fastq.gz</text:p>
          </table:table-cell>
          <table:table-cell table:formula="of:=CONCATENATE(&quot;ln -s ../../H3K27me3/&quot;; [.B414]; &quot; &quot;; [.I414])" office:value-type="string" office:string-value="ln -s ../../H3K27me3/Epi_AF26_NI_2-743033_ChIPmentation-H3K27me3_A00266_0322_4_S23_L004_R1_001.fastq.gz MS050402.Chipmentation_H3K27me3.322.4.pair1.fastq.gz" calcext:value-type="string">
            <text:p>ln -s ../../H3K27me3/Epi_AF26_NI_2-743033_ChIPmentation-H3K27me3_A00266_0322_4_S23_L004_R1_001.fastq.gz MS050402.Chipmentation_H3K27me3.322.4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26_NI_2-743033_ChIPmentation-H3K27me3_A00266_0322_4_S23_L004_R2_001.fastq.gz</text:p>
          </table:table-cell>
          <table:table-cell table:style-name="ce3" table:formula="of:=MID([.B415]; 5; 4)" office:value-type="string" office:string-value="AF26" calcext:value-type="string">
            <text:p>AF26</text:p>
          </table:table-cell>
          <table:table-cell table:style-name="ce3" table:formula="of:=IF(ISERROR(FIND(&quot;Flu&quot;; [.B415]; 1)); &quot;NI&quot;; &quot;Flu&quot;)" office:value-type="string" office:string-value="NI" calcext:value-type="string">
            <text:p>NI</text:p>
          </table:table-cell>
          <table:table-cell table:style-name="ce3" table:formula="of:=VLOOKUP(CONCATENATE([.C415]; &quot;_&quot;; [.D415]); ['file:///home/assez/Documents/projectDocs/EMC_Barreiro/allEMC_Barreiro.ods'#$EMC_Barreiro.$D$51:.$J$128];7)" office:value-type="string" office:string-value="MS050402" calcext:value-type="string">
            <text:p>MS050402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415]; &quot;.&quot;; [.$A$385]; &quot;.&quot;; [.F415]; &quot;.&quot;; [.G415]; &quot;.&quot;; &quot;pair&quot;; [.H415]; &quot;.fastq.gz&quot;)" office:value-type="string" office:string-value="MS050402.Chipmentation_H3K27me3.322.4.pair2.fastq.gz" calcext:value-type="string">
            <text:p>MS050402.Chipmentation_H3K27me3.322.4.pair2.fastq.gz</text:p>
          </table:table-cell>
          <table:table-cell table:formula="of:=CONCATENATE(&quot;ln -s ../../H3K27me3/&quot;; [.B415]; &quot; &quot;; [.I415])" office:value-type="string" office:string-value="ln -s ../../H3K27me3/Epi_AF26_NI_2-743033_ChIPmentation-H3K27me3_A00266_0322_4_S23_L004_R2_001.fastq.gz MS050402.Chipmentation_H3K27me3.322.4.pair2.fastq.gz" calcext:value-type="string">
            <text:p>ln -s ../../H3K27me3/Epi_AF26_NI_2-743033_ChIPmentation-H3K27me3_A00266_0322_4_S23_L004_R2_001.fastq.gz MS050402.Chipmentation_H3K27me3.322.4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28_Flu_2-742942_ChIPmentation-H3K27me3_A00266_0322_3_S6_L003_R1_001.fastq.gz</text:p>
          </table:table-cell>
          <table:table-cell table:style-name="ce3" table:formula="of:=MID([.B416]; 5; 4)" office:value-type="string" office:string-value="AF28" calcext:value-type="string">
            <text:p>AF28</text:p>
          </table:table-cell>
          <table:table-cell table:style-name="ce3" table:formula="of:=IF(ISERROR(FIND(&quot;Flu&quot;; [.B416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416]; &quot;_&quot;; [.D416]); ['file:///home/assez/Documents/projectDocs/EMC_Barreiro/allEMC_Barreiro.ods'#$EMC_Barreiro.$D$51:.$J$128];7)" office:value-type="string" office:string-value="MS050501" calcext:value-type="string">
            <text:p>MS050501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416]; &quot;.&quot;; [.$A$385]; &quot;.&quot;; [.F416]; &quot;.&quot;; [.G416]; &quot;.&quot;; &quot;pair&quot;; [.H416]; &quot;.fastq.gz&quot;)" office:value-type="string" office:string-value="MS050501.Chipmentation_H3K27me3.322.3.pair1.fastq.gz" calcext:value-type="string">
            <text:p>MS050501.Chipmentation_H3K27me3.322.3.pair1.fastq.gz</text:p>
          </table:table-cell>
          <table:table-cell table:formula="of:=CONCATENATE(&quot;ln -s ../../H3K27me3/&quot;; [.B416]; &quot; &quot;; [.I416])" office:value-type="string" office:string-value="ln -s ../../H3K27me3/Epi_AF28_Flu_2-742942_ChIPmentation-H3K27me3_A00266_0322_3_S6_L003_R1_001.fastq.gz MS050501.Chipmentation_H3K27me3.322.3.pair1.fastq.gz" calcext:value-type="string">
            <text:p>ln -s ../../H3K27me3/Epi_AF28_Flu_2-742942_ChIPmentation-H3K27me3_A00266_0322_3_S6_L003_R1_001.fastq.gz MS050501.Chipmentation_H3K27me3.322.3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28_Flu_2-742942_ChIPmentation-H3K27me3_A00266_0322_3_S6_L003_R2_001.fastq.gz</text:p>
          </table:table-cell>
          <table:table-cell table:style-name="ce3" table:formula="of:=MID([.B417]; 5; 4)" office:value-type="string" office:string-value="AF28" calcext:value-type="string">
            <text:p>AF28</text:p>
          </table:table-cell>
          <table:table-cell table:style-name="ce3" table:formula="of:=IF(ISERROR(FIND(&quot;Flu&quot;; [.B417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417]; &quot;_&quot;; [.D417]); ['file:///home/assez/Documents/projectDocs/EMC_Barreiro/allEMC_Barreiro.ods'#$EMC_Barreiro.$D$51:.$J$128];7)" office:value-type="string" office:string-value="MS050501" calcext:value-type="string">
            <text:p>MS050501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417]; &quot;.&quot;; [.$A$385]; &quot;.&quot;; [.F417]; &quot;.&quot;; [.G417]; &quot;.&quot;; &quot;pair&quot;; [.H417]; &quot;.fastq.gz&quot;)" office:value-type="string" office:string-value="MS050501.Chipmentation_H3K27me3.322.3.pair2.fastq.gz" calcext:value-type="string">
            <text:p>MS050501.Chipmentation_H3K27me3.322.3.pair2.fastq.gz</text:p>
          </table:table-cell>
          <table:table-cell table:formula="of:=CONCATENATE(&quot;ln -s ../../H3K27me3/&quot;; [.B417]; &quot; &quot;; [.I417])" office:value-type="string" office:string-value="ln -s ../../H3K27me3/Epi_AF28_Flu_2-742942_ChIPmentation-H3K27me3_A00266_0322_3_S6_L003_R2_001.fastq.gz MS050501.Chipmentation_H3K27me3.322.3.pair2.fastq.gz" calcext:value-type="string">
            <text:p>ln -s ../../H3K27me3/Epi_AF28_Flu_2-742942_ChIPmentation-H3K27me3_A00266_0322_3_S6_L003_R2_001.fastq.gz MS050501.Chipmentation_H3K27me3.322.3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28_NI_2-702541_ChIPmentation-H3K27me3_A00266_0315_1_S2_L001_R1_001.fastq.gz</text:p>
          </table:table-cell>
          <table:table-cell table:style-name="ce3" table:formula="of:=MID([.B418]; 5; 4)" office:value-type="string" office:string-value="AF28" calcext:value-type="string">
            <text:p>AF28</text:p>
          </table:table-cell>
          <table:table-cell table:style-name="ce3" table:formula="of:=IF(ISERROR(FIND(&quot;Flu&quot;; [.B418]; 1)); &quot;NI&quot;; &quot;Flu&quot;)" office:value-type="string" office:string-value="NI" calcext:value-type="string">
            <text:p>NI</text:p>
          </table:table-cell>
          <table:table-cell table:style-name="ce3" table:formula="of:=VLOOKUP(CONCATENATE([.C418]; &quot;_&quot;; [.D418]); ['file:///home/assez/Documents/projectDocs/EMC_Barreiro/allEMC_Barreiro.ods'#$EMC_Barreiro.$D$51:.$J$128];7)" office:value-type="string" office:string-value="MS050502" calcext:value-type="string">
            <text:p>MS050502</text:p>
          </table:table-cell>
          <table:table-cell table:style-name="ce3" office:value-type="float" office:value="315" calcext:value-type="float">
            <text:p>315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418]; &quot;.&quot;; [.$A$385]; &quot;.&quot;; [.F418]; &quot;.&quot;; [.G418]; &quot;.&quot;; &quot;pair&quot;; [.H418]; &quot;.fastq.gz&quot;)" office:value-type="string" office:string-value="MS050502.Chipmentation_H3K27me3.315.1.pair1.fastq.gz" calcext:value-type="string">
            <text:p>MS050502.Chipmentation_H3K27me3.315.1.pair1.fastq.gz</text:p>
          </table:table-cell>
          <table:table-cell table:formula="of:=CONCATENATE(&quot;ln -s ../../H3K27me3/&quot;; [.B418]; &quot; &quot;; [.I418])" office:value-type="string" office:string-value="ln -s ../../H3K27me3/Epi_AF28_NI_2-702541_ChIPmentation-H3K27me3_A00266_0315_1_S2_L001_R1_001.fastq.gz MS050502.Chipmentation_H3K27me3.315.1.pair1.fastq.gz" calcext:value-type="string">
            <text:p>ln -s ../../H3K27me3/Epi_AF28_NI_2-702541_ChIPmentation-H3K27me3_A00266_0315_1_S2_L001_R1_001.fastq.gz MS050502.Chipmentation_H3K27me3.315.1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28_NI_2-702541_ChIPmentation-H3K27me3_A00266_0315_1_S2_L001_R2_001.fastq.gz</text:p>
          </table:table-cell>
          <table:table-cell table:style-name="ce3" table:formula="of:=MID([.B419]; 5; 4)" office:value-type="string" office:string-value="AF28" calcext:value-type="string">
            <text:p>AF28</text:p>
          </table:table-cell>
          <table:table-cell table:style-name="ce3" table:formula="of:=IF(ISERROR(FIND(&quot;Flu&quot;; [.B419]; 1)); &quot;NI&quot;; &quot;Flu&quot;)" office:value-type="string" office:string-value="NI" calcext:value-type="string">
            <text:p>NI</text:p>
          </table:table-cell>
          <table:table-cell table:style-name="ce3" table:formula="of:=VLOOKUP(CONCATENATE([.C419]; &quot;_&quot;; [.D419]); ['file:///home/assez/Documents/projectDocs/EMC_Barreiro/allEMC_Barreiro.ods'#$EMC_Barreiro.$D$51:.$J$128];7)" office:value-type="string" office:string-value="MS050502" calcext:value-type="string">
            <text:p>MS050502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419]; &quot;.&quot;; [.$A$385]; &quot;.&quot;; [.F419]; &quot;.&quot;; [.G419]; &quot;.&quot;; &quot;pair&quot;; [.H419]; &quot;.fastq.gz&quot;)" office:value-type="string" office:string-value="MS050502.Chipmentation_H3K27me3.315.1.pair2.fastq.gz" calcext:value-type="string">
            <text:p>MS050502.Chipmentation_H3K27me3.315.1.pair2.fastq.gz</text:p>
          </table:table-cell>
          <table:table-cell table:formula="of:=CONCATENATE(&quot;ln -s ../../H3K27me3/&quot;; [.B419]; &quot; &quot;; [.I419])" office:value-type="string" office:string-value="ln -s ../../H3K27me3/Epi_AF28_NI_2-702541_ChIPmentation-H3K27me3_A00266_0315_1_S2_L001_R2_001.fastq.gz MS050502.Chipmentation_H3K27me3.315.1.pair2.fastq.gz" calcext:value-type="string">
            <text:p>ln -s ../../H3K27me3/Epi_AF28_NI_2-702541_ChIPmentation-H3K27me3_A00266_0315_1_S2_L001_R2_001.fastq.gz MS050502.Chipmentation_H3K27me3.315.1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30_Flu_2-749516_ChIPmentation-H3K27me3_A00266_0330_3_S1_L003_R1_001.fastq.gz</text:p>
          </table:table-cell>
          <table:table-cell table:style-name="ce3" table:formula="of:=MID([.B420]; 5; 4)" office:value-type="string" office:string-value="AF30" calcext:value-type="string">
            <text:p>AF30</text:p>
          </table:table-cell>
          <table:table-cell table:style-name="ce3" table:formula="of:=IF(ISERROR(FIND(&quot;Flu&quot;; [.B420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420]; &quot;_&quot;; [.D420]); ['file:///home/assez/Documents/projectDocs/EMC_Barreiro/allEMC_Barreiro.ods'#$EMC_Barreiro.$D$51:.$J$128];7)" office:value-type="string" office:string-value="MS050601" calcext:value-type="string">
            <text:p>MS050601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420]; &quot;.&quot;; [.$A$385]; &quot;.&quot;; [.F420]; &quot;.&quot;; [.G420]; &quot;.&quot;; &quot;pair&quot;; [.H420]; &quot;.fastq.gz&quot;)" office:value-type="string" office:string-value="MS050601.Chipmentation_H3K27me3.330.3.pair1.fastq.gz" calcext:value-type="string">
            <text:p>MS050601.Chipmentation_H3K27me3.330.3.pair1.fastq.gz</text:p>
          </table:table-cell>
          <table:table-cell table:formula="of:=CONCATENATE(&quot;ln -s ../../H3K27me3/&quot;; [.B420]; &quot; &quot;; [.I420])" office:value-type="string" office:string-value="ln -s ../../H3K27me3/Epi_AF30_Flu_2-749516_ChIPmentation-H3K27me3_A00266_0330_3_S1_L003_R1_001.fastq.gz MS050601.Chipmentation_H3K27me3.330.3.pair1.fastq.gz" calcext:value-type="string">
            <text:p>ln -s ../../H3K27me3/Epi_AF30_Flu_2-749516_ChIPmentation-H3K27me3_A00266_0330_3_S1_L003_R1_001.fastq.gz MS050601.Chipmentation_H3K27me3.330.3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30_Flu_2-749516_ChIPmentation-H3K27me3_A00266_0330_3_S1_L003_R2_001.fastq.gz</text:p>
          </table:table-cell>
          <table:table-cell table:style-name="ce3" table:formula="of:=MID([.B421]; 5; 4)" office:value-type="string" office:string-value="AF30" calcext:value-type="string">
            <text:p>AF30</text:p>
          </table:table-cell>
          <table:table-cell table:style-name="ce3" table:formula="of:=IF(ISERROR(FIND(&quot;Flu&quot;; [.B421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421]; &quot;_&quot;; [.D421]); ['file:///home/assez/Documents/projectDocs/EMC_Barreiro/allEMC_Barreiro.ods'#$EMC_Barreiro.$D$51:.$J$128];7)" office:value-type="string" office:string-value="MS050601" calcext:value-type="string">
            <text:p>MS050601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421]; &quot;.&quot;; [.$A$385]; &quot;.&quot;; [.F421]; &quot;.&quot;; [.G421]; &quot;.&quot;; &quot;pair&quot;; [.H421]; &quot;.fastq.gz&quot;)" office:value-type="string" office:string-value="MS050601.Chipmentation_H3K27me3.330.3.pair2.fastq.gz" calcext:value-type="string">
            <text:p>MS050601.Chipmentation_H3K27me3.330.3.pair2.fastq.gz</text:p>
          </table:table-cell>
          <table:table-cell table:formula="of:=CONCATENATE(&quot;ln -s ../../H3K27me3/&quot;; [.B421]; &quot; &quot;; [.I421])" office:value-type="string" office:string-value="ln -s ../../H3K27me3/Epi_AF30_Flu_2-749516_ChIPmentation-H3K27me3_A00266_0330_3_S1_L003_R2_001.fastq.gz MS050601.Chipmentation_H3K27me3.330.3.pair2.fastq.gz" calcext:value-type="string">
            <text:p>ln -s ../../H3K27me3/Epi_AF30_Flu_2-749516_ChIPmentation-H3K27me3_A00266_0330_3_S1_L003_R2_001.fastq.gz MS050601.Chipmentation_H3K27me3.330.3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30_NI_2-743034_ChIPmentation-H3K27me3_A00266_0322_4_S24_L004_R1_001.fastq.gz</text:p>
          </table:table-cell>
          <table:table-cell table:style-name="ce3" table:formula="of:=MID([.B422]; 5; 4)" office:value-type="string" office:string-value="AF30" calcext:value-type="string">
            <text:p>AF30</text:p>
          </table:table-cell>
          <table:table-cell table:style-name="ce3" table:formula="of:=IF(ISERROR(FIND(&quot;Flu&quot;; [.B422]; 1)); &quot;NI&quot;; &quot;Flu&quot;)" office:value-type="string" office:string-value="NI" calcext:value-type="string">
            <text:p>NI</text:p>
          </table:table-cell>
          <table:table-cell table:style-name="ce3" table:formula="of:=VLOOKUP(CONCATENATE([.C422]; &quot;_&quot;; [.D422]); ['file:///home/assez/Documents/projectDocs/EMC_Barreiro/allEMC_Barreiro.ods'#$EMC_Barreiro.$D$51:.$J$128];7)" office:value-type="string" office:string-value="MS050602" calcext:value-type="string">
            <text:p>MS050602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422]; &quot;.&quot;; [.$A$385]; &quot;.&quot;; [.F422]; &quot;.&quot;; [.G422]; &quot;.&quot;; &quot;pair&quot;; [.H422]; &quot;.fastq.gz&quot;)" office:value-type="string" office:string-value="MS050602.Chipmentation_H3K27me3.322.4.pair1.fastq.gz" calcext:value-type="string">
            <text:p>MS050602.Chipmentation_H3K27me3.322.4.pair1.fastq.gz</text:p>
          </table:table-cell>
          <table:table-cell table:formula="of:=CONCATENATE(&quot;ln -s ../../H3K27me3/&quot;; [.B422]; &quot; &quot;; [.I422])" office:value-type="string" office:string-value="ln -s ../../H3K27me3/Epi_AF30_NI_2-743034_ChIPmentation-H3K27me3_A00266_0322_4_S24_L004_R1_001.fastq.gz MS050602.Chipmentation_H3K27me3.322.4.pair1.fastq.gz" calcext:value-type="string">
            <text:p>ln -s ../../H3K27me3/Epi_AF30_NI_2-743034_ChIPmentation-H3K27me3_A00266_0322_4_S24_L004_R1_001.fastq.gz MS050602.Chipmentation_H3K27me3.322.4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30_NI_2-743034_ChIPmentation-H3K27me3_A00266_0322_4_S24_L004_R2_001.fastq.gz</text:p>
          </table:table-cell>
          <table:table-cell table:style-name="ce3" table:formula="of:=MID([.B423]; 5; 4)" office:value-type="string" office:string-value="AF30" calcext:value-type="string">
            <text:p>AF30</text:p>
          </table:table-cell>
          <table:table-cell table:style-name="ce3" table:formula="of:=IF(ISERROR(FIND(&quot;Flu&quot;; [.B423]; 1)); &quot;NI&quot;; &quot;Flu&quot;)" office:value-type="string" office:string-value="NI" calcext:value-type="string">
            <text:p>NI</text:p>
          </table:table-cell>
          <table:table-cell table:style-name="ce3" table:formula="of:=VLOOKUP(CONCATENATE([.C423]; &quot;_&quot;; [.D423]); ['file:///home/assez/Documents/projectDocs/EMC_Barreiro/allEMC_Barreiro.ods'#$EMC_Barreiro.$D$51:.$J$128];7)" office:value-type="string" office:string-value="MS050602" calcext:value-type="string">
            <text:p>MS050602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423]; &quot;.&quot;; [.$A$385]; &quot;.&quot;; [.F423]; &quot;.&quot;; [.G423]; &quot;.&quot;; &quot;pair&quot;; [.H423]; &quot;.fastq.gz&quot;)" office:value-type="string" office:string-value="MS050602.Chipmentation_H3K27me3.322.4.pair2.fastq.gz" calcext:value-type="string">
            <text:p>MS050602.Chipmentation_H3K27me3.322.4.pair2.fastq.gz</text:p>
          </table:table-cell>
          <table:table-cell table:formula="of:=CONCATENATE(&quot;ln -s ../../H3K27me3/&quot;; [.B423]; &quot; &quot;; [.I423])" office:value-type="string" office:string-value="ln -s ../../H3K27me3/Epi_AF30_NI_2-743034_ChIPmentation-H3K27me3_A00266_0322_4_S24_L004_R2_001.fastq.gz MS050602.Chipmentation_H3K27me3.322.4.pair2.fastq.gz" calcext:value-type="string">
            <text:p>ln -s ../../H3K27me3/Epi_AF30_NI_2-743034_ChIPmentation-H3K27me3_A00266_0322_4_S24_L004_R2_001.fastq.gz MS050602.Chipmentation_H3K27me3.322.4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34_Flu_2-742946_ChIPmentation-H3K27me3_A00266_0322_3_S10_L003_R1_001.fastq.gz</text:p>
          </table:table-cell>
          <table:table-cell table:style-name="ce3" table:formula="of:=MID([.B424]; 5; 4)" office:value-type="string" office:string-value="AF34" calcext:value-type="string">
            <text:p>AF34</text:p>
          </table:table-cell>
          <table:table-cell table:style-name="ce3" table:formula="of:=IF(ISERROR(FIND(&quot;Flu&quot;; [.B424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424]; &quot;_&quot;; [.D424]); ['file:///home/assez/Documents/projectDocs/EMC_Barreiro/allEMC_Barreiro.ods'#$EMC_Barreiro.$D$51:.$J$128];7)" office:value-type="string" office:string-value="MS050801" calcext:value-type="string">
            <text:p>MS050801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424]; &quot;.&quot;; [.$A$385]; &quot;.&quot;; [.F424]; &quot;.&quot;; [.G424]; &quot;.&quot;; &quot;pair&quot;; [.H424]; &quot;.fastq.gz&quot;)" office:value-type="string" office:string-value="MS050801.Chipmentation_H3K27me3.322.3.pair1.fastq.gz" calcext:value-type="string">
            <text:p>MS050801.Chipmentation_H3K27me3.322.3.pair1.fastq.gz</text:p>
          </table:table-cell>
          <table:table-cell table:formula="of:=CONCATENATE(&quot;ln -s ../../H3K27me3/&quot;; [.B424]; &quot; &quot;; [.I424])" office:value-type="string" office:string-value="ln -s ../../H3K27me3/Epi_AF34_Flu_2-742946_ChIPmentation-H3K27me3_A00266_0322_3_S10_L003_R1_001.fastq.gz MS050801.Chipmentation_H3K27me3.322.3.pair1.fastq.gz" calcext:value-type="string">
            <text:p>ln -s ../../H3K27me3/Epi_AF34_Flu_2-742946_ChIPmentation-H3K27me3_A00266_0322_3_S10_L003_R1_001.fastq.gz MS050801.Chipmentation_H3K27me3.322.3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34_Flu_2-742946_ChIPmentation-H3K27me3_A00266_0322_3_S10_L003_R2_001.fastq.gz</text:p>
          </table:table-cell>
          <table:table-cell table:style-name="ce3" table:formula="of:=MID([.B425]; 5; 4)" office:value-type="string" office:string-value="AF34" calcext:value-type="string">
            <text:p>AF34</text:p>
          </table:table-cell>
          <table:table-cell table:style-name="ce3" table:formula="of:=IF(ISERROR(FIND(&quot;Flu&quot;; [.B425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425]; &quot;_&quot;; [.D425]); ['file:///home/assez/Documents/projectDocs/EMC_Barreiro/allEMC_Barreiro.ods'#$EMC_Barreiro.$D$51:.$J$128];7)" office:value-type="string" office:string-value="MS050801" calcext:value-type="string">
            <text:p>MS050801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425]; &quot;.&quot;; [.$A$385]; &quot;.&quot;; [.F425]; &quot;.&quot;; [.G425]; &quot;.&quot;; &quot;pair&quot;; [.H425]; &quot;.fastq.gz&quot;)" office:value-type="string" office:string-value="MS050801.Chipmentation_H3K27me3.322.3.pair2.fastq.gz" calcext:value-type="string">
            <text:p>MS050801.Chipmentation_H3K27me3.322.3.pair2.fastq.gz</text:p>
          </table:table-cell>
          <table:table-cell table:formula="of:=CONCATENATE(&quot;ln -s ../../H3K27me3/&quot;; [.B425]; &quot; &quot;; [.I425])" office:value-type="string" office:string-value="ln -s ../../H3K27me3/Epi_AF34_Flu_2-742946_ChIPmentation-H3K27me3_A00266_0322_3_S10_L003_R2_001.fastq.gz MS050801.Chipmentation_H3K27me3.322.3.pair2.fastq.gz" calcext:value-type="string">
            <text:p>ln -s ../../H3K27me3/Epi_AF34_Flu_2-742946_ChIPmentation-H3K27me3_A00266_0322_3_S10_L003_R2_001.fastq.gz MS050801.Chipmentation_H3K27me3.322.3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34_NI_2-743023_ChIPmentation-H3K27me3_A00266_0322_4_S13_L004_R1_001.fastq.gz</text:p>
          </table:table-cell>
          <table:table-cell table:style-name="ce3" table:formula="of:=MID([.B426]; 5; 4)" office:value-type="string" office:string-value="AF34" calcext:value-type="string">
            <text:p>AF34</text:p>
          </table:table-cell>
          <table:table-cell table:style-name="ce3" table:formula="of:=IF(ISERROR(FIND(&quot;Flu&quot;; [.B426]; 1)); &quot;NI&quot;; &quot;Flu&quot;)" office:value-type="string" office:string-value="NI" calcext:value-type="string">
            <text:p>NI</text:p>
          </table:table-cell>
          <table:table-cell table:style-name="ce3" table:formula="of:=VLOOKUP(CONCATENATE([.C426]; &quot;_&quot;; [.D426]); ['file:///home/assez/Documents/projectDocs/EMC_Barreiro/allEMC_Barreiro.ods'#$EMC_Barreiro.$D$51:.$J$128];7)" office:value-type="string" office:string-value="MS050802" calcext:value-type="string">
            <text:p>MS050802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426]; &quot;.&quot;; [.$A$385]; &quot;.&quot;; [.F426]; &quot;.&quot;; [.G426]; &quot;.&quot;; &quot;pair&quot;; [.H426]; &quot;.fastq.gz&quot;)" office:value-type="string" office:string-value="MS050802.Chipmentation_H3K27me3.322.4.pair1.fastq.gz" calcext:value-type="string">
            <text:p>MS050802.Chipmentation_H3K27me3.322.4.pair1.fastq.gz</text:p>
          </table:table-cell>
          <table:table-cell table:formula="of:=CONCATENATE(&quot;ln -s ../../H3K27me3/&quot;; [.B426]; &quot; &quot;; [.I426])" office:value-type="string" office:string-value="ln -s ../../H3K27me3/Epi_AF34_NI_2-743023_ChIPmentation-H3K27me3_A00266_0322_4_S13_L004_R1_001.fastq.gz MS050802.Chipmentation_H3K27me3.322.4.pair1.fastq.gz" calcext:value-type="string">
            <text:p>ln -s ../../H3K27me3/Epi_AF34_NI_2-743023_ChIPmentation-H3K27me3_A00266_0322_4_S13_L004_R1_001.fastq.gz MS050802.Chipmentation_H3K27me3.322.4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34_NI_2-743023_ChIPmentation-H3K27me3_A00266_0322_4_S13_L004_R2_001.fastq.gz</text:p>
          </table:table-cell>
          <table:table-cell table:style-name="ce3" table:formula="of:=MID([.B427]; 5; 4)" office:value-type="string" office:string-value="AF34" calcext:value-type="string">
            <text:p>AF34</text:p>
          </table:table-cell>
          <table:table-cell table:style-name="ce3" table:formula="of:=IF(ISERROR(FIND(&quot;Flu&quot;; [.B427]; 1)); &quot;NI&quot;; &quot;Flu&quot;)" office:value-type="string" office:string-value="NI" calcext:value-type="string">
            <text:p>NI</text:p>
          </table:table-cell>
          <table:table-cell table:style-name="ce3" table:formula="of:=VLOOKUP(CONCATENATE([.C427]; &quot;_&quot;; [.D427]); ['file:///home/assez/Documents/projectDocs/EMC_Barreiro/allEMC_Barreiro.ods'#$EMC_Barreiro.$D$51:.$J$128];7)" office:value-type="string" office:string-value="MS050802" calcext:value-type="string">
            <text:p>MS050802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427]; &quot;.&quot;; [.$A$385]; &quot;.&quot;; [.F427]; &quot;.&quot;; [.G427]; &quot;.&quot;; &quot;pair&quot;; [.H427]; &quot;.fastq.gz&quot;)" office:value-type="string" office:string-value="MS050802.Chipmentation_H3K27me3.322.4.pair2.fastq.gz" calcext:value-type="string">
            <text:p>MS050802.Chipmentation_H3K27me3.322.4.pair2.fastq.gz</text:p>
          </table:table-cell>
          <table:table-cell table:formula="of:=CONCATENATE(&quot;ln -s ../../H3K27me3/&quot;; [.B427]; &quot; &quot;; [.I427])" office:value-type="string" office:string-value="ln -s ../../H3K27me3/Epi_AF34_NI_2-743023_ChIPmentation-H3K27me3_A00266_0322_4_S13_L004_R2_001.fastq.gz MS050802.Chipmentation_H3K27me3.322.4.pair2.fastq.gz" calcext:value-type="string">
            <text:p>ln -s ../../H3K27me3/Epi_AF34_NI_2-743023_ChIPmentation-H3K27me3_A00266_0322_4_S13_L004_R2_001.fastq.gz MS050802.Chipmentation_H3K27me3.322.4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36_Flu_2-742943_ChIPmentation-H3K27me3_A00266_0322_3_S7_L003_R1_001.fastq.gz</text:p>
          </table:table-cell>
          <table:table-cell table:style-name="ce3" table:formula="of:=MID([.B428]; 5; 4)" office:value-type="string" office:string-value="AF36" calcext:value-type="string">
            <text:p>AF36</text:p>
          </table:table-cell>
          <table:table-cell table:style-name="ce3" table:formula="of:=IF(ISERROR(FIND(&quot;Flu&quot;; [.B428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428]; &quot;_&quot;; [.D428]); ['file:///home/assez/Documents/projectDocs/EMC_Barreiro/allEMC_Barreiro.ods'#$EMC_Barreiro.$D$51:.$J$128];7)" office:value-type="string" office:string-value="MS050901" calcext:value-type="string">
            <text:p>MS050901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428]; &quot;.&quot;; [.$A$385]; &quot;.&quot;; [.F428]; &quot;.&quot;; [.G428]; &quot;.&quot;; &quot;pair&quot;; [.H428]; &quot;.fastq.gz&quot;)" office:value-type="string" office:string-value="MS050901.Chipmentation_H3K27me3.322.3.pair1.fastq.gz" calcext:value-type="string">
            <text:p>MS050901.Chipmentation_H3K27me3.322.3.pair1.fastq.gz</text:p>
          </table:table-cell>
          <table:table-cell table:formula="of:=CONCATENATE(&quot;ln -s ../../H3K27me3/&quot;; [.B428]; &quot; &quot;; [.I428])" office:value-type="string" office:string-value="ln -s ../../H3K27me3/Epi_AF36_Flu_2-742943_ChIPmentation-H3K27me3_A00266_0322_3_S7_L003_R1_001.fastq.gz MS050901.Chipmentation_H3K27me3.322.3.pair1.fastq.gz" calcext:value-type="string">
            <text:p>ln -s ../../H3K27me3/Epi_AF36_Flu_2-742943_ChIPmentation-H3K27me3_A00266_0322_3_S7_L003_R1_001.fastq.gz MS050901.Chipmentation_H3K27me3.322.3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36_Flu_2-742943_ChIPmentation-H3K27me3_A00266_0322_3_S7_L003_R2_001.fastq.gz</text:p>
          </table:table-cell>
          <table:table-cell table:style-name="ce3" table:formula="of:=MID([.B429]; 5; 4)" office:value-type="string" office:string-value="AF36" calcext:value-type="string">
            <text:p>AF36</text:p>
          </table:table-cell>
          <table:table-cell table:style-name="ce3" table:formula="of:=IF(ISERROR(FIND(&quot;Flu&quot;; [.B429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429]; &quot;_&quot;; [.D429]); ['file:///home/assez/Documents/projectDocs/EMC_Barreiro/allEMC_Barreiro.ods'#$EMC_Barreiro.$D$51:.$J$128];7)" office:value-type="string" office:string-value="MS050901" calcext:value-type="string">
            <text:p>MS050901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429]; &quot;.&quot;; [.$A$385]; &quot;.&quot;; [.F429]; &quot;.&quot;; [.G429]; &quot;.&quot;; &quot;pair&quot;; [.H429]; &quot;.fastq.gz&quot;)" office:value-type="string" office:string-value="MS050901.Chipmentation_H3K27me3.322.3.pair2.fastq.gz" calcext:value-type="string">
            <text:p>MS050901.Chipmentation_H3K27me3.322.3.pair2.fastq.gz</text:p>
          </table:table-cell>
          <table:table-cell table:formula="of:=CONCATENATE(&quot;ln -s ../../H3K27me3/&quot;; [.B429]; &quot; &quot;; [.I429])" office:value-type="string" office:string-value="ln -s ../../H3K27me3/Epi_AF36_Flu_2-742943_ChIPmentation-H3K27me3_A00266_0322_3_S7_L003_R2_001.fastq.gz MS050901.Chipmentation_H3K27me3.322.3.pair2.fastq.gz" calcext:value-type="string">
            <text:p>ln -s ../../H3K27me3/Epi_AF36_Flu_2-742943_ChIPmentation-H3K27me3_A00266_0322_3_S7_L003_R2_001.fastq.gz MS050901.Chipmentation_H3K27me3.322.3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36_NI_2-749521_ChIPmentation-H3K27me3_A00266_0330_3_S6_L003_R1_001.fastq.gz</text:p>
          </table:table-cell>
          <table:table-cell table:style-name="ce3" table:formula="of:=MID([.B430]; 5; 4)" office:value-type="string" office:string-value="AF36" calcext:value-type="string">
            <text:p>AF36</text:p>
          </table:table-cell>
          <table:table-cell table:style-name="ce3" table:formula="of:=IF(ISERROR(FIND(&quot;Flu&quot;; [.B430]; 1)); &quot;NI&quot;; &quot;Flu&quot;)" office:value-type="string" office:string-value="NI" calcext:value-type="string">
            <text:p>NI</text:p>
          </table:table-cell>
          <table:table-cell table:style-name="ce3" table:formula="of:=VLOOKUP(CONCATENATE([.C430]; &quot;_&quot;; [.D430]); ['file:///home/assez/Documents/projectDocs/EMC_Barreiro/allEMC_Barreiro.ods'#$EMC_Barreiro.$D$51:.$J$128];7)" office:value-type="string" office:string-value="MS050902" calcext:value-type="string">
            <text:p>MS050902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430]; &quot;.&quot;; [.$A$385]; &quot;.&quot;; [.F430]; &quot;.&quot;; [.G430]; &quot;.&quot;; &quot;pair&quot;; [.H430]; &quot;.fastq.gz&quot;)" office:value-type="string" office:string-value="MS050902.Chipmentation_H3K27me3.330.3.pair1.fastq.gz" calcext:value-type="string">
            <text:p>MS050902.Chipmentation_H3K27me3.330.3.pair1.fastq.gz</text:p>
          </table:table-cell>
          <table:table-cell table:formula="of:=CONCATENATE(&quot;ln -s ../../H3K27me3/&quot;; [.B430]; &quot; &quot;; [.I430])" office:value-type="string" office:string-value="ln -s ../../H3K27me3/Epi_AF36_NI_2-749521_ChIPmentation-H3K27me3_A00266_0330_3_S6_L003_R1_001.fastq.gz MS050902.Chipmentation_H3K27me3.330.3.pair1.fastq.gz" calcext:value-type="string">
            <text:p>ln -s ../../H3K27me3/Epi_AF36_NI_2-749521_ChIPmentation-H3K27me3_A00266_0330_3_S6_L003_R1_001.fastq.gz MS050902.Chipmentation_H3K27me3.330.3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36_NI_2-749521_ChIPmentation-H3K27me3_A00266_0330_3_S6_L003_R2_001.fastq.gz</text:p>
          </table:table-cell>
          <table:table-cell table:style-name="ce3" table:formula="of:=MID([.B431]; 5; 4)" office:value-type="string" office:string-value="AF36" calcext:value-type="string">
            <text:p>AF36</text:p>
          </table:table-cell>
          <table:table-cell table:style-name="ce3" table:formula="of:=IF(ISERROR(FIND(&quot;Flu&quot;; [.B431]; 1)); &quot;NI&quot;; &quot;Flu&quot;)" office:value-type="string" office:string-value="NI" calcext:value-type="string">
            <text:p>NI</text:p>
          </table:table-cell>
          <table:table-cell table:style-name="ce3" table:formula="of:=VLOOKUP(CONCATENATE([.C431]; &quot;_&quot;; [.D431]); ['file:///home/assez/Documents/projectDocs/EMC_Barreiro/allEMC_Barreiro.ods'#$EMC_Barreiro.$D$51:.$J$128];7)" office:value-type="string" office:string-value="MS050902" calcext:value-type="string">
            <text:p>MS050902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431]; &quot;.&quot;; [.$A$385]; &quot;.&quot;; [.F431]; &quot;.&quot;; [.G431]; &quot;.&quot;; &quot;pair&quot;; [.H431]; &quot;.fastq.gz&quot;)" office:value-type="string" office:string-value="MS050902.Chipmentation_H3K27me3.330.3.pair2.fastq.gz" calcext:value-type="string">
            <text:p>MS050902.Chipmentation_H3K27me3.330.3.pair2.fastq.gz</text:p>
          </table:table-cell>
          <table:table-cell table:formula="of:=CONCATENATE(&quot;ln -s ../../H3K27me3/&quot;; [.B431]; &quot; &quot;; [.I431])" office:value-type="string" office:string-value="ln -s ../../H3K27me3/Epi_AF36_NI_2-749521_ChIPmentation-H3K27me3_A00266_0330_3_S6_L003_R2_001.fastq.gz MS050902.Chipmentation_H3K27me3.330.3.pair2.fastq.gz" calcext:value-type="string">
            <text:p>ln -s ../../H3K27me3/Epi_AF36_NI_2-749521_ChIPmentation-H3K27me3_A00266_0330_3_S6_L003_R2_001.fastq.gz MS050902.Chipmentation_H3K27me3.330.3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38_Flu_2-749523_ChIPmentation-H3K27me3_A00266_0330_3_S8_L003_R1_001.fastq.gz</text:p>
          </table:table-cell>
          <table:table-cell table:style-name="ce3" table:formula="of:=MID([.B432]; 5; 4)" office:value-type="string" office:string-value="AF38" calcext:value-type="string">
            <text:p>AF38</text:p>
          </table:table-cell>
          <table:table-cell table:style-name="ce3" table:formula="of:=IF(ISERROR(FIND(&quot;Flu&quot;; [.B432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432]; &quot;_&quot;; [.D432]); ['file:///home/assez/Documents/projectDocs/EMC_Barreiro/allEMC_Barreiro.ods'#$EMC_Barreiro.$D$51:.$J$128];7)" office:value-type="string" office:string-value="MS051001" calcext:value-type="string">
            <text:p>MS051001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432]; &quot;.&quot;; [.$A$385]; &quot;.&quot;; [.F432]; &quot;.&quot;; [.G432]; &quot;.&quot;; &quot;pair&quot;; [.H432]; &quot;.fastq.gz&quot;)" office:value-type="string" office:string-value="MS051001.Chipmentation_H3K27me3.330.3.pair1.fastq.gz" calcext:value-type="string">
            <text:p>MS051001.Chipmentation_H3K27me3.330.3.pair1.fastq.gz</text:p>
          </table:table-cell>
          <table:table-cell table:formula="of:=CONCATENATE(&quot;ln -s ../../H3K27me3/&quot;; [.B432]; &quot; &quot;; [.I432])" office:value-type="string" office:string-value="ln -s ../../H3K27me3/Epi_AF38_Flu_2-749523_ChIPmentation-H3K27me3_A00266_0330_3_S8_L003_R1_001.fastq.gz MS051001.Chipmentation_H3K27me3.330.3.pair1.fastq.gz" calcext:value-type="string">
            <text:p>ln -s ../../H3K27me3/Epi_AF38_Flu_2-749523_ChIPmentation-H3K27me3_A00266_0330_3_S8_L003_R1_001.fastq.gz MS051001.Chipmentation_H3K27me3.330.3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38_Flu_2-749523_ChIPmentation-H3K27me3_A00266_0330_3_S8_L003_R2_001.fastq.gz</text:p>
          </table:table-cell>
          <table:table-cell table:style-name="ce3" table:formula="of:=MID([.B433]; 5; 4)" office:value-type="string" office:string-value="AF38" calcext:value-type="string">
            <text:p>AF38</text:p>
          </table:table-cell>
          <table:table-cell table:style-name="ce3" table:formula="of:=IF(ISERROR(FIND(&quot;Flu&quot;; [.B433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433]; &quot;_&quot;; [.D433]); ['file:///home/assez/Documents/projectDocs/EMC_Barreiro/allEMC_Barreiro.ods'#$EMC_Barreiro.$D$51:.$J$128];7)" office:value-type="string" office:string-value="MS051001" calcext:value-type="string">
            <text:p>MS051001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433]; &quot;.&quot;; [.$A$385]; &quot;.&quot;; [.F433]; &quot;.&quot;; [.G433]; &quot;.&quot;; &quot;pair&quot;; [.H433]; &quot;.fastq.gz&quot;)" office:value-type="string" office:string-value="MS051001.Chipmentation_H3K27me3.330.3.pair2.fastq.gz" calcext:value-type="string">
            <text:p>MS051001.Chipmentation_H3K27me3.330.3.pair2.fastq.gz</text:p>
          </table:table-cell>
          <table:table-cell table:formula="of:=CONCATENATE(&quot;ln -s ../../H3K27me3/&quot;; [.B433]; &quot; &quot;; [.I433])" office:value-type="string" office:string-value="ln -s ../../H3K27me3/Epi_AF38_Flu_2-749523_ChIPmentation-H3K27me3_A00266_0330_3_S8_L003_R2_001.fastq.gz MS051001.Chipmentation_H3K27me3.330.3.pair2.fastq.gz" calcext:value-type="string">
            <text:p>ln -s ../../H3K27me3/Epi_AF38_Flu_2-749523_ChIPmentation-H3K27me3_A00266_0330_3_S8_L003_R2_001.fastq.gz MS051001.Chipmentation_H3K27me3.330.3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38_NI_2-749522_ChIPmentation-H3K27me3_A00266_0330_3_S7_L003_R1_001.fastq.gz</text:p>
          </table:table-cell>
          <table:table-cell table:style-name="ce3" table:formula="of:=MID([.B434]; 5; 4)" office:value-type="string" office:string-value="AF38" calcext:value-type="string">
            <text:p>AF38</text:p>
          </table:table-cell>
          <table:table-cell table:style-name="ce3" table:formula="of:=IF(ISERROR(FIND(&quot;Flu&quot;; [.B434]; 1)); &quot;NI&quot;; &quot;Flu&quot;)" office:value-type="string" office:string-value="NI" calcext:value-type="string">
            <text:p>NI</text:p>
          </table:table-cell>
          <table:table-cell table:style-name="ce3" table:formula="of:=VLOOKUP(CONCATENATE([.C434]; &quot;_&quot;; [.D434]); ['file:///home/assez/Documents/projectDocs/EMC_Barreiro/allEMC_Barreiro.ods'#$EMC_Barreiro.$D$51:.$J$128];7)" office:value-type="string" office:string-value="MS051002" calcext:value-type="string">
            <text:p>MS051002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434]; &quot;.&quot;; [.$A$385]; &quot;.&quot;; [.F434]; &quot;.&quot;; [.G434]; &quot;.&quot;; &quot;pair&quot;; [.H434]; &quot;.fastq.gz&quot;)" office:value-type="string" office:string-value="MS051002.Chipmentation_H3K27me3.330.3.pair1.fastq.gz" calcext:value-type="string">
            <text:p>MS051002.Chipmentation_H3K27me3.330.3.pair1.fastq.gz</text:p>
          </table:table-cell>
          <table:table-cell table:formula="of:=CONCATENATE(&quot;ln -s ../../H3K27me3/&quot;; [.B434]; &quot; &quot;; [.I434])" office:value-type="string" office:string-value="ln -s ../../H3K27me3/Epi_AF38_NI_2-749522_ChIPmentation-H3K27me3_A00266_0330_3_S7_L003_R1_001.fastq.gz MS051002.Chipmentation_H3K27me3.330.3.pair1.fastq.gz" calcext:value-type="string">
            <text:p>ln -s ../../H3K27me3/Epi_AF38_NI_2-749522_ChIPmentation-H3K27me3_A00266_0330_3_S7_L003_R1_001.fastq.gz MS051002.Chipmentation_H3K27me3.330.3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38_NI_2-749522_ChIPmentation-H3K27me3_A00266_0330_3_S7_L003_R2_001.fastq.gz</text:p>
          </table:table-cell>
          <table:table-cell table:style-name="ce3" table:formula="of:=MID([.B435]; 5; 4)" office:value-type="string" office:string-value="AF38" calcext:value-type="string">
            <text:p>AF38</text:p>
          </table:table-cell>
          <table:table-cell table:style-name="ce3" table:formula="of:=IF(ISERROR(FIND(&quot;Flu&quot;; [.B435]; 1)); &quot;NI&quot;; &quot;Flu&quot;)" office:value-type="string" office:string-value="NI" calcext:value-type="string">
            <text:p>NI</text:p>
          </table:table-cell>
          <table:table-cell table:style-name="ce3" table:formula="of:=VLOOKUP(CONCATENATE([.C435]; &quot;_&quot;; [.D435]); ['file:///home/assez/Documents/projectDocs/EMC_Barreiro/allEMC_Barreiro.ods'#$EMC_Barreiro.$D$51:.$J$128];7)" office:value-type="string" office:string-value="MS051002" calcext:value-type="string">
            <text:p>MS051002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435]; &quot;.&quot;; [.$A$385]; &quot;.&quot;; [.F435]; &quot;.&quot;; [.G435]; &quot;.&quot;; &quot;pair&quot;; [.H435]; &quot;.fastq.gz&quot;)" office:value-type="string" office:string-value="MS051002.Chipmentation_H3K27me3.330.3.pair2.fastq.gz" calcext:value-type="string">
            <text:p>MS051002.Chipmentation_H3K27me3.330.3.pair2.fastq.gz</text:p>
          </table:table-cell>
          <table:table-cell table:formula="of:=CONCATENATE(&quot;ln -s ../../H3K27me3/&quot;; [.B435]; &quot; &quot;; [.I435])" office:value-type="string" office:string-value="ln -s ../../H3K27me3/Epi_AF38_NI_2-749522_ChIPmentation-H3K27me3_A00266_0330_3_S7_L003_R2_001.fastq.gz MS051002.Chipmentation_H3K27me3.330.3.pair2.fastq.gz" calcext:value-type="string">
            <text:p>ln -s ../../H3K27me3/Epi_AF38_NI_2-749522_ChIPmentation-H3K27me3_A00266_0330_3_S7_L003_R2_001.fastq.gz MS051002.Chipmentation_H3K27me3.330.3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03_Flu_2-743008_ChIPmentation-H3K27me3_A00266_0322_3_S22_L003_R1_001.fastq.gz</text:p>
          </table:table-cell>
          <table:table-cell table:style-name="ce3" table:formula="of:=MID([.B436]; 5; 4)" office:value-type="string" office:string-value="EU03" calcext:value-type="string">
            <text:p>EU03</text:p>
          </table:table-cell>
          <table:table-cell table:style-name="ce3" table:formula="of:=IF(ISERROR(FIND(&quot;Flu&quot;; [.B436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436]; &quot;_&quot;; [.D436]); ['file:///home/assez/Documents/projectDocs/EMC_Barreiro/allEMC_Barreiro.ods'#$EMC_Barreiro.$D$51:.$J$128];7)" office:value-type="string" office:string-value="MS051201" calcext:value-type="string">
            <text:p>MS051201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436]; &quot;.&quot;; [.$A$385]; &quot;.&quot;; [.F436]; &quot;.&quot;; [.G436]; &quot;.&quot;; &quot;pair&quot;; [.H436]; &quot;.fastq.gz&quot;)" office:value-type="string" office:string-value="MS051201.Chipmentation_H3K27me3.322.3.pair1.fastq.gz" calcext:value-type="string">
            <text:p>MS051201.Chipmentation_H3K27me3.322.3.pair1.fastq.gz</text:p>
          </table:table-cell>
          <table:table-cell table:formula="of:=CONCATENATE(&quot;ln -s ../../H3K27me3/&quot;; [.B436]; &quot; &quot;; [.I436])" office:value-type="string" office:string-value="ln -s ../../H3K27me3/Epi_EU03_Flu_2-743008_ChIPmentation-H3K27me3_A00266_0322_3_S22_L003_R1_001.fastq.gz MS051201.Chipmentation_H3K27me3.322.3.pair1.fastq.gz" calcext:value-type="string">
            <text:p>ln -s ../../H3K27me3/Epi_EU03_Flu_2-743008_ChIPmentation-H3K27me3_A00266_0322_3_S22_L003_R1_001.fastq.gz MS051201.Chipmentation_H3K27me3.322.3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03_Flu_2-743008_ChIPmentation-H3K27me3_A00266_0322_3_S22_L003_R2_001.fastq.gz</text:p>
          </table:table-cell>
          <table:table-cell table:style-name="ce3" table:formula="of:=MID([.B437]; 5; 4)" office:value-type="string" office:string-value="EU03" calcext:value-type="string">
            <text:p>EU03</text:p>
          </table:table-cell>
          <table:table-cell table:style-name="ce3" table:formula="of:=IF(ISERROR(FIND(&quot;Flu&quot;; [.B437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437]; &quot;_&quot;; [.D437]); ['file:///home/assez/Documents/projectDocs/EMC_Barreiro/allEMC_Barreiro.ods'#$EMC_Barreiro.$D$51:.$J$128];7)" office:value-type="string" office:string-value="MS051201" calcext:value-type="string">
            <text:p>MS051201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437]; &quot;.&quot;; [.$A$385]; &quot;.&quot;; [.F437]; &quot;.&quot;; [.G437]; &quot;.&quot;; &quot;pair&quot;; [.H437]; &quot;.fastq.gz&quot;)" office:value-type="string" office:string-value="MS051201.Chipmentation_H3K27me3.322.3.pair2.fastq.gz" calcext:value-type="string">
            <text:p>MS051201.Chipmentation_H3K27me3.322.3.pair2.fastq.gz</text:p>
          </table:table-cell>
          <table:table-cell table:formula="of:=CONCATENATE(&quot;ln -s ../../H3K27me3/&quot;; [.B437]; &quot; &quot;; [.I437])" office:value-type="string" office:string-value="ln -s ../../H3K27me3/Epi_EU03_Flu_2-743008_ChIPmentation-H3K27me3_A00266_0322_3_S22_L003_R2_001.fastq.gz MS051201.Chipmentation_H3K27me3.322.3.pair2.fastq.gz" calcext:value-type="string">
            <text:p>ln -s ../../H3K27me3/Epi_EU03_Flu_2-743008_ChIPmentation-H3K27me3_A00266_0322_3_S22_L003_R2_001.fastq.gz MS051201.Chipmentation_H3K27me3.322.3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03_NI_2-742938_ChIPmentation-H3K27me3_A00266_0322_3_S2_L003_R1_001.fastq.gz</text:p>
          </table:table-cell>
          <table:table-cell table:style-name="ce3" table:formula="of:=MID([.B438]; 5; 4)" office:value-type="string" office:string-value="EU03" calcext:value-type="string">
            <text:p>EU03</text:p>
          </table:table-cell>
          <table:table-cell table:style-name="ce3" table:formula="of:=IF(ISERROR(FIND(&quot;Flu&quot;; [.B438]; 1)); &quot;NI&quot;; &quot;Flu&quot;)" office:value-type="string" office:string-value="NI" calcext:value-type="string">
            <text:p>NI</text:p>
          </table:table-cell>
          <table:table-cell table:style-name="ce3" table:formula="of:=VLOOKUP(CONCATENATE([.C438]; &quot;_&quot;; [.D438]); ['file:///home/assez/Documents/projectDocs/EMC_Barreiro/allEMC_Barreiro.ods'#$EMC_Barreiro.$D$51:.$J$128];7)" office:value-type="string" office:string-value="MS051202" calcext:value-type="string">
            <text:p>MS051202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438]; &quot;.&quot;; [.$A$385]; &quot;.&quot;; [.F438]; &quot;.&quot;; [.G438]; &quot;.&quot;; &quot;pair&quot;; [.H438]; &quot;.fastq.gz&quot;)" office:value-type="string" office:string-value="MS051202.Chipmentation_H3K27me3.322.3.pair1.fastq.gz" calcext:value-type="string">
            <text:p>MS051202.Chipmentation_H3K27me3.322.3.pair1.fastq.gz</text:p>
          </table:table-cell>
          <table:table-cell table:formula="of:=CONCATENATE(&quot;ln -s ../../H3K27me3/&quot;; [.B438]; &quot; &quot;; [.I438])" office:value-type="string" office:string-value="ln -s ../../H3K27me3/Epi_EU03_NI_2-742938_ChIPmentation-H3K27me3_A00266_0322_3_S2_L003_R1_001.fastq.gz MS051202.Chipmentation_H3K27me3.322.3.pair1.fastq.gz" calcext:value-type="string">
            <text:p>ln -s ../../H3K27me3/Epi_EU03_NI_2-742938_ChIPmentation-H3K27me3_A00266_0322_3_S2_L003_R1_001.fastq.gz MS051202.Chipmentation_H3K27me3.322.3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03_NI_2-742938_ChIPmentation-H3K27me3_A00266_0322_3_S2_L003_R2_001.fastq.gz</text:p>
          </table:table-cell>
          <table:table-cell table:style-name="ce3" table:formula="of:=MID([.B439]; 5; 4)" office:value-type="string" office:string-value="EU03" calcext:value-type="string">
            <text:p>EU03</text:p>
          </table:table-cell>
          <table:table-cell table:style-name="ce3" table:formula="of:=IF(ISERROR(FIND(&quot;Flu&quot;; [.B439]; 1)); &quot;NI&quot;; &quot;Flu&quot;)" office:value-type="string" office:string-value="NI" calcext:value-type="string">
            <text:p>NI</text:p>
          </table:table-cell>
          <table:table-cell table:style-name="ce3" table:formula="of:=VLOOKUP(CONCATENATE([.C439]; &quot;_&quot;; [.D439]); ['file:///home/assez/Documents/projectDocs/EMC_Barreiro/allEMC_Barreiro.ods'#$EMC_Barreiro.$D$51:.$J$128];7)" office:value-type="string" office:string-value="MS051202" calcext:value-type="string">
            <text:p>MS051202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439]; &quot;.&quot;; [.$A$385]; &quot;.&quot;; [.F439]; &quot;.&quot;; [.G439]; &quot;.&quot;; &quot;pair&quot;; [.H439]; &quot;.fastq.gz&quot;)" office:value-type="string" office:string-value="MS051202.Chipmentation_H3K27me3.322.3.pair2.fastq.gz" calcext:value-type="string">
            <text:p>MS051202.Chipmentation_H3K27me3.322.3.pair2.fastq.gz</text:p>
          </table:table-cell>
          <table:table-cell table:formula="of:=CONCATENATE(&quot;ln -s ../../H3K27me3/&quot;; [.B439]; &quot; &quot;; [.I439])" office:value-type="string" office:string-value="ln -s ../../H3K27me3/Epi_EU03_NI_2-742938_ChIPmentation-H3K27me3_A00266_0322_3_S2_L003_R2_001.fastq.gz MS051202.Chipmentation_H3K27me3.322.3.pair2.fastq.gz" calcext:value-type="string">
            <text:p>ln -s ../../H3K27me3/Epi_EU03_NI_2-742938_ChIPmentation-H3K27me3_A00266_0322_3_S2_L003_R2_001.fastq.gz MS051202.Chipmentation_H3K27me3.322.3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05_Flu_2-743009_ChIPmentation-H3K27me3_A00266_0322_3_S23_L003_R1_001.fastq.gz</text:p>
          </table:table-cell>
          <table:table-cell table:style-name="ce3" table:formula="of:=MID([.B440]; 5; 4)" office:value-type="string" office:string-value="EU05" calcext:value-type="string">
            <text:p>EU05</text:p>
          </table:table-cell>
          <table:table-cell table:style-name="ce3" table:formula="of:=IF(ISERROR(FIND(&quot;Flu&quot;; [.B440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440]; &quot;_&quot;; [.D440]); ['file:///home/assez/Documents/projectDocs/EMC_Barreiro/allEMC_Barreiro.ods'#$EMC_Barreiro.$D$51:.$J$128];7)" office:value-type="string" office:string-value="MS051301" calcext:value-type="string">
            <text:p>MS051301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440]; &quot;.&quot;; [.$A$385]; &quot;.&quot;; [.F440]; &quot;.&quot;; [.G440]; &quot;.&quot;; &quot;pair&quot;; [.H440]; &quot;.fastq.gz&quot;)" office:value-type="string" office:string-value="MS051301.Chipmentation_H3K27me3.322.3.pair1.fastq.gz" calcext:value-type="string">
            <text:p>MS051301.Chipmentation_H3K27me3.322.3.pair1.fastq.gz</text:p>
          </table:table-cell>
          <table:table-cell table:formula="of:=CONCATENATE(&quot;ln -s ../../H3K27me3/&quot;; [.B440]; &quot; &quot;; [.I440])" office:value-type="string" office:string-value="ln -s ../../H3K27me3/Epi_EU05_Flu_2-743009_ChIPmentation-H3K27me3_A00266_0322_3_S23_L003_R1_001.fastq.gz MS051301.Chipmentation_H3K27me3.322.3.pair1.fastq.gz" calcext:value-type="string">
            <text:p>ln -s ../../H3K27me3/Epi_EU05_Flu_2-743009_ChIPmentation-H3K27me3_A00266_0322_3_S23_L003_R1_001.fastq.gz MS051301.Chipmentation_H3K27me3.322.3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05_Flu_2-743009_ChIPmentation-H3K27me3_A00266_0322_3_S23_L003_R2_001.fastq.gz</text:p>
          </table:table-cell>
          <table:table-cell table:style-name="ce3" table:formula="of:=MID([.B441]; 5; 4)" office:value-type="string" office:string-value="EU05" calcext:value-type="string">
            <text:p>EU05</text:p>
          </table:table-cell>
          <table:table-cell table:style-name="ce3" table:formula="of:=IF(ISERROR(FIND(&quot;Flu&quot;; [.B441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441]; &quot;_&quot;; [.D441]); ['file:///home/assez/Documents/projectDocs/EMC_Barreiro/allEMC_Barreiro.ods'#$EMC_Barreiro.$D$51:.$J$128];7)" office:value-type="string" office:string-value="MS051301" calcext:value-type="string">
            <text:p>MS051301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441]; &quot;.&quot;; [.$A$385]; &quot;.&quot;; [.F441]; &quot;.&quot;; [.G441]; &quot;.&quot;; &quot;pair&quot;; [.H441]; &quot;.fastq.gz&quot;)" office:value-type="string" office:string-value="MS051301.Chipmentation_H3K27me3.322.3.pair2.fastq.gz" calcext:value-type="string">
            <text:p>MS051301.Chipmentation_H3K27me3.322.3.pair2.fastq.gz</text:p>
          </table:table-cell>
          <table:table-cell table:formula="of:=CONCATENATE(&quot;ln -s ../../H3K27me3/&quot;; [.B441]; &quot; &quot;; [.I441])" office:value-type="string" office:string-value="ln -s ../../H3K27me3/Epi_EU05_Flu_2-743009_ChIPmentation-H3K27me3_A00266_0322_3_S23_L003_R2_001.fastq.gz MS051301.Chipmentation_H3K27me3.322.3.pair2.fastq.gz" calcext:value-type="string">
            <text:p>ln -s ../../H3K27me3/Epi_EU05_Flu_2-743009_ChIPmentation-H3K27me3_A00266_0322_3_S23_L003_R2_001.fastq.gz MS051301.Chipmentation_H3K27me3.322.3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05_NI_2-742944_ChIPmentation-H3K27me3_A00266_0322_3_S8_L003_R1_001.fastq.gz</text:p>
          </table:table-cell>
          <table:table-cell table:style-name="ce3" table:formula="of:=MID([.B442]; 5; 4)" office:value-type="string" office:string-value="EU05" calcext:value-type="string">
            <text:p>EU05</text:p>
          </table:table-cell>
          <table:table-cell table:style-name="ce3" table:formula="of:=IF(ISERROR(FIND(&quot;Flu&quot;; [.B442]; 1)); &quot;NI&quot;; &quot;Flu&quot;)" office:value-type="string" office:string-value="NI" calcext:value-type="string">
            <text:p>NI</text:p>
          </table:table-cell>
          <table:table-cell table:style-name="ce3" table:formula="of:=VLOOKUP(CONCATENATE([.C442]; &quot;_&quot;; [.D442]); ['file:///home/assez/Documents/projectDocs/EMC_Barreiro/allEMC_Barreiro.ods'#$EMC_Barreiro.$D$51:.$J$128];7)" office:value-type="string" office:string-value="MS051302" calcext:value-type="string">
            <text:p>MS051302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442]; &quot;.&quot;; [.$A$385]; &quot;.&quot;; [.F442]; &quot;.&quot;; [.G442]; &quot;.&quot;; &quot;pair&quot;; [.H442]; &quot;.fastq.gz&quot;)" office:value-type="string" office:string-value="MS051302.Chipmentation_H3K27me3.322.3.pair1.fastq.gz" calcext:value-type="string">
            <text:p>MS051302.Chipmentation_H3K27me3.322.3.pair1.fastq.gz</text:p>
          </table:table-cell>
          <table:table-cell table:formula="of:=CONCATENATE(&quot;ln -s ../../H3K27me3/&quot;; [.B442]; &quot; &quot;; [.I442])" office:value-type="string" office:string-value="ln -s ../../H3K27me3/Epi_EU05_NI_2-742944_ChIPmentation-H3K27me3_A00266_0322_3_S8_L003_R1_001.fastq.gz MS051302.Chipmentation_H3K27me3.322.3.pair1.fastq.gz" calcext:value-type="string">
            <text:p>ln -s ../../H3K27me3/Epi_EU05_NI_2-742944_ChIPmentation-H3K27me3_A00266_0322_3_S8_L003_R1_001.fastq.gz MS051302.Chipmentation_H3K27me3.322.3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05_NI_2-742944_ChIPmentation-H3K27me3_A00266_0322_3_S8_L003_R2_001.fastq.gz</text:p>
          </table:table-cell>
          <table:table-cell table:style-name="ce3" table:formula="of:=MID([.B443]; 5; 4)" office:value-type="string" office:string-value="EU05" calcext:value-type="string">
            <text:p>EU05</text:p>
          </table:table-cell>
          <table:table-cell table:style-name="ce3" table:formula="of:=IF(ISERROR(FIND(&quot;Flu&quot;; [.B443]; 1)); &quot;NI&quot;; &quot;Flu&quot;)" office:value-type="string" office:string-value="NI" calcext:value-type="string">
            <text:p>NI</text:p>
          </table:table-cell>
          <table:table-cell table:style-name="ce3" table:formula="of:=VLOOKUP(CONCATENATE([.C443]; &quot;_&quot;; [.D443]); ['file:///home/assez/Documents/projectDocs/EMC_Barreiro/allEMC_Barreiro.ods'#$EMC_Barreiro.$D$51:.$J$128];7)" office:value-type="string" office:string-value="MS051302" calcext:value-type="string">
            <text:p>MS051302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443]; &quot;.&quot;; [.$A$385]; &quot;.&quot;; [.F443]; &quot;.&quot;; [.G443]; &quot;.&quot;; &quot;pair&quot;; [.H443]; &quot;.fastq.gz&quot;)" office:value-type="string" office:string-value="MS051302.Chipmentation_H3K27me3.322.3.pair2.fastq.gz" calcext:value-type="string">
            <text:p>MS051302.Chipmentation_H3K27me3.322.3.pair2.fastq.gz</text:p>
          </table:table-cell>
          <table:table-cell table:formula="of:=CONCATENATE(&quot;ln -s ../../H3K27me3/&quot;; [.B443]; &quot; &quot;; [.I443])" office:value-type="string" office:string-value="ln -s ../../H3K27me3/Epi_EU05_NI_2-742944_ChIPmentation-H3K27me3_A00266_0322_3_S8_L003_R2_001.fastq.gz MS051302.Chipmentation_H3K27me3.322.3.pair2.fastq.gz" calcext:value-type="string">
            <text:p>ln -s ../../H3K27me3/Epi_EU05_NI_2-742944_ChIPmentation-H3K27me3_A00266_0322_3_S8_L003_R2_001.fastq.gz MS051302.Chipmentation_H3K27me3.322.3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07_Flu_2-743010_ChIPmentation-H3K27me3_A00266_0322_3_S24_L003_R1_001.fastq.gz</text:p>
          </table:table-cell>
          <table:table-cell table:style-name="ce3" table:formula="of:=MID([.B444]; 5; 4)" office:value-type="string" office:string-value="EU07" calcext:value-type="string">
            <text:p>EU07</text:p>
          </table:table-cell>
          <table:table-cell table:style-name="ce3" table:formula="of:=IF(ISERROR(FIND(&quot;Flu&quot;; [.B444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444]; &quot;_&quot;; [.D444]); ['file:///home/assez/Documents/projectDocs/EMC_Barreiro/allEMC_Barreiro.ods'#$EMC_Barreiro.$D$51:.$J$128];7)" office:value-type="string" office:string-value="MS051401" calcext:value-type="string">
            <text:p>MS051401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444]; &quot;.&quot;; [.$A$385]; &quot;.&quot;; [.F444]; &quot;.&quot;; [.G444]; &quot;.&quot;; &quot;pair&quot;; [.H444]; &quot;.fastq.gz&quot;)" office:value-type="string" office:string-value="MS051401.Chipmentation_H3K27me3.322.3.pair1.fastq.gz" calcext:value-type="string">
            <text:p>MS051401.Chipmentation_H3K27me3.322.3.pair1.fastq.gz</text:p>
          </table:table-cell>
          <table:table-cell table:formula="of:=CONCATENATE(&quot;ln -s ../../H3K27me3/&quot;; [.B444]; &quot; &quot;; [.I444])" office:value-type="string" office:string-value="ln -s ../../H3K27me3/Epi_EU07_Flu_2-743010_ChIPmentation-H3K27me3_A00266_0322_3_S24_L003_R1_001.fastq.gz MS051401.Chipmentation_H3K27me3.322.3.pair1.fastq.gz" calcext:value-type="string">
            <text:p>ln -s ../../H3K27me3/Epi_EU07_Flu_2-743010_ChIPmentation-H3K27me3_A00266_0322_3_S24_L003_R1_001.fastq.gz MS051401.Chipmentation_H3K27me3.322.3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07_Flu_2-743010_ChIPmentation-H3K27me3_A00266_0322_3_S24_L003_R2_001.fastq.gz</text:p>
          </table:table-cell>
          <table:table-cell table:style-name="ce3" table:formula="of:=MID([.B445]; 5; 4)" office:value-type="string" office:string-value="EU07" calcext:value-type="string">
            <text:p>EU07</text:p>
          </table:table-cell>
          <table:table-cell table:style-name="ce3" table:formula="of:=IF(ISERROR(FIND(&quot;Flu&quot;; [.B445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445]; &quot;_&quot;; [.D445]); ['file:///home/assez/Documents/projectDocs/EMC_Barreiro/allEMC_Barreiro.ods'#$EMC_Barreiro.$D$51:.$J$128];7)" office:value-type="string" office:string-value="MS051401" calcext:value-type="string">
            <text:p>MS051401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445]; &quot;.&quot;; [.$A$385]; &quot;.&quot;; [.F445]; &quot;.&quot;; [.G445]; &quot;.&quot;; &quot;pair&quot;; [.H445]; &quot;.fastq.gz&quot;)" office:value-type="string" office:string-value="MS051401.Chipmentation_H3K27me3.322.3.pair2.fastq.gz" calcext:value-type="string">
            <text:p>MS051401.Chipmentation_H3K27me3.322.3.pair2.fastq.gz</text:p>
          </table:table-cell>
          <table:table-cell table:formula="of:=CONCATENATE(&quot;ln -s ../../H3K27me3/&quot;; [.B445]; &quot; &quot;; [.I445])" office:value-type="string" office:string-value="ln -s ../../H3K27me3/Epi_EU07_Flu_2-743010_ChIPmentation-H3K27me3_A00266_0322_3_S24_L003_R2_001.fastq.gz MS051401.Chipmentation_H3K27me3.322.3.pair2.fastq.gz" calcext:value-type="string">
            <text:p>ln -s ../../H3K27me3/Epi_EU07_Flu_2-743010_ChIPmentation-H3K27me3_A00266_0322_3_S24_L003_R2_001.fastq.gz MS051401.Chipmentation_H3K27me3.322.3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07_NI_2-742950_ChIPmentation-H3K27me3_A00266_0322_3_S14_L003_R1_001.fastq.gz</text:p>
          </table:table-cell>
          <table:table-cell table:style-name="ce3" table:formula="of:=MID([.B446]; 5; 4)" office:value-type="string" office:string-value="EU07" calcext:value-type="string">
            <text:p>EU07</text:p>
          </table:table-cell>
          <table:table-cell table:style-name="ce3" table:formula="of:=IF(ISERROR(FIND(&quot;Flu&quot;; [.B446]; 1)); &quot;NI&quot;; &quot;Flu&quot;)" office:value-type="string" office:string-value="NI" calcext:value-type="string">
            <text:p>NI</text:p>
          </table:table-cell>
          <table:table-cell table:style-name="ce3" table:formula="of:=VLOOKUP(CONCATENATE([.C446]; &quot;_&quot;; [.D446]); ['file:///home/assez/Documents/projectDocs/EMC_Barreiro/allEMC_Barreiro.ods'#$EMC_Barreiro.$D$51:.$J$128];7)" office:value-type="string" office:string-value="MS051402" calcext:value-type="string">
            <text:p>MS051402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446]; &quot;.&quot;; [.$A$385]; &quot;.&quot;; [.F446]; &quot;.&quot;; [.G446]; &quot;.&quot;; &quot;pair&quot;; [.H446]; &quot;.fastq.gz&quot;)" office:value-type="string" office:string-value="MS051402.Chipmentation_H3K27me3.322.3.pair1.fastq.gz" calcext:value-type="string">
            <text:p>MS051402.Chipmentation_H3K27me3.322.3.pair1.fastq.gz</text:p>
          </table:table-cell>
          <table:table-cell table:formula="of:=CONCATENATE(&quot;ln -s ../../H3K27me3/&quot;; [.B446]; &quot; &quot;; [.I446])" office:value-type="string" office:string-value="ln -s ../../H3K27me3/Epi_EU07_NI_2-742950_ChIPmentation-H3K27me3_A00266_0322_3_S14_L003_R1_001.fastq.gz MS051402.Chipmentation_H3K27me3.322.3.pair1.fastq.gz" calcext:value-type="string">
            <text:p>ln -s ../../H3K27me3/Epi_EU07_NI_2-742950_ChIPmentation-H3K27me3_A00266_0322_3_S14_L003_R1_001.fastq.gz MS051402.Chipmentation_H3K27me3.322.3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07_NI_2-742950_ChIPmentation-H3K27me3_A00266_0322_3_S14_L003_R2_001.fastq.gz</text:p>
          </table:table-cell>
          <table:table-cell table:style-name="ce3" table:formula="of:=MID([.B447]; 5; 4)" office:value-type="string" office:string-value="EU07" calcext:value-type="string">
            <text:p>EU07</text:p>
          </table:table-cell>
          <table:table-cell table:style-name="ce3" table:formula="of:=IF(ISERROR(FIND(&quot;Flu&quot;; [.B447]; 1)); &quot;NI&quot;; &quot;Flu&quot;)" office:value-type="string" office:string-value="NI" calcext:value-type="string">
            <text:p>NI</text:p>
          </table:table-cell>
          <table:table-cell table:style-name="ce3" table:formula="of:=VLOOKUP(CONCATENATE([.C447]; &quot;_&quot;; [.D447]); ['file:///home/assez/Documents/projectDocs/EMC_Barreiro/allEMC_Barreiro.ods'#$EMC_Barreiro.$D$51:.$J$128];7)" office:value-type="string" office:string-value="MS051402" calcext:value-type="string">
            <text:p>MS051402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447]; &quot;.&quot;; [.$A$385]; &quot;.&quot;; [.F447]; &quot;.&quot;; [.G447]; &quot;.&quot;; &quot;pair&quot;; [.H447]; &quot;.fastq.gz&quot;)" office:value-type="string" office:string-value="MS051402.Chipmentation_H3K27me3.322.3.pair2.fastq.gz" calcext:value-type="string">
            <text:p>MS051402.Chipmentation_H3K27me3.322.3.pair2.fastq.gz</text:p>
          </table:table-cell>
          <table:table-cell table:formula="of:=CONCATENATE(&quot;ln -s ../../H3K27me3/&quot;; [.B447]; &quot; &quot;; [.I447])" office:value-type="string" office:string-value="ln -s ../../H3K27me3/Epi_EU07_NI_2-742950_ChIPmentation-H3K27me3_A00266_0322_3_S14_L003_R2_001.fastq.gz MS051402.Chipmentation_H3K27me3.322.3.pair2.fastq.gz" calcext:value-type="string">
            <text:p>ln -s ../../H3K27me3/Epi_EU07_NI_2-742950_ChIPmentation-H3K27me3_A00266_0322_3_S14_L003_R2_001.fastq.gz MS051402.Chipmentation_H3K27me3.322.3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09_Flu_2-702540_ChIPmentation-H3K27me3_A00266_0315_1_S1_L001_R1_001.fastq.gz</text:p>
          </table:table-cell>
          <table:table-cell table:style-name="ce3" table:formula="of:=MID([.B448]; 5; 4)" office:value-type="string" office:string-value="EU09" calcext:value-type="string">
            <text:p>EU09</text:p>
          </table:table-cell>
          <table:table-cell table:style-name="ce3" table:formula="of:=IF(ISERROR(FIND(&quot;Flu&quot;; [.B448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448]; &quot;_&quot;; [.D448]); ['file:///home/assez/Documents/projectDocs/EMC_Barreiro/allEMC_Barreiro.ods'#$EMC_Barreiro.$D$51:.$J$128];7)" office:value-type="string" office:string-value="MS051501" calcext:value-type="string">
            <text:p>MS051501</text:p>
          </table:table-cell>
          <table:table-cell table:style-name="ce3" office:value-type="float" office:value="315" calcext:value-type="float">
            <text:p>315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448]; &quot;.&quot;; [.$A$385]; &quot;.&quot;; [.F448]; &quot;.&quot;; [.G448]; &quot;.&quot;; &quot;pair&quot;; [.H448]; &quot;.fastq.gz&quot;)" office:value-type="string" office:string-value="MS051501.Chipmentation_H3K27me3.315.1.pair1.fastq.gz" calcext:value-type="string">
            <text:p>MS051501.Chipmentation_H3K27me3.315.1.pair1.fastq.gz</text:p>
          </table:table-cell>
          <table:table-cell table:formula="of:=CONCATENATE(&quot;ln -s ../../H3K27me3/&quot;; [.B448]; &quot; &quot;; [.I448])" office:value-type="string" office:string-value="ln -s ../../H3K27me3/Epi_EU09_Flu_2-702540_ChIPmentation-H3K27me3_A00266_0315_1_S1_L001_R1_001.fastq.gz MS051501.Chipmentation_H3K27me3.315.1.pair1.fastq.gz" calcext:value-type="string">
            <text:p>ln -s ../../H3K27me3/Epi_EU09_Flu_2-702540_ChIPmentation-H3K27me3_A00266_0315_1_S1_L001_R1_001.fastq.gz MS051501.Chipmentation_H3K27me3.315.1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09_Flu_2-702540_ChIPmentation-H3K27me3_A00266_0315_1_S1_L001_R2_001.fastq.gz</text:p>
          </table:table-cell>
          <table:table-cell table:style-name="ce3" table:formula="of:=MID([.B449]; 5; 4)" office:value-type="string" office:string-value="EU09" calcext:value-type="string">
            <text:p>EU09</text:p>
          </table:table-cell>
          <table:table-cell table:style-name="ce3" table:formula="of:=IF(ISERROR(FIND(&quot;Flu&quot;; [.B449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449]; &quot;_&quot;; [.D449]); ['file:///home/assez/Documents/projectDocs/EMC_Barreiro/allEMC_Barreiro.ods'#$EMC_Barreiro.$D$51:.$J$128];7)" office:value-type="string" office:string-value="MS051501" calcext:value-type="string">
            <text:p>MS051501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449]; &quot;.&quot;; [.$A$385]; &quot;.&quot;; [.F449]; &quot;.&quot;; [.G449]; &quot;.&quot;; &quot;pair&quot;; [.H449]; &quot;.fastq.gz&quot;)" office:value-type="string" office:string-value="MS051501.Chipmentation_H3K27me3.315.1.pair2.fastq.gz" calcext:value-type="string">
            <text:p>MS051501.Chipmentation_H3K27me3.315.1.pair2.fastq.gz</text:p>
          </table:table-cell>
          <table:table-cell table:formula="of:=CONCATENATE(&quot;ln -s ../../H3K27me3/&quot;; [.B449]; &quot; &quot;; [.I449])" office:value-type="string" office:string-value="ln -s ../../H3K27me3/Epi_EU09_Flu_2-702540_ChIPmentation-H3K27me3_A00266_0315_1_S1_L001_R2_001.fastq.gz MS051501.Chipmentation_H3K27me3.315.1.pair2.fastq.gz" calcext:value-type="string">
            <text:p>ln -s ../../H3K27me3/Epi_EU09_Flu_2-702540_ChIPmentation-H3K27me3_A00266_0315_1_S1_L001_R2_001.fastq.gz MS051501.Chipmentation_H3K27me3.315.1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09_NI_2-743019_ChIPmentation-H3K27me3_A00266_0322_4_S9_L004_R1_001.fastq.gz</text:p>
          </table:table-cell>
          <table:table-cell table:style-name="ce3" table:formula="of:=MID([.B450]; 5; 4)" office:value-type="string" office:string-value="EU09" calcext:value-type="string">
            <text:p>EU09</text:p>
          </table:table-cell>
          <table:table-cell table:style-name="ce3" table:formula="of:=IF(ISERROR(FIND(&quot;Flu&quot;; [.B450]; 1)); &quot;NI&quot;; &quot;Flu&quot;)" office:value-type="string" office:string-value="NI" calcext:value-type="string">
            <text:p>NI</text:p>
          </table:table-cell>
          <table:table-cell table:style-name="ce3" table:formula="of:=VLOOKUP(CONCATENATE([.C450]; &quot;_&quot;; [.D450]); ['file:///home/assez/Documents/projectDocs/EMC_Barreiro/allEMC_Barreiro.ods'#$EMC_Barreiro.$D$51:.$J$128];7)" office:value-type="string" office:string-value="MS051502" calcext:value-type="string">
            <text:p>MS051502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450]; &quot;.&quot;; [.$A$385]; &quot;.&quot;; [.F450]; &quot;.&quot;; [.G450]; &quot;.&quot;; &quot;pair&quot;; [.H450]; &quot;.fastq.gz&quot;)" office:value-type="string" office:string-value="MS051502.Chipmentation_H3K27me3.322.4.pair1.fastq.gz" calcext:value-type="string">
            <text:p>MS051502.Chipmentation_H3K27me3.322.4.pair1.fastq.gz</text:p>
          </table:table-cell>
          <table:table-cell table:formula="of:=CONCATENATE(&quot;ln -s ../../H3K27me3/&quot;; [.B450]; &quot; &quot;; [.I450])" office:value-type="string" office:string-value="ln -s ../../H3K27me3/Epi_EU09_NI_2-743019_ChIPmentation-H3K27me3_A00266_0322_4_S9_L004_R1_001.fastq.gz MS051502.Chipmentation_H3K27me3.322.4.pair1.fastq.gz" calcext:value-type="string">
            <text:p>ln -s ../../H3K27me3/Epi_EU09_NI_2-743019_ChIPmentation-H3K27me3_A00266_0322_4_S9_L004_R1_001.fastq.gz MS051502.Chipmentation_H3K27me3.322.4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09_NI_2-743019_ChIPmentation-H3K27me3_A00266_0322_4_S9_L004_R2_001.fastq.gz</text:p>
          </table:table-cell>
          <table:table-cell table:style-name="ce3" table:formula="of:=MID([.B451]; 5; 4)" office:value-type="string" office:string-value="EU09" calcext:value-type="string">
            <text:p>EU09</text:p>
          </table:table-cell>
          <table:table-cell table:style-name="ce3" table:formula="of:=IF(ISERROR(FIND(&quot;Flu&quot;; [.B451]; 1)); &quot;NI&quot;; &quot;Flu&quot;)" office:value-type="string" office:string-value="NI" calcext:value-type="string">
            <text:p>NI</text:p>
          </table:table-cell>
          <table:table-cell table:style-name="ce3" table:formula="of:=VLOOKUP(CONCATENATE([.C451]; &quot;_&quot;; [.D451]); ['file:///home/assez/Documents/projectDocs/EMC_Barreiro/allEMC_Barreiro.ods'#$EMC_Barreiro.$D$51:.$J$128];7)" office:value-type="string" office:string-value="MS051502" calcext:value-type="string">
            <text:p>MS051502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451]; &quot;.&quot;; [.$A$385]; &quot;.&quot;; [.F451]; &quot;.&quot;; [.G451]; &quot;.&quot;; &quot;pair&quot;; [.H451]; &quot;.fastq.gz&quot;)" office:value-type="string" office:string-value="MS051502.Chipmentation_H3K27me3.322.4.pair2.fastq.gz" calcext:value-type="string">
            <text:p>MS051502.Chipmentation_H3K27me3.322.4.pair2.fastq.gz</text:p>
          </table:table-cell>
          <table:table-cell table:formula="of:=CONCATENATE(&quot;ln -s ../../H3K27me3/&quot;; [.B451]; &quot; &quot;; [.I451])" office:value-type="string" office:string-value="ln -s ../../H3K27me3/Epi_EU09_NI_2-743019_ChIPmentation-H3K27me3_A00266_0322_4_S9_L004_R2_001.fastq.gz MS051502.Chipmentation_H3K27me3.322.4.pair2.fastq.gz" calcext:value-type="string">
            <text:p>ln -s ../../H3K27me3/Epi_EU09_NI_2-743019_ChIPmentation-H3K27me3_A00266_0322_4_S9_L004_R2_001.fastq.gz MS051502.Chipmentation_H3K27me3.322.4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13_Flu_2-742945_ChIPmentation-H3K27me3_A00266_0322_3_S9_L003_R1_001.fastq.gz</text:p>
          </table:table-cell>
          <table:table-cell table:style-name="ce3" table:formula="of:=MID([.B452]; 5; 4)" office:value-type="string" office:string-value="EU13" calcext:value-type="string">
            <text:p>EU13</text:p>
          </table:table-cell>
          <table:table-cell table:style-name="ce3" table:formula="of:=IF(ISERROR(FIND(&quot;Flu&quot;; [.B452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452]; &quot;_&quot;; [.D452]); ['file:///home/assez/Documents/projectDocs/EMC_Barreiro/allEMC_Barreiro.ods'#$EMC_Barreiro.$D$51:.$J$128];7)" office:value-type="string" office:string-value="MS051601" calcext:value-type="string">
            <text:p>MS051601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452]; &quot;.&quot;; [.$A$385]; &quot;.&quot;; [.F452]; &quot;.&quot;; [.G452]; &quot;.&quot;; &quot;pair&quot;; [.H452]; &quot;.fastq.gz&quot;)" office:value-type="string" office:string-value="MS051601.Chipmentation_H3K27me3.322.3.pair1.fastq.gz" calcext:value-type="string">
            <text:p>MS051601.Chipmentation_H3K27me3.322.3.pair1.fastq.gz</text:p>
          </table:table-cell>
          <table:table-cell table:formula="of:=CONCATENATE(&quot;ln -s ../../H3K27me3/&quot;; [.B452]; &quot; &quot;; [.I452])" office:value-type="string" office:string-value="ln -s ../../H3K27me3/Epi_EU13_Flu_2-742945_ChIPmentation-H3K27me3_A00266_0322_3_S9_L003_R1_001.fastq.gz MS051601.Chipmentation_H3K27me3.322.3.pair1.fastq.gz" calcext:value-type="string">
            <text:p>ln -s ../../H3K27me3/Epi_EU13_Flu_2-742945_ChIPmentation-H3K27me3_A00266_0322_3_S9_L003_R1_001.fastq.gz MS051601.Chipmentation_H3K27me3.322.3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13_Flu_2-742945_ChIPmentation-H3K27me3_A00266_0322_3_S9_L003_R2_001.fastq.gz</text:p>
          </table:table-cell>
          <table:table-cell table:style-name="ce3" table:formula="of:=MID([.B453]; 5; 4)" office:value-type="string" office:string-value="EU13" calcext:value-type="string">
            <text:p>EU13</text:p>
          </table:table-cell>
          <table:table-cell table:style-name="ce3" table:formula="of:=IF(ISERROR(FIND(&quot;Flu&quot;; [.B453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453]; &quot;_&quot;; [.D453]); ['file:///home/assez/Documents/projectDocs/EMC_Barreiro/allEMC_Barreiro.ods'#$EMC_Barreiro.$D$51:.$J$128];7)" office:value-type="string" office:string-value="MS051601" calcext:value-type="string">
            <text:p>MS051601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453]; &quot;.&quot;; [.$A$385]; &quot;.&quot;; [.F453]; &quot;.&quot;; [.G453]; &quot;.&quot;; &quot;pair&quot;; [.H453]; &quot;.fastq.gz&quot;)" office:value-type="string" office:string-value="MS051601.Chipmentation_H3K27me3.322.3.pair2.fastq.gz" calcext:value-type="string">
            <text:p>MS051601.Chipmentation_H3K27me3.322.3.pair2.fastq.gz</text:p>
          </table:table-cell>
          <table:table-cell table:formula="of:=CONCATENATE(&quot;ln -s ../../H3K27me3/&quot;; [.B453]; &quot; &quot;; [.I453])" office:value-type="string" office:string-value="ln -s ../../H3K27me3/Epi_EU13_Flu_2-742945_ChIPmentation-H3K27me3_A00266_0322_3_S9_L003_R2_001.fastq.gz MS051601.Chipmentation_H3K27me3.322.3.pair2.fastq.gz" calcext:value-type="string">
            <text:p>ln -s ../../H3K27me3/Epi_EU13_Flu_2-742945_ChIPmentation-H3K27me3_A00266_0322_3_S9_L003_R2_001.fastq.gz MS051601.Chipmentation_H3K27me3.322.3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13_NI_2-743024_ChIPmentation-H3K27me3_A00266_0322_4_S14_L004_R1_001.fastq.gz</text:p>
          </table:table-cell>
          <table:table-cell table:style-name="ce3" table:formula="of:=MID([.B454]; 5; 4)" office:value-type="string" office:string-value="EU13" calcext:value-type="string">
            <text:p>EU13</text:p>
          </table:table-cell>
          <table:table-cell table:style-name="ce3" table:formula="of:=IF(ISERROR(FIND(&quot;Flu&quot;; [.B454]; 1)); &quot;NI&quot;; &quot;Flu&quot;)" office:value-type="string" office:string-value="NI" calcext:value-type="string">
            <text:p>NI</text:p>
          </table:table-cell>
          <table:table-cell table:style-name="ce3" table:formula="of:=VLOOKUP(CONCATENATE([.C454]; &quot;_&quot;; [.D454]); ['file:///home/assez/Documents/projectDocs/EMC_Barreiro/allEMC_Barreiro.ods'#$EMC_Barreiro.$D$51:.$J$128];7)" office:value-type="string" office:string-value="MS051602" calcext:value-type="string">
            <text:p>MS051602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454]; &quot;.&quot;; [.$A$385]; &quot;.&quot;; [.F454]; &quot;.&quot;; [.G454]; &quot;.&quot;; &quot;pair&quot;; [.H454]; &quot;.fastq.gz&quot;)" office:value-type="string" office:string-value="MS051602.Chipmentation_H3K27me3.322.4.pair1.fastq.gz" calcext:value-type="string">
            <text:p>MS051602.Chipmentation_H3K27me3.322.4.pair1.fastq.gz</text:p>
          </table:table-cell>
          <table:table-cell table:formula="of:=CONCATENATE(&quot;ln -s ../../H3K27me3/&quot;; [.B454]; &quot; &quot;; [.I454])" office:value-type="string" office:string-value="ln -s ../../H3K27me3/Epi_EU13_NI_2-743024_ChIPmentation-H3K27me3_A00266_0322_4_S14_L004_R1_001.fastq.gz MS051602.Chipmentation_H3K27me3.322.4.pair1.fastq.gz" calcext:value-type="string">
            <text:p>ln -s ../../H3K27me3/Epi_EU13_NI_2-743024_ChIPmentation-H3K27me3_A00266_0322_4_S14_L004_R1_001.fastq.gz MS051602.Chipmentation_H3K27me3.322.4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13_NI_2-743024_ChIPmentation-H3K27me3_A00266_0322_4_S14_L004_R2_001.fastq.gz</text:p>
          </table:table-cell>
          <table:table-cell table:style-name="ce3" table:formula="of:=MID([.B455]; 5; 4)" office:value-type="string" office:string-value="EU13" calcext:value-type="string">
            <text:p>EU13</text:p>
          </table:table-cell>
          <table:table-cell table:style-name="ce3" table:formula="of:=IF(ISERROR(FIND(&quot;Flu&quot;; [.B455]; 1)); &quot;NI&quot;; &quot;Flu&quot;)" office:value-type="string" office:string-value="NI" calcext:value-type="string">
            <text:p>NI</text:p>
          </table:table-cell>
          <table:table-cell table:style-name="ce3" table:formula="of:=VLOOKUP(CONCATENATE([.C455]; &quot;_&quot;; [.D455]); ['file:///home/assez/Documents/projectDocs/EMC_Barreiro/allEMC_Barreiro.ods'#$EMC_Barreiro.$D$51:.$J$128];7)" office:value-type="string" office:string-value="MS051602" calcext:value-type="string">
            <text:p>MS051602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455]; &quot;.&quot;; [.$A$385]; &quot;.&quot;; [.F455]; &quot;.&quot;; [.G455]; &quot;.&quot;; &quot;pair&quot;; [.H455]; &quot;.fastq.gz&quot;)" office:value-type="string" office:string-value="MS051602.Chipmentation_H3K27me3.322.4.pair2.fastq.gz" calcext:value-type="string">
            <text:p>MS051602.Chipmentation_H3K27me3.322.4.pair2.fastq.gz</text:p>
          </table:table-cell>
          <table:table-cell table:formula="of:=CONCATENATE(&quot;ln -s ../../H3K27me3/&quot;; [.B455]; &quot; &quot;; [.I455])" office:value-type="string" office:string-value="ln -s ../../H3K27me3/Epi_EU13_NI_2-743024_ChIPmentation-H3K27me3_A00266_0322_4_S14_L004_R2_001.fastq.gz MS051602.Chipmentation_H3K27me3.322.4.pair2.fastq.gz" calcext:value-type="string">
            <text:p>ln -s ../../H3K27me3/Epi_EU13_NI_2-743024_ChIPmentation-H3K27me3_A00266_0322_4_S14_L004_R2_001.fastq.gz MS051602.Chipmentation_H3K27me3.322.4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15_Flu_2-742939_ChIPmentation-H3K27me3_A00266_0322_3_S3_L003_R1_001.fastq.gz</text:p>
          </table:table-cell>
          <table:table-cell table:style-name="ce3" table:formula="of:=MID([.B456]; 5; 4)" office:value-type="string" office:string-value="EU15" calcext:value-type="string">
            <text:p>EU15</text:p>
          </table:table-cell>
          <table:table-cell table:style-name="ce3" table:formula="of:=IF(ISERROR(FIND(&quot;Flu&quot;; [.B456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456]; &quot;_&quot;; [.D456]); ['file:///home/assez/Documents/projectDocs/EMC_Barreiro/allEMC_Barreiro.ods'#$EMC_Barreiro.$D$51:.$J$128];7)" office:value-type="string" office:string-value="MS051701" calcext:value-type="string">
            <text:p>MS051701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456]; &quot;.&quot;; [.$A$385]; &quot;.&quot;; [.F456]; &quot;.&quot;; [.G456]; &quot;.&quot;; &quot;pair&quot;; [.H456]; &quot;.fastq.gz&quot;)" office:value-type="string" office:string-value="MS051701.Chipmentation_H3K27me3.322.3.pair1.fastq.gz" calcext:value-type="string">
            <text:p>MS051701.Chipmentation_H3K27me3.322.3.pair1.fastq.gz</text:p>
          </table:table-cell>
          <table:table-cell table:formula="of:=CONCATENATE(&quot;ln -s ../../H3K27me3/&quot;; [.B456]; &quot; &quot;; [.I456])" office:value-type="string" office:string-value="ln -s ../../H3K27me3/Epi_EU15_Flu_2-742939_ChIPmentation-H3K27me3_A00266_0322_3_S3_L003_R1_001.fastq.gz MS051701.Chipmentation_H3K27me3.322.3.pair1.fastq.gz" calcext:value-type="string">
            <text:p>ln -s ../../H3K27me3/Epi_EU15_Flu_2-742939_ChIPmentation-H3K27me3_A00266_0322_3_S3_L003_R1_001.fastq.gz MS051701.Chipmentation_H3K27me3.322.3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15_Flu_2-742939_ChIPmentation-H3K27me3_A00266_0322_3_S3_L003_R2_001.fastq.gz</text:p>
          </table:table-cell>
          <table:table-cell table:style-name="ce3" table:formula="of:=MID([.B457]; 5; 4)" office:value-type="string" office:string-value="EU15" calcext:value-type="string">
            <text:p>EU15</text:p>
          </table:table-cell>
          <table:table-cell table:style-name="ce3" table:formula="of:=IF(ISERROR(FIND(&quot;Flu&quot;; [.B457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457]; &quot;_&quot;; [.D457]); ['file:///home/assez/Documents/projectDocs/EMC_Barreiro/allEMC_Barreiro.ods'#$EMC_Barreiro.$D$51:.$J$128];7)" office:value-type="string" office:string-value="MS051701" calcext:value-type="string">
            <text:p>MS051701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457]; &quot;.&quot;; [.$A$385]; &quot;.&quot;; [.F457]; &quot;.&quot;; [.G457]; &quot;.&quot;; &quot;pair&quot;; [.H457]; &quot;.fastq.gz&quot;)" office:value-type="string" office:string-value="MS051701.Chipmentation_H3K27me3.322.3.pair2.fastq.gz" calcext:value-type="string">
            <text:p>MS051701.Chipmentation_H3K27me3.322.3.pair2.fastq.gz</text:p>
          </table:table-cell>
          <table:table-cell table:formula="of:=CONCATENATE(&quot;ln -s ../../H3K27me3/&quot;; [.B457]; &quot; &quot;; [.I457])" office:value-type="string" office:string-value="ln -s ../../H3K27me3/Epi_EU15_Flu_2-742939_ChIPmentation-H3K27me3_A00266_0322_3_S3_L003_R2_001.fastq.gz MS051701.Chipmentation_H3K27me3.322.3.pair2.fastq.gz" calcext:value-type="string">
            <text:p>ln -s ../../H3K27me3/Epi_EU15_Flu_2-742939_ChIPmentation-H3K27me3_A00266_0322_3_S3_L003_R2_001.fastq.gz MS051701.Chipmentation_H3K27me3.322.3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15_NI_2-743018_ChIPmentation-H3K27me3_A00266_0322_4_S8_L004_R1_001.fastq.gz</text:p>
          </table:table-cell>
          <table:table-cell table:style-name="ce3" table:formula="of:=MID([.B458]; 5; 4)" office:value-type="string" office:string-value="EU15" calcext:value-type="string">
            <text:p>EU15</text:p>
          </table:table-cell>
          <table:table-cell table:style-name="ce3" table:formula="of:=IF(ISERROR(FIND(&quot;Flu&quot;; [.B458]; 1)); &quot;NI&quot;; &quot;Flu&quot;)" office:value-type="string" office:string-value="NI" calcext:value-type="string">
            <text:p>NI</text:p>
          </table:table-cell>
          <table:table-cell table:style-name="ce3" table:formula="of:=VLOOKUP(CONCATENATE([.C458]; &quot;_&quot;; [.D458]); ['file:///home/assez/Documents/projectDocs/EMC_Barreiro/allEMC_Barreiro.ods'#$EMC_Barreiro.$D$51:.$J$128];7)" office:value-type="string" office:string-value="MS051702" calcext:value-type="string">
            <text:p>MS051702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458]; &quot;.&quot;; [.$A$385]; &quot;.&quot;; [.F458]; &quot;.&quot;; [.G458]; &quot;.&quot;; &quot;pair&quot;; [.H458]; &quot;.fastq.gz&quot;)" office:value-type="string" office:string-value="MS051702.Chipmentation_H3K27me3.322.4.pair1.fastq.gz" calcext:value-type="string">
            <text:p>MS051702.Chipmentation_H3K27me3.322.4.pair1.fastq.gz</text:p>
          </table:table-cell>
          <table:table-cell table:formula="of:=CONCATENATE(&quot;ln -s ../../H3K27me3/&quot;; [.B458]; &quot; &quot;; [.I458])" office:value-type="string" office:string-value="ln -s ../../H3K27me3/Epi_EU15_NI_2-743018_ChIPmentation-H3K27me3_A00266_0322_4_S8_L004_R1_001.fastq.gz MS051702.Chipmentation_H3K27me3.322.4.pair1.fastq.gz" calcext:value-type="string">
            <text:p>ln -s ../../H3K27me3/Epi_EU15_NI_2-743018_ChIPmentation-H3K27me3_A00266_0322_4_S8_L004_R1_001.fastq.gz MS051702.Chipmentation_H3K27me3.322.4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15_NI_2-743018_ChIPmentation-H3K27me3_A00266_0322_4_S8_L004_R2_001.fastq.gz</text:p>
          </table:table-cell>
          <table:table-cell table:style-name="ce3" table:formula="of:=MID([.B459]; 5; 4)" office:value-type="string" office:string-value="EU15" calcext:value-type="string">
            <text:p>EU15</text:p>
          </table:table-cell>
          <table:table-cell table:style-name="ce3" table:formula="of:=IF(ISERROR(FIND(&quot;Flu&quot;; [.B459]; 1)); &quot;NI&quot;; &quot;Flu&quot;)" office:value-type="string" office:string-value="NI" calcext:value-type="string">
            <text:p>NI</text:p>
          </table:table-cell>
          <table:table-cell table:style-name="ce3" table:formula="of:=VLOOKUP(CONCATENATE([.C459]; &quot;_&quot;; [.D459]); ['file:///home/assez/Documents/projectDocs/EMC_Barreiro/allEMC_Barreiro.ods'#$EMC_Barreiro.$D$51:.$J$128];7)" office:value-type="string" office:string-value="MS051702" calcext:value-type="string">
            <text:p>MS051702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459]; &quot;.&quot;; [.$A$385]; &quot;.&quot;; [.F459]; &quot;.&quot;; [.G459]; &quot;.&quot;; &quot;pair&quot;; [.H459]; &quot;.fastq.gz&quot;)" office:value-type="string" office:string-value="MS051702.Chipmentation_H3K27me3.322.4.pair2.fastq.gz" calcext:value-type="string">
            <text:p>MS051702.Chipmentation_H3K27me3.322.4.pair2.fastq.gz</text:p>
          </table:table-cell>
          <table:table-cell table:formula="of:=CONCATENATE(&quot;ln -s ../../H3K27me3/&quot;; [.B459]; &quot; &quot;; [.I459])" office:value-type="string" office:string-value="ln -s ../../H3K27me3/Epi_EU15_NI_2-743018_ChIPmentation-H3K27me3_A00266_0322_4_S8_L004_R2_001.fastq.gz MS051702.Chipmentation_H3K27me3.322.4.pair2.fastq.gz" calcext:value-type="string">
            <text:p>ln -s ../../H3K27me3/Epi_EU15_NI_2-743018_ChIPmentation-H3K27me3_A00266_0322_4_S8_L004_R2_001.fastq.gz MS051702.Chipmentation_H3K27me3.322.4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19_Flu_2-702543_ChIPmentation-H3K27me3_A00266_0315_1_S4_L001_R1_001.fastq.gz</text:p>
          </table:table-cell>
          <table:table-cell table:style-name="ce3" table:formula="of:=MID([.B460]; 5; 4)" office:value-type="string" office:string-value="EU19" calcext:value-type="string">
            <text:p>EU19</text:p>
          </table:table-cell>
          <table:table-cell table:style-name="ce3" table:formula="of:=IF(ISERROR(FIND(&quot;Flu&quot;; [.B460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460]; &quot;_&quot;; [.D460]); ['file:///home/assez/Documents/projectDocs/EMC_Barreiro/allEMC_Barreiro.ods'#$EMC_Barreiro.$D$51:.$J$128];7)" office:value-type="string" office:string-value="MS051901" calcext:value-type="string">
            <text:p>MS051901</text:p>
          </table:table-cell>
          <table:table-cell table:style-name="ce3" office:value-type="float" office:value="315" calcext:value-type="float">
            <text:p>315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460]; &quot;.&quot;; [.$A$385]; &quot;.&quot;; [.F460]; &quot;.&quot;; [.G460]; &quot;.&quot;; &quot;pair&quot;; [.H460]; &quot;.fastq.gz&quot;)" office:value-type="string" office:string-value="MS051901.Chipmentation_H3K27me3.315.1.pair1.fastq.gz" calcext:value-type="string">
            <text:p>MS051901.Chipmentation_H3K27me3.315.1.pair1.fastq.gz</text:p>
          </table:table-cell>
          <table:table-cell table:formula="of:=CONCATENATE(&quot;ln -s ../../H3K27me3/&quot;; [.B460]; &quot; &quot;; [.I460])" office:value-type="string" office:string-value="ln -s ../../H3K27me3/Epi_EU19_Flu_2-702543_ChIPmentation-H3K27me3_A00266_0315_1_S4_L001_R1_001.fastq.gz MS051901.Chipmentation_H3K27me3.315.1.pair1.fastq.gz" calcext:value-type="string">
            <text:p>ln -s ../../H3K27me3/Epi_EU19_Flu_2-702543_ChIPmentation-H3K27me3_A00266_0315_1_S4_L001_R1_001.fastq.gz MS051901.Chipmentation_H3K27me3.315.1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19_Flu_2-702543_ChIPmentation-H3K27me3_A00266_0315_1_S4_L001_R2_001.fastq.gz</text:p>
          </table:table-cell>
          <table:table-cell table:style-name="ce3" table:formula="of:=MID([.B461]; 5; 4)" office:value-type="string" office:string-value="EU19" calcext:value-type="string">
            <text:p>EU19</text:p>
          </table:table-cell>
          <table:table-cell table:style-name="ce3" table:formula="of:=IF(ISERROR(FIND(&quot;Flu&quot;; [.B461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461]; &quot;_&quot;; [.D461]); ['file:///home/assez/Documents/projectDocs/EMC_Barreiro/allEMC_Barreiro.ods'#$EMC_Barreiro.$D$51:.$J$128];7)" office:value-type="string" office:string-value="MS051901" calcext:value-type="string">
            <text:p>MS051901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461]; &quot;.&quot;; [.$A$385]; &quot;.&quot;; [.F461]; &quot;.&quot;; [.G461]; &quot;.&quot;; &quot;pair&quot;; [.H461]; &quot;.fastq.gz&quot;)" office:value-type="string" office:string-value="MS051901.Chipmentation_H3K27me3.315.1.pair2.fastq.gz" calcext:value-type="string">
            <text:p>MS051901.Chipmentation_H3K27me3.315.1.pair2.fastq.gz</text:p>
          </table:table-cell>
          <table:table-cell table:formula="of:=CONCATENATE(&quot;ln -s ../../H3K27me3/&quot;; [.B461]; &quot; &quot;; [.I461])" office:value-type="string" office:string-value="ln -s ../../H3K27me3/Epi_EU19_Flu_2-702543_ChIPmentation-H3K27me3_A00266_0315_1_S4_L001_R2_001.fastq.gz MS051901.Chipmentation_H3K27me3.315.1.pair2.fastq.gz" calcext:value-type="string">
            <text:p>ln -s ../../H3K27me3/Epi_EU19_Flu_2-702543_ChIPmentation-H3K27me3_A00266_0315_1_S4_L001_R2_001.fastq.gz MS051901.Chipmentation_H3K27me3.315.1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19_NI_2-743016_ChIPmentation-H3K27me3_A00266_0322_4_S6_L004_R1_001.fastq.gz</text:p>
          </table:table-cell>
          <table:table-cell table:style-name="ce3" table:formula="of:=MID([.B462]; 5; 4)" office:value-type="string" office:string-value="EU19" calcext:value-type="string">
            <text:p>EU19</text:p>
          </table:table-cell>
          <table:table-cell table:style-name="ce3" table:formula="of:=IF(ISERROR(FIND(&quot;Flu&quot;; [.B462]; 1)); &quot;NI&quot;; &quot;Flu&quot;)" office:value-type="string" office:string-value="NI" calcext:value-type="string">
            <text:p>NI</text:p>
          </table:table-cell>
          <table:table-cell table:style-name="ce3" table:formula="of:=VLOOKUP(CONCATENATE([.C462]; &quot;_&quot;; [.D462]); ['file:///home/assez/Documents/projectDocs/EMC_Barreiro/allEMC_Barreiro.ods'#$EMC_Barreiro.$D$51:.$J$128];7)" office:value-type="string" office:string-value="MS051902" calcext:value-type="string">
            <text:p>MS051902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462]; &quot;.&quot;; [.$A$385]; &quot;.&quot;; [.F462]; &quot;.&quot;; [.G462]; &quot;.&quot;; &quot;pair&quot;; [.H462]; &quot;.fastq.gz&quot;)" office:value-type="string" office:string-value="MS051902.Chipmentation_H3K27me3.322.4.pair1.fastq.gz" calcext:value-type="string">
            <text:p>MS051902.Chipmentation_H3K27me3.322.4.pair1.fastq.gz</text:p>
          </table:table-cell>
          <table:table-cell table:formula="of:=CONCATENATE(&quot;ln -s ../../H3K27me3/&quot;; [.B462]; &quot; &quot;; [.I462])" office:value-type="string" office:string-value="ln -s ../../H3K27me3/Epi_EU19_NI_2-743016_ChIPmentation-H3K27me3_A00266_0322_4_S6_L004_R1_001.fastq.gz MS051902.Chipmentation_H3K27me3.322.4.pair1.fastq.gz" calcext:value-type="string">
            <text:p>ln -s ../../H3K27me3/Epi_EU19_NI_2-743016_ChIPmentation-H3K27me3_A00266_0322_4_S6_L004_R1_001.fastq.gz MS051902.Chipmentation_H3K27me3.322.4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19_NI_2-743016_ChIPmentation-H3K27me3_A00266_0322_4_S6_L004_R2_001.fastq.gz</text:p>
          </table:table-cell>
          <table:table-cell table:style-name="ce3" table:formula="of:=MID([.B463]; 5; 4)" office:value-type="string" office:string-value="EU19" calcext:value-type="string">
            <text:p>EU19</text:p>
          </table:table-cell>
          <table:table-cell table:style-name="ce3" table:formula="of:=IF(ISERROR(FIND(&quot;Flu&quot;; [.B463]; 1)); &quot;NI&quot;; &quot;Flu&quot;)" office:value-type="string" office:string-value="NI" calcext:value-type="string">
            <text:p>NI</text:p>
          </table:table-cell>
          <table:table-cell table:style-name="ce3" table:formula="of:=VLOOKUP(CONCATENATE([.C463]; &quot;_&quot;; [.D463]); ['file:///home/assez/Documents/projectDocs/EMC_Barreiro/allEMC_Barreiro.ods'#$EMC_Barreiro.$D$51:.$J$128];7)" office:value-type="string" office:string-value="MS051902" calcext:value-type="string">
            <text:p>MS051902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463]; &quot;.&quot;; [.$A$385]; &quot;.&quot;; [.F463]; &quot;.&quot;; [.G463]; &quot;.&quot;; &quot;pair&quot;; [.H463]; &quot;.fastq.gz&quot;)" office:value-type="string" office:string-value="MS051902.Chipmentation_H3K27me3.322.4.pair2.fastq.gz" calcext:value-type="string">
            <text:p>MS051902.Chipmentation_H3K27me3.322.4.pair2.fastq.gz</text:p>
          </table:table-cell>
          <table:table-cell table:formula="of:=CONCATENATE(&quot;ln -s ../../H3K27me3/&quot;; [.B463]; &quot; &quot;; [.I463])" office:value-type="string" office:string-value="ln -s ../../H3K27me3/Epi_EU19_NI_2-743016_ChIPmentation-H3K27me3_A00266_0322_4_S6_L004_R2_001.fastq.gz MS051902.Chipmentation_H3K27me3.322.4.pair2.fastq.gz" calcext:value-type="string">
            <text:p>ln -s ../../H3K27me3/Epi_EU19_NI_2-743016_ChIPmentation-H3K27me3_A00266_0322_4_S6_L004_R2_001.fastq.gz MS051902.Chipmentation_H3K27me3.322.4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21_Flu_2-743003_ChIPmentation-H3K27me3_A00266_0322_3_S17_L003_R1_001.fastq.gz</text:p>
          </table:table-cell>
          <table:table-cell table:style-name="ce3" table:formula="of:=MID([.B464]; 5; 4)" office:value-type="string" office:string-value="EU21" calcext:value-type="string">
            <text:p>EU21</text:p>
          </table:table-cell>
          <table:table-cell table:style-name="ce3" table:formula="of:=IF(ISERROR(FIND(&quot;Flu&quot;; [.B464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464]; &quot;_&quot;; [.D464]); ['file:///home/assez/Documents/projectDocs/EMC_Barreiro/allEMC_Barreiro.ods'#$EMC_Barreiro.$D$51:.$J$128];7)" office:value-type="string" office:string-value="MS052001" calcext:value-type="string">
            <text:p>MS052001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464]; &quot;.&quot;; [.$A$385]; &quot;.&quot;; [.F464]; &quot;.&quot;; [.G464]; &quot;.&quot;; &quot;pair&quot;; [.H464]; &quot;.fastq.gz&quot;)" office:value-type="string" office:string-value="MS052001.Chipmentation_H3K27me3.322.3.pair1.fastq.gz" calcext:value-type="string">
            <text:p>MS052001.Chipmentation_H3K27me3.322.3.pair1.fastq.gz</text:p>
          </table:table-cell>
          <table:table-cell table:formula="of:=CONCATENATE(&quot;ln -s ../../H3K27me3/&quot;; [.B464]; &quot; &quot;; [.I464])" office:value-type="string" office:string-value="ln -s ../../H3K27me3/Epi_EU21_Flu_2-743003_ChIPmentation-H3K27me3_A00266_0322_3_S17_L003_R1_001.fastq.gz MS052001.Chipmentation_H3K27me3.322.3.pair1.fastq.gz" calcext:value-type="string">
            <text:p>ln -s ../../H3K27me3/Epi_EU21_Flu_2-743003_ChIPmentation-H3K27me3_A00266_0322_3_S17_L003_R1_001.fastq.gz MS052001.Chipmentation_H3K27me3.322.3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21_Flu_2-743003_ChIPmentation-H3K27me3_A00266_0322_3_S17_L003_R2_001.fastq.gz</text:p>
          </table:table-cell>
          <table:table-cell table:style-name="ce3" table:formula="of:=MID([.B465]; 5; 4)" office:value-type="string" office:string-value="EU21" calcext:value-type="string">
            <text:p>EU21</text:p>
          </table:table-cell>
          <table:table-cell table:style-name="ce3" table:formula="of:=IF(ISERROR(FIND(&quot;Flu&quot;; [.B465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465]; &quot;_&quot;; [.D465]); ['file:///home/assez/Documents/projectDocs/EMC_Barreiro/allEMC_Barreiro.ods'#$EMC_Barreiro.$D$51:.$J$128];7)" office:value-type="string" office:string-value="MS052001" calcext:value-type="string">
            <text:p>MS052001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465]; &quot;.&quot;; [.$A$385]; &quot;.&quot;; [.F465]; &quot;.&quot;; [.G465]; &quot;.&quot;; &quot;pair&quot;; [.H465]; &quot;.fastq.gz&quot;)" office:value-type="string" office:string-value="MS052001.Chipmentation_H3K27me3.322.3.pair2.fastq.gz" calcext:value-type="string">
            <text:p>MS052001.Chipmentation_H3K27me3.322.3.pair2.fastq.gz</text:p>
          </table:table-cell>
          <table:table-cell table:formula="of:=CONCATENATE(&quot;ln -s ../../H3K27me3/&quot;; [.B465]; &quot; &quot;; [.I465])" office:value-type="string" office:string-value="ln -s ../../H3K27me3/Epi_EU21_Flu_2-743003_ChIPmentation-H3K27me3_A00266_0322_3_S17_L003_R2_001.fastq.gz MS052001.Chipmentation_H3K27me3.322.3.pair2.fastq.gz" calcext:value-type="string">
            <text:p>ln -s ../../H3K27me3/Epi_EU21_Flu_2-743003_ChIPmentation-H3K27me3_A00266_0322_3_S17_L003_R2_001.fastq.gz MS052001.Chipmentation_H3K27me3.322.3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21_NI_2-743014_ChIPmentation-H3K27me3_A00266_0322_4_S4_L004_R1_001.fastq.gz</text:p>
          </table:table-cell>
          <table:table-cell table:style-name="ce3" table:formula="of:=MID([.B466]; 5; 4)" office:value-type="string" office:string-value="EU21" calcext:value-type="string">
            <text:p>EU21</text:p>
          </table:table-cell>
          <table:table-cell table:style-name="ce3" table:formula="of:=IF(ISERROR(FIND(&quot;Flu&quot;; [.B466]; 1)); &quot;NI&quot;; &quot;Flu&quot;)" office:value-type="string" office:string-value="NI" calcext:value-type="string">
            <text:p>NI</text:p>
          </table:table-cell>
          <table:table-cell table:style-name="ce3" table:formula="of:=VLOOKUP(CONCATENATE([.C466]; &quot;_&quot;; [.D466]); ['file:///home/assez/Documents/projectDocs/EMC_Barreiro/allEMC_Barreiro.ods'#$EMC_Barreiro.$D$51:.$J$128];7)" office:value-type="string" office:string-value="MS052002" calcext:value-type="string">
            <text:p>MS052002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466]; &quot;.&quot;; [.$A$385]; &quot;.&quot;; [.F466]; &quot;.&quot;; [.G466]; &quot;.&quot;; &quot;pair&quot;; [.H466]; &quot;.fastq.gz&quot;)" office:value-type="string" office:string-value="MS052002.Chipmentation_H3K27me3.322.4.pair1.fastq.gz" calcext:value-type="string">
            <text:p>MS052002.Chipmentation_H3K27me3.322.4.pair1.fastq.gz</text:p>
          </table:table-cell>
          <table:table-cell table:formula="of:=CONCATENATE(&quot;ln -s ../../H3K27me3/&quot;; [.B466]; &quot; &quot;; [.I466])" office:value-type="string" office:string-value="ln -s ../../H3K27me3/Epi_EU21_NI_2-743014_ChIPmentation-H3K27me3_A00266_0322_4_S4_L004_R1_001.fastq.gz MS052002.Chipmentation_H3K27me3.322.4.pair1.fastq.gz" calcext:value-type="string">
            <text:p>ln -s ../../H3K27me3/Epi_EU21_NI_2-743014_ChIPmentation-H3K27me3_A00266_0322_4_S4_L004_R1_001.fastq.gz MS052002.Chipmentation_H3K27me3.322.4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21_NI_2-743014_ChIPmentation-H3K27me3_A00266_0322_4_S4_L004_R2_001.fastq.gz</text:p>
          </table:table-cell>
          <table:table-cell table:style-name="ce3" table:formula="of:=MID([.B467]; 5; 4)" office:value-type="string" office:string-value="EU21" calcext:value-type="string">
            <text:p>EU21</text:p>
          </table:table-cell>
          <table:table-cell table:style-name="ce3" table:formula="of:=IF(ISERROR(FIND(&quot;Flu&quot;; [.B467]; 1)); &quot;NI&quot;; &quot;Flu&quot;)" office:value-type="string" office:string-value="NI" calcext:value-type="string">
            <text:p>NI</text:p>
          </table:table-cell>
          <table:table-cell table:style-name="ce3" table:formula="of:=VLOOKUP(CONCATENATE([.C467]; &quot;_&quot;; [.D467]); ['file:///home/assez/Documents/projectDocs/EMC_Barreiro/allEMC_Barreiro.ods'#$EMC_Barreiro.$D$51:.$J$128];7)" office:value-type="string" office:string-value="MS052002" calcext:value-type="string">
            <text:p>MS052002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467]; &quot;.&quot;; [.$A$385]; &quot;.&quot;; [.F467]; &quot;.&quot;; [.G467]; &quot;.&quot;; &quot;pair&quot;; [.H467]; &quot;.fastq.gz&quot;)" office:value-type="string" office:string-value="MS052002.Chipmentation_H3K27me3.322.4.pair2.fastq.gz" calcext:value-type="string">
            <text:p>MS052002.Chipmentation_H3K27me3.322.4.pair2.fastq.gz</text:p>
          </table:table-cell>
          <table:table-cell table:formula="of:=CONCATENATE(&quot;ln -s ../../H3K27me3/&quot;; [.B467]; &quot; &quot;; [.I467])" office:value-type="string" office:string-value="ln -s ../../H3K27me3/Epi_EU21_NI_2-743014_ChIPmentation-H3K27me3_A00266_0322_4_S4_L004_R2_001.fastq.gz MS052002.Chipmentation_H3K27me3.322.4.pair2.fastq.gz" calcext:value-type="string">
            <text:p>ln -s ../../H3K27me3/Epi_EU21_NI_2-743014_ChIPmentation-H3K27me3_A00266_0322_4_S4_L004_R2_001.fastq.gz MS052002.Chipmentation_H3K27me3.322.4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25_Flu_2-742940_ChIPmentation-H3K27me3_A00266_0322_3_S4_L003_R1_001.fastq.gz</text:p>
          </table:table-cell>
          <table:table-cell table:style-name="ce3" table:formula="of:=MID([.B468]; 5; 4)" office:value-type="string" office:string-value="EU25" calcext:value-type="string">
            <text:p>EU25</text:p>
          </table:table-cell>
          <table:table-cell table:style-name="ce3" table:formula="of:=IF(ISERROR(FIND(&quot;Flu&quot;; [.B468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468]; &quot;_&quot;; [.D468]); ['file:///home/assez/Documents/projectDocs/EMC_Barreiro/allEMC_Barreiro.ods'#$EMC_Barreiro.$D$51:.$J$128];7)" office:value-type="string" office:string-value="MS052101" calcext:value-type="string">
            <text:p>MS052101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468]; &quot;.&quot;; [.$A$385]; &quot;.&quot;; [.F468]; &quot;.&quot;; [.G468]; &quot;.&quot;; &quot;pair&quot;; [.H468]; &quot;.fastq.gz&quot;)" office:value-type="string" office:string-value="MS052101.Chipmentation_H3K27me3.322.3.pair1.fastq.gz" calcext:value-type="string">
            <text:p>MS052101.Chipmentation_H3K27me3.322.3.pair1.fastq.gz</text:p>
          </table:table-cell>
          <table:table-cell table:formula="of:=CONCATENATE(&quot;ln -s ../../H3K27me3/&quot;; [.B468]; &quot; &quot;; [.I468])" office:value-type="string" office:string-value="ln -s ../../H3K27me3/Epi_EU25_Flu_2-742940_ChIPmentation-H3K27me3_A00266_0322_3_S4_L003_R1_001.fastq.gz MS052101.Chipmentation_H3K27me3.322.3.pair1.fastq.gz" calcext:value-type="string">
            <text:p>ln -s ../../H3K27me3/Epi_EU25_Flu_2-742940_ChIPmentation-H3K27me3_A00266_0322_3_S4_L003_R1_001.fastq.gz MS052101.Chipmentation_H3K27me3.322.3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25_Flu_2-742940_ChIPmentation-H3K27me3_A00266_0322_3_S4_L003_R2_001.fastq.gz</text:p>
          </table:table-cell>
          <table:table-cell table:style-name="ce3" table:formula="of:=MID([.B469]; 5; 4)" office:value-type="string" office:string-value="EU25" calcext:value-type="string">
            <text:p>EU25</text:p>
          </table:table-cell>
          <table:table-cell table:style-name="ce3" table:formula="of:=IF(ISERROR(FIND(&quot;Flu&quot;; [.B469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469]; &quot;_&quot;; [.D469]); ['file:///home/assez/Documents/projectDocs/EMC_Barreiro/allEMC_Barreiro.ods'#$EMC_Barreiro.$D$51:.$J$128];7)" office:value-type="string" office:string-value="MS052101" calcext:value-type="string">
            <text:p>MS052101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469]; &quot;.&quot;; [.$A$385]; &quot;.&quot;; [.F469]; &quot;.&quot;; [.G469]; &quot;.&quot;; &quot;pair&quot;; [.H469]; &quot;.fastq.gz&quot;)" office:value-type="string" office:string-value="MS052101.Chipmentation_H3K27me3.322.3.pair2.fastq.gz" calcext:value-type="string">
            <text:p>MS052101.Chipmentation_H3K27me3.322.3.pair2.fastq.gz</text:p>
          </table:table-cell>
          <table:table-cell table:formula="of:=CONCATENATE(&quot;ln -s ../../H3K27me3/&quot;; [.B469]; &quot; &quot;; [.I469])" office:value-type="string" office:string-value="ln -s ../../H3K27me3/Epi_EU25_Flu_2-742940_ChIPmentation-H3K27me3_A00266_0322_3_S4_L003_R2_001.fastq.gz MS052101.Chipmentation_H3K27me3.322.3.pair2.fastq.gz" calcext:value-type="string">
            <text:p>ln -s ../../H3K27me3/Epi_EU25_Flu_2-742940_ChIPmentation-H3K27me3_A00266_0322_3_S4_L003_R2_001.fastq.gz MS052101.Chipmentation_H3K27me3.322.3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25_NI_2-743029_ChIPmentation-H3K27me3_A00266_0322_4_S19_L004_R1_001.fastq.gz</text:p>
          </table:table-cell>
          <table:table-cell table:style-name="ce3" table:formula="of:=MID([.B470]; 5; 4)" office:value-type="string" office:string-value="EU25" calcext:value-type="string">
            <text:p>EU25</text:p>
          </table:table-cell>
          <table:table-cell table:style-name="ce3" table:formula="of:=IF(ISERROR(FIND(&quot;Flu&quot;; [.B470]; 1)); &quot;NI&quot;; &quot;Flu&quot;)" office:value-type="string" office:string-value="NI" calcext:value-type="string">
            <text:p>NI</text:p>
          </table:table-cell>
          <table:table-cell table:style-name="ce3" table:formula="of:=VLOOKUP(CONCATENATE([.C470]; &quot;_&quot;; [.D470]); ['file:///home/assez/Documents/projectDocs/EMC_Barreiro/allEMC_Barreiro.ods'#$EMC_Barreiro.$D$51:.$J$128];7)" office:value-type="string" office:string-value="MS052102" calcext:value-type="string">
            <text:p>MS052102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470]; &quot;.&quot;; [.$A$385]; &quot;.&quot;; [.F470]; &quot;.&quot;; [.G470]; &quot;.&quot;; &quot;pair&quot;; [.H470]; &quot;.fastq.gz&quot;)" office:value-type="string" office:string-value="MS052102.Chipmentation_H3K27me3.322.4.pair1.fastq.gz" calcext:value-type="string">
            <text:p>MS052102.Chipmentation_H3K27me3.322.4.pair1.fastq.gz</text:p>
          </table:table-cell>
          <table:table-cell table:formula="of:=CONCATENATE(&quot;ln -s ../../H3K27me3/&quot;; [.B470]; &quot; &quot;; [.I470])" office:value-type="string" office:string-value="ln -s ../../H3K27me3/Epi_EU25_NI_2-743029_ChIPmentation-H3K27me3_A00266_0322_4_S19_L004_R1_001.fastq.gz MS052102.Chipmentation_H3K27me3.322.4.pair1.fastq.gz" calcext:value-type="string">
            <text:p>ln -s ../../H3K27me3/Epi_EU25_NI_2-743029_ChIPmentation-H3K27me3_A00266_0322_4_S19_L004_R1_001.fastq.gz MS052102.Chipmentation_H3K27me3.322.4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25_NI_2-743029_ChIPmentation-H3K27me3_A00266_0322_4_S19_L004_R2_001.fastq.gz</text:p>
          </table:table-cell>
          <table:table-cell table:style-name="ce3" table:formula="of:=MID([.B471]; 5; 4)" office:value-type="string" office:string-value="EU25" calcext:value-type="string">
            <text:p>EU25</text:p>
          </table:table-cell>
          <table:table-cell table:style-name="ce3" table:formula="of:=IF(ISERROR(FIND(&quot;Flu&quot;; [.B471]; 1)); &quot;NI&quot;; &quot;Flu&quot;)" office:value-type="string" office:string-value="NI" calcext:value-type="string">
            <text:p>NI</text:p>
          </table:table-cell>
          <table:table-cell table:style-name="ce3" table:formula="of:=VLOOKUP(CONCATENATE([.C471]; &quot;_&quot;; [.D471]); ['file:///home/assez/Documents/projectDocs/EMC_Barreiro/allEMC_Barreiro.ods'#$EMC_Barreiro.$D$51:.$J$128];7)" office:value-type="string" office:string-value="MS052102" calcext:value-type="string">
            <text:p>MS052102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471]; &quot;.&quot;; [.$A$385]; &quot;.&quot;; [.F471]; &quot;.&quot;; [.G471]; &quot;.&quot;; &quot;pair&quot;; [.H471]; &quot;.fastq.gz&quot;)" office:value-type="string" office:string-value="MS052102.Chipmentation_H3K27me3.322.4.pair2.fastq.gz" calcext:value-type="string">
            <text:p>MS052102.Chipmentation_H3K27me3.322.4.pair2.fastq.gz</text:p>
          </table:table-cell>
          <table:table-cell table:formula="of:=CONCATENATE(&quot;ln -s ../../H3K27me3/&quot;; [.B471]; &quot; &quot;; [.I471])" office:value-type="string" office:string-value="ln -s ../../H3K27me3/Epi_EU25_NI_2-743029_ChIPmentation-H3K27me3_A00266_0322_4_S19_L004_R2_001.fastq.gz MS052102.Chipmentation_H3K27me3.322.4.pair2.fastq.gz" calcext:value-type="string">
            <text:p>ln -s ../../H3K27me3/Epi_EU25_NI_2-743029_ChIPmentation-H3K27me3_A00266_0322_4_S19_L004_R2_001.fastq.gz MS052102.Chipmentation_H3K27me3.322.4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27_Flu_2-743021_ChIPmentation-H3K27me3_A00266_0322_4_S11_L004_R1_001.fastq.gz</text:p>
          </table:table-cell>
          <table:table-cell table:style-name="ce3" table:formula="of:=MID([.B472]; 5; 4)" office:value-type="string" office:string-value="EU27" calcext:value-type="string">
            <text:p>EU27</text:p>
          </table:table-cell>
          <table:table-cell table:style-name="ce3" table:formula="of:=IF(ISERROR(FIND(&quot;Flu&quot;; [.B472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472]; &quot;_&quot;; [.D472]); ['file:///home/assez/Documents/projectDocs/EMC_Barreiro/allEMC_Barreiro.ods'#$EMC_Barreiro.$D$51:.$J$128];7)" office:value-type="string" office:string-value="MS052201" calcext:value-type="string">
            <text:p>MS052201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472]; &quot;.&quot;; [.$A$385]; &quot;.&quot;; [.F472]; &quot;.&quot;; [.G472]; &quot;.&quot;; &quot;pair&quot;; [.H472]; &quot;.fastq.gz&quot;)" office:value-type="string" office:string-value="MS052201.Chipmentation_H3K27me3.322.4.pair1.fastq.gz" calcext:value-type="string">
            <text:p>MS052201.Chipmentation_H3K27me3.322.4.pair1.fastq.gz</text:p>
          </table:table-cell>
          <table:table-cell table:formula="of:=CONCATENATE(&quot;ln -s ../../H3K27me3/&quot;; [.B472]; &quot; &quot;; [.I472])" office:value-type="string" office:string-value="ln -s ../../H3K27me3/Epi_EU27_Flu_2-743021_ChIPmentation-H3K27me3_A00266_0322_4_S11_L004_R1_001.fastq.gz MS052201.Chipmentation_H3K27me3.322.4.pair1.fastq.gz" calcext:value-type="string">
            <text:p>ln -s ../../H3K27me3/Epi_EU27_Flu_2-743021_ChIPmentation-H3K27me3_A00266_0322_4_S11_L004_R1_001.fastq.gz MS052201.Chipmentation_H3K27me3.322.4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27_Flu_2-743021_ChIPmentation-H3K27me3_A00266_0322_4_S11_L004_R2_001.fastq.gz</text:p>
          </table:table-cell>
          <table:table-cell table:style-name="ce3" table:formula="of:=MID([.B473]; 5; 4)" office:value-type="string" office:string-value="EU27" calcext:value-type="string">
            <text:p>EU27</text:p>
          </table:table-cell>
          <table:table-cell table:style-name="ce3" table:formula="of:=IF(ISERROR(FIND(&quot;Flu&quot;; [.B473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473]; &quot;_&quot;; [.D473]); ['file:///home/assez/Documents/projectDocs/EMC_Barreiro/allEMC_Barreiro.ods'#$EMC_Barreiro.$D$51:.$J$128];7)" office:value-type="string" office:string-value="MS052201" calcext:value-type="string">
            <text:p>MS052201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473]; &quot;.&quot;; [.$A$385]; &quot;.&quot;; [.F473]; &quot;.&quot;; [.G473]; &quot;.&quot;; &quot;pair&quot;; [.H473]; &quot;.fastq.gz&quot;)" office:value-type="string" office:string-value="MS052201.Chipmentation_H3K27me3.322.4.pair2.fastq.gz" calcext:value-type="string">
            <text:p>MS052201.Chipmentation_H3K27me3.322.4.pair2.fastq.gz</text:p>
          </table:table-cell>
          <table:table-cell table:formula="of:=CONCATENATE(&quot;ln -s ../../H3K27me3/&quot;; [.B473]; &quot; &quot;; [.I473])" office:value-type="string" office:string-value="ln -s ../../H3K27me3/Epi_EU27_Flu_2-743021_ChIPmentation-H3K27me3_A00266_0322_4_S11_L004_R2_001.fastq.gz MS052201.Chipmentation_H3K27me3.322.4.pair2.fastq.gz" calcext:value-type="string">
            <text:p>ln -s ../../H3K27me3/Epi_EU27_Flu_2-743021_ChIPmentation-H3K27me3_A00266_0322_4_S11_L004_R2_001.fastq.gz MS052201.Chipmentation_H3K27me3.322.4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27_NI_2-743020_ChIPmentation-H3K27me3_A00266_0322_4_S10_L004_R1_001.fastq.gz</text:p>
          </table:table-cell>
          <table:table-cell table:style-name="ce3" table:formula="of:=MID([.B474]; 5; 4)" office:value-type="string" office:string-value="EU27" calcext:value-type="string">
            <text:p>EU27</text:p>
          </table:table-cell>
          <table:table-cell table:style-name="ce3" table:formula="of:=IF(ISERROR(FIND(&quot;Flu&quot;; [.B474]; 1)); &quot;NI&quot;; &quot;Flu&quot;)" office:value-type="string" office:string-value="NI" calcext:value-type="string">
            <text:p>NI</text:p>
          </table:table-cell>
          <table:table-cell table:style-name="ce3" table:formula="of:=VLOOKUP(CONCATENATE([.C474]; &quot;_&quot;; [.D474]); ['file:///home/assez/Documents/projectDocs/EMC_Barreiro/allEMC_Barreiro.ods'#$EMC_Barreiro.$D$51:.$J$128];7)" office:value-type="string" office:string-value="MS052202" calcext:value-type="string">
            <text:p>MS052202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474]; &quot;.&quot;; [.$A$385]; &quot;.&quot;; [.F474]; &quot;.&quot;; [.G474]; &quot;.&quot;; &quot;pair&quot;; [.H474]; &quot;.fastq.gz&quot;)" office:value-type="string" office:string-value="MS052202.Chipmentation_H3K27me3.322.4.pair1.fastq.gz" calcext:value-type="string">
            <text:p>MS052202.Chipmentation_H3K27me3.322.4.pair1.fastq.gz</text:p>
          </table:table-cell>
          <table:table-cell table:formula="of:=CONCATENATE(&quot;ln -s ../../H3K27me3/&quot;; [.B474]; &quot; &quot;; [.I474])" office:value-type="string" office:string-value="ln -s ../../H3K27me3/Epi_EU27_NI_2-743020_ChIPmentation-H3K27me3_A00266_0322_4_S10_L004_R1_001.fastq.gz MS052202.Chipmentation_H3K27me3.322.4.pair1.fastq.gz" calcext:value-type="string">
            <text:p>ln -s ../../H3K27me3/Epi_EU27_NI_2-743020_ChIPmentation-H3K27me3_A00266_0322_4_S10_L004_R1_001.fastq.gz MS052202.Chipmentation_H3K27me3.322.4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27_NI_2-743020_ChIPmentation-H3K27me3_A00266_0322_4_S10_L004_R2_001.fastq.gz</text:p>
          </table:table-cell>
          <table:table-cell table:style-name="ce3" table:formula="of:=MID([.B475]; 5; 4)" office:value-type="string" office:string-value="EU27" calcext:value-type="string">
            <text:p>EU27</text:p>
          </table:table-cell>
          <table:table-cell table:style-name="ce3" table:formula="of:=IF(ISERROR(FIND(&quot;Flu&quot;; [.B475]; 1)); &quot;NI&quot;; &quot;Flu&quot;)" office:value-type="string" office:string-value="NI" calcext:value-type="string">
            <text:p>NI</text:p>
          </table:table-cell>
          <table:table-cell table:style-name="ce3" table:formula="of:=VLOOKUP(CONCATENATE([.C475]; &quot;_&quot;; [.D475]); ['file:///home/assez/Documents/projectDocs/EMC_Barreiro/allEMC_Barreiro.ods'#$EMC_Barreiro.$D$51:.$J$128];7)" office:value-type="string" office:string-value="MS052202" calcext:value-type="string">
            <text:p>MS052202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475]; &quot;.&quot;; [.$A$385]; &quot;.&quot;; [.F475]; &quot;.&quot;; [.G475]; &quot;.&quot;; &quot;pair&quot;; [.H475]; &quot;.fastq.gz&quot;)" office:value-type="string" office:string-value="MS052202.Chipmentation_H3K27me3.322.4.pair2.fastq.gz" calcext:value-type="string">
            <text:p>MS052202.Chipmentation_H3K27me3.322.4.pair2.fastq.gz</text:p>
          </table:table-cell>
          <table:table-cell table:formula="of:=CONCATENATE(&quot;ln -s ../../H3K27me3/&quot;; [.B475]; &quot; &quot;; [.I475])" office:value-type="string" office:string-value="ln -s ../../H3K27me3/Epi_EU27_NI_2-743020_ChIPmentation-H3K27me3_A00266_0322_4_S10_L004_R2_001.fastq.gz MS052202.Chipmentation_H3K27me3.322.4.pair2.fastq.gz" calcext:value-type="string">
            <text:p>ln -s ../../H3K27me3/Epi_EU27_NI_2-743020_ChIPmentation-H3K27me3_A00266_0322_4_S10_L004_R2_001.fastq.gz MS052202.Chipmentation_H3K27me3.322.4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29_Flu_2-743027_ChIPmentation-H3K27me3_A00266_0322_4_S17_L004_R1_001.fastq.gz</text:p>
          </table:table-cell>
          <table:table-cell table:style-name="ce3" table:formula="of:=MID([.B476]; 5; 4)" office:value-type="string" office:string-value="EU29" calcext:value-type="string">
            <text:p>EU29</text:p>
          </table:table-cell>
          <table:table-cell table:style-name="ce3" table:formula="of:=IF(ISERROR(FIND(&quot;Flu&quot;; [.B476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476]; &quot;_&quot;; [.D476]); ['file:///home/assez/Documents/projectDocs/EMC_Barreiro/allEMC_Barreiro.ods'#$EMC_Barreiro.$D$51:.$J$128];7)" office:value-type="string" office:string-value="MS052301" calcext:value-type="string">
            <text:p>MS052301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476]; &quot;.&quot;; [.$A$385]; &quot;.&quot;; [.F476]; &quot;.&quot;; [.G476]; &quot;.&quot;; &quot;pair&quot;; [.H476]; &quot;.fastq.gz&quot;)" office:value-type="string" office:string-value="MS052301.Chipmentation_H3K27me3.322.4.pair1.fastq.gz" calcext:value-type="string">
            <text:p>MS052301.Chipmentation_H3K27me3.322.4.pair1.fastq.gz</text:p>
          </table:table-cell>
          <table:table-cell table:formula="of:=CONCATENATE(&quot;ln -s ../../H3K27me3/&quot;; [.B476]; &quot; &quot;; [.I476])" office:value-type="string" office:string-value="ln -s ../../H3K27me3/Epi_EU29_Flu_2-743027_ChIPmentation-H3K27me3_A00266_0322_4_S17_L004_R1_001.fastq.gz MS052301.Chipmentation_H3K27me3.322.4.pair1.fastq.gz" calcext:value-type="string">
            <text:p>ln -s ../../H3K27me3/Epi_EU29_Flu_2-743027_ChIPmentation-H3K27me3_A00266_0322_4_S17_L004_R1_001.fastq.gz MS052301.Chipmentation_H3K27me3.322.4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29_Flu_2-743027_ChIPmentation-H3K27me3_A00266_0322_4_S17_L004_R2_001.fastq.gz</text:p>
          </table:table-cell>
          <table:table-cell table:style-name="ce3" table:formula="of:=MID([.B477]; 5; 4)" office:value-type="string" office:string-value="EU29" calcext:value-type="string">
            <text:p>EU29</text:p>
          </table:table-cell>
          <table:table-cell table:style-name="ce3" table:formula="of:=IF(ISERROR(FIND(&quot;Flu&quot;; [.B477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477]; &quot;_&quot;; [.D477]); ['file:///home/assez/Documents/projectDocs/EMC_Barreiro/allEMC_Barreiro.ods'#$EMC_Barreiro.$D$51:.$J$128];7)" office:value-type="string" office:string-value="MS052301" calcext:value-type="string">
            <text:p>MS052301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477]; &quot;.&quot;; [.$A$385]; &quot;.&quot;; [.F477]; &quot;.&quot;; [.G477]; &quot;.&quot;; &quot;pair&quot;; [.H477]; &quot;.fastq.gz&quot;)" office:value-type="string" office:string-value="MS052301.Chipmentation_H3K27me3.322.4.pair2.fastq.gz" calcext:value-type="string">
            <text:p>MS052301.Chipmentation_H3K27me3.322.4.pair2.fastq.gz</text:p>
          </table:table-cell>
          <table:table-cell table:formula="of:=CONCATENATE(&quot;ln -s ../../H3K27me3/&quot;; [.B477]; &quot; &quot;; [.I477])" office:value-type="string" office:string-value="ln -s ../../H3K27me3/Epi_EU29_Flu_2-743027_ChIPmentation-H3K27me3_A00266_0322_4_S17_L004_R2_001.fastq.gz MS052301.Chipmentation_H3K27me3.322.4.pair2.fastq.gz" calcext:value-type="string">
            <text:p>ln -s ../../H3K27me3/Epi_EU29_Flu_2-743027_ChIPmentation-H3K27me3_A00266_0322_4_S17_L004_R2_001.fastq.gz MS052301.Chipmentation_H3K27me3.322.4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29_NI_2-743022_ChIPmentation-H3K27me3_A00266_0322_4_S12_L004_R1_001.fastq.gz</text:p>
          </table:table-cell>
          <table:table-cell table:style-name="ce3" table:formula="of:=MID([.B478]; 5; 4)" office:value-type="string" office:string-value="EU29" calcext:value-type="string">
            <text:p>EU29</text:p>
          </table:table-cell>
          <table:table-cell table:style-name="ce3" table:formula="of:=IF(ISERROR(FIND(&quot;Flu&quot;; [.B478]; 1)); &quot;NI&quot;; &quot;Flu&quot;)" office:value-type="string" office:string-value="NI" calcext:value-type="string">
            <text:p>NI</text:p>
          </table:table-cell>
          <table:table-cell table:style-name="ce3" table:formula="of:=VLOOKUP(CONCATENATE([.C478]; &quot;_&quot;; [.D478]); ['file:///home/assez/Documents/projectDocs/EMC_Barreiro/allEMC_Barreiro.ods'#$EMC_Barreiro.$D$51:.$J$128];7)" office:value-type="string" office:string-value="MS052302" calcext:value-type="string">
            <text:p>MS052302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478]; &quot;.&quot;; [.$A$385]; &quot;.&quot;; [.F478]; &quot;.&quot;; [.G478]; &quot;.&quot;; &quot;pair&quot;; [.H478]; &quot;.fastq.gz&quot;)" office:value-type="string" office:string-value="MS052302.Chipmentation_H3K27me3.322.4.pair1.fastq.gz" calcext:value-type="string">
            <text:p>MS052302.Chipmentation_H3K27me3.322.4.pair1.fastq.gz</text:p>
          </table:table-cell>
          <table:table-cell table:formula="of:=CONCATENATE(&quot;ln -s ../../H3K27me3/&quot;; [.B478]; &quot; &quot;; [.I478])" office:value-type="string" office:string-value="ln -s ../../H3K27me3/Epi_EU29_NI_2-743022_ChIPmentation-H3K27me3_A00266_0322_4_S12_L004_R1_001.fastq.gz MS052302.Chipmentation_H3K27me3.322.4.pair1.fastq.gz" calcext:value-type="string">
            <text:p>ln -s ../../H3K27me3/Epi_EU29_NI_2-743022_ChIPmentation-H3K27me3_A00266_0322_4_S12_L004_R1_001.fastq.gz MS052302.Chipmentation_H3K27me3.322.4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29_NI_2-743022_ChIPmentation-H3K27me3_A00266_0322_4_S12_L004_R2_001.fastq.gz</text:p>
          </table:table-cell>
          <table:table-cell table:style-name="ce3" table:formula="of:=MID([.B479]; 5; 4)" office:value-type="string" office:string-value="EU29" calcext:value-type="string">
            <text:p>EU29</text:p>
          </table:table-cell>
          <table:table-cell table:style-name="ce3" table:formula="of:=IF(ISERROR(FIND(&quot;Flu&quot;; [.B479]; 1)); &quot;NI&quot;; &quot;Flu&quot;)" office:value-type="string" office:string-value="NI" calcext:value-type="string">
            <text:p>NI</text:p>
          </table:table-cell>
          <table:table-cell table:style-name="ce3" table:formula="of:=VLOOKUP(CONCATENATE([.C479]; &quot;_&quot;; [.D479]); ['file:///home/assez/Documents/projectDocs/EMC_Barreiro/allEMC_Barreiro.ods'#$EMC_Barreiro.$D$51:.$J$128];7)" office:value-type="string" office:string-value="MS052302" calcext:value-type="string">
            <text:p>MS052302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479]; &quot;.&quot;; [.$A$385]; &quot;.&quot;; [.F479]; &quot;.&quot;; [.G479]; &quot;.&quot;; &quot;pair&quot;; [.H479]; &quot;.fastq.gz&quot;)" office:value-type="string" office:string-value="MS052302.Chipmentation_H3K27me3.322.4.pair2.fastq.gz" calcext:value-type="string">
            <text:p>MS052302.Chipmentation_H3K27me3.322.4.pair2.fastq.gz</text:p>
          </table:table-cell>
          <table:table-cell table:formula="of:=CONCATENATE(&quot;ln -s ../../H3K27me3/&quot;; [.B479]; &quot; &quot;; [.I479])" office:value-type="string" office:string-value="ln -s ../../H3K27me3/Epi_EU29_NI_2-743022_ChIPmentation-H3K27me3_A00266_0322_4_S12_L004_R2_001.fastq.gz MS052302.Chipmentation_H3K27me3.322.4.pair2.fastq.gz" calcext:value-type="string">
            <text:p>ln -s ../../H3K27me3/Epi_EU29_NI_2-743022_ChIPmentation-H3K27me3_A00266_0322_4_S12_L004_R2_001.fastq.gz MS052302.Chipmentation_H3K27me3.322.4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33_Flu_2-743026_ChIPmentation-H3K27me3_A00266_0322_4_S16_L004_R1_001.fastq.gz</text:p>
          </table:table-cell>
          <table:table-cell table:style-name="ce3" table:formula="of:=MID([.B480]; 5; 4)" office:value-type="string" office:string-value="EU33" calcext:value-type="string">
            <text:p>EU33</text:p>
          </table:table-cell>
          <table:table-cell table:style-name="ce3" table:formula="of:=IF(ISERROR(FIND(&quot;Flu&quot;; [.B480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480]; &quot;_&quot;; [.D480]); ['file:///home/assez/Documents/projectDocs/EMC_Barreiro/allEMC_Barreiro.ods'#$EMC_Barreiro.$D$51:.$J$128];7)" office:value-type="string" office:string-value="MS052501" calcext:value-type="string">
            <text:p>MS052501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480]; &quot;.&quot;; [.$A$385]; &quot;.&quot;; [.F480]; &quot;.&quot;; [.G480]; &quot;.&quot;; &quot;pair&quot;; [.H480]; &quot;.fastq.gz&quot;)" office:value-type="string" office:string-value="MS052501.Chipmentation_H3K27me3.322.4.pair1.fastq.gz" calcext:value-type="string">
            <text:p>MS052501.Chipmentation_H3K27me3.322.4.pair1.fastq.gz</text:p>
          </table:table-cell>
          <table:table-cell table:formula="of:=CONCATENATE(&quot;ln -s ../../H3K27me3/&quot;; [.B480]; &quot; &quot;; [.I480])" office:value-type="string" office:string-value="ln -s ../../H3K27me3/Epi_EU33_Flu_2-743026_ChIPmentation-H3K27me3_A00266_0322_4_S16_L004_R1_001.fastq.gz MS052501.Chipmentation_H3K27me3.322.4.pair1.fastq.gz" calcext:value-type="string">
            <text:p>ln -s ../../H3K27me3/Epi_EU33_Flu_2-743026_ChIPmentation-H3K27me3_A00266_0322_4_S16_L004_R1_001.fastq.gz MS052501.Chipmentation_H3K27me3.322.4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33_Flu_2-743026_ChIPmentation-H3K27me3_A00266_0322_4_S16_L004_R2_001.fastq.gz</text:p>
          </table:table-cell>
          <table:table-cell table:style-name="ce3" table:formula="of:=MID([.B481]; 5; 4)" office:value-type="string" office:string-value="EU33" calcext:value-type="string">
            <text:p>EU33</text:p>
          </table:table-cell>
          <table:table-cell table:style-name="ce3" table:formula="of:=IF(ISERROR(FIND(&quot;Flu&quot;; [.B481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481]; &quot;_&quot;; [.D481]); ['file:///home/assez/Documents/projectDocs/EMC_Barreiro/allEMC_Barreiro.ods'#$EMC_Barreiro.$D$51:.$J$128];7)" office:value-type="string" office:string-value="MS052501" calcext:value-type="string">
            <text:p>MS052501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481]; &quot;.&quot;; [.$A$385]; &quot;.&quot;; [.F481]; &quot;.&quot;; [.G481]; &quot;.&quot;; &quot;pair&quot;; [.H481]; &quot;.fastq.gz&quot;)" office:value-type="string" office:string-value="MS052501.Chipmentation_H3K27me3.322.4.pair2.fastq.gz" calcext:value-type="string">
            <text:p>MS052501.Chipmentation_H3K27me3.322.4.pair2.fastq.gz</text:p>
          </table:table-cell>
          <table:table-cell table:formula="of:=CONCATENATE(&quot;ln -s ../../H3K27me3/&quot;; [.B481]; &quot; &quot;; [.I481])" office:value-type="string" office:string-value="ln -s ../../H3K27me3/Epi_EU33_Flu_2-743026_ChIPmentation-H3K27me3_A00266_0322_4_S16_L004_R2_001.fastq.gz MS052501.Chipmentation_H3K27me3.322.4.pair2.fastq.gz" calcext:value-type="string">
            <text:p>ln -s ../../H3K27me3/Epi_EU33_Flu_2-743026_ChIPmentation-H3K27me3_A00266_0322_4_S16_L004_R2_001.fastq.gz MS052501.Chipmentation_H3K27me3.322.4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33_NI_2-743028_ChIPmentation-H3K27me3_A00266_0322_4_S18_L004_R1_001.fastq.gz</text:p>
          </table:table-cell>
          <table:table-cell table:style-name="ce3" table:formula="of:=MID([.B482]; 5; 4)" office:value-type="string" office:string-value="EU33" calcext:value-type="string">
            <text:p>EU33</text:p>
          </table:table-cell>
          <table:table-cell table:style-name="ce3" table:formula="of:=IF(ISERROR(FIND(&quot;Flu&quot;; [.B482]; 1)); &quot;NI&quot;; &quot;Flu&quot;)" office:value-type="string" office:string-value="NI" calcext:value-type="string">
            <text:p>NI</text:p>
          </table:table-cell>
          <table:table-cell table:style-name="ce3" table:formula="of:=VLOOKUP(CONCATENATE([.C482]; &quot;_&quot;; [.D482]); ['file:///home/assez/Documents/projectDocs/EMC_Barreiro/allEMC_Barreiro.ods'#$EMC_Barreiro.$D$51:.$J$128];7)" office:value-type="string" office:string-value="MS052502" calcext:value-type="string">
            <text:p>MS052502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482]; &quot;.&quot;; [.$A$385]; &quot;.&quot;; [.F482]; &quot;.&quot;; [.G482]; &quot;.&quot;; &quot;pair&quot;; [.H482]; &quot;.fastq.gz&quot;)" office:value-type="string" office:string-value="MS052502.Chipmentation_H3K27me3.322.4.pair1.fastq.gz" calcext:value-type="string">
            <text:p>MS052502.Chipmentation_H3K27me3.322.4.pair1.fastq.gz</text:p>
          </table:table-cell>
          <table:table-cell table:formula="of:=CONCATENATE(&quot;ln -s ../../H3K27me3/&quot;; [.B482]; &quot; &quot;; [.I482])" office:value-type="string" office:string-value="ln -s ../../H3K27me3/Epi_EU33_NI_2-743028_ChIPmentation-H3K27me3_A00266_0322_4_S18_L004_R1_001.fastq.gz MS052502.Chipmentation_H3K27me3.322.4.pair1.fastq.gz" calcext:value-type="string">
            <text:p>ln -s ../../H3K27me3/Epi_EU33_NI_2-743028_ChIPmentation-H3K27me3_A00266_0322_4_S18_L004_R1_001.fastq.gz MS052502.Chipmentation_H3K27me3.322.4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33_NI_2-743028_ChIPmentation-H3K27me3_A00266_0322_4_S18_L004_R2_001.fastq.gz</text:p>
          </table:table-cell>
          <table:table-cell table:style-name="ce3" table:formula="of:=MID([.B483]; 5; 4)" office:value-type="string" office:string-value="EU33" calcext:value-type="string">
            <text:p>EU33</text:p>
          </table:table-cell>
          <table:table-cell table:style-name="ce3" table:formula="of:=IF(ISERROR(FIND(&quot;Flu&quot;; [.B483]; 1)); &quot;NI&quot;; &quot;Flu&quot;)" office:value-type="string" office:string-value="NI" calcext:value-type="string">
            <text:p>NI</text:p>
          </table:table-cell>
          <table:table-cell table:style-name="ce3" table:formula="of:=VLOOKUP(CONCATENATE([.C483]; &quot;_&quot;; [.D483]); ['file:///home/assez/Documents/projectDocs/EMC_Barreiro/allEMC_Barreiro.ods'#$EMC_Barreiro.$D$51:.$J$128];7)" office:value-type="string" office:string-value="MS052502" calcext:value-type="string">
            <text:p>MS052502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483]; &quot;.&quot;; [.$A$385]; &quot;.&quot;; [.F483]; &quot;.&quot;; [.G483]; &quot;.&quot;; &quot;pair&quot;; [.H483]; &quot;.fastq.gz&quot;)" office:value-type="string" office:string-value="MS052502.Chipmentation_H3K27me3.322.4.pair2.fastq.gz" calcext:value-type="string">
            <text:p>MS052502.Chipmentation_H3K27me3.322.4.pair2.fastq.gz</text:p>
          </table:table-cell>
          <table:table-cell table:formula="of:=CONCATENATE(&quot;ln -s ../../H3K27me3/&quot;; [.B483]; &quot; &quot;; [.I483])" office:value-type="string" office:string-value="ln -s ../../H3K27me3/Epi_EU33_NI_2-743028_ChIPmentation-H3K27me3_A00266_0322_4_S18_L004_R2_001.fastq.gz MS052502.Chipmentation_H3K27me3.322.4.pair2.fastq.gz" calcext:value-type="string">
            <text:p>ln -s ../../H3K27me3/Epi_EU33_NI_2-743028_ChIPmentation-H3K27me3_A00266_0322_4_S18_L004_R2_001.fastq.gz MS052502.Chipmentation_H3K27me3.322.4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39_Flu_2-742948_ChIPmentation-H3K27me3_A00266_0322_3_S12_L003_R1_001.fastq.gz</text:p>
          </table:table-cell>
          <table:table-cell table:style-name="ce3" table:formula="of:=MID([.B484]; 5; 4)" office:value-type="string" office:string-value="EU39" calcext:value-type="string">
            <text:p>EU39</text:p>
          </table:table-cell>
          <table:table-cell table:style-name="ce3" table:formula="of:=IF(ISERROR(FIND(&quot;Flu&quot;; [.B484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484]; &quot;_&quot;; [.D484]); ['file:///home/assez/Documents/projectDocs/EMC_Barreiro/allEMC_Barreiro.ods'#$EMC_Barreiro.$D$51:.$J$128];7)" office:value-type="string" office:string-value="MS052701" calcext:value-type="string">
            <text:p>MS052701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484]; &quot;.&quot;; [.$A$385]; &quot;.&quot;; [.F484]; &quot;.&quot;; [.G484]; &quot;.&quot;; &quot;pair&quot;; [.H484]; &quot;.fastq.gz&quot;)" office:value-type="string" office:string-value="MS052701.Chipmentation_H3K27me3.322.3.pair1.fastq.gz" calcext:value-type="string">
            <text:p>MS052701.Chipmentation_H3K27me3.322.3.pair1.fastq.gz</text:p>
          </table:table-cell>
          <table:table-cell table:formula="of:=CONCATENATE(&quot;ln -s ../../H3K27me3/&quot;; [.B484]; &quot; &quot;; [.I484])" office:value-type="string" office:string-value="ln -s ../../H3K27me3/Epi_EU39_Flu_2-742948_ChIPmentation-H3K27me3_A00266_0322_3_S12_L003_R1_001.fastq.gz MS052701.Chipmentation_H3K27me3.322.3.pair1.fastq.gz" calcext:value-type="string">
            <text:p>ln -s ../../H3K27me3/Epi_EU39_Flu_2-742948_ChIPmentation-H3K27me3_A00266_0322_3_S12_L003_R1_001.fastq.gz MS052701.Chipmentation_H3K27me3.322.3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39_Flu_2-742948_ChIPmentation-H3K27me3_A00266_0322_3_S12_L003_R2_001.fastq.gz</text:p>
          </table:table-cell>
          <table:table-cell table:style-name="ce3" table:formula="of:=MID([.B485]; 5; 4)" office:value-type="string" office:string-value="EU39" calcext:value-type="string">
            <text:p>EU39</text:p>
          </table:table-cell>
          <table:table-cell table:style-name="ce3" table:formula="of:=IF(ISERROR(FIND(&quot;Flu&quot;; [.B485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485]; &quot;_&quot;; [.D485]); ['file:///home/assez/Documents/projectDocs/EMC_Barreiro/allEMC_Barreiro.ods'#$EMC_Barreiro.$D$51:.$J$128];7)" office:value-type="string" office:string-value="MS052701" calcext:value-type="string">
            <text:p>MS052701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485]; &quot;.&quot;; [.$A$385]; &quot;.&quot;; [.F485]; &quot;.&quot;; [.G485]; &quot;.&quot;; &quot;pair&quot;; [.H485]; &quot;.fastq.gz&quot;)" office:value-type="string" office:string-value="MS052701.Chipmentation_H3K27me3.322.3.pair2.fastq.gz" calcext:value-type="string">
            <text:p>MS052701.Chipmentation_H3K27me3.322.3.pair2.fastq.gz</text:p>
          </table:table-cell>
          <table:table-cell table:formula="of:=CONCATENATE(&quot;ln -s ../../H3K27me3/&quot;; [.B485]; &quot; &quot;; [.I485])" office:value-type="string" office:string-value="ln -s ../../H3K27me3/Epi_EU39_Flu_2-742948_ChIPmentation-H3K27me3_A00266_0322_3_S12_L003_R2_001.fastq.gz MS052701.Chipmentation_H3K27me3.322.3.pair2.fastq.gz" calcext:value-type="string">
            <text:p>ln -s ../../H3K27me3/Epi_EU39_Flu_2-742948_ChIPmentation-H3K27me3_A00266_0322_3_S12_L003_R2_001.fastq.gz MS052701.Chipmentation_H3K27me3.322.3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39_NI_2-742947_ChIPmentation-H3K27me3_A00266_0322_3_S11_L003_R1_001.fastq.gz</text:p>
          </table:table-cell>
          <table:table-cell table:style-name="ce3" table:formula="of:=MID([.B486]; 5; 4)" office:value-type="string" office:string-value="EU39" calcext:value-type="string">
            <text:p>EU39</text:p>
          </table:table-cell>
          <table:table-cell table:style-name="ce3" table:formula="of:=IF(ISERROR(FIND(&quot;Flu&quot;; [.B486]; 1)); &quot;NI&quot;; &quot;Flu&quot;)" office:value-type="string" office:string-value="NI" calcext:value-type="string">
            <text:p>NI</text:p>
          </table:table-cell>
          <table:table-cell table:style-name="ce3" table:formula="of:=VLOOKUP(CONCATENATE([.C486]; &quot;_&quot;; [.D486]); ['file:///home/assez/Documents/projectDocs/EMC_Barreiro/allEMC_Barreiro.ods'#$EMC_Barreiro.$D$51:.$J$128];7)" office:value-type="string" office:string-value="MS052702" calcext:value-type="string">
            <text:p>MS052702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486]; &quot;.&quot;; [.$A$385]; &quot;.&quot;; [.F486]; &quot;.&quot;; [.G486]; &quot;.&quot;; &quot;pair&quot;; [.H486]; &quot;.fastq.gz&quot;)" office:value-type="string" office:string-value="MS052702.Chipmentation_H3K27me3.322.3.pair1.fastq.gz" calcext:value-type="string">
            <text:p>MS052702.Chipmentation_H3K27me3.322.3.pair1.fastq.gz</text:p>
          </table:table-cell>
          <table:table-cell table:formula="of:=CONCATENATE(&quot;ln -s ../../H3K27me3/&quot;; [.B486]; &quot; &quot;; [.I486])" office:value-type="string" office:string-value="ln -s ../../H3K27me3/Epi_EU39_NI_2-742947_ChIPmentation-H3K27me3_A00266_0322_3_S11_L003_R1_001.fastq.gz MS052702.Chipmentation_H3K27me3.322.3.pair1.fastq.gz" calcext:value-type="string">
            <text:p>ln -s ../../H3K27me3/Epi_EU39_NI_2-742947_ChIPmentation-H3K27me3_A00266_0322_3_S11_L003_R1_001.fastq.gz MS052702.Chipmentation_H3K27me3.322.3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39_NI_2-742947_ChIPmentation-H3K27me3_A00266_0322_3_S11_L003_R2_001.fastq.gz</text:p>
          </table:table-cell>
          <table:table-cell table:style-name="ce3" table:formula="of:=MID([.B487]; 5; 4)" office:value-type="string" office:string-value="EU39" calcext:value-type="string">
            <text:p>EU39</text:p>
          </table:table-cell>
          <table:table-cell table:style-name="ce3" table:formula="of:=IF(ISERROR(FIND(&quot;Flu&quot;; [.B487]; 1)); &quot;NI&quot;; &quot;Flu&quot;)" office:value-type="string" office:string-value="NI" calcext:value-type="string">
            <text:p>NI</text:p>
          </table:table-cell>
          <table:table-cell table:style-name="ce3" table:formula="of:=VLOOKUP(CONCATENATE([.C487]; &quot;_&quot;; [.D487]); ['file:///home/assez/Documents/projectDocs/EMC_Barreiro/allEMC_Barreiro.ods'#$EMC_Barreiro.$D$51:.$J$128];7)" office:value-type="string" office:string-value="MS052702" calcext:value-type="string">
            <text:p>MS052702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487]; &quot;.&quot;; [.$A$385]; &quot;.&quot;; [.F487]; &quot;.&quot;; [.G487]; &quot;.&quot;; &quot;pair&quot;; [.H487]; &quot;.fastq.gz&quot;)" office:value-type="string" office:string-value="MS052702.Chipmentation_H3K27me3.322.3.pair2.fastq.gz" calcext:value-type="string">
            <text:p>MS052702.Chipmentation_H3K27me3.322.3.pair2.fastq.gz</text:p>
          </table:table-cell>
          <table:table-cell table:formula="of:=CONCATENATE(&quot;ln -s ../../H3K27me3/&quot;; [.B487]; &quot; &quot;; [.I487])" office:value-type="string" office:string-value="ln -s ../../H3K27me3/Epi_EU39_NI_2-742947_ChIPmentation-H3K27me3_A00266_0322_3_S11_L003_R2_001.fastq.gz MS052702.Chipmentation_H3K27me3.322.3.pair2.fastq.gz" calcext:value-type="string">
            <text:p>ln -s ../../H3K27me3/Epi_EU39_NI_2-742947_ChIPmentation-H3K27me3_A00266_0322_3_S11_L003_R2_001.fastq.gz MS052702.Chipmentation_H3K27me3.322.3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41_Flu_2-749518_ChIPmentation-H3K27me3_A00266_0330_3_S3_L003_R1_001.fastq.gz</text:p>
          </table:table-cell>
          <table:table-cell table:style-name="ce3" table:formula="of:=MID([.B488]; 5; 4)" office:value-type="string" office:string-value="EU41" calcext:value-type="string">
            <text:p>EU41</text:p>
          </table:table-cell>
          <table:table-cell table:style-name="ce3" table:formula="of:=IF(ISERROR(FIND(&quot;Flu&quot;; [.B488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488]; &quot;_&quot;; [.D488]); ['file:///home/assez/Documents/projectDocs/EMC_Barreiro/allEMC_Barreiro.ods'#$EMC_Barreiro.$D$51:.$J$128];7)" office:value-type="string" office:string-value="MS052801" calcext:value-type="string">
            <text:p>MS052801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488]; &quot;.&quot;; [.$A$385]; &quot;.&quot;; [.F488]; &quot;.&quot;; [.G488]; &quot;.&quot;; &quot;pair&quot;; [.H488]; &quot;.fastq.gz&quot;)" office:value-type="string" office:string-value="MS052801.Chipmentation_H3K27me3.330.3.pair1.fastq.gz" calcext:value-type="string">
            <text:p>MS052801.Chipmentation_H3K27me3.330.3.pair1.fastq.gz</text:p>
          </table:table-cell>
          <table:table-cell table:formula="of:=CONCATENATE(&quot;ln -s ../../H3K27me3/&quot;; [.B488]; &quot; &quot;; [.I488])" office:value-type="string" office:string-value="ln -s ../../H3K27me3/Epi_EU41_Flu_2-749518_ChIPmentation-H3K27me3_A00266_0330_3_S3_L003_R1_001.fastq.gz MS052801.Chipmentation_H3K27me3.330.3.pair1.fastq.gz" calcext:value-type="string">
            <text:p>ln -s ../../H3K27me3/Epi_EU41_Flu_2-749518_ChIPmentation-H3K27me3_A00266_0330_3_S3_L003_R1_001.fastq.gz MS052801.Chipmentation_H3K27me3.330.3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41_Flu_2-749518_ChIPmentation-H3K27me3_A00266_0330_3_S3_L003_R2_001.fastq.gz</text:p>
          </table:table-cell>
          <table:table-cell table:style-name="ce3" table:formula="of:=MID([.B489]; 5; 4)" office:value-type="string" office:string-value="EU41" calcext:value-type="string">
            <text:p>EU41</text:p>
          </table:table-cell>
          <table:table-cell table:style-name="ce3" table:formula="of:=IF(ISERROR(FIND(&quot;Flu&quot;; [.B489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489]; &quot;_&quot;; [.D489]); ['file:///home/assez/Documents/projectDocs/EMC_Barreiro/allEMC_Barreiro.ods'#$EMC_Barreiro.$D$51:.$J$128];7)" office:value-type="string" office:string-value="MS052801" calcext:value-type="string">
            <text:p>MS052801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489]; &quot;.&quot;; [.$A$385]; &quot;.&quot;; [.F489]; &quot;.&quot;; [.G489]; &quot;.&quot;; &quot;pair&quot;; [.H489]; &quot;.fastq.gz&quot;)" office:value-type="string" office:string-value="MS052801.Chipmentation_H3K27me3.330.3.pair2.fastq.gz" calcext:value-type="string">
            <text:p>MS052801.Chipmentation_H3K27me3.330.3.pair2.fastq.gz</text:p>
          </table:table-cell>
          <table:table-cell table:formula="of:=CONCATENATE(&quot;ln -s ../../H3K27me3/&quot;; [.B489]; &quot; &quot;; [.I489])" office:value-type="string" office:string-value="ln -s ../../H3K27me3/Epi_EU41_Flu_2-749518_ChIPmentation-H3K27me3_A00266_0330_3_S3_L003_R2_001.fastq.gz MS052801.Chipmentation_H3K27me3.330.3.pair2.fastq.gz" calcext:value-type="string">
            <text:p>ln -s ../../H3K27me3/Epi_EU41_Flu_2-749518_ChIPmentation-H3K27me3_A00266_0330_3_S3_L003_R2_001.fastq.gz MS052801.Chipmentation_H3K27me3.330.3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41_NI_2-749517_ChIPmentation-H3K27me3_A00266_0330_3_S2_L003_R1_001.fastq.gz</text:p>
          </table:table-cell>
          <table:table-cell table:style-name="ce3" table:formula="of:=MID([.B490]; 5; 4)" office:value-type="string" office:string-value="EU41" calcext:value-type="string">
            <text:p>EU41</text:p>
          </table:table-cell>
          <table:table-cell table:style-name="ce3" table:formula="of:=IF(ISERROR(FIND(&quot;Flu&quot;; [.B490]; 1)); &quot;NI&quot;; &quot;Flu&quot;)" office:value-type="string" office:string-value="NI" calcext:value-type="string">
            <text:p>NI</text:p>
          </table:table-cell>
          <table:table-cell table:style-name="ce3" table:formula="of:=VLOOKUP(CONCATENATE([.C490]; &quot;_&quot;; [.D490]); ['file:///home/assez/Documents/projectDocs/EMC_Barreiro/allEMC_Barreiro.ods'#$EMC_Barreiro.$D$51:.$J$128];7)" office:value-type="string" office:string-value="MS052802" calcext:value-type="string">
            <text:p>MS052802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490]; &quot;.&quot;; [.$A$385]; &quot;.&quot;; [.F490]; &quot;.&quot;; [.G490]; &quot;.&quot;; &quot;pair&quot;; [.H490]; &quot;.fastq.gz&quot;)" office:value-type="string" office:string-value="MS052802.Chipmentation_H3K27me3.330.3.pair1.fastq.gz" calcext:value-type="string">
            <text:p>MS052802.Chipmentation_H3K27me3.330.3.pair1.fastq.gz</text:p>
          </table:table-cell>
          <table:table-cell table:formula="of:=CONCATENATE(&quot;ln -s ../../H3K27me3/&quot;; [.B490]; &quot; &quot;; [.I490])" office:value-type="string" office:string-value="ln -s ../../H3K27me3/Epi_EU41_NI_2-749517_ChIPmentation-H3K27me3_A00266_0330_3_S2_L003_R1_001.fastq.gz MS052802.Chipmentation_H3K27me3.330.3.pair1.fastq.gz" calcext:value-type="string">
            <text:p>ln -s ../../H3K27me3/Epi_EU41_NI_2-749517_ChIPmentation-H3K27me3_A00266_0330_3_S2_L003_R1_001.fastq.gz MS052802.Chipmentation_H3K27me3.330.3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41_NI_2-749517_ChIPmentation-H3K27me3_A00266_0330_3_S2_L003_R2_001.fastq.gz</text:p>
          </table:table-cell>
          <table:table-cell table:style-name="ce3" table:formula="of:=MID([.B491]; 5; 4)" office:value-type="string" office:string-value="EU41" calcext:value-type="string">
            <text:p>EU41</text:p>
          </table:table-cell>
          <table:table-cell table:style-name="ce3" table:formula="of:=IF(ISERROR(FIND(&quot;Flu&quot;; [.B491]; 1)); &quot;NI&quot;; &quot;Flu&quot;)" office:value-type="string" office:string-value="NI" calcext:value-type="string">
            <text:p>NI</text:p>
          </table:table-cell>
          <table:table-cell table:style-name="ce3" table:formula="of:=VLOOKUP(CONCATENATE([.C491]; &quot;_&quot;; [.D491]); ['file:///home/assez/Documents/projectDocs/EMC_Barreiro/allEMC_Barreiro.ods'#$EMC_Barreiro.$D$51:.$J$128];7)" office:value-type="string" office:string-value="MS052802" calcext:value-type="string">
            <text:p>MS052802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491]; &quot;.&quot;; [.$A$385]; &quot;.&quot;; [.F491]; &quot;.&quot;; [.G491]; &quot;.&quot;; &quot;pair&quot;; [.H491]; &quot;.fastq.gz&quot;)" office:value-type="string" office:string-value="MS052802.Chipmentation_H3K27me3.330.3.pair2.fastq.gz" calcext:value-type="string">
            <text:p>MS052802.Chipmentation_H3K27me3.330.3.pair2.fastq.gz</text:p>
          </table:table-cell>
          <table:table-cell table:formula="of:=CONCATENATE(&quot;ln -s ../../H3K27me3/&quot;; [.B491]; &quot; &quot;; [.I491])" office:value-type="string" office:string-value="ln -s ../../H3K27me3/Epi_EU41_NI_2-749517_ChIPmentation-H3K27me3_A00266_0330_3_S2_L003_R2_001.fastq.gz MS052802.Chipmentation_H3K27me3.330.3.pair2.fastq.gz" calcext:value-type="string">
            <text:p>ln -s ../../H3K27me3/Epi_EU41_NI_2-749517_ChIPmentation-H3K27me3_A00266_0330_3_S2_L003_R2_001.fastq.gz MS052802.Chipmentation_H3K27me3.330.3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47_Flu_2-749520_ChIPmentation-H3K27me3_A00266_0330_3_S5_L003_R1_001.fastq.gz</text:p>
          </table:table-cell>
          <table:table-cell table:style-name="ce3" table:formula="of:=MID([.B492]; 5; 4)" office:value-type="string" office:string-value="EU47" calcext:value-type="string">
            <text:p>EU47</text:p>
          </table:table-cell>
          <table:table-cell table:style-name="ce3" table:formula="of:=IF(ISERROR(FIND(&quot;Flu&quot;; [.B492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492]; &quot;_&quot;; [.D492]); ['file:///home/assez/Documents/projectDocs/EMC_Barreiro/allEMC_Barreiro.ods'#$EMC_Barreiro.$D$51:.$J$128];7)" office:value-type="string" office:string-value="MS053001" calcext:value-type="string">
            <text:p>MS053001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492]; &quot;.&quot;; [.$A$385]; &quot;.&quot;; [.F492]; &quot;.&quot;; [.G492]; &quot;.&quot;; &quot;pair&quot;; [.H492]; &quot;.fastq.gz&quot;)" office:value-type="string" office:string-value="MS053001.Chipmentation_H3K27me3.330.3.pair1.fastq.gz" calcext:value-type="string">
            <text:p>MS053001.Chipmentation_H3K27me3.330.3.pair1.fastq.gz</text:p>
          </table:table-cell>
          <table:table-cell table:formula="of:=CONCATENATE(&quot;ln -s ../../H3K27me3/&quot;; [.B492]; &quot; &quot;; [.I492])" office:value-type="string" office:string-value="ln -s ../../H3K27me3/Epi_EU47_Flu_2-749520_ChIPmentation-H3K27me3_A00266_0330_3_S5_L003_R1_001.fastq.gz MS053001.Chipmentation_H3K27me3.330.3.pair1.fastq.gz" calcext:value-type="string">
            <text:p>ln -s ../../H3K27me3/Epi_EU47_Flu_2-749520_ChIPmentation-H3K27me3_A00266_0330_3_S5_L003_R1_001.fastq.gz MS053001.Chipmentation_H3K27me3.330.3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47_Flu_2-749520_ChIPmentation-H3K27me3_A00266_0330_3_S5_L003_R2_001.fastq.gz</text:p>
          </table:table-cell>
          <table:table-cell table:style-name="ce3" table:formula="of:=MID([.B493]; 5; 4)" office:value-type="string" office:string-value="EU47" calcext:value-type="string">
            <text:p>EU47</text:p>
          </table:table-cell>
          <table:table-cell table:style-name="ce3" table:formula="of:=IF(ISERROR(FIND(&quot;Flu&quot;; [.B493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493]; &quot;_&quot;; [.D493]); ['file:///home/assez/Documents/projectDocs/EMC_Barreiro/allEMC_Barreiro.ods'#$EMC_Barreiro.$D$51:.$J$128];7)" office:value-type="string" office:string-value="MS053001" calcext:value-type="string">
            <text:p>MS053001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493]; &quot;.&quot;; [.$A$385]; &quot;.&quot;; [.F493]; &quot;.&quot;; [.G493]; &quot;.&quot;; &quot;pair&quot;; [.H493]; &quot;.fastq.gz&quot;)" office:value-type="string" office:string-value="MS053001.Chipmentation_H3K27me3.330.3.pair2.fastq.gz" calcext:value-type="string">
            <text:p>MS053001.Chipmentation_H3K27me3.330.3.pair2.fastq.gz</text:p>
          </table:table-cell>
          <table:table-cell table:formula="of:=CONCATENATE(&quot;ln -s ../../H3K27me3/&quot;; [.B493]; &quot; &quot;; [.I493])" office:value-type="string" office:string-value="ln -s ../../H3K27me3/Epi_EU47_Flu_2-749520_ChIPmentation-H3K27me3_A00266_0330_3_S5_L003_R2_001.fastq.gz MS053001.Chipmentation_H3K27me3.330.3.pair2.fastq.gz" calcext:value-type="string">
            <text:p>ln -s ../../H3K27me3/Epi_EU47_Flu_2-749520_ChIPmentation-H3K27me3_A00266_0330_3_S5_L003_R2_001.fastq.gz MS053001.Chipmentation_H3K27me3.330.3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47_NI_2-749519_ChIPmentation-H3K27me3_A00266_0330_3_S4_L003_R1_001.fastq.gz</text:p>
          </table:table-cell>
          <table:table-cell table:style-name="ce3" table:formula="of:=MID([.B494]; 5; 4)" office:value-type="string" office:string-value="EU47" calcext:value-type="string">
            <text:p>EU47</text:p>
          </table:table-cell>
          <table:table-cell table:style-name="ce3" table:formula="of:=IF(ISERROR(FIND(&quot;Flu&quot;; [.B494]; 1)); &quot;NI&quot;; &quot;Flu&quot;)" office:value-type="string" office:string-value="NI" calcext:value-type="string">
            <text:p>NI</text:p>
          </table:table-cell>
          <table:table-cell table:style-name="ce3" table:formula="of:=VLOOKUP(CONCATENATE([.C494]; &quot;_&quot;; [.D494]); ['file:///home/assez/Documents/projectDocs/EMC_Barreiro/allEMC_Barreiro.ods'#$EMC_Barreiro.$D$51:.$J$128];7)" office:value-type="string" office:string-value="MS053002" calcext:value-type="string">
            <text:p>MS053002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494]; &quot;.&quot;; [.$A$385]; &quot;.&quot;; [.F494]; &quot;.&quot;; [.G494]; &quot;.&quot;; &quot;pair&quot;; [.H494]; &quot;.fastq.gz&quot;)" office:value-type="string" office:string-value="MS053002.Chipmentation_H3K27me3.330.3.pair1.fastq.gz" calcext:value-type="string">
            <text:p>MS053002.Chipmentation_H3K27me3.330.3.pair1.fastq.gz</text:p>
          </table:table-cell>
          <table:table-cell table:formula="of:=CONCATENATE(&quot;ln -s ../../H3K27me3/&quot;; [.B494]; &quot; &quot;; [.I494])" office:value-type="string" office:string-value="ln -s ../../H3K27me3/Epi_EU47_NI_2-749519_ChIPmentation-H3K27me3_A00266_0330_3_S4_L003_R1_001.fastq.gz MS053002.Chipmentation_H3K27me3.330.3.pair1.fastq.gz" calcext:value-type="string">
            <text:p>ln -s ../../H3K27me3/Epi_EU47_NI_2-749519_ChIPmentation-H3K27me3_A00266_0330_3_S4_L003_R1_001.fastq.gz MS053002.Chipmentation_H3K27me3.330.3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47_NI_2-749519_ChIPmentation-H3K27me3_A00266_0330_3_S4_L003_R2_001.fastq.gz</text:p>
          </table:table-cell>
          <table:table-cell table:style-name="ce3" table:formula="of:=MID([.B495]; 5; 4)" office:value-type="string" office:string-value="EU47" calcext:value-type="string">
            <text:p>EU47</text:p>
          </table:table-cell>
          <table:table-cell table:style-name="ce3" table:formula="of:=IF(ISERROR(FIND(&quot;Flu&quot;; [.B495]; 1)); &quot;NI&quot;; &quot;Flu&quot;)" office:value-type="string" office:string-value="NI" calcext:value-type="string">
            <text:p>NI</text:p>
          </table:table-cell>
          <table:table-cell table:style-name="ce3" table:formula="of:=VLOOKUP(CONCATENATE([.C495]; &quot;_&quot;; [.D495]); ['file:///home/assez/Documents/projectDocs/EMC_Barreiro/allEMC_Barreiro.ods'#$EMC_Barreiro.$D$51:.$J$128];7)" office:value-type="string" office:string-value="MS053002" calcext:value-type="string">
            <text:p>MS053002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495]; &quot;.&quot;; [.$A$385]; &quot;.&quot;; [.F495]; &quot;.&quot;; [.G495]; &quot;.&quot;; &quot;pair&quot;; [.H495]; &quot;.fastq.gz&quot;)" office:value-type="string" office:string-value="MS053002.Chipmentation_H3K27me3.330.3.pair2.fastq.gz" calcext:value-type="string">
            <text:p>MS053002.Chipmentation_H3K27me3.330.3.pair2.fastq.gz</text:p>
          </table:table-cell>
          <table:table-cell table:formula="of:=CONCATENATE(&quot;ln -s ../../H3K27me3/&quot;; [.B495]; &quot; &quot;; [.I495])" office:value-type="string" office:string-value="ln -s ../../H3K27me3/Epi_EU47_NI_2-749519_ChIPmentation-H3K27me3_A00266_0330_3_S4_L003_R2_001.fastq.gz MS053002.Chipmentation_H3K27me3.330.3.pair2.fastq.gz" calcext:value-type="string">
            <text:p>ln -s ../../H3K27me3/Epi_EU47_NI_2-749519_ChIPmentation-H3K27me3_A00266_0330_3_S4_L003_R2_001.fastq.gz MS053002.Chipmentation_H3K27me3.330.3.pair2.fastq.gz</text:p>
          </table:table-cell>
          <table:table-cell table:number-columns-repeated="1014"/>
        </table:table-row>
        <table:table-row table:style-name="ro1">
          <table:table-cell table:style-name="ce4"/>
          <table:table-cell/>
          <table:table-cell table:style-name="ce3" table:formula="of:=MID([.B496]; 5; 4)">
            <text:p/>
          </table:table-cell>
          <table:table-cell table:style-name="ce3" table:number-columns-repeated="4"/>
          <table:table-cell table:number-columns-repeated="1017"/>
        </table:table-row>
        <table:table-row table:style-name="ro1">
          <table:table-cell table:style-name="ce2" office:value-type="string" calcext:value-type="string">
            <text:p>H3K4me3</text:p>
          </table:table-cell>
          <table:table-cell table:style-name="ce3" office:value-type="string" calcext:value-type="string">
            <text:p>Epi_AF08_Flu_2-749543_ChIPmentation-H3K4me3_A00266_0328_1_S4_L001_R1_001.fastq.gz</text:p>
          </table:table-cell>
          <table:table-cell table:style-name="ce3" table:formula="of:=MID([.B497]; 5; 4)" office:value-type="string" office:string-value="AF08" calcext:value-type="string">
            <text:p>AF08</text:p>
          </table:table-cell>
          <table:table-cell table:style-name="ce3" table:formula="of:=IF(ISERROR(FIND(&quot;Flu&quot;; [.B497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497]; &quot;_&quot;; [.D497]); ['file:///home/assez/Documents/projectDocs/EMC_Barreiro/allEMC_Barreiro.ods'#$EMC_Barreiro.$D$51:.$J$128];7)" office:value-type="string" office:string-value="MS049501" calcext:value-type="string">
            <text:p>MS049501</text:p>
          </table:table-cell>
          <table:table-cell table:style-name="ce3" office:value-type="float" office:value="328" calcext:value-type="float">
            <text:p>328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497]; &quot;.&quot;; [.$A$498]; &quot;.&quot;; [.F497]; &quot;.&quot;; [.G497]; &quot;.&quot;; &quot;pair&quot;; [.H497]; &quot;.fastq.gz&quot;)" office:value-type="string" office:string-value="MS049501.Chipmentation_H3K4me3.328.1.pair1.fastq.gz" calcext:value-type="string">
            <text:p>MS049501.Chipmentation_H3K4me3.328.1.pair1.fastq.gz</text:p>
          </table:table-cell>
          <table:table-cell table:formula="of:=CONCATENATE(&quot;ln -s ../../H3K4me3/&quot;; [.B497]; &quot; &quot;; [.I497])" office:value-type="string" office:string-value="ln -s ../../H3K4me3/Epi_AF08_Flu_2-749543_ChIPmentation-H3K4me3_A00266_0328_1_S4_L001_R1_001.fastq.gz MS049501.Chipmentation_H3K4me3.328.1.pair1.fastq.gz" calcext:value-type="string">
            <text:p>ln -s ../../H3K4me3/Epi_AF08_Flu_2-749543_ChIPmentation-H3K4me3_A00266_0328_1_S4_L001_R1_001.fastq.gz MS049501.Chipmentation_H3K4me3.328.1.pair1.fastq.gz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Chipmentation_H3K4me3</text:p>
          </table:table-cell>
          <table:table-cell table:style-name="ce3" office:value-type="string" calcext:value-type="string">
            <text:p>Epi_AF08_Flu_2-749543_ChIPmentation-H3K4me3_A00266_0328_1_S4_L001_R2_001.fastq.gz</text:p>
          </table:table-cell>
          <table:table-cell table:style-name="ce3" table:formula="of:=MID([.B498]; 5; 4)" office:value-type="string" office:string-value="AF08" calcext:value-type="string">
            <text:p>AF08</text:p>
          </table:table-cell>
          <table:table-cell table:style-name="ce3" table:formula="of:=IF(ISERROR(FIND(&quot;Flu&quot;; [.B498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498]; &quot;_&quot;; [.D498]); ['file:///home/assez/Documents/projectDocs/EMC_Barreiro/allEMC_Barreiro.ods'#$EMC_Barreiro.$D$51:.$J$128];7)" office:value-type="string" office:string-value="MS049501" calcext:value-type="string">
            <text:p>MS049501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498]; &quot;.&quot;; [.$A$498]; &quot;.&quot;; [.F498]; &quot;.&quot;; [.G498]; &quot;.&quot;; &quot;pair&quot;; [.H498]; &quot;.fastq.gz&quot;)" office:value-type="string" office:string-value="MS049501.Chipmentation_H3K4me3.328.1.pair2.fastq.gz" calcext:value-type="string">
            <text:p>MS049501.Chipmentation_H3K4me3.328.1.pair2.fastq.gz</text:p>
          </table:table-cell>
          <table:table-cell table:formula="of:=CONCATENATE(&quot;ln -s ../../H3K4me3/&quot;; [.B498]; &quot; &quot;; [.I498])" office:value-type="string" office:string-value="ln -s ../../H3K4me3/Epi_AF08_Flu_2-749543_ChIPmentation-H3K4me3_A00266_0328_1_S4_L001_R2_001.fastq.gz MS049501.Chipmentation_H3K4me3.328.1.pair2.fastq.gz" calcext:value-type="string">
            <text:p>ln -s ../../H3K4me3/Epi_AF08_Flu_2-749543_ChIPmentation-H3K4me3_A00266_0328_1_S4_L001_R2_001.fastq.gz MS049501.Chipmentation_H3K4me3.328.1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08_NI_2-752634_ChIPmentation-H3K4me3_A00266_0332_2_S19_L002_R1_001.fastq.gz</text:p>
          </table:table-cell>
          <table:table-cell table:style-name="ce3" table:formula="of:=MID([.B499]; 5; 4)" office:value-type="string" office:string-value="AF08" calcext:value-type="string">
            <text:p>AF08</text:p>
          </table:table-cell>
          <table:table-cell table:style-name="ce3" table:formula="of:=IF(ISERROR(FIND(&quot;Flu&quot;; [.B499]; 1)); &quot;NI&quot;; &quot;Flu&quot;)" office:value-type="string" office:string-value="NI" calcext:value-type="string">
            <text:p>NI</text:p>
          </table:table-cell>
          <table:table-cell table:style-name="ce3" table:formula="of:=VLOOKUP(CONCATENATE([.C499]; &quot;_&quot;; [.D499]); ['file:///home/assez/Documents/projectDocs/EMC_Barreiro/allEMC_Barreiro.ods'#$EMC_Barreiro.$D$51:.$J$128];7)" office:value-type="string" office:string-value="MS049502" calcext:value-type="string">
            <text:p>MS049502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499]; &quot;.&quot;; [.$A$498]; &quot;.&quot;; [.F499]; &quot;.&quot;; [.G499]; &quot;.&quot;; &quot;pair&quot;; [.H499]; &quot;.fastq.gz&quot;)" office:value-type="string" office:string-value="MS049502.Chipmentation_H3K4me3.322.2.pair1.fastq.gz" calcext:value-type="string">
            <text:p>MS049502.Chipmentation_H3K4me3.322.2.pair1.fastq.gz</text:p>
          </table:table-cell>
          <table:table-cell table:formula="of:=CONCATENATE(&quot;ln -s ../../H3K4me3/&quot;; [.B499]; &quot; &quot;; [.I499])" office:value-type="string" office:string-value="ln -s ../../H3K4me3/Epi_AF08_NI_2-752634_ChIPmentation-H3K4me3_A00266_0332_2_S19_L002_R1_001.fastq.gz MS049502.Chipmentation_H3K4me3.322.2.pair1.fastq.gz" calcext:value-type="string">
            <text:p>ln -s ../../H3K4me3/Epi_AF08_NI_2-752634_ChIPmentation-H3K4me3_A00266_0332_2_S19_L002_R1_001.fastq.gz MS049502.Chipmentation_H3K4me3.322.2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08_NI_2-752634_ChIPmentation-H3K4me3_A00266_0332_2_S19_L002_R2_001.fastq.gz</text:p>
          </table:table-cell>
          <table:table-cell table:style-name="ce3" table:formula="of:=MID([.B500]; 5; 4)" office:value-type="string" office:string-value="AF08" calcext:value-type="string">
            <text:p>AF08</text:p>
          </table:table-cell>
          <table:table-cell table:style-name="ce3" table:formula="of:=IF(ISERROR(FIND(&quot;Flu&quot;; [.B500]; 1)); &quot;NI&quot;; &quot;Flu&quot;)" office:value-type="string" office:string-value="NI" calcext:value-type="string">
            <text:p>NI</text:p>
          </table:table-cell>
          <table:table-cell table:style-name="ce3" table:formula="of:=VLOOKUP(CONCATENATE([.C500]; &quot;_&quot;; [.D500]); ['file:///home/assez/Documents/projectDocs/EMC_Barreiro/allEMC_Barreiro.ods'#$EMC_Barreiro.$D$51:.$J$128];7)" office:value-type="string" office:string-value="MS049502" calcext:value-type="string">
            <text:p>MS049502</text:p>
          </table:table-cell>
          <table:table-cell table:style-name="ce3" office:value-type="float" office:value="332" calcext:value-type="float">
            <text:p>332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9" table:formula="of:=CONCATENATE([.E500]; &quot;.&quot;; [.$A$498]; &quot;.&quot;; [.F500]; &quot;.&quot;; [.G500]; &quot;.&quot;; &quot;pair&quot;; [.H500]; &quot;.fastq.gz&quot;)" office:value-type="string" office:string-value="MS049502.Chipmentation_H3K4me3.332.2.pair2.fastq.gz" calcext:value-type="string">
            <text:p>MS049502.Chipmentation_H3K4me3.332.2.pair2.fastq.gz</text:p>
          </table:table-cell>
          <table:table-cell table:formula="of:=CONCATENATE(&quot;ln -s ../../H3K4me3/&quot;; [.B500]; &quot; &quot;; [.I500])" office:value-type="string" office:string-value="ln -s ../../H3K4me3/Epi_AF08_NI_2-752634_ChIPmentation-H3K4me3_A00266_0332_2_S19_L002_R2_001.fastq.gz MS049502.Chipmentation_H3K4me3.332.2.pair2.fastq.gz" calcext:value-type="string">
            <text:p>ln -s ../../H3K4me3/Epi_AF08_NI_2-752634_ChIPmentation-H3K4me3_A00266_0332_2_S19_L002_R2_001.fastq.gz MS049502.Chipmentation_H3K4me3.332.2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12_Flu_2-749528_ChIPmentation-H3K4me3_A00266_0330_3_S13_L003_R1_001.fastq.gz</text:p>
          </table:table-cell>
          <table:table-cell table:style-name="ce3" table:formula="of:=MID([.B501]; 5; 4)" office:value-type="string" office:string-value="AF12" calcext:value-type="string">
            <text:p>AF12</text:p>
          </table:table-cell>
          <table:table-cell table:style-name="ce3" table:formula="of:=IF(ISERROR(FIND(&quot;Flu&quot;; [.B501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501]; &quot;_&quot;; [.D501]); ['file:///home/assez/Documents/projectDocs/EMC_Barreiro/allEMC_Barreiro.ods'#$EMC_Barreiro.$D$51:.$J$128];7)" office:value-type="string" office:string-value="MS049701" calcext:value-type="string">
            <text:p>MS049701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501]; &quot;.&quot;; [.$A$498]; &quot;.&quot;; [.F501]; &quot;.&quot;; [.G501]; &quot;.&quot;; &quot;pair&quot;; [.H501]; &quot;.fastq.gz&quot;)" office:value-type="string" office:string-value="MS049701.Chipmentation_H3K4me3.330.3.pair1.fastq.gz" calcext:value-type="string">
            <text:p>MS049701.Chipmentation_H3K4me3.330.3.pair1.fastq.gz</text:p>
          </table:table-cell>
          <table:table-cell table:formula="of:=CONCATENATE(&quot;ln -s ../../H3K4me3/&quot;; [.B501]; &quot; &quot;; [.I501])" office:value-type="string" office:string-value="ln -s ../../H3K4me3/Epi_AF12_Flu_2-749528_ChIPmentation-H3K4me3_A00266_0330_3_S13_L003_R1_001.fastq.gz MS049701.Chipmentation_H3K4me3.330.3.pair1.fastq.gz" calcext:value-type="string">
            <text:p>ln -s ../../H3K4me3/Epi_AF12_Flu_2-749528_ChIPmentation-H3K4me3_A00266_0330_3_S13_L003_R1_001.fastq.gz MS049701.Chipmentation_H3K4me3.330.3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12_Flu_2-749528_ChIPmentation-H3K4me3_A00266_0330_3_S13_L003_R2_001.fastq.gz</text:p>
          </table:table-cell>
          <table:table-cell table:style-name="ce3" table:formula="of:=MID([.B502]; 5; 4)" office:value-type="string" office:string-value="AF12" calcext:value-type="string">
            <text:p>AF12</text:p>
          </table:table-cell>
          <table:table-cell table:style-name="ce3" table:formula="of:=IF(ISERROR(FIND(&quot;Flu&quot;; [.B502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502]; &quot;_&quot;; [.D502]); ['file:///home/assez/Documents/projectDocs/EMC_Barreiro/allEMC_Barreiro.ods'#$EMC_Barreiro.$D$51:.$J$128];7)" office:value-type="string" office:string-value="MS049701" calcext:value-type="string">
            <text:p>MS049701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502]; &quot;.&quot;; [.$A$498]; &quot;.&quot;; [.F502]; &quot;.&quot;; [.G502]; &quot;.&quot;; &quot;pair&quot;; [.H502]; &quot;.fastq.gz&quot;)" office:value-type="string" office:string-value="MS049701.Chipmentation_H3K4me3.330.3.pair2.fastq.gz" calcext:value-type="string">
            <text:p>MS049701.Chipmentation_H3K4me3.330.3.pair2.fastq.gz</text:p>
          </table:table-cell>
          <table:table-cell table:formula="of:=CONCATENATE(&quot;ln -s ../../H3K4me3/&quot;; [.B502]; &quot; &quot;; [.I502])" office:value-type="string" office:string-value="ln -s ../../H3K4me3/Epi_AF12_Flu_2-749528_ChIPmentation-H3K4me3_A00266_0330_3_S13_L003_R2_001.fastq.gz MS049701.Chipmentation_H3K4me3.330.3.pair2.fastq.gz" calcext:value-type="string">
            <text:p>ln -s ../../H3K4me3/Epi_AF12_Flu_2-749528_ChIPmentation-H3K4me3_A00266_0330_3_S13_L003_R2_001.fastq.gz MS049701.Chipmentation_H3K4me3.330.3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12_NI_2-752614_ChIPmentation-H3K4me3_A00266_0332_1_S19_L001_R1_001.fastq.gz</text:p>
          </table:table-cell>
          <table:table-cell table:style-name="ce3" table:formula="of:=MID([.B503]; 5; 4)" office:value-type="string" office:string-value="AF12" calcext:value-type="string">
            <text:p>AF12</text:p>
          </table:table-cell>
          <table:table-cell table:style-name="ce3" table:formula="of:=IF(ISERROR(FIND(&quot;Flu&quot;; [.B503]; 1)); &quot;NI&quot;; &quot;Flu&quot;)" office:value-type="string" office:string-value="NI" calcext:value-type="string">
            <text:p>NI</text:p>
          </table:table-cell>
          <table:table-cell table:style-name="ce3" table:formula="of:=VLOOKUP(CONCATENATE([.C503]; &quot;_&quot;; [.D503]); ['file:///home/assez/Documents/projectDocs/EMC_Barreiro/allEMC_Barreiro.ods'#$EMC_Barreiro.$D$51:.$J$128];7)" office:value-type="string" office:string-value="MS049702" calcext:value-type="string">
            <text:p>MS049702</text:p>
          </table:table-cell>
          <table:table-cell table:style-name="ce3" office:value-type="float" office:value="332" calcext:value-type="float">
            <text:p>33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503]; &quot;.&quot;; [.$A$498]; &quot;.&quot;; [.F503]; &quot;.&quot;; [.G503]; &quot;.&quot;; &quot;pair&quot;; [.H503]; &quot;.fastq.gz&quot;)" office:value-type="string" office:string-value="MS049702.Chipmentation_H3K4me3.332.1.pair1.fastq.gz" calcext:value-type="string">
            <text:p>MS049702.Chipmentation_H3K4me3.332.1.pair1.fastq.gz</text:p>
          </table:table-cell>
          <table:table-cell table:formula="of:=CONCATENATE(&quot;ln -s ../../H3K4me3/&quot;; [.B503]; &quot; &quot;; [.I503])" office:value-type="string" office:string-value="ln -s ../../H3K4me3/Epi_AF12_NI_2-752614_ChIPmentation-H3K4me3_A00266_0332_1_S19_L001_R1_001.fastq.gz MS049702.Chipmentation_H3K4me3.332.1.pair1.fastq.gz" calcext:value-type="string">
            <text:p>ln -s ../../H3K4me3/Epi_AF12_NI_2-752614_ChIPmentation-H3K4me3_A00266_0332_1_S19_L001_R1_001.fastq.gz MS049702.Chipmentation_H3K4me3.332.1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12_NI_2-752614_ChIPmentation-H3K4me3_A00266_0332_1_S19_L001_R2_001.fastq.gz</text:p>
          </table:table-cell>
          <table:table-cell table:style-name="ce3" table:formula="of:=MID([.B504]; 5; 4)" office:value-type="string" office:string-value="AF12" calcext:value-type="string">
            <text:p>AF12</text:p>
          </table:table-cell>
          <table:table-cell table:style-name="ce3" table:formula="of:=IF(ISERROR(FIND(&quot;Flu&quot;; [.B504]; 1)); &quot;NI&quot;; &quot;Flu&quot;)" office:value-type="string" office:string-value="NI" calcext:value-type="string">
            <text:p>NI</text:p>
          </table:table-cell>
          <table:table-cell table:style-name="ce3" table:formula="of:=VLOOKUP(CONCATENATE([.C504]; &quot;_&quot;; [.D504]); ['file:///home/assez/Documents/projectDocs/EMC_Barreiro/allEMC_Barreiro.ods'#$EMC_Barreiro.$D$51:.$J$128];7)" office:value-type="string" office:string-value="MS049702" calcext:value-type="string">
            <text:p>MS049702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504]; &quot;.&quot;; [.$A$498]; &quot;.&quot;; [.F504]; &quot;.&quot;; [.G504]; &quot;.&quot;; &quot;pair&quot;; [.H504]; &quot;.fastq.gz&quot;)" office:value-type="string" office:string-value="MS049702.Chipmentation_H3K4me3.332.1.pair2.fastq.gz" calcext:value-type="string">
            <text:p>MS049702.Chipmentation_H3K4me3.332.1.pair2.fastq.gz</text:p>
          </table:table-cell>
          <table:table-cell table:formula="of:=CONCATENATE(&quot;ln -s ../../H3K4me3/&quot;; [.B504]; &quot; &quot;; [.I504])" office:value-type="string" office:string-value="ln -s ../../H3K4me3/Epi_AF12_NI_2-752614_ChIPmentation-H3K4me3_A00266_0332_1_S19_L001_R2_001.fastq.gz MS049702.Chipmentation_H3K4me3.332.1.pair2.fastq.gz" calcext:value-type="string">
            <text:p>ln -s ../../H3K4me3/Epi_AF12_NI_2-752614_ChIPmentation-H3K4me3_A00266_0332_1_S19_L001_R2_001.fastq.gz MS049702.Chipmentation_H3K4me3.332.1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16_Flu_2-749545_ChIPmentation-H3K4me3_A00266_0328_1_S6_L001_R1_001.fastq.gz</text:p>
          </table:table-cell>
          <table:table-cell table:style-name="ce3" table:formula="of:=MID([.B505]; 5; 4)" office:value-type="string" office:string-value="AF16" calcext:value-type="string">
            <text:p>AF16</text:p>
          </table:table-cell>
          <table:table-cell table:style-name="ce3" table:formula="of:=IF(ISERROR(FIND(&quot;Flu&quot;; [.B505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505]; &quot;_&quot;; [.D505]); ['file:///home/assez/Documents/projectDocs/EMC_Barreiro/allEMC_Barreiro.ods'#$EMC_Barreiro.$D$51:.$J$128];7)" office:value-type="string" office:string-value="MS049901" calcext:value-type="string">
            <text:p>MS049901</text:p>
          </table:table-cell>
          <table:table-cell table:style-name="ce3" office:value-type="float" office:value="328" calcext:value-type="float">
            <text:p>328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505]; &quot;.&quot;; [.$A$498]; &quot;.&quot;; [.F505]; &quot;.&quot;; [.G505]; &quot;.&quot;; &quot;pair&quot;; [.H505]; &quot;.fastq.gz&quot;)" office:value-type="string" office:string-value="MS049901.Chipmentation_H3K4me3.328.1.pair1.fastq.gz" calcext:value-type="string">
            <text:p>MS049901.Chipmentation_H3K4me3.328.1.pair1.fastq.gz</text:p>
          </table:table-cell>
          <table:table-cell table:formula="of:=CONCATENATE(&quot;ln -s ../../H3K4me3/&quot;; [.B505]; &quot; &quot;; [.I505])" office:value-type="string" office:string-value="ln -s ../../H3K4me3/Epi_AF16_Flu_2-749545_ChIPmentation-H3K4me3_A00266_0328_1_S6_L001_R1_001.fastq.gz MS049901.Chipmentation_H3K4me3.328.1.pair1.fastq.gz" calcext:value-type="string">
            <text:p>ln -s ../../H3K4me3/Epi_AF16_Flu_2-749545_ChIPmentation-H3K4me3_A00266_0328_1_S6_L001_R1_001.fastq.gz MS049901.Chipmentation_H3K4me3.328.1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16_Flu_2-749545_ChIPmentation-H3K4me3_A00266_0328_1_S6_L001_R2_001.fastq.gz</text:p>
          </table:table-cell>
          <table:table-cell table:style-name="ce3" table:formula="of:=MID([.B506]; 5; 4)" office:value-type="string" office:string-value="AF16" calcext:value-type="string">
            <text:p>AF16</text:p>
          </table:table-cell>
          <table:table-cell table:style-name="ce3" table:formula="of:=IF(ISERROR(FIND(&quot;Flu&quot;; [.B506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506]; &quot;_&quot;; [.D506]); ['file:///home/assez/Documents/projectDocs/EMC_Barreiro/allEMC_Barreiro.ods'#$EMC_Barreiro.$D$51:.$J$128];7)" office:value-type="string" office:string-value="MS049901" calcext:value-type="string">
            <text:p>MS049901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506]; &quot;.&quot;; [.$A$498]; &quot;.&quot;; [.F506]; &quot;.&quot;; [.G506]; &quot;.&quot;; &quot;pair&quot;; [.H506]; &quot;.fastq.gz&quot;)" office:value-type="string" office:string-value="MS049901.Chipmentation_H3K4me3.328.1.pair2.fastq.gz" calcext:value-type="string">
            <text:p>MS049901.Chipmentation_H3K4me3.328.1.pair2.fastq.gz</text:p>
          </table:table-cell>
          <table:table-cell table:formula="of:=CONCATENATE(&quot;ln -s ../../H3K4me3/&quot;; [.B506]; &quot; &quot;; [.I506])" office:value-type="string" office:string-value="ln -s ../../H3K4me3/Epi_AF16_Flu_2-749545_ChIPmentation-H3K4me3_A00266_0328_1_S6_L001_R2_001.fastq.gz MS049901.Chipmentation_H3K4me3.328.1.pair2.fastq.gz" calcext:value-type="string">
            <text:p>ln -s ../../H3K4me3/Epi_AF16_Flu_2-749545_ChIPmentation-H3K4me3_A00266_0328_1_S6_L001_R2_001.fastq.gz MS049901.Chipmentation_H3K4me3.328.1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16_NI_2-752602_ChIPmentation-H3K4me3_A00266_0332_1_S7_L001_R1_001.fastq.gz</text:p>
          </table:table-cell>
          <table:table-cell table:style-name="ce3" table:formula="of:=MID([.B507]; 5; 4)" office:value-type="string" office:string-value="AF16" calcext:value-type="string">
            <text:p>AF16</text:p>
          </table:table-cell>
          <table:table-cell table:style-name="ce3" table:formula="of:=IF(ISERROR(FIND(&quot;Flu&quot;; [.B507]; 1)); &quot;NI&quot;; &quot;Flu&quot;)" office:value-type="string" office:string-value="NI" calcext:value-type="string">
            <text:p>NI</text:p>
          </table:table-cell>
          <table:table-cell table:style-name="ce3" table:formula="of:=VLOOKUP(CONCATENATE([.C507]; &quot;_&quot;; [.D507]); ['file:///home/assez/Documents/projectDocs/EMC_Barreiro/allEMC_Barreiro.ods'#$EMC_Barreiro.$D$51:.$J$128];7)" office:value-type="string" office:string-value="MS049902" calcext:value-type="string">
            <text:p>MS049902</text:p>
          </table:table-cell>
          <table:table-cell table:style-name="ce3" office:value-type="float" office:value="332" calcext:value-type="float">
            <text:p>33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507]; &quot;.&quot;; [.$A$498]; &quot;.&quot;; [.F507]; &quot;.&quot;; [.G507]; &quot;.&quot;; &quot;pair&quot;; [.H507]; &quot;.fastq.gz&quot;)" office:value-type="string" office:string-value="MS049902.Chipmentation_H3K4me3.332.1.pair1.fastq.gz" calcext:value-type="string">
            <text:p>MS049902.Chipmentation_H3K4me3.332.1.pair1.fastq.gz</text:p>
          </table:table-cell>
          <table:table-cell table:formula="of:=CONCATENATE(&quot;ln -s ../../H3K4me3/&quot;; [.B507]; &quot; &quot;; [.I507])" office:value-type="string" office:string-value="ln -s ../../H3K4me3/Epi_AF16_NI_2-752602_ChIPmentation-H3K4me3_A00266_0332_1_S7_L001_R1_001.fastq.gz MS049902.Chipmentation_H3K4me3.332.1.pair1.fastq.gz" calcext:value-type="string">
            <text:p>ln -s ../../H3K4me3/Epi_AF16_NI_2-752602_ChIPmentation-H3K4me3_A00266_0332_1_S7_L001_R1_001.fastq.gz MS049902.Chipmentation_H3K4me3.332.1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16_NI_2-752602_ChIPmentation-H3K4me3_A00266_0332_1_S7_L001_R2_001.fastq.gz</text:p>
          </table:table-cell>
          <table:table-cell table:style-name="ce3" table:formula="of:=MID([.B508]; 5; 4)" office:value-type="string" office:string-value="AF16" calcext:value-type="string">
            <text:p>AF16</text:p>
          </table:table-cell>
          <table:table-cell table:style-name="ce3" table:formula="of:=IF(ISERROR(FIND(&quot;Flu&quot;; [.B508]; 1)); &quot;NI&quot;; &quot;Flu&quot;)" office:value-type="string" office:string-value="NI" calcext:value-type="string">
            <text:p>NI</text:p>
          </table:table-cell>
          <table:table-cell table:style-name="ce3" table:formula="of:=VLOOKUP(CONCATENATE([.C508]; &quot;_&quot;; [.D508]); ['file:///home/assez/Documents/projectDocs/EMC_Barreiro/allEMC_Barreiro.ods'#$EMC_Barreiro.$D$51:.$J$128];7)" office:value-type="string" office:string-value="MS049902" calcext:value-type="string">
            <text:p>MS049902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508]; &quot;.&quot;; [.$A$498]; &quot;.&quot;; [.F508]; &quot;.&quot;; [.G508]; &quot;.&quot;; &quot;pair&quot;; [.H508]; &quot;.fastq.gz&quot;)" office:value-type="string" office:string-value="MS049902.Chipmentation_H3K4me3.332.1.pair2.fastq.gz" calcext:value-type="string">
            <text:p>MS049902.Chipmentation_H3K4me3.332.1.pair2.fastq.gz</text:p>
          </table:table-cell>
          <table:table-cell table:formula="of:=CONCATENATE(&quot;ln -s ../../H3K4me3/&quot;; [.B508]; &quot; &quot;; [.I508])" office:value-type="string" office:string-value="ln -s ../../H3K4me3/Epi_AF16_NI_2-752602_ChIPmentation-H3K4me3_A00266_0332_1_S7_L001_R2_001.fastq.gz MS049902.Chipmentation_H3K4me3.332.1.pair2.fastq.gz" calcext:value-type="string">
            <text:p>ln -s ../../H3K4me3/Epi_AF16_NI_2-752602_ChIPmentation-H3K4me3_A00266_0332_1_S7_L001_R2_001.fastq.gz MS049902.Chipmentation_H3K4me3.332.1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18_Flu_2-752550_ChIPmentation-H3K4me3_A00266_0332_1_S5_L001_R1_001.fastq.gz</text:p>
          </table:table-cell>
          <table:table-cell table:style-name="ce3" table:formula="of:=MID([.B509]; 5; 4)" office:value-type="string" office:string-value="AF18" calcext:value-type="string">
            <text:p>AF18</text:p>
          </table:table-cell>
          <table:table-cell table:style-name="ce3" table:formula="of:=IF(ISERROR(FIND(&quot;Flu&quot;; [.B509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509]; &quot;_&quot;; [.D509]); ['file:///home/assez/Documents/projectDocs/EMC_Barreiro/allEMC_Barreiro.ods'#$EMC_Barreiro.$D$51:.$J$128];7)" office:value-type="string" office:string-value="MS050001" calcext:value-type="string">
            <text:p>MS050001</text:p>
          </table:table-cell>
          <table:table-cell table:style-name="ce3" office:value-type="float" office:value="332" calcext:value-type="float">
            <text:p>33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509]; &quot;.&quot;; [.$A$498]; &quot;.&quot;; [.F509]; &quot;.&quot;; [.G509]; &quot;.&quot;; &quot;pair&quot;; [.H509]; &quot;.fastq.gz&quot;)" office:value-type="string" office:string-value="MS050001.Chipmentation_H3K4me3.332.1.pair1.fastq.gz" calcext:value-type="string">
            <text:p>MS050001.Chipmentation_H3K4me3.332.1.pair1.fastq.gz</text:p>
          </table:table-cell>
          <table:table-cell table:formula="of:=CONCATENATE(&quot;ln -s ../../H3K4me3/&quot;; [.B509]; &quot; &quot;; [.I509])" office:value-type="string" office:string-value="ln -s ../../H3K4me3/Epi_AF18_Flu_2-752550_ChIPmentation-H3K4me3_A00266_0332_1_S5_L001_R1_001.fastq.gz MS050001.Chipmentation_H3K4me3.332.1.pair1.fastq.gz" calcext:value-type="string">
            <text:p>ln -s ../../H3K4me3/Epi_AF18_Flu_2-752550_ChIPmentation-H3K4me3_A00266_0332_1_S5_L001_R1_001.fastq.gz MS050001.Chipmentation_H3K4me3.332.1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18_Flu_2-752550_ChIPmentation-H3K4me3_A00266_0332_1_S5_L001_R2_001.fastq.gz</text:p>
          </table:table-cell>
          <table:table-cell table:style-name="ce3" table:formula="of:=MID([.B510]; 5; 4)" office:value-type="string" office:string-value="AF18" calcext:value-type="string">
            <text:p>AF18</text:p>
          </table:table-cell>
          <table:table-cell table:style-name="ce3" table:formula="of:=IF(ISERROR(FIND(&quot;Flu&quot;; [.B510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510]; &quot;_&quot;; [.D510]); ['file:///home/assez/Documents/projectDocs/EMC_Barreiro/allEMC_Barreiro.ods'#$EMC_Barreiro.$D$51:.$J$128];7)" office:value-type="string" office:string-value="MS050001" calcext:value-type="string">
            <text:p>MS050001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510]; &quot;.&quot;; [.$A$498]; &quot;.&quot;; [.F510]; &quot;.&quot;; [.G510]; &quot;.&quot;; &quot;pair&quot;; [.H510]; &quot;.fastq.gz&quot;)" office:value-type="string" office:string-value="MS050001.Chipmentation_H3K4me3.332.1.pair2.fastq.gz" calcext:value-type="string">
            <text:p>MS050001.Chipmentation_H3K4me3.332.1.pair2.fastq.gz</text:p>
          </table:table-cell>
          <table:table-cell table:formula="of:=CONCATENATE(&quot;ln -s ../../H3K4me3/&quot;; [.B510]; &quot; &quot;; [.I510])" office:value-type="string" office:string-value="ln -s ../../H3K4me3/Epi_AF18_Flu_2-752550_ChIPmentation-H3K4me3_A00266_0332_1_S5_L001_R2_001.fastq.gz MS050001.Chipmentation_H3K4me3.332.1.pair2.fastq.gz" calcext:value-type="string">
            <text:p>ln -s ../../H3K4me3/Epi_AF18_Flu_2-752550_ChIPmentation-H3K4me3_A00266_0332_1_S5_L001_R2_001.fastq.gz MS050001.Chipmentation_H3K4me3.332.1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18_NI_2-752546_ChIPmentation-H3K4me3_A00266_0332_1_S1_L001_R1_001.fastq.gz</text:p>
          </table:table-cell>
          <table:table-cell table:style-name="ce3" table:formula="of:=MID([.B511]; 5; 4)" office:value-type="string" office:string-value="AF18" calcext:value-type="string">
            <text:p>AF18</text:p>
          </table:table-cell>
          <table:table-cell table:style-name="ce3" table:formula="of:=IF(ISERROR(FIND(&quot;Flu&quot;; [.B511]; 1)); &quot;NI&quot;; &quot;Flu&quot;)" office:value-type="string" office:string-value="NI" calcext:value-type="string">
            <text:p>NI</text:p>
          </table:table-cell>
          <table:table-cell table:style-name="ce3" table:formula="of:=VLOOKUP(CONCATENATE([.C511]; &quot;_&quot;; [.D511]); ['file:///home/assez/Documents/projectDocs/EMC_Barreiro/allEMC_Barreiro.ods'#$EMC_Barreiro.$D$51:.$J$128];7)" office:value-type="string" office:string-value="MS050002" calcext:value-type="string">
            <text:p>MS050002</text:p>
          </table:table-cell>
          <table:table-cell table:style-name="ce3" office:value-type="float" office:value="332" calcext:value-type="float">
            <text:p>33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511]; &quot;.&quot;; [.$A$498]; &quot;.&quot;; [.F511]; &quot;.&quot;; [.G511]; &quot;.&quot;; &quot;pair&quot;; [.H511]; &quot;.fastq.gz&quot;)" office:value-type="string" office:string-value="MS050002.Chipmentation_H3K4me3.332.1.pair1.fastq.gz" calcext:value-type="string">
            <text:p>MS050002.Chipmentation_H3K4me3.332.1.pair1.fastq.gz</text:p>
          </table:table-cell>
          <table:table-cell table:formula="of:=CONCATENATE(&quot;ln -s ../../H3K4me3/&quot;; [.B511]; &quot; &quot;; [.I511])" office:value-type="string" office:string-value="ln -s ../../H3K4me3/Epi_AF18_NI_2-752546_ChIPmentation-H3K4me3_A00266_0332_1_S1_L001_R1_001.fastq.gz MS050002.Chipmentation_H3K4me3.332.1.pair1.fastq.gz" calcext:value-type="string">
            <text:p>ln -s ../../H3K4me3/Epi_AF18_NI_2-752546_ChIPmentation-H3K4me3_A00266_0332_1_S1_L001_R1_001.fastq.gz MS050002.Chipmentation_H3K4me3.332.1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18_NI_2-752546_ChIPmentation-H3K4me3_A00266_0332_1_S1_L001_R2_001.fastq.gz</text:p>
          </table:table-cell>
          <table:table-cell table:style-name="ce3" table:formula="of:=MID([.B512]; 5; 4)" office:value-type="string" office:string-value="AF18" calcext:value-type="string">
            <text:p>AF18</text:p>
          </table:table-cell>
          <table:table-cell table:style-name="ce3" table:formula="of:=IF(ISERROR(FIND(&quot;Flu&quot;; [.B512]; 1)); &quot;NI&quot;; &quot;Flu&quot;)" office:value-type="string" office:string-value="NI" calcext:value-type="string">
            <text:p>NI</text:p>
          </table:table-cell>
          <table:table-cell table:style-name="ce3" table:formula="of:=VLOOKUP(CONCATENATE([.C512]; &quot;_&quot;; [.D512]); ['file:///home/assez/Documents/projectDocs/EMC_Barreiro/allEMC_Barreiro.ods'#$EMC_Barreiro.$D$51:.$J$128];7)" office:value-type="string" office:string-value="MS050002" calcext:value-type="string">
            <text:p>MS050002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512]; &quot;.&quot;; [.$A$498]; &quot;.&quot;; [.F512]; &quot;.&quot;; [.G512]; &quot;.&quot;; &quot;pair&quot;; [.H512]; &quot;.fastq.gz&quot;)" office:value-type="string" office:string-value="MS050002.Chipmentation_H3K4me3.332.1.pair2.fastq.gz" calcext:value-type="string">
            <text:p>MS050002.Chipmentation_H3K4me3.332.1.pair2.fastq.gz</text:p>
          </table:table-cell>
          <table:table-cell table:formula="of:=CONCATENATE(&quot;ln -s ../../H3K4me3/&quot;; [.B512]; &quot; &quot;; [.I512])" office:value-type="string" office:string-value="ln -s ../../H3K4me3/Epi_AF18_NI_2-752546_ChIPmentation-H3K4me3_A00266_0332_1_S1_L001_R2_001.fastq.gz MS050002.Chipmentation_H3K4me3.332.1.pair2.fastq.gz" calcext:value-type="string">
            <text:p>ln -s ../../H3K4me3/Epi_AF18_NI_2-752546_ChIPmentation-H3K4me3_A00266_0332_1_S1_L001_R2_001.fastq.gz MS050002.Chipmentation_H3K4me3.332.1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20_Flu_2-752633_ChIPmentation-H3K4me3_A00266_0332_2_S18_L002_R1_001.fastq.gz</text:p>
          </table:table-cell>
          <table:table-cell table:style-name="ce3" table:formula="of:=MID([.B513]; 5; 4)" office:value-type="string" office:string-value="AF20" calcext:value-type="string">
            <text:p>AF20</text:p>
          </table:table-cell>
          <table:table-cell table:style-name="ce3" table:formula="of:=IF(ISERROR(FIND(&quot;Flu&quot;; [.B513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513]; &quot;_&quot;; [.D513]); ['file:///home/assez/Documents/projectDocs/EMC_Barreiro/allEMC_Barreiro.ods'#$EMC_Barreiro.$D$51:.$J$128];7)" office:value-type="string" office:string-value="MS050101" calcext:value-type="string">
            <text:p>MS050101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513]; &quot;.&quot;; [.$A$498]; &quot;.&quot;; [.F513]; &quot;.&quot;; [.G513]; &quot;.&quot;; &quot;pair&quot;; [.H513]; &quot;.fastq.gz&quot;)" office:value-type="string" office:string-value="MS050101.Chipmentation_H3K4me3.332.2.pair1.fastq.gz" calcext:value-type="string">
            <text:p>MS050101.Chipmentation_H3K4me3.332.2.pair1.fastq.gz</text:p>
          </table:table-cell>
          <table:table-cell table:formula="of:=CONCATENATE(&quot;ln -s ../../H3K4me3/&quot;; [.B513]; &quot; &quot;; [.I513])" office:value-type="string" office:string-value="ln -s ../../H3K4me3/Epi_AF20_Flu_2-752633_ChIPmentation-H3K4me3_A00266_0332_2_S18_L002_R1_001.fastq.gz MS050101.Chipmentation_H3K4me3.332.2.pair1.fastq.gz" calcext:value-type="string">
            <text:p>ln -s ../../H3K4me3/Epi_AF20_Flu_2-752633_ChIPmentation-H3K4me3_A00266_0332_2_S18_L002_R1_001.fastq.gz MS050101.Chipmentation_H3K4me3.332.2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20_Flu_2-752633_ChIPmentation-H3K4me3_A00266_0332_2_S18_L002_R2_001.fastq.gz</text:p>
          </table:table-cell>
          <table:table-cell table:style-name="ce3" table:formula="of:=MID([.B514]; 5; 4)" office:value-type="string" office:string-value="AF20" calcext:value-type="string">
            <text:p>AF20</text:p>
          </table:table-cell>
          <table:table-cell table:style-name="ce3" table:formula="of:=IF(ISERROR(FIND(&quot;Flu&quot;; [.B514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514]; &quot;_&quot;; [.D514]); ['file:///home/assez/Documents/projectDocs/EMC_Barreiro/allEMC_Barreiro.ods'#$EMC_Barreiro.$D$51:.$J$128];7)" office:value-type="string" office:string-value="MS050101" calcext:value-type="string">
            <text:p>MS050101</text:p>
          </table:table-cell>
          <table:table-cell table:style-name="ce3" office:value-type="float" office:value="332" calcext:value-type="float">
            <text:p>332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9" table:formula="of:=CONCATENATE([.E514]; &quot;.&quot;; [.$A$498]; &quot;.&quot;; [.F514]; &quot;.&quot;; [.G514]; &quot;.&quot;; &quot;pair&quot;; [.H514]; &quot;.fastq.gz&quot;)" office:value-type="string" office:string-value="MS050101.Chipmentation_H3K4me3.332.2.pair2.fastq.gz" calcext:value-type="string">
            <text:p>MS050101.Chipmentation_H3K4me3.332.2.pair2.fastq.gz</text:p>
          </table:table-cell>
          <table:table-cell table:formula="of:=CONCATENATE(&quot;ln -s ../../H3K4me3/&quot;; [.B514]; &quot; &quot;; [.I514])" office:value-type="string" office:string-value="ln -s ../../H3K4me3/Epi_AF20_Flu_2-752633_ChIPmentation-H3K4me3_A00266_0332_2_S18_L002_R2_001.fastq.gz MS050101.Chipmentation_H3K4me3.332.2.pair2.fastq.gz" calcext:value-type="string">
            <text:p>ln -s ../../H3K4me3/Epi_AF20_Flu_2-752633_ChIPmentation-H3K4me3_A00266_0332_2_S18_L002_R2_001.fastq.gz MS050101.Chipmentation_H3K4me3.332.2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20_NI_2-752620_ChIPmentation-H3K4me3_A00266_0332_2_S5_L002_R1_001.fastq.gz</text:p>
          </table:table-cell>
          <table:table-cell table:style-name="ce3" table:formula="of:=MID([.B515]; 5; 4)" office:value-type="string" office:string-value="AF20" calcext:value-type="string">
            <text:p>AF20</text:p>
          </table:table-cell>
          <table:table-cell table:style-name="ce3" table:formula="of:=IF(ISERROR(FIND(&quot;Flu&quot;; [.B515]; 1)); &quot;NI&quot;; &quot;Flu&quot;)" office:value-type="string" office:string-value="NI" calcext:value-type="string">
            <text:p>NI</text:p>
          </table:table-cell>
          <table:table-cell table:style-name="ce3" table:formula="of:=VLOOKUP(CONCATENATE([.C515]; &quot;_&quot;; [.D515]); ['file:///home/assez/Documents/projectDocs/EMC_Barreiro/allEMC_Barreiro.ods'#$EMC_Barreiro.$D$51:.$J$128];7)" office:value-type="string" office:string-value="MS050102" calcext:value-type="string">
            <text:p>MS050102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515]; &quot;.&quot;; [.$A$498]; &quot;.&quot;; [.F515]; &quot;.&quot;; [.G515]; &quot;.&quot;; &quot;pair&quot;; [.H515]; &quot;.fastq.gz&quot;)" office:value-type="string" office:string-value="MS050102.Chipmentation_H3K4me3.332.2.pair1.fastq.gz" calcext:value-type="string">
            <text:p>MS050102.Chipmentation_H3K4me3.332.2.pair1.fastq.gz</text:p>
          </table:table-cell>
          <table:table-cell table:formula="of:=CONCATENATE(&quot;ln -s ../../H3K4me3/&quot;; [.B515]; &quot; &quot;; [.I515])" office:value-type="string" office:string-value="ln -s ../../H3K4me3/Epi_AF20_NI_2-752620_ChIPmentation-H3K4me3_A00266_0332_2_S5_L002_R1_001.fastq.gz MS050102.Chipmentation_H3K4me3.332.2.pair1.fastq.gz" calcext:value-type="string">
            <text:p>ln -s ../../H3K4me3/Epi_AF20_NI_2-752620_ChIPmentation-H3K4me3_A00266_0332_2_S5_L002_R1_001.fastq.gz MS050102.Chipmentation_H3K4me3.332.2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20_NI_2-752620_ChIPmentation-H3K4me3_A00266_0332_2_S5_L002_R2_001.fastq.gz</text:p>
          </table:table-cell>
          <table:table-cell table:style-name="ce3" table:formula="of:=MID([.B516]; 5; 4)" office:value-type="string" office:string-value="AF20" calcext:value-type="string">
            <text:p>AF20</text:p>
          </table:table-cell>
          <table:table-cell table:style-name="ce3" table:formula="of:=IF(ISERROR(FIND(&quot;Flu&quot;; [.B516]; 1)); &quot;NI&quot;; &quot;Flu&quot;)" office:value-type="string" office:string-value="NI" calcext:value-type="string">
            <text:p>NI</text:p>
          </table:table-cell>
          <table:table-cell table:style-name="ce3" table:formula="of:=VLOOKUP(CONCATENATE([.C516]; &quot;_&quot;; [.D516]); ['file:///home/assez/Documents/projectDocs/EMC_Barreiro/allEMC_Barreiro.ods'#$EMC_Barreiro.$D$51:.$J$128];7)" office:value-type="string" office:string-value="MS050102" calcext:value-type="string">
            <text:p>MS050102</text:p>
          </table:table-cell>
          <table:table-cell table:style-name="ce3" office:value-type="float" office:value="332" calcext:value-type="float">
            <text:p>332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9" table:formula="of:=CONCATENATE([.E516]; &quot;.&quot;; [.$A$498]; &quot;.&quot;; [.F516]; &quot;.&quot;; [.G516]; &quot;.&quot;; &quot;pair&quot;; [.H516]; &quot;.fastq.gz&quot;)" office:value-type="string" office:string-value="MS050102.Chipmentation_H3K4me3.332.2.pair2.fastq.gz" calcext:value-type="string">
            <text:p>MS050102.Chipmentation_H3K4me3.332.2.pair2.fastq.gz</text:p>
          </table:table-cell>
          <table:table-cell table:formula="of:=CONCATENATE(&quot;ln -s ../../H3K4me3/&quot;; [.B516]; &quot; &quot;; [.I516])" office:value-type="string" office:string-value="ln -s ../../H3K4me3/Epi_AF20_NI_2-752620_ChIPmentation-H3K4me3_A00266_0332_2_S5_L002_R2_001.fastq.gz MS050102.Chipmentation_H3K4me3.332.2.pair2.fastq.gz" calcext:value-type="string">
            <text:p>ln -s ../../H3K4me3/Epi_AF20_NI_2-752620_ChIPmentation-H3K4me3_A00266_0332_2_S5_L002_R2_001.fastq.gz MS050102.Chipmentation_H3K4me3.332.2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22_Flu_2-752622_ChIPmentation-H3K4me3_A00266_0332_2_S7_L002_R1_001.fastq.gz</text:p>
          </table:table-cell>
          <table:table-cell table:style-name="ce3" table:formula="of:=MID([.B517]; 5; 4)" office:value-type="string" office:string-value="AF22" calcext:value-type="string">
            <text:p>AF22</text:p>
          </table:table-cell>
          <table:table-cell table:style-name="ce3" table:formula="of:=IF(ISERROR(FIND(&quot;Flu&quot;; [.B517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517]; &quot;_&quot;; [.D517]); ['file:///home/assez/Documents/projectDocs/EMC_Barreiro/allEMC_Barreiro.ods'#$EMC_Barreiro.$D$51:.$J$128];7)" office:value-type="string" office:string-value="MS050201" calcext:value-type="string">
            <text:p>MS050201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517]; &quot;.&quot;; [.$A$498]; &quot;.&quot;; [.F517]; &quot;.&quot;; [.G517]; &quot;.&quot;; &quot;pair&quot;; [.H517]; &quot;.fastq.gz&quot;)" office:value-type="string" office:string-value="MS050201.Chipmentation_H3K4me3.332.2.pair1.fastq.gz" calcext:value-type="string">
            <text:p>MS050201.Chipmentation_H3K4me3.332.2.pair1.fastq.gz</text:p>
          </table:table-cell>
          <table:table-cell table:formula="of:=CONCATENATE(&quot;ln -s ../../H3K4me3/&quot;; [.B517]; &quot; &quot;; [.I517])" office:value-type="string" office:string-value="ln -s ../../H3K4me3/Epi_AF22_Flu_2-752622_ChIPmentation-H3K4me3_A00266_0332_2_S7_L002_R1_001.fastq.gz MS050201.Chipmentation_H3K4me3.332.2.pair1.fastq.gz" calcext:value-type="string">
            <text:p>ln -s ../../H3K4me3/Epi_AF22_Flu_2-752622_ChIPmentation-H3K4me3_A00266_0332_2_S7_L002_R1_001.fastq.gz MS050201.Chipmentation_H3K4me3.332.2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22_Flu_2-752622_ChIPmentation-H3K4me3_A00266_0332_2_S7_L002_R2_001.fastq.gz</text:p>
          </table:table-cell>
          <table:table-cell table:style-name="ce3" table:formula="of:=MID([.B518]; 5; 4)" office:value-type="string" office:string-value="AF22" calcext:value-type="string">
            <text:p>AF22</text:p>
          </table:table-cell>
          <table:table-cell table:style-name="ce3" table:formula="of:=IF(ISERROR(FIND(&quot;Flu&quot;; [.B518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518]; &quot;_&quot;; [.D518]); ['file:///home/assez/Documents/projectDocs/EMC_Barreiro/allEMC_Barreiro.ods'#$EMC_Barreiro.$D$51:.$J$128];7)" office:value-type="string" office:string-value="MS050201" calcext:value-type="string">
            <text:p>MS050201</text:p>
          </table:table-cell>
          <table:table-cell table:style-name="ce3" office:value-type="float" office:value="332" calcext:value-type="float">
            <text:p>332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9" table:formula="of:=CONCATENATE([.E518]; &quot;.&quot;; [.$A$498]; &quot;.&quot;; [.F518]; &quot;.&quot;; [.G518]; &quot;.&quot;; &quot;pair&quot;; [.H518]; &quot;.fastq.gz&quot;)" office:value-type="string" office:string-value="MS050201.Chipmentation_H3K4me3.332.2.pair2.fastq.gz" calcext:value-type="string">
            <text:p>MS050201.Chipmentation_H3K4me3.332.2.pair2.fastq.gz</text:p>
          </table:table-cell>
          <table:table-cell table:formula="of:=CONCATENATE(&quot;ln -s ../../H3K4me3/&quot;; [.B518]; &quot; &quot;; [.I518])" office:value-type="string" office:string-value="ln -s ../../H3K4me3/Epi_AF22_Flu_2-752622_ChIPmentation-H3K4me3_A00266_0332_2_S7_L002_R2_001.fastq.gz MS050201.Chipmentation_H3K4me3.332.2.pair2.fastq.gz" calcext:value-type="string">
            <text:p>ln -s ../../H3K4me3/Epi_AF22_Flu_2-752622_ChIPmentation-H3K4me3_A00266_0332_2_S7_L002_R2_001.fastq.gz MS050201.Chipmentation_H3K4me3.332.2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22_NI_2-752621_ChIPmentation-H3K4me3_A00266_0332_2_S6_L002_R1_001.fastq.gz</text:p>
          </table:table-cell>
          <table:table-cell table:style-name="ce3" table:formula="of:=MID([.B519]; 5; 4)" office:value-type="string" office:string-value="AF22" calcext:value-type="string">
            <text:p>AF22</text:p>
          </table:table-cell>
          <table:table-cell table:style-name="ce3" table:formula="of:=IF(ISERROR(FIND(&quot;Flu&quot;; [.B519]; 1)); &quot;NI&quot;; &quot;Flu&quot;)" office:value-type="string" office:string-value="NI" calcext:value-type="string">
            <text:p>NI</text:p>
          </table:table-cell>
          <table:table-cell table:style-name="ce3" table:formula="of:=VLOOKUP(CONCATENATE([.C519]; &quot;_&quot;; [.D519]); ['file:///home/assez/Documents/projectDocs/EMC_Barreiro/allEMC_Barreiro.ods'#$EMC_Barreiro.$D$51:.$J$128];7)" office:value-type="string" office:string-value="MS050202" calcext:value-type="string">
            <text:p>MS050202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519]; &quot;.&quot;; [.$A$498]; &quot;.&quot;; [.F519]; &quot;.&quot;; [.G519]; &quot;.&quot;; &quot;pair&quot;; [.H519]; &quot;.fastq.gz&quot;)" office:value-type="string" office:string-value="MS050202.Chipmentation_H3K4me3.332.2.pair1.fastq.gz" calcext:value-type="string">
            <text:p>MS050202.Chipmentation_H3K4me3.332.2.pair1.fastq.gz</text:p>
          </table:table-cell>
          <table:table-cell table:formula="of:=CONCATENATE(&quot;ln -s ../../H3K4me3/&quot;; [.B519]; &quot; &quot;; [.I519])" office:value-type="string" office:string-value="ln -s ../../H3K4me3/Epi_AF22_NI_2-752621_ChIPmentation-H3K4me3_A00266_0332_2_S6_L002_R1_001.fastq.gz MS050202.Chipmentation_H3K4me3.332.2.pair1.fastq.gz" calcext:value-type="string">
            <text:p>ln -s ../../H3K4me3/Epi_AF22_NI_2-752621_ChIPmentation-H3K4me3_A00266_0332_2_S6_L002_R1_001.fastq.gz MS050202.Chipmentation_H3K4me3.332.2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22_NI_2-752621_ChIPmentation-H3K4me3_A00266_0332_2_S6_L002_R2_001.fastq.gz</text:p>
          </table:table-cell>
          <table:table-cell table:style-name="ce3" table:formula="of:=MID([.B520]; 5; 4)" office:value-type="string" office:string-value="AF22" calcext:value-type="string">
            <text:p>AF22</text:p>
          </table:table-cell>
          <table:table-cell table:style-name="ce3" table:formula="of:=IF(ISERROR(FIND(&quot;Flu&quot;; [.B520]; 1)); &quot;NI&quot;; &quot;Flu&quot;)" office:value-type="string" office:string-value="NI" calcext:value-type="string">
            <text:p>NI</text:p>
          </table:table-cell>
          <table:table-cell table:style-name="ce3" table:formula="of:=VLOOKUP(CONCATENATE([.C520]; &quot;_&quot;; [.D520]); ['file:///home/assez/Documents/projectDocs/EMC_Barreiro/allEMC_Barreiro.ods'#$EMC_Barreiro.$D$51:.$J$128];7)" office:value-type="string" office:string-value="MS050202" calcext:value-type="string">
            <text:p>MS050202</text:p>
          </table:table-cell>
          <table:table-cell table:style-name="ce3" office:value-type="float" office:value="332" calcext:value-type="float">
            <text:p>332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9" table:formula="of:=CONCATENATE([.E520]; &quot;.&quot;; [.$A$498]; &quot;.&quot;; [.F520]; &quot;.&quot;; [.G520]; &quot;.&quot;; &quot;pair&quot;; [.H520]; &quot;.fastq.gz&quot;)" office:value-type="string" office:string-value="MS050202.Chipmentation_H3K4me3.332.2.pair2.fastq.gz" calcext:value-type="string">
            <text:p>MS050202.Chipmentation_H3K4me3.332.2.pair2.fastq.gz</text:p>
          </table:table-cell>
          <table:table-cell table:formula="of:=CONCATENATE(&quot;ln -s ../../H3K4me3/&quot;; [.B520]; &quot; &quot;; [.I520])" office:value-type="string" office:string-value="ln -s ../../H3K4me3/Epi_AF22_NI_2-752621_ChIPmentation-H3K4me3_A00266_0332_2_S6_L002_R2_001.fastq.gz MS050202.Chipmentation_H3K4me3.332.2.pair2.fastq.gz" calcext:value-type="string">
            <text:p>ln -s ../../H3K4me3/Epi_AF22_NI_2-752621_ChIPmentation-H3K4me3_A00266_0332_2_S6_L002_R2_001.fastq.gz MS050202.Chipmentation_H3K4me3.332.2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24_Flu_2-752601_ChIPmentation-H3K4me3_A00266_0332_1_S6_L001_R1_001.fastq.gz</text:p>
          </table:table-cell>
          <table:table-cell table:style-name="ce3" table:formula="of:=MID([.B521]; 5; 4)" office:value-type="string" office:string-value="AF24" calcext:value-type="string">
            <text:p>AF24</text:p>
          </table:table-cell>
          <table:table-cell table:style-name="ce3" table:formula="of:=IF(ISERROR(FIND(&quot;Flu&quot;; [.B521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521]; &quot;_&quot;; [.D521]); ['file:///home/assez/Documents/projectDocs/EMC_Barreiro/allEMC_Barreiro.ods'#$EMC_Barreiro.$D$51:.$J$128];7)" office:value-type="string" office:string-value="MS050301" calcext:value-type="string">
            <text:p>MS050301</text:p>
          </table:table-cell>
          <table:table-cell table:style-name="ce3" office:value-type="float" office:value="332" calcext:value-type="float">
            <text:p>33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521]; &quot;.&quot;; [.$A$498]; &quot;.&quot;; [.F521]; &quot;.&quot;; [.G521]; &quot;.&quot;; &quot;pair&quot;; [.H521]; &quot;.fastq.gz&quot;)" office:value-type="string" office:string-value="MS050301.Chipmentation_H3K4me3.332.1.pair1.fastq.gz" calcext:value-type="string">
            <text:p>MS050301.Chipmentation_H3K4me3.332.1.pair1.fastq.gz</text:p>
          </table:table-cell>
          <table:table-cell table:formula="of:=CONCATENATE(&quot;ln -s ../../H3K4me3/&quot;; [.B521]; &quot; &quot;; [.I521])" office:value-type="string" office:string-value="ln -s ../../H3K4me3/Epi_AF24_Flu_2-752601_ChIPmentation-H3K4me3_A00266_0332_1_S6_L001_R1_001.fastq.gz MS050301.Chipmentation_H3K4me3.332.1.pair1.fastq.gz" calcext:value-type="string">
            <text:p>ln -s ../../H3K4me3/Epi_AF24_Flu_2-752601_ChIPmentation-H3K4me3_A00266_0332_1_S6_L001_R1_001.fastq.gz MS050301.Chipmentation_H3K4me3.332.1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24_Flu_2-752601_ChIPmentation-H3K4me3_A00266_0332_1_S6_L001_R2_001.fastq.gz</text:p>
          </table:table-cell>
          <table:table-cell table:style-name="ce3" table:formula="of:=MID([.B522]; 5; 4)" office:value-type="string" office:string-value="AF24" calcext:value-type="string">
            <text:p>AF24</text:p>
          </table:table-cell>
          <table:table-cell table:style-name="ce3" table:formula="of:=IF(ISERROR(FIND(&quot;Flu&quot;; [.B522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522]; &quot;_&quot;; [.D522]); ['file:///home/assez/Documents/projectDocs/EMC_Barreiro/allEMC_Barreiro.ods'#$EMC_Barreiro.$D$51:.$J$128];7)" office:value-type="string" office:string-value="MS050301" calcext:value-type="string">
            <text:p>MS050301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522]; &quot;.&quot;; [.$A$498]; &quot;.&quot;; [.F522]; &quot;.&quot;; [.G522]; &quot;.&quot;; &quot;pair&quot;; [.H522]; &quot;.fastq.gz&quot;)" office:value-type="string" office:string-value="MS050301.Chipmentation_H3K4me3.332.1.pair2.fastq.gz" calcext:value-type="string">
            <text:p>MS050301.Chipmentation_H3K4me3.332.1.pair2.fastq.gz</text:p>
          </table:table-cell>
          <table:table-cell table:formula="of:=CONCATENATE(&quot;ln -s ../../H3K4me3/&quot;; [.B522]; &quot; &quot;; [.I522])" office:value-type="string" office:string-value="ln -s ../../H3K4me3/Epi_AF24_Flu_2-752601_ChIPmentation-H3K4me3_A00266_0332_1_S6_L001_R2_001.fastq.gz MS050301.Chipmentation_H3K4me3.332.1.pair2.fastq.gz" calcext:value-type="string">
            <text:p>ln -s ../../H3K4me3/Epi_AF24_Flu_2-752601_ChIPmentation-H3K4me3_A00266_0332_1_S6_L001_R2_001.fastq.gz MS050301.Chipmentation_H3K4me3.332.1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24_NI_2-749546_ChIPmentation-H3K4me3_A00266_0328_1_S7_L001_R1_001.fastq.gz</text:p>
          </table:table-cell>
          <table:table-cell table:style-name="ce3" table:formula="of:=MID([.B523]; 5; 4)" office:value-type="string" office:string-value="AF24" calcext:value-type="string">
            <text:p>AF24</text:p>
          </table:table-cell>
          <table:table-cell table:style-name="ce3" table:formula="of:=IF(ISERROR(FIND(&quot;Flu&quot;; [.B523]; 1)); &quot;NI&quot;; &quot;Flu&quot;)" office:value-type="string" office:string-value="NI" calcext:value-type="string">
            <text:p>NI</text:p>
          </table:table-cell>
          <table:table-cell table:style-name="ce3" table:formula="of:=VLOOKUP(CONCATENATE([.C523]; &quot;_&quot;; [.D523]); ['file:///home/assez/Documents/projectDocs/EMC_Barreiro/allEMC_Barreiro.ods'#$EMC_Barreiro.$D$51:.$J$128];7)" office:value-type="string" office:string-value="MS050302" calcext:value-type="string">
            <text:p>MS050302</text:p>
          </table:table-cell>
          <table:table-cell table:style-name="ce3" office:value-type="float" office:value="328" calcext:value-type="float">
            <text:p>328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523]; &quot;.&quot;; [.$A$498]; &quot;.&quot;; [.F523]; &quot;.&quot;; [.G523]; &quot;.&quot;; &quot;pair&quot;; [.H523]; &quot;.fastq.gz&quot;)" office:value-type="string" office:string-value="MS050302.Chipmentation_H3K4me3.328.1.pair1.fastq.gz" calcext:value-type="string">
            <text:p>MS050302.Chipmentation_H3K4me3.328.1.pair1.fastq.gz</text:p>
          </table:table-cell>
          <table:table-cell table:formula="of:=CONCATENATE(&quot;ln -s ../../H3K4me3/&quot;; [.B523]; &quot; &quot;; [.I523])" office:value-type="string" office:string-value="ln -s ../../H3K4me3/Epi_AF24_NI_2-749546_ChIPmentation-H3K4me3_A00266_0328_1_S7_L001_R1_001.fastq.gz MS050302.Chipmentation_H3K4me3.328.1.pair1.fastq.gz" calcext:value-type="string">
            <text:p>ln -s ../../H3K4me3/Epi_AF24_NI_2-749546_ChIPmentation-H3K4me3_A00266_0328_1_S7_L001_R1_001.fastq.gz MS050302.Chipmentation_H3K4me3.328.1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24_NI_2-749546_ChIPmentation-H3K4me3_A00266_0328_1_S7_L001_R2_001.fastq.gz</text:p>
          </table:table-cell>
          <table:table-cell table:style-name="ce3" table:formula="of:=MID([.B524]; 5; 4)" office:value-type="string" office:string-value="AF24" calcext:value-type="string">
            <text:p>AF24</text:p>
          </table:table-cell>
          <table:table-cell table:style-name="ce3" table:formula="of:=IF(ISERROR(FIND(&quot;Flu&quot;; [.B524]; 1)); &quot;NI&quot;; &quot;Flu&quot;)" office:value-type="string" office:string-value="NI" calcext:value-type="string">
            <text:p>NI</text:p>
          </table:table-cell>
          <table:table-cell table:style-name="ce3" table:formula="of:=VLOOKUP(CONCATENATE([.C524]; &quot;_&quot;; [.D524]); ['file:///home/assez/Documents/projectDocs/EMC_Barreiro/allEMC_Barreiro.ods'#$EMC_Barreiro.$D$51:.$J$128];7)" office:value-type="string" office:string-value="MS050302" calcext:value-type="string">
            <text:p>MS050302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524]; &quot;.&quot;; [.$A$498]; &quot;.&quot;; [.F524]; &quot;.&quot;; [.G524]; &quot;.&quot;; &quot;pair&quot;; [.H524]; &quot;.fastq.gz&quot;)" office:value-type="string" office:string-value="MS050302.Chipmentation_H3K4me3.328.1.pair2.fastq.gz" calcext:value-type="string">
            <text:p>MS050302.Chipmentation_H3K4me3.328.1.pair2.fastq.gz</text:p>
          </table:table-cell>
          <table:table-cell table:formula="of:=CONCATENATE(&quot;ln -s ../../H3K4me3/&quot;; [.B524]; &quot; &quot;; [.I524])" office:value-type="string" office:string-value="ln -s ../../H3K4me3/Epi_AF24_NI_2-749546_ChIPmentation-H3K4me3_A00266_0328_1_S7_L001_R2_001.fastq.gz MS050302.Chipmentation_H3K4me3.328.1.pair2.fastq.gz" calcext:value-type="string">
            <text:p>ln -s ../../H3K4me3/Epi_AF24_NI_2-749546_ChIPmentation-H3K4me3_A00266_0328_1_S7_L001_R2_001.fastq.gz MS050302.Chipmentation_H3K4me3.328.1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26_Flu_2-749532_ChIPmentation-H3K4me3_A00266_0330_3_S17_L003_R1_001.fastq.gz</text:p>
          </table:table-cell>
          <table:table-cell table:style-name="ce3" table:formula="of:=MID([.B525]; 5; 4)" office:value-type="string" office:string-value="AF26" calcext:value-type="string">
            <text:p>AF26</text:p>
          </table:table-cell>
          <table:table-cell table:style-name="ce3" table:formula="of:=IF(ISERROR(FIND(&quot;Flu&quot;; [.B525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525]; &quot;_&quot;; [.D525]); ['file:///home/assez/Documents/projectDocs/EMC_Barreiro/allEMC_Barreiro.ods'#$EMC_Barreiro.$D$51:.$J$128];7)" office:value-type="string" office:string-value="MS050401" calcext:value-type="string">
            <text:p>MS050401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525]; &quot;.&quot;; [.$A$498]; &quot;.&quot;; [.F525]; &quot;.&quot;; [.G525]; &quot;.&quot;; &quot;pair&quot;; [.H525]; &quot;.fastq.gz&quot;)" office:value-type="string" office:string-value="MS050401.Chipmentation_H3K4me3.330.3.pair1.fastq.gz" calcext:value-type="string">
            <text:p>MS050401.Chipmentation_H3K4me3.330.3.pair1.fastq.gz</text:p>
          </table:table-cell>
          <table:table-cell table:formula="of:=CONCATENATE(&quot;ln -s ../../H3K4me3/&quot;; [.B525]; &quot; &quot;; [.I525])" office:value-type="string" office:string-value="ln -s ../../H3K4me3/Epi_AF26_Flu_2-749532_ChIPmentation-H3K4me3_A00266_0330_3_S17_L003_R1_001.fastq.gz MS050401.Chipmentation_H3K4me3.330.3.pair1.fastq.gz" calcext:value-type="string">
            <text:p>ln -s ../../H3K4me3/Epi_AF26_Flu_2-749532_ChIPmentation-H3K4me3_A00266_0330_3_S17_L003_R1_001.fastq.gz MS050401.Chipmentation_H3K4me3.330.3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26_Flu_2-749532_ChIPmentation-H3K4me3_A00266_0330_3_S17_L003_R2_001.fastq.gz</text:p>
          </table:table-cell>
          <table:table-cell table:style-name="ce3" table:formula="of:=MID([.B526]; 5; 4)" office:value-type="string" office:string-value="AF26" calcext:value-type="string">
            <text:p>AF26</text:p>
          </table:table-cell>
          <table:table-cell table:style-name="ce3" table:formula="of:=IF(ISERROR(FIND(&quot;Flu&quot;; [.B526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526]; &quot;_&quot;; [.D526]); ['file:///home/assez/Documents/projectDocs/EMC_Barreiro/allEMC_Barreiro.ods'#$EMC_Barreiro.$D$51:.$J$128];7)" office:value-type="string" office:string-value="MS050401" calcext:value-type="string">
            <text:p>MS050401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526]; &quot;.&quot;; [.$A$498]; &quot;.&quot;; [.F526]; &quot;.&quot;; [.G526]; &quot;.&quot;; &quot;pair&quot;; [.H526]; &quot;.fastq.gz&quot;)" office:value-type="string" office:string-value="MS050401.Chipmentation_H3K4me3.330.3.pair2.fastq.gz" calcext:value-type="string">
            <text:p>MS050401.Chipmentation_H3K4me3.330.3.pair2.fastq.gz</text:p>
          </table:table-cell>
          <table:table-cell table:formula="of:=CONCATENATE(&quot;ln -s ../../H3K4me3/&quot;; [.B526]; &quot; &quot;; [.I526])" office:value-type="string" office:string-value="ln -s ../../H3K4me3/Epi_AF26_Flu_2-749532_ChIPmentation-H3K4me3_A00266_0330_3_S17_L003_R2_001.fastq.gz MS050401.Chipmentation_H3K4me3.330.3.pair2.fastq.gz" calcext:value-type="string">
            <text:p>ln -s ../../H3K4me3/Epi_AF26_Flu_2-749532_ChIPmentation-H3K4me3_A00266_0330_3_S17_L003_R2_001.fastq.gz MS050401.Chipmentation_H3K4me3.330.3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26_NI_2-752623_ChIPmentation-H3K4me3_A00266_0332_2_S8_L002_R1_001.fastq.gz</text:p>
          </table:table-cell>
          <table:table-cell table:style-name="ce3" table:formula="of:=MID([.B527]; 5; 4)" office:value-type="string" office:string-value="AF26" calcext:value-type="string">
            <text:p>AF26</text:p>
          </table:table-cell>
          <table:table-cell table:style-name="ce3" table:formula="of:=IF(ISERROR(FIND(&quot;Flu&quot;; [.B527]; 1)); &quot;NI&quot;; &quot;Flu&quot;)" office:value-type="string" office:string-value="NI" calcext:value-type="string">
            <text:p>NI</text:p>
          </table:table-cell>
          <table:table-cell table:style-name="ce3" table:formula="of:=VLOOKUP(CONCATENATE([.C527]; &quot;_&quot;; [.D527]); ['file:///home/assez/Documents/projectDocs/EMC_Barreiro/allEMC_Barreiro.ods'#$EMC_Barreiro.$D$51:.$J$128];7)" office:value-type="string" office:string-value="MS050402" calcext:value-type="string">
            <text:p>MS050402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527]; &quot;.&quot;; [.$A$498]; &quot;.&quot;; [.F527]; &quot;.&quot;; [.G527]; &quot;.&quot;; &quot;pair&quot;; [.H527]; &quot;.fastq.gz&quot;)" office:value-type="string" office:string-value="MS050402.Chipmentation_H3K4me3.332.2.pair1.fastq.gz" calcext:value-type="string">
            <text:p>MS050402.Chipmentation_H3K4me3.332.2.pair1.fastq.gz</text:p>
          </table:table-cell>
          <table:table-cell table:formula="of:=CONCATENATE(&quot;ln -s ../../H3K4me3/&quot;; [.B527]; &quot; &quot;; [.I527])" office:value-type="string" office:string-value="ln -s ../../H3K4me3/Epi_AF26_NI_2-752623_ChIPmentation-H3K4me3_A00266_0332_2_S8_L002_R1_001.fastq.gz MS050402.Chipmentation_H3K4me3.332.2.pair1.fastq.gz" calcext:value-type="string">
            <text:p>ln -s ../../H3K4me3/Epi_AF26_NI_2-752623_ChIPmentation-H3K4me3_A00266_0332_2_S8_L002_R1_001.fastq.gz MS050402.Chipmentation_H3K4me3.332.2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26_NI_2-752623_ChIPmentation-H3K4me3_A00266_0332_2_S8_L002_R2_001.fastq.gz</text:p>
          </table:table-cell>
          <table:table-cell table:style-name="ce3" table:formula="of:=MID([.B528]; 5; 4)" office:value-type="string" office:string-value="AF26" calcext:value-type="string">
            <text:p>AF26</text:p>
          </table:table-cell>
          <table:table-cell table:style-name="ce3" table:formula="of:=IF(ISERROR(FIND(&quot;Flu&quot;; [.B528]; 1)); &quot;NI&quot;; &quot;Flu&quot;)" office:value-type="string" office:string-value="NI" calcext:value-type="string">
            <text:p>NI</text:p>
          </table:table-cell>
          <table:table-cell table:style-name="ce3" table:formula="of:=VLOOKUP(CONCATENATE([.C528]; &quot;_&quot;; [.D528]); ['file:///home/assez/Documents/projectDocs/EMC_Barreiro/allEMC_Barreiro.ods'#$EMC_Barreiro.$D$51:.$J$128];7)" office:value-type="string" office:string-value="MS050402" calcext:value-type="string">
            <text:p>MS050402</text:p>
          </table:table-cell>
          <table:table-cell table:style-name="ce3" office:value-type="float" office:value="332" calcext:value-type="float">
            <text:p>332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9" table:formula="of:=CONCATENATE([.E528]; &quot;.&quot;; [.$A$498]; &quot;.&quot;; [.F528]; &quot;.&quot;; [.G528]; &quot;.&quot;; &quot;pair&quot;; [.H528]; &quot;.fastq.gz&quot;)" office:value-type="string" office:string-value="MS050402.Chipmentation_H3K4me3.332.2.pair2.fastq.gz" calcext:value-type="string">
            <text:p>MS050402.Chipmentation_H3K4me3.332.2.pair2.fastq.gz</text:p>
          </table:table-cell>
          <table:table-cell table:formula="of:=CONCATENATE(&quot;ln -s ../../H3K4me3/&quot;; [.B528]; &quot; &quot;; [.I528])" office:value-type="string" office:string-value="ln -s ../../H3K4me3/Epi_AF26_NI_2-752623_ChIPmentation-H3K4me3_A00266_0332_2_S8_L002_R2_001.fastq.gz MS050402.Chipmentation_H3K4me3.332.2.pair2.fastq.gz" calcext:value-type="string">
            <text:p>ln -s ../../H3K4me3/Epi_AF26_NI_2-752623_ChIPmentation-H3K4me3_A00266_0332_2_S8_L002_R2_001.fastq.gz MS050402.Chipmentation_H3K4me3.332.2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28_Flu_2-749533_ChIPmentation-H3K4me3_A00266_0330_3_S18_L003_R1_001.fastq.gz</text:p>
          </table:table-cell>
          <table:table-cell table:style-name="ce3" table:formula="of:=MID([.B529]; 5; 4)" office:value-type="string" office:string-value="AF28" calcext:value-type="string">
            <text:p>AF28</text:p>
          </table:table-cell>
          <table:table-cell table:style-name="ce3" table:formula="of:=IF(ISERROR(FIND(&quot;Flu&quot;; [.B529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529]; &quot;_&quot;; [.D529]); ['file:///home/assez/Documents/projectDocs/EMC_Barreiro/allEMC_Barreiro.ods'#$EMC_Barreiro.$D$51:.$J$128];7)" office:value-type="string" office:string-value="MS050501" calcext:value-type="string">
            <text:p>MS050501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529]; &quot;.&quot;; [.$A$498]; &quot;.&quot;; [.F529]; &quot;.&quot;; [.G529]; &quot;.&quot;; &quot;pair&quot;; [.H529]; &quot;.fastq.gz&quot;)" office:value-type="string" office:string-value="MS050501.Chipmentation_H3K4me3.330.3.pair1.fastq.gz" calcext:value-type="string">
            <text:p>MS050501.Chipmentation_H3K4me3.330.3.pair1.fastq.gz</text:p>
          </table:table-cell>
          <table:table-cell table:formula="of:=CONCATENATE(&quot;ln -s ../../H3K4me3/&quot;; [.B529]; &quot; &quot;; [.I529])" office:value-type="string" office:string-value="ln -s ../../H3K4me3/Epi_AF28_Flu_2-749533_ChIPmentation-H3K4me3_A00266_0330_3_S18_L003_R1_001.fastq.gz MS050501.Chipmentation_H3K4me3.330.3.pair1.fastq.gz" calcext:value-type="string">
            <text:p>ln -s ../../H3K4me3/Epi_AF28_Flu_2-749533_ChIPmentation-H3K4me3_A00266_0330_3_S18_L003_R1_001.fastq.gz MS050501.Chipmentation_H3K4me3.330.3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28_Flu_2-749533_ChIPmentation-H3K4me3_A00266_0330_3_S18_L003_R2_001.fastq.gz</text:p>
          </table:table-cell>
          <table:table-cell table:style-name="ce3" table:formula="of:=MID([.B530]; 5; 4)" office:value-type="string" office:string-value="AF28" calcext:value-type="string">
            <text:p>AF28</text:p>
          </table:table-cell>
          <table:table-cell table:style-name="ce3" table:formula="of:=IF(ISERROR(FIND(&quot;Flu&quot;; [.B530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530]; &quot;_&quot;; [.D530]); ['file:///home/assez/Documents/projectDocs/EMC_Barreiro/allEMC_Barreiro.ods'#$EMC_Barreiro.$D$51:.$J$128];7)" office:value-type="string" office:string-value="MS050501" calcext:value-type="string">
            <text:p>MS050501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530]; &quot;.&quot;; [.$A$498]; &quot;.&quot;; [.F530]; &quot;.&quot;; [.G530]; &quot;.&quot;; &quot;pair&quot;; [.H530]; &quot;.fastq.gz&quot;)" office:value-type="string" office:string-value="MS050501.Chipmentation_H3K4me3.330.3.pair2.fastq.gz" calcext:value-type="string">
            <text:p>MS050501.Chipmentation_H3K4me3.330.3.pair2.fastq.gz</text:p>
          </table:table-cell>
          <table:table-cell table:formula="of:=CONCATENATE(&quot;ln -s ../../H3K4me3/&quot;; [.B530]; &quot; &quot;; [.I530])" office:value-type="string" office:string-value="ln -s ../../H3K4me3/Epi_AF28_Flu_2-749533_ChIPmentation-H3K4me3_A00266_0330_3_S18_L003_R2_001.fastq.gz MS050501.Chipmentation_H3K4me3.330.3.pair2.fastq.gz" calcext:value-type="string">
            <text:p>ln -s ../../H3K4me3/Epi_AF28_Flu_2-749533_ChIPmentation-H3K4me3_A00266_0330_3_S18_L003_R2_001.fastq.gz MS050501.Chipmentation_H3K4me3.330.3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28_NI_2-702546_ChIPmentation-H3K4me3_A00266_0315_1_S7_L001_R1_001.fastq.gz</text:p>
          </table:table-cell>
          <table:table-cell table:style-name="ce3" table:formula="of:=MID([.B531]; 5; 4)" office:value-type="string" office:string-value="AF28" calcext:value-type="string">
            <text:p>AF28</text:p>
          </table:table-cell>
          <table:table-cell table:style-name="ce3" table:formula="of:=IF(ISERROR(FIND(&quot;Flu&quot;; [.B531]; 1)); &quot;NI&quot;; &quot;Flu&quot;)" office:value-type="string" office:string-value="NI" calcext:value-type="string">
            <text:p>NI</text:p>
          </table:table-cell>
          <table:table-cell table:style-name="ce3" table:formula="of:=VLOOKUP(CONCATENATE([.C531]; &quot;_&quot;; [.D531]); ['file:///home/assez/Documents/projectDocs/EMC_Barreiro/allEMC_Barreiro.ods'#$EMC_Barreiro.$D$51:.$J$128];7)" office:value-type="string" office:string-value="MS050502" calcext:value-type="string">
            <text:p>MS050502</text:p>
          </table:table-cell>
          <table:table-cell table:style-name="ce3" office:value-type="float" office:value="315" calcext:value-type="float">
            <text:p>315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531]; &quot;.&quot;; [.$A$498]; &quot;.&quot;; [.F531]; &quot;.&quot;; [.G531]; &quot;.&quot;; &quot;pair&quot;; [.H531]; &quot;.fastq.gz&quot;)" office:value-type="string" office:string-value="MS050502.Chipmentation_H3K4me3.315.1.pair1.fastq.gz" calcext:value-type="string">
            <text:p>MS050502.Chipmentation_H3K4me3.315.1.pair1.fastq.gz</text:p>
          </table:table-cell>
          <table:table-cell table:formula="of:=CONCATENATE(&quot;ln -s ../../H3K4me3/&quot;; [.B531]; &quot; &quot;; [.I531])" office:value-type="string" office:string-value="ln -s ../../H3K4me3/Epi_AF28_NI_2-702546_ChIPmentation-H3K4me3_A00266_0315_1_S7_L001_R1_001.fastq.gz MS050502.Chipmentation_H3K4me3.315.1.pair1.fastq.gz" calcext:value-type="string">
            <text:p>ln -s ../../H3K4me3/Epi_AF28_NI_2-702546_ChIPmentation-H3K4me3_A00266_0315_1_S7_L001_R1_001.fastq.gz MS050502.Chipmentation_H3K4me3.315.1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28_NI_2-702546_ChIPmentation-H3K4me3_A00266_0315_1_S7_L001_R2_001.fastq.gz</text:p>
          </table:table-cell>
          <table:table-cell table:style-name="ce3" table:formula="of:=MID([.B532]; 5; 4)" office:value-type="string" office:string-value="AF28" calcext:value-type="string">
            <text:p>AF28</text:p>
          </table:table-cell>
          <table:table-cell table:style-name="ce3" table:formula="of:=IF(ISERROR(FIND(&quot;Flu&quot;; [.B532]; 1)); &quot;NI&quot;; &quot;Flu&quot;)" office:value-type="string" office:string-value="NI" calcext:value-type="string">
            <text:p>NI</text:p>
          </table:table-cell>
          <table:table-cell table:style-name="ce3" table:formula="of:=VLOOKUP(CONCATENATE([.C532]; &quot;_&quot;; [.D532]); ['file:///home/assez/Documents/projectDocs/EMC_Barreiro/allEMC_Barreiro.ods'#$EMC_Barreiro.$D$51:.$J$128];7)" office:value-type="string" office:string-value="MS050502" calcext:value-type="string">
            <text:p>MS050502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532]; &quot;.&quot;; [.$A$498]; &quot;.&quot;; [.F532]; &quot;.&quot;; [.G532]; &quot;.&quot;; &quot;pair&quot;; [.H532]; &quot;.fastq.gz&quot;)" office:value-type="string" office:string-value="MS050502.Chipmentation_H3K4me3.315.1.pair2.fastq.gz" calcext:value-type="string">
            <text:p>MS050502.Chipmentation_H3K4me3.315.1.pair2.fastq.gz</text:p>
          </table:table-cell>
          <table:table-cell table:formula="of:=CONCATENATE(&quot;ln -s ../../H3K4me3/&quot;; [.B532]; &quot; &quot;; [.I532])" office:value-type="string" office:string-value="ln -s ../../H3K4me3/Epi_AF28_NI_2-702546_ChIPmentation-H3K4me3_A00266_0315_1_S7_L001_R2_001.fastq.gz MS050502.Chipmentation_H3K4me3.315.1.pair2.fastq.gz" calcext:value-type="string">
            <text:p>ln -s ../../H3K4me3/Epi_AF28_NI_2-702546_ChIPmentation-H3K4me3_A00266_0315_1_S7_L001_R2_001.fastq.gz MS050502.Chipmentation_H3K4me3.315.1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30_Flu_2-752625_ChIPmentation-H3K4me3_A00266_0332_2_S10_L002_R1_001.fastq.gz</text:p>
          </table:table-cell>
          <table:table-cell table:style-name="ce3" table:formula="of:=MID([.B533]; 5; 4)" office:value-type="string" office:string-value="AF30" calcext:value-type="string">
            <text:p>AF30</text:p>
          </table:table-cell>
          <table:table-cell table:style-name="ce3" table:formula="of:=IF(ISERROR(FIND(&quot;Flu&quot;; [.B533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533]; &quot;_&quot;; [.D533]); ['file:///home/assez/Documents/projectDocs/EMC_Barreiro/allEMC_Barreiro.ods'#$EMC_Barreiro.$D$51:.$J$128];7)" office:value-type="string" office:string-value="MS050601" calcext:value-type="string">
            <text:p>MS050601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533]; &quot;.&quot;; [.$A$498]; &quot;.&quot;; [.F533]; &quot;.&quot;; [.G533]; &quot;.&quot;; &quot;pair&quot;; [.H533]; &quot;.fastq.gz&quot;)" office:value-type="string" office:string-value="MS050601.Chipmentation_H3K4me3.332.2.pair1.fastq.gz" calcext:value-type="string">
            <text:p>MS050601.Chipmentation_H3K4me3.332.2.pair1.fastq.gz</text:p>
          </table:table-cell>
          <table:table-cell table:formula="of:=CONCATENATE(&quot;ln -s ../../H3K4me3/&quot;; [.B533]; &quot; &quot;; [.I533])" office:value-type="string" office:string-value="ln -s ../../H3K4me3/Epi_AF30_Flu_2-752625_ChIPmentation-H3K4me3_A00266_0332_2_S10_L002_R1_001.fastq.gz MS050601.Chipmentation_H3K4me3.332.2.pair1.fastq.gz" calcext:value-type="string">
            <text:p>ln -s ../../H3K4me3/Epi_AF30_Flu_2-752625_ChIPmentation-H3K4me3_A00266_0332_2_S10_L002_R1_001.fastq.gz MS050601.Chipmentation_H3K4me3.332.2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30_Flu_2-752625_ChIPmentation-H3K4me3_A00266_0332_2_S10_L002_R2_001.fastq.gz</text:p>
          </table:table-cell>
          <table:table-cell table:style-name="ce3" table:formula="of:=MID([.B534]; 5; 4)" office:value-type="string" office:string-value="AF30" calcext:value-type="string">
            <text:p>AF30</text:p>
          </table:table-cell>
          <table:table-cell table:style-name="ce3" table:formula="of:=IF(ISERROR(FIND(&quot;Flu&quot;; [.B534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534]; &quot;_&quot;; [.D534]); ['file:///home/assez/Documents/projectDocs/EMC_Barreiro/allEMC_Barreiro.ods'#$EMC_Barreiro.$D$51:.$J$128];7)" office:value-type="string" office:string-value="MS050601" calcext:value-type="string">
            <text:p>MS050601</text:p>
          </table:table-cell>
          <table:table-cell table:style-name="ce3" office:value-type="float" office:value="332" calcext:value-type="float">
            <text:p>332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9" table:formula="of:=CONCATENATE([.E534]; &quot;.&quot;; [.$A$498]; &quot;.&quot;; [.F534]; &quot;.&quot;; [.G534]; &quot;.&quot;; &quot;pair&quot;; [.H534]; &quot;.fastq.gz&quot;)" office:value-type="string" office:string-value="MS050601.Chipmentation_H3K4me3.332.2.pair2.fastq.gz" calcext:value-type="string">
            <text:p>MS050601.Chipmentation_H3K4me3.332.2.pair2.fastq.gz</text:p>
          </table:table-cell>
          <table:table-cell table:formula="of:=CONCATENATE(&quot;ln -s ../../H3K4me3/&quot;; [.B534]; &quot; &quot;; [.I534])" office:value-type="string" office:string-value="ln -s ../../H3K4me3/Epi_AF30_Flu_2-752625_ChIPmentation-H3K4me3_A00266_0332_2_S10_L002_R2_001.fastq.gz MS050601.Chipmentation_H3K4me3.332.2.pair2.fastq.gz" calcext:value-type="string">
            <text:p>ln -s ../../H3K4me3/Epi_AF30_Flu_2-752625_ChIPmentation-H3K4me3_A00266_0332_2_S10_L002_R2_001.fastq.gz MS050601.Chipmentation_H3K4me3.332.2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30_NI_2-752624_ChIPmentation-H3K4me3_A00266_0332_2_S9_L002_R1_001.fastq.gz</text:p>
          </table:table-cell>
          <table:table-cell table:style-name="ce3" table:formula="of:=MID([.B535]; 5; 4)" office:value-type="string" office:string-value="AF30" calcext:value-type="string">
            <text:p>AF30</text:p>
          </table:table-cell>
          <table:table-cell table:style-name="ce3" table:formula="of:=IF(ISERROR(FIND(&quot;Flu&quot;; [.B535]; 1)); &quot;NI&quot;; &quot;Flu&quot;)" office:value-type="string" office:string-value="NI" calcext:value-type="string">
            <text:p>NI</text:p>
          </table:table-cell>
          <table:table-cell table:style-name="ce3" table:formula="of:=VLOOKUP(CONCATENATE([.C535]; &quot;_&quot;; [.D535]); ['file:///home/assez/Documents/projectDocs/EMC_Barreiro/allEMC_Barreiro.ods'#$EMC_Barreiro.$D$51:.$J$128];7)" office:value-type="string" office:string-value="MS050602" calcext:value-type="string">
            <text:p>MS050602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535]; &quot;.&quot;; [.$A$498]; &quot;.&quot;; [.F535]; &quot;.&quot;; [.G535]; &quot;.&quot;; &quot;pair&quot;; [.H535]; &quot;.fastq.gz&quot;)" office:value-type="string" office:string-value="MS050602.Chipmentation_H3K4me3.332.2.pair1.fastq.gz" calcext:value-type="string">
            <text:p>MS050602.Chipmentation_H3K4me3.332.2.pair1.fastq.gz</text:p>
          </table:table-cell>
          <table:table-cell table:formula="of:=CONCATENATE(&quot;ln -s ../../H3K4me3/&quot;; [.B535]; &quot; &quot;; [.I535])" office:value-type="string" office:string-value="ln -s ../../H3K4me3/Epi_AF30_NI_2-752624_ChIPmentation-H3K4me3_A00266_0332_2_S9_L002_R1_001.fastq.gz MS050602.Chipmentation_H3K4me3.332.2.pair1.fastq.gz" calcext:value-type="string">
            <text:p>ln -s ../../H3K4me3/Epi_AF30_NI_2-752624_ChIPmentation-H3K4me3_A00266_0332_2_S9_L002_R1_001.fastq.gz MS050602.Chipmentation_H3K4me3.332.2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30_NI_2-752624_ChIPmentation-H3K4me3_A00266_0332_2_S9_L002_R2_001.fastq.gz</text:p>
          </table:table-cell>
          <table:table-cell table:style-name="ce3" table:formula="of:=MID([.B536]; 5; 4)" office:value-type="string" office:string-value="AF30" calcext:value-type="string">
            <text:p>AF30</text:p>
          </table:table-cell>
          <table:table-cell table:style-name="ce3" table:formula="of:=IF(ISERROR(FIND(&quot;Flu&quot;; [.B536]; 1)); &quot;NI&quot;; &quot;Flu&quot;)" office:value-type="string" office:string-value="NI" calcext:value-type="string">
            <text:p>NI</text:p>
          </table:table-cell>
          <table:table-cell table:style-name="ce3" table:formula="of:=VLOOKUP(CONCATENATE([.C536]; &quot;_&quot;; [.D536]); ['file:///home/assez/Documents/projectDocs/EMC_Barreiro/allEMC_Barreiro.ods'#$EMC_Barreiro.$D$51:.$J$128];7)" office:value-type="string" office:string-value="MS050602" calcext:value-type="string">
            <text:p>MS050602</text:p>
          </table:table-cell>
          <table:table-cell table:style-name="ce3" office:value-type="float" office:value="332" calcext:value-type="float">
            <text:p>332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9" table:formula="of:=CONCATENATE([.E536]; &quot;.&quot;; [.$A$498]; &quot;.&quot;; [.F536]; &quot;.&quot;; [.G536]; &quot;.&quot;; &quot;pair&quot;; [.H536]; &quot;.fastq.gz&quot;)" office:value-type="string" office:string-value="MS050602.Chipmentation_H3K4me3.332.2.pair2.fastq.gz" calcext:value-type="string">
            <text:p>MS050602.Chipmentation_H3K4me3.332.2.pair2.fastq.gz</text:p>
          </table:table-cell>
          <table:table-cell table:formula="of:=CONCATENATE(&quot;ln -s ../../H3K4me3/&quot;; [.B536]; &quot; &quot;; [.I536])" office:value-type="string" office:string-value="ln -s ../../H3K4me3/Epi_AF30_NI_2-752624_ChIPmentation-H3K4me3_A00266_0332_2_S9_L002_R2_001.fastq.gz MS050602.Chipmentation_H3K4me3.332.2.pair2.fastq.gz" calcext:value-type="string">
            <text:p>ln -s ../../H3K4me3/Epi_AF30_NI_2-752624_ChIPmentation-H3K4me3_A00266_0332_2_S9_L002_R2_001.fastq.gz MS050602.Chipmentation_H3K4me3.332.2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34_Flu_2-749537_ChIPmentation-H3K4me3_A00266_0330_3_S22_L003_R1_001.fastq.gz</text:p>
          </table:table-cell>
          <table:table-cell table:style-name="ce3" table:formula="of:=MID([.B537]; 5; 4)" office:value-type="string" office:string-value="AF34" calcext:value-type="string">
            <text:p>AF34</text:p>
          </table:table-cell>
          <table:table-cell table:style-name="ce3" table:formula="of:=IF(ISERROR(FIND(&quot;Flu&quot;; [.B537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537]; &quot;_&quot;; [.D537]); ['file:///home/assez/Documents/projectDocs/EMC_Barreiro/allEMC_Barreiro.ods'#$EMC_Barreiro.$D$51:.$J$128];7)" office:value-type="string" office:string-value="MS050801" calcext:value-type="string">
            <text:p>MS050801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537]; &quot;.&quot;; [.$A$498]; &quot;.&quot;; [.F537]; &quot;.&quot;; [.G537]; &quot;.&quot;; &quot;pair&quot;; [.H537]; &quot;.fastq.gz&quot;)" office:value-type="string" office:string-value="MS050801.Chipmentation_H3K4me3.330.3.pair1.fastq.gz" calcext:value-type="string">
            <text:p>MS050801.Chipmentation_H3K4me3.330.3.pair1.fastq.gz</text:p>
          </table:table-cell>
          <table:table-cell table:formula="of:=CONCATENATE(&quot;ln -s ../../H3K4me3/&quot;; [.B537]; &quot; &quot;; [.I537])" office:value-type="string" office:string-value="ln -s ../../H3K4me3/Epi_AF34_Flu_2-749537_ChIPmentation-H3K4me3_A00266_0330_3_S22_L003_R1_001.fastq.gz MS050801.Chipmentation_H3K4me3.330.3.pair1.fastq.gz" calcext:value-type="string">
            <text:p>ln -s ../../H3K4me3/Epi_AF34_Flu_2-749537_ChIPmentation-H3K4me3_A00266_0330_3_S22_L003_R1_001.fastq.gz MS050801.Chipmentation_H3K4me3.330.3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34_Flu_2-749537_ChIPmentation-H3K4me3_A00266_0330_3_S22_L003_R2_001.fastq.gz</text:p>
          </table:table-cell>
          <table:table-cell table:style-name="ce3" table:formula="of:=MID([.B538]; 5; 4)" office:value-type="string" office:string-value="AF34" calcext:value-type="string">
            <text:p>AF34</text:p>
          </table:table-cell>
          <table:table-cell table:style-name="ce3" table:formula="of:=IF(ISERROR(FIND(&quot;Flu&quot;; [.B538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538]; &quot;_&quot;; [.D538]); ['file:///home/assez/Documents/projectDocs/EMC_Barreiro/allEMC_Barreiro.ods'#$EMC_Barreiro.$D$51:.$J$128];7)" office:value-type="string" office:string-value="MS050801" calcext:value-type="string">
            <text:p>MS050801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538]; &quot;.&quot;; [.$A$498]; &quot;.&quot;; [.F538]; &quot;.&quot;; [.G538]; &quot;.&quot;; &quot;pair&quot;; [.H538]; &quot;.fastq.gz&quot;)" office:value-type="string" office:string-value="MS050801.Chipmentation_H3K4me3.330.3.pair2.fastq.gz" calcext:value-type="string">
            <text:p>MS050801.Chipmentation_H3K4me3.330.3.pair2.fastq.gz</text:p>
          </table:table-cell>
          <table:table-cell table:formula="of:=CONCATENATE(&quot;ln -s ../../H3K4me3/&quot;; [.B538]; &quot; &quot;; [.I538])" office:value-type="string" office:string-value="ln -s ../../H3K4me3/Epi_AF34_Flu_2-749537_ChIPmentation-H3K4me3_A00266_0330_3_S22_L003_R2_001.fastq.gz MS050801.Chipmentation_H3K4me3.330.3.pair2.fastq.gz" calcext:value-type="string">
            <text:p>ln -s ../../H3K4me3/Epi_AF34_Flu_2-749537_ChIPmentation-H3K4me3_A00266_0330_3_S22_L003_R2_001.fastq.gz MS050801.Chipmentation_H3K4me3.330.3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34_NI_2-752612_ChIPmentation-H3K4me3_A00266_0332_1_S17_L001_R1_001.fastq.gz</text:p>
          </table:table-cell>
          <table:table-cell table:style-name="ce3" table:formula="of:=MID([.B539]; 5; 4)" office:value-type="string" office:string-value="AF34" calcext:value-type="string">
            <text:p>AF34</text:p>
          </table:table-cell>
          <table:table-cell table:style-name="ce3" table:formula="of:=IF(ISERROR(FIND(&quot;Flu&quot;; [.B539]; 1)); &quot;NI&quot;; &quot;Flu&quot;)" office:value-type="string" office:string-value="NI" calcext:value-type="string">
            <text:p>NI</text:p>
          </table:table-cell>
          <table:table-cell table:style-name="ce3" table:formula="of:=VLOOKUP(CONCATENATE([.C539]; &quot;_&quot;; [.D539]); ['file:///home/assez/Documents/projectDocs/EMC_Barreiro/allEMC_Barreiro.ods'#$EMC_Barreiro.$D$51:.$J$128];7)" office:value-type="string" office:string-value="MS050802" calcext:value-type="string">
            <text:p>MS050802</text:p>
          </table:table-cell>
          <table:table-cell table:style-name="ce3" office:value-type="float" office:value="332" calcext:value-type="float">
            <text:p>33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539]; &quot;.&quot;; [.$A$498]; &quot;.&quot;; [.F539]; &quot;.&quot;; [.G539]; &quot;.&quot;; &quot;pair&quot;; [.H539]; &quot;.fastq.gz&quot;)" office:value-type="string" office:string-value="MS050802.Chipmentation_H3K4me3.332.1.pair1.fastq.gz" calcext:value-type="string">
            <text:p>MS050802.Chipmentation_H3K4me3.332.1.pair1.fastq.gz</text:p>
          </table:table-cell>
          <table:table-cell table:formula="of:=CONCATENATE(&quot;ln -s ../../H3K4me3/&quot;; [.B539]; &quot; &quot;; [.I539])" office:value-type="string" office:string-value="ln -s ../../H3K4me3/Epi_AF34_NI_2-752612_ChIPmentation-H3K4me3_A00266_0332_1_S17_L001_R1_001.fastq.gz MS050802.Chipmentation_H3K4me3.332.1.pair1.fastq.gz" calcext:value-type="string">
            <text:p>ln -s ../../H3K4me3/Epi_AF34_NI_2-752612_ChIPmentation-H3K4me3_A00266_0332_1_S17_L001_R1_001.fastq.gz MS050802.Chipmentation_H3K4me3.332.1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34_NI_2-752612_ChIPmentation-H3K4me3_A00266_0332_1_S17_L001_R2_001.fastq.gz</text:p>
          </table:table-cell>
          <table:table-cell table:style-name="ce3" table:formula="of:=MID([.B540]; 5; 4)" office:value-type="string" office:string-value="AF34" calcext:value-type="string">
            <text:p>AF34</text:p>
          </table:table-cell>
          <table:table-cell table:style-name="ce3" table:formula="of:=IF(ISERROR(FIND(&quot;Flu&quot;; [.B540]; 1)); &quot;NI&quot;; &quot;Flu&quot;)" office:value-type="string" office:string-value="NI" calcext:value-type="string">
            <text:p>NI</text:p>
          </table:table-cell>
          <table:table-cell table:style-name="ce3" table:formula="of:=VLOOKUP(CONCATENATE([.C540]; &quot;_&quot;; [.D540]); ['file:///home/assez/Documents/projectDocs/EMC_Barreiro/allEMC_Barreiro.ods'#$EMC_Barreiro.$D$51:.$J$128];7)" office:value-type="string" office:string-value="MS050802" calcext:value-type="string">
            <text:p>MS050802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540]; &quot;.&quot;; [.$A$498]; &quot;.&quot;; [.F540]; &quot;.&quot;; [.G540]; &quot;.&quot;; &quot;pair&quot;; [.H540]; &quot;.fastq.gz&quot;)" office:value-type="string" office:string-value="MS050802.Chipmentation_H3K4me3.332.1.pair2.fastq.gz" calcext:value-type="string">
            <text:p>MS050802.Chipmentation_H3K4me3.332.1.pair2.fastq.gz</text:p>
          </table:table-cell>
          <table:table-cell table:formula="of:=CONCATENATE(&quot;ln -s ../../H3K4me3/&quot;; [.B540]; &quot; &quot;; [.I540])" office:value-type="string" office:string-value="ln -s ../../H3K4me3/Epi_AF34_NI_2-752612_ChIPmentation-H3K4me3_A00266_0332_1_S17_L001_R2_001.fastq.gz MS050802.Chipmentation_H3K4me3.332.1.pair2.fastq.gz" calcext:value-type="string">
            <text:p>ln -s ../../H3K4me3/Epi_AF34_NI_2-752612_ChIPmentation-H3K4me3_A00266_0332_1_S17_L001_R2_001.fastq.gz MS050802.Chipmentation_H3K4me3.332.1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36_Flu_2-749534_ChIPmentation-H3K4me3_A00266_0330_3_S19_L003_R1_001.fastq.gz</text:p>
          </table:table-cell>
          <table:table-cell table:style-name="ce3" table:formula="of:=MID([.B541]; 5; 4)" office:value-type="string" office:string-value="AF36" calcext:value-type="string">
            <text:p>AF36</text:p>
          </table:table-cell>
          <table:table-cell table:style-name="ce3" table:formula="of:=IF(ISERROR(FIND(&quot;Flu&quot;; [.B541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541]; &quot;_&quot;; [.D541]); ['file:///home/assez/Documents/projectDocs/EMC_Barreiro/allEMC_Barreiro.ods'#$EMC_Barreiro.$D$51:.$J$128];7)" office:value-type="string" office:string-value="MS050901" calcext:value-type="string">
            <text:p>MS050901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541]; &quot;.&quot;; [.$A$498]; &quot;.&quot;; [.F541]; &quot;.&quot;; [.G541]; &quot;.&quot;; &quot;pair&quot;; [.H541]; &quot;.fastq.gz&quot;)" office:value-type="string" office:string-value="MS050901.Chipmentation_H3K4me3.330.3.pair1.fastq.gz" calcext:value-type="string">
            <text:p>MS050901.Chipmentation_H3K4me3.330.3.pair1.fastq.gz</text:p>
          </table:table-cell>
          <table:table-cell table:formula="of:=CONCATENATE(&quot;ln -s ../../H3K4me3/&quot;; [.B541]; &quot; &quot;; [.I541])" office:value-type="string" office:string-value="ln -s ../../H3K4me3/Epi_AF36_Flu_2-749534_ChIPmentation-H3K4me3_A00266_0330_3_S19_L003_R1_001.fastq.gz MS050901.Chipmentation_H3K4me3.330.3.pair1.fastq.gz" calcext:value-type="string">
            <text:p>ln -s ../../H3K4me3/Epi_AF36_Flu_2-749534_ChIPmentation-H3K4me3_A00266_0330_3_S19_L003_R1_001.fastq.gz MS050901.Chipmentation_H3K4me3.330.3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36_Flu_2-749534_ChIPmentation-H3K4me3_A00266_0330_3_S19_L003_R2_001.fastq.gz</text:p>
          </table:table-cell>
          <table:table-cell table:style-name="ce3" table:formula="of:=MID([.B542]; 5; 4)" office:value-type="string" office:string-value="AF36" calcext:value-type="string">
            <text:p>AF36</text:p>
          </table:table-cell>
          <table:table-cell table:style-name="ce3" table:formula="of:=IF(ISERROR(FIND(&quot;Flu&quot;; [.B542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542]; &quot;_&quot;; [.D542]); ['file:///home/assez/Documents/projectDocs/EMC_Barreiro/allEMC_Barreiro.ods'#$EMC_Barreiro.$D$51:.$J$128];7)" office:value-type="string" office:string-value="MS050901" calcext:value-type="string">
            <text:p>MS050901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542]; &quot;.&quot;; [.$A$498]; &quot;.&quot;; [.F542]; &quot;.&quot;; [.G542]; &quot;.&quot;; &quot;pair&quot;; [.H542]; &quot;.fastq.gz&quot;)" office:value-type="string" office:string-value="MS050901.Chipmentation_H3K4me3.330.3.pair2.fastq.gz" calcext:value-type="string">
            <text:p>MS050901.Chipmentation_H3K4me3.330.3.pair2.fastq.gz</text:p>
          </table:table-cell>
          <table:table-cell table:formula="of:=CONCATENATE(&quot;ln -s ../../H3K4me3/&quot;; [.B542]; &quot; &quot;; [.I542])" office:value-type="string" office:string-value="ln -s ../../H3K4me3/Epi_AF36_Flu_2-749534_ChIPmentation-H3K4me3_A00266_0330_3_S19_L003_R2_001.fastq.gz MS050901.Chipmentation_H3K4me3.330.3.pair2.fastq.gz" calcext:value-type="string">
            <text:p>ln -s ../../H3K4me3/Epi_AF36_Flu_2-749534_ChIPmentation-H3K4me3_A00266_0330_3_S19_L003_R2_001.fastq.gz MS050901.Chipmentation_H3K4me3.330.3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36_NI_2-752630_ChIPmentation-H3K4me3_A00266_0332_2_S15_L002_R1_001.fastq.gz</text:p>
          </table:table-cell>
          <table:table-cell table:style-name="ce3" table:formula="of:=MID([.B543]; 5; 4)" office:value-type="string" office:string-value="AF36" calcext:value-type="string">
            <text:p>AF36</text:p>
          </table:table-cell>
          <table:table-cell table:style-name="ce3" table:formula="of:=IF(ISERROR(FIND(&quot;Flu&quot;; [.B543]; 1)); &quot;NI&quot;; &quot;Flu&quot;)" office:value-type="string" office:string-value="NI" calcext:value-type="string">
            <text:p>NI</text:p>
          </table:table-cell>
          <table:table-cell table:style-name="ce3" table:formula="of:=VLOOKUP(CONCATENATE([.C543]; &quot;_&quot;; [.D543]); ['file:///home/assez/Documents/projectDocs/EMC_Barreiro/allEMC_Barreiro.ods'#$EMC_Barreiro.$D$51:.$J$128];7)" office:value-type="string" office:string-value="MS050902" calcext:value-type="string">
            <text:p>MS050902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543]; &quot;.&quot;; [.$A$498]; &quot;.&quot;; [.F543]; &quot;.&quot;; [.G543]; &quot;.&quot;; &quot;pair&quot;; [.H543]; &quot;.fastq.gz&quot;)" office:value-type="string" office:string-value="MS050902.Chipmentation_H3K4me3.332.2.pair1.fastq.gz" calcext:value-type="string">
            <text:p>MS050902.Chipmentation_H3K4me3.332.2.pair1.fastq.gz</text:p>
          </table:table-cell>
          <table:table-cell table:formula="of:=CONCATENATE(&quot;ln -s ../../H3K4me3/&quot;; [.B543]; &quot; &quot;; [.I543])" office:value-type="string" office:string-value="ln -s ../../H3K4me3/Epi_AF36_NI_2-752630_ChIPmentation-H3K4me3_A00266_0332_2_S15_L002_R1_001.fastq.gz MS050902.Chipmentation_H3K4me3.332.2.pair1.fastq.gz" calcext:value-type="string">
            <text:p>ln -s ../../H3K4me3/Epi_AF36_NI_2-752630_ChIPmentation-H3K4me3_A00266_0332_2_S15_L002_R1_001.fastq.gz MS050902.Chipmentation_H3K4me3.332.2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36_NI_2-752630_ChIPmentation-H3K4me3_A00266_0332_2_S15_L002_R2_001.fastq.gz</text:p>
          </table:table-cell>
          <table:table-cell table:style-name="ce3" table:formula="of:=MID([.B544]; 5; 4)" office:value-type="string" office:string-value="AF36" calcext:value-type="string">
            <text:p>AF36</text:p>
          </table:table-cell>
          <table:table-cell table:style-name="ce3" table:formula="of:=IF(ISERROR(FIND(&quot;Flu&quot;; [.B544]; 1)); &quot;NI&quot;; &quot;Flu&quot;)" office:value-type="string" office:string-value="NI" calcext:value-type="string">
            <text:p>NI</text:p>
          </table:table-cell>
          <table:table-cell table:style-name="ce3" table:formula="of:=VLOOKUP(CONCATENATE([.C544]; &quot;_&quot;; [.D544]); ['file:///home/assez/Documents/projectDocs/EMC_Barreiro/allEMC_Barreiro.ods'#$EMC_Barreiro.$D$51:.$J$128];7)" office:value-type="string" office:string-value="MS050902" calcext:value-type="string">
            <text:p>MS050902</text:p>
          </table:table-cell>
          <table:table-cell table:style-name="ce3" office:value-type="float" office:value="332" calcext:value-type="float">
            <text:p>332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9" table:formula="of:=CONCATENATE([.E544]; &quot;.&quot;; [.$A$498]; &quot;.&quot;; [.F544]; &quot;.&quot;; [.G544]; &quot;.&quot;; &quot;pair&quot;; [.H544]; &quot;.fastq.gz&quot;)" office:value-type="string" office:string-value="MS050902.Chipmentation_H3K4me3.332.2.pair2.fastq.gz" calcext:value-type="string">
            <text:p>MS050902.Chipmentation_H3K4me3.332.2.pair2.fastq.gz</text:p>
          </table:table-cell>
          <table:table-cell table:formula="of:=CONCATENATE(&quot;ln -s ../../H3K4me3/&quot;; [.B544]; &quot; &quot;; [.I544])" office:value-type="string" office:string-value="ln -s ../../H3K4me3/Epi_AF36_NI_2-752630_ChIPmentation-H3K4me3_A00266_0332_2_S15_L002_R2_001.fastq.gz MS050902.Chipmentation_H3K4me3.332.2.pair2.fastq.gz" calcext:value-type="string">
            <text:p>ln -s ../../H3K4me3/Epi_AF36_NI_2-752630_ChIPmentation-H3K4me3_A00266_0332_2_S15_L002_R2_001.fastq.gz MS050902.Chipmentation_H3K4me3.332.2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38_Flu_2-752632_ChIPmentation-H3K4me3_A00266_0332_2_S17_L002_R1_001.fastq.gz</text:p>
          </table:table-cell>
          <table:table-cell table:style-name="ce3" table:formula="of:=MID([.B545]; 5; 4)" office:value-type="string" office:string-value="AF38" calcext:value-type="string">
            <text:p>AF38</text:p>
          </table:table-cell>
          <table:table-cell table:style-name="ce3" table:formula="of:=IF(ISERROR(FIND(&quot;Flu&quot;; [.B545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545]; &quot;_&quot;; [.D545]); ['file:///home/assez/Documents/projectDocs/EMC_Barreiro/allEMC_Barreiro.ods'#$EMC_Barreiro.$D$51:.$J$128];7)" office:value-type="string" office:string-value="MS051001" calcext:value-type="string">
            <text:p>MS051001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545]; &quot;.&quot;; [.$A$498]; &quot;.&quot;; [.F545]; &quot;.&quot;; [.G545]; &quot;.&quot;; &quot;pair&quot;; [.H545]; &quot;.fastq.gz&quot;)" office:value-type="string" office:string-value="MS051001.Chipmentation_H3K4me3.332.2.pair1.fastq.gz" calcext:value-type="string">
            <text:p>MS051001.Chipmentation_H3K4me3.332.2.pair1.fastq.gz</text:p>
          </table:table-cell>
          <table:table-cell table:formula="of:=CONCATENATE(&quot;ln -s ../../H3K4me3/&quot;; [.B545]; &quot; &quot;; [.I545])" office:value-type="string" office:string-value="ln -s ../../H3K4me3/Epi_AF38_Flu_2-752632_ChIPmentation-H3K4me3_A00266_0332_2_S17_L002_R1_001.fastq.gz MS051001.Chipmentation_H3K4me3.332.2.pair1.fastq.gz" calcext:value-type="string">
            <text:p>ln -s ../../H3K4me3/Epi_AF38_Flu_2-752632_ChIPmentation-H3K4me3_A00266_0332_2_S17_L002_R1_001.fastq.gz MS051001.Chipmentation_H3K4me3.332.2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38_Flu_2-752632_ChIPmentation-H3K4me3_A00266_0332_2_S17_L002_R2_001.fastq.gz</text:p>
          </table:table-cell>
          <table:table-cell table:style-name="ce3" table:formula="of:=MID([.B546]; 5; 4)" office:value-type="string" office:string-value="AF38" calcext:value-type="string">
            <text:p>AF38</text:p>
          </table:table-cell>
          <table:table-cell table:style-name="ce3" table:formula="of:=IF(ISERROR(FIND(&quot;Flu&quot;; [.B546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546]; &quot;_&quot;; [.D546]); ['file:///home/assez/Documents/projectDocs/EMC_Barreiro/allEMC_Barreiro.ods'#$EMC_Barreiro.$D$51:.$J$128];7)" office:value-type="string" office:string-value="MS051001" calcext:value-type="string">
            <text:p>MS051001</text:p>
          </table:table-cell>
          <table:table-cell table:style-name="ce3" office:value-type="float" office:value="332" calcext:value-type="float">
            <text:p>332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9" table:formula="of:=CONCATENATE([.E546]; &quot;.&quot;; [.$A$498]; &quot;.&quot;; [.F546]; &quot;.&quot;; [.G546]; &quot;.&quot;; &quot;pair&quot;; [.H546]; &quot;.fastq.gz&quot;)" office:value-type="string" office:string-value="MS051001.Chipmentation_H3K4me3.332.2.pair2.fastq.gz" calcext:value-type="string">
            <text:p>MS051001.Chipmentation_H3K4me3.332.2.pair2.fastq.gz</text:p>
          </table:table-cell>
          <table:table-cell table:formula="of:=CONCATENATE(&quot;ln -s ../../H3K4me3/&quot;; [.B546]; &quot; &quot;; [.I546])" office:value-type="string" office:string-value="ln -s ../../H3K4me3/Epi_AF38_Flu_2-752632_ChIPmentation-H3K4me3_A00266_0332_2_S17_L002_R2_001.fastq.gz MS051001.Chipmentation_H3K4me3.332.2.pair2.fastq.gz" calcext:value-type="string">
            <text:p>ln -s ../../H3K4me3/Epi_AF38_Flu_2-752632_ChIPmentation-H3K4me3_A00266_0332_2_S17_L002_R2_001.fastq.gz MS051001.Chipmentation_H3K4me3.332.2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38_NI_2-752631_ChIPmentation-H3K4me3_A00266_0332_2_S16_L002_R1_001.fastq.gz</text:p>
          </table:table-cell>
          <table:table-cell table:style-name="ce3" table:formula="of:=MID([.B547]; 5; 4)" office:value-type="string" office:string-value="AF38" calcext:value-type="string">
            <text:p>AF38</text:p>
          </table:table-cell>
          <table:table-cell table:style-name="ce3" table:formula="of:=IF(ISERROR(FIND(&quot;Flu&quot;; [.B547]; 1)); &quot;NI&quot;; &quot;Flu&quot;)" office:value-type="string" office:string-value="NI" calcext:value-type="string">
            <text:p>NI</text:p>
          </table:table-cell>
          <table:table-cell table:style-name="ce3" table:formula="of:=VLOOKUP(CONCATENATE([.C547]; &quot;_&quot;; [.D547]); ['file:///home/assez/Documents/projectDocs/EMC_Barreiro/allEMC_Barreiro.ods'#$EMC_Barreiro.$D$51:.$J$128];7)" office:value-type="string" office:string-value="MS051002" calcext:value-type="string">
            <text:p>MS051002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547]; &quot;.&quot;; [.$A$498]; &quot;.&quot;; [.F547]; &quot;.&quot;; [.G547]; &quot;.&quot;; &quot;pair&quot;; [.H547]; &quot;.fastq.gz&quot;)" office:value-type="string" office:string-value="MS051002.Chipmentation_H3K4me3.332.2.pair1.fastq.gz" calcext:value-type="string">
            <text:p>MS051002.Chipmentation_H3K4me3.332.2.pair1.fastq.gz</text:p>
          </table:table-cell>
          <table:table-cell table:formula="of:=CONCATENATE(&quot;ln -s ../../H3K4me3/&quot;; [.B547]; &quot; &quot;; [.I547])" office:value-type="string" office:string-value="ln -s ../../H3K4me3/Epi_AF38_NI_2-752631_ChIPmentation-H3K4me3_A00266_0332_2_S16_L002_R1_001.fastq.gz MS051002.Chipmentation_H3K4me3.332.2.pair1.fastq.gz" calcext:value-type="string">
            <text:p>ln -s ../../H3K4me3/Epi_AF38_NI_2-752631_ChIPmentation-H3K4me3_A00266_0332_2_S16_L002_R1_001.fastq.gz MS051002.Chipmentation_H3K4me3.332.2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AF38_NI_2-752631_ChIPmentation-H3K4me3_A00266_0332_2_S16_L002_R2_001.fastq.gz</text:p>
          </table:table-cell>
          <table:table-cell table:style-name="ce3" table:formula="of:=MID([.B548]; 5; 4)" office:value-type="string" office:string-value="AF38" calcext:value-type="string">
            <text:p>AF38</text:p>
          </table:table-cell>
          <table:table-cell table:style-name="ce3" table:formula="of:=IF(ISERROR(FIND(&quot;Flu&quot;; [.B548]; 1)); &quot;NI&quot;; &quot;Flu&quot;)" office:value-type="string" office:string-value="NI" calcext:value-type="string">
            <text:p>NI</text:p>
          </table:table-cell>
          <table:table-cell table:style-name="ce3" table:formula="of:=VLOOKUP(CONCATENATE([.C548]; &quot;_&quot;; [.D548]); ['file:///home/assez/Documents/projectDocs/EMC_Barreiro/allEMC_Barreiro.ods'#$EMC_Barreiro.$D$51:.$J$128];7)" office:value-type="string" office:string-value="MS051002" calcext:value-type="string">
            <text:p>MS051002</text:p>
          </table:table-cell>
          <table:table-cell table:style-name="ce3" office:value-type="float" office:value="332" calcext:value-type="float">
            <text:p>332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9" table:formula="of:=CONCATENATE([.E548]; &quot;.&quot;; [.$A$498]; &quot;.&quot;; [.F548]; &quot;.&quot;; [.G548]; &quot;.&quot;; &quot;pair&quot;; [.H548]; &quot;.fastq.gz&quot;)" office:value-type="string" office:string-value="MS051002.Chipmentation_H3K4me3.332.2.pair2.fastq.gz" calcext:value-type="string">
            <text:p>MS051002.Chipmentation_H3K4me3.332.2.pair2.fastq.gz</text:p>
          </table:table-cell>
          <table:table-cell table:formula="of:=CONCATENATE(&quot;ln -s ../../H3K4me3/&quot;; [.B548]; &quot; &quot;; [.I548])" office:value-type="string" office:string-value="ln -s ../../H3K4me3/Epi_AF38_NI_2-752631_ChIPmentation-H3K4me3_A00266_0332_2_S16_L002_R2_001.fastq.gz MS051002.Chipmentation_H3K4me3.332.2.pair2.fastq.gz" calcext:value-type="string">
            <text:p>ln -s ../../H3K4me3/Epi_AF38_NI_2-752631_ChIPmentation-H3K4me3_A00266_0332_2_S16_L002_R2_001.fastq.gz MS051002.Chipmentation_H3K4me3.332.2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03_Flu_2-752547_ChIPmentation-H3K4me3_A00266_0332_1_S2_L001_R1_001.fastq.gz</text:p>
          </table:table-cell>
          <table:table-cell table:style-name="ce3" table:formula="of:=MID([.B549]; 5; 4)" office:value-type="string" office:string-value="EU03" calcext:value-type="string">
            <text:p>EU03</text:p>
          </table:table-cell>
          <table:table-cell table:style-name="ce3" table:formula="of:=IF(ISERROR(FIND(&quot;Flu&quot;; [.B549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549]; &quot;_&quot;; [.D549]); ['file:///home/assez/Documents/projectDocs/EMC_Barreiro/allEMC_Barreiro.ods'#$EMC_Barreiro.$D$51:.$J$128];7)" office:value-type="string" office:string-value="MS051201" calcext:value-type="string">
            <text:p>MS051201</text:p>
          </table:table-cell>
          <table:table-cell table:style-name="ce3" office:value-type="float" office:value="332" calcext:value-type="float">
            <text:p>33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549]; &quot;.&quot;; [.$A$498]; &quot;.&quot;; [.F549]; &quot;.&quot;; [.G549]; &quot;.&quot;; &quot;pair&quot;; [.H549]; &quot;.fastq.gz&quot;)" office:value-type="string" office:string-value="MS051201.Chipmentation_H3K4me3.332.1.pair1.fastq.gz" calcext:value-type="string">
            <text:p>MS051201.Chipmentation_H3K4me3.332.1.pair1.fastq.gz</text:p>
          </table:table-cell>
          <table:table-cell table:formula="of:=CONCATENATE(&quot;ln -s ../../H3K4me3/&quot;; [.B549]; &quot; &quot;; [.I549])" office:value-type="string" office:string-value="ln -s ../../H3K4me3/Epi_EU03_Flu_2-752547_ChIPmentation-H3K4me3_A00266_0332_1_S2_L001_R1_001.fastq.gz MS051201.Chipmentation_H3K4me3.332.1.pair1.fastq.gz" calcext:value-type="string">
            <text:p>ln -s ../../H3K4me3/Epi_EU03_Flu_2-752547_ChIPmentation-H3K4me3_A00266_0332_1_S2_L001_R1_001.fastq.gz MS051201.Chipmentation_H3K4me3.332.1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03_Flu_2-752547_ChIPmentation-H3K4me3_A00266_0332_1_S2_L001_R2_001.fastq.gz</text:p>
          </table:table-cell>
          <table:table-cell table:style-name="ce3" table:formula="of:=MID([.B550]; 5; 4)" office:value-type="string" office:string-value="EU03" calcext:value-type="string">
            <text:p>EU03</text:p>
          </table:table-cell>
          <table:table-cell table:style-name="ce3" table:formula="of:=IF(ISERROR(FIND(&quot;Flu&quot;; [.B550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550]; &quot;_&quot;; [.D550]); ['file:///home/assez/Documents/projectDocs/EMC_Barreiro/allEMC_Barreiro.ods'#$EMC_Barreiro.$D$51:.$J$128];7)" office:value-type="string" office:string-value="MS051201" calcext:value-type="string">
            <text:p>MS051201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550]; &quot;.&quot;; [.$A$498]; &quot;.&quot;; [.F550]; &quot;.&quot;; [.G550]; &quot;.&quot;; &quot;pair&quot;; [.H550]; &quot;.fastq.gz&quot;)" office:value-type="string" office:string-value="MS051201.Chipmentation_H3K4me3.332.1.pair2.fastq.gz" calcext:value-type="string">
            <text:p>MS051201.Chipmentation_H3K4me3.332.1.pair2.fastq.gz</text:p>
          </table:table-cell>
          <table:table-cell table:formula="of:=CONCATENATE(&quot;ln -s ../../H3K4me3/&quot;; [.B550]; &quot; &quot;; [.I550])" office:value-type="string" office:string-value="ln -s ../../H3K4me3/Epi_EU03_Flu_2-752547_ChIPmentation-H3K4me3_A00266_0332_1_S2_L001_R2_001.fastq.gz MS051201.Chipmentation_H3K4me3.332.1.pair2.fastq.gz" calcext:value-type="string">
            <text:p>ln -s ../../H3K4me3/Epi_EU03_Flu_2-752547_ChIPmentation-H3K4me3_A00266_0332_1_S2_L001_R2_001.fastq.gz MS051201.Chipmentation_H3K4me3.332.1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03_NI_2-749529_ChIPmentation-H3K4me3_A00266_0330_3_S14_L003_R1_001.fastq.gz</text:p>
          </table:table-cell>
          <table:table-cell table:style-name="ce3" table:formula="of:=MID([.B551]; 5; 4)" office:value-type="string" office:string-value="EU03" calcext:value-type="string">
            <text:p>EU03</text:p>
          </table:table-cell>
          <table:table-cell table:style-name="ce3" table:formula="of:=IF(ISERROR(FIND(&quot;Flu&quot;; [.B551]; 1)); &quot;NI&quot;; &quot;Flu&quot;)" office:value-type="string" office:string-value="NI" calcext:value-type="string">
            <text:p>NI</text:p>
          </table:table-cell>
          <table:table-cell table:style-name="ce3" table:formula="of:=VLOOKUP(CONCATENATE([.C551]; &quot;_&quot;; [.D551]); ['file:///home/assez/Documents/projectDocs/EMC_Barreiro/allEMC_Barreiro.ods'#$EMC_Barreiro.$D$51:.$J$128];7)" office:value-type="string" office:string-value="MS051202" calcext:value-type="string">
            <text:p>MS051202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551]; &quot;.&quot;; [.$A$498]; &quot;.&quot;; [.F551]; &quot;.&quot;; [.G551]; &quot;.&quot;; &quot;pair&quot;; [.H551]; &quot;.fastq.gz&quot;)" office:value-type="string" office:string-value="MS051202.Chipmentation_H3K4me3.330.3.pair1.fastq.gz" calcext:value-type="string">
            <text:p>MS051202.Chipmentation_H3K4me3.330.3.pair1.fastq.gz</text:p>
          </table:table-cell>
          <table:table-cell table:formula="of:=CONCATENATE(&quot;ln -s ../../H3K4me3/&quot;; [.B551]; &quot; &quot;; [.I551])" office:value-type="string" office:string-value="ln -s ../../H3K4me3/Epi_EU03_NI_2-749529_ChIPmentation-H3K4me3_A00266_0330_3_S14_L003_R1_001.fastq.gz MS051202.Chipmentation_H3K4me3.330.3.pair1.fastq.gz" calcext:value-type="string">
            <text:p>ln -s ../../H3K4me3/Epi_EU03_NI_2-749529_ChIPmentation-H3K4me3_A00266_0330_3_S14_L003_R1_001.fastq.gz MS051202.Chipmentation_H3K4me3.330.3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03_NI_2-749529_ChIPmentation-H3K4me3_A00266_0330_3_S14_L003_R2_001.fastq.gz</text:p>
          </table:table-cell>
          <table:table-cell table:style-name="ce3" table:formula="of:=MID([.B552]; 5; 4)" office:value-type="string" office:string-value="EU03" calcext:value-type="string">
            <text:p>EU03</text:p>
          </table:table-cell>
          <table:table-cell table:style-name="ce3" table:formula="of:=IF(ISERROR(FIND(&quot;Flu&quot;; [.B552]; 1)); &quot;NI&quot;; &quot;Flu&quot;)" office:value-type="string" office:string-value="NI" calcext:value-type="string">
            <text:p>NI</text:p>
          </table:table-cell>
          <table:table-cell table:style-name="ce3" table:formula="of:=VLOOKUP(CONCATENATE([.C552]; &quot;_&quot;; [.D552]); ['file:///home/assez/Documents/projectDocs/EMC_Barreiro/allEMC_Barreiro.ods'#$EMC_Barreiro.$D$51:.$J$128];7)" office:value-type="string" office:string-value="MS051202" calcext:value-type="string">
            <text:p>MS051202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552]; &quot;.&quot;; [.$A$498]; &quot;.&quot;; [.F552]; &quot;.&quot;; [.G552]; &quot;.&quot;; &quot;pair&quot;; [.H552]; &quot;.fastq.gz&quot;)" office:value-type="string" office:string-value="MS051202.Chipmentation_H3K4me3.330.3.pair2.fastq.gz" calcext:value-type="string">
            <text:p>MS051202.Chipmentation_H3K4me3.330.3.pair2.fastq.gz</text:p>
          </table:table-cell>
          <table:table-cell table:formula="of:=CONCATENATE(&quot;ln -s ../../H3K4me3/&quot;; [.B552]; &quot; &quot;; [.I552])" office:value-type="string" office:string-value="ln -s ../../H3K4me3/Epi_EU03_NI_2-749529_ChIPmentation-H3K4me3_A00266_0330_3_S14_L003_R2_001.fastq.gz MS051202.Chipmentation_H3K4me3.330.3.pair2.fastq.gz" calcext:value-type="string">
            <text:p>ln -s ../../H3K4me3/Epi_EU03_NI_2-749529_ChIPmentation-H3K4me3_A00266_0330_3_S14_L003_R2_001.fastq.gz MS051202.Chipmentation_H3K4me3.330.3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05_Flu_2-752548_ChIPmentation-H3K4me3_A00266_0332_1_S3_L001_R1_001.fastq.gz</text:p>
          </table:table-cell>
          <table:table-cell table:style-name="ce3" table:formula="of:=MID([.B553]; 5; 4)" office:value-type="string" office:string-value="EU05" calcext:value-type="string">
            <text:p>EU05</text:p>
          </table:table-cell>
          <table:table-cell table:style-name="ce3" table:formula="of:=IF(ISERROR(FIND(&quot;Flu&quot;; [.B553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553]; &quot;_&quot;; [.D553]); ['file:///home/assez/Documents/projectDocs/EMC_Barreiro/allEMC_Barreiro.ods'#$EMC_Barreiro.$D$51:.$J$128];7)" office:value-type="string" office:string-value="MS051301" calcext:value-type="string">
            <text:p>MS051301</text:p>
          </table:table-cell>
          <table:table-cell table:style-name="ce3" office:value-type="float" office:value="332" calcext:value-type="float">
            <text:p>33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553]; &quot;.&quot;; [.$A$498]; &quot;.&quot;; [.F553]; &quot;.&quot;; [.G553]; &quot;.&quot;; &quot;pair&quot;; [.H553]; &quot;.fastq.gz&quot;)" office:value-type="string" office:string-value="MS051301.Chipmentation_H3K4me3.332.1.pair1.fastq.gz" calcext:value-type="string">
            <text:p>MS051301.Chipmentation_H3K4me3.332.1.pair1.fastq.gz</text:p>
          </table:table-cell>
          <table:table-cell table:formula="of:=CONCATENATE(&quot;ln -s ../../H3K4me3/&quot;; [.B553]; &quot; &quot;; [.I553])" office:value-type="string" office:string-value="ln -s ../../H3K4me3/Epi_EU05_Flu_2-752548_ChIPmentation-H3K4me3_A00266_0332_1_S3_L001_R1_001.fastq.gz MS051301.Chipmentation_H3K4me3.332.1.pair1.fastq.gz" calcext:value-type="string">
            <text:p>ln -s ../../H3K4me3/Epi_EU05_Flu_2-752548_ChIPmentation-H3K4me3_A00266_0332_1_S3_L001_R1_001.fastq.gz MS051301.Chipmentation_H3K4me3.332.1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05_Flu_2-752548_ChIPmentation-H3K4me3_A00266_0332_1_S3_L001_R2_001.fastq.gz</text:p>
          </table:table-cell>
          <table:table-cell table:style-name="ce3" table:formula="of:=MID([.B554]; 5; 4)" office:value-type="string" office:string-value="EU05" calcext:value-type="string">
            <text:p>EU05</text:p>
          </table:table-cell>
          <table:table-cell table:style-name="ce3" table:formula="of:=IF(ISERROR(FIND(&quot;Flu&quot;; [.B554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554]; &quot;_&quot;; [.D554]); ['file:///home/assez/Documents/projectDocs/EMC_Barreiro/allEMC_Barreiro.ods'#$EMC_Barreiro.$D$51:.$J$128];7)" office:value-type="string" office:string-value="MS051301" calcext:value-type="string">
            <text:p>MS051301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554]; &quot;.&quot;; [.$A$498]; &quot;.&quot;; [.F554]; &quot;.&quot;; [.G554]; &quot;.&quot;; &quot;pair&quot;; [.H554]; &quot;.fastq.gz&quot;)" office:value-type="string" office:string-value="MS051301.Chipmentation_H3K4me3.332.1.pair2.fastq.gz" calcext:value-type="string">
            <text:p>MS051301.Chipmentation_H3K4me3.332.1.pair2.fastq.gz</text:p>
          </table:table-cell>
          <table:table-cell table:formula="of:=CONCATENATE(&quot;ln -s ../../H3K4me3/&quot;; [.B554]; &quot; &quot;; [.I554])" office:value-type="string" office:string-value="ln -s ../../H3K4me3/Epi_EU05_Flu_2-752548_ChIPmentation-H3K4me3_A00266_0332_1_S3_L001_R2_001.fastq.gz MS051301.Chipmentation_H3K4me3.332.1.pair2.fastq.gz" calcext:value-type="string">
            <text:p>ln -s ../../H3K4me3/Epi_EU05_Flu_2-752548_ChIPmentation-H3K4me3_A00266_0332_1_S3_L001_R2_001.fastq.gz MS051301.Chipmentation_H3K4me3.332.1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05_NI_2-749535_ChIPmentation-H3K4me3_A00266_0330_3_S20_L003_R1_001.fastq.gz</text:p>
          </table:table-cell>
          <table:table-cell table:style-name="ce3" table:formula="of:=MID([.B555]; 5; 4)" office:value-type="string" office:string-value="EU05" calcext:value-type="string">
            <text:p>EU05</text:p>
          </table:table-cell>
          <table:table-cell table:style-name="ce3" table:formula="of:=IF(ISERROR(FIND(&quot;Flu&quot;; [.B555]; 1)); &quot;NI&quot;; &quot;Flu&quot;)" office:value-type="string" office:string-value="NI" calcext:value-type="string">
            <text:p>NI</text:p>
          </table:table-cell>
          <table:table-cell table:style-name="ce3" table:formula="of:=VLOOKUP(CONCATENATE([.C555]; &quot;_&quot;; [.D555]); ['file:///home/assez/Documents/projectDocs/EMC_Barreiro/allEMC_Barreiro.ods'#$EMC_Barreiro.$D$51:.$J$128];7)" office:value-type="string" office:string-value="MS051302" calcext:value-type="string">
            <text:p>MS051302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555]; &quot;.&quot;; [.$A$498]; &quot;.&quot;; [.F555]; &quot;.&quot;; [.G555]; &quot;.&quot;; &quot;pair&quot;; [.H555]; &quot;.fastq.gz&quot;)" office:value-type="string" office:string-value="MS051302.Chipmentation_H3K4me3.330.3.pair1.fastq.gz" calcext:value-type="string">
            <text:p>MS051302.Chipmentation_H3K4me3.330.3.pair1.fastq.gz</text:p>
          </table:table-cell>
          <table:table-cell table:formula="of:=CONCATENATE(&quot;ln -s ../../H3K4me3/&quot;; [.B555]; &quot; &quot;; [.I555])" office:value-type="string" office:string-value="ln -s ../../H3K4me3/Epi_EU05_NI_2-749535_ChIPmentation-H3K4me3_A00266_0330_3_S20_L003_R1_001.fastq.gz MS051302.Chipmentation_H3K4me3.330.3.pair1.fastq.gz" calcext:value-type="string">
            <text:p>ln -s ../../H3K4me3/Epi_EU05_NI_2-749535_ChIPmentation-H3K4me3_A00266_0330_3_S20_L003_R1_001.fastq.gz MS051302.Chipmentation_H3K4me3.330.3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05_NI_2-749535_ChIPmentation-H3K4me3_A00266_0330_3_S20_L003_R2_001.fastq.gz</text:p>
          </table:table-cell>
          <table:table-cell table:style-name="ce3" table:formula="of:=MID([.B556]; 5; 4)" office:value-type="string" office:string-value="EU05" calcext:value-type="string">
            <text:p>EU05</text:p>
          </table:table-cell>
          <table:table-cell table:style-name="ce3" table:formula="of:=IF(ISERROR(FIND(&quot;Flu&quot;; [.B556]; 1)); &quot;NI&quot;; &quot;Flu&quot;)" office:value-type="string" office:string-value="NI" calcext:value-type="string">
            <text:p>NI</text:p>
          </table:table-cell>
          <table:table-cell table:style-name="ce3" table:formula="of:=VLOOKUP(CONCATENATE([.C556]; &quot;_&quot;; [.D556]); ['file:///home/assez/Documents/projectDocs/EMC_Barreiro/allEMC_Barreiro.ods'#$EMC_Barreiro.$D$51:.$J$128];7)" office:value-type="string" office:string-value="MS051302" calcext:value-type="string">
            <text:p>MS051302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556]; &quot;.&quot;; [.$A$498]; &quot;.&quot;; [.F556]; &quot;.&quot;; [.G556]; &quot;.&quot;; &quot;pair&quot;; [.H556]; &quot;.fastq.gz&quot;)" office:value-type="string" office:string-value="MS051302.Chipmentation_H3K4me3.330.3.pair2.fastq.gz" calcext:value-type="string">
            <text:p>MS051302.Chipmentation_H3K4me3.330.3.pair2.fastq.gz</text:p>
          </table:table-cell>
          <table:table-cell table:formula="of:=CONCATENATE(&quot;ln -s ../../H3K4me3/&quot;; [.B556]; &quot; &quot;; [.I556])" office:value-type="string" office:string-value="ln -s ../../H3K4me3/Epi_EU05_NI_2-749535_ChIPmentation-H3K4me3_A00266_0330_3_S20_L003_R2_001.fastq.gz MS051302.Chipmentation_H3K4me3.330.3.pair2.fastq.gz" calcext:value-type="string">
            <text:p>ln -s ../../H3K4me3/Epi_EU05_NI_2-749535_ChIPmentation-H3K4me3_A00266_0330_3_S20_L003_R2_001.fastq.gz MS051302.Chipmentation_H3K4me3.330.3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07_Flu_2-752549_ChIPmentation-H3K4me3_A00266_0332_1_S4_L001_R1_001.fastq.gz</text:p>
          </table:table-cell>
          <table:table-cell table:style-name="ce3" table:formula="of:=MID([.B557]; 5; 4)" office:value-type="string" office:string-value="EU07" calcext:value-type="string">
            <text:p>EU07</text:p>
          </table:table-cell>
          <table:table-cell table:style-name="ce3" table:formula="of:=IF(ISERROR(FIND(&quot;Flu&quot;; [.B557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557]; &quot;_&quot;; [.D557]); ['file:///home/assez/Documents/projectDocs/EMC_Barreiro/allEMC_Barreiro.ods'#$EMC_Barreiro.$D$51:.$J$128];7)" office:value-type="string" office:string-value="MS051401" calcext:value-type="string">
            <text:p>MS051401</text:p>
          </table:table-cell>
          <table:table-cell table:style-name="ce3" office:value-type="float" office:value="332" calcext:value-type="float">
            <text:p>33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557]; &quot;.&quot;; [.$A$498]; &quot;.&quot;; [.F557]; &quot;.&quot;; [.G557]; &quot;.&quot;; &quot;pair&quot;; [.H557]; &quot;.fastq.gz&quot;)" office:value-type="string" office:string-value="MS051401.Chipmentation_H3K4me3.332.1.pair1.fastq.gz" calcext:value-type="string">
            <text:p>MS051401.Chipmentation_H3K4me3.332.1.pair1.fastq.gz</text:p>
          </table:table-cell>
          <table:table-cell table:formula="of:=CONCATENATE(&quot;ln -s ../../H3K4me3/&quot;; [.B557]; &quot; &quot;; [.I557])" office:value-type="string" office:string-value="ln -s ../../H3K4me3/Epi_EU07_Flu_2-752549_ChIPmentation-H3K4me3_A00266_0332_1_S4_L001_R1_001.fastq.gz MS051401.Chipmentation_H3K4me3.332.1.pair1.fastq.gz" calcext:value-type="string">
            <text:p>ln -s ../../H3K4me3/Epi_EU07_Flu_2-752549_ChIPmentation-H3K4me3_A00266_0332_1_S4_L001_R1_001.fastq.gz MS051401.Chipmentation_H3K4me3.332.1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07_Flu_2-752549_ChIPmentation-H3K4me3_A00266_0332_1_S4_L001_R2_001.fastq.gz</text:p>
          </table:table-cell>
          <table:table-cell table:style-name="ce3" table:formula="of:=MID([.B558]; 5; 4)" office:value-type="string" office:string-value="EU07" calcext:value-type="string">
            <text:p>EU07</text:p>
          </table:table-cell>
          <table:table-cell table:style-name="ce3" table:formula="of:=IF(ISERROR(FIND(&quot;Flu&quot;; [.B558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558]; &quot;_&quot;; [.D558]); ['file:///home/assez/Documents/projectDocs/EMC_Barreiro/allEMC_Barreiro.ods'#$EMC_Barreiro.$D$51:.$J$128];7)" office:value-type="string" office:string-value="MS051401" calcext:value-type="string">
            <text:p>MS051401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558]; &quot;.&quot;; [.$A$498]; &quot;.&quot;; [.F558]; &quot;.&quot;; [.G558]; &quot;.&quot;; &quot;pair&quot;; [.H558]; &quot;.fastq.gz&quot;)" office:value-type="string" office:string-value="MS051401.Chipmentation_H3K4me3.332.1.pair2.fastq.gz" calcext:value-type="string">
            <text:p>MS051401.Chipmentation_H3K4me3.332.1.pair2.fastq.gz</text:p>
          </table:table-cell>
          <table:table-cell table:formula="of:=CONCATENATE(&quot;ln -s ../../H3K4me3/&quot;; [.B558]; &quot; &quot;; [.I558])" office:value-type="string" office:string-value="ln -s ../../H3K4me3/Epi_EU07_Flu_2-752549_ChIPmentation-H3K4me3_A00266_0332_1_S4_L001_R2_001.fastq.gz MS051401.Chipmentation_H3K4me3.332.1.pair2.fastq.gz" calcext:value-type="string">
            <text:p>ln -s ../../H3K4me3/Epi_EU07_Flu_2-752549_ChIPmentation-H3K4me3_A00266_0332_1_S4_L001_R2_001.fastq.gz MS051401.Chipmentation_H3K4me3.332.1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07_NI_2-749541_ChIPmentation-H3K4me3_A00266_0328_1_S2_L001_R1_001.fastq.gz</text:p>
          </table:table-cell>
          <table:table-cell table:style-name="ce3" table:formula="of:=MID([.B559]; 5; 4)" office:value-type="string" office:string-value="EU07" calcext:value-type="string">
            <text:p>EU07</text:p>
          </table:table-cell>
          <table:table-cell table:style-name="ce3" table:formula="of:=IF(ISERROR(FIND(&quot;Flu&quot;; [.B559]; 1)); &quot;NI&quot;; &quot;Flu&quot;)" office:value-type="string" office:string-value="NI" calcext:value-type="string">
            <text:p>NI</text:p>
          </table:table-cell>
          <table:table-cell table:style-name="ce3" table:formula="of:=VLOOKUP(CONCATENATE([.C559]; &quot;_&quot;; [.D559]); ['file:///home/assez/Documents/projectDocs/EMC_Barreiro/allEMC_Barreiro.ods'#$EMC_Barreiro.$D$51:.$J$128];7)" office:value-type="string" office:string-value="MS051402" calcext:value-type="string">
            <text:p>MS051402</text:p>
          </table:table-cell>
          <table:table-cell table:style-name="ce3" office:value-type="float" office:value="328" calcext:value-type="float">
            <text:p>328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559]; &quot;.&quot;; [.$A$498]; &quot;.&quot;; [.F559]; &quot;.&quot;; [.G559]; &quot;.&quot;; &quot;pair&quot;; [.H559]; &quot;.fastq.gz&quot;)" office:value-type="string" office:string-value="MS051402.Chipmentation_H3K4me3.328.1.pair1.fastq.gz" calcext:value-type="string">
            <text:p>MS051402.Chipmentation_H3K4me3.328.1.pair1.fastq.gz</text:p>
          </table:table-cell>
          <table:table-cell table:formula="of:=CONCATENATE(&quot;ln -s ../../H3K4me3/&quot;; [.B559]; &quot; &quot;; [.I559])" office:value-type="string" office:string-value="ln -s ../../H3K4me3/Epi_EU07_NI_2-749541_ChIPmentation-H3K4me3_A00266_0328_1_S2_L001_R1_001.fastq.gz MS051402.Chipmentation_H3K4me3.328.1.pair1.fastq.gz" calcext:value-type="string">
            <text:p>ln -s ../../H3K4me3/Epi_EU07_NI_2-749541_ChIPmentation-H3K4me3_A00266_0328_1_S2_L001_R1_001.fastq.gz MS051402.Chipmentation_H3K4me3.328.1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07_NI_2-749541_ChIPmentation-H3K4me3_A00266_0328_1_S2_L001_R2_001.fastq.gz</text:p>
          </table:table-cell>
          <table:table-cell table:style-name="ce3" table:formula="of:=MID([.B560]; 5; 4)" office:value-type="string" office:string-value="EU07" calcext:value-type="string">
            <text:p>EU07</text:p>
          </table:table-cell>
          <table:table-cell table:style-name="ce3" table:formula="of:=IF(ISERROR(FIND(&quot;Flu&quot;; [.B560]; 1)); &quot;NI&quot;; &quot;Flu&quot;)" office:value-type="string" office:string-value="NI" calcext:value-type="string">
            <text:p>NI</text:p>
          </table:table-cell>
          <table:table-cell table:style-name="ce3" table:formula="of:=VLOOKUP(CONCATENATE([.C560]; &quot;_&quot;; [.D560]); ['file:///home/assez/Documents/projectDocs/EMC_Barreiro/allEMC_Barreiro.ods'#$EMC_Barreiro.$D$51:.$J$128];7)" office:value-type="string" office:string-value="MS051402" calcext:value-type="string">
            <text:p>MS051402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560]; &quot;.&quot;; [.$A$498]; &quot;.&quot;; [.F560]; &quot;.&quot;; [.G560]; &quot;.&quot;; &quot;pair&quot;; [.H560]; &quot;.fastq.gz&quot;)" office:value-type="string" office:string-value="MS051402.Chipmentation_H3K4me3.328.1.pair2.fastq.gz" calcext:value-type="string">
            <text:p>MS051402.Chipmentation_H3K4me3.328.1.pair2.fastq.gz</text:p>
          </table:table-cell>
          <table:table-cell table:formula="of:=CONCATENATE(&quot;ln -s ../../H3K4me3/&quot;; [.B560]; &quot; &quot;; [.I560])" office:value-type="string" office:string-value="ln -s ../../H3K4me3/Epi_EU07_NI_2-749541_ChIPmentation-H3K4me3_A00266_0328_1_S2_L001_R2_001.fastq.gz MS051402.Chipmentation_H3K4me3.328.1.pair2.fastq.gz" calcext:value-type="string">
            <text:p>ln -s ../../H3K4me3/Epi_EU07_NI_2-749541_ChIPmentation-H3K4me3_A00266_0328_1_S2_L001_R2_001.fastq.gz MS051402.Chipmentation_H3K4me3.328.1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09_Flu_2-702545_ChIPmentation-H3K4me3_A00266_0315_1_S6_L001_R1_001.fastq.gz</text:p>
          </table:table-cell>
          <table:table-cell table:style-name="ce3" table:formula="of:=MID([.B561]; 5; 4)" office:value-type="string" office:string-value="EU09" calcext:value-type="string">
            <text:p>EU09</text:p>
          </table:table-cell>
          <table:table-cell table:style-name="ce3" table:formula="of:=IF(ISERROR(FIND(&quot;Flu&quot;; [.B561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561]; &quot;_&quot;; [.D561]); ['file:///home/assez/Documents/projectDocs/EMC_Barreiro/allEMC_Barreiro.ods'#$EMC_Barreiro.$D$51:.$J$128];7)" office:value-type="string" office:string-value="MS051501" calcext:value-type="string">
            <text:p>MS051501</text:p>
          </table:table-cell>
          <table:table-cell table:style-name="ce3" office:value-type="float" office:value="315" calcext:value-type="float">
            <text:p>315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561]; &quot;.&quot;; [.$A$498]; &quot;.&quot;; [.F561]; &quot;.&quot;; [.G561]; &quot;.&quot;; &quot;pair&quot;; [.H561]; &quot;.fastq.gz&quot;)" office:value-type="string" office:string-value="MS051501.Chipmentation_H3K4me3.315.1.pair1.fastq.gz" calcext:value-type="string">
            <text:p>MS051501.Chipmentation_H3K4me3.315.1.pair1.fastq.gz</text:p>
          </table:table-cell>
          <table:table-cell table:formula="of:=CONCATENATE(&quot;ln -s ../../H3K4me3/&quot;; [.B561]; &quot; &quot;; [.I561])" office:value-type="string" office:string-value="ln -s ../../H3K4me3/Epi_EU09_Flu_2-702545_ChIPmentation-H3K4me3_A00266_0315_1_S6_L001_R1_001.fastq.gz MS051501.Chipmentation_H3K4me3.315.1.pair1.fastq.gz" calcext:value-type="string">
            <text:p>ln -s ../../H3K4me3/Epi_EU09_Flu_2-702545_ChIPmentation-H3K4me3_A00266_0315_1_S6_L001_R1_001.fastq.gz MS051501.Chipmentation_H3K4me3.315.1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09_Flu_2-702545_ChIPmentation-H3K4me3_A00266_0315_1_S6_L001_R2_001.fastq.gz</text:p>
          </table:table-cell>
          <table:table-cell table:style-name="ce3" table:formula="of:=MID([.B562]; 5; 4)" office:value-type="string" office:string-value="EU09" calcext:value-type="string">
            <text:p>EU09</text:p>
          </table:table-cell>
          <table:table-cell table:style-name="ce3" table:formula="of:=IF(ISERROR(FIND(&quot;Flu&quot;; [.B562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562]; &quot;_&quot;; [.D562]); ['file:///home/assez/Documents/projectDocs/EMC_Barreiro/allEMC_Barreiro.ods'#$EMC_Barreiro.$D$51:.$J$128];7)" office:value-type="string" office:string-value="MS051501" calcext:value-type="string">
            <text:p>MS051501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562]; &quot;.&quot;; [.$A$498]; &quot;.&quot;; [.F562]; &quot;.&quot;; [.G562]; &quot;.&quot;; &quot;pair&quot;; [.H562]; &quot;.fastq.gz&quot;)" office:value-type="string" office:string-value="MS051501.Chipmentation_H3K4me3.315.1.pair2.fastq.gz" calcext:value-type="string">
            <text:p>MS051501.Chipmentation_H3K4me3.315.1.pair2.fastq.gz</text:p>
          </table:table-cell>
          <table:table-cell table:formula="of:=CONCATENATE(&quot;ln -s ../../H3K4me3/&quot;; [.B562]; &quot; &quot;; [.I562])" office:value-type="string" office:string-value="ln -s ../../H3K4me3/Epi_EU09_Flu_2-702545_ChIPmentation-H3K4me3_A00266_0315_1_S6_L001_R2_001.fastq.gz MS051501.Chipmentation_H3K4me3.315.1.pair2.fastq.gz" calcext:value-type="string">
            <text:p>ln -s ../../H3K4me3/Epi_EU09_Flu_2-702545_ChIPmentation-H3K4me3_A00266_0315_1_S6_L001_R2_001.fastq.gz MS051501.Chipmentation_H3K4me3.315.1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09_NI_2-752608_ChIPmentation-H3K4me3_A00266_0332_1_S13_L001_R1_001.fastq.gz</text:p>
          </table:table-cell>
          <table:table-cell table:style-name="ce3" table:formula="of:=MID([.B563]; 5; 4)" office:value-type="string" office:string-value="EU09" calcext:value-type="string">
            <text:p>EU09</text:p>
          </table:table-cell>
          <table:table-cell table:style-name="ce3" table:formula="of:=IF(ISERROR(FIND(&quot;Flu&quot;; [.B563]; 1)); &quot;NI&quot;; &quot;Flu&quot;)" office:value-type="string" office:string-value="NI" calcext:value-type="string">
            <text:p>NI</text:p>
          </table:table-cell>
          <table:table-cell table:style-name="ce3" table:formula="of:=VLOOKUP(CONCATENATE([.C563]; &quot;_&quot;; [.D563]); ['file:///home/assez/Documents/projectDocs/EMC_Barreiro/allEMC_Barreiro.ods'#$EMC_Barreiro.$D$51:.$J$128];7)" office:value-type="string" office:string-value="MS051502" calcext:value-type="string">
            <text:p>MS051502</text:p>
          </table:table-cell>
          <table:table-cell table:style-name="ce3" office:value-type="float" office:value="332" calcext:value-type="float">
            <text:p>33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563]; &quot;.&quot;; [.$A$498]; &quot;.&quot;; [.F563]; &quot;.&quot;; [.G563]; &quot;.&quot;; &quot;pair&quot;; [.H563]; &quot;.fastq.gz&quot;)" office:value-type="string" office:string-value="MS051502.Chipmentation_H3K4me3.332.1.pair1.fastq.gz" calcext:value-type="string">
            <text:p>MS051502.Chipmentation_H3K4me3.332.1.pair1.fastq.gz</text:p>
          </table:table-cell>
          <table:table-cell table:formula="of:=CONCATENATE(&quot;ln -s ../../H3K4me3/&quot;; [.B563]; &quot; &quot;; [.I563])" office:value-type="string" office:string-value="ln -s ../../H3K4me3/Epi_EU09_NI_2-752608_ChIPmentation-H3K4me3_A00266_0332_1_S13_L001_R1_001.fastq.gz MS051502.Chipmentation_H3K4me3.332.1.pair1.fastq.gz" calcext:value-type="string">
            <text:p>ln -s ../../H3K4me3/Epi_EU09_NI_2-752608_ChIPmentation-H3K4me3_A00266_0332_1_S13_L001_R1_001.fastq.gz MS051502.Chipmentation_H3K4me3.332.1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09_NI_2-752608_ChIPmentation-H3K4me3_A00266_0332_1_S13_L001_R2_001.fastq.gz</text:p>
          </table:table-cell>
          <table:table-cell table:style-name="ce3" table:formula="of:=MID([.B564]; 5; 4)" office:value-type="string" office:string-value="EU09" calcext:value-type="string">
            <text:p>EU09</text:p>
          </table:table-cell>
          <table:table-cell table:style-name="ce3" table:formula="of:=IF(ISERROR(FIND(&quot;Flu&quot;; [.B564]; 1)); &quot;NI&quot;; &quot;Flu&quot;)" office:value-type="string" office:string-value="NI" calcext:value-type="string">
            <text:p>NI</text:p>
          </table:table-cell>
          <table:table-cell table:style-name="ce3" table:formula="of:=VLOOKUP(CONCATENATE([.C564]; &quot;_&quot;; [.D564]); ['file:///home/assez/Documents/projectDocs/EMC_Barreiro/allEMC_Barreiro.ods'#$EMC_Barreiro.$D$51:.$J$128];7)" office:value-type="string" office:string-value="MS051502" calcext:value-type="string">
            <text:p>MS051502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564]; &quot;.&quot;; [.$A$498]; &quot;.&quot;; [.F564]; &quot;.&quot;; [.G564]; &quot;.&quot;; &quot;pair&quot;; [.H564]; &quot;.fastq.gz&quot;)" office:value-type="string" office:string-value="MS051502.Chipmentation_H3K4me3.332.1.pair2.fastq.gz" calcext:value-type="string">
            <text:p>MS051502.Chipmentation_H3K4me3.332.1.pair2.fastq.gz</text:p>
          </table:table-cell>
          <table:table-cell table:formula="of:=CONCATENATE(&quot;ln -s ../../H3K4me3/&quot;; [.B564]; &quot; &quot;; [.I564])" office:value-type="string" office:string-value="ln -s ../../H3K4me3/Epi_EU09_NI_2-752608_ChIPmentation-H3K4me3_A00266_0332_1_S13_L001_R2_001.fastq.gz MS051502.Chipmentation_H3K4me3.332.1.pair2.fastq.gz" calcext:value-type="string">
            <text:p>ln -s ../../H3K4me3/Epi_EU09_NI_2-752608_ChIPmentation-H3K4me3_A00266_0332_1_S13_L001_R2_001.fastq.gz MS051502.Chipmentation_H3K4me3.332.1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13_Flu_2-749536_ChIPmentation-H3K4me3_A00266_0330_3_S21_L003_R1_001.fastq.gz</text:p>
          </table:table-cell>
          <table:table-cell table:style-name="ce3" table:formula="of:=MID([.B565]; 5; 4)" office:value-type="string" office:string-value="EU13" calcext:value-type="string">
            <text:p>EU13</text:p>
          </table:table-cell>
          <table:table-cell table:style-name="ce3" table:formula="of:=IF(ISERROR(FIND(&quot;Flu&quot;; [.B565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565]; &quot;_&quot;; [.D565]); ['file:///home/assez/Documents/projectDocs/EMC_Barreiro/allEMC_Barreiro.ods'#$EMC_Barreiro.$D$51:.$J$128];7)" office:value-type="string" office:string-value="MS051601" calcext:value-type="string">
            <text:p>MS051601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565]; &quot;.&quot;; [.$A$498]; &quot;.&quot;; [.F565]; &quot;.&quot;; [.G565]; &quot;.&quot;; &quot;pair&quot;; [.H565]; &quot;.fastq.gz&quot;)" office:value-type="string" office:string-value="MS051601.Chipmentation_H3K4me3.330.3.pair1.fastq.gz" calcext:value-type="string">
            <text:p>MS051601.Chipmentation_H3K4me3.330.3.pair1.fastq.gz</text:p>
          </table:table-cell>
          <table:table-cell table:formula="of:=CONCATENATE(&quot;ln -s ../../H3K4me3/&quot;; [.B565]; &quot; &quot;; [.I565])" office:value-type="string" office:string-value="ln -s ../../H3K4me3/Epi_EU13_Flu_2-749536_ChIPmentation-H3K4me3_A00266_0330_3_S21_L003_R1_001.fastq.gz MS051601.Chipmentation_H3K4me3.330.3.pair1.fastq.gz" calcext:value-type="string">
            <text:p>ln -s ../../H3K4me3/Epi_EU13_Flu_2-749536_ChIPmentation-H3K4me3_A00266_0330_3_S21_L003_R1_001.fastq.gz MS051601.Chipmentation_H3K4me3.330.3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13_Flu_2-749536_ChIPmentation-H3K4me3_A00266_0330_3_S21_L003_R2_001.fastq.gz</text:p>
          </table:table-cell>
          <table:table-cell table:style-name="ce3" table:formula="of:=MID([.B566]; 5; 4)" office:value-type="string" office:string-value="EU13" calcext:value-type="string">
            <text:p>EU13</text:p>
          </table:table-cell>
          <table:table-cell table:style-name="ce3" table:formula="of:=IF(ISERROR(FIND(&quot;Flu&quot;; [.B566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566]; &quot;_&quot;; [.D566]); ['file:///home/assez/Documents/projectDocs/EMC_Barreiro/allEMC_Barreiro.ods'#$EMC_Barreiro.$D$51:.$J$128];7)" office:value-type="string" office:string-value="MS051601" calcext:value-type="string">
            <text:p>MS051601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566]; &quot;.&quot;; [.$A$498]; &quot;.&quot;; [.F566]; &quot;.&quot;; [.G566]; &quot;.&quot;; &quot;pair&quot;; [.H566]; &quot;.fastq.gz&quot;)" office:value-type="string" office:string-value="MS051601.Chipmentation_H3K4me3.330.3.pair2.fastq.gz" calcext:value-type="string">
            <text:p>MS051601.Chipmentation_H3K4me3.330.3.pair2.fastq.gz</text:p>
          </table:table-cell>
          <table:table-cell table:formula="of:=CONCATENATE(&quot;ln -s ../../H3K4me3/&quot;; [.B566]; &quot; &quot;; [.I566])" office:value-type="string" office:string-value="ln -s ../../H3K4me3/Epi_EU13_Flu_2-749536_ChIPmentation-H3K4me3_A00266_0330_3_S21_L003_R2_001.fastq.gz MS051601.Chipmentation_H3K4me3.330.3.pair2.fastq.gz" calcext:value-type="string">
            <text:p>ln -s ../../H3K4me3/Epi_EU13_Flu_2-749536_ChIPmentation-H3K4me3_A00266_0330_3_S21_L003_R2_001.fastq.gz MS051601.Chipmentation_H3K4me3.330.3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13_NI_2-752613_ChIPmentation-H3K4me3_A00266_0332_1_S18_L001_R1_001.fastq.gz</text:p>
          </table:table-cell>
          <table:table-cell table:style-name="ce3" table:formula="of:=MID([.B567]; 5; 4)" office:value-type="string" office:string-value="EU13" calcext:value-type="string">
            <text:p>EU13</text:p>
          </table:table-cell>
          <table:table-cell table:style-name="ce3" table:formula="of:=IF(ISERROR(FIND(&quot;Flu&quot;; [.B567]; 1)); &quot;NI&quot;; &quot;Flu&quot;)" office:value-type="string" office:string-value="NI" calcext:value-type="string">
            <text:p>NI</text:p>
          </table:table-cell>
          <table:table-cell table:style-name="ce3" table:formula="of:=VLOOKUP(CONCATENATE([.C567]; &quot;_&quot;; [.D567]); ['file:///home/assez/Documents/projectDocs/EMC_Barreiro/allEMC_Barreiro.ods'#$EMC_Barreiro.$D$51:.$J$128];7)" office:value-type="string" office:string-value="MS051602" calcext:value-type="string">
            <text:p>MS051602</text:p>
          </table:table-cell>
          <table:table-cell table:style-name="ce3" office:value-type="float" office:value="332" calcext:value-type="float">
            <text:p>33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567]; &quot;.&quot;; [.$A$498]; &quot;.&quot;; [.F567]; &quot;.&quot;; [.G567]; &quot;.&quot;; &quot;pair&quot;; [.H567]; &quot;.fastq.gz&quot;)" office:value-type="string" office:string-value="MS051602.Chipmentation_H3K4me3.332.1.pair1.fastq.gz" calcext:value-type="string">
            <text:p>MS051602.Chipmentation_H3K4me3.332.1.pair1.fastq.gz</text:p>
          </table:table-cell>
          <table:table-cell table:formula="of:=CONCATENATE(&quot;ln -s ../../H3K4me3/&quot;; [.B567]; &quot; &quot;; [.I567])" office:value-type="string" office:string-value="ln -s ../../H3K4me3/Epi_EU13_NI_2-752613_ChIPmentation-H3K4me3_A00266_0332_1_S18_L001_R1_001.fastq.gz MS051602.Chipmentation_H3K4me3.332.1.pair1.fastq.gz" calcext:value-type="string">
            <text:p>ln -s ../../H3K4me3/Epi_EU13_NI_2-752613_ChIPmentation-H3K4me3_A00266_0332_1_S18_L001_R1_001.fastq.gz MS051602.Chipmentation_H3K4me3.332.1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13_NI_2-752613_ChIPmentation-H3K4me3_A00266_0332_1_S18_L001_R2_001.fastq.gz</text:p>
          </table:table-cell>
          <table:table-cell table:style-name="ce3" table:formula="of:=MID([.B568]; 5; 4)" office:value-type="string" office:string-value="EU13" calcext:value-type="string">
            <text:p>EU13</text:p>
          </table:table-cell>
          <table:table-cell table:style-name="ce3" table:formula="of:=IF(ISERROR(FIND(&quot;Flu&quot;; [.B568]; 1)); &quot;NI&quot;; &quot;Flu&quot;)" office:value-type="string" office:string-value="NI" calcext:value-type="string">
            <text:p>NI</text:p>
          </table:table-cell>
          <table:table-cell table:style-name="ce3" table:formula="of:=VLOOKUP(CONCATENATE([.C568]; &quot;_&quot;; [.D568]); ['file:///home/assez/Documents/projectDocs/EMC_Barreiro/allEMC_Barreiro.ods'#$EMC_Barreiro.$D$51:.$J$128];7)" office:value-type="string" office:string-value="MS051602" calcext:value-type="string">
            <text:p>MS051602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568]; &quot;.&quot;; [.$A$498]; &quot;.&quot;; [.F568]; &quot;.&quot;; [.G568]; &quot;.&quot;; &quot;pair&quot;; [.H568]; &quot;.fastq.gz&quot;)" office:value-type="string" office:string-value="MS051602.Chipmentation_H3K4me3.332.1.pair2.fastq.gz" calcext:value-type="string">
            <text:p>MS051602.Chipmentation_H3K4me3.332.1.pair2.fastq.gz</text:p>
          </table:table-cell>
          <table:table-cell table:formula="of:=CONCATENATE(&quot;ln -s ../../H3K4me3/&quot;; [.B568]; &quot; &quot;; [.I568])" office:value-type="string" office:string-value="ln -s ../../H3K4me3/Epi_EU13_NI_2-752613_ChIPmentation-H3K4me3_A00266_0332_1_S18_L001_R2_001.fastq.gz MS051602.Chipmentation_H3K4me3.332.1.pair2.fastq.gz" calcext:value-type="string">
            <text:p>ln -s ../../H3K4me3/Epi_EU13_NI_2-752613_ChIPmentation-H3K4me3_A00266_0332_1_S18_L001_R2_001.fastq.gz MS051602.Chipmentation_H3K4me3.332.1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15_Flu_2-749530_ChIPmentation-H3K4me3_A00266_0330_3_S15_L003_R1_001.fastq.gz</text:p>
          </table:table-cell>
          <table:table-cell table:style-name="ce3" table:formula="of:=MID([.B569]; 5; 4)" office:value-type="string" office:string-value="EU15" calcext:value-type="string">
            <text:p>EU15</text:p>
          </table:table-cell>
          <table:table-cell table:style-name="ce3" table:formula="of:=IF(ISERROR(FIND(&quot;Flu&quot;; [.B569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569]; &quot;_&quot;; [.D569]); ['file:///home/assez/Documents/projectDocs/EMC_Barreiro/allEMC_Barreiro.ods'#$EMC_Barreiro.$D$51:.$J$128];7)" office:value-type="string" office:string-value="MS051701" calcext:value-type="string">
            <text:p>MS051701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569]; &quot;.&quot;; [.$A$498]; &quot;.&quot;; [.F569]; &quot;.&quot;; [.G569]; &quot;.&quot;; &quot;pair&quot;; [.H569]; &quot;.fastq.gz&quot;)" office:value-type="string" office:string-value="MS051701.Chipmentation_H3K4me3.330.3.pair1.fastq.gz" calcext:value-type="string">
            <text:p>MS051701.Chipmentation_H3K4me3.330.3.pair1.fastq.gz</text:p>
          </table:table-cell>
          <table:table-cell table:formula="of:=CONCATENATE(&quot;ln -s ../../H3K4me3/&quot;; [.B569]; &quot; &quot;; [.I569])" office:value-type="string" office:string-value="ln -s ../../H3K4me3/Epi_EU15_Flu_2-749530_ChIPmentation-H3K4me3_A00266_0330_3_S15_L003_R1_001.fastq.gz MS051701.Chipmentation_H3K4me3.330.3.pair1.fastq.gz" calcext:value-type="string">
            <text:p>ln -s ../../H3K4me3/Epi_EU15_Flu_2-749530_ChIPmentation-H3K4me3_A00266_0330_3_S15_L003_R1_001.fastq.gz MS051701.Chipmentation_H3K4me3.330.3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15_Flu_2-749530_ChIPmentation-H3K4me3_A00266_0330_3_S15_L003_R2_001.fastq.gz</text:p>
          </table:table-cell>
          <table:table-cell table:style-name="ce3" table:formula="of:=MID([.B570]; 5; 4)" office:value-type="string" office:string-value="EU15" calcext:value-type="string">
            <text:p>EU15</text:p>
          </table:table-cell>
          <table:table-cell table:style-name="ce3" table:formula="of:=IF(ISERROR(FIND(&quot;Flu&quot;; [.B570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570]; &quot;_&quot;; [.D570]); ['file:///home/assez/Documents/projectDocs/EMC_Barreiro/allEMC_Barreiro.ods'#$EMC_Barreiro.$D$51:.$J$128];7)" office:value-type="string" office:string-value="MS051701" calcext:value-type="string">
            <text:p>MS051701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570]; &quot;.&quot;; [.$A$498]; &quot;.&quot;; [.F570]; &quot;.&quot;; [.G570]; &quot;.&quot;; &quot;pair&quot;; [.H570]; &quot;.fastq.gz&quot;)" office:value-type="string" office:string-value="MS051701.Chipmentation_H3K4me3.330.3.pair2.fastq.gz" calcext:value-type="string">
            <text:p>MS051701.Chipmentation_H3K4me3.330.3.pair2.fastq.gz</text:p>
          </table:table-cell>
          <table:table-cell table:formula="of:=CONCATENATE(&quot;ln -s ../../H3K4me3/&quot;; [.B570]; &quot; &quot;; [.I570])" office:value-type="string" office:string-value="ln -s ../../H3K4me3/Epi_EU15_Flu_2-749530_ChIPmentation-H3K4me3_A00266_0330_3_S15_L003_R2_001.fastq.gz MS051701.Chipmentation_H3K4me3.330.3.pair2.fastq.gz" calcext:value-type="string">
            <text:p>ln -s ../../H3K4me3/Epi_EU15_Flu_2-749530_ChIPmentation-H3K4me3_A00266_0330_3_S15_L003_R2_001.fastq.gz MS051701.Chipmentation_H3K4me3.330.3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15_NI_2-752607_ChIPmentation-H3K4me3_A00266_0332_1_S12_L001_R1_001.fastq.gz</text:p>
          </table:table-cell>
          <table:table-cell table:style-name="ce3" table:formula="of:=MID([.B571]; 5; 4)" office:value-type="string" office:string-value="EU15" calcext:value-type="string">
            <text:p>EU15</text:p>
          </table:table-cell>
          <table:table-cell table:style-name="ce3" table:formula="of:=IF(ISERROR(FIND(&quot;Flu&quot;; [.B571]; 1)); &quot;NI&quot;; &quot;Flu&quot;)" office:value-type="string" office:string-value="NI" calcext:value-type="string">
            <text:p>NI</text:p>
          </table:table-cell>
          <table:table-cell table:style-name="ce3" table:formula="of:=VLOOKUP(CONCATENATE([.C571]; &quot;_&quot;; [.D571]); ['file:///home/assez/Documents/projectDocs/EMC_Barreiro/allEMC_Barreiro.ods'#$EMC_Barreiro.$D$51:.$J$128];7)" office:value-type="string" office:string-value="MS051702" calcext:value-type="string">
            <text:p>MS051702</text:p>
          </table:table-cell>
          <table:table-cell table:style-name="ce3" office:value-type="float" office:value="332" calcext:value-type="float">
            <text:p>33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571]; &quot;.&quot;; [.$A$498]; &quot;.&quot;; [.F571]; &quot;.&quot;; [.G571]; &quot;.&quot;; &quot;pair&quot;; [.H571]; &quot;.fastq.gz&quot;)" office:value-type="string" office:string-value="MS051702.Chipmentation_H3K4me3.332.1.pair1.fastq.gz" calcext:value-type="string">
            <text:p>MS051702.Chipmentation_H3K4me3.332.1.pair1.fastq.gz</text:p>
          </table:table-cell>
          <table:table-cell table:formula="of:=CONCATENATE(&quot;ln -s ../../H3K4me3/&quot;; [.B571]; &quot; &quot;; [.I571])" office:value-type="string" office:string-value="ln -s ../../H3K4me3/Epi_EU15_NI_2-752607_ChIPmentation-H3K4me3_A00266_0332_1_S12_L001_R1_001.fastq.gz MS051702.Chipmentation_H3K4me3.332.1.pair1.fastq.gz" calcext:value-type="string">
            <text:p>ln -s ../../H3K4me3/Epi_EU15_NI_2-752607_ChIPmentation-H3K4me3_A00266_0332_1_S12_L001_R1_001.fastq.gz MS051702.Chipmentation_H3K4me3.332.1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15_NI_2-752607_ChIPmentation-H3K4me3_A00266_0332_1_S12_L001_R2_001.fastq.gz</text:p>
          </table:table-cell>
          <table:table-cell table:style-name="ce3" table:formula="of:=MID([.B572]; 5; 4)" office:value-type="string" office:string-value="EU15" calcext:value-type="string">
            <text:p>EU15</text:p>
          </table:table-cell>
          <table:table-cell table:style-name="ce3" table:formula="of:=IF(ISERROR(FIND(&quot;Flu&quot;; [.B572]; 1)); &quot;NI&quot;; &quot;Flu&quot;)" office:value-type="string" office:string-value="NI" calcext:value-type="string">
            <text:p>NI</text:p>
          </table:table-cell>
          <table:table-cell table:style-name="ce3" table:formula="of:=VLOOKUP(CONCATENATE([.C572]; &quot;_&quot;; [.D572]); ['file:///home/assez/Documents/projectDocs/EMC_Barreiro/allEMC_Barreiro.ods'#$EMC_Barreiro.$D$51:.$J$128];7)" office:value-type="string" office:string-value="MS051702" calcext:value-type="string">
            <text:p>MS051702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572]; &quot;.&quot;; [.$A$498]; &quot;.&quot;; [.F572]; &quot;.&quot;; [.G572]; &quot;.&quot;; &quot;pair&quot;; [.H572]; &quot;.fastq.gz&quot;)" office:value-type="string" office:string-value="MS051702.Chipmentation_H3K4me3.332.1.pair2.fastq.gz" calcext:value-type="string">
            <text:p>MS051702.Chipmentation_H3K4me3.332.1.pair2.fastq.gz</text:p>
          </table:table-cell>
          <table:table-cell table:formula="of:=CONCATENATE(&quot;ln -s ../../H3K4me3/&quot;; [.B572]; &quot; &quot;; [.I572])" office:value-type="string" office:string-value="ln -s ../../H3K4me3/Epi_EU15_NI_2-752607_ChIPmentation-H3K4me3_A00266_0332_1_S12_L001_R2_001.fastq.gz MS051702.Chipmentation_H3K4me3.332.1.pair2.fastq.gz" calcext:value-type="string">
            <text:p>ln -s ../../H3K4me3/Epi_EU15_NI_2-752607_ChIPmentation-H3K4me3_A00266_0332_1_S12_L001_R2_001.fastq.gz MS051702.Chipmentation_H3K4me3.332.1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19_Flu_2-749526_ChIPmentation-H3K4me3_A00266_0330_3_S11_L003_R1_001.fastq.gz</text:p>
          </table:table-cell>
          <table:table-cell table:style-name="ce3" table:formula="of:=MID([.B573]; 5; 4)" office:value-type="string" office:string-value="EU19" calcext:value-type="string">
            <text:p>EU19</text:p>
          </table:table-cell>
          <table:table-cell table:style-name="ce3" table:formula="of:=IF(ISERROR(FIND(&quot;Flu&quot;; [.B573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573]; &quot;_&quot;; [.D573]); ['file:///home/assez/Documents/projectDocs/EMC_Barreiro/allEMC_Barreiro.ods'#$EMC_Barreiro.$D$51:.$J$128];7)" office:value-type="string" office:string-value="MS051901" calcext:value-type="string">
            <text:p>MS051901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573]; &quot;.&quot;; [.$A$498]; &quot;.&quot;; [.F573]; &quot;.&quot;; [.G573]; &quot;.&quot;; &quot;pair&quot;; [.H573]; &quot;.fastq.gz&quot;)" office:value-type="string" office:string-value="MS051901.Chipmentation_H3K4me3.330.3.pair1.fastq.gz" calcext:value-type="string">
            <text:p>MS051901.Chipmentation_H3K4me3.330.3.pair1.fastq.gz</text:p>
          </table:table-cell>
          <table:table-cell table:formula="of:=CONCATENATE(&quot;ln -s ../../H3K4me3/&quot;; [.B573]; &quot; &quot;; [.I573])" office:value-type="string" office:string-value="ln -s ../../H3K4me3/Epi_EU19_Flu_2-749526_ChIPmentation-H3K4me3_A00266_0330_3_S11_L003_R1_001.fastq.gz MS051901.Chipmentation_H3K4me3.330.3.pair1.fastq.gz" calcext:value-type="string">
            <text:p>ln -s ../../H3K4me3/Epi_EU19_Flu_2-749526_ChIPmentation-H3K4me3_A00266_0330_3_S11_L003_R1_001.fastq.gz MS051901.Chipmentation_H3K4me3.330.3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19_Flu_2-749526_ChIPmentation-H3K4me3_A00266_0330_3_S11_L003_R2_001.fastq.gz</text:p>
          </table:table-cell>
          <table:table-cell table:style-name="ce3" table:formula="of:=MID([.B574]; 5; 4)" office:value-type="string" office:string-value="EU19" calcext:value-type="string">
            <text:p>EU19</text:p>
          </table:table-cell>
          <table:table-cell table:style-name="ce3" table:formula="of:=IF(ISERROR(FIND(&quot;Flu&quot;; [.B574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574]; &quot;_&quot;; [.D574]); ['file:///home/assez/Documents/projectDocs/EMC_Barreiro/allEMC_Barreiro.ods'#$EMC_Barreiro.$D$51:.$J$128];7)" office:value-type="string" office:string-value="MS051901" calcext:value-type="string">
            <text:p>MS051901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574]; &quot;.&quot;; [.$A$498]; &quot;.&quot;; [.F574]; &quot;.&quot;; [.G574]; &quot;.&quot;; &quot;pair&quot;; [.H574]; &quot;.fastq.gz&quot;)" office:value-type="string" office:string-value="MS051901.Chipmentation_H3K4me3.330.3.pair2.fastq.gz" calcext:value-type="string">
            <text:p>MS051901.Chipmentation_H3K4me3.330.3.pair2.fastq.gz</text:p>
          </table:table-cell>
          <table:table-cell table:formula="of:=CONCATENATE(&quot;ln -s ../../H3K4me3/&quot;; [.B574]; &quot; &quot;; [.I574])" office:value-type="string" office:string-value="ln -s ../../H3K4me3/Epi_EU19_Flu_2-749526_ChIPmentation-H3K4me3_A00266_0330_3_S11_L003_R2_001.fastq.gz MS051901.Chipmentation_H3K4me3.330.3.pair2.fastq.gz" calcext:value-type="string">
            <text:p>ln -s ../../H3K4me3/Epi_EU19_Flu_2-749526_ChIPmentation-H3K4me3_A00266_0330_3_S11_L003_R2_001.fastq.gz MS051901.Chipmentation_H3K4me3.330.3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19_NI_2-752605_ChIPmentation-H3K4me3_A00266_0332_1_S10_L001_R1_001.fastq.gz</text:p>
          </table:table-cell>
          <table:table-cell table:style-name="ce3" table:formula="of:=MID([.B575]; 5; 4)" office:value-type="string" office:string-value="EU19" calcext:value-type="string">
            <text:p>EU19</text:p>
          </table:table-cell>
          <table:table-cell table:style-name="ce3" table:formula="of:=IF(ISERROR(FIND(&quot;Flu&quot;; [.B575]; 1)); &quot;NI&quot;; &quot;Flu&quot;)" office:value-type="string" office:string-value="NI" calcext:value-type="string">
            <text:p>NI</text:p>
          </table:table-cell>
          <table:table-cell table:style-name="ce3" table:formula="of:=VLOOKUP(CONCATENATE([.C575]; &quot;_&quot;; [.D575]); ['file:///home/assez/Documents/projectDocs/EMC_Barreiro/allEMC_Barreiro.ods'#$EMC_Barreiro.$D$51:.$J$128];7)" office:value-type="string" office:string-value="MS051902" calcext:value-type="string">
            <text:p>MS051902</text:p>
          </table:table-cell>
          <table:table-cell table:style-name="ce3" office:value-type="float" office:value="332" calcext:value-type="float">
            <text:p>33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575]; &quot;.&quot;; [.$A$498]; &quot;.&quot;; [.F575]; &quot;.&quot;; [.G575]; &quot;.&quot;; &quot;pair&quot;; [.H575]; &quot;.fastq.gz&quot;)" office:value-type="string" office:string-value="MS051902.Chipmentation_H3K4me3.332.1.pair1.fastq.gz" calcext:value-type="string">
            <text:p>MS051902.Chipmentation_H3K4me3.332.1.pair1.fastq.gz</text:p>
          </table:table-cell>
          <table:table-cell table:formula="of:=CONCATENATE(&quot;ln -s ../../H3K4me3/&quot;; [.B575]; &quot; &quot;; [.I575])" office:value-type="string" office:string-value="ln -s ../../H3K4me3/Epi_EU19_NI_2-752605_ChIPmentation-H3K4me3_A00266_0332_1_S10_L001_R1_001.fastq.gz MS051902.Chipmentation_H3K4me3.332.1.pair1.fastq.gz" calcext:value-type="string">
            <text:p>ln -s ../../H3K4me3/Epi_EU19_NI_2-752605_ChIPmentation-H3K4me3_A00266_0332_1_S10_L001_R1_001.fastq.gz MS051902.Chipmentation_H3K4me3.332.1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19_NI_2-752605_ChIPmentation-H3K4me3_A00266_0332_1_S10_L001_R2_001.fastq.gz</text:p>
          </table:table-cell>
          <table:table-cell table:style-name="ce3" table:formula="of:=MID([.B576]; 5; 4)" office:value-type="string" office:string-value="EU19" calcext:value-type="string">
            <text:p>EU19</text:p>
          </table:table-cell>
          <table:table-cell table:style-name="ce3" table:formula="of:=IF(ISERROR(FIND(&quot;Flu&quot;; [.B576]; 1)); &quot;NI&quot;; &quot;Flu&quot;)" office:value-type="string" office:string-value="NI" calcext:value-type="string">
            <text:p>NI</text:p>
          </table:table-cell>
          <table:table-cell table:style-name="ce3" table:formula="of:=VLOOKUP(CONCATENATE([.C576]; &quot;_&quot;; [.D576]); ['file:///home/assez/Documents/projectDocs/EMC_Barreiro/allEMC_Barreiro.ods'#$EMC_Barreiro.$D$51:.$J$128];7)" office:value-type="string" office:string-value="MS051902" calcext:value-type="string">
            <text:p>MS051902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576]; &quot;.&quot;; [.$A$498]; &quot;.&quot;; [.F576]; &quot;.&quot;; [.G576]; &quot;.&quot;; &quot;pair&quot;; [.H576]; &quot;.fastq.gz&quot;)" office:value-type="string" office:string-value="MS051902.Chipmentation_H3K4me3.332.1.pair2.fastq.gz" calcext:value-type="string">
            <text:p>MS051902.Chipmentation_H3K4me3.332.1.pair2.fastq.gz</text:p>
          </table:table-cell>
          <table:table-cell table:formula="of:=CONCATENATE(&quot;ln -s ../../H3K4me3/&quot;; [.B576]; &quot; &quot;; [.I576])" office:value-type="string" office:string-value="ln -s ../../H3K4me3/Epi_EU19_NI_2-752605_ChIPmentation-H3K4me3_A00266_0332_1_S10_L001_R2_001.fastq.gz MS051902.Chipmentation_H3K4me3.332.1.pair2.fastq.gz" calcext:value-type="string">
            <text:p>ln -s ../../H3K4me3/Epi_EU19_NI_2-752605_ChIPmentation-H3K4me3_A00266_0332_1_S10_L001_R2_001.fastq.gz MS051902.Chipmentation_H3K4me3.332.1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21_Flu_2-749544_ChIPmentation-H3K4me3_A00266_0328_1_S5_L001_R1_001.fastq.gz</text:p>
          </table:table-cell>
          <table:table-cell table:style-name="ce3" table:formula="of:=MID([.B577]; 5; 4)" office:value-type="string" office:string-value="EU21" calcext:value-type="string">
            <text:p>EU21</text:p>
          </table:table-cell>
          <table:table-cell table:style-name="ce3" table:formula="of:=IF(ISERROR(FIND(&quot;Flu&quot;; [.B577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577]; &quot;_&quot;; [.D577]); ['file:///home/assez/Documents/projectDocs/EMC_Barreiro/allEMC_Barreiro.ods'#$EMC_Barreiro.$D$51:.$J$128];7)" office:value-type="string" office:string-value="MS052001" calcext:value-type="string">
            <text:p>MS052001</text:p>
          </table:table-cell>
          <table:table-cell table:style-name="ce3" office:value-type="float" office:value="328" calcext:value-type="float">
            <text:p>328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577]; &quot;.&quot;; [.$A$498]; &quot;.&quot;; [.F577]; &quot;.&quot;; [.G577]; &quot;.&quot;; &quot;pair&quot;; [.H577]; &quot;.fastq.gz&quot;)" office:value-type="string" office:string-value="MS052001.Chipmentation_H3K4me3.328.1.pair1.fastq.gz" calcext:value-type="string">
            <text:p>MS052001.Chipmentation_H3K4me3.328.1.pair1.fastq.gz</text:p>
          </table:table-cell>
          <table:table-cell table:formula="of:=CONCATENATE(&quot;ln -s ../../H3K4me3/&quot;; [.B577]; &quot; &quot;; [.I577])" office:value-type="string" office:string-value="ln -s ../../H3K4me3/Epi_EU21_Flu_2-749544_ChIPmentation-H3K4me3_A00266_0328_1_S5_L001_R1_001.fastq.gz MS052001.Chipmentation_H3K4me3.328.1.pair1.fastq.gz" calcext:value-type="string">
            <text:p>ln -s ../../H3K4me3/Epi_EU21_Flu_2-749544_ChIPmentation-H3K4me3_A00266_0328_1_S5_L001_R1_001.fastq.gz MS052001.Chipmentation_H3K4me3.328.1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21_Flu_2-749544_ChIPmentation-H3K4me3_A00266_0328_1_S5_L001_R2_001.fastq.gz</text:p>
          </table:table-cell>
          <table:table-cell table:style-name="ce3" table:formula="of:=MID([.B578]; 5; 4)" office:value-type="string" office:string-value="EU21" calcext:value-type="string">
            <text:p>EU21</text:p>
          </table:table-cell>
          <table:table-cell table:style-name="ce3" table:formula="of:=IF(ISERROR(FIND(&quot;Flu&quot;; [.B578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578]; &quot;_&quot;; [.D578]); ['file:///home/assez/Documents/projectDocs/EMC_Barreiro/allEMC_Barreiro.ods'#$EMC_Barreiro.$D$51:.$J$128];7)" office:value-type="string" office:string-value="MS052001" calcext:value-type="string">
            <text:p>MS052001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578]; &quot;.&quot;; [.$A$498]; &quot;.&quot;; [.F578]; &quot;.&quot;; [.G578]; &quot;.&quot;; &quot;pair&quot;; [.H578]; &quot;.fastq.gz&quot;)" office:value-type="string" office:string-value="MS052001.Chipmentation_H3K4me3.328.1.pair2.fastq.gz" calcext:value-type="string">
            <text:p>MS052001.Chipmentation_H3K4me3.328.1.pair2.fastq.gz</text:p>
          </table:table-cell>
          <table:table-cell table:formula="of:=CONCATENATE(&quot;ln -s ../../H3K4me3/&quot;; [.B578]; &quot; &quot;; [.I578])" office:value-type="string" office:string-value="ln -s ../../H3K4me3/Epi_EU21_Flu_2-749544_ChIPmentation-H3K4me3_A00266_0328_1_S5_L001_R2_001.fastq.gz MS052001.Chipmentation_H3K4me3.328.1.pair2.fastq.gz" calcext:value-type="string">
            <text:p>ln -s ../../H3K4me3/Epi_EU21_Flu_2-749544_ChIPmentation-H3K4me3_A00266_0328_1_S5_L001_R2_001.fastq.gz MS052001.Chipmentation_H3K4me3.328.1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21_NI_2-752603_ChIPmentation-H3K4me3_A00266_0332_1_S8_L001_R1_001.fastq.gz</text:p>
          </table:table-cell>
          <table:table-cell table:style-name="ce3" table:formula="of:=MID([.B579]; 5; 4)" office:value-type="string" office:string-value="EU21" calcext:value-type="string">
            <text:p>EU21</text:p>
          </table:table-cell>
          <table:table-cell table:style-name="ce3" table:formula="of:=IF(ISERROR(FIND(&quot;Flu&quot;; [.B579]; 1)); &quot;NI&quot;; &quot;Flu&quot;)" office:value-type="string" office:string-value="NI" calcext:value-type="string">
            <text:p>NI</text:p>
          </table:table-cell>
          <table:table-cell table:style-name="ce3" table:formula="of:=VLOOKUP(CONCATENATE([.C579]; &quot;_&quot;; [.D579]); ['file:///home/assez/Documents/projectDocs/EMC_Barreiro/allEMC_Barreiro.ods'#$EMC_Barreiro.$D$51:.$J$128];7)" office:value-type="string" office:string-value="MS052002" calcext:value-type="string">
            <text:p>MS052002</text:p>
          </table:table-cell>
          <table:table-cell table:style-name="ce3" office:value-type="float" office:value="332" calcext:value-type="float">
            <text:p>33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579]; &quot;.&quot;; [.$A$498]; &quot;.&quot;; [.F579]; &quot;.&quot;; [.G579]; &quot;.&quot;; &quot;pair&quot;; [.H579]; &quot;.fastq.gz&quot;)" office:value-type="string" office:string-value="MS052002.Chipmentation_H3K4me3.332.1.pair1.fastq.gz" calcext:value-type="string">
            <text:p>MS052002.Chipmentation_H3K4me3.332.1.pair1.fastq.gz</text:p>
          </table:table-cell>
          <table:table-cell table:formula="of:=CONCATENATE(&quot;ln -s ../../H3K4me3/&quot;; [.B579]; &quot; &quot;; [.I579])" office:value-type="string" office:string-value="ln -s ../../H3K4me3/Epi_EU21_NI_2-752603_ChIPmentation-H3K4me3_A00266_0332_1_S8_L001_R1_001.fastq.gz MS052002.Chipmentation_H3K4me3.332.1.pair1.fastq.gz" calcext:value-type="string">
            <text:p>ln -s ../../H3K4me3/Epi_EU21_NI_2-752603_ChIPmentation-H3K4me3_A00266_0332_1_S8_L001_R1_001.fastq.gz MS052002.Chipmentation_H3K4me3.332.1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21_NI_2-752603_ChIPmentation-H3K4me3_A00266_0332_1_S8_L001_R2_001.fastq.gz</text:p>
          </table:table-cell>
          <table:table-cell table:style-name="ce3" table:formula="of:=MID([.B580]; 5; 4)" office:value-type="string" office:string-value="EU21" calcext:value-type="string">
            <text:p>EU21</text:p>
          </table:table-cell>
          <table:table-cell table:style-name="ce3" table:formula="of:=IF(ISERROR(FIND(&quot;Flu&quot;; [.B580]; 1)); &quot;NI&quot;; &quot;Flu&quot;)" office:value-type="string" office:string-value="NI" calcext:value-type="string">
            <text:p>NI</text:p>
          </table:table-cell>
          <table:table-cell table:style-name="ce3" table:formula="of:=VLOOKUP(CONCATENATE([.C580]; &quot;_&quot;; [.D580]); ['file:///home/assez/Documents/projectDocs/EMC_Barreiro/allEMC_Barreiro.ods'#$EMC_Barreiro.$D$51:.$J$128];7)" office:value-type="string" office:string-value="MS052002" calcext:value-type="string">
            <text:p>MS052002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580]; &quot;.&quot;; [.$A$498]; &quot;.&quot;; [.F580]; &quot;.&quot;; [.G580]; &quot;.&quot;; &quot;pair&quot;; [.H580]; &quot;.fastq.gz&quot;)" office:value-type="string" office:string-value="MS052002.Chipmentation_H3K4me3.332.1.pair2.fastq.gz" calcext:value-type="string">
            <text:p>MS052002.Chipmentation_H3K4me3.332.1.pair2.fastq.gz</text:p>
          </table:table-cell>
          <table:table-cell table:formula="of:=CONCATENATE(&quot;ln -s ../../H3K4me3/&quot;; [.B580]; &quot; &quot;; [.I580])" office:value-type="string" office:string-value="ln -s ../../H3K4me3/Epi_EU21_NI_2-752603_ChIPmentation-H3K4me3_A00266_0332_1_S8_L001_R2_001.fastq.gz MS052002.Chipmentation_H3K4me3.332.1.pair2.fastq.gz" calcext:value-type="string">
            <text:p>ln -s ../../H3K4me3/Epi_EU21_NI_2-752603_ChIPmentation-H3K4me3_A00266_0332_1_S8_L001_R2_001.fastq.gz MS052002.Chipmentation_H3K4me3.332.1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25_Flu_2-749531_ChIPmentation-H3K4me3_A00266_0330_3_S16_L003_R1_001.fastq.gz</text:p>
          </table:table-cell>
          <table:table-cell table:style-name="ce3" table:formula="of:=MID([.B581]; 5; 4)" office:value-type="string" office:string-value="EU25" calcext:value-type="string">
            <text:p>EU25</text:p>
          </table:table-cell>
          <table:table-cell table:style-name="ce3" table:formula="of:=IF(ISERROR(FIND(&quot;Flu&quot;; [.B581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581]; &quot;_&quot;; [.D581]); ['file:///home/assez/Documents/projectDocs/EMC_Barreiro/allEMC_Barreiro.ods'#$EMC_Barreiro.$D$51:.$J$128];7)" office:value-type="string" office:string-value="MS052101" calcext:value-type="string">
            <text:p>MS052101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581]; &quot;.&quot;; [.$A$498]; &quot;.&quot;; [.F581]; &quot;.&quot;; [.G581]; &quot;.&quot;; &quot;pair&quot;; [.H581]; &quot;.fastq.gz&quot;)" office:value-type="string" office:string-value="MS052101.Chipmentation_H3K4me3.330.3.pair1.fastq.gz" calcext:value-type="string">
            <text:p>MS052101.Chipmentation_H3K4me3.330.3.pair1.fastq.gz</text:p>
          </table:table-cell>
          <table:table-cell table:formula="of:=CONCATENATE(&quot;ln -s ../../H3K4me3/&quot;; [.B581]; &quot; &quot;; [.I581])" office:value-type="string" office:string-value="ln -s ../../H3K4me3/Epi_EU25_Flu_2-749531_ChIPmentation-H3K4me3_A00266_0330_3_S16_L003_R1_001.fastq.gz MS052101.Chipmentation_H3K4me3.330.3.pair1.fastq.gz" calcext:value-type="string">
            <text:p>ln -s ../../H3K4me3/Epi_EU25_Flu_2-749531_ChIPmentation-H3K4me3_A00266_0330_3_S16_L003_R1_001.fastq.gz MS052101.Chipmentation_H3K4me3.330.3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25_Flu_2-749531_ChIPmentation-H3K4me3_A00266_0330_3_S16_L003_R2_001.fastq.gz</text:p>
          </table:table-cell>
          <table:table-cell table:style-name="ce3" table:formula="of:=MID([.B582]; 5; 4)" office:value-type="string" office:string-value="EU25" calcext:value-type="string">
            <text:p>EU25</text:p>
          </table:table-cell>
          <table:table-cell table:style-name="ce3" table:formula="of:=IF(ISERROR(FIND(&quot;Flu&quot;; [.B582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582]; &quot;_&quot;; [.D582]); ['file:///home/assez/Documents/projectDocs/EMC_Barreiro/allEMC_Barreiro.ods'#$EMC_Barreiro.$D$51:.$J$128];7)" office:value-type="string" office:string-value="MS052101" calcext:value-type="string">
            <text:p>MS052101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582]; &quot;.&quot;; [.$A$498]; &quot;.&quot;; [.F582]; &quot;.&quot;; [.G582]; &quot;.&quot;; &quot;pair&quot;; [.H582]; &quot;.fastq.gz&quot;)" office:value-type="string" office:string-value="MS052101.Chipmentation_H3K4me3.330.3.pair2.fastq.gz" calcext:value-type="string">
            <text:p>MS052101.Chipmentation_H3K4me3.330.3.pair2.fastq.gz</text:p>
          </table:table-cell>
          <table:table-cell table:formula="of:=CONCATENATE(&quot;ln -s ../../H3K4me3/&quot;; [.B582]; &quot; &quot;; [.I582])" office:value-type="string" office:string-value="ln -s ../../H3K4me3/Epi_EU25_Flu_2-749531_ChIPmentation-H3K4me3_A00266_0330_3_S16_L003_R2_001.fastq.gz MS052101.Chipmentation_H3K4me3.330.3.pair2.fastq.gz" calcext:value-type="string">
            <text:p>ln -s ../../H3K4me3/Epi_EU25_Flu_2-749531_ChIPmentation-H3K4me3_A00266_0330_3_S16_L003_R2_001.fastq.gz MS052101.Chipmentation_H3K4me3.330.3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25_NI_2-752619_ChIPmentation-H3K4me3_A00266_0332_2_S4_L002_R1_001.fastq.gz</text:p>
          </table:table-cell>
          <table:table-cell table:style-name="ce3" table:formula="of:=MID([.B583]; 5; 4)" office:value-type="string" office:string-value="EU25" calcext:value-type="string">
            <text:p>EU25</text:p>
          </table:table-cell>
          <table:table-cell table:style-name="ce3" table:formula="of:=IF(ISERROR(FIND(&quot;Flu&quot;; [.B583]; 1)); &quot;NI&quot;; &quot;Flu&quot;)" office:value-type="string" office:string-value="NI" calcext:value-type="string">
            <text:p>NI</text:p>
          </table:table-cell>
          <table:table-cell table:style-name="ce3" table:formula="of:=VLOOKUP(CONCATENATE([.C583]; &quot;_&quot;; [.D583]); ['file:///home/assez/Documents/projectDocs/EMC_Barreiro/allEMC_Barreiro.ods'#$EMC_Barreiro.$D$51:.$J$128];7)" office:value-type="string" office:string-value="MS052102" calcext:value-type="string">
            <text:p>MS052102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583]; &quot;.&quot;; [.$A$498]; &quot;.&quot;; [.F583]; &quot;.&quot;; [.G583]; &quot;.&quot;; &quot;pair&quot;; [.H583]; &quot;.fastq.gz&quot;)" office:value-type="string" office:string-value="MS052102.Chipmentation_H3K4me3.332.2.pair1.fastq.gz" calcext:value-type="string">
            <text:p>MS052102.Chipmentation_H3K4me3.332.2.pair1.fastq.gz</text:p>
          </table:table-cell>
          <table:table-cell table:formula="of:=CONCATENATE(&quot;ln -s ../../H3K4me3/&quot;; [.B583]; &quot; &quot;; [.I583])" office:value-type="string" office:string-value="ln -s ../../H3K4me3/Epi_EU25_NI_2-752619_ChIPmentation-H3K4me3_A00266_0332_2_S4_L002_R1_001.fastq.gz MS052102.Chipmentation_H3K4me3.332.2.pair1.fastq.gz" calcext:value-type="string">
            <text:p>ln -s ../../H3K4me3/Epi_EU25_NI_2-752619_ChIPmentation-H3K4me3_A00266_0332_2_S4_L002_R1_001.fastq.gz MS052102.Chipmentation_H3K4me3.332.2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25_NI_2-752619_ChIPmentation-H3K4me3_A00266_0332_2_S4_L002_R2_001.fastq.gz</text:p>
          </table:table-cell>
          <table:table-cell table:style-name="ce3" table:formula="of:=MID([.B584]; 5; 4)" office:value-type="string" office:string-value="EU25" calcext:value-type="string">
            <text:p>EU25</text:p>
          </table:table-cell>
          <table:table-cell table:style-name="ce3" table:formula="of:=IF(ISERROR(FIND(&quot;Flu&quot;; [.B584]; 1)); &quot;NI&quot;; &quot;Flu&quot;)" office:value-type="string" office:string-value="NI" calcext:value-type="string">
            <text:p>NI</text:p>
          </table:table-cell>
          <table:table-cell table:style-name="ce3" table:formula="of:=VLOOKUP(CONCATENATE([.C584]; &quot;_&quot;; [.D584]); ['file:///home/assez/Documents/projectDocs/EMC_Barreiro/allEMC_Barreiro.ods'#$EMC_Barreiro.$D$51:.$J$128];7)" office:value-type="string" office:string-value="MS052102" calcext:value-type="string">
            <text:p>MS052102</text:p>
          </table:table-cell>
          <table:table-cell table:style-name="ce3" office:value-type="float" office:value="332" calcext:value-type="float">
            <text:p>332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9" table:formula="of:=CONCATENATE([.E584]; &quot;.&quot;; [.$A$498]; &quot;.&quot;; [.F584]; &quot;.&quot;; [.G584]; &quot;.&quot;; &quot;pair&quot;; [.H584]; &quot;.fastq.gz&quot;)" office:value-type="string" office:string-value="MS052102.Chipmentation_H3K4me3.332.2.pair2.fastq.gz" calcext:value-type="string">
            <text:p>MS052102.Chipmentation_H3K4me3.332.2.pair2.fastq.gz</text:p>
          </table:table-cell>
          <table:table-cell table:formula="of:=CONCATENATE(&quot;ln -s ../../H3K4me3/&quot;; [.B584]; &quot; &quot;; [.I584])" office:value-type="string" office:string-value="ln -s ../../H3K4me3/Epi_EU25_NI_2-752619_ChIPmentation-H3K4me3_A00266_0332_2_S4_L002_R2_001.fastq.gz MS052102.Chipmentation_H3K4me3.332.2.pair2.fastq.gz" calcext:value-type="string">
            <text:p>ln -s ../../H3K4me3/Epi_EU25_NI_2-752619_ChIPmentation-H3K4me3_A00266_0332_2_S4_L002_R2_001.fastq.gz MS052102.Chipmentation_H3K4me3.332.2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27_Flu_2-752610_ChIPmentation-H3K4me3_A00266_0332_1_S15_L001_R1_001.fastq.gz</text:p>
          </table:table-cell>
          <table:table-cell table:style-name="ce3" table:formula="of:=MID([.B585]; 5; 4)" office:value-type="string" office:string-value="EU27" calcext:value-type="string">
            <text:p>EU27</text:p>
          </table:table-cell>
          <table:table-cell table:style-name="ce3" table:formula="of:=IF(ISERROR(FIND(&quot;Flu&quot;; [.B585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585]; &quot;_&quot;; [.D585]); ['file:///home/assez/Documents/projectDocs/EMC_Barreiro/allEMC_Barreiro.ods'#$EMC_Barreiro.$D$51:.$J$128];7)" office:value-type="string" office:string-value="MS052201" calcext:value-type="string">
            <text:p>MS052201</text:p>
          </table:table-cell>
          <table:table-cell table:style-name="ce3" office:value-type="float" office:value="332" calcext:value-type="float">
            <text:p>33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585]; &quot;.&quot;; [.$A$498]; &quot;.&quot;; [.F585]; &quot;.&quot;; [.G585]; &quot;.&quot;; &quot;pair&quot;; [.H585]; &quot;.fastq.gz&quot;)" office:value-type="string" office:string-value="MS052201.Chipmentation_H3K4me3.332.1.pair1.fastq.gz" calcext:value-type="string">
            <text:p>MS052201.Chipmentation_H3K4me3.332.1.pair1.fastq.gz</text:p>
          </table:table-cell>
          <table:table-cell table:formula="of:=CONCATENATE(&quot;ln -s ../../H3K4me3/&quot;; [.B585]; &quot; &quot;; [.I585])" office:value-type="string" office:string-value="ln -s ../../H3K4me3/Epi_EU27_Flu_2-752610_ChIPmentation-H3K4me3_A00266_0332_1_S15_L001_R1_001.fastq.gz MS052201.Chipmentation_H3K4me3.332.1.pair1.fastq.gz" calcext:value-type="string">
            <text:p>ln -s ../../H3K4me3/Epi_EU27_Flu_2-752610_ChIPmentation-H3K4me3_A00266_0332_1_S15_L001_R1_001.fastq.gz MS052201.Chipmentation_H3K4me3.332.1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27_Flu_2-752610_ChIPmentation-H3K4me3_A00266_0332_1_S15_L001_R2_001.fastq.gz</text:p>
          </table:table-cell>
          <table:table-cell table:style-name="ce3" table:formula="of:=MID([.B586]; 5; 4)" office:value-type="string" office:string-value="EU27" calcext:value-type="string">
            <text:p>EU27</text:p>
          </table:table-cell>
          <table:table-cell table:style-name="ce3" table:formula="of:=IF(ISERROR(FIND(&quot;Flu&quot;; [.B586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586]; &quot;_&quot;; [.D586]); ['file:///home/assez/Documents/projectDocs/EMC_Barreiro/allEMC_Barreiro.ods'#$EMC_Barreiro.$D$51:.$J$128];7)" office:value-type="string" office:string-value="MS052201" calcext:value-type="string">
            <text:p>MS052201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586]; &quot;.&quot;; [.$A$498]; &quot;.&quot;; [.F586]; &quot;.&quot;; [.G586]; &quot;.&quot;; &quot;pair&quot;; [.H586]; &quot;.fastq.gz&quot;)" office:value-type="string" office:string-value="MS052201.Chipmentation_H3K4me3.332.1.pair2.fastq.gz" calcext:value-type="string">
            <text:p>MS052201.Chipmentation_H3K4me3.332.1.pair2.fastq.gz</text:p>
          </table:table-cell>
          <table:table-cell table:formula="of:=CONCATENATE(&quot;ln -s ../../H3K4me3/&quot;; [.B586]; &quot; &quot;; [.I586])" office:value-type="string" office:string-value="ln -s ../../H3K4me3/Epi_EU27_Flu_2-752610_ChIPmentation-H3K4me3_A00266_0332_1_S15_L001_R2_001.fastq.gz MS052201.Chipmentation_H3K4me3.332.1.pair2.fastq.gz" calcext:value-type="string">
            <text:p>ln -s ../../H3K4me3/Epi_EU27_Flu_2-752610_ChIPmentation-H3K4me3_A00266_0332_1_S15_L001_R2_001.fastq.gz MS052201.Chipmentation_H3K4me3.332.1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27_NI_2-752609_ChIPmentation-H3K4me3_A00266_0332_1_S14_L001_R1_001.fastq.gz</text:p>
          </table:table-cell>
          <table:table-cell table:style-name="ce3" table:formula="of:=MID([.B587]; 5; 4)" office:value-type="string" office:string-value="EU27" calcext:value-type="string">
            <text:p>EU27</text:p>
          </table:table-cell>
          <table:table-cell table:style-name="ce3" table:formula="of:=IF(ISERROR(FIND(&quot;Flu&quot;; [.B587]; 1)); &quot;NI&quot;; &quot;Flu&quot;)" office:value-type="string" office:string-value="NI" calcext:value-type="string">
            <text:p>NI</text:p>
          </table:table-cell>
          <table:table-cell table:style-name="ce3" table:formula="of:=VLOOKUP(CONCATENATE([.C587]; &quot;_&quot;; [.D587]); ['file:///home/assez/Documents/projectDocs/EMC_Barreiro/allEMC_Barreiro.ods'#$EMC_Barreiro.$D$51:.$J$128];7)" office:value-type="string" office:string-value="MS052202" calcext:value-type="string">
            <text:p>MS052202</text:p>
          </table:table-cell>
          <table:table-cell table:style-name="ce3" office:value-type="float" office:value="332" calcext:value-type="float">
            <text:p>33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587]; &quot;.&quot;; [.$A$498]; &quot;.&quot;; [.F587]; &quot;.&quot;; [.G587]; &quot;.&quot;; &quot;pair&quot;; [.H587]; &quot;.fastq.gz&quot;)" office:value-type="string" office:string-value="MS052202.Chipmentation_H3K4me3.332.1.pair1.fastq.gz" calcext:value-type="string">
            <text:p>MS052202.Chipmentation_H3K4me3.332.1.pair1.fastq.gz</text:p>
          </table:table-cell>
          <table:table-cell table:formula="of:=CONCATENATE(&quot;ln -s ../../H3K4me3/&quot;; [.B587]; &quot; &quot;; [.I587])" office:value-type="string" office:string-value="ln -s ../../H3K4me3/Epi_EU27_NI_2-752609_ChIPmentation-H3K4me3_A00266_0332_1_S14_L001_R1_001.fastq.gz MS052202.Chipmentation_H3K4me3.332.1.pair1.fastq.gz" calcext:value-type="string">
            <text:p>ln -s ../../H3K4me3/Epi_EU27_NI_2-752609_ChIPmentation-H3K4me3_A00266_0332_1_S14_L001_R1_001.fastq.gz MS052202.Chipmentation_H3K4me3.332.1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27_NI_2-752609_ChIPmentation-H3K4me3_A00266_0332_1_S14_L001_R2_001.fastq.gz</text:p>
          </table:table-cell>
          <table:table-cell table:style-name="ce3" table:formula="of:=MID([.B588]; 5; 4)" office:value-type="string" office:string-value="EU27" calcext:value-type="string">
            <text:p>EU27</text:p>
          </table:table-cell>
          <table:table-cell table:style-name="ce3" table:formula="of:=IF(ISERROR(FIND(&quot;Flu&quot;; [.B588]; 1)); &quot;NI&quot;; &quot;Flu&quot;)" office:value-type="string" office:string-value="NI" calcext:value-type="string">
            <text:p>NI</text:p>
          </table:table-cell>
          <table:table-cell table:style-name="ce3" table:formula="of:=VLOOKUP(CONCATENATE([.C588]; &quot;_&quot;; [.D588]); ['file:///home/assez/Documents/projectDocs/EMC_Barreiro/allEMC_Barreiro.ods'#$EMC_Barreiro.$D$51:.$J$128];7)" office:value-type="string" office:string-value="MS052202" calcext:value-type="string">
            <text:p>MS052202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588]; &quot;.&quot;; [.$A$498]; &quot;.&quot;; [.F588]; &quot;.&quot;; [.G588]; &quot;.&quot;; &quot;pair&quot;; [.H588]; &quot;.fastq.gz&quot;)" office:value-type="string" office:string-value="MS052202.Chipmentation_H3K4me3.332.1.pair2.fastq.gz" calcext:value-type="string">
            <text:p>MS052202.Chipmentation_H3K4me3.332.1.pair2.fastq.gz</text:p>
          </table:table-cell>
          <table:table-cell table:formula="of:=CONCATENATE(&quot;ln -s ../../H3K4me3/&quot;; [.B588]; &quot; &quot;; [.I588])" office:value-type="string" office:string-value="ln -s ../../H3K4me3/Epi_EU27_NI_2-752609_ChIPmentation-H3K4me3_A00266_0332_1_S14_L001_R2_001.fastq.gz MS052202.Chipmentation_H3K4me3.332.1.pair2.fastq.gz" calcext:value-type="string">
            <text:p>ln -s ../../H3K4me3/Epi_EU27_NI_2-752609_ChIPmentation-H3K4me3_A00266_0332_1_S14_L001_R2_001.fastq.gz MS052202.Chipmentation_H3K4me3.332.1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33_Flu_2-752615_ChIPmentation-H3K4me3_A00266_0332_1_S20_L001_R1_001.fastq.gz</text:p>
          </table:table-cell>
          <table:table-cell table:style-name="ce3" table:formula="of:=MID([.B589]; 5; 4)" office:value-type="string" office:string-value="EU33" calcext:value-type="string">
            <text:p>EU33</text:p>
          </table:table-cell>
          <table:table-cell table:style-name="ce3" table:formula="of:=IF(ISERROR(FIND(&quot;Flu&quot;; [.B589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589]; &quot;_&quot;; [.D589]); ['file:///home/assez/Documents/projectDocs/EMC_Barreiro/allEMC_Barreiro.ods'#$EMC_Barreiro.$D$51:.$J$128];7)" office:value-type="string" office:string-value="MS052501" calcext:value-type="string">
            <text:p>MS052501</text:p>
          </table:table-cell>
          <table:table-cell table:style-name="ce3" office:value-type="float" office:value="332" calcext:value-type="float">
            <text:p>33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589]; &quot;.&quot;; [.$A$498]; &quot;.&quot;; [.F589]; &quot;.&quot;; [.G589]; &quot;.&quot;; &quot;pair&quot;; [.H589]; &quot;.fastq.gz&quot;)" office:value-type="string" office:string-value="MS052501.Chipmentation_H3K4me3.332.1.pair1.fastq.gz" calcext:value-type="string">
            <text:p>MS052501.Chipmentation_H3K4me3.332.1.pair1.fastq.gz</text:p>
          </table:table-cell>
          <table:table-cell table:formula="of:=CONCATENATE(&quot;ln -s ../../H3K4me3/&quot;; [.B589]; &quot; &quot;; [.I589])" office:value-type="string" office:string-value="ln -s ../../H3K4me3/Epi_EU33_Flu_2-752615_ChIPmentation-H3K4me3_A00266_0332_1_S20_L001_R1_001.fastq.gz MS052501.Chipmentation_H3K4me3.332.1.pair1.fastq.gz" calcext:value-type="string">
            <text:p>ln -s ../../H3K4me3/Epi_EU33_Flu_2-752615_ChIPmentation-H3K4me3_A00266_0332_1_S20_L001_R1_001.fastq.gz MS052501.Chipmentation_H3K4me3.332.1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33_Flu_2-752615_ChIPmentation-H3K4me3_A00266_0332_1_S20_L001_R2_001.fastq.gz</text:p>
          </table:table-cell>
          <table:table-cell table:style-name="ce3" table:formula="of:=MID([.B590]; 5; 4)" office:value-type="string" office:string-value="EU33" calcext:value-type="string">
            <text:p>EU33</text:p>
          </table:table-cell>
          <table:table-cell table:style-name="ce3" table:formula="of:=IF(ISERROR(FIND(&quot;Flu&quot;; [.B590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590]; &quot;_&quot;; [.D590]); ['file:///home/assez/Documents/projectDocs/EMC_Barreiro/allEMC_Barreiro.ods'#$EMC_Barreiro.$D$51:.$J$128];7)" office:value-type="string" office:string-value="MS052501" calcext:value-type="string">
            <text:p>MS052501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590]; &quot;.&quot;; [.$A$498]; &quot;.&quot;; [.F590]; &quot;.&quot;; [.G590]; &quot;.&quot;; &quot;pair&quot;; [.H590]; &quot;.fastq.gz&quot;)" office:value-type="string" office:string-value="MS052501.Chipmentation_H3K4me3.332.1.pair2.fastq.gz" calcext:value-type="string">
            <text:p>MS052501.Chipmentation_H3K4me3.332.1.pair2.fastq.gz</text:p>
          </table:table-cell>
          <table:table-cell table:formula="of:=CONCATENATE(&quot;ln -s ../../H3K4me3/&quot;; [.B590]; &quot; &quot;; [.I590])" office:value-type="string" office:string-value="ln -s ../../H3K4me3/Epi_EU33_Flu_2-752615_ChIPmentation-H3K4me3_A00266_0332_1_S20_L001_R2_001.fastq.gz MS052501.Chipmentation_H3K4me3.332.1.pair2.fastq.gz" calcext:value-type="string">
            <text:p>ln -s ../../H3K4me3/Epi_EU33_Flu_2-752615_ChIPmentation-H3K4me3_A00266_0332_1_S20_L001_R2_001.fastq.gz MS052501.Chipmentation_H3K4me3.332.1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33_NI_2-752617_ChIPmentation-H3K4me3_A00266_0332_2_S2_L002_R1_001.fastq.gz</text:p>
          </table:table-cell>
          <table:table-cell table:style-name="ce3" table:formula="of:=MID([.B591]; 5; 4)" office:value-type="string" office:string-value="EU33" calcext:value-type="string">
            <text:p>EU33</text:p>
          </table:table-cell>
          <table:table-cell table:style-name="ce3" table:formula="of:=IF(ISERROR(FIND(&quot;Flu&quot;; [.B591]; 1)); &quot;NI&quot;; &quot;Flu&quot;)" office:value-type="string" office:string-value="NI" calcext:value-type="string">
            <text:p>NI</text:p>
          </table:table-cell>
          <table:table-cell table:style-name="ce3" table:formula="of:=VLOOKUP(CONCATENATE([.C591]; &quot;_&quot;; [.D591]); ['file:///home/assez/Documents/projectDocs/EMC_Barreiro/allEMC_Barreiro.ods'#$EMC_Barreiro.$D$51:.$J$128];7)" office:value-type="string" office:string-value="MS052502" calcext:value-type="string">
            <text:p>MS052502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591]; &quot;.&quot;; [.$A$498]; &quot;.&quot;; [.F591]; &quot;.&quot;; [.G591]; &quot;.&quot;; &quot;pair&quot;; [.H591]; &quot;.fastq.gz&quot;)" office:value-type="string" office:string-value="MS052502.Chipmentation_H3K4me3.332.2.pair1.fastq.gz" calcext:value-type="string">
            <text:p>MS052502.Chipmentation_H3K4me3.332.2.pair1.fastq.gz</text:p>
          </table:table-cell>
          <table:table-cell table:formula="of:=CONCATENATE(&quot;ln -s ../../H3K4me3/&quot;; [.B591]; &quot; &quot;; [.I591])" office:value-type="string" office:string-value="ln -s ../../H3K4me3/Epi_EU33_NI_2-752617_ChIPmentation-H3K4me3_A00266_0332_2_S2_L002_R1_001.fastq.gz MS052502.Chipmentation_H3K4me3.332.2.pair1.fastq.gz" calcext:value-type="string">
            <text:p>ln -s ../../H3K4me3/Epi_EU33_NI_2-752617_ChIPmentation-H3K4me3_A00266_0332_2_S2_L002_R1_001.fastq.gz MS052502.Chipmentation_H3K4me3.332.2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33_NI_2-752617_ChIPmentation-H3K4me3_A00266_0332_2_S2_L002_R2_001.fastq.gz</text:p>
          </table:table-cell>
          <table:table-cell table:style-name="ce3" table:formula="of:=MID([.B592]; 5; 4)" office:value-type="string" office:string-value="EU33" calcext:value-type="string">
            <text:p>EU33</text:p>
          </table:table-cell>
          <table:table-cell table:style-name="ce3" table:formula="of:=IF(ISERROR(FIND(&quot;Flu&quot;; [.B592]; 1)); &quot;NI&quot;; &quot;Flu&quot;)" office:value-type="string" office:string-value="NI" calcext:value-type="string">
            <text:p>NI</text:p>
          </table:table-cell>
          <table:table-cell table:style-name="ce3" table:formula="of:=VLOOKUP(CONCATENATE([.C592]; &quot;_&quot;; [.D592]); ['file:///home/assez/Documents/projectDocs/EMC_Barreiro/allEMC_Barreiro.ods'#$EMC_Barreiro.$D$51:.$J$128];7)" office:value-type="string" office:string-value="MS052502" calcext:value-type="string">
            <text:p>MS052502</text:p>
          </table:table-cell>
          <table:table-cell table:style-name="ce3" office:value-type="float" office:value="332" calcext:value-type="float">
            <text:p>332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9" table:formula="of:=CONCATENATE([.E592]; &quot;.&quot;; [.$A$498]; &quot;.&quot;; [.F592]; &quot;.&quot;; [.G592]; &quot;.&quot;; &quot;pair&quot;; [.H592]; &quot;.fastq.gz&quot;)" office:value-type="string" office:string-value="MS052502.Chipmentation_H3K4me3.332.2.pair2.fastq.gz" calcext:value-type="string">
            <text:p>MS052502.Chipmentation_H3K4me3.332.2.pair2.fastq.gz</text:p>
          </table:table-cell>
          <table:table-cell table:formula="of:=CONCATENATE(&quot;ln -s ../../H3K4me3/&quot;; [.B592]; &quot; &quot;; [.I592])" office:value-type="string" office:string-value="ln -s ../../H3K4me3/Epi_EU33_NI_2-752617_ChIPmentation-H3K4me3_A00266_0332_2_S2_L002_R2_001.fastq.gz MS052502.Chipmentation_H3K4me3.332.2.pair2.fastq.gz" calcext:value-type="string">
            <text:p>ln -s ../../H3K4me3/Epi_EU33_NI_2-752617_ChIPmentation-H3K4me3_A00266_0332_2_S2_L002_R2_001.fastq.gz MS052502.Chipmentation_H3K4me3.332.2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39_Flu_2-749539_ChIPmentation-H3K4me3_A00266_0330_3_S24_L003_R1_001.fastq.gz</text:p>
          </table:table-cell>
          <table:table-cell table:style-name="ce3" table:formula="of:=MID([.B593]; 5; 4)" office:value-type="string" office:string-value="EU39" calcext:value-type="string">
            <text:p>EU39</text:p>
          </table:table-cell>
          <table:table-cell table:style-name="ce3" table:formula="of:=IF(ISERROR(FIND(&quot;Flu&quot;; [.B593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593]; &quot;_&quot;; [.D593]); ['file:///home/assez/Documents/projectDocs/EMC_Barreiro/allEMC_Barreiro.ods'#$EMC_Barreiro.$D$51:.$J$128];7)" office:value-type="string" office:string-value="MS052701" calcext:value-type="string">
            <text:p>MS052701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593]; &quot;.&quot;; [.$A$498]; &quot;.&quot;; [.F593]; &quot;.&quot;; [.G593]; &quot;.&quot;; &quot;pair&quot;; [.H593]; &quot;.fastq.gz&quot;)" office:value-type="string" office:string-value="MS052701.Chipmentation_H3K4me3.330.3.pair1.fastq.gz" calcext:value-type="string">
            <text:p>MS052701.Chipmentation_H3K4me3.330.3.pair1.fastq.gz</text:p>
          </table:table-cell>
          <table:table-cell table:formula="of:=CONCATENATE(&quot;ln -s ../../H3K4me3/&quot;; [.B593]; &quot; &quot;; [.I593])" office:value-type="string" office:string-value="ln -s ../../H3K4me3/Epi_EU39_Flu_2-749539_ChIPmentation-H3K4me3_A00266_0330_3_S24_L003_R1_001.fastq.gz MS052701.Chipmentation_H3K4me3.330.3.pair1.fastq.gz" calcext:value-type="string">
            <text:p>ln -s ../../H3K4me3/Epi_EU39_Flu_2-749539_ChIPmentation-H3K4me3_A00266_0330_3_S24_L003_R1_001.fastq.gz MS052701.Chipmentation_H3K4me3.330.3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39_Flu_2-749539_ChIPmentation-H3K4me3_A00266_0330_3_S24_L003_R2_001.fastq.gz</text:p>
          </table:table-cell>
          <table:table-cell table:style-name="ce3" table:formula="of:=MID([.B594]; 5; 4)" office:value-type="string" office:string-value="EU39" calcext:value-type="string">
            <text:p>EU39</text:p>
          </table:table-cell>
          <table:table-cell table:style-name="ce3" table:formula="of:=IF(ISERROR(FIND(&quot;Flu&quot;; [.B594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594]; &quot;_&quot;; [.D594]); ['file:///home/assez/Documents/projectDocs/EMC_Barreiro/allEMC_Barreiro.ods'#$EMC_Barreiro.$D$51:.$J$128];7)" office:value-type="string" office:string-value="MS052701" calcext:value-type="string">
            <text:p>MS052701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594]; &quot;.&quot;; [.$A$498]; &quot;.&quot;; [.F594]; &quot;.&quot;; [.G594]; &quot;.&quot;; &quot;pair&quot;; [.H594]; &quot;.fastq.gz&quot;)" office:value-type="string" office:string-value="MS052701.Chipmentation_H3K4me3.330.3.pair2.fastq.gz" calcext:value-type="string">
            <text:p>MS052701.Chipmentation_H3K4me3.330.3.pair2.fastq.gz</text:p>
          </table:table-cell>
          <table:table-cell table:formula="of:=CONCATENATE(&quot;ln -s ../../H3K4me3/&quot;; [.B594]; &quot; &quot;; [.I594])" office:value-type="string" office:string-value="ln -s ../../H3K4me3/Epi_EU39_Flu_2-749539_ChIPmentation-H3K4me3_A00266_0330_3_S24_L003_R2_001.fastq.gz MS052701.Chipmentation_H3K4me3.330.3.pair2.fastq.gz" calcext:value-type="string">
            <text:p>ln -s ../../H3K4me3/Epi_EU39_Flu_2-749539_ChIPmentation-H3K4me3_A00266_0330_3_S24_L003_R2_001.fastq.gz MS052701.Chipmentation_H3K4me3.330.3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39_NI_2-749538_ChIPmentation-H3K4me3_A00266_0330_3_S23_L003_R1_001.fastq.gz</text:p>
          </table:table-cell>
          <table:table-cell table:style-name="ce3" table:formula="of:=MID([.B595]; 5; 4)" office:value-type="string" office:string-value="EU39" calcext:value-type="string">
            <text:p>EU39</text:p>
          </table:table-cell>
          <table:table-cell table:style-name="ce3" table:formula="of:=IF(ISERROR(FIND(&quot;Flu&quot;; [.B595]; 1)); &quot;NI&quot;; &quot;Flu&quot;)" office:value-type="string" office:string-value="NI" calcext:value-type="string">
            <text:p>NI</text:p>
          </table:table-cell>
          <table:table-cell table:style-name="ce3" table:formula="of:=VLOOKUP(CONCATENATE([.C595]; &quot;_&quot;; [.D595]); ['file:///home/assez/Documents/projectDocs/EMC_Barreiro/allEMC_Barreiro.ods'#$EMC_Barreiro.$D$51:.$J$128];7)" office:value-type="string" office:string-value="MS052702" calcext:value-type="string">
            <text:p>MS052702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595]; &quot;.&quot;; [.$A$498]; &quot;.&quot;; [.F595]; &quot;.&quot;; [.G595]; &quot;.&quot;; &quot;pair&quot;; [.H595]; &quot;.fastq.gz&quot;)" office:value-type="string" office:string-value="MS052702.Chipmentation_H3K4me3.330.3.pair1.fastq.gz" calcext:value-type="string">
            <text:p>MS052702.Chipmentation_H3K4me3.330.3.pair1.fastq.gz</text:p>
          </table:table-cell>
          <table:table-cell table:formula="of:=CONCATENATE(&quot;ln -s ../../H3K4me3/&quot;; [.B595]; &quot; &quot;; [.I595])" office:value-type="string" office:string-value="ln -s ../../H3K4me3/Epi_EU39_NI_2-749538_ChIPmentation-H3K4me3_A00266_0330_3_S23_L003_R1_001.fastq.gz MS052702.Chipmentation_H3K4me3.330.3.pair1.fastq.gz" calcext:value-type="string">
            <text:p>ln -s ../../H3K4me3/Epi_EU39_NI_2-749538_ChIPmentation-H3K4me3_A00266_0330_3_S23_L003_R1_001.fastq.gz MS052702.Chipmentation_H3K4me3.330.3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39_NI_2-749538_ChIPmentation-H3K4me3_A00266_0330_3_S23_L003_R2_001.fastq.gz</text:p>
          </table:table-cell>
          <table:table-cell table:style-name="ce3" table:formula="of:=MID([.B596]; 5; 4)" office:value-type="string" office:string-value="EU39" calcext:value-type="string">
            <text:p>EU39</text:p>
          </table:table-cell>
          <table:table-cell table:style-name="ce3" table:formula="of:=IF(ISERROR(FIND(&quot;Flu&quot;; [.B596]; 1)); &quot;NI&quot;; &quot;Flu&quot;)" office:value-type="string" office:string-value="NI" calcext:value-type="string">
            <text:p>NI</text:p>
          </table:table-cell>
          <table:table-cell table:style-name="ce3" table:formula="of:=VLOOKUP(CONCATENATE([.C596]; &quot;_&quot;; [.D596]); ['file:///home/assez/Documents/projectDocs/EMC_Barreiro/allEMC_Barreiro.ods'#$EMC_Barreiro.$D$51:.$J$128];7)" office:value-type="string" office:string-value="MS052702" calcext:value-type="string">
            <text:p>MS052702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596]; &quot;.&quot;; [.$A$498]; &quot;.&quot;; [.F596]; &quot;.&quot;; [.G596]; &quot;.&quot;; &quot;pair&quot;; [.H596]; &quot;.fastq.gz&quot;)" office:value-type="string" office:string-value="MS052702.Chipmentation_H3K4me3.330.3.pair2.fastq.gz" calcext:value-type="string">
            <text:p>MS052702.Chipmentation_H3K4me3.330.3.pair2.fastq.gz</text:p>
          </table:table-cell>
          <table:table-cell table:formula="of:=CONCATENATE(&quot;ln -s ../../H3K4me3/&quot;; [.B596]; &quot; &quot;; [.I596])" office:value-type="string" office:string-value="ln -s ../../H3K4me3/Epi_EU39_NI_2-749538_ChIPmentation-H3K4me3_A00266_0330_3_S23_L003_R2_001.fastq.gz MS052702.Chipmentation_H3K4me3.330.3.pair2.fastq.gz" calcext:value-type="string">
            <text:p>ln -s ../../H3K4me3/Epi_EU39_NI_2-749538_ChIPmentation-H3K4me3_A00266_0330_3_S23_L003_R2_001.fastq.gz MS052702.Chipmentation_H3K4me3.330.3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41_Flu_2-752627_ChIPmentation-H3K4me3_A00266_0332_2_S12_L002_R1_001.fastq.gz</text:p>
          </table:table-cell>
          <table:table-cell table:style-name="ce3" table:formula="of:=MID([.B597]; 5; 4)" office:value-type="string" office:string-value="EU41" calcext:value-type="string">
            <text:p>EU41</text:p>
          </table:table-cell>
          <table:table-cell table:style-name="ce3" table:formula="of:=IF(ISERROR(FIND(&quot;Flu&quot;; [.B597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597]; &quot;_&quot;; [.D597]); ['file:///home/assez/Documents/projectDocs/EMC_Barreiro/allEMC_Barreiro.ods'#$EMC_Barreiro.$D$51:.$J$128];7)" office:value-type="string" office:string-value="MS052801" calcext:value-type="string">
            <text:p>MS052801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597]; &quot;.&quot;; [.$A$498]; &quot;.&quot;; [.F597]; &quot;.&quot;; [.G597]; &quot;.&quot;; &quot;pair&quot;; [.H597]; &quot;.fastq.gz&quot;)" office:value-type="string" office:string-value="MS052801.Chipmentation_H3K4me3.332.2.pair1.fastq.gz" calcext:value-type="string">
            <text:p>MS052801.Chipmentation_H3K4me3.332.2.pair1.fastq.gz</text:p>
          </table:table-cell>
          <table:table-cell table:formula="of:=CONCATENATE(&quot;ln -s ../../H3K4me3/&quot;; [.B597]; &quot; &quot;; [.I597])" office:value-type="string" office:string-value="ln -s ../../H3K4me3/Epi_EU41_Flu_2-752627_ChIPmentation-H3K4me3_A00266_0332_2_S12_L002_R1_001.fastq.gz MS052801.Chipmentation_H3K4me3.332.2.pair1.fastq.gz" calcext:value-type="string">
            <text:p>ln -s ../../H3K4me3/Epi_EU41_Flu_2-752627_ChIPmentation-H3K4me3_A00266_0332_2_S12_L002_R1_001.fastq.gz MS052801.Chipmentation_H3K4me3.332.2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41_Flu_2-752627_ChIPmentation-H3K4me3_A00266_0332_2_S12_L002_R2_001.fastq.gz</text:p>
          </table:table-cell>
          <table:table-cell table:style-name="ce3" table:formula="of:=MID([.B598]; 5; 4)" office:value-type="string" office:string-value="EU41" calcext:value-type="string">
            <text:p>EU41</text:p>
          </table:table-cell>
          <table:table-cell table:style-name="ce3" table:formula="of:=IF(ISERROR(FIND(&quot;Flu&quot;; [.B598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598]; &quot;_&quot;; [.D598]); ['file:///home/assez/Documents/projectDocs/EMC_Barreiro/allEMC_Barreiro.ods'#$EMC_Barreiro.$D$51:.$J$128];7)" office:value-type="string" office:string-value="MS052801" calcext:value-type="string">
            <text:p>MS052801</text:p>
          </table:table-cell>
          <table:table-cell table:style-name="ce3" office:value-type="float" office:value="332" calcext:value-type="float">
            <text:p>332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9" table:formula="of:=CONCATENATE([.E598]; &quot;.&quot;; [.$A$498]; &quot;.&quot;; [.F598]; &quot;.&quot;; [.G598]; &quot;.&quot;; &quot;pair&quot;; [.H598]; &quot;.fastq.gz&quot;)" office:value-type="string" office:string-value="MS052801.Chipmentation_H3K4me3.332.2.pair2.fastq.gz" calcext:value-type="string">
            <text:p>MS052801.Chipmentation_H3K4me3.332.2.pair2.fastq.gz</text:p>
          </table:table-cell>
          <table:table-cell table:formula="of:=CONCATENATE(&quot;ln -s ../../H3K4me3/&quot;; [.B598]; &quot; &quot;; [.I598])" office:value-type="string" office:string-value="ln -s ../../H3K4me3/Epi_EU41_Flu_2-752627_ChIPmentation-H3K4me3_A00266_0332_2_S12_L002_R2_001.fastq.gz MS052801.Chipmentation_H3K4me3.332.2.pair2.fastq.gz" calcext:value-type="string">
            <text:p>ln -s ../../H3K4me3/Epi_EU41_Flu_2-752627_ChIPmentation-H3K4me3_A00266_0332_2_S12_L002_R2_001.fastq.gz MS052801.Chipmentation_H3K4me3.332.2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41_NI_2-752626_ChIPmentation-H3K4me3_A00266_0332_2_S11_L002_R1_001.fastq.gz</text:p>
          </table:table-cell>
          <table:table-cell table:style-name="ce3" table:formula="of:=MID([.B599]; 5; 4)" office:value-type="string" office:string-value="EU41" calcext:value-type="string">
            <text:p>EU41</text:p>
          </table:table-cell>
          <table:table-cell table:style-name="ce3" table:formula="of:=IF(ISERROR(FIND(&quot;Flu&quot;; [.B599]; 1)); &quot;NI&quot;; &quot;Flu&quot;)" office:value-type="string" office:string-value="NI" calcext:value-type="string">
            <text:p>NI</text:p>
          </table:table-cell>
          <table:table-cell table:style-name="ce3" table:formula="of:=VLOOKUP(CONCATENATE([.C599]; &quot;_&quot;; [.D599]); ['file:///home/assez/Documents/projectDocs/EMC_Barreiro/allEMC_Barreiro.ods'#$EMC_Barreiro.$D$51:.$J$128];7)" office:value-type="string" office:string-value="MS052802" calcext:value-type="string">
            <text:p>MS052802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599]; &quot;.&quot;; [.$A$498]; &quot;.&quot;; [.F599]; &quot;.&quot;; [.G599]; &quot;.&quot;; &quot;pair&quot;; [.H599]; &quot;.fastq.gz&quot;)" office:value-type="string" office:string-value="MS052802.Chipmentation_H3K4me3.332.2.pair1.fastq.gz" calcext:value-type="string">
            <text:p>MS052802.Chipmentation_H3K4me3.332.2.pair1.fastq.gz</text:p>
          </table:table-cell>
          <table:table-cell table:formula="of:=CONCATENATE(&quot;ln -s ../../H3K4me3/&quot;; [.B599]; &quot; &quot;; [.I599])" office:value-type="string" office:string-value="ln -s ../../H3K4me3/Epi_EU41_NI_2-752626_ChIPmentation-H3K4me3_A00266_0332_2_S11_L002_R1_001.fastq.gz MS052802.Chipmentation_H3K4me3.332.2.pair1.fastq.gz" calcext:value-type="string">
            <text:p>ln -s ../../H3K4me3/Epi_EU41_NI_2-752626_ChIPmentation-H3K4me3_A00266_0332_2_S11_L002_R1_001.fastq.gz MS052802.Chipmentation_H3K4me3.332.2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41_NI_2-752626_ChIPmentation-H3K4me3_A00266_0332_2_S11_L002_R2_001.fastq.gz</text:p>
          </table:table-cell>
          <table:table-cell table:style-name="ce3" table:formula="of:=MID([.B600]; 5; 4)" office:value-type="string" office:string-value="EU41" calcext:value-type="string">
            <text:p>EU41</text:p>
          </table:table-cell>
          <table:table-cell table:style-name="ce3" table:formula="of:=IF(ISERROR(FIND(&quot;Flu&quot;; [.B600]; 1)); &quot;NI&quot;; &quot;Flu&quot;)" office:value-type="string" office:string-value="NI" calcext:value-type="string">
            <text:p>NI</text:p>
          </table:table-cell>
          <table:table-cell table:style-name="ce3" table:formula="of:=VLOOKUP(CONCATENATE([.C600]; &quot;_&quot;; [.D600]); ['file:///home/assez/Documents/projectDocs/EMC_Barreiro/allEMC_Barreiro.ods'#$EMC_Barreiro.$D$51:.$J$128];7)" office:value-type="string" office:string-value="MS052802" calcext:value-type="string">
            <text:p>MS052802</text:p>
          </table:table-cell>
          <table:table-cell table:style-name="ce3" office:value-type="float" office:value="332" calcext:value-type="float">
            <text:p>332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9" table:formula="of:=CONCATENATE([.E600]; &quot;.&quot;; [.$A$498]; &quot;.&quot;; [.F600]; &quot;.&quot;; [.G600]; &quot;.&quot;; &quot;pair&quot;; [.H600]; &quot;.fastq.gz&quot;)" office:value-type="string" office:string-value="MS052802.Chipmentation_H3K4me3.332.2.pair2.fastq.gz" calcext:value-type="string">
            <text:p>MS052802.Chipmentation_H3K4me3.332.2.pair2.fastq.gz</text:p>
          </table:table-cell>
          <table:table-cell table:formula="of:=CONCATENATE(&quot;ln -s ../../H3K4me3/&quot;; [.B600]; &quot; &quot;; [.I600])" office:value-type="string" office:string-value="ln -s ../../H3K4me3/Epi_EU41_NI_2-752626_ChIPmentation-H3K4me3_A00266_0332_2_S11_L002_R2_001.fastq.gz MS052802.Chipmentation_H3K4me3.332.2.pair2.fastq.gz" calcext:value-type="string">
            <text:p>ln -s ../../H3K4me3/Epi_EU41_NI_2-752626_ChIPmentation-H3K4me3_A00266_0332_2_S11_L002_R2_001.fastq.gz MS052802.Chipmentation_H3K4me3.332.2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47_Flu_2-752629_ChIPmentation-H3K4me3_A00266_0332_2_S14_L002_R1_001.fastq.gz</text:p>
          </table:table-cell>
          <table:table-cell table:style-name="ce3" table:formula="of:=MID([.B601]; 5; 4)" office:value-type="string" office:string-value="EU47" calcext:value-type="string">
            <text:p>EU47</text:p>
          </table:table-cell>
          <table:table-cell table:style-name="ce3" table:formula="of:=IF(ISERROR(FIND(&quot;Flu&quot;; [.B601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601]; &quot;_&quot;; [.D601]); ['file:///home/assez/Documents/projectDocs/EMC_Barreiro/allEMC_Barreiro.ods'#$EMC_Barreiro.$D$51:.$J$128];7)" office:value-type="string" office:string-value="MS053001" calcext:value-type="string">
            <text:p>MS053001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601]; &quot;.&quot;; [.$A$498]; &quot;.&quot;; [.F601]; &quot;.&quot;; [.G601]; &quot;.&quot;; &quot;pair&quot;; [.H601]; &quot;.fastq.gz&quot;)" office:value-type="string" office:string-value="MS053001.Chipmentation_H3K4me3.332.2.pair1.fastq.gz" calcext:value-type="string">
            <text:p>MS053001.Chipmentation_H3K4me3.332.2.pair1.fastq.gz</text:p>
          </table:table-cell>
          <table:table-cell table:formula="of:=CONCATENATE(&quot;ln -s ../../H3K4me3/&quot;; [.B601]; &quot; &quot;; [.I601])" office:value-type="string" office:string-value="ln -s ../../H3K4me3/Epi_EU47_Flu_2-752629_ChIPmentation-H3K4me3_A00266_0332_2_S14_L002_R1_001.fastq.gz MS053001.Chipmentation_H3K4me3.332.2.pair1.fastq.gz" calcext:value-type="string">
            <text:p>ln -s ../../H3K4me3/Epi_EU47_Flu_2-752629_ChIPmentation-H3K4me3_A00266_0332_2_S14_L002_R1_001.fastq.gz MS053001.Chipmentation_H3K4me3.332.2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47_Flu_2-752629_ChIPmentation-H3K4me3_A00266_0332_2_S14_L002_R2_001.fastq.gz</text:p>
          </table:table-cell>
          <table:table-cell table:style-name="ce3" table:formula="of:=MID([.B602]; 5; 4)" office:value-type="string" office:string-value="EU47" calcext:value-type="string">
            <text:p>EU47</text:p>
          </table:table-cell>
          <table:table-cell table:style-name="ce3" table:formula="of:=IF(ISERROR(FIND(&quot;Flu&quot;; [.B602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602]; &quot;_&quot;; [.D602]); ['file:///home/assez/Documents/projectDocs/EMC_Barreiro/allEMC_Barreiro.ods'#$EMC_Barreiro.$D$51:.$J$128];7)" office:value-type="string" office:string-value="MS053001" calcext:value-type="string">
            <text:p>MS053001</text:p>
          </table:table-cell>
          <table:table-cell table:style-name="ce3" office:value-type="float" office:value="332" calcext:value-type="float">
            <text:p>332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9" table:formula="of:=CONCATENATE([.E602]; &quot;.&quot;; [.$A$498]; &quot;.&quot;; [.F602]; &quot;.&quot;; [.G602]; &quot;.&quot;; &quot;pair&quot;; [.H602]; &quot;.fastq.gz&quot;)" office:value-type="string" office:string-value="MS053001.Chipmentation_H3K4me3.332.2.pair2.fastq.gz" calcext:value-type="string">
            <text:p>MS053001.Chipmentation_H3K4me3.332.2.pair2.fastq.gz</text:p>
          </table:table-cell>
          <table:table-cell table:formula="of:=CONCATENATE(&quot;ln -s ../../H3K4me3/&quot;; [.B602]; &quot; &quot;; [.I602])" office:value-type="string" office:string-value="ln -s ../../H3K4me3/Epi_EU47_Flu_2-752629_ChIPmentation-H3K4me3_A00266_0332_2_S14_L002_R2_001.fastq.gz MS053001.Chipmentation_H3K4me3.332.2.pair2.fastq.gz" calcext:value-type="string">
            <text:p>ln -s ../../H3K4me3/Epi_EU47_Flu_2-752629_ChIPmentation-H3K4me3_A00266_0332_2_S14_L002_R2_001.fastq.gz MS053001.Chipmentation_H3K4me3.332.2.pair2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47_NI_2-752628_ChIPmentation-H3K4me3_A00266_0332_2_S13_L002_R1_001.fastq.gz</text:p>
          </table:table-cell>
          <table:table-cell table:style-name="ce3" table:formula="of:=MID([.B603]; 5; 4)" office:value-type="string" office:string-value="EU47" calcext:value-type="string">
            <text:p>EU47</text:p>
          </table:table-cell>
          <table:table-cell table:style-name="ce3" table:formula="of:=IF(ISERROR(FIND(&quot;Flu&quot;; [.B603]; 1)); &quot;NI&quot;; &quot;Flu&quot;)" office:value-type="string" office:string-value="NI" calcext:value-type="string">
            <text:p>NI</text:p>
          </table:table-cell>
          <table:table-cell table:style-name="ce3" table:formula="of:=VLOOKUP(CONCATENATE([.C603]; &quot;_&quot;; [.D603]); ['file:///home/assez/Documents/projectDocs/EMC_Barreiro/allEMC_Barreiro.ods'#$EMC_Barreiro.$D$51:.$J$128];7)" office:value-type="string" office:string-value="MS053002" calcext:value-type="string">
            <text:p>MS053002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603]; &quot;.&quot;; [.$A$498]; &quot;.&quot;; [.F603]; &quot;.&quot;; [.G603]; &quot;.&quot;; &quot;pair&quot;; [.H603]; &quot;.fastq.gz&quot;)" office:value-type="string" office:string-value="MS053002.Chipmentation_H3K4me3.332.2.pair1.fastq.gz" calcext:value-type="string">
            <text:p>MS053002.Chipmentation_H3K4me3.332.2.pair1.fastq.gz</text:p>
          </table:table-cell>
          <table:table-cell table:formula="of:=CONCATENATE(&quot;ln -s ../../H3K4me3/&quot;; [.B603]; &quot; &quot;; [.I603])" office:value-type="string" office:string-value="ln -s ../../H3K4me3/Epi_EU47_NI_2-752628_ChIPmentation-H3K4me3_A00266_0332_2_S13_L002_R1_001.fastq.gz MS053002.Chipmentation_H3K4me3.332.2.pair1.fastq.gz" calcext:value-type="string">
            <text:p>ln -s ../../H3K4me3/Epi_EU47_NI_2-752628_ChIPmentation-H3K4me3_A00266_0332_2_S13_L002_R1_001.fastq.gz MS053002.Chipmentation_H3K4me3.332.2.pair1.fastq.gz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" office:value-type="string" calcext:value-type="string">
            <text:p>Epi_EU47_NI_2-752628_ChIPmentation-H3K4me3_A00266_0332_2_S13_L002_R2_001.fastq.gz</text:p>
          </table:table-cell>
          <table:table-cell table:style-name="ce3" table:formula="of:=MID([.B604]; 5; 4)" office:value-type="string" office:string-value="EU47" calcext:value-type="string">
            <text:p>EU47</text:p>
          </table:table-cell>
          <table:table-cell table:style-name="ce3" table:formula="of:=IF(ISERROR(FIND(&quot;Flu&quot;; [.B604]; 1)); &quot;NI&quot;; &quot;Flu&quot;)" office:value-type="string" office:string-value="NI" calcext:value-type="string">
            <text:p>NI</text:p>
          </table:table-cell>
          <table:table-cell table:style-name="ce3" table:formula="of:=VLOOKUP(CONCATENATE([.C604]; &quot;_&quot;; [.D604]); ['file:///home/assez/Documents/projectDocs/EMC_Barreiro/allEMC_Barreiro.ods'#$EMC_Barreiro.$D$51:.$J$128];7)" office:value-type="string" office:string-value="MS053002" calcext:value-type="string">
            <text:p>MS053002</text:p>
          </table:table-cell>
          <table:table-cell table:style-name="ce3" office:value-type="float" office:value="332" calcext:value-type="float">
            <text:p>332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9" table:formula="of:=CONCATENATE([.E604]; &quot;.&quot;; [.$A$498]; &quot;.&quot;; [.F604]; &quot;.&quot;; [.G604]; &quot;.&quot;; &quot;pair&quot;; [.H604]; &quot;.fastq.gz&quot;)" office:value-type="string" office:string-value="MS053002.Chipmentation_H3K4me3.332.2.pair2.fastq.gz" calcext:value-type="string">
            <text:p>MS053002.Chipmentation_H3K4me3.332.2.pair2.fastq.gz</text:p>
          </table:table-cell>
          <table:table-cell table:formula="of:=CONCATENATE(&quot;ln -s ../../H3K4me3/&quot;; [.B604]; &quot; &quot;; [.I604])" office:value-type="string" office:string-value="ln -s ../../H3K4me3/Epi_EU47_NI_2-752628_ChIPmentation-H3K4me3_A00266_0332_2_S13_L002_R2_001.fastq.gz MS053002.Chipmentation_H3K4me3.332.2.pair2.fastq.gz" calcext:value-type="string">
            <text:p>ln -s ../../H3K4me3/Epi_EU47_NI_2-752628_ChIPmentation-H3K4me3_A00266_0332_2_S13_L002_R2_001.fastq.gz MS053002.Chipmentation_H3K4me3.332.2.pair2.fastq.gz</text:p>
          </table:table-cell>
          <table:table-cell table:number-columns-repeated="1014"/>
        </table:table-row>
        <table:table-row table:style-name="ro1">
          <table:table-cell table:style-name="ce4"/>
          <table:table-cell/>
          <table:table-cell table:style-name="ce3" table:formula="of:=MID([.B605]; 5; 4)">
            <text:p/>
          </table:table-cell>
          <table:table-cell table:style-name="ce3" table:number-columns-repeated="4"/>
          <table:table-cell table:number-columns-repeated="1017"/>
        </table:table-row>
        <table:table-row table:style-name="ro1">
          <table:table-cell table:style-name="ce4"/>
          <table:table-cell/>
          <table:table-cell table:style-name="ce3" table:formula="of:=MID([.B606]; 5; 4)">
            <text:p/>
          </table:table-cell>
          <table:table-cell table:style-name="ce3" table:number-columns-repeated="4"/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 table:formula="of:=MID([.B607]; 5; 4)">
            <text:p/>
          </table:table-cell>
          <table:table-cell table:style-name="ce3" table:number-columns-repeated="4"/>
          <table:table-cell table:number-columns-repeated="1017"/>
        </table:table-row>
        <table:table-row table:style-name="ro1">
          <table:table-cell table:style-name="ce2" office:value-type="string" calcext:value-type="string">
            <text:p>RNAseq</text:p>
          </table:table-cell>
          <table:table-cell table:style-name="ce3" office:value-type="string" calcext:value-type="string">
            <text:p>Epi_AF02_Flu_RNASeq_1_2-365394_S8_L001_R1_001.fastq.gz</text:p>
          </table:table-cell>
          <table:table-cell table:style-name="ce3" table:formula="of:=MID([.B608]; 5; 4)" office:value-type="string" office:string-value="AF02" calcext:value-type="string">
            <text:p>AF02</text:p>
          </table:table-cell>
          <table:table-cell table:style-name="ce3" table:formula="of:=IF(ISERROR(FIND(&quot;Flu&quot;; [.B608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608]; &quot;_&quot;; [.D608]); ['file:///home/assez/Documents/projectDocs/EMC_Barreiro/allEMC_Barreiro.ods'#$EMC_Barreiro.$D$51:.$J$128];7)" office:value-type="string" office:string-value="MS049201" calcext:value-type="string">
            <text:p>MS049201</text:p>
          </table:table-cell>
          <table:table-cell table:style-name="ce3" office:value-type="float" office:value="141" calcext:value-type="float">
            <text:p>14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608]; &quot;.&quot;; [.$A$609]; &quot;.&quot;; [.F608]; &quot;.&quot;; [.G608]; &quot;.&quot;; &quot;pair&quot;; [.H608]; &quot;.fastq.gz&quot;)" office:value-type="string" office:string-value="MS049201.RNASeq.141.1.pair1.fastq.gz" calcext:value-type="string">
            <text:p>MS049201.RNASeq.141.1.pair1.fastq.gz</text:p>
          </table:table-cell>
          <table:table-cell table:formula="of:=CONCATENATE(&quot;ln -s ../../RNAseq/&quot;; [.B608]; &quot; &quot;; [.I608])" office:value-type="string" office:string-value="ln -s ../../RNAseq/Epi_AF02_Flu_RNASeq_1_2-365394_S8_L001_R1_001.fastq.gz MS049201.RNASeq.141.1.pair1.fastq.gz" calcext:value-type="string">
            <text:p>ln -s ../../RNAseq/Epi_AF02_Flu_RNASeq_1_2-365394_S8_L001_R1_001.fastq.gz MS049201.RNASeq.141.1.pair1.fastq.gz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NASeq</text:p>
          </table:table-cell>
          <table:table-cell table:style-name="ce3" office:value-type="string" calcext:value-type="string">
            <text:p>Epi_AF02_Flu_RNASeq_1_2-365394_S8_L001_R2_001.fastq.gz</text:p>
          </table:table-cell>
          <table:table-cell table:style-name="ce3" table:formula="of:=MID([.B609]; 5; 4)" office:value-type="string" office:string-value="AF02" calcext:value-type="string">
            <text:p>AF02</text:p>
          </table:table-cell>
          <table:table-cell table:style-name="ce3" table:formula="of:=IF(ISERROR(FIND(&quot;Flu&quot;; [.B609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609]; &quot;_&quot;; [.D609]); ['file:///home/assez/Documents/projectDocs/EMC_Barreiro/allEMC_Barreiro.ods'#$EMC_Barreiro.$D$51:.$J$128];7)" office:value-type="string" office:string-value="MS049201" calcext:value-type="string">
            <text:p>MS049201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609]; &quot;.&quot;; [.$A$609]; &quot;.&quot;; [.F609]; &quot;.&quot;; [.G609]; &quot;.&quot;; &quot;pair&quot;; [.H609]; &quot;.fastq.gz&quot;)" office:value-type="string" office:string-value="MS049201.RNASeq.141.1.pair2.fastq.gz" calcext:value-type="string">
            <text:p>MS049201.RNASeq.141.1.pair2.fastq.gz</text:p>
          </table:table-cell>
          <table:table-cell table:formula="of:=CONCATENATE(&quot;ln -s ../../RNAseq/&quot;; [.B609]; &quot; &quot;; [.I609])" office:value-type="string" office:string-value="ln -s ../../RNAseq/Epi_AF02_Flu_RNASeq_1_2-365394_S8_L001_R2_001.fastq.gz MS049201.RNASeq.141.1.pair2.fastq.gz" calcext:value-type="string">
            <text:p>ln -s ../../RNAseq/Epi_AF02_Flu_RNASeq_1_2-365394_S8_L001_R2_001.fastq.gz MS049201.RNASeq.141.1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02_NI_RNASeq_1_2-365393_S7_L001_R1_001.fastq.gz</text:p>
          </table:table-cell>
          <table:table-cell table:style-name="ce3" table:formula="of:=MID([.B610]; 5; 4)" office:value-type="string" office:string-value="AF02" calcext:value-type="string">
            <text:p>AF02</text:p>
          </table:table-cell>
          <table:table-cell table:style-name="ce3" table:formula="of:=IF(ISERROR(FIND(&quot;Flu&quot;; [.B610]; 1)); &quot;NI&quot;; &quot;Flu&quot;)" office:value-type="string" office:string-value="NI" calcext:value-type="string">
            <text:p>NI</text:p>
          </table:table-cell>
          <table:table-cell table:style-name="ce3" table:formula="of:=VLOOKUP(CONCATENATE([.C610]; &quot;_&quot;; [.D610]); ['file:///home/assez/Documents/projectDocs/EMC_Barreiro/allEMC_Barreiro.ods'#$EMC_Barreiro.$D$51:.$J$128];7)" office:value-type="string" office:string-value="MS049202" calcext:value-type="string">
            <text:p>MS049202</text:p>
          </table:table-cell>
          <table:table-cell table:style-name="ce3" office:value-type="float" office:value="141" calcext:value-type="float">
            <text:p>14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610]; &quot;.&quot;; [.$A$609]; &quot;.&quot;; [.F610]; &quot;.&quot;; [.G610]; &quot;.&quot;; &quot;pair&quot;; [.H610]; &quot;.fastq.gz&quot;)" office:value-type="string" office:string-value="MS049202.RNASeq.141.1.pair1.fastq.gz" calcext:value-type="string">
            <text:p>MS049202.RNASeq.141.1.pair1.fastq.gz</text:p>
          </table:table-cell>
          <table:table-cell table:formula="of:=CONCATENATE(&quot;ln -s ../../RNAseq/&quot;; [.B610]; &quot; &quot;; [.I610])" office:value-type="string" office:string-value="ln -s ../../RNAseq/Epi_AF02_NI_RNASeq_1_2-365393_S7_L001_R1_001.fastq.gz MS049202.RNASeq.141.1.pair1.fastq.gz" calcext:value-type="string">
            <text:p>ln -s ../../RNAseq/Epi_AF02_NI_RNASeq_1_2-365393_S7_L001_R1_001.fastq.gz MS049202.RNASeq.141.1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02_NI_RNASeq_1_2-365393_S7_L001_R2_001.fastq.gz</text:p>
          </table:table-cell>
          <table:table-cell table:style-name="ce3" table:formula="of:=MID([.B611]; 5; 4)" office:value-type="string" office:string-value="AF02" calcext:value-type="string">
            <text:p>AF02</text:p>
          </table:table-cell>
          <table:table-cell table:style-name="ce3" table:formula="of:=IF(ISERROR(FIND(&quot;Flu&quot;; [.B611]; 1)); &quot;NI&quot;; &quot;Flu&quot;)" office:value-type="string" office:string-value="NI" calcext:value-type="string">
            <text:p>NI</text:p>
          </table:table-cell>
          <table:table-cell table:style-name="ce3" table:formula="of:=VLOOKUP(CONCATENATE([.C611]; &quot;_&quot;; [.D611]); ['file:///home/assez/Documents/projectDocs/EMC_Barreiro/allEMC_Barreiro.ods'#$EMC_Barreiro.$D$51:.$J$128];7)" office:value-type="string" office:string-value="MS049202" calcext:value-type="string">
            <text:p>MS049202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611]; &quot;.&quot;; [.$A$609]; &quot;.&quot;; [.F611]; &quot;.&quot;; [.G611]; &quot;.&quot;; &quot;pair&quot;; [.H611]; &quot;.fastq.gz&quot;)" office:value-type="string" office:string-value="MS049202.RNASeq.141.1.pair2.fastq.gz" calcext:value-type="string">
            <text:p>MS049202.RNASeq.141.1.pair2.fastq.gz</text:p>
          </table:table-cell>
          <table:table-cell table:formula="of:=CONCATENATE(&quot;ln -s ../../RNAseq/&quot;; [.B611]; &quot; &quot;; [.I611])" office:value-type="string" office:string-value="ln -s ../../RNAseq/Epi_AF02_NI_RNASeq_1_2-365393_S7_L001_R2_001.fastq.gz MS049202.RNASeq.141.1.pair2.fastq.gz" calcext:value-type="string">
            <text:p>ln -s ../../RNAseq/Epi_AF02_NI_RNASeq_1_2-365393_S7_L001_R2_001.fastq.gz MS049202.RNASeq.141.1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04_Flu_RNASeq_1_2-365396_S10_L001_R1_001.fastq.gz</text:p>
          </table:table-cell>
          <table:table-cell table:style-name="ce3" table:formula="of:=MID([.B612]; 5; 4)" office:value-type="string" office:string-value="AF04" calcext:value-type="string">
            <text:p>AF04</text:p>
          </table:table-cell>
          <table:table-cell table:style-name="ce3" table:formula="of:=IF(ISERROR(FIND(&quot;Flu&quot;; [.B612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612]; &quot;_&quot;; [.D612]); ['file:///home/assez/Documents/projectDocs/EMC_Barreiro/allEMC_Barreiro.ods'#$EMC_Barreiro.$D$51:.$J$128];7)" office:value-type="string" office:string-value="MS049301" calcext:value-type="string">
            <text:p>MS049301</text:p>
          </table:table-cell>
          <table:table-cell table:style-name="ce3" office:value-type="float" office:value="141" calcext:value-type="float">
            <text:p>14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612]; &quot;.&quot;; [.$A$609]; &quot;.&quot;; [.F612]; &quot;.&quot;; [.G612]; &quot;.&quot;; &quot;pair&quot;; [.H612]; &quot;.fastq.gz&quot;)" office:value-type="string" office:string-value="MS049301.RNASeq.141.1.pair1.fastq.gz" calcext:value-type="string">
            <text:p>MS049301.RNASeq.141.1.pair1.fastq.gz</text:p>
          </table:table-cell>
          <table:table-cell table:formula="of:=CONCATENATE(&quot;ln -s ../../RNAseq/&quot;; [.B612]; &quot; &quot;; [.I612])" office:value-type="string" office:string-value="ln -s ../../RNAseq/Epi_AF04_Flu_RNASeq_1_2-365396_S10_L001_R1_001.fastq.gz MS049301.RNASeq.141.1.pair1.fastq.gz" calcext:value-type="string">
            <text:p>ln -s ../../RNAseq/Epi_AF04_Flu_RNASeq_1_2-365396_S10_L001_R1_001.fastq.gz MS049301.RNASeq.141.1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04_Flu_RNASeq_1_2-365396_S10_L001_R2_001.fastq.gz</text:p>
          </table:table-cell>
          <table:table-cell table:style-name="ce3" table:formula="of:=MID([.B613]; 5; 4)" office:value-type="string" office:string-value="AF04" calcext:value-type="string">
            <text:p>AF04</text:p>
          </table:table-cell>
          <table:table-cell table:style-name="ce3" table:formula="of:=IF(ISERROR(FIND(&quot;Flu&quot;; [.B613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613]; &quot;_&quot;; [.D613]); ['file:///home/assez/Documents/projectDocs/EMC_Barreiro/allEMC_Barreiro.ods'#$EMC_Barreiro.$D$51:.$J$128];7)" office:value-type="string" office:string-value="MS049301" calcext:value-type="string">
            <text:p>MS049301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613]; &quot;.&quot;; [.$A$609]; &quot;.&quot;; [.F613]; &quot;.&quot;; [.G613]; &quot;.&quot;; &quot;pair&quot;; [.H613]; &quot;.fastq.gz&quot;)" office:value-type="string" office:string-value="MS049301.RNASeq.141.1.pair2.fastq.gz" calcext:value-type="string">
            <text:p>MS049301.RNASeq.141.1.pair2.fastq.gz</text:p>
          </table:table-cell>
          <table:table-cell table:formula="of:=CONCATENATE(&quot;ln -s ../../RNAseq/&quot;; [.B613]; &quot; &quot;; [.I613])" office:value-type="string" office:string-value="ln -s ../../RNAseq/Epi_AF04_Flu_RNASeq_1_2-365396_S10_L001_R2_001.fastq.gz MS049301.RNASeq.141.1.pair2.fastq.gz" calcext:value-type="string">
            <text:p>ln -s ../../RNAseq/Epi_AF04_Flu_RNASeq_1_2-365396_S10_L001_R2_001.fastq.gz MS049301.RNASeq.141.1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04_NI_RNASeq_1_2-365395_S9_L001_R1_001.fastq.gz</text:p>
          </table:table-cell>
          <table:table-cell table:style-name="ce3" table:formula="of:=MID([.B614]; 5; 4)" office:value-type="string" office:string-value="AF04" calcext:value-type="string">
            <text:p>AF04</text:p>
          </table:table-cell>
          <table:table-cell table:style-name="ce3" table:formula="of:=IF(ISERROR(FIND(&quot;Flu&quot;; [.B614]; 1)); &quot;NI&quot;; &quot;Flu&quot;)" office:value-type="string" office:string-value="NI" calcext:value-type="string">
            <text:p>NI</text:p>
          </table:table-cell>
          <table:table-cell table:style-name="ce3" table:formula="of:=VLOOKUP(CONCATENATE([.C614]; &quot;_&quot;; [.D614]); ['file:///home/assez/Documents/projectDocs/EMC_Barreiro/allEMC_Barreiro.ods'#$EMC_Barreiro.$D$51:.$J$128];7)" office:value-type="string" office:string-value="MS049302" calcext:value-type="string">
            <text:p>MS049302</text:p>
          </table:table-cell>
          <table:table-cell table:style-name="ce3" office:value-type="float" office:value="141" calcext:value-type="float">
            <text:p>14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614]; &quot;.&quot;; [.$A$609]; &quot;.&quot;; [.F614]; &quot;.&quot;; [.G614]; &quot;.&quot;; &quot;pair&quot;; [.H614]; &quot;.fastq.gz&quot;)" office:value-type="string" office:string-value="MS049302.RNASeq.141.1.pair1.fastq.gz" calcext:value-type="string">
            <text:p>MS049302.RNASeq.141.1.pair1.fastq.gz</text:p>
          </table:table-cell>
          <table:table-cell table:formula="of:=CONCATENATE(&quot;ln -s ../../RNAseq/&quot;; [.B614]; &quot; &quot;; [.I614])" office:value-type="string" office:string-value="ln -s ../../RNAseq/Epi_AF04_NI_RNASeq_1_2-365395_S9_L001_R1_001.fastq.gz MS049302.RNASeq.141.1.pair1.fastq.gz" calcext:value-type="string">
            <text:p>ln -s ../../RNAseq/Epi_AF04_NI_RNASeq_1_2-365395_S9_L001_R1_001.fastq.gz MS049302.RNASeq.141.1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04_NI_RNASeq_1_2-365395_S9_L001_R2_001.fastq.gz</text:p>
          </table:table-cell>
          <table:table-cell table:style-name="ce3" table:formula="of:=MID([.B615]; 5; 4)" office:value-type="string" office:string-value="AF04" calcext:value-type="string">
            <text:p>AF04</text:p>
          </table:table-cell>
          <table:table-cell table:style-name="ce3" table:formula="of:=IF(ISERROR(FIND(&quot;Flu&quot;; [.B615]; 1)); &quot;NI&quot;; &quot;Flu&quot;)" office:value-type="string" office:string-value="NI" calcext:value-type="string">
            <text:p>NI</text:p>
          </table:table-cell>
          <table:table-cell table:style-name="ce3" table:formula="of:=VLOOKUP(CONCATENATE([.C615]; &quot;_&quot;; [.D615]); ['file:///home/assez/Documents/projectDocs/EMC_Barreiro/allEMC_Barreiro.ods'#$EMC_Barreiro.$D$51:.$J$128];7)" office:value-type="string" office:string-value="MS049302" calcext:value-type="string">
            <text:p>MS049302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615]; &quot;.&quot;; [.$A$609]; &quot;.&quot;; [.F615]; &quot;.&quot;; [.G615]; &quot;.&quot;; &quot;pair&quot;; [.H615]; &quot;.fastq.gz&quot;)" office:value-type="string" office:string-value="MS049302.RNASeq.141.1.pair2.fastq.gz" calcext:value-type="string">
            <text:p>MS049302.RNASeq.141.1.pair2.fastq.gz</text:p>
          </table:table-cell>
          <table:table-cell table:formula="of:=CONCATENATE(&quot;ln -s ../../RNAseq/&quot;; [.B615]; &quot; &quot;; [.I615])" office:value-type="string" office:string-value="ln -s ../../RNAseq/Epi_AF04_NI_RNASeq_1_2-365395_S9_L001_R2_001.fastq.gz MS049302.RNASeq.141.1.pair2.fastq.gz" calcext:value-type="string">
            <text:p>ln -s ../../RNAseq/Epi_AF04_NI_RNASeq_1_2-365395_S9_L001_R2_001.fastq.gz MS049302.RNASeq.141.1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06_Flu_RNASeq_1_2-365454_S18_L001_R1_001.fastq.gz</text:p>
          </table:table-cell>
          <table:table-cell table:style-name="ce3" table:formula="of:=MID([.B616]; 5; 4)" office:value-type="string" office:string-value="AF06" calcext:value-type="string">
            <text:p>AF06</text:p>
          </table:table-cell>
          <table:table-cell table:style-name="ce3" table:formula="of:=IF(ISERROR(FIND(&quot;Flu&quot;; [.B616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616]; &quot;_&quot;; [.D616]); ['file:///home/assez/Documents/projectDocs/EMC_Barreiro/allEMC_Barreiro.ods'#$EMC_Barreiro.$D$51:.$J$128];7)" office:value-type="string" office:string-value="MS049401" calcext:value-type="string">
            <text:p>MS049401</text:p>
          </table:table-cell>
          <table:table-cell table:style-name="ce3" office:value-type="float" office:value="141" calcext:value-type="float">
            <text:p>14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616]; &quot;.&quot;; [.$A$609]; &quot;.&quot;; [.F616]; &quot;.&quot;; [.G616]; &quot;.&quot;; &quot;pair&quot;; [.H616]; &quot;.fastq.gz&quot;)" office:value-type="string" office:string-value="MS049401.RNASeq.141.1.pair1.fastq.gz" calcext:value-type="string">
            <text:p>MS049401.RNASeq.141.1.pair1.fastq.gz</text:p>
          </table:table-cell>
          <table:table-cell table:formula="of:=CONCATENATE(&quot;ln -s ../../RNAseq/&quot;; [.B616]; &quot; &quot;; [.I616])" office:value-type="string" office:string-value="ln -s ../../RNAseq/Epi_AF06_Flu_RNASeq_1_2-365454_S18_L001_R1_001.fastq.gz MS049401.RNASeq.141.1.pair1.fastq.gz" calcext:value-type="string">
            <text:p>ln -s ../../RNAseq/Epi_AF06_Flu_RNASeq_1_2-365454_S18_L001_R1_001.fastq.gz MS049401.RNASeq.141.1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06_Flu_RNASeq_1_2-365454_S18_L001_R2_001.fastq.gz</text:p>
          </table:table-cell>
          <table:table-cell table:style-name="ce3" table:formula="of:=MID([.B617]; 5; 4)" office:value-type="string" office:string-value="AF06" calcext:value-type="string">
            <text:p>AF06</text:p>
          </table:table-cell>
          <table:table-cell table:style-name="ce3" table:formula="of:=IF(ISERROR(FIND(&quot;Flu&quot;; [.B617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617]; &quot;_&quot;; [.D617]); ['file:///home/assez/Documents/projectDocs/EMC_Barreiro/allEMC_Barreiro.ods'#$EMC_Barreiro.$D$51:.$J$128];7)" office:value-type="string" office:string-value="MS049401" calcext:value-type="string">
            <text:p>MS049401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617]; &quot;.&quot;; [.$A$609]; &quot;.&quot;; [.F617]; &quot;.&quot;; [.G617]; &quot;.&quot;; &quot;pair&quot;; [.H617]; &quot;.fastq.gz&quot;)" office:value-type="string" office:string-value="MS049401.RNASeq.141.1.pair2.fastq.gz" calcext:value-type="string">
            <text:p>MS049401.RNASeq.141.1.pair2.fastq.gz</text:p>
          </table:table-cell>
          <table:table-cell table:formula="of:=CONCATENATE(&quot;ln -s ../../RNAseq/&quot;; [.B617]; &quot; &quot;; [.I617])" office:value-type="string" office:string-value="ln -s ../../RNAseq/Epi_AF06_Flu_RNASeq_1_2-365454_S18_L001_R2_001.fastq.gz MS049401.RNASeq.141.1.pair2.fastq.gz" calcext:value-type="string">
            <text:p>ln -s ../../RNAseq/Epi_AF06_Flu_RNASeq_1_2-365454_S18_L001_R2_001.fastq.gz MS049401.RNASeq.141.1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06_NI_RNASeq_1_2-365453_S17_L001_R1_001.fastq.gz</text:p>
          </table:table-cell>
          <table:table-cell table:style-name="ce3" table:formula="of:=MID([.B618]; 5; 4)" office:value-type="string" office:string-value="AF06" calcext:value-type="string">
            <text:p>AF06</text:p>
          </table:table-cell>
          <table:table-cell table:style-name="ce3" table:formula="of:=IF(ISERROR(FIND(&quot;Flu&quot;; [.B618]; 1)); &quot;NI&quot;; &quot;Flu&quot;)" office:value-type="string" office:string-value="NI" calcext:value-type="string">
            <text:p>NI</text:p>
          </table:table-cell>
          <table:table-cell table:style-name="ce3" table:formula="of:=VLOOKUP(CONCATENATE([.C618]; &quot;_&quot;; [.D618]); ['file:///home/assez/Documents/projectDocs/EMC_Barreiro/allEMC_Barreiro.ods'#$EMC_Barreiro.$D$51:.$J$128];7)" office:value-type="string" office:string-value="MS049402" calcext:value-type="string">
            <text:p>MS049402</text:p>
          </table:table-cell>
          <table:table-cell table:style-name="ce3" office:value-type="float" office:value="141" calcext:value-type="float">
            <text:p>14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618]; &quot;.&quot;; [.$A$609]; &quot;.&quot;; [.F618]; &quot;.&quot;; [.G618]; &quot;.&quot;; &quot;pair&quot;; [.H618]; &quot;.fastq.gz&quot;)" office:value-type="string" office:string-value="MS049402.RNASeq.141.1.pair1.fastq.gz" calcext:value-type="string">
            <text:p>MS049402.RNASeq.141.1.pair1.fastq.gz</text:p>
          </table:table-cell>
          <table:table-cell table:formula="of:=CONCATENATE(&quot;ln -s ../../RNAseq/&quot;; [.B618]; &quot; &quot;; [.I618])" office:value-type="string" office:string-value="ln -s ../../RNAseq/Epi_AF06_NI_RNASeq_1_2-365453_S17_L001_R1_001.fastq.gz MS049402.RNASeq.141.1.pair1.fastq.gz" calcext:value-type="string">
            <text:p>ln -s ../../RNAseq/Epi_AF06_NI_RNASeq_1_2-365453_S17_L001_R1_001.fastq.gz MS049402.RNASeq.141.1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06_NI_RNASeq_1_2-365453_S17_L001_R2_001.fastq.gz</text:p>
          </table:table-cell>
          <table:table-cell table:style-name="ce3" table:formula="of:=MID([.B619]; 5; 4)" office:value-type="string" office:string-value="AF06" calcext:value-type="string">
            <text:p>AF06</text:p>
          </table:table-cell>
          <table:table-cell table:style-name="ce3" table:formula="of:=IF(ISERROR(FIND(&quot;Flu&quot;; [.B619]; 1)); &quot;NI&quot;; &quot;Flu&quot;)" office:value-type="string" office:string-value="NI" calcext:value-type="string">
            <text:p>NI</text:p>
          </table:table-cell>
          <table:table-cell table:style-name="ce3" table:formula="of:=VLOOKUP(CONCATENATE([.C619]; &quot;_&quot;; [.D619]); ['file:///home/assez/Documents/projectDocs/EMC_Barreiro/allEMC_Barreiro.ods'#$EMC_Barreiro.$D$51:.$J$128];7)" office:value-type="string" office:string-value="MS049402" calcext:value-type="string">
            <text:p>MS049402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619]; &quot;.&quot;; [.$A$609]; &quot;.&quot;; [.F619]; &quot;.&quot;; [.G619]; &quot;.&quot;; &quot;pair&quot;; [.H619]; &quot;.fastq.gz&quot;)" office:value-type="string" office:string-value="MS049402.RNASeq.141.1.pair2.fastq.gz" calcext:value-type="string">
            <text:p>MS049402.RNASeq.141.1.pair2.fastq.gz</text:p>
          </table:table-cell>
          <table:table-cell table:formula="of:=CONCATENATE(&quot;ln -s ../../RNAseq/&quot;; [.B619]; &quot; &quot;; [.I619])" office:value-type="string" office:string-value="ln -s ../../RNAseq/Epi_AF06_NI_RNASeq_1_2-365453_S17_L001_R2_001.fastq.gz MS049402.RNASeq.141.1.pair2.fastq.gz" calcext:value-type="string">
            <text:p>ln -s ../../RNAseq/Epi_AF06_NI_RNASeq_1_2-365453_S17_L001_R2_001.fastq.gz MS049402.RNASeq.141.1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08_Flu_RNASeq_1_2-365460_S2_L002_R1_001.fastq.gz</text:p>
          </table:table-cell>
          <table:table-cell table:style-name="ce3" table:formula="of:=MID([.B620]; 5; 4)" office:value-type="string" office:string-value="AF08" calcext:value-type="string">
            <text:p>AF08</text:p>
          </table:table-cell>
          <table:table-cell table:style-name="ce3" table:formula="of:=IF(ISERROR(FIND(&quot;Flu&quot;; [.B620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620]; &quot;_&quot;; [.D620]); ['file:///home/assez/Documents/projectDocs/EMC_Barreiro/allEMC_Barreiro.ods'#$EMC_Barreiro.$D$51:.$J$128];7)" office:value-type="string" office:string-value="MS049501" calcext:value-type="string">
            <text:p>MS049501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620]; &quot;.&quot;; [.$A$609]; &quot;.&quot;; [.F620]; &quot;.&quot;; [.G620]; &quot;.&quot;; &quot;pair&quot;; [.H620]; &quot;.fastq.gz&quot;)" office:value-type="string" office:string-value="MS049501.RNASeq.141.2.pair1.fastq.gz" calcext:value-type="string">
            <text:p>MS049501.RNASeq.141.2.pair1.fastq.gz</text:p>
          </table:table-cell>
          <table:table-cell table:formula="of:=CONCATENATE(&quot;ln -s ../../RNAseq/&quot;; [.B620]; &quot; &quot;; [.I620])" office:value-type="string" office:string-value="ln -s ../../RNAseq/Epi_AF08_Flu_RNASeq_1_2-365460_S2_L002_R1_001.fastq.gz MS049501.RNASeq.141.2.pair1.fastq.gz" calcext:value-type="string">
            <text:p>ln -s ../../RNAseq/Epi_AF08_Flu_RNASeq_1_2-365460_S2_L002_R1_001.fastq.gz MS049501.RNASeq.141.2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08_Flu_RNASeq_1_2-365460_S2_L002_R2_001.fastq.gz</text:p>
          </table:table-cell>
          <table:table-cell table:style-name="ce3" table:formula="of:=MID([.B621]; 5; 4)" office:value-type="string" office:string-value="AF08" calcext:value-type="string">
            <text:p>AF08</text:p>
          </table:table-cell>
          <table:table-cell table:style-name="ce3" table:formula="of:=IF(ISERROR(FIND(&quot;Flu&quot;; [.B621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621]; &quot;_&quot;; [.D621]); ['file:///home/assez/Documents/projectDocs/EMC_Barreiro/allEMC_Barreiro.ods'#$EMC_Barreiro.$D$51:.$J$128];7)" office:value-type="string" office:string-value="MS049501" calcext:value-type="string">
            <text:p>MS049501</text:p>
          </table:table-cell>
          <table:table-cell table:style-name="ce3" office:value-type="float" office:value="141" calcext:value-type="float">
            <text:p>14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9" table:formula="of:=CONCATENATE([.E621]; &quot;.&quot;; [.$A$609]; &quot;.&quot;; [.F621]; &quot;.&quot;; [.G621]; &quot;.&quot;; &quot;pair&quot;; [.H621]; &quot;.fastq.gz&quot;)" office:value-type="string" office:string-value="MS049501.RNASeq.141.2.pair2.fastq.gz" calcext:value-type="string">
            <text:p>MS049501.RNASeq.141.2.pair2.fastq.gz</text:p>
          </table:table-cell>
          <table:table-cell table:formula="of:=CONCATENATE(&quot;ln -s ../../RNAseq/&quot;; [.B621]; &quot; &quot;; [.I621])" office:value-type="string" office:string-value="ln -s ../../RNAseq/Epi_AF08_Flu_RNASeq_1_2-365460_S2_L002_R2_001.fastq.gz MS049501.RNASeq.141.2.pair2.fastq.gz" calcext:value-type="string">
            <text:p>ln -s ../../RNAseq/Epi_AF08_Flu_RNASeq_1_2-365460_S2_L002_R2_001.fastq.gz MS049501.RNASeq.141.2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08_NI_RNASeq_1_2-365459_S1_L002_R1_001.fastq.gz</text:p>
          </table:table-cell>
          <table:table-cell table:style-name="ce3" table:formula="of:=MID([.B622]; 5; 4)" office:value-type="string" office:string-value="AF08" calcext:value-type="string">
            <text:p>AF08</text:p>
          </table:table-cell>
          <table:table-cell table:style-name="ce3" table:formula="of:=IF(ISERROR(FIND(&quot;Flu&quot;; [.B622]; 1)); &quot;NI&quot;; &quot;Flu&quot;)" office:value-type="string" office:string-value="NI" calcext:value-type="string">
            <text:p>NI</text:p>
          </table:table-cell>
          <table:table-cell table:style-name="ce3" table:formula="of:=VLOOKUP(CONCATENATE([.C622]; &quot;_&quot;; [.D622]); ['file:///home/assez/Documents/projectDocs/EMC_Barreiro/allEMC_Barreiro.ods'#$EMC_Barreiro.$D$51:.$J$128];7)" office:value-type="string" office:string-value="MS049502" calcext:value-type="string">
            <text:p>MS049502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622]; &quot;.&quot;; [.$A$609]; &quot;.&quot;; [.F622]; &quot;.&quot;; [.G622]; &quot;.&quot;; &quot;pair&quot;; [.H622]; &quot;.fastq.gz&quot;)" office:value-type="string" office:string-value="MS049502.RNASeq.141.2.pair1.fastq.gz" calcext:value-type="string">
            <text:p>MS049502.RNASeq.141.2.pair1.fastq.gz</text:p>
          </table:table-cell>
          <table:table-cell table:formula="of:=CONCATENATE(&quot;ln -s ../../RNAseq/&quot;; [.B622]; &quot; &quot;; [.I622])" office:value-type="string" office:string-value="ln -s ../../RNAseq/Epi_AF08_NI_RNASeq_1_2-365459_S1_L002_R1_001.fastq.gz MS049502.RNASeq.141.2.pair1.fastq.gz" calcext:value-type="string">
            <text:p>ln -s ../../RNAseq/Epi_AF08_NI_RNASeq_1_2-365459_S1_L002_R1_001.fastq.gz MS049502.RNASeq.141.2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08_NI_RNASeq_1_2-365459_S1_L002_R2_001.fastq.gz</text:p>
          </table:table-cell>
          <table:table-cell table:style-name="ce3" table:formula="of:=MID([.B623]; 5; 4)" office:value-type="string" office:string-value="AF08" calcext:value-type="string">
            <text:p>AF08</text:p>
          </table:table-cell>
          <table:table-cell table:style-name="ce3" table:formula="of:=IF(ISERROR(FIND(&quot;Flu&quot;; [.B623]; 1)); &quot;NI&quot;; &quot;Flu&quot;)" office:value-type="string" office:string-value="NI" calcext:value-type="string">
            <text:p>NI</text:p>
          </table:table-cell>
          <table:table-cell table:style-name="ce3" table:formula="of:=VLOOKUP(CONCATENATE([.C623]; &quot;_&quot;; [.D623]); ['file:///home/assez/Documents/projectDocs/EMC_Barreiro/allEMC_Barreiro.ods'#$EMC_Barreiro.$D$51:.$J$128];7)" office:value-type="string" office:string-value="MS049502" calcext:value-type="string">
            <text:p>MS049502</text:p>
          </table:table-cell>
          <table:table-cell table:style-name="ce3" office:value-type="float" office:value="141" calcext:value-type="float">
            <text:p>14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9" table:formula="of:=CONCATENATE([.E623]; &quot;.&quot;; [.$A$609]; &quot;.&quot;; [.F623]; &quot;.&quot;; [.G623]; &quot;.&quot;; &quot;pair&quot;; [.H623]; &quot;.fastq.gz&quot;)" office:value-type="string" office:string-value="MS049502.RNASeq.141.2.pair2.fastq.gz" calcext:value-type="string">
            <text:p>MS049502.RNASeq.141.2.pair2.fastq.gz</text:p>
          </table:table-cell>
          <table:table-cell table:formula="of:=CONCATENATE(&quot;ln -s ../../RNAseq/&quot;; [.B623]; &quot; &quot;; [.I623])" office:value-type="string" office:string-value="ln -s ../../RNAseq/Epi_AF08_NI_RNASeq_1_2-365459_S1_L002_R2_001.fastq.gz MS049502.RNASeq.141.2.pair2.fastq.gz" calcext:value-type="string">
            <text:p>ln -s ../../RNAseq/Epi_AF08_NI_RNASeq_1_2-365459_S1_L002_R2_001.fastq.gz MS049502.RNASeq.141.2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10_Flu_RNASeq_1_2-365466_S8_L002_R1_001.fastq.gz</text:p>
          </table:table-cell>
          <table:table-cell table:style-name="ce3" table:formula="of:=MID([.B624]; 5; 4)" office:value-type="string" office:string-value="AF10" calcext:value-type="string">
            <text:p>AF10</text:p>
          </table:table-cell>
          <table:table-cell table:style-name="ce3" table:formula="of:=IF(ISERROR(FIND(&quot;Flu&quot;; [.B624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624]; &quot;_&quot;; [.D624]); ['file:///home/assez/Documents/projectDocs/EMC_Barreiro/allEMC_Barreiro.ods'#$EMC_Barreiro.$D$51:.$J$128];7)" office:value-type="string" office:string-value="MS049601" calcext:value-type="string">
            <text:p>MS049601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624]; &quot;.&quot;; [.$A$609]; &quot;.&quot;; [.F624]; &quot;.&quot;; [.G624]; &quot;.&quot;; &quot;pair&quot;; [.H624]; &quot;.fastq.gz&quot;)" office:value-type="string" office:string-value="MS049601.RNASeq.141.2.pair1.fastq.gz" calcext:value-type="string">
            <text:p>MS049601.RNASeq.141.2.pair1.fastq.gz</text:p>
          </table:table-cell>
          <table:table-cell table:formula="of:=CONCATENATE(&quot;ln -s ../../RNAseq/&quot;; [.B624]; &quot; &quot;; [.I624])" office:value-type="string" office:string-value="ln -s ../../RNAseq/Epi_AF10_Flu_RNASeq_1_2-365466_S8_L002_R1_001.fastq.gz MS049601.RNASeq.141.2.pair1.fastq.gz" calcext:value-type="string">
            <text:p>ln -s ../../RNAseq/Epi_AF10_Flu_RNASeq_1_2-365466_S8_L002_R1_001.fastq.gz MS049601.RNASeq.141.2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10_Flu_RNASeq_1_2-365466_S8_L002_R2_001.fastq.gz</text:p>
          </table:table-cell>
          <table:table-cell table:style-name="ce3" table:formula="of:=MID([.B625]; 5; 4)" office:value-type="string" office:string-value="AF10" calcext:value-type="string">
            <text:p>AF10</text:p>
          </table:table-cell>
          <table:table-cell table:style-name="ce3" table:formula="of:=IF(ISERROR(FIND(&quot;Flu&quot;; [.B625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625]; &quot;_&quot;; [.D625]); ['file:///home/assez/Documents/projectDocs/EMC_Barreiro/allEMC_Barreiro.ods'#$EMC_Barreiro.$D$51:.$J$128];7)" office:value-type="string" office:string-value="MS049601" calcext:value-type="string">
            <text:p>MS049601</text:p>
          </table:table-cell>
          <table:table-cell table:style-name="ce3" office:value-type="float" office:value="141" calcext:value-type="float">
            <text:p>14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9" table:formula="of:=CONCATENATE([.E625]; &quot;.&quot;; [.$A$609]; &quot;.&quot;; [.F625]; &quot;.&quot;; [.G625]; &quot;.&quot;; &quot;pair&quot;; [.H625]; &quot;.fastq.gz&quot;)" office:value-type="string" office:string-value="MS049601.RNASeq.141.2.pair2.fastq.gz" calcext:value-type="string">
            <text:p>MS049601.RNASeq.141.2.pair2.fastq.gz</text:p>
          </table:table-cell>
          <table:table-cell table:formula="of:=CONCATENATE(&quot;ln -s ../../RNAseq/&quot;; [.B625]; &quot; &quot;; [.I625])" office:value-type="string" office:string-value="ln -s ../../RNAseq/Epi_AF10_Flu_RNASeq_1_2-365466_S8_L002_R2_001.fastq.gz MS049601.RNASeq.141.2.pair2.fastq.gz" calcext:value-type="string">
            <text:p>ln -s ../../RNAseq/Epi_AF10_Flu_RNASeq_1_2-365466_S8_L002_R2_001.fastq.gz MS049601.RNASeq.141.2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10_NI_RNASeq_1_2-365465_S7_L002_R1_001.fastq.gz</text:p>
          </table:table-cell>
          <table:table-cell table:style-name="ce3" table:formula="of:=MID([.B626]; 5; 4)" office:value-type="string" office:string-value="AF10" calcext:value-type="string">
            <text:p>AF10</text:p>
          </table:table-cell>
          <table:table-cell table:style-name="ce3" table:formula="of:=IF(ISERROR(FIND(&quot;Flu&quot;; [.B626]; 1)); &quot;NI&quot;; &quot;Flu&quot;)" office:value-type="string" office:string-value="NI" calcext:value-type="string">
            <text:p>NI</text:p>
          </table:table-cell>
          <table:table-cell table:style-name="ce3" table:formula="of:=VLOOKUP(CONCATENATE([.C626]; &quot;_&quot;; [.D626]); ['file:///home/assez/Documents/projectDocs/EMC_Barreiro/allEMC_Barreiro.ods'#$EMC_Barreiro.$D$51:.$J$128];7)" office:value-type="string" office:string-value="MS049602" calcext:value-type="string">
            <text:p>MS049602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626]; &quot;.&quot;; [.$A$609]; &quot;.&quot;; [.F626]; &quot;.&quot;; [.G626]; &quot;.&quot;; &quot;pair&quot;; [.H626]; &quot;.fastq.gz&quot;)" office:value-type="string" office:string-value="MS049602.RNASeq.141.2.pair1.fastq.gz" calcext:value-type="string">
            <text:p>MS049602.RNASeq.141.2.pair1.fastq.gz</text:p>
          </table:table-cell>
          <table:table-cell table:formula="of:=CONCATENATE(&quot;ln -s ../../RNAseq/&quot;; [.B626]; &quot; &quot;; [.I626])" office:value-type="string" office:string-value="ln -s ../../RNAseq/Epi_AF10_NI_RNASeq_1_2-365465_S7_L002_R1_001.fastq.gz MS049602.RNASeq.141.2.pair1.fastq.gz" calcext:value-type="string">
            <text:p>ln -s ../../RNAseq/Epi_AF10_NI_RNASeq_1_2-365465_S7_L002_R1_001.fastq.gz MS049602.RNASeq.141.2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10_NI_RNASeq_1_2-365465_S7_L002_R2_001.fastq.gz</text:p>
          </table:table-cell>
          <table:table-cell table:style-name="ce3" table:formula="of:=MID([.B627]; 5; 4)" office:value-type="string" office:string-value="AF10" calcext:value-type="string">
            <text:p>AF10</text:p>
          </table:table-cell>
          <table:table-cell table:style-name="ce3" table:formula="of:=IF(ISERROR(FIND(&quot;Flu&quot;; [.B627]; 1)); &quot;NI&quot;; &quot;Flu&quot;)" office:value-type="string" office:string-value="NI" calcext:value-type="string">
            <text:p>NI</text:p>
          </table:table-cell>
          <table:table-cell table:style-name="ce3" table:formula="of:=VLOOKUP(CONCATENATE([.C627]; &quot;_&quot;; [.D627]); ['file:///home/assez/Documents/projectDocs/EMC_Barreiro/allEMC_Barreiro.ods'#$EMC_Barreiro.$D$51:.$J$128];7)" office:value-type="string" office:string-value="MS049602" calcext:value-type="string">
            <text:p>MS049602</text:p>
          </table:table-cell>
          <table:table-cell table:style-name="ce3" office:value-type="float" office:value="141" calcext:value-type="float">
            <text:p>14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9" table:formula="of:=CONCATENATE([.E627]; &quot;.&quot;; [.$A$609]; &quot;.&quot;; [.F627]; &quot;.&quot;; [.G627]; &quot;.&quot;; &quot;pair&quot;; [.H627]; &quot;.fastq.gz&quot;)" office:value-type="string" office:string-value="MS049602.RNASeq.141.2.pair2.fastq.gz" calcext:value-type="string">
            <text:p>MS049602.RNASeq.141.2.pair2.fastq.gz</text:p>
          </table:table-cell>
          <table:table-cell table:formula="of:=CONCATENATE(&quot;ln -s ../../RNAseq/&quot;; [.B627]; &quot; &quot;; [.I627])" office:value-type="string" office:string-value="ln -s ../../RNAseq/Epi_AF10_NI_RNASeq_1_2-365465_S7_L002_R2_001.fastq.gz MS049602.RNASeq.141.2.pair2.fastq.gz" calcext:value-type="string">
            <text:p>ln -s ../../RNAseq/Epi_AF10_NI_RNASeq_1_2-365465_S7_L002_R2_001.fastq.gz MS049602.RNASeq.141.2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12_Flu_RNASeq_1_2-365468_S10_L002_R1_001.fastq.gz</text:p>
          </table:table-cell>
          <table:table-cell table:style-name="ce3" table:formula="of:=MID([.B628]; 5; 4)" office:value-type="string" office:string-value="AF12" calcext:value-type="string">
            <text:p>AF12</text:p>
          </table:table-cell>
          <table:table-cell table:style-name="ce3" table:formula="of:=IF(ISERROR(FIND(&quot;Flu&quot;; [.B628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628]; &quot;_&quot;; [.D628]); ['file:///home/assez/Documents/projectDocs/EMC_Barreiro/allEMC_Barreiro.ods'#$EMC_Barreiro.$D$51:.$J$128];7)" office:value-type="string" office:string-value="MS049701" calcext:value-type="string">
            <text:p>MS049701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628]; &quot;.&quot;; [.$A$609]; &quot;.&quot;; [.F628]; &quot;.&quot;; [.G628]; &quot;.&quot;; &quot;pair&quot;; [.H628]; &quot;.fastq.gz&quot;)" office:value-type="string" office:string-value="MS049701.RNASeq.141.2.pair1.fastq.gz" calcext:value-type="string">
            <text:p>MS049701.RNASeq.141.2.pair1.fastq.gz</text:p>
          </table:table-cell>
          <table:table-cell table:formula="of:=CONCATENATE(&quot;ln -s ../../RNAseq/&quot;; [.B628]; &quot; &quot;; [.I628])" office:value-type="string" office:string-value="ln -s ../../RNAseq/Epi_AF12_Flu_RNASeq_1_2-365468_S10_L002_R1_001.fastq.gz MS049701.RNASeq.141.2.pair1.fastq.gz" calcext:value-type="string">
            <text:p>ln -s ../../RNAseq/Epi_AF12_Flu_RNASeq_1_2-365468_S10_L002_R1_001.fastq.gz MS049701.RNASeq.141.2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12_Flu_RNASeq_1_2-365468_S10_L002_R2_001.fastq.gz</text:p>
          </table:table-cell>
          <table:table-cell table:style-name="ce3" table:formula="of:=MID([.B629]; 5; 4)" office:value-type="string" office:string-value="AF12" calcext:value-type="string">
            <text:p>AF12</text:p>
          </table:table-cell>
          <table:table-cell table:style-name="ce3" table:formula="of:=IF(ISERROR(FIND(&quot;Flu&quot;; [.B629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629]; &quot;_&quot;; [.D629]); ['file:///home/assez/Documents/projectDocs/EMC_Barreiro/allEMC_Barreiro.ods'#$EMC_Barreiro.$D$51:.$J$128];7)" office:value-type="string" office:string-value="MS049701" calcext:value-type="string">
            <text:p>MS049701</text:p>
          </table:table-cell>
          <table:table-cell table:style-name="ce3" office:value-type="float" office:value="141" calcext:value-type="float">
            <text:p>14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9" table:formula="of:=CONCATENATE([.E629]; &quot;.&quot;; [.$A$609]; &quot;.&quot;; [.F629]; &quot;.&quot;; [.G629]; &quot;.&quot;; &quot;pair&quot;; [.H629]; &quot;.fastq.gz&quot;)" office:value-type="string" office:string-value="MS049701.RNASeq.141.2.pair2.fastq.gz" calcext:value-type="string">
            <text:p>MS049701.RNASeq.141.2.pair2.fastq.gz</text:p>
          </table:table-cell>
          <table:table-cell table:formula="of:=CONCATENATE(&quot;ln -s ../../RNAseq/&quot;; [.B629]; &quot; &quot;; [.I629])" office:value-type="string" office:string-value="ln -s ../../RNAseq/Epi_AF12_Flu_RNASeq_1_2-365468_S10_L002_R2_001.fastq.gz MS049701.RNASeq.141.2.pair2.fastq.gz" calcext:value-type="string">
            <text:p>ln -s ../../RNAseq/Epi_AF12_Flu_RNASeq_1_2-365468_S10_L002_R2_001.fastq.gz MS049701.RNASeq.141.2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12_NI_RNASeq_1_2-365467_S9_L002_R1_001.fastq.gz</text:p>
          </table:table-cell>
          <table:table-cell table:style-name="ce3" table:formula="of:=MID([.B630]; 5; 4)" office:value-type="string" office:string-value="AF12" calcext:value-type="string">
            <text:p>AF12</text:p>
          </table:table-cell>
          <table:table-cell table:style-name="ce3" table:formula="of:=IF(ISERROR(FIND(&quot;Flu&quot;; [.B630]; 1)); &quot;NI&quot;; &quot;Flu&quot;)" office:value-type="string" office:string-value="NI" calcext:value-type="string">
            <text:p>NI</text:p>
          </table:table-cell>
          <table:table-cell table:style-name="ce3" table:formula="of:=VLOOKUP(CONCATENATE([.C630]; &quot;_&quot;; [.D630]); ['file:///home/assez/Documents/projectDocs/EMC_Barreiro/allEMC_Barreiro.ods'#$EMC_Barreiro.$D$51:.$J$128];7)" office:value-type="string" office:string-value="MS049702" calcext:value-type="string">
            <text:p>MS049702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630]; &quot;.&quot;; [.$A$609]; &quot;.&quot;; [.F630]; &quot;.&quot;; [.G630]; &quot;.&quot;; &quot;pair&quot;; [.H630]; &quot;.fastq.gz&quot;)" office:value-type="string" office:string-value="MS049702.RNASeq.141.2.pair1.fastq.gz" calcext:value-type="string">
            <text:p>MS049702.RNASeq.141.2.pair1.fastq.gz</text:p>
          </table:table-cell>
          <table:table-cell table:formula="of:=CONCATENATE(&quot;ln -s ../../RNAseq/&quot;; [.B630]; &quot; &quot;; [.I630])" office:value-type="string" office:string-value="ln -s ../../RNAseq/Epi_AF12_NI_RNASeq_1_2-365467_S9_L002_R1_001.fastq.gz MS049702.RNASeq.141.2.pair1.fastq.gz" calcext:value-type="string">
            <text:p>ln -s ../../RNAseq/Epi_AF12_NI_RNASeq_1_2-365467_S9_L002_R1_001.fastq.gz MS049702.RNASeq.141.2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12_NI_RNASeq_1_2-365467_S9_L002_R2_001.fastq.gz</text:p>
          </table:table-cell>
          <table:table-cell table:style-name="ce3" table:formula="of:=MID([.B631]; 5; 4)" office:value-type="string" office:string-value="AF12" calcext:value-type="string">
            <text:p>AF12</text:p>
          </table:table-cell>
          <table:table-cell table:style-name="ce3" table:formula="of:=IF(ISERROR(FIND(&quot;Flu&quot;; [.B631]; 1)); &quot;NI&quot;; &quot;Flu&quot;)" office:value-type="string" office:string-value="NI" calcext:value-type="string">
            <text:p>NI</text:p>
          </table:table-cell>
          <table:table-cell table:style-name="ce3" table:formula="of:=VLOOKUP(CONCATENATE([.C631]; &quot;_&quot;; [.D631]); ['file:///home/assez/Documents/projectDocs/EMC_Barreiro/allEMC_Barreiro.ods'#$EMC_Barreiro.$D$51:.$J$128];7)" office:value-type="string" office:string-value="MS049702" calcext:value-type="string">
            <text:p>MS049702</text:p>
          </table:table-cell>
          <table:table-cell table:style-name="ce3" office:value-type="float" office:value="141" calcext:value-type="float">
            <text:p>14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9" table:formula="of:=CONCATENATE([.E631]; &quot;.&quot;; [.$A$609]; &quot;.&quot;; [.F631]; &quot;.&quot;; [.G631]; &quot;.&quot;; &quot;pair&quot;; [.H631]; &quot;.fastq.gz&quot;)" office:value-type="string" office:string-value="MS049702.RNASeq.141.2.pair2.fastq.gz" calcext:value-type="string">
            <text:p>MS049702.RNASeq.141.2.pair2.fastq.gz</text:p>
          </table:table-cell>
          <table:table-cell table:formula="of:=CONCATENATE(&quot;ln -s ../../RNAseq/&quot;; [.B631]; &quot; &quot;; [.I631])" office:value-type="string" office:string-value="ln -s ../../RNAseq/Epi_AF12_NI_RNASeq_1_2-365467_S9_L002_R2_001.fastq.gz MS049702.RNASeq.141.2.pair2.fastq.gz" calcext:value-type="string">
            <text:p>ln -s ../../RNAseq/Epi_AF12_NI_RNASeq_1_2-365467_S9_L002_R2_001.fastq.gz MS049702.RNASeq.141.2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14_Flu_RNASeq_1_2-365470_S12_L002_R1_001.fastq.gz</text:p>
          </table:table-cell>
          <table:table-cell table:style-name="ce3" table:formula="of:=MID([.B632]; 5; 4)" office:value-type="string" office:string-value="AF14" calcext:value-type="string">
            <text:p>AF14</text:p>
          </table:table-cell>
          <table:table-cell table:style-name="ce3" table:formula="of:=IF(ISERROR(FIND(&quot;Flu&quot;; [.B632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632]; &quot;_&quot;; [.D632]); ['file:///home/assez/Documents/projectDocs/EMC_Barreiro/allEMC_Barreiro.ods'#$EMC_Barreiro.$D$51:.$J$128];7)" office:value-type="string" office:string-value="MS049801" calcext:value-type="string">
            <text:p>MS049801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632]; &quot;.&quot;; [.$A$609]; &quot;.&quot;; [.F632]; &quot;.&quot;; [.G632]; &quot;.&quot;; &quot;pair&quot;; [.H632]; &quot;.fastq.gz&quot;)" office:value-type="string" office:string-value="MS049801.RNASeq.141.2.pair1.fastq.gz" calcext:value-type="string">
            <text:p>MS049801.RNASeq.141.2.pair1.fastq.gz</text:p>
          </table:table-cell>
          <table:table-cell table:formula="of:=CONCATENATE(&quot;ln -s ../../RNAseq/&quot;; [.B632]; &quot; &quot;; [.I632])" office:value-type="string" office:string-value="ln -s ../../RNAseq/Epi_AF14_Flu_RNASeq_1_2-365470_S12_L002_R1_001.fastq.gz MS049801.RNASeq.141.2.pair1.fastq.gz" calcext:value-type="string">
            <text:p>ln -s ../../RNAseq/Epi_AF14_Flu_RNASeq_1_2-365470_S12_L002_R1_001.fastq.gz MS049801.RNASeq.141.2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14_Flu_RNASeq_1_2-365470_S12_L002_R2_001.fastq.gz</text:p>
          </table:table-cell>
          <table:table-cell table:style-name="ce3" table:formula="of:=MID([.B633]; 5; 4)" office:value-type="string" office:string-value="AF14" calcext:value-type="string">
            <text:p>AF14</text:p>
          </table:table-cell>
          <table:table-cell table:style-name="ce3" table:formula="of:=IF(ISERROR(FIND(&quot;Flu&quot;; [.B633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633]; &quot;_&quot;; [.D633]); ['file:///home/assez/Documents/projectDocs/EMC_Barreiro/allEMC_Barreiro.ods'#$EMC_Barreiro.$D$51:.$J$128];7)" office:value-type="string" office:string-value="MS049801" calcext:value-type="string">
            <text:p>MS049801</text:p>
          </table:table-cell>
          <table:table-cell table:style-name="ce3" office:value-type="float" office:value="141" calcext:value-type="float">
            <text:p>14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9" table:formula="of:=CONCATENATE([.E633]; &quot;.&quot;; [.$A$609]; &quot;.&quot;; [.F633]; &quot;.&quot;; [.G633]; &quot;.&quot;; &quot;pair&quot;; [.H633]; &quot;.fastq.gz&quot;)" office:value-type="string" office:string-value="MS049801.RNASeq.141.2.pair2.fastq.gz" calcext:value-type="string">
            <text:p>MS049801.RNASeq.141.2.pair2.fastq.gz</text:p>
          </table:table-cell>
          <table:table-cell table:formula="of:=CONCATENATE(&quot;ln -s ../../RNAseq/&quot;; [.B633]; &quot; &quot;; [.I633])" office:value-type="string" office:string-value="ln -s ../../RNAseq/Epi_AF14_Flu_RNASeq_1_2-365470_S12_L002_R2_001.fastq.gz MS049801.RNASeq.141.2.pair2.fastq.gz" calcext:value-type="string">
            <text:p>ln -s ../../RNAseq/Epi_AF14_Flu_RNASeq_1_2-365470_S12_L002_R2_001.fastq.gz MS049801.RNASeq.141.2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14_NI_RNASeq_1_2-365469_S11_L002_R1_001.fastq.gz</text:p>
          </table:table-cell>
          <table:table-cell table:style-name="ce3" table:formula="of:=MID([.B634]; 5; 4)" office:value-type="string" office:string-value="AF14" calcext:value-type="string">
            <text:p>AF14</text:p>
          </table:table-cell>
          <table:table-cell table:style-name="ce3" table:formula="of:=IF(ISERROR(FIND(&quot;Flu&quot;; [.B634]; 1)); &quot;NI&quot;; &quot;Flu&quot;)" office:value-type="string" office:string-value="NI" calcext:value-type="string">
            <text:p>NI</text:p>
          </table:table-cell>
          <table:table-cell table:style-name="ce3" table:formula="of:=VLOOKUP(CONCATENATE([.C634]; &quot;_&quot;; [.D634]); ['file:///home/assez/Documents/projectDocs/EMC_Barreiro/allEMC_Barreiro.ods'#$EMC_Barreiro.$D$51:.$J$128];7)" office:value-type="string" office:string-value="MS049802" calcext:value-type="string">
            <text:p>MS049802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634]; &quot;.&quot;; [.$A$609]; &quot;.&quot;; [.F634]; &quot;.&quot;; [.G634]; &quot;.&quot;; &quot;pair&quot;; [.H634]; &quot;.fastq.gz&quot;)" office:value-type="string" office:string-value="MS049802.RNASeq.141.2.pair1.fastq.gz" calcext:value-type="string">
            <text:p>MS049802.RNASeq.141.2.pair1.fastq.gz</text:p>
          </table:table-cell>
          <table:table-cell table:formula="of:=CONCATENATE(&quot;ln -s ../../RNAseq/&quot;; [.B634]; &quot; &quot;; [.I634])" office:value-type="string" office:string-value="ln -s ../../RNAseq/Epi_AF14_NI_RNASeq_1_2-365469_S11_L002_R1_001.fastq.gz MS049802.RNASeq.141.2.pair1.fastq.gz" calcext:value-type="string">
            <text:p>ln -s ../../RNAseq/Epi_AF14_NI_RNASeq_1_2-365469_S11_L002_R1_001.fastq.gz MS049802.RNASeq.141.2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14_NI_RNASeq_1_2-365469_S11_L002_R2_001.fastq.gz</text:p>
          </table:table-cell>
          <table:table-cell table:style-name="ce3" table:formula="of:=MID([.B635]; 5; 4)" office:value-type="string" office:string-value="AF14" calcext:value-type="string">
            <text:p>AF14</text:p>
          </table:table-cell>
          <table:table-cell table:style-name="ce3" table:formula="of:=IF(ISERROR(FIND(&quot;Flu&quot;; [.B635]; 1)); &quot;NI&quot;; &quot;Flu&quot;)" office:value-type="string" office:string-value="NI" calcext:value-type="string">
            <text:p>NI</text:p>
          </table:table-cell>
          <table:table-cell table:style-name="ce3" table:formula="of:=VLOOKUP(CONCATENATE([.C635]; &quot;_&quot;; [.D635]); ['file:///home/assez/Documents/projectDocs/EMC_Barreiro/allEMC_Barreiro.ods'#$EMC_Barreiro.$D$51:.$J$128];7)" office:value-type="string" office:string-value="MS049802" calcext:value-type="string">
            <text:p>MS049802</text:p>
          </table:table-cell>
          <table:table-cell table:style-name="ce3" office:value-type="float" office:value="141" calcext:value-type="float">
            <text:p>14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9" table:formula="of:=CONCATENATE([.E635]; &quot;.&quot;; [.$A$609]; &quot;.&quot;; [.F635]; &quot;.&quot;; [.G635]; &quot;.&quot;; &quot;pair&quot;; [.H635]; &quot;.fastq.gz&quot;)" office:value-type="string" office:string-value="MS049802.RNASeq.141.2.pair2.fastq.gz" calcext:value-type="string">
            <text:p>MS049802.RNASeq.141.2.pair2.fastq.gz</text:p>
          </table:table-cell>
          <table:table-cell table:formula="of:=CONCATENATE(&quot;ln -s ../../RNAseq/&quot;; [.B635]; &quot; &quot;; [.I635])" office:value-type="string" office:string-value="ln -s ../../RNAseq/Epi_AF14_NI_RNASeq_1_2-365469_S11_L002_R2_001.fastq.gz MS049802.RNASeq.141.2.pair2.fastq.gz" calcext:value-type="string">
            <text:p>ln -s ../../RNAseq/Epi_AF14_NI_RNASeq_1_2-365469_S11_L002_R2_001.fastq.gz MS049802.RNASeq.141.2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16_Flu_RNASeq_1_2-365478_S20_L002_R1_001.fastq.gz</text:p>
          </table:table-cell>
          <table:table-cell table:style-name="ce3" table:formula="of:=MID([.B636]; 5; 4)" office:value-type="string" office:string-value="AF16" calcext:value-type="string">
            <text:p>AF16</text:p>
          </table:table-cell>
          <table:table-cell table:style-name="ce3" table:formula="of:=IF(ISERROR(FIND(&quot;Flu&quot;; [.B636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636]; &quot;_&quot;; [.D636]); ['file:///home/assez/Documents/projectDocs/EMC_Barreiro/allEMC_Barreiro.ods'#$EMC_Barreiro.$D$51:.$J$128];7)" office:value-type="string" office:string-value="MS049901" calcext:value-type="string">
            <text:p>MS049901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636]; &quot;.&quot;; [.$A$609]; &quot;.&quot;; [.F636]; &quot;.&quot;; [.G636]; &quot;.&quot;; &quot;pair&quot;; [.H636]; &quot;.fastq.gz&quot;)" office:value-type="string" office:string-value="MS049901.RNASeq.141.2.pair1.fastq.gz" calcext:value-type="string">
            <text:p>MS049901.RNASeq.141.2.pair1.fastq.gz</text:p>
          </table:table-cell>
          <table:table-cell table:formula="of:=CONCATENATE(&quot;ln -s ../../RNAseq/&quot;; [.B636]; &quot; &quot;; [.I636])" office:value-type="string" office:string-value="ln -s ../../RNAseq/Epi_AF16_Flu_RNASeq_1_2-365478_S20_L002_R1_001.fastq.gz MS049901.RNASeq.141.2.pair1.fastq.gz" calcext:value-type="string">
            <text:p>ln -s ../../RNAseq/Epi_AF16_Flu_RNASeq_1_2-365478_S20_L002_R1_001.fastq.gz MS049901.RNASeq.141.2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16_Flu_RNASeq_1_2-365478_S20_L002_R2_001.fastq.gz</text:p>
          </table:table-cell>
          <table:table-cell table:style-name="ce3" table:formula="of:=MID([.B637]; 5; 4)" office:value-type="string" office:string-value="AF16" calcext:value-type="string">
            <text:p>AF16</text:p>
          </table:table-cell>
          <table:table-cell table:style-name="ce3" table:formula="of:=IF(ISERROR(FIND(&quot;Flu&quot;; [.B637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637]; &quot;_&quot;; [.D637]); ['file:///home/assez/Documents/projectDocs/EMC_Barreiro/allEMC_Barreiro.ods'#$EMC_Barreiro.$D$51:.$J$128];7)" office:value-type="string" office:string-value="MS049901" calcext:value-type="string">
            <text:p>MS049901</text:p>
          </table:table-cell>
          <table:table-cell table:style-name="ce3" office:value-type="float" office:value="141" calcext:value-type="float">
            <text:p>14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9" table:formula="of:=CONCATENATE([.E637]; &quot;.&quot;; [.$A$609]; &quot;.&quot;; [.F637]; &quot;.&quot;; [.G637]; &quot;.&quot;; &quot;pair&quot;; [.H637]; &quot;.fastq.gz&quot;)" office:value-type="string" office:string-value="MS049901.RNASeq.141.2.pair2.fastq.gz" calcext:value-type="string">
            <text:p>MS049901.RNASeq.141.2.pair2.fastq.gz</text:p>
          </table:table-cell>
          <table:table-cell table:formula="of:=CONCATENATE(&quot;ln -s ../../RNAseq/&quot;; [.B637]; &quot; &quot;; [.I637])" office:value-type="string" office:string-value="ln -s ../../RNAseq/Epi_AF16_Flu_RNASeq_1_2-365478_S20_L002_R2_001.fastq.gz MS049901.RNASeq.141.2.pair2.fastq.gz" calcext:value-type="string">
            <text:p>ln -s ../../RNAseq/Epi_AF16_Flu_RNASeq_1_2-365478_S20_L002_R2_001.fastq.gz MS049901.RNASeq.141.2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16_NI_RNASeq_1_2-365477_S19_L002_R1_001.fastq.gz</text:p>
          </table:table-cell>
          <table:table-cell table:style-name="ce3" table:formula="of:=MID([.B638]; 5; 4)" office:value-type="string" office:string-value="AF16" calcext:value-type="string">
            <text:p>AF16</text:p>
          </table:table-cell>
          <table:table-cell table:style-name="ce3" table:formula="of:=IF(ISERROR(FIND(&quot;Flu&quot;; [.B638]; 1)); &quot;NI&quot;; &quot;Flu&quot;)" office:value-type="string" office:string-value="NI" calcext:value-type="string">
            <text:p>NI</text:p>
          </table:table-cell>
          <table:table-cell table:style-name="ce3" table:formula="of:=VLOOKUP(CONCATENATE([.C638]; &quot;_&quot;; [.D638]); ['file:///home/assez/Documents/projectDocs/EMC_Barreiro/allEMC_Barreiro.ods'#$EMC_Barreiro.$D$51:.$J$128];7)" office:value-type="string" office:string-value="MS049902" calcext:value-type="string">
            <text:p>MS049902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638]; &quot;.&quot;; [.$A$609]; &quot;.&quot;; [.F638]; &quot;.&quot;; [.G638]; &quot;.&quot;; &quot;pair&quot;; [.H638]; &quot;.fastq.gz&quot;)" office:value-type="string" office:string-value="MS049902.RNASeq.141.2.pair1.fastq.gz" calcext:value-type="string">
            <text:p>MS049902.RNASeq.141.2.pair1.fastq.gz</text:p>
          </table:table-cell>
          <table:table-cell table:formula="of:=CONCATENATE(&quot;ln -s ../../RNAseq/&quot;; [.B638]; &quot; &quot;; [.I638])" office:value-type="string" office:string-value="ln -s ../../RNAseq/Epi_AF16_NI_RNASeq_1_2-365477_S19_L002_R1_001.fastq.gz MS049902.RNASeq.141.2.pair1.fastq.gz" calcext:value-type="string">
            <text:p>ln -s ../../RNAseq/Epi_AF16_NI_RNASeq_1_2-365477_S19_L002_R1_001.fastq.gz MS049902.RNASeq.141.2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16_NI_RNASeq_1_2-365477_S19_L002_R2_001.fastq.gz</text:p>
          </table:table-cell>
          <table:table-cell table:style-name="ce3" table:formula="of:=MID([.B639]; 5; 4)" office:value-type="string" office:string-value="AF16" calcext:value-type="string">
            <text:p>AF16</text:p>
          </table:table-cell>
          <table:table-cell table:style-name="ce3" table:formula="of:=IF(ISERROR(FIND(&quot;Flu&quot;; [.B639]; 1)); &quot;NI&quot;; &quot;Flu&quot;)" office:value-type="string" office:string-value="NI" calcext:value-type="string">
            <text:p>NI</text:p>
          </table:table-cell>
          <table:table-cell table:style-name="ce3" table:formula="of:=VLOOKUP(CONCATENATE([.C639]; &quot;_&quot;; [.D639]); ['file:///home/assez/Documents/projectDocs/EMC_Barreiro/allEMC_Barreiro.ods'#$EMC_Barreiro.$D$51:.$J$128];7)" office:value-type="string" office:string-value="MS049902" calcext:value-type="string">
            <text:p>MS049902</text:p>
          </table:table-cell>
          <table:table-cell table:style-name="ce3" office:value-type="float" office:value="141" calcext:value-type="float">
            <text:p>14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9" table:formula="of:=CONCATENATE([.E639]; &quot;.&quot;; [.$A$609]; &quot;.&quot;; [.F639]; &quot;.&quot;; [.G639]; &quot;.&quot;; &quot;pair&quot;; [.H639]; &quot;.fastq.gz&quot;)" office:value-type="string" office:string-value="MS049902.RNASeq.141.2.pair2.fastq.gz" calcext:value-type="string">
            <text:p>MS049902.RNASeq.141.2.pair2.fastq.gz</text:p>
          </table:table-cell>
          <table:table-cell table:formula="of:=CONCATENATE(&quot;ln -s ../../RNAseq/&quot;; [.B639]; &quot; &quot;; [.I639])" office:value-type="string" office:string-value="ln -s ../../RNAseq/Epi_AF16_NI_RNASeq_1_2-365477_S19_L002_R2_001.fastq.gz MS049902.RNASeq.141.2.pair2.fastq.gz" calcext:value-type="string">
            <text:p>ln -s ../../RNAseq/Epi_AF16_NI_RNASeq_1_2-365477_S19_L002_R2_001.fastq.gz MS049902.RNASeq.141.2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18_Flu_RNASeq_1_2-365480_S22_L002_R1_001.fastq.gz</text:p>
          </table:table-cell>
          <table:table-cell table:style-name="ce3" table:formula="of:=MID([.B640]; 5; 4)" office:value-type="string" office:string-value="AF18" calcext:value-type="string">
            <text:p>AF18</text:p>
          </table:table-cell>
          <table:table-cell table:style-name="ce3" table:formula="of:=IF(ISERROR(FIND(&quot;Flu&quot;; [.B640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640]; &quot;_&quot;; [.D640]); ['file:///home/assez/Documents/projectDocs/EMC_Barreiro/allEMC_Barreiro.ods'#$EMC_Barreiro.$D$51:.$J$128];7)" office:value-type="string" office:string-value="MS050001" calcext:value-type="string">
            <text:p>MS050001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640]; &quot;.&quot;; [.$A$609]; &quot;.&quot;; [.F640]; &quot;.&quot;; [.G640]; &quot;.&quot;; &quot;pair&quot;; [.H640]; &quot;.fastq.gz&quot;)" office:value-type="string" office:string-value="MS050001.RNASeq.141.2.pair1.fastq.gz" calcext:value-type="string">
            <text:p>MS050001.RNASeq.141.2.pair1.fastq.gz</text:p>
          </table:table-cell>
          <table:table-cell table:formula="of:=CONCATENATE(&quot;ln -s ../../RNAseq/&quot;; [.B640]; &quot; &quot;; [.I640])" office:value-type="string" office:string-value="ln -s ../../RNAseq/Epi_AF18_Flu_RNASeq_1_2-365480_S22_L002_R1_001.fastq.gz MS050001.RNASeq.141.2.pair1.fastq.gz" calcext:value-type="string">
            <text:p>ln -s ../../RNAseq/Epi_AF18_Flu_RNASeq_1_2-365480_S22_L002_R1_001.fastq.gz MS050001.RNASeq.141.2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18_Flu_RNASeq_1_2-365480_S22_L002_R2_001.fastq.gz</text:p>
          </table:table-cell>
          <table:table-cell table:style-name="ce3" table:formula="of:=MID([.B641]; 5; 4)" office:value-type="string" office:string-value="AF18" calcext:value-type="string">
            <text:p>AF18</text:p>
          </table:table-cell>
          <table:table-cell table:style-name="ce3" table:formula="of:=IF(ISERROR(FIND(&quot;Flu&quot;; [.B641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641]; &quot;_&quot;; [.D641]); ['file:///home/assez/Documents/projectDocs/EMC_Barreiro/allEMC_Barreiro.ods'#$EMC_Barreiro.$D$51:.$J$128];7)" office:value-type="string" office:string-value="MS050001" calcext:value-type="string">
            <text:p>MS050001</text:p>
          </table:table-cell>
          <table:table-cell table:style-name="ce3" office:value-type="float" office:value="141" calcext:value-type="float">
            <text:p>14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9" table:formula="of:=CONCATENATE([.E641]; &quot;.&quot;; [.$A$609]; &quot;.&quot;; [.F641]; &quot;.&quot;; [.G641]; &quot;.&quot;; &quot;pair&quot;; [.H641]; &quot;.fastq.gz&quot;)" office:value-type="string" office:string-value="MS050001.RNASeq.141.2.pair2.fastq.gz" calcext:value-type="string">
            <text:p>MS050001.RNASeq.141.2.pair2.fastq.gz</text:p>
          </table:table-cell>
          <table:table-cell table:formula="of:=CONCATENATE(&quot;ln -s ../../RNAseq/&quot;; [.B641]; &quot; &quot;; [.I641])" office:value-type="string" office:string-value="ln -s ../../RNAseq/Epi_AF18_Flu_RNASeq_1_2-365480_S22_L002_R2_001.fastq.gz MS050001.RNASeq.141.2.pair2.fastq.gz" calcext:value-type="string">
            <text:p>ln -s ../../RNAseq/Epi_AF18_Flu_RNASeq_1_2-365480_S22_L002_R2_001.fastq.gz MS050001.RNASeq.141.2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18_NI_RNASeq_1_2-365479_S21_L002_R1_001.fastq.gz</text:p>
          </table:table-cell>
          <table:table-cell table:style-name="ce3" table:formula="of:=MID([.B642]; 5; 4)" office:value-type="string" office:string-value="AF18" calcext:value-type="string">
            <text:p>AF18</text:p>
          </table:table-cell>
          <table:table-cell table:style-name="ce3" table:formula="of:=IF(ISERROR(FIND(&quot;Flu&quot;; [.B642]; 1)); &quot;NI&quot;; &quot;Flu&quot;)" office:value-type="string" office:string-value="NI" calcext:value-type="string">
            <text:p>NI</text:p>
          </table:table-cell>
          <table:table-cell table:style-name="ce3" table:formula="of:=VLOOKUP(CONCATENATE([.C642]; &quot;_&quot;; [.D642]); ['file:///home/assez/Documents/projectDocs/EMC_Barreiro/allEMC_Barreiro.ods'#$EMC_Barreiro.$D$51:.$J$128];7)" office:value-type="string" office:string-value="MS050002" calcext:value-type="string">
            <text:p>MS050002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642]; &quot;.&quot;; [.$A$609]; &quot;.&quot;; [.F642]; &quot;.&quot;; [.G642]; &quot;.&quot;; &quot;pair&quot;; [.H642]; &quot;.fastq.gz&quot;)" office:value-type="string" office:string-value="MS050002.RNASeq.141.2.pair1.fastq.gz" calcext:value-type="string">
            <text:p>MS050002.RNASeq.141.2.pair1.fastq.gz</text:p>
          </table:table-cell>
          <table:table-cell table:formula="of:=CONCATENATE(&quot;ln -s ../../RNAseq/&quot;; [.B642]; &quot; &quot;; [.I642])" office:value-type="string" office:string-value="ln -s ../../RNAseq/Epi_AF18_NI_RNASeq_1_2-365479_S21_L002_R1_001.fastq.gz MS050002.RNASeq.141.2.pair1.fastq.gz" calcext:value-type="string">
            <text:p>ln -s ../../RNAseq/Epi_AF18_NI_RNASeq_1_2-365479_S21_L002_R1_001.fastq.gz MS050002.RNASeq.141.2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18_NI_RNASeq_1_2-365479_S21_L002_R2_001.fastq.gz</text:p>
          </table:table-cell>
          <table:table-cell table:style-name="ce3" table:formula="of:=MID([.B643]; 5; 4)" office:value-type="string" office:string-value="AF18" calcext:value-type="string">
            <text:p>AF18</text:p>
          </table:table-cell>
          <table:table-cell table:style-name="ce3" table:formula="of:=IF(ISERROR(FIND(&quot;Flu&quot;; [.B643]; 1)); &quot;NI&quot;; &quot;Flu&quot;)" office:value-type="string" office:string-value="NI" calcext:value-type="string">
            <text:p>NI</text:p>
          </table:table-cell>
          <table:table-cell table:style-name="ce3" table:formula="of:=VLOOKUP(CONCATENATE([.C643]; &quot;_&quot;; [.D643]); ['file:///home/assez/Documents/projectDocs/EMC_Barreiro/allEMC_Barreiro.ods'#$EMC_Barreiro.$D$51:.$J$128];7)" office:value-type="string" office:string-value="MS050002" calcext:value-type="string">
            <text:p>MS050002</text:p>
          </table:table-cell>
          <table:table-cell table:style-name="ce3" office:value-type="float" office:value="141" calcext:value-type="float">
            <text:p>14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9" table:formula="of:=CONCATENATE([.E643]; &quot;.&quot;; [.$A$609]; &quot;.&quot;; [.F643]; &quot;.&quot;; [.G643]; &quot;.&quot;; &quot;pair&quot;; [.H643]; &quot;.fastq.gz&quot;)" office:value-type="string" office:string-value="MS050002.RNASeq.141.2.pair2.fastq.gz" calcext:value-type="string">
            <text:p>MS050002.RNASeq.141.2.pair2.fastq.gz</text:p>
          </table:table-cell>
          <table:table-cell table:formula="of:=CONCATENATE(&quot;ln -s ../../RNAseq/&quot;; [.B643]; &quot; &quot;; [.I643])" office:value-type="string" office:string-value="ln -s ../../RNAseq/Epi_AF18_NI_RNASeq_1_2-365479_S21_L002_R2_001.fastq.gz MS050002.RNASeq.141.2.pair2.fastq.gz" calcext:value-type="string">
            <text:p>ln -s ../../RNAseq/Epi_AF18_NI_RNASeq_1_2-365479_S21_L002_R2_001.fastq.gz MS050002.RNASeq.141.2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20_Flu_RNASeq_1_2-365482_S2_L003_R1_001.fastq.gz</text:p>
          </table:table-cell>
          <table:table-cell table:style-name="ce3" table:formula="of:=MID([.B644]; 5; 4)" office:value-type="string" office:string-value="AF20" calcext:value-type="string">
            <text:p>AF20</text:p>
          </table:table-cell>
          <table:table-cell table:style-name="ce3" table:formula="of:=IF(ISERROR(FIND(&quot;Flu&quot;; [.B644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644]; &quot;_&quot;; [.D644]); ['file:///home/assez/Documents/projectDocs/EMC_Barreiro/allEMC_Barreiro.ods'#$EMC_Barreiro.$D$51:.$J$128];7)" office:value-type="string" office:string-value="MS050101" calcext:value-type="string">
            <text:p>MS050101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644]; &quot;.&quot;; [.$A$609]; &quot;.&quot;; [.F644]; &quot;.&quot;; [.G644]; &quot;.&quot;; &quot;pair&quot;; [.H644]; &quot;.fastq.gz&quot;)" office:value-type="string" office:string-value="MS050101.RNASeq.141.3.pair1.fastq.gz" calcext:value-type="string">
            <text:p>MS050101.RNASeq.141.3.pair1.fastq.gz</text:p>
          </table:table-cell>
          <table:table-cell table:formula="of:=CONCATENATE(&quot;ln -s ../../RNAseq/&quot;; [.B644]; &quot; &quot;; [.I644])" office:value-type="string" office:string-value="ln -s ../../RNAseq/Epi_AF20_Flu_RNASeq_1_2-365482_S2_L003_R1_001.fastq.gz MS050101.RNASeq.141.3.pair1.fastq.gz" calcext:value-type="string">
            <text:p>ln -s ../../RNAseq/Epi_AF20_Flu_RNASeq_1_2-365482_S2_L003_R1_001.fastq.gz MS050101.RNASeq.141.3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20_Flu_RNASeq_1_2-365482_S2_L003_R2_001.fastq.gz</text:p>
          </table:table-cell>
          <table:table-cell table:style-name="ce3" table:formula="of:=MID([.B645]; 5; 4)" office:value-type="string" office:string-value="AF20" calcext:value-type="string">
            <text:p>AF20</text:p>
          </table:table-cell>
          <table:table-cell table:style-name="ce3" table:formula="of:=IF(ISERROR(FIND(&quot;Flu&quot;; [.B645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645]; &quot;_&quot;; [.D645]); ['file:///home/assez/Documents/projectDocs/EMC_Barreiro/allEMC_Barreiro.ods'#$EMC_Barreiro.$D$51:.$J$128];7)" office:value-type="string" office:string-value="MS050101" calcext:value-type="string">
            <text:p>MS050101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645]; &quot;.&quot;; [.$A$609]; &quot;.&quot;; [.F645]; &quot;.&quot;; [.G645]; &quot;.&quot;; &quot;pair&quot;; [.H645]; &quot;.fastq.gz&quot;)" office:value-type="string" office:string-value="MS050101.RNASeq.141.3.pair2.fastq.gz" calcext:value-type="string">
            <text:p>MS050101.RNASeq.141.3.pair2.fastq.gz</text:p>
          </table:table-cell>
          <table:table-cell table:formula="of:=CONCATENATE(&quot;ln -s ../../RNAseq/&quot;; [.B645]; &quot; &quot;; [.I645])" office:value-type="string" office:string-value="ln -s ../../RNAseq/Epi_AF20_Flu_RNASeq_1_2-365482_S2_L003_R2_001.fastq.gz MS050101.RNASeq.141.3.pair2.fastq.gz" calcext:value-type="string">
            <text:p>ln -s ../../RNAseq/Epi_AF20_Flu_RNASeq_1_2-365482_S2_L003_R2_001.fastq.gz MS050101.RNASeq.141.3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20_NI_RNASeq_1_2-365481_S1_L003_R1_001.fastq.gz</text:p>
          </table:table-cell>
          <table:table-cell table:style-name="ce3" table:formula="of:=MID([.B646]; 5; 4)" office:value-type="string" office:string-value="AF20" calcext:value-type="string">
            <text:p>AF20</text:p>
          </table:table-cell>
          <table:table-cell table:style-name="ce3" table:formula="of:=IF(ISERROR(FIND(&quot;Flu&quot;; [.B646]; 1)); &quot;NI&quot;; &quot;Flu&quot;)" office:value-type="string" office:string-value="NI" calcext:value-type="string">
            <text:p>NI</text:p>
          </table:table-cell>
          <table:table-cell table:style-name="ce3" table:formula="of:=VLOOKUP(CONCATENATE([.C646]; &quot;_&quot;; [.D646]); ['file:///home/assez/Documents/projectDocs/EMC_Barreiro/allEMC_Barreiro.ods'#$EMC_Barreiro.$D$51:.$J$128];7)" office:value-type="string" office:string-value="MS050102" calcext:value-type="string">
            <text:p>MS050102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646]; &quot;.&quot;; [.$A$609]; &quot;.&quot;; [.F646]; &quot;.&quot;; [.G646]; &quot;.&quot;; &quot;pair&quot;; [.H646]; &quot;.fastq.gz&quot;)" office:value-type="string" office:string-value="MS050102.RNASeq.131.3.pair1.fastq.gz" calcext:value-type="string">
            <text:p>MS050102.RNASeq.131.3.pair1.fastq.gz</text:p>
          </table:table-cell>
          <table:table-cell table:formula="of:=CONCATENATE(&quot;ln -s ../../RNAseq/&quot;; [.B646]; &quot; &quot;; [.I646])" office:value-type="string" office:string-value="ln -s ../../RNAseq/Epi_AF20_NI_RNASeq_1_2-365481_S1_L003_R1_001.fastq.gz MS050102.RNASeq.131.3.pair1.fastq.gz" calcext:value-type="string">
            <text:p>ln -s ../../RNAseq/Epi_AF20_NI_RNASeq_1_2-365481_S1_L003_R1_001.fastq.gz MS050102.RNASeq.131.3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20_NI_RNASeq_1_2-365481_S1_L003_R2_001.fastq.gz</text:p>
          </table:table-cell>
          <table:table-cell table:style-name="ce3" table:formula="of:=MID([.B647]; 5; 4)" office:value-type="string" office:string-value="AF20" calcext:value-type="string">
            <text:p>AF20</text:p>
          </table:table-cell>
          <table:table-cell table:style-name="ce3" table:formula="of:=IF(ISERROR(FIND(&quot;Flu&quot;; [.B647]; 1)); &quot;NI&quot;; &quot;Flu&quot;)" office:value-type="string" office:string-value="NI" calcext:value-type="string">
            <text:p>NI</text:p>
          </table:table-cell>
          <table:table-cell table:style-name="ce3" table:formula="of:=VLOOKUP(CONCATENATE([.C647]; &quot;_&quot;; [.D647]); ['file:///home/assez/Documents/projectDocs/EMC_Barreiro/allEMC_Barreiro.ods'#$EMC_Barreiro.$D$51:.$J$128];7)" office:value-type="string" office:string-value="MS050102" calcext:value-type="string">
            <text:p>MS050102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647]; &quot;.&quot;; [.$A$609]; &quot;.&quot;; [.F647]; &quot;.&quot;; [.G647]; &quot;.&quot;; &quot;pair&quot;; [.H647]; &quot;.fastq.gz&quot;)" office:value-type="string" office:string-value="MS050102.RNASeq.141.3.pair2.fastq.gz" calcext:value-type="string">
            <text:p>MS050102.RNASeq.141.3.pair2.fastq.gz</text:p>
          </table:table-cell>
          <table:table-cell table:formula="of:=CONCATENATE(&quot;ln -s ../../RNAseq/&quot;; [.B647]; &quot; &quot;; [.I647])" office:value-type="string" office:string-value="ln -s ../../RNAseq/Epi_AF20_NI_RNASeq_1_2-365481_S1_L003_R2_001.fastq.gz MS050102.RNASeq.141.3.pair2.fastq.gz" calcext:value-type="string">
            <text:p>ln -s ../../RNAseq/Epi_AF20_NI_RNASeq_1_2-365481_S1_L003_R2_001.fastq.gz MS050102.RNASeq.141.3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22_Flu_RNASeq_1_2-365484_S4_L003_R1_001.fastq.gz</text:p>
          </table:table-cell>
          <table:table-cell table:style-name="ce3" table:formula="of:=MID([.B648]; 5; 4)" office:value-type="string" office:string-value="AF22" calcext:value-type="string">
            <text:p>AF22</text:p>
          </table:table-cell>
          <table:table-cell table:style-name="ce3" table:formula="of:=IF(ISERROR(FIND(&quot;Flu&quot;; [.B648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648]; &quot;_&quot;; [.D648]); ['file:///home/assez/Documents/projectDocs/EMC_Barreiro/allEMC_Barreiro.ods'#$EMC_Barreiro.$D$51:.$J$128];7)" office:value-type="string" office:string-value="MS050201" calcext:value-type="string">
            <text:p>MS050201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648]; &quot;.&quot;; [.$A$609]; &quot;.&quot;; [.F648]; &quot;.&quot;; [.G648]; &quot;.&quot;; &quot;pair&quot;; [.H648]; &quot;.fastq.gz&quot;)" office:value-type="string" office:string-value="MS050201.RNASeq.131.3.pair1.fastq.gz" calcext:value-type="string">
            <text:p>MS050201.RNASeq.131.3.pair1.fastq.gz</text:p>
          </table:table-cell>
          <table:table-cell table:formula="of:=CONCATENATE(&quot;ln -s ../../RNAseq/&quot;; [.B648]; &quot; &quot;; [.I648])" office:value-type="string" office:string-value="ln -s ../../RNAseq/Epi_AF22_Flu_RNASeq_1_2-365484_S4_L003_R1_001.fastq.gz MS050201.RNASeq.131.3.pair1.fastq.gz" calcext:value-type="string">
            <text:p>ln -s ../../RNAseq/Epi_AF22_Flu_RNASeq_1_2-365484_S4_L003_R1_001.fastq.gz MS050201.RNASeq.131.3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22_Flu_RNASeq_1_2-365484_S4_L003_R2_001.fastq.gz</text:p>
          </table:table-cell>
          <table:table-cell table:style-name="ce3" table:formula="of:=MID([.B649]; 5; 4)" office:value-type="string" office:string-value="AF22" calcext:value-type="string">
            <text:p>AF22</text:p>
          </table:table-cell>
          <table:table-cell table:style-name="ce3" table:formula="of:=IF(ISERROR(FIND(&quot;Flu&quot;; [.B649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649]; &quot;_&quot;; [.D649]); ['file:///home/assez/Documents/projectDocs/EMC_Barreiro/allEMC_Barreiro.ods'#$EMC_Barreiro.$D$51:.$J$128];7)" office:value-type="string" office:string-value="MS050201" calcext:value-type="string">
            <text:p>MS050201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649]; &quot;.&quot;; [.$A$609]; &quot;.&quot;; [.F649]; &quot;.&quot;; [.G649]; &quot;.&quot;; &quot;pair&quot;; [.H649]; &quot;.fastq.gz&quot;)" office:value-type="string" office:string-value="MS050201.RNASeq.141.3.pair2.fastq.gz" calcext:value-type="string">
            <text:p>MS050201.RNASeq.141.3.pair2.fastq.gz</text:p>
          </table:table-cell>
          <table:table-cell table:formula="of:=CONCATENATE(&quot;ln -s ../../RNAseq/&quot;; [.B649]; &quot; &quot;; [.I649])" office:value-type="string" office:string-value="ln -s ../../RNAseq/Epi_AF22_Flu_RNASeq_1_2-365484_S4_L003_R2_001.fastq.gz MS050201.RNASeq.141.3.pair2.fastq.gz" calcext:value-type="string">
            <text:p>ln -s ../../RNAseq/Epi_AF22_Flu_RNASeq_1_2-365484_S4_L003_R2_001.fastq.gz MS050201.RNASeq.141.3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22_NI_RNASeq_1_2-365483_S3_L003_R1_001.fastq.gz</text:p>
          </table:table-cell>
          <table:table-cell table:style-name="ce3" table:formula="of:=MID([.B650]; 5; 4)" office:value-type="string" office:string-value="AF22" calcext:value-type="string">
            <text:p>AF22</text:p>
          </table:table-cell>
          <table:table-cell table:style-name="ce3" table:formula="of:=IF(ISERROR(FIND(&quot;Flu&quot;; [.B650]; 1)); &quot;NI&quot;; &quot;Flu&quot;)" office:value-type="string" office:string-value="NI" calcext:value-type="string">
            <text:p>NI</text:p>
          </table:table-cell>
          <table:table-cell table:style-name="ce3" table:formula="of:=VLOOKUP(CONCATENATE([.C650]; &quot;_&quot;; [.D650]); ['file:///home/assez/Documents/projectDocs/EMC_Barreiro/allEMC_Barreiro.ods'#$EMC_Barreiro.$D$51:.$J$128];7)" office:value-type="string" office:string-value="MS050202" calcext:value-type="string">
            <text:p>MS050202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650]; &quot;.&quot;; [.$A$609]; &quot;.&quot;; [.F650]; &quot;.&quot;; [.G650]; &quot;.&quot;; &quot;pair&quot;; [.H650]; &quot;.fastq.gz&quot;)" office:value-type="string" office:string-value="MS050202.RNASeq.141.3.pair1.fastq.gz" calcext:value-type="string">
            <text:p>MS050202.RNASeq.141.3.pair1.fastq.gz</text:p>
          </table:table-cell>
          <table:table-cell table:formula="of:=CONCATENATE(&quot;ln -s ../../RNAseq/&quot;; [.B650]; &quot; &quot;; [.I650])" office:value-type="string" office:string-value="ln -s ../../RNAseq/Epi_AF22_NI_RNASeq_1_2-365483_S3_L003_R1_001.fastq.gz MS050202.RNASeq.141.3.pair1.fastq.gz" calcext:value-type="string">
            <text:p>ln -s ../../RNAseq/Epi_AF22_NI_RNASeq_1_2-365483_S3_L003_R1_001.fastq.gz MS050202.RNASeq.141.3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22_NI_RNASeq_1_2-365483_S3_L003_R2_001.fastq.gz</text:p>
          </table:table-cell>
          <table:table-cell table:style-name="ce3" table:formula="of:=MID([.B651]; 5; 4)" office:value-type="string" office:string-value="AF22" calcext:value-type="string">
            <text:p>AF22</text:p>
          </table:table-cell>
          <table:table-cell table:style-name="ce3" table:formula="of:=IF(ISERROR(FIND(&quot;Flu&quot;; [.B651]; 1)); &quot;NI&quot;; &quot;Flu&quot;)" office:value-type="string" office:string-value="NI" calcext:value-type="string">
            <text:p>NI</text:p>
          </table:table-cell>
          <table:table-cell table:style-name="ce3" table:formula="of:=VLOOKUP(CONCATENATE([.C651]; &quot;_&quot;; [.D651]); ['file:///home/assez/Documents/projectDocs/EMC_Barreiro/allEMC_Barreiro.ods'#$EMC_Barreiro.$D$51:.$J$128];7)" office:value-type="string" office:string-value="MS050202" calcext:value-type="string">
            <text:p>MS050202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651]; &quot;.&quot;; [.$A$609]; &quot;.&quot;; [.F651]; &quot;.&quot;; [.G651]; &quot;.&quot;; &quot;pair&quot;; [.H651]; &quot;.fastq.gz&quot;)" office:value-type="string" office:string-value="MS050202.RNASeq.141.3.pair2.fastq.gz" calcext:value-type="string">
            <text:p>MS050202.RNASeq.141.3.pair2.fastq.gz</text:p>
          </table:table-cell>
          <table:table-cell table:formula="of:=CONCATENATE(&quot;ln -s ../../RNAseq/&quot;; [.B651]; &quot; &quot;; [.I651])" office:value-type="string" office:string-value="ln -s ../../RNAseq/Epi_AF22_NI_RNASeq_1_2-365483_S3_L003_R2_001.fastq.gz MS050202.RNASeq.141.3.pair2.fastq.gz" calcext:value-type="string">
            <text:p>ln -s ../../RNAseq/Epi_AF22_NI_RNASeq_1_2-365483_S3_L003_R2_001.fastq.gz MS050202.RNASeq.141.3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24_Flu_RNASeq_1_2-365486_S6_L003_R1_001.fastq.gz</text:p>
          </table:table-cell>
          <table:table-cell table:style-name="ce3" table:formula="of:=MID([.B652]; 5; 4)" office:value-type="string" office:string-value="AF24" calcext:value-type="string">
            <text:p>AF24</text:p>
          </table:table-cell>
          <table:table-cell table:style-name="ce3" table:formula="of:=IF(ISERROR(FIND(&quot;Flu&quot;; [.B652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652]; &quot;_&quot;; [.D652]); ['file:///home/assez/Documents/projectDocs/EMC_Barreiro/allEMC_Barreiro.ods'#$EMC_Barreiro.$D$51:.$J$128];7)" office:value-type="string" office:string-value="MS050301" calcext:value-type="string">
            <text:p>MS050301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652]; &quot;.&quot;; [.$A$609]; &quot;.&quot;; [.F652]; &quot;.&quot;; [.G652]; &quot;.&quot;; &quot;pair&quot;; [.H652]; &quot;.fastq.gz&quot;)" office:value-type="string" office:string-value="MS050301.RNASeq.141.3.pair1.fastq.gz" calcext:value-type="string">
            <text:p>MS050301.RNASeq.141.3.pair1.fastq.gz</text:p>
          </table:table-cell>
          <table:table-cell table:formula="of:=CONCATENATE(&quot;ln -s ../../RNAseq/&quot;; [.B652]; &quot; &quot;; [.I652])" office:value-type="string" office:string-value="ln -s ../../RNAseq/Epi_AF24_Flu_RNASeq_1_2-365486_S6_L003_R1_001.fastq.gz MS050301.RNASeq.141.3.pair1.fastq.gz" calcext:value-type="string">
            <text:p>ln -s ../../RNAseq/Epi_AF24_Flu_RNASeq_1_2-365486_S6_L003_R1_001.fastq.gz MS050301.RNASeq.141.3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24_Flu_RNASeq_1_2-365486_S6_L003_R2_001.fastq.gz</text:p>
          </table:table-cell>
          <table:table-cell table:style-name="ce3" table:formula="of:=MID([.B653]; 5; 4)" office:value-type="string" office:string-value="AF24" calcext:value-type="string">
            <text:p>AF24</text:p>
          </table:table-cell>
          <table:table-cell table:style-name="ce3" table:formula="of:=IF(ISERROR(FIND(&quot;Flu&quot;; [.B653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653]; &quot;_&quot;; [.D653]); ['file:///home/assez/Documents/projectDocs/EMC_Barreiro/allEMC_Barreiro.ods'#$EMC_Barreiro.$D$51:.$J$128];7)" office:value-type="string" office:string-value="MS050301" calcext:value-type="string">
            <text:p>MS050301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653]; &quot;.&quot;; [.$A$609]; &quot;.&quot;; [.F653]; &quot;.&quot;; [.G653]; &quot;.&quot;; &quot;pair&quot;; [.H653]; &quot;.fastq.gz&quot;)" office:value-type="string" office:string-value="MS050301.RNASeq.141.3.pair2.fastq.gz" calcext:value-type="string">
            <text:p>MS050301.RNASeq.141.3.pair2.fastq.gz</text:p>
          </table:table-cell>
          <table:table-cell table:formula="of:=CONCATENATE(&quot;ln -s ../../RNAseq/&quot;; [.B653]; &quot; &quot;; [.I653])" office:value-type="string" office:string-value="ln -s ../../RNAseq/Epi_AF24_Flu_RNASeq_1_2-365486_S6_L003_R2_001.fastq.gz MS050301.RNASeq.141.3.pair2.fastq.gz" calcext:value-type="string">
            <text:p>ln -s ../../RNAseq/Epi_AF24_Flu_RNASeq_1_2-365486_S6_L003_R2_001.fastq.gz MS050301.RNASeq.141.3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24_NI_RNASeq_1_2-365485_S5_L003_R1_001.fastq.gz</text:p>
          </table:table-cell>
          <table:table-cell table:style-name="ce3" table:formula="of:=MID([.B654]; 5; 4)" office:value-type="string" office:string-value="AF24" calcext:value-type="string">
            <text:p>AF24</text:p>
          </table:table-cell>
          <table:table-cell table:style-name="ce3" table:formula="of:=IF(ISERROR(FIND(&quot;Flu&quot;; [.B654]; 1)); &quot;NI&quot;; &quot;Flu&quot;)" office:value-type="string" office:string-value="NI" calcext:value-type="string">
            <text:p>NI</text:p>
          </table:table-cell>
          <table:table-cell table:style-name="ce3" table:formula="of:=VLOOKUP(CONCATENATE([.C654]; &quot;_&quot;; [.D654]); ['file:///home/assez/Documents/projectDocs/EMC_Barreiro/allEMC_Barreiro.ods'#$EMC_Barreiro.$D$51:.$J$128];7)" office:value-type="string" office:string-value="MS050302" calcext:value-type="string">
            <text:p>MS050302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654]; &quot;.&quot;; [.$A$609]; &quot;.&quot;; [.F654]; &quot;.&quot;; [.G654]; &quot;.&quot;; &quot;pair&quot;; [.H654]; &quot;.fastq.gz&quot;)" office:value-type="string" office:string-value="MS050302.RNASeq.131.3.pair1.fastq.gz" calcext:value-type="string">
            <text:p>MS050302.RNASeq.131.3.pair1.fastq.gz</text:p>
          </table:table-cell>
          <table:table-cell table:formula="of:=CONCATENATE(&quot;ln -s ../../RNAseq/&quot;; [.B654]; &quot; &quot;; [.I654])" office:value-type="string" office:string-value="ln -s ../../RNAseq/Epi_AF24_NI_RNASeq_1_2-365485_S5_L003_R1_001.fastq.gz MS050302.RNASeq.131.3.pair1.fastq.gz" calcext:value-type="string">
            <text:p>ln -s ../../RNAseq/Epi_AF24_NI_RNASeq_1_2-365485_S5_L003_R1_001.fastq.gz MS050302.RNASeq.131.3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24_NI_RNASeq_1_2-365485_S5_L003_R2_001.fastq.gz</text:p>
          </table:table-cell>
          <table:table-cell table:style-name="ce3" table:formula="of:=MID([.B655]; 5; 4)" office:value-type="string" office:string-value="AF24" calcext:value-type="string">
            <text:p>AF24</text:p>
          </table:table-cell>
          <table:table-cell table:style-name="ce3" table:formula="of:=IF(ISERROR(FIND(&quot;Flu&quot;; [.B655]; 1)); &quot;NI&quot;; &quot;Flu&quot;)" office:value-type="string" office:string-value="NI" calcext:value-type="string">
            <text:p>NI</text:p>
          </table:table-cell>
          <table:table-cell table:style-name="ce3" table:formula="of:=VLOOKUP(CONCATENATE([.C655]; &quot;_&quot;; [.D655]); ['file:///home/assez/Documents/projectDocs/EMC_Barreiro/allEMC_Barreiro.ods'#$EMC_Barreiro.$D$51:.$J$128];7)" office:value-type="string" office:string-value="MS050302" calcext:value-type="string">
            <text:p>MS050302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655]; &quot;.&quot;; [.$A$609]; &quot;.&quot;; [.F655]; &quot;.&quot;; [.G655]; &quot;.&quot;; &quot;pair&quot;; [.H655]; &quot;.fastq.gz&quot;)" office:value-type="string" office:string-value="MS050302.RNASeq.141.3.pair2.fastq.gz" calcext:value-type="string">
            <text:p>MS050302.RNASeq.141.3.pair2.fastq.gz</text:p>
          </table:table-cell>
          <table:table-cell table:formula="of:=CONCATENATE(&quot;ln -s ../../RNAseq/&quot;; [.B655]; &quot; &quot;; [.I655])" office:value-type="string" office:string-value="ln -s ../../RNAseq/Epi_AF24_NI_RNASeq_1_2-365485_S5_L003_R2_001.fastq.gz MS050302.RNASeq.141.3.pair2.fastq.gz" calcext:value-type="string">
            <text:p>ln -s ../../RNAseq/Epi_AF24_NI_RNASeq_1_2-365485_S5_L003_R2_001.fastq.gz MS050302.RNASeq.141.3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26_Flu_RNASeq_1_2-365488_S8_L003_R1_001.fastq.gz</text:p>
          </table:table-cell>
          <table:table-cell table:style-name="ce3" table:formula="of:=MID([.B656]; 5; 4)" office:value-type="string" office:string-value="AF26" calcext:value-type="string">
            <text:p>AF26</text:p>
          </table:table-cell>
          <table:table-cell table:style-name="ce3" table:formula="of:=IF(ISERROR(FIND(&quot;Flu&quot;; [.B656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656]; &quot;_&quot;; [.D656]); ['file:///home/assez/Documents/projectDocs/EMC_Barreiro/allEMC_Barreiro.ods'#$EMC_Barreiro.$D$51:.$J$128];7)" office:value-type="string" office:string-value="MS050401" calcext:value-type="string">
            <text:p>MS050401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656]; &quot;.&quot;; [.$A$609]; &quot;.&quot;; [.F656]; &quot;.&quot;; [.G656]; &quot;.&quot;; &quot;pair&quot;; [.H656]; &quot;.fastq.gz&quot;)" office:value-type="string" office:string-value="MS050401.RNASeq.141.3.pair1.fastq.gz" calcext:value-type="string">
            <text:p>MS050401.RNASeq.141.3.pair1.fastq.gz</text:p>
          </table:table-cell>
          <table:table-cell table:formula="of:=CONCATENATE(&quot;ln -s ../../RNAseq/&quot;; [.B656]; &quot; &quot;; [.I656])" office:value-type="string" office:string-value="ln -s ../../RNAseq/Epi_AF26_Flu_RNASeq_1_2-365488_S8_L003_R1_001.fastq.gz MS050401.RNASeq.141.3.pair1.fastq.gz" calcext:value-type="string">
            <text:p>ln -s ../../RNAseq/Epi_AF26_Flu_RNASeq_1_2-365488_S8_L003_R1_001.fastq.gz MS050401.RNASeq.141.3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26_Flu_RNASeq_1_2-365488_S8_L003_R2_001.fastq.gz</text:p>
          </table:table-cell>
          <table:table-cell table:style-name="ce3" table:formula="of:=MID([.B657]; 5; 4)" office:value-type="string" office:string-value="AF26" calcext:value-type="string">
            <text:p>AF26</text:p>
          </table:table-cell>
          <table:table-cell table:style-name="ce3" table:formula="of:=IF(ISERROR(FIND(&quot;Flu&quot;; [.B657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657]; &quot;_&quot;; [.D657]); ['file:///home/assez/Documents/projectDocs/EMC_Barreiro/allEMC_Barreiro.ods'#$EMC_Barreiro.$D$51:.$J$128];7)" office:value-type="string" office:string-value="MS050401" calcext:value-type="string">
            <text:p>MS050401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657]; &quot;.&quot;; [.$A$609]; &quot;.&quot;; [.F657]; &quot;.&quot;; [.G657]; &quot;.&quot;; &quot;pair&quot;; [.H657]; &quot;.fastq.gz&quot;)" office:value-type="string" office:string-value="MS050401.RNASeq.141.3.pair2.fastq.gz" calcext:value-type="string">
            <text:p>MS050401.RNASeq.141.3.pair2.fastq.gz</text:p>
          </table:table-cell>
          <table:table-cell table:formula="of:=CONCATENATE(&quot;ln -s ../../RNAseq/&quot;; [.B657]; &quot; &quot;; [.I657])" office:value-type="string" office:string-value="ln -s ../../RNAseq/Epi_AF26_Flu_RNASeq_1_2-365488_S8_L003_R2_001.fastq.gz MS050401.RNASeq.141.3.pair2.fastq.gz" calcext:value-type="string">
            <text:p>ln -s ../../RNAseq/Epi_AF26_Flu_RNASeq_1_2-365488_S8_L003_R2_001.fastq.gz MS050401.RNASeq.141.3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26_NI_RNASeq_1_2-365487_S7_L003_R1_001.fastq.gz</text:p>
          </table:table-cell>
          <table:table-cell table:style-name="ce3" table:formula="of:=MID([.B658]; 5; 4)" office:value-type="string" office:string-value="AF26" calcext:value-type="string">
            <text:p>AF26</text:p>
          </table:table-cell>
          <table:table-cell table:style-name="ce3" table:formula="of:=IF(ISERROR(FIND(&quot;Flu&quot;; [.B658]; 1)); &quot;NI&quot;; &quot;Flu&quot;)" office:value-type="string" office:string-value="NI" calcext:value-type="string">
            <text:p>NI</text:p>
          </table:table-cell>
          <table:table-cell table:style-name="ce3" table:formula="of:=VLOOKUP(CONCATENATE([.C658]; &quot;_&quot;; [.D658]); ['file:///home/assez/Documents/projectDocs/EMC_Barreiro/allEMC_Barreiro.ods'#$EMC_Barreiro.$D$51:.$J$128];7)" office:value-type="string" office:string-value="MS050402" calcext:value-type="string">
            <text:p>MS050402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658]; &quot;.&quot;; [.$A$609]; &quot;.&quot;; [.F658]; &quot;.&quot;; [.G658]; &quot;.&quot;; &quot;pair&quot;; [.H658]; &quot;.fastq.gz&quot;)" office:value-type="string" office:string-value="MS050402.RNASeq.141.3.pair1.fastq.gz" calcext:value-type="string">
            <text:p>MS050402.RNASeq.141.3.pair1.fastq.gz</text:p>
          </table:table-cell>
          <table:table-cell table:formula="of:=CONCATENATE(&quot;ln -s ../../RNAseq/&quot;; [.B658]; &quot; &quot;; [.I658])" office:value-type="string" office:string-value="ln -s ../../RNAseq/Epi_AF26_NI_RNASeq_1_2-365487_S7_L003_R1_001.fastq.gz MS050402.RNASeq.141.3.pair1.fastq.gz" calcext:value-type="string">
            <text:p>ln -s ../../RNAseq/Epi_AF26_NI_RNASeq_1_2-365487_S7_L003_R1_001.fastq.gz MS050402.RNASeq.141.3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26_NI_RNASeq_1_2-365487_S7_L003_R2_001.fastq.gz</text:p>
          </table:table-cell>
          <table:table-cell table:style-name="ce3" table:formula="of:=MID([.B659]; 5; 4)" office:value-type="string" office:string-value="AF26" calcext:value-type="string">
            <text:p>AF26</text:p>
          </table:table-cell>
          <table:table-cell table:style-name="ce3" table:formula="of:=IF(ISERROR(FIND(&quot;Flu&quot;; [.B659]; 1)); &quot;NI&quot;; &quot;Flu&quot;)" office:value-type="string" office:string-value="NI" calcext:value-type="string">
            <text:p>NI</text:p>
          </table:table-cell>
          <table:table-cell table:style-name="ce3" table:formula="of:=VLOOKUP(CONCATENATE([.C659]; &quot;_&quot;; [.D659]); ['file:///home/assez/Documents/projectDocs/EMC_Barreiro/allEMC_Barreiro.ods'#$EMC_Barreiro.$D$51:.$J$128];7)" office:value-type="string" office:string-value="MS050402" calcext:value-type="string">
            <text:p>MS050402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659]; &quot;.&quot;; [.$A$609]; &quot;.&quot;; [.F659]; &quot;.&quot;; [.G659]; &quot;.&quot;; &quot;pair&quot;; [.H659]; &quot;.fastq.gz&quot;)" office:value-type="string" office:string-value="MS050402.RNASeq.141.3.pair2.fastq.gz" calcext:value-type="string">
            <text:p>MS050402.RNASeq.141.3.pair2.fastq.gz</text:p>
          </table:table-cell>
          <table:table-cell table:formula="of:=CONCATENATE(&quot;ln -s ../../RNAseq/&quot;; [.B659]; &quot; &quot;; [.I659])" office:value-type="string" office:string-value="ln -s ../../RNAseq/Epi_AF26_NI_RNASeq_1_2-365487_S7_L003_R2_001.fastq.gz MS050402.RNASeq.141.3.pair2.fastq.gz" calcext:value-type="string">
            <text:p>ln -s ../../RNAseq/Epi_AF26_NI_RNASeq_1_2-365487_S7_L003_R2_001.fastq.gz MS050402.RNASeq.141.3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28_Flu_RNASeq_1_2-365490_S10_L003_R1_001.fastq.gz</text:p>
          </table:table-cell>
          <table:table-cell table:style-name="ce3" table:formula="of:=MID([.B660]; 5; 4)" office:value-type="string" office:string-value="AF28" calcext:value-type="string">
            <text:p>AF28</text:p>
          </table:table-cell>
          <table:table-cell table:style-name="ce3" table:formula="of:=IF(ISERROR(FIND(&quot;Flu&quot;; [.B660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660]; &quot;_&quot;; [.D660]); ['file:///home/assez/Documents/projectDocs/EMC_Barreiro/allEMC_Barreiro.ods'#$EMC_Barreiro.$D$51:.$J$128];7)" office:value-type="string" office:string-value="MS050501" calcext:value-type="string">
            <text:p>MS050501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660]; &quot;.&quot;; [.$A$609]; &quot;.&quot;; [.F660]; &quot;.&quot;; [.G660]; &quot;.&quot;; &quot;pair&quot;; [.H660]; &quot;.fastq.gz&quot;)" office:value-type="string" office:string-value="MS050501.RNASeq.141.3.pair1.fastq.gz" calcext:value-type="string">
            <text:p>MS050501.RNASeq.141.3.pair1.fastq.gz</text:p>
          </table:table-cell>
          <table:table-cell table:formula="of:=CONCATENATE(&quot;ln -s ../../RNAseq/&quot;; [.B660]; &quot; &quot;; [.I660])" office:value-type="string" office:string-value="ln -s ../../RNAseq/Epi_AF28_Flu_RNASeq_1_2-365490_S10_L003_R1_001.fastq.gz MS050501.RNASeq.141.3.pair1.fastq.gz" calcext:value-type="string">
            <text:p>ln -s ../../RNAseq/Epi_AF28_Flu_RNASeq_1_2-365490_S10_L003_R1_001.fastq.gz MS050501.RNASeq.141.3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28_Flu_RNASeq_1_2-365490_S10_L003_R2_001.fastq.gz</text:p>
          </table:table-cell>
          <table:table-cell table:style-name="ce3" table:formula="of:=MID([.B661]; 5; 4)" office:value-type="string" office:string-value="AF28" calcext:value-type="string">
            <text:p>AF28</text:p>
          </table:table-cell>
          <table:table-cell table:style-name="ce3" table:formula="of:=IF(ISERROR(FIND(&quot;Flu&quot;; [.B661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661]; &quot;_&quot;; [.D661]); ['file:///home/assez/Documents/projectDocs/EMC_Barreiro/allEMC_Barreiro.ods'#$EMC_Barreiro.$D$51:.$J$128];7)" office:value-type="string" office:string-value="MS050501" calcext:value-type="string">
            <text:p>MS050501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661]; &quot;.&quot;; [.$A$609]; &quot;.&quot;; [.F661]; &quot;.&quot;; [.G661]; &quot;.&quot;; &quot;pair&quot;; [.H661]; &quot;.fastq.gz&quot;)" office:value-type="string" office:string-value="MS050501.RNASeq.141.3.pair2.fastq.gz" calcext:value-type="string">
            <text:p>MS050501.RNASeq.141.3.pair2.fastq.gz</text:p>
          </table:table-cell>
          <table:table-cell table:formula="of:=CONCATENATE(&quot;ln -s ../../RNAseq/&quot;; [.B661]; &quot; &quot;; [.I661])" office:value-type="string" office:string-value="ln -s ../../RNAseq/Epi_AF28_Flu_RNASeq_1_2-365490_S10_L003_R2_001.fastq.gz MS050501.RNASeq.141.3.pair2.fastq.gz" calcext:value-type="string">
            <text:p>ln -s ../../RNAseq/Epi_AF28_Flu_RNASeq_1_2-365490_S10_L003_R2_001.fastq.gz MS050501.RNASeq.141.3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28_NI_RNASeq_1_2-365489_S9_L003_R1_001.fastq.gz</text:p>
          </table:table-cell>
          <table:table-cell table:style-name="ce3" table:formula="of:=MID([.B662]; 5; 4)" office:value-type="string" office:string-value="AF28" calcext:value-type="string">
            <text:p>AF28</text:p>
          </table:table-cell>
          <table:table-cell table:style-name="ce3" table:formula="of:=IF(ISERROR(FIND(&quot;Flu&quot;; [.B662]; 1)); &quot;NI&quot;; &quot;Flu&quot;)" office:value-type="string" office:string-value="NI" calcext:value-type="string">
            <text:p>NI</text:p>
          </table:table-cell>
          <table:table-cell table:style-name="ce3" table:formula="of:=VLOOKUP(CONCATENATE([.C662]; &quot;_&quot;; [.D662]); ['file:///home/assez/Documents/projectDocs/EMC_Barreiro/allEMC_Barreiro.ods'#$EMC_Barreiro.$D$51:.$J$128];7)" office:value-type="string" office:string-value="MS050502" calcext:value-type="string">
            <text:p>MS050502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662]; &quot;.&quot;; [.$A$609]; &quot;.&quot;; [.F662]; &quot;.&quot;; [.G662]; &quot;.&quot;; &quot;pair&quot;; [.H662]; &quot;.fastq.gz&quot;)" office:value-type="string" office:string-value="MS050502.RNASeq.141.3.pair1.fastq.gz" calcext:value-type="string">
            <text:p>MS050502.RNASeq.141.3.pair1.fastq.gz</text:p>
          </table:table-cell>
          <table:table-cell table:formula="of:=CONCATENATE(&quot;ln -s ../../RNAseq/&quot;; [.B662]; &quot; &quot;; [.I662])" office:value-type="string" office:string-value="ln -s ../../RNAseq/Epi_AF28_NI_RNASeq_1_2-365489_S9_L003_R1_001.fastq.gz MS050502.RNASeq.141.3.pair1.fastq.gz" calcext:value-type="string">
            <text:p>ln -s ../../RNAseq/Epi_AF28_NI_RNASeq_1_2-365489_S9_L003_R1_001.fastq.gz MS050502.RNASeq.141.3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28_NI_RNASeq_1_2-365489_S9_L003_R2_001.fastq.gz</text:p>
          </table:table-cell>
          <table:table-cell table:style-name="ce3" table:formula="of:=MID([.B663]; 5; 4)" office:value-type="string" office:string-value="AF28" calcext:value-type="string">
            <text:p>AF28</text:p>
          </table:table-cell>
          <table:table-cell table:style-name="ce3" table:formula="of:=IF(ISERROR(FIND(&quot;Flu&quot;; [.B663]; 1)); &quot;NI&quot;; &quot;Flu&quot;)" office:value-type="string" office:string-value="NI" calcext:value-type="string">
            <text:p>NI</text:p>
          </table:table-cell>
          <table:table-cell table:style-name="ce3" table:formula="of:=VLOOKUP(CONCATENATE([.C663]; &quot;_&quot;; [.D663]); ['file:///home/assez/Documents/projectDocs/EMC_Barreiro/allEMC_Barreiro.ods'#$EMC_Barreiro.$D$51:.$J$128];7)" office:value-type="string" office:string-value="MS050502" calcext:value-type="string">
            <text:p>MS050502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663]; &quot;.&quot;; [.$A$609]; &quot;.&quot;; [.F663]; &quot;.&quot;; [.G663]; &quot;.&quot;; &quot;pair&quot;; [.H663]; &quot;.fastq.gz&quot;)" office:value-type="string" office:string-value="MS050502.RNASeq.141.3.pair2.fastq.gz" calcext:value-type="string">
            <text:p>MS050502.RNASeq.141.3.pair2.fastq.gz</text:p>
          </table:table-cell>
          <table:table-cell table:formula="of:=CONCATENATE(&quot;ln -s ../../RNAseq/&quot;; [.B663]; &quot; &quot;; [.I663])" office:value-type="string" office:string-value="ln -s ../../RNAseq/Epi_AF28_NI_RNASeq_1_2-365489_S9_L003_R2_001.fastq.gz MS050502.RNASeq.141.3.pair2.fastq.gz" calcext:value-type="string">
            <text:p>ln -s ../../RNAseq/Epi_AF28_NI_RNASeq_1_2-365489_S9_L003_R2_001.fastq.gz MS050502.RNASeq.141.3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30_Flu_RNASeq_1_2-365492_S12_L003_R1_001.fastq.gz</text:p>
          </table:table-cell>
          <table:table-cell table:style-name="ce3" table:formula="of:=MID([.B664]; 5; 4)" office:value-type="string" office:string-value="AF30" calcext:value-type="string">
            <text:p>AF30</text:p>
          </table:table-cell>
          <table:table-cell table:style-name="ce3" table:formula="of:=IF(ISERROR(FIND(&quot;Flu&quot;; [.B664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664]; &quot;_&quot;; [.D664]); ['file:///home/assez/Documents/projectDocs/EMC_Barreiro/allEMC_Barreiro.ods'#$EMC_Barreiro.$D$51:.$J$128];7)" office:value-type="string" office:string-value="MS050601" calcext:value-type="string">
            <text:p>MS050601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664]; &quot;.&quot;; [.$A$609]; &quot;.&quot;; [.F664]; &quot;.&quot;; [.G664]; &quot;.&quot;; &quot;pair&quot;; [.H664]; &quot;.fastq.gz&quot;)" office:value-type="string" office:string-value="MS050601.RNASeq.141.3.pair1.fastq.gz" calcext:value-type="string">
            <text:p>MS050601.RNASeq.141.3.pair1.fastq.gz</text:p>
          </table:table-cell>
          <table:table-cell table:formula="of:=CONCATENATE(&quot;ln -s ../../RNAseq/&quot;; [.B664]; &quot; &quot;; [.I664])" office:value-type="string" office:string-value="ln -s ../../RNAseq/Epi_AF30_Flu_RNASeq_1_2-365492_S12_L003_R1_001.fastq.gz MS050601.RNASeq.141.3.pair1.fastq.gz" calcext:value-type="string">
            <text:p>ln -s ../../RNAseq/Epi_AF30_Flu_RNASeq_1_2-365492_S12_L003_R1_001.fastq.gz MS050601.RNASeq.141.3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30_Flu_RNASeq_1_2-365492_S12_L003_R2_001.fastq.gz</text:p>
          </table:table-cell>
          <table:table-cell table:style-name="ce3" table:formula="of:=MID([.B665]; 5; 4)" office:value-type="string" office:string-value="AF30" calcext:value-type="string">
            <text:p>AF30</text:p>
          </table:table-cell>
          <table:table-cell table:style-name="ce3" table:formula="of:=IF(ISERROR(FIND(&quot;Flu&quot;; [.B665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665]; &quot;_&quot;; [.D665]); ['file:///home/assez/Documents/projectDocs/EMC_Barreiro/allEMC_Barreiro.ods'#$EMC_Barreiro.$D$51:.$J$128];7)" office:value-type="string" office:string-value="MS050601" calcext:value-type="string">
            <text:p>MS050601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665]; &quot;.&quot;; [.$A$609]; &quot;.&quot;; [.F665]; &quot;.&quot;; [.G665]; &quot;.&quot;; &quot;pair&quot;; [.H665]; &quot;.fastq.gz&quot;)" office:value-type="string" office:string-value="MS050601.RNASeq.141.3.pair2.fastq.gz" calcext:value-type="string">
            <text:p>MS050601.RNASeq.141.3.pair2.fastq.gz</text:p>
          </table:table-cell>
          <table:table-cell table:formula="of:=CONCATENATE(&quot;ln -s ../../RNAseq/&quot;; [.B665]; &quot; &quot;; [.I665])" office:value-type="string" office:string-value="ln -s ../../RNAseq/Epi_AF30_Flu_RNASeq_1_2-365492_S12_L003_R2_001.fastq.gz MS050601.RNASeq.141.3.pair2.fastq.gz" calcext:value-type="string">
            <text:p>ln -s ../../RNAseq/Epi_AF30_Flu_RNASeq_1_2-365492_S12_L003_R2_001.fastq.gz MS050601.RNASeq.141.3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30_NI_RNASeq_1_2-365491_S11_L003_R1_001.fastq.gz</text:p>
          </table:table-cell>
          <table:table-cell table:style-name="ce3" table:formula="of:=MID([.B666]; 5; 4)" office:value-type="string" office:string-value="AF30" calcext:value-type="string">
            <text:p>AF30</text:p>
          </table:table-cell>
          <table:table-cell table:style-name="ce3" table:formula="of:=IF(ISERROR(FIND(&quot;Flu&quot;; [.B666]; 1)); &quot;NI&quot;; &quot;Flu&quot;)" office:value-type="string" office:string-value="NI" calcext:value-type="string">
            <text:p>NI</text:p>
          </table:table-cell>
          <table:table-cell table:style-name="ce3" table:formula="of:=VLOOKUP(CONCATENATE([.C666]; &quot;_&quot;; [.D666]); ['file:///home/assez/Documents/projectDocs/EMC_Barreiro/allEMC_Barreiro.ods'#$EMC_Barreiro.$D$51:.$J$128];7)" office:value-type="string" office:string-value="MS050602" calcext:value-type="string">
            <text:p>MS050602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666]; &quot;.&quot;; [.$A$609]; &quot;.&quot;; [.F666]; &quot;.&quot;; [.G666]; &quot;.&quot;; &quot;pair&quot;; [.H666]; &quot;.fastq.gz&quot;)" office:value-type="string" office:string-value="MS050602.RNASeq.141.3.pair1.fastq.gz" calcext:value-type="string">
            <text:p>MS050602.RNASeq.141.3.pair1.fastq.gz</text:p>
          </table:table-cell>
          <table:table-cell table:formula="of:=CONCATENATE(&quot;ln -s ../../RNAseq/&quot;; [.B666]; &quot; &quot;; [.I666])" office:value-type="string" office:string-value="ln -s ../../RNAseq/Epi_AF30_NI_RNASeq_1_2-365491_S11_L003_R1_001.fastq.gz MS050602.RNASeq.141.3.pair1.fastq.gz" calcext:value-type="string">
            <text:p>ln -s ../../RNAseq/Epi_AF30_NI_RNASeq_1_2-365491_S11_L003_R1_001.fastq.gz MS050602.RNASeq.141.3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30_NI_RNASeq_1_2-365491_S11_L003_R2_001.fastq.gz</text:p>
          </table:table-cell>
          <table:table-cell table:style-name="ce3" table:formula="of:=MID([.B667]; 5; 4)" office:value-type="string" office:string-value="AF30" calcext:value-type="string">
            <text:p>AF30</text:p>
          </table:table-cell>
          <table:table-cell table:style-name="ce3" table:formula="of:=IF(ISERROR(FIND(&quot;Flu&quot;; [.B667]; 1)); &quot;NI&quot;; &quot;Flu&quot;)" office:value-type="string" office:string-value="NI" calcext:value-type="string">
            <text:p>NI</text:p>
          </table:table-cell>
          <table:table-cell table:style-name="ce3" table:formula="of:=VLOOKUP(CONCATENATE([.C667]; &quot;_&quot;; [.D667]); ['file:///home/assez/Documents/projectDocs/EMC_Barreiro/allEMC_Barreiro.ods'#$EMC_Barreiro.$D$51:.$J$128];7)" office:value-type="string" office:string-value="MS050602" calcext:value-type="string">
            <text:p>MS050602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667]; &quot;.&quot;; [.$A$609]; &quot;.&quot;; [.F667]; &quot;.&quot;; [.G667]; &quot;.&quot;; &quot;pair&quot;; [.H667]; &quot;.fastq.gz&quot;)" office:value-type="string" office:string-value="MS050602.RNASeq.141.3.pair2.fastq.gz" calcext:value-type="string">
            <text:p>MS050602.RNASeq.141.3.pair2.fastq.gz</text:p>
          </table:table-cell>
          <table:table-cell table:formula="of:=CONCATENATE(&quot;ln -s ../../RNAseq/&quot;; [.B667]; &quot; &quot;; [.I667])" office:value-type="string" office:string-value="ln -s ../../RNAseq/Epi_AF30_NI_RNASeq_1_2-365491_S11_L003_R2_001.fastq.gz MS050602.RNASeq.141.3.pair2.fastq.gz" calcext:value-type="string">
            <text:p>ln -s ../../RNAseq/Epi_AF30_NI_RNASeq_1_2-365491_S11_L003_R2_001.fastq.gz MS050602.RNASeq.141.3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32_Flu_RNASeq_1_2-365494_S14_L003_R1_001.fastq.gz</text:p>
          </table:table-cell>
          <table:table-cell table:style-name="ce3" table:formula="of:=MID([.B668]; 5; 4)" office:value-type="string" office:string-value="AF32" calcext:value-type="string">
            <text:p>AF32</text:p>
          </table:table-cell>
          <table:table-cell table:style-name="ce3" table:formula="of:=IF(ISERROR(FIND(&quot;Flu&quot;; [.B668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668]; &quot;_&quot;; [.D668]); ['file:///home/assez/Documents/projectDocs/EMC_Barreiro/allEMC_Barreiro.ods'#$EMC_Barreiro.$D$51:.$J$128];7)" office:value-type="string" office:string-value="MS050701" calcext:value-type="string">
            <text:p>MS050701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668]; &quot;.&quot;; [.$A$609]; &quot;.&quot;; [.F668]; &quot;.&quot;; [.G668]; &quot;.&quot;; &quot;pair&quot;; [.H668]; &quot;.fastq.gz&quot;)" office:value-type="string" office:string-value="MS050701.RNASeq.141.3.pair1.fastq.gz" calcext:value-type="string">
            <text:p>MS050701.RNASeq.141.3.pair1.fastq.gz</text:p>
          </table:table-cell>
          <table:table-cell table:formula="of:=CONCATENATE(&quot;ln -s ../../RNAseq/&quot;; [.B668]; &quot; &quot;; [.I668])" office:value-type="string" office:string-value="ln -s ../../RNAseq/Epi_AF32_Flu_RNASeq_1_2-365494_S14_L003_R1_001.fastq.gz MS050701.RNASeq.141.3.pair1.fastq.gz" calcext:value-type="string">
            <text:p>ln -s ../../RNAseq/Epi_AF32_Flu_RNASeq_1_2-365494_S14_L003_R1_001.fastq.gz MS050701.RNASeq.141.3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32_Flu_RNASeq_1_2-365494_S14_L003_R2_001.fastq.gz</text:p>
          </table:table-cell>
          <table:table-cell table:style-name="ce3" table:formula="of:=MID([.B669]; 5; 4)" office:value-type="string" office:string-value="AF32" calcext:value-type="string">
            <text:p>AF32</text:p>
          </table:table-cell>
          <table:table-cell table:style-name="ce3" table:formula="of:=IF(ISERROR(FIND(&quot;Flu&quot;; [.B669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669]; &quot;_&quot;; [.D669]); ['file:///home/assez/Documents/projectDocs/EMC_Barreiro/allEMC_Barreiro.ods'#$EMC_Barreiro.$D$51:.$J$128];7)" office:value-type="string" office:string-value="MS050701" calcext:value-type="string">
            <text:p>MS050701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669]; &quot;.&quot;; [.$A$609]; &quot;.&quot;; [.F669]; &quot;.&quot;; [.G669]; &quot;.&quot;; &quot;pair&quot;; [.H669]; &quot;.fastq.gz&quot;)" office:value-type="string" office:string-value="MS050701.RNASeq.141.3.pair2.fastq.gz" calcext:value-type="string">
            <text:p>MS050701.RNASeq.141.3.pair2.fastq.gz</text:p>
          </table:table-cell>
          <table:table-cell table:formula="of:=CONCATENATE(&quot;ln -s ../../RNAseq/&quot;; [.B669]; &quot; &quot;; [.I669])" office:value-type="string" office:string-value="ln -s ../../RNAseq/Epi_AF32_Flu_RNASeq_1_2-365494_S14_L003_R2_001.fastq.gz MS050701.RNASeq.141.3.pair2.fastq.gz" calcext:value-type="string">
            <text:p>ln -s ../../RNAseq/Epi_AF32_Flu_RNASeq_1_2-365494_S14_L003_R2_001.fastq.gz MS050701.RNASeq.141.3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32_NI_RNASeq_1_2-365493_S13_L003_R1_001.fastq.gz</text:p>
          </table:table-cell>
          <table:table-cell table:style-name="ce3" table:formula="of:=MID([.B670]; 5; 4)" office:value-type="string" office:string-value="AF32" calcext:value-type="string">
            <text:p>AF32</text:p>
          </table:table-cell>
          <table:table-cell table:style-name="ce3" table:formula="of:=IF(ISERROR(FIND(&quot;Flu&quot;; [.B670]; 1)); &quot;NI&quot;; &quot;Flu&quot;)" office:value-type="string" office:string-value="NI" calcext:value-type="string">
            <text:p>NI</text:p>
          </table:table-cell>
          <table:table-cell table:style-name="ce3" table:formula="of:=VLOOKUP(CONCATENATE([.C670]; &quot;_&quot;; [.D670]); ['file:///home/assez/Documents/projectDocs/EMC_Barreiro/allEMC_Barreiro.ods'#$EMC_Barreiro.$D$51:.$J$128];7)" office:value-type="string" office:string-value="MS050702" calcext:value-type="string">
            <text:p>MS050702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670]; &quot;.&quot;; [.$A$609]; &quot;.&quot;; [.F670]; &quot;.&quot;; [.G670]; &quot;.&quot;; &quot;pair&quot;; [.H670]; &quot;.fastq.gz&quot;)" office:value-type="string" office:string-value="MS050702.RNASeq.141.3.pair1.fastq.gz" calcext:value-type="string">
            <text:p>MS050702.RNASeq.141.3.pair1.fastq.gz</text:p>
          </table:table-cell>
          <table:table-cell table:formula="of:=CONCATENATE(&quot;ln -s ../../RNAseq/&quot;; [.B670]; &quot; &quot;; [.I670])" office:value-type="string" office:string-value="ln -s ../../RNAseq/Epi_AF32_NI_RNASeq_1_2-365493_S13_L003_R1_001.fastq.gz MS050702.RNASeq.141.3.pair1.fastq.gz" calcext:value-type="string">
            <text:p>ln -s ../../RNAseq/Epi_AF32_NI_RNASeq_1_2-365493_S13_L003_R1_001.fastq.gz MS050702.RNASeq.141.3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32_NI_RNASeq_1_2-365493_S13_L003_R2_001.fastq.gz</text:p>
          </table:table-cell>
          <table:table-cell table:style-name="ce3" table:formula="of:=MID([.B671]; 5; 4)" office:value-type="string" office:string-value="AF32" calcext:value-type="string">
            <text:p>AF32</text:p>
          </table:table-cell>
          <table:table-cell table:style-name="ce3" table:formula="of:=IF(ISERROR(FIND(&quot;Flu&quot;; [.B671]; 1)); &quot;NI&quot;; &quot;Flu&quot;)" office:value-type="string" office:string-value="NI" calcext:value-type="string">
            <text:p>NI</text:p>
          </table:table-cell>
          <table:table-cell table:style-name="ce3" table:formula="of:=VLOOKUP(CONCATENATE([.C671]; &quot;_&quot;; [.D671]); ['file:///home/assez/Documents/projectDocs/EMC_Barreiro/allEMC_Barreiro.ods'#$EMC_Barreiro.$D$51:.$J$128];7)" office:value-type="string" office:string-value="MS050702" calcext:value-type="string">
            <text:p>MS050702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671]; &quot;.&quot;; [.$A$609]; &quot;.&quot;; [.F671]; &quot;.&quot;; [.G671]; &quot;.&quot;; &quot;pair&quot;; [.H671]; &quot;.fastq.gz&quot;)" office:value-type="string" office:string-value="MS050702.RNASeq.141.3.pair2.fastq.gz" calcext:value-type="string">
            <text:p>MS050702.RNASeq.141.3.pair2.fastq.gz</text:p>
          </table:table-cell>
          <table:table-cell table:formula="of:=CONCATENATE(&quot;ln -s ../../RNAseq/&quot;; [.B671]; &quot; &quot;; [.I671])" office:value-type="string" office:string-value="ln -s ../../RNAseq/Epi_AF32_NI_RNASeq_1_2-365493_S13_L003_R2_001.fastq.gz MS050702.RNASeq.141.3.pair2.fastq.gz" calcext:value-type="string">
            <text:p>ln -s ../../RNAseq/Epi_AF32_NI_RNASeq_1_2-365493_S13_L003_R2_001.fastq.gz MS050702.RNASeq.141.3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34_Flu_RNASeq_1_2-365552_S1_L004_R1_001.fastq.gz</text:p>
          </table:table-cell>
          <table:table-cell table:style-name="ce3" table:formula="of:=MID([.B672]; 5; 4)" office:value-type="string" office:string-value="AF34" calcext:value-type="string">
            <text:p>AF34</text:p>
          </table:table-cell>
          <table:table-cell table:style-name="ce3" table:formula="of:=IF(ISERROR(FIND(&quot;Flu&quot;; [.B672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672]; &quot;_&quot;; [.D672]); ['file:///home/assez/Documents/projectDocs/EMC_Barreiro/allEMC_Barreiro.ods'#$EMC_Barreiro.$D$51:.$J$128];7)" office:value-type="string" office:string-value="MS050801" calcext:value-type="string">
            <text:p>MS050801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672]; &quot;.&quot;; [.$A$609]; &quot;.&quot;; [.F672]; &quot;.&quot;; [.G672]; &quot;.&quot;; &quot;pair&quot;; [.H672]; &quot;.fastq.gz&quot;)" office:value-type="string" office:string-value="MS050801.RNASeq.141.4.pair1.fastq.gz" calcext:value-type="string">
            <text:p>MS050801.RNASeq.141.4.pair1.fastq.gz</text:p>
          </table:table-cell>
          <table:table-cell table:formula="of:=CONCATENATE(&quot;ln -s ../../RNAseq/&quot;; [.B672]; &quot; &quot;; [.I672])" office:value-type="string" office:string-value="ln -s ../../RNAseq/Epi_AF34_Flu_RNASeq_1_2-365552_S1_L004_R1_001.fastq.gz MS050801.RNASeq.141.4.pair1.fastq.gz" calcext:value-type="string">
            <text:p>ln -s ../../RNAseq/Epi_AF34_Flu_RNASeq_1_2-365552_S1_L004_R1_001.fastq.gz MS050801.RNASeq.141.4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34_Flu_RNASeq_1_2-365552_S1_L004_R2_001.fastq.gz</text:p>
          </table:table-cell>
          <table:table-cell table:style-name="ce3" table:formula="of:=MID([.B673]; 5; 4)" office:value-type="string" office:string-value="AF34" calcext:value-type="string">
            <text:p>AF34</text:p>
          </table:table-cell>
          <table:table-cell table:style-name="ce3" table:formula="of:=IF(ISERROR(FIND(&quot;Flu&quot;; [.B673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673]; &quot;_&quot;; [.D673]); ['file:///home/assez/Documents/projectDocs/EMC_Barreiro/allEMC_Barreiro.ods'#$EMC_Barreiro.$D$51:.$J$128];7)" office:value-type="string" office:string-value="MS050801" calcext:value-type="string">
            <text:p>MS050801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673]; &quot;.&quot;; [.$A$609]; &quot;.&quot;; [.F673]; &quot;.&quot;; [.G673]; &quot;.&quot;; &quot;pair&quot;; [.H673]; &quot;.fastq.gz&quot;)" office:value-type="string" office:string-value="MS050801.RNASeq.141.4.pair2.fastq.gz" calcext:value-type="string">
            <text:p>MS050801.RNASeq.141.4.pair2.fastq.gz</text:p>
          </table:table-cell>
          <table:table-cell table:formula="of:=CONCATENATE(&quot;ln -s ../../RNAseq/&quot;; [.B673]; &quot; &quot;; [.I673])" office:value-type="string" office:string-value="ln -s ../../RNAseq/Epi_AF34_Flu_RNASeq_1_2-365552_S1_L004_R2_001.fastq.gz MS050801.RNASeq.141.4.pair2.fastq.gz" calcext:value-type="string">
            <text:p>ln -s ../../RNAseq/Epi_AF34_Flu_RNASeq_1_2-365552_S1_L004_R2_001.fastq.gz MS050801.RNASeq.141.4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34_NI_RNASeq_1_2-365551_S21_L003_R1_001.fastq.gz</text:p>
          </table:table-cell>
          <table:table-cell table:style-name="ce3" table:formula="of:=MID([.B674]; 5; 4)" office:value-type="string" office:string-value="AF34" calcext:value-type="string">
            <text:p>AF34</text:p>
          </table:table-cell>
          <table:table-cell table:style-name="ce3" table:formula="of:=IF(ISERROR(FIND(&quot;Flu&quot;; [.B674]; 1)); &quot;NI&quot;; &quot;Flu&quot;)" office:value-type="string" office:string-value="NI" calcext:value-type="string">
            <text:p>NI</text:p>
          </table:table-cell>
          <table:table-cell table:style-name="ce3" table:formula="of:=VLOOKUP(CONCATENATE([.C674]; &quot;_&quot;; [.D674]); ['file:///home/assez/Documents/projectDocs/EMC_Barreiro/allEMC_Barreiro.ods'#$EMC_Barreiro.$D$51:.$J$128];7)" office:value-type="string" office:string-value="MS050802" calcext:value-type="string">
            <text:p>MS050802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674]; &quot;.&quot;; [.$A$609]; &quot;.&quot;; [.F674]; &quot;.&quot;; [.G674]; &quot;.&quot;; &quot;pair&quot;; [.H674]; &quot;.fastq.gz&quot;)" office:value-type="string" office:string-value="MS050802.RNASeq.141.3.pair1.fastq.gz" calcext:value-type="string">
            <text:p>MS050802.RNASeq.141.3.pair1.fastq.gz</text:p>
          </table:table-cell>
          <table:table-cell table:formula="of:=CONCATENATE(&quot;ln -s ../../RNAseq/&quot;; [.B674]; &quot; &quot;; [.I674])" office:value-type="string" office:string-value="ln -s ../../RNAseq/Epi_AF34_NI_RNASeq_1_2-365551_S21_L003_R1_001.fastq.gz MS050802.RNASeq.141.3.pair1.fastq.gz" calcext:value-type="string">
            <text:p>ln -s ../../RNAseq/Epi_AF34_NI_RNASeq_1_2-365551_S21_L003_R1_001.fastq.gz MS050802.RNASeq.141.3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34_NI_RNASeq_1_2-365551_S21_L003_R2_001.fastq.gz</text:p>
          </table:table-cell>
          <table:table-cell table:style-name="ce3" table:formula="of:=MID([.B675]; 5; 4)" office:value-type="string" office:string-value="AF34" calcext:value-type="string">
            <text:p>AF34</text:p>
          </table:table-cell>
          <table:table-cell table:style-name="ce3" table:formula="of:=IF(ISERROR(FIND(&quot;Flu&quot;; [.B675]; 1)); &quot;NI&quot;; &quot;Flu&quot;)" office:value-type="string" office:string-value="NI" calcext:value-type="string">
            <text:p>NI</text:p>
          </table:table-cell>
          <table:table-cell table:style-name="ce3" table:formula="of:=VLOOKUP(CONCATENATE([.C675]; &quot;_&quot;; [.D675]); ['file:///home/assez/Documents/projectDocs/EMC_Barreiro/allEMC_Barreiro.ods'#$EMC_Barreiro.$D$51:.$J$128];7)" office:value-type="string" office:string-value="MS050802" calcext:value-type="string">
            <text:p>MS050802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675]; &quot;.&quot;; [.$A$609]; &quot;.&quot;; [.F675]; &quot;.&quot;; [.G675]; &quot;.&quot;; &quot;pair&quot;; [.H675]; &quot;.fastq.gz&quot;)" office:value-type="string" office:string-value="MS050802.RNASeq.141.3.pair2.fastq.gz" calcext:value-type="string">
            <text:p>MS050802.RNASeq.141.3.pair2.fastq.gz</text:p>
          </table:table-cell>
          <table:table-cell table:formula="of:=CONCATENATE(&quot;ln -s ../../RNAseq/&quot;; [.B675]; &quot; &quot;; [.I675])" office:value-type="string" office:string-value="ln -s ../../RNAseq/Epi_AF34_NI_RNASeq_1_2-365551_S21_L003_R2_001.fastq.gz MS050802.RNASeq.141.3.pair2.fastq.gz" calcext:value-type="string">
            <text:p>ln -s ../../RNAseq/Epi_AF34_NI_RNASeq_1_2-365551_S21_L003_R2_001.fastq.gz MS050802.RNASeq.141.3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36_Flu_RNASeq_1_2-365562_S11_L004_R1_001.fastq.gz</text:p>
          </table:table-cell>
          <table:table-cell table:style-name="ce3" table:formula="of:=MID([.B676]; 5; 4)" office:value-type="string" office:string-value="AF36" calcext:value-type="string">
            <text:p>AF36</text:p>
          </table:table-cell>
          <table:table-cell table:style-name="ce3" table:formula="of:=IF(ISERROR(FIND(&quot;Flu&quot;; [.B676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676]; &quot;_&quot;; [.D676]); ['file:///home/assez/Documents/projectDocs/EMC_Barreiro/allEMC_Barreiro.ods'#$EMC_Barreiro.$D$51:.$J$128];7)" office:value-type="string" office:string-value="MS050901" calcext:value-type="string">
            <text:p>MS050901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676]; &quot;.&quot;; [.$A$609]; &quot;.&quot;; [.F676]; &quot;.&quot;; [.G676]; &quot;.&quot;; &quot;pair&quot;; [.H676]; &quot;.fastq.gz&quot;)" office:value-type="string" office:string-value="MS050901.RNASeq.141.4.pair1.fastq.gz" calcext:value-type="string">
            <text:p>MS050901.RNASeq.141.4.pair1.fastq.gz</text:p>
          </table:table-cell>
          <table:table-cell table:formula="of:=CONCATENATE(&quot;ln -s ../../RNAseq/&quot;; [.B676]; &quot; &quot;; [.I676])" office:value-type="string" office:string-value="ln -s ../../RNAseq/Epi_AF36_Flu_RNASeq_1_2-365562_S11_L004_R1_001.fastq.gz MS050901.RNASeq.141.4.pair1.fastq.gz" calcext:value-type="string">
            <text:p>ln -s ../../RNAseq/Epi_AF36_Flu_RNASeq_1_2-365562_S11_L004_R1_001.fastq.gz MS050901.RNASeq.141.4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36_Flu_RNASeq_1_2-365562_S11_L004_R2_001.fastq.gz</text:p>
          </table:table-cell>
          <table:table-cell table:style-name="ce3" table:formula="of:=MID([.B677]; 5; 4)" office:value-type="string" office:string-value="AF36" calcext:value-type="string">
            <text:p>AF36</text:p>
          </table:table-cell>
          <table:table-cell table:style-name="ce3" table:formula="of:=IF(ISERROR(FIND(&quot;Flu&quot;; [.B677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677]; &quot;_&quot;; [.D677]); ['file:///home/assez/Documents/projectDocs/EMC_Barreiro/allEMC_Barreiro.ods'#$EMC_Barreiro.$D$51:.$J$128];7)" office:value-type="string" office:string-value="MS050901" calcext:value-type="string">
            <text:p>MS050901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677]; &quot;.&quot;; [.$A$609]; &quot;.&quot;; [.F677]; &quot;.&quot;; [.G677]; &quot;.&quot;; &quot;pair&quot;; [.H677]; &quot;.fastq.gz&quot;)" office:value-type="string" office:string-value="MS050901.RNASeq.141.4.pair2.fastq.gz" calcext:value-type="string">
            <text:p>MS050901.RNASeq.141.4.pair2.fastq.gz</text:p>
          </table:table-cell>
          <table:table-cell table:formula="of:=CONCATENATE(&quot;ln -s ../../RNAseq/&quot;; [.B677]; &quot; &quot;; [.I677])" office:value-type="string" office:string-value="ln -s ../../RNAseq/Epi_AF36_Flu_RNASeq_1_2-365562_S11_L004_R2_001.fastq.gz MS050901.RNASeq.141.4.pair2.fastq.gz" calcext:value-type="string">
            <text:p>ln -s ../../RNAseq/Epi_AF36_Flu_RNASeq_1_2-365562_S11_L004_R2_001.fastq.gz MS050901.RNASeq.141.4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36_NI_RNASeq_1_2-365561_S10_L004_R1_001.fastq.gz</text:p>
          </table:table-cell>
          <table:table-cell table:style-name="ce3" table:formula="of:=MID([.B678]; 5; 4)" office:value-type="string" office:string-value="AF36" calcext:value-type="string">
            <text:p>AF36</text:p>
          </table:table-cell>
          <table:table-cell table:style-name="ce3" table:formula="of:=IF(ISERROR(FIND(&quot;Flu&quot;; [.B678]; 1)); &quot;NI&quot;; &quot;Flu&quot;)" office:value-type="string" office:string-value="NI" calcext:value-type="string">
            <text:p>NI</text:p>
          </table:table-cell>
          <table:table-cell table:style-name="ce3" table:formula="of:=VLOOKUP(CONCATENATE([.C678]; &quot;_&quot;; [.D678]); ['file:///home/assez/Documents/projectDocs/EMC_Barreiro/allEMC_Barreiro.ods'#$EMC_Barreiro.$D$51:.$J$128];7)" office:value-type="string" office:string-value="MS050902" calcext:value-type="string">
            <text:p>MS050902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678]; &quot;.&quot;; [.$A$609]; &quot;.&quot;; [.F678]; &quot;.&quot;; [.G678]; &quot;.&quot;; &quot;pair&quot;; [.H678]; &quot;.fastq.gz&quot;)" office:value-type="string" office:string-value="MS050902.RNASeq.141.4.pair1.fastq.gz" calcext:value-type="string">
            <text:p>MS050902.RNASeq.141.4.pair1.fastq.gz</text:p>
          </table:table-cell>
          <table:table-cell table:formula="of:=CONCATENATE(&quot;ln -s ../../RNAseq/&quot;; [.B678]; &quot; &quot;; [.I678])" office:value-type="string" office:string-value="ln -s ../../RNAseq/Epi_AF36_NI_RNASeq_1_2-365561_S10_L004_R1_001.fastq.gz MS050902.RNASeq.141.4.pair1.fastq.gz" calcext:value-type="string">
            <text:p>ln -s ../../RNAseq/Epi_AF36_NI_RNASeq_1_2-365561_S10_L004_R1_001.fastq.gz MS050902.RNASeq.141.4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36_NI_RNASeq_1_2-365561_S10_L004_R2_001.fastq.gz</text:p>
          </table:table-cell>
          <table:table-cell table:style-name="ce3" table:formula="of:=MID([.B679]; 5; 4)" office:value-type="string" office:string-value="AF36" calcext:value-type="string">
            <text:p>AF36</text:p>
          </table:table-cell>
          <table:table-cell table:style-name="ce3" table:formula="of:=IF(ISERROR(FIND(&quot;Flu&quot;; [.B679]; 1)); &quot;NI&quot;; &quot;Flu&quot;)" office:value-type="string" office:string-value="NI" calcext:value-type="string">
            <text:p>NI</text:p>
          </table:table-cell>
          <table:table-cell table:style-name="ce3" table:formula="of:=VLOOKUP(CONCATENATE([.C679]; &quot;_&quot;; [.D679]); ['file:///home/assez/Documents/projectDocs/EMC_Barreiro/allEMC_Barreiro.ods'#$EMC_Barreiro.$D$51:.$J$128];7)" office:value-type="string" office:string-value="MS050902" calcext:value-type="string">
            <text:p>MS050902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679]; &quot;.&quot;; [.$A$609]; &quot;.&quot;; [.F679]; &quot;.&quot;; [.G679]; &quot;.&quot;; &quot;pair&quot;; [.H679]; &quot;.fastq.gz&quot;)" office:value-type="string" office:string-value="MS050902.RNASeq.141.4.pair2.fastq.gz" calcext:value-type="string">
            <text:p>MS050902.RNASeq.141.4.pair2.fastq.gz</text:p>
          </table:table-cell>
          <table:table-cell table:formula="of:=CONCATENATE(&quot;ln -s ../../RNAseq/&quot;; [.B679]; &quot; &quot;; [.I679])" office:value-type="string" office:string-value="ln -s ../../RNAseq/Epi_AF36_NI_RNASeq_1_2-365561_S10_L004_R2_001.fastq.gz MS050902.RNASeq.141.4.pair2.fastq.gz" calcext:value-type="string">
            <text:p>ln -s ../../RNAseq/Epi_AF36_NI_RNASeq_1_2-365561_S10_L004_R2_001.fastq.gz MS050902.RNASeq.141.4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38_Flu_RNASeq_1_2-365564_S13_L004_R1_001.fastq.gz</text:p>
          </table:table-cell>
          <table:table-cell table:style-name="ce3" table:formula="of:=MID([.B680]; 5; 4)" office:value-type="string" office:string-value="AF38" calcext:value-type="string">
            <text:p>AF38</text:p>
          </table:table-cell>
          <table:table-cell table:style-name="ce3" table:formula="of:=IF(ISERROR(FIND(&quot;Flu&quot;; [.B680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680]; &quot;_&quot;; [.D680]); ['file:///home/assez/Documents/projectDocs/EMC_Barreiro/allEMC_Barreiro.ods'#$EMC_Barreiro.$D$51:.$J$128];7)" office:value-type="string" office:string-value="MS051001" calcext:value-type="string">
            <text:p>MS051001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680]; &quot;.&quot;; [.$A$609]; &quot;.&quot;; [.F680]; &quot;.&quot;; [.G680]; &quot;.&quot;; &quot;pair&quot;; [.H680]; &quot;.fastq.gz&quot;)" office:value-type="string" office:string-value="MS051001.RNASeq.141.4.pair1.fastq.gz" calcext:value-type="string">
            <text:p>MS051001.RNASeq.141.4.pair1.fastq.gz</text:p>
          </table:table-cell>
          <table:table-cell table:formula="of:=CONCATENATE(&quot;ln -s ../../RNAseq/&quot;; [.B680]; &quot; &quot;; [.I680])" office:value-type="string" office:string-value="ln -s ../../RNAseq/Epi_AF38_Flu_RNASeq_1_2-365564_S13_L004_R1_001.fastq.gz MS051001.RNASeq.141.4.pair1.fastq.gz" calcext:value-type="string">
            <text:p>ln -s ../../RNAseq/Epi_AF38_Flu_RNASeq_1_2-365564_S13_L004_R1_001.fastq.gz MS051001.RNASeq.141.4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38_Flu_RNASeq_1_2-365564_S13_L004_R2_001.fastq.gz</text:p>
          </table:table-cell>
          <table:table-cell table:style-name="ce3" table:formula="of:=MID([.B681]; 5; 4)" office:value-type="string" office:string-value="AF38" calcext:value-type="string">
            <text:p>AF38</text:p>
          </table:table-cell>
          <table:table-cell table:style-name="ce3" table:formula="of:=IF(ISERROR(FIND(&quot;Flu&quot;; [.B681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681]; &quot;_&quot;; [.D681]); ['file:///home/assez/Documents/projectDocs/EMC_Barreiro/allEMC_Barreiro.ods'#$EMC_Barreiro.$D$51:.$J$128];7)" office:value-type="string" office:string-value="MS051001" calcext:value-type="string">
            <text:p>MS051001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681]; &quot;.&quot;; [.$A$609]; &quot;.&quot;; [.F681]; &quot;.&quot;; [.G681]; &quot;.&quot;; &quot;pair&quot;; [.H681]; &quot;.fastq.gz&quot;)" office:value-type="string" office:string-value="MS051001.RNASeq.141.4.pair2.fastq.gz" calcext:value-type="string">
            <text:p>MS051001.RNASeq.141.4.pair2.fastq.gz</text:p>
          </table:table-cell>
          <table:table-cell table:formula="of:=CONCATENATE(&quot;ln -s ../../RNAseq/&quot;; [.B681]; &quot; &quot;; [.I681])" office:value-type="string" office:string-value="ln -s ../../RNAseq/Epi_AF38_Flu_RNASeq_1_2-365564_S13_L004_R2_001.fastq.gz MS051001.RNASeq.141.4.pair2.fastq.gz" calcext:value-type="string">
            <text:p>ln -s ../../RNAseq/Epi_AF38_Flu_RNASeq_1_2-365564_S13_L004_R2_001.fastq.gz MS051001.RNASeq.141.4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38_NI_RNASeq_1_2-365563_S12_L004_R1_001.fastq.gz</text:p>
          </table:table-cell>
          <table:table-cell table:style-name="ce3" table:formula="of:=MID([.B682]; 5; 4)" office:value-type="string" office:string-value="AF38" calcext:value-type="string">
            <text:p>AF38</text:p>
          </table:table-cell>
          <table:table-cell table:style-name="ce3" table:formula="of:=IF(ISERROR(FIND(&quot;Flu&quot;; [.B682]; 1)); &quot;NI&quot;; &quot;Flu&quot;)" office:value-type="string" office:string-value="NI" calcext:value-type="string">
            <text:p>NI</text:p>
          </table:table-cell>
          <table:table-cell table:style-name="ce3" table:formula="of:=VLOOKUP(CONCATENATE([.C682]; &quot;_&quot;; [.D682]); ['file:///home/assez/Documents/projectDocs/EMC_Barreiro/allEMC_Barreiro.ods'#$EMC_Barreiro.$D$51:.$J$128];7)" office:value-type="string" office:string-value="MS051002" calcext:value-type="string">
            <text:p>MS051002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682]; &quot;.&quot;; [.$A$609]; &quot;.&quot;; [.F682]; &quot;.&quot;; [.G682]; &quot;.&quot;; &quot;pair&quot;; [.H682]; &quot;.fastq.gz&quot;)" office:value-type="string" office:string-value="MS051002.RNASeq.141.4.pair1.fastq.gz" calcext:value-type="string">
            <text:p>MS051002.RNASeq.141.4.pair1.fastq.gz</text:p>
          </table:table-cell>
          <table:table-cell table:formula="of:=CONCATENATE(&quot;ln -s ../../RNAseq/&quot;; [.B682]; &quot; &quot;; [.I682])" office:value-type="string" office:string-value="ln -s ../../RNAseq/Epi_AF38_NI_RNASeq_1_2-365563_S12_L004_R1_001.fastq.gz MS051002.RNASeq.141.4.pair1.fastq.gz" calcext:value-type="string">
            <text:p>ln -s ../../RNAseq/Epi_AF38_NI_RNASeq_1_2-365563_S12_L004_R1_001.fastq.gz MS051002.RNASeq.141.4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AF38_NI_RNASeq_1_2-365563_S12_L004_R2_001.fastq.gz</text:p>
          </table:table-cell>
          <table:table-cell table:style-name="ce3" table:formula="of:=MID([.B683]; 5; 4)" office:value-type="string" office:string-value="AF38" calcext:value-type="string">
            <text:p>AF38</text:p>
          </table:table-cell>
          <table:table-cell table:style-name="ce3" table:formula="of:=IF(ISERROR(FIND(&quot;Flu&quot;; [.B683]; 1)); &quot;NI&quot;; &quot;Flu&quot;)" office:value-type="string" office:string-value="NI" calcext:value-type="string">
            <text:p>NI</text:p>
          </table:table-cell>
          <table:table-cell table:style-name="ce3" table:formula="of:=VLOOKUP(CONCATENATE([.C683]; &quot;_&quot;; [.D683]); ['file:///home/assez/Documents/projectDocs/EMC_Barreiro/allEMC_Barreiro.ods'#$EMC_Barreiro.$D$51:.$J$128];7)" office:value-type="string" office:string-value="MS051002" calcext:value-type="string">
            <text:p>MS051002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683]; &quot;.&quot;; [.$A$609]; &quot;.&quot;; [.F683]; &quot;.&quot;; [.G683]; &quot;.&quot;; &quot;pair&quot;; [.H683]; &quot;.fastq.gz&quot;)" office:value-type="string" office:string-value="MS051002.RNASeq.141.4.pair2.fastq.gz" calcext:value-type="string">
            <text:p>MS051002.RNASeq.141.4.pair2.fastq.gz</text:p>
          </table:table-cell>
          <table:table-cell table:formula="of:=CONCATENATE(&quot;ln -s ../../RNAseq/&quot;; [.B683]; &quot; &quot;; [.I683])" office:value-type="string" office:string-value="ln -s ../../RNAseq/Epi_AF38_NI_RNASeq_1_2-365563_S12_L004_R2_001.fastq.gz MS051002.RNASeq.141.4.pair2.fastq.gz" calcext:value-type="string">
            <text:p>ln -s ../../RNAseq/Epi_AF38_NI_RNASeq_1_2-365563_S12_L004_R2_001.fastq.gz MS051002.RNASeq.141.4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01_Flu_RNASeq_1_2-365388_S2_L001_R1_001.fastq.gz</text:p>
          </table:table-cell>
          <table:table-cell table:style-name="ce3" table:formula="of:=MID([.B684]; 5; 4)" office:value-type="string" office:string-value="EU01" calcext:value-type="string">
            <text:p>EU01</text:p>
          </table:table-cell>
          <table:table-cell table:style-name="ce3" table:formula="of:=IF(ISERROR(FIND(&quot;Flu&quot;; [.B684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684]; &quot;_&quot;; [.D684]); ['file:///home/assez/Documents/projectDocs/EMC_Barreiro/allEMC_Barreiro.ods'#$EMC_Barreiro.$D$51:.$J$128];7)" office:value-type="string" office:string-value="MS051101" calcext:value-type="string">
            <text:p>MS051101</text:p>
          </table:table-cell>
          <table:table-cell table:style-name="ce3" office:value-type="float" office:value="141" calcext:value-type="float">
            <text:p>14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684]; &quot;.&quot;; [.$A$609]; &quot;.&quot;; [.F684]; &quot;.&quot;; [.G684]; &quot;.&quot;; &quot;pair&quot;; [.H684]; &quot;.fastq.gz&quot;)" office:value-type="string" office:string-value="MS051101.RNASeq.141.1.pair1.fastq.gz" calcext:value-type="string">
            <text:p>MS051101.RNASeq.141.1.pair1.fastq.gz</text:p>
          </table:table-cell>
          <table:table-cell table:formula="of:=CONCATENATE(&quot;ln -s ../../RNAseq/&quot;; [.B684]; &quot; &quot;; [.I684])" office:value-type="string" office:string-value="ln -s ../../RNAseq/Epi_EU01_Flu_RNASeq_1_2-365388_S2_L001_R1_001.fastq.gz MS051101.RNASeq.141.1.pair1.fastq.gz" calcext:value-type="string">
            <text:p>ln -s ../../RNAseq/Epi_EU01_Flu_RNASeq_1_2-365388_S2_L001_R1_001.fastq.gz MS051101.RNASeq.141.1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01_Flu_RNASeq_1_2-365388_S2_L001_R2_001.fastq.gz</text:p>
          </table:table-cell>
          <table:table-cell table:style-name="ce3" table:formula="of:=MID([.B685]; 5; 4)" office:value-type="string" office:string-value="EU01" calcext:value-type="string">
            <text:p>EU01</text:p>
          </table:table-cell>
          <table:table-cell table:style-name="ce3" table:formula="of:=IF(ISERROR(FIND(&quot;Flu&quot;; [.B685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685]; &quot;_&quot;; [.D685]); ['file:///home/assez/Documents/projectDocs/EMC_Barreiro/allEMC_Barreiro.ods'#$EMC_Barreiro.$D$51:.$J$128];7)" office:value-type="string" office:string-value="MS051101" calcext:value-type="string">
            <text:p>MS051101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685]; &quot;.&quot;; [.$A$609]; &quot;.&quot;; [.F685]; &quot;.&quot;; [.G685]; &quot;.&quot;; &quot;pair&quot;; [.H685]; &quot;.fastq.gz&quot;)" office:value-type="string" office:string-value="MS051101.RNASeq.141.1.pair2.fastq.gz" calcext:value-type="string">
            <text:p>MS051101.RNASeq.141.1.pair2.fastq.gz</text:p>
          </table:table-cell>
          <table:table-cell table:formula="of:=CONCATENATE(&quot;ln -s ../../RNAseq/&quot;; [.B685]; &quot; &quot;; [.I685])" office:value-type="string" office:string-value="ln -s ../../RNAseq/Epi_EU01_Flu_RNASeq_1_2-365388_S2_L001_R2_001.fastq.gz MS051101.RNASeq.141.1.pair2.fastq.gz" calcext:value-type="string">
            <text:p>ln -s ../../RNAseq/Epi_EU01_Flu_RNASeq_1_2-365388_S2_L001_R2_001.fastq.gz MS051101.RNASeq.141.1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01_NI_RNASeq_1_2-365387_S1_L001_R1_001.fastq.gz</text:p>
          </table:table-cell>
          <table:table-cell table:style-name="ce3" table:formula="of:=MID([.B686]; 5; 4)" office:value-type="string" office:string-value="EU01" calcext:value-type="string">
            <text:p>EU01</text:p>
          </table:table-cell>
          <table:table-cell table:style-name="ce3" table:formula="of:=IF(ISERROR(FIND(&quot;Flu&quot;; [.B686]; 1)); &quot;NI&quot;; &quot;Flu&quot;)" office:value-type="string" office:string-value="NI" calcext:value-type="string">
            <text:p>NI</text:p>
          </table:table-cell>
          <table:table-cell table:style-name="ce3" table:formula="of:=VLOOKUP(CONCATENATE([.C686]; &quot;_&quot;; [.D686]); ['file:///home/assez/Documents/projectDocs/EMC_Barreiro/allEMC_Barreiro.ods'#$EMC_Barreiro.$D$51:.$J$128];7)" office:value-type="string" office:string-value="MS051102" calcext:value-type="string">
            <text:p>MS051102</text:p>
          </table:table-cell>
          <table:table-cell table:style-name="ce3" office:value-type="float" office:value="141" calcext:value-type="float">
            <text:p>14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686]; &quot;.&quot;; [.$A$609]; &quot;.&quot;; [.F686]; &quot;.&quot;; [.G686]; &quot;.&quot;; &quot;pair&quot;; [.H686]; &quot;.fastq.gz&quot;)" office:value-type="string" office:string-value="MS051102.RNASeq.141.1.pair1.fastq.gz" calcext:value-type="string">
            <text:p>MS051102.RNASeq.141.1.pair1.fastq.gz</text:p>
          </table:table-cell>
          <table:table-cell table:formula="of:=CONCATENATE(&quot;ln -s ../../RNAseq/&quot;; [.B686]; &quot; &quot;; [.I686])" office:value-type="string" office:string-value="ln -s ../../RNAseq/Epi_EU01_NI_RNASeq_1_2-365387_S1_L001_R1_001.fastq.gz MS051102.RNASeq.141.1.pair1.fastq.gz" calcext:value-type="string">
            <text:p>ln -s ../../RNAseq/Epi_EU01_NI_RNASeq_1_2-365387_S1_L001_R1_001.fastq.gz MS051102.RNASeq.141.1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01_NI_RNASeq_1_2-365387_S1_L001_R2_001.fastq.gz</text:p>
          </table:table-cell>
          <table:table-cell table:style-name="ce3" table:formula="of:=MID([.B687]; 5; 4)" office:value-type="string" office:string-value="EU01" calcext:value-type="string">
            <text:p>EU01</text:p>
          </table:table-cell>
          <table:table-cell table:style-name="ce3" table:formula="of:=IF(ISERROR(FIND(&quot;Flu&quot;; [.B687]; 1)); &quot;NI&quot;; &quot;Flu&quot;)" office:value-type="string" office:string-value="NI" calcext:value-type="string">
            <text:p>NI</text:p>
          </table:table-cell>
          <table:table-cell table:style-name="ce3" table:formula="of:=VLOOKUP(CONCATENATE([.C687]; &quot;_&quot;; [.D687]); ['file:///home/assez/Documents/projectDocs/EMC_Barreiro/allEMC_Barreiro.ods'#$EMC_Barreiro.$D$51:.$J$128];7)" office:value-type="string" office:string-value="MS051102" calcext:value-type="string">
            <text:p>MS051102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687]; &quot;.&quot;; [.$A$609]; &quot;.&quot;; [.F687]; &quot;.&quot;; [.G687]; &quot;.&quot;; &quot;pair&quot;; [.H687]; &quot;.fastq.gz&quot;)" office:value-type="string" office:string-value="MS051102.RNASeq.141.1.pair2.fastq.gz" calcext:value-type="string">
            <text:p>MS051102.RNASeq.141.1.pair2.fastq.gz</text:p>
          </table:table-cell>
          <table:table-cell table:formula="of:=CONCATENATE(&quot;ln -s ../../RNAseq/&quot;; [.B687]; &quot; &quot;; [.I687])" office:value-type="string" office:string-value="ln -s ../../RNAseq/Epi_EU01_NI_RNASeq_1_2-365387_S1_L001_R2_001.fastq.gz MS051102.RNASeq.141.1.pair2.fastq.gz" calcext:value-type="string">
            <text:p>ln -s ../../RNAseq/Epi_EU01_NI_RNASeq_1_2-365387_S1_L001_R2_001.fastq.gz MS051102.RNASeq.141.1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03_Flu_RNASeq_1_2-365390_S4_L001_R1_001.fastq.gz</text:p>
          </table:table-cell>
          <table:table-cell table:style-name="ce3" table:formula="of:=MID([.B688]; 5; 4)" office:value-type="string" office:string-value="EU03" calcext:value-type="string">
            <text:p>EU03</text:p>
          </table:table-cell>
          <table:table-cell table:style-name="ce3" table:formula="of:=IF(ISERROR(FIND(&quot;Flu&quot;; [.B688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688]; &quot;_&quot;; [.D688]); ['file:///home/assez/Documents/projectDocs/EMC_Barreiro/allEMC_Barreiro.ods'#$EMC_Barreiro.$D$51:.$J$128];7)" office:value-type="string" office:string-value="MS051201" calcext:value-type="string">
            <text:p>MS051201</text:p>
          </table:table-cell>
          <table:table-cell table:style-name="ce3" office:value-type="float" office:value="141" calcext:value-type="float">
            <text:p>14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688]; &quot;.&quot;; [.$A$609]; &quot;.&quot;; [.F688]; &quot;.&quot;; [.G688]; &quot;.&quot;; &quot;pair&quot;; [.H688]; &quot;.fastq.gz&quot;)" office:value-type="string" office:string-value="MS051201.RNASeq.141.1.pair1.fastq.gz" calcext:value-type="string">
            <text:p>MS051201.RNASeq.141.1.pair1.fastq.gz</text:p>
          </table:table-cell>
          <table:table-cell table:formula="of:=CONCATENATE(&quot;ln -s ../../RNAseq/&quot;; [.B688]; &quot; &quot;; [.I688])" office:value-type="string" office:string-value="ln -s ../../RNAseq/Epi_EU03_Flu_RNASeq_1_2-365390_S4_L001_R1_001.fastq.gz MS051201.RNASeq.141.1.pair1.fastq.gz" calcext:value-type="string">
            <text:p>ln -s ../../RNAseq/Epi_EU03_Flu_RNASeq_1_2-365390_S4_L001_R1_001.fastq.gz MS051201.RNASeq.141.1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03_Flu_RNASeq_1_2-365390_S4_L001_R2_001.fastq.gz</text:p>
          </table:table-cell>
          <table:table-cell table:style-name="ce3" table:formula="of:=MID([.B689]; 5; 4)" office:value-type="string" office:string-value="EU03" calcext:value-type="string">
            <text:p>EU03</text:p>
          </table:table-cell>
          <table:table-cell table:style-name="ce3" table:formula="of:=IF(ISERROR(FIND(&quot;Flu&quot;; [.B689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689]; &quot;_&quot;; [.D689]); ['file:///home/assez/Documents/projectDocs/EMC_Barreiro/allEMC_Barreiro.ods'#$EMC_Barreiro.$D$51:.$J$128];7)" office:value-type="string" office:string-value="MS051201" calcext:value-type="string">
            <text:p>MS051201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689]; &quot;.&quot;; [.$A$609]; &quot;.&quot;; [.F689]; &quot;.&quot;; [.G689]; &quot;.&quot;; &quot;pair&quot;; [.H689]; &quot;.fastq.gz&quot;)" office:value-type="string" office:string-value="MS051201.RNASeq.141.1.pair2.fastq.gz" calcext:value-type="string">
            <text:p>MS051201.RNASeq.141.1.pair2.fastq.gz</text:p>
          </table:table-cell>
          <table:table-cell table:formula="of:=CONCATENATE(&quot;ln -s ../../RNAseq/&quot;; [.B689]; &quot; &quot;; [.I689])" office:value-type="string" office:string-value="ln -s ../../RNAseq/Epi_EU03_Flu_RNASeq_1_2-365390_S4_L001_R2_001.fastq.gz MS051201.RNASeq.141.1.pair2.fastq.gz" calcext:value-type="string">
            <text:p>ln -s ../../RNAseq/Epi_EU03_Flu_RNASeq_1_2-365390_S4_L001_R2_001.fastq.gz MS051201.RNASeq.141.1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03_NI_RNASeq_1_2-365389_S3_L001_R1_001.fastq.gz</text:p>
          </table:table-cell>
          <table:table-cell table:style-name="ce3" table:formula="of:=MID([.B690]; 5; 4)" office:value-type="string" office:string-value="EU03" calcext:value-type="string">
            <text:p>EU03</text:p>
          </table:table-cell>
          <table:table-cell table:style-name="ce3" table:formula="of:=IF(ISERROR(FIND(&quot;Flu&quot;; [.B690]; 1)); &quot;NI&quot;; &quot;Flu&quot;)" office:value-type="string" office:string-value="NI" calcext:value-type="string">
            <text:p>NI</text:p>
          </table:table-cell>
          <table:table-cell table:style-name="ce3" table:formula="of:=VLOOKUP(CONCATENATE([.C690]; &quot;_&quot;; [.D690]); ['file:///home/assez/Documents/projectDocs/EMC_Barreiro/allEMC_Barreiro.ods'#$EMC_Barreiro.$D$51:.$J$128];7)" office:value-type="string" office:string-value="MS051202" calcext:value-type="string">
            <text:p>MS051202</text:p>
          </table:table-cell>
          <table:table-cell table:style-name="ce3" office:value-type="float" office:value="141" calcext:value-type="float">
            <text:p>14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690]; &quot;.&quot;; [.$A$609]; &quot;.&quot;; [.F690]; &quot;.&quot;; [.G690]; &quot;.&quot;; &quot;pair&quot;; [.H690]; &quot;.fastq.gz&quot;)" office:value-type="string" office:string-value="MS051202.RNASeq.141.1.pair1.fastq.gz" calcext:value-type="string">
            <text:p>MS051202.RNASeq.141.1.pair1.fastq.gz</text:p>
          </table:table-cell>
          <table:table-cell table:formula="of:=CONCATENATE(&quot;ln -s ../../RNAseq/&quot;; [.B690]; &quot; &quot;; [.I690])" office:value-type="string" office:string-value="ln -s ../../RNAseq/Epi_EU03_NI_RNASeq_1_2-365389_S3_L001_R1_001.fastq.gz MS051202.RNASeq.141.1.pair1.fastq.gz" calcext:value-type="string">
            <text:p>ln -s ../../RNAseq/Epi_EU03_NI_RNASeq_1_2-365389_S3_L001_R1_001.fastq.gz MS051202.RNASeq.141.1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03_NI_RNASeq_1_2-365389_S3_L001_R2_001.fastq.gz</text:p>
          </table:table-cell>
          <table:table-cell table:style-name="ce3" table:formula="of:=MID([.B691]; 5; 4)" office:value-type="string" office:string-value="EU03" calcext:value-type="string">
            <text:p>EU03</text:p>
          </table:table-cell>
          <table:table-cell table:style-name="ce3" table:formula="of:=IF(ISERROR(FIND(&quot;Flu&quot;; [.B691]; 1)); &quot;NI&quot;; &quot;Flu&quot;)" office:value-type="string" office:string-value="NI" calcext:value-type="string">
            <text:p>NI</text:p>
          </table:table-cell>
          <table:table-cell table:style-name="ce3" table:formula="of:=VLOOKUP(CONCATENATE([.C691]; &quot;_&quot;; [.D691]); ['file:///home/assez/Documents/projectDocs/EMC_Barreiro/allEMC_Barreiro.ods'#$EMC_Barreiro.$D$51:.$J$128];7)" office:value-type="string" office:string-value="MS051202" calcext:value-type="string">
            <text:p>MS051202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691]; &quot;.&quot;; [.$A$609]; &quot;.&quot;; [.F691]; &quot;.&quot;; [.G691]; &quot;.&quot;; &quot;pair&quot;; [.H691]; &quot;.fastq.gz&quot;)" office:value-type="string" office:string-value="MS051202.RNASeq.141.1.pair2.fastq.gz" calcext:value-type="string">
            <text:p>MS051202.RNASeq.141.1.pair2.fastq.gz</text:p>
          </table:table-cell>
          <table:table-cell table:formula="of:=CONCATENATE(&quot;ln -s ../../RNAseq/&quot;; [.B691]; &quot; &quot;; [.I691])" office:value-type="string" office:string-value="ln -s ../../RNAseq/Epi_EU03_NI_RNASeq_1_2-365389_S3_L001_R2_001.fastq.gz MS051202.RNASeq.141.1.pair2.fastq.gz" calcext:value-type="string">
            <text:p>ln -s ../../RNAseq/Epi_EU03_NI_RNASeq_1_2-365389_S3_L001_R2_001.fastq.gz MS051202.RNASeq.141.1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05_Flu_RNASeq_1_2-365392_S6_L001_R1_001.fastq.gz</text:p>
          </table:table-cell>
          <table:table-cell table:style-name="ce3" table:formula="of:=MID([.B692]; 5; 4)" office:value-type="string" office:string-value="EU05" calcext:value-type="string">
            <text:p>EU05</text:p>
          </table:table-cell>
          <table:table-cell table:style-name="ce3" table:formula="of:=IF(ISERROR(FIND(&quot;Flu&quot;; [.B692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692]; &quot;_&quot;; [.D692]); ['file:///home/assez/Documents/projectDocs/EMC_Barreiro/allEMC_Barreiro.ods'#$EMC_Barreiro.$D$51:.$J$128];7)" office:value-type="string" office:string-value="MS051301" calcext:value-type="string">
            <text:p>MS051301</text:p>
          </table:table-cell>
          <table:table-cell table:style-name="ce3" office:value-type="float" office:value="141" calcext:value-type="float">
            <text:p>14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692]; &quot;.&quot;; [.$A$609]; &quot;.&quot;; [.F692]; &quot;.&quot;; [.G692]; &quot;.&quot;; &quot;pair&quot;; [.H692]; &quot;.fastq.gz&quot;)" office:value-type="string" office:string-value="MS051301.RNASeq.141.1.pair1.fastq.gz" calcext:value-type="string">
            <text:p>MS051301.RNASeq.141.1.pair1.fastq.gz</text:p>
          </table:table-cell>
          <table:table-cell table:formula="of:=CONCATENATE(&quot;ln -s ../../RNAseq/&quot;; [.B692]; &quot; &quot;; [.I692])" office:value-type="string" office:string-value="ln -s ../../RNAseq/Epi_EU05_Flu_RNASeq_1_2-365392_S6_L001_R1_001.fastq.gz MS051301.RNASeq.141.1.pair1.fastq.gz" calcext:value-type="string">
            <text:p>ln -s ../../RNAseq/Epi_EU05_Flu_RNASeq_1_2-365392_S6_L001_R1_001.fastq.gz MS051301.RNASeq.141.1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05_Flu_RNASeq_1_2-365392_S6_L001_R2_001.fastq.gz</text:p>
          </table:table-cell>
          <table:table-cell table:style-name="ce3" table:formula="of:=MID([.B693]; 5; 4)" office:value-type="string" office:string-value="EU05" calcext:value-type="string">
            <text:p>EU05</text:p>
          </table:table-cell>
          <table:table-cell table:style-name="ce3" table:formula="of:=IF(ISERROR(FIND(&quot;Flu&quot;; [.B693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693]; &quot;_&quot;; [.D693]); ['file:///home/assez/Documents/projectDocs/EMC_Barreiro/allEMC_Barreiro.ods'#$EMC_Barreiro.$D$51:.$J$128];7)" office:value-type="string" office:string-value="MS051301" calcext:value-type="string">
            <text:p>MS051301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693]; &quot;.&quot;; [.$A$609]; &quot;.&quot;; [.F693]; &quot;.&quot;; [.G693]; &quot;.&quot;; &quot;pair&quot;; [.H693]; &quot;.fastq.gz&quot;)" office:value-type="string" office:string-value="MS051301.RNASeq.141.1.pair2.fastq.gz" calcext:value-type="string">
            <text:p>MS051301.RNASeq.141.1.pair2.fastq.gz</text:p>
          </table:table-cell>
          <table:table-cell table:formula="of:=CONCATENATE(&quot;ln -s ../../RNAseq/&quot;; [.B693]; &quot; &quot;; [.I693])" office:value-type="string" office:string-value="ln -s ../../RNAseq/Epi_EU05_Flu_RNASeq_1_2-365392_S6_L001_R2_001.fastq.gz MS051301.RNASeq.141.1.pair2.fastq.gz" calcext:value-type="string">
            <text:p>ln -s ../../RNAseq/Epi_EU05_Flu_RNASeq_1_2-365392_S6_L001_R2_001.fastq.gz MS051301.RNASeq.141.1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05_NI_RNASeq_1_2-365391_S5_L001_R1_001.fastq.gz</text:p>
          </table:table-cell>
          <table:table-cell table:style-name="ce3" table:formula="of:=MID([.B694]; 5; 4)" office:value-type="string" office:string-value="EU05" calcext:value-type="string">
            <text:p>EU05</text:p>
          </table:table-cell>
          <table:table-cell table:style-name="ce3" table:formula="of:=IF(ISERROR(FIND(&quot;Flu&quot;; [.B694]; 1)); &quot;NI&quot;; &quot;Flu&quot;)" office:value-type="string" office:string-value="NI" calcext:value-type="string">
            <text:p>NI</text:p>
          </table:table-cell>
          <table:table-cell table:style-name="ce3" table:formula="of:=VLOOKUP(CONCATENATE([.C694]; &quot;_&quot;; [.D694]); ['file:///home/assez/Documents/projectDocs/EMC_Barreiro/allEMC_Barreiro.ods'#$EMC_Barreiro.$D$51:.$J$128];7)" office:value-type="string" office:string-value="MS051302" calcext:value-type="string">
            <text:p>MS051302</text:p>
          </table:table-cell>
          <table:table-cell table:style-name="ce3" office:value-type="float" office:value="141" calcext:value-type="float">
            <text:p>14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694]; &quot;.&quot;; [.$A$609]; &quot;.&quot;; [.F694]; &quot;.&quot;; [.G694]; &quot;.&quot;; &quot;pair&quot;; [.H694]; &quot;.fastq.gz&quot;)" office:value-type="string" office:string-value="MS051302.RNASeq.141.1.pair1.fastq.gz" calcext:value-type="string">
            <text:p>MS051302.RNASeq.141.1.pair1.fastq.gz</text:p>
          </table:table-cell>
          <table:table-cell table:formula="of:=CONCATENATE(&quot;ln -s ../../RNAseq/&quot;; [.B694]; &quot; &quot;; [.I694])" office:value-type="string" office:string-value="ln -s ../../RNAseq/Epi_EU05_NI_RNASeq_1_2-365391_S5_L001_R1_001.fastq.gz MS051302.RNASeq.141.1.pair1.fastq.gz" calcext:value-type="string">
            <text:p>ln -s ../../RNAseq/Epi_EU05_NI_RNASeq_1_2-365391_S5_L001_R1_001.fastq.gz MS051302.RNASeq.141.1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05_NI_RNASeq_1_2-365391_S5_L001_R2_001.fastq.gz</text:p>
          </table:table-cell>
          <table:table-cell table:style-name="ce3" table:formula="of:=MID([.B695]; 5; 4)" office:value-type="string" office:string-value="EU05" calcext:value-type="string">
            <text:p>EU05</text:p>
          </table:table-cell>
          <table:table-cell table:style-name="ce3" table:formula="of:=IF(ISERROR(FIND(&quot;Flu&quot;; [.B695]; 1)); &quot;NI&quot;; &quot;Flu&quot;)" office:value-type="string" office:string-value="NI" calcext:value-type="string">
            <text:p>NI</text:p>
          </table:table-cell>
          <table:table-cell table:style-name="ce3" table:formula="of:=VLOOKUP(CONCATENATE([.C695]; &quot;_&quot;; [.D695]); ['file:///home/assez/Documents/projectDocs/EMC_Barreiro/allEMC_Barreiro.ods'#$EMC_Barreiro.$D$51:.$J$128];7)" office:value-type="string" office:string-value="MS051302" calcext:value-type="string">
            <text:p>MS051302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695]; &quot;.&quot;; [.$A$609]; &quot;.&quot;; [.F695]; &quot;.&quot;; [.G695]; &quot;.&quot;; &quot;pair&quot;; [.H695]; &quot;.fastq.gz&quot;)" office:value-type="string" office:string-value="MS051302.RNASeq.141.1.pair2.fastq.gz" calcext:value-type="string">
            <text:p>MS051302.RNASeq.141.1.pair2.fastq.gz</text:p>
          </table:table-cell>
          <table:table-cell table:formula="of:=CONCATENATE(&quot;ln -s ../../RNAseq/&quot;; [.B695]; &quot; &quot;; [.I695])" office:value-type="string" office:string-value="ln -s ../../RNAseq/Epi_EU05_NI_RNASeq_1_2-365391_S5_L001_R2_001.fastq.gz MS051302.RNASeq.141.1.pair2.fastq.gz" calcext:value-type="string">
            <text:p>ln -s ../../RNAseq/Epi_EU05_NI_RNASeq_1_2-365391_S5_L001_R2_001.fastq.gz MS051302.RNASeq.141.1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07_Flu_RNASeq_1_2-365398_S12_L001_R1_001.fastq.gz</text:p>
          </table:table-cell>
          <table:table-cell table:style-name="ce3" table:formula="of:=MID([.B696]; 5; 4)" office:value-type="string" office:string-value="EU07" calcext:value-type="string">
            <text:p>EU07</text:p>
          </table:table-cell>
          <table:table-cell table:style-name="ce3" table:formula="of:=IF(ISERROR(FIND(&quot;Flu&quot;; [.B696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696]; &quot;_&quot;; [.D696]); ['file:///home/assez/Documents/projectDocs/EMC_Barreiro/allEMC_Barreiro.ods'#$EMC_Barreiro.$D$51:.$J$128];7)" office:value-type="string" office:string-value="MS051401" calcext:value-type="string">
            <text:p>MS051401</text:p>
          </table:table-cell>
          <table:table-cell table:style-name="ce3" office:value-type="float" office:value="141" calcext:value-type="float">
            <text:p>14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696]; &quot;.&quot;; [.$A$609]; &quot;.&quot;; [.F696]; &quot;.&quot;; [.G696]; &quot;.&quot;; &quot;pair&quot;; [.H696]; &quot;.fastq.gz&quot;)" office:value-type="string" office:string-value="MS051401.RNASeq.141.1.pair1.fastq.gz" calcext:value-type="string">
            <text:p>MS051401.RNASeq.141.1.pair1.fastq.gz</text:p>
          </table:table-cell>
          <table:table-cell table:formula="of:=CONCATENATE(&quot;ln -s ../../RNAseq/&quot;; [.B696]; &quot; &quot;; [.I696])" office:value-type="string" office:string-value="ln -s ../../RNAseq/Epi_EU07_Flu_RNASeq_1_2-365398_S12_L001_R1_001.fastq.gz MS051401.RNASeq.141.1.pair1.fastq.gz" calcext:value-type="string">
            <text:p>ln -s ../../RNAseq/Epi_EU07_Flu_RNASeq_1_2-365398_S12_L001_R1_001.fastq.gz MS051401.RNASeq.141.1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07_Flu_RNASeq_1_2-365398_S12_L001_R2_001.fastq.gz</text:p>
          </table:table-cell>
          <table:table-cell table:style-name="ce3" table:formula="of:=MID([.B697]; 5; 4)" office:value-type="string" office:string-value="EU07" calcext:value-type="string">
            <text:p>EU07</text:p>
          </table:table-cell>
          <table:table-cell table:style-name="ce3" table:formula="of:=IF(ISERROR(FIND(&quot;Flu&quot;; [.B697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697]; &quot;_&quot;; [.D697]); ['file:///home/assez/Documents/projectDocs/EMC_Barreiro/allEMC_Barreiro.ods'#$EMC_Barreiro.$D$51:.$J$128];7)" office:value-type="string" office:string-value="MS051401" calcext:value-type="string">
            <text:p>MS051401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697]; &quot;.&quot;; [.$A$609]; &quot;.&quot;; [.F697]; &quot;.&quot;; [.G697]; &quot;.&quot;; &quot;pair&quot;; [.H697]; &quot;.fastq.gz&quot;)" office:value-type="string" office:string-value="MS051401.RNASeq.141.1.pair2.fastq.gz" calcext:value-type="string">
            <text:p>MS051401.RNASeq.141.1.pair2.fastq.gz</text:p>
          </table:table-cell>
          <table:table-cell table:formula="of:=CONCATENATE(&quot;ln -s ../../RNAseq/&quot;; [.B697]; &quot; &quot;; [.I697])" office:value-type="string" office:string-value="ln -s ../../RNAseq/Epi_EU07_Flu_RNASeq_1_2-365398_S12_L001_R2_001.fastq.gz MS051401.RNASeq.141.1.pair2.fastq.gz" calcext:value-type="string">
            <text:p>ln -s ../../RNAseq/Epi_EU07_Flu_RNASeq_1_2-365398_S12_L001_R2_001.fastq.gz MS051401.RNASeq.141.1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07_NI_RNASeq_1_2-365397_S11_L001_R1_001.fastq.gz</text:p>
          </table:table-cell>
          <table:table-cell table:style-name="ce3" table:formula="of:=MID([.B698]; 5; 4)" office:value-type="string" office:string-value="EU07" calcext:value-type="string">
            <text:p>EU07</text:p>
          </table:table-cell>
          <table:table-cell table:style-name="ce3" table:formula="of:=IF(ISERROR(FIND(&quot;Flu&quot;; [.B698]; 1)); &quot;NI&quot;; &quot;Flu&quot;)" office:value-type="string" office:string-value="NI" calcext:value-type="string">
            <text:p>NI</text:p>
          </table:table-cell>
          <table:table-cell table:style-name="ce3" table:formula="of:=VLOOKUP(CONCATENATE([.C698]; &quot;_&quot;; [.D698]); ['file:///home/assez/Documents/projectDocs/EMC_Barreiro/allEMC_Barreiro.ods'#$EMC_Barreiro.$D$51:.$J$128];7)" office:value-type="string" office:string-value="MS051402" calcext:value-type="string">
            <text:p>MS051402</text:p>
          </table:table-cell>
          <table:table-cell table:style-name="ce3" office:value-type="float" office:value="141" calcext:value-type="float">
            <text:p>14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698]; &quot;.&quot;; [.$A$609]; &quot;.&quot;; [.F698]; &quot;.&quot;; [.G698]; &quot;.&quot;; &quot;pair&quot;; [.H698]; &quot;.fastq.gz&quot;)" office:value-type="string" office:string-value="MS051402.RNASeq.141.1.pair1.fastq.gz" calcext:value-type="string">
            <text:p>MS051402.RNASeq.141.1.pair1.fastq.gz</text:p>
          </table:table-cell>
          <table:table-cell table:formula="of:=CONCATENATE(&quot;ln -s ../../RNAseq/&quot;; [.B698]; &quot; &quot;; [.I698])" office:value-type="string" office:string-value="ln -s ../../RNAseq/Epi_EU07_NI_RNASeq_1_2-365397_S11_L001_R1_001.fastq.gz MS051402.RNASeq.141.1.pair1.fastq.gz" calcext:value-type="string">
            <text:p>ln -s ../../RNAseq/Epi_EU07_NI_RNASeq_1_2-365397_S11_L001_R1_001.fastq.gz MS051402.RNASeq.141.1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07_NI_RNASeq_1_2-365397_S11_L001_R2_001.fastq.gz</text:p>
          </table:table-cell>
          <table:table-cell table:style-name="ce3" table:formula="of:=MID([.B699]; 5; 4)" office:value-type="string" office:string-value="EU07" calcext:value-type="string">
            <text:p>EU07</text:p>
          </table:table-cell>
          <table:table-cell table:style-name="ce3" table:formula="of:=IF(ISERROR(FIND(&quot;Flu&quot;; [.B699]; 1)); &quot;NI&quot;; &quot;Flu&quot;)" office:value-type="string" office:string-value="NI" calcext:value-type="string">
            <text:p>NI</text:p>
          </table:table-cell>
          <table:table-cell table:style-name="ce3" table:formula="of:=VLOOKUP(CONCATENATE([.C699]; &quot;_&quot;; [.D699]); ['file:///home/assez/Documents/projectDocs/EMC_Barreiro/allEMC_Barreiro.ods'#$EMC_Barreiro.$D$51:.$J$128];7)" office:value-type="string" office:string-value="MS051402" calcext:value-type="string">
            <text:p>MS051402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699]; &quot;.&quot;; [.$A$609]; &quot;.&quot;; [.F699]; &quot;.&quot;; [.G699]; &quot;.&quot;; &quot;pair&quot;; [.H699]; &quot;.fastq.gz&quot;)" office:value-type="string" office:string-value="MS051402.RNASeq.141.1.pair2.fastq.gz" calcext:value-type="string">
            <text:p>MS051402.RNASeq.141.1.pair2.fastq.gz</text:p>
          </table:table-cell>
          <table:table-cell table:formula="of:=CONCATENATE(&quot;ln -s ../../RNAseq/&quot;; [.B699]; &quot; &quot;; [.I699])" office:value-type="string" office:string-value="ln -s ../../RNAseq/Epi_EU07_NI_RNASeq_1_2-365397_S11_L001_R2_001.fastq.gz MS051402.RNASeq.141.1.pair2.fastq.gz" calcext:value-type="string">
            <text:p>ln -s ../../RNAseq/Epi_EU07_NI_RNASeq_1_2-365397_S11_L001_R2_001.fastq.gz MS051402.RNASeq.141.1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09_Flu_RNASeq_1_2-365400_S14_L001_R1_001.fastq.gz</text:p>
          </table:table-cell>
          <table:table-cell table:style-name="ce3" table:formula="of:=MID([.B700]; 5; 4)" office:value-type="string" office:string-value="EU09" calcext:value-type="string">
            <text:p>EU09</text:p>
          </table:table-cell>
          <table:table-cell table:style-name="ce3" table:formula="of:=IF(ISERROR(FIND(&quot;Flu&quot;; [.B700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700]; &quot;_&quot;; [.D700]); ['file:///home/assez/Documents/projectDocs/EMC_Barreiro/allEMC_Barreiro.ods'#$EMC_Barreiro.$D$51:.$J$128];7)" office:value-type="string" office:string-value="MS051501" calcext:value-type="string">
            <text:p>MS051501</text:p>
          </table:table-cell>
          <table:table-cell table:style-name="ce3" office:value-type="float" office:value="141" calcext:value-type="float">
            <text:p>14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700]; &quot;.&quot;; [.$A$609]; &quot;.&quot;; [.F700]; &quot;.&quot;; [.G700]; &quot;.&quot;; &quot;pair&quot;; [.H700]; &quot;.fastq.gz&quot;)" office:value-type="string" office:string-value="MS051501.RNASeq.141.1.pair1.fastq.gz" calcext:value-type="string">
            <text:p>MS051501.RNASeq.141.1.pair1.fastq.gz</text:p>
          </table:table-cell>
          <table:table-cell table:formula="of:=CONCATENATE(&quot;ln -s ../../RNAseq/&quot;; [.B700]; &quot; &quot;; [.I700])" office:value-type="string" office:string-value="ln -s ../../RNAseq/Epi_EU09_Flu_RNASeq_1_2-365400_S14_L001_R1_001.fastq.gz MS051501.RNASeq.141.1.pair1.fastq.gz" calcext:value-type="string">
            <text:p>ln -s ../../RNAseq/Epi_EU09_Flu_RNASeq_1_2-365400_S14_L001_R1_001.fastq.gz MS051501.RNASeq.141.1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09_Flu_RNASeq_1_2-365400_S14_L001_R2_001.fastq.gz</text:p>
          </table:table-cell>
          <table:table-cell table:style-name="ce3" table:formula="of:=MID([.B701]; 5; 4)" office:value-type="string" office:string-value="EU09" calcext:value-type="string">
            <text:p>EU09</text:p>
          </table:table-cell>
          <table:table-cell table:style-name="ce3" table:formula="of:=IF(ISERROR(FIND(&quot;Flu&quot;; [.B701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701]; &quot;_&quot;; [.D701]); ['file:///home/assez/Documents/projectDocs/EMC_Barreiro/allEMC_Barreiro.ods'#$EMC_Barreiro.$D$51:.$J$128];7)" office:value-type="string" office:string-value="MS051501" calcext:value-type="string">
            <text:p>MS051501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701]; &quot;.&quot;; [.$A$609]; &quot;.&quot;; [.F701]; &quot;.&quot;; [.G701]; &quot;.&quot;; &quot;pair&quot;; [.H701]; &quot;.fastq.gz&quot;)" office:value-type="string" office:string-value="MS051501.RNASeq.141.1.pair2.fastq.gz" calcext:value-type="string">
            <text:p>MS051501.RNASeq.141.1.pair2.fastq.gz</text:p>
          </table:table-cell>
          <table:table-cell table:formula="of:=CONCATENATE(&quot;ln -s ../../RNAseq/&quot;; [.B701]; &quot; &quot;; [.I701])" office:value-type="string" office:string-value="ln -s ../../RNAseq/Epi_EU09_Flu_RNASeq_1_2-365400_S14_L001_R2_001.fastq.gz MS051501.RNASeq.141.1.pair2.fastq.gz" calcext:value-type="string">
            <text:p>ln -s ../../RNAseq/Epi_EU09_Flu_RNASeq_1_2-365400_S14_L001_R2_001.fastq.gz MS051501.RNASeq.141.1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09_NI_RNASeq_1_2-365399_S13_L001_R1_001.fastq.gz</text:p>
          </table:table-cell>
          <table:table-cell table:style-name="ce3" table:formula="of:=MID([.B702]; 5; 4)" office:value-type="string" office:string-value="EU09" calcext:value-type="string">
            <text:p>EU09</text:p>
          </table:table-cell>
          <table:table-cell table:style-name="ce3" table:formula="of:=IF(ISERROR(FIND(&quot;Flu&quot;; [.B702]; 1)); &quot;NI&quot;; &quot;Flu&quot;)" office:value-type="string" office:string-value="NI" calcext:value-type="string">
            <text:p>NI</text:p>
          </table:table-cell>
          <table:table-cell table:style-name="ce3" table:formula="of:=VLOOKUP(CONCATENATE([.C702]; &quot;_&quot;; [.D702]); ['file:///home/assez/Documents/projectDocs/EMC_Barreiro/allEMC_Barreiro.ods'#$EMC_Barreiro.$D$51:.$J$128];7)" office:value-type="string" office:string-value="MS051502" calcext:value-type="string">
            <text:p>MS051502</text:p>
          </table:table-cell>
          <table:table-cell table:style-name="ce3" office:value-type="float" office:value="141" calcext:value-type="float">
            <text:p>14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702]; &quot;.&quot;; [.$A$609]; &quot;.&quot;; [.F702]; &quot;.&quot;; [.G702]; &quot;.&quot;; &quot;pair&quot;; [.H702]; &quot;.fastq.gz&quot;)" office:value-type="string" office:string-value="MS051502.RNASeq.141.1.pair1.fastq.gz" calcext:value-type="string">
            <text:p>MS051502.RNASeq.141.1.pair1.fastq.gz</text:p>
          </table:table-cell>
          <table:table-cell table:formula="of:=CONCATENATE(&quot;ln -s ../../RNAseq/&quot;; [.B702]; &quot; &quot;; [.I702])" office:value-type="string" office:string-value="ln -s ../../RNAseq/Epi_EU09_NI_RNASeq_1_2-365399_S13_L001_R1_001.fastq.gz MS051502.RNASeq.141.1.pair1.fastq.gz" calcext:value-type="string">
            <text:p>ln -s ../../RNAseq/Epi_EU09_NI_RNASeq_1_2-365399_S13_L001_R1_001.fastq.gz MS051502.RNASeq.141.1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09_NI_RNASeq_1_2-365399_S13_L001_R2_001.fastq.gz</text:p>
          </table:table-cell>
          <table:table-cell table:style-name="ce3" table:formula="of:=MID([.B703]; 5; 4)" office:value-type="string" office:string-value="EU09" calcext:value-type="string">
            <text:p>EU09</text:p>
          </table:table-cell>
          <table:table-cell table:style-name="ce3" table:formula="of:=IF(ISERROR(FIND(&quot;Flu&quot;; [.B703]; 1)); &quot;NI&quot;; &quot;Flu&quot;)" office:value-type="string" office:string-value="NI" calcext:value-type="string">
            <text:p>NI</text:p>
          </table:table-cell>
          <table:table-cell table:style-name="ce3" table:formula="of:=VLOOKUP(CONCATENATE([.C703]; &quot;_&quot;; [.D703]); ['file:///home/assez/Documents/projectDocs/EMC_Barreiro/allEMC_Barreiro.ods'#$EMC_Barreiro.$D$51:.$J$128];7)" office:value-type="string" office:string-value="MS051502" calcext:value-type="string">
            <text:p>MS051502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703]; &quot;.&quot;; [.$A$609]; &quot;.&quot;; [.F703]; &quot;.&quot;; [.G703]; &quot;.&quot;; &quot;pair&quot;; [.H703]; &quot;.fastq.gz&quot;)" office:value-type="string" office:string-value="MS051502.RNASeq.141.1.pair2.fastq.gz" calcext:value-type="string">
            <text:p>MS051502.RNASeq.141.1.pair2.fastq.gz</text:p>
          </table:table-cell>
          <table:table-cell table:formula="of:=CONCATENATE(&quot;ln -s ../../RNAseq/&quot;; [.B703]; &quot; &quot;; [.I703])" office:value-type="string" office:string-value="ln -s ../../RNAseq/Epi_EU09_NI_RNASeq_1_2-365399_S13_L001_R2_001.fastq.gz MS051502.RNASeq.141.1.pair2.fastq.gz" calcext:value-type="string">
            <text:p>ln -s ../../RNAseq/Epi_EU09_NI_RNASeq_1_2-365399_S13_L001_R2_001.fastq.gz MS051502.RNASeq.141.1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13_Flu_RNASeq_1_2-365452_S16_L001_R1_001.fastq.gz</text:p>
          </table:table-cell>
          <table:table-cell table:style-name="ce3" table:formula="of:=MID([.B704]; 5; 4)" office:value-type="string" office:string-value="EU13" calcext:value-type="string">
            <text:p>EU13</text:p>
          </table:table-cell>
          <table:table-cell table:style-name="ce3" table:formula="of:=IF(ISERROR(FIND(&quot;Flu&quot;; [.B704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704]; &quot;_&quot;; [.D704]); ['file:///home/assez/Documents/projectDocs/EMC_Barreiro/allEMC_Barreiro.ods'#$EMC_Barreiro.$D$51:.$J$128];7)" office:value-type="string" office:string-value="MS051601" calcext:value-type="string">
            <text:p>MS051601</text:p>
          </table:table-cell>
          <table:table-cell table:style-name="ce3" office:value-type="float" office:value="141" calcext:value-type="float">
            <text:p>14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704]; &quot;.&quot;; [.$A$609]; &quot;.&quot;; [.F704]; &quot;.&quot;; [.G704]; &quot;.&quot;; &quot;pair&quot;; [.H704]; &quot;.fastq.gz&quot;)" office:value-type="string" office:string-value="MS051601.RNASeq.141.1.pair1.fastq.gz" calcext:value-type="string">
            <text:p>MS051601.RNASeq.141.1.pair1.fastq.gz</text:p>
          </table:table-cell>
          <table:table-cell table:formula="of:=CONCATENATE(&quot;ln -s ../../RNAseq/&quot;; [.B704]; &quot; &quot;; [.I704])" office:value-type="string" office:string-value="ln -s ../../RNAseq/Epi_EU13_Flu_RNASeq_1_2-365452_S16_L001_R1_001.fastq.gz MS051601.RNASeq.141.1.pair1.fastq.gz" calcext:value-type="string">
            <text:p>ln -s ../../RNAseq/Epi_EU13_Flu_RNASeq_1_2-365452_S16_L001_R1_001.fastq.gz MS051601.RNASeq.141.1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13_Flu_RNASeq_1_2-365452_S16_L001_R2_001.fastq.gz</text:p>
          </table:table-cell>
          <table:table-cell table:style-name="ce3" table:formula="of:=MID([.B705]; 5; 4)" office:value-type="string" office:string-value="EU13" calcext:value-type="string">
            <text:p>EU13</text:p>
          </table:table-cell>
          <table:table-cell table:style-name="ce3" table:formula="of:=IF(ISERROR(FIND(&quot;Flu&quot;; [.B705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705]; &quot;_&quot;; [.D705]); ['file:///home/assez/Documents/projectDocs/EMC_Barreiro/allEMC_Barreiro.ods'#$EMC_Barreiro.$D$51:.$J$128];7)" office:value-type="string" office:string-value="MS051601" calcext:value-type="string">
            <text:p>MS051601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705]; &quot;.&quot;; [.$A$609]; &quot;.&quot;; [.F705]; &quot;.&quot;; [.G705]; &quot;.&quot;; &quot;pair&quot;; [.H705]; &quot;.fastq.gz&quot;)" office:value-type="string" office:string-value="MS051601.RNASeq.141.1.pair2.fastq.gz" calcext:value-type="string">
            <text:p>MS051601.RNASeq.141.1.pair2.fastq.gz</text:p>
          </table:table-cell>
          <table:table-cell table:formula="of:=CONCATENATE(&quot;ln -s ../../RNAseq/&quot;; [.B705]; &quot; &quot;; [.I705])" office:value-type="string" office:string-value="ln -s ../../RNAseq/Epi_EU13_Flu_RNASeq_1_2-365452_S16_L001_R2_001.fastq.gz MS051601.RNASeq.141.1.pair2.fastq.gz" calcext:value-type="string">
            <text:p>ln -s ../../RNAseq/Epi_EU13_Flu_RNASeq_1_2-365452_S16_L001_R2_001.fastq.gz MS051601.RNASeq.141.1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13_NI_RNASeq_1_2-365451_S15_L001_R1_001.fastq.gz</text:p>
          </table:table-cell>
          <table:table-cell table:style-name="ce3" table:formula="of:=MID([.B706]; 5; 4)" office:value-type="string" office:string-value="EU13" calcext:value-type="string">
            <text:p>EU13</text:p>
          </table:table-cell>
          <table:table-cell table:style-name="ce3" table:formula="of:=IF(ISERROR(FIND(&quot;Flu&quot;; [.B706]; 1)); &quot;NI&quot;; &quot;Flu&quot;)" office:value-type="string" office:string-value="NI" calcext:value-type="string">
            <text:p>NI</text:p>
          </table:table-cell>
          <table:table-cell table:style-name="ce3" table:formula="of:=VLOOKUP(CONCATENATE([.C706]; &quot;_&quot;; [.D706]); ['file:///home/assez/Documents/projectDocs/EMC_Barreiro/allEMC_Barreiro.ods'#$EMC_Barreiro.$D$51:.$J$128];7)" office:value-type="string" office:string-value="MS051602" calcext:value-type="string">
            <text:p>MS051602</text:p>
          </table:table-cell>
          <table:table-cell table:style-name="ce3" office:value-type="float" office:value="141" calcext:value-type="float">
            <text:p>14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706]; &quot;.&quot;; [.$A$609]; &quot;.&quot;; [.F706]; &quot;.&quot;; [.G706]; &quot;.&quot;; &quot;pair&quot;; [.H706]; &quot;.fastq.gz&quot;)" office:value-type="string" office:string-value="MS051602.RNASeq.141.1.pair1.fastq.gz" calcext:value-type="string">
            <text:p>MS051602.RNASeq.141.1.pair1.fastq.gz</text:p>
          </table:table-cell>
          <table:table-cell table:formula="of:=CONCATENATE(&quot;ln -s ../../RNAseq/&quot;; [.B706]; &quot; &quot;; [.I706])" office:value-type="string" office:string-value="ln -s ../../RNAseq/Epi_EU13_NI_RNASeq_1_2-365451_S15_L001_R1_001.fastq.gz MS051602.RNASeq.141.1.pair1.fastq.gz" calcext:value-type="string">
            <text:p>ln -s ../../RNAseq/Epi_EU13_NI_RNASeq_1_2-365451_S15_L001_R1_001.fastq.gz MS051602.RNASeq.141.1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13_NI_RNASeq_1_2-365451_S15_L001_R2_001.fastq.gz</text:p>
          </table:table-cell>
          <table:table-cell table:style-name="ce3" table:formula="of:=MID([.B707]; 5; 4)" office:value-type="string" office:string-value="EU13" calcext:value-type="string">
            <text:p>EU13</text:p>
          </table:table-cell>
          <table:table-cell table:style-name="ce3" table:formula="of:=IF(ISERROR(FIND(&quot;Flu&quot;; [.B707]; 1)); &quot;NI&quot;; &quot;Flu&quot;)" office:value-type="string" office:string-value="NI" calcext:value-type="string">
            <text:p>NI</text:p>
          </table:table-cell>
          <table:table-cell table:style-name="ce3" table:formula="of:=VLOOKUP(CONCATENATE([.C707]; &quot;_&quot;; [.D707]); ['file:///home/assez/Documents/projectDocs/EMC_Barreiro/allEMC_Barreiro.ods'#$EMC_Barreiro.$D$51:.$J$128];7)" office:value-type="string" office:string-value="MS051602" calcext:value-type="string">
            <text:p>MS051602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707]; &quot;.&quot;; [.$A$609]; &quot;.&quot;; [.F707]; &quot;.&quot;; [.G707]; &quot;.&quot;; &quot;pair&quot;; [.H707]; &quot;.fastq.gz&quot;)" office:value-type="string" office:string-value="MS051602.RNASeq.141.1.pair2.fastq.gz" calcext:value-type="string">
            <text:p>MS051602.RNASeq.141.1.pair2.fastq.gz</text:p>
          </table:table-cell>
          <table:table-cell table:formula="of:=CONCATENATE(&quot;ln -s ../../RNAseq/&quot;; [.B707]; &quot; &quot;; [.I707])" office:value-type="string" office:string-value="ln -s ../../RNAseq/Epi_EU13_NI_RNASeq_1_2-365451_S15_L001_R2_001.fastq.gz MS051602.RNASeq.141.1.pair2.fastq.gz" calcext:value-type="string">
            <text:p>ln -s ../../RNAseq/Epi_EU13_NI_RNASeq_1_2-365451_S15_L001_R2_001.fastq.gz MS051602.RNASeq.141.1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15_Flu_RNASeq_1_2-365456_S20_L001_R1_001.fastq.gz</text:p>
          </table:table-cell>
          <table:table-cell table:style-name="ce3" table:formula="of:=MID([.B708]; 5; 4)" office:value-type="string" office:string-value="EU15" calcext:value-type="string">
            <text:p>EU15</text:p>
          </table:table-cell>
          <table:table-cell table:style-name="ce3" table:formula="of:=IF(ISERROR(FIND(&quot;Flu&quot;; [.B708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708]; &quot;_&quot;; [.D708]); ['file:///home/assez/Documents/projectDocs/EMC_Barreiro/allEMC_Barreiro.ods'#$EMC_Barreiro.$D$51:.$J$128];7)" office:value-type="string" office:string-value="MS051701" calcext:value-type="string">
            <text:p>MS051701</text:p>
          </table:table-cell>
          <table:table-cell table:style-name="ce3" office:value-type="float" office:value="141" calcext:value-type="float">
            <text:p>14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708]; &quot;.&quot;; [.$A$609]; &quot;.&quot;; [.F708]; &quot;.&quot;; [.G708]; &quot;.&quot;; &quot;pair&quot;; [.H708]; &quot;.fastq.gz&quot;)" office:value-type="string" office:string-value="MS051701.RNASeq.141.1.pair1.fastq.gz" calcext:value-type="string">
            <text:p>MS051701.RNASeq.141.1.pair1.fastq.gz</text:p>
          </table:table-cell>
          <table:table-cell table:formula="of:=CONCATENATE(&quot;ln -s ../../RNAseq/&quot;; [.B708]; &quot; &quot;; [.I708])" office:value-type="string" office:string-value="ln -s ../../RNAseq/Epi_EU15_Flu_RNASeq_1_2-365456_S20_L001_R1_001.fastq.gz MS051701.RNASeq.141.1.pair1.fastq.gz" calcext:value-type="string">
            <text:p>ln -s ../../RNAseq/Epi_EU15_Flu_RNASeq_1_2-365456_S20_L001_R1_001.fastq.gz MS051701.RNASeq.141.1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15_Flu_RNASeq_1_2-365456_S20_L001_R2_001.fastq.gz</text:p>
          </table:table-cell>
          <table:table-cell table:style-name="ce3" table:formula="of:=MID([.B709]; 5; 4)" office:value-type="string" office:string-value="EU15" calcext:value-type="string">
            <text:p>EU15</text:p>
          </table:table-cell>
          <table:table-cell table:style-name="ce3" table:formula="of:=IF(ISERROR(FIND(&quot;Flu&quot;; [.B709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709]; &quot;_&quot;; [.D709]); ['file:///home/assez/Documents/projectDocs/EMC_Barreiro/allEMC_Barreiro.ods'#$EMC_Barreiro.$D$51:.$J$128];7)" office:value-type="string" office:string-value="MS051701" calcext:value-type="string">
            <text:p>MS051701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709]; &quot;.&quot;; [.$A$609]; &quot;.&quot;; [.F709]; &quot;.&quot;; [.G709]; &quot;.&quot;; &quot;pair&quot;; [.H709]; &quot;.fastq.gz&quot;)" office:value-type="string" office:string-value="MS051701.RNASeq.141.1.pair2.fastq.gz" calcext:value-type="string">
            <text:p>MS051701.RNASeq.141.1.pair2.fastq.gz</text:p>
          </table:table-cell>
          <table:table-cell table:formula="of:=CONCATENATE(&quot;ln -s ../../RNAseq/&quot;; [.B709]; &quot; &quot;; [.I709])" office:value-type="string" office:string-value="ln -s ../../RNAseq/Epi_EU15_Flu_RNASeq_1_2-365456_S20_L001_R2_001.fastq.gz MS051701.RNASeq.141.1.pair2.fastq.gz" calcext:value-type="string">
            <text:p>ln -s ../../RNAseq/Epi_EU15_Flu_RNASeq_1_2-365456_S20_L001_R2_001.fastq.gz MS051701.RNASeq.141.1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15_NI_RNASeq_1_2-365455_S19_L001_R1_001.fastq.gz</text:p>
          </table:table-cell>
          <table:table-cell table:style-name="ce3" table:formula="of:=MID([.B710]; 5; 4)" office:value-type="string" office:string-value="EU15" calcext:value-type="string">
            <text:p>EU15</text:p>
          </table:table-cell>
          <table:table-cell table:style-name="ce3" table:formula="of:=IF(ISERROR(FIND(&quot;Flu&quot;; [.B710]; 1)); &quot;NI&quot;; &quot;Flu&quot;)" office:value-type="string" office:string-value="NI" calcext:value-type="string">
            <text:p>NI</text:p>
          </table:table-cell>
          <table:table-cell table:style-name="ce3" table:formula="of:=VLOOKUP(CONCATENATE([.C710]; &quot;_&quot;; [.D710]); ['file:///home/assez/Documents/projectDocs/EMC_Barreiro/allEMC_Barreiro.ods'#$EMC_Barreiro.$D$51:.$J$128];7)" office:value-type="string" office:string-value="MS051702" calcext:value-type="string">
            <text:p>MS051702</text:p>
          </table:table-cell>
          <table:table-cell table:style-name="ce3" office:value-type="float" office:value="141" calcext:value-type="float">
            <text:p>14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710]; &quot;.&quot;; [.$A$609]; &quot;.&quot;; [.F710]; &quot;.&quot;; [.G710]; &quot;.&quot;; &quot;pair&quot;; [.H710]; &quot;.fastq.gz&quot;)" office:value-type="string" office:string-value="MS051702.RNASeq.141.1.pair1.fastq.gz" calcext:value-type="string">
            <text:p>MS051702.RNASeq.141.1.pair1.fastq.gz</text:p>
          </table:table-cell>
          <table:table-cell table:formula="of:=CONCATENATE(&quot;ln -s ../../RNAseq/&quot;; [.B710]; &quot; &quot;; [.I710])" office:value-type="string" office:string-value="ln -s ../../RNAseq/Epi_EU15_NI_RNASeq_1_2-365455_S19_L001_R1_001.fastq.gz MS051702.RNASeq.141.1.pair1.fastq.gz" calcext:value-type="string">
            <text:p>ln -s ../../RNAseq/Epi_EU15_NI_RNASeq_1_2-365455_S19_L001_R1_001.fastq.gz MS051702.RNASeq.141.1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15_NI_RNASeq_1_2-365455_S19_L001_R2_001.fastq.gz</text:p>
          </table:table-cell>
          <table:table-cell table:style-name="ce3" table:formula="of:=MID([.B711]; 5; 4)" office:value-type="string" office:string-value="EU15" calcext:value-type="string">
            <text:p>EU15</text:p>
          </table:table-cell>
          <table:table-cell table:style-name="ce3" table:formula="of:=IF(ISERROR(FIND(&quot;Flu&quot;; [.B711]; 1)); &quot;NI&quot;; &quot;Flu&quot;)" office:value-type="string" office:string-value="NI" calcext:value-type="string">
            <text:p>NI</text:p>
          </table:table-cell>
          <table:table-cell table:style-name="ce3" table:formula="of:=VLOOKUP(CONCATENATE([.C711]; &quot;_&quot;; [.D711]); ['file:///home/assez/Documents/projectDocs/EMC_Barreiro/allEMC_Barreiro.ods'#$EMC_Barreiro.$D$51:.$J$128];7)" office:value-type="string" office:string-value="MS051702" calcext:value-type="string">
            <text:p>MS051702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711]; &quot;.&quot;; [.$A$609]; &quot;.&quot;; [.F711]; &quot;.&quot;; [.G711]; &quot;.&quot;; &quot;pair&quot;; [.H711]; &quot;.fastq.gz&quot;)" office:value-type="string" office:string-value="MS051702.RNASeq.141.1.pair2.fastq.gz" calcext:value-type="string">
            <text:p>MS051702.RNASeq.141.1.pair2.fastq.gz</text:p>
          </table:table-cell>
          <table:table-cell table:formula="of:=CONCATENATE(&quot;ln -s ../../RNAseq/&quot;; [.B711]; &quot; &quot;; [.I711])" office:value-type="string" office:string-value="ln -s ../../RNAseq/Epi_EU15_NI_RNASeq_1_2-365455_S19_L001_R2_001.fastq.gz MS051702.RNASeq.141.1.pair2.fastq.gz" calcext:value-type="string">
            <text:p>ln -s ../../RNAseq/Epi_EU15_NI_RNASeq_1_2-365455_S19_L001_R2_001.fastq.gz MS051702.RNASeq.141.1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17_Flu_RNASeq_1_2-365458_S22_L001_R1_001.fastq.gz</text:p>
          </table:table-cell>
          <table:table-cell table:style-name="ce3" table:formula="of:=MID([.B712]; 5; 4)" office:value-type="string" office:string-value="EU17" calcext:value-type="string">
            <text:p>EU17</text:p>
          </table:table-cell>
          <table:table-cell table:style-name="ce3" table:formula="of:=IF(ISERROR(FIND(&quot;Flu&quot;; [.B712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712]; &quot;_&quot;; [.D712]); ['file:///home/assez/Documents/projectDocs/EMC_Barreiro/allEMC_Barreiro.ods'#$EMC_Barreiro.$D$51:.$J$128];7)" office:value-type="string" office:string-value="MS051801" calcext:value-type="string">
            <text:p>MS051801</text:p>
          </table:table-cell>
          <table:table-cell table:style-name="ce3" office:value-type="float" office:value="141" calcext:value-type="float">
            <text:p>14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712]; &quot;.&quot;; [.$A$609]; &quot;.&quot;; [.F712]; &quot;.&quot;; [.G712]; &quot;.&quot;; &quot;pair&quot;; [.H712]; &quot;.fastq.gz&quot;)" office:value-type="string" office:string-value="MS051801.RNASeq.141.1.pair1.fastq.gz" calcext:value-type="string">
            <text:p>MS051801.RNASeq.141.1.pair1.fastq.gz</text:p>
          </table:table-cell>
          <table:table-cell table:formula="of:=CONCATENATE(&quot;ln -s ../../RNAseq/&quot;; [.B712]; &quot; &quot;; [.I712])" office:value-type="string" office:string-value="ln -s ../../RNAseq/Epi_EU17_Flu_RNASeq_1_2-365458_S22_L001_R1_001.fastq.gz MS051801.RNASeq.141.1.pair1.fastq.gz" calcext:value-type="string">
            <text:p>ln -s ../../RNAseq/Epi_EU17_Flu_RNASeq_1_2-365458_S22_L001_R1_001.fastq.gz MS051801.RNASeq.141.1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17_Flu_RNASeq_1_2-365458_S22_L001_R2_001.fastq.gz</text:p>
          </table:table-cell>
          <table:table-cell table:style-name="ce3" table:formula="of:=MID([.B713]; 5; 4)" office:value-type="string" office:string-value="EU17" calcext:value-type="string">
            <text:p>EU17</text:p>
          </table:table-cell>
          <table:table-cell table:style-name="ce3" table:formula="of:=IF(ISERROR(FIND(&quot;Flu&quot;; [.B713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713]; &quot;_&quot;; [.D713]); ['file:///home/assez/Documents/projectDocs/EMC_Barreiro/allEMC_Barreiro.ods'#$EMC_Barreiro.$D$51:.$J$128];7)" office:value-type="string" office:string-value="MS051801" calcext:value-type="string">
            <text:p>MS051801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713]; &quot;.&quot;; [.$A$609]; &quot;.&quot;; [.F713]; &quot;.&quot;; [.G713]; &quot;.&quot;; &quot;pair&quot;; [.H713]; &quot;.fastq.gz&quot;)" office:value-type="string" office:string-value="MS051801.RNASeq.141.1.pair2.fastq.gz" calcext:value-type="string">
            <text:p>MS051801.RNASeq.141.1.pair2.fastq.gz</text:p>
          </table:table-cell>
          <table:table-cell table:formula="of:=CONCATENATE(&quot;ln -s ../../RNAseq/&quot;; [.B713]; &quot; &quot;; [.I713])" office:value-type="string" office:string-value="ln -s ../../RNAseq/Epi_EU17_Flu_RNASeq_1_2-365458_S22_L001_R2_001.fastq.gz MS051801.RNASeq.141.1.pair2.fastq.gz" calcext:value-type="string">
            <text:p>ln -s ../../RNAseq/Epi_EU17_Flu_RNASeq_1_2-365458_S22_L001_R2_001.fastq.gz MS051801.RNASeq.141.1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17_NI_RNASeq_1_2-365457_S21_L001_R1_001.fastq.gz</text:p>
          </table:table-cell>
          <table:table-cell table:style-name="ce3" table:formula="of:=MID([.B714]; 5; 4)" office:value-type="string" office:string-value="EU17" calcext:value-type="string">
            <text:p>EU17</text:p>
          </table:table-cell>
          <table:table-cell table:style-name="ce3" table:formula="of:=IF(ISERROR(FIND(&quot;Flu&quot;; [.B714]; 1)); &quot;NI&quot;; &quot;Flu&quot;)" office:value-type="string" office:string-value="NI" calcext:value-type="string">
            <text:p>NI</text:p>
          </table:table-cell>
          <table:table-cell table:style-name="ce3" table:formula="of:=VLOOKUP(CONCATENATE([.C714]; &quot;_&quot;; [.D714]); ['file:///home/assez/Documents/projectDocs/EMC_Barreiro/allEMC_Barreiro.ods'#$EMC_Barreiro.$D$51:.$J$128];7)" office:value-type="string" office:string-value="MS051802" calcext:value-type="string">
            <text:p>MS051802</text:p>
          </table:table-cell>
          <table:table-cell table:style-name="ce3" office:value-type="float" office:value="141" calcext:value-type="float">
            <text:p>14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714]; &quot;.&quot;; [.$A$609]; &quot;.&quot;; [.F714]; &quot;.&quot;; [.G714]; &quot;.&quot;; &quot;pair&quot;; [.H714]; &quot;.fastq.gz&quot;)" office:value-type="string" office:string-value="MS051802.RNASeq.141.1.pair1.fastq.gz" calcext:value-type="string">
            <text:p>MS051802.RNASeq.141.1.pair1.fastq.gz</text:p>
          </table:table-cell>
          <table:table-cell table:formula="of:=CONCATENATE(&quot;ln -s ../../RNAseq/&quot;; [.B714]; &quot; &quot;; [.I714])" office:value-type="string" office:string-value="ln -s ../../RNAseq/Epi_EU17_NI_RNASeq_1_2-365457_S21_L001_R1_001.fastq.gz MS051802.RNASeq.141.1.pair1.fastq.gz" calcext:value-type="string">
            <text:p>ln -s ../../RNAseq/Epi_EU17_NI_RNASeq_1_2-365457_S21_L001_R1_001.fastq.gz MS051802.RNASeq.141.1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17_NI_RNASeq_1_2-365457_S21_L001_R2_001.fastq.gz</text:p>
          </table:table-cell>
          <table:table-cell table:style-name="ce3" table:formula="of:=MID([.B715]; 5; 4)" office:value-type="string" office:string-value="EU17" calcext:value-type="string">
            <text:p>EU17</text:p>
          </table:table-cell>
          <table:table-cell table:style-name="ce3" table:formula="of:=IF(ISERROR(FIND(&quot;Flu&quot;; [.B715]; 1)); &quot;NI&quot;; &quot;Flu&quot;)" office:value-type="string" office:string-value="NI" calcext:value-type="string">
            <text:p>NI</text:p>
          </table:table-cell>
          <table:table-cell table:style-name="ce3" table:formula="of:=VLOOKUP(CONCATENATE([.C715]; &quot;_&quot;; [.D715]); ['file:///home/assez/Documents/projectDocs/EMC_Barreiro/allEMC_Barreiro.ods'#$EMC_Barreiro.$D$51:.$J$128];7)" office:value-type="string" office:string-value="MS051802" calcext:value-type="string">
            <text:p>MS051802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715]; &quot;.&quot;; [.$A$609]; &quot;.&quot;; [.F715]; &quot;.&quot;; [.G715]; &quot;.&quot;; &quot;pair&quot;; [.H715]; &quot;.fastq.gz&quot;)" office:value-type="string" office:string-value="MS051802.RNASeq.141.1.pair2.fastq.gz" calcext:value-type="string">
            <text:p>MS051802.RNASeq.141.1.pair2.fastq.gz</text:p>
          </table:table-cell>
          <table:table-cell table:formula="of:=CONCATENATE(&quot;ln -s ../../RNAseq/&quot;; [.B715]; &quot; &quot;; [.I715])" office:value-type="string" office:string-value="ln -s ../../RNAseq/Epi_EU17_NI_RNASeq_1_2-365457_S21_L001_R2_001.fastq.gz MS051802.RNASeq.141.1.pair2.fastq.gz" calcext:value-type="string">
            <text:p>ln -s ../../RNAseq/Epi_EU17_NI_RNASeq_1_2-365457_S21_L001_R2_001.fastq.gz MS051802.RNASeq.141.1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19_Flu_RNASeq_1_2-365462_S4_L002_R1_001.fastq.gz</text:p>
          </table:table-cell>
          <table:table-cell table:style-name="ce3" table:formula="of:=MID([.B716]; 5; 4)" office:value-type="string" office:string-value="EU19" calcext:value-type="string">
            <text:p>EU19</text:p>
          </table:table-cell>
          <table:table-cell table:style-name="ce3" table:formula="of:=IF(ISERROR(FIND(&quot;Flu&quot;; [.B716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716]; &quot;_&quot;; [.D716]); ['file:///home/assez/Documents/projectDocs/EMC_Barreiro/allEMC_Barreiro.ods'#$EMC_Barreiro.$D$51:.$J$128];7)" office:value-type="string" office:string-value="MS051901" calcext:value-type="string">
            <text:p>MS051901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716]; &quot;.&quot;; [.$A$609]; &quot;.&quot;; [.F716]; &quot;.&quot;; [.G716]; &quot;.&quot;; &quot;pair&quot;; [.H716]; &quot;.fastq.gz&quot;)" office:value-type="string" office:string-value="MS051901.RNASeq.141.2.pair1.fastq.gz" calcext:value-type="string">
            <text:p>MS051901.RNASeq.141.2.pair1.fastq.gz</text:p>
          </table:table-cell>
          <table:table-cell table:formula="of:=CONCATENATE(&quot;ln -s ../../RNAseq/&quot;; [.B716]; &quot; &quot;; [.I716])" office:value-type="string" office:string-value="ln -s ../../RNAseq/Epi_EU19_Flu_RNASeq_1_2-365462_S4_L002_R1_001.fastq.gz MS051901.RNASeq.141.2.pair1.fastq.gz" calcext:value-type="string">
            <text:p>ln -s ../../RNAseq/Epi_EU19_Flu_RNASeq_1_2-365462_S4_L002_R1_001.fastq.gz MS051901.RNASeq.141.2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19_Flu_RNASeq_1_2-365462_S4_L002_R2_001.fastq.gz</text:p>
          </table:table-cell>
          <table:table-cell table:style-name="ce3" table:formula="of:=MID([.B717]; 5; 4)" office:value-type="string" office:string-value="EU19" calcext:value-type="string">
            <text:p>EU19</text:p>
          </table:table-cell>
          <table:table-cell table:style-name="ce3" table:formula="of:=IF(ISERROR(FIND(&quot;Flu&quot;; [.B717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717]; &quot;_&quot;; [.D717]); ['file:///home/assez/Documents/projectDocs/EMC_Barreiro/allEMC_Barreiro.ods'#$EMC_Barreiro.$D$51:.$J$128];7)" office:value-type="string" office:string-value="MS051901" calcext:value-type="string">
            <text:p>MS051901</text:p>
          </table:table-cell>
          <table:table-cell table:style-name="ce3" office:value-type="float" office:value="141" calcext:value-type="float">
            <text:p>14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9" table:formula="of:=CONCATENATE([.E717]; &quot;.&quot;; [.$A$609]; &quot;.&quot;; [.F717]; &quot;.&quot;; [.G717]; &quot;.&quot;; &quot;pair&quot;; [.H717]; &quot;.fastq.gz&quot;)" office:value-type="string" office:string-value="MS051901.RNASeq.141.2.pair2.fastq.gz" calcext:value-type="string">
            <text:p>MS051901.RNASeq.141.2.pair2.fastq.gz</text:p>
          </table:table-cell>
          <table:table-cell table:formula="of:=CONCATENATE(&quot;ln -s ../../RNAseq/&quot;; [.B717]; &quot; &quot;; [.I717])" office:value-type="string" office:string-value="ln -s ../../RNAseq/Epi_EU19_Flu_RNASeq_1_2-365462_S4_L002_R2_001.fastq.gz MS051901.RNASeq.141.2.pair2.fastq.gz" calcext:value-type="string">
            <text:p>ln -s ../../RNAseq/Epi_EU19_Flu_RNASeq_1_2-365462_S4_L002_R2_001.fastq.gz MS051901.RNASeq.141.2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19_NI_RNASeq_1_2-365461_S3_L002_R1_001.fastq.gz</text:p>
          </table:table-cell>
          <table:table-cell table:style-name="ce3" table:formula="of:=MID([.B718]; 5; 4)" office:value-type="string" office:string-value="EU19" calcext:value-type="string">
            <text:p>EU19</text:p>
          </table:table-cell>
          <table:table-cell table:style-name="ce3" table:formula="of:=IF(ISERROR(FIND(&quot;Flu&quot;; [.B718]; 1)); &quot;NI&quot;; &quot;Flu&quot;)" office:value-type="string" office:string-value="NI" calcext:value-type="string">
            <text:p>NI</text:p>
          </table:table-cell>
          <table:table-cell table:style-name="ce3" table:formula="of:=VLOOKUP(CONCATENATE([.C718]; &quot;_&quot;; [.D718]); ['file:///home/assez/Documents/projectDocs/EMC_Barreiro/allEMC_Barreiro.ods'#$EMC_Barreiro.$D$51:.$J$128];7)" office:value-type="string" office:string-value="MS051902" calcext:value-type="string">
            <text:p>MS051902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718]; &quot;.&quot;; [.$A$609]; &quot;.&quot;; [.F718]; &quot;.&quot;; [.G718]; &quot;.&quot;; &quot;pair&quot;; [.H718]; &quot;.fastq.gz&quot;)" office:value-type="string" office:string-value="MS051902.RNASeq.141.2.pair1.fastq.gz" calcext:value-type="string">
            <text:p>MS051902.RNASeq.141.2.pair1.fastq.gz</text:p>
          </table:table-cell>
          <table:table-cell table:formula="of:=CONCATENATE(&quot;ln -s ../../RNAseq/&quot;; [.B718]; &quot; &quot;; [.I718])" office:value-type="string" office:string-value="ln -s ../../RNAseq/Epi_EU19_NI_RNASeq_1_2-365461_S3_L002_R1_001.fastq.gz MS051902.RNASeq.141.2.pair1.fastq.gz" calcext:value-type="string">
            <text:p>ln -s ../../RNAseq/Epi_EU19_NI_RNASeq_1_2-365461_S3_L002_R1_001.fastq.gz MS051902.RNASeq.141.2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19_NI_RNASeq_1_2-365461_S3_L002_R2_001.fastq.gz</text:p>
          </table:table-cell>
          <table:table-cell table:style-name="ce3" table:formula="of:=MID([.B719]; 5; 4)" office:value-type="string" office:string-value="EU19" calcext:value-type="string">
            <text:p>EU19</text:p>
          </table:table-cell>
          <table:table-cell table:style-name="ce3" table:formula="of:=IF(ISERROR(FIND(&quot;Flu&quot;; [.B719]; 1)); &quot;NI&quot;; &quot;Flu&quot;)" office:value-type="string" office:string-value="NI" calcext:value-type="string">
            <text:p>NI</text:p>
          </table:table-cell>
          <table:table-cell table:style-name="ce3" table:formula="of:=VLOOKUP(CONCATENATE([.C719]; &quot;_&quot;; [.D719]); ['file:///home/assez/Documents/projectDocs/EMC_Barreiro/allEMC_Barreiro.ods'#$EMC_Barreiro.$D$51:.$J$128];7)" office:value-type="string" office:string-value="MS051902" calcext:value-type="string">
            <text:p>MS051902</text:p>
          </table:table-cell>
          <table:table-cell table:style-name="ce3" office:value-type="float" office:value="141" calcext:value-type="float">
            <text:p>14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9" table:formula="of:=CONCATENATE([.E719]; &quot;.&quot;; [.$A$609]; &quot;.&quot;; [.F719]; &quot;.&quot;; [.G719]; &quot;.&quot;; &quot;pair&quot;; [.H719]; &quot;.fastq.gz&quot;)" office:value-type="string" office:string-value="MS051902.RNASeq.141.2.pair2.fastq.gz" calcext:value-type="string">
            <text:p>MS051902.RNASeq.141.2.pair2.fastq.gz</text:p>
          </table:table-cell>
          <table:table-cell table:formula="of:=CONCATENATE(&quot;ln -s ../../RNAseq/&quot;; [.B719]; &quot; &quot;; [.I719])" office:value-type="string" office:string-value="ln -s ../../RNAseq/Epi_EU19_NI_RNASeq_1_2-365461_S3_L002_R2_001.fastq.gz MS051902.RNASeq.141.2.pair2.fastq.gz" calcext:value-type="string">
            <text:p>ln -s ../../RNAseq/Epi_EU19_NI_RNASeq_1_2-365461_S3_L002_R2_001.fastq.gz MS051902.RNASeq.141.2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21_Flu_RNASeq_1_2-365464_S6_L002_R1_001.fastq.gz</text:p>
          </table:table-cell>
          <table:table-cell table:style-name="ce3" table:formula="of:=MID([.B720]; 5; 4)" office:value-type="string" office:string-value="EU21" calcext:value-type="string">
            <text:p>EU21</text:p>
          </table:table-cell>
          <table:table-cell table:style-name="ce3" table:formula="of:=IF(ISERROR(FIND(&quot;Flu&quot;; [.B720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720]; &quot;_&quot;; [.D720]); ['file:///home/assez/Documents/projectDocs/EMC_Barreiro/allEMC_Barreiro.ods'#$EMC_Barreiro.$D$51:.$J$128];7)" office:value-type="string" office:string-value="MS052001" calcext:value-type="string">
            <text:p>MS052001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720]; &quot;.&quot;; [.$A$609]; &quot;.&quot;; [.F720]; &quot;.&quot;; [.G720]; &quot;.&quot;; &quot;pair&quot;; [.H720]; &quot;.fastq.gz&quot;)" office:value-type="string" office:string-value="MS052001.RNASeq.141.2.pair1.fastq.gz" calcext:value-type="string">
            <text:p>MS052001.RNASeq.141.2.pair1.fastq.gz</text:p>
          </table:table-cell>
          <table:table-cell table:formula="of:=CONCATENATE(&quot;ln -s ../../RNAseq/&quot;; [.B720]; &quot; &quot;; [.I720])" office:value-type="string" office:string-value="ln -s ../../RNAseq/Epi_EU21_Flu_RNASeq_1_2-365464_S6_L002_R1_001.fastq.gz MS052001.RNASeq.141.2.pair1.fastq.gz" calcext:value-type="string">
            <text:p>ln -s ../../RNAseq/Epi_EU21_Flu_RNASeq_1_2-365464_S6_L002_R1_001.fastq.gz MS052001.RNASeq.141.2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21_Flu_RNASeq_1_2-365464_S6_L002_R2_001.fastq.gz</text:p>
          </table:table-cell>
          <table:table-cell table:style-name="ce3" table:formula="of:=MID([.B721]; 5; 4)" office:value-type="string" office:string-value="EU21" calcext:value-type="string">
            <text:p>EU21</text:p>
          </table:table-cell>
          <table:table-cell table:style-name="ce3" table:formula="of:=IF(ISERROR(FIND(&quot;Flu&quot;; [.B721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721]; &quot;_&quot;; [.D721]); ['file:///home/assez/Documents/projectDocs/EMC_Barreiro/allEMC_Barreiro.ods'#$EMC_Barreiro.$D$51:.$J$128];7)" office:value-type="string" office:string-value="MS052001" calcext:value-type="string">
            <text:p>MS052001</text:p>
          </table:table-cell>
          <table:table-cell table:style-name="ce3" office:value-type="float" office:value="141" calcext:value-type="float">
            <text:p>14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9" table:formula="of:=CONCATENATE([.E721]; &quot;.&quot;; [.$A$609]; &quot;.&quot;; [.F721]; &quot;.&quot;; [.G721]; &quot;.&quot;; &quot;pair&quot;; [.H721]; &quot;.fastq.gz&quot;)" office:value-type="string" office:string-value="MS052001.RNASeq.141.2.pair2.fastq.gz" calcext:value-type="string">
            <text:p>MS052001.RNASeq.141.2.pair2.fastq.gz</text:p>
          </table:table-cell>
          <table:table-cell table:formula="of:=CONCATENATE(&quot;ln -s ../../RNAseq/&quot;; [.B721]; &quot; &quot;; [.I721])" office:value-type="string" office:string-value="ln -s ../../RNAseq/Epi_EU21_Flu_RNASeq_1_2-365464_S6_L002_R2_001.fastq.gz MS052001.RNASeq.141.2.pair2.fastq.gz" calcext:value-type="string">
            <text:p>ln -s ../../RNAseq/Epi_EU21_Flu_RNASeq_1_2-365464_S6_L002_R2_001.fastq.gz MS052001.RNASeq.141.2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21_NI_RNASeq_1_2-365463_S5_L002_R1_001.fastq.gz</text:p>
          </table:table-cell>
          <table:table-cell table:style-name="ce3" table:formula="of:=MID([.B722]; 5; 4)" office:value-type="string" office:string-value="EU21" calcext:value-type="string">
            <text:p>EU21</text:p>
          </table:table-cell>
          <table:table-cell table:style-name="ce3" table:formula="of:=IF(ISERROR(FIND(&quot;Flu&quot;; [.B722]; 1)); &quot;NI&quot;; &quot;Flu&quot;)" office:value-type="string" office:string-value="NI" calcext:value-type="string">
            <text:p>NI</text:p>
          </table:table-cell>
          <table:table-cell table:style-name="ce3" table:formula="of:=VLOOKUP(CONCATENATE([.C722]; &quot;_&quot;; [.D722]); ['file:///home/assez/Documents/projectDocs/EMC_Barreiro/allEMC_Barreiro.ods'#$EMC_Barreiro.$D$51:.$J$128];7)" office:value-type="string" office:string-value="MS052002" calcext:value-type="string">
            <text:p>MS052002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722]; &quot;.&quot;; [.$A$609]; &quot;.&quot;; [.F722]; &quot;.&quot;; [.G722]; &quot;.&quot;; &quot;pair&quot;; [.H722]; &quot;.fastq.gz&quot;)" office:value-type="string" office:string-value="MS052002.RNASeq.141.2.pair1.fastq.gz" calcext:value-type="string">
            <text:p>MS052002.RNASeq.141.2.pair1.fastq.gz</text:p>
          </table:table-cell>
          <table:table-cell table:formula="of:=CONCATENATE(&quot;ln -s ../../RNAseq/&quot;; [.B722]; &quot; &quot;; [.I722])" office:value-type="string" office:string-value="ln -s ../../RNAseq/Epi_EU21_NI_RNASeq_1_2-365463_S5_L002_R1_001.fastq.gz MS052002.RNASeq.141.2.pair1.fastq.gz" calcext:value-type="string">
            <text:p>ln -s ../../RNAseq/Epi_EU21_NI_RNASeq_1_2-365463_S5_L002_R1_001.fastq.gz MS052002.RNASeq.141.2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21_NI_RNASeq_1_2-365463_S5_L002_R2_001.fastq.gz</text:p>
          </table:table-cell>
          <table:table-cell table:style-name="ce3" table:formula="of:=MID([.B723]; 5; 4)" office:value-type="string" office:string-value="EU21" calcext:value-type="string">
            <text:p>EU21</text:p>
          </table:table-cell>
          <table:table-cell table:style-name="ce3" table:formula="of:=IF(ISERROR(FIND(&quot;Flu&quot;; [.B723]; 1)); &quot;NI&quot;; &quot;Flu&quot;)" office:value-type="string" office:string-value="NI" calcext:value-type="string">
            <text:p>NI</text:p>
          </table:table-cell>
          <table:table-cell table:style-name="ce3" table:formula="of:=VLOOKUP(CONCATENATE([.C723]; &quot;_&quot;; [.D723]); ['file:///home/assez/Documents/projectDocs/EMC_Barreiro/allEMC_Barreiro.ods'#$EMC_Barreiro.$D$51:.$J$128];7)" office:value-type="string" office:string-value="MS052002" calcext:value-type="string">
            <text:p>MS052002</text:p>
          </table:table-cell>
          <table:table-cell table:style-name="ce3" office:value-type="float" office:value="141" calcext:value-type="float">
            <text:p>14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9" table:formula="of:=CONCATENATE([.E723]; &quot;.&quot;; [.$A$609]; &quot;.&quot;; [.F723]; &quot;.&quot;; [.G723]; &quot;.&quot;; &quot;pair&quot;; [.H723]; &quot;.fastq.gz&quot;)" office:value-type="string" office:string-value="MS052002.RNASeq.141.2.pair2.fastq.gz" calcext:value-type="string">
            <text:p>MS052002.RNASeq.141.2.pair2.fastq.gz</text:p>
          </table:table-cell>
          <table:table-cell table:formula="of:=CONCATENATE(&quot;ln -s ../../RNAseq/&quot;; [.B723]; &quot; &quot;; [.I723])" office:value-type="string" office:string-value="ln -s ../../RNAseq/Epi_EU21_NI_RNASeq_1_2-365463_S5_L002_R2_001.fastq.gz MS052002.RNASeq.141.2.pair2.fastq.gz" calcext:value-type="string">
            <text:p>ln -s ../../RNAseq/Epi_EU21_NI_RNASeq_1_2-365463_S5_L002_R2_001.fastq.gz MS052002.RNASeq.141.2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25_Flu_RNASeq_1_2-365472_S14_L002_R1_001.fastq.gz</text:p>
          </table:table-cell>
          <table:table-cell table:style-name="ce3" table:formula="of:=MID([.B724]; 5; 4)" office:value-type="string" office:string-value="EU25" calcext:value-type="string">
            <text:p>EU25</text:p>
          </table:table-cell>
          <table:table-cell table:style-name="ce3" table:formula="of:=IF(ISERROR(FIND(&quot;Flu&quot;; [.B724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724]; &quot;_&quot;; [.D724]); ['file:///home/assez/Documents/projectDocs/EMC_Barreiro/allEMC_Barreiro.ods'#$EMC_Barreiro.$D$51:.$J$128];7)" office:value-type="string" office:string-value="MS052101" calcext:value-type="string">
            <text:p>MS052101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724]; &quot;.&quot;; [.$A$609]; &quot;.&quot;; [.F724]; &quot;.&quot;; [.G724]; &quot;.&quot;; &quot;pair&quot;; [.H724]; &quot;.fastq.gz&quot;)" office:value-type="string" office:string-value="MS052101.RNASeq.141.2.pair1.fastq.gz" calcext:value-type="string">
            <text:p>MS052101.RNASeq.141.2.pair1.fastq.gz</text:p>
          </table:table-cell>
          <table:table-cell table:formula="of:=CONCATENATE(&quot;ln -s ../../RNAseq/&quot;; [.B724]; &quot; &quot;; [.I724])" office:value-type="string" office:string-value="ln -s ../../RNAseq/Epi_EU25_Flu_RNASeq_1_2-365472_S14_L002_R1_001.fastq.gz MS052101.RNASeq.141.2.pair1.fastq.gz" calcext:value-type="string">
            <text:p>ln -s ../../RNAseq/Epi_EU25_Flu_RNASeq_1_2-365472_S14_L002_R1_001.fastq.gz MS052101.RNASeq.141.2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25_Flu_RNASeq_1_2-365472_S14_L002_R2_001.fastq.gz</text:p>
          </table:table-cell>
          <table:table-cell table:style-name="ce3" table:formula="of:=MID([.B725]; 5; 4)" office:value-type="string" office:string-value="EU25" calcext:value-type="string">
            <text:p>EU25</text:p>
          </table:table-cell>
          <table:table-cell table:style-name="ce3" table:formula="of:=IF(ISERROR(FIND(&quot;Flu&quot;; [.B725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725]; &quot;_&quot;; [.D725]); ['file:///home/assez/Documents/projectDocs/EMC_Barreiro/allEMC_Barreiro.ods'#$EMC_Barreiro.$D$51:.$J$128];7)" office:value-type="string" office:string-value="MS052101" calcext:value-type="string">
            <text:p>MS052101</text:p>
          </table:table-cell>
          <table:table-cell table:style-name="ce3" office:value-type="float" office:value="141" calcext:value-type="float">
            <text:p>14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9" table:formula="of:=CONCATENATE([.E725]; &quot;.&quot;; [.$A$609]; &quot;.&quot;; [.F725]; &quot;.&quot;; [.G725]; &quot;.&quot;; &quot;pair&quot;; [.H725]; &quot;.fastq.gz&quot;)" office:value-type="string" office:string-value="MS052101.RNASeq.141.2.pair2.fastq.gz" calcext:value-type="string">
            <text:p>MS052101.RNASeq.141.2.pair2.fastq.gz</text:p>
          </table:table-cell>
          <table:table-cell table:formula="of:=CONCATENATE(&quot;ln -s ../../RNAseq/&quot;; [.B725]; &quot; &quot;; [.I725])" office:value-type="string" office:string-value="ln -s ../../RNAseq/Epi_EU25_Flu_RNASeq_1_2-365472_S14_L002_R2_001.fastq.gz MS052101.RNASeq.141.2.pair2.fastq.gz" calcext:value-type="string">
            <text:p>ln -s ../../RNAseq/Epi_EU25_Flu_RNASeq_1_2-365472_S14_L002_R2_001.fastq.gz MS052101.RNASeq.141.2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25_NI_RNASeq_1_2-365471_S13_L002_R1_001.fastq.gz</text:p>
          </table:table-cell>
          <table:table-cell table:style-name="ce3" table:formula="of:=MID([.B726]; 5; 4)" office:value-type="string" office:string-value="EU25" calcext:value-type="string">
            <text:p>EU25</text:p>
          </table:table-cell>
          <table:table-cell table:style-name="ce3" table:formula="of:=IF(ISERROR(FIND(&quot;Flu&quot;; [.B726]; 1)); &quot;NI&quot;; &quot;Flu&quot;)" office:value-type="string" office:string-value="NI" calcext:value-type="string">
            <text:p>NI</text:p>
          </table:table-cell>
          <table:table-cell table:style-name="ce3" table:formula="of:=VLOOKUP(CONCATENATE([.C726]; &quot;_&quot;; [.D726]); ['file:///home/assez/Documents/projectDocs/EMC_Barreiro/allEMC_Barreiro.ods'#$EMC_Barreiro.$D$51:.$J$128];7)" office:value-type="string" office:string-value="MS052102" calcext:value-type="string">
            <text:p>MS052102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726]; &quot;.&quot;; [.$A$609]; &quot;.&quot;; [.F726]; &quot;.&quot;; [.G726]; &quot;.&quot;; &quot;pair&quot;; [.H726]; &quot;.fastq.gz&quot;)" office:value-type="string" office:string-value="MS052102.RNASeq.141.2.pair1.fastq.gz" calcext:value-type="string">
            <text:p>MS052102.RNASeq.141.2.pair1.fastq.gz</text:p>
          </table:table-cell>
          <table:table-cell table:formula="of:=CONCATENATE(&quot;ln -s ../../RNAseq/&quot;; [.B726]; &quot; &quot;; [.I726])" office:value-type="string" office:string-value="ln -s ../../RNAseq/Epi_EU25_NI_RNASeq_1_2-365471_S13_L002_R1_001.fastq.gz MS052102.RNASeq.141.2.pair1.fastq.gz" calcext:value-type="string">
            <text:p>ln -s ../../RNAseq/Epi_EU25_NI_RNASeq_1_2-365471_S13_L002_R1_001.fastq.gz MS052102.RNASeq.141.2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25_NI_RNASeq_1_2-365471_S13_L002_R2_001.fastq.gz</text:p>
          </table:table-cell>
          <table:table-cell table:style-name="ce3" table:formula="of:=MID([.B727]; 5; 4)" office:value-type="string" office:string-value="EU25" calcext:value-type="string">
            <text:p>EU25</text:p>
          </table:table-cell>
          <table:table-cell table:style-name="ce3" table:formula="of:=IF(ISERROR(FIND(&quot;Flu&quot;; [.B727]; 1)); &quot;NI&quot;; &quot;Flu&quot;)" office:value-type="string" office:string-value="NI" calcext:value-type="string">
            <text:p>NI</text:p>
          </table:table-cell>
          <table:table-cell table:style-name="ce3" table:formula="of:=VLOOKUP(CONCATENATE([.C727]; &quot;_&quot;; [.D727]); ['file:///home/assez/Documents/projectDocs/EMC_Barreiro/allEMC_Barreiro.ods'#$EMC_Barreiro.$D$51:.$J$128];7)" office:value-type="string" office:string-value="MS052102" calcext:value-type="string">
            <text:p>MS052102</text:p>
          </table:table-cell>
          <table:table-cell table:style-name="ce3" office:value-type="float" office:value="141" calcext:value-type="float">
            <text:p>14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9" table:formula="of:=CONCATENATE([.E727]; &quot;.&quot;; [.$A$609]; &quot;.&quot;; [.F727]; &quot;.&quot;; [.G727]; &quot;.&quot;; &quot;pair&quot;; [.H727]; &quot;.fastq.gz&quot;)" office:value-type="string" office:string-value="MS052102.RNASeq.141.2.pair2.fastq.gz" calcext:value-type="string">
            <text:p>MS052102.RNASeq.141.2.pair2.fastq.gz</text:p>
          </table:table-cell>
          <table:table-cell table:formula="of:=CONCATENATE(&quot;ln -s ../../RNAseq/&quot;; [.B727]; &quot; &quot;; [.I727])" office:value-type="string" office:string-value="ln -s ../../RNAseq/Epi_EU25_NI_RNASeq_1_2-365471_S13_L002_R2_001.fastq.gz MS052102.RNASeq.141.2.pair2.fastq.gz" calcext:value-type="string">
            <text:p>ln -s ../../RNAseq/Epi_EU25_NI_RNASeq_1_2-365471_S13_L002_R2_001.fastq.gz MS052102.RNASeq.141.2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27_Flu_RNASeq_1_2-365474_S16_L002_R1_001.fastq.gz</text:p>
          </table:table-cell>
          <table:table-cell table:style-name="ce3" table:formula="of:=MID([.B728]; 5; 4)" office:value-type="string" office:string-value="EU27" calcext:value-type="string">
            <text:p>EU27</text:p>
          </table:table-cell>
          <table:table-cell table:style-name="ce3" table:formula="of:=IF(ISERROR(FIND(&quot;Flu&quot;; [.B728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728]; &quot;_&quot;; [.D728]); ['file:///home/assez/Documents/projectDocs/EMC_Barreiro/allEMC_Barreiro.ods'#$EMC_Barreiro.$D$51:.$J$128];7)" office:value-type="string" office:string-value="MS052201" calcext:value-type="string">
            <text:p>MS052201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728]; &quot;.&quot;; [.$A$609]; &quot;.&quot;; [.F728]; &quot;.&quot;; [.G728]; &quot;.&quot;; &quot;pair&quot;; [.H728]; &quot;.fastq.gz&quot;)" office:value-type="string" office:string-value="MS052201.RNASeq.141.2.pair1.fastq.gz" calcext:value-type="string">
            <text:p>MS052201.RNASeq.141.2.pair1.fastq.gz</text:p>
          </table:table-cell>
          <table:table-cell table:formula="of:=CONCATENATE(&quot;ln -s ../../RNAseq/&quot;; [.B728]; &quot; &quot;; [.I728])" office:value-type="string" office:string-value="ln -s ../../RNAseq/Epi_EU27_Flu_RNASeq_1_2-365474_S16_L002_R1_001.fastq.gz MS052201.RNASeq.141.2.pair1.fastq.gz" calcext:value-type="string">
            <text:p>ln -s ../../RNAseq/Epi_EU27_Flu_RNASeq_1_2-365474_S16_L002_R1_001.fastq.gz MS052201.RNASeq.141.2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27_Flu_RNASeq_1_2-365474_S16_L002_R2_001.fastq.gz</text:p>
          </table:table-cell>
          <table:table-cell table:style-name="ce3" table:formula="of:=MID([.B729]; 5; 4)" office:value-type="string" office:string-value="EU27" calcext:value-type="string">
            <text:p>EU27</text:p>
          </table:table-cell>
          <table:table-cell table:style-name="ce3" table:formula="of:=IF(ISERROR(FIND(&quot;Flu&quot;; [.B729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729]; &quot;_&quot;; [.D729]); ['file:///home/assez/Documents/projectDocs/EMC_Barreiro/allEMC_Barreiro.ods'#$EMC_Barreiro.$D$51:.$J$128];7)" office:value-type="string" office:string-value="MS052201" calcext:value-type="string">
            <text:p>MS052201</text:p>
          </table:table-cell>
          <table:table-cell table:style-name="ce3" office:value-type="float" office:value="141" calcext:value-type="float">
            <text:p>14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9" table:formula="of:=CONCATENATE([.E729]; &quot;.&quot;; [.$A$609]; &quot;.&quot;; [.F729]; &quot;.&quot;; [.G729]; &quot;.&quot;; &quot;pair&quot;; [.H729]; &quot;.fastq.gz&quot;)" office:value-type="string" office:string-value="MS052201.RNASeq.141.2.pair2.fastq.gz" calcext:value-type="string">
            <text:p>MS052201.RNASeq.141.2.pair2.fastq.gz</text:p>
          </table:table-cell>
          <table:table-cell table:formula="of:=CONCATENATE(&quot;ln -s ../../RNAseq/&quot;; [.B729]; &quot; &quot;; [.I729])" office:value-type="string" office:string-value="ln -s ../../RNAseq/Epi_EU27_Flu_RNASeq_1_2-365474_S16_L002_R2_001.fastq.gz MS052201.RNASeq.141.2.pair2.fastq.gz" calcext:value-type="string">
            <text:p>ln -s ../../RNAseq/Epi_EU27_Flu_RNASeq_1_2-365474_S16_L002_R2_001.fastq.gz MS052201.RNASeq.141.2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27_NI_RNASeq_1_2-365473_S15_L002_R1_001.fastq.gz</text:p>
          </table:table-cell>
          <table:table-cell table:style-name="ce3" table:formula="of:=MID([.B730]; 5; 4)" office:value-type="string" office:string-value="EU27" calcext:value-type="string">
            <text:p>EU27</text:p>
          </table:table-cell>
          <table:table-cell table:style-name="ce3" table:formula="of:=IF(ISERROR(FIND(&quot;Flu&quot;; [.B730]; 1)); &quot;NI&quot;; &quot;Flu&quot;)" office:value-type="string" office:string-value="NI" calcext:value-type="string">
            <text:p>NI</text:p>
          </table:table-cell>
          <table:table-cell table:style-name="ce3" table:formula="of:=VLOOKUP(CONCATENATE([.C730]; &quot;_&quot;; [.D730]); ['file:///home/assez/Documents/projectDocs/EMC_Barreiro/allEMC_Barreiro.ods'#$EMC_Barreiro.$D$51:.$J$128];7)" office:value-type="string" office:string-value="MS052202" calcext:value-type="string">
            <text:p>MS052202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730]; &quot;.&quot;; [.$A$609]; &quot;.&quot;; [.F730]; &quot;.&quot;; [.G730]; &quot;.&quot;; &quot;pair&quot;; [.H730]; &quot;.fastq.gz&quot;)" office:value-type="string" office:string-value="MS052202.RNASeq.141.2.pair1.fastq.gz" calcext:value-type="string">
            <text:p>MS052202.RNASeq.141.2.pair1.fastq.gz</text:p>
          </table:table-cell>
          <table:table-cell table:formula="of:=CONCATENATE(&quot;ln -s ../../RNAseq/&quot;; [.B730]; &quot; &quot;; [.I730])" office:value-type="string" office:string-value="ln -s ../../RNAseq/Epi_EU27_NI_RNASeq_1_2-365473_S15_L002_R1_001.fastq.gz MS052202.RNASeq.141.2.pair1.fastq.gz" calcext:value-type="string">
            <text:p>ln -s ../../RNAseq/Epi_EU27_NI_RNASeq_1_2-365473_S15_L002_R1_001.fastq.gz MS052202.RNASeq.141.2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27_NI_RNASeq_1_2-365473_S15_L002_R2_001.fastq.gz</text:p>
          </table:table-cell>
          <table:table-cell table:style-name="ce3" table:formula="of:=MID([.B731]; 5; 4)" office:value-type="string" office:string-value="EU27" calcext:value-type="string">
            <text:p>EU27</text:p>
          </table:table-cell>
          <table:table-cell table:style-name="ce3" table:formula="of:=IF(ISERROR(FIND(&quot;Flu&quot;; [.B731]; 1)); &quot;NI&quot;; &quot;Flu&quot;)" office:value-type="string" office:string-value="NI" calcext:value-type="string">
            <text:p>NI</text:p>
          </table:table-cell>
          <table:table-cell table:style-name="ce3" table:formula="of:=VLOOKUP(CONCATENATE([.C731]; &quot;_&quot;; [.D731]); ['file:///home/assez/Documents/projectDocs/EMC_Barreiro/allEMC_Barreiro.ods'#$EMC_Barreiro.$D$51:.$J$128];7)" office:value-type="string" office:string-value="MS052202" calcext:value-type="string">
            <text:p>MS052202</text:p>
          </table:table-cell>
          <table:table-cell table:style-name="ce3" office:value-type="float" office:value="141" calcext:value-type="float">
            <text:p>14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9" table:formula="of:=CONCATENATE([.E731]; &quot;.&quot;; [.$A$609]; &quot;.&quot;; [.F731]; &quot;.&quot;; [.G731]; &quot;.&quot;; &quot;pair&quot;; [.H731]; &quot;.fastq.gz&quot;)" office:value-type="string" office:string-value="MS052202.RNASeq.141.2.pair2.fastq.gz" calcext:value-type="string">
            <text:p>MS052202.RNASeq.141.2.pair2.fastq.gz</text:p>
          </table:table-cell>
          <table:table-cell table:formula="of:=CONCATENATE(&quot;ln -s ../../RNAseq/&quot;; [.B731]; &quot; &quot;; [.I731])" office:value-type="string" office:string-value="ln -s ../../RNAseq/Epi_EU27_NI_RNASeq_1_2-365473_S15_L002_R2_001.fastq.gz MS052202.RNASeq.141.2.pair2.fastq.gz" calcext:value-type="string">
            <text:p>ln -s ../../RNAseq/Epi_EU27_NI_RNASeq_1_2-365473_S15_L002_R2_001.fastq.gz MS052202.RNASeq.141.2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29_Flu_RNASeq_1_2-365476_S18_L002_R1_001.fastq.gz</text:p>
          </table:table-cell>
          <table:table-cell table:style-name="ce3" table:formula="of:=MID([.B732]; 5; 4)" office:value-type="string" office:string-value="EU29" calcext:value-type="string">
            <text:p>EU29</text:p>
          </table:table-cell>
          <table:table-cell table:style-name="ce3" table:formula="of:=IF(ISERROR(FIND(&quot;Flu&quot;; [.B732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732]; &quot;_&quot;; [.D732]); ['file:///home/assez/Documents/projectDocs/EMC_Barreiro/allEMC_Barreiro.ods'#$EMC_Barreiro.$D$51:.$J$128];7)" office:value-type="string" office:string-value="MS052301" calcext:value-type="string">
            <text:p>MS052301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732]; &quot;.&quot;; [.$A$609]; &quot;.&quot;; [.F732]; &quot;.&quot;; [.G732]; &quot;.&quot;; &quot;pair&quot;; [.H732]; &quot;.fastq.gz&quot;)" office:value-type="string" office:string-value="MS052301.RNASeq.141.2.pair1.fastq.gz" calcext:value-type="string">
            <text:p>MS052301.RNASeq.141.2.pair1.fastq.gz</text:p>
          </table:table-cell>
          <table:table-cell table:formula="of:=CONCATENATE(&quot;ln -s ../../RNAseq/&quot;; [.B732]; &quot; &quot;; [.I732])" office:value-type="string" office:string-value="ln -s ../../RNAseq/Epi_EU29_Flu_RNASeq_1_2-365476_S18_L002_R1_001.fastq.gz MS052301.RNASeq.141.2.pair1.fastq.gz" calcext:value-type="string">
            <text:p>ln -s ../../RNAseq/Epi_EU29_Flu_RNASeq_1_2-365476_S18_L002_R1_001.fastq.gz MS052301.RNASeq.141.2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29_Flu_RNASeq_1_2-365476_S18_L002_R2_001.fastq.gz</text:p>
          </table:table-cell>
          <table:table-cell table:style-name="ce3" table:formula="of:=MID([.B733]; 5; 4)" office:value-type="string" office:string-value="EU29" calcext:value-type="string">
            <text:p>EU29</text:p>
          </table:table-cell>
          <table:table-cell table:style-name="ce3" table:formula="of:=IF(ISERROR(FIND(&quot;Flu&quot;; [.B733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733]; &quot;_&quot;; [.D733]); ['file:///home/assez/Documents/projectDocs/EMC_Barreiro/allEMC_Barreiro.ods'#$EMC_Barreiro.$D$51:.$J$128];7)" office:value-type="string" office:string-value="MS052301" calcext:value-type="string">
            <text:p>MS052301</text:p>
          </table:table-cell>
          <table:table-cell table:style-name="ce3" office:value-type="float" office:value="141" calcext:value-type="float">
            <text:p>14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9" table:formula="of:=CONCATENATE([.E733]; &quot;.&quot;; [.$A$609]; &quot;.&quot;; [.F733]; &quot;.&quot;; [.G733]; &quot;.&quot;; &quot;pair&quot;; [.H733]; &quot;.fastq.gz&quot;)" office:value-type="string" office:string-value="MS052301.RNASeq.141.2.pair2.fastq.gz" calcext:value-type="string">
            <text:p>MS052301.RNASeq.141.2.pair2.fastq.gz</text:p>
          </table:table-cell>
          <table:table-cell table:formula="of:=CONCATENATE(&quot;ln -s ../../RNAseq/&quot;; [.B733]; &quot; &quot;; [.I733])" office:value-type="string" office:string-value="ln -s ../../RNAseq/Epi_EU29_Flu_RNASeq_1_2-365476_S18_L002_R2_001.fastq.gz MS052301.RNASeq.141.2.pair2.fastq.gz" calcext:value-type="string">
            <text:p>ln -s ../../RNAseq/Epi_EU29_Flu_RNASeq_1_2-365476_S18_L002_R2_001.fastq.gz MS052301.RNASeq.141.2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29_NI_RNASeq_1_2-365475_S17_L002_R1_001.fastq.gz</text:p>
          </table:table-cell>
          <table:table-cell table:style-name="ce3" table:formula="of:=MID([.B734]; 5; 4)" office:value-type="string" office:string-value="EU29" calcext:value-type="string">
            <text:p>EU29</text:p>
          </table:table-cell>
          <table:table-cell table:style-name="ce3" table:formula="of:=IF(ISERROR(FIND(&quot;Flu&quot;; [.B734]; 1)); &quot;NI&quot;; &quot;Flu&quot;)" office:value-type="string" office:string-value="NI" calcext:value-type="string">
            <text:p>NI</text:p>
          </table:table-cell>
          <table:table-cell table:style-name="ce3" table:formula="of:=VLOOKUP(CONCATENATE([.C734]; &quot;_&quot;; [.D734]); ['file:///home/assez/Documents/projectDocs/EMC_Barreiro/allEMC_Barreiro.ods'#$EMC_Barreiro.$D$51:.$J$128];7)" office:value-type="string" office:string-value="MS052302" calcext:value-type="string">
            <text:p>MS052302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734]; &quot;.&quot;; [.$A$609]; &quot;.&quot;; [.F734]; &quot;.&quot;; [.G734]; &quot;.&quot;; &quot;pair&quot;; [.H734]; &quot;.fastq.gz&quot;)" office:value-type="string" office:string-value="MS052302.RNASeq.141.2.pair1.fastq.gz" calcext:value-type="string">
            <text:p>MS052302.RNASeq.141.2.pair1.fastq.gz</text:p>
          </table:table-cell>
          <table:table-cell table:formula="of:=CONCATENATE(&quot;ln -s ../../RNAseq/&quot;; [.B734]; &quot; &quot;; [.I734])" office:value-type="string" office:string-value="ln -s ../../RNAseq/Epi_EU29_NI_RNASeq_1_2-365475_S17_L002_R1_001.fastq.gz MS052302.RNASeq.141.2.pair1.fastq.gz" calcext:value-type="string">
            <text:p>ln -s ../../RNAseq/Epi_EU29_NI_RNASeq_1_2-365475_S17_L002_R1_001.fastq.gz MS052302.RNASeq.141.2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29_NI_RNASeq_1_2-365475_S17_L002_R2_001.fastq.gz</text:p>
          </table:table-cell>
          <table:table-cell table:style-name="ce3" table:formula="of:=MID([.B735]; 5; 4)" office:value-type="string" office:string-value="EU29" calcext:value-type="string">
            <text:p>EU29</text:p>
          </table:table-cell>
          <table:table-cell table:style-name="ce3" table:formula="of:=IF(ISERROR(FIND(&quot;Flu&quot;; [.B735]; 1)); &quot;NI&quot;; &quot;Flu&quot;)" office:value-type="string" office:string-value="NI" calcext:value-type="string">
            <text:p>NI</text:p>
          </table:table-cell>
          <table:table-cell table:style-name="ce3" table:formula="of:=VLOOKUP(CONCATENATE([.C735]; &quot;_&quot;; [.D735]); ['file:///home/assez/Documents/projectDocs/EMC_Barreiro/allEMC_Barreiro.ods'#$EMC_Barreiro.$D$51:.$J$128];7)" office:value-type="string" office:string-value="MS052302" calcext:value-type="string">
            <text:p>MS052302</text:p>
          </table:table-cell>
          <table:table-cell table:style-name="ce3" office:value-type="float" office:value="141" calcext:value-type="float">
            <text:p>14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9" table:formula="of:=CONCATENATE([.E735]; &quot;.&quot;; [.$A$609]; &quot;.&quot;; [.F735]; &quot;.&quot;; [.G735]; &quot;.&quot;; &quot;pair&quot;; [.H735]; &quot;.fastq.gz&quot;)" office:value-type="string" office:string-value="MS052302.RNASeq.141.2.pair2.fastq.gz" calcext:value-type="string">
            <text:p>MS052302.RNASeq.141.2.pair2.fastq.gz</text:p>
          </table:table-cell>
          <table:table-cell table:formula="of:=CONCATENATE(&quot;ln -s ../../RNAseq/&quot;; [.B735]; &quot; &quot;; [.I735])" office:value-type="string" office:string-value="ln -s ../../RNAseq/Epi_EU29_NI_RNASeq_1_2-365475_S17_L002_R2_001.fastq.gz MS052302.RNASeq.141.2.pair2.fastq.gz" calcext:value-type="string">
            <text:p>ln -s ../../RNAseq/Epi_EU29_NI_RNASeq_1_2-365475_S17_L002_R2_001.fastq.gz MS052302.RNASeq.141.2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31_Flu_RNASeq_1_2-365496_S16_L003_R1_001.fastq.gz</text:p>
          </table:table-cell>
          <table:table-cell table:style-name="ce3" table:formula="of:=MID([.B736]; 5; 4)" office:value-type="string" office:string-value="EU31" calcext:value-type="string">
            <text:p>EU31</text:p>
          </table:table-cell>
          <table:table-cell table:style-name="ce3" table:formula="of:=IF(ISERROR(FIND(&quot;Flu&quot;; [.B736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736]; &quot;_&quot;; [.D736]); ['file:///home/assez/Documents/projectDocs/EMC_Barreiro/allEMC_Barreiro.ods'#$EMC_Barreiro.$D$51:.$J$128];7)" office:value-type="string" office:string-value="MS052401" calcext:value-type="string">
            <text:p>MS052401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736]; &quot;.&quot;; [.$A$609]; &quot;.&quot;; [.F736]; &quot;.&quot;; [.G736]; &quot;.&quot;; &quot;pair&quot;; [.H736]; &quot;.fastq.gz&quot;)" office:value-type="string" office:string-value="MS052401.RNASeq.141.3.pair1.fastq.gz" calcext:value-type="string">
            <text:p>MS052401.RNASeq.141.3.pair1.fastq.gz</text:p>
          </table:table-cell>
          <table:table-cell table:formula="of:=CONCATENATE(&quot;ln -s ../../RNAseq/&quot;; [.B736]; &quot; &quot;; [.I736])" office:value-type="string" office:string-value="ln -s ../../RNAseq/Epi_EU31_Flu_RNASeq_1_2-365496_S16_L003_R1_001.fastq.gz MS052401.RNASeq.141.3.pair1.fastq.gz" calcext:value-type="string">
            <text:p>ln -s ../../RNAseq/Epi_EU31_Flu_RNASeq_1_2-365496_S16_L003_R1_001.fastq.gz MS052401.RNASeq.141.3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31_Flu_RNASeq_1_2-365496_S16_L003_R2_001.fastq.gz</text:p>
          </table:table-cell>
          <table:table-cell table:style-name="ce3" table:formula="of:=MID([.B737]; 5; 4)" office:value-type="string" office:string-value="EU31" calcext:value-type="string">
            <text:p>EU31</text:p>
          </table:table-cell>
          <table:table-cell table:style-name="ce3" table:formula="of:=IF(ISERROR(FIND(&quot;Flu&quot;; [.B737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737]; &quot;_&quot;; [.D737]); ['file:///home/assez/Documents/projectDocs/EMC_Barreiro/allEMC_Barreiro.ods'#$EMC_Barreiro.$D$51:.$J$128];7)" office:value-type="string" office:string-value="MS052401" calcext:value-type="string">
            <text:p>MS052401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737]; &quot;.&quot;; [.$A$609]; &quot;.&quot;; [.F737]; &quot;.&quot;; [.G737]; &quot;.&quot;; &quot;pair&quot;; [.H737]; &quot;.fastq.gz&quot;)" office:value-type="string" office:string-value="MS052401.RNASeq.141.3.pair2.fastq.gz" calcext:value-type="string">
            <text:p>MS052401.RNASeq.141.3.pair2.fastq.gz</text:p>
          </table:table-cell>
          <table:table-cell table:formula="of:=CONCATENATE(&quot;ln -s ../../RNAseq/&quot;; [.B737]; &quot; &quot;; [.I737])" office:value-type="string" office:string-value="ln -s ../../RNAseq/Epi_EU31_Flu_RNASeq_1_2-365496_S16_L003_R2_001.fastq.gz MS052401.RNASeq.141.3.pair2.fastq.gz" calcext:value-type="string">
            <text:p>ln -s ../../RNAseq/Epi_EU31_Flu_RNASeq_1_2-365496_S16_L003_R2_001.fastq.gz MS052401.RNASeq.141.3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31_NI_RNASeq_1_2-365495_S15_L003_R1_001.fastq.gz</text:p>
          </table:table-cell>
          <table:table-cell table:style-name="ce3" table:formula="of:=MID([.B738]; 5; 4)" office:value-type="string" office:string-value="EU31" calcext:value-type="string">
            <text:p>EU31</text:p>
          </table:table-cell>
          <table:table-cell table:style-name="ce3" table:formula="of:=IF(ISERROR(FIND(&quot;Flu&quot;; [.B738]; 1)); &quot;NI&quot;; &quot;Flu&quot;)" office:value-type="string" office:string-value="NI" calcext:value-type="string">
            <text:p>NI</text:p>
          </table:table-cell>
          <table:table-cell table:style-name="ce3" table:formula="of:=VLOOKUP(CONCATENATE([.C738]; &quot;_&quot;; [.D738]); ['file:///home/assez/Documents/projectDocs/EMC_Barreiro/allEMC_Barreiro.ods'#$EMC_Barreiro.$D$51:.$J$128];7)" office:value-type="string" office:string-value="MS052402" calcext:value-type="string">
            <text:p>MS052402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738]; &quot;.&quot;; [.$A$609]; &quot;.&quot;; [.F738]; &quot;.&quot;; [.G738]; &quot;.&quot;; &quot;pair&quot;; [.H738]; &quot;.fastq.gz&quot;)" office:value-type="string" office:string-value="MS052402.RNASeq.141.3.pair1.fastq.gz" calcext:value-type="string">
            <text:p>MS052402.RNASeq.141.3.pair1.fastq.gz</text:p>
          </table:table-cell>
          <table:table-cell table:formula="of:=CONCATENATE(&quot;ln -s ../../RNAseq/&quot;; [.B738]; &quot; &quot;; [.I738])" office:value-type="string" office:string-value="ln -s ../../RNAseq/Epi_EU31_NI_RNASeq_1_2-365495_S15_L003_R1_001.fastq.gz MS052402.RNASeq.141.3.pair1.fastq.gz" calcext:value-type="string">
            <text:p>ln -s ../../RNAseq/Epi_EU31_NI_RNASeq_1_2-365495_S15_L003_R1_001.fastq.gz MS052402.RNASeq.141.3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31_NI_RNASeq_1_2-365495_S15_L003_R2_001.fastq.gz</text:p>
          </table:table-cell>
          <table:table-cell table:style-name="ce3" table:formula="of:=MID([.B739]; 5; 4)" office:value-type="string" office:string-value="EU31" calcext:value-type="string">
            <text:p>EU31</text:p>
          </table:table-cell>
          <table:table-cell table:style-name="ce3" table:formula="of:=IF(ISERROR(FIND(&quot;Flu&quot;; [.B739]; 1)); &quot;NI&quot;; &quot;Flu&quot;)" office:value-type="string" office:string-value="NI" calcext:value-type="string">
            <text:p>NI</text:p>
          </table:table-cell>
          <table:table-cell table:style-name="ce3" table:formula="of:=VLOOKUP(CONCATENATE([.C739]; &quot;_&quot;; [.D739]); ['file:///home/assez/Documents/projectDocs/EMC_Barreiro/allEMC_Barreiro.ods'#$EMC_Barreiro.$D$51:.$J$128];7)" office:value-type="string" office:string-value="MS052402" calcext:value-type="string">
            <text:p>MS052402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739]; &quot;.&quot;; [.$A$609]; &quot;.&quot;; [.F739]; &quot;.&quot;; [.G739]; &quot;.&quot;; &quot;pair&quot;; [.H739]; &quot;.fastq.gz&quot;)" office:value-type="string" office:string-value="MS052402.RNASeq.141.3.pair2.fastq.gz" calcext:value-type="string">
            <text:p>MS052402.RNASeq.141.3.pair2.fastq.gz</text:p>
          </table:table-cell>
          <table:table-cell table:formula="of:=CONCATENATE(&quot;ln -s ../../RNAseq/&quot;; [.B739]; &quot; &quot;; [.I739])" office:value-type="string" office:string-value="ln -s ../../RNAseq/Epi_EU31_NI_RNASeq_1_2-365495_S15_L003_R2_001.fastq.gz MS052402.RNASeq.141.3.pair2.fastq.gz" calcext:value-type="string">
            <text:p>ln -s ../../RNAseq/Epi_EU31_NI_RNASeq_1_2-365495_S15_L003_R2_001.fastq.gz MS052402.RNASeq.141.3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33_Flu_RNASeq_1_2-365498_S18_L003_R1_001.fastq.gz</text:p>
          </table:table-cell>
          <table:table-cell table:style-name="ce3" table:formula="of:=MID([.B740]; 5; 4)" office:value-type="string" office:string-value="EU33" calcext:value-type="string">
            <text:p>EU33</text:p>
          </table:table-cell>
          <table:table-cell table:style-name="ce3" table:formula="of:=IF(ISERROR(FIND(&quot;Flu&quot;; [.B740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740]; &quot;_&quot;; [.D740]); ['file:///home/assez/Documents/projectDocs/EMC_Barreiro/allEMC_Barreiro.ods'#$EMC_Barreiro.$D$51:.$J$128];7)" office:value-type="string" office:string-value="MS052501" calcext:value-type="string">
            <text:p>MS052501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740]; &quot;.&quot;; [.$A$609]; &quot;.&quot;; [.F740]; &quot;.&quot;; [.G740]; &quot;.&quot;; &quot;pair&quot;; [.H740]; &quot;.fastq.gz&quot;)" office:value-type="string" office:string-value="MS052501.RNASeq.141.3.pair1.fastq.gz" calcext:value-type="string">
            <text:p>MS052501.RNASeq.141.3.pair1.fastq.gz</text:p>
          </table:table-cell>
          <table:table-cell table:formula="of:=CONCATENATE(&quot;ln -s ../../RNAseq/&quot;; [.B740]; &quot; &quot;; [.I740])" office:value-type="string" office:string-value="ln -s ../../RNAseq/Epi_EU33_Flu_RNASeq_1_2-365498_S18_L003_R1_001.fastq.gz MS052501.RNASeq.141.3.pair1.fastq.gz" calcext:value-type="string">
            <text:p>ln -s ../../RNAseq/Epi_EU33_Flu_RNASeq_1_2-365498_S18_L003_R1_001.fastq.gz MS052501.RNASeq.141.3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33_Flu_RNASeq_1_2-365498_S18_L003_R2_001.fastq.gz</text:p>
          </table:table-cell>
          <table:table-cell table:style-name="ce3" table:formula="of:=MID([.B741]; 5; 4)" office:value-type="string" office:string-value="EU33" calcext:value-type="string">
            <text:p>EU33</text:p>
          </table:table-cell>
          <table:table-cell table:style-name="ce3" table:formula="of:=IF(ISERROR(FIND(&quot;Flu&quot;; [.B741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741]; &quot;_&quot;; [.D741]); ['file:///home/assez/Documents/projectDocs/EMC_Barreiro/allEMC_Barreiro.ods'#$EMC_Barreiro.$D$51:.$J$128];7)" office:value-type="string" office:string-value="MS052501" calcext:value-type="string">
            <text:p>MS052501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741]; &quot;.&quot;; [.$A$609]; &quot;.&quot;; [.F741]; &quot;.&quot;; [.G741]; &quot;.&quot;; &quot;pair&quot;; [.H741]; &quot;.fastq.gz&quot;)" office:value-type="string" office:string-value="MS052501.RNASeq.141.3.pair2.fastq.gz" calcext:value-type="string">
            <text:p>MS052501.RNASeq.141.3.pair2.fastq.gz</text:p>
          </table:table-cell>
          <table:table-cell table:formula="of:=CONCATENATE(&quot;ln -s ../../RNAseq/&quot;; [.B741]; &quot; &quot;; [.I741])" office:value-type="string" office:string-value="ln -s ../../RNAseq/Epi_EU33_Flu_RNASeq_1_2-365498_S18_L003_R2_001.fastq.gz MS052501.RNASeq.141.3.pair2.fastq.gz" calcext:value-type="string">
            <text:p>ln -s ../../RNAseq/Epi_EU33_Flu_RNASeq_1_2-365498_S18_L003_R2_001.fastq.gz MS052501.RNASeq.141.3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33_NI_RNASeq_1_2-365497_S17_L003_R1_001.fastq.gz</text:p>
          </table:table-cell>
          <table:table-cell table:style-name="ce3" table:formula="of:=MID([.B742]; 5; 4)" office:value-type="string" office:string-value="EU33" calcext:value-type="string">
            <text:p>EU33</text:p>
          </table:table-cell>
          <table:table-cell table:style-name="ce3" table:formula="of:=IF(ISERROR(FIND(&quot;Flu&quot;; [.B742]; 1)); &quot;NI&quot;; &quot;Flu&quot;)" office:value-type="string" office:string-value="NI" calcext:value-type="string">
            <text:p>NI</text:p>
          </table:table-cell>
          <table:table-cell table:style-name="ce3" table:formula="of:=VLOOKUP(CONCATENATE([.C742]; &quot;_&quot;; [.D742]); ['file:///home/assez/Documents/projectDocs/EMC_Barreiro/allEMC_Barreiro.ods'#$EMC_Barreiro.$D$51:.$J$128];7)" office:value-type="string" office:string-value="MS052502" calcext:value-type="string">
            <text:p>MS052502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742]; &quot;.&quot;; [.$A$609]; &quot;.&quot;; [.F742]; &quot;.&quot;; [.G742]; &quot;.&quot;; &quot;pair&quot;; [.H742]; &quot;.fastq.gz&quot;)" office:value-type="string" office:string-value="MS052502.RNASeq.141.3.pair1.fastq.gz" calcext:value-type="string">
            <text:p>MS052502.RNASeq.141.3.pair1.fastq.gz</text:p>
          </table:table-cell>
          <table:table-cell table:formula="of:=CONCATENATE(&quot;ln -s ../../RNAseq/&quot;; [.B742]; &quot; &quot;; [.I742])" office:value-type="string" office:string-value="ln -s ../../RNAseq/Epi_EU33_NI_RNASeq_1_2-365497_S17_L003_R1_001.fastq.gz MS052502.RNASeq.141.3.pair1.fastq.gz" calcext:value-type="string">
            <text:p>ln -s ../../RNAseq/Epi_EU33_NI_RNASeq_1_2-365497_S17_L003_R1_001.fastq.gz MS052502.RNASeq.141.3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33_NI_RNASeq_1_2-365497_S17_L003_R2_001.fastq.gz</text:p>
          </table:table-cell>
          <table:table-cell table:style-name="ce3" table:formula="of:=MID([.B743]; 5; 4)" office:value-type="string" office:string-value="EU33" calcext:value-type="string">
            <text:p>EU33</text:p>
          </table:table-cell>
          <table:table-cell table:style-name="ce3" table:formula="of:=IF(ISERROR(FIND(&quot;Flu&quot;; [.B743]; 1)); &quot;NI&quot;; &quot;Flu&quot;)" office:value-type="string" office:string-value="NI" calcext:value-type="string">
            <text:p>NI</text:p>
          </table:table-cell>
          <table:table-cell table:style-name="ce3" table:formula="of:=VLOOKUP(CONCATENATE([.C743]; &quot;_&quot;; [.D743]); ['file:///home/assez/Documents/projectDocs/EMC_Barreiro/allEMC_Barreiro.ods'#$EMC_Barreiro.$D$51:.$J$128];7)" office:value-type="string" office:string-value="MS052502" calcext:value-type="string">
            <text:p>MS052502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743]; &quot;.&quot;; [.$A$609]; &quot;.&quot;; [.F743]; &quot;.&quot;; [.G743]; &quot;.&quot;; &quot;pair&quot;; [.H743]; &quot;.fastq.gz&quot;)" office:value-type="string" office:string-value="MS052502.RNASeq.141.3.pair2.fastq.gz" calcext:value-type="string">
            <text:p>MS052502.RNASeq.141.3.pair2.fastq.gz</text:p>
          </table:table-cell>
          <table:table-cell table:formula="of:=CONCATENATE(&quot;ln -s ../../RNAseq/&quot;; [.B743]; &quot; &quot;; [.I743])" office:value-type="string" office:string-value="ln -s ../../RNAseq/Epi_EU33_NI_RNASeq_1_2-365497_S17_L003_R2_001.fastq.gz MS052502.RNASeq.141.3.pair2.fastq.gz" calcext:value-type="string">
            <text:p>ln -s ../../RNAseq/Epi_EU33_NI_RNASeq_1_2-365497_S17_L003_R2_001.fastq.gz MS052502.RNASeq.141.3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37_Flu_RNASeq_1_2-365500_S20_L003_R1_001.fastq.gz</text:p>
          </table:table-cell>
          <table:table-cell table:style-name="ce3" table:formula="of:=MID([.B744]; 5; 4)" office:value-type="string" office:string-value="EU37" calcext:value-type="string">
            <text:p>EU37</text:p>
          </table:table-cell>
          <table:table-cell table:style-name="ce3" table:formula="of:=IF(ISERROR(FIND(&quot;Flu&quot;; [.B744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744]; &quot;_&quot;; [.D744]); ['file:///home/assez/Documents/projectDocs/EMC_Barreiro/allEMC_Barreiro.ods'#$EMC_Barreiro.$D$51:.$J$128];7)" office:value-type="string" office:string-value="MS052601" calcext:value-type="string">
            <text:p>MS052601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744]; &quot;.&quot;; [.$A$609]; &quot;.&quot;; [.F744]; &quot;.&quot;; [.G744]; &quot;.&quot;; &quot;pair&quot;; [.H744]; &quot;.fastq.gz&quot;)" office:value-type="string" office:string-value="MS052601.RNASeq.141.3.pair1.fastq.gz" calcext:value-type="string">
            <text:p>MS052601.RNASeq.141.3.pair1.fastq.gz</text:p>
          </table:table-cell>
          <table:table-cell table:formula="of:=CONCATENATE(&quot;ln -s ../../RNAseq/&quot;; [.B744]; &quot; &quot;; [.I744])" office:value-type="string" office:string-value="ln -s ../../RNAseq/Epi_EU37_Flu_RNASeq_1_2-365500_S20_L003_R1_001.fastq.gz MS052601.RNASeq.141.3.pair1.fastq.gz" calcext:value-type="string">
            <text:p>ln -s ../../RNAseq/Epi_EU37_Flu_RNASeq_1_2-365500_S20_L003_R1_001.fastq.gz MS052601.RNASeq.141.3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37_Flu_RNASeq_1_2-365500_S20_L003_R2_001.fastq.gz</text:p>
          </table:table-cell>
          <table:table-cell table:style-name="ce3" table:formula="of:=MID([.B745]; 5; 4)" office:value-type="string" office:string-value="EU37" calcext:value-type="string">
            <text:p>EU37</text:p>
          </table:table-cell>
          <table:table-cell table:style-name="ce3" table:formula="of:=IF(ISERROR(FIND(&quot;Flu&quot;; [.B745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745]; &quot;_&quot;; [.D745]); ['file:///home/assez/Documents/projectDocs/EMC_Barreiro/allEMC_Barreiro.ods'#$EMC_Barreiro.$D$51:.$J$128];7)" office:value-type="string" office:string-value="MS052601" calcext:value-type="string">
            <text:p>MS052601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745]; &quot;.&quot;; [.$A$609]; &quot;.&quot;; [.F745]; &quot;.&quot;; [.G745]; &quot;.&quot;; &quot;pair&quot;; [.H745]; &quot;.fastq.gz&quot;)" office:value-type="string" office:string-value="MS052601.RNASeq.141.3.pair2.fastq.gz" calcext:value-type="string">
            <text:p>MS052601.RNASeq.141.3.pair2.fastq.gz</text:p>
          </table:table-cell>
          <table:table-cell table:formula="of:=CONCATENATE(&quot;ln -s ../../RNAseq/&quot;; [.B745]; &quot; &quot;; [.I745])" office:value-type="string" office:string-value="ln -s ../../RNAseq/Epi_EU37_Flu_RNASeq_1_2-365500_S20_L003_R2_001.fastq.gz MS052601.RNASeq.141.3.pair2.fastq.gz" calcext:value-type="string">
            <text:p>ln -s ../../RNAseq/Epi_EU37_Flu_RNASeq_1_2-365500_S20_L003_R2_001.fastq.gz MS052601.RNASeq.141.3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37_NI_RNASeq_1_2-365499_S19_L003_R1_001.fastq.gz</text:p>
          </table:table-cell>
          <table:table-cell table:style-name="ce3" table:formula="of:=MID([.B746]; 5; 4)" office:value-type="string" office:string-value="EU37" calcext:value-type="string">
            <text:p>EU37</text:p>
          </table:table-cell>
          <table:table-cell table:style-name="ce3" table:formula="of:=IF(ISERROR(FIND(&quot;Flu&quot;; [.B746]; 1)); &quot;NI&quot;; &quot;Flu&quot;)" office:value-type="string" office:string-value="NI" calcext:value-type="string">
            <text:p>NI</text:p>
          </table:table-cell>
          <table:table-cell table:style-name="ce3" table:formula="of:=VLOOKUP(CONCATENATE([.C746]; &quot;_&quot;; [.D746]); ['file:///home/assez/Documents/projectDocs/EMC_Barreiro/allEMC_Barreiro.ods'#$EMC_Barreiro.$D$51:.$J$128];7)" office:value-type="string" office:string-value="MS052602" calcext:value-type="string">
            <text:p>MS052602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746]; &quot;.&quot;; [.$A$609]; &quot;.&quot;; [.F746]; &quot;.&quot;; [.G746]; &quot;.&quot;; &quot;pair&quot;; [.H746]; &quot;.fastq.gz&quot;)" office:value-type="string" office:string-value="MS052602.RNASeq.141.3.pair1.fastq.gz" calcext:value-type="string">
            <text:p>MS052602.RNASeq.141.3.pair1.fastq.gz</text:p>
          </table:table-cell>
          <table:table-cell table:formula="of:=CONCATENATE(&quot;ln -s ../../RNAseq/&quot;; [.B746]; &quot; &quot;; [.I746])" office:value-type="string" office:string-value="ln -s ../../RNAseq/Epi_EU37_NI_RNASeq_1_2-365499_S19_L003_R1_001.fastq.gz MS052602.RNASeq.141.3.pair1.fastq.gz" calcext:value-type="string">
            <text:p>ln -s ../../RNAseq/Epi_EU37_NI_RNASeq_1_2-365499_S19_L003_R1_001.fastq.gz MS052602.RNASeq.141.3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37_NI_RNASeq_1_2-365499_S19_L003_R2_001.fastq.gz</text:p>
          </table:table-cell>
          <table:table-cell table:style-name="ce3" table:formula="of:=MID([.B747]; 5; 4)" office:value-type="string" office:string-value="EU37" calcext:value-type="string">
            <text:p>EU37</text:p>
          </table:table-cell>
          <table:table-cell table:style-name="ce3" table:formula="of:=IF(ISERROR(FIND(&quot;Flu&quot;; [.B747]; 1)); &quot;NI&quot;; &quot;Flu&quot;)" office:value-type="string" office:string-value="NI" calcext:value-type="string">
            <text:p>NI</text:p>
          </table:table-cell>
          <table:table-cell table:style-name="ce3" table:formula="of:=VLOOKUP(CONCATENATE([.C747]; &quot;_&quot;; [.D747]); ['file:///home/assez/Documents/projectDocs/EMC_Barreiro/allEMC_Barreiro.ods'#$EMC_Barreiro.$D$51:.$J$128];7)" office:value-type="string" office:string-value="MS052602" calcext:value-type="string">
            <text:p>MS052602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747]; &quot;.&quot;; [.$A$609]; &quot;.&quot;; [.F747]; &quot;.&quot;; [.G747]; &quot;.&quot;; &quot;pair&quot;; [.H747]; &quot;.fastq.gz&quot;)" office:value-type="string" office:string-value="MS052602.RNASeq.141.3.pair2.fastq.gz" calcext:value-type="string">
            <text:p>MS052602.RNASeq.141.3.pair2.fastq.gz</text:p>
          </table:table-cell>
          <table:table-cell table:formula="of:=CONCATENATE(&quot;ln -s ../../RNAseq/&quot;; [.B747]; &quot; &quot;; [.I747])" office:value-type="string" office:string-value="ln -s ../../RNAseq/Epi_EU37_NI_RNASeq_1_2-365499_S19_L003_R2_001.fastq.gz MS052602.RNASeq.141.3.pair2.fastq.gz" calcext:value-type="string">
            <text:p>ln -s ../../RNAseq/Epi_EU37_NI_RNASeq_1_2-365499_S19_L003_R2_001.fastq.gz MS052602.RNASeq.141.3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39_Flu_RNASeq_1_2-365554_S3_L004_R1_001.fastq.gz</text:p>
          </table:table-cell>
          <table:table-cell table:style-name="ce3" table:formula="of:=MID([.B748]; 5; 4)" office:value-type="string" office:string-value="EU39" calcext:value-type="string">
            <text:p>EU39</text:p>
          </table:table-cell>
          <table:table-cell table:style-name="ce3" table:formula="of:=IF(ISERROR(FIND(&quot;Flu&quot;; [.B748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748]; &quot;_&quot;; [.D748]); ['file:///home/assez/Documents/projectDocs/EMC_Barreiro/allEMC_Barreiro.ods'#$EMC_Barreiro.$D$51:.$J$128];7)" office:value-type="string" office:string-value="MS052701" calcext:value-type="string">
            <text:p>MS052701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748]; &quot;.&quot;; [.$A$609]; &quot;.&quot;; [.F748]; &quot;.&quot;; [.G748]; &quot;.&quot;; &quot;pair&quot;; [.H748]; &quot;.fastq.gz&quot;)" office:value-type="string" office:string-value="MS052701.RNASeq.141.4.pair1.fastq.gz" calcext:value-type="string">
            <text:p>MS052701.RNASeq.141.4.pair1.fastq.gz</text:p>
          </table:table-cell>
          <table:table-cell table:formula="of:=CONCATENATE(&quot;ln -s ../../RNAseq/&quot;; [.B748]; &quot; &quot;; [.I748])" office:value-type="string" office:string-value="ln -s ../../RNAseq/Epi_EU39_Flu_RNASeq_1_2-365554_S3_L004_R1_001.fastq.gz MS052701.RNASeq.141.4.pair1.fastq.gz" calcext:value-type="string">
            <text:p>ln -s ../../RNAseq/Epi_EU39_Flu_RNASeq_1_2-365554_S3_L004_R1_001.fastq.gz MS052701.RNASeq.141.4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39_Flu_RNASeq_1_2-365554_S3_L004_R2_001.fastq.gz</text:p>
          </table:table-cell>
          <table:table-cell table:style-name="ce3" table:formula="of:=MID([.B749]; 5; 4)" office:value-type="string" office:string-value="EU39" calcext:value-type="string">
            <text:p>EU39</text:p>
          </table:table-cell>
          <table:table-cell table:style-name="ce3" table:formula="of:=IF(ISERROR(FIND(&quot;Flu&quot;; [.B749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749]; &quot;_&quot;; [.D749]); ['file:///home/assez/Documents/projectDocs/EMC_Barreiro/allEMC_Barreiro.ods'#$EMC_Barreiro.$D$51:.$J$128];7)" office:value-type="string" office:string-value="MS052701" calcext:value-type="string">
            <text:p>MS052701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749]; &quot;.&quot;; [.$A$609]; &quot;.&quot;; [.F749]; &quot;.&quot;; [.G749]; &quot;.&quot;; &quot;pair&quot;; [.H749]; &quot;.fastq.gz&quot;)" office:value-type="string" office:string-value="MS052701.RNASeq.141.4.pair2.fastq.gz" calcext:value-type="string">
            <text:p>MS052701.RNASeq.141.4.pair2.fastq.gz</text:p>
          </table:table-cell>
          <table:table-cell table:formula="of:=CONCATENATE(&quot;ln -s ../../RNAseq/&quot;; [.B749]; &quot; &quot;; [.I749])" office:value-type="string" office:string-value="ln -s ../../RNAseq/Epi_EU39_Flu_RNASeq_1_2-365554_S3_L004_R2_001.fastq.gz MS052701.RNASeq.141.4.pair2.fastq.gz" calcext:value-type="string">
            <text:p>ln -s ../../RNAseq/Epi_EU39_Flu_RNASeq_1_2-365554_S3_L004_R2_001.fastq.gz MS052701.RNASeq.141.4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39_NI_RNASeq_1_2-365553_S2_L004_R1_001.fastq.gz</text:p>
          </table:table-cell>
          <table:table-cell table:style-name="ce3" table:formula="of:=MID([.B750]; 5; 4)" office:value-type="string" office:string-value="EU39" calcext:value-type="string">
            <text:p>EU39</text:p>
          </table:table-cell>
          <table:table-cell table:style-name="ce3" table:formula="of:=IF(ISERROR(FIND(&quot;Flu&quot;; [.B750]; 1)); &quot;NI&quot;; &quot;Flu&quot;)" office:value-type="string" office:string-value="NI" calcext:value-type="string">
            <text:p>NI</text:p>
          </table:table-cell>
          <table:table-cell table:style-name="ce3" table:formula="of:=VLOOKUP(CONCATENATE([.C750]; &quot;_&quot;; [.D750]); ['file:///home/assez/Documents/projectDocs/EMC_Barreiro/allEMC_Barreiro.ods'#$EMC_Barreiro.$D$51:.$J$128];7)" office:value-type="string" office:string-value="MS052702" calcext:value-type="string">
            <text:p>MS052702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750]; &quot;.&quot;; [.$A$609]; &quot;.&quot;; [.F750]; &quot;.&quot;; [.G750]; &quot;.&quot;; &quot;pair&quot;; [.H750]; &quot;.fastq.gz&quot;)" office:value-type="string" office:string-value="MS052702.RNASeq.141.4.pair1.fastq.gz" calcext:value-type="string">
            <text:p>MS052702.RNASeq.141.4.pair1.fastq.gz</text:p>
          </table:table-cell>
          <table:table-cell table:formula="of:=CONCATENATE(&quot;ln -s ../../RNAseq/&quot;; [.B750]; &quot; &quot;; [.I750])" office:value-type="string" office:string-value="ln -s ../../RNAseq/Epi_EU39_NI_RNASeq_1_2-365553_S2_L004_R1_001.fastq.gz MS052702.RNASeq.141.4.pair1.fastq.gz" calcext:value-type="string">
            <text:p>ln -s ../../RNAseq/Epi_EU39_NI_RNASeq_1_2-365553_S2_L004_R1_001.fastq.gz MS052702.RNASeq.141.4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39_NI_RNASeq_1_2-365553_S2_L004_R2_001.fastq.gz</text:p>
          </table:table-cell>
          <table:table-cell table:style-name="ce3" table:formula="of:=MID([.B751]; 5; 4)" office:value-type="string" office:string-value="EU39" calcext:value-type="string">
            <text:p>EU39</text:p>
          </table:table-cell>
          <table:table-cell table:style-name="ce3" table:formula="of:=IF(ISERROR(FIND(&quot;Flu&quot;; [.B751]; 1)); &quot;NI&quot;; &quot;Flu&quot;)" office:value-type="string" office:string-value="NI" calcext:value-type="string">
            <text:p>NI</text:p>
          </table:table-cell>
          <table:table-cell table:style-name="ce3" table:formula="of:=VLOOKUP(CONCATENATE([.C751]; &quot;_&quot;; [.D751]); ['file:///home/assez/Documents/projectDocs/EMC_Barreiro/allEMC_Barreiro.ods'#$EMC_Barreiro.$D$51:.$J$128];7)" office:value-type="string" office:string-value="MS052702" calcext:value-type="string">
            <text:p>MS052702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751]; &quot;.&quot;; [.$A$609]; &quot;.&quot;; [.F751]; &quot;.&quot;; [.G751]; &quot;.&quot;; &quot;pair&quot;; [.H751]; &quot;.fastq.gz&quot;)" office:value-type="string" office:string-value="MS052702.RNASeq.141.4.pair2.fastq.gz" calcext:value-type="string">
            <text:p>MS052702.RNASeq.141.4.pair2.fastq.gz</text:p>
          </table:table-cell>
          <table:table-cell table:formula="of:=CONCATENATE(&quot;ln -s ../../RNAseq/&quot;; [.B751]; &quot; &quot;; [.I751])" office:value-type="string" office:string-value="ln -s ../../RNAseq/Epi_EU39_NI_RNASeq_1_2-365553_S2_L004_R2_001.fastq.gz MS052702.RNASeq.141.4.pair2.fastq.gz" calcext:value-type="string">
            <text:p>ln -s ../../RNAseq/Epi_EU39_NI_RNASeq_1_2-365553_S2_L004_R2_001.fastq.gz MS052702.RNASeq.141.4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41_Flu_RNASeq_1_2-365556_S5_L004_R1_001.fastq.gz</text:p>
          </table:table-cell>
          <table:table-cell table:style-name="ce3" table:formula="of:=MID([.B752]; 5; 4)" office:value-type="string" office:string-value="EU41" calcext:value-type="string">
            <text:p>EU41</text:p>
          </table:table-cell>
          <table:table-cell table:style-name="ce3" table:formula="of:=IF(ISERROR(FIND(&quot;Flu&quot;; [.B752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752]; &quot;_&quot;; [.D752]); ['file:///home/assez/Documents/projectDocs/EMC_Barreiro/allEMC_Barreiro.ods'#$EMC_Barreiro.$D$51:.$J$128];7)" office:value-type="string" office:string-value="MS052801" calcext:value-type="string">
            <text:p>MS052801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752]; &quot;.&quot;; [.$A$609]; &quot;.&quot;; [.F752]; &quot;.&quot;; [.G752]; &quot;.&quot;; &quot;pair&quot;; [.H752]; &quot;.fastq.gz&quot;)" office:value-type="string" office:string-value="MS052801.RNASeq.141.4.pair1.fastq.gz" calcext:value-type="string">
            <text:p>MS052801.RNASeq.141.4.pair1.fastq.gz</text:p>
          </table:table-cell>
          <table:table-cell table:formula="of:=CONCATENATE(&quot;ln -s ../../RNAseq/&quot;; [.B752]; &quot; &quot;; [.I752])" office:value-type="string" office:string-value="ln -s ../../RNAseq/Epi_EU41_Flu_RNASeq_1_2-365556_S5_L004_R1_001.fastq.gz MS052801.RNASeq.141.4.pair1.fastq.gz" calcext:value-type="string">
            <text:p>ln -s ../../RNAseq/Epi_EU41_Flu_RNASeq_1_2-365556_S5_L004_R1_001.fastq.gz MS052801.RNASeq.141.4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41_Flu_RNASeq_1_2-365556_S5_L004_R2_001.fastq.gz</text:p>
          </table:table-cell>
          <table:table-cell table:style-name="ce3" table:formula="of:=MID([.B753]; 5; 4)" office:value-type="string" office:string-value="EU41" calcext:value-type="string">
            <text:p>EU41</text:p>
          </table:table-cell>
          <table:table-cell table:style-name="ce3" table:formula="of:=IF(ISERROR(FIND(&quot;Flu&quot;; [.B753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753]; &quot;_&quot;; [.D753]); ['file:///home/assez/Documents/projectDocs/EMC_Barreiro/allEMC_Barreiro.ods'#$EMC_Barreiro.$D$51:.$J$128];7)" office:value-type="string" office:string-value="MS052801" calcext:value-type="string">
            <text:p>MS052801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753]; &quot;.&quot;; [.$A$609]; &quot;.&quot;; [.F753]; &quot;.&quot;; [.G753]; &quot;.&quot;; &quot;pair&quot;; [.H753]; &quot;.fastq.gz&quot;)" office:value-type="string" office:string-value="MS052801.RNASeq.141.4.pair2.fastq.gz" calcext:value-type="string">
            <text:p>MS052801.RNASeq.141.4.pair2.fastq.gz</text:p>
          </table:table-cell>
          <table:table-cell table:formula="of:=CONCATENATE(&quot;ln -s ../../RNAseq/&quot;; [.B753]; &quot; &quot;; [.I753])" office:value-type="string" office:string-value="ln -s ../../RNAseq/Epi_EU41_Flu_RNASeq_1_2-365556_S5_L004_R2_001.fastq.gz MS052801.RNASeq.141.4.pair2.fastq.gz" calcext:value-type="string">
            <text:p>ln -s ../../RNAseq/Epi_EU41_Flu_RNASeq_1_2-365556_S5_L004_R2_001.fastq.gz MS052801.RNASeq.141.4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41_NI_RNASeq_1_2-365555_S4_L004_R1_001.fastq.gz</text:p>
          </table:table-cell>
          <table:table-cell table:style-name="ce3" table:formula="of:=MID([.B754]; 5; 4)" office:value-type="string" office:string-value="EU41" calcext:value-type="string">
            <text:p>EU41</text:p>
          </table:table-cell>
          <table:table-cell table:style-name="ce3" table:formula="of:=IF(ISERROR(FIND(&quot;Flu&quot;; [.B754]; 1)); &quot;NI&quot;; &quot;Flu&quot;)" office:value-type="string" office:string-value="NI" calcext:value-type="string">
            <text:p>NI</text:p>
          </table:table-cell>
          <table:table-cell table:style-name="ce3" table:formula="of:=VLOOKUP(CONCATENATE([.C754]; &quot;_&quot;; [.D754]); ['file:///home/assez/Documents/projectDocs/EMC_Barreiro/allEMC_Barreiro.ods'#$EMC_Barreiro.$D$51:.$J$128];7)" office:value-type="string" office:string-value="MS052802" calcext:value-type="string">
            <text:p>MS052802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754]; &quot;.&quot;; [.$A$609]; &quot;.&quot;; [.F754]; &quot;.&quot;; [.G754]; &quot;.&quot;; &quot;pair&quot;; [.H754]; &quot;.fastq.gz&quot;)" office:value-type="string" office:string-value="MS052802.RNASeq.141.4.pair1.fastq.gz" calcext:value-type="string">
            <text:p>MS052802.RNASeq.141.4.pair1.fastq.gz</text:p>
          </table:table-cell>
          <table:table-cell table:formula="of:=CONCATENATE(&quot;ln -s ../../RNAseq/&quot;; [.B754]; &quot; &quot;; [.I754])" office:value-type="string" office:string-value="ln -s ../../RNAseq/Epi_EU41_NI_RNASeq_1_2-365555_S4_L004_R1_001.fastq.gz MS052802.RNASeq.141.4.pair1.fastq.gz" calcext:value-type="string">
            <text:p>ln -s ../../RNAseq/Epi_EU41_NI_RNASeq_1_2-365555_S4_L004_R1_001.fastq.gz MS052802.RNASeq.141.4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41_NI_RNASeq_1_2-365555_S4_L004_R2_001.fastq.gz</text:p>
          </table:table-cell>
          <table:table-cell table:style-name="ce3" table:formula="of:=MID([.B755]; 5; 4)" office:value-type="string" office:string-value="EU41" calcext:value-type="string">
            <text:p>EU41</text:p>
          </table:table-cell>
          <table:table-cell table:style-name="ce3" table:formula="of:=IF(ISERROR(FIND(&quot;Flu&quot;; [.B755]; 1)); &quot;NI&quot;; &quot;Flu&quot;)" office:value-type="string" office:string-value="NI" calcext:value-type="string">
            <text:p>NI</text:p>
          </table:table-cell>
          <table:table-cell table:style-name="ce3" table:formula="of:=VLOOKUP(CONCATENATE([.C755]; &quot;_&quot;; [.D755]); ['file:///home/assez/Documents/projectDocs/EMC_Barreiro/allEMC_Barreiro.ods'#$EMC_Barreiro.$D$51:.$J$128];7)" office:value-type="string" office:string-value="MS052802" calcext:value-type="string">
            <text:p>MS052802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755]; &quot;.&quot;; [.$A$609]; &quot;.&quot;; [.F755]; &quot;.&quot;; [.G755]; &quot;.&quot;; &quot;pair&quot;; [.H755]; &quot;.fastq.gz&quot;)" office:value-type="string" office:string-value="MS052802.RNASeq.141.4.pair2.fastq.gz" calcext:value-type="string">
            <text:p>MS052802.RNASeq.141.4.pair2.fastq.gz</text:p>
          </table:table-cell>
          <table:table-cell table:formula="of:=CONCATENATE(&quot;ln -s ../../RNAseq/&quot;; [.B755]; &quot; &quot;; [.I755])" office:value-type="string" office:string-value="ln -s ../../RNAseq/Epi_EU41_NI_RNASeq_1_2-365555_S4_L004_R2_001.fastq.gz MS052802.RNASeq.141.4.pair2.fastq.gz" calcext:value-type="string">
            <text:p>ln -s ../../RNAseq/Epi_EU41_NI_RNASeq_1_2-365555_S4_L004_R2_001.fastq.gz MS052802.RNASeq.141.4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43_Flu_RNASeq_1_2-365558_S7_L004_R1_001.fastq.gz</text:p>
          </table:table-cell>
          <table:table-cell table:style-name="ce3" table:formula="of:=MID([.B756]; 5; 4)" office:value-type="string" office:string-value="EU43" calcext:value-type="string">
            <text:p>EU43</text:p>
          </table:table-cell>
          <table:table-cell table:style-name="ce3" table:formula="of:=IF(ISERROR(FIND(&quot;Flu&quot;; [.B756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756]; &quot;_&quot;; [.D756]); ['file:///home/assez/Documents/projectDocs/EMC_Barreiro/allEMC_Barreiro.ods'#$EMC_Barreiro.$D$51:.$J$128];7)" office:value-type="string" office:string-value="MS052901" calcext:value-type="string">
            <text:p>MS052901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756]; &quot;.&quot;; [.$A$609]; &quot;.&quot;; [.F756]; &quot;.&quot;; [.G756]; &quot;.&quot;; &quot;pair&quot;; [.H756]; &quot;.fastq.gz&quot;)" office:value-type="string" office:string-value="MS052901.RNASeq.141.4.pair1.fastq.gz" calcext:value-type="string">
            <text:p>MS052901.RNASeq.141.4.pair1.fastq.gz</text:p>
          </table:table-cell>
          <table:table-cell table:formula="of:=CONCATENATE(&quot;ln -s ../../RNAseq/&quot;; [.B756]; &quot; &quot;; [.I756])" office:value-type="string" office:string-value="ln -s ../../RNAseq/Epi_EU43_Flu_RNASeq_1_2-365558_S7_L004_R1_001.fastq.gz MS052901.RNASeq.141.4.pair1.fastq.gz" calcext:value-type="string">
            <text:p>ln -s ../../RNAseq/Epi_EU43_Flu_RNASeq_1_2-365558_S7_L004_R1_001.fastq.gz MS052901.RNASeq.141.4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43_Flu_RNASeq_1_2-365558_S7_L004_R2_001.fastq.gz</text:p>
          </table:table-cell>
          <table:table-cell table:style-name="ce3" table:formula="of:=MID([.B757]; 5; 4)" office:value-type="string" office:string-value="EU43" calcext:value-type="string">
            <text:p>EU43</text:p>
          </table:table-cell>
          <table:table-cell table:style-name="ce3" table:formula="of:=IF(ISERROR(FIND(&quot;Flu&quot;; [.B757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757]; &quot;_&quot;; [.D757]); ['file:///home/assez/Documents/projectDocs/EMC_Barreiro/allEMC_Barreiro.ods'#$EMC_Barreiro.$D$51:.$J$128];7)" office:value-type="string" office:string-value="MS052901" calcext:value-type="string">
            <text:p>MS052901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757]; &quot;.&quot;; [.$A$609]; &quot;.&quot;; [.F757]; &quot;.&quot;; [.G757]; &quot;.&quot;; &quot;pair&quot;; [.H757]; &quot;.fastq.gz&quot;)" office:value-type="string" office:string-value="MS052901.RNASeq.141.4.pair2.fastq.gz" calcext:value-type="string">
            <text:p>MS052901.RNASeq.141.4.pair2.fastq.gz</text:p>
          </table:table-cell>
          <table:table-cell table:formula="of:=CONCATENATE(&quot;ln -s ../../RNAseq/&quot;; [.B757]; &quot; &quot;; [.I757])" office:value-type="string" office:string-value="ln -s ../../RNAseq/Epi_EU43_Flu_RNASeq_1_2-365558_S7_L004_R2_001.fastq.gz MS052901.RNASeq.141.4.pair2.fastq.gz" calcext:value-type="string">
            <text:p>ln -s ../../RNAseq/Epi_EU43_Flu_RNASeq_1_2-365558_S7_L004_R2_001.fastq.gz MS052901.RNASeq.141.4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43_NI_RNASeq_1_2-365557_S6_L004_R1_001.fastq.gz</text:p>
          </table:table-cell>
          <table:table-cell table:style-name="ce3" table:formula="of:=MID([.B758]; 5; 4)" office:value-type="string" office:string-value="EU43" calcext:value-type="string">
            <text:p>EU43</text:p>
          </table:table-cell>
          <table:table-cell table:style-name="ce3" table:formula="of:=IF(ISERROR(FIND(&quot;Flu&quot;; [.B758]; 1)); &quot;NI&quot;; &quot;Flu&quot;)" office:value-type="string" office:string-value="NI" calcext:value-type="string">
            <text:p>NI</text:p>
          </table:table-cell>
          <table:table-cell table:style-name="ce3" table:formula="of:=VLOOKUP(CONCATENATE([.C758]; &quot;_&quot;; [.D758]); ['file:///home/assez/Documents/projectDocs/EMC_Barreiro/allEMC_Barreiro.ods'#$EMC_Barreiro.$D$51:.$J$128];7)" office:value-type="string" office:string-value="MS052902" calcext:value-type="string">
            <text:p>MS052902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758]; &quot;.&quot;; [.$A$609]; &quot;.&quot;; [.F758]; &quot;.&quot;; [.G758]; &quot;.&quot;; &quot;pair&quot;; [.H758]; &quot;.fastq.gz&quot;)" office:value-type="string" office:string-value="MS052902.RNASeq.141.4.pair1.fastq.gz" calcext:value-type="string">
            <text:p>MS052902.RNASeq.141.4.pair1.fastq.gz</text:p>
          </table:table-cell>
          <table:table-cell table:formula="of:=CONCATENATE(&quot;ln -s ../../RNAseq/&quot;; [.B758]; &quot; &quot;; [.I758])" office:value-type="string" office:string-value="ln -s ../../RNAseq/Epi_EU43_NI_RNASeq_1_2-365557_S6_L004_R1_001.fastq.gz MS052902.RNASeq.141.4.pair1.fastq.gz" calcext:value-type="string">
            <text:p>ln -s ../../RNAseq/Epi_EU43_NI_RNASeq_1_2-365557_S6_L004_R1_001.fastq.gz MS052902.RNASeq.141.4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43_NI_RNASeq_1_2-365557_S6_L004_R2_001.fastq.gz</text:p>
          </table:table-cell>
          <table:table-cell table:style-name="ce3" table:formula="of:=MID([.B759]; 5; 4)" office:value-type="string" office:string-value="EU43" calcext:value-type="string">
            <text:p>EU43</text:p>
          </table:table-cell>
          <table:table-cell table:style-name="ce3" table:formula="of:=IF(ISERROR(FIND(&quot;Flu&quot;; [.B759]; 1)); &quot;NI&quot;; &quot;Flu&quot;)" office:value-type="string" office:string-value="NI" calcext:value-type="string">
            <text:p>NI</text:p>
          </table:table-cell>
          <table:table-cell table:style-name="ce3" table:formula="of:=VLOOKUP(CONCATENATE([.C759]; &quot;_&quot;; [.D759]); ['file:///home/assez/Documents/projectDocs/EMC_Barreiro/allEMC_Barreiro.ods'#$EMC_Barreiro.$D$51:.$J$128];7)" office:value-type="string" office:string-value="MS052902" calcext:value-type="string">
            <text:p>MS052902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759]; &quot;.&quot;; [.$A$609]; &quot;.&quot;; [.F759]; &quot;.&quot;; [.G759]; &quot;.&quot;; &quot;pair&quot;; [.H759]; &quot;.fastq.gz&quot;)" office:value-type="string" office:string-value="MS052902.RNASeq.141.4.pair2.fastq.gz" calcext:value-type="string">
            <text:p>MS052902.RNASeq.141.4.pair2.fastq.gz</text:p>
          </table:table-cell>
          <table:table-cell table:formula="of:=CONCATENATE(&quot;ln -s ../../RNAseq/&quot;; [.B759]; &quot; &quot;; [.I759])" office:value-type="string" office:string-value="ln -s ../../RNAseq/Epi_EU43_NI_RNASeq_1_2-365557_S6_L004_R2_001.fastq.gz MS052902.RNASeq.141.4.pair2.fastq.gz" calcext:value-type="string">
            <text:p>ln -s ../../RNAseq/Epi_EU43_NI_RNASeq_1_2-365557_S6_L004_R2_001.fastq.gz MS052902.RNASeq.141.4.pair2.fastq.gz</text:p>
          </table:table-cell>
          <table:table-cell table:number-columns-repeated="1014"/>
        </table:table-row>
        <table:table-row table:style-name="ro1">
          <table:table-cell table:style-name="ce13"/>
          <table:table-cell table:style-name="ce13" office:value-type="string" calcext:value-type="string">
            <text:p>Epi_EU47_Flu_RNASeq_1_2-365560_S9_L004_R1_001.fastq.gz</text:p>
          </table:table-cell>
          <table:table-cell table:style-name="ce13" table:formula="of:=MID([.B760]; 5; 4)" office:value-type="string" office:string-value="EU47" calcext:value-type="string">
            <text:p>EU47</text:p>
          </table:table-cell>
          <table:table-cell table:style-name="ce13" table:formula="of:=IF(ISERROR(FIND(&quot;Flu&quot;; [.B760]; 1)); &quot;NI&quot;; &quot;Flu&quot;)" office:value-type="string" office:string-value="Flu" calcext:value-type="string">
            <text:p>Flu</text:p>
          </table:table-cell>
          <table:table-cell table:style-name="ce13" table:formula="of:=VLOOKUP(CONCATENATE([.C760]; &quot;_&quot;; [.D760]); ['file:///home/assez/Documents/projectDocs/EMC_Barreiro/allEMC_Barreiro.ods'#$EMC_Barreiro.$D$51:.$J$128];7)" office:value-type="string" office:string-value="MS053001" calcext:value-type="string">
            <text:p>MS053001</text:p>
          </table:table-cell>
          <table:table-cell table:style-name="ce13" office:value-type="float" office:value="141" calcext:value-type="float">
            <text:p>14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style-name="ce18" table:formula="of:=CONCATENATE([.E760]; &quot;.&quot;; [.$A$609]; &quot;.&quot;; [.F760]; &quot;.&quot;; [.G760]; &quot;.&quot;; &quot;pair&quot;; [.H760]; &quot;.fastq.gz&quot;)" office:value-type="string" office:string-value="MS053001.RNASeq.141.4.pair1.fastq.gz" calcext:value-type="string">
            <text:p>MS053001.RNASeq.141.4.pair1.fastq.gz</text:p>
          </table:table-cell>
          <table:table-cell table:style-name="ce14" table:formula="of:=CONCATENATE(&quot;ln -s ../../RNAseq/&quot;; [.B760]; &quot; &quot;; [.I760])" office:value-type="string" office:string-value="ln -s ../../RNAseq/Epi_EU47_Flu_RNASeq_1_2-365560_S9_L004_R1_001.fastq.gz MS053001.RNASeq.141.4.pair1.fastq.gz" calcext:value-type="string">
            <text:p>ln -s ../../RNAseq/Epi_EU47_Flu_RNASeq_1_2-365560_S9_L004_R1_001.fastq.gz MS053001.RNASeq.141.4.pair1.fastq.gz</text:p>
          </table:table-cell>
          <table:table-cell table:style-name="ce14"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47_Flu_RNASeq_1_2-365560_S9_L004_R2_001.fastq.gz</text:p>
          </table:table-cell>
          <table:table-cell table:style-name="ce3" table:formula="of:=MID([.B761]; 5; 4)" office:value-type="string" office:string-value="EU47" calcext:value-type="string">
            <text:p>EU47</text:p>
          </table:table-cell>
          <table:table-cell table:style-name="ce3" table:formula="of:=IF(ISERROR(FIND(&quot;Flu&quot;; [.B761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761]; &quot;_&quot;; [.D761]); ['file:///home/assez/Documents/projectDocs/EMC_Barreiro/allEMC_Barreiro.ods'#$EMC_Barreiro.$D$51:.$J$128];7)" office:value-type="string" office:string-value="MS053001" calcext:value-type="string">
            <text:p>MS053001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761]; &quot;.&quot;; [.$A$609]; &quot;.&quot;; [.F761]; &quot;.&quot;; [.G761]; &quot;.&quot;; &quot;pair&quot;; [.H761]; &quot;.fastq.gz&quot;)" office:value-type="string" office:string-value="MS053001.RNASeq.141.4.pair2.fastq.gz" calcext:value-type="string">
            <text:p>MS053001.RNASeq.141.4.pair2.fastq.gz</text:p>
          </table:table-cell>
          <table:table-cell table:formula="of:=CONCATENATE(&quot;ln -s ../../RNAseq/&quot;; [.B761]; &quot; &quot;; [.I761])" office:value-type="string" office:string-value="ln -s ../../RNAseq/Epi_EU47_Flu_RNASeq_1_2-365560_S9_L004_R2_001.fastq.gz MS053001.RNASeq.141.4.pair2.fastq.gz" calcext:value-type="string">
            <text:p>ln -s ../../RNAseq/Epi_EU47_Flu_RNASeq_1_2-365560_S9_L004_R2_001.fastq.gz MS053001.RNASeq.141.4.pair2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47_NI_RNASeq_1_2-365559_S8_L004_R1_001.fastq.gz</text:p>
          </table:table-cell>
          <table:table-cell table:style-name="ce3" table:formula="of:=MID([.B762]; 5; 4)" office:value-type="string" office:string-value="EU47" calcext:value-type="string">
            <text:p>EU47</text:p>
          </table:table-cell>
          <table:table-cell table:style-name="ce3" table:formula="of:=IF(ISERROR(FIND(&quot;Flu&quot;; [.B762]; 1)); &quot;NI&quot;; &quot;Flu&quot;)" office:value-type="string" office:string-value="NI" calcext:value-type="string">
            <text:p>NI</text:p>
          </table:table-cell>
          <table:table-cell table:style-name="ce3" table:formula="of:=VLOOKUP(CONCATENATE([.C762]; &quot;_&quot;; [.D762]); ['file:///home/assez/Documents/projectDocs/EMC_Barreiro/allEMC_Barreiro.ods'#$EMC_Barreiro.$D$51:.$J$128];7)" office:value-type="string" office:string-value="MS053002" calcext:value-type="string">
            <text:p>MS053002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762]; &quot;.&quot;; [.$A$609]; &quot;.&quot;; [.F762]; &quot;.&quot;; [.G762]; &quot;.&quot;; &quot;pair&quot;; [.H762]; &quot;.fastq.gz&quot;)" office:value-type="string" office:string-value="MS053002.RNASeq.141.4.pair1.fastq.gz" calcext:value-type="string">
            <text:p>MS053002.RNASeq.141.4.pair1.fastq.gz</text:p>
          </table:table-cell>
          <table:table-cell table:formula="of:=CONCATENATE(&quot;ln -s ../../RNAseq/&quot;; [.B762]; &quot; &quot;; [.I762])" office:value-type="string" office:string-value="ln -s ../../RNAseq/Epi_EU47_NI_RNASeq_1_2-365559_S8_L004_R1_001.fastq.gz MS053002.RNASeq.141.4.pair1.fastq.gz" calcext:value-type="string">
            <text:p>ln -s ../../RNAseq/Epi_EU47_NI_RNASeq_1_2-365559_S8_L004_R1_001.fastq.gz MS053002.RNASeq.141.4.pair1.fastq.gz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Epi_EU47_NI_RNASeq_1_2-365559_S8_L004_R2_001.fastq.gz</text:p>
          </table:table-cell>
          <table:table-cell table:style-name="ce3" table:formula="of:=MID([.B763]; 5; 4)" office:value-type="string" office:string-value="EU47" calcext:value-type="string">
            <text:p>EU47</text:p>
          </table:table-cell>
          <table:table-cell table:style-name="ce3" table:formula="of:=IF(ISERROR(FIND(&quot;Flu&quot;; [.B763]; 1)); &quot;NI&quot;; &quot;Flu&quot;)" office:value-type="string" office:string-value="NI" calcext:value-type="string">
            <text:p>NI</text:p>
          </table:table-cell>
          <table:table-cell table:style-name="ce3" table:formula="of:=VLOOKUP(CONCATENATE([.C763]; &quot;_&quot;; [.D763]); ['file:///home/assez/Documents/projectDocs/EMC_Barreiro/allEMC_Barreiro.ods'#$EMC_Barreiro.$D$51:.$J$128];7)" office:value-type="string" office:string-value="MS053002" calcext:value-type="string">
            <text:p>MS053002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763]; &quot;.&quot;; [.$A$609]; &quot;.&quot;; [.F763]; &quot;.&quot;; [.G763]; &quot;.&quot;; &quot;pair&quot;; [.H763]; &quot;.fastq.gz&quot;)" office:value-type="string" office:string-value="MS053002.RNASeq.141.4.pair2.fastq.gz" calcext:value-type="string">
            <text:p>MS053002.RNASeq.141.4.pair2.fastq.gz</text:p>
          </table:table-cell>
          <table:table-cell table:formula="of:=CONCATENATE(&quot;ln -s ../../RNAseq/&quot;; [.B763]; &quot; &quot;; [.I763])" office:value-type="string" office:string-value="ln -s ../../RNAseq/Epi_EU47_NI_RNASeq_1_2-365559_S8_L004_R2_001.fastq.gz MS053002.RNASeq.141.4.pair2.fastq.gz" calcext:value-type="string">
            <text:p>ln -s ../../RNAseq/Epi_EU47_NI_RNASeq_1_2-365559_S8_L004_R2_001.fastq.gz MS053002.RNASeq.141.4.pair2.fastq.gz</text:p>
          </table:table-cell>
          <table:table-cell table:number-columns-repeated="1014"/>
        </table:table-row>
        <table:table-row table:style-name="ro2">
          <table:table-cell table:number-columns-repeated="2"/>
          <table:table-cell table:style-name="ce3" table:formula="of:=MID([.B764]; 5; 4)">
            <text:p/>
          </table:table-cell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WGBS</text:p>
          </table:table-cell>
          <table:table-cell table:style-name="ce3" office:value-type="string" calcext:value-type="string">
            <text:p>Epi_AF04_Flu__WGBS_1_2-449237_S1_L004_R1_001.fastq.gz</text:p>
          </table:table-cell>
          <table:table-cell table:style-name="ce3" table:formula="of:=MID([.B765]; 5; 4)" office:value-type="string" office:string-value="AF04" calcext:value-type="string">
            <text:p>AF04</text:p>
          </table:table-cell>
          <table:table-cell table:style-name="ce3" table:formula="of:=IF(ISERROR(FIND(&quot;Flu&quot;; [.B765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765]; &quot;_&quot;; [.D765]); ['file:///home/assez/Documents/projectDocs/EMC_Barreiro/allEMC_Barreiro.ods'#$EMC_Barreiro.$D$51:.$J$128];7)" office:value-type="string" office:string-value="MS049301" calcext:value-type="string">
            <text:p>MS049301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765]; &quot;.&quot;; [.$A$766]; &quot;.&quot;; [.F765]; &quot;.&quot;; [.G765]; &quot;.&quot;; &quot;pair&quot;; [.H765]; &quot;.fastq.gz&quot;)" office:value-type="string" office:string-value="MS049301.BS.204.4.pair1.fastq.gz" calcext:value-type="string">
            <text:p>MS049301.BS.204.4.pair1.fastq.gz</text:p>
          </table:table-cell>
          <table:table-cell table:formula="of:=CONCATENATE(&quot;ln -s ../../WGBS/&quot;; [.B765]; &quot; &quot;; [.I765])" office:value-type="string" office:string-value="ln -s ../../WGBS/Epi_AF04_Flu__WGBS_1_2-449237_S1_L004_R1_001.fastq.gz MS049301.BS.204.4.pair1.fastq.gz" calcext:value-type="string">
            <text:p>ln -s ../../WGBS/Epi_AF04_Flu__WGBS_1_2-449237_S1_L004_R1_001.fastq.gz MS049301.BS.204.4.pair1.fastq.gz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BS</text:p>
          </table:table-cell>
          <table:table-cell table:style-name="ce3" office:value-type="string" calcext:value-type="string">
            <text:p>Epi_AF04_Flu__WGBS_1_2-449237_S1_L004_R2_001.fastq.gz</text:p>
          </table:table-cell>
          <table:table-cell table:style-name="ce3" table:formula="of:=MID([.B766]; 5; 4)" office:value-type="string" office:string-value="AF04" calcext:value-type="string">
            <text:p>AF04</text:p>
          </table:table-cell>
          <table:table-cell table:style-name="ce3" table:formula="of:=IF(ISERROR(FIND(&quot;Flu&quot;; [.B766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766]; &quot;_&quot;; [.D766]); ['file:///home/assez/Documents/projectDocs/EMC_Barreiro/allEMC_Barreiro.ods'#$EMC_Barreiro.$D$51:.$J$128];7)" office:value-type="string" office:string-value="MS049301" calcext:value-type="string">
            <text:p>MS049301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766]; &quot;.&quot;; [.$A$766]; &quot;.&quot;; [.F766]; &quot;.&quot;; [.G766]; &quot;.&quot;; &quot;pair&quot;; [.H766]; &quot;.fastq.gz&quot;)" office:value-type="string" office:string-value="MS049301.BS.204.4.pair2.fastq.gz" calcext:value-type="string">
            <text:p>MS049301.BS.204.4.pair2.fastq.gz</text:p>
          </table:table-cell>
          <table:table-cell table:formula="of:=CONCATENATE(&quot;ln -s ../../WGBS/&quot;; [.B766]; &quot; &quot;; [.I766])" office:value-type="string" office:string-value="ln -s ../../WGBS/Epi_AF04_Flu__WGBS_1_2-449237_S1_L004_R2_001.fastq.gz MS049301.BS.204.4.pair2.fastq.gz" calcext:value-type="string">
            <text:p>ln -s ../../WGBS/Epi_AF04_Flu__WGBS_1_2-449237_S1_L004_R2_001.fastq.gz MS049301.BS.204.4.pair2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AF04_NI_WGBS_1_2-449236_S1_L003_R1_001.fastq.gz</text:p>
          </table:table-cell>
          <table:table-cell table:style-name="ce3" table:formula="of:=MID([.B767]; 5; 4)" office:value-type="string" office:string-value="AF04" calcext:value-type="string">
            <text:p>AF04</text:p>
          </table:table-cell>
          <table:table-cell table:style-name="ce3" table:formula="of:=IF(ISERROR(FIND(&quot;Flu&quot;; [.B767]; 1)); &quot;NI&quot;; &quot;Flu&quot;)" office:value-type="string" office:string-value="NI" calcext:value-type="string">
            <text:p>NI</text:p>
          </table:table-cell>
          <table:table-cell table:style-name="ce3" table:formula="of:=VLOOKUP(CONCATENATE([.C767]; &quot;_&quot;; [.D767]); ['file:///home/assez/Documents/projectDocs/EMC_Barreiro/allEMC_Barreiro.ods'#$EMC_Barreiro.$D$51:.$J$128];7)" office:value-type="string" office:string-value="MS049302" calcext:value-type="string">
            <text:p>MS049302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767]; &quot;.&quot;; [.$A$766]; &quot;.&quot;; [.F767]; &quot;.&quot;; [.G767]; &quot;.&quot;; &quot;pair&quot;; [.H767]; &quot;.fastq.gz&quot;)" office:value-type="string" office:string-value="MS049302.BS.204.3.pair1.fastq.gz" calcext:value-type="string">
            <text:p>MS049302.BS.204.3.pair1.fastq.gz</text:p>
          </table:table-cell>
          <table:table-cell table:formula="of:=CONCATENATE(&quot;ln -s ../../WGBS/&quot;; [.B767]; &quot; &quot;; [.I767])" office:value-type="string" office:string-value="ln -s ../../WGBS/Epi_AF04_NI_WGBS_1_2-449236_S1_L003_R1_001.fastq.gz MS049302.BS.204.3.pair1.fastq.gz" calcext:value-type="string">
            <text:p>ln -s ../../WGBS/Epi_AF04_NI_WGBS_1_2-449236_S1_L003_R1_001.fastq.gz MS049302.BS.204.3.pair1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AF04_NI_WGBS_1_2-449236_S1_L003_R2_001.fastq.gz</text:p>
          </table:table-cell>
          <table:table-cell table:style-name="ce3" table:formula="of:=MID([.B768]; 5; 4)" office:value-type="string" office:string-value="AF04" calcext:value-type="string">
            <text:p>AF04</text:p>
          </table:table-cell>
          <table:table-cell table:style-name="ce3" table:formula="of:=IF(ISERROR(FIND(&quot;Flu&quot;; [.B768]; 1)); &quot;NI&quot;; &quot;Flu&quot;)" office:value-type="string" office:string-value="NI" calcext:value-type="string">
            <text:p>NI</text:p>
          </table:table-cell>
          <table:table-cell table:style-name="ce3" table:formula="of:=VLOOKUP(CONCATENATE([.C768]; &quot;_&quot;; [.D768]); ['file:///home/assez/Documents/projectDocs/EMC_Barreiro/allEMC_Barreiro.ods'#$EMC_Barreiro.$D$51:.$J$128];7)" office:value-type="string" office:string-value="MS049302" calcext:value-type="string">
            <text:p>MS049302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768]; &quot;.&quot;; [.$A$766]; &quot;.&quot;; [.F768]; &quot;.&quot;; [.G768]; &quot;.&quot;; &quot;pair&quot;; [.H768]; &quot;.fastq.gz&quot;)" office:value-type="string" office:string-value="MS049302.BS.204.3.pair2.fastq.gz" calcext:value-type="string">
            <text:p>MS049302.BS.204.3.pair2.fastq.gz</text:p>
          </table:table-cell>
          <table:table-cell table:formula="of:=CONCATENATE(&quot;ln -s ../../WGBS/&quot;; [.B768]; &quot; &quot;; [.I768])" office:value-type="string" office:string-value="ln -s ../../WGBS/Epi_AF04_NI_WGBS_1_2-449236_S1_L003_R2_001.fastq.gz MS049302.BS.204.3.pair2.fastq.gz" calcext:value-type="string">
            <text:p>ln -s ../../WGBS/Epi_AF04_NI_WGBS_1_2-449236_S1_L003_R2_001.fastq.gz MS049302.BS.204.3.pair2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AF06_Flu__WGBS_1_2-449247_S1_L006_R1_001.fastq.gz</text:p>
          </table:table-cell>
          <table:table-cell table:style-name="ce3" table:formula="of:=MID([.B769]; 5; 4)" office:value-type="string" office:string-value="AF06" calcext:value-type="string">
            <text:p>AF06</text:p>
          </table:table-cell>
          <table:table-cell table:style-name="ce3" table:formula="of:=IF(ISERROR(FIND(&quot;Flu&quot;; [.B769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769]; &quot;_&quot;; [.D769]); ['file:///home/assez/Documents/projectDocs/EMC_Barreiro/allEMC_Barreiro.ods'#$EMC_Barreiro.$D$51:.$J$128];7)" office:value-type="string" office:string-value="MS049401" calcext:value-type="string">
            <text:p>MS049401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769]; &quot;.&quot;; [.$A$766]; &quot;.&quot;; [.F769]; &quot;.&quot;; [.G769]; &quot;.&quot;; &quot;pair&quot;; [.H769]; &quot;.fastq.gz&quot;)" office:value-type="string" office:string-value="MS049401.BS.225.6.pair1.fastq.gz" calcext:value-type="string">
            <text:p>MS049401.BS.225.6.pair1.fastq.gz</text:p>
          </table:table-cell>
          <table:table-cell table:formula="of:=CONCATENATE(&quot;ln -s ../../WGBS/&quot;; [.B769]; &quot; &quot;; [.I769])" office:value-type="string" office:string-value="ln -s ../../WGBS/Epi_AF06_Flu__WGBS_1_2-449247_S1_L006_R1_001.fastq.gz MS049401.BS.225.6.pair1.fastq.gz" calcext:value-type="string">
            <text:p>ln -s ../../WGBS/Epi_AF06_Flu__WGBS_1_2-449247_S1_L006_R1_001.fastq.gz MS049401.BS.225.6.pair1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AF06_Flu__WGBS_1_2-449247_S1_L006_R2_001.fastq.gz</text:p>
          </table:table-cell>
          <table:table-cell table:style-name="ce3" table:formula="of:=MID([.B770]; 5; 4)" office:value-type="string" office:string-value="AF06" calcext:value-type="string">
            <text:p>AF06</text:p>
          </table:table-cell>
          <table:table-cell table:style-name="ce3" table:formula="of:=IF(ISERROR(FIND(&quot;Flu&quot;; [.B770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770]; &quot;_&quot;; [.D770]); ['file:///home/assez/Documents/projectDocs/EMC_Barreiro/allEMC_Barreiro.ods'#$EMC_Barreiro.$D$51:.$J$128];7)" office:value-type="string" office:string-value="MS049401" calcext:value-type="string">
            <text:p>MS049401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770]; &quot;.&quot;; [.$A$766]; &quot;.&quot;; [.F770]; &quot;.&quot;; [.G770]; &quot;.&quot;; &quot;pair&quot;; [.H770]; &quot;.fastq.gz&quot;)" office:value-type="string" office:string-value="MS049401.BS.225.6.pair2.fastq.gz" calcext:value-type="string">
            <text:p>MS049401.BS.225.6.pair2.fastq.gz</text:p>
          </table:table-cell>
          <table:table-cell table:formula="of:=CONCATENATE(&quot;ln -s ../../WGBS/&quot;; [.B770]; &quot; &quot;; [.I770])" office:value-type="string" office:string-value="ln -s ../../WGBS/Epi_AF06_Flu__WGBS_1_2-449247_S1_L006_R2_001.fastq.gz MS049401.BS.225.6.pair2.fastq.gz" calcext:value-type="string">
            <text:p>ln -s ../../WGBS/Epi_AF06_Flu__WGBS_1_2-449247_S1_L006_R2_001.fastq.gz MS049401.BS.225.6.pair2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AF06_NI_WGBS_1_2-449246_S1_L005_R1_001.fastq.gz</text:p>
          </table:table-cell>
          <table:table-cell table:style-name="ce3" table:formula="of:=MID([.B771]; 5; 4)" office:value-type="string" office:string-value="AF06" calcext:value-type="string">
            <text:p>AF06</text:p>
          </table:table-cell>
          <table:table-cell table:style-name="ce3" table:formula="of:=IF(ISERROR(FIND(&quot;Flu&quot;; [.B771]; 1)); &quot;NI&quot;; &quot;Flu&quot;)" office:value-type="string" office:string-value="NI" calcext:value-type="string">
            <text:p>NI</text:p>
          </table:table-cell>
          <table:table-cell table:style-name="ce3" table:formula="of:=VLOOKUP(CONCATENATE([.C771]; &quot;_&quot;; [.D771]); ['file:///home/assez/Documents/projectDocs/EMC_Barreiro/allEMC_Barreiro.ods'#$EMC_Barreiro.$D$51:.$J$128];7)" office:value-type="string" office:string-value="MS049402" calcext:value-type="string">
            <text:p>MS049402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771]; &quot;.&quot;; [.$A$766]; &quot;.&quot;; [.F771]; &quot;.&quot;; [.G771]; &quot;.&quot;; &quot;pair&quot;; [.H771]; &quot;.fastq.gz&quot;)" office:value-type="string" office:string-value="MS049402.BS.225.5.pair1.fastq.gz" calcext:value-type="string">
            <text:p>MS049402.BS.225.5.pair1.fastq.gz</text:p>
          </table:table-cell>
          <table:table-cell table:formula="of:=CONCATENATE(&quot;ln -s ../../WGBS/&quot;; [.B771]; &quot; &quot;; [.I771])" office:value-type="string" office:string-value="ln -s ../../WGBS/Epi_AF06_NI_WGBS_1_2-449246_S1_L005_R1_001.fastq.gz MS049402.BS.225.5.pair1.fastq.gz" calcext:value-type="string">
            <text:p>ln -s ../../WGBS/Epi_AF06_NI_WGBS_1_2-449246_S1_L005_R1_001.fastq.gz MS049402.BS.225.5.pair1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AF06_NI_WGBS_1_2-449246_S1_L005_R2_001.fastq.gz</text:p>
          </table:table-cell>
          <table:table-cell table:style-name="ce3" table:formula="of:=MID([.B772]; 5; 4)" office:value-type="string" office:string-value="AF06" calcext:value-type="string">
            <text:p>AF06</text:p>
          </table:table-cell>
          <table:table-cell table:style-name="ce3" table:formula="of:=IF(ISERROR(FIND(&quot;Flu&quot;; [.B772]; 1)); &quot;NI&quot;; &quot;Flu&quot;)" office:value-type="string" office:string-value="NI" calcext:value-type="string">
            <text:p>NI</text:p>
          </table:table-cell>
          <table:table-cell table:style-name="ce3" table:formula="of:=VLOOKUP(CONCATENATE([.C772]; &quot;_&quot;; [.D772]); ['file:///home/assez/Documents/projectDocs/EMC_Barreiro/allEMC_Barreiro.ods'#$EMC_Barreiro.$D$51:.$J$128];7)" office:value-type="string" office:string-value="MS049402" calcext:value-type="string">
            <text:p>MS049402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772]; &quot;.&quot;; [.$A$766]; &quot;.&quot;; [.F772]; &quot;.&quot;; [.G772]; &quot;.&quot;; &quot;pair&quot;; [.H772]; &quot;.fastq.gz&quot;)" office:value-type="string" office:string-value="MS049402.BS.225.5.pair2.fastq.gz" calcext:value-type="string">
            <text:p>MS049402.BS.225.5.pair2.fastq.gz</text:p>
          </table:table-cell>
          <table:table-cell table:formula="of:=CONCATENATE(&quot;ln -s ../../WGBS/&quot;; [.B772]; &quot; &quot;; [.I772])" office:value-type="string" office:string-value="ln -s ../../WGBS/Epi_AF06_NI_WGBS_1_2-449246_S1_L005_R2_001.fastq.gz MS049402.BS.225.5.pair2.fastq.gz" calcext:value-type="string">
            <text:p>ln -s ../../WGBS/Epi_AF06_NI_WGBS_1_2-449246_S1_L005_R2_001.fastq.gz MS049402.BS.225.5.pair2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AF08_Flu__WGBS_1_2-449303_S1_L004_R1_001.fastq.gz</text:p>
          </table:table-cell>
          <table:table-cell table:style-name="ce3" table:formula="of:=MID([.B773]; 5; 4)" office:value-type="string" office:string-value="AF08" calcext:value-type="string">
            <text:p>AF08</text:p>
          </table:table-cell>
          <table:table-cell table:style-name="ce3" table:formula="of:=IF(ISERROR(FIND(&quot;Flu&quot;; [.B773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773]; &quot;_&quot;; [.D773]); ['file:///home/assez/Documents/projectDocs/EMC_Barreiro/allEMC_Barreiro.ods'#$EMC_Barreiro.$D$51:.$J$128];7)" office:value-type="string" office:string-value="MS049501" calcext:value-type="string">
            <text:p>MS049501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773]; &quot;.&quot;; [.$A$766]; &quot;.&quot;; [.F773]; &quot;.&quot;; [.G773]; &quot;.&quot;; &quot;pair&quot;; [.H773]; &quot;.fastq.gz&quot;)" office:value-type="string" office:string-value="MS049501.BS.203.4.pair1.fastq.gz" calcext:value-type="string">
            <text:p>MS049501.BS.203.4.pair1.fastq.gz</text:p>
          </table:table-cell>
          <table:table-cell table:formula="of:=CONCATENATE(&quot;ln -s ../../WGBS/&quot;; [.B773]; &quot; &quot;; [.I773])" office:value-type="string" office:string-value="ln -s ../../WGBS/Epi_AF08_Flu__WGBS_1_2-449303_S1_L004_R1_001.fastq.gz MS049501.BS.203.4.pair1.fastq.gz" calcext:value-type="string">
            <text:p>ln -s ../../WGBS/Epi_AF08_Flu__WGBS_1_2-449303_S1_L004_R1_001.fastq.gz MS049501.BS.203.4.pair1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AF08_Flu__WGBS_1_2-449303_S1_L004_R2_001.fastq.gz</text:p>
          </table:table-cell>
          <table:table-cell table:style-name="ce3" table:formula="of:=MID([.B774]; 5; 4)" office:value-type="string" office:string-value="AF08" calcext:value-type="string">
            <text:p>AF08</text:p>
          </table:table-cell>
          <table:table-cell table:style-name="ce3" table:formula="of:=IF(ISERROR(FIND(&quot;Flu&quot;; [.B774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774]; &quot;_&quot;; [.D774]); ['file:///home/assez/Documents/projectDocs/EMC_Barreiro/allEMC_Barreiro.ods'#$EMC_Barreiro.$D$51:.$J$128];7)" office:value-type="string" office:string-value="MS049501" calcext:value-type="string">
            <text:p>MS049501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774]; &quot;.&quot;; [.$A$766]; &quot;.&quot;; [.F774]; &quot;.&quot;; [.G774]; &quot;.&quot;; &quot;pair&quot;; [.H774]; &quot;.fastq.gz&quot;)" office:value-type="string" office:string-value="MS049501.BS.203.4.pair2.fastq.gz" calcext:value-type="string">
            <text:p>MS049501.BS.203.4.pair2.fastq.gz</text:p>
          </table:table-cell>
          <table:table-cell table:formula="of:=CONCATENATE(&quot;ln -s ../../WGBS/&quot;; [.B774]; &quot; &quot;; [.I774])" office:value-type="string" office:string-value="ln -s ../../WGBS/Epi_AF08_Flu__WGBS_1_2-449303_S1_L004_R2_001.fastq.gz MS049501.BS.203.4.pair2.fastq.gz" calcext:value-type="string">
            <text:p>ln -s ../../WGBS/Epi_AF08_Flu__WGBS_1_2-449303_S1_L004_R2_001.fastq.gz MS049501.BS.203.4.pair2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AF08_NI_WGBS_1_2-449302_S1_L003_R1_001.fastq.gz</text:p>
          </table:table-cell>
          <table:table-cell table:style-name="ce3" table:formula="of:=MID([.B775]; 5; 4)" office:value-type="string" office:string-value="AF08" calcext:value-type="string">
            <text:p>AF08</text:p>
          </table:table-cell>
          <table:table-cell table:style-name="ce3" table:formula="of:=IF(ISERROR(FIND(&quot;Flu&quot;; [.B775]; 1)); &quot;NI&quot;; &quot;Flu&quot;)" office:value-type="string" office:string-value="NI" calcext:value-type="string">
            <text:p>NI</text:p>
          </table:table-cell>
          <table:table-cell table:style-name="ce3" table:formula="of:=VLOOKUP(CONCATENATE([.C775]; &quot;_&quot;; [.D775]); ['file:///home/assez/Documents/projectDocs/EMC_Barreiro/allEMC_Barreiro.ods'#$EMC_Barreiro.$D$51:.$J$128];7)" office:value-type="string" office:string-value="MS049502" calcext:value-type="string">
            <text:p>MS049502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775]; &quot;.&quot;; [.$A$766]; &quot;.&quot;; [.F775]; &quot;.&quot;; [.G775]; &quot;.&quot;; &quot;pair&quot;; [.H775]; &quot;.fastq.gz&quot;)" office:value-type="string" office:string-value="MS049502.BS.203.3.pair1.fastq.gz" calcext:value-type="string">
            <text:p>MS049502.BS.203.3.pair1.fastq.gz</text:p>
          </table:table-cell>
          <table:table-cell table:formula="of:=CONCATENATE(&quot;ln -s ../../WGBS/&quot;; [.B775]; &quot; &quot;; [.I775])" office:value-type="string" office:string-value="ln -s ../../WGBS/Epi_AF08_NI_WGBS_1_2-449302_S1_L003_R1_001.fastq.gz MS049502.BS.203.3.pair1.fastq.gz" calcext:value-type="string">
            <text:p>ln -s ../../WGBS/Epi_AF08_NI_WGBS_1_2-449302_S1_L003_R1_001.fastq.gz MS049502.BS.203.3.pair1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AF08_NI_WGBS_1_2-449302_S1_L003_R2_001.fastq.gz</text:p>
          </table:table-cell>
          <table:table-cell table:style-name="ce3" table:formula="of:=MID([.B776]; 5; 4)" office:value-type="string" office:string-value="AF08" calcext:value-type="string">
            <text:p>AF08</text:p>
          </table:table-cell>
          <table:table-cell table:style-name="ce3" table:formula="of:=IF(ISERROR(FIND(&quot;Flu&quot;; [.B776]; 1)); &quot;NI&quot;; &quot;Flu&quot;)" office:value-type="string" office:string-value="NI" calcext:value-type="string">
            <text:p>NI</text:p>
          </table:table-cell>
          <table:table-cell table:style-name="ce3" table:formula="of:=VLOOKUP(CONCATENATE([.C776]; &quot;_&quot;; [.D776]); ['file:///home/assez/Documents/projectDocs/EMC_Barreiro/allEMC_Barreiro.ods'#$EMC_Barreiro.$D$51:.$J$128];7)" office:value-type="string" office:string-value="MS049502" calcext:value-type="string">
            <text:p>MS049502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776]; &quot;.&quot;; [.$A$766]; &quot;.&quot;; [.F776]; &quot;.&quot;; [.G776]; &quot;.&quot;; &quot;pair&quot;; [.H776]; &quot;.fastq.gz&quot;)" office:value-type="string" office:string-value="MS049502.BS.203.3.pair2.fastq.gz" calcext:value-type="string">
            <text:p>MS049502.BS.203.3.pair2.fastq.gz</text:p>
          </table:table-cell>
          <table:table-cell table:formula="of:=CONCATENATE(&quot;ln -s ../../WGBS/&quot;; [.B776]; &quot; &quot;; [.I776])" office:value-type="string" office:string-value="ln -s ../../WGBS/Epi_AF08_NI_WGBS_1_2-449302_S1_L003_R2_001.fastq.gz MS049502.BS.203.3.pair2.fastq.gz" calcext:value-type="string">
            <text:p>ln -s ../../WGBS/Epi_AF08_NI_WGBS_1_2-449302_S1_L003_R2_001.fastq.gz MS049502.BS.203.3.pair2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AF10_Flu__WGBS_1_2-449311_S1_L004_R1_001.fastq.gz</text:p>
          </table:table-cell>
          <table:table-cell table:style-name="ce3" table:formula="of:=MID([.B777]; 5; 4)" office:value-type="string" office:string-value="AF10" calcext:value-type="string">
            <text:p>AF10</text:p>
          </table:table-cell>
          <table:table-cell table:style-name="ce3" table:formula="of:=IF(ISERROR(FIND(&quot;Flu&quot;; [.B777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777]; &quot;_&quot;; [.D777]); ['file:///home/assez/Documents/projectDocs/EMC_Barreiro/allEMC_Barreiro.ods'#$EMC_Barreiro.$D$51:.$J$128];7)" office:value-type="string" office:string-value="MS049601" calcext:value-type="string">
            <text:p>MS049601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777]; &quot;.&quot;; [.$A$766]; &quot;.&quot;; [.F777]; &quot;.&quot;; [.G777]; &quot;.&quot;; &quot;pair&quot;; [.H777]; &quot;.fastq.gz&quot;)" office:value-type="string" office:string-value="MS049601.BS.204.4.pair1.fastq.gz" calcext:value-type="string">
            <text:p>MS049601.BS.204.4.pair1.fastq.gz</text:p>
          </table:table-cell>
          <table:table-cell table:formula="of:=CONCATENATE(&quot;ln -s ../../WGBS/&quot;; [.B777]; &quot; &quot;; [.I777])" office:value-type="string" office:string-value="ln -s ../../WGBS/Epi_AF10_Flu__WGBS_1_2-449311_S1_L004_R1_001.fastq.gz MS049601.BS.204.4.pair1.fastq.gz" calcext:value-type="string">
            <text:p>ln -s ../../WGBS/Epi_AF10_Flu__WGBS_1_2-449311_S1_L004_R1_001.fastq.gz MS049601.BS.204.4.pair1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AF10_Flu__WGBS_1_2-449311_S1_L004_R2_001.fastq.gz</text:p>
          </table:table-cell>
          <table:table-cell table:style-name="ce3" table:formula="of:=MID([.B778]; 5; 4)" office:value-type="string" office:string-value="AF10" calcext:value-type="string">
            <text:p>AF10</text:p>
          </table:table-cell>
          <table:table-cell table:style-name="ce3" table:formula="of:=IF(ISERROR(FIND(&quot;Flu&quot;; [.B778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778]; &quot;_&quot;; [.D778]); ['file:///home/assez/Documents/projectDocs/EMC_Barreiro/allEMC_Barreiro.ods'#$EMC_Barreiro.$D$51:.$J$128];7)" office:value-type="string" office:string-value="MS049601" calcext:value-type="string">
            <text:p>MS049601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778]; &quot;.&quot;; [.$A$766]; &quot;.&quot;; [.F778]; &quot;.&quot;; [.G778]; &quot;.&quot;; &quot;pair&quot;; [.H778]; &quot;.fastq.gz&quot;)" office:value-type="string" office:string-value="MS049601.BS.204.4.pair2.fastq.gz" calcext:value-type="string">
            <text:p>MS049601.BS.204.4.pair2.fastq.gz</text:p>
          </table:table-cell>
          <table:table-cell table:formula="of:=CONCATENATE(&quot;ln -s ../../WGBS/&quot;; [.B778]; &quot; &quot;; [.I778])" office:value-type="string" office:string-value="ln -s ../../WGBS/Epi_AF10_Flu__WGBS_1_2-449311_S1_L004_R2_001.fastq.gz MS049601.BS.204.4.pair2.fastq.gz" calcext:value-type="string">
            <text:p>ln -s ../../WGBS/Epi_AF10_Flu__WGBS_1_2-449311_S1_L004_R2_001.fastq.gz MS049601.BS.204.4.pair2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AF10_NI_WGBS_1_2-449310_S1_L003_R1_001.fastq.gz</text:p>
          </table:table-cell>
          <table:table-cell table:style-name="ce3" table:formula="of:=MID([.B779]; 5; 4)" office:value-type="string" office:string-value="AF10" calcext:value-type="string">
            <text:p>AF10</text:p>
          </table:table-cell>
          <table:table-cell table:style-name="ce3" table:formula="of:=IF(ISERROR(FIND(&quot;Flu&quot;; [.B779]; 1)); &quot;NI&quot;; &quot;Flu&quot;)" office:value-type="string" office:string-value="NI" calcext:value-type="string">
            <text:p>NI</text:p>
          </table:table-cell>
          <table:table-cell table:style-name="ce3" table:formula="of:=VLOOKUP(CONCATENATE([.C779]; &quot;_&quot;; [.D779]); ['file:///home/assez/Documents/projectDocs/EMC_Barreiro/allEMC_Barreiro.ods'#$EMC_Barreiro.$D$51:.$J$128];7)" office:value-type="string" office:string-value="MS049602" calcext:value-type="string">
            <text:p>MS049602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779]; &quot;.&quot;; [.$A$766]; &quot;.&quot;; [.F779]; &quot;.&quot;; [.G779]; &quot;.&quot;; &quot;pair&quot;; [.H779]; &quot;.fastq.gz&quot;)" office:value-type="string" office:string-value="MS049602.BS.204.3.pair1.fastq.gz" calcext:value-type="string">
            <text:p>MS049602.BS.204.3.pair1.fastq.gz</text:p>
          </table:table-cell>
          <table:table-cell table:formula="of:=CONCATENATE(&quot;ln -s ../../WGBS/&quot;; [.B779]; &quot; &quot;; [.I779])" office:value-type="string" office:string-value="ln -s ../../WGBS/Epi_AF10_NI_WGBS_1_2-449310_S1_L003_R1_001.fastq.gz MS049602.BS.204.3.pair1.fastq.gz" calcext:value-type="string">
            <text:p>ln -s ../../WGBS/Epi_AF10_NI_WGBS_1_2-449310_S1_L003_R1_001.fastq.gz MS049602.BS.204.3.pair1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AF10_NI_WGBS_1_2-449310_S1_L003_R2_001.fastq.gz</text:p>
          </table:table-cell>
          <table:table-cell table:style-name="ce3" table:formula="of:=MID([.B780]; 5; 4)" office:value-type="string" office:string-value="AF10" calcext:value-type="string">
            <text:p>AF10</text:p>
          </table:table-cell>
          <table:table-cell table:style-name="ce3" table:formula="of:=IF(ISERROR(FIND(&quot;Flu&quot;; [.B780]; 1)); &quot;NI&quot;; &quot;Flu&quot;)" office:value-type="string" office:string-value="NI" calcext:value-type="string">
            <text:p>NI</text:p>
          </table:table-cell>
          <table:table-cell table:style-name="ce3" table:formula="of:=VLOOKUP(CONCATENATE([.C780]; &quot;_&quot;; [.D780]); ['file:///home/assez/Documents/projectDocs/EMC_Barreiro/allEMC_Barreiro.ods'#$EMC_Barreiro.$D$51:.$J$128];7)" office:value-type="string" office:string-value="MS049602" calcext:value-type="string">
            <text:p>MS049602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780]; &quot;.&quot;; [.$A$766]; &quot;.&quot;; [.F780]; &quot;.&quot;; [.G780]; &quot;.&quot;; &quot;pair&quot;; [.H780]; &quot;.fastq.gz&quot;)" office:value-type="string" office:string-value="MS049602.BS.204.3.pair2.fastq.gz" calcext:value-type="string">
            <text:p>MS049602.BS.204.3.pair2.fastq.gz</text:p>
          </table:table-cell>
          <table:table-cell table:formula="of:=CONCATENATE(&quot;ln -s ../../WGBS/&quot;; [.B780]; &quot; &quot;; [.I780])" office:value-type="string" office:string-value="ln -s ../../WGBS/Epi_AF10_NI_WGBS_1_2-449310_S1_L003_R2_001.fastq.gz MS049602.BS.204.3.pair2.fastq.gz" calcext:value-type="string">
            <text:p>ln -s ../../WGBS/Epi_AF10_NI_WGBS_1_2-449310_S1_L003_R2_001.fastq.gz MS049602.BS.204.3.pair2.fastq.gz</text:p>
          </table:table-cell>
          <table:table-cell table:number-columns-repeated="1014"/>
        </table:table-row>
        <table:table-row table:style-name="ro1">
          <table:table-cell table:style-name="ce14"/>
          <table:table-cell table:style-name="ce13" office:value-type="string" calcext:value-type="string">
            <text:p>Epi_AF12_Flu__WGBS_1_2-449313_S1_L006_R1_001.fastq.gz</text:p>
          </table:table-cell>
          <table:table-cell table:style-name="ce13" table:formula="of:=MID([.B781]; 5; 4)" office:value-type="string" office:string-value="AF12" calcext:value-type="string">
            <text:p>AF12</text:p>
          </table:table-cell>
          <table:table-cell table:style-name="ce13" table:formula="of:=IF(ISERROR(FIND(&quot;Flu&quot;; [.B781]; 1)); &quot;NI&quot;; &quot;Flu&quot;)" office:value-type="string" office:string-value="Flu" calcext:value-type="string">
            <text:p>Flu</text:p>
          </table:table-cell>
          <table:table-cell table:style-name="ce13" table:formula="of:=VLOOKUP(CONCATENATE([.C781]; &quot;_&quot;; [.D781]); ['file:///home/assez/Documents/projectDocs/EMC_Barreiro/allEMC_Barreiro.ods'#$EMC_Barreiro.$D$51:.$J$128];7)" office:value-type="string" office:string-value="MS049701" calcext:value-type="string">
            <text:p>MS049701</text:p>
          </table:table-cell>
          <table:table-cell table:style-name="ce13" office:value-type="float" office:value="204" calcext:value-type="float">
            <text:p>204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1" calcext:value-type="float">
            <text:p>1</text:p>
          </table:table-cell>
          <table:table-cell table:style-name="ce18" table:formula="of:=CONCATENATE([.E781]; &quot;.&quot;; [.$A$766]; &quot;.&quot;; [.F781]; &quot;.&quot;; [.G781]; &quot;.&quot;; &quot;pair&quot;; [.H781]; &quot;.fastq.gz&quot;)" office:value-type="string" office:string-value="MS049701.BS.204.6.pair1.fastq.gz" calcext:value-type="string">
            <text:p>MS049701.BS.204.6.pair1.fastq.gz</text:p>
          </table:table-cell>
          <table:table-cell table:style-name="ce14" table:formula="of:=CONCATENATE(&quot;ln -s ../../WGBS/&quot;; [.B781]; &quot; &quot;; [.I781])" office:value-type="string" office:string-value="ln -s ../../WGBS/Epi_AF12_Flu__WGBS_1_2-449313_S1_L006_R1_001.fastq.gz MS049701.BS.204.6.pair1.fastq.gz" calcext:value-type="string">
            <text:p>ln -s ../../WGBS/Epi_AF12_Flu__WGBS_1_2-449313_S1_L006_R1_001.fastq.gz MS049701.BS.204.6.pair1.fastq.gz</text:p>
          </table:table-cell>
          <table:table-cell table:style-name="ce14" table:number-columns-repeated="1014"/>
        </table:table-row>
        <table:table-row table:style-name="ro1">
          <table:table-cell table:style-name="ce14"/>
          <table:table-cell table:style-name="ce13" office:value-type="string" calcext:value-type="string">
            <text:p>Epi_AF12_Flu__WGBS_1_2-449313_S1_L006_R2_001.fastq.gz</text:p>
          </table:table-cell>
          <table:table-cell table:style-name="ce13" table:formula="of:=MID([.B782]; 5; 4)" office:value-type="string" office:string-value="AF12" calcext:value-type="string">
            <text:p>AF12</text:p>
          </table:table-cell>
          <table:table-cell table:style-name="ce13" table:formula="of:=IF(ISERROR(FIND(&quot;Flu&quot;; [.B782]; 1)); &quot;NI&quot;; &quot;Flu&quot;)" office:value-type="string" office:string-value="Flu" calcext:value-type="string">
            <text:p>Flu</text:p>
          </table:table-cell>
          <table:table-cell table:style-name="ce13" table:formula="of:=VLOOKUP(CONCATENATE([.C782]; &quot;_&quot;; [.D782]); ['file:///home/assez/Documents/projectDocs/EMC_Barreiro/allEMC_Barreiro.ods'#$EMC_Barreiro.$D$51:.$J$128];7)" office:value-type="string" office:string-value="MS049701" calcext:value-type="string">
            <text:p>MS049701</text:p>
          </table:table-cell>
          <table:table-cell table:style-name="ce13" office:value-type="float" office:value="204" calcext:value-type="float">
            <text:p>204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2" calcext:value-type="float">
            <text:p>2</text:p>
          </table:table-cell>
          <table:table-cell table:style-name="ce18" table:formula="of:=CONCATENATE([.E782]; &quot;.&quot;; [.$A$766]; &quot;.&quot;; [.F782]; &quot;.&quot;; [.G782]; &quot;.&quot;; &quot;pair&quot;; [.H782]; &quot;.fastq.gz&quot;)" office:value-type="string" office:string-value="MS049701.BS.204.6.pair2.fastq.gz" calcext:value-type="string">
            <text:p>MS049701.BS.204.6.pair2.fastq.gz</text:p>
          </table:table-cell>
          <table:table-cell table:style-name="ce14" table:formula="of:=CONCATENATE(&quot;ln -s ../../WGBS/&quot;; [.B782]; &quot; &quot;; [.I782])" office:value-type="string" office:string-value="ln -s ../../WGBS/Epi_AF12_Flu__WGBS_1_2-449313_S1_L006_R2_001.fastq.gz MS049701.BS.204.6.pair2.fastq.gz" calcext:value-type="string">
            <text:p>ln -s ../../WGBS/Epi_AF12_Flu__WGBS_1_2-449313_S1_L006_R2_001.fastq.gz MS049701.BS.204.6.pair2.fastq.gz</text:p>
          </table:table-cell>
          <table:table-cell table:style-name="ce14" table:number-columns-repeated="1014"/>
        </table:table-row>
        <table:table-row table:style-name="ro1">
          <table:table-cell/>
          <table:table-cell table:style-name="ce3" office:value-type="string" calcext:value-type="string">
            <text:p>Epi_AF12_NI_WGBS_1_2-449312_S1_L005_R1_001.fastq.gz</text:p>
          </table:table-cell>
          <table:table-cell table:style-name="ce3" table:formula="of:=MID([.B783]; 5; 4)" office:value-type="string" office:string-value="AF12" calcext:value-type="string">
            <text:p>AF12</text:p>
          </table:table-cell>
          <table:table-cell table:style-name="ce3" table:formula="of:=IF(ISERROR(FIND(&quot;Flu&quot;; [.B783]; 1)); &quot;NI&quot;; &quot;Flu&quot;)" office:value-type="string" office:string-value="NI" calcext:value-type="string">
            <text:p>NI</text:p>
          </table:table-cell>
          <table:table-cell table:style-name="ce3" table:formula="of:=VLOOKUP(CONCATENATE([.C783]; &quot;_&quot;; [.D783]); ['file:///home/assez/Documents/projectDocs/EMC_Barreiro/allEMC_Barreiro.ods'#$EMC_Barreiro.$D$51:.$J$128];7)" office:value-type="string" office:string-value="MS049702" calcext:value-type="string">
            <text:p>MS049702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783]; &quot;.&quot;; [.$A$766]; &quot;.&quot;; [.F783]; &quot;.&quot;; [.G783]; &quot;.&quot;; &quot;pair&quot;; [.H783]; &quot;.fastq.gz&quot;)" office:value-type="string" office:string-value="MS049702.BS.204.5.pair1.fastq.gz" calcext:value-type="string">
            <text:p>MS049702.BS.204.5.pair1.fastq.gz</text:p>
          </table:table-cell>
          <table:table-cell table:formula="of:=CONCATENATE(&quot;ln -s ../../WGBS/&quot;; [.B783]; &quot; &quot;; [.I783])" office:value-type="string" office:string-value="ln -s ../../WGBS/Epi_AF12_NI_WGBS_1_2-449312_S1_L005_R1_001.fastq.gz MS049702.BS.204.5.pair1.fastq.gz" calcext:value-type="string">
            <text:p>ln -s ../../WGBS/Epi_AF12_NI_WGBS_1_2-449312_S1_L005_R1_001.fastq.gz MS049702.BS.204.5.pair1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AF12_NI_WGBS_1_2-449312_S1_L005_R2_001.fastq.gz</text:p>
          </table:table-cell>
          <table:table-cell table:style-name="ce3" table:formula="of:=MID([.B784]; 5; 4)" office:value-type="string" office:string-value="AF12" calcext:value-type="string">
            <text:p>AF12</text:p>
          </table:table-cell>
          <table:table-cell table:style-name="ce3" table:formula="of:=IF(ISERROR(FIND(&quot;Flu&quot;; [.B784]; 1)); &quot;NI&quot;; &quot;Flu&quot;)" office:value-type="string" office:string-value="NI" calcext:value-type="string">
            <text:p>NI</text:p>
          </table:table-cell>
          <table:table-cell table:style-name="ce3" table:formula="of:=VLOOKUP(CONCATENATE([.C784]; &quot;_&quot;; [.D784]); ['file:///home/assez/Documents/projectDocs/EMC_Barreiro/allEMC_Barreiro.ods'#$EMC_Barreiro.$D$51:.$J$128];7)" office:value-type="string" office:string-value="MS049702" calcext:value-type="string">
            <text:p>MS049702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784]; &quot;.&quot;; [.$A$766]; &quot;.&quot;; [.F784]; &quot;.&quot;; [.G784]; &quot;.&quot;; &quot;pair&quot;; [.H784]; &quot;.fastq.gz&quot;)" office:value-type="string" office:string-value="MS049702.BS.204.5.pair2.fastq.gz" calcext:value-type="string">
            <text:p>MS049702.BS.204.5.pair2.fastq.gz</text:p>
          </table:table-cell>
          <table:table-cell table:formula="of:=CONCATENATE(&quot;ln -s ../../WGBS/&quot;; [.B784]; &quot; &quot;; [.I784])" office:value-type="string" office:string-value="ln -s ../../WGBS/Epi_AF12_NI_WGBS_1_2-449312_S1_L005_R2_001.fastq.gz MS049702.BS.204.5.pair2.fastq.gz" calcext:value-type="string">
            <text:p>ln -s ../../WGBS/Epi_AF12_NI_WGBS_1_2-449312_S1_L005_R2_001.fastq.gz MS049702.BS.204.5.pair2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AF14_Flu__WGBS_1_2-449315_S1_L008_R1_001.fastq.gz</text:p>
          </table:table-cell>
          <table:table-cell table:style-name="ce3" table:formula="of:=MID([.B785]; 5; 4)" office:value-type="string" office:string-value="AF14" calcext:value-type="string">
            <text:p>AF14</text:p>
          </table:table-cell>
          <table:table-cell table:style-name="ce3" table:formula="of:=IF(ISERROR(FIND(&quot;Flu&quot;; [.B785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785]; &quot;_&quot;; [.D785]); ['file:///home/assez/Documents/projectDocs/EMC_Barreiro/allEMC_Barreiro.ods'#$EMC_Barreiro.$D$51:.$J$128];7)" office:value-type="string" office:string-value="MS049801" calcext:value-type="string">
            <text:p>MS049801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785]; &quot;.&quot;; [.$A$766]; &quot;.&quot;; [.F785]; &quot;.&quot;; [.G785]; &quot;.&quot;; &quot;pair&quot;; [.H785]; &quot;.fastq.gz&quot;)" office:value-type="string" office:string-value="MS049801.BS.204.8.pair1.fastq.gz" calcext:value-type="string">
            <text:p>MS049801.BS.204.8.pair1.fastq.gz</text:p>
          </table:table-cell>
          <table:table-cell table:formula="of:=CONCATENATE(&quot;ln -s ../../WGBS/&quot;; [.B785]; &quot; &quot;; [.I785])" office:value-type="string" office:string-value="ln -s ../../WGBS/Epi_AF14_Flu__WGBS_1_2-449315_S1_L008_R1_001.fastq.gz MS049801.BS.204.8.pair1.fastq.gz" calcext:value-type="string">
            <text:p>ln -s ../../WGBS/Epi_AF14_Flu__WGBS_1_2-449315_S1_L008_R1_001.fastq.gz MS049801.BS.204.8.pair1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AF14_Flu__WGBS_1_2-449315_S1_L008_R2_001.fastq.gz</text:p>
          </table:table-cell>
          <table:table-cell table:style-name="ce3" table:formula="of:=MID([.B786]; 5; 4)" office:value-type="string" office:string-value="AF14" calcext:value-type="string">
            <text:p>AF14</text:p>
          </table:table-cell>
          <table:table-cell table:style-name="ce3" table:formula="of:=IF(ISERROR(FIND(&quot;Flu&quot;; [.B786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786]; &quot;_&quot;; [.D786]); ['file:///home/assez/Documents/projectDocs/EMC_Barreiro/allEMC_Barreiro.ods'#$EMC_Barreiro.$D$51:.$J$128];7)" office:value-type="string" office:string-value="MS049801" calcext:value-type="string">
            <text:p>MS049801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786]; &quot;.&quot;; [.$A$766]; &quot;.&quot;; [.F786]; &quot;.&quot;; [.G786]; &quot;.&quot;; &quot;pair&quot;; [.H786]; &quot;.fastq.gz&quot;)" office:value-type="string" office:string-value="MS049801.BS.204.8.pair2.fastq.gz" calcext:value-type="string">
            <text:p>MS049801.BS.204.8.pair2.fastq.gz</text:p>
          </table:table-cell>
          <table:table-cell table:formula="of:=CONCATENATE(&quot;ln -s ../../WGBS/&quot;; [.B786]; &quot; &quot;; [.I786])" office:value-type="string" office:string-value="ln -s ../../WGBS/Epi_AF14_Flu__WGBS_1_2-449315_S1_L008_R2_001.fastq.gz MS049801.BS.204.8.pair2.fastq.gz" calcext:value-type="string">
            <text:p>ln -s ../../WGBS/Epi_AF14_Flu__WGBS_1_2-449315_S1_L008_R2_001.fastq.gz MS049801.BS.204.8.pair2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AF14_NI_WGBS_1_2-449314_S1_L007_R1_001.fastq.gz</text:p>
          </table:table-cell>
          <table:table-cell table:style-name="ce3" table:formula="of:=MID([.B787]; 5; 4)" office:value-type="string" office:string-value="AF14" calcext:value-type="string">
            <text:p>AF14</text:p>
          </table:table-cell>
          <table:table-cell table:style-name="ce3" table:formula="of:=IF(ISERROR(FIND(&quot;Flu&quot;; [.B787]; 1)); &quot;NI&quot;; &quot;Flu&quot;)" office:value-type="string" office:string-value="NI" calcext:value-type="string">
            <text:p>NI</text:p>
          </table:table-cell>
          <table:table-cell table:style-name="ce3" table:formula="of:=VLOOKUP(CONCATENATE([.C787]; &quot;_&quot;; [.D787]); ['file:///home/assez/Documents/projectDocs/EMC_Barreiro/allEMC_Barreiro.ods'#$EMC_Barreiro.$D$51:.$J$128];7)" office:value-type="string" office:string-value="MS049802" calcext:value-type="string">
            <text:p>MS049802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787]; &quot;.&quot;; [.$A$766]; &quot;.&quot;; [.F787]; &quot;.&quot;; [.G787]; &quot;.&quot;; &quot;pair&quot;; [.H787]; &quot;.fastq.gz&quot;)" office:value-type="string" office:string-value="MS049802.BS.204.7.pair1.fastq.gz" calcext:value-type="string">
            <text:p>MS049802.BS.204.7.pair1.fastq.gz</text:p>
          </table:table-cell>
          <table:table-cell table:formula="of:=CONCATENATE(&quot;ln -s ../../WGBS/&quot;; [.B787]; &quot; &quot;; [.I787])" office:value-type="string" office:string-value="ln -s ../../WGBS/Epi_AF14_NI_WGBS_1_2-449314_S1_L007_R1_001.fastq.gz MS049802.BS.204.7.pair1.fastq.gz" calcext:value-type="string">
            <text:p>ln -s ../../WGBS/Epi_AF14_NI_WGBS_1_2-449314_S1_L007_R1_001.fastq.gz MS049802.BS.204.7.pair1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AF14_NI_WGBS_1_2-449314_S1_L007_R2_001.fastq.gz</text:p>
          </table:table-cell>
          <table:table-cell table:style-name="ce3" table:formula="of:=MID([.B788]; 5; 4)" office:value-type="string" office:string-value="AF14" calcext:value-type="string">
            <text:p>AF14</text:p>
          </table:table-cell>
          <table:table-cell table:style-name="ce3" table:formula="of:=IF(ISERROR(FIND(&quot;Flu&quot;; [.B788]; 1)); &quot;NI&quot;; &quot;Flu&quot;)" office:value-type="string" office:string-value="NI" calcext:value-type="string">
            <text:p>NI</text:p>
          </table:table-cell>
          <table:table-cell table:style-name="ce3" table:formula="of:=VLOOKUP(CONCATENATE([.C788]; &quot;_&quot;; [.D788]); ['file:///home/assez/Documents/projectDocs/EMC_Barreiro/allEMC_Barreiro.ods'#$EMC_Barreiro.$D$51:.$J$128];7)" office:value-type="string" office:string-value="MS049802" calcext:value-type="string">
            <text:p>MS049802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788]; &quot;.&quot;; [.$A$766]; &quot;.&quot;; [.F788]; &quot;.&quot;; [.G788]; &quot;.&quot;; &quot;pair&quot;; [.H788]; &quot;.fastq.gz&quot;)" office:value-type="string" office:string-value="MS049802.BS.204.7.pair2.fastq.gz" calcext:value-type="string">
            <text:p>MS049802.BS.204.7.pair2.fastq.gz</text:p>
          </table:table-cell>
          <table:table-cell table:formula="of:=CONCATENATE(&quot;ln -s ../../WGBS/&quot;; [.B788]; &quot; &quot;; [.I788])" office:value-type="string" office:string-value="ln -s ../../WGBS/Epi_AF14_NI_WGBS_1_2-449314_S1_L007_R2_001.fastq.gz MS049802.BS.204.7.pair2.fastq.gz" calcext:value-type="string">
            <text:p>ln -s ../../WGBS/Epi_AF14_NI_WGBS_1_2-449314_S1_L007_R2_001.fastq.gz MS049802.BS.204.7.pair2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AF16_Flu__WGBS_1_2-449324_S1_L001_R1_001.fastq.gz</text:p>
          </table:table-cell>
          <table:table-cell table:style-name="ce3" table:formula="of:=MID([.B789]; 5; 4)" office:value-type="string" office:string-value="AF16" calcext:value-type="string">
            <text:p>AF16</text:p>
          </table:table-cell>
          <table:table-cell table:style-name="ce3" table:formula="of:=IF(ISERROR(FIND(&quot;Flu&quot;; [.B789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789]; &quot;_&quot;; [.D789]); ['file:///home/assez/Documents/projectDocs/EMC_Barreiro/allEMC_Barreiro.ods'#$EMC_Barreiro.$D$51:.$J$128];7)" office:value-type="string" office:string-value="MS049901" calcext:value-type="string">
            <text:p>MS049901</text:p>
          </table:table-cell>
          <table:table-cell table:style-name="ce3" office:value-type="float" office:value="207" calcext:value-type="float">
            <text:p>20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789]; &quot;.&quot;; [.$A$766]; &quot;.&quot;; [.F789]; &quot;.&quot;; [.G789]; &quot;.&quot;; &quot;pair&quot;; [.H789]; &quot;.fastq.gz&quot;)" office:value-type="string" office:string-value="MS049901.BS.207.1.pair1.fastq.gz" calcext:value-type="string">
            <text:p>MS049901.BS.207.1.pair1.fastq.gz</text:p>
          </table:table-cell>
          <table:table-cell table:formula="of:=CONCATENATE(&quot;ln -s ../../WGBS/&quot;; [.B789]; &quot; &quot;; [.I789])" office:value-type="string" office:string-value="ln -s ../../WGBS/Epi_AF16_Flu__WGBS_1_2-449324_S1_L001_R1_001.fastq.gz MS049901.BS.207.1.pair1.fastq.gz" calcext:value-type="string">
            <text:p>ln -s ../../WGBS/Epi_AF16_Flu__WGBS_1_2-449324_S1_L001_R1_001.fastq.gz MS049901.BS.207.1.pair1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AF16_Flu__WGBS_1_2-449324_S1_L001_R2_001.fastq.gz</text:p>
          </table:table-cell>
          <table:table-cell table:style-name="ce3" table:formula="of:=MID([.B790]; 5; 4)" office:value-type="string" office:string-value="AF16" calcext:value-type="string">
            <text:p>AF16</text:p>
          </table:table-cell>
          <table:table-cell table:style-name="ce3" table:formula="of:=IF(ISERROR(FIND(&quot;Flu&quot;; [.B790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790]; &quot;_&quot;; [.D790]); ['file:///home/assez/Documents/projectDocs/EMC_Barreiro/allEMC_Barreiro.ods'#$EMC_Barreiro.$D$51:.$J$128];7)" office:value-type="string" office:string-value="MS049901" calcext:value-type="string">
            <text:p>MS049901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790]; &quot;.&quot;; [.$A$766]; &quot;.&quot;; [.F790]; &quot;.&quot;; [.G790]; &quot;.&quot;; &quot;pair&quot;; [.H790]; &quot;.fastq.gz&quot;)" office:value-type="string" office:string-value="MS049901.BS.207.1.pair2.fastq.gz" calcext:value-type="string">
            <text:p>MS049901.BS.207.1.pair2.fastq.gz</text:p>
          </table:table-cell>
          <table:table-cell table:formula="of:=CONCATENATE(&quot;ln -s ../../WGBS/&quot;; [.B790]; &quot; &quot;; [.I790])" office:value-type="string" office:string-value="ln -s ../../WGBS/Epi_AF16_Flu__WGBS_1_2-449324_S1_L001_R2_001.fastq.gz MS049901.BS.207.1.pair2.fastq.gz" calcext:value-type="string">
            <text:p>ln -s ../../WGBS/Epi_AF16_Flu__WGBS_1_2-449324_S1_L001_R2_001.fastq.gz MS049901.BS.207.1.pair2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AF16_NI_WGBS_1_2-449323_S1_L008_R1_001.fastq.gz</text:p>
          </table:table-cell>
          <table:table-cell table:style-name="ce3" table:formula="of:=MID([.B791]; 5; 4)" office:value-type="string" office:string-value="AF16" calcext:value-type="string">
            <text:p>AF16</text:p>
          </table:table-cell>
          <table:table-cell table:style-name="ce3" table:formula="of:=IF(ISERROR(FIND(&quot;Flu&quot;; [.B791]; 1)); &quot;NI&quot;; &quot;Flu&quot;)" office:value-type="string" office:string-value="NI" calcext:value-type="string">
            <text:p>NI</text:p>
          </table:table-cell>
          <table:table-cell table:style-name="ce3" table:formula="of:=VLOOKUP(CONCATENATE([.C791]; &quot;_&quot;; [.D791]); ['file:///home/assez/Documents/projectDocs/EMC_Barreiro/allEMC_Barreiro.ods'#$EMC_Barreiro.$D$51:.$J$128];7)" office:value-type="string" office:string-value="MS049902" calcext:value-type="string">
            <text:p>MS049902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791]; &quot;.&quot;; [.$A$766]; &quot;.&quot;; [.F791]; &quot;.&quot;; [.G791]; &quot;.&quot;; &quot;pair&quot;; [.H791]; &quot;.fastq.gz&quot;)" office:value-type="string" office:string-value="MS049902.BS.205.8.pair1.fastq.gz" calcext:value-type="string">
            <text:p>MS049902.BS.205.8.pair1.fastq.gz</text:p>
          </table:table-cell>
          <table:table-cell table:formula="of:=CONCATENATE(&quot;ln -s ../../WGBS/&quot;; [.B791]; &quot; &quot;; [.I791])" office:value-type="string" office:string-value="ln -s ../../WGBS/Epi_AF16_NI_WGBS_1_2-449323_S1_L008_R1_001.fastq.gz MS049902.BS.205.8.pair1.fastq.gz" calcext:value-type="string">
            <text:p>ln -s ../../WGBS/Epi_AF16_NI_WGBS_1_2-449323_S1_L008_R1_001.fastq.gz MS049902.BS.205.8.pair1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AF16_NI_WGBS_1_2-449323_S1_L008_R2_001.fastq.gz</text:p>
          </table:table-cell>
          <table:table-cell table:style-name="ce3" table:formula="of:=MID([.B792]; 5; 4)" office:value-type="string" office:string-value="AF16" calcext:value-type="string">
            <text:p>AF16</text:p>
          </table:table-cell>
          <table:table-cell table:style-name="ce3" table:formula="of:=IF(ISERROR(FIND(&quot;Flu&quot;; [.B792]; 1)); &quot;NI&quot;; &quot;Flu&quot;)" office:value-type="string" office:string-value="NI" calcext:value-type="string">
            <text:p>NI</text:p>
          </table:table-cell>
          <table:table-cell table:style-name="ce3" table:formula="of:=VLOOKUP(CONCATENATE([.C792]; &quot;_&quot;; [.D792]); ['file:///home/assez/Documents/projectDocs/EMC_Barreiro/allEMC_Barreiro.ods'#$EMC_Barreiro.$D$51:.$J$128];7)" office:value-type="string" office:string-value="MS049902" calcext:value-type="string">
            <text:p>MS049902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792]; &quot;.&quot;; [.$A$766]; &quot;.&quot;; [.F792]; &quot;.&quot;; [.G792]; &quot;.&quot;; &quot;pair&quot;; [.H792]; &quot;.fastq.gz&quot;)" office:value-type="string" office:string-value="MS049902.BS.205.8.pair2.fastq.gz" calcext:value-type="string">
            <text:p>MS049902.BS.205.8.pair2.fastq.gz</text:p>
          </table:table-cell>
          <table:table-cell table:formula="of:=CONCATENATE(&quot;ln -s ../../WGBS/&quot;; [.B792]; &quot; &quot;; [.I792])" office:value-type="string" office:string-value="ln -s ../../WGBS/Epi_AF16_NI_WGBS_1_2-449323_S1_L008_R2_001.fastq.gz MS049902.BS.205.8.pair2.fastq.gz" calcext:value-type="string">
            <text:p>ln -s ../../WGBS/Epi_AF16_NI_WGBS_1_2-449323_S1_L008_R2_001.fastq.gz MS049902.BS.205.8.pair2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AF18_Flu__WGBS_1_2-449326_S1_L003_R1_001.fastq.gz</text:p>
          </table:table-cell>
          <table:table-cell table:style-name="ce3" table:formula="of:=MID([.B793]; 5; 4)" office:value-type="string" office:string-value="AF18" calcext:value-type="string">
            <text:p>AF18</text:p>
          </table:table-cell>
          <table:table-cell table:style-name="ce3" table:formula="of:=IF(ISERROR(FIND(&quot;Flu&quot;; [.B793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793]; &quot;_&quot;; [.D793]); ['file:///home/assez/Documents/projectDocs/EMC_Barreiro/allEMC_Barreiro.ods'#$EMC_Barreiro.$D$51:.$J$128];7)" office:value-type="string" office:string-value="MS050001" calcext:value-type="string">
            <text:p>MS050001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793]; &quot;.&quot;; [.$A$766]; &quot;.&quot;; [.F793]; &quot;.&quot;; [.G793]; &quot;.&quot;; &quot;pair&quot;; [.H793]; &quot;.fastq.gz&quot;)" office:value-type="string" office:string-value="MS050001.BS.207.3.pair1.fastq.gz" calcext:value-type="string">
            <text:p>MS050001.BS.207.3.pair1.fastq.gz</text:p>
          </table:table-cell>
          <table:table-cell table:formula="of:=CONCATENATE(&quot;ln -s ../../WGBS/&quot;; [.B793]; &quot; &quot;; [.I793])" office:value-type="string" office:string-value="ln -s ../../WGBS/Epi_AF18_Flu__WGBS_1_2-449326_S1_L003_R1_001.fastq.gz MS050001.BS.207.3.pair1.fastq.gz" calcext:value-type="string">
            <text:p>ln -s ../../WGBS/Epi_AF18_Flu__WGBS_1_2-449326_S1_L003_R1_001.fastq.gz MS050001.BS.207.3.pair1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AF18_Flu__WGBS_1_2-449326_S1_L003_R2_001.fastq.gz</text:p>
          </table:table-cell>
          <table:table-cell table:style-name="ce3" table:formula="of:=MID([.B794]; 5; 4)" office:value-type="string" office:string-value="AF18" calcext:value-type="string">
            <text:p>AF18</text:p>
          </table:table-cell>
          <table:table-cell table:style-name="ce3" table:formula="of:=IF(ISERROR(FIND(&quot;Flu&quot;; [.B794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794]; &quot;_&quot;; [.D794]); ['file:///home/assez/Documents/projectDocs/EMC_Barreiro/allEMC_Barreiro.ods'#$EMC_Barreiro.$D$51:.$J$128];7)" office:value-type="string" office:string-value="MS050001" calcext:value-type="string">
            <text:p>MS050001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794]; &quot;.&quot;; [.$A$766]; &quot;.&quot;; [.F794]; &quot;.&quot;; [.G794]; &quot;.&quot;; &quot;pair&quot;; [.H794]; &quot;.fastq.gz&quot;)" office:value-type="string" office:string-value="MS050001.BS.207.3.pair2.fastq.gz" calcext:value-type="string">
            <text:p>MS050001.BS.207.3.pair2.fastq.gz</text:p>
          </table:table-cell>
          <table:table-cell table:formula="of:=CONCATENATE(&quot;ln -s ../../WGBS/&quot;; [.B794]; &quot; &quot;; [.I794])" office:value-type="string" office:string-value="ln -s ../../WGBS/Epi_AF18_Flu__WGBS_1_2-449326_S1_L003_R2_001.fastq.gz MS050001.BS.207.3.pair2.fastq.gz" calcext:value-type="string">
            <text:p>ln -s ../../WGBS/Epi_AF18_Flu__WGBS_1_2-449326_S1_L003_R2_001.fastq.gz MS050001.BS.207.3.pair2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AF18_NI_WGBS_1_2-449325_S1_L002_R1_001.fastq.gz</text:p>
          </table:table-cell>
          <table:table-cell table:style-name="ce3" table:formula="of:=MID([.B795]; 5; 4)" office:value-type="string" office:string-value="AF18" calcext:value-type="string">
            <text:p>AF18</text:p>
          </table:table-cell>
          <table:table-cell table:style-name="ce3" table:formula="of:=IF(ISERROR(FIND(&quot;Flu&quot;; [.B795]; 1)); &quot;NI&quot;; &quot;Flu&quot;)" office:value-type="string" office:string-value="NI" calcext:value-type="string">
            <text:p>NI</text:p>
          </table:table-cell>
          <table:table-cell table:style-name="ce3" table:formula="of:=VLOOKUP(CONCATENATE([.C795]; &quot;_&quot;; [.D795]); ['file:///home/assez/Documents/projectDocs/EMC_Barreiro/allEMC_Barreiro.ods'#$EMC_Barreiro.$D$51:.$J$128];7)" office:value-type="string" office:string-value="MS050002" calcext:value-type="string">
            <text:p>MS050002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795]; &quot;.&quot;; [.$A$766]; &quot;.&quot;; [.F795]; &quot;.&quot;; [.G795]; &quot;.&quot;; &quot;pair&quot;; [.H795]; &quot;.fastq.gz&quot;)" office:value-type="string" office:string-value="MS050002.BS.207.2.pair1.fastq.gz" calcext:value-type="string">
            <text:p>MS050002.BS.207.2.pair1.fastq.gz</text:p>
          </table:table-cell>
          <table:table-cell table:formula="of:=CONCATENATE(&quot;ln -s ../../WGBS/&quot;; [.B795]; &quot; &quot;; [.I795])" office:value-type="string" office:string-value="ln -s ../../WGBS/Epi_AF18_NI_WGBS_1_2-449325_S1_L002_R1_001.fastq.gz MS050002.BS.207.2.pair1.fastq.gz" calcext:value-type="string">
            <text:p>ln -s ../../WGBS/Epi_AF18_NI_WGBS_1_2-449325_S1_L002_R1_001.fastq.gz MS050002.BS.207.2.pair1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AF18_NI_WGBS_1_2-449325_S1_L002_R2_001.fastq.gz</text:p>
          </table:table-cell>
          <table:table-cell table:style-name="ce3" table:formula="of:=MID([.B796]; 5; 4)" office:value-type="string" office:string-value="AF18" calcext:value-type="string">
            <text:p>AF18</text:p>
          </table:table-cell>
          <table:table-cell table:style-name="ce3" table:formula="of:=IF(ISERROR(FIND(&quot;Flu&quot;; [.B796]; 1)); &quot;NI&quot;; &quot;Flu&quot;)" office:value-type="string" office:string-value="NI" calcext:value-type="string">
            <text:p>NI</text:p>
          </table:table-cell>
          <table:table-cell table:style-name="ce3" table:formula="of:=VLOOKUP(CONCATENATE([.C796]; &quot;_&quot;; [.D796]); ['file:///home/assez/Documents/projectDocs/EMC_Barreiro/allEMC_Barreiro.ods'#$EMC_Barreiro.$D$51:.$J$128];7)" office:value-type="string" office:string-value="MS050002" calcext:value-type="string">
            <text:p>MS050002</text:p>
          </table:table-cell>
          <table:table-cell table:style-name="ce3" office:value-type="float" office:value="207" calcext:value-type="float">
            <text:p>207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9" table:formula="of:=CONCATENATE([.E796]; &quot;.&quot;; [.$A$766]; &quot;.&quot;; [.F796]; &quot;.&quot;; [.G796]; &quot;.&quot;; &quot;pair&quot;; [.H796]; &quot;.fastq.gz&quot;)" office:value-type="string" office:string-value="MS050002.BS.207.2.pair2.fastq.gz" calcext:value-type="string">
            <text:p>MS050002.BS.207.2.pair2.fastq.gz</text:p>
          </table:table-cell>
          <table:table-cell table:formula="of:=CONCATENATE(&quot;ln -s ../../WGBS/&quot;; [.B796]; &quot; &quot;; [.I796])" office:value-type="string" office:string-value="ln -s ../../WGBS/Epi_AF18_NI_WGBS_1_2-449325_S1_L002_R2_001.fastq.gz MS050002.BS.207.2.pair2.fastq.gz" calcext:value-type="string">
            <text:p>ln -s ../../WGBS/Epi_AF18_NI_WGBS_1_2-449325_S1_L002_R2_001.fastq.gz MS050002.BS.207.2.pair2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AF20_Flu__WGBS_1_2-449328_S1_L005_R1_001.fastq.gz</text:p>
          </table:table-cell>
          <table:table-cell table:style-name="ce3" table:formula="of:=MID([.B797]; 5; 4)" office:value-type="string" office:string-value="AF20" calcext:value-type="string">
            <text:p>AF20</text:p>
          </table:table-cell>
          <table:table-cell table:style-name="ce3" table:formula="of:=IF(ISERROR(FIND(&quot;Flu&quot;; [.B797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797]; &quot;_&quot;; [.D797]); ['file:///home/assez/Documents/projectDocs/EMC_Barreiro/allEMC_Barreiro.ods'#$EMC_Barreiro.$D$51:.$J$128];7)" office:value-type="string" office:string-value="MS050101" calcext:value-type="string">
            <text:p>MS050101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797]; &quot;.&quot;; [.$A$766]; &quot;.&quot;; [.F797]; &quot;.&quot;; [.G797]; &quot;.&quot;; &quot;pair&quot;; [.H797]; &quot;.fastq.gz&quot;)" office:value-type="string" office:string-value="MS050101.BS.207.5.pair1.fastq.gz" calcext:value-type="string">
            <text:p>MS050101.BS.207.5.pair1.fastq.gz</text:p>
          </table:table-cell>
          <table:table-cell table:formula="of:=CONCATENATE(&quot;ln -s ../../WGBS/&quot;; [.B797]; &quot; &quot;; [.I797])" office:value-type="string" office:string-value="ln -s ../../WGBS/Epi_AF20_Flu__WGBS_1_2-449328_S1_L005_R1_001.fastq.gz MS050101.BS.207.5.pair1.fastq.gz" calcext:value-type="string">
            <text:p>ln -s ../../WGBS/Epi_AF20_Flu__WGBS_1_2-449328_S1_L005_R1_001.fastq.gz MS050101.BS.207.5.pair1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AF20_Flu__WGBS_1_2-449328_S1_L005_R2_001.fastq.gz</text:p>
          </table:table-cell>
          <table:table-cell table:style-name="ce3" table:formula="of:=MID([.B798]; 5; 4)" office:value-type="string" office:string-value="AF20" calcext:value-type="string">
            <text:p>AF20</text:p>
          </table:table-cell>
          <table:table-cell table:style-name="ce3" table:formula="of:=IF(ISERROR(FIND(&quot;Flu&quot;; [.B798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798]; &quot;_&quot;; [.D798]); ['file:///home/assez/Documents/projectDocs/EMC_Barreiro/allEMC_Barreiro.ods'#$EMC_Barreiro.$D$51:.$J$128];7)" office:value-type="string" office:string-value="MS050101" calcext:value-type="string">
            <text:p>MS050101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798]; &quot;.&quot;; [.$A$766]; &quot;.&quot;; [.F798]; &quot;.&quot;; [.G798]; &quot;.&quot;; &quot;pair&quot;; [.H798]; &quot;.fastq.gz&quot;)" office:value-type="string" office:string-value="MS050101.BS.207.5.pair2.fastq.gz" calcext:value-type="string">
            <text:p>MS050101.BS.207.5.pair2.fastq.gz</text:p>
          </table:table-cell>
          <table:table-cell table:formula="of:=CONCATENATE(&quot;ln -s ../../WGBS/&quot;; [.B798]; &quot; &quot;; [.I798])" office:value-type="string" office:string-value="ln -s ../../WGBS/Epi_AF20_Flu__WGBS_1_2-449328_S1_L005_R2_001.fastq.gz MS050101.BS.207.5.pair2.fastq.gz" calcext:value-type="string">
            <text:p>ln -s ../../WGBS/Epi_AF20_Flu__WGBS_1_2-449328_S1_L005_R2_001.fastq.gz MS050101.BS.207.5.pair2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AF20_NI_WGBS_1_2-449327_S1_L004_R1_001.fastq.gz</text:p>
          </table:table-cell>
          <table:table-cell table:style-name="ce3" table:formula="of:=MID([.B799]; 5; 4)" office:value-type="string" office:string-value="AF20" calcext:value-type="string">
            <text:p>AF20</text:p>
          </table:table-cell>
          <table:table-cell table:style-name="ce3" table:formula="of:=IF(ISERROR(FIND(&quot;Flu&quot;; [.B799]; 1)); &quot;NI&quot;; &quot;Flu&quot;)" office:value-type="string" office:string-value="NI" calcext:value-type="string">
            <text:p>NI</text:p>
          </table:table-cell>
          <table:table-cell table:style-name="ce3" table:formula="of:=VLOOKUP(CONCATENATE([.C799]; &quot;_&quot;; [.D799]); ['file:///home/assez/Documents/projectDocs/EMC_Barreiro/allEMC_Barreiro.ods'#$EMC_Barreiro.$D$51:.$J$128];7)" office:value-type="string" office:string-value="MS050102" calcext:value-type="string">
            <text:p>MS050102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799]; &quot;.&quot;; [.$A$766]; &quot;.&quot;; [.F799]; &quot;.&quot;; [.G799]; &quot;.&quot;; &quot;pair&quot;; [.H799]; &quot;.fastq.gz&quot;)" office:value-type="string" office:string-value="MS050102.BS.207.4.pair1.fastq.gz" calcext:value-type="string">
            <text:p>MS050102.BS.207.4.pair1.fastq.gz</text:p>
          </table:table-cell>
          <table:table-cell table:formula="of:=CONCATENATE(&quot;ln -s ../../WGBS/&quot;; [.B799]; &quot; &quot;; [.I799])" office:value-type="string" office:string-value="ln -s ../../WGBS/Epi_AF20_NI_WGBS_1_2-449327_S1_L004_R1_001.fastq.gz MS050102.BS.207.4.pair1.fastq.gz" calcext:value-type="string">
            <text:p>ln -s ../../WGBS/Epi_AF20_NI_WGBS_1_2-449327_S1_L004_R1_001.fastq.gz MS050102.BS.207.4.pair1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AF20_NI_WGBS_1_2-449327_S1_L004_R2_001.fastq.gz</text:p>
          </table:table-cell>
          <table:table-cell table:style-name="ce3" table:formula="of:=MID([.B800]; 5; 4)" office:value-type="string" office:string-value="AF20" calcext:value-type="string">
            <text:p>AF20</text:p>
          </table:table-cell>
          <table:table-cell table:style-name="ce3" table:formula="of:=IF(ISERROR(FIND(&quot;Flu&quot;; [.B800]; 1)); &quot;NI&quot;; &quot;Flu&quot;)" office:value-type="string" office:string-value="NI" calcext:value-type="string">
            <text:p>NI</text:p>
          </table:table-cell>
          <table:table-cell table:style-name="ce3" table:formula="of:=VLOOKUP(CONCATENATE([.C800]; &quot;_&quot;; [.D800]); ['file:///home/assez/Documents/projectDocs/EMC_Barreiro/allEMC_Barreiro.ods'#$EMC_Barreiro.$D$51:.$J$128];7)" office:value-type="string" office:string-value="MS050102" calcext:value-type="string">
            <text:p>MS050102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800]; &quot;.&quot;; [.$A$766]; &quot;.&quot;; [.F800]; &quot;.&quot;; [.G800]; &quot;.&quot;; &quot;pair&quot;; [.H800]; &quot;.fastq.gz&quot;)" office:value-type="string" office:string-value="MS050102.BS.207.4.pair2.fastq.gz" calcext:value-type="string">
            <text:p>MS050102.BS.207.4.pair2.fastq.gz</text:p>
          </table:table-cell>
          <table:table-cell table:formula="of:=CONCATENATE(&quot;ln -s ../../WGBS/&quot;; [.B800]; &quot; &quot;; [.I800])" office:value-type="string" office:string-value="ln -s ../../WGBS/Epi_AF20_NI_WGBS_1_2-449327_S1_L004_R2_001.fastq.gz MS050102.BS.207.4.pair2.fastq.gz" calcext:value-type="string">
            <text:p>ln -s ../../WGBS/Epi_AF20_NI_WGBS_1_2-449327_S1_L004_R2_001.fastq.gz MS050102.BS.207.4.pair2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AF22_Flu__WGBS_1_2-449330_S1_L001_R1_001.fastq.gz</text:p>
          </table:table-cell>
          <table:table-cell table:style-name="ce3" table:formula="of:=MID([.B801]; 5; 4)" office:value-type="string" office:string-value="AF22" calcext:value-type="string">
            <text:p>AF22</text:p>
          </table:table-cell>
          <table:table-cell table:style-name="ce3" table:formula="of:=IF(ISERROR(FIND(&quot;Flu&quot;; [.B801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801]; &quot;_&quot;; [.D801]); ['file:///home/assez/Documents/projectDocs/EMC_Barreiro/allEMC_Barreiro.ods'#$EMC_Barreiro.$D$51:.$J$128];7)" office:value-type="string" office:string-value="MS050201" calcext:value-type="string">
            <text:p>MS050201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801]; &quot;.&quot;; [.$A$766]; &quot;.&quot;; [.F801]; &quot;.&quot;; [.G801]; &quot;.&quot;; &quot;pair&quot;; [.H801]; &quot;.fastq.gz&quot;)" office:value-type="string" office:string-value="MS050201.BS.200.1.pair1.fastq.gz" calcext:value-type="string">
            <text:p>MS050201.BS.200.1.pair1.fastq.gz</text:p>
          </table:table-cell>
          <table:table-cell table:formula="of:=CONCATENATE(&quot;ln -s ../../WGBS/&quot;; [.B801]; &quot; &quot;; [.I801])" office:value-type="string" office:string-value="ln -s ../../WGBS/Epi_AF22_Flu__WGBS_1_2-449330_S1_L001_R1_001.fastq.gz MS050201.BS.200.1.pair1.fastq.gz" calcext:value-type="string">
            <text:p>ln -s ../../WGBS/Epi_AF22_Flu__WGBS_1_2-449330_S1_L001_R1_001.fastq.gz MS050201.BS.200.1.pair1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AF22_Flu__WGBS_1_2-449330_S1_L001_R2_001.fastq.gz</text:p>
          </table:table-cell>
          <table:table-cell table:style-name="ce3" table:formula="of:=MID([.B802]; 5; 4)" office:value-type="string" office:string-value="AF22" calcext:value-type="string">
            <text:p>AF22</text:p>
          </table:table-cell>
          <table:table-cell table:style-name="ce3" table:formula="of:=IF(ISERROR(FIND(&quot;Flu&quot;; [.B802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802]; &quot;_&quot;; [.D802]); ['file:///home/assez/Documents/projectDocs/EMC_Barreiro/allEMC_Barreiro.ods'#$EMC_Barreiro.$D$51:.$J$128];7)" office:value-type="string" office:string-value="MS050201" calcext:value-type="string">
            <text:p>MS050201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802]; &quot;.&quot;; [.$A$766]; &quot;.&quot;; [.F802]; &quot;.&quot;; [.G802]; &quot;.&quot;; &quot;pair&quot;; [.H802]; &quot;.fastq.gz&quot;)" office:value-type="string" office:string-value="MS050201.BS.200.1.pair2.fastq.gz" calcext:value-type="string">
            <text:p>MS050201.BS.200.1.pair2.fastq.gz</text:p>
          </table:table-cell>
          <table:table-cell table:formula="of:=CONCATENATE(&quot;ln -s ../../WGBS/&quot;; [.B802]; &quot; &quot;; [.I802])" office:value-type="string" office:string-value="ln -s ../../WGBS/Epi_AF22_Flu__WGBS_1_2-449330_S1_L001_R2_001.fastq.gz MS050201.BS.200.1.pair2.fastq.gz" calcext:value-type="string">
            <text:p>ln -s ../../WGBS/Epi_AF22_Flu__WGBS_1_2-449330_S1_L001_R2_001.fastq.gz MS050201.BS.200.1.pair2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AF22_NI_WGBS_1_2-449329_S1_L008_R1_001.fastq.gz</text:p>
          </table:table-cell>
          <table:table-cell table:style-name="ce3" table:formula="of:=MID([.B803]; 5; 4)" office:value-type="string" office:string-value="AF22" calcext:value-type="string">
            <text:p>AF22</text:p>
          </table:table-cell>
          <table:table-cell table:style-name="ce3" table:formula="of:=IF(ISERROR(FIND(&quot;Flu&quot;; [.B803]; 1)); &quot;NI&quot;; &quot;Flu&quot;)" office:value-type="string" office:string-value="NI" calcext:value-type="string">
            <text:p>NI</text:p>
          </table:table-cell>
          <table:table-cell table:style-name="ce3" table:formula="of:=VLOOKUP(CONCATENATE([.C803]; &quot;_&quot;; [.D803]); ['file:///home/assez/Documents/projectDocs/EMC_Barreiro/allEMC_Barreiro.ods'#$EMC_Barreiro.$D$51:.$J$128];7)" office:value-type="string" office:string-value="MS050202" calcext:value-type="string">
            <text:p>MS050202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803]; &quot;.&quot;; [.$A$766]; &quot;.&quot;; [.F803]; &quot;.&quot;; [.G803]; &quot;.&quot;; &quot;pair&quot;; [.H803]; &quot;.fastq.gz&quot;)" office:value-type="string" office:string-value="MS050202.BS.202.8.pair1.fastq.gz" calcext:value-type="string">
            <text:p>MS050202.BS.202.8.pair1.fastq.gz</text:p>
          </table:table-cell>
          <table:table-cell table:formula="of:=CONCATENATE(&quot;ln -s ../../WGBS/&quot;; [.B803]; &quot; &quot;; [.I803])" office:value-type="string" office:string-value="ln -s ../../WGBS/Epi_AF22_NI_WGBS_1_2-449329_S1_L008_R1_001.fastq.gz MS050202.BS.202.8.pair1.fastq.gz" calcext:value-type="string">
            <text:p>ln -s ../../WGBS/Epi_AF22_NI_WGBS_1_2-449329_S1_L008_R1_001.fastq.gz MS050202.BS.202.8.pair1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AF22_NI_WGBS_1_2-449329_S1_L008_R2_001.fastq.gz</text:p>
          </table:table-cell>
          <table:table-cell table:style-name="ce3" table:formula="of:=MID([.B804]; 5; 4)" office:value-type="string" office:string-value="AF22" calcext:value-type="string">
            <text:p>AF22</text:p>
          </table:table-cell>
          <table:table-cell table:style-name="ce3" table:formula="of:=IF(ISERROR(FIND(&quot;Flu&quot;; [.B804]; 1)); &quot;NI&quot;; &quot;Flu&quot;)" office:value-type="string" office:string-value="NI" calcext:value-type="string">
            <text:p>NI</text:p>
          </table:table-cell>
          <table:table-cell table:style-name="ce3" table:formula="of:=VLOOKUP(CONCATENATE([.C804]; &quot;_&quot;; [.D804]); ['file:///home/assez/Documents/projectDocs/EMC_Barreiro/allEMC_Barreiro.ods'#$EMC_Barreiro.$D$51:.$J$128];7)" office:value-type="string" office:string-value="MS050202" calcext:value-type="string">
            <text:p>MS050202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804]; &quot;.&quot;; [.$A$766]; &quot;.&quot;; [.F804]; &quot;.&quot;; [.G804]; &quot;.&quot;; &quot;pair&quot;; [.H804]; &quot;.fastq.gz&quot;)" office:value-type="string" office:string-value="MS050202.BS.202.8.pair2.fastq.gz" calcext:value-type="string">
            <text:p>MS050202.BS.202.8.pair2.fastq.gz</text:p>
          </table:table-cell>
          <table:table-cell table:formula="of:=CONCATENATE(&quot;ln -s ../../WGBS/&quot;; [.B804]; &quot; &quot;; [.I804])" office:value-type="string" office:string-value="ln -s ../../WGBS/Epi_AF22_NI_WGBS_1_2-449329_S1_L008_R2_001.fastq.gz MS050202.BS.202.8.pair2.fastq.gz" calcext:value-type="string">
            <text:p>ln -s ../../WGBS/Epi_AF22_NI_WGBS_1_2-449329_S1_L008_R2_001.fastq.gz MS050202.BS.202.8.pair2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AF24_Flu__WGBS_1_2-449332_S1_L003_R1_001.fastq.gz</text:p>
          </table:table-cell>
          <table:table-cell table:style-name="ce3" table:formula="of:=MID([.B805]; 5; 4)" office:value-type="string" office:string-value="AF24" calcext:value-type="string">
            <text:p>AF24</text:p>
          </table:table-cell>
          <table:table-cell table:style-name="ce3" table:formula="of:=IF(ISERROR(FIND(&quot;Flu&quot;; [.B805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805]; &quot;_&quot;; [.D805]); ['file:///home/assez/Documents/projectDocs/EMC_Barreiro/allEMC_Barreiro.ods'#$EMC_Barreiro.$D$51:.$J$128];7)" office:value-type="string" office:string-value="MS050301" calcext:value-type="string">
            <text:p>MS050301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805]; &quot;.&quot;; [.$A$766]; &quot;.&quot;; [.F805]; &quot;.&quot;; [.G805]; &quot;.&quot;; &quot;pair&quot;; [.H805]; &quot;.fastq.gz&quot;)" office:value-type="string" office:string-value="MS050301.BS.200.3.pair1.fastq.gz" calcext:value-type="string">
            <text:p>MS050301.BS.200.3.pair1.fastq.gz</text:p>
          </table:table-cell>
          <table:table-cell table:formula="of:=CONCATENATE(&quot;ln -s ../../WGBS/&quot;; [.B805]; &quot; &quot;; [.I805])" office:value-type="string" office:string-value="ln -s ../../WGBS/Epi_AF24_Flu__WGBS_1_2-449332_S1_L003_R1_001.fastq.gz MS050301.BS.200.3.pair1.fastq.gz" calcext:value-type="string">
            <text:p>ln -s ../../WGBS/Epi_AF24_Flu__WGBS_1_2-449332_S1_L003_R1_001.fastq.gz MS050301.BS.200.3.pair1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AF24_Flu__WGBS_1_2-449332_S1_L003_R2_001.fastq.gz</text:p>
          </table:table-cell>
          <table:table-cell table:style-name="ce3" table:formula="of:=MID([.B806]; 5; 4)" office:value-type="string" office:string-value="AF24" calcext:value-type="string">
            <text:p>AF24</text:p>
          </table:table-cell>
          <table:table-cell table:style-name="ce3" table:formula="of:=IF(ISERROR(FIND(&quot;Flu&quot;; [.B806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806]; &quot;_&quot;; [.D806]); ['file:///home/assez/Documents/projectDocs/EMC_Barreiro/allEMC_Barreiro.ods'#$EMC_Barreiro.$D$51:.$J$128];7)" office:value-type="string" office:string-value="MS050301" calcext:value-type="string">
            <text:p>MS050301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806]; &quot;.&quot;; [.$A$766]; &quot;.&quot;; [.F806]; &quot;.&quot;; [.G806]; &quot;.&quot;; &quot;pair&quot;; [.H806]; &quot;.fastq.gz&quot;)" office:value-type="string" office:string-value="MS050301.BS.200.3.pair2.fastq.gz" calcext:value-type="string">
            <text:p>MS050301.BS.200.3.pair2.fastq.gz</text:p>
          </table:table-cell>
          <table:table-cell table:formula="of:=CONCATENATE(&quot;ln -s ../../WGBS/&quot;; [.B806]; &quot; &quot;; [.I806])" office:value-type="string" office:string-value="ln -s ../../WGBS/Epi_AF24_Flu__WGBS_1_2-449332_S1_L003_R2_001.fastq.gz MS050301.BS.200.3.pair2.fastq.gz" calcext:value-type="string">
            <text:p>ln -s ../../WGBS/Epi_AF24_Flu__WGBS_1_2-449332_S1_L003_R2_001.fastq.gz MS050301.BS.200.3.pair2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AF24_NI_WGBS_1_2-449331_S1_L002_R1_001.fastq.gz</text:p>
          </table:table-cell>
          <table:table-cell table:style-name="ce3" table:formula="of:=MID([.B807]; 5; 4)" office:value-type="string" office:string-value="AF24" calcext:value-type="string">
            <text:p>AF24</text:p>
          </table:table-cell>
          <table:table-cell table:style-name="ce3" table:formula="of:=IF(ISERROR(FIND(&quot;Flu&quot;; [.B807]; 1)); &quot;NI&quot;; &quot;Flu&quot;)" office:value-type="string" office:string-value="NI" calcext:value-type="string">
            <text:p>NI</text:p>
          </table:table-cell>
          <table:table-cell table:style-name="ce3" table:formula="of:=VLOOKUP(CONCATENATE([.C807]; &quot;_&quot;; [.D807]); ['file:///home/assez/Documents/projectDocs/EMC_Barreiro/allEMC_Barreiro.ods'#$EMC_Barreiro.$D$51:.$J$128];7)" office:value-type="string" office:string-value="MS050302" calcext:value-type="string">
            <text:p>MS050302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807]; &quot;.&quot;; [.$A$766]; &quot;.&quot;; [.F807]; &quot;.&quot;; [.G807]; &quot;.&quot;; &quot;pair&quot;; [.H807]; &quot;.fastq.gz&quot;)" office:value-type="string" office:string-value="MS050302.BS.200.2.pair1.fastq.gz" calcext:value-type="string">
            <text:p>MS050302.BS.200.2.pair1.fastq.gz</text:p>
          </table:table-cell>
          <table:table-cell table:formula="of:=CONCATENATE(&quot;ln -s ../../WGBS/&quot;; [.B807]; &quot; &quot;; [.I807])" office:value-type="string" office:string-value="ln -s ../../WGBS/Epi_AF24_NI_WGBS_1_2-449331_S1_L002_R1_001.fastq.gz MS050302.BS.200.2.pair1.fastq.gz" calcext:value-type="string">
            <text:p>ln -s ../../WGBS/Epi_AF24_NI_WGBS_1_2-449331_S1_L002_R1_001.fastq.gz MS050302.BS.200.2.pair1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AF24_NI_WGBS_1_2-449331_S1_L002_R2_001.fastq.gz</text:p>
          </table:table-cell>
          <table:table-cell table:style-name="ce3" table:formula="of:=MID([.B808]; 5; 4)" office:value-type="string" office:string-value="AF24" calcext:value-type="string">
            <text:p>AF24</text:p>
          </table:table-cell>
          <table:table-cell table:style-name="ce3" table:formula="of:=IF(ISERROR(FIND(&quot;Flu&quot;; [.B808]; 1)); &quot;NI&quot;; &quot;Flu&quot;)" office:value-type="string" office:string-value="NI" calcext:value-type="string">
            <text:p>NI</text:p>
          </table:table-cell>
          <table:table-cell table:style-name="ce3" table:formula="of:=VLOOKUP(CONCATENATE([.C808]; &quot;_&quot;; [.D808]); ['file:///home/assez/Documents/projectDocs/EMC_Barreiro/allEMC_Barreiro.ods'#$EMC_Barreiro.$D$51:.$J$128];7)" office:value-type="string" office:string-value="MS050302" calcext:value-type="string">
            <text:p>MS050302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9" table:formula="of:=CONCATENATE([.E808]; &quot;.&quot;; [.$A$766]; &quot;.&quot;; [.F808]; &quot;.&quot;; [.G808]; &quot;.&quot;; &quot;pair&quot;; [.H808]; &quot;.fastq.gz&quot;)" office:value-type="string" office:string-value="MS050302.BS.200.2.pair2.fastq.gz" calcext:value-type="string">
            <text:p>MS050302.BS.200.2.pair2.fastq.gz</text:p>
          </table:table-cell>
          <table:table-cell table:formula="of:=CONCATENATE(&quot;ln -s ../../WGBS/&quot;; [.B808]; &quot; &quot;; [.I808])" office:value-type="string" office:string-value="ln -s ../../WGBS/Epi_AF24_NI_WGBS_1_2-449331_S1_L002_R2_001.fastq.gz MS050302.BS.200.2.pair2.fastq.gz" calcext:value-type="string">
            <text:p>ln -s ../../WGBS/Epi_AF24_NI_WGBS_1_2-449331_S1_L002_R2_001.fastq.gz MS050302.BS.200.2.pair2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AF26_Flu__WGBS_1_2-449334_S1_L005_R1_001.fastq.gz</text:p>
          </table:table-cell>
          <table:table-cell table:style-name="ce3" table:formula="of:=MID([.B809]; 5; 4)" office:value-type="string" office:string-value="AF26" calcext:value-type="string">
            <text:p>AF26</text:p>
          </table:table-cell>
          <table:table-cell table:style-name="ce3" table:formula="of:=IF(ISERROR(FIND(&quot;Flu&quot;; [.B809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809]; &quot;_&quot;; [.D809]); ['file:///home/assez/Documents/projectDocs/EMC_Barreiro/allEMC_Barreiro.ods'#$EMC_Barreiro.$D$51:.$J$128];7)" office:value-type="string" office:string-value="MS050401" calcext:value-type="string">
            <text:p>MS050401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809]; &quot;.&quot;; [.$A$766]; &quot;.&quot;; [.F809]; &quot;.&quot;; [.G809]; &quot;.&quot;; &quot;pair&quot;; [.H809]; &quot;.fastq.gz&quot;)" office:value-type="string" office:string-value="MS050401.BS.200.5.pair1.fastq.gz" calcext:value-type="string">
            <text:p>MS050401.BS.200.5.pair1.fastq.gz</text:p>
          </table:table-cell>
          <table:table-cell table:formula="of:=CONCATENATE(&quot;ln -s ../../WGBS/&quot;; [.B809]; &quot; &quot;; [.I809])" office:value-type="string" office:string-value="ln -s ../../WGBS/Epi_AF26_Flu__WGBS_1_2-449334_S1_L005_R1_001.fastq.gz MS050401.BS.200.5.pair1.fastq.gz" calcext:value-type="string">
            <text:p>ln -s ../../WGBS/Epi_AF26_Flu__WGBS_1_2-449334_S1_L005_R1_001.fastq.gz MS050401.BS.200.5.pair1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AF26_Flu__WGBS_1_2-449334_S1_L005_R2_001.fastq.gz</text:p>
          </table:table-cell>
          <table:table-cell table:style-name="ce3" table:formula="of:=MID([.B810]; 5; 4)" office:value-type="string" office:string-value="AF26" calcext:value-type="string">
            <text:p>AF26</text:p>
          </table:table-cell>
          <table:table-cell table:style-name="ce3" table:formula="of:=IF(ISERROR(FIND(&quot;Flu&quot;; [.B810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810]; &quot;_&quot;; [.D810]); ['file:///home/assez/Documents/projectDocs/EMC_Barreiro/allEMC_Barreiro.ods'#$EMC_Barreiro.$D$51:.$J$128];7)" office:value-type="string" office:string-value="MS050401" calcext:value-type="string">
            <text:p>MS050401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810]; &quot;.&quot;; [.$A$766]; &quot;.&quot;; [.F810]; &quot;.&quot;; [.G810]; &quot;.&quot;; &quot;pair&quot;; [.H810]; &quot;.fastq.gz&quot;)" office:value-type="string" office:string-value="MS050401.BS.200.5.pair2.fastq.gz" calcext:value-type="string">
            <text:p>MS050401.BS.200.5.pair2.fastq.gz</text:p>
          </table:table-cell>
          <table:table-cell table:formula="of:=CONCATENATE(&quot;ln -s ../../WGBS/&quot;; [.B810]; &quot; &quot;; [.I810])" office:value-type="string" office:string-value="ln -s ../../WGBS/Epi_AF26_Flu__WGBS_1_2-449334_S1_L005_R2_001.fastq.gz MS050401.BS.200.5.pair2.fastq.gz" calcext:value-type="string">
            <text:p>ln -s ../../WGBS/Epi_AF26_Flu__WGBS_1_2-449334_S1_L005_R2_001.fastq.gz MS050401.BS.200.5.pair2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AF26_NI_WGBS_1_2-449333_S1_L004_R1_001.fastq.gz</text:p>
          </table:table-cell>
          <table:table-cell table:style-name="ce3" table:formula="of:=MID([.B811]; 5; 4)" office:value-type="string" office:string-value="AF26" calcext:value-type="string">
            <text:p>AF26</text:p>
          </table:table-cell>
          <table:table-cell table:style-name="ce3" table:formula="of:=IF(ISERROR(FIND(&quot;Flu&quot;; [.B811]; 1)); &quot;NI&quot;; &quot;Flu&quot;)" office:value-type="string" office:string-value="NI" calcext:value-type="string">
            <text:p>NI</text:p>
          </table:table-cell>
          <table:table-cell table:style-name="ce3" table:formula="of:=VLOOKUP(CONCATENATE([.C811]; &quot;_&quot;; [.D811]); ['file:///home/assez/Documents/projectDocs/EMC_Barreiro/allEMC_Barreiro.ods'#$EMC_Barreiro.$D$51:.$J$128];7)" office:value-type="string" office:string-value="MS050402" calcext:value-type="string">
            <text:p>MS050402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811]; &quot;.&quot;; [.$A$766]; &quot;.&quot;; [.F811]; &quot;.&quot;; [.G811]; &quot;.&quot;; &quot;pair&quot;; [.H811]; &quot;.fastq.gz&quot;)" office:value-type="string" office:string-value="MS050402.BS.200.4.pair1.fastq.gz" calcext:value-type="string">
            <text:p>MS050402.BS.200.4.pair1.fastq.gz</text:p>
          </table:table-cell>
          <table:table-cell table:formula="of:=CONCATENATE(&quot;ln -s ../../WGBS/&quot;; [.B811]; &quot; &quot;; [.I811])" office:value-type="string" office:string-value="ln -s ../../WGBS/Epi_AF26_NI_WGBS_1_2-449333_S1_L004_R1_001.fastq.gz MS050402.BS.200.4.pair1.fastq.gz" calcext:value-type="string">
            <text:p>ln -s ../../WGBS/Epi_AF26_NI_WGBS_1_2-449333_S1_L004_R1_001.fastq.gz MS050402.BS.200.4.pair1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AF26_NI_WGBS_1_2-449333_S1_L004_R2_001.fastq.gz</text:p>
          </table:table-cell>
          <table:table-cell table:style-name="ce3" table:formula="of:=MID([.B812]; 5; 4)" office:value-type="string" office:string-value="AF26" calcext:value-type="string">
            <text:p>AF26</text:p>
          </table:table-cell>
          <table:table-cell table:style-name="ce3" table:formula="of:=IF(ISERROR(FIND(&quot;Flu&quot;; [.B812]; 1)); &quot;NI&quot;; &quot;Flu&quot;)" office:value-type="string" office:string-value="NI" calcext:value-type="string">
            <text:p>NI</text:p>
          </table:table-cell>
          <table:table-cell table:style-name="ce3" table:formula="of:=VLOOKUP(CONCATENATE([.C812]; &quot;_&quot;; [.D812]); ['file:///home/assez/Documents/projectDocs/EMC_Barreiro/allEMC_Barreiro.ods'#$EMC_Barreiro.$D$51:.$J$128];7)" office:value-type="string" office:string-value="MS050402" calcext:value-type="string">
            <text:p>MS050402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812]; &quot;.&quot;; [.$A$766]; &quot;.&quot;; [.F812]; &quot;.&quot;; [.G812]; &quot;.&quot;; &quot;pair&quot;; [.H812]; &quot;.fastq.gz&quot;)" office:value-type="string" office:string-value="MS050402.BS.200.4.pair2.fastq.gz" calcext:value-type="string">
            <text:p>MS050402.BS.200.4.pair2.fastq.gz</text:p>
          </table:table-cell>
          <table:table-cell table:formula="of:=CONCATENATE(&quot;ln -s ../../WGBS/&quot;; [.B812]; &quot; &quot;; [.I812])" office:value-type="string" office:string-value="ln -s ../../WGBS/Epi_AF26_NI_WGBS_1_2-449333_S1_L004_R2_001.fastq.gz MS050402.BS.200.4.pair2.fastq.gz" calcext:value-type="string">
            <text:p>ln -s ../../WGBS/Epi_AF26_NI_WGBS_1_2-449333_S1_L004_R2_001.fastq.gz MS050402.BS.200.4.pair2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AF28_Flu__WGBS_1_2-449336_S1_L007_R1_001.fastq.gz</text:p>
          </table:table-cell>
          <table:table-cell table:style-name="ce3" table:formula="of:=MID([.B813]; 5; 4)" office:value-type="string" office:string-value="AF28" calcext:value-type="string">
            <text:p>AF28</text:p>
          </table:table-cell>
          <table:table-cell table:style-name="ce3" table:formula="of:=IF(ISERROR(FIND(&quot;Flu&quot;; [.B813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813]; &quot;_&quot;; [.D813]); ['file:///home/assez/Documents/projectDocs/EMC_Barreiro/allEMC_Barreiro.ods'#$EMC_Barreiro.$D$51:.$J$128];7)" office:value-type="string" office:string-value="MS050501" calcext:value-type="string">
            <text:p>MS050501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813]; &quot;.&quot;; [.$A$766]; &quot;.&quot;; [.F813]; &quot;.&quot;; [.G813]; &quot;.&quot;; &quot;pair&quot;; [.H813]; &quot;.fastq.gz&quot;)" office:value-type="string" office:string-value="MS050501.BS.200.7.pair1.fastq.gz" calcext:value-type="string">
            <text:p>MS050501.BS.200.7.pair1.fastq.gz</text:p>
          </table:table-cell>
          <table:table-cell table:formula="of:=CONCATENATE(&quot;ln -s ../../WGBS/&quot;; [.B813]; &quot; &quot;; [.I813])" office:value-type="string" office:string-value="ln -s ../../WGBS/Epi_AF28_Flu__WGBS_1_2-449336_S1_L007_R1_001.fastq.gz MS050501.BS.200.7.pair1.fastq.gz" calcext:value-type="string">
            <text:p>ln -s ../../WGBS/Epi_AF28_Flu__WGBS_1_2-449336_S1_L007_R1_001.fastq.gz MS050501.BS.200.7.pair1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AF28_Flu__WGBS_1_2-449336_S1_L007_R2_001.fastq.gz</text:p>
          </table:table-cell>
          <table:table-cell table:style-name="ce3" table:formula="of:=MID([.B814]; 5; 4)" office:value-type="string" office:string-value="AF28" calcext:value-type="string">
            <text:p>AF28</text:p>
          </table:table-cell>
          <table:table-cell table:style-name="ce3" table:formula="of:=IF(ISERROR(FIND(&quot;Flu&quot;; [.B814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814]; &quot;_&quot;; [.D814]); ['file:///home/assez/Documents/projectDocs/EMC_Barreiro/allEMC_Barreiro.ods'#$EMC_Barreiro.$D$51:.$J$128];7)" office:value-type="string" office:string-value="MS050501" calcext:value-type="string">
            <text:p>MS050501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814]; &quot;.&quot;; [.$A$766]; &quot;.&quot;; [.F814]; &quot;.&quot;; [.G814]; &quot;.&quot;; &quot;pair&quot;; [.H814]; &quot;.fastq.gz&quot;)" office:value-type="string" office:string-value="MS050501.BS.200.7.pair2.fastq.gz" calcext:value-type="string">
            <text:p>MS050501.BS.200.7.pair2.fastq.gz</text:p>
          </table:table-cell>
          <table:table-cell table:formula="of:=CONCATENATE(&quot;ln -s ../../WGBS/&quot;; [.B814]; &quot; &quot;; [.I814])" office:value-type="string" office:string-value="ln -s ../../WGBS/Epi_AF28_Flu__WGBS_1_2-449336_S1_L007_R2_001.fastq.gz MS050501.BS.200.7.pair2.fastq.gz" calcext:value-type="string">
            <text:p>ln -s ../../WGBS/Epi_AF28_Flu__WGBS_1_2-449336_S1_L007_R2_001.fastq.gz MS050501.BS.200.7.pair2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AF28_NI_WGBS_1_2-449335_S1_L006_R1_001.fastq.gz</text:p>
          </table:table-cell>
          <table:table-cell table:style-name="ce3" table:formula="of:=MID([.B815]; 5; 4)" office:value-type="string" office:string-value="AF28" calcext:value-type="string">
            <text:p>AF28</text:p>
          </table:table-cell>
          <table:table-cell table:style-name="ce3" table:formula="of:=IF(ISERROR(FIND(&quot;Flu&quot;; [.B815]; 1)); &quot;NI&quot;; &quot;Flu&quot;)" office:value-type="string" office:string-value="NI" calcext:value-type="string">
            <text:p>NI</text:p>
          </table:table-cell>
          <table:table-cell table:style-name="ce3" table:formula="of:=VLOOKUP(CONCATENATE([.C815]; &quot;_&quot;; [.D815]); ['file:///home/assez/Documents/projectDocs/EMC_Barreiro/allEMC_Barreiro.ods'#$EMC_Barreiro.$D$51:.$J$128];7)" office:value-type="string" office:string-value="MS050502" calcext:value-type="string">
            <text:p>MS050502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815]; &quot;.&quot;; [.$A$766]; &quot;.&quot;; [.F815]; &quot;.&quot;; [.G815]; &quot;.&quot;; &quot;pair&quot;; [.H815]; &quot;.fastq.gz&quot;)" office:value-type="string" office:string-value="MS050502.BS.200.6.pair1.fastq.gz" calcext:value-type="string">
            <text:p>MS050502.BS.200.6.pair1.fastq.gz</text:p>
          </table:table-cell>
          <table:table-cell table:formula="of:=CONCATENATE(&quot;ln -s ../../WGBS/&quot;; [.B815]; &quot; &quot;; [.I815])" office:value-type="string" office:string-value="ln -s ../../WGBS/Epi_AF28_NI_WGBS_1_2-449335_S1_L006_R1_001.fastq.gz MS050502.BS.200.6.pair1.fastq.gz" calcext:value-type="string">
            <text:p>ln -s ../../WGBS/Epi_AF28_NI_WGBS_1_2-449335_S1_L006_R1_001.fastq.gz MS050502.BS.200.6.pair1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AF28_NI_WGBS_1_2-449335_S1_L006_R2_001.fastq.gz</text:p>
          </table:table-cell>
          <table:table-cell table:style-name="ce3" table:formula="of:=MID([.B816]; 5; 4)" office:value-type="string" office:string-value="AF28" calcext:value-type="string">
            <text:p>AF28</text:p>
          </table:table-cell>
          <table:table-cell table:style-name="ce3" table:formula="of:=IF(ISERROR(FIND(&quot;Flu&quot;; [.B816]; 1)); &quot;NI&quot;; &quot;Flu&quot;)" office:value-type="string" office:string-value="NI" calcext:value-type="string">
            <text:p>NI</text:p>
          </table:table-cell>
          <table:table-cell table:style-name="ce3" table:formula="of:=VLOOKUP(CONCATENATE([.C816]; &quot;_&quot;; [.D816]); ['file:///home/assez/Documents/projectDocs/EMC_Barreiro/allEMC_Barreiro.ods'#$EMC_Barreiro.$D$51:.$J$128];7)" office:value-type="string" office:string-value="MS050502" calcext:value-type="string">
            <text:p>MS050502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816]; &quot;.&quot;; [.$A$766]; &quot;.&quot;; [.F816]; &quot;.&quot;; [.G816]; &quot;.&quot;; &quot;pair&quot;; [.H816]; &quot;.fastq.gz&quot;)" office:value-type="string" office:string-value="MS050502.BS.200.6.pair2.fastq.gz" calcext:value-type="string">
            <text:p>MS050502.BS.200.6.pair2.fastq.gz</text:p>
          </table:table-cell>
          <table:table-cell table:formula="of:=CONCATENATE(&quot;ln -s ../../WGBS/&quot;; [.B816]; &quot; &quot;; [.I816])" office:value-type="string" office:string-value="ln -s ../../WGBS/Epi_AF28_NI_WGBS_1_2-449335_S1_L006_R2_001.fastq.gz MS050502.BS.200.6.pair2.fastq.gz" calcext:value-type="string">
            <text:p>ln -s ../../WGBS/Epi_AF28_NI_WGBS_1_2-449335_S1_L006_R2_001.fastq.gz MS050502.BS.200.6.pair2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AF30_Flu__WGBS_1_2-449338_S1_L001_R1_001.fastq.gz</text:p>
          </table:table-cell>
          <table:table-cell table:style-name="ce3" table:formula="of:=MID([.B817]; 5; 4)" office:value-type="string" office:string-value="AF30" calcext:value-type="string">
            <text:p>AF30</text:p>
          </table:table-cell>
          <table:table-cell table:style-name="ce3" table:formula="of:=IF(ISERROR(FIND(&quot;Flu&quot;; [.B817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817]; &quot;_&quot;; [.D817]); ['file:///home/assez/Documents/projectDocs/EMC_Barreiro/allEMC_Barreiro.ods'#$EMC_Barreiro.$D$51:.$J$128];7)" office:value-type="string" office:string-value="MS050601" calcext:value-type="string">
            <text:p>MS050601</text:p>
          </table:table-cell>
          <table:table-cell table:style-name="ce3" office:value-type="float" office:value="199" calcext:value-type="float">
            <text:p>199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817]; &quot;.&quot;; [.$A$766]; &quot;.&quot;; [.F817]; &quot;.&quot;; [.G817]; &quot;.&quot;; &quot;pair&quot;; [.H817]; &quot;.fastq.gz&quot;)" office:value-type="string" office:string-value="MS050601.BS.199.1.pair1.fastq.gz" calcext:value-type="string">
            <text:p>MS050601.BS.199.1.pair1.fastq.gz</text:p>
          </table:table-cell>
          <table:table-cell table:formula="of:=CONCATENATE(&quot;ln -s ../../WGBS/&quot;; [.B817]; &quot; &quot;; [.I817])" office:value-type="string" office:string-value="ln -s ../../WGBS/Epi_AF30_Flu__WGBS_1_2-449338_S1_L001_R1_001.fastq.gz MS050601.BS.199.1.pair1.fastq.gz" calcext:value-type="string">
            <text:p>ln -s ../../WGBS/Epi_AF30_Flu__WGBS_1_2-449338_S1_L001_R1_001.fastq.gz MS050601.BS.199.1.pair1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AF30_Flu__WGBS_1_2-449338_S1_L001_R2_001.fastq.gz</text:p>
          </table:table-cell>
          <table:table-cell table:style-name="ce3" table:formula="of:=MID([.B818]; 5; 4)" office:value-type="string" office:string-value="AF30" calcext:value-type="string">
            <text:p>AF30</text:p>
          </table:table-cell>
          <table:table-cell table:style-name="ce3" table:formula="of:=IF(ISERROR(FIND(&quot;Flu&quot;; [.B818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818]; &quot;_&quot;; [.D818]); ['file:///home/assez/Documents/projectDocs/EMC_Barreiro/allEMC_Barreiro.ods'#$EMC_Barreiro.$D$51:.$J$128];7)" office:value-type="string" office:string-value="MS050601" calcext:value-type="string">
            <text:p>MS050601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818]; &quot;.&quot;; [.$A$766]; &quot;.&quot;; [.F818]; &quot;.&quot;; [.G818]; &quot;.&quot;; &quot;pair&quot;; [.H818]; &quot;.fastq.gz&quot;)" office:value-type="string" office:string-value="MS050601.BS.199.1.pair2.fastq.gz" calcext:value-type="string">
            <text:p>MS050601.BS.199.1.pair2.fastq.gz</text:p>
          </table:table-cell>
          <table:table-cell table:formula="of:=CONCATENATE(&quot;ln -s ../../WGBS/&quot;; [.B818]; &quot; &quot;; [.I818])" office:value-type="string" office:string-value="ln -s ../../WGBS/Epi_AF30_Flu__WGBS_1_2-449338_S1_L001_R2_001.fastq.gz MS050601.BS.199.1.pair2.fastq.gz" calcext:value-type="string">
            <text:p>ln -s ../../WGBS/Epi_AF30_Flu__WGBS_1_2-449338_S1_L001_R2_001.fastq.gz MS050601.BS.199.1.pair2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AF30_NI_WGBS_1_2-449337_S1_L008_R1_001.fastq.gz</text:p>
          </table:table-cell>
          <table:table-cell table:style-name="ce3" table:formula="of:=MID([.B819]; 5; 4)" office:value-type="string" office:string-value="AF30" calcext:value-type="string">
            <text:p>AF30</text:p>
          </table:table-cell>
          <table:table-cell table:style-name="ce3" table:formula="of:=IF(ISERROR(FIND(&quot;Flu&quot;; [.B819]; 1)); &quot;NI&quot;; &quot;Flu&quot;)" office:value-type="string" office:string-value="NI" calcext:value-type="string">
            <text:p>NI</text:p>
          </table:table-cell>
          <table:table-cell table:style-name="ce3" table:formula="of:=VLOOKUP(CONCATENATE([.C819]; &quot;_&quot;; [.D819]); ['file:///home/assez/Documents/projectDocs/EMC_Barreiro/allEMC_Barreiro.ods'#$EMC_Barreiro.$D$51:.$J$128];7)" office:value-type="string" office:string-value="MS050602" calcext:value-type="string">
            <text:p>MS050602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819]; &quot;.&quot;; [.$A$766]; &quot;.&quot;; [.F819]; &quot;.&quot;; [.G819]; &quot;.&quot;; &quot;pair&quot;; [.H819]; &quot;.fastq.gz&quot;)" office:value-type="string" office:string-value="MS050602.BS.200.8.pair1.fastq.gz" calcext:value-type="string">
            <text:p>MS050602.BS.200.8.pair1.fastq.gz</text:p>
          </table:table-cell>
          <table:table-cell table:formula="of:=CONCATENATE(&quot;ln -s ../../WGBS/&quot;; [.B819]; &quot; &quot;; [.I819])" office:value-type="string" office:string-value="ln -s ../../WGBS/Epi_AF30_NI_WGBS_1_2-449337_S1_L008_R1_001.fastq.gz MS050602.BS.200.8.pair1.fastq.gz" calcext:value-type="string">
            <text:p>ln -s ../../WGBS/Epi_AF30_NI_WGBS_1_2-449337_S1_L008_R1_001.fastq.gz MS050602.BS.200.8.pair1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AF30_NI_WGBS_1_2-449337_S1_L008_R2_001.fastq.gz</text:p>
          </table:table-cell>
          <table:table-cell table:style-name="ce3" table:formula="of:=MID([.B820]; 5; 4)" office:value-type="string" office:string-value="AF30" calcext:value-type="string">
            <text:p>AF30</text:p>
          </table:table-cell>
          <table:table-cell table:style-name="ce3" table:formula="of:=IF(ISERROR(FIND(&quot;Flu&quot;; [.B820]; 1)); &quot;NI&quot;; &quot;Flu&quot;)" office:value-type="string" office:string-value="NI" calcext:value-type="string">
            <text:p>NI</text:p>
          </table:table-cell>
          <table:table-cell table:style-name="ce3" table:formula="of:=VLOOKUP(CONCATENATE([.C820]; &quot;_&quot;; [.D820]); ['file:///home/assez/Documents/projectDocs/EMC_Barreiro/allEMC_Barreiro.ods'#$EMC_Barreiro.$D$51:.$J$128];7)" office:value-type="string" office:string-value="MS050602" calcext:value-type="string">
            <text:p>MS050602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820]; &quot;.&quot;; [.$A$766]; &quot;.&quot;; [.F820]; &quot;.&quot;; [.G820]; &quot;.&quot;; &quot;pair&quot;; [.H820]; &quot;.fastq.gz&quot;)" office:value-type="string" office:string-value="MS050602.BS.200.8.pair2.fastq.gz" calcext:value-type="string">
            <text:p>MS050602.BS.200.8.pair2.fastq.gz</text:p>
          </table:table-cell>
          <table:table-cell table:formula="of:=CONCATENATE(&quot;ln -s ../../WGBS/&quot;; [.B820]; &quot; &quot;; [.I820])" office:value-type="string" office:string-value="ln -s ../../WGBS/Epi_AF30_NI_WGBS_1_2-449337_S1_L008_R2_001.fastq.gz MS050602.BS.200.8.pair2.fastq.gz" calcext:value-type="string">
            <text:p>ln -s ../../WGBS/Epi_AF30_NI_WGBS_1_2-449337_S1_L008_R2_001.fastq.gz MS050602.BS.200.8.pair2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AF34_Flu_WGBS_1_2-449344_S1_L007_R1_001.fastq.gz</text:p>
          </table:table-cell>
          <table:table-cell table:style-name="ce3" table:formula="of:=MID([.B821]; 5; 4)" office:value-type="string" office:string-value="AF34" calcext:value-type="string">
            <text:p>AF34</text:p>
          </table:table-cell>
          <table:table-cell table:style-name="ce3" table:formula="of:=IF(ISERROR(FIND(&quot;Flu&quot;; [.B821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821]; &quot;_&quot;; [.D821]); ['file:///home/assez/Documents/projectDocs/EMC_Barreiro/allEMC_Barreiro.ods'#$EMC_Barreiro.$D$51:.$J$128];7)" office:value-type="string" office:string-value="MS050801" calcext:value-type="string">
            <text:p>MS050801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821]; &quot;.&quot;; [.$A$766]; &quot;.&quot;; [.F821]; &quot;.&quot;; [.G821]; &quot;.&quot;; &quot;pair&quot;; [.H821]; &quot;.fastq.gz&quot;)" office:value-type="string" office:string-value="MS050801.BS.199.7.pair1.fastq.gz" calcext:value-type="string">
            <text:p>MS050801.BS.199.7.pair1.fastq.gz</text:p>
          </table:table-cell>
          <table:table-cell table:formula="of:=CONCATENATE(&quot;ln -s ../../WGBS/&quot;; [.B821]; &quot; &quot;; [.I821])" office:value-type="string" office:string-value="ln -s ../../WGBS/Epi_AF34_Flu_WGBS_1_2-449344_S1_L007_R1_001.fastq.gz MS050801.BS.199.7.pair1.fastq.gz" calcext:value-type="string">
            <text:p>ln -s ../../WGBS/Epi_AF34_Flu_WGBS_1_2-449344_S1_L007_R1_001.fastq.gz MS050801.BS.199.7.pair1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AF34_Flu_WGBS_1_2-449344_S1_L007_R2_001.fastq.gz</text:p>
          </table:table-cell>
          <table:table-cell table:style-name="ce3" table:formula="of:=MID([.B822]; 5; 4)" office:value-type="string" office:string-value="AF34" calcext:value-type="string">
            <text:p>AF34</text:p>
          </table:table-cell>
          <table:table-cell table:style-name="ce3" table:formula="of:=IF(ISERROR(FIND(&quot;Flu&quot;; [.B822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822]; &quot;_&quot;; [.D822]); ['file:///home/assez/Documents/projectDocs/EMC_Barreiro/allEMC_Barreiro.ods'#$EMC_Barreiro.$D$51:.$J$128];7)" office:value-type="string" office:string-value="MS050801" calcext:value-type="string">
            <text:p>MS050801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822]; &quot;.&quot;; [.$A$766]; &quot;.&quot;; [.F822]; &quot;.&quot;; [.G822]; &quot;.&quot;; &quot;pair&quot;; [.H822]; &quot;.fastq.gz&quot;)" office:value-type="string" office:string-value="MS050801.BS.199.7.pair2.fastq.gz" calcext:value-type="string">
            <text:p>MS050801.BS.199.7.pair2.fastq.gz</text:p>
          </table:table-cell>
          <table:table-cell table:formula="of:=CONCATENATE(&quot;ln -s ../../WGBS/&quot;; [.B822]; &quot; &quot;; [.I822])" office:value-type="string" office:string-value="ln -s ../../WGBS/Epi_AF34_Flu_WGBS_1_2-449344_S1_L007_R2_001.fastq.gz MS050801.BS.199.7.pair2.fastq.gz" calcext:value-type="string">
            <text:p>ln -s ../../WGBS/Epi_AF34_Flu_WGBS_1_2-449344_S1_L007_R2_001.fastq.gz MS050801.BS.199.7.pair2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AF34_NI_WGBS_1_2-449343_S1_L006_R1_001.fastq.gz</text:p>
          </table:table-cell>
          <table:table-cell table:style-name="ce3" table:formula="of:=MID([.B823]; 5; 4)" office:value-type="string" office:string-value="AF34" calcext:value-type="string">
            <text:p>AF34</text:p>
          </table:table-cell>
          <table:table-cell table:style-name="ce3" table:formula="of:=IF(ISERROR(FIND(&quot;Flu&quot;; [.B823]; 1)); &quot;NI&quot;; &quot;Flu&quot;)" office:value-type="string" office:string-value="NI" calcext:value-type="string">
            <text:p>NI</text:p>
          </table:table-cell>
          <table:table-cell table:style-name="ce3" table:formula="of:=VLOOKUP(CONCATENATE([.C823]; &quot;_&quot;; [.D823]); ['file:///home/assez/Documents/projectDocs/EMC_Barreiro/allEMC_Barreiro.ods'#$EMC_Barreiro.$D$51:.$J$128];7)" office:value-type="string" office:string-value="MS050802" calcext:value-type="string">
            <text:p>MS050802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823]; &quot;.&quot;; [.$A$766]; &quot;.&quot;; [.F823]; &quot;.&quot;; [.G823]; &quot;.&quot;; &quot;pair&quot;; [.H823]; &quot;.fastq.gz&quot;)" office:value-type="string" office:string-value="MS050802.BS.199.6.pair1.fastq.gz" calcext:value-type="string">
            <text:p>MS050802.BS.199.6.pair1.fastq.gz</text:p>
          </table:table-cell>
          <table:table-cell table:formula="of:=CONCATENATE(&quot;ln -s ../../WGBS/&quot;; [.B823]; &quot; &quot;; [.I823])" office:value-type="string" office:string-value="ln -s ../../WGBS/Epi_AF34_NI_WGBS_1_2-449343_S1_L006_R1_001.fastq.gz MS050802.BS.199.6.pair1.fastq.gz" calcext:value-type="string">
            <text:p>ln -s ../../WGBS/Epi_AF34_NI_WGBS_1_2-449343_S1_L006_R1_001.fastq.gz MS050802.BS.199.6.pair1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AF34_NI_WGBS_1_2-449343_S1_L006_R2_001.fastq.gz</text:p>
          </table:table-cell>
          <table:table-cell table:style-name="ce3" table:formula="of:=MID([.B824]; 5; 4)" office:value-type="string" office:string-value="AF34" calcext:value-type="string">
            <text:p>AF34</text:p>
          </table:table-cell>
          <table:table-cell table:style-name="ce3" table:formula="of:=IF(ISERROR(FIND(&quot;Flu&quot;; [.B824]; 1)); &quot;NI&quot;; &quot;Flu&quot;)" office:value-type="string" office:string-value="NI" calcext:value-type="string">
            <text:p>NI</text:p>
          </table:table-cell>
          <table:table-cell table:style-name="ce3" table:formula="of:=VLOOKUP(CONCATENATE([.C824]; &quot;_&quot;; [.D824]); ['file:///home/assez/Documents/projectDocs/EMC_Barreiro/allEMC_Barreiro.ods'#$EMC_Barreiro.$D$51:.$J$128];7)" office:value-type="string" office:string-value="MS050802" calcext:value-type="string">
            <text:p>MS050802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824]; &quot;.&quot;; [.$A$766]; &quot;.&quot;; [.F824]; &quot;.&quot;; [.G824]; &quot;.&quot;; &quot;pair&quot;; [.H824]; &quot;.fastq.gz&quot;)" office:value-type="string" office:string-value="MS050802.BS.199.6.pair2.fastq.gz" calcext:value-type="string">
            <text:p>MS050802.BS.199.6.pair2.fastq.gz</text:p>
          </table:table-cell>
          <table:table-cell table:formula="of:=CONCATENATE(&quot;ln -s ../../WGBS/&quot;; [.B824]; &quot; &quot;; [.I824])" office:value-type="string" office:string-value="ln -s ../../WGBS/Epi_AF34_NI_WGBS_1_2-449343_S1_L006_R2_001.fastq.gz MS050802.BS.199.6.pair2.fastq.gz" calcext:value-type="string">
            <text:p>ln -s ../../WGBS/Epi_AF34_NI_WGBS_1_2-449343_S1_L006_R2_001.fastq.gz MS050802.BS.199.6.pair2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AF36_Flu_WGBS_1_2-449404_S1_L001_R1_001.fastq.gz</text:p>
          </table:table-cell>
          <table:table-cell table:style-name="ce3" table:formula="of:=MID([.B825]; 5; 4)" office:value-type="string" office:string-value="AF36" calcext:value-type="string">
            <text:p>AF36</text:p>
          </table:table-cell>
          <table:table-cell table:style-name="ce3" table:formula="of:=IF(ISERROR(FIND(&quot;Flu&quot;; [.B825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825]; &quot;_&quot;; [.D825]); ['file:///home/assez/Documents/projectDocs/EMC_Barreiro/allEMC_Barreiro.ods'#$EMC_Barreiro.$D$51:.$J$128];7)" office:value-type="string" office:string-value="MS050901" calcext:value-type="string">
            <text:p>MS050901</text:p>
          </table:table-cell>
          <table:table-cell table:style-name="ce3" office:value-type="float" office:value="219" calcext:value-type="float">
            <text:p>219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825]; &quot;.&quot;; [.$A$766]; &quot;.&quot;; [.F825]; &quot;.&quot;; [.G825]; &quot;.&quot;; &quot;pair&quot;; [.H825]; &quot;.fastq.gz&quot;)" office:value-type="string" office:string-value="MS050901.BS.219.1.pair1.fastq.gz" calcext:value-type="string">
            <text:p>MS050901.BS.219.1.pair1.fastq.gz</text:p>
          </table:table-cell>
          <table:table-cell table:formula="of:=CONCATENATE(&quot;ln -s ../../WGBS/&quot;; [.B825]; &quot; &quot;; [.I825])" office:value-type="string" office:string-value="ln -s ../../WGBS/Epi_AF36_Flu_WGBS_1_2-449404_S1_L001_R1_001.fastq.gz MS050901.BS.219.1.pair1.fastq.gz" calcext:value-type="string">
            <text:p>ln -s ../../WGBS/Epi_AF36_Flu_WGBS_1_2-449404_S1_L001_R1_001.fastq.gz MS050901.BS.219.1.pair1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AF36_Flu_WGBS_1_2-449404_S1_L001_R2_001.fastq.gz</text:p>
          </table:table-cell>
          <table:table-cell table:style-name="ce3" table:formula="of:=MID([.B826]; 5; 4)" office:value-type="string" office:string-value="AF36" calcext:value-type="string">
            <text:p>AF36</text:p>
          </table:table-cell>
          <table:table-cell table:style-name="ce3" table:formula="of:=IF(ISERROR(FIND(&quot;Flu&quot;; [.B826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826]; &quot;_&quot;; [.D826]); ['file:///home/assez/Documents/projectDocs/EMC_Barreiro/allEMC_Barreiro.ods'#$EMC_Barreiro.$D$51:.$J$128];7)" office:value-type="string" office:string-value="MS050901" calcext:value-type="string">
            <text:p>MS050901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826]; &quot;.&quot;; [.$A$766]; &quot;.&quot;; [.F826]; &quot;.&quot;; [.G826]; &quot;.&quot;; &quot;pair&quot;; [.H826]; &quot;.fastq.gz&quot;)" office:value-type="string" office:string-value="MS050901.BS.219.1.pair2.fastq.gz" calcext:value-type="string">
            <text:p>MS050901.BS.219.1.pair2.fastq.gz</text:p>
          </table:table-cell>
          <table:table-cell table:formula="of:=CONCATENATE(&quot;ln -s ../../WGBS/&quot;; [.B826]; &quot; &quot;; [.I826])" office:value-type="string" office:string-value="ln -s ../../WGBS/Epi_AF36_Flu_WGBS_1_2-449404_S1_L001_R2_001.fastq.gz MS050901.BS.219.1.pair2.fastq.gz" calcext:value-type="string">
            <text:p>ln -s ../../WGBS/Epi_AF36_Flu_WGBS_1_2-449404_S1_L001_R2_001.fastq.gz MS050901.BS.219.1.pair2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AF36_NI_WGBS_1_2-449403_S1_L008_R1_001.fastq.gz</text:p>
          </table:table-cell>
          <table:table-cell table:style-name="ce3" table:formula="of:=MID([.B827]; 5; 4)" office:value-type="string" office:string-value="AF36" calcext:value-type="string">
            <text:p>AF36</text:p>
          </table:table-cell>
          <table:table-cell table:style-name="ce3" table:formula="of:=IF(ISERROR(FIND(&quot;Flu&quot;; [.B827]; 1)); &quot;NI&quot;; &quot;Flu&quot;)" office:value-type="string" office:string-value="NI" calcext:value-type="string">
            <text:p>NI</text:p>
          </table:table-cell>
          <table:table-cell table:style-name="ce3" table:formula="of:=VLOOKUP(CONCATENATE([.C827]; &quot;_&quot;; [.D827]); ['file:///home/assez/Documents/projectDocs/EMC_Barreiro/allEMC_Barreiro.ods'#$EMC_Barreiro.$D$51:.$J$128];7)" office:value-type="string" office:string-value="MS050902" calcext:value-type="string">
            <text:p>MS050902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827]; &quot;.&quot;; [.$A$766]; &quot;.&quot;; [.F827]; &quot;.&quot;; [.G827]; &quot;.&quot;; &quot;pair&quot;; [.H827]; &quot;.fastq.gz&quot;)" office:value-type="string" office:string-value="MS050902.BS.218.8.pair1.fastq.gz" calcext:value-type="string">
            <text:p>MS050902.BS.218.8.pair1.fastq.gz</text:p>
          </table:table-cell>
          <table:table-cell table:formula="of:=CONCATENATE(&quot;ln -s ../../WGBS/&quot;; [.B827]; &quot; &quot;; [.I827])" office:value-type="string" office:string-value="ln -s ../../WGBS/Epi_AF36_NI_WGBS_1_2-449403_S1_L008_R1_001.fastq.gz MS050902.BS.218.8.pair1.fastq.gz" calcext:value-type="string">
            <text:p>ln -s ../../WGBS/Epi_AF36_NI_WGBS_1_2-449403_S1_L008_R1_001.fastq.gz MS050902.BS.218.8.pair1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AF36_NI_WGBS_1_2-449403_S1_L008_R2_001.fastq.gz</text:p>
          </table:table-cell>
          <table:table-cell table:style-name="ce3" table:formula="of:=MID([.B828]; 5; 4)" office:value-type="string" office:string-value="AF36" calcext:value-type="string">
            <text:p>AF36</text:p>
          </table:table-cell>
          <table:table-cell table:style-name="ce3" table:formula="of:=IF(ISERROR(FIND(&quot;Flu&quot;; [.B828]; 1)); &quot;NI&quot;; &quot;Flu&quot;)" office:value-type="string" office:string-value="NI" calcext:value-type="string">
            <text:p>NI</text:p>
          </table:table-cell>
          <table:table-cell table:style-name="ce3" table:formula="of:=VLOOKUP(CONCATENATE([.C828]; &quot;_&quot;; [.D828]); ['file:///home/assez/Documents/projectDocs/EMC_Barreiro/allEMC_Barreiro.ods'#$EMC_Barreiro.$D$51:.$J$128];7)" office:value-type="string" office:string-value="MS050902" calcext:value-type="string">
            <text:p>MS050902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828]; &quot;.&quot;; [.$A$766]; &quot;.&quot;; [.F828]; &quot;.&quot;; [.G828]; &quot;.&quot;; &quot;pair&quot;; [.H828]; &quot;.fastq.gz&quot;)" office:value-type="string" office:string-value="MS050902.BS.218.8.pair2.fastq.gz" calcext:value-type="string">
            <text:p>MS050902.BS.218.8.pair2.fastq.gz</text:p>
          </table:table-cell>
          <table:table-cell table:formula="of:=CONCATENATE(&quot;ln -s ../../WGBS/&quot;; [.B828]; &quot; &quot;; [.I828])" office:value-type="string" office:string-value="ln -s ../../WGBS/Epi_AF36_NI_WGBS_1_2-449403_S1_L008_R2_001.fastq.gz MS050902.BS.218.8.pair2.fastq.gz" calcext:value-type="string">
            <text:p>ln -s ../../WGBS/Epi_AF36_NI_WGBS_1_2-449403_S1_L008_R2_001.fastq.gz MS050902.BS.218.8.pair2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AF38_Flu__WGBS_1_2-449406_S1_L003_R1_001.fastq.gz</text:p>
          </table:table-cell>
          <table:table-cell table:style-name="ce3" table:formula="of:=MID([.B829]; 5; 4)" office:value-type="string" office:string-value="AF38" calcext:value-type="string">
            <text:p>AF38</text:p>
          </table:table-cell>
          <table:table-cell table:style-name="ce3" table:formula="of:=IF(ISERROR(FIND(&quot;Flu&quot;; [.B829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829]; &quot;_&quot;; [.D829]); ['file:///home/assez/Documents/projectDocs/EMC_Barreiro/allEMC_Barreiro.ods'#$EMC_Barreiro.$D$51:.$J$128];7)" office:value-type="string" office:string-value="MS051001" calcext:value-type="string">
            <text:p>MS051001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829]; &quot;.&quot;; [.$A$766]; &quot;.&quot;; [.F829]; &quot;.&quot;; [.G829]; &quot;.&quot;; &quot;pair&quot;; [.H829]; &quot;.fastq.gz&quot;)" office:value-type="string" office:string-value="MS051001.BS.219.3.pair1.fastq.gz" calcext:value-type="string">
            <text:p>MS051001.BS.219.3.pair1.fastq.gz</text:p>
          </table:table-cell>
          <table:table-cell table:formula="of:=CONCATENATE(&quot;ln -s ../../WGBS/&quot;; [.B829]; &quot; &quot;; [.I829])" office:value-type="string" office:string-value="ln -s ../../WGBS/Epi_AF38_Flu__WGBS_1_2-449406_S1_L003_R1_001.fastq.gz MS051001.BS.219.3.pair1.fastq.gz" calcext:value-type="string">
            <text:p>ln -s ../../WGBS/Epi_AF38_Flu__WGBS_1_2-449406_S1_L003_R1_001.fastq.gz MS051001.BS.219.3.pair1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AF38_Flu__WGBS_1_2-449406_S1_L003_R2_001.fastq.gz</text:p>
          </table:table-cell>
          <table:table-cell table:style-name="ce3" table:formula="of:=MID([.B830]; 5; 4)" office:value-type="string" office:string-value="AF38" calcext:value-type="string">
            <text:p>AF38</text:p>
          </table:table-cell>
          <table:table-cell table:style-name="ce3" table:formula="of:=IF(ISERROR(FIND(&quot;Flu&quot;; [.B830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830]; &quot;_&quot;; [.D830]); ['file:///home/assez/Documents/projectDocs/EMC_Barreiro/allEMC_Barreiro.ods'#$EMC_Barreiro.$D$51:.$J$128];7)" office:value-type="string" office:string-value="MS051001" calcext:value-type="string">
            <text:p>MS051001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830]; &quot;.&quot;; [.$A$766]; &quot;.&quot;; [.F830]; &quot;.&quot;; [.G830]; &quot;.&quot;; &quot;pair&quot;; [.H830]; &quot;.fastq.gz&quot;)" office:value-type="string" office:string-value="MS051001.BS.219.3.pair2.fastq.gz" calcext:value-type="string">
            <text:p>MS051001.BS.219.3.pair2.fastq.gz</text:p>
          </table:table-cell>
          <table:table-cell table:formula="of:=CONCATENATE(&quot;ln -s ../../WGBS/&quot;; [.B830]; &quot; &quot;; [.I830])" office:value-type="string" office:string-value="ln -s ../../WGBS/Epi_AF38_Flu__WGBS_1_2-449406_S1_L003_R2_001.fastq.gz MS051001.BS.219.3.pair2.fastq.gz" calcext:value-type="string">
            <text:p>ln -s ../../WGBS/Epi_AF38_Flu__WGBS_1_2-449406_S1_L003_R2_001.fastq.gz MS051001.BS.219.3.pair2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AF38_NI_WGBS_1_2-449405_S1_L002_R1_001.fastq.gz</text:p>
          </table:table-cell>
          <table:table-cell table:style-name="ce3" table:formula="of:=MID([.B831]; 5; 4)" office:value-type="string" office:string-value="AF38" calcext:value-type="string">
            <text:p>AF38</text:p>
          </table:table-cell>
          <table:table-cell table:style-name="ce3" table:formula="of:=IF(ISERROR(FIND(&quot;Flu&quot;; [.B831]; 1)); &quot;NI&quot;; &quot;Flu&quot;)" office:value-type="string" office:string-value="NI" calcext:value-type="string">
            <text:p>NI</text:p>
          </table:table-cell>
          <table:table-cell table:style-name="ce3" table:formula="of:=VLOOKUP(CONCATENATE([.C831]; &quot;_&quot;; [.D831]); ['file:///home/assez/Documents/projectDocs/EMC_Barreiro/allEMC_Barreiro.ods'#$EMC_Barreiro.$D$51:.$J$128];7)" office:value-type="string" office:string-value="MS051002" calcext:value-type="string">
            <text:p>MS051002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831]; &quot;.&quot;; [.$A$766]; &quot;.&quot;; [.F831]; &quot;.&quot;; [.G831]; &quot;.&quot;; &quot;pair&quot;; [.H831]; &quot;.fastq.gz&quot;)" office:value-type="string" office:string-value="MS051002.BS.219.2.pair1.fastq.gz" calcext:value-type="string">
            <text:p>MS051002.BS.219.2.pair1.fastq.gz</text:p>
          </table:table-cell>
          <table:table-cell table:formula="of:=CONCATENATE(&quot;ln -s ../../WGBS/&quot;; [.B831]; &quot; &quot;; [.I831])" office:value-type="string" office:string-value="ln -s ../../WGBS/Epi_AF38_NI_WGBS_1_2-449405_S1_L002_R1_001.fastq.gz MS051002.BS.219.2.pair1.fastq.gz" calcext:value-type="string">
            <text:p>ln -s ../../WGBS/Epi_AF38_NI_WGBS_1_2-449405_S1_L002_R1_001.fastq.gz MS051002.BS.219.2.pair1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AF38_NI_WGBS_1_2-449405_S1_L002_R2_001.fastq.gz</text:p>
          </table:table-cell>
          <table:table-cell table:style-name="ce3" table:formula="of:=MID([.B832]; 5; 4)" office:value-type="string" office:string-value="AF38" calcext:value-type="string">
            <text:p>AF38</text:p>
          </table:table-cell>
          <table:table-cell table:style-name="ce3" table:formula="of:=IF(ISERROR(FIND(&quot;Flu&quot;; [.B832]; 1)); &quot;NI&quot;; &quot;Flu&quot;)" office:value-type="string" office:string-value="NI" calcext:value-type="string">
            <text:p>NI</text:p>
          </table:table-cell>
          <table:table-cell table:style-name="ce3" table:formula="of:=VLOOKUP(CONCATENATE([.C832]; &quot;_&quot;; [.D832]); ['file:///home/assez/Documents/projectDocs/EMC_Barreiro/allEMC_Barreiro.ods'#$EMC_Barreiro.$D$51:.$J$128];7)" office:value-type="string" office:string-value="MS051002" calcext:value-type="string">
            <text:p>MS051002</text:p>
          </table:table-cell>
          <table:table-cell table:style-name="ce3" office:value-type="float" office:value="219" calcext:value-type="float">
            <text:p>219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9" table:formula="of:=CONCATENATE([.E832]; &quot;.&quot;; [.$A$766]; &quot;.&quot;; [.F832]; &quot;.&quot;; [.G832]; &quot;.&quot;; &quot;pair&quot;; [.H832]; &quot;.fastq.gz&quot;)" office:value-type="string" office:string-value="MS051002.BS.219.2.pair2.fastq.gz" calcext:value-type="string">
            <text:p>MS051002.BS.219.2.pair2.fastq.gz</text:p>
          </table:table-cell>
          <table:table-cell table:formula="of:=CONCATENATE(&quot;ln -s ../../WGBS/&quot;; [.B832]; &quot; &quot;; [.I832])" office:value-type="string" office:string-value="ln -s ../../WGBS/Epi_AF38_NI_WGBS_1_2-449405_S1_L002_R2_001.fastq.gz MS051002.BS.219.2.pair2.fastq.gz" calcext:value-type="string">
            <text:p>ln -s ../../WGBS/Epi_AF38_NI_WGBS_1_2-449405_S1_L002_R2_001.fastq.gz MS051002.BS.219.2.pair2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EU03_Flu__WGBS_1_2-449233_S1_L008_R1_001.fastq.gz</text:p>
          </table:table-cell>
          <table:table-cell table:style-name="ce3" table:formula="of:=MID([.B833]; 5; 4)" office:value-type="string" office:string-value="EU03" calcext:value-type="string">
            <text:p>EU03</text:p>
          </table:table-cell>
          <table:table-cell table:style-name="ce3" table:formula="of:=IF(ISERROR(FIND(&quot;Flu&quot;; [.B833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833]; &quot;_&quot;; [.D833]); ['file:///home/assez/Documents/projectDocs/EMC_Barreiro/allEMC_Barreiro.ods'#$EMC_Barreiro.$D$51:.$J$128];7)" office:value-type="string" office:string-value="MS051201" calcext:value-type="string">
            <text:p>MS051201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833]; &quot;.&quot;; [.$A$766]; &quot;.&quot;; [.F833]; &quot;.&quot;; [.G833]; &quot;.&quot;; &quot;pair&quot;; [.H833]; &quot;.fastq.gz&quot;)" office:value-type="string" office:string-value="MS051201.BS.219.8.pair1.fastq.gz" calcext:value-type="string">
            <text:p>MS051201.BS.219.8.pair1.fastq.gz</text:p>
          </table:table-cell>
          <table:table-cell table:formula="of:=CONCATENATE(&quot;ln -s ../../WGBS/&quot;; [.B833]; &quot; &quot;; [.I833])" office:value-type="string" office:string-value="ln -s ../../WGBS/Epi_EU03_Flu__WGBS_1_2-449233_S1_L008_R1_001.fastq.gz MS051201.BS.219.8.pair1.fastq.gz" calcext:value-type="string">
            <text:p>ln -s ../../WGBS/Epi_EU03_Flu__WGBS_1_2-449233_S1_L008_R1_001.fastq.gz MS051201.BS.219.8.pair1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EU03_Flu__WGBS_1_2-449233_S1_L008_R2_001.fastq.gz</text:p>
          </table:table-cell>
          <table:table-cell table:style-name="ce3" table:formula="of:=MID([.B834]; 5; 4)" office:value-type="string" office:string-value="EU03" calcext:value-type="string">
            <text:p>EU03</text:p>
          </table:table-cell>
          <table:table-cell table:style-name="ce3" table:formula="of:=IF(ISERROR(FIND(&quot;Flu&quot;; [.B834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834]; &quot;_&quot;; [.D834]); ['file:///home/assez/Documents/projectDocs/EMC_Barreiro/allEMC_Barreiro.ods'#$EMC_Barreiro.$D$51:.$J$128];7)" office:value-type="string" office:string-value="MS051201" calcext:value-type="string">
            <text:p>MS051201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834]; &quot;.&quot;; [.$A$766]; &quot;.&quot;; [.F834]; &quot;.&quot;; [.G834]; &quot;.&quot;; &quot;pair&quot;; [.H834]; &quot;.fastq.gz&quot;)" office:value-type="string" office:string-value="MS051201.BS.219.8.pair2.fastq.gz" calcext:value-type="string">
            <text:p>MS051201.BS.219.8.pair2.fastq.gz</text:p>
          </table:table-cell>
          <table:table-cell table:formula="of:=CONCATENATE(&quot;ln -s ../../WGBS/&quot;; [.B834]; &quot; &quot;; [.I834])" office:value-type="string" office:string-value="ln -s ../../WGBS/Epi_EU03_Flu__WGBS_1_2-449233_S1_L008_R2_001.fastq.gz MS051201.BS.219.8.pair2.fastq.gz" calcext:value-type="string">
            <text:p>ln -s ../../WGBS/Epi_EU03_Flu__WGBS_1_2-449233_S1_L008_R2_001.fastq.gz MS051201.BS.219.8.pair2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EU03_NI_WGBS_1_2-449232_S1_L007_R1_001.fastq.gz</text:p>
          </table:table-cell>
          <table:table-cell table:style-name="ce3" table:formula="of:=MID([.B835]; 5; 4)" office:value-type="string" office:string-value="EU03" calcext:value-type="string">
            <text:p>EU03</text:p>
          </table:table-cell>
          <table:table-cell table:style-name="ce3" table:formula="of:=IF(ISERROR(FIND(&quot;Flu&quot;; [.B835]; 1)); &quot;NI&quot;; &quot;Flu&quot;)" office:value-type="string" office:string-value="NI" calcext:value-type="string">
            <text:p>NI</text:p>
          </table:table-cell>
          <table:table-cell table:style-name="ce3" table:formula="of:=VLOOKUP(CONCATENATE([.C835]; &quot;_&quot;; [.D835]); ['file:///home/assez/Documents/projectDocs/EMC_Barreiro/allEMC_Barreiro.ods'#$EMC_Barreiro.$D$51:.$J$128];7)" office:value-type="string" office:string-value="MS051202" calcext:value-type="string">
            <text:p>MS051202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835]; &quot;.&quot;; [.$A$766]; &quot;.&quot;; [.F835]; &quot;.&quot;; [.G835]; &quot;.&quot;; &quot;pair&quot;; [.H835]; &quot;.fastq.gz&quot;)" office:value-type="string" office:string-value="MS051202.BS.219.7.pair1.fastq.gz" calcext:value-type="string">
            <text:p>MS051202.BS.219.7.pair1.fastq.gz</text:p>
          </table:table-cell>
          <table:table-cell table:formula="of:=CONCATENATE(&quot;ln -s ../../WGBS/&quot;; [.B835]; &quot; &quot;; [.I835])" office:value-type="string" office:string-value="ln -s ../../WGBS/Epi_EU03_NI_WGBS_1_2-449232_S1_L007_R1_001.fastq.gz MS051202.BS.219.7.pair1.fastq.gz" calcext:value-type="string">
            <text:p>ln -s ../../WGBS/Epi_EU03_NI_WGBS_1_2-449232_S1_L007_R1_001.fastq.gz MS051202.BS.219.7.pair1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EU03_NI_WGBS_1_2-449232_S1_L007_R2_001.fastq.gz</text:p>
          </table:table-cell>
          <table:table-cell table:style-name="ce3" table:formula="of:=MID([.B836]; 5; 4)" office:value-type="string" office:string-value="EU03" calcext:value-type="string">
            <text:p>EU03</text:p>
          </table:table-cell>
          <table:table-cell table:style-name="ce3" table:formula="of:=IF(ISERROR(FIND(&quot;Flu&quot;; [.B836]; 1)); &quot;NI&quot;; &quot;Flu&quot;)" office:value-type="string" office:string-value="NI" calcext:value-type="string">
            <text:p>NI</text:p>
          </table:table-cell>
          <table:table-cell table:style-name="ce3" table:formula="of:=VLOOKUP(CONCATENATE([.C836]; &quot;_&quot;; [.D836]); ['file:///home/assez/Documents/projectDocs/EMC_Barreiro/allEMC_Barreiro.ods'#$EMC_Barreiro.$D$51:.$J$128];7)" office:value-type="string" office:string-value="MS051202" calcext:value-type="string">
            <text:p>MS051202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836]; &quot;.&quot;; [.$A$766]; &quot;.&quot;; [.F836]; &quot;.&quot;; [.G836]; &quot;.&quot;; &quot;pair&quot;; [.H836]; &quot;.fastq.gz&quot;)" office:value-type="string" office:string-value="MS051202.BS.219.7.pair2.fastq.gz" calcext:value-type="string">
            <text:p>MS051202.BS.219.7.pair2.fastq.gz</text:p>
          </table:table-cell>
          <table:table-cell table:formula="of:=CONCATENATE(&quot;ln -s ../../WGBS/&quot;; [.B836]; &quot; &quot;; [.I836])" office:value-type="string" office:string-value="ln -s ../../WGBS/Epi_EU03_NI_WGBS_1_2-449232_S1_L007_R2_001.fastq.gz MS051202.BS.219.7.pair2.fastq.gz" calcext:value-type="string">
            <text:p>ln -s ../../WGBS/Epi_EU03_NI_WGBS_1_2-449232_S1_L007_R2_001.fastq.gz MS051202.BS.219.7.pair2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EU05_Flu__WGBS_1_2-449235_S1_L002_R1_001.fastq.gz</text:p>
          </table:table-cell>
          <table:table-cell table:style-name="ce3" table:formula="of:=MID([.B837]; 5; 4)" office:value-type="string" office:string-value="EU05" calcext:value-type="string">
            <text:p>EU05</text:p>
          </table:table-cell>
          <table:table-cell table:style-name="ce3" table:formula="of:=IF(ISERROR(FIND(&quot;Flu&quot;; [.B837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837]; &quot;_&quot;; [.D837]); ['file:///home/assez/Documents/projectDocs/EMC_Barreiro/allEMC_Barreiro.ods'#$EMC_Barreiro.$D$51:.$J$128];7)" office:value-type="string" office:string-value="MS051301" calcext:value-type="string">
            <text:p>MS051301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837]; &quot;.&quot;; [.$A$766]; &quot;.&quot;; [.F837]; &quot;.&quot;; [.G837]; &quot;.&quot;; &quot;pair&quot;; [.H837]; &quot;.fastq.gz&quot;)" office:value-type="string" office:string-value="MS051301.BS.204.2.pair1.fastq.gz" calcext:value-type="string">
            <text:p>MS051301.BS.204.2.pair1.fastq.gz</text:p>
          </table:table-cell>
          <table:table-cell table:formula="of:=CONCATENATE(&quot;ln -s ../../WGBS/&quot;; [.B837]; &quot; &quot;; [.I837])" office:value-type="string" office:string-value="ln -s ../../WGBS/Epi_EU05_Flu__WGBS_1_2-449235_S1_L002_R1_001.fastq.gz MS051301.BS.204.2.pair1.fastq.gz" calcext:value-type="string">
            <text:p>ln -s ../../WGBS/Epi_EU05_Flu__WGBS_1_2-449235_S1_L002_R1_001.fastq.gz MS051301.BS.204.2.pair1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EU05_Flu__WGBS_1_2-449235_S1_L002_R2_001.fastq.gz</text:p>
          </table:table-cell>
          <table:table-cell table:style-name="ce3" table:formula="of:=MID([.B838]; 5; 4)" office:value-type="string" office:string-value="EU05" calcext:value-type="string">
            <text:p>EU05</text:p>
          </table:table-cell>
          <table:table-cell table:style-name="ce3" table:formula="of:=IF(ISERROR(FIND(&quot;Flu&quot;; [.B838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838]; &quot;_&quot;; [.D838]); ['file:///home/assez/Documents/projectDocs/EMC_Barreiro/allEMC_Barreiro.ods'#$EMC_Barreiro.$D$51:.$J$128];7)" office:value-type="string" office:string-value="MS051301" calcext:value-type="string">
            <text:p>MS051301</text:p>
          </table:table-cell>
          <table:table-cell table:style-name="ce3" office:value-type="float" office:value="204" calcext:value-type="float">
            <text:p>204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9" table:formula="of:=CONCATENATE([.E838]; &quot;.&quot;; [.$A$766]; &quot;.&quot;; [.F838]; &quot;.&quot;; [.G838]; &quot;.&quot;; &quot;pair&quot;; [.H838]; &quot;.fastq.gz&quot;)" office:value-type="string" office:string-value="MS051301.BS.204.2.pair2.fastq.gz" calcext:value-type="string">
            <text:p>MS051301.BS.204.2.pair2.fastq.gz</text:p>
          </table:table-cell>
          <table:table-cell table:formula="of:=CONCATENATE(&quot;ln -s ../../WGBS/&quot;; [.B838]; &quot; &quot;; [.I838])" office:value-type="string" office:string-value="ln -s ../../WGBS/Epi_EU05_Flu__WGBS_1_2-449235_S1_L002_R2_001.fastq.gz MS051301.BS.204.2.pair2.fastq.gz" calcext:value-type="string">
            <text:p>ln -s ../../WGBS/Epi_EU05_Flu__WGBS_1_2-449235_S1_L002_R2_001.fastq.gz MS051301.BS.204.2.pair2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EU05_NI_WGBS_1_2-449234_S1_L001_R1_001.fastq.gz</text:p>
          </table:table-cell>
          <table:table-cell table:style-name="ce3" table:formula="of:=MID([.B839]; 5; 4)" office:value-type="string" office:string-value="EU05" calcext:value-type="string">
            <text:p>EU05</text:p>
          </table:table-cell>
          <table:table-cell table:style-name="ce3" table:formula="of:=IF(ISERROR(FIND(&quot;Flu&quot;; [.B839]; 1)); &quot;NI&quot;; &quot;Flu&quot;)" office:value-type="string" office:string-value="NI" calcext:value-type="string">
            <text:p>NI</text:p>
          </table:table-cell>
          <table:table-cell table:style-name="ce3" table:formula="of:=VLOOKUP(CONCATENATE([.C839]; &quot;_&quot;; [.D839]); ['file:///home/assez/Documents/projectDocs/EMC_Barreiro/allEMC_Barreiro.ods'#$EMC_Barreiro.$D$51:.$J$128];7)" office:value-type="string" office:string-value="MS051302" calcext:value-type="string">
            <text:p>MS051302</text:p>
          </table:table-cell>
          <table:table-cell table:style-name="ce3" office:value-type="float" office:value="204" calcext:value-type="float">
            <text:p>20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839]; &quot;.&quot;; [.$A$766]; &quot;.&quot;; [.F839]; &quot;.&quot;; [.G839]; &quot;.&quot;; &quot;pair&quot;; [.H839]; &quot;.fastq.gz&quot;)" office:value-type="string" office:string-value="MS051302.BS.204.1.pair1.fastq.gz" calcext:value-type="string">
            <text:p>MS051302.BS.204.1.pair1.fastq.gz</text:p>
          </table:table-cell>
          <table:table-cell table:formula="of:=CONCATENATE(&quot;ln -s ../../WGBS/&quot;; [.B839]; &quot; &quot;; [.I839])" office:value-type="string" office:string-value="ln -s ../../WGBS/Epi_EU05_NI_WGBS_1_2-449234_S1_L001_R1_001.fastq.gz MS051302.BS.204.1.pair1.fastq.gz" calcext:value-type="string">
            <text:p>ln -s ../../WGBS/Epi_EU05_NI_WGBS_1_2-449234_S1_L001_R1_001.fastq.gz MS051302.BS.204.1.pair1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EU05_NI_WGBS_1_2-449234_S1_L001_R2_001.fastq.gz</text:p>
          </table:table-cell>
          <table:table-cell table:style-name="ce3" table:formula="of:=MID([.B840]; 5; 4)" office:value-type="string" office:string-value="EU05" calcext:value-type="string">
            <text:p>EU05</text:p>
          </table:table-cell>
          <table:table-cell table:style-name="ce3" table:formula="of:=IF(ISERROR(FIND(&quot;Flu&quot;; [.B840]; 1)); &quot;NI&quot;; &quot;Flu&quot;)" office:value-type="string" office:string-value="NI" calcext:value-type="string">
            <text:p>NI</text:p>
          </table:table-cell>
          <table:table-cell table:style-name="ce3" table:formula="of:=VLOOKUP(CONCATENATE([.C840]; &quot;_&quot;; [.D840]); ['file:///home/assez/Documents/projectDocs/EMC_Barreiro/allEMC_Barreiro.ods'#$EMC_Barreiro.$D$51:.$J$128];7)" office:value-type="string" office:string-value="MS051302" calcext:value-type="string">
            <text:p>MS051302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840]; &quot;.&quot;; [.$A$766]; &quot;.&quot;; [.F840]; &quot;.&quot;; [.G840]; &quot;.&quot;; &quot;pair&quot;; [.H840]; &quot;.fastq.gz&quot;)" office:value-type="string" office:string-value="MS051302.BS.204.1.pair2.fastq.gz" calcext:value-type="string">
            <text:p>MS051302.BS.204.1.pair2.fastq.gz</text:p>
          </table:table-cell>
          <table:table-cell table:formula="of:=CONCATENATE(&quot;ln -s ../../WGBS/&quot;; [.B840]; &quot; &quot;; [.I840])" office:value-type="string" office:string-value="ln -s ../../WGBS/Epi_EU05_NI_WGBS_1_2-449234_S1_L001_R2_001.fastq.gz MS051302.BS.204.1.pair2.fastq.gz" calcext:value-type="string">
            <text:p>ln -s ../../WGBS/Epi_EU05_NI_WGBS_1_2-449234_S1_L001_R2_001.fastq.gz MS051302.BS.204.1.pair2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EU07_Flu__WGBS_1_2-449239_S1_L006_R1_001.fastq.gz</text:p>
          </table:table-cell>
          <table:table-cell table:style-name="ce3" table:formula="of:=MID([.B841]; 5; 4)" office:value-type="string" office:string-value="EU07" calcext:value-type="string">
            <text:p>EU07</text:p>
          </table:table-cell>
          <table:table-cell table:style-name="ce3" table:formula="of:=IF(ISERROR(FIND(&quot;Flu&quot;; [.B841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841]; &quot;_&quot;; [.D841]); ['file:///home/assez/Documents/projectDocs/EMC_Barreiro/allEMC_Barreiro.ods'#$EMC_Barreiro.$D$51:.$J$128];7)" office:value-type="string" office:string-value="MS051401" calcext:value-type="string">
            <text:p>MS051401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841]; &quot;.&quot;; [.$A$766]; &quot;.&quot;; [.F841]; &quot;.&quot;; [.G841]; &quot;.&quot;; &quot;pair&quot;; [.H841]; &quot;.fastq.gz&quot;)" office:value-type="string" office:string-value="MS051401.BS.204.6.pair1.fastq.gz" calcext:value-type="string">
            <text:p>MS051401.BS.204.6.pair1.fastq.gz</text:p>
          </table:table-cell>
          <table:table-cell table:formula="of:=CONCATENATE(&quot;ln -s ../../WGBS/&quot;; [.B841]; &quot; &quot;; [.I841])" office:value-type="string" office:string-value="ln -s ../../WGBS/Epi_EU07_Flu__WGBS_1_2-449239_S1_L006_R1_001.fastq.gz MS051401.BS.204.6.pair1.fastq.gz" calcext:value-type="string">
            <text:p>ln -s ../../WGBS/Epi_EU07_Flu__WGBS_1_2-449239_S1_L006_R1_001.fastq.gz MS051401.BS.204.6.pair1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EU07_Flu__WGBS_1_2-449239_S1_L006_R2_001.fastq.gz</text:p>
          </table:table-cell>
          <table:table-cell table:style-name="ce3" table:formula="of:=MID([.B842]; 5; 4)" office:value-type="string" office:string-value="EU07" calcext:value-type="string">
            <text:p>EU07</text:p>
          </table:table-cell>
          <table:table-cell table:style-name="ce3" table:formula="of:=IF(ISERROR(FIND(&quot;Flu&quot;; [.B842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842]; &quot;_&quot;; [.D842]); ['file:///home/assez/Documents/projectDocs/EMC_Barreiro/allEMC_Barreiro.ods'#$EMC_Barreiro.$D$51:.$J$128];7)" office:value-type="string" office:string-value="MS051401" calcext:value-type="string">
            <text:p>MS051401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842]; &quot;.&quot;; [.$A$766]; &quot;.&quot;; [.F842]; &quot;.&quot;; [.G842]; &quot;.&quot;; &quot;pair&quot;; [.H842]; &quot;.fastq.gz&quot;)" office:value-type="string" office:string-value="MS051401.BS.204.6.pair2.fastq.gz" calcext:value-type="string">
            <text:p>MS051401.BS.204.6.pair2.fastq.gz</text:p>
          </table:table-cell>
          <table:table-cell table:formula="of:=CONCATENATE(&quot;ln -s ../../WGBS/&quot;; [.B842]; &quot; &quot;; [.I842])" office:value-type="string" office:string-value="ln -s ../../WGBS/Epi_EU07_Flu__WGBS_1_2-449239_S1_L006_R2_001.fastq.gz MS051401.BS.204.6.pair2.fastq.gz" calcext:value-type="string">
            <text:p>ln -s ../../WGBS/Epi_EU07_Flu__WGBS_1_2-449239_S1_L006_R2_001.fastq.gz MS051401.BS.204.6.pair2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EU07_NI_WGBS_1_2-449238_S1_L005_R1_001.fastq.gz</text:p>
          </table:table-cell>
          <table:table-cell table:style-name="ce3" table:formula="of:=MID([.B843]; 5; 4)" office:value-type="string" office:string-value="EU07" calcext:value-type="string">
            <text:p>EU07</text:p>
          </table:table-cell>
          <table:table-cell table:style-name="ce3" table:formula="of:=IF(ISERROR(FIND(&quot;Flu&quot;; [.B843]; 1)); &quot;NI&quot;; &quot;Flu&quot;)" office:value-type="string" office:string-value="NI" calcext:value-type="string">
            <text:p>NI</text:p>
          </table:table-cell>
          <table:table-cell table:style-name="ce3" table:formula="of:=VLOOKUP(CONCATENATE([.C843]; &quot;_&quot;; [.D843]); ['file:///home/assez/Documents/projectDocs/EMC_Barreiro/allEMC_Barreiro.ods'#$EMC_Barreiro.$D$51:.$J$128];7)" office:value-type="string" office:string-value="MS051402" calcext:value-type="string">
            <text:p>MS051402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843]; &quot;.&quot;; [.$A$766]; &quot;.&quot;; [.F843]; &quot;.&quot;; [.G843]; &quot;.&quot;; &quot;pair&quot;; [.H843]; &quot;.fastq.gz&quot;)" office:value-type="string" office:string-value="MS051402.BS.204.5.pair1.fastq.gz" calcext:value-type="string">
            <text:p>MS051402.BS.204.5.pair1.fastq.gz</text:p>
          </table:table-cell>
          <table:table-cell table:formula="of:=CONCATENATE(&quot;ln -s ../../WGBS/&quot;; [.B843]; &quot; &quot;; [.I843])" office:value-type="string" office:string-value="ln -s ../../WGBS/Epi_EU07_NI_WGBS_1_2-449238_S1_L005_R1_001.fastq.gz MS051402.BS.204.5.pair1.fastq.gz" calcext:value-type="string">
            <text:p>ln -s ../../WGBS/Epi_EU07_NI_WGBS_1_2-449238_S1_L005_R1_001.fastq.gz MS051402.BS.204.5.pair1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EU07_NI_WGBS_1_2-449238_S1_L005_R2_001.fastq.gz</text:p>
          </table:table-cell>
          <table:table-cell table:style-name="ce3" table:formula="of:=MID([.B844]; 5; 4)" office:value-type="string" office:string-value="EU07" calcext:value-type="string">
            <text:p>EU07</text:p>
          </table:table-cell>
          <table:table-cell table:style-name="ce3" table:formula="of:=IF(ISERROR(FIND(&quot;Flu&quot;; [.B844]; 1)); &quot;NI&quot;; &quot;Flu&quot;)" office:value-type="string" office:string-value="NI" calcext:value-type="string">
            <text:p>NI</text:p>
          </table:table-cell>
          <table:table-cell table:style-name="ce3" table:formula="of:=VLOOKUP(CONCATENATE([.C844]; &quot;_&quot;; [.D844]); ['file:///home/assez/Documents/projectDocs/EMC_Barreiro/allEMC_Barreiro.ods'#$EMC_Barreiro.$D$51:.$J$128];7)" office:value-type="string" office:string-value="MS051402" calcext:value-type="string">
            <text:p>MS051402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844]; &quot;.&quot;; [.$A$766]; &quot;.&quot;; [.F844]; &quot;.&quot;; [.G844]; &quot;.&quot;; &quot;pair&quot;; [.H844]; &quot;.fastq.gz&quot;)" office:value-type="string" office:string-value="MS051402.BS.204.5.pair2.fastq.gz" calcext:value-type="string">
            <text:p>MS051402.BS.204.5.pair2.fastq.gz</text:p>
          </table:table-cell>
          <table:table-cell table:formula="of:=CONCATENATE(&quot;ln -s ../../WGBS/&quot;; [.B844]; &quot; &quot;; [.I844])" office:value-type="string" office:string-value="ln -s ../../WGBS/Epi_EU07_NI_WGBS_1_2-449238_S1_L005_R2_001.fastq.gz MS051402.BS.204.5.pair2.fastq.gz" calcext:value-type="string">
            <text:p>ln -s ../../WGBS/Epi_EU07_NI_WGBS_1_2-449238_S1_L005_R2_001.fastq.gz MS051402.BS.204.5.pair2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EU09_Flu__WGBS_1_2-449242_S1_L001_R1_001.fastq.gz</text:p>
          </table:table-cell>
          <table:table-cell table:style-name="ce3" table:formula="of:=MID([.B845]; 5; 4)" office:value-type="string" office:string-value="EU09" calcext:value-type="string">
            <text:p>EU09</text:p>
          </table:table-cell>
          <table:table-cell table:style-name="ce3" table:formula="of:=IF(ISERROR(FIND(&quot;Flu&quot;; [.B845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845]; &quot;_&quot;; [.D845]); ['file:///home/assez/Documents/projectDocs/EMC_Barreiro/allEMC_Barreiro.ods'#$EMC_Barreiro.$D$51:.$J$128];7)" office:value-type="string" office:string-value="MS051501" calcext:value-type="string">
            <text:p>MS051501</text:p>
          </table:table-cell>
          <table:table-cell table:style-name="ce3" office:value-type="float" office:value="225" calcext:value-type="float">
            <text:p>225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845]; &quot;.&quot;; [.$A$766]; &quot;.&quot;; [.F845]; &quot;.&quot;; [.G845]; &quot;.&quot;; &quot;pair&quot;; [.H845]; &quot;.fastq.gz&quot;)" office:value-type="string" office:string-value="MS051501.BS.225.1.pair1.fastq.gz" calcext:value-type="string">
            <text:p>MS051501.BS.225.1.pair1.fastq.gz</text:p>
          </table:table-cell>
          <table:table-cell table:formula="of:=CONCATENATE(&quot;ln -s ../../WGBS/&quot;; [.B845]; &quot; &quot;; [.I845])" office:value-type="string" office:string-value="ln -s ../../WGBS/Epi_EU09_Flu__WGBS_1_2-449242_S1_L001_R1_001.fastq.gz MS051501.BS.225.1.pair1.fastq.gz" calcext:value-type="string">
            <text:p>ln -s ../../WGBS/Epi_EU09_Flu__WGBS_1_2-449242_S1_L001_R1_001.fastq.gz MS051501.BS.225.1.pair1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EU09_Flu__WGBS_1_2-449242_S1_L001_R2_001.fastq.gz</text:p>
          </table:table-cell>
          <table:table-cell table:style-name="ce3" table:formula="of:=MID([.B846]; 5; 4)" office:value-type="string" office:string-value="EU09" calcext:value-type="string">
            <text:p>EU09</text:p>
          </table:table-cell>
          <table:table-cell table:style-name="ce3" table:formula="of:=IF(ISERROR(FIND(&quot;Flu&quot;; [.B846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846]; &quot;_&quot;; [.D846]); ['file:///home/assez/Documents/projectDocs/EMC_Barreiro/allEMC_Barreiro.ods'#$EMC_Barreiro.$D$51:.$J$128];7)" office:value-type="string" office:string-value="MS051501" calcext:value-type="string">
            <text:p>MS051501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846]; &quot;.&quot;; [.$A$766]; &quot;.&quot;; [.F846]; &quot;.&quot;; [.G846]; &quot;.&quot;; &quot;pair&quot;; [.H846]; &quot;.fastq.gz&quot;)" office:value-type="string" office:string-value="MS051501.BS.225.1.pair2.fastq.gz" calcext:value-type="string">
            <text:p>MS051501.BS.225.1.pair2.fastq.gz</text:p>
          </table:table-cell>
          <table:table-cell table:formula="of:=CONCATENATE(&quot;ln -s ../../WGBS/&quot;; [.B846]; &quot; &quot;; [.I846])" office:value-type="string" office:string-value="ln -s ../../WGBS/Epi_EU09_Flu__WGBS_1_2-449242_S1_L001_R2_001.fastq.gz MS051501.BS.225.1.pair2.fastq.gz" calcext:value-type="string">
            <text:p>ln -s ../../WGBS/Epi_EU09_Flu__WGBS_1_2-449242_S1_L001_R2_001.fastq.gz MS051501.BS.225.1.pair2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EU09_NI_WGBS_1_2-449241_S1_L008_R1_001.fastq.gz</text:p>
          </table:table-cell>
          <table:table-cell table:style-name="ce3" table:formula="of:=MID([.B847]; 5; 4)" office:value-type="string" office:string-value="EU09" calcext:value-type="string">
            <text:p>EU09</text:p>
          </table:table-cell>
          <table:table-cell table:style-name="ce3" table:formula="of:=IF(ISERROR(FIND(&quot;Flu&quot;; [.B847]; 1)); &quot;NI&quot;; &quot;Flu&quot;)" office:value-type="string" office:string-value="NI" calcext:value-type="string">
            <text:p>NI</text:p>
          </table:table-cell>
          <table:table-cell table:style-name="ce3" table:formula="of:=VLOOKUP(CONCATENATE([.C847]; &quot;_&quot;; [.D847]); ['file:///home/assez/Documents/projectDocs/EMC_Barreiro/allEMC_Barreiro.ods'#$EMC_Barreiro.$D$51:.$J$128];7)" office:value-type="string" office:string-value="MS051502" calcext:value-type="string">
            <text:p>MS051502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847]; &quot;.&quot;; [.$A$766]; &quot;.&quot;; [.F847]; &quot;.&quot;; [.G847]; &quot;.&quot;; &quot;pair&quot;; [.H847]; &quot;.fastq.gz&quot;)" office:value-type="string" office:string-value="MS051502.BS.204.8.pair1.fastq.gz" calcext:value-type="string">
            <text:p>MS051502.BS.204.8.pair1.fastq.gz</text:p>
          </table:table-cell>
          <table:table-cell table:formula="of:=CONCATENATE(&quot;ln -s ../../WGBS/&quot;; [.B847]; &quot; &quot;; [.I847])" office:value-type="string" office:string-value="ln -s ../../WGBS/Epi_EU09_NI_WGBS_1_2-449241_S1_L008_R1_001.fastq.gz MS051502.BS.204.8.pair1.fastq.gz" calcext:value-type="string">
            <text:p>ln -s ../../WGBS/Epi_EU09_NI_WGBS_1_2-449241_S1_L008_R1_001.fastq.gz MS051502.BS.204.8.pair1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EU09_NI_WGBS_1_2-449241_S1_L008_R2_001.fastq.gz</text:p>
          </table:table-cell>
          <table:table-cell table:style-name="ce3" table:formula="of:=MID([.B848]; 5; 4)" office:value-type="string" office:string-value="EU09" calcext:value-type="string">
            <text:p>EU09</text:p>
          </table:table-cell>
          <table:table-cell table:style-name="ce3" table:formula="of:=IF(ISERROR(FIND(&quot;Flu&quot;; [.B848]; 1)); &quot;NI&quot;; &quot;Flu&quot;)" office:value-type="string" office:string-value="NI" calcext:value-type="string">
            <text:p>NI</text:p>
          </table:table-cell>
          <table:table-cell table:style-name="ce3" table:formula="of:=VLOOKUP(CONCATENATE([.C848]; &quot;_&quot;; [.D848]); ['file:///home/assez/Documents/projectDocs/EMC_Barreiro/allEMC_Barreiro.ods'#$EMC_Barreiro.$D$51:.$J$128];7)" office:value-type="string" office:string-value="MS051502" calcext:value-type="string">
            <text:p>MS051502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848]; &quot;.&quot;; [.$A$766]; &quot;.&quot;; [.F848]; &quot;.&quot;; [.G848]; &quot;.&quot;; &quot;pair&quot;; [.H848]; &quot;.fastq.gz&quot;)" office:value-type="string" office:string-value="MS051502.BS.204.8.pair2.fastq.gz" calcext:value-type="string">
            <text:p>MS051502.BS.204.8.pair2.fastq.gz</text:p>
          </table:table-cell>
          <table:table-cell table:formula="of:=CONCATENATE(&quot;ln -s ../../WGBS/&quot;; [.B848]; &quot; &quot;; [.I848])" office:value-type="string" office:string-value="ln -s ../../WGBS/Epi_EU09_NI_WGBS_1_2-449241_S1_L008_R2_001.fastq.gz MS051502.BS.204.8.pair2.fastq.gz" calcext:value-type="string">
            <text:p>ln -s ../../WGBS/Epi_EU09_NI_WGBS_1_2-449241_S1_L008_R2_001.fastq.gz MS051502.BS.204.8.pair2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EU13_Flu__WGBS_1_2-449245_S1_L004_R1_001.fastq.gz</text:p>
          </table:table-cell>
          <table:table-cell table:style-name="ce3" table:formula="of:=MID([.B849]; 5; 4)" office:value-type="string" office:string-value="EU13" calcext:value-type="string">
            <text:p>EU13</text:p>
          </table:table-cell>
          <table:table-cell table:style-name="ce3" table:formula="of:=IF(ISERROR(FIND(&quot;Flu&quot;; [.B849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849]; &quot;_&quot;; [.D849]); ['file:///home/assez/Documents/projectDocs/EMC_Barreiro/allEMC_Barreiro.ods'#$EMC_Barreiro.$D$51:.$J$128];7)" office:value-type="string" office:string-value="MS051601" calcext:value-type="string">
            <text:p>MS051601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849]; &quot;.&quot;; [.$A$766]; &quot;.&quot;; [.F849]; &quot;.&quot;; [.G849]; &quot;.&quot;; &quot;pair&quot;; [.H849]; &quot;.fastq.gz&quot;)" office:value-type="string" office:string-value="MS051601.BS.225.4.pair1.fastq.gz" calcext:value-type="string">
            <text:p>MS051601.BS.225.4.pair1.fastq.gz</text:p>
          </table:table-cell>
          <table:table-cell table:formula="of:=CONCATENATE(&quot;ln -s ../../WGBS/&quot;; [.B849]; &quot; &quot;; [.I849])" office:value-type="string" office:string-value="ln -s ../../WGBS/Epi_EU13_Flu__WGBS_1_2-449245_S1_L004_R1_001.fastq.gz MS051601.BS.225.4.pair1.fastq.gz" calcext:value-type="string">
            <text:p>ln -s ../../WGBS/Epi_EU13_Flu__WGBS_1_2-449245_S1_L004_R1_001.fastq.gz MS051601.BS.225.4.pair1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EU13_Flu__WGBS_1_2-449245_S1_L004_R2_001.fastq.gz</text:p>
          </table:table-cell>
          <table:table-cell table:style-name="ce3" table:formula="of:=MID([.B850]; 5; 4)" office:value-type="string" office:string-value="EU13" calcext:value-type="string">
            <text:p>EU13</text:p>
          </table:table-cell>
          <table:table-cell table:style-name="ce3" table:formula="of:=IF(ISERROR(FIND(&quot;Flu&quot;; [.B850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850]; &quot;_&quot;; [.D850]); ['file:///home/assez/Documents/projectDocs/EMC_Barreiro/allEMC_Barreiro.ods'#$EMC_Barreiro.$D$51:.$J$128];7)" office:value-type="string" office:string-value="MS051601" calcext:value-type="string">
            <text:p>MS051601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850]; &quot;.&quot;; [.$A$766]; &quot;.&quot;; [.F850]; &quot;.&quot;; [.G850]; &quot;.&quot;; &quot;pair&quot;; [.H850]; &quot;.fastq.gz&quot;)" office:value-type="string" office:string-value="MS051601.BS.225.4.pair2.fastq.gz" calcext:value-type="string">
            <text:p>MS051601.BS.225.4.pair2.fastq.gz</text:p>
          </table:table-cell>
          <table:table-cell table:formula="of:=CONCATENATE(&quot;ln -s ../../WGBS/&quot;; [.B850]; &quot; &quot;; [.I850])" office:value-type="string" office:string-value="ln -s ../../WGBS/Epi_EU13_Flu__WGBS_1_2-449245_S1_L004_R2_001.fastq.gz MS051601.BS.225.4.pair2.fastq.gz" calcext:value-type="string">
            <text:p>ln -s ../../WGBS/Epi_EU13_Flu__WGBS_1_2-449245_S1_L004_R2_001.fastq.gz MS051601.BS.225.4.pair2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EU13_NI_WGBS_1_2-449244_S1_L003_R1_001.fastq.gz</text:p>
          </table:table-cell>
          <table:table-cell table:style-name="ce3" table:formula="of:=MID([.B851]; 5; 4)" office:value-type="string" office:string-value="EU13" calcext:value-type="string">
            <text:p>EU13</text:p>
          </table:table-cell>
          <table:table-cell table:style-name="ce3" table:formula="of:=IF(ISERROR(FIND(&quot;Flu&quot;; [.B851]; 1)); &quot;NI&quot;; &quot;Flu&quot;)" office:value-type="string" office:string-value="NI" calcext:value-type="string">
            <text:p>NI</text:p>
          </table:table-cell>
          <table:table-cell table:style-name="ce3" table:formula="of:=VLOOKUP(CONCATENATE([.C851]; &quot;_&quot;; [.D851]); ['file:///home/assez/Documents/projectDocs/EMC_Barreiro/allEMC_Barreiro.ods'#$EMC_Barreiro.$D$51:.$J$128];7)" office:value-type="string" office:string-value="MS051602" calcext:value-type="string">
            <text:p>MS051602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851]; &quot;.&quot;; [.$A$766]; &quot;.&quot;; [.F851]; &quot;.&quot;; [.G851]; &quot;.&quot;; &quot;pair&quot;; [.H851]; &quot;.fastq.gz&quot;)" office:value-type="string" office:string-value="MS051602.BS.225.3.pair1.fastq.gz" calcext:value-type="string">
            <text:p>MS051602.BS.225.3.pair1.fastq.gz</text:p>
          </table:table-cell>
          <table:table-cell table:formula="of:=CONCATENATE(&quot;ln -s ../../WGBS/&quot;; [.B851]; &quot; &quot;; [.I851])" office:value-type="string" office:string-value="ln -s ../../WGBS/Epi_EU13_NI_WGBS_1_2-449244_S1_L003_R1_001.fastq.gz MS051602.BS.225.3.pair1.fastq.gz" calcext:value-type="string">
            <text:p>ln -s ../../WGBS/Epi_EU13_NI_WGBS_1_2-449244_S1_L003_R1_001.fastq.gz MS051602.BS.225.3.pair1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EU13_NI_WGBS_1_2-449244_S1_L003_R2_001.fastq.gz</text:p>
          </table:table-cell>
          <table:table-cell table:style-name="ce3" table:formula="of:=MID([.B852]; 5; 4)" office:value-type="string" office:string-value="EU13" calcext:value-type="string">
            <text:p>EU13</text:p>
          </table:table-cell>
          <table:table-cell table:style-name="ce3" table:formula="of:=IF(ISERROR(FIND(&quot;Flu&quot;; [.B852]; 1)); &quot;NI&quot;; &quot;Flu&quot;)" office:value-type="string" office:string-value="NI" calcext:value-type="string">
            <text:p>NI</text:p>
          </table:table-cell>
          <table:table-cell table:style-name="ce3" table:formula="of:=VLOOKUP(CONCATENATE([.C852]; &quot;_&quot;; [.D852]); ['file:///home/assez/Documents/projectDocs/EMC_Barreiro/allEMC_Barreiro.ods'#$EMC_Barreiro.$D$51:.$J$128];7)" office:value-type="string" office:string-value="MS051602" calcext:value-type="string">
            <text:p>MS051602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852]; &quot;.&quot;; [.$A$766]; &quot;.&quot;; [.F852]; &quot;.&quot;; [.G852]; &quot;.&quot;; &quot;pair&quot;; [.H852]; &quot;.fastq.gz&quot;)" office:value-type="string" office:string-value="MS051602.BS.225.3.pair2.fastq.gz" calcext:value-type="string">
            <text:p>MS051602.BS.225.3.pair2.fastq.gz</text:p>
          </table:table-cell>
          <table:table-cell table:formula="of:=CONCATENATE(&quot;ln -s ../../WGBS/&quot;; [.B852]; &quot; &quot;; [.I852])" office:value-type="string" office:string-value="ln -s ../../WGBS/Epi_EU13_NI_WGBS_1_2-449244_S1_L003_R2_001.fastq.gz MS051602.BS.225.3.pair2.fastq.gz" calcext:value-type="string">
            <text:p>ln -s ../../WGBS/Epi_EU13_NI_WGBS_1_2-449244_S1_L003_R2_001.fastq.gz MS051602.BS.225.3.pair2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EU15_Flu__WGBS_1_2-449249_S1_L008_R1_001.fastq.gz</text:p>
          </table:table-cell>
          <table:table-cell table:style-name="ce3" table:formula="of:=MID([.B853]; 5; 4)" office:value-type="string" office:string-value="EU15" calcext:value-type="string">
            <text:p>EU15</text:p>
          </table:table-cell>
          <table:table-cell table:style-name="ce3" table:formula="of:=IF(ISERROR(FIND(&quot;Flu&quot;; [.B853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853]; &quot;_&quot;; [.D853]); ['file:///home/assez/Documents/projectDocs/EMC_Barreiro/allEMC_Barreiro.ods'#$EMC_Barreiro.$D$51:.$J$128];7)" office:value-type="string" office:string-value="MS051701" calcext:value-type="string">
            <text:p>MS051701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853]; &quot;.&quot;; [.$A$766]; &quot;.&quot;; [.F853]; &quot;.&quot;; [.G853]; &quot;.&quot;; &quot;pair&quot;; [.H853]; &quot;.fastq.gz&quot;)" office:value-type="string" office:string-value="MS051701.BS.225.8.pair1.fastq.gz" calcext:value-type="string">
            <text:p>MS051701.BS.225.8.pair1.fastq.gz</text:p>
          </table:table-cell>
          <table:table-cell table:formula="of:=CONCATENATE(&quot;ln -s ../../WGBS/&quot;; [.B853]; &quot; &quot;; [.I853])" office:value-type="string" office:string-value="ln -s ../../WGBS/Epi_EU15_Flu__WGBS_1_2-449249_S1_L008_R1_001.fastq.gz MS051701.BS.225.8.pair1.fastq.gz" calcext:value-type="string">
            <text:p>ln -s ../../WGBS/Epi_EU15_Flu__WGBS_1_2-449249_S1_L008_R1_001.fastq.gz MS051701.BS.225.8.pair1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EU15_Flu__WGBS_1_2-449249_S1_L008_R2_001.fastq.gz</text:p>
          </table:table-cell>
          <table:table-cell table:style-name="ce3" table:formula="of:=MID([.B854]; 5; 4)" office:value-type="string" office:string-value="EU15" calcext:value-type="string">
            <text:p>EU15</text:p>
          </table:table-cell>
          <table:table-cell table:style-name="ce3" table:formula="of:=IF(ISERROR(FIND(&quot;Flu&quot;; [.B854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854]; &quot;_&quot;; [.D854]); ['file:///home/assez/Documents/projectDocs/EMC_Barreiro/allEMC_Barreiro.ods'#$EMC_Barreiro.$D$51:.$J$128];7)" office:value-type="string" office:string-value="MS051701" calcext:value-type="string">
            <text:p>MS051701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854]; &quot;.&quot;; [.$A$766]; &quot;.&quot;; [.F854]; &quot;.&quot;; [.G854]; &quot;.&quot;; &quot;pair&quot;; [.H854]; &quot;.fastq.gz&quot;)" office:value-type="string" office:string-value="MS051701.BS.225.8.pair2.fastq.gz" calcext:value-type="string">
            <text:p>MS051701.BS.225.8.pair2.fastq.gz</text:p>
          </table:table-cell>
          <table:table-cell table:formula="of:=CONCATENATE(&quot;ln -s ../../WGBS/&quot;; [.B854]; &quot; &quot;; [.I854])" office:value-type="string" office:string-value="ln -s ../../WGBS/Epi_EU15_Flu__WGBS_1_2-449249_S1_L008_R2_001.fastq.gz MS051701.BS.225.8.pair2.fastq.gz" calcext:value-type="string">
            <text:p>ln -s ../../WGBS/Epi_EU15_Flu__WGBS_1_2-449249_S1_L008_R2_001.fastq.gz MS051701.BS.225.8.pair2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EU15_NI_WGBS_1_2-449248_S1_L007_R1_001.fastq.gz</text:p>
          </table:table-cell>
          <table:table-cell table:style-name="ce3" table:formula="of:=MID([.B855]; 5; 4)" office:value-type="string" office:string-value="EU15" calcext:value-type="string">
            <text:p>EU15</text:p>
          </table:table-cell>
          <table:table-cell table:style-name="ce3" table:formula="of:=IF(ISERROR(FIND(&quot;Flu&quot;; [.B855]; 1)); &quot;NI&quot;; &quot;Flu&quot;)" office:value-type="string" office:string-value="NI" calcext:value-type="string">
            <text:p>NI</text:p>
          </table:table-cell>
          <table:table-cell table:style-name="ce3" table:formula="of:=VLOOKUP(CONCATENATE([.C855]; &quot;_&quot;; [.D855]); ['file:///home/assez/Documents/projectDocs/EMC_Barreiro/allEMC_Barreiro.ods'#$EMC_Barreiro.$D$51:.$J$128];7)" office:value-type="string" office:string-value="MS051702" calcext:value-type="string">
            <text:p>MS051702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855]; &quot;.&quot;; [.$A$766]; &quot;.&quot;; [.F855]; &quot;.&quot;; [.G855]; &quot;.&quot;; &quot;pair&quot;; [.H855]; &quot;.fastq.gz&quot;)" office:value-type="string" office:string-value="MS051702.BS.225.7.pair1.fastq.gz" calcext:value-type="string">
            <text:p>MS051702.BS.225.7.pair1.fastq.gz</text:p>
          </table:table-cell>
          <table:table-cell table:formula="of:=CONCATENATE(&quot;ln -s ../../WGBS/&quot;; [.B855]; &quot; &quot;; [.I855])" office:value-type="string" office:string-value="ln -s ../../WGBS/Epi_EU15_NI_WGBS_1_2-449248_S1_L007_R1_001.fastq.gz MS051702.BS.225.7.pair1.fastq.gz" calcext:value-type="string">
            <text:p>ln -s ../../WGBS/Epi_EU15_NI_WGBS_1_2-449248_S1_L007_R1_001.fastq.gz MS051702.BS.225.7.pair1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EU15_NI_WGBS_1_2-449248_S1_L007_R2_001.fastq.gz</text:p>
          </table:table-cell>
          <table:table-cell table:style-name="ce3" table:formula="of:=MID([.B856]; 5; 4)" office:value-type="string" office:string-value="EU15" calcext:value-type="string">
            <text:p>EU15</text:p>
          </table:table-cell>
          <table:table-cell table:style-name="ce3" table:formula="of:=IF(ISERROR(FIND(&quot;Flu&quot;; [.B856]; 1)); &quot;NI&quot;; &quot;Flu&quot;)" office:value-type="string" office:string-value="NI" calcext:value-type="string">
            <text:p>NI</text:p>
          </table:table-cell>
          <table:table-cell table:style-name="ce3" table:formula="of:=VLOOKUP(CONCATENATE([.C856]; &quot;_&quot;; [.D856]); ['file:///home/assez/Documents/projectDocs/EMC_Barreiro/allEMC_Barreiro.ods'#$EMC_Barreiro.$D$51:.$J$128];7)" office:value-type="string" office:string-value="MS051702" calcext:value-type="string">
            <text:p>MS051702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856]; &quot;.&quot;; [.$A$766]; &quot;.&quot;; [.F856]; &quot;.&quot;; [.G856]; &quot;.&quot;; &quot;pair&quot;; [.H856]; &quot;.fastq.gz&quot;)" office:value-type="string" office:string-value="MS051702.BS.225.7.pair2.fastq.gz" calcext:value-type="string">
            <text:p>MS051702.BS.225.7.pair2.fastq.gz</text:p>
          </table:table-cell>
          <table:table-cell table:formula="of:=CONCATENATE(&quot;ln -s ../../WGBS/&quot;; [.B856]; &quot; &quot;; [.I856])" office:value-type="string" office:string-value="ln -s ../../WGBS/Epi_EU15_NI_WGBS_1_2-449248_S1_L007_R2_001.fastq.gz MS051702.BS.225.7.pair2.fastq.gz" calcext:value-type="string">
            <text:p>ln -s ../../WGBS/Epi_EU15_NI_WGBS_1_2-449248_S1_L007_R2_001.fastq.gz MS051702.BS.225.7.pair2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EU17_Flu__WGBS_1_2-449301_S1_L002_R1_001.fastq.gz</text:p>
          </table:table-cell>
          <table:table-cell table:style-name="ce3" table:formula="of:=MID([.B857]; 5; 4)" office:value-type="string" office:string-value="EU17" calcext:value-type="string">
            <text:p>EU17</text:p>
          </table:table-cell>
          <table:table-cell table:style-name="ce3" table:formula="of:=IF(ISERROR(FIND(&quot;Flu&quot;; [.B857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857]; &quot;_&quot;; [.D857]); ['file:///home/assez/Documents/projectDocs/EMC_Barreiro/allEMC_Barreiro.ods'#$EMC_Barreiro.$D$51:.$J$128];7)" office:value-type="string" office:string-value="MS051801" calcext:value-type="string">
            <text:p>MS051801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857]; &quot;.&quot;; [.$A$766]; &quot;.&quot;; [.F857]; &quot;.&quot;; [.G857]; &quot;.&quot;; &quot;pair&quot;; [.H857]; &quot;.fastq.gz&quot;)" office:value-type="string" office:string-value="MS051801.BS.203.2.pair1.fastq.gz" calcext:value-type="string">
            <text:p>MS051801.BS.203.2.pair1.fastq.gz</text:p>
          </table:table-cell>
          <table:table-cell table:formula="of:=CONCATENATE(&quot;ln -s ../../WGBS/&quot;; [.B857]; &quot; &quot;; [.I857])" office:value-type="string" office:string-value="ln -s ../../WGBS/Epi_EU17_Flu__WGBS_1_2-449301_S1_L002_R1_001.fastq.gz MS051801.BS.203.2.pair1.fastq.gz" calcext:value-type="string">
            <text:p>ln -s ../../WGBS/Epi_EU17_Flu__WGBS_1_2-449301_S1_L002_R1_001.fastq.gz MS051801.BS.203.2.pair1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EU17_Flu__WGBS_1_2-449301_S1_L002_R2_001.fastq.gz</text:p>
          </table:table-cell>
          <table:table-cell table:style-name="ce3" table:formula="of:=MID([.B858]; 5; 4)" office:value-type="string" office:string-value="EU17" calcext:value-type="string">
            <text:p>EU17</text:p>
          </table:table-cell>
          <table:table-cell table:style-name="ce3" table:formula="of:=IF(ISERROR(FIND(&quot;Flu&quot;; [.B858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858]; &quot;_&quot;; [.D858]); ['file:///home/assez/Documents/projectDocs/EMC_Barreiro/allEMC_Barreiro.ods'#$EMC_Barreiro.$D$51:.$J$128];7)" office:value-type="string" office:string-value="MS051801" calcext:value-type="string">
            <text:p>MS051801</text:p>
          </table:table-cell>
          <table:table-cell table:style-name="ce3" office:value-type="float" office:value="203" calcext:value-type="float">
            <text:p>20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9" table:formula="of:=CONCATENATE([.E858]; &quot;.&quot;; [.$A$766]; &quot;.&quot;; [.F858]; &quot;.&quot;; [.G858]; &quot;.&quot;; &quot;pair&quot;; [.H858]; &quot;.fastq.gz&quot;)" office:value-type="string" office:string-value="MS051801.BS.203.2.pair2.fastq.gz" calcext:value-type="string">
            <text:p>MS051801.BS.203.2.pair2.fastq.gz</text:p>
          </table:table-cell>
          <table:table-cell table:formula="of:=CONCATENATE(&quot;ln -s ../../WGBS/&quot;; [.B858]; &quot; &quot;; [.I858])" office:value-type="string" office:string-value="ln -s ../../WGBS/Epi_EU17_Flu__WGBS_1_2-449301_S1_L002_R2_001.fastq.gz MS051801.BS.203.2.pair2.fastq.gz" calcext:value-type="string">
            <text:p>ln -s ../../WGBS/Epi_EU17_Flu__WGBS_1_2-449301_S1_L002_R2_001.fastq.gz MS051801.BS.203.2.pair2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EU17_NI_WGBS_1_2-449250_S1_L001_R1_001.fastq.gz</text:p>
          </table:table-cell>
          <table:table-cell table:style-name="ce3" table:formula="of:=MID([.B859]; 5; 4)" office:value-type="string" office:string-value="EU17" calcext:value-type="string">
            <text:p>EU17</text:p>
          </table:table-cell>
          <table:table-cell table:style-name="ce3" table:formula="of:=IF(ISERROR(FIND(&quot;Flu&quot;; [.B859]; 1)); &quot;NI&quot;; &quot;Flu&quot;)" office:value-type="string" office:string-value="NI" calcext:value-type="string">
            <text:p>NI</text:p>
          </table:table-cell>
          <table:table-cell table:style-name="ce3" table:formula="of:=VLOOKUP(CONCATENATE([.C859]; &quot;_&quot;; [.D859]); ['file:///home/assez/Documents/projectDocs/EMC_Barreiro/allEMC_Barreiro.ods'#$EMC_Barreiro.$D$51:.$J$128];7)" office:value-type="string" office:string-value="MS051802" calcext:value-type="string">
            <text:p>MS051802</text:p>
          </table:table-cell>
          <table:table-cell table:style-name="ce3" office:value-type="float" office:value="203" calcext:value-type="float">
            <text:p>20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859]; &quot;.&quot;; [.$A$766]; &quot;.&quot;; [.F859]; &quot;.&quot;; [.G859]; &quot;.&quot;; &quot;pair&quot;; [.H859]; &quot;.fastq.gz&quot;)" office:value-type="string" office:string-value="MS051802.BS.203.1.pair1.fastq.gz" calcext:value-type="string">
            <text:p>MS051802.BS.203.1.pair1.fastq.gz</text:p>
          </table:table-cell>
          <table:table-cell table:formula="of:=CONCATENATE(&quot;ln -s ../../WGBS/&quot;; [.B859]; &quot; &quot;; [.I859])" office:value-type="string" office:string-value="ln -s ../../WGBS/Epi_EU17_NI_WGBS_1_2-449250_S1_L001_R1_001.fastq.gz MS051802.BS.203.1.pair1.fastq.gz" calcext:value-type="string">
            <text:p>ln -s ../../WGBS/Epi_EU17_NI_WGBS_1_2-449250_S1_L001_R1_001.fastq.gz MS051802.BS.203.1.pair1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EU17_NI_WGBS_1_2-449250_S1_L001_R2_001.fastq.gz</text:p>
          </table:table-cell>
          <table:table-cell table:style-name="ce3" table:formula="of:=MID([.B860]; 5; 4)" office:value-type="string" office:string-value="EU17" calcext:value-type="string">
            <text:p>EU17</text:p>
          </table:table-cell>
          <table:table-cell table:style-name="ce3" table:formula="of:=IF(ISERROR(FIND(&quot;Flu&quot;; [.B860]; 1)); &quot;NI&quot;; &quot;Flu&quot;)" office:value-type="string" office:string-value="NI" calcext:value-type="string">
            <text:p>NI</text:p>
          </table:table-cell>
          <table:table-cell table:style-name="ce3" table:formula="of:=VLOOKUP(CONCATENATE([.C860]; &quot;_&quot;; [.D860]); ['file:///home/assez/Documents/projectDocs/EMC_Barreiro/allEMC_Barreiro.ods'#$EMC_Barreiro.$D$51:.$J$128];7)" office:value-type="string" office:string-value="MS051802" calcext:value-type="string">
            <text:p>MS051802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860]; &quot;.&quot;; [.$A$766]; &quot;.&quot;; [.F860]; &quot;.&quot;; [.G860]; &quot;.&quot;; &quot;pair&quot;; [.H860]; &quot;.fastq.gz&quot;)" office:value-type="string" office:string-value="MS051802.BS.203.1.pair2.fastq.gz" calcext:value-type="string">
            <text:p>MS051802.BS.203.1.pair2.fastq.gz</text:p>
          </table:table-cell>
          <table:table-cell table:formula="of:=CONCATENATE(&quot;ln -s ../../WGBS/&quot;; [.B860]; &quot; &quot;; [.I860])" office:value-type="string" office:string-value="ln -s ../../WGBS/Epi_EU17_NI_WGBS_1_2-449250_S1_L001_R2_001.fastq.gz MS051802.BS.203.1.pair2.fastq.gz" calcext:value-type="string">
            <text:p>ln -s ../../WGBS/Epi_EU17_NI_WGBS_1_2-449250_S1_L001_R2_001.fastq.gz MS051802.BS.203.1.pair2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EU19_Flu__WGBS_1_2-449305_S1_L006_R1_001.fastq.gz</text:p>
          </table:table-cell>
          <table:table-cell table:style-name="ce3" table:formula="of:=MID([.B861]; 5; 4)" office:value-type="string" office:string-value="EU19" calcext:value-type="string">
            <text:p>EU19</text:p>
          </table:table-cell>
          <table:table-cell table:style-name="ce3" table:formula="of:=IF(ISERROR(FIND(&quot;Flu&quot;; [.B861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861]; &quot;_&quot;; [.D861]); ['file:///home/assez/Documents/projectDocs/EMC_Barreiro/allEMC_Barreiro.ods'#$EMC_Barreiro.$D$51:.$J$128];7)" office:value-type="string" office:string-value="MS051901" calcext:value-type="string">
            <text:p>MS051901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861]; &quot;.&quot;; [.$A$766]; &quot;.&quot;; [.F861]; &quot;.&quot;; [.G861]; &quot;.&quot;; &quot;pair&quot;; [.H861]; &quot;.fastq.gz&quot;)" office:value-type="string" office:string-value="MS051901.BS.203.6.pair1.fastq.gz" calcext:value-type="string">
            <text:p>MS051901.BS.203.6.pair1.fastq.gz</text:p>
          </table:table-cell>
          <table:table-cell table:formula="of:=CONCATENATE(&quot;ln -s ../../WGBS/&quot;; [.B861]; &quot; &quot;; [.I861])" office:value-type="string" office:string-value="ln -s ../../WGBS/Epi_EU19_Flu__WGBS_1_2-449305_S1_L006_R1_001.fastq.gz MS051901.BS.203.6.pair1.fastq.gz" calcext:value-type="string">
            <text:p>ln -s ../../WGBS/Epi_EU19_Flu__WGBS_1_2-449305_S1_L006_R1_001.fastq.gz MS051901.BS.203.6.pair1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EU19_Flu__WGBS_1_2-449305_S1_L006_R2_001.fastq.gz</text:p>
          </table:table-cell>
          <table:table-cell table:style-name="ce3" table:formula="of:=MID([.B862]; 5; 4)" office:value-type="string" office:string-value="EU19" calcext:value-type="string">
            <text:p>EU19</text:p>
          </table:table-cell>
          <table:table-cell table:style-name="ce3" table:formula="of:=IF(ISERROR(FIND(&quot;Flu&quot;; [.B862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862]; &quot;_&quot;; [.D862]); ['file:///home/assez/Documents/projectDocs/EMC_Barreiro/allEMC_Barreiro.ods'#$EMC_Barreiro.$D$51:.$J$128];7)" office:value-type="string" office:string-value="MS051901" calcext:value-type="string">
            <text:p>MS051901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862]; &quot;.&quot;; [.$A$766]; &quot;.&quot;; [.F862]; &quot;.&quot;; [.G862]; &quot;.&quot;; &quot;pair&quot;; [.H862]; &quot;.fastq.gz&quot;)" office:value-type="string" office:string-value="MS051901.BS.203.6.pair2.fastq.gz" calcext:value-type="string">
            <text:p>MS051901.BS.203.6.pair2.fastq.gz</text:p>
          </table:table-cell>
          <table:table-cell table:formula="of:=CONCATENATE(&quot;ln -s ../../WGBS/&quot;; [.B862]; &quot; &quot;; [.I862])" office:value-type="string" office:string-value="ln -s ../../WGBS/Epi_EU19_Flu__WGBS_1_2-449305_S1_L006_R2_001.fastq.gz MS051901.BS.203.6.pair2.fastq.gz" calcext:value-type="string">
            <text:p>ln -s ../../WGBS/Epi_EU19_Flu__WGBS_1_2-449305_S1_L006_R2_001.fastq.gz MS051901.BS.203.6.pair2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EU19_NI_WGBS_1_2-449304_S1_L005_R1_001.fastq.gz</text:p>
          </table:table-cell>
          <table:table-cell table:style-name="ce3" table:formula="of:=MID([.B863]; 5; 4)" office:value-type="string" office:string-value="EU19" calcext:value-type="string">
            <text:p>EU19</text:p>
          </table:table-cell>
          <table:table-cell table:style-name="ce3" table:formula="of:=IF(ISERROR(FIND(&quot;Flu&quot;; [.B863]; 1)); &quot;NI&quot;; &quot;Flu&quot;)" office:value-type="string" office:string-value="NI" calcext:value-type="string">
            <text:p>NI</text:p>
          </table:table-cell>
          <table:table-cell table:style-name="ce3" table:formula="of:=VLOOKUP(CONCATENATE([.C863]; &quot;_&quot;; [.D863]); ['file:///home/assez/Documents/projectDocs/EMC_Barreiro/allEMC_Barreiro.ods'#$EMC_Barreiro.$D$51:.$J$128];7)" office:value-type="string" office:string-value="MS051902" calcext:value-type="string">
            <text:p>MS051902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863]; &quot;.&quot;; [.$A$766]; &quot;.&quot;; [.F863]; &quot;.&quot;; [.G863]; &quot;.&quot;; &quot;pair&quot;; [.H863]; &quot;.fastq.gz&quot;)" office:value-type="string" office:string-value="MS051902.BS.203.5.pair1.fastq.gz" calcext:value-type="string">
            <text:p>MS051902.BS.203.5.pair1.fastq.gz</text:p>
          </table:table-cell>
          <table:table-cell table:formula="of:=CONCATENATE(&quot;ln -s ../../WGBS/&quot;; [.B863]; &quot; &quot;; [.I863])" office:value-type="string" office:string-value="ln -s ../../WGBS/Epi_EU19_NI_WGBS_1_2-449304_S1_L005_R1_001.fastq.gz MS051902.BS.203.5.pair1.fastq.gz" calcext:value-type="string">
            <text:p>ln -s ../../WGBS/Epi_EU19_NI_WGBS_1_2-449304_S1_L005_R1_001.fastq.gz MS051902.BS.203.5.pair1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EU19_NI_WGBS_1_2-449304_S1_L005_R2_001.fastq.gz</text:p>
          </table:table-cell>
          <table:table-cell table:style-name="ce3" table:formula="of:=MID([.B864]; 5; 4)" office:value-type="string" office:string-value="EU19" calcext:value-type="string">
            <text:p>EU19</text:p>
          </table:table-cell>
          <table:table-cell table:style-name="ce3" table:formula="of:=IF(ISERROR(FIND(&quot;Flu&quot;; [.B864]; 1)); &quot;NI&quot;; &quot;Flu&quot;)" office:value-type="string" office:string-value="NI" calcext:value-type="string">
            <text:p>NI</text:p>
          </table:table-cell>
          <table:table-cell table:style-name="ce3" table:formula="of:=VLOOKUP(CONCATENATE([.C864]; &quot;_&quot;; [.D864]); ['file:///home/assez/Documents/projectDocs/EMC_Barreiro/allEMC_Barreiro.ods'#$EMC_Barreiro.$D$51:.$J$128];7)" office:value-type="string" office:string-value="MS051902" calcext:value-type="string">
            <text:p>MS051902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864]; &quot;.&quot;; [.$A$766]; &quot;.&quot;; [.F864]; &quot;.&quot;; [.G864]; &quot;.&quot;; &quot;pair&quot;; [.H864]; &quot;.fastq.gz&quot;)" office:value-type="string" office:string-value="MS051902.BS.203.5.pair2.fastq.gz" calcext:value-type="string">
            <text:p>MS051902.BS.203.5.pair2.fastq.gz</text:p>
          </table:table-cell>
          <table:table-cell table:formula="of:=CONCATENATE(&quot;ln -s ../../WGBS/&quot;; [.B864]; &quot; &quot;; [.I864])" office:value-type="string" office:string-value="ln -s ../../WGBS/Epi_EU19_NI_WGBS_1_2-449304_S1_L005_R2_001.fastq.gz MS051902.BS.203.5.pair2.fastq.gz" calcext:value-type="string">
            <text:p>ln -s ../../WGBS/Epi_EU19_NI_WGBS_1_2-449304_S1_L005_R2_001.fastq.gz MS051902.BS.203.5.pair2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EU21_Flu__WGBS_1_2-449308_S1_L001_R1_001.fastq.gz</text:p>
          </table:table-cell>
          <table:table-cell table:style-name="ce3" table:formula="of:=MID([.B865]; 5; 4)" office:value-type="string" office:string-value="EU21" calcext:value-type="string">
            <text:p>EU21</text:p>
          </table:table-cell>
          <table:table-cell table:style-name="ce3" table:formula="of:=IF(ISERROR(FIND(&quot;Flu&quot;; [.B865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865]; &quot;_&quot;; [.D865]); ['file:///home/assez/Documents/projectDocs/EMC_Barreiro/allEMC_Barreiro.ods'#$EMC_Barreiro.$D$51:.$J$128];7)" office:value-type="string" office:string-value="MS052001" calcext:value-type="string">
            <text:p>MS052001</text:p>
          </table:table-cell>
          <table:table-cell table:style-name="ce3" office:value-type="float" office:value="204" calcext:value-type="float">
            <text:p>20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865]; &quot;.&quot;; [.$A$766]; &quot;.&quot;; [.F865]; &quot;.&quot;; [.G865]; &quot;.&quot;; &quot;pair&quot;; [.H865]; &quot;.fastq.gz&quot;)" office:value-type="string" office:string-value="MS052001.BS.204.1.pair1.fastq.gz" calcext:value-type="string">
            <text:p>MS052001.BS.204.1.pair1.fastq.gz</text:p>
          </table:table-cell>
          <table:table-cell table:formula="of:=CONCATENATE(&quot;ln -s ../../WGBS/&quot;; [.B865]; &quot; &quot;; [.I865])" office:value-type="string" office:string-value="ln -s ../../WGBS/Epi_EU21_Flu__WGBS_1_2-449308_S1_L001_R1_001.fastq.gz MS052001.BS.204.1.pair1.fastq.gz" calcext:value-type="string">
            <text:p>ln -s ../../WGBS/Epi_EU21_Flu__WGBS_1_2-449308_S1_L001_R1_001.fastq.gz MS052001.BS.204.1.pair1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EU21_Flu__WGBS_1_2-449308_S1_L001_R2_001.fastq.gz</text:p>
          </table:table-cell>
          <table:table-cell table:style-name="ce3" table:formula="of:=MID([.B866]; 5; 4)" office:value-type="string" office:string-value="EU21" calcext:value-type="string">
            <text:p>EU21</text:p>
          </table:table-cell>
          <table:table-cell table:style-name="ce3" table:formula="of:=IF(ISERROR(FIND(&quot;Flu&quot;; [.B866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866]; &quot;_&quot;; [.D866]); ['file:///home/assez/Documents/projectDocs/EMC_Barreiro/allEMC_Barreiro.ods'#$EMC_Barreiro.$D$51:.$J$128];7)" office:value-type="string" office:string-value="MS052001" calcext:value-type="string">
            <text:p>MS052001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866]; &quot;.&quot;; [.$A$766]; &quot;.&quot;; [.F866]; &quot;.&quot;; [.G866]; &quot;.&quot;; &quot;pair&quot;; [.H866]; &quot;.fastq.gz&quot;)" office:value-type="string" office:string-value="MS052001.BS.204.1.pair2.fastq.gz" calcext:value-type="string">
            <text:p>MS052001.BS.204.1.pair2.fastq.gz</text:p>
          </table:table-cell>
          <table:table-cell table:formula="of:=CONCATENATE(&quot;ln -s ../../WGBS/&quot;; [.B866]; &quot; &quot;; [.I866])" office:value-type="string" office:string-value="ln -s ../../WGBS/Epi_EU21_Flu__WGBS_1_2-449308_S1_L001_R2_001.fastq.gz MS052001.BS.204.1.pair2.fastq.gz" calcext:value-type="string">
            <text:p>ln -s ../../WGBS/Epi_EU21_Flu__WGBS_1_2-449308_S1_L001_R2_001.fastq.gz MS052001.BS.204.1.pair2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EU21_NI_WGBS_1_2-449307_S1_L008_R1_001.fastq.gz</text:p>
          </table:table-cell>
          <table:table-cell table:style-name="ce3" table:formula="of:=MID([.B867]; 5; 4)" office:value-type="string" office:string-value="EU21" calcext:value-type="string">
            <text:p>EU21</text:p>
          </table:table-cell>
          <table:table-cell table:style-name="ce3" table:formula="of:=IF(ISERROR(FIND(&quot;Flu&quot;; [.B867]; 1)); &quot;NI&quot;; &quot;Flu&quot;)" office:value-type="string" office:string-value="NI" calcext:value-type="string">
            <text:p>NI</text:p>
          </table:table-cell>
          <table:table-cell table:style-name="ce3" table:formula="of:=VLOOKUP(CONCATENATE([.C867]; &quot;_&quot;; [.D867]); ['file:///home/assez/Documents/projectDocs/EMC_Barreiro/allEMC_Barreiro.ods'#$EMC_Barreiro.$D$51:.$J$128];7)" office:value-type="string" office:string-value="MS052002" calcext:value-type="string">
            <text:p>MS052002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867]; &quot;.&quot;; [.$A$766]; &quot;.&quot;; [.F867]; &quot;.&quot;; [.G867]; &quot;.&quot;; &quot;pair&quot;; [.H867]; &quot;.fastq.gz&quot;)" office:value-type="string" office:string-value="MS052002.BS.203.8.pair1.fastq.gz" calcext:value-type="string">
            <text:p>MS052002.BS.203.8.pair1.fastq.gz</text:p>
          </table:table-cell>
          <table:table-cell table:formula="of:=CONCATENATE(&quot;ln -s ../../WGBS/&quot;; [.B867]; &quot; &quot;; [.I867])" office:value-type="string" office:string-value="ln -s ../../WGBS/Epi_EU21_NI_WGBS_1_2-449307_S1_L008_R1_001.fastq.gz MS052002.BS.203.8.pair1.fastq.gz" calcext:value-type="string">
            <text:p>ln -s ../../WGBS/Epi_EU21_NI_WGBS_1_2-449307_S1_L008_R1_001.fastq.gz MS052002.BS.203.8.pair1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EU21_NI_WGBS_1_2-449307_S1_L008_R2_001.fastq.gz</text:p>
          </table:table-cell>
          <table:table-cell table:style-name="ce3" table:formula="of:=MID([.B868]; 5; 4)" office:value-type="string" office:string-value="EU21" calcext:value-type="string">
            <text:p>EU21</text:p>
          </table:table-cell>
          <table:table-cell table:style-name="ce3" table:formula="of:=IF(ISERROR(FIND(&quot;Flu&quot;; [.B868]; 1)); &quot;NI&quot;; &quot;Flu&quot;)" office:value-type="string" office:string-value="NI" calcext:value-type="string">
            <text:p>NI</text:p>
          </table:table-cell>
          <table:table-cell table:style-name="ce3" table:formula="of:=VLOOKUP(CONCATENATE([.C868]; &quot;_&quot;; [.D868]); ['file:///home/assez/Documents/projectDocs/EMC_Barreiro/allEMC_Barreiro.ods'#$EMC_Barreiro.$D$51:.$J$128];7)" office:value-type="string" office:string-value="MS052002" calcext:value-type="string">
            <text:p>MS052002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868]; &quot;.&quot;; [.$A$766]; &quot;.&quot;; [.F868]; &quot;.&quot;; [.G868]; &quot;.&quot;; &quot;pair&quot;; [.H868]; &quot;.fastq.gz&quot;)" office:value-type="string" office:string-value="MS052002.BS.203.8.pair2.fastq.gz" calcext:value-type="string">
            <text:p>MS052002.BS.203.8.pair2.fastq.gz</text:p>
          </table:table-cell>
          <table:table-cell table:formula="of:=CONCATENATE(&quot;ln -s ../../WGBS/&quot;; [.B868]; &quot; &quot;; [.I868])" office:value-type="string" office:string-value="ln -s ../../WGBS/Epi_EU21_NI_WGBS_1_2-449307_S1_L008_R2_001.fastq.gz MS052002.BS.203.8.pair2.fastq.gz" calcext:value-type="string">
            <text:p>ln -s ../../WGBS/Epi_EU21_NI_WGBS_1_2-449307_S1_L008_R2_001.fastq.gz MS052002.BS.203.8.pair2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EU25_Flu__WGBS_1_2-449318_S1_L003_R1_001.fastq.gz</text:p>
          </table:table-cell>
          <table:table-cell table:style-name="ce3" table:formula="of:=MID([.B869]; 5; 4)" office:value-type="string" office:string-value="EU25" calcext:value-type="string">
            <text:p>EU25</text:p>
          </table:table-cell>
          <table:table-cell table:style-name="ce3" table:formula="of:=IF(ISERROR(FIND(&quot;Flu&quot;; [.B869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869]; &quot;_&quot;; [.D869]); ['file:///home/assez/Documents/projectDocs/EMC_Barreiro/allEMC_Barreiro.ods'#$EMC_Barreiro.$D$51:.$J$128];7)" office:value-type="string" office:string-value="MS052101" calcext:value-type="string">
            <text:p>MS052101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869]; &quot;.&quot;; [.$A$766]; &quot;.&quot;; [.F869]; &quot;.&quot;; [.G869]; &quot;.&quot;; &quot;pair&quot;; [.H869]; &quot;.fastq.gz&quot;)" office:value-type="string" office:string-value="MS052101.BS.205.3.pair1.fastq.gz" calcext:value-type="string">
            <text:p>MS052101.BS.205.3.pair1.fastq.gz</text:p>
          </table:table-cell>
          <table:table-cell table:formula="of:=CONCATENATE(&quot;ln -s ../../WGBS/&quot;; [.B869]; &quot; &quot;; [.I869])" office:value-type="string" office:string-value="ln -s ../../WGBS/Epi_EU25_Flu__WGBS_1_2-449318_S1_L003_R1_001.fastq.gz MS052101.BS.205.3.pair1.fastq.gz" calcext:value-type="string">
            <text:p>ln -s ../../WGBS/Epi_EU25_Flu__WGBS_1_2-449318_S1_L003_R1_001.fastq.gz MS052101.BS.205.3.pair1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EU25_Flu__WGBS_1_2-449318_S1_L003_R2_001.fastq.gz</text:p>
          </table:table-cell>
          <table:table-cell table:style-name="ce3" table:formula="of:=MID([.B870]; 5; 4)" office:value-type="string" office:string-value="EU25" calcext:value-type="string">
            <text:p>EU25</text:p>
          </table:table-cell>
          <table:table-cell table:style-name="ce3" table:formula="of:=IF(ISERROR(FIND(&quot;Flu&quot;; [.B870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870]; &quot;_&quot;; [.D870]); ['file:///home/assez/Documents/projectDocs/EMC_Barreiro/allEMC_Barreiro.ods'#$EMC_Barreiro.$D$51:.$J$128];7)" office:value-type="string" office:string-value="MS052101" calcext:value-type="string">
            <text:p>MS052101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870]; &quot;.&quot;; [.$A$766]; &quot;.&quot;; [.F870]; &quot;.&quot;; [.G870]; &quot;.&quot;; &quot;pair&quot;; [.H870]; &quot;.fastq.gz&quot;)" office:value-type="string" office:string-value="MS052101.BS.205.3.pair2.fastq.gz" calcext:value-type="string">
            <text:p>MS052101.BS.205.3.pair2.fastq.gz</text:p>
          </table:table-cell>
          <table:table-cell table:formula="of:=CONCATENATE(&quot;ln -s ../../WGBS/&quot;; [.B870]; &quot; &quot;; [.I870])" office:value-type="string" office:string-value="ln -s ../../WGBS/Epi_EU25_Flu__WGBS_1_2-449318_S1_L003_R2_001.fastq.gz MS052101.BS.205.3.pair2.fastq.gz" calcext:value-type="string">
            <text:p>ln -s ../../WGBS/Epi_EU25_Flu__WGBS_1_2-449318_S1_L003_R2_001.fastq.gz MS052101.BS.205.3.pair2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EU25_NI_WGBS_1_2-449317_S1_L002_R1_001.fastq.gz</text:p>
          </table:table-cell>
          <table:table-cell table:style-name="ce3" table:formula="of:=MID([.B871]; 5; 4)" office:value-type="string" office:string-value="EU25" calcext:value-type="string">
            <text:p>EU25</text:p>
          </table:table-cell>
          <table:table-cell table:style-name="ce3" table:formula="of:=IF(ISERROR(FIND(&quot;Flu&quot;; [.B871]; 1)); &quot;NI&quot;; &quot;Flu&quot;)" office:value-type="string" office:string-value="NI" calcext:value-type="string">
            <text:p>NI</text:p>
          </table:table-cell>
          <table:table-cell table:style-name="ce3" table:formula="of:=VLOOKUP(CONCATENATE([.C871]; &quot;_&quot;; [.D871]); ['file:///home/assez/Documents/projectDocs/EMC_Barreiro/allEMC_Barreiro.ods'#$EMC_Barreiro.$D$51:.$J$128];7)" office:value-type="string" office:string-value="MS052102" calcext:value-type="string">
            <text:p>MS052102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871]; &quot;.&quot;; [.$A$766]; &quot;.&quot;; [.F871]; &quot;.&quot;; [.G871]; &quot;.&quot;; &quot;pair&quot;; [.H871]; &quot;.fastq.gz&quot;)" office:value-type="string" office:string-value="MS052102.BS.205.2.pair1.fastq.gz" calcext:value-type="string">
            <text:p>MS052102.BS.205.2.pair1.fastq.gz</text:p>
          </table:table-cell>
          <table:table-cell table:formula="of:=CONCATENATE(&quot;ln -s ../../WGBS/&quot;; [.B871]; &quot; &quot;; [.I871])" office:value-type="string" office:string-value="ln -s ../../WGBS/Epi_EU25_NI_WGBS_1_2-449317_S1_L002_R1_001.fastq.gz MS052102.BS.205.2.pair1.fastq.gz" calcext:value-type="string">
            <text:p>ln -s ../../WGBS/Epi_EU25_NI_WGBS_1_2-449317_S1_L002_R1_001.fastq.gz MS052102.BS.205.2.pair1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EU25_NI_WGBS_1_2-449317_S1_L002_R2_001.fastq.gz</text:p>
          </table:table-cell>
          <table:table-cell table:style-name="ce3" table:formula="of:=MID([.B872]; 5; 4)" office:value-type="string" office:string-value="EU25" calcext:value-type="string">
            <text:p>EU25</text:p>
          </table:table-cell>
          <table:table-cell table:style-name="ce3" table:formula="of:=IF(ISERROR(FIND(&quot;Flu&quot;; [.B872]; 1)); &quot;NI&quot;; &quot;Flu&quot;)" office:value-type="string" office:string-value="NI" calcext:value-type="string">
            <text:p>NI</text:p>
          </table:table-cell>
          <table:table-cell table:style-name="ce3" table:formula="of:=VLOOKUP(CONCATENATE([.C872]; &quot;_&quot;; [.D872]); ['file:///home/assez/Documents/projectDocs/EMC_Barreiro/allEMC_Barreiro.ods'#$EMC_Barreiro.$D$51:.$J$128];7)" office:value-type="string" office:string-value="MS052102" calcext:value-type="string">
            <text:p>MS052102</text:p>
          </table:table-cell>
          <table:table-cell table:style-name="ce3" office:value-type="float" office:value="205" calcext:value-type="float">
            <text:p>205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9" table:formula="of:=CONCATENATE([.E872]; &quot;.&quot;; [.$A$766]; &quot;.&quot;; [.F872]; &quot;.&quot;; [.G872]; &quot;.&quot;; &quot;pair&quot;; [.H872]; &quot;.fastq.gz&quot;)" office:value-type="string" office:string-value="MS052102.BS.205.2.pair2.fastq.gz" calcext:value-type="string">
            <text:p>MS052102.BS.205.2.pair2.fastq.gz</text:p>
          </table:table-cell>
          <table:table-cell table:formula="of:=CONCATENATE(&quot;ln -s ../../WGBS/&quot;; [.B872]; &quot; &quot;; [.I872])" office:value-type="string" office:string-value="ln -s ../../WGBS/Epi_EU25_NI_WGBS_1_2-449317_S1_L002_R2_001.fastq.gz MS052102.BS.205.2.pair2.fastq.gz" calcext:value-type="string">
            <text:p>ln -s ../../WGBS/Epi_EU25_NI_WGBS_1_2-449317_S1_L002_R2_001.fastq.gz MS052102.BS.205.2.pair2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EU27_Flu__WGBS_1_2-449320_S1_L005_R1_001.fastq.gz</text:p>
          </table:table-cell>
          <table:table-cell table:style-name="ce3" table:formula="of:=MID([.B873]; 5; 4)" office:value-type="string" office:string-value="EU27" calcext:value-type="string">
            <text:p>EU27</text:p>
          </table:table-cell>
          <table:table-cell table:style-name="ce3" table:formula="of:=IF(ISERROR(FIND(&quot;Flu&quot;; [.B873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873]; &quot;_&quot;; [.D873]); ['file:///home/assez/Documents/projectDocs/EMC_Barreiro/allEMC_Barreiro.ods'#$EMC_Barreiro.$D$51:.$J$128];7)" office:value-type="string" office:string-value="MS052201" calcext:value-type="string">
            <text:p>MS052201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873]; &quot;.&quot;; [.$A$766]; &quot;.&quot;; [.F873]; &quot;.&quot;; [.G873]; &quot;.&quot;; &quot;pair&quot;; [.H873]; &quot;.fastq.gz&quot;)" office:value-type="string" office:string-value="MS052201.BS.205.5.pair1.fastq.gz" calcext:value-type="string">
            <text:p>MS052201.BS.205.5.pair1.fastq.gz</text:p>
          </table:table-cell>
          <table:table-cell table:formula="of:=CONCATENATE(&quot;ln -s ../../WGBS/&quot;; [.B873]; &quot; &quot;; [.I873])" office:value-type="string" office:string-value="ln -s ../../WGBS/Epi_EU27_Flu__WGBS_1_2-449320_S1_L005_R1_001.fastq.gz MS052201.BS.205.5.pair1.fastq.gz" calcext:value-type="string">
            <text:p>ln -s ../../WGBS/Epi_EU27_Flu__WGBS_1_2-449320_S1_L005_R1_001.fastq.gz MS052201.BS.205.5.pair1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EU27_Flu__WGBS_1_2-449320_S1_L005_R2_001.fastq.gz</text:p>
          </table:table-cell>
          <table:table-cell table:style-name="ce3" table:formula="of:=MID([.B874]; 5; 4)" office:value-type="string" office:string-value="EU27" calcext:value-type="string">
            <text:p>EU27</text:p>
          </table:table-cell>
          <table:table-cell table:style-name="ce3" table:formula="of:=IF(ISERROR(FIND(&quot;Flu&quot;; [.B874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874]; &quot;_&quot;; [.D874]); ['file:///home/assez/Documents/projectDocs/EMC_Barreiro/allEMC_Barreiro.ods'#$EMC_Barreiro.$D$51:.$J$128];7)" office:value-type="string" office:string-value="MS052201" calcext:value-type="string">
            <text:p>MS052201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874]; &quot;.&quot;; [.$A$766]; &quot;.&quot;; [.F874]; &quot;.&quot;; [.G874]; &quot;.&quot;; &quot;pair&quot;; [.H874]; &quot;.fastq.gz&quot;)" office:value-type="string" office:string-value="MS052201.BS.205.5.pair2.fastq.gz" calcext:value-type="string">
            <text:p>MS052201.BS.205.5.pair2.fastq.gz</text:p>
          </table:table-cell>
          <table:table-cell table:formula="of:=CONCATENATE(&quot;ln -s ../../WGBS/&quot;; [.B874]; &quot; &quot;; [.I874])" office:value-type="string" office:string-value="ln -s ../../WGBS/Epi_EU27_Flu__WGBS_1_2-449320_S1_L005_R2_001.fastq.gz MS052201.BS.205.5.pair2.fastq.gz" calcext:value-type="string">
            <text:p>ln -s ../../WGBS/Epi_EU27_Flu__WGBS_1_2-449320_S1_L005_R2_001.fastq.gz MS052201.BS.205.5.pair2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EU27_NI_WGBS_1_2-449319_S1_L004_R1_001.fastq.gz</text:p>
          </table:table-cell>
          <table:table-cell table:style-name="ce3" table:formula="of:=MID([.B875]; 5; 4)" office:value-type="string" office:string-value="EU27" calcext:value-type="string">
            <text:p>EU27</text:p>
          </table:table-cell>
          <table:table-cell table:style-name="ce3" table:formula="of:=IF(ISERROR(FIND(&quot;Flu&quot;; [.B875]; 1)); &quot;NI&quot;; &quot;Flu&quot;)" office:value-type="string" office:string-value="NI" calcext:value-type="string">
            <text:p>NI</text:p>
          </table:table-cell>
          <table:table-cell table:style-name="ce3" table:formula="of:=VLOOKUP(CONCATENATE([.C875]; &quot;_&quot;; [.D875]); ['file:///home/assez/Documents/projectDocs/EMC_Barreiro/allEMC_Barreiro.ods'#$EMC_Barreiro.$D$51:.$J$128];7)" office:value-type="string" office:string-value="MS052202" calcext:value-type="string">
            <text:p>MS052202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875]; &quot;.&quot;; [.$A$766]; &quot;.&quot;; [.F875]; &quot;.&quot;; [.G875]; &quot;.&quot;; &quot;pair&quot;; [.H875]; &quot;.fastq.gz&quot;)" office:value-type="string" office:string-value="MS052202.BS.205.4.pair1.fastq.gz" calcext:value-type="string">
            <text:p>MS052202.BS.205.4.pair1.fastq.gz</text:p>
          </table:table-cell>
          <table:table-cell table:formula="of:=CONCATENATE(&quot;ln -s ../../WGBS/&quot;; [.B875]; &quot; &quot;; [.I875])" office:value-type="string" office:string-value="ln -s ../../WGBS/Epi_EU27_NI_WGBS_1_2-449319_S1_L004_R1_001.fastq.gz MS052202.BS.205.4.pair1.fastq.gz" calcext:value-type="string">
            <text:p>ln -s ../../WGBS/Epi_EU27_NI_WGBS_1_2-449319_S1_L004_R1_001.fastq.gz MS052202.BS.205.4.pair1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EU27_NI_WGBS_1_2-449319_S1_L004_R2_001.fastq.gz</text:p>
          </table:table-cell>
          <table:table-cell table:style-name="ce3" table:formula="of:=MID([.B876]; 5; 4)" office:value-type="string" office:string-value="EU27" calcext:value-type="string">
            <text:p>EU27</text:p>
          </table:table-cell>
          <table:table-cell table:style-name="ce3" table:formula="of:=IF(ISERROR(FIND(&quot;Flu&quot;; [.B876]; 1)); &quot;NI&quot;; &quot;Flu&quot;)" office:value-type="string" office:string-value="NI" calcext:value-type="string">
            <text:p>NI</text:p>
          </table:table-cell>
          <table:table-cell table:style-name="ce3" table:formula="of:=VLOOKUP(CONCATENATE([.C876]; &quot;_&quot;; [.D876]); ['file:///home/assez/Documents/projectDocs/EMC_Barreiro/allEMC_Barreiro.ods'#$EMC_Barreiro.$D$51:.$J$128];7)" office:value-type="string" office:string-value="MS052202" calcext:value-type="string">
            <text:p>MS052202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876]; &quot;.&quot;; [.$A$766]; &quot;.&quot;; [.F876]; &quot;.&quot;; [.G876]; &quot;.&quot;; &quot;pair&quot;; [.H876]; &quot;.fastq.gz&quot;)" office:value-type="string" office:string-value="MS052202.BS.205.4.pair2.fastq.gz" calcext:value-type="string">
            <text:p>MS052202.BS.205.4.pair2.fastq.gz</text:p>
          </table:table-cell>
          <table:table-cell table:formula="of:=CONCATENATE(&quot;ln -s ../../WGBS/&quot;; [.B876]; &quot; &quot;; [.I876])" office:value-type="string" office:string-value="ln -s ../../WGBS/Epi_EU27_NI_WGBS_1_2-449319_S1_L004_R2_001.fastq.gz MS052202.BS.205.4.pair2.fastq.gz" calcext:value-type="string">
            <text:p>ln -s ../../WGBS/Epi_EU27_NI_WGBS_1_2-449319_S1_L004_R2_001.fastq.gz MS052202.BS.205.4.pair2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EU29_Flu__WGBS_1_2-449322_S1_L007_R1_001.fastq.gz</text:p>
          </table:table-cell>
          <table:table-cell table:style-name="ce3" table:formula="of:=MID([.B877]; 5; 4)" office:value-type="string" office:string-value="EU29" calcext:value-type="string">
            <text:p>EU29</text:p>
          </table:table-cell>
          <table:table-cell table:style-name="ce3" table:formula="of:=IF(ISERROR(FIND(&quot;Flu&quot;; [.B877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877]; &quot;_&quot;; [.D877]); ['file:///home/assez/Documents/projectDocs/EMC_Barreiro/allEMC_Barreiro.ods'#$EMC_Barreiro.$D$51:.$J$128];7)" office:value-type="string" office:string-value="MS052301" calcext:value-type="string">
            <text:p>MS052301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877]; &quot;.&quot;; [.$A$766]; &quot;.&quot;; [.F877]; &quot;.&quot;; [.G877]; &quot;.&quot;; &quot;pair&quot;; [.H877]; &quot;.fastq.gz&quot;)" office:value-type="string" office:string-value="MS052301.BS.205.7.pair1.fastq.gz" calcext:value-type="string">
            <text:p>MS052301.BS.205.7.pair1.fastq.gz</text:p>
          </table:table-cell>
          <table:table-cell table:formula="of:=CONCATENATE(&quot;ln -s ../../WGBS/&quot;; [.B877]; &quot; &quot;; [.I877])" office:value-type="string" office:string-value="ln -s ../../WGBS/Epi_EU29_Flu__WGBS_1_2-449322_S1_L007_R1_001.fastq.gz MS052301.BS.205.7.pair1.fastq.gz" calcext:value-type="string">
            <text:p>ln -s ../../WGBS/Epi_EU29_Flu__WGBS_1_2-449322_S1_L007_R1_001.fastq.gz MS052301.BS.205.7.pair1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EU29_Flu__WGBS_1_2-449322_S1_L007_R2_001.fastq.gz</text:p>
          </table:table-cell>
          <table:table-cell table:style-name="ce3" table:formula="of:=MID([.B878]; 5; 4)" office:value-type="string" office:string-value="EU29" calcext:value-type="string">
            <text:p>EU29</text:p>
          </table:table-cell>
          <table:table-cell table:style-name="ce3" table:formula="of:=IF(ISERROR(FIND(&quot;Flu&quot;; [.B878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878]; &quot;_&quot;; [.D878]); ['file:///home/assez/Documents/projectDocs/EMC_Barreiro/allEMC_Barreiro.ods'#$EMC_Barreiro.$D$51:.$J$128];7)" office:value-type="string" office:string-value="MS052301" calcext:value-type="string">
            <text:p>MS052301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878]; &quot;.&quot;; [.$A$766]; &quot;.&quot;; [.F878]; &quot;.&quot;; [.G878]; &quot;.&quot;; &quot;pair&quot;; [.H878]; &quot;.fastq.gz&quot;)" office:value-type="string" office:string-value="MS052301.BS.205.7.pair2.fastq.gz" calcext:value-type="string">
            <text:p>MS052301.BS.205.7.pair2.fastq.gz</text:p>
          </table:table-cell>
          <table:table-cell table:formula="of:=CONCATENATE(&quot;ln -s ../../WGBS/&quot;; [.B878]; &quot; &quot;; [.I878])" office:value-type="string" office:string-value="ln -s ../../WGBS/Epi_EU29_Flu__WGBS_1_2-449322_S1_L007_R2_001.fastq.gz MS052301.BS.205.7.pair2.fastq.gz" calcext:value-type="string">
            <text:p>ln -s ../../WGBS/Epi_EU29_Flu__WGBS_1_2-449322_S1_L007_R2_001.fastq.gz MS052301.BS.205.7.pair2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EU29_NI_WGBS_1_2-449321_S1_L006_R1_001.fastq.gz</text:p>
          </table:table-cell>
          <table:table-cell table:style-name="ce3" table:formula="of:=MID([.B879]; 5; 4)" office:value-type="string" office:string-value="EU29" calcext:value-type="string">
            <text:p>EU29</text:p>
          </table:table-cell>
          <table:table-cell table:style-name="ce3" table:formula="of:=IF(ISERROR(FIND(&quot;Flu&quot;; [.B879]; 1)); &quot;NI&quot;; &quot;Flu&quot;)" office:value-type="string" office:string-value="NI" calcext:value-type="string">
            <text:p>NI</text:p>
          </table:table-cell>
          <table:table-cell table:style-name="ce3" table:formula="of:=VLOOKUP(CONCATENATE([.C879]; &quot;_&quot;; [.D879]); ['file:///home/assez/Documents/projectDocs/EMC_Barreiro/allEMC_Barreiro.ods'#$EMC_Barreiro.$D$51:.$J$128];7)" office:value-type="string" office:string-value="MS052302" calcext:value-type="string">
            <text:p>MS052302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879]; &quot;.&quot;; [.$A$766]; &quot;.&quot;; [.F879]; &quot;.&quot;; [.G879]; &quot;.&quot;; &quot;pair&quot;; [.H879]; &quot;.fastq.gz&quot;)" office:value-type="string" office:string-value="MS052302.BS.205.6.pair1.fastq.gz" calcext:value-type="string">
            <text:p>MS052302.BS.205.6.pair1.fastq.gz</text:p>
          </table:table-cell>
          <table:table-cell table:formula="of:=CONCATENATE(&quot;ln -s ../../WGBS/&quot;; [.B879]; &quot; &quot;; [.I879])" office:value-type="string" office:string-value="ln -s ../../WGBS/Epi_EU29_NI_WGBS_1_2-449321_S1_L006_R1_001.fastq.gz MS052302.BS.205.6.pair1.fastq.gz" calcext:value-type="string">
            <text:p>ln -s ../../WGBS/Epi_EU29_NI_WGBS_1_2-449321_S1_L006_R1_001.fastq.gz MS052302.BS.205.6.pair1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EU29_NI_WGBS_1_2-449321_S1_L006_R2_001.fastq.gz</text:p>
          </table:table-cell>
          <table:table-cell table:style-name="ce3" table:formula="of:=MID([.B880]; 5; 4)" office:value-type="string" office:string-value="EU29" calcext:value-type="string">
            <text:p>EU29</text:p>
          </table:table-cell>
          <table:table-cell table:style-name="ce3" table:formula="of:=IF(ISERROR(FIND(&quot;Flu&quot;; [.B880]; 1)); &quot;NI&quot;; &quot;Flu&quot;)" office:value-type="string" office:string-value="NI" calcext:value-type="string">
            <text:p>NI</text:p>
          </table:table-cell>
          <table:table-cell table:style-name="ce3" table:formula="of:=VLOOKUP(CONCATENATE([.C880]; &quot;_&quot;; [.D880]); ['file:///home/assez/Documents/projectDocs/EMC_Barreiro/allEMC_Barreiro.ods'#$EMC_Barreiro.$D$51:.$J$128];7)" office:value-type="string" office:string-value="MS052302" calcext:value-type="string">
            <text:p>MS052302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880]; &quot;.&quot;; [.$A$766]; &quot;.&quot;; [.F880]; &quot;.&quot;; [.G880]; &quot;.&quot;; &quot;pair&quot;; [.H880]; &quot;.fastq.gz&quot;)" office:value-type="string" office:string-value="MS052302.BS.205.6.pair2.fastq.gz" calcext:value-type="string">
            <text:p>MS052302.BS.205.6.pair2.fastq.gz</text:p>
          </table:table-cell>
          <table:table-cell table:formula="of:=CONCATENATE(&quot;ln -s ../../WGBS/&quot;; [.B880]; &quot; &quot;; [.I880])" office:value-type="string" office:string-value="ln -s ../../WGBS/Epi_EU29_NI_WGBS_1_2-449321_S1_L006_R2_001.fastq.gz MS052302.BS.205.6.pair2.fastq.gz" calcext:value-type="string">
            <text:p>ln -s ../../WGBS/Epi_EU29_NI_WGBS_1_2-449321_S1_L006_R2_001.fastq.gz MS052302.BS.205.6.pair2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EU33_Flu__WGBS_1_2-449340_S1_L003_R1_001.fastq.gz</text:p>
          </table:table-cell>
          <table:table-cell table:style-name="ce3" table:formula="of:=MID([.B881]; 5; 4)" office:value-type="string" office:string-value="EU33" calcext:value-type="string">
            <text:p>EU33</text:p>
          </table:table-cell>
          <table:table-cell table:style-name="ce3" table:formula="of:=IF(ISERROR(FIND(&quot;Flu&quot;; [.B881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881]; &quot;_&quot;; [.D881]); ['file:///home/assez/Documents/projectDocs/EMC_Barreiro/allEMC_Barreiro.ods'#$EMC_Barreiro.$D$51:.$J$128];7)" office:value-type="string" office:string-value="MS052501" calcext:value-type="string">
            <text:p>MS052501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881]; &quot;.&quot;; [.$A$766]; &quot;.&quot;; [.F881]; &quot;.&quot;; [.G881]; &quot;.&quot;; &quot;pair&quot;; [.H881]; &quot;.fastq.gz&quot;)" office:value-type="string" office:string-value="MS052501.BS.199.3.pair1.fastq.gz" calcext:value-type="string">
            <text:p>MS052501.BS.199.3.pair1.fastq.gz</text:p>
          </table:table-cell>
          <table:table-cell table:formula="of:=CONCATENATE(&quot;ln -s ../../WGBS/&quot;; [.B881]; &quot; &quot;; [.I881])" office:value-type="string" office:string-value="ln -s ../../WGBS/Epi_EU33_Flu__WGBS_1_2-449340_S1_L003_R1_001.fastq.gz MS052501.BS.199.3.pair1.fastq.gz" calcext:value-type="string">
            <text:p>ln -s ../../WGBS/Epi_EU33_Flu__WGBS_1_2-449340_S1_L003_R1_001.fastq.gz MS052501.BS.199.3.pair1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EU33_Flu__WGBS_1_2-449340_S1_L003_R2_001.fastq.gz</text:p>
          </table:table-cell>
          <table:table-cell table:style-name="ce3" table:formula="of:=MID([.B882]; 5; 4)" office:value-type="string" office:string-value="EU33" calcext:value-type="string">
            <text:p>EU33</text:p>
          </table:table-cell>
          <table:table-cell table:style-name="ce3" table:formula="of:=IF(ISERROR(FIND(&quot;Flu&quot;; [.B882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882]; &quot;_&quot;; [.D882]); ['file:///home/assez/Documents/projectDocs/EMC_Barreiro/allEMC_Barreiro.ods'#$EMC_Barreiro.$D$51:.$J$128];7)" office:value-type="string" office:string-value="MS052501" calcext:value-type="string">
            <text:p>MS052501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882]; &quot;.&quot;; [.$A$766]; &quot;.&quot;; [.F882]; &quot;.&quot;; [.G882]; &quot;.&quot;; &quot;pair&quot;; [.H882]; &quot;.fastq.gz&quot;)" office:value-type="string" office:string-value="MS052501.BS.199.3.pair2.fastq.gz" calcext:value-type="string">
            <text:p>MS052501.BS.199.3.pair2.fastq.gz</text:p>
          </table:table-cell>
          <table:table-cell table:formula="of:=CONCATENATE(&quot;ln -s ../../WGBS/&quot;; [.B882]; &quot; &quot;; [.I882])" office:value-type="string" office:string-value="ln -s ../../WGBS/Epi_EU33_Flu__WGBS_1_2-449340_S1_L003_R2_001.fastq.gz MS052501.BS.199.3.pair2.fastq.gz" calcext:value-type="string">
            <text:p>ln -s ../../WGBS/Epi_EU33_Flu__WGBS_1_2-449340_S1_L003_R2_001.fastq.gz MS052501.BS.199.3.pair2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EU33_NI_WGBS_1_2-449339_S1_L002_R1_001.fastq.gz</text:p>
          </table:table-cell>
          <table:table-cell table:style-name="ce3" table:formula="of:=MID([.B883]; 5; 4)" office:value-type="string" office:string-value="EU33" calcext:value-type="string">
            <text:p>EU33</text:p>
          </table:table-cell>
          <table:table-cell table:style-name="ce3" table:formula="of:=IF(ISERROR(FIND(&quot;Flu&quot;; [.B883]; 1)); &quot;NI&quot;; &quot;Flu&quot;)" office:value-type="string" office:string-value="NI" calcext:value-type="string">
            <text:p>NI</text:p>
          </table:table-cell>
          <table:table-cell table:style-name="ce3" table:formula="of:=VLOOKUP(CONCATENATE([.C883]; &quot;_&quot;; [.D883]); ['file:///home/assez/Documents/projectDocs/EMC_Barreiro/allEMC_Barreiro.ods'#$EMC_Barreiro.$D$51:.$J$128];7)" office:value-type="string" office:string-value="MS052502" calcext:value-type="string">
            <text:p>MS052502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883]; &quot;.&quot;; [.$A$766]; &quot;.&quot;; [.F883]; &quot;.&quot;; [.G883]; &quot;.&quot;; &quot;pair&quot;; [.H883]; &quot;.fastq.gz&quot;)" office:value-type="string" office:string-value="MS052502.BS.199.2.pair1.fastq.gz" calcext:value-type="string">
            <text:p>MS052502.BS.199.2.pair1.fastq.gz</text:p>
          </table:table-cell>
          <table:table-cell table:formula="of:=CONCATENATE(&quot;ln -s ../../WGBS/&quot;; [.B883]; &quot; &quot;; [.I883])" office:value-type="string" office:string-value="ln -s ../../WGBS/Epi_EU33_NI_WGBS_1_2-449339_S1_L002_R1_001.fastq.gz MS052502.BS.199.2.pair1.fastq.gz" calcext:value-type="string">
            <text:p>ln -s ../../WGBS/Epi_EU33_NI_WGBS_1_2-449339_S1_L002_R1_001.fastq.gz MS052502.BS.199.2.pair1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EU33_NI_WGBS_1_2-449339_S1_L002_R2_001.fastq.gz</text:p>
          </table:table-cell>
          <table:table-cell table:style-name="ce3" table:formula="of:=MID([.B884]; 5; 4)" office:value-type="string" office:string-value="EU33" calcext:value-type="string">
            <text:p>EU33</text:p>
          </table:table-cell>
          <table:table-cell table:style-name="ce3" table:formula="of:=IF(ISERROR(FIND(&quot;Flu&quot;; [.B884]; 1)); &quot;NI&quot;; &quot;Flu&quot;)" office:value-type="string" office:string-value="NI" calcext:value-type="string">
            <text:p>NI</text:p>
          </table:table-cell>
          <table:table-cell table:style-name="ce3" table:formula="of:=VLOOKUP(CONCATENATE([.C884]; &quot;_&quot;; [.D884]); ['file:///home/assez/Documents/projectDocs/EMC_Barreiro/allEMC_Barreiro.ods'#$EMC_Barreiro.$D$51:.$J$128];7)" office:value-type="string" office:string-value="MS052502" calcext:value-type="string">
            <text:p>MS052502</text:p>
          </table:table-cell>
          <table:table-cell table:style-name="ce3" office:value-type="float" office:value="199" calcext:value-type="float">
            <text:p>199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9" table:formula="of:=CONCATENATE([.E884]; &quot;.&quot;; [.$A$766]; &quot;.&quot;; [.F884]; &quot;.&quot;; [.G884]; &quot;.&quot;; &quot;pair&quot;; [.H884]; &quot;.fastq.gz&quot;)" office:value-type="string" office:string-value="MS052502.BS.199.2.pair2.fastq.gz" calcext:value-type="string">
            <text:p>MS052502.BS.199.2.pair2.fastq.gz</text:p>
          </table:table-cell>
          <table:table-cell table:formula="of:=CONCATENATE(&quot;ln -s ../../WGBS/&quot;; [.B884]; &quot; &quot;; [.I884])" office:value-type="string" office:string-value="ln -s ../../WGBS/Epi_EU33_NI_WGBS_1_2-449339_S1_L002_R2_001.fastq.gz MS052502.BS.199.2.pair2.fastq.gz" calcext:value-type="string">
            <text:p>ln -s ../../WGBS/Epi_EU33_NI_WGBS_1_2-449339_S1_L002_R2_001.fastq.gz MS052502.BS.199.2.pair2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EU37_Flu__WGBS_1_2-449342_S1_L005_R1_001.fastq.gz</text:p>
          </table:table-cell>
          <table:table-cell table:style-name="ce3" table:formula="of:=MID([.B885]; 5; 4)" office:value-type="string" office:string-value="EU37" calcext:value-type="string">
            <text:p>EU37</text:p>
          </table:table-cell>
          <table:table-cell table:style-name="ce3" table:formula="of:=IF(ISERROR(FIND(&quot;Flu&quot;; [.B885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885]; &quot;_&quot;; [.D885]); ['file:///home/assez/Documents/projectDocs/EMC_Barreiro/allEMC_Barreiro.ods'#$EMC_Barreiro.$D$51:.$J$128];7)" office:value-type="string" office:string-value="MS052601" calcext:value-type="string">
            <text:p>MS052601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885]; &quot;.&quot;; [.$A$766]; &quot;.&quot;; [.F885]; &quot;.&quot;; [.G885]; &quot;.&quot;; &quot;pair&quot;; [.H885]; &quot;.fastq.gz&quot;)" office:value-type="string" office:string-value="MS052601.BS.199.5.pair1.fastq.gz" calcext:value-type="string">
            <text:p>MS052601.BS.199.5.pair1.fastq.gz</text:p>
          </table:table-cell>
          <table:table-cell table:formula="of:=CONCATENATE(&quot;ln -s ../../WGBS/&quot;; [.B885]; &quot; &quot;; [.I885])" office:value-type="string" office:string-value="ln -s ../../WGBS/Epi_EU37_Flu__WGBS_1_2-449342_S1_L005_R1_001.fastq.gz MS052601.BS.199.5.pair1.fastq.gz" calcext:value-type="string">
            <text:p>ln -s ../../WGBS/Epi_EU37_Flu__WGBS_1_2-449342_S1_L005_R1_001.fastq.gz MS052601.BS.199.5.pair1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EU37_Flu__WGBS_1_2-449342_S1_L005_R2_001.fastq.gz</text:p>
          </table:table-cell>
          <table:table-cell table:style-name="ce3" table:formula="of:=MID([.B886]; 5; 4)" office:value-type="string" office:string-value="EU37" calcext:value-type="string">
            <text:p>EU37</text:p>
          </table:table-cell>
          <table:table-cell table:style-name="ce3" table:formula="of:=IF(ISERROR(FIND(&quot;Flu&quot;; [.B886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886]; &quot;_&quot;; [.D886]); ['file:///home/assez/Documents/projectDocs/EMC_Barreiro/allEMC_Barreiro.ods'#$EMC_Barreiro.$D$51:.$J$128];7)" office:value-type="string" office:string-value="MS052601" calcext:value-type="string">
            <text:p>MS052601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886]; &quot;.&quot;; [.$A$766]; &quot;.&quot;; [.F886]; &quot;.&quot;; [.G886]; &quot;.&quot;; &quot;pair&quot;; [.H886]; &quot;.fastq.gz&quot;)" office:value-type="string" office:string-value="MS052601.BS.199.5.pair2.fastq.gz" calcext:value-type="string">
            <text:p>MS052601.BS.199.5.pair2.fastq.gz</text:p>
          </table:table-cell>
          <table:table-cell table:formula="of:=CONCATENATE(&quot;ln -s ../../WGBS/&quot;; [.B886]; &quot; &quot;; [.I886])" office:value-type="string" office:string-value="ln -s ../../WGBS/Epi_EU37_Flu__WGBS_1_2-449342_S1_L005_R2_001.fastq.gz MS052601.BS.199.5.pair2.fastq.gz" calcext:value-type="string">
            <text:p>ln -s ../../WGBS/Epi_EU37_Flu__WGBS_1_2-449342_S1_L005_R2_001.fastq.gz MS052601.BS.199.5.pair2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EU37_NI_WGBS_1_2-449341_S1_L004_R1_001.fastq.gz</text:p>
          </table:table-cell>
          <table:table-cell table:style-name="ce3" table:formula="of:=MID([.B887]; 5; 4)" office:value-type="string" office:string-value="EU37" calcext:value-type="string">
            <text:p>EU37</text:p>
          </table:table-cell>
          <table:table-cell table:style-name="ce3" table:formula="of:=IF(ISERROR(FIND(&quot;Flu&quot;; [.B887]; 1)); &quot;NI&quot;; &quot;Flu&quot;)" office:value-type="string" office:string-value="NI" calcext:value-type="string">
            <text:p>NI</text:p>
          </table:table-cell>
          <table:table-cell table:style-name="ce3" table:formula="of:=VLOOKUP(CONCATENATE([.C887]; &quot;_&quot;; [.D887]); ['file:///home/assez/Documents/projectDocs/EMC_Barreiro/allEMC_Barreiro.ods'#$EMC_Barreiro.$D$51:.$J$128];7)" office:value-type="string" office:string-value="MS052602" calcext:value-type="string">
            <text:p>MS052602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887]; &quot;.&quot;; [.$A$766]; &quot;.&quot;; [.F887]; &quot;.&quot;; [.G887]; &quot;.&quot;; &quot;pair&quot;; [.H887]; &quot;.fastq.gz&quot;)" office:value-type="string" office:string-value="MS052602.BS.199.4.pair1.fastq.gz" calcext:value-type="string">
            <text:p>MS052602.BS.199.4.pair1.fastq.gz</text:p>
          </table:table-cell>
          <table:table-cell table:formula="of:=CONCATENATE(&quot;ln -s ../../WGBS/&quot;; [.B887]; &quot; &quot;; [.I887])" office:value-type="string" office:string-value="ln -s ../../WGBS/Epi_EU37_NI_WGBS_1_2-449341_S1_L004_R1_001.fastq.gz MS052602.BS.199.4.pair1.fastq.gz" calcext:value-type="string">
            <text:p>ln -s ../../WGBS/Epi_EU37_NI_WGBS_1_2-449341_S1_L004_R1_001.fastq.gz MS052602.BS.199.4.pair1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EU37_NI_WGBS_1_2-449341_S1_L004_R2_001.fastq.gz</text:p>
          </table:table-cell>
          <table:table-cell table:style-name="ce3" table:formula="of:=MID([.B888]; 5; 4)" office:value-type="string" office:string-value="EU37" calcext:value-type="string">
            <text:p>EU37</text:p>
          </table:table-cell>
          <table:table-cell table:style-name="ce3" table:formula="of:=IF(ISERROR(FIND(&quot;Flu&quot;; [.B888]; 1)); &quot;NI&quot;; &quot;Flu&quot;)" office:value-type="string" office:string-value="NI" calcext:value-type="string">
            <text:p>NI</text:p>
          </table:table-cell>
          <table:table-cell table:style-name="ce3" table:formula="of:=VLOOKUP(CONCATENATE([.C888]; &quot;_&quot;; [.D888]); ['file:///home/assez/Documents/projectDocs/EMC_Barreiro/allEMC_Barreiro.ods'#$EMC_Barreiro.$D$51:.$J$128];7)" office:value-type="string" office:string-value="MS052602" calcext:value-type="string">
            <text:p>MS052602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888]; &quot;.&quot;; [.$A$766]; &quot;.&quot;; [.F888]; &quot;.&quot;; [.G888]; &quot;.&quot;; &quot;pair&quot;; [.H888]; &quot;.fastq.gz&quot;)" office:value-type="string" office:string-value="MS052602.BS.199.4.pair2.fastq.gz" calcext:value-type="string">
            <text:p>MS052602.BS.199.4.pair2.fastq.gz</text:p>
          </table:table-cell>
          <table:table-cell table:formula="of:=CONCATENATE(&quot;ln -s ../../WGBS/&quot;; [.B888]; &quot; &quot;; [.I888])" office:value-type="string" office:string-value="ln -s ../../WGBS/Epi_EU37_NI_WGBS_1_2-449341_S1_L004_R2_001.fastq.gz MS052602.BS.199.4.pair2.fastq.gz" calcext:value-type="string">
            <text:p>ln -s ../../WGBS/Epi_EU37_NI_WGBS_1_2-449341_S1_L004_R2_001.fastq.gz MS052602.BS.199.4.pair2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EU39_Flu__WGBS_1_2-449346_S1_L001_R1_001.fastq.gz</text:p>
          </table:table-cell>
          <table:table-cell table:style-name="ce3" table:formula="of:=MID([.B889]; 5; 4)" office:value-type="string" office:string-value="EU39" calcext:value-type="string">
            <text:p>EU39</text:p>
          </table:table-cell>
          <table:table-cell table:style-name="ce3" table:formula="of:=IF(ISERROR(FIND(&quot;Flu&quot;; [.B889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889]; &quot;_&quot;; [.D889]); ['file:///home/assez/Documents/projectDocs/EMC_Barreiro/allEMC_Barreiro.ods'#$EMC_Barreiro.$D$51:.$J$128];7)" office:value-type="string" office:string-value="MS052701" calcext:value-type="string">
            <text:p>MS052701</text:p>
          </table:table-cell>
          <table:table-cell table:style-name="ce3" office:value-type="float" office:value="218" calcext:value-type="float">
            <text:p>218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889]; &quot;.&quot;; [.$A$766]; &quot;.&quot;; [.F889]; &quot;.&quot;; [.G889]; &quot;.&quot;; &quot;pair&quot;; [.H889]; &quot;.fastq.gz&quot;)" office:value-type="string" office:string-value="MS052701.BS.218.1.pair1.fastq.gz" calcext:value-type="string">
            <text:p>MS052701.BS.218.1.pair1.fastq.gz</text:p>
          </table:table-cell>
          <table:table-cell table:formula="of:=CONCATENATE(&quot;ln -s ../../WGBS/&quot;; [.B889]; &quot; &quot;; [.I889])" office:value-type="string" office:string-value="ln -s ../../WGBS/Epi_EU39_Flu__WGBS_1_2-449346_S1_L001_R1_001.fastq.gz MS052701.BS.218.1.pair1.fastq.gz" calcext:value-type="string">
            <text:p>ln -s ../../WGBS/Epi_EU39_Flu__WGBS_1_2-449346_S1_L001_R1_001.fastq.gz MS052701.BS.218.1.pair1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EU39_Flu__WGBS_1_2-449346_S1_L001_R2_001.fastq.gz</text:p>
          </table:table-cell>
          <table:table-cell table:style-name="ce3" table:formula="of:=MID([.B890]; 5; 4)" office:value-type="string" office:string-value="EU39" calcext:value-type="string">
            <text:p>EU39</text:p>
          </table:table-cell>
          <table:table-cell table:style-name="ce3" table:formula="of:=IF(ISERROR(FIND(&quot;Flu&quot;; [.B890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890]; &quot;_&quot;; [.D890]); ['file:///home/assez/Documents/projectDocs/EMC_Barreiro/allEMC_Barreiro.ods'#$EMC_Barreiro.$D$51:.$J$128];7)" office:value-type="string" office:string-value="MS052701" calcext:value-type="string">
            <text:p>MS052701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890]; &quot;.&quot;; [.$A$766]; &quot;.&quot;; [.F890]; &quot;.&quot;; [.G890]; &quot;.&quot;; &quot;pair&quot;; [.H890]; &quot;.fastq.gz&quot;)" office:value-type="string" office:string-value="MS052701.BS.218.1.pair2.fastq.gz" calcext:value-type="string">
            <text:p>MS052701.BS.218.1.pair2.fastq.gz</text:p>
          </table:table-cell>
          <table:table-cell table:formula="of:=CONCATENATE(&quot;ln -s ../../WGBS/&quot;; [.B890]; &quot; &quot;; [.I890])" office:value-type="string" office:string-value="ln -s ../../WGBS/Epi_EU39_Flu__WGBS_1_2-449346_S1_L001_R2_001.fastq.gz MS052701.BS.218.1.pair2.fastq.gz" calcext:value-type="string">
            <text:p>ln -s ../../WGBS/Epi_EU39_Flu__WGBS_1_2-449346_S1_L001_R2_001.fastq.gz MS052701.BS.218.1.pair2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EU39_NI_WGBS_1_2-449345_S1_L008_R1_001.fastq.gz</text:p>
          </table:table-cell>
          <table:table-cell table:style-name="ce3" table:formula="of:=MID([.B891]; 5; 4)" office:value-type="string" office:string-value="EU39" calcext:value-type="string">
            <text:p>EU39</text:p>
          </table:table-cell>
          <table:table-cell table:style-name="ce3" table:formula="of:=IF(ISERROR(FIND(&quot;Flu&quot;; [.B891]; 1)); &quot;NI&quot;; &quot;Flu&quot;)" office:value-type="string" office:string-value="NI" calcext:value-type="string">
            <text:p>NI</text:p>
          </table:table-cell>
          <table:table-cell table:style-name="ce3" table:formula="of:=VLOOKUP(CONCATENATE([.C891]; &quot;_&quot;; [.D891]); ['file:///home/assez/Documents/projectDocs/EMC_Barreiro/allEMC_Barreiro.ods'#$EMC_Barreiro.$D$51:.$J$128];7)" office:value-type="string" office:string-value="MS052702" calcext:value-type="string">
            <text:p>MS052702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891]; &quot;.&quot;; [.$A$766]; &quot;.&quot;; [.F891]; &quot;.&quot;; [.G891]; &quot;.&quot;; &quot;pair&quot;; [.H891]; &quot;.fastq.gz&quot;)" office:value-type="string" office:string-value="MS052702.BS.199.8.pair1.fastq.gz" calcext:value-type="string">
            <text:p>MS052702.BS.199.8.pair1.fastq.gz</text:p>
          </table:table-cell>
          <table:table-cell table:formula="of:=CONCATENATE(&quot;ln -s ../../WGBS/&quot;; [.B891]; &quot; &quot;; [.I891])" office:value-type="string" office:string-value="ln -s ../../WGBS/Epi_EU39_NI_WGBS_1_2-449345_S1_L008_R1_001.fastq.gz MS052702.BS.199.8.pair1.fastq.gz" calcext:value-type="string">
            <text:p>ln -s ../../WGBS/Epi_EU39_NI_WGBS_1_2-449345_S1_L008_R1_001.fastq.gz MS052702.BS.199.8.pair1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EU39_NI_WGBS_1_2-449345_S1_L008_R2_001.fastq.gz</text:p>
          </table:table-cell>
          <table:table-cell table:style-name="ce3" table:formula="of:=MID([.B892]; 5; 4)" office:value-type="string" office:string-value="EU39" calcext:value-type="string">
            <text:p>EU39</text:p>
          </table:table-cell>
          <table:table-cell table:style-name="ce3" table:formula="of:=IF(ISERROR(FIND(&quot;Flu&quot;; [.B892]; 1)); &quot;NI&quot;; &quot;Flu&quot;)" office:value-type="string" office:string-value="NI" calcext:value-type="string">
            <text:p>NI</text:p>
          </table:table-cell>
          <table:table-cell table:style-name="ce3" table:formula="of:=VLOOKUP(CONCATENATE([.C892]; &quot;_&quot;; [.D892]); ['file:///home/assez/Documents/projectDocs/EMC_Barreiro/allEMC_Barreiro.ods'#$EMC_Barreiro.$D$51:.$J$128];7)" office:value-type="string" office:string-value="MS052702" calcext:value-type="string">
            <text:p>MS052702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892]; &quot;.&quot;; [.$A$766]; &quot;.&quot;; [.F892]; &quot;.&quot;; [.G892]; &quot;.&quot;; &quot;pair&quot;; [.H892]; &quot;.fastq.gz&quot;)" office:value-type="string" office:string-value="MS052702.BS.199.8.pair2.fastq.gz" calcext:value-type="string">
            <text:p>MS052702.BS.199.8.pair2.fastq.gz</text:p>
          </table:table-cell>
          <table:table-cell table:formula="of:=CONCATENATE(&quot;ln -s ../../WGBS/&quot;; [.B892]; &quot; &quot;; [.I892])" office:value-type="string" office:string-value="ln -s ../../WGBS/Epi_EU39_NI_WGBS_1_2-449345_S1_L008_R2_001.fastq.gz MS052702.BS.199.8.pair2.fastq.gz" calcext:value-type="string">
            <text:p>ln -s ../../WGBS/Epi_EU39_NI_WGBS_1_2-449345_S1_L008_R2_001.fastq.gz MS052702.BS.199.8.pair2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EU41_Flu__WGBS_1_2-449348_S1_L003_R1_001.fastq.gz</text:p>
          </table:table-cell>
          <table:table-cell table:style-name="ce3" table:formula="of:=MID([.B893]; 5; 4)" office:value-type="string" office:string-value="EU41" calcext:value-type="string">
            <text:p>EU41</text:p>
          </table:table-cell>
          <table:table-cell table:style-name="ce3" table:formula="of:=IF(ISERROR(FIND(&quot;Flu&quot;; [.B893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893]; &quot;_&quot;; [.D893]); ['file:///home/assez/Documents/projectDocs/EMC_Barreiro/allEMC_Barreiro.ods'#$EMC_Barreiro.$D$51:.$J$128];7)" office:value-type="string" office:string-value="MS052801" calcext:value-type="string">
            <text:p>MS052801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893]; &quot;.&quot;; [.$A$766]; &quot;.&quot;; [.F893]; &quot;.&quot;; [.G893]; &quot;.&quot;; &quot;pair&quot;; [.H893]; &quot;.fastq.gz&quot;)" office:value-type="string" office:string-value="MS052801.BS.218.3.pair1.fastq.gz" calcext:value-type="string">
            <text:p>MS052801.BS.218.3.pair1.fastq.gz</text:p>
          </table:table-cell>
          <table:table-cell table:formula="of:=CONCATENATE(&quot;ln -s ../../WGBS/&quot;; [.B893]; &quot; &quot;; [.I893])" office:value-type="string" office:string-value="ln -s ../../WGBS/Epi_EU41_Flu__WGBS_1_2-449348_S1_L003_R1_001.fastq.gz MS052801.BS.218.3.pair1.fastq.gz" calcext:value-type="string">
            <text:p>ln -s ../../WGBS/Epi_EU41_Flu__WGBS_1_2-449348_S1_L003_R1_001.fastq.gz MS052801.BS.218.3.pair1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EU41_Flu__WGBS_1_2-449348_S1_L003_R2_001.fastq.gz</text:p>
          </table:table-cell>
          <table:table-cell table:style-name="ce3" table:formula="of:=MID([.B894]; 5; 4)" office:value-type="string" office:string-value="EU41" calcext:value-type="string">
            <text:p>EU41</text:p>
          </table:table-cell>
          <table:table-cell table:style-name="ce3" table:formula="of:=IF(ISERROR(FIND(&quot;Flu&quot;; [.B894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894]; &quot;_&quot;; [.D894]); ['file:///home/assez/Documents/projectDocs/EMC_Barreiro/allEMC_Barreiro.ods'#$EMC_Barreiro.$D$51:.$J$128];7)" office:value-type="string" office:string-value="MS052801" calcext:value-type="string">
            <text:p>MS052801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894]; &quot;.&quot;; [.$A$766]; &quot;.&quot;; [.F894]; &quot;.&quot;; [.G894]; &quot;.&quot;; &quot;pair&quot;; [.H894]; &quot;.fastq.gz&quot;)" office:value-type="string" office:string-value="MS052801.BS.218.3.pair2.fastq.gz" calcext:value-type="string">
            <text:p>MS052801.BS.218.3.pair2.fastq.gz</text:p>
          </table:table-cell>
          <table:table-cell table:formula="of:=CONCATENATE(&quot;ln -s ../../WGBS/&quot;; [.B894]; &quot; &quot;; [.I894])" office:value-type="string" office:string-value="ln -s ../../WGBS/Epi_EU41_Flu__WGBS_1_2-449348_S1_L003_R2_001.fastq.gz MS052801.BS.218.3.pair2.fastq.gz" calcext:value-type="string">
            <text:p>ln -s ../../WGBS/Epi_EU41_Flu__WGBS_1_2-449348_S1_L003_R2_001.fastq.gz MS052801.BS.218.3.pair2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EU41_NI_WGBS_1_2-449347_S1_L002_R1_001.fastq.gz</text:p>
          </table:table-cell>
          <table:table-cell table:style-name="ce3" table:formula="of:=MID([.B895]; 5; 4)" office:value-type="string" office:string-value="EU41" calcext:value-type="string">
            <text:p>EU41</text:p>
          </table:table-cell>
          <table:table-cell table:style-name="ce3" table:formula="of:=IF(ISERROR(FIND(&quot;Flu&quot;; [.B895]; 1)); &quot;NI&quot;; &quot;Flu&quot;)" office:value-type="string" office:string-value="NI" calcext:value-type="string">
            <text:p>NI</text:p>
          </table:table-cell>
          <table:table-cell table:style-name="ce3" table:formula="of:=VLOOKUP(CONCATENATE([.C895]; &quot;_&quot;; [.D895]); ['file:///home/assez/Documents/projectDocs/EMC_Barreiro/allEMC_Barreiro.ods'#$EMC_Barreiro.$D$51:.$J$128];7)" office:value-type="string" office:string-value="MS052802" calcext:value-type="string">
            <text:p>MS052802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895]; &quot;.&quot;; [.$A$766]; &quot;.&quot;; [.F895]; &quot;.&quot;; [.G895]; &quot;.&quot;; &quot;pair&quot;; [.H895]; &quot;.fastq.gz&quot;)" office:value-type="string" office:string-value="MS052802.BS.218.2.pair1.fastq.gz" calcext:value-type="string">
            <text:p>MS052802.BS.218.2.pair1.fastq.gz</text:p>
          </table:table-cell>
          <table:table-cell table:formula="of:=CONCATENATE(&quot;ln -s ../../WGBS/&quot;; [.B895]; &quot; &quot;; [.I895])" office:value-type="string" office:string-value="ln -s ../../WGBS/Epi_EU41_NI_WGBS_1_2-449347_S1_L002_R1_001.fastq.gz MS052802.BS.218.2.pair1.fastq.gz" calcext:value-type="string">
            <text:p>ln -s ../../WGBS/Epi_EU41_NI_WGBS_1_2-449347_S1_L002_R1_001.fastq.gz MS052802.BS.218.2.pair1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EU41_NI_WGBS_1_2-449347_S1_L002_R2_001.fastq.gz</text:p>
          </table:table-cell>
          <table:table-cell table:style-name="ce3" table:formula="of:=MID([.B896]; 5; 4)" office:value-type="string" office:string-value="EU41" calcext:value-type="string">
            <text:p>EU41</text:p>
          </table:table-cell>
          <table:table-cell table:style-name="ce3" table:formula="of:=IF(ISERROR(FIND(&quot;Flu&quot;; [.B896]; 1)); &quot;NI&quot;; &quot;Flu&quot;)" office:value-type="string" office:string-value="NI" calcext:value-type="string">
            <text:p>NI</text:p>
          </table:table-cell>
          <table:table-cell table:style-name="ce3" table:formula="of:=VLOOKUP(CONCATENATE([.C896]; &quot;_&quot;; [.D896]); ['file:///home/assez/Documents/projectDocs/EMC_Barreiro/allEMC_Barreiro.ods'#$EMC_Barreiro.$D$51:.$J$128];7)" office:value-type="string" office:string-value="MS052802" calcext:value-type="string">
            <text:p>MS052802</text:p>
          </table:table-cell>
          <table:table-cell table:style-name="ce3" office:value-type="float" office:value="218" calcext:value-type="float">
            <text:p>218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9" table:formula="of:=CONCATENATE([.E896]; &quot;.&quot;; [.$A$766]; &quot;.&quot;; [.F896]; &quot;.&quot;; [.G896]; &quot;.&quot;; &quot;pair&quot;; [.H896]; &quot;.fastq.gz&quot;)" office:value-type="string" office:string-value="MS052802.BS.218.2.pair2.fastq.gz" calcext:value-type="string">
            <text:p>MS052802.BS.218.2.pair2.fastq.gz</text:p>
          </table:table-cell>
          <table:table-cell table:formula="of:=CONCATENATE(&quot;ln -s ../../WGBS/&quot;; [.B896]; &quot; &quot;; [.I896])" office:value-type="string" office:string-value="ln -s ../../WGBS/Epi_EU41_NI_WGBS_1_2-449347_S1_L002_R2_001.fastq.gz MS052802.BS.218.2.pair2.fastq.gz" calcext:value-type="string">
            <text:p>ln -s ../../WGBS/Epi_EU41_NI_WGBS_1_2-449347_S1_L002_R2_001.fastq.gz MS052802.BS.218.2.pair2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EU43_Flu_WGBS_1_2-449350_S1_L005_R1_001.fastq.gz</text:p>
          </table:table-cell>
          <table:table-cell table:style-name="ce3" table:formula="of:=MID([.B897]; 5; 4)" office:value-type="string" office:string-value="EU43" calcext:value-type="string">
            <text:p>EU43</text:p>
          </table:table-cell>
          <table:table-cell table:style-name="ce3" table:formula="of:=IF(ISERROR(FIND(&quot;Flu&quot;; [.B897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897]; &quot;_&quot;; [.D897]); ['file:///home/assez/Documents/projectDocs/EMC_Barreiro/allEMC_Barreiro.ods'#$EMC_Barreiro.$D$51:.$J$128];7)" office:value-type="string" office:string-value="MS052901" calcext:value-type="string">
            <text:p>MS052901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897]; &quot;.&quot;; [.$A$766]; &quot;.&quot;; [.F897]; &quot;.&quot;; [.G897]; &quot;.&quot;; &quot;pair&quot;; [.H897]; &quot;.fastq.gz&quot;)" office:value-type="string" office:string-value="MS052901.BS.218.5.pair1.fastq.gz" calcext:value-type="string">
            <text:p>MS052901.BS.218.5.pair1.fastq.gz</text:p>
          </table:table-cell>
          <table:table-cell table:formula="of:=CONCATENATE(&quot;ln -s ../../WGBS/&quot;; [.B897]; &quot; &quot;; [.I897])" office:value-type="string" office:string-value="ln -s ../../WGBS/Epi_EU43_Flu_WGBS_1_2-449350_S1_L005_R1_001.fastq.gz MS052901.BS.218.5.pair1.fastq.gz" calcext:value-type="string">
            <text:p>ln -s ../../WGBS/Epi_EU43_Flu_WGBS_1_2-449350_S1_L005_R1_001.fastq.gz MS052901.BS.218.5.pair1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EU43_Flu_WGBS_1_2-449350_S1_L005_R2_001.fastq.gz</text:p>
          </table:table-cell>
          <table:table-cell table:style-name="ce3" table:formula="of:=MID([.B898]; 5; 4)" office:value-type="string" office:string-value="EU43" calcext:value-type="string">
            <text:p>EU43</text:p>
          </table:table-cell>
          <table:table-cell table:style-name="ce3" table:formula="of:=IF(ISERROR(FIND(&quot;Flu&quot;; [.B898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898]; &quot;_&quot;; [.D898]); ['file:///home/assez/Documents/projectDocs/EMC_Barreiro/allEMC_Barreiro.ods'#$EMC_Barreiro.$D$51:.$J$128];7)" office:value-type="string" office:string-value="MS052901" calcext:value-type="string">
            <text:p>MS052901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898]; &quot;.&quot;; [.$A$766]; &quot;.&quot;; [.F898]; &quot;.&quot;; [.G898]; &quot;.&quot;; &quot;pair&quot;; [.H898]; &quot;.fastq.gz&quot;)" office:value-type="string" office:string-value="MS052901.BS.218.5.pair2.fastq.gz" calcext:value-type="string">
            <text:p>MS052901.BS.218.5.pair2.fastq.gz</text:p>
          </table:table-cell>
          <table:table-cell table:formula="of:=CONCATENATE(&quot;ln -s ../../WGBS/&quot;; [.B898]; &quot; &quot;; [.I898])" office:value-type="string" office:string-value="ln -s ../../WGBS/Epi_EU43_Flu_WGBS_1_2-449350_S1_L005_R2_001.fastq.gz MS052901.BS.218.5.pair2.fastq.gz" calcext:value-type="string">
            <text:p>ln -s ../../WGBS/Epi_EU43_Flu_WGBS_1_2-449350_S1_L005_R2_001.fastq.gz MS052901.BS.218.5.pair2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EU43_NI_WGBS_1_2-449349_S1_L004_R1_001.fastq.gz</text:p>
          </table:table-cell>
          <table:table-cell table:style-name="ce3" table:formula="of:=MID([.B899]; 5; 4)" office:value-type="string" office:string-value="EU43" calcext:value-type="string">
            <text:p>EU43</text:p>
          </table:table-cell>
          <table:table-cell table:style-name="ce3" table:formula="of:=IF(ISERROR(FIND(&quot;Flu&quot;; [.B899]; 1)); &quot;NI&quot;; &quot;Flu&quot;)" office:value-type="string" office:string-value="NI" calcext:value-type="string">
            <text:p>NI</text:p>
          </table:table-cell>
          <table:table-cell table:style-name="ce3" table:formula="of:=VLOOKUP(CONCATENATE([.C899]; &quot;_&quot;; [.D899]); ['file:///home/assez/Documents/projectDocs/EMC_Barreiro/allEMC_Barreiro.ods'#$EMC_Barreiro.$D$51:.$J$128];7)" office:value-type="string" office:string-value="MS052902" calcext:value-type="string">
            <text:p>MS052902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899]; &quot;.&quot;; [.$A$766]; &quot;.&quot;; [.F899]; &quot;.&quot;; [.G899]; &quot;.&quot;; &quot;pair&quot;; [.H899]; &quot;.fastq.gz&quot;)" office:value-type="string" office:string-value="MS052902.BS.218.4.pair1.fastq.gz" calcext:value-type="string">
            <text:p>MS052902.BS.218.4.pair1.fastq.gz</text:p>
          </table:table-cell>
          <table:table-cell table:formula="of:=CONCATENATE(&quot;ln -s ../../WGBS/&quot;; [.B899]; &quot; &quot;; [.I899])" office:value-type="string" office:string-value="ln -s ../../WGBS/Epi_EU43_NI_WGBS_1_2-449349_S1_L004_R1_001.fastq.gz MS052902.BS.218.4.pair1.fastq.gz" calcext:value-type="string">
            <text:p>ln -s ../../WGBS/Epi_EU43_NI_WGBS_1_2-449349_S1_L004_R1_001.fastq.gz MS052902.BS.218.4.pair1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EU43_NI_WGBS_1_2-449349_S1_L004_R2_001.fastq.gz</text:p>
          </table:table-cell>
          <table:table-cell table:style-name="ce3" table:formula="of:=MID([.B900]; 5; 4)" office:value-type="string" office:string-value="EU43" calcext:value-type="string">
            <text:p>EU43</text:p>
          </table:table-cell>
          <table:table-cell table:style-name="ce3" table:formula="of:=IF(ISERROR(FIND(&quot;Flu&quot;; [.B900]; 1)); &quot;NI&quot;; &quot;Flu&quot;)" office:value-type="string" office:string-value="NI" calcext:value-type="string">
            <text:p>NI</text:p>
          </table:table-cell>
          <table:table-cell table:style-name="ce3" table:formula="of:=VLOOKUP(CONCATENATE([.C900]; &quot;_&quot;; [.D900]); ['file:///home/assez/Documents/projectDocs/EMC_Barreiro/allEMC_Barreiro.ods'#$EMC_Barreiro.$D$51:.$J$128];7)" office:value-type="string" office:string-value="MS052902" calcext:value-type="string">
            <text:p>MS052902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900]; &quot;.&quot;; [.$A$766]; &quot;.&quot;; [.F900]; &quot;.&quot;; [.G900]; &quot;.&quot;; &quot;pair&quot;; [.H900]; &quot;.fastq.gz&quot;)" office:value-type="string" office:string-value="MS052902.BS.218.4.pair2.fastq.gz" calcext:value-type="string">
            <text:p>MS052902.BS.218.4.pair2.fastq.gz</text:p>
          </table:table-cell>
          <table:table-cell table:formula="of:=CONCATENATE(&quot;ln -s ../../WGBS/&quot;; [.B900]; &quot; &quot;; [.I900])" office:value-type="string" office:string-value="ln -s ../../WGBS/Epi_EU43_NI_WGBS_1_2-449349_S1_L004_R2_001.fastq.gz MS052902.BS.218.4.pair2.fastq.gz" calcext:value-type="string">
            <text:p>ln -s ../../WGBS/Epi_EU43_NI_WGBS_1_2-449349_S1_L004_R2_001.fastq.gz MS052902.BS.218.4.pair2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EU47_Flu__WGBS_1_2-449402_S1_L007_R1_001.fastq.gz</text:p>
          </table:table-cell>
          <table:table-cell table:style-name="ce3" table:formula="of:=MID([.B901]; 5; 4)" office:value-type="string" office:string-value="EU47" calcext:value-type="string">
            <text:p>EU47</text:p>
          </table:table-cell>
          <table:table-cell table:style-name="ce3" table:formula="of:=IF(ISERROR(FIND(&quot;Flu&quot;; [.B901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901]; &quot;_&quot;; [.D901]); ['file:///home/assez/Documents/projectDocs/EMC_Barreiro/allEMC_Barreiro.ods'#$EMC_Barreiro.$D$51:.$J$128];7)" office:value-type="string" office:string-value="MS053001" calcext:value-type="string">
            <text:p>MS053001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901]; &quot;.&quot;; [.$A$766]; &quot;.&quot;; [.F901]; &quot;.&quot;; [.G901]; &quot;.&quot;; &quot;pair&quot;; [.H901]; &quot;.fastq.gz&quot;)" office:value-type="string" office:string-value="MS053001.BS.218.7.pair1.fastq.gz" calcext:value-type="string">
            <text:p>MS053001.BS.218.7.pair1.fastq.gz</text:p>
          </table:table-cell>
          <table:table-cell table:formula="of:=CONCATENATE(&quot;ln -s ../../WGBS/&quot;; [.B901]; &quot; &quot;; [.I901])" office:value-type="string" office:string-value="ln -s ../../WGBS/Epi_EU47_Flu__WGBS_1_2-449402_S1_L007_R1_001.fastq.gz MS053001.BS.218.7.pair1.fastq.gz" calcext:value-type="string">
            <text:p>ln -s ../../WGBS/Epi_EU47_Flu__WGBS_1_2-449402_S1_L007_R1_001.fastq.gz MS053001.BS.218.7.pair1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EU47_Flu__WGBS_1_2-449402_S1_L007_R2_001.fastq.gz</text:p>
          </table:table-cell>
          <table:table-cell table:style-name="ce3" table:formula="of:=MID([.B902]; 5; 4)" office:value-type="string" office:string-value="EU47" calcext:value-type="string">
            <text:p>EU47</text:p>
          </table:table-cell>
          <table:table-cell table:style-name="ce3" table:formula="of:=IF(ISERROR(FIND(&quot;Flu&quot;; [.B902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902]; &quot;_&quot;; [.D902]); ['file:///home/assez/Documents/projectDocs/EMC_Barreiro/allEMC_Barreiro.ods'#$EMC_Barreiro.$D$51:.$J$128];7)" office:value-type="string" office:string-value="MS053001" calcext:value-type="string">
            <text:p>MS053001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902]; &quot;.&quot;; [.$A$766]; &quot;.&quot;; [.F902]; &quot;.&quot;; [.G902]; &quot;.&quot;; &quot;pair&quot;; [.H902]; &quot;.fastq.gz&quot;)" office:value-type="string" office:string-value="MS053001.BS.218.7.pair2.fastq.gz" calcext:value-type="string">
            <text:p>MS053001.BS.218.7.pair2.fastq.gz</text:p>
          </table:table-cell>
          <table:table-cell table:formula="of:=CONCATENATE(&quot;ln -s ../../WGBS/&quot;; [.B902]; &quot; &quot;; [.I902])" office:value-type="string" office:string-value="ln -s ../../WGBS/Epi_EU47_Flu__WGBS_1_2-449402_S1_L007_R2_001.fastq.gz MS053001.BS.218.7.pair2.fastq.gz" calcext:value-type="string">
            <text:p>ln -s ../../WGBS/Epi_EU47_Flu__WGBS_1_2-449402_S1_L007_R2_001.fastq.gz MS053001.BS.218.7.pair2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EU47_NI_WGBS_1_2-449401_S1_L006_R1_001.fastq.gz</text:p>
          </table:table-cell>
          <table:table-cell table:style-name="ce3" table:formula="of:=MID([.B903]; 5; 4)" office:value-type="string" office:string-value="EU47" calcext:value-type="string">
            <text:p>EU47</text:p>
          </table:table-cell>
          <table:table-cell table:style-name="ce3" table:formula="of:=IF(ISERROR(FIND(&quot;Flu&quot;; [.B903]; 1)); &quot;NI&quot;; &quot;Flu&quot;)" office:value-type="string" office:string-value="NI" calcext:value-type="string">
            <text:p>NI</text:p>
          </table:table-cell>
          <table:table-cell table:style-name="ce3" table:formula="of:=VLOOKUP(CONCATENATE([.C903]; &quot;_&quot;; [.D903]); ['file:///home/assez/Documents/projectDocs/EMC_Barreiro/allEMC_Barreiro.ods'#$EMC_Barreiro.$D$51:.$J$128];7)" office:value-type="string" office:string-value="MS053002" calcext:value-type="string">
            <text:p>MS053002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903]; &quot;.&quot;; [.$A$766]; &quot;.&quot;; [.F903]; &quot;.&quot;; [.G903]; &quot;.&quot;; &quot;pair&quot;; [.H903]; &quot;.fastq.gz&quot;)" office:value-type="string" office:string-value="MS053002.BS.218.6.pair1.fastq.gz" calcext:value-type="string">
            <text:p>MS053002.BS.218.6.pair1.fastq.gz</text:p>
          </table:table-cell>
          <table:table-cell table:formula="of:=CONCATENATE(&quot;ln -s ../../WGBS/&quot;; [.B903]; &quot; &quot;; [.I903])" office:value-type="string" office:string-value="ln -s ../../WGBS/Epi_EU47_NI_WGBS_1_2-449401_S1_L006_R1_001.fastq.gz MS053002.BS.218.6.pair1.fastq.gz" calcext:value-type="string">
            <text:p>ln -s ../../WGBS/Epi_EU47_NI_WGBS_1_2-449401_S1_L006_R1_001.fastq.gz MS053002.BS.218.6.pair1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EU47_NI_WGBS_1_2-449401_S1_L006_R2_001.fastq.gz</text:p>
          </table:table-cell>
          <table:table-cell table:style-name="ce3" table:formula="of:=MID([.B904]; 5; 4)" office:value-type="string" office:string-value="EU47" calcext:value-type="string">
            <text:p>EU47</text:p>
          </table:table-cell>
          <table:table-cell table:style-name="ce3" table:formula="of:=IF(ISERROR(FIND(&quot;Flu&quot;; [.B904]; 1)); &quot;NI&quot;; &quot;Flu&quot;)" office:value-type="string" office:string-value="NI" calcext:value-type="string">
            <text:p>NI</text:p>
          </table:table-cell>
          <table:table-cell table:style-name="ce3" table:formula="of:=VLOOKUP(CONCATENATE([.C904]; &quot;_&quot;; [.D904]); ['file:///home/assez/Documents/projectDocs/EMC_Barreiro/allEMC_Barreiro.ods'#$EMC_Barreiro.$D$51:.$J$128];7)" office:value-type="string" office:string-value="MS053002" calcext:value-type="string">
            <text:p>MS053002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904]; &quot;.&quot;; [.$A$766]; &quot;.&quot;; [.F904]; &quot;.&quot;; [.G904]; &quot;.&quot;; &quot;pair&quot;; [.H904]; &quot;.fastq.gz&quot;)" office:value-type="string" office:string-value="MS053002.BS.218.6.pair2.fastq.gz" calcext:value-type="string">
            <text:p>MS053002.BS.218.6.pair2.fastq.gz</text:p>
          </table:table-cell>
          <table:table-cell table:formula="of:=CONCATENATE(&quot;ln -s ../../WGBS/&quot;; [.B904]; &quot; &quot;; [.I904])" office:value-type="string" office:string-value="ln -s ../../WGBS/Epi_EU47_NI_WGBS_1_2-449401_S1_L006_R2_001.fastq.gz MS053002.BS.218.6.pair2.fastq.gz" calcext:value-type="string">
            <text:p>ln -s ../../WGBS/Epi_EU47_NI_WGBS_1_2-449401_S1_L006_R2_001.fastq.gz MS053002.BS.218.6.pair2.fastq.gz</text:p>
          </table:table-cell>
          <table:table-cell table:number-columns-repeated="1014"/>
        </table:table-row>
        <table:table-row table:style-name="ro1">
          <table:table-cell table:style-name="ce3"/>
          <table:table-cell/>
          <table:table-cell table:style-name="ce3" table:formula="of:=MID([.B905]; 5; 4)">
            <text:p/>
          </table:table-cell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5" office:value-type="string" calcext:value-type="string">
            <text:p>WGS</text:p>
          </table:table-cell>
          <table:table-cell table:style-name="ce3" office:value-type="string" calcext:value-type="string">
            <text:p>Epi_AF04_NI_WGS_1.pair1.fastq.gz</text:p>
          </table:table-cell>
          <table:table-cell table:style-name="ce3" table:formula="of:=MID([.B906]; 5; 4)" office:value-type="string" office:string-value="AF04" calcext:value-type="string">
            <text:p>AF04</text:p>
          </table:table-cell>
          <table:table-cell table:style-name="ce3" table:formula="of:=IF(ISERROR(FIND(&quot;Flu&quot;; [.B906]; 1)); &quot;NI&quot;; &quot;Flu&quot;)" office:value-type="string" office:string-value="NI" calcext:value-type="string">
            <text:p>NI</text:p>
          </table:table-cell>
          <table:table-cell table:style-name="ce3" table:formula="of:=VLOOKUP(CONCATENATE([.C906]; &quot;_&quot;; [.D906]); ['file:///home/assez/Documents/projectDocs/EMC_Barreiro/allEMC_Barreiro.ods'#$EMC_Barreiro.$D$51:.$J$128];7)" office:value-type="string" office:string-value="MS049302" calcext:value-type="string">
            <text:p>MS049302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906]; &quot;.&quot;; [.$A$906]; &quot;.&quot;; [.F906]; &quot;.&quot;; [.G906]; &quot;.&quot;; &quot;pair&quot;; [.H906]; &quot;.fastq.gz&quot;)" office:value-type="string" office:string-value="MS049302.WGS.173.3.pair1.fastq.gz" calcext:value-type="string">
            <text:p>MS049302.WGS.173.3.pair1.fastq.gz</text:p>
          </table:table-cell>
          <table:table-cell table:formula="of:=CONCATENATE(&quot;ln -s ../../WGS/&quot;; [.B906]; &quot; &quot;; [.I906])" office:value-type="string" office:string-value="ln -s ../../WGS/Epi_AF04_NI_WGS_1.pair1.fastq.gz MS049302.WGS.173.3.pair1.fastq.gz" calcext:value-type="string">
            <text:p>ln -s ../../WGS/Epi_AF04_NI_WGS_1.pair1.fastq.gz MS049302.WGS.173.3.pair1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AF04_NI_WGS_1.pair2.fastq.gz</text:p>
          </table:table-cell>
          <table:table-cell table:style-name="ce3" table:formula="of:=MID([.B907]; 5; 4)" office:value-type="string" office:string-value="AF04" calcext:value-type="string">
            <text:p>AF04</text:p>
          </table:table-cell>
          <table:table-cell table:style-name="ce3" table:formula="of:=IF(ISERROR(FIND(&quot;Flu&quot;; [.B907]; 1)); &quot;NI&quot;; &quot;Flu&quot;)" office:value-type="string" office:string-value="NI" calcext:value-type="string">
            <text:p>NI</text:p>
          </table:table-cell>
          <table:table-cell table:style-name="ce3" table:formula="of:=VLOOKUP(CONCATENATE([.C907]; &quot;_&quot;; [.D907]); ['file:///home/assez/Documents/projectDocs/EMC_Barreiro/allEMC_Barreiro.ods'#$EMC_Barreiro.$D$51:.$J$128];7)" office:value-type="string" office:string-value="MS049302" calcext:value-type="string">
            <text:p>MS049302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907]; &quot;.&quot;; [.$A$906]; &quot;.&quot;; [.F907]; &quot;.&quot;; [.G907]; &quot;.&quot;; &quot;pair&quot;; [.H907]; &quot;.fastq.gz&quot;)" office:value-type="string" office:string-value="MS049302.WGS.173.3.pair2.fastq.gz" calcext:value-type="string">
            <text:p>MS049302.WGS.173.3.pair2.fastq.gz</text:p>
          </table:table-cell>
          <table:table-cell table:formula="of:=CONCATENATE(&quot;ln -s ../../WGS/&quot;; [.B907]; &quot; &quot;; [.I907])" office:value-type="string" office:string-value="ln -s ../../WGS/Epi_AF04_NI_WGS_1.pair2.fastq.gz MS049302.WGS.173.3.pair2.fastq.gz" calcext:value-type="string">
            <text:p>ln -s ../../WGS/Epi_AF04_NI_WGS_1.pair2.fastq.gz MS049302.WGS.173.3.pair2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AF06_NI_WGS_1.pair1.fastq.gz</text:p>
          </table:table-cell>
          <table:table-cell table:style-name="ce3" table:formula="of:=MID([.B908]; 5; 4)" office:value-type="string" office:string-value="AF06" calcext:value-type="string">
            <text:p>AF06</text:p>
          </table:table-cell>
          <table:table-cell table:style-name="ce3" table:formula="of:=IF(ISERROR(FIND(&quot;Flu&quot;; [.B908]; 1)); &quot;NI&quot;; &quot;Flu&quot;)" office:value-type="string" office:string-value="NI" calcext:value-type="string">
            <text:p>NI</text:p>
          </table:table-cell>
          <table:table-cell table:style-name="ce3" table:formula="of:=VLOOKUP(CONCATENATE([.C908]; &quot;_&quot;; [.D908]); ['file:///home/assez/Documents/projectDocs/EMC_Barreiro/allEMC_Barreiro.ods'#$EMC_Barreiro.$D$51:.$J$128];7)" office:value-type="string" office:string-value="MS049402" calcext:value-type="string">
            <text:p>MS049402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908]; &quot;.&quot;; [.$A$906]; &quot;.&quot;; [.F908]; &quot;.&quot;; [.G908]; &quot;.&quot;; &quot;pair&quot;; [.H908]; &quot;.fastq.gz&quot;)" office:value-type="string" office:string-value="MS049402.WGS.173.7.pair1.fastq.gz" calcext:value-type="string">
            <text:p>MS049402.WGS.173.7.pair1.fastq.gz</text:p>
          </table:table-cell>
          <table:table-cell table:formula="of:=CONCATENATE(&quot;ln -s ../../WGS/&quot;; [.B908]; &quot; &quot;; [.I908])" office:value-type="string" office:string-value="ln -s ../../WGS/Epi_AF06_NI_WGS_1.pair1.fastq.gz MS049402.WGS.173.7.pair1.fastq.gz" calcext:value-type="string">
            <text:p>ln -s ../../WGS/Epi_AF06_NI_WGS_1.pair1.fastq.gz MS049402.WGS.173.7.pair1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AF06_NI_WGS_1.pair2.fastq.gz</text:p>
          </table:table-cell>
          <table:table-cell table:style-name="ce3" table:formula="of:=MID([.B909]; 5; 4)" office:value-type="string" office:string-value="AF06" calcext:value-type="string">
            <text:p>AF06</text:p>
          </table:table-cell>
          <table:table-cell table:style-name="ce3" table:formula="of:=IF(ISERROR(FIND(&quot;Flu&quot;; [.B909]; 1)); &quot;NI&quot;; &quot;Flu&quot;)" office:value-type="string" office:string-value="NI" calcext:value-type="string">
            <text:p>NI</text:p>
          </table:table-cell>
          <table:table-cell table:style-name="ce3" table:formula="of:=VLOOKUP(CONCATENATE([.C909]; &quot;_&quot;; [.D909]); ['file:///home/assez/Documents/projectDocs/EMC_Barreiro/allEMC_Barreiro.ods'#$EMC_Barreiro.$D$51:.$J$128];7)" office:value-type="string" office:string-value="MS049402" calcext:value-type="string">
            <text:p>MS049402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909]; &quot;.&quot;; [.$A$906]; &quot;.&quot;; [.F909]; &quot;.&quot;; [.G909]; &quot;.&quot;; &quot;pair&quot;; [.H909]; &quot;.fastq.gz&quot;)" office:value-type="string" office:string-value="MS049402.WGS.173.7.pair2.fastq.gz" calcext:value-type="string">
            <text:p>MS049402.WGS.173.7.pair2.fastq.gz</text:p>
          </table:table-cell>
          <table:table-cell table:formula="of:=CONCATENATE(&quot;ln -s ../../WGS/&quot;; [.B909]; &quot; &quot;; [.I909])" office:value-type="string" office:string-value="ln -s ../../WGS/Epi_AF06_NI_WGS_1.pair2.fastq.gz MS049402.WGS.173.7.pair2.fastq.gz" calcext:value-type="string">
            <text:p>ln -s ../../WGS/Epi_AF06_NI_WGS_1.pair2.fastq.gz MS049402.WGS.173.7.pair2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AF08_NI_WGS_1.pair1.fastq.gz</text:p>
          </table:table-cell>
          <table:table-cell table:style-name="ce3" table:formula="of:=MID([.B910]; 5; 4)" office:value-type="string" office:string-value="AF08" calcext:value-type="string">
            <text:p>AF08</text:p>
          </table:table-cell>
          <table:table-cell table:style-name="ce3" table:formula="of:=IF(ISERROR(FIND(&quot;Flu&quot;; [.B910]; 1)); &quot;NI&quot;; &quot;Flu&quot;)" office:value-type="string" office:string-value="NI" calcext:value-type="string">
            <text:p>NI</text:p>
          </table:table-cell>
          <table:table-cell table:style-name="ce3" table:formula="of:=VLOOKUP(CONCATENATE([.C910]; &quot;_&quot;; [.D910]); ['file:///home/assez/Documents/projectDocs/EMC_Barreiro/allEMC_Barreiro.ods'#$EMC_Barreiro.$D$51:.$J$128];7)" office:value-type="string" office:string-value="MS049502" calcext:value-type="string">
            <text:p>MS049502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910]; &quot;.&quot;; [.$A$906]; &quot;.&quot;; [.F910]; &quot;.&quot;; [.G910]; &quot;.&quot;; &quot;pair&quot;; [.H910]; &quot;.fastq.gz&quot;)" office:value-type="string" office:string-value="MS049502.WGS.174.2.pair1.fastq.gz" calcext:value-type="string">
            <text:p>MS049502.WGS.174.2.pair1.fastq.gz</text:p>
          </table:table-cell>
          <table:table-cell table:formula="of:=CONCATENATE(&quot;ln -s ../../WGS/&quot;; [.B910]; &quot; &quot;; [.I910])" office:value-type="string" office:string-value="ln -s ../../WGS/Epi_AF08_NI_WGS_1.pair1.fastq.gz MS049502.WGS.174.2.pair1.fastq.gz" calcext:value-type="string">
            <text:p>ln -s ../../WGS/Epi_AF08_NI_WGS_1.pair1.fastq.gz MS049502.WGS.174.2.pair1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AF08_NI_WGS_1.pair2.fastq.gz</text:p>
          </table:table-cell>
          <table:table-cell table:style-name="ce3" table:formula="of:=MID([.B911]; 5; 4)" office:value-type="string" office:string-value="AF08" calcext:value-type="string">
            <text:p>AF08</text:p>
          </table:table-cell>
          <table:table-cell table:style-name="ce3" table:formula="of:=IF(ISERROR(FIND(&quot;Flu&quot;; [.B911]; 1)); &quot;NI&quot;; &quot;Flu&quot;)" office:value-type="string" office:string-value="NI" calcext:value-type="string">
            <text:p>NI</text:p>
          </table:table-cell>
          <table:table-cell table:style-name="ce3" table:formula="of:=VLOOKUP(CONCATENATE([.C911]; &quot;_&quot;; [.D911]); ['file:///home/assez/Documents/projectDocs/EMC_Barreiro/allEMC_Barreiro.ods'#$EMC_Barreiro.$D$51:.$J$128];7)" office:value-type="string" office:string-value="MS049502" calcext:value-type="string">
            <text:p>MS049502</text:p>
          </table:table-cell>
          <table:table-cell table:style-name="ce3" office:value-type="float" office:value="174" calcext:value-type="float">
            <text:p>174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9" table:formula="of:=CONCATENATE([.E911]; &quot;.&quot;; [.$A$906]; &quot;.&quot;; [.F911]; &quot;.&quot;; [.G911]; &quot;.&quot;; &quot;pair&quot;; [.H911]; &quot;.fastq.gz&quot;)" office:value-type="string" office:string-value="MS049502.WGS.174.2.pair2.fastq.gz" calcext:value-type="string">
            <text:p>MS049502.WGS.174.2.pair2.fastq.gz</text:p>
          </table:table-cell>
          <table:table-cell table:formula="of:=CONCATENATE(&quot;ln -s ../../WGS/&quot;; [.B911]; &quot; &quot;; [.I911])" office:value-type="string" office:string-value="ln -s ../../WGS/Epi_AF08_NI_WGS_1.pair2.fastq.gz MS049502.WGS.174.2.pair2.fastq.gz" calcext:value-type="string">
            <text:p>ln -s ../../WGS/Epi_AF08_NI_WGS_1.pair2.fastq.gz MS049502.WGS.174.2.pair2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AF10_NI_WGS_1.pair1.fastq.gz</text:p>
          </table:table-cell>
          <table:table-cell table:style-name="ce3" table:formula="of:=MID([.B912]; 5; 4)" office:value-type="string" office:string-value="AF10" calcext:value-type="string">
            <text:p>AF10</text:p>
          </table:table-cell>
          <table:table-cell table:style-name="ce3" table:formula="of:=IF(ISERROR(FIND(&quot;Flu&quot;; [.B912]; 1)); &quot;NI&quot;; &quot;Flu&quot;)" office:value-type="string" office:string-value="NI" calcext:value-type="string">
            <text:p>NI</text:p>
          </table:table-cell>
          <table:table-cell table:style-name="ce3" table:formula="of:=VLOOKUP(CONCATENATE([.C912]; &quot;_&quot;; [.D912]); ['file:///home/assez/Documents/projectDocs/EMC_Barreiro/allEMC_Barreiro.ods'#$EMC_Barreiro.$D$51:.$J$128];7)" office:value-type="string" office:string-value="MS049602" calcext:value-type="string">
            <text:p>MS049602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912]; &quot;.&quot;; [.$A$906]; &quot;.&quot;; [.F912]; &quot;.&quot;; [.G912]; &quot;.&quot;; &quot;pair&quot;; [.H912]; &quot;.fastq.gz&quot;)" office:value-type="string" office:string-value="MS049602.WGS.174.5.pair1.fastq.gz" calcext:value-type="string">
            <text:p>MS049602.WGS.174.5.pair1.fastq.gz</text:p>
          </table:table-cell>
          <table:table-cell table:formula="of:=CONCATENATE(&quot;ln -s ../../WGS/&quot;; [.B912]; &quot; &quot;; [.I912])" office:value-type="string" office:string-value="ln -s ../../WGS/Epi_AF10_NI_WGS_1.pair1.fastq.gz MS049602.WGS.174.5.pair1.fastq.gz" calcext:value-type="string">
            <text:p>ln -s ../../WGS/Epi_AF10_NI_WGS_1.pair1.fastq.gz MS049602.WGS.174.5.pair1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AF10_NI_WGS_1.pair2.fastq.gz</text:p>
          </table:table-cell>
          <table:table-cell table:style-name="ce3" table:formula="of:=MID([.B913]; 5; 4)" office:value-type="string" office:string-value="AF10" calcext:value-type="string">
            <text:p>AF10</text:p>
          </table:table-cell>
          <table:table-cell table:style-name="ce3" table:formula="of:=IF(ISERROR(FIND(&quot;Flu&quot;; [.B913]; 1)); &quot;NI&quot;; &quot;Flu&quot;)" office:value-type="string" office:string-value="NI" calcext:value-type="string">
            <text:p>NI</text:p>
          </table:table-cell>
          <table:table-cell table:style-name="ce3" table:formula="of:=VLOOKUP(CONCATENATE([.C913]; &quot;_&quot;; [.D913]); ['file:///home/assez/Documents/projectDocs/EMC_Barreiro/allEMC_Barreiro.ods'#$EMC_Barreiro.$D$51:.$J$128];7)" office:value-type="string" office:string-value="MS049602" calcext:value-type="string">
            <text:p>MS049602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913]; &quot;.&quot;; [.$A$906]; &quot;.&quot;; [.F913]; &quot;.&quot;; [.G913]; &quot;.&quot;; &quot;pair&quot;; [.H913]; &quot;.fastq.gz&quot;)" office:value-type="string" office:string-value="MS049602.WGS.174.5.pair2.fastq.gz" calcext:value-type="string">
            <text:p>MS049602.WGS.174.5.pair2.fastq.gz</text:p>
          </table:table-cell>
          <table:table-cell table:formula="of:=CONCATENATE(&quot;ln -s ../../WGS/&quot;; [.B913]; &quot; &quot;; [.I913])" office:value-type="string" office:string-value="ln -s ../../WGS/Epi_AF10_NI_WGS_1.pair2.fastq.gz MS049602.WGS.174.5.pair2.fastq.gz" calcext:value-type="string">
            <text:p>ln -s ../../WGS/Epi_AF10_NI_WGS_1.pair2.fastq.gz MS049602.WGS.174.5.pair2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AF12_Flu_WGS_1.pair1.fastq.gz</text:p>
          </table:table-cell>
          <table:table-cell table:style-name="ce3" table:formula="of:=MID([.B914]; 5; 4)" office:value-type="string" office:string-value="AF12" calcext:value-type="string">
            <text:p>AF12</text:p>
          </table:table-cell>
          <table:table-cell table:style-name="ce3" table:formula="of:=IF(ISERROR(FIND(&quot;Flu&quot;; [.B914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914]; &quot;_&quot;; [.D914]); ['file:///home/assez/Documents/projectDocs/EMC_Barreiro/allEMC_Barreiro.ods'#$EMC_Barreiro.$D$51:.$J$128];7)" office:value-type="string" office:string-value="MS049701" calcext:value-type="string">
            <text:p>MS049701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914]; &quot;.&quot;; [.$A$906]; &quot;.&quot;; [.F914]; &quot;.&quot;; [.G914]; &quot;.&quot;; &quot;pair&quot;; [.H914]; &quot;.fastq.gz&quot;)" office:value-type="string" office:string-value="MS049701.WGS.174.6.pair1.fastq.gz" calcext:value-type="string">
            <text:p>MS049701.WGS.174.6.pair1.fastq.gz</text:p>
          </table:table-cell>
          <table:table-cell table:formula="of:=CONCATENATE(&quot;ln -s ../../WGS/&quot;; [.B914]; &quot; &quot;; [.I914])" office:value-type="string" office:string-value="ln -s ../../WGS/Epi_AF12_Flu_WGS_1.pair1.fastq.gz MS049701.WGS.174.6.pair1.fastq.gz" calcext:value-type="string">
            <text:p>ln -s ../../WGS/Epi_AF12_Flu_WGS_1.pair1.fastq.gz MS049701.WGS.174.6.pair1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AF12_Flu_WGS_1.pair2.fastq.gz</text:p>
          </table:table-cell>
          <table:table-cell table:style-name="ce3" table:formula="of:=MID([.B915]; 5; 4)" office:value-type="string" office:string-value="AF12" calcext:value-type="string">
            <text:p>AF12</text:p>
          </table:table-cell>
          <table:table-cell table:style-name="ce3" table:formula="of:=IF(ISERROR(FIND(&quot;Flu&quot;; [.B915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915]; &quot;_&quot;; [.D915]); ['file:///home/assez/Documents/projectDocs/EMC_Barreiro/allEMC_Barreiro.ods'#$EMC_Barreiro.$D$51:.$J$128];7)" office:value-type="string" office:string-value="MS049701" calcext:value-type="string">
            <text:p>MS049701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915]; &quot;.&quot;; [.$A$906]; &quot;.&quot;; [.F915]; &quot;.&quot;; [.G915]; &quot;.&quot;; &quot;pair&quot;; [.H915]; &quot;.fastq.gz&quot;)" office:value-type="string" office:string-value="MS049701.WGS.174.6.pair2.fastq.gz" calcext:value-type="string">
            <text:p>MS049701.WGS.174.6.pair2.fastq.gz</text:p>
          </table:table-cell>
          <table:table-cell table:formula="of:=CONCATENATE(&quot;ln -s ../../WGS/&quot;; [.B915]; &quot; &quot;; [.I915])" office:value-type="string" office:string-value="ln -s ../../WGS/Epi_AF12_Flu_WGS_1.pair2.fastq.gz MS049701.WGS.174.6.pair2.fastq.gz" calcext:value-type="string">
            <text:p>ln -s ../../WGS/Epi_AF12_Flu_WGS_1.pair2.fastq.gz MS049701.WGS.174.6.pair2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AF14_Mock_WGS_1.pair1.fastq.gz</text:p>
          </table:table-cell>
          <table:table-cell table:style-name="ce3" table:formula="of:=MID([.B916]; 5; 4)" office:value-type="string" office:string-value="AF14" calcext:value-type="string">
            <text:p>AF14</text:p>
          </table:table-cell>
          <table:table-cell table:style-name="ce3" table:formula="of:=IF(ISERROR(FIND(&quot;Flu&quot;; [.B916]; 1)); &quot;NI&quot;; &quot;Flu&quot;)" office:value-type="string" office:string-value="NI" calcext:value-type="string">
            <text:p>NI</text:p>
          </table:table-cell>
          <table:table-cell table:style-name="ce3" table:formula="of:=VLOOKUP(CONCATENATE([.C916]; &quot;_&quot;; [.D916]); ['file:///home/assez/Documents/projectDocs/EMC_Barreiro/allEMC_Barreiro.ods'#$EMC_Barreiro.$D$51:.$J$128];7)" office:value-type="string" office:string-value="MS049802" calcext:value-type="string">
            <text:p>MS049802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916]; &quot;.&quot;; [.$A$906]; &quot;.&quot;; [.F916]; &quot;.&quot;; [.G916]; &quot;.&quot;; &quot;pair&quot;; [.H916]; &quot;.fastq.gz&quot;)" office:value-type="string" office:string-value="MS049802.WGS.174.7.pair1.fastq.gz" calcext:value-type="string">
            <text:p>MS049802.WGS.174.7.pair1.fastq.gz</text:p>
          </table:table-cell>
          <table:table-cell table:formula="of:=CONCATENATE(&quot;ln -s ../../WGS/&quot;; [.B916]; &quot; &quot;; [.I916])" office:value-type="string" office:string-value="ln -s ../../WGS/Epi_AF14_Mock_WGS_1.pair1.fastq.gz MS049802.WGS.174.7.pair1.fastq.gz" calcext:value-type="string">
            <text:p>ln -s ../../WGS/Epi_AF14_Mock_WGS_1.pair1.fastq.gz MS049802.WGS.174.7.pair1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AF14_Mock_WGS_1.pair2.fastq.gz</text:p>
          </table:table-cell>
          <table:table-cell table:style-name="ce3" table:formula="of:=MID([.B917]; 5; 4)" office:value-type="string" office:string-value="AF14" calcext:value-type="string">
            <text:p>AF14</text:p>
          </table:table-cell>
          <table:table-cell table:style-name="ce3" table:formula="of:=IF(ISERROR(FIND(&quot;Flu&quot;; [.B917]; 1)); &quot;NI&quot;; &quot;Flu&quot;)" office:value-type="string" office:string-value="NI" calcext:value-type="string">
            <text:p>NI</text:p>
          </table:table-cell>
          <table:table-cell table:style-name="ce3" table:formula="of:=VLOOKUP(CONCATENATE([.C917]; &quot;_&quot;; [.D917]); ['file:///home/assez/Documents/projectDocs/EMC_Barreiro/allEMC_Barreiro.ods'#$EMC_Barreiro.$D$51:.$J$128];7)" office:value-type="string" office:string-value="MS049802" calcext:value-type="string">
            <text:p>MS049802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917]; &quot;.&quot;; [.$A$906]; &quot;.&quot;; [.F917]; &quot;.&quot;; [.G917]; &quot;.&quot;; &quot;pair&quot;; [.H917]; &quot;.fastq.gz&quot;)" office:value-type="string" office:string-value="MS049802.WGS.174.7.pair2.fastq.gz" calcext:value-type="string">
            <text:p>MS049802.WGS.174.7.pair2.fastq.gz</text:p>
          </table:table-cell>
          <table:table-cell table:formula="of:=CONCATENATE(&quot;ln -s ../../WGS/&quot;; [.B917]; &quot; &quot;; [.I917])" office:value-type="string" office:string-value="ln -s ../../WGS/Epi_AF14_Mock_WGS_1.pair2.fastq.gz MS049802.WGS.174.7.pair2.fastq.gz" calcext:value-type="string">
            <text:p>ln -s ../../WGS/Epi_AF14_Mock_WGS_1.pair2.fastq.gz MS049802.WGS.174.7.pair2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AF16_NI_WGS_1.pair1.fastq.gz</text:p>
          </table:table-cell>
          <table:table-cell table:style-name="ce3" table:formula="of:=MID([.B918]; 5; 4)" office:value-type="string" office:string-value="AF16" calcext:value-type="string">
            <text:p>AF16</text:p>
          </table:table-cell>
          <table:table-cell table:style-name="ce3" table:formula="of:=IF(ISERROR(FIND(&quot;Flu&quot;; [.B918]; 1)); &quot;NI&quot;; &quot;Flu&quot;)" office:value-type="string" office:string-value="NI" calcext:value-type="string">
            <text:p>NI</text:p>
          </table:table-cell>
          <table:table-cell table:style-name="ce3" table:formula="of:=VLOOKUP(CONCATENATE([.C918]; &quot;_&quot;; [.D918]); ['file:///home/assez/Documents/projectDocs/EMC_Barreiro/allEMC_Barreiro.ods'#$EMC_Barreiro.$D$51:.$J$128];7)" office:value-type="string" office:string-value="MS049902" calcext:value-type="string">
            <text:p>MS049902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918]; &quot;.&quot;; [.$A$906]; &quot;.&quot;; [.F918]; &quot;.&quot;; [.G918]; &quot;.&quot;; &quot;pair&quot;; [.H918]; &quot;.fastq.gz&quot;)" office:value-type="string" office:string-value="MS049902.WGS.187.3.pair1.fastq.gz" calcext:value-type="string">
            <text:p>MS049902.WGS.187.3.pair1.fastq.gz</text:p>
          </table:table-cell>
          <table:table-cell table:formula="of:=CONCATENATE(&quot;ln -s ../../WGS/&quot;; [.B918]; &quot; &quot;; [.I918])" office:value-type="string" office:string-value="ln -s ../../WGS/Epi_AF16_NI_WGS_1.pair1.fastq.gz MS049902.WGS.187.3.pair1.fastq.gz" calcext:value-type="string">
            <text:p>ln -s ../../WGS/Epi_AF16_NI_WGS_1.pair1.fastq.gz MS049902.WGS.187.3.pair1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AF16_NI_WGS_1.pair2.fastq.gz</text:p>
          </table:table-cell>
          <table:table-cell table:style-name="ce3" table:formula="of:=MID([.B919]; 5; 4)" office:value-type="string" office:string-value="AF16" calcext:value-type="string">
            <text:p>AF16</text:p>
          </table:table-cell>
          <table:table-cell table:style-name="ce3" table:formula="of:=IF(ISERROR(FIND(&quot;Flu&quot;; [.B919]; 1)); &quot;NI&quot;; &quot;Flu&quot;)" office:value-type="string" office:string-value="NI" calcext:value-type="string">
            <text:p>NI</text:p>
          </table:table-cell>
          <table:table-cell table:style-name="ce3" table:formula="of:=VLOOKUP(CONCATENATE([.C919]; &quot;_&quot;; [.D919]); ['file:///home/assez/Documents/projectDocs/EMC_Barreiro/allEMC_Barreiro.ods'#$EMC_Barreiro.$D$51:.$J$128];7)" office:value-type="string" office:string-value="MS049902" calcext:value-type="string">
            <text:p>MS049902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919]; &quot;.&quot;; [.$A$906]; &quot;.&quot;; [.F919]; &quot;.&quot;; [.G919]; &quot;.&quot;; &quot;pair&quot;; [.H919]; &quot;.fastq.gz&quot;)" office:value-type="string" office:string-value="MS049902.WGS.187.3.pair2.fastq.gz" calcext:value-type="string">
            <text:p>MS049902.WGS.187.3.pair2.fastq.gz</text:p>
          </table:table-cell>
          <table:table-cell table:formula="of:=CONCATENATE(&quot;ln -s ../../WGS/&quot;; [.B919]; &quot; &quot;; [.I919])" office:value-type="string" office:string-value="ln -s ../../WGS/Epi_AF16_NI_WGS_1.pair2.fastq.gz MS049902.WGS.187.3.pair2.fastq.gz" calcext:value-type="string">
            <text:p>ln -s ../../WGS/Epi_AF16_NI_WGS_1.pair2.fastq.gz MS049902.WGS.187.3.pair2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AF18_NI_WGS_1.pair1.fastq.gz</text:p>
          </table:table-cell>
          <table:table-cell table:style-name="ce3" table:formula="of:=MID([.B920]; 5; 4)" office:value-type="string" office:string-value="AF18" calcext:value-type="string">
            <text:p>AF18</text:p>
          </table:table-cell>
          <table:table-cell table:style-name="ce3" table:formula="of:=IF(ISERROR(FIND(&quot;Flu&quot;; [.B920]; 1)); &quot;NI&quot;; &quot;Flu&quot;)" office:value-type="string" office:string-value="NI" calcext:value-type="string">
            <text:p>NI</text:p>
          </table:table-cell>
          <table:table-cell table:style-name="ce3" table:formula="of:=VLOOKUP(CONCATENATE([.C920]; &quot;_&quot;; [.D920]); ['file:///home/assez/Documents/projectDocs/EMC_Barreiro/allEMC_Barreiro.ods'#$EMC_Barreiro.$D$51:.$J$128];7)" office:value-type="string" office:string-value="MS050002" calcext:value-type="string">
            <text:p>MS050002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920]; &quot;.&quot;; [.$A$906]; &quot;.&quot;; [.F920]; &quot;.&quot;; [.G920]; &quot;.&quot;; &quot;pair&quot;; [.H920]; &quot;.fastq.gz&quot;)" office:value-type="string" office:string-value="MS050002.WGS.187.4.pair1.fastq.gz" calcext:value-type="string">
            <text:p>MS050002.WGS.187.4.pair1.fastq.gz</text:p>
          </table:table-cell>
          <table:table-cell table:formula="of:=CONCATENATE(&quot;ln -s ../../WGS/&quot;; [.B920]; &quot; &quot;; [.I920])" office:value-type="string" office:string-value="ln -s ../../WGS/Epi_AF18_NI_WGS_1.pair1.fastq.gz MS050002.WGS.187.4.pair1.fastq.gz" calcext:value-type="string">
            <text:p>ln -s ../../WGS/Epi_AF18_NI_WGS_1.pair1.fastq.gz MS050002.WGS.187.4.pair1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AF18_NI_WGS_1.pair2.fastq.gz</text:p>
          </table:table-cell>
          <table:table-cell table:style-name="ce3" table:formula="of:=MID([.B921]; 5; 4)" office:value-type="string" office:string-value="AF18" calcext:value-type="string">
            <text:p>AF18</text:p>
          </table:table-cell>
          <table:table-cell table:style-name="ce3" table:formula="of:=IF(ISERROR(FIND(&quot;Flu&quot;; [.B921]; 1)); &quot;NI&quot;; &quot;Flu&quot;)" office:value-type="string" office:string-value="NI" calcext:value-type="string">
            <text:p>NI</text:p>
          </table:table-cell>
          <table:table-cell table:style-name="ce3" table:formula="of:=VLOOKUP(CONCATENATE([.C921]; &quot;_&quot;; [.D921]); ['file:///home/assez/Documents/projectDocs/EMC_Barreiro/allEMC_Barreiro.ods'#$EMC_Barreiro.$D$51:.$J$128];7)" office:value-type="string" office:string-value="MS050002" calcext:value-type="string">
            <text:p>MS050002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921]; &quot;.&quot;; [.$A$906]; &quot;.&quot;; [.F921]; &quot;.&quot;; [.G921]; &quot;.&quot;; &quot;pair&quot;; [.H921]; &quot;.fastq.gz&quot;)" office:value-type="string" office:string-value="MS050002.WGS.187.4.pair2.fastq.gz" calcext:value-type="string">
            <text:p>MS050002.WGS.187.4.pair2.fastq.gz</text:p>
          </table:table-cell>
          <table:table-cell table:formula="of:=CONCATENATE(&quot;ln -s ../../WGS/&quot;; [.B921]; &quot; &quot;; [.I921])" office:value-type="string" office:string-value="ln -s ../../WGS/Epi_AF18_NI_WGS_1.pair2.fastq.gz MS050002.WGS.187.4.pair2.fastq.gz" calcext:value-type="string">
            <text:p>ln -s ../../WGS/Epi_AF18_NI_WGS_1.pair2.fastq.gz MS050002.WGS.187.4.pair2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AF20_NI_WGS_1.pair1.fastq.gz</text:p>
          </table:table-cell>
          <table:table-cell table:style-name="ce3" table:formula="of:=MID([.B922]; 5; 4)" office:value-type="string" office:string-value="AF20" calcext:value-type="string">
            <text:p>AF20</text:p>
          </table:table-cell>
          <table:table-cell table:style-name="ce3" table:formula="of:=IF(ISERROR(FIND(&quot;Flu&quot;; [.B922]; 1)); &quot;NI&quot;; &quot;Flu&quot;)" office:value-type="string" office:string-value="NI" calcext:value-type="string">
            <text:p>NI</text:p>
          </table:table-cell>
          <table:table-cell table:style-name="ce3" table:formula="of:=VLOOKUP(CONCATENATE([.C922]; &quot;_&quot;; [.D922]); ['file:///home/assez/Documents/projectDocs/EMC_Barreiro/allEMC_Barreiro.ods'#$EMC_Barreiro.$D$51:.$J$128];7)" office:value-type="string" office:string-value="MS050102" calcext:value-type="string">
            <text:p>MS050102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922]; &quot;.&quot;; [.$A$906]; &quot;.&quot;; [.F922]; &quot;.&quot;; [.G922]; &quot;.&quot;; &quot;pair&quot;; [.H922]; &quot;.fastq.gz&quot;)" office:value-type="string" office:string-value="MS050102.WGS.187.5.pair1.fastq.gz" calcext:value-type="string">
            <text:p>MS050102.WGS.187.5.pair1.fastq.gz</text:p>
          </table:table-cell>
          <table:table-cell table:formula="of:=CONCATENATE(&quot;ln -s ../../WGS/&quot;; [.B922]; &quot; &quot;; [.I922])" office:value-type="string" office:string-value="ln -s ../../WGS/Epi_AF20_NI_WGS_1.pair1.fastq.gz MS050102.WGS.187.5.pair1.fastq.gz" calcext:value-type="string">
            <text:p>ln -s ../../WGS/Epi_AF20_NI_WGS_1.pair1.fastq.gz MS050102.WGS.187.5.pair1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AF20_NI_WGS_1.pair2.fastq.gz</text:p>
          </table:table-cell>
          <table:table-cell table:style-name="ce3" table:formula="of:=MID([.B923]; 5; 4)" office:value-type="string" office:string-value="AF20" calcext:value-type="string">
            <text:p>AF20</text:p>
          </table:table-cell>
          <table:table-cell table:style-name="ce3" table:formula="of:=IF(ISERROR(FIND(&quot;Flu&quot;; [.B923]; 1)); &quot;NI&quot;; &quot;Flu&quot;)" office:value-type="string" office:string-value="NI" calcext:value-type="string">
            <text:p>NI</text:p>
          </table:table-cell>
          <table:table-cell table:style-name="ce3" table:formula="of:=VLOOKUP(CONCATENATE([.C923]; &quot;_&quot;; [.D923]); ['file:///home/assez/Documents/projectDocs/EMC_Barreiro/allEMC_Barreiro.ods'#$EMC_Barreiro.$D$51:.$J$128];7)" office:value-type="string" office:string-value="MS050102" calcext:value-type="string">
            <text:p>MS050102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923]; &quot;.&quot;; [.$A$906]; &quot;.&quot;; [.F923]; &quot;.&quot;; [.G923]; &quot;.&quot;; &quot;pair&quot;; [.H923]; &quot;.fastq.gz&quot;)" office:value-type="string" office:string-value="MS050102.WGS.187.5.pair2.fastq.gz" calcext:value-type="string">
            <text:p>MS050102.WGS.187.5.pair2.fastq.gz</text:p>
          </table:table-cell>
          <table:table-cell table:formula="of:=CONCATENATE(&quot;ln -s ../../WGS/&quot;; [.B923]; &quot; &quot;; [.I923])" office:value-type="string" office:string-value="ln -s ../../WGS/Epi_AF20_NI_WGS_1.pair2.fastq.gz MS050102.WGS.187.5.pair2.fastq.gz" calcext:value-type="string">
            <text:p>ln -s ../../WGS/Epi_AF20_NI_WGS_1.pair2.fastq.gz MS050102.WGS.187.5.pair2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AF22_Flu_WGS_1.pair1.fastq.gz</text:p>
          </table:table-cell>
          <table:table-cell table:style-name="ce3" table:formula="of:=MID([.B924]; 5; 4)" office:value-type="string" office:string-value="AF22" calcext:value-type="string">
            <text:p>AF22</text:p>
          </table:table-cell>
          <table:table-cell table:style-name="ce3" table:formula="of:=IF(ISERROR(FIND(&quot;Flu&quot;; [.B924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924]; &quot;_&quot;; [.D924]); ['file:///home/assez/Documents/projectDocs/EMC_Barreiro/allEMC_Barreiro.ods'#$EMC_Barreiro.$D$51:.$J$128];7)" office:value-type="string" office:string-value="MS050201" calcext:value-type="string">
            <text:p>MS050201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924]; &quot;.&quot;; [.$A$906]; &quot;.&quot;; [.F924]; &quot;.&quot;; [.G924]; &quot;.&quot;; &quot;pair&quot;; [.H924]; &quot;.fastq.gz&quot;)" office:value-type="string" office:string-value="MS050201.WGS.187.6.pair1.fastq.gz" calcext:value-type="string">
            <text:p>MS050201.WGS.187.6.pair1.fastq.gz</text:p>
          </table:table-cell>
          <table:table-cell table:formula="of:=CONCATENATE(&quot;ln -s ../../WGS/&quot;; [.B924]; &quot; &quot;; [.I924])" office:value-type="string" office:string-value="ln -s ../../WGS/Epi_AF22_Flu_WGS_1.pair1.fastq.gz MS050201.WGS.187.6.pair1.fastq.gz" calcext:value-type="string">
            <text:p>ln -s ../../WGS/Epi_AF22_Flu_WGS_1.pair1.fastq.gz MS050201.WGS.187.6.pair1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AF22_Flu_WGS_1.pair2.fastq.gz</text:p>
          </table:table-cell>
          <table:table-cell table:style-name="ce3" table:formula="of:=MID([.B925]; 5; 4)" office:value-type="string" office:string-value="AF22" calcext:value-type="string">
            <text:p>AF22</text:p>
          </table:table-cell>
          <table:table-cell table:style-name="ce3" table:formula="of:=IF(ISERROR(FIND(&quot;Flu&quot;; [.B925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925]; &quot;_&quot;; [.D925]); ['file:///home/assez/Documents/projectDocs/EMC_Barreiro/allEMC_Barreiro.ods'#$EMC_Barreiro.$D$51:.$J$128];7)" office:value-type="string" office:string-value="MS050201" calcext:value-type="string">
            <text:p>MS050201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925]; &quot;.&quot;; [.$A$906]; &quot;.&quot;; [.F925]; &quot;.&quot;; [.G925]; &quot;.&quot;; &quot;pair&quot;; [.H925]; &quot;.fastq.gz&quot;)" office:value-type="string" office:string-value="MS050201.WGS.187.6.pair2.fastq.gz" calcext:value-type="string">
            <text:p>MS050201.WGS.187.6.pair2.fastq.gz</text:p>
          </table:table-cell>
          <table:table-cell table:formula="of:=CONCATENATE(&quot;ln -s ../../WGS/&quot;; [.B925]; &quot; &quot;; [.I925])" office:value-type="string" office:string-value="ln -s ../../WGS/Epi_AF22_Flu_WGS_1.pair2.fastq.gz MS050201.WGS.187.6.pair2.fastq.gz" calcext:value-type="string">
            <text:p>ln -s ../../WGS/Epi_AF22_Flu_WGS_1.pair2.fastq.gz MS050201.WGS.187.6.pair2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AF24_Flu_WGS_1.pair1.fastq.gz</text:p>
          </table:table-cell>
          <table:table-cell table:style-name="ce3" table:formula="of:=MID([.B926]; 5; 4)" office:value-type="string" office:string-value="AF24" calcext:value-type="string">
            <text:p>AF24</text:p>
          </table:table-cell>
          <table:table-cell table:style-name="ce3" table:formula="of:=IF(ISERROR(FIND(&quot;Flu&quot;; [.B926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926]; &quot;_&quot;; [.D926]); ['file:///home/assez/Documents/projectDocs/EMC_Barreiro/allEMC_Barreiro.ods'#$EMC_Barreiro.$D$51:.$J$128];7)" office:value-type="string" office:string-value="MS050301" calcext:value-type="string">
            <text:p>MS050301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926]; &quot;.&quot;; [.$A$906]; &quot;.&quot;; [.F926]; &quot;.&quot;; [.G926]; &quot;.&quot;; &quot;pair&quot;; [.H926]; &quot;.fastq.gz&quot;)" office:value-type="string" office:string-value="MS050301.WGS.187.7.pair1.fastq.gz" calcext:value-type="string">
            <text:p>MS050301.WGS.187.7.pair1.fastq.gz</text:p>
          </table:table-cell>
          <table:table-cell table:formula="of:=CONCATENATE(&quot;ln -s ../../WGS/&quot;; [.B926]; &quot; &quot;; [.I926])" office:value-type="string" office:string-value="ln -s ../../WGS/Epi_AF24_Flu_WGS_1.pair1.fastq.gz MS050301.WGS.187.7.pair1.fastq.gz" calcext:value-type="string">
            <text:p>ln -s ../../WGS/Epi_AF24_Flu_WGS_1.pair1.fastq.gz MS050301.WGS.187.7.pair1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AF24_Flu_WGS_1.pair2.fastq.gz</text:p>
          </table:table-cell>
          <table:table-cell table:style-name="ce3" table:formula="of:=MID([.B927]; 5; 4)" office:value-type="string" office:string-value="AF24" calcext:value-type="string">
            <text:p>AF24</text:p>
          </table:table-cell>
          <table:table-cell table:style-name="ce3" table:formula="of:=IF(ISERROR(FIND(&quot;Flu&quot;; [.B927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927]; &quot;_&quot;; [.D927]); ['file:///home/assez/Documents/projectDocs/EMC_Barreiro/allEMC_Barreiro.ods'#$EMC_Barreiro.$D$51:.$J$128];7)" office:value-type="string" office:string-value="MS050301" calcext:value-type="string">
            <text:p>MS050301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927]; &quot;.&quot;; [.$A$906]; &quot;.&quot;; [.F927]; &quot;.&quot;; [.G927]; &quot;.&quot;; &quot;pair&quot;; [.H927]; &quot;.fastq.gz&quot;)" office:value-type="string" office:string-value="MS050301.WGS.187.7.pair2.fastq.gz" calcext:value-type="string">
            <text:p>MS050301.WGS.187.7.pair2.fastq.gz</text:p>
          </table:table-cell>
          <table:table-cell table:formula="of:=CONCATENATE(&quot;ln -s ../../WGS/&quot;; [.B927]; &quot; &quot;; [.I927])" office:value-type="string" office:string-value="ln -s ../../WGS/Epi_AF24_Flu_WGS_1.pair2.fastq.gz MS050301.WGS.187.7.pair2.fastq.gz" calcext:value-type="string">
            <text:p>ln -s ../../WGS/Epi_AF24_Flu_WGS_1.pair2.fastq.gz MS050301.WGS.187.7.pair2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AF26_NI_WGS_1.pair1.fastq.gz</text:p>
          </table:table-cell>
          <table:table-cell table:style-name="ce3" table:formula="of:=MID([.B928]; 5; 4)" office:value-type="string" office:string-value="AF26" calcext:value-type="string">
            <text:p>AF26</text:p>
          </table:table-cell>
          <table:table-cell table:style-name="ce3" table:formula="of:=IF(ISERROR(FIND(&quot;Flu&quot;; [.B928]; 1)); &quot;NI&quot;; &quot;Flu&quot;)" office:value-type="string" office:string-value="NI" calcext:value-type="string">
            <text:p>NI</text:p>
          </table:table-cell>
          <table:table-cell table:style-name="ce3" table:formula="of:=VLOOKUP(CONCATENATE([.C928]; &quot;_&quot;; [.D928]); ['file:///home/assez/Documents/projectDocs/EMC_Barreiro/allEMC_Barreiro.ods'#$EMC_Barreiro.$D$51:.$J$128];7)" office:value-type="string" office:string-value="MS050402" calcext:value-type="string">
            <text:p>MS050402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928]; &quot;.&quot;; [.$A$906]; &quot;.&quot;; [.F928]; &quot;.&quot;; [.G928]; &quot;.&quot;; &quot;pair&quot;; [.H928]; &quot;.fastq.gz&quot;)" office:value-type="string" office:string-value="MS050402.WGS.187.8.pair1.fastq.gz" calcext:value-type="string">
            <text:p>MS050402.WGS.187.8.pair1.fastq.gz</text:p>
          </table:table-cell>
          <table:table-cell table:formula="of:=CONCATENATE(&quot;ln -s ../../WGS/&quot;; [.B928]; &quot; &quot;; [.I928])" office:value-type="string" office:string-value="ln -s ../../WGS/Epi_AF26_NI_WGS_1.pair1.fastq.gz MS050402.WGS.187.8.pair1.fastq.gz" calcext:value-type="string">
            <text:p>ln -s ../../WGS/Epi_AF26_NI_WGS_1.pair1.fastq.gz MS050402.WGS.187.8.pair1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AF26_NI_WGS_1.pair2.fastq.gz</text:p>
          </table:table-cell>
          <table:table-cell table:style-name="ce3" table:formula="of:=MID([.B929]; 5; 4)" office:value-type="string" office:string-value="AF26" calcext:value-type="string">
            <text:p>AF26</text:p>
          </table:table-cell>
          <table:table-cell table:style-name="ce3" table:formula="of:=IF(ISERROR(FIND(&quot;Flu&quot;; [.B929]; 1)); &quot;NI&quot;; &quot;Flu&quot;)" office:value-type="string" office:string-value="NI" calcext:value-type="string">
            <text:p>NI</text:p>
          </table:table-cell>
          <table:table-cell table:style-name="ce3" table:formula="of:=VLOOKUP(CONCATENATE([.C929]; &quot;_&quot;; [.D929]); ['file:///home/assez/Documents/projectDocs/EMC_Barreiro/allEMC_Barreiro.ods'#$EMC_Barreiro.$D$51:.$J$128];7)" office:value-type="string" office:string-value="MS050402" calcext:value-type="string">
            <text:p>MS050402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929]; &quot;.&quot;; [.$A$906]; &quot;.&quot;; [.F929]; &quot;.&quot;; [.G929]; &quot;.&quot;; &quot;pair&quot;; [.H929]; &quot;.fastq.gz&quot;)" office:value-type="string" office:string-value="MS050402.WGS.187.8.pair2.fastq.gz" calcext:value-type="string">
            <text:p>MS050402.WGS.187.8.pair2.fastq.gz</text:p>
          </table:table-cell>
          <table:table-cell table:formula="of:=CONCATENATE(&quot;ln -s ../../WGS/&quot;; [.B929]; &quot; &quot;; [.I929])" office:value-type="string" office:string-value="ln -s ../../WGS/Epi_AF26_NI_WGS_1.pair2.fastq.gz MS050402.WGS.187.8.pair2.fastq.gz" calcext:value-type="string">
            <text:p>ln -s ../../WGS/Epi_AF26_NI_WGS_1.pair2.fastq.gz MS050402.WGS.187.8.pair2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AF28_NI_WGS_1.pair1.fastq.gz</text:p>
          </table:table-cell>
          <table:table-cell table:style-name="ce3" table:formula="of:=MID([.B930]; 5; 4)" office:value-type="string" office:string-value="AF28" calcext:value-type="string">
            <text:p>AF28</text:p>
          </table:table-cell>
          <table:table-cell table:style-name="ce3" table:formula="of:=IF(ISERROR(FIND(&quot;Flu&quot;; [.B930]; 1)); &quot;NI&quot;; &quot;Flu&quot;)" office:value-type="string" office:string-value="NI" calcext:value-type="string">
            <text:p>NI</text:p>
          </table:table-cell>
          <table:table-cell table:style-name="ce3" table:formula="of:=VLOOKUP(CONCATENATE([.C930]; &quot;_&quot;; [.D930]); ['file:///home/assez/Documents/projectDocs/EMC_Barreiro/allEMC_Barreiro.ods'#$EMC_Barreiro.$D$51:.$J$128];7)" office:value-type="string" office:string-value="MS050502" calcext:value-type="string">
            <text:p>MS050502</text:p>
          </table:table-cell>
          <table:table-cell table:style-name="ce3" office:value-type="float" office:value="188" calcext:value-type="float">
            <text:p>188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930]; &quot;.&quot;; [.$A$906]; &quot;.&quot;; [.F930]; &quot;.&quot;; [.G930]; &quot;.&quot;; &quot;pair&quot;; [.H930]; &quot;.fastq.gz&quot;)" office:value-type="string" office:string-value="MS050502.WGS.188.1.pair1.fastq.gz" calcext:value-type="string">
            <text:p>MS050502.WGS.188.1.pair1.fastq.gz</text:p>
          </table:table-cell>
          <table:table-cell table:formula="of:=CONCATENATE(&quot;ln -s ../../WGS/&quot;; [.B930]; &quot; &quot;; [.I930])" office:value-type="string" office:string-value="ln -s ../../WGS/Epi_AF28_NI_WGS_1.pair1.fastq.gz MS050502.WGS.188.1.pair1.fastq.gz" calcext:value-type="string">
            <text:p>ln -s ../../WGS/Epi_AF28_NI_WGS_1.pair1.fastq.gz MS050502.WGS.188.1.pair1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AF28_NI_WGS_1.pair2.fastq.gz</text:p>
          </table:table-cell>
          <table:table-cell table:style-name="ce3" table:formula="of:=MID([.B931]; 5; 4)" office:value-type="string" office:string-value="AF28" calcext:value-type="string">
            <text:p>AF28</text:p>
          </table:table-cell>
          <table:table-cell table:style-name="ce3" table:formula="of:=IF(ISERROR(FIND(&quot;Flu&quot;; [.B931]; 1)); &quot;NI&quot;; &quot;Flu&quot;)" office:value-type="string" office:string-value="NI" calcext:value-type="string">
            <text:p>NI</text:p>
          </table:table-cell>
          <table:table-cell table:style-name="ce3" table:formula="of:=VLOOKUP(CONCATENATE([.C931]; &quot;_&quot;; [.D931]); ['file:///home/assez/Documents/projectDocs/EMC_Barreiro/allEMC_Barreiro.ods'#$EMC_Barreiro.$D$51:.$J$128];7)" office:value-type="string" office:string-value="MS050502" calcext:value-type="string">
            <text:p>MS050502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931]; &quot;.&quot;; [.$A$906]; &quot;.&quot;; [.F931]; &quot;.&quot;; [.G931]; &quot;.&quot;; &quot;pair&quot;; [.H931]; &quot;.fastq.gz&quot;)" office:value-type="string" office:string-value="MS050502.WGS.188.1.pair2.fastq.gz" calcext:value-type="string">
            <text:p>MS050502.WGS.188.1.pair2.fastq.gz</text:p>
          </table:table-cell>
          <table:table-cell table:formula="of:=CONCATENATE(&quot;ln -s ../../WGS/&quot;; [.B931]; &quot; &quot;; [.I931])" office:value-type="string" office:string-value="ln -s ../../WGS/Epi_AF28_NI_WGS_1.pair2.fastq.gz MS050502.WGS.188.1.pair2.fastq.gz" calcext:value-type="string">
            <text:p>ln -s ../../WGS/Epi_AF28_NI_WGS_1.pair2.fastq.gz MS050502.WGS.188.1.pair2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AF30_NI_WGS_1.pair1.fastq.gz</text:p>
          </table:table-cell>
          <table:table-cell table:style-name="ce3" table:formula="of:=MID([.B932]; 5; 4)" office:value-type="string" office:string-value="AF30" calcext:value-type="string">
            <text:p>AF30</text:p>
          </table:table-cell>
          <table:table-cell table:style-name="ce3" table:formula="of:=IF(ISERROR(FIND(&quot;Flu&quot;; [.B932]; 1)); &quot;NI&quot;; &quot;Flu&quot;)" office:value-type="string" office:string-value="NI" calcext:value-type="string">
            <text:p>NI</text:p>
          </table:table-cell>
          <table:table-cell table:style-name="ce3" table:formula="of:=VLOOKUP(CONCATENATE([.C932]; &quot;_&quot;; [.D932]); ['file:///home/assez/Documents/projectDocs/EMC_Barreiro/allEMC_Barreiro.ods'#$EMC_Barreiro.$D$51:.$J$128];7)" office:value-type="string" office:string-value="MS050602" calcext:value-type="string">
            <text:p>MS050602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932]; &quot;.&quot;; [.$A$906]; &quot;.&quot;; [.F932]; &quot;.&quot;; [.G932]; &quot;.&quot;; &quot;pair&quot;; [.H932]; &quot;.fastq.gz&quot;)" office:value-type="string" office:string-value="MS050602.WGS.188.2.pair1.fastq.gz" calcext:value-type="string">
            <text:p>MS050602.WGS.188.2.pair1.fastq.gz</text:p>
          </table:table-cell>
          <table:table-cell table:formula="of:=CONCATENATE(&quot;ln -s ../../WGS/&quot;; [.B932]; &quot; &quot;; [.I932])" office:value-type="string" office:string-value="ln -s ../../WGS/Epi_AF30_NI_WGS_1.pair1.fastq.gz MS050602.WGS.188.2.pair1.fastq.gz" calcext:value-type="string">
            <text:p>ln -s ../../WGS/Epi_AF30_NI_WGS_1.pair1.fastq.gz MS050602.WGS.188.2.pair1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AF30_NI_WGS_1.pair2.fastq.gz</text:p>
          </table:table-cell>
          <table:table-cell table:style-name="ce3" table:formula="of:=MID([.B933]; 5; 4)" office:value-type="string" office:string-value="AF30" calcext:value-type="string">
            <text:p>AF30</text:p>
          </table:table-cell>
          <table:table-cell table:style-name="ce3" table:formula="of:=IF(ISERROR(FIND(&quot;Flu&quot;; [.B933]; 1)); &quot;NI&quot;; &quot;Flu&quot;)" office:value-type="string" office:string-value="NI" calcext:value-type="string">
            <text:p>NI</text:p>
          </table:table-cell>
          <table:table-cell table:style-name="ce3" table:formula="of:=VLOOKUP(CONCATENATE([.C933]; &quot;_&quot;; [.D933]); ['file:///home/assez/Documents/projectDocs/EMC_Barreiro/allEMC_Barreiro.ods'#$EMC_Barreiro.$D$51:.$J$128];7)" office:value-type="string" office:string-value="MS050602" calcext:value-type="string">
            <text:p>MS050602</text:p>
          </table:table-cell>
          <table:table-cell table:style-name="ce3" office:value-type="float" office:value="188" calcext:value-type="float">
            <text:p>188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9" table:formula="of:=CONCATENATE([.E933]; &quot;.&quot;; [.$A$906]; &quot;.&quot;; [.F933]; &quot;.&quot;; [.G933]; &quot;.&quot;; &quot;pair&quot;; [.H933]; &quot;.fastq.gz&quot;)" office:value-type="string" office:string-value="MS050602.WGS.188.2.pair2.fastq.gz" calcext:value-type="string">
            <text:p>MS050602.WGS.188.2.pair2.fastq.gz</text:p>
          </table:table-cell>
          <table:table-cell table:formula="of:=CONCATENATE(&quot;ln -s ../../WGS/&quot;; [.B933]; &quot; &quot;; [.I933])" office:value-type="string" office:string-value="ln -s ../../WGS/Epi_AF30_NI_WGS_1.pair2.fastq.gz MS050602.WGS.188.2.pair2.fastq.gz" calcext:value-type="string">
            <text:p>ln -s ../../WGS/Epi_AF30_NI_WGS_1.pair2.fastq.gz MS050602.WGS.188.2.pair2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AF34_NI_WGS_1.pair1.fastq.gz</text:p>
          </table:table-cell>
          <table:table-cell table:style-name="ce3" table:formula="of:=MID([.B934]; 5; 4)" office:value-type="string" office:string-value="AF34" calcext:value-type="string">
            <text:p>AF34</text:p>
          </table:table-cell>
          <table:table-cell table:style-name="ce3" table:formula="of:=IF(ISERROR(FIND(&quot;Flu&quot;; [.B934]; 1)); &quot;NI&quot;; &quot;Flu&quot;)" office:value-type="string" office:string-value="NI" calcext:value-type="string">
            <text:p>NI</text:p>
          </table:table-cell>
          <table:table-cell table:style-name="ce3" table:formula="of:=VLOOKUP(CONCATENATE([.C934]; &quot;_&quot;; [.D934]); ['file:///home/assez/Documents/projectDocs/EMC_Barreiro/allEMC_Barreiro.ods'#$EMC_Barreiro.$D$51:.$J$128];7)" office:value-type="string" office:string-value="MS050802" calcext:value-type="string">
            <text:p>MS050802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934]; &quot;.&quot;; [.$A$906]; &quot;.&quot;; [.F934]; &quot;.&quot;; [.G934]; &quot;.&quot;; &quot;pair&quot;; [.H934]; &quot;.fastq.gz&quot;)" office:value-type="string" office:string-value="MS050802.WGS.188.5.pair1.fastq.gz" calcext:value-type="string">
            <text:p>MS050802.WGS.188.5.pair1.fastq.gz</text:p>
          </table:table-cell>
          <table:table-cell table:formula="of:=CONCATENATE(&quot;ln -s ../../WGS/&quot;; [.B934]; &quot; &quot;; [.I934])" office:value-type="string" office:string-value="ln -s ../../WGS/Epi_AF34_NI_WGS_1.pair1.fastq.gz MS050802.WGS.188.5.pair1.fastq.gz" calcext:value-type="string">
            <text:p>ln -s ../../WGS/Epi_AF34_NI_WGS_1.pair1.fastq.gz MS050802.WGS.188.5.pair1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AF34_NI_WGS_1.pair2.fastq.gz</text:p>
          </table:table-cell>
          <table:table-cell table:style-name="ce3" table:formula="of:=MID([.B935]; 5; 4)" office:value-type="string" office:string-value="AF34" calcext:value-type="string">
            <text:p>AF34</text:p>
          </table:table-cell>
          <table:table-cell table:style-name="ce3" table:formula="of:=IF(ISERROR(FIND(&quot;Flu&quot;; [.B935]; 1)); &quot;NI&quot;; &quot;Flu&quot;)" office:value-type="string" office:string-value="NI" calcext:value-type="string">
            <text:p>NI</text:p>
          </table:table-cell>
          <table:table-cell table:style-name="ce3" table:formula="of:=VLOOKUP(CONCATENATE([.C935]; &quot;_&quot;; [.D935]); ['file:///home/assez/Documents/projectDocs/EMC_Barreiro/allEMC_Barreiro.ods'#$EMC_Barreiro.$D$51:.$J$128];7)" office:value-type="string" office:string-value="MS050802" calcext:value-type="string">
            <text:p>MS050802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935]; &quot;.&quot;; [.$A$906]; &quot;.&quot;; [.F935]; &quot;.&quot;; [.G935]; &quot;.&quot;; &quot;pair&quot;; [.H935]; &quot;.fastq.gz&quot;)" office:value-type="string" office:string-value="MS050802.WGS.188.5.pair2.fastq.gz" calcext:value-type="string">
            <text:p>MS050802.WGS.188.5.pair2.fastq.gz</text:p>
          </table:table-cell>
          <table:table-cell table:formula="of:=CONCATENATE(&quot;ln -s ../../WGS/&quot;; [.B935]; &quot; &quot;; [.I935])" office:value-type="string" office:string-value="ln -s ../../WGS/Epi_AF34_NI_WGS_1.pair2.fastq.gz MS050802.WGS.188.5.pair2.fastq.gz" calcext:value-type="string">
            <text:p>ln -s ../../WGS/Epi_AF34_NI_WGS_1.pair2.fastq.gz MS050802.WGS.188.5.pair2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AF36_Flu_WGS_1.pair1.fastq.gz</text:p>
          </table:table-cell>
          <table:table-cell table:style-name="ce3" table:formula="of:=MID([.B936]; 5; 4)" office:value-type="string" office:string-value="AF36" calcext:value-type="string">
            <text:p>AF36</text:p>
          </table:table-cell>
          <table:table-cell table:style-name="ce3" table:formula="of:=IF(ISERROR(FIND(&quot;Flu&quot;; [.B936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936]; &quot;_&quot;; [.D936]); ['file:///home/assez/Documents/projectDocs/EMC_Barreiro/allEMC_Barreiro.ods'#$EMC_Barreiro.$D$51:.$J$128];7)" office:value-type="string" office:string-value="MS050901" calcext:value-type="string">
            <text:p>MS050901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936]; &quot;.&quot;; [.$A$906]; &quot;.&quot;; [.F936]; &quot;.&quot;; [.G936]; &quot;.&quot;; &quot;pair&quot;; [.H936]; &quot;.fastq.gz&quot;)" office:value-type="string" office:string-value="MS050901.WGS.184.2.pair1.fastq.gz" calcext:value-type="string">
            <text:p>MS050901.WGS.184.2.pair1.fastq.gz</text:p>
          </table:table-cell>
          <table:table-cell table:formula="of:=CONCATENATE(&quot;ln -s ../../WGS/&quot;; [.B936]; &quot; &quot;; [.I936])" office:value-type="string" office:string-value="ln -s ../../WGS/Epi_AF36_Flu_WGS_1.pair1.fastq.gz MS050901.WGS.184.2.pair1.fastq.gz" calcext:value-type="string">
            <text:p>ln -s ../../WGS/Epi_AF36_Flu_WGS_1.pair1.fastq.gz MS050901.WGS.184.2.pair1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AF36_Flu_WGS_1.pair2.fastq.gz</text:p>
          </table:table-cell>
          <table:table-cell table:style-name="ce3" table:formula="of:=MID([.B937]; 5; 4)" office:value-type="string" office:string-value="AF36" calcext:value-type="string">
            <text:p>AF36</text:p>
          </table:table-cell>
          <table:table-cell table:style-name="ce3" table:formula="of:=IF(ISERROR(FIND(&quot;Flu&quot;; [.B937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937]; &quot;_&quot;; [.D937]); ['file:///home/assez/Documents/projectDocs/EMC_Barreiro/allEMC_Barreiro.ods'#$EMC_Barreiro.$D$51:.$J$128];7)" office:value-type="string" office:string-value="MS050901" calcext:value-type="string">
            <text:p>MS050901</text:p>
          </table:table-cell>
          <table:table-cell table:style-name="ce3" office:value-type="float" office:value="184" calcext:value-type="float">
            <text:p>184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9" table:formula="of:=CONCATENATE([.E937]; &quot;.&quot;; [.$A$906]; &quot;.&quot;; [.F937]; &quot;.&quot;; [.G937]; &quot;.&quot;; &quot;pair&quot;; [.H937]; &quot;.fastq.gz&quot;)" office:value-type="string" office:string-value="MS050901.WGS.184.2.pair2.fastq.gz" calcext:value-type="string">
            <text:p>MS050901.WGS.184.2.pair2.fastq.gz</text:p>
          </table:table-cell>
          <table:table-cell table:formula="of:=CONCATENATE(&quot;ln -s ../../WGS/&quot;; [.B937]; &quot; &quot;; [.I937])" office:value-type="string" office:string-value="ln -s ../../WGS/Epi_AF36_Flu_WGS_1.pair2.fastq.gz MS050901.WGS.184.2.pair2.fastq.gz" calcext:value-type="string">
            <text:p>ln -s ../../WGS/Epi_AF36_Flu_WGS_1.pair2.fastq.gz MS050901.WGS.184.2.pair2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AF38_NI_WGS_1.pair1.fastq.gz</text:p>
          </table:table-cell>
          <table:table-cell table:style-name="ce3" table:formula="of:=MID([.B938]; 5; 4)" office:value-type="string" office:string-value="AF38" calcext:value-type="string">
            <text:p>AF38</text:p>
          </table:table-cell>
          <table:table-cell table:style-name="ce3" table:formula="of:=IF(ISERROR(FIND(&quot;Flu&quot;; [.B938]; 1)); &quot;NI&quot;; &quot;Flu&quot;)" office:value-type="string" office:string-value="NI" calcext:value-type="string">
            <text:p>NI</text:p>
          </table:table-cell>
          <table:table-cell table:style-name="ce3" table:formula="of:=VLOOKUP(CONCATENATE([.C938]; &quot;_&quot;; [.D938]); ['file:///home/assez/Documents/projectDocs/EMC_Barreiro/allEMC_Barreiro.ods'#$EMC_Barreiro.$D$51:.$J$128];7)" office:value-type="string" office:string-value="MS051002" calcext:value-type="string">
            <text:p>MS051002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938]; &quot;.&quot;; [.$A$906]; &quot;.&quot;; [.F938]; &quot;.&quot;; [.G938]; &quot;.&quot;; &quot;pair&quot;; [.H938]; &quot;.fastq.gz&quot;)" office:value-type="string" office:string-value="MS051002.WGS.184.3.pair1.fastq.gz" calcext:value-type="string">
            <text:p>MS051002.WGS.184.3.pair1.fastq.gz</text:p>
          </table:table-cell>
          <table:table-cell table:formula="of:=CONCATENATE(&quot;ln -s ../../WGS/&quot;; [.B938]; &quot; &quot;; [.I938])" office:value-type="string" office:string-value="ln -s ../../WGS/Epi_AF38_NI_WGS_1.pair1.fastq.gz MS051002.WGS.184.3.pair1.fastq.gz" calcext:value-type="string">
            <text:p>ln -s ../../WGS/Epi_AF38_NI_WGS_1.pair1.fastq.gz MS051002.WGS.184.3.pair1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AF38_NI_WGS_1.pair2.fastq.gz</text:p>
          </table:table-cell>
          <table:table-cell table:style-name="ce3" table:formula="of:=MID([.B939]; 5; 4)" office:value-type="string" office:string-value="AF38" calcext:value-type="string">
            <text:p>AF38</text:p>
          </table:table-cell>
          <table:table-cell table:style-name="ce3" table:formula="of:=IF(ISERROR(FIND(&quot;Flu&quot;; [.B939]; 1)); &quot;NI&quot;; &quot;Flu&quot;)" office:value-type="string" office:string-value="NI" calcext:value-type="string">
            <text:p>NI</text:p>
          </table:table-cell>
          <table:table-cell table:style-name="ce3" table:formula="of:=VLOOKUP(CONCATENATE([.C939]; &quot;_&quot;; [.D939]); ['file:///home/assez/Documents/projectDocs/EMC_Barreiro/allEMC_Barreiro.ods'#$EMC_Barreiro.$D$51:.$J$128];7)" office:value-type="string" office:string-value="MS051002" calcext:value-type="string">
            <text:p>MS051002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939]; &quot;.&quot;; [.$A$906]; &quot;.&quot;; [.F939]; &quot;.&quot;; [.G939]; &quot;.&quot;; &quot;pair&quot;; [.H939]; &quot;.fastq.gz&quot;)" office:value-type="string" office:string-value="MS051002.WGS.184.3.pair2.fastq.gz" calcext:value-type="string">
            <text:p>MS051002.WGS.184.3.pair2.fastq.gz</text:p>
          </table:table-cell>
          <table:table-cell table:formula="of:=CONCATENATE(&quot;ln -s ../../WGS/&quot;; [.B939]; &quot; &quot;; [.I939])" office:value-type="string" office:string-value="ln -s ../../WGS/Epi_AF38_NI_WGS_1.pair2.fastq.gz MS051002.WGS.184.3.pair2.fastq.gz" calcext:value-type="string">
            <text:p>ln -s ../../WGS/Epi_AF38_NI_WGS_1.pair2.fastq.gz MS051002.WGS.184.3.pair2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EU03_NI_WGS_1.pair1.fastq.gz</text:p>
          </table:table-cell>
          <table:table-cell table:style-name="ce3" table:formula="of:=MID([.B940]; 5; 4)" office:value-type="string" office:string-value="EU03" calcext:value-type="string">
            <text:p>EU03</text:p>
          </table:table-cell>
          <table:table-cell table:style-name="ce3" table:formula="of:=IF(ISERROR(FIND(&quot;Flu&quot;; [.B940]; 1)); &quot;NI&quot;; &quot;Flu&quot;)" office:value-type="string" office:string-value="NI" calcext:value-type="string">
            <text:p>NI</text:p>
          </table:table-cell>
          <table:table-cell table:style-name="ce3" table:formula="of:=VLOOKUP(CONCATENATE([.C940]; &quot;_&quot;; [.D940]); ['file:///home/assez/Documents/projectDocs/EMC_Barreiro/allEMC_Barreiro.ods'#$EMC_Barreiro.$D$51:.$J$128];7)" office:value-type="string" office:string-value="MS051202" calcext:value-type="string">
            <text:p>MS051202</text:p>
          </table:table-cell>
          <table:table-cell table:style-name="ce3" office:value-type="float" office:value="173" calcext:value-type="float">
            <text:p>17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940]; &quot;.&quot;; [.$A$906]; &quot;.&quot;; [.F940]; &quot;.&quot;; [.G940]; &quot;.&quot;; &quot;pair&quot;; [.H940]; &quot;.fastq.gz&quot;)" office:value-type="string" office:string-value="MS051202.WGS.173.1.pair1.fastq.gz" calcext:value-type="string">
            <text:p>MS051202.WGS.173.1.pair1.fastq.gz</text:p>
          </table:table-cell>
          <table:table-cell table:formula="of:=CONCATENATE(&quot;ln -s ../../WGS/&quot;; [.B940]; &quot; &quot;; [.I940])" office:value-type="string" office:string-value="ln -s ../../WGS/Epi_EU03_NI_WGS_1.pair1.fastq.gz MS051202.WGS.173.1.pair1.fastq.gz" calcext:value-type="string">
            <text:p>ln -s ../../WGS/Epi_EU03_NI_WGS_1.pair1.fastq.gz MS051202.WGS.173.1.pair1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EU03_NI_WGS_1.pair2.fastq.gz</text:p>
          </table:table-cell>
          <table:table-cell table:style-name="ce3" table:formula="of:=MID([.B941]; 5; 4)" office:value-type="string" office:string-value="EU03" calcext:value-type="string">
            <text:p>EU03</text:p>
          </table:table-cell>
          <table:table-cell table:style-name="ce3" table:formula="of:=IF(ISERROR(FIND(&quot;Flu&quot;; [.B941]; 1)); &quot;NI&quot;; &quot;Flu&quot;)" office:value-type="string" office:string-value="NI" calcext:value-type="string">
            <text:p>NI</text:p>
          </table:table-cell>
          <table:table-cell table:style-name="ce3" table:formula="of:=VLOOKUP(CONCATENATE([.C941]; &quot;_&quot;; [.D941]); ['file:///home/assez/Documents/projectDocs/EMC_Barreiro/allEMC_Barreiro.ods'#$EMC_Barreiro.$D$51:.$J$128];7)" office:value-type="string" office:string-value="MS051202" calcext:value-type="string">
            <text:p>MS051202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941]; &quot;.&quot;; [.$A$906]; &quot;.&quot;; [.F941]; &quot;.&quot;; [.G941]; &quot;.&quot;; &quot;pair&quot;; [.H941]; &quot;.fastq.gz&quot;)" office:value-type="string" office:string-value="MS051202.WGS.173.1.pair2.fastq.gz" calcext:value-type="string">
            <text:p>MS051202.WGS.173.1.pair2.fastq.gz</text:p>
          </table:table-cell>
          <table:table-cell table:formula="of:=CONCATENATE(&quot;ln -s ../../WGS/&quot;; [.B941]; &quot; &quot;; [.I941])" office:value-type="string" office:string-value="ln -s ../../WGS/Epi_EU03_NI_WGS_1.pair2.fastq.gz MS051202.WGS.173.1.pair2.fastq.gz" calcext:value-type="string">
            <text:p>ln -s ../../WGS/Epi_EU03_NI_WGS_1.pair2.fastq.gz MS051202.WGS.173.1.pair2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EU05_NI_WGS_1.pair1.fastq.gz</text:p>
          </table:table-cell>
          <table:table-cell table:style-name="ce3" table:formula="of:=MID([.B942]; 5; 4)" office:value-type="string" office:string-value="EU05" calcext:value-type="string">
            <text:p>EU05</text:p>
          </table:table-cell>
          <table:table-cell table:style-name="ce3" table:formula="of:=IF(ISERROR(FIND(&quot;Flu&quot;; [.B942]; 1)); &quot;NI&quot;; &quot;Flu&quot;)" office:value-type="string" office:string-value="NI" calcext:value-type="string">
            <text:p>NI</text:p>
          </table:table-cell>
          <table:table-cell table:style-name="ce3" table:formula="of:=VLOOKUP(CONCATENATE([.C942]; &quot;_&quot;; [.D942]); ['file:///home/assez/Documents/projectDocs/EMC_Barreiro/allEMC_Barreiro.ods'#$EMC_Barreiro.$D$51:.$J$128];7)" office:value-type="string" office:string-value="MS051302" calcext:value-type="string">
            <text:p>MS051302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942]; &quot;.&quot;; [.$A$906]; &quot;.&quot;; [.F942]; &quot;.&quot;; [.G942]; &quot;.&quot;; &quot;pair&quot;; [.H942]; &quot;.fastq.gz&quot;)" office:value-type="string" office:string-value="MS051302.WGS.173.2.pair1.fastq.gz" calcext:value-type="string">
            <text:p>MS051302.WGS.173.2.pair1.fastq.gz</text:p>
          </table:table-cell>
          <table:table-cell table:formula="of:=CONCATENATE(&quot;ln -s ../../WGS/&quot;; [.B942]; &quot; &quot;; [.I942])" office:value-type="string" office:string-value="ln -s ../../WGS/Epi_EU05_NI_WGS_1.pair1.fastq.gz MS051302.WGS.173.2.pair1.fastq.gz" calcext:value-type="string">
            <text:p>ln -s ../../WGS/Epi_EU05_NI_WGS_1.pair1.fastq.gz MS051302.WGS.173.2.pair1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EU05_NI_WGS_1.pair2.fastq.gz</text:p>
          </table:table-cell>
          <table:table-cell table:style-name="ce3" table:formula="of:=MID([.B943]; 5; 4)" office:value-type="string" office:string-value="EU05" calcext:value-type="string">
            <text:p>EU05</text:p>
          </table:table-cell>
          <table:table-cell table:style-name="ce3" table:formula="of:=IF(ISERROR(FIND(&quot;Flu&quot;; [.B943]; 1)); &quot;NI&quot;; &quot;Flu&quot;)" office:value-type="string" office:string-value="NI" calcext:value-type="string">
            <text:p>NI</text:p>
          </table:table-cell>
          <table:table-cell table:style-name="ce3" table:formula="of:=VLOOKUP(CONCATENATE([.C943]; &quot;_&quot;; [.D943]); ['file:///home/assez/Documents/projectDocs/EMC_Barreiro/allEMC_Barreiro.ods'#$EMC_Barreiro.$D$51:.$J$128];7)" office:value-type="string" office:string-value="MS051302" calcext:value-type="string">
            <text:p>MS051302</text:p>
          </table:table-cell>
          <table:table-cell table:style-name="ce3" office:value-type="float" office:value="173" calcext:value-type="float">
            <text:p>17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9" table:formula="of:=CONCATENATE([.E943]; &quot;.&quot;; [.$A$906]; &quot;.&quot;; [.F943]; &quot;.&quot;; [.G943]; &quot;.&quot;; &quot;pair&quot;; [.H943]; &quot;.fastq.gz&quot;)" office:value-type="string" office:string-value="MS051302.WGS.173.2.pair2.fastq.gz" calcext:value-type="string">
            <text:p>MS051302.WGS.173.2.pair2.fastq.gz</text:p>
          </table:table-cell>
          <table:table-cell table:formula="of:=CONCATENATE(&quot;ln -s ../../WGS/&quot;; [.B943]; &quot; &quot;; [.I943])" office:value-type="string" office:string-value="ln -s ../../WGS/Epi_EU05_NI_WGS_1.pair2.fastq.gz MS051302.WGS.173.2.pair2.fastq.gz" calcext:value-type="string">
            <text:p>ln -s ../../WGS/Epi_EU05_NI_WGS_1.pair2.fastq.gz MS051302.WGS.173.2.pair2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EU07_NI_WGS_1.pair1.fastq.gz</text:p>
          </table:table-cell>
          <table:table-cell table:style-name="ce3" table:formula="of:=MID([.B944]; 5; 4)" office:value-type="string" office:string-value="EU07" calcext:value-type="string">
            <text:p>EU07</text:p>
          </table:table-cell>
          <table:table-cell table:style-name="ce3" table:formula="of:=IF(ISERROR(FIND(&quot;Flu&quot;; [.B944]; 1)); &quot;NI&quot;; &quot;Flu&quot;)" office:value-type="string" office:string-value="NI" calcext:value-type="string">
            <text:p>NI</text:p>
          </table:table-cell>
          <table:table-cell table:style-name="ce3" table:formula="of:=VLOOKUP(CONCATENATE([.C944]; &quot;_&quot;; [.D944]); ['file:///home/assez/Documents/projectDocs/EMC_Barreiro/allEMC_Barreiro.ods'#$EMC_Barreiro.$D$51:.$J$128];7)" office:value-type="string" office:string-value="MS051402" calcext:value-type="string">
            <text:p>MS051402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944]; &quot;.&quot;; [.$A$906]; &quot;.&quot;; [.F944]; &quot;.&quot;; [.G944]; &quot;.&quot;; &quot;pair&quot;; [.H944]; &quot;.fastq.gz&quot;)" office:value-type="string" office:string-value="MS051402.WGS.173.4.pair1.fastq.gz" calcext:value-type="string">
            <text:p>MS051402.WGS.173.4.pair1.fastq.gz</text:p>
          </table:table-cell>
          <table:table-cell table:formula="of:=CONCATENATE(&quot;ln -s ../../WGS/&quot;; [.B944]; &quot; &quot;; [.I944])" office:value-type="string" office:string-value="ln -s ../../WGS/Epi_EU07_NI_WGS_1.pair1.fastq.gz MS051402.WGS.173.4.pair1.fastq.gz" calcext:value-type="string">
            <text:p>ln -s ../../WGS/Epi_EU07_NI_WGS_1.pair1.fastq.gz MS051402.WGS.173.4.pair1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EU07_NI_WGS_1.pair2.fastq.gz</text:p>
          </table:table-cell>
          <table:table-cell table:style-name="ce3" table:formula="of:=MID([.B945]; 5; 4)" office:value-type="string" office:string-value="EU07" calcext:value-type="string">
            <text:p>EU07</text:p>
          </table:table-cell>
          <table:table-cell table:style-name="ce3" table:formula="of:=IF(ISERROR(FIND(&quot;Flu&quot;; [.B945]; 1)); &quot;NI&quot;; &quot;Flu&quot;)" office:value-type="string" office:string-value="NI" calcext:value-type="string">
            <text:p>NI</text:p>
          </table:table-cell>
          <table:table-cell table:style-name="ce3" table:formula="of:=VLOOKUP(CONCATENATE([.C945]; &quot;_&quot;; [.D945]); ['file:///home/assez/Documents/projectDocs/EMC_Barreiro/allEMC_Barreiro.ods'#$EMC_Barreiro.$D$51:.$J$128];7)" office:value-type="string" office:string-value="MS051402" calcext:value-type="string">
            <text:p>MS051402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945]; &quot;.&quot;; [.$A$906]; &quot;.&quot;; [.F945]; &quot;.&quot;; [.G945]; &quot;.&quot;; &quot;pair&quot;; [.H945]; &quot;.fastq.gz&quot;)" office:value-type="string" office:string-value="MS051402.WGS.173.4.pair2.fastq.gz" calcext:value-type="string">
            <text:p>MS051402.WGS.173.4.pair2.fastq.gz</text:p>
          </table:table-cell>
          <table:table-cell table:formula="of:=CONCATENATE(&quot;ln -s ../../WGS/&quot;; [.B945]; &quot; &quot;; [.I945])" office:value-type="string" office:string-value="ln -s ../../WGS/Epi_EU07_NI_WGS_1.pair2.fastq.gz MS051402.WGS.173.4.pair2.fastq.gz" calcext:value-type="string">
            <text:p>ln -s ../../WGS/Epi_EU07_NI_WGS_1.pair2.fastq.gz MS051402.WGS.173.4.pair2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EU09_Mock_WGS_1.pair1.fastq.gz</text:p>
          </table:table-cell>
          <table:table-cell table:style-name="ce3" table:formula="of:=MID([.B946]; 5; 4)" office:value-type="string" office:string-value="EU09" calcext:value-type="string">
            <text:p>EU09</text:p>
          </table:table-cell>
          <table:table-cell table:style-name="ce3" table:formula="of:=IF(ISERROR(FIND(&quot;Flu&quot;; [.B946]; 1)); &quot;NI&quot;; &quot;Flu&quot;)" office:value-type="string" office:string-value="NI" calcext:value-type="string">
            <text:p>NI</text:p>
          </table:table-cell>
          <table:table-cell table:style-name="ce3" table:formula="of:=VLOOKUP(CONCATENATE([.C946]; &quot;_&quot;; [.D946]); ['file:///home/assez/Documents/projectDocs/EMC_Barreiro/allEMC_Barreiro.ods'#$EMC_Barreiro.$D$51:.$J$128];7)" office:value-type="string" office:string-value="MS051502" calcext:value-type="string">
            <text:p>MS051502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946]; &quot;.&quot;; [.$A$906]; &quot;.&quot;; [.F946]; &quot;.&quot;; [.G946]; &quot;.&quot;; &quot;pair&quot;; [.H946]; &quot;.fastq.gz&quot;)" office:value-type="string" office:string-value="MS051502.WGS.173.5.pair1.fastq.gz" calcext:value-type="string">
            <text:p>MS051502.WGS.173.5.pair1.fastq.gz</text:p>
          </table:table-cell>
          <table:table-cell table:formula="of:=CONCATENATE(&quot;ln -s ../../WGS/&quot;; [.B946]; &quot; &quot;; [.I946])" office:value-type="string" office:string-value="ln -s ../../WGS/Epi_EU09_Mock_WGS_1.pair1.fastq.gz MS051502.WGS.173.5.pair1.fastq.gz" calcext:value-type="string">
            <text:p>ln -s ../../WGS/Epi_EU09_Mock_WGS_1.pair1.fastq.gz MS051502.WGS.173.5.pair1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EU09_Mock_WGS_1.pair2.fastq.gz</text:p>
          </table:table-cell>
          <table:table-cell table:style-name="ce3" table:formula="of:=MID([.B947]; 5; 4)" office:value-type="string" office:string-value="EU09" calcext:value-type="string">
            <text:p>EU09</text:p>
          </table:table-cell>
          <table:table-cell table:style-name="ce3" table:formula="of:=IF(ISERROR(FIND(&quot;Flu&quot;; [.B947]; 1)); &quot;NI&quot;; &quot;Flu&quot;)" office:value-type="string" office:string-value="NI" calcext:value-type="string">
            <text:p>NI</text:p>
          </table:table-cell>
          <table:table-cell table:style-name="ce3" table:formula="of:=VLOOKUP(CONCATENATE([.C947]; &quot;_&quot;; [.D947]); ['file:///home/assez/Documents/projectDocs/EMC_Barreiro/allEMC_Barreiro.ods'#$EMC_Barreiro.$D$51:.$J$128];7)" office:value-type="string" office:string-value="MS051502" calcext:value-type="string">
            <text:p>MS051502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947]; &quot;.&quot;; [.$A$906]; &quot;.&quot;; [.F947]; &quot;.&quot;; [.G947]; &quot;.&quot;; &quot;pair&quot;; [.H947]; &quot;.fastq.gz&quot;)" office:value-type="string" office:string-value="MS051502.WGS.173.5.pair2.fastq.gz" calcext:value-type="string">
            <text:p>MS051502.WGS.173.5.pair2.fastq.gz</text:p>
          </table:table-cell>
          <table:table-cell table:formula="of:=CONCATENATE(&quot;ln -s ../../WGS/&quot;; [.B947]; &quot; &quot;; [.I947])" office:value-type="string" office:string-value="ln -s ../../WGS/Epi_EU09_Mock_WGS_1.pair2.fastq.gz MS051502.WGS.173.5.pair2.fastq.gz" calcext:value-type="string">
            <text:p>ln -s ../../WGS/Epi_EU09_Mock_WGS_1.pair2.fastq.gz MS051502.WGS.173.5.pair2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EU13_NI_WGS_1.pair1.fastq.gz</text:p>
          </table:table-cell>
          <table:table-cell table:style-name="ce3" table:formula="of:=MID([.B948]; 5; 4)" office:value-type="string" office:string-value="EU13" calcext:value-type="string">
            <text:p>EU13</text:p>
          </table:table-cell>
          <table:table-cell table:style-name="ce3" table:formula="of:=IF(ISERROR(FIND(&quot;Flu&quot;; [.B948]; 1)); &quot;NI&quot;; &quot;Flu&quot;)" office:value-type="string" office:string-value="NI" calcext:value-type="string">
            <text:p>NI</text:p>
          </table:table-cell>
          <table:table-cell table:style-name="ce3" table:formula="of:=VLOOKUP(CONCATENATE([.C948]; &quot;_&quot;; [.D948]); ['file:///home/assez/Documents/projectDocs/EMC_Barreiro/allEMC_Barreiro.ods'#$EMC_Barreiro.$D$51:.$J$128];7)" office:value-type="string" office:string-value="MS051602" calcext:value-type="string">
            <text:p>MS051602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948]; &quot;.&quot;; [.$A$906]; &quot;.&quot;; [.F948]; &quot;.&quot;; [.G948]; &quot;.&quot;; &quot;pair&quot;; [.H948]; &quot;.fastq.gz&quot;)" office:value-type="string" office:string-value="MS051602.WGS.173.6.pair1.fastq.gz" calcext:value-type="string">
            <text:p>MS051602.WGS.173.6.pair1.fastq.gz</text:p>
          </table:table-cell>
          <table:table-cell table:formula="of:=CONCATENATE(&quot;ln -s ../../WGS/&quot;; [.B948]; &quot; &quot;; [.I948])" office:value-type="string" office:string-value="ln -s ../../WGS/Epi_EU13_NI_WGS_1.pair1.fastq.gz MS051602.WGS.173.6.pair1.fastq.gz" calcext:value-type="string">
            <text:p>ln -s ../../WGS/Epi_EU13_NI_WGS_1.pair1.fastq.gz MS051602.WGS.173.6.pair1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EU13_NI_WGS_1.pair2.fastq.gz</text:p>
          </table:table-cell>
          <table:table-cell table:style-name="ce3" table:formula="of:=MID([.B949]; 5; 4)" office:value-type="string" office:string-value="EU13" calcext:value-type="string">
            <text:p>EU13</text:p>
          </table:table-cell>
          <table:table-cell table:style-name="ce3" table:formula="of:=IF(ISERROR(FIND(&quot;Flu&quot;; [.B949]; 1)); &quot;NI&quot;; &quot;Flu&quot;)" office:value-type="string" office:string-value="NI" calcext:value-type="string">
            <text:p>NI</text:p>
          </table:table-cell>
          <table:table-cell table:style-name="ce3" table:formula="of:=VLOOKUP(CONCATENATE([.C949]; &quot;_&quot;; [.D949]); ['file:///home/assez/Documents/projectDocs/EMC_Barreiro/allEMC_Barreiro.ods'#$EMC_Barreiro.$D$51:.$J$128];7)" office:value-type="string" office:string-value="MS051602" calcext:value-type="string">
            <text:p>MS051602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949]; &quot;.&quot;; [.$A$906]; &quot;.&quot;; [.F949]; &quot;.&quot;; [.G949]; &quot;.&quot;; &quot;pair&quot;; [.H949]; &quot;.fastq.gz&quot;)" office:value-type="string" office:string-value="MS051602.WGS.173.6.pair2.fastq.gz" calcext:value-type="string">
            <text:p>MS051602.WGS.173.6.pair2.fastq.gz</text:p>
          </table:table-cell>
          <table:table-cell table:formula="of:=CONCATENATE(&quot;ln -s ../../WGS/&quot;; [.B949]; &quot; &quot;; [.I949])" office:value-type="string" office:string-value="ln -s ../../WGS/Epi_EU13_NI_WGS_1.pair2.fastq.gz MS051602.WGS.173.6.pair2.fastq.gz" calcext:value-type="string">
            <text:p>ln -s ../../WGS/Epi_EU13_NI_WGS_1.pair2.fastq.gz MS051602.WGS.173.6.pair2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EU15_NI_WGS_1.pair1.fastq.gz</text:p>
          </table:table-cell>
          <table:table-cell table:style-name="ce3" table:formula="of:=MID([.B950]; 5; 4)" office:value-type="string" office:string-value="EU15" calcext:value-type="string">
            <text:p>EU15</text:p>
          </table:table-cell>
          <table:table-cell table:style-name="ce3" table:formula="of:=IF(ISERROR(FIND(&quot;Flu&quot;; [.B950]; 1)); &quot;NI&quot;; &quot;Flu&quot;)" office:value-type="string" office:string-value="NI" calcext:value-type="string">
            <text:p>NI</text:p>
          </table:table-cell>
          <table:table-cell table:style-name="ce3" table:formula="of:=VLOOKUP(CONCATENATE([.C950]; &quot;_&quot;; [.D950]); ['file:///home/assez/Documents/projectDocs/EMC_Barreiro/allEMC_Barreiro.ods'#$EMC_Barreiro.$D$51:.$J$128];7)" office:value-type="string" office:string-value="MS051702" calcext:value-type="string">
            <text:p>MS051702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950]; &quot;.&quot;; [.$A$906]; &quot;.&quot;; [.F950]; &quot;.&quot;; [.G950]; &quot;.&quot;; &quot;pair&quot;; [.H950]; &quot;.fastq.gz&quot;)" office:value-type="string" office:string-value="MS051702.WGS.173.8.pair1.fastq.gz" calcext:value-type="string">
            <text:p>MS051702.WGS.173.8.pair1.fastq.gz</text:p>
          </table:table-cell>
          <table:table-cell table:formula="of:=CONCATENATE(&quot;ln -s ../../WGS/&quot;; [.B950]; &quot; &quot;; [.I950])" office:value-type="string" office:string-value="ln -s ../../WGS/Epi_EU15_NI_WGS_1.pair1.fastq.gz MS051702.WGS.173.8.pair1.fastq.gz" calcext:value-type="string">
            <text:p>ln -s ../../WGS/Epi_EU15_NI_WGS_1.pair1.fastq.gz MS051702.WGS.173.8.pair1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EU15_NI_WGS_1.pair2.fastq.gz</text:p>
          </table:table-cell>
          <table:table-cell table:style-name="ce3" table:formula="of:=MID([.B951]; 5; 4)" office:value-type="string" office:string-value="EU15" calcext:value-type="string">
            <text:p>EU15</text:p>
          </table:table-cell>
          <table:table-cell table:style-name="ce3" table:formula="of:=IF(ISERROR(FIND(&quot;Flu&quot;; [.B951]; 1)); &quot;NI&quot;; &quot;Flu&quot;)" office:value-type="string" office:string-value="NI" calcext:value-type="string">
            <text:p>NI</text:p>
          </table:table-cell>
          <table:table-cell table:style-name="ce3" table:formula="of:=VLOOKUP(CONCATENATE([.C951]; &quot;_&quot;; [.D951]); ['file:///home/assez/Documents/projectDocs/EMC_Barreiro/allEMC_Barreiro.ods'#$EMC_Barreiro.$D$51:.$J$128];7)" office:value-type="string" office:string-value="MS051702" calcext:value-type="string">
            <text:p>MS051702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951]; &quot;.&quot;; [.$A$906]; &quot;.&quot;; [.F951]; &quot;.&quot;; [.G951]; &quot;.&quot;; &quot;pair&quot;; [.H951]; &quot;.fastq.gz&quot;)" office:value-type="string" office:string-value="MS051702.WGS.173.8.pair2.fastq.gz" calcext:value-type="string">
            <text:p>MS051702.WGS.173.8.pair2.fastq.gz</text:p>
          </table:table-cell>
          <table:table-cell table:formula="of:=CONCATENATE(&quot;ln -s ../../WGS/&quot;; [.B951]; &quot; &quot;; [.I951])" office:value-type="string" office:string-value="ln -s ../../WGS/Epi_EU15_NI_WGS_1.pair2.fastq.gz MS051702.WGS.173.8.pair2.fastq.gz" calcext:value-type="string">
            <text:p>ln -s ../../WGS/Epi_EU15_NI_WGS_1.pair2.fastq.gz MS051702.WGS.173.8.pair2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EU17_NI_WGS_1.pair1.fastq.gz</text:p>
          </table:table-cell>
          <table:table-cell table:style-name="ce3" table:formula="of:=MID([.B952]; 5; 4)" office:value-type="string" office:string-value="EU17" calcext:value-type="string">
            <text:p>EU17</text:p>
          </table:table-cell>
          <table:table-cell table:style-name="ce3" table:formula="of:=IF(ISERROR(FIND(&quot;Flu&quot;; [.B952]; 1)); &quot;NI&quot;; &quot;Flu&quot;)" office:value-type="string" office:string-value="NI" calcext:value-type="string">
            <text:p>NI</text:p>
          </table:table-cell>
          <table:table-cell table:style-name="ce3" table:formula="of:=VLOOKUP(CONCATENATE([.C952]; &quot;_&quot;; [.D952]); ['file:///home/assez/Documents/projectDocs/EMC_Barreiro/allEMC_Barreiro.ods'#$EMC_Barreiro.$D$51:.$J$128];7)" office:value-type="string" office:string-value="MS051802" calcext:value-type="string">
            <text:p>MS051802</text:p>
          </table:table-cell>
          <table:table-cell table:style-name="ce3" office:value-type="float" office:value="174" calcext:value-type="float">
            <text:p>17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952]; &quot;.&quot;; [.$A$906]; &quot;.&quot;; [.F952]; &quot;.&quot;; [.G952]; &quot;.&quot;; &quot;pair&quot;; [.H952]; &quot;.fastq.gz&quot;)" office:value-type="string" office:string-value="MS051802.WGS.174.1.pair1.fastq.gz" calcext:value-type="string">
            <text:p>MS051802.WGS.174.1.pair1.fastq.gz</text:p>
          </table:table-cell>
          <table:table-cell table:formula="of:=CONCATENATE(&quot;ln -s ../../WGS/&quot;; [.B952]; &quot; &quot;; [.I952])" office:value-type="string" office:string-value="ln -s ../../WGS/Epi_EU17_NI_WGS_1.pair1.fastq.gz MS051802.WGS.174.1.pair1.fastq.gz" calcext:value-type="string">
            <text:p>ln -s ../../WGS/Epi_EU17_NI_WGS_1.pair1.fastq.gz MS051802.WGS.174.1.pair1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EU17_NI_WGS_1.pair2.fastq.gz</text:p>
          </table:table-cell>
          <table:table-cell table:style-name="ce3" table:formula="of:=MID([.B953]; 5; 4)" office:value-type="string" office:string-value="EU17" calcext:value-type="string">
            <text:p>EU17</text:p>
          </table:table-cell>
          <table:table-cell table:style-name="ce3" table:formula="of:=IF(ISERROR(FIND(&quot;Flu&quot;; [.B953]; 1)); &quot;NI&quot;; &quot;Flu&quot;)" office:value-type="string" office:string-value="NI" calcext:value-type="string">
            <text:p>NI</text:p>
          </table:table-cell>
          <table:table-cell table:style-name="ce3" table:formula="of:=VLOOKUP(CONCATENATE([.C953]; &quot;_&quot;; [.D953]); ['file:///home/assez/Documents/projectDocs/EMC_Barreiro/allEMC_Barreiro.ods'#$EMC_Barreiro.$D$51:.$J$128];7)" office:value-type="string" office:string-value="MS051802" calcext:value-type="string">
            <text:p>MS051802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953]; &quot;.&quot;; [.$A$906]; &quot;.&quot;; [.F953]; &quot;.&quot;; [.G953]; &quot;.&quot;; &quot;pair&quot;; [.H953]; &quot;.fastq.gz&quot;)" office:value-type="string" office:string-value="MS051802.WGS.174.1.pair2.fastq.gz" calcext:value-type="string">
            <text:p>MS051802.WGS.174.1.pair2.fastq.gz</text:p>
          </table:table-cell>
          <table:table-cell table:formula="of:=CONCATENATE(&quot;ln -s ../../WGS/&quot;; [.B953]; &quot; &quot;; [.I953])" office:value-type="string" office:string-value="ln -s ../../WGS/Epi_EU17_NI_WGS_1.pair2.fastq.gz MS051802.WGS.174.1.pair2.fastq.gz" calcext:value-type="string">
            <text:p>ln -s ../../WGS/Epi_EU17_NI_WGS_1.pair2.fastq.gz MS051802.WGS.174.1.pair2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EU19_NI_WGS_1.pair1.fastq.gz</text:p>
          </table:table-cell>
          <table:table-cell table:style-name="ce3" table:formula="of:=MID([.B954]; 5; 4)" office:value-type="string" office:string-value="EU19" calcext:value-type="string">
            <text:p>EU19</text:p>
          </table:table-cell>
          <table:table-cell table:style-name="ce3" table:formula="of:=IF(ISERROR(FIND(&quot;Flu&quot;; [.B954]; 1)); &quot;NI&quot;; &quot;Flu&quot;)" office:value-type="string" office:string-value="NI" calcext:value-type="string">
            <text:p>NI</text:p>
          </table:table-cell>
          <table:table-cell table:style-name="ce3" table:formula="of:=VLOOKUP(CONCATENATE([.C954]; &quot;_&quot;; [.D954]); ['file:///home/assez/Documents/projectDocs/EMC_Barreiro/allEMC_Barreiro.ods'#$EMC_Barreiro.$D$51:.$J$128];7)" office:value-type="string" office:string-value="MS051902" calcext:value-type="string">
            <text:p>MS051902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954]; &quot;.&quot;; [.$A$906]; &quot;.&quot;; [.F954]; &quot;.&quot;; [.G954]; &quot;.&quot;; &quot;pair&quot;; [.H954]; &quot;.fastq.gz&quot;)" office:value-type="string" office:string-value="MS051902.WGS.174.3.pair1.fastq.gz" calcext:value-type="string">
            <text:p>MS051902.WGS.174.3.pair1.fastq.gz</text:p>
          </table:table-cell>
          <table:table-cell table:formula="of:=CONCATENATE(&quot;ln -s ../../WGS/&quot;; [.B954]; &quot; &quot;; [.I954])" office:value-type="string" office:string-value="ln -s ../../WGS/Epi_EU19_NI_WGS_1.pair1.fastq.gz MS051902.WGS.174.3.pair1.fastq.gz" calcext:value-type="string">
            <text:p>ln -s ../../WGS/Epi_EU19_NI_WGS_1.pair1.fastq.gz MS051902.WGS.174.3.pair1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EU19_NI_WGS_1.pair2.fastq.gz</text:p>
          </table:table-cell>
          <table:table-cell table:style-name="ce3" table:formula="of:=MID([.B955]; 5; 4)" office:value-type="string" office:string-value="EU19" calcext:value-type="string">
            <text:p>EU19</text:p>
          </table:table-cell>
          <table:table-cell table:style-name="ce3" table:formula="of:=IF(ISERROR(FIND(&quot;Flu&quot;; [.B955]; 1)); &quot;NI&quot;; &quot;Flu&quot;)" office:value-type="string" office:string-value="NI" calcext:value-type="string">
            <text:p>NI</text:p>
          </table:table-cell>
          <table:table-cell table:style-name="ce3" table:formula="of:=VLOOKUP(CONCATENATE([.C955]; &quot;_&quot;; [.D955]); ['file:///home/assez/Documents/projectDocs/EMC_Barreiro/allEMC_Barreiro.ods'#$EMC_Barreiro.$D$51:.$J$128];7)" office:value-type="string" office:string-value="MS051902" calcext:value-type="string">
            <text:p>MS051902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955]; &quot;.&quot;; [.$A$906]; &quot;.&quot;; [.F955]; &quot;.&quot;; [.G955]; &quot;.&quot;; &quot;pair&quot;; [.H955]; &quot;.fastq.gz&quot;)" office:value-type="string" office:string-value="MS051902.WGS.174.3.pair2.fastq.gz" calcext:value-type="string">
            <text:p>MS051902.WGS.174.3.pair2.fastq.gz</text:p>
          </table:table-cell>
          <table:table-cell table:formula="of:=CONCATENATE(&quot;ln -s ../../WGS/&quot;; [.B955]; &quot; &quot;; [.I955])" office:value-type="string" office:string-value="ln -s ../../WGS/Epi_EU19_NI_WGS_1.pair2.fastq.gz MS051902.WGS.174.3.pair2.fastq.gz" calcext:value-type="string">
            <text:p>ln -s ../../WGS/Epi_EU19_NI_WGS_1.pair2.fastq.gz MS051902.WGS.174.3.pair2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EU21_Flu_WGS_1.pair1.fastq.gz</text:p>
          </table:table-cell>
          <table:table-cell table:style-name="ce3" table:formula="of:=MID([.B956]; 5; 4)" office:value-type="string" office:string-value="EU21" calcext:value-type="string">
            <text:p>EU21</text:p>
          </table:table-cell>
          <table:table-cell table:style-name="ce3" table:formula="of:=IF(ISERROR(FIND(&quot;Flu&quot;; [.B956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956]; &quot;_&quot;; [.D956]); ['file:///home/assez/Documents/projectDocs/EMC_Barreiro/allEMC_Barreiro.ods'#$EMC_Barreiro.$D$51:.$J$128];7)" office:value-type="string" office:string-value="MS052001" calcext:value-type="string">
            <text:p>MS052001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956]; &quot;.&quot;; [.$A$906]; &quot;.&quot;; [.F956]; &quot;.&quot;; [.G956]; &quot;.&quot;; &quot;pair&quot;; [.H956]; &quot;.fastq.gz&quot;)" office:value-type="string" office:string-value="MS052001.WGS.174.4.pair1.fastq.gz" calcext:value-type="string">
            <text:p>MS052001.WGS.174.4.pair1.fastq.gz</text:p>
          </table:table-cell>
          <table:table-cell table:formula="of:=CONCATENATE(&quot;ln -s ../../WGS/&quot;; [.B956]; &quot; &quot;; [.I956])" office:value-type="string" office:string-value="ln -s ../../WGS/Epi_EU21_Flu_WGS_1.pair1.fastq.gz MS052001.WGS.174.4.pair1.fastq.gz" calcext:value-type="string">
            <text:p>ln -s ../../WGS/Epi_EU21_Flu_WGS_1.pair1.fastq.gz MS052001.WGS.174.4.pair1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EU21_Flu_WGS_1.pair2.fastq.gz</text:p>
          </table:table-cell>
          <table:table-cell table:style-name="ce3" table:formula="of:=MID([.B957]; 5; 4)" office:value-type="string" office:string-value="EU21" calcext:value-type="string">
            <text:p>EU21</text:p>
          </table:table-cell>
          <table:table-cell table:style-name="ce3" table:formula="of:=IF(ISERROR(FIND(&quot;Flu&quot;; [.B957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957]; &quot;_&quot;; [.D957]); ['file:///home/assez/Documents/projectDocs/EMC_Barreiro/allEMC_Barreiro.ods'#$EMC_Barreiro.$D$51:.$J$128];7)" office:value-type="string" office:string-value="MS052001" calcext:value-type="string">
            <text:p>MS052001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957]; &quot;.&quot;; [.$A$906]; &quot;.&quot;; [.F957]; &quot;.&quot;; [.G957]; &quot;.&quot;; &quot;pair&quot;; [.H957]; &quot;.fastq.gz&quot;)" office:value-type="string" office:string-value="MS052001.WGS.174.4.pair2.fastq.gz" calcext:value-type="string">
            <text:p>MS052001.WGS.174.4.pair2.fastq.gz</text:p>
          </table:table-cell>
          <table:table-cell table:formula="of:=CONCATENATE(&quot;ln -s ../../WGS/&quot;; [.B957]; &quot; &quot;; [.I957])" office:value-type="string" office:string-value="ln -s ../../WGS/Epi_EU21_Flu_WGS_1.pair2.fastq.gz MS052001.WGS.174.4.pair2.fastq.gz" calcext:value-type="string">
            <text:p>ln -s ../../WGS/Epi_EU21_Flu_WGS_1.pair2.fastq.gz MS052001.WGS.174.4.pair2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EU25_NI_WGS_1.pair1.fastq.gz</text:p>
          </table:table-cell>
          <table:table-cell table:style-name="ce3" table:formula="of:=MID([.B958]; 5; 4)" office:value-type="string" office:string-value="EU25" calcext:value-type="string">
            <text:p>EU25</text:p>
          </table:table-cell>
          <table:table-cell table:style-name="ce3" table:formula="of:=IF(ISERROR(FIND(&quot;Flu&quot;; [.B958]; 1)); &quot;NI&quot;; &quot;Flu&quot;)" office:value-type="string" office:string-value="NI" calcext:value-type="string">
            <text:p>NI</text:p>
          </table:table-cell>
          <table:table-cell table:style-name="ce3" table:formula="of:=VLOOKUP(CONCATENATE([.C958]; &quot;_&quot;; [.D958]); ['file:///home/assez/Documents/projectDocs/EMC_Barreiro/allEMC_Barreiro.ods'#$EMC_Barreiro.$D$51:.$J$128];7)" office:value-type="string" office:string-value="MS052102" calcext:value-type="string">
            <text:p>MS052102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958]; &quot;.&quot;; [.$A$906]; &quot;.&quot;; [.F958]; &quot;.&quot;; [.G958]; &quot;.&quot;; &quot;pair&quot;; [.H958]; &quot;.fastq.gz&quot;)" office:value-type="string" office:string-value="MS052102.WGS.174.8.pair1.fastq.gz" calcext:value-type="string">
            <text:p>MS052102.WGS.174.8.pair1.fastq.gz</text:p>
          </table:table-cell>
          <table:table-cell table:formula="of:=CONCATENATE(&quot;ln -s ../../WGS/&quot;; [.B958]; &quot; &quot;; [.I958])" office:value-type="string" office:string-value="ln -s ../../WGS/Epi_EU25_NI_WGS_1.pair1.fastq.gz MS052102.WGS.174.8.pair1.fastq.gz" calcext:value-type="string">
            <text:p>ln -s ../../WGS/Epi_EU25_NI_WGS_1.pair1.fastq.gz MS052102.WGS.174.8.pair1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EU25_NI_WGS_1.pair2.fastq.gz</text:p>
          </table:table-cell>
          <table:table-cell table:style-name="ce3" table:formula="of:=MID([.B959]; 5; 4)" office:value-type="string" office:string-value="EU25" calcext:value-type="string">
            <text:p>EU25</text:p>
          </table:table-cell>
          <table:table-cell table:style-name="ce3" table:formula="of:=IF(ISERROR(FIND(&quot;Flu&quot;; [.B959]; 1)); &quot;NI&quot;; &quot;Flu&quot;)" office:value-type="string" office:string-value="NI" calcext:value-type="string">
            <text:p>NI</text:p>
          </table:table-cell>
          <table:table-cell table:style-name="ce3" table:formula="of:=VLOOKUP(CONCATENATE([.C959]; &quot;_&quot;; [.D959]); ['file:///home/assez/Documents/projectDocs/EMC_Barreiro/allEMC_Barreiro.ods'#$EMC_Barreiro.$D$51:.$J$128];7)" office:value-type="string" office:string-value="MS052102" calcext:value-type="string">
            <text:p>MS052102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959]; &quot;.&quot;; [.$A$906]; &quot;.&quot;; [.F959]; &quot;.&quot;; [.G959]; &quot;.&quot;; &quot;pair&quot;; [.H959]; &quot;.fastq.gz&quot;)" office:value-type="string" office:string-value="MS052102.WGS.174.8.pair2.fastq.gz" calcext:value-type="string">
            <text:p>MS052102.WGS.174.8.pair2.fastq.gz</text:p>
          </table:table-cell>
          <table:table-cell table:formula="of:=CONCATENATE(&quot;ln -s ../../WGS/&quot;; [.B959]; &quot; &quot;; [.I959])" office:value-type="string" office:string-value="ln -s ../../WGS/Epi_EU25_NI_WGS_1.pair2.fastq.gz MS052102.WGS.174.8.pair2.fastq.gz" calcext:value-type="string">
            <text:p>ln -s ../../WGS/Epi_EU25_NI_WGS_1.pair2.fastq.gz MS052102.WGS.174.8.pair2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EU27_NI_WGS_1.pair1.fastq.gz</text:p>
          </table:table-cell>
          <table:table-cell table:style-name="ce3" table:formula="of:=MID([.B960]; 5; 4)" office:value-type="string" office:string-value="EU27" calcext:value-type="string">
            <text:p>EU27</text:p>
          </table:table-cell>
          <table:table-cell table:style-name="ce3" table:formula="of:=IF(ISERROR(FIND(&quot;Flu&quot;; [.B960]; 1)); &quot;NI&quot;; &quot;Flu&quot;)" office:value-type="string" office:string-value="NI" calcext:value-type="string">
            <text:p>NI</text:p>
          </table:table-cell>
          <table:table-cell table:style-name="ce3" table:formula="of:=VLOOKUP(CONCATENATE([.C960]; &quot;_&quot;; [.D960]); ['file:///home/assez/Documents/projectDocs/EMC_Barreiro/allEMC_Barreiro.ods'#$EMC_Barreiro.$D$51:.$J$128];7)" office:value-type="string" office:string-value="MS052202" calcext:value-type="string">
            <text:p>MS052202</text:p>
          </table:table-cell>
          <table:table-cell table:style-name="ce3" office:value-type="float" office:value="187" calcext:value-type="float">
            <text:p>18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960]; &quot;.&quot;; [.$A$906]; &quot;.&quot;; [.F960]; &quot;.&quot;; [.G960]; &quot;.&quot;; &quot;pair&quot;; [.H960]; &quot;.fastq.gz&quot;)" office:value-type="string" office:string-value="MS052202.WGS.187.1.pair1.fastq.gz" calcext:value-type="string">
            <text:p>MS052202.WGS.187.1.pair1.fastq.gz</text:p>
          </table:table-cell>
          <table:table-cell table:formula="of:=CONCATENATE(&quot;ln -s ../../WGS/&quot;; [.B960]; &quot; &quot;; [.I960])" office:value-type="string" office:string-value="ln -s ../../WGS/Epi_EU27_NI_WGS_1.pair1.fastq.gz MS052202.WGS.187.1.pair1.fastq.gz" calcext:value-type="string">
            <text:p>ln -s ../../WGS/Epi_EU27_NI_WGS_1.pair1.fastq.gz MS052202.WGS.187.1.pair1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EU27_NI_WGS_1.pair2.fastq.gz</text:p>
          </table:table-cell>
          <table:table-cell table:style-name="ce3" table:formula="of:=MID([.B961]; 5; 4)" office:value-type="string" office:string-value="EU27" calcext:value-type="string">
            <text:p>EU27</text:p>
          </table:table-cell>
          <table:table-cell table:style-name="ce3" table:formula="of:=IF(ISERROR(FIND(&quot;Flu&quot;; [.B961]; 1)); &quot;NI&quot;; &quot;Flu&quot;)" office:value-type="string" office:string-value="NI" calcext:value-type="string">
            <text:p>NI</text:p>
          </table:table-cell>
          <table:table-cell table:style-name="ce3" table:formula="of:=VLOOKUP(CONCATENATE([.C961]; &quot;_&quot;; [.D961]); ['file:///home/assez/Documents/projectDocs/EMC_Barreiro/allEMC_Barreiro.ods'#$EMC_Barreiro.$D$51:.$J$128];7)" office:value-type="string" office:string-value="MS052202" calcext:value-type="string">
            <text:p>MS052202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961]; &quot;.&quot;; [.$A$906]; &quot;.&quot;; [.F961]; &quot;.&quot;; [.G961]; &quot;.&quot;; &quot;pair&quot;; [.H961]; &quot;.fastq.gz&quot;)" office:value-type="string" office:string-value="MS052202.WGS.187.1.pair2.fastq.gz" calcext:value-type="string">
            <text:p>MS052202.WGS.187.1.pair2.fastq.gz</text:p>
          </table:table-cell>
          <table:table-cell table:formula="of:=CONCATENATE(&quot;ln -s ../../WGS/&quot;; [.B961]; &quot; &quot;; [.I961])" office:value-type="string" office:string-value="ln -s ../../WGS/Epi_EU27_NI_WGS_1.pair2.fastq.gz MS052202.WGS.187.1.pair2.fastq.gz" calcext:value-type="string">
            <text:p>ln -s ../../WGS/Epi_EU27_NI_WGS_1.pair2.fastq.gz MS052202.WGS.187.1.pair2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EU29_NI_WGS_1.pair1.fastq.gz</text:p>
          </table:table-cell>
          <table:table-cell table:style-name="ce3" table:formula="of:=MID([.B962]; 5; 4)" office:value-type="string" office:string-value="EU29" calcext:value-type="string">
            <text:p>EU29</text:p>
          </table:table-cell>
          <table:table-cell table:style-name="ce3" table:formula="of:=IF(ISERROR(FIND(&quot;Flu&quot;; [.B962]; 1)); &quot;NI&quot;; &quot;Flu&quot;)" office:value-type="string" office:string-value="NI" calcext:value-type="string">
            <text:p>NI</text:p>
          </table:table-cell>
          <table:table-cell table:style-name="ce3" table:formula="of:=VLOOKUP(CONCATENATE([.C962]; &quot;_&quot;; [.D962]); ['file:///home/assez/Documents/projectDocs/EMC_Barreiro/allEMC_Barreiro.ods'#$EMC_Barreiro.$D$51:.$J$128];7)" office:value-type="string" office:string-value="MS052302" calcext:value-type="string">
            <text:p>MS052302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962]; &quot;.&quot;; [.$A$906]; &quot;.&quot;; [.F962]; &quot;.&quot;; [.G962]; &quot;.&quot;; &quot;pair&quot;; [.H962]; &quot;.fastq.gz&quot;)" office:value-type="string" office:string-value="MS052302.WGS.187.2.pair1.fastq.gz" calcext:value-type="string">
            <text:p>MS052302.WGS.187.2.pair1.fastq.gz</text:p>
          </table:table-cell>
          <table:table-cell table:formula="of:=CONCATENATE(&quot;ln -s ../../WGS/&quot;; [.B962]; &quot; &quot;; [.I962])" office:value-type="string" office:string-value="ln -s ../../WGS/Epi_EU29_NI_WGS_1.pair1.fastq.gz MS052302.WGS.187.2.pair1.fastq.gz" calcext:value-type="string">
            <text:p>ln -s ../../WGS/Epi_EU29_NI_WGS_1.pair1.fastq.gz MS052302.WGS.187.2.pair1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EU29_NI_WGS_1.pair2.fastq.gz</text:p>
          </table:table-cell>
          <table:table-cell table:style-name="ce3" table:formula="of:=MID([.B963]; 5; 4)" office:value-type="string" office:string-value="EU29" calcext:value-type="string">
            <text:p>EU29</text:p>
          </table:table-cell>
          <table:table-cell table:style-name="ce3" table:formula="of:=IF(ISERROR(FIND(&quot;Flu&quot;; [.B963]; 1)); &quot;NI&quot;; &quot;Flu&quot;)" office:value-type="string" office:string-value="NI" calcext:value-type="string">
            <text:p>NI</text:p>
          </table:table-cell>
          <table:table-cell table:style-name="ce3" table:formula="of:=VLOOKUP(CONCATENATE([.C963]; &quot;_&quot;; [.D963]); ['file:///home/assez/Documents/projectDocs/EMC_Barreiro/allEMC_Barreiro.ods'#$EMC_Barreiro.$D$51:.$J$128];7)" office:value-type="string" office:string-value="MS052302" calcext:value-type="string">
            <text:p>MS052302</text:p>
          </table:table-cell>
          <table:table-cell table:style-name="ce3" office:value-type="float" office:value="187" calcext:value-type="float">
            <text:p>187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9" table:formula="of:=CONCATENATE([.E963]; &quot;.&quot;; [.$A$906]; &quot;.&quot;; [.F963]; &quot;.&quot;; [.G963]; &quot;.&quot;; &quot;pair&quot;; [.H963]; &quot;.fastq.gz&quot;)" office:value-type="string" office:string-value="MS052302.WGS.187.2.pair2.fastq.gz" calcext:value-type="string">
            <text:p>MS052302.WGS.187.2.pair2.fastq.gz</text:p>
          </table:table-cell>
          <table:table-cell table:formula="of:=CONCATENATE(&quot;ln -s ../../WGS/&quot;; [.B963]; &quot; &quot;; [.I963])" office:value-type="string" office:string-value="ln -s ../../WGS/Epi_EU29_NI_WGS_1.pair2.fastq.gz MS052302.WGS.187.2.pair2.fastq.gz" calcext:value-type="string">
            <text:p>ln -s ../../WGS/Epi_EU29_NI_WGS_1.pair2.fastq.gz MS052302.WGS.187.2.pair2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EU33_Flu_WGS_1.pair1.fastq.gz</text:p>
          </table:table-cell>
          <table:table-cell table:style-name="ce3" table:formula="of:=MID([.B964]; 5; 4)" office:value-type="string" office:string-value="EU33" calcext:value-type="string">
            <text:p>EU33</text:p>
          </table:table-cell>
          <table:table-cell table:style-name="ce3" table:formula="of:=IF(ISERROR(FIND(&quot;Flu&quot;; [.B964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964]; &quot;_&quot;; [.D964]); ['file:///home/assez/Documents/projectDocs/EMC_Barreiro/allEMC_Barreiro.ods'#$EMC_Barreiro.$D$51:.$J$128];7)" office:value-type="string" office:string-value="MS052501" calcext:value-type="string">
            <text:p>MS052501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964]; &quot;.&quot;; [.$A$906]; &quot;.&quot;; [.F964]; &quot;.&quot;; [.G964]; &quot;.&quot;; &quot;pair&quot;; [.H964]; &quot;.fastq.gz&quot;)" office:value-type="string" office:string-value="MS052501.WGS.188.3.pair1.fastq.gz" calcext:value-type="string">
            <text:p>MS052501.WGS.188.3.pair1.fastq.gz</text:p>
          </table:table-cell>
          <table:table-cell table:formula="of:=CONCATENATE(&quot;ln -s ../../WGS/&quot;; [.B964]; &quot; &quot;; [.I964])" office:value-type="string" office:string-value="ln -s ../../WGS/Epi_EU33_Flu_WGS_1.pair1.fastq.gz MS052501.WGS.188.3.pair1.fastq.gz" calcext:value-type="string">
            <text:p>ln -s ../../WGS/Epi_EU33_Flu_WGS_1.pair1.fastq.gz MS052501.WGS.188.3.pair1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EU33_Flu_WGS_1.pair2.fastq.gz</text:p>
          </table:table-cell>
          <table:table-cell table:style-name="ce3" table:formula="of:=MID([.B965]; 5; 4)" office:value-type="string" office:string-value="EU33" calcext:value-type="string">
            <text:p>EU33</text:p>
          </table:table-cell>
          <table:table-cell table:style-name="ce3" table:formula="of:=IF(ISERROR(FIND(&quot;Flu&quot;; [.B965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965]; &quot;_&quot;; [.D965]); ['file:///home/assez/Documents/projectDocs/EMC_Barreiro/allEMC_Barreiro.ods'#$EMC_Barreiro.$D$51:.$J$128];7)" office:value-type="string" office:string-value="MS052501" calcext:value-type="string">
            <text:p>MS052501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965]; &quot;.&quot;; [.$A$906]; &quot;.&quot;; [.F965]; &quot;.&quot;; [.G965]; &quot;.&quot;; &quot;pair&quot;; [.H965]; &quot;.fastq.gz&quot;)" office:value-type="string" office:string-value="MS052501.WGS.188.3.pair2.fastq.gz" calcext:value-type="string">
            <text:p>MS052501.WGS.188.3.pair2.fastq.gz</text:p>
          </table:table-cell>
          <table:table-cell table:formula="of:=CONCATENATE(&quot;ln -s ../../WGS/&quot;; [.B965]; &quot; &quot;; [.I965])" office:value-type="string" office:string-value="ln -s ../../WGS/Epi_EU33_Flu_WGS_1.pair2.fastq.gz MS052501.WGS.188.3.pair2.fastq.gz" calcext:value-type="string">
            <text:p>ln -s ../../WGS/Epi_EU33_Flu_WGS_1.pair2.fastq.gz MS052501.WGS.188.3.pair2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EU37_Flu_WGS_1.pair1.fastq.gz</text:p>
          </table:table-cell>
          <table:table-cell table:style-name="ce3" table:formula="of:=MID([.B966]; 5; 4)" office:value-type="string" office:string-value="EU37" calcext:value-type="string">
            <text:p>EU37</text:p>
          </table:table-cell>
          <table:table-cell table:style-name="ce3" table:formula="of:=IF(ISERROR(FIND(&quot;Flu&quot;; [.B966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966]; &quot;_&quot;; [.D966]); ['file:///home/assez/Documents/projectDocs/EMC_Barreiro/allEMC_Barreiro.ods'#$EMC_Barreiro.$D$51:.$J$128];7)" office:value-type="string" office:string-value="MS052601" calcext:value-type="string">
            <text:p>MS052601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966]; &quot;.&quot;; [.$A$906]; &quot;.&quot;; [.F966]; &quot;.&quot;; [.G966]; &quot;.&quot;; &quot;pair&quot;; [.H966]; &quot;.fastq.gz&quot;)" office:value-type="string" office:string-value="MS052601.WGS.188.4.pair1.fastq.gz" calcext:value-type="string">
            <text:p>MS052601.WGS.188.4.pair1.fastq.gz</text:p>
          </table:table-cell>
          <table:table-cell table:formula="of:=CONCATENATE(&quot;ln -s ../../WGS/&quot;; [.B966]; &quot; &quot;; [.I966])" office:value-type="string" office:string-value="ln -s ../../WGS/Epi_EU37_Flu_WGS_1.pair1.fastq.gz MS052601.WGS.188.4.pair1.fastq.gz" calcext:value-type="string">
            <text:p>ln -s ../../WGS/Epi_EU37_Flu_WGS_1.pair1.fastq.gz MS052601.WGS.188.4.pair1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EU37_Flu_WGS_1.pair2.fastq.gz</text:p>
          </table:table-cell>
          <table:table-cell table:style-name="ce3" table:formula="of:=MID([.B967]; 5; 4)" office:value-type="string" office:string-value="EU37" calcext:value-type="string">
            <text:p>EU37</text:p>
          </table:table-cell>
          <table:table-cell table:style-name="ce3" table:formula="of:=IF(ISERROR(FIND(&quot;Flu&quot;; [.B967]; 1)); &quot;NI&quot;; &quot;Flu&quot;)" office:value-type="string" office:string-value="Flu" calcext:value-type="string">
            <text:p>Flu</text:p>
          </table:table-cell>
          <table:table-cell table:style-name="ce3" table:formula="of:=VLOOKUP(CONCATENATE([.C967]; &quot;_&quot;; [.D967]); ['file:///home/assez/Documents/projectDocs/EMC_Barreiro/allEMC_Barreiro.ods'#$EMC_Barreiro.$D$51:.$J$128];7)" office:value-type="string" office:string-value="MS052601" calcext:value-type="string">
            <text:p>MS052601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967]; &quot;.&quot;; [.$A$906]; &quot;.&quot;; [.F967]; &quot;.&quot;; [.G967]; &quot;.&quot;; &quot;pair&quot;; [.H967]; &quot;.fastq.gz&quot;)" office:value-type="string" office:string-value="MS052601.WGS.188.4.pair2.fastq.gz" calcext:value-type="string">
            <text:p>MS052601.WGS.188.4.pair2.fastq.gz</text:p>
          </table:table-cell>
          <table:table-cell table:formula="of:=CONCATENATE(&quot;ln -s ../../WGS/&quot;; [.B967]; &quot; &quot;; [.I967])" office:value-type="string" office:string-value="ln -s ../../WGS/Epi_EU37_Flu_WGS_1.pair2.fastq.gz MS052601.WGS.188.4.pair2.fastq.gz" calcext:value-type="string">
            <text:p>ln -s ../../WGS/Epi_EU37_Flu_WGS_1.pair2.fastq.gz MS052601.WGS.188.4.pair2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EU39_NI_WGS_1.pair1.fastq.gz</text:p>
          </table:table-cell>
          <table:table-cell table:style-name="ce3" table:formula="of:=MID([.B968]; 5; 4)" office:value-type="string" office:string-value="EU39" calcext:value-type="string">
            <text:p>EU39</text:p>
          </table:table-cell>
          <table:table-cell table:style-name="ce3" table:formula="of:=IF(ISERROR(FIND(&quot;Flu&quot;; [.B968]; 1)); &quot;NI&quot;; &quot;Flu&quot;)" office:value-type="string" office:string-value="NI" calcext:value-type="string">
            <text:p>NI</text:p>
          </table:table-cell>
          <table:table-cell table:style-name="ce3" table:formula="of:=VLOOKUP(CONCATENATE([.C968]; &quot;_&quot;; [.D968]); ['file:///home/assez/Documents/projectDocs/EMC_Barreiro/allEMC_Barreiro.ods'#$EMC_Barreiro.$D$51:.$J$128];7)" office:value-type="string" office:string-value="MS052702" calcext:value-type="string">
            <text:p>MS052702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968]; &quot;.&quot;; [.$A$906]; &quot;.&quot;; [.F968]; &quot;.&quot;; [.G968]; &quot;.&quot;; &quot;pair&quot;; [.H968]; &quot;.fastq.gz&quot;)" office:value-type="string" office:string-value="MS052702.WGS.188.6.pair1.fastq.gz" calcext:value-type="string">
            <text:p>MS052702.WGS.188.6.pair1.fastq.gz</text:p>
          </table:table-cell>
          <table:table-cell table:formula="of:=CONCATENATE(&quot;ln -s ../../WGS/&quot;; [.B968]; &quot; &quot;; [.I968])" office:value-type="string" office:string-value="ln -s ../../WGS/Epi_EU39_NI_WGS_1.pair1.fastq.gz MS052702.WGS.188.6.pair1.fastq.gz" calcext:value-type="string">
            <text:p>ln -s ../../WGS/Epi_EU39_NI_WGS_1.pair1.fastq.gz MS052702.WGS.188.6.pair1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EU39_NI_WGS_1.pair2.fastq.gz</text:p>
          </table:table-cell>
          <table:table-cell table:style-name="ce3" table:formula="of:=MID([.B969]; 5; 4)" office:value-type="string" office:string-value="EU39" calcext:value-type="string">
            <text:p>EU39</text:p>
          </table:table-cell>
          <table:table-cell table:style-name="ce3" table:formula="of:=IF(ISERROR(FIND(&quot;Flu&quot;; [.B969]; 1)); &quot;NI&quot;; &quot;Flu&quot;)" office:value-type="string" office:string-value="NI" calcext:value-type="string">
            <text:p>NI</text:p>
          </table:table-cell>
          <table:table-cell table:style-name="ce3" table:formula="of:=VLOOKUP(CONCATENATE([.C969]; &quot;_&quot;; [.D969]); ['file:///home/assez/Documents/projectDocs/EMC_Barreiro/allEMC_Barreiro.ods'#$EMC_Barreiro.$D$51:.$J$128];7)" office:value-type="string" office:string-value="MS052702" calcext:value-type="string">
            <text:p>MS052702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969]; &quot;.&quot;; [.$A$906]; &quot;.&quot;; [.F969]; &quot;.&quot;; [.G969]; &quot;.&quot;; &quot;pair&quot;; [.H969]; &quot;.fastq.gz&quot;)" office:value-type="string" office:string-value="MS052702.WGS.188.6.pair2.fastq.gz" calcext:value-type="string">
            <text:p>MS052702.WGS.188.6.pair2.fastq.gz</text:p>
          </table:table-cell>
          <table:table-cell table:formula="of:=CONCATENATE(&quot;ln -s ../../WGS/&quot;; [.B969]; &quot; &quot;; [.I969])" office:value-type="string" office:string-value="ln -s ../../WGS/Epi_EU39_NI_WGS_1.pair2.fastq.gz MS052702.WGS.188.6.pair2.fastq.gz" calcext:value-type="string">
            <text:p>ln -s ../../WGS/Epi_EU39_NI_WGS_1.pair2.fastq.gz MS052702.WGS.188.6.pair2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EU41_NI_WGS_1.pair1.fastq.gz</text:p>
          </table:table-cell>
          <table:table-cell table:style-name="ce3" table:formula="of:=MID([.B970]; 5; 4)" office:value-type="string" office:string-value="EU41" calcext:value-type="string">
            <text:p>EU41</text:p>
          </table:table-cell>
          <table:table-cell table:style-name="ce3" table:formula="of:=IF(ISERROR(FIND(&quot;Flu&quot;; [.B970]; 1)); &quot;NI&quot;; &quot;Flu&quot;)" office:value-type="string" office:string-value="NI" calcext:value-type="string">
            <text:p>NI</text:p>
          </table:table-cell>
          <table:table-cell table:style-name="ce3" table:formula="of:=VLOOKUP(CONCATENATE([.C970]; &quot;_&quot;; [.D970]); ['file:///home/assez/Documents/projectDocs/EMC_Barreiro/allEMC_Barreiro.ods'#$EMC_Barreiro.$D$51:.$J$128];7)" office:value-type="string" office:string-value="MS052802" calcext:value-type="string">
            <text:p>MS052802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970]; &quot;.&quot;; [.$A$906]; &quot;.&quot;; [.F970]; &quot;.&quot;; [.G970]; &quot;.&quot;; &quot;pair&quot;; [.H970]; &quot;.fastq.gz&quot;)" office:value-type="string" office:string-value="MS052802.WGS.188.7.pair1.fastq.gz" calcext:value-type="string">
            <text:p>MS052802.WGS.188.7.pair1.fastq.gz</text:p>
          </table:table-cell>
          <table:table-cell table:formula="of:=CONCATENATE(&quot;ln -s ../../WGS/&quot;; [.B970]; &quot; &quot;; [.I970])" office:value-type="string" office:string-value="ln -s ../../WGS/Epi_EU41_NI_WGS_1.pair1.fastq.gz MS052802.WGS.188.7.pair1.fastq.gz" calcext:value-type="string">
            <text:p>ln -s ../../WGS/Epi_EU41_NI_WGS_1.pair1.fastq.gz MS052802.WGS.188.7.pair1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EU41_NI_WGS_1.pair2.fastq.gz</text:p>
          </table:table-cell>
          <table:table-cell table:style-name="ce3" table:formula="of:=MID([.B971]; 5; 4)" office:value-type="string" office:string-value="EU41" calcext:value-type="string">
            <text:p>EU41</text:p>
          </table:table-cell>
          <table:table-cell table:style-name="ce3" table:formula="of:=IF(ISERROR(FIND(&quot;Flu&quot;; [.B971]; 1)); &quot;NI&quot;; &quot;Flu&quot;)" office:value-type="string" office:string-value="NI" calcext:value-type="string">
            <text:p>NI</text:p>
          </table:table-cell>
          <table:table-cell table:style-name="ce3" table:formula="of:=VLOOKUP(CONCATENATE([.C971]; &quot;_&quot;; [.D971]); ['file:///home/assez/Documents/projectDocs/EMC_Barreiro/allEMC_Barreiro.ods'#$EMC_Barreiro.$D$51:.$J$128];7)" office:value-type="string" office:string-value="MS052802" calcext:value-type="string">
            <text:p>MS052802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971]; &quot;.&quot;; [.$A$906]; &quot;.&quot;; [.F971]; &quot;.&quot;; [.G971]; &quot;.&quot;; &quot;pair&quot;; [.H971]; &quot;.fastq.gz&quot;)" office:value-type="string" office:string-value="MS052802.WGS.188.7.pair2.fastq.gz" calcext:value-type="string">
            <text:p>MS052802.WGS.188.7.pair2.fastq.gz</text:p>
          </table:table-cell>
          <table:table-cell table:formula="of:=CONCATENATE(&quot;ln -s ../../WGS/&quot;; [.B971]; &quot; &quot;; [.I971])" office:value-type="string" office:string-value="ln -s ../../WGS/Epi_EU41_NI_WGS_1.pair2.fastq.gz MS052802.WGS.188.7.pair2.fastq.gz" calcext:value-type="string">
            <text:p>ln -s ../../WGS/Epi_EU41_NI_WGS_1.pair2.fastq.gz MS052802.WGS.188.7.pair2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EU43_NI_WGS_1.pair1.fastq.gz</text:p>
          </table:table-cell>
          <table:table-cell table:style-name="ce3" table:formula="of:=MID([.B972]; 5; 4)" office:value-type="string" office:string-value="EU43" calcext:value-type="string">
            <text:p>EU43</text:p>
          </table:table-cell>
          <table:table-cell table:style-name="ce3" table:formula="of:=IF(ISERROR(FIND(&quot;Flu&quot;; [.B972]; 1)); &quot;NI&quot;; &quot;Flu&quot;)" office:value-type="string" office:string-value="NI" calcext:value-type="string">
            <text:p>NI</text:p>
          </table:table-cell>
          <table:table-cell table:style-name="ce3" table:formula="of:=VLOOKUP(CONCATENATE([.C972]; &quot;_&quot;; [.D972]); ['file:///home/assez/Documents/projectDocs/EMC_Barreiro/allEMC_Barreiro.ods'#$EMC_Barreiro.$D$51:.$J$128];7)" office:value-type="string" office:string-value="MS052902" calcext:value-type="string">
            <text:p>MS052902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CONCATENATE([.E972]; &quot;.&quot;; [.$A$906]; &quot;.&quot;; [.F972]; &quot;.&quot;; [.G972]; &quot;.&quot;; &quot;pair&quot;; [.H972]; &quot;.fastq.gz&quot;)" office:value-type="string" office:string-value="MS052902.WGS.188.8.pair1.fastq.gz" calcext:value-type="string">
            <text:p>MS052902.WGS.188.8.pair1.fastq.gz</text:p>
          </table:table-cell>
          <table:table-cell table:formula="of:=CONCATENATE(&quot;ln -s ../../WGS/&quot;; [.B972]; &quot; &quot;; [.I972])" office:value-type="string" office:string-value="ln -s ../../WGS/Epi_EU43_NI_WGS_1.pair1.fastq.gz MS052902.WGS.188.8.pair1.fastq.gz" calcext:value-type="string">
            <text:p>ln -s ../../WGS/Epi_EU43_NI_WGS_1.pair1.fastq.gz MS052902.WGS.188.8.pair1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EU43_NI_WGS_1.pair2.fastq.gz</text:p>
          </table:table-cell>
          <table:table-cell table:style-name="ce3" table:formula="of:=MID([.B973]; 5; 4)" office:value-type="string" office:string-value="EU43" calcext:value-type="string">
            <text:p>EU43</text:p>
          </table:table-cell>
          <table:table-cell table:style-name="ce3" table:formula="of:=IF(ISERROR(FIND(&quot;Flu&quot;; [.B973]; 1)); &quot;NI&quot;; &quot;Flu&quot;)" office:value-type="string" office:string-value="NI" calcext:value-type="string">
            <text:p>NI</text:p>
          </table:table-cell>
          <table:table-cell table:style-name="ce3" table:formula="of:=VLOOKUP(CONCATENATE([.C973]; &quot;_&quot;; [.D973]); ['file:///home/assez/Documents/projectDocs/EMC_Barreiro/allEMC_Barreiro.ods'#$EMC_Barreiro.$D$51:.$J$128];7)" office:value-type="string" office:string-value="MS052902" calcext:value-type="string">
            <text:p>MS052902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973]; &quot;.&quot;; [.$A$906]; &quot;.&quot;; [.F973]; &quot;.&quot;; [.G973]; &quot;.&quot;; &quot;pair&quot;; [.H973]; &quot;.fastq.gz&quot;)" office:value-type="string" office:string-value="MS052902.WGS.188.8.pair2.fastq.gz" calcext:value-type="string">
            <text:p>MS052902.WGS.188.8.pair2.fastq.gz</text:p>
          </table:table-cell>
          <table:table-cell table:formula="of:=CONCATENATE(&quot;ln -s ../../WGS/&quot;; [.B973]; &quot; &quot;; [.I973])" office:value-type="string" office:string-value="ln -s ../../WGS/Epi_EU43_NI_WGS_1.pair2.fastq.gz MS052902.WGS.188.8.pair2.fastq.gz" calcext:value-type="string">
            <text:p>ln -s ../../WGS/Epi_EU43_NI_WGS_1.pair2.fastq.gz MS052902.WGS.188.8.pair2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EU47_NI_WGS_1.pair1.fastq.gz</text:p>
          </table:table-cell>
          <table:table-cell table:style-name="ce3" table:formula="of:=MID([.B974]; 5; 4)" office:value-type="string" office:string-value="EU47" calcext:value-type="string">
            <text:p>EU47</text:p>
          </table:table-cell>
          <table:table-cell table:style-name="ce3" table:formula="of:=IF(ISERROR(FIND(&quot;Flu&quot;; [.B974]; 1)); &quot;NI&quot;; &quot;Flu&quot;)" office:value-type="string" office:string-value="NI" calcext:value-type="string">
            <text:p>NI</text:p>
          </table:table-cell>
          <table:table-cell table:style-name="ce3" table:formula="of:=VLOOKUP(CONCATENATE([.C974]; &quot;_&quot;; [.D974]); ['file:///home/assez/Documents/projectDocs/EMC_Barreiro/allEMC_Barreiro.ods'#$EMC_Barreiro.$D$51:.$J$128];7)" office:value-type="string" office:string-value="MS053002" calcext:value-type="string">
            <text:p>MS053002</text:p>
          </table:table-cell>
          <table:table-cell table:style-name="ce3" office:value-type="float" office:value="184" calcext:value-type="float">
            <text:p>18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9" table:formula="of:=CONCATENATE([.E974]; &quot;.&quot;; [.$A$906]; &quot;.&quot;; [.F974]; &quot;.&quot;; [.G974]; &quot;.&quot;; &quot;pair&quot;; [.H974]; &quot;.fastq.gz&quot;)" office:value-type="string" office:string-value="MS053002.WGS.184.1.pair1.fastq.gz" calcext:value-type="string">
            <text:p>MS053002.WGS.184.1.pair1.fastq.gz</text:p>
          </table:table-cell>
          <table:table-cell table:formula="of:=CONCATENATE(&quot;ln -s ../../WGS/&quot;; [.B974]; &quot; &quot;; [.I974])" office:value-type="string" office:string-value="ln -s ../../WGS/Epi_EU47_NI_WGS_1.pair1.fastq.gz MS053002.WGS.184.1.pair1.fastq.gz" calcext:value-type="string">
            <text:p>ln -s ../../WGS/Epi_EU47_NI_WGS_1.pair1.fastq.gz MS053002.WGS.184.1.pair1.fastq.gz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Epi_EU47_NI_WGS_1.pair2.fastq.gz</text:p>
          </table:table-cell>
          <table:table-cell table:style-name="ce3" table:formula="of:=MID([.B975]; 5; 4)" office:value-type="string" office:string-value="EU47" calcext:value-type="string">
            <text:p>EU47</text:p>
          </table:table-cell>
          <table:table-cell table:style-name="ce3" table:formula="of:=IF(ISERROR(FIND(&quot;Flu&quot;; [.B975]; 1)); &quot;NI&quot;; &quot;Flu&quot;)" office:value-type="string" office:string-value="NI" calcext:value-type="string">
            <text:p>NI</text:p>
          </table:table-cell>
          <table:table-cell table:style-name="ce3" table:formula="of:=VLOOKUP(CONCATENATE([.C975]; &quot;_&quot;; [.D975]); ['file:///home/assez/Documents/projectDocs/EMC_Barreiro/allEMC_Barreiro.ods'#$EMC_Barreiro.$D$51:.$J$128];7)" office:value-type="string" office:string-value="MS053002" calcext:value-type="string">
            <text:p>MS053002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formula="of:=CONCATENATE([.E975]; &quot;.&quot;; [.$A$906]; &quot;.&quot;; [.F975]; &quot;.&quot;; [.G975]; &quot;.&quot;; &quot;pair&quot;; [.H975]; &quot;.fastq.gz&quot;)" office:value-type="string" office:string-value="MS053002.WGS.184.1.pair2.fastq.gz" calcext:value-type="string">
            <text:p>MS053002.WGS.184.1.pair2.fastq.gz</text:p>
          </table:table-cell>
          <table:table-cell table:formula="of:=CONCATENATE(&quot;ln -s ../../WGS/&quot;; [.B975]; &quot; &quot;; [.I975])" office:value-type="string" office:string-value="ln -s ../../WGS/Epi_EU47_NI_WGS_1.pair2.fastq.gz MS053002.WGS.184.1.pair2.fastq.gz" calcext:value-type="string">
            <text:p>ln -s ../../WGS/Epi_EU47_NI_WGS_1.pair2.fastq.gz MS053002.WGS.184.1.pair2.fastq.gz</text:p>
          </table:table-cell>
          <table:table-cell table:number-columns-repeated="1014"/>
        </table:table-row>
        <table:table-row table:style-name="ro2" table:number-rows-repeated="104760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mmand List" table:style-name="ta2" table:print="false">
        <office:forms form:automatic-focus="false" form:apply-design-mode="false"/>
        <table:table-column table:style-name="co8" table:number-columns-repeated="1024" table:default-cell-style-name="Default"/>
        <table:table-row table:style-name="ro3">
          <table:table-cell table:style-name="ce3" office:value-type="string" calcext:value-type="string">
            <text:p>zcat</text:p>
          </table:table-cell>
          <table:table-cell table:style-name="ce3" office:value-type="string" calcext:value-type="string">
            <text:p>Epi_AF04_Flu_ATACSeq_1_2-259466_S6_L001_R1_001.fastq.gz</text:p>
          </table:table-cell>
          <table:table-cell table:number-columns-repeated="3"/>
          <table:table-cell table:style-name="ce3" office:value-type="string" calcext:value-type="string">
            <text:p>| head -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zcat</text:p>
          </table:table-cell>
          <table:table-cell table:style-name="ce3" office:value-type="string" calcext:value-type="string">
            <text:p>Epi_AF04_Flu_ATACSeq_1_2-259466_S6_L001_R2_001.fastq.gz</text:p>
          </table:table-cell>
          <table:table-cell table:number-columns-repeated="3"/>
          <table:table-cell table:style-name="ce3" office:value-type="string" calcext:value-type="string">
            <text:p>| head -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zcat</text:p>
          </table:table-cell>
          <table:table-cell table:style-name="ce3" office:value-type="string" calcext:value-type="string">
            <text:p>Epi_AF04_NI_ATACSeq_1_2-259465_S5_L001_R1_001.fastq.gz</text:p>
          </table:table-cell>
          <table:table-cell table:number-columns-repeated="3"/>
          <table:table-cell table:style-name="ce3" office:value-type="string" calcext:value-type="string">
            <text:p>| head -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zcat</text:p>
          </table:table-cell>
          <table:table-cell table:style-name="ce3" office:value-type="string" calcext:value-type="string">
            <text:p>Epi_AF04_NI_ATACSeq_1_2-259465_S5_L001_R2_001.fastq.gz</text:p>
          </table:table-cell>
          <table:table-cell table:number-columns-repeated="3"/>
          <table:table-cell table:style-name="ce3" office:value-type="string" calcext:value-type="string">
            <text:p>| head -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zcat</text:p>
          </table:table-cell>
          <table:table-cell table:style-name="ce3" office:value-type="string" calcext:value-type="string">
            <text:p>Epi_AF06_Flu_ATACSeq_1_2-259479_S3_L002_R1_001.fastq.gz</text:p>
          </table:table-cell>
          <table:table-cell table:number-columns-repeated="3"/>
          <table:table-cell table:style-name="ce3" office:value-type="string" calcext:value-type="string">
            <text:p>| head -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zcat</text:p>
          </table:table-cell>
          <table:table-cell table:style-name="ce3" office:value-type="string" calcext:value-type="string">
            <text:p>Epi_AF06_Flu_ATACSeq_1_2-259479_S3_L002_R2_001.fastq.gz</text:p>
          </table:table-cell>
          <table:table-cell table:number-columns-repeated="3"/>
          <table:table-cell table:style-name="ce3" office:value-type="string" calcext:value-type="string">
            <text:p>| head -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zcat</text:p>
          </table:table-cell>
          <table:table-cell table:style-name="ce3" office:value-type="string" calcext:value-type="string">
            <text:p>Epi_AF06_NI_ATACSeq_1_2-259478_S2_L002_R1_001.fastq.gz</text:p>
          </table:table-cell>
          <table:table-cell table:number-columns-repeated="3"/>
          <table:table-cell table:style-name="ce3" office:value-type="string" calcext:value-type="string">
            <text:p>| head -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zcat</text:p>
          </table:table-cell>
          <table:table-cell table:style-name="ce3" office:value-type="string" calcext:value-type="string">
            <text:p>Epi_AF06_NI_ATACSeq_1_2-259478_S2_L002_R2_001.fastq.gz</text:p>
          </table:table-cell>
          <table:table-cell table:number-columns-repeated="3"/>
          <table:table-cell table:style-name="ce3" office:value-type="string" calcext:value-type="string">
            <text:p>| head -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zcat</text:p>
          </table:table-cell>
          <table:table-cell table:style-name="ce3" office:value-type="string" calcext:value-type="string">
            <text:p>Epi_AF08_Flu_ATACSeq_1_2-259483_S7_L002_R1_001.fastq.gz</text:p>
          </table:table-cell>
          <table:table-cell table:number-columns-repeated="3"/>
          <table:table-cell table:style-name="ce3" office:value-type="string" calcext:value-type="string">
            <text:p>| head -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zcat</text:p>
          </table:table-cell>
          <table:table-cell table:style-name="ce3" office:value-type="string" calcext:value-type="string">
            <text:p>Epi_AF08_Flu_ATACSeq_1_2-259483_S7_L002_R2_001.fastq.gz</text:p>
          </table:table-cell>
          <table:table-cell table:number-columns-repeated="3"/>
          <table:table-cell table:style-name="ce3" office:value-type="string" calcext:value-type="string">
            <text:p>| head -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zcat</text:p>
          </table:table-cell>
          <table:table-cell table:style-name="ce3" office:value-type="string" calcext:value-type="string">
            <text:p>Epi_AF08_NI_ATACSeq_1_2-323856_S10_L002_R1_001.fastq.gz</text:p>
          </table:table-cell>
          <table:table-cell table:number-columns-repeated="3"/>
          <table:table-cell table:style-name="ce3" office:value-type="string" calcext:value-type="string">
            <text:p>| head -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zcat</text:p>
          </table:table-cell>
          <table:table-cell table:style-name="ce3" office:value-type="string" calcext:value-type="string">
            <text:p>Epi_AF08_NI_ATACSeq_1_2-323856_S10_L002_R2_001.fastq.gz</text:p>
          </table:table-cell>
          <table:table-cell table:number-columns-repeated="3"/>
          <table:table-cell table:style-name="ce3" office:value-type="string" calcext:value-type="string">
            <text:p>| head -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zcat</text:p>
          </table:table-cell>
          <table:table-cell table:style-name="ce3" office:value-type="string" calcext:value-type="string">
            <text:p>Epi_AF10_Flu_ATACSeq_1_2-259491_S15_L002_R1_001.fastq.gz</text:p>
          </table:table-cell>
          <table:table-cell table:number-columns-repeated="3"/>
          <table:table-cell table:style-name="ce3" office:value-type="string" calcext:value-type="string">
            <text:p>| head -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zcat</text:p>
          </table:table-cell>
          <table:table-cell table:style-name="ce3" office:value-type="string" calcext:value-type="string">
            <text:p>Epi_AF10_Flu_ATACSeq_1_2-259491_S15_L002_R2_001.fastq.gz</text:p>
          </table:table-cell>
          <table:table-cell table:number-columns-repeated="3"/>
          <table:table-cell table:style-name="ce3" office:value-type="string" calcext:value-type="string">
            <text:p>| head -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zcat</text:p>
          </table:table-cell>
          <table:table-cell table:style-name="ce3" office:value-type="string" calcext:value-type="string">
            <text:p>Epi_AF10_NI_ATACSeq_1_2-259490_S14_L002_R1_001.fastq.gz</text:p>
          </table:table-cell>
          <table:table-cell table:number-columns-repeated="3"/>
          <table:table-cell table:style-name="ce3" office:value-type="string" calcext:value-type="string">
            <text:p>| head -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zcat</text:p>
          </table:table-cell>
          <table:table-cell table:style-name="ce3" office:value-type="string" calcext:value-type="string">
            <text:p>Epi_AF10_NI_ATACSeq_1_2-259490_S14_L002_R2_001.fastq.gz</text:p>
          </table:table-cell>
          <table:table-cell table:number-columns-repeated="3"/>
          <table:table-cell table:style-name="ce3" office:value-type="string" calcext:value-type="string">
            <text:p>| head -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zcat</text:p>
          </table:table-cell>
          <table:table-cell table:style-name="ce3" office:value-type="string" calcext:value-type="string">
            <text:p>Epi_AF12_Flu_ATACSeq_1_2-268554_S1_L001_R1_001.fastq.gz</text:p>
          </table:table-cell>
          <table:table-cell table:number-columns-repeated="3"/>
          <table:table-cell table:style-name="ce3" office:value-type="string" calcext:value-type="string">
            <text:p>| head -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zcat</text:p>
          </table:table-cell>
          <table:table-cell table:style-name="ce3" office:value-type="string" calcext:value-type="string">
            <text:p>Epi_AF12_Flu_ATACSeq_1_2-268554_S1_L001_R2_001.fastq.gz</text:p>
          </table:table-cell>
          <table:table-cell table:number-columns-repeated="3"/>
          <table:table-cell table:style-name="ce3" office:value-type="string" calcext:value-type="string">
            <text:p>| head -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zcat</text:p>
          </table:table-cell>
          <table:table-cell table:style-name="ce3" office:value-type="string" calcext:value-type="string">
            <text:p>Epi_AF12_NI_ATACSeq_1_2-259492_S16_L002_R1_001.fastq.gz</text:p>
          </table:table-cell>
          <table:table-cell table:number-columns-repeated="3"/>
          <table:table-cell table:style-name="ce3" office:value-type="string" calcext:value-type="string">
            <text:p>| head -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zcat</text:p>
          </table:table-cell>
          <table:table-cell table:style-name="ce3" office:value-type="string" calcext:value-type="string">
            <text:p>Epi_AF12_NI_ATACSeq_1_2-259492_S16_L002_R2_001.fastq.gz</text:p>
          </table:table-cell>
          <table:table-cell table:number-columns-repeated="3"/>
          <table:table-cell table:style-name="ce3" office:value-type="string" calcext:value-type="string">
            <text:p>| head -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zcat</text:p>
          </table:table-cell>
          <table:table-cell table:style-name="ce3" office:value-type="string" calcext:value-type="string">
            <text:p>Epi_AF14_Mock_ATACSeq_1_2-268557_S4_L001_R2_001.fastq.gz</text:p>
          </table:table-cell>
          <table:table-cell table:number-columns-repeated="3"/>
          <table:table-cell table:style-name="ce3" office:value-type="string" calcext:value-type="string">
            <text:p>| head -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zcat</text:p>
          </table:table-cell>
          <table:table-cell table:style-name="ce3" office:value-type="string" calcext:value-type="string">
            <text:p>Epi_AF14_NI_ATACSeq_1_2-268555_S2_L001_R1_001.fastq.gz</text:p>
          </table:table-cell>
          <table:table-cell table:number-columns-repeated="3"/>
          <table:table-cell table:style-name="ce3" office:value-type="string" calcext:value-type="string">
            <text:p>| head -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zcat</text:p>
          </table:table-cell>
          <table:table-cell table:style-name="ce3" office:value-type="string" calcext:value-type="string">
            <text:p>Epi_AF14_NI_ATACSeq_1_2-268555_S2_L001_R2_001.fastq.gz</text:p>
          </table:table-cell>
          <table:table-cell table:number-columns-repeated="3"/>
          <table:table-cell table:style-name="ce3" office:value-type="string" calcext:value-type="string">
            <text:p>| head -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zcat</text:p>
          </table:table-cell>
          <table:table-cell table:style-name="ce3" office:value-type="string" calcext:value-type="string">
            <text:p>Epi_AF16_Flu_ATACSeq_1_2-268565_S12_L001_R1_001.fastq.gz</text:p>
          </table:table-cell>
          <table:table-cell table:number-columns-repeated="3"/>
          <table:table-cell table:style-name="ce3" office:value-type="string" calcext:value-type="string">
            <text:p>| head -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zcat</text:p>
          </table:table-cell>
          <table:table-cell table:style-name="ce3" office:value-type="string" calcext:value-type="string">
            <text:p>Epi_AF16_Flu_ATACSeq_1_2-268565_S12_L001_R2_001.fastq.gz</text:p>
          </table:table-cell>
          <table:table-cell table:number-columns-repeated="3"/>
          <table:table-cell table:style-name="ce3" office:value-type="string" calcext:value-type="string">
            <text:p>| head -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zcat</text:p>
          </table:table-cell>
          <table:table-cell table:style-name="ce3" office:value-type="string" calcext:value-type="string">
            <text:p>Epi_AF16_NI_ATACSeq_1_2-268564_S11_L001_R1_001.fastq.gz</text:p>
          </table:table-cell>
          <table:table-cell table:number-columns-repeated="3"/>
          <table:table-cell table:style-name="ce3" office:value-type="string" calcext:value-type="string">
            <text:p>| head -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zcat</text:p>
          </table:table-cell>
          <table:table-cell table:style-name="ce3" office:value-type="string" calcext:value-type="string">
            <text:p>Epi_AF16_NI_ATACSeq_1_2-268564_S11_L001_R2_001.fastq.gz</text:p>
          </table:table-cell>
          <table:table-cell table:number-columns-repeated="3"/>
          <table:table-cell table:style-name="ce3" office:value-type="string" calcext:value-type="string">
            <text:p>| head -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zcat</text:p>
          </table:table-cell>
          <table:table-cell table:style-name="ce3" office:value-type="string" calcext:value-type="string">
            <text:p>Epi_AF18_Flu_ATACSeq_1_2-268567_S14_L001_R1_001.fastq.gz</text:p>
          </table:table-cell>
          <table:table-cell table:number-columns-repeated="3"/>
          <table:table-cell table:style-name="ce3" office:value-type="string" calcext:value-type="string">
            <text:p>| head -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zcat</text:p>
          </table:table-cell>
          <table:table-cell table:style-name="ce3" office:value-type="string" calcext:value-type="string">
            <text:p>Epi_AF18_Flu_ATACSeq_1_2-268567_S14_L001_R2_001.fastq.gz</text:p>
          </table:table-cell>
          <table:table-cell table:number-columns-repeated="3"/>
          <table:table-cell table:style-name="ce3" office:value-type="string" calcext:value-type="string">
            <text:p>| head -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zcat</text:p>
          </table:table-cell>
          <table:table-cell table:style-name="ce3" office:value-type="string" calcext:value-type="string">
            <text:p>Epi_AF20_Flu_ATACSeq_1_2-308158_S1_L001_R1_001.fastq.gz</text:p>
          </table:table-cell>
          <table:table-cell table:number-columns-repeated="3"/>
          <table:table-cell table:style-name="ce3" office:value-type="string" calcext:value-type="string">
            <text:p>| head -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zcat</text:p>
          </table:table-cell>
          <table:table-cell table:style-name="ce3" office:value-type="string" calcext:value-type="string">
            <text:p>Epi_AF20_Flu_ATACSeq_1_2-308158_S1_L001_R2_001.fastq.gz</text:p>
          </table:table-cell>
          <table:table-cell table:number-columns-repeated="3"/>
          <table:table-cell table:style-name="ce3" office:value-type="string" calcext:value-type="string">
            <text:p>| head -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zcat</text:p>
          </table:table-cell>
          <table:table-cell table:style-name="ce3" office:value-type="string" calcext:value-type="string">
            <text:p>Epi_AF20_NI_ATACSeq_1_2-268568_S15_L001_R1_001.fastq.gz</text:p>
          </table:table-cell>
          <table:table-cell table:number-columns-repeated="3"/>
          <table:table-cell table:style-name="ce3" office:value-type="string" calcext:value-type="string">
            <text:p>| head -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zcat</text:p>
          </table:table-cell>
          <table:table-cell table:style-name="ce3" office:value-type="string" calcext:value-type="string">
            <text:p>Epi_AF20_NI_ATACSeq_1_2-268568_S15_L001_R2_001.fastq.gz</text:p>
          </table:table-cell>
          <table:table-cell table:number-columns-repeated="3"/>
          <table:table-cell table:style-name="ce3" office:value-type="string" calcext:value-type="string">
            <text:p>| head -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zcat</text:p>
          </table:table-cell>
          <table:table-cell table:style-name="ce3" office:value-type="string" calcext:value-type="string">
            <text:p>Epi_AF22_Flu_ATACSeq_1_2-308160_S3_L001_R1_001.fastq.gz</text:p>
          </table:table-cell>
          <table:table-cell table:number-columns-repeated="3"/>
          <table:table-cell table:style-name="ce3" office:value-type="string" calcext:value-type="string">
            <text:p>| head -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zcat</text:p>
          </table:table-cell>
          <table:table-cell table:style-name="ce3" office:value-type="string" calcext:value-type="string">
            <text:p>Epi_AF22_Flu_ATACSeq_1_2-308160_S3_L001_R2_001.fastq.gz</text:p>
          </table:table-cell>
          <table:table-cell table:number-columns-repeated="3"/>
          <table:table-cell table:style-name="ce3" office:value-type="string" calcext:value-type="string">
            <text:p>| head -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zcat</text:p>
          </table:table-cell>
          <table:table-cell table:style-name="ce3" office:value-type="string" calcext:value-type="string">
            <text:p>Epi_AF22_NI_ATACSeq_1_2-308159_S2_L001_R1_001.fastq.gz</text:p>
          </table:table-cell>
          <table:table-cell table:number-columns-repeated="3"/>
          <table:table-cell table:style-name="ce3" office:value-type="string" calcext:value-type="string">
            <text:p>| head -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zcat</text:p>
          </table:table-cell>
          <table:table-cell table:style-name="ce3" office:value-type="string" calcext:value-type="string">
            <text:p>Epi_AF22_NI_ATACSeq_1_2-308159_S2_L001_R2_001.fastq.gz</text:p>
          </table:table-cell>
          <table:table-cell table:number-columns-repeated="3"/>
          <table:table-cell table:style-name="ce3" office:value-type="string" calcext:value-type="string">
            <text:p>| head -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zcat</text:p>
          </table:table-cell>
          <table:table-cell table:style-name="ce3" office:value-type="string" calcext:value-type="string">
            <text:p>Epi_AF24_Flu_ATACSeq_1_2-308162_S5_L001_R1_001.fastq.gz</text:p>
          </table:table-cell>
          <table:table-cell table:number-columns-repeated="3"/>
          <table:table-cell table:style-name="ce3" office:value-type="string" calcext:value-type="string">
            <text:p>| head -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zcat</text:p>
          </table:table-cell>
          <table:table-cell table:style-name="ce3" office:value-type="string" calcext:value-type="string">
            <text:p>Epi_AF24_Flu_ATACSeq_1_2-308162_S5_L001_R2_001.fastq.gz</text:p>
          </table:table-cell>
          <table:table-cell table:number-columns-repeated="3"/>
          <table:table-cell table:style-name="ce3" office:value-type="string" calcext:value-type="string">
            <text:p>| head -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zcat</text:p>
          </table:table-cell>
          <table:table-cell table:style-name="ce3" office:value-type="string" calcext:value-type="string">
            <text:p>Epi_AF24_NI_ATACSeq_1_2-308161_S4_L001_R2_001.fastq.gz</text:p>
          </table:table-cell>
          <table:table-cell table:number-columns-repeated="3"/>
          <table:table-cell table:style-name="ce3" office:value-type="string" calcext:value-type="string">
            <text:p>| head -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zcat</text:p>
          </table:table-cell>
          <table:table-cell table:style-name="ce3" office:value-type="string" calcext:value-type="string">
            <text:p>Epi_AF26_Flu_ATACSeq_1_2-308164_S7_L001_R1_001.fastq.gz</text:p>
          </table:table-cell>
          <table:table-cell table:number-columns-repeated="3"/>
          <table:table-cell table:style-name="ce3" office:value-type="string" calcext:value-type="string">
            <text:p>| head -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zcat</text:p>
          </table:table-cell>
          <table:table-cell table:style-name="ce3" office:value-type="string" calcext:value-type="string">
            <text:p>Epi_AF26_Flu_ATACSeq_1_2-308164_S7_L001_R2_001.fastq.gz</text:p>
          </table:table-cell>
          <table:table-cell table:number-columns-repeated="3"/>
          <table:table-cell table:style-name="ce3" office:value-type="string" calcext:value-type="string">
            <text:p>| head -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zcat</text:p>
          </table:table-cell>
          <table:table-cell table:style-name="ce3" office:value-type="string" calcext:value-type="string">
            <text:p>Epi_AF26_NI_ATACSeq_1_2-308163_S6_L001_R1_001.fastq.gz</text:p>
          </table:table-cell>
          <table:table-cell table:number-columns-repeated="3"/>
          <table:table-cell table:style-name="ce3" office:value-type="string" calcext:value-type="string">
            <text:p>| head -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zcat</text:p>
          </table:table-cell>
          <table:table-cell table:style-name="ce3" office:value-type="string" calcext:value-type="string">
            <text:p>Epi_AF26_NI_ATACSeq_1_2-308163_S6_L001_R2_001.fastq.gz</text:p>
          </table:table-cell>
          <table:table-cell table:number-columns-repeated="3"/>
          <table:table-cell table:style-name="ce3" office:value-type="string" calcext:value-type="string">
            <text:p>| head -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zcat</text:p>
          </table:table-cell>
          <table:table-cell table:style-name="ce3" office:value-type="string" calcext:value-type="string">
            <text:p>Epi_AF28_Flu_ATACSeq_1_2-308166_S9_L001_R1_001.fastq.gz</text:p>
          </table:table-cell>
          <table:table-cell table:number-columns-repeated="3"/>
          <table:table-cell table:style-name="ce3" office:value-type="string" calcext:value-type="string">
            <text:p>| head -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zcat</text:p>
          </table:table-cell>
          <table:table-cell table:style-name="ce3" office:value-type="string" calcext:value-type="string">
            <text:p>Epi_AF28_Flu_ATACSeq_1_2-308166_S9_L001_R2_001.fastq.gz</text:p>
          </table:table-cell>
          <table:table-cell table:number-columns-repeated="3"/>
          <table:table-cell table:style-name="ce3" office:value-type="string" calcext:value-type="string">
            <text:p>| head -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zcat</text:p>
          </table:table-cell>
          <table:table-cell table:style-name="ce3" office:value-type="string" calcext:value-type="string">
            <text:p>Epi_AF28_NI_ATACSeq_1_2-308165_S8_L001_R1_001.fastq.gz</text:p>
          </table:table-cell>
          <table:table-cell table:number-columns-repeated="3"/>
          <table:table-cell table:style-name="ce3" office:value-type="string" calcext:value-type="string">
            <text:p>| head -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zcat</text:p>
          </table:table-cell>
          <table:table-cell table:style-name="ce3" office:value-type="string" calcext:value-type="string">
            <text:p>Epi_AF28_NI_ATACSeq_1_2-308165_S8_L001_R2_001.fastq.gz</text:p>
          </table:table-cell>
          <table:table-cell table:number-columns-repeated="3"/>
          <table:table-cell table:style-name="ce3" office:value-type="string" calcext:value-type="string">
            <text:p>| head -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zcat</text:p>
          </table:table-cell>
          <table:table-cell table:style-name="ce3" office:value-type="string" calcext:value-type="string">
            <text:p>Epi_AF30_Flu_ATACSeq_1_2-308168_S11_L001_R1_001.fastq.gz</text:p>
          </table:table-cell>
          <table:table-cell table:number-columns-repeated="3"/>
          <table:table-cell table:style-name="ce3" office:value-type="string" calcext:value-type="string">
            <text:p>| head -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zcat</text:p>
          </table:table-cell>
          <table:table-cell table:style-name="ce3" office:value-type="string" calcext:value-type="string">
            <text:p>Epi_AF30_Flu_ATACSeq_1_2-308168_S11_L001_R2_001.fastq.gz</text:p>
          </table:table-cell>
          <table:table-cell table:number-columns-repeated="3"/>
          <table:table-cell table:style-name="ce3" office:value-type="string" calcext:value-type="string">
            <text:p>| head -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zcat</text:p>
          </table:table-cell>
          <table:table-cell table:style-name="ce3" office:value-type="string" calcext:value-type="string">
            <text:p>Epi_AF30_NI_ATACSeq_1_2-308167_S10_L001_R1_001.fastq.gz</text:p>
          </table:table-cell>
          <table:table-cell table:number-columns-repeated="3"/>
          <table:table-cell table:style-name="ce3" office:value-type="string" calcext:value-type="string">
            <text:p>| head -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zcat</text:p>
          </table:table-cell>
          <table:table-cell table:style-name="ce3" office:value-type="string" calcext:value-type="string">
            <text:p>Epi_AF30_NI_ATACSeq_1_2-308167_S10_L001_R2_001.fastq.gz</text:p>
          </table:table-cell>
          <table:table-cell table:number-columns-repeated="3"/>
          <table:table-cell table:style-name="ce3" office:value-type="string" calcext:value-type="string">
            <text:p>| head -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zcat</text:p>
          </table:table-cell>
          <table:table-cell table:style-name="ce3" office:value-type="string" calcext:value-type="string">
            <text:p>Epi_AF34_Flu_ATACSeq_1_2-308174_S17_L001_R1_001.fastq.gz</text:p>
          </table:table-cell>
          <table:table-cell table:number-columns-repeated="3"/>
          <table:table-cell table:style-name="ce3" office:value-type="string" calcext:value-type="string">
            <text:p>| head -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zcat</text:p>
          </table:table-cell>
          <table:table-cell table:style-name="ce3" office:value-type="string" calcext:value-type="string">
            <text:p>Epi_AF34_Flu_ATACSeq_1_2-308174_S17_L001_R2_001.fastq.gz</text:p>
          </table:table-cell>
          <table:table-cell table:number-columns-repeated="3"/>
          <table:table-cell table:style-name="ce3" office:value-type="string" calcext:value-type="string">
            <text:p>| head -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zcat</text:p>
          </table:table-cell>
          <table:table-cell table:style-name="ce3" office:value-type="string" calcext:value-type="string">
            <text:p>Epi_AF34_NI_ATACSeq_1_2-308173_S16_L001_R1_001.fastq.gz</text:p>
          </table:table-cell>
          <table:table-cell table:number-columns-repeated="3"/>
          <table:table-cell table:style-name="ce3" office:value-type="string" calcext:value-type="string">
            <text:p>| head -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zcat</text:p>
          </table:table-cell>
          <table:table-cell table:style-name="ce3" office:value-type="string" calcext:value-type="string">
            <text:p>Epi_AF34_NI_ATACSeq_1_2-308173_S16_L001_R2_001.fastq.gz</text:p>
          </table:table-cell>
          <table:table-cell table:number-columns-repeated="3"/>
          <table:table-cell table:style-name="ce3" office:value-type="string" calcext:value-type="string">
            <text:p>| head -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zcat</text:p>
          </table:table-cell>
          <table:table-cell table:style-name="ce3" office:value-type="string" calcext:value-type="string">
            <text:p>Epi_AF36_Flu_ATACSeq_1_2-308185_S12_L002_R1_001.fastq.gz</text:p>
          </table:table-cell>
          <table:table-cell table:number-columns-repeated="3"/>
          <table:table-cell table:style-name="ce3" office:value-type="string" calcext:value-type="string">
            <text:p>| head -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zcat</text:p>
          </table:table-cell>
          <table:table-cell table:style-name="ce3" office:value-type="string" calcext:value-type="string">
            <text:p>Epi_AF36_Flu_ATACSeq_1_2-308185_S12_L002_R2_001.fastq.gz</text:p>
          </table:table-cell>
          <table:table-cell table:number-columns-repeated="3"/>
          <table:table-cell table:style-name="ce3" office:value-type="string" calcext:value-type="string">
            <text:p>| head -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zcat</text:p>
          </table:table-cell>
          <table:table-cell table:style-name="ce3" office:value-type="string" calcext:value-type="string">
            <text:p>Epi_AF36_NI_ATACSeq_1_2-308184_S11_L002_R1_001.fastq.gz</text:p>
          </table:table-cell>
          <table:table-cell table:number-columns-repeated="3"/>
          <table:table-cell table:style-name="ce3" office:value-type="string" calcext:value-type="string">
            <text:p>| head -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zcat</text:p>
          </table:table-cell>
          <table:table-cell table:style-name="ce3" office:value-type="string" calcext:value-type="string">
            <text:p>Epi_AF36_NI_ATACSeq_1_2-308184_S11_L002_R2_001.fastq.gz</text:p>
          </table:table-cell>
          <table:table-cell table:number-columns-repeated="3"/>
          <table:table-cell table:style-name="ce3" office:value-type="string" calcext:value-type="string">
            <text:p>| head -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zcat</text:p>
          </table:table-cell>
          <table:table-cell table:style-name="ce3" office:value-type="string" calcext:value-type="string">
            <text:p>Epi_AF38_Flu_ATACSeq_1_2-308187_S14_L002_R1_001.fastq.gz</text:p>
          </table:table-cell>
          <table:table-cell table:number-columns-repeated="3"/>
          <table:table-cell table:style-name="ce3" office:value-type="string" calcext:value-type="string">
            <text:p>| head -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zcat</text:p>
          </table:table-cell>
          <table:table-cell table:style-name="ce3" office:value-type="string" calcext:value-type="string">
            <text:p>Epi_AF38_Flu_ATACSeq_1_2-308187_S14_L002_R2_001.fastq.gz</text:p>
          </table:table-cell>
          <table:table-cell table:number-columns-repeated="3"/>
          <table:table-cell table:style-name="ce3" office:value-type="string" calcext:value-type="string">
            <text:p>| head -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zcat</text:p>
          </table:table-cell>
          <table:table-cell table:style-name="ce3" office:value-type="string" calcext:value-type="string">
            <text:p>Epi_AF38_NI_ATACSeq_1_2-308186_S13_L002_R2_001.fastq.gz</text:p>
          </table:table-cell>
          <table:table-cell table:number-columns-repeated="3"/>
          <table:table-cell table:style-name="ce3" office:value-type="string" calcext:value-type="string">
            <text:p>| head -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zcat</text:p>
          </table:table-cell>
          <table:table-cell table:style-name="ce3" office:value-type="string" calcext:value-type="string">
            <text:p>Epi_EU03_NI_ATACSeq_1_2-259461_S1_L001_R1_001.fastq.gz</text:p>
          </table:table-cell>
          <table:table-cell table:number-columns-repeated="3"/>
          <table:table-cell table:style-name="ce3" office:value-type="string" calcext:value-type="string">
            <text:p>| head -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zcat</text:p>
          </table:table-cell>
          <table:table-cell table:style-name="ce3" office:value-type="string" calcext:value-type="string">
            <text:p>Epi_EU03_NI_ATACSeq_1_2-259461_S1_L001_R2_001.fastq.gz</text:p>
          </table:table-cell>
          <table:table-cell table:number-columns-repeated="3"/>
          <table:table-cell table:style-name="ce3" office:value-type="string" calcext:value-type="string">
            <text:p>| head -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zcat</text:p>
          </table:table-cell>
          <table:table-cell table:style-name="ce3" office:value-type="string" calcext:value-type="string">
            <text:p>Epi_EU05_Flu_ATACSeq_1_2-259464_S4_L001_R1_001.fastq.gz</text:p>
          </table:table-cell>
          <table:table-cell table:number-columns-repeated="3"/>
          <table:table-cell table:style-name="ce3" office:value-type="string" calcext:value-type="string">
            <text:p>| head -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zcat</text:p>
          </table:table-cell>
          <table:table-cell table:style-name="ce3" office:value-type="string" calcext:value-type="string">
            <text:p>Epi_EU05_Flu_ATACSeq_1_2-259464_S4_L001_R2_001.fastq.gz</text:p>
          </table:table-cell>
          <table:table-cell table:number-columns-repeated="3"/>
          <table:table-cell table:style-name="ce3" office:value-type="string" calcext:value-type="string">
            <text:p>| head -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zcat</text:p>
          </table:table-cell>
          <table:table-cell table:style-name="ce3" office:value-type="string" calcext:value-type="string">
            <text:p>Epi_EU05_NI_ATACSeq_1_2-259463_S3_L001_R1_001.fastq.gz</text:p>
          </table:table-cell>
          <table:table-cell table:number-columns-repeated="3"/>
          <table:table-cell table:style-name="ce3" office:value-type="string" calcext:value-type="string">
            <text:p>| head -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zcat</text:p>
          </table:table-cell>
          <table:table-cell table:style-name="ce3" office:value-type="string" calcext:value-type="string">
            <text:p>Epi_EU05_NI_ATACSeq_1_2-259463_S3_L001_R2_001.fastq.gz</text:p>
          </table:table-cell>
          <table:table-cell table:number-columns-repeated="3"/>
          <table:table-cell table:style-name="ce3" office:value-type="string" calcext:value-type="string">
            <text:p>| head -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zcat</text:p>
          </table:table-cell>
          <table:table-cell table:style-name="ce3" office:value-type="string" calcext:value-type="string">
            <text:p>Epi_EU07_Flu_ATACSeq_1_2-259468_S8_L001_R1_001.fastq.gz</text:p>
          </table:table-cell>
          <table:table-cell table:number-columns-repeated="3"/>
          <table:table-cell table:style-name="ce3" office:value-type="string" calcext:value-type="string">
            <text:p>| head -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zcat</text:p>
          </table:table-cell>
          <table:table-cell table:style-name="ce3" office:value-type="string" calcext:value-type="string">
            <text:p>Epi_EU07_Flu_ATACSeq_1_2-259468_S8_L001_R2_001.fastq.gz</text:p>
          </table:table-cell>
          <table:table-cell table:number-columns-repeated="3"/>
          <table:table-cell table:style-name="ce3" office:value-type="string" calcext:value-type="string">
            <text:p>| head -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zcat</text:p>
          </table:table-cell>
          <table:table-cell table:style-name="ce3" office:value-type="string" calcext:value-type="string">
            <text:p>Epi_EU07_Mock_ATACSeq_1_2-259469_S9_L001_R1_001.fastq.gz</text:p>
          </table:table-cell>
          <table:table-cell table:number-columns-repeated="3"/>
          <table:table-cell table:style-name="ce3" office:value-type="string" calcext:value-type="string">
            <text:p>| head -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zcat</text:p>
          </table:table-cell>
          <table:table-cell table:style-name="ce3" office:value-type="string" calcext:value-type="string">
            <text:p>Epi_EU07_Mock_ATACSeq_1_2-259469_S9_L001_R2_001.fastq.gz</text:p>
          </table:table-cell>
          <table:table-cell table:number-columns-repeated="3"/>
          <table:table-cell table:style-name="ce3" office:value-type="string" calcext:value-type="string">
            <text:p>| head -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zcat</text:p>
          </table:table-cell>
          <table:table-cell table:style-name="ce3" office:value-type="string" calcext:value-type="string">
            <text:p>Epi_EU07_NI_ATACSeq_1_2-259467_S7_L001_R1_001.fastq.gz</text:p>
          </table:table-cell>
          <table:table-cell table:number-columns-repeated="3"/>
          <table:table-cell table:style-name="ce3" office:value-type="string" calcext:value-type="string">
            <text:p>| head -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zcat</text:p>
          </table:table-cell>
          <table:table-cell table:style-name="ce3" office:value-type="string" calcext:value-type="string">
            <text:p>Epi_EU07_NI_ATACSeq_1_2-259467_S7_L001_R2_001.fastq.gz</text:p>
          </table:table-cell>
          <table:table-cell table:number-columns-repeated="3"/>
          <table:table-cell table:style-name="ce3" office:value-type="string" calcext:value-type="string">
            <text:p>| head -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zcat</text:p>
          </table:table-cell>
          <table:table-cell table:style-name="ce3" office:value-type="string" calcext:value-type="string">
            <text:p>Epi_EU09_Flu_ATACSeq_1_2-259471_S11_L001_R1_001.fastq.gz</text:p>
          </table:table-cell>
          <table:table-cell table:number-columns-repeated="3"/>
          <table:table-cell table:style-name="ce3" office:value-type="string" calcext:value-type="string">
            <text:p>| head -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zcat</text:p>
          </table:table-cell>
          <table:table-cell table:style-name="ce3" office:value-type="string" calcext:value-type="string">
            <text:p>Epi_EU09_Flu_ATACSeq_1_2-259471_S11_L001_R2_001.fastq.gz</text:p>
          </table:table-cell>
          <table:table-cell table:number-columns-repeated="3"/>
          <table:table-cell table:style-name="ce3" office:value-type="string" calcext:value-type="string">
            <text:p>| head -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zcat</text:p>
          </table:table-cell>
          <table:table-cell table:style-name="ce3" office:value-type="string" calcext:value-type="string">
            <text:p>Epi_EU09_Mock_ATACSeq_1_2-259472_S12_L001_R1_001.fastq.gz</text:p>
          </table:table-cell>
          <table:table-cell table:number-columns-repeated="3"/>
          <table:table-cell table:style-name="ce3" office:value-type="string" calcext:value-type="string">
            <text:p>| head -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zcat</text:p>
          </table:table-cell>
          <table:table-cell table:style-name="ce3" office:value-type="string" calcext:value-type="string">
            <text:p>Epi_EU09_Mock_ATACSeq_1_2-259472_S12_L001_R2_001.fastq.gz</text:p>
          </table:table-cell>
          <table:table-cell table:number-columns-repeated="3"/>
          <table:table-cell table:style-name="ce3" office:value-type="string" calcext:value-type="string">
            <text:p>| head -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zcat</text:p>
          </table:table-cell>
          <table:table-cell table:style-name="ce3" office:value-type="string" calcext:value-type="string">
            <text:p>Epi_EU09_NI_ATACSeq_1_2-259470_S10_L001_R1_001.fastq.gz</text:p>
          </table:table-cell>
          <table:table-cell table:number-columns-repeated="3"/>
          <table:table-cell table:style-name="ce3" office:value-type="string" calcext:value-type="string">
            <text:p>| head -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zcat</text:p>
          </table:table-cell>
          <table:table-cell table:style-name="ce3" office:value-type="string" calcext:value-type="string">
            <text:p>Epi_EU09_NI_ATACSeq_1_2-259470_S10_L001_R2_001.fastq.gz</text:p>
          </table:table-cell>
          <table:table-cell table:number-columns-repeated="3"/>
          <table:table-cell table:style-name="ce3" office:value-type="string" calcext:value-type="string">
            <text:p>| head -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zcat</text:p>
          </table:table-cell>
          <table:table-cell table:style-name="ce3" office:value-type="string" calcext:value-type="string">
            <text:p>Epi_EU13_Flu_ATACSeq_1_2-259477_S1_L002_R1_001.fastq.gz</text:p>
          </table:table-cell>
          <table:table-cell table:number-columns-repeated="3"/>
          <table:table-cell table:style-name="ce3" office:value-type="string" calcext:value-type="string">
            <text:p>| head -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zcat</text:p>
          </table:table-cell>
          <table:table-cell table:style-name="ce3" office:value-type="string" calcext:value-type="string">
            <text:p>Epi_EU13_Flu_ATACSeq_1_2-259477_S1_L002_R2_001.fastq.gz</text:p>
          </table:table-cell>
          <table:table-cell table:number-columns-repeated="3"/>
          <table:table-cell table:style-name="ce3" office:value-type="string" calcext:value-type="string">
            <text:p>| head -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zcat</text:p>
          </table:table-cell>
          <table:table-cell table:style-name="ce3" office:value-type="string" calcext:value-type="string">
            <text:p>Epi_EU13_NI_ATACSeq_1_2-259476_S16_L001_R1_001.fastq.gz</text:p>
          </table:table-cell>
          <table:table-cell table:number-columns-repeated="3"/>
          <table:table-cell table:style-name="ce3" office:value-type="string" calcext:value-type="string">
            <text:p>| head -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zcat</text:p>
          </table:table-cell>
          <table:table-cell table:style-name="ce3" office:value-type="string" calcext:value-type="string">
            <text:p>Epi_EU13_NI_ATACSeq_1_2-259476_S16_L001_R2_001.fastq.gz</text:p>
          </table:table-cell>
          <table:table-cell table:number-columns-repeated="3"/>
          <table:table-cell table:style-name="ce3" office:value-type="string" calcext:value-type="string">
            <text:p>| head -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zcat</text:p>
          </table:table-cell>
          <table:table-cell table:style-name="ce3" office:value-type="string" calcext:value-type="string">
            <text:p>Epi_EU15_NI_ATACSeq_1_2-259480_S4_L002_R1_001.fastq.gz</text:p>
          </table:table-cell>
          <table:table-cell table:number-columns-repeated="3"/>
          <table:table-cell table:style-name="ce3" office:value-type="string" calcext:value-type="string">
            <text:p>| head -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zcat</text:p>
          </table:table-cell>
          <table:table-cell table:style-name="ce3" office:value-type="string" calcext:value-type="string">
            <text:p>Epi_EU15_NI_ATACSeq_1_2-259480_S4_L002_R2_001.fastq.gz</text:p>
          </table:table-cell>
          <table:table-cell table:number-columns-repeated="3"/>
          <table:table-cell table:style-name="ce3" office:value-type="string" calcext:value-type="string">
            <text:p>| head -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zcat</text:p>
          </table:table-cell>
          <table:table-cell table:style-name="ce3" office:value-type="string" calcext:value-type="string">
            <text:p>Epi_EU17_NI_ATACSeq_1_2-259482_S6_L002_R1_001.fastq.gz</text:p>
          </table:table-cell>
          <table:table-cell table:number-columns-repeated="3"/>
          <table:table-cell table:style-name="ce3" office:value-type="string" calcext:value-type="string">
            <text:p>| head -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zcat</text:p>
          </table:table-cell>
          <table:table-cell table:style-name="ce3" office:value-type="string" calcext:value-type="string">
            <text:p>Epi_EU17_NI_ATACSeq_1_2-259482_S6_L002_R2_001.fastq.gz</text:p>
          </table:table-cell>
          <table:table-cell table:number-columns-repeated="3"/>
          <table:table-cell table:style-name="ce3" office:value-type="string" calcext:value-type="string">
            <text:p>| head -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zcat</text:p>
          </table:table-cell>
          <table:table-cell table:style-name="ce3" office:value-type="string" calcext:value-type="string">
            <text:p>Epi_EU19_Flu_ATACSeq_1_2-259485_S9_L002_R1_001.fastq.gz</text:p>
          </table:table-cell>
          <table:table-cell table:number-columns-repeated="3"/>
          <table:table-cell table:style-name="ce3" office:value-type="string" calcext:value-type="string">
            <text:p>| head -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zcat</text:p>
          </table:table-cell>
          <table:table-cell table:style-name="ce3" office:value-type="string" calcext:value-type="string">
            <text:p>Epi_EU19_Flu_ATACSeq_1_2-259485_S9_L002_R2_001.fastq.gz</text:p>
          </table:table-cell>
          <table:table-cell table:number-columns-repeated="3"/>
          <table:table-cell table:style-name="ce3" office:value-type="string" calcext:value-type="string">
            <text:p>| head -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zcat</text:p>
          </table:table-cell>
          <table:table-cell table:style-name="ce3" office:value-type="string" calcext:value-type="string">
            <text:p>Epi_EU19_Mock_ATACSeq_1_2-259486_S10_L002_R1_001.fastq.gz</text:p>
          </table:table-cell>
          <table:table-cell table:number-columns-repeated="3"/>
          <table:table-cell table:style-name="ce3" office:value-type="string" calcext:value-type="string">
            <text:p>| head -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zcat</text:p>
          </table:table-cell>
          <table:table-cell table:style-name="ce3" office:value-type="string" calcext:value-type="string">
            <text:p>Epi_EU19_Mock_ATACSeq_1_2-259486_S10_L002_R2_001.fastq.gz</text:p>
          </table:table-cell>
          <table:table-cell table:number-columns-repeated="3"/>
          <table:table-cell table:style-name="ce3" office:value-type="string" calcext:value-type="string">
            <text:p>| head -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zcat</text:p>
          </table:table-cell>
          <table:table-cell table:style-name="ce3" office:value-type="string" calcext:value-type="string">
            <text:p>Epi_EU19_NI_ATACSeq_1_2-259484_S8_L002_R1_001.fastq.gz</text:p>
          </table:table-cell>
          <table:table-cell table:number-columns-repeated="3"/>
          <table:table-cell table:style-name="ce3" office:value-type="string" calcext:value-type="string">
            <text:p>| head -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zcat</text:p>
          </table:table-cell>
          <table:table-cell table:style-name="ce3" office:value-type="string" calcext:value-type="string">
            <text:p>Epi_EU19_NI_ATACSeq_1_2-259484_S8_L002_R2_001.fastq.gz</text:p>
          </table:table-cell>
          <table:table-cell table:number-columns-repeated="3"/>
          <table:table-cell table:style-name="ce3" office:value-type="string" calcext:value-type="string">
            <text:p>| head -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zcat</text:p>
          </table:table-cell>
          <table:table-cell table:style-name="ce3" office:value-type="string" calcext:value-type="string">
            <text:p>Epi_EU21_Flu_ATACSeq_1_2-259488_S12_L002_R1_001.fastq.gz</text:p>
          </table:table-cell>
          <table:table-cell table:number-columns-repeated="3"/>
          <table:table-cell table:style-name="ce3" office:value-type="string" calcext:value-type="string">
            <text:p>| head -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zcat</text:p>
          </table:table-cell>
          <table:table-cell table:style-name="ce3" office:value-type="string" calcext:value-type="string">
            <text:p>Epi_EU21_Flu_ATACSeq_1_2-259488_S12_L002_R2_001.fastq.gz</text:p>
          </table:table-cell>
          <table:table-cell table:number-columns-repeated="3"/>
          <table:table-cell table:style-name="ce3" office:value-type="string" calcext:value-type="string">
            <text:p>| head -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zcat</text:p>
          </table:table-cell>
          <table:table-cell table:style-name="ce3" office:value-type="string" calcext:value-type="string">
            <text:p>Epi_EU21_Mock_ATACSeq_1_2-259489_S13_L002_R1_001.fastq.gz</text:p>
          </table:table-cell>
          <table:table-cell table:number-columns-repeated="3"/>
          <table:table-cell table:style-name="ce3" office:value-type="string" calcext:value-type="string">
            <text:p>| head -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zcat</text:p>
          </table:table-cell>
          <table:table-cell table:style-name="ce3" office:value-type="string" calcext:value-type="string">
            <text:p>Epi_EU21_Mock_ATACSeq_1_2-259489_S13_L002_R2_001.fastq.gz</text:p>
          </table:table-cell>
          <table:table-cell table:number-columns-repeated="3"/>
          <table:table-cell table:style-name="ce3" office:value-type="string" calcext:value-type="string">
            <text:p>| head -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zcat</text:p>
          </table:table-cell>
          <table:table-cell table:style-name="ce3" office:value-type="string" calcext:value-type="string">
            <text:p>Epi_EU21_NI_ATACSeq_1_2-259487_S11_L002_R1_001.fastq.gz</text:p>
          </table:table-cell>
          <table:table-cell table:number-columns-repeated="3"/>
          <table:table-cell table:style-name="ce3" office:value-type="string" calcext:value-type="string">
            <text:p>| head -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zcat</text:p>
          </table:table-cell>
          <table:table-cell table:style-name="ce3" office:value-type="string" calcext:value-type="string">
            <text:p>Epi_EU21_NI_ATACSeq_1_2-259487_S11_L002_R2_001.fastq.gz</text:p>
          </table:table-cell>
          <table:table-cell table:number-columns-repeated="3"/>
          <table:table-cell table:style-name="ce3" office:value-type="string" calcext:value-type="string">
            <text:p>| head -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zcat</text:p>
          </table:table-cell>
          <table:table-cell table:style-name="ce3" office:value-type="string" calcext:value-type="string">
            <text:p>Epi_EU25_Flu_ATACSeq_1_2-268559_S6_L001_R1_001.fastq.gz</text:p>
          </table:table-cell>
          <table:table-cell table:number-columns-repeated="3"/>
          <table:table-cell table:style-name="ce3" office:value-type="string" calcext:value-type="string">
            <text:p>| head -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zcat</text:p>
          </table:table-cell>
          <table:table-cell table:style-name="ce3" office:value-type="string" calcext:value-type="string">
            <text:p>Epi_EU25_Flu_ATACSeq_1_2-268559_S6_L001_R2_001.fastq.gz</text:p>
          </table:table-cell>
          <table:table-cell table:number-columns-repeated="3"/>
          <table:table-cell table:style-name="ce3" office:value-type="string" calcext:value-type="string">
            <text:p>| head -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zcat</text:p>
          </table:table-cell>
          <table:table-cell table:style-name="ce3" office:value-type="string" calcext:value-type="string">
            <text:p>Epi_EU25_NI_ATACSeq_1_2-268558_S5_L001_R1_001.fastq.gz</text:p>
          </table:table-cell>
          <table:table-cell table:number-columns-repeated="3"/>
          <table:table-cell table:style-name="ce3" office:value-type="string" calcext:value-type="string">
            <text:p>| head -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zcat</text:p>
          </table:table-cell>
          <table:table-cell table:style-name="ce3" office:value-type="string" calcext:value-type="string">
            <text:p>Epi_EU25_NI_ATACSeq_1_2-268558_S5_L001_R2_001.fastq.gz</text:p>
          </table:table-cell>
          <table:table-cell table:number-columns-repeated="3"/>
          <table:table-cell table:style-name="ce3" office:value-type="string" calcext:value-type="string">
            <text:p>| head -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zcat</text:p>
          </table:table-cell>
          <table:table-cell table:style-name="ce3" office:value-type="string" calcext:value-type="string">
            <text:p>Epi_EU27_Flu_ATACSeq_1_2-268561_S8_L001_R1_001.fastq.gz</text:p>
          </table:table-cell>
          <table:table-cell table:number-columns-repeated="3"/>
          <table:table-cell table:style-name="ce3" office:value-type="string" calcext:value-type="string">
            <text:p>| head -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zcat</text:p>
          </table:table-cell>
          <table:table-cell table:style-name="ce3" office:value-type="string" calcext:value-type="string">
            <text:p>Epi_EU27_Flu_ATACSeq_1_2-268561_S8_L001_R2_001.fastq.gz</text:p>
          </table:table-cell>
          <table:table-cell table:number-columns-repeated="3"/>
          <table:table-cell table:style-name="ce3" office:value-type="string" calcext:value-type="string">
            <text:p>| head -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zcat</text:p>
          </table:table-cell>
          <table:table-cell table:style-name="ce3" office:value-type="string" calcext:value-type="string">
            <text:p>Epi_EU29_Flu_ATACSeq_1_2-268563_S10_L001_R2_001.fastq.gz</text:p>
          </table:table-cell>
          <table:table-cell table:number-columns-repeated="3"/>
          <table:table-cell table:style-name="ce3" office:value-type="string" calcext:value-type="string">
            <text:p>| head -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zcat</text:p>
          </table:table-cell>
          <table:table-cell table:style-name="ce3" office:value-type="string" calcext:value-type="string">
            <text:p>Epi_EU33_Flu_ATACSeq_1_2-308170_S13_L001_R1_001.fastq.gz</text:p>
          </table:table-cell>
          <table:table-cell table:number-columns-repeated="3"/>
          <table:table-cell table:style-name="ce3" office:value-type="string" calcext:value-type="string">
            <text:p>| head -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zcat</text:p>
          </table:table-cell>
          <table:table-cell table:style-name="ce3" office:value-type="string" calcext:value-type="string">
            <text:p>Epi_EU33_Flu_ATACSeq_1_2-308170_S13_L001_R2_001.fastq.gz</text:p>
          </table:table-cell>
          <table:table-cell table:number-columns-repeated="3"/>
          <table:table-cell table:style-name="ce3" office:value-type="string" calcext:value-type="string">
            <text:p>| head -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zcat</text:p>
          </table:table-cell>
          <table:table-cell table:style-name="ce3" office:value-type="string" calcext:value-type="string">
            <text:p>Epi_EU33_NI_ATACSeq_1_2-308169_S12_L001_R1_001.fastq.gz</text:p>
          </table:table-cell>
          <table:table-cell table:number-columns-repeated="3"/>
          <table:table-cell table:style-name="ce3" office:value-type="string" calcext:value-type="string">
            <text:p>| head -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zcat</text:p>
          </table:table-cell>
          <table:table-cell table:style-name="ce3" office:value-type="string" calcext:value-type="string">
            <text:p>Epi_EU33_NI_ATACSeq_1_2-308169_S12_L001_R2_001.fastq.gz</text:p>
          </table:table-cell>
          <table:table-cell table:number-columns-repeated="3"/>
          <table:table-cell table:style-name="ce3" office:value-type="string" calcext:value-type="string">
            <text:p>| head -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zcat</text:p>
          </table:table-cell>
          <table:table-cell table:style-name="ce3" office:value-type="string" calcext:value-type="string">
            <text:p>Epi_EU37_NI_ATACSeq_1_2-308171_S14_L001_R1_001.fastq.gz</text:p>
          </table:table-cell>
          <table:table-cell table:number-columns-repeated="3"/>
          <table:table-cell table:style-name="ce3" office:value-type="string" calcext:value-type="string">
            <text:p>| head -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zcat</text:p>
          </table:table-cell>
          <table:table-cell table:style-name="ce3" office:value-type="string" calcext:value-type="string">
            <text:p>Epi_EU37_NI_ATACSeq_1_2-308171_S14_L001_R2_001.fastq.gz</text:p>
          </table:table-cell>
          <table:table-cell table:number-columns-repeated="3"/>
          <table:table-cell table:style-name="ce3" office:value-type="string" calcext:value-type="string">
            <text:p>| head -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zcat</text:p>
          </table:table-cell>
          <table:table-cell table:style-name="ce3" office:value-type="string" calcext:value-type="string">
            <text:p>Epi_EU39_Flu_ATACSeq_1_2-308177_S4_L002_R1_001.fastq.gz</text:p>
          </table:table-cell>
          <table:table-cell table:number-columns-repeated="3"/>
          <table:table-cell table:style-name="ce3" office:value-type="string" calcext:value-type="string">
            <text:p>| head -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zcat</text:p>
          </table:table-cell>
          <table:table-cell table:style-name="ce3" office:value-type="string" calcext:value-type="string">
            <text:p>Epi_EU39_Flu_ATACSeq_1_2-308177_S4_L002_R2_001.fastq.gz</text:p>
          </table:table-cell>
          <table:table-cell table:number-columns-repeated="3"/>
          <table:table-cell table:style-name="ce3" office:value-type="string" calcext:value-type="string">
            <text:p>| head -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zcat</text:p>
          </table:table-cell>
          <table:table-cell table:style-name="ce3" office:value-type="string" calcext:value-type="string">
            <text:p>Epi_Eu39_NI_ATACSeq_1_2-308176_S3_L002_R1_001.fastq.gz</text:p>
          </table:table-cell>
          <table:table-cell table:number-columns-repeated="3"/>
          <table:table-cell table:style-name="ce3" office:value-type="string" calcext:value-type="string">
            <text:p>| head -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zcat</text:p>
          </table:table-cell>
          <table:table-cell table:style-name="ce3" office:value-type="string" calcext:value-type="string">
            <text:p>Epi_Eu39_NI_ATACSeq_1_2-308176_S3_L002_R2_001.fastq.gz</text:p>
          </table:table-cell>
          <table:table-cell table:number-columns-repeated="3"/>
          <table:table-cell table:style-name="ce3" office:value-type="string" calcext:value-type="string">
            <text:p>| head -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zcat</text:p>
          </table:table-cell>
          <table:table-cell table:style-name="ce3" office:value-type="string" calcext:value-type="string">
            <text:p>Epi_EU41_Flu_ATACSeq_1_2-308179_S6_L002_R1_001.fastq.gz</text:p>
          </table:table-cell>
          <table:table-cell table:number-columns-repeated="3"/>
          <table:table-cell table:style-name="ce3" office:value-type="string" calcext:value-type="string">
            <text:p>| head -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zcat</text:p>
          </table:table-cell>
          <table:table-cell table:style-name="ce3" office:value-type="string" calcext:value-type="string">
            <text:p>Epi_EU41_Flu_ATACSeq_1_2-308179_S6_L002_R2_001.fastq.gz</text:p>
          </table:table-cell>
          <table:table-cell table:number-columns-repeated="3"/>
          <table:table-cell table:style-name="ce3" office:value-type="string" calcext:value-type="string">
            <text:p>| head -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zcat</text:p>
          </table:table-cell>
          <table:table-cell table:style-name="ce3" office:value-type="string" calcext:value-type="string">
            <text:p>Epi_EU41_NI_ATACSeq_1_2-308178_S5_L002_R1_001.fastq.gz</text:p>
          </table:table-cell>
          <table:table-cell table:number-columns-repeated="3"/>
          <table:table-cell table:style-name="ce3" office:value-type="string" calcext:value-type="string">
            <text:p>| head -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zcat</text:p>
          </table:table-cell>
          <table:table-cell table:style-name="ce3" office:value-type="string" calcext:value-type="string">
            <text:p>Epi_EU41_NI_ATACSeq_1_2-308178_S5_L002_R2_001.fastq.gz</text:p>
          </table:table-cell>
          <table:table-cell table:number-columns-repeated="3"/>
          <table:table-cell table:style-name="ce3" office:value-type="string" calcext:value-type="string">
            <text:p>| head -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zcat</text:p>
          </table:table-cell>
          <table:table-cell table:style-name="ce3" office:value-type="string" calcext:value-type="string">
            <text:p>Epi_EU43_Flu_ATACSeq_1_2-308181_S8_L002_R1_001.fastq.gz</text:p>
          </table:table-cell>
          <table:table-cell table:number-columns-repeated="3"/>
          <table:table-cell table:style-name="ce3" office:value-type="string" calcext:value-type="string">
            <text:p>| head -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zcat</text:p>
          </table:table-cell>
          <table:table-cell table:style-name="ce3" office:value-type="string" calcext:value-type="string">
            <text:p>Epi_EU43_Flu_ATACSeq_1_2-308181_S8_L002_R2_001.fastq.gz</text:p>
          </table:table-cell>
          <table:table-cell table:number-columns-repeated="3"/>
          <table:table-cell table:style-name="ce3" office:value-type="string" calcext:value-type="string">
            <text:p>| head -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zcat</text:p>
          </table:table-cell>
          <table:table-cell table:style-name="ce3" office:value-type="string" calcext:value-type="string">
            <text:p>Epi_EU43_NI_ATACSeq_1_2-308180_S7_L002_R1_001.fastq.gz</text:p>
          </table:table-cell>
          <table:table-cell table:number-columns-repeated="3"/>
          <table:table-cell table:style-name="ce3" office:value-type="string" calcext:value-type="string">
            <text:p>| head -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zcat</text:p>
          </table:table-cell>
          <table:table-cell table:style-name="ce3" office:value-type="string" calcext:value-type="string">
            <text:p>Epi_EU43_NI_ATACSeq_1_2-308180_S7_L002_R2_001.fastq.gz</text:p>
          </table:table-cell>
          <table:table-cell table:number-columns-repeated="3"/>
          <table:table-cell table:style-name="ce3" office:value-type="string" calcext:value-type="string">
            <text:p>| head -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zcat</text:p>
          </table:table-cell>
          <table:table-cell table:style-name="ce3" office:value-type="string" calcext:value-type="string">
            <text:p>Epi_EU47_Flu_ATACSeq_1_2-308183_S10_L002_R1_001.fastq.gz</text:p>
          </table:table-cell>
          <table:table-cell table:number-columns-repeated="3"/>
          <table:table-cell table:style-name="ce3" office:value-type="string" calcext:value-type="string">
            <text:p>| head -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zcat</text:p>
          </table:table-cell>
          <table:table-cell table:style-name="ce3" office:value-type="string" calcext:value-type="string">
            <text:p>Epi_EU47_Flu_ATACSeq_1_2-308183_S10_L002_R2_001.fastq.gz</text:p>
          </table:table-cell>
          <table:table-cell table:number-columns-repeated="3"/>
          <table:table-cell table:style-name="ce3" office:value-type="string" calcext:value-type="string">
            <text:p>| head -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zcat</text:p>
          </table:table-cell>
          <table:table-cell table:style-name="ce3" office:value-type="string" calcext:value-type="string">
            <text:p>Epi_EU47_NI_ATACSeq_1_2-308182_S9_L002_R1_001.fastq.gz</text:p>
          </table:table-cell>
          <table:table-cell table:number-columns-repeated="3"/>
          <table:table-cell table:style-name="ce3" office:value-type="string" calcext:value-type="string">
            <text:p>| head -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zcat</text:p>
          </table:table-cell>
          <table:table-cell table:style-name="ce3" office:value-type="string" calcext:value-type="string">
            <text:p>Epi_EU47_NI_ATACSeq_1_2-308182_S9_L002_R2_001.fastq.gz</text:p>
          </table:table-cell>
          <table:table-cell table:number-columns-repeated="3"/>
          <table:table-cell table:style-name="ce3" office:value-type="string" calcext:value-type="string">
            <text:p>| head -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zcat</text:p>
          </table:table-cell>
          <table:table-cell table:style-name="ce3" office:value-type="string" calcext:value-type="string">
            <text:p>IPSCs_EU122_Flu_ATACSeq_1_2-259474_S14_L001_R1_001.fastq.gz</text:p>
          </table:table-cell>
          <table:table-cell table:number-columns-repeated="3"/>
          <table:table-cell table:style-name="ce3" office:value-type="string" calcext:value-type="string">
            <text:p>| head -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zcat</text:p>
          </table:table-cell>
          <table:table-cell table:style-name="ce3" office:value-type="string" calcext:value-type="string">
            <text:p>IPSCs_EU122_Flu_ATACSeq_1_2-259474_S14_L001_R2_001.fastq.gz</text:p>
          </table:table-cell>
          <table:table-cell table:number-columns-repeated="3"/>
          <table:table-cell table:style-name="ce3" office:value-type="string" calcext:value-type="string">
            <text:p>| head -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zcat</text:p>
          </table:table-cell>
          <table:table-cell table:style-name="ce3" office:value-type="string" calcext:value-type="string">
            <text:p>IPSCs_EU122_NI_ATACSeq_1_2-259473_S13_L001_R1_001.fastq.gz</text:p>
          </table:table-cell>
          <table:table-cell table:number-columns-repeated="3"/>
          <table:table-cell table:style-name="ce3" office:value-type="string" calcext:value-type="string">
            <text:p>| head -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zcat</text:p>
          </table:table-cell>
          <table:table-cell table:style-name="ce3" office:value-type="string" calcext:value-type="string">
            <text:p>IPSCs_EU122_NI_ATACSeq_1_2-259473_S13_L001_R2_001.fastq.gz</text:p>
          </table:table-cell>
          <table:table-cell table:number-columns-repeated="3"/>
          <table:table-cell table:style-name="ce3" office:value-type="string" calcext:value-type="string">
            <text:p>| head -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zcat</text:p>
          </table:table-cell>
          <table:table-cell table:style-name="ce3" office:value-type="string" calcext:value-type="string">
            <text:p>Pancreatic_duct_ATACSeq_1_2-308157_S1_L002_R1_001.fastq.gz</text:p>
          </table:table-cell>
          <table:table-cell table:number-columns-repeated="3"/>
          <table:table-cell table:style-name="ce3" office:value-type="string" calcext:value-type="string">
            <text:p>| head -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zcat</text:p>
          </table:table-cell>
          <table:table-cell table:style-name="ce3" office:value-type="string" calcext:value-type="string">
            <text:p>Pancreatic_duct_ATACSeq_1_2-308157_S1_L002_R2_001.fastq.gz</text:p>
          </table:table-cell>
          <table:table-cell table:number-columns-repeated="3"/>
          <table:table-cell table:style-name="ce3" office:value-type="string" calcext:value-type="string">
            <text:p>| head -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zcat</text:p>
          </table:table-cell>
          <table:table-cell table:style-name="ce3" office:value-type="string" calcext:value-type="string">
            <text:p>PMD000003_Elin_ATAC_2-268569_S16_L001_R1_001.fastq.gz</text:p>
          </table:table-cell>
          <table:table-cell table:number-columns-repeated="3"/>
          <table:table-cell table:style-name="ce3" office:value-type="string" calcext:value-type="string">
            <text:p>| head -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zcat</text:p>
          </table:table-cell>
          <table:table-cell table:style-name="ce3" office:value-type="string" calcext:value-type="string">
            <text:p>PMD000003_Elin_ATAC_2-268569_S16_L001_R2_001.fastq.gz</text:p>
          </table:table-cell>
          <table:table-cell table:number-columns-repeated="3"/>
          <table:table-cell table:style-name="ce3" office:value-type="string" calcext:value-type="string">
            <text:p>| head -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zcat</text:p>
          </table:table-cell>
          <table:table-cell table:style-name="ce3" office:value-type="string" calcext:value-type="string">
            <text:p>PMD000005_ATAC_2-320080_S15_L002_R1_001.fastq.gz</text:p>
          </table:table-cell>
          <table:table-cell table:number-columns-repeated="3"/>
          <table:table-cell table:style-name="ce3" office:value-type="string" calcext:value-type="string">
            <text:p>| head -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zcat</text:p>
          </table:table-cell>
          <table:table-cell table:style-name="ce3" office:value-type="string" calcext:value-type="string">
            <text:p>PMD000005_ATAC_2-320080_S15_L002_R2_001.fastq.gz</text:p>
          </table:table-cell>
          <table:table-cell table:number-columns-repeated="3"/>
          <table:table-cell table:style-name="ce3" office:value-type="string" calcext:value-type="string">
            <text:p>| head -1</text:p>
          </table:table-cell>
          <table:table-cell table:number-columns-repeated="1018"/>
        </table:table-row>
        <table:table-row table:style-name="ro2" table:number-rows-repeated="104843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'file:///home/assez/Documents/projectDocs/EMC_Barreiro/allEMC_Barreiro.ods'#EMC_Barreiro" table:print="false" table:style-name="ta_extref">
        <table:table-source xlink:type="simple" xlink:href="../allEMC_Barreiro.ods" table:table-name="EMC_Barreiro" table:filter-name="calc8" table:mode="copy-results-only"/>
        <table:table-column table:number-columns-repeated="10"/>
        <table:table-row table:number-rows-repeated="50">
          <table:table-cell table:number-columns-repeated="10"/>
        </table:table-row>
        <table:table-row>
          <table:table-cell table:number-columns-repeated="2"/>
          <table:table-cell table:style-name="ce7" office:value-type="string">
            <text:p>MS049201</text:p>
          </table:table-cell>
          <table:table-cell table:style-name="ce7" office:value-type="string">
            <text:p>AF02_Flu</text:p>
          </table:table-cell>
          <table:table-cell table:number-columns-repeated="4"/>
          <table:table-cell table:style-name="ce7" office:value-type="string">
            <text:p>Primary Cell</text:p>
          </table:table-cell>
          <table:table-cell table:style-name="ce7" office:value-type="string">
            <text:p>MS049201</text:p>
          </table:table-cell>
        </table:table-row>
        <table:table-row>
          <table:table-cell table:number-columns-repeated="2"/>
          <table:table-cell table:style-name="ce7" office:value-type="string">
            <text:p>MS049202</text:p>
          </table:table-cell>
          <table:table-cell table:style-name="ce7" office:value-type="string">
            <text:p>AF02_NI</text:p>
          </table:table-cell>
          <table:table-cell table:number-columns-repeated="4"/>
          <table:table-cell table:style-name="ce7" office:value-type="string">
            <text:p>Primary Cell</text:p>
          </table:table-cell>
          <table:table-cell table:style-name="ce7" office:value-type="string">
            <text:p>MS049202</text:p>
          </table:table-cell>
        </table:table-row>
        <table:table-row>
          <table:table-cell table:number-columns-repeated="2"/>
          <table:table-cell table:style-name="ce7" office:value-type="string">
            <text:p>MS049301</text:p>
          </table:table-cell>
          <table:table-cell table:style-name="ce7" office:value-type="string">
            <text:p>AF04_Flu</text:p>
          </table:table-cell>
          <table:table-cell table:number-columns-repeated="4"/>
          <table:table-cell table:style-name="ce7" office:value-type="string">
            <text:p>Primary Cell</text:p>
          </table:table-cell>
          <table:table-cell table:style-name="ce7" office:value-type="string">
            <text:p>MS049301</text:p>
          </table:table-cell>
        </table:table-row>
        <table:table-row>
          <table:table-cell table:number-columns-repeated="2"/>
          <table:table-cell table:style-name="ce7" office:value-type="string">
            <text:p>MS049302</text:p>
          </table:table-cell>
          <table:table-cell table:style-name="ce7" office:value-type="string">
            <text:p>AF04_NI</text:p>
          </table:table-cell>
          <table:table-cell table:number-columns-repeated="4"/>
          <table:table-cell table:style-name="ce7" office:value-type="string">
            <text:p>Primary Cell</text:p>
          </table:table-cell>
          <table:table-cell table:style-name="ce7" office:value-type="string">
            <text:p>MS049302</text:p>
          </table:table-cell>
        </table:table-row>
        <table:table-row>
          <table:table-cell table:number-columns-repeated="2"/>
          <table:table-cell table:style-name="ce7" office:value-type="string">
            <text:p>MS049401</text:p>
          </table:table-cell>
          <table:table-cell table:style-name="ce7" office:value-type="string">
            <text:p>AF06_Flu</text:p>
          </table:table-cell>
          <table:table-cell table:number-columns-repeated="4"/>
          <table:table-cell table:style-name="ce7" office:value-type="string">
            <text:p>Primary Cell</text:p>
          </table:table-cell>
          <table:table-cell table:style-name="ce7" office:value-type="string">
            <text:p>MS049401</text:p>
          </table:table-cell>
        </table:table-row>
        <table:table-row>
          <table:table-cell table:number-columns-repeated="2"/>
          <table:table-cell table:style-name="ce7" office:value-type="string">
            <text:p>MS049402</text:p>
          </table:table-cell>
          <table:table-cell table:style-name="ce7" office:value-type="string">
            <text:p>AF06_NI</text:p>
          </table:table-cell>
          <table:table-cell table:number-columns-repeated="4"/>
          <table:table-cell table:style-name="ce7" office:value-type="string">
            <text:p>Primary Cell</text:p>
          </table:table-cell>
          <table:table-cell table:style-name="ce7" office:value-type="string">
            <text:p>MS049402</text:p>
          </table:table-cell>
        </table:table-row>
        <table:table-row>
          <table:table-cell table:number-columns-repeated="2"/>
          <table:table-cell table:style-name="ce7" office:value-type="string">
            <text:p>MS049501</text:p>
          </table:table-cell>
          <table:table-cell table:style-name="ce7" office:value-type="string">
            <text:p>AF08_Flu</text:p>
          </table:table-cell>
          <table:table-cell table:number-columns-repeated="4"/>
          <table:table-cell table:style-name="ce7" office:value-type="string">
            <text:p>Primary Cell</text:p>
          </table:table-cell>
          <table:table-cell table:style-name="ce7" office:value-type="string">
            <text:p>MS049501</text:p>
          </table:table-cell>
        </table:table-row>
        <table:table-row>
          <table:table-cell table:number-columns-repeated="2"/>
          <table:table-cell table:style-name="ce7" office:value-type="string">
            <text:p>MS049502</text:p>
          </table:table-cell>
          <table:table-cell table:style-name="ce7" office:value-type="string">
            <text:p>AF08_NI</text:p>
          </table:table-cell>
          <table:table-cell table:number-columns-repeated="4"/>
          <table:table-cell table:style-name="ce7" office:value-type="string">
            <text:p>Primary Cell</text:p>
          </table:table-cell>
          <table:table-cell table:style-name="ce7" office:value-type="string">
            <text:p>MS049502</text:p>
          </table:table-cell>
        </table:table-row>
        <table:table-row>
          <table:table-cell table:number-columns-repeated="2"/>
          <table:table-cell table:style-name="ce7" office:value-type="string">
            <text:p>MS049601</text:p>
          </table:table-cell>
          <table:table-cell table:style-name="ce7" office:value-type="string">
            <text:p>AF10_Flu</text:p>
          </table:table-cell>
          <table:table-cell table:number-columns-repeated="4"/>
          <table:table-cell table:style-name="ce7" office:value-type="string">
            <text:p>Primary Cell</text:p>
          </table:table-cell>
          <table:table-cell table:style-name="ce7" office:value-type="string">
            <text:p>MS049601</text:p>
          </table:table-cell>
        </table:table-row>
        <table:table-row>
          <table:table-cell table:number-columns-repeated="2"/>
          <table:table-cell table:style-name="ce7" office:value-type="string">
            <text:p>MS049602</text:p>
          </table:table-cell>
          <table:table-cell table:style-name="ce7" office:value-type="string">
            <text:p>AF10_NI</text:p>
          </table:table-cell>
          <table:table-cell table:number-columns-repeated="4"/>
          <table:table-cell table:style-name="ce7" office:value-type="string">
            <text:p>Primary Cell</text:p>
          </table:table-cell>
          <table:table-cell table:style-name="ce7" office:value-type="string">
            <text:p>MS049602</text:p>
          </table:table-cell>
        </table:table-row>
        <table:table-row>
          <table:table-cell table:number-columns-repeated="2"/>
          <table:table-cell table:style-name="ce7" office:value-type="string">
            <text:p>MS049701</text:p>
          </table:table-cell>
          <table:table-cell table:style-name="ce7" office:value-type="string">
            <text:p>AF12_Flu</text:p>
          </table:table-cell>
          <table:table-cell table:number-columns-repeated="4"/>
          <table:table-cell table:style-name="ce7" office:value-type="string">
            <text:p>Primary Cell</text:p>
          </table:table-cell>
          <table:table-cell table:style-name="ce7" office:value-type="string">
            <text:p>MS049701</text:p>
          </table:table-cell>
        </table:table-row>
        <table:table-row>
          <table:table-cell table:number-columns-repeated="2"/>
          <table:table-cell table:style-name="ce7" office:value-type="string">
            <text:p>MS049702</text:p>
          </table:table-cell>
          <table:table-cell table:style-name="ce7" office:value-type="string">
            <text:p>AF12_NI</text:p>
          </table:table-cell>
          <table:table-cell table:number-columns-repeated="4"/>
          <table:table-cell table:style-name="ce7" office:value-type="string">
            <text:p>Primary Cell</text:p>
          </table:table-cell>
          <table:table-cell table:style-name="ce7" office:value-type="string">
            <text:p>MS049702</text:p>
          </table:table-cell>
        </table:table-row>
        <table:table-row>
          <table:table-cell table:number-columns-repeated="2"/>
          <table:table-cell table:style-name="ce7" office:value-type="string">
            <text:p>MS049801</text:p>
          </table:table-cell>
          <table:table-cell table:style-name="ce7" office:value-type="string">
            <text:p>AF14_Flu</text:p>
          </table:table-cell>
          <table:table-cell table:number-columns-repeated="4"/>
          <table:table-cell table:style-name="ce7" office:value-type="string">
            <text:p>Primary Cell</text:p>
          </table:table-cell>
          <table:table-cell table:style-name="ce7" office:value-type="string">
            <text:p>MS049801</text:p>
          </table:table-cell>
        </table:table-row>
        <table:table-row>
          <table:table-cell table:number-columns-repeated="2"/>
          <table:table-cell table:style-name="ce7" office:value-type="string">
            <text:p>MS049802</text:p>
          </table:table-cell>
          <table:table-cell table:style-name="ce7" office:value-type="string">
            <text:p>AF14_NI</text:p>
          </table:table-cell>
          <table:table-cell table:number-columns-repeated="4"/>
          <table:table-cell table:style-name="ce7" office:value-type="string">
            <text:p>Primary Cell</text:p>
          </table:table-cell>
          <table:table-cell table:style-name="ce7" office:value-type="string">
            <text:p>MS049802</text:p>
          </table:table-cell>
        </table:table-row>
        <table:table-row>
          <table:table-cell table:number-columns-repeated="2"/>
          <table:table-cell table:style-name="ce7" office:value-type="string">
            <text:p>MS049901</text:p>
          </table:table-cell>
          <table:table-cell table:style-name="ce7" office:value-type="string">
            <text:p>AF16_Flu</text:p>
          </table:table-cell>
          <table:table-cell table:number-columns-repeated="4"/>
          <table:table-cell table:style-name="ce7" office:value-type="string">
            <text:p>Primary Cell</text:p>
          </table:table-cell>
          <table:table-cell table:style-name="ce7" office:value-type="string">
            <text:p>MS049901</text:p>
          </table:table-cell>
        </table:table-row>
        <table:table-row>
          <table:table-cell table:number-columns-repeated="2"/>
          <table:table-cell table:style-name="ce7" office:value-type="string">
            <text:p>MS049902</text:p>
          </table:table-cell>
          <table:table-cell table:style-name="ce7" office:value-type="string">
            <text:p>AF16_NI</text:p>
          </table:table-cell>
          <table:table-cell table:number-columns-repeated="4"/>
          <table:table-cell table:style-name="ce7" office:value-type="string">
            <text:p>Primary Cell</text:p>
          </table:table-cell>
          <table:table-cell table:style-name="ce7" office:value-type="string">
            <text:p>MS049902</text:p>
          </table:table-cell>
        </table:table-row>
        <table:table-row>
          <table:table-cell table:number-columns-repeated="2"/>
          <table:table-cell table:style-name="ce7" office:value-type="string">
            <text:p>MS050001</text:p>
          </table:table-cell>
          <table:table-cell table:style-name="ce7" office:value-type="string">
            <text:p>AF18_Flu</text:p>
          </table:table-cell>
          <table:table-cell table:number-columns-repeated="4"/>
          <table:table-cell table:style-name="ce7" office:value-type="string">
            <text:p>Primary Cell</text:p>
          </table:table-cell>
          <table:table-cell table:style-name="ce7" office:value-type="string">
            <text:p>MS050001</text:p>
          </table:table-cell>
        </table:table-row>
        <table:table-row>
          <table:table-cell table:number-columns-repeated="2"/>
          <table:table-cell table:style-name="ce7" office:value-type="string">
            <text:p>MS050002</text:p>
          </table:table-cell>
          <table:table-cell table:style-name="ce7" office:value-type="string">
            <text:p>AF18_NI</text:p>
          </table:table-cell>
          <table:table-cell table:number-columns-repeated="4"/>
          <table:table-cell table:style-name="ce7" office:value-type="string">
            <text:p>Primary Cell</text:p>
          </table:table-cell>
          <table:table-cell table:style-name="ce7" office:value-type="string">
            <text:p>MS050002</text:p>
          </table:table-cell>
        </table:table-row>
        <table:table-row>
          <table:table-cell table:number-columns-repeated="2"/>
          <table:table-cell table:style-name="ce7" office:value-type="string">
            <text:p>MS050101</text:p>
          </table:table-cell>
          <table:table-cell table:style-name="ce7" office:value-type="string">
            <text:p>AF20_Flu</text:p>
          </table:table-cell>
          <table:table-cell table:number-columns-repeated="4"/>
          <table:table-cell table:style-name="ce7" office:value-type="string">
            <text:p>Primary Cell</text:p>
          </table:table-cell>
          <table:table-cell table:style-name="ce7" office:value-type="string">
            <text:p>MS050101</text:p>
          </table:table-cell>
        </table:table-row>
        <table:table-row>
          <table:table-cell table:number-columns-repeated="2"/>
          <table:table-cell table:style-name="ce7" office:value-type="string">
            <text:p>MS050102</text:p>
          </table:table-cell>
          <table:table-cell table:style-name="ce7" office:value-type="string">
            <text:p>AF20_NI</text:p>
          </table:table-cell>
          <table:table-cell table:number-columns-repeated="4"/>
          <table:table-cell table:style-name="ce7" office:value-type="string">
            <text:p>Primary Cell</text:p>
          </table:table-cell>
          <table:table-cell table:style-name="ce7" office:value-type="string">
            <text:p>MS050102</text:p>
          </table:table-cell>
        </table:table-row>
        <table:table-row>
          <table:table-cell table:number-columns-repeated="2"/>
          <table:table-cell table:style-name="ce7" office:value-type="string">
            <text:p>MS050201</text:p>
          </table:table-cell>
          <table:table-cell table:style-name="ce7" office:value-type="string">
            <text:p>AF22_Flu</text:p>
          </table:table-cell>
          <table:table-cell table:number-columns-repeated="4"/>
          <table:table-cell table:style-name="ce7" office:value-type="string">
            <text:p>Primary Cell</text:p>
          </table:table-cell>
          <table:table-cell table:style-name="ce7" office:value-type="string">
            <text:p>MS050201</text:p>
          </table:table-cell>
        </table:table-row>
        <table:table-row>
          <table:table-cell table:number-columns-repeated="2"/>
          <table:table-cell table:style-name="ce7" office:value-type="string">
            <text:p>MS050202</text:p>
          </table:table-cell>
          <table:table-cell table:style-name="ce7" office:value-type="string">
            <text:p>AF22_NI</text:p>
          </table:table-cell>
          <table:table-cell table:number-columns-repeated="4"/>
          <table:table-cell table:style-name="ce7" office:value-type="string">
            <text:p>Primary Cell</text:p>
          </table:table-cell>
          <table:table-cell table:style-name="ce7" office:value-type="string">
            <text:p>MS050202</text:p>
          </table:table-cell>
        </table:table-row>
        <table:table-row>
          <table:table-cell table:number-columns-repeated="2"/>
          <table:table-cell table:style-name="ce7" office:value-type="string">
            <text:p>MS050301</text:p>
          </table:table-cell>
          <table:table-cell table:style-name="ce7" office:value-type="string">
            <text:p>AF24_Flu</text:p>
          </table:table-cell>
          <table:table-cell table:number-columns-repeated="4"/>
          <table:table-cell table:style-name="ce7" office:value-type="string">
            <text:p>Primary Cell</text:p>
          </table:table-cell>
          <table:table-cell table:style-name="ce7" office:value-type="string">
            <text:p>MS050301</text:p>
          </table:table-cell>
        </table:table-row>
        <table:table-row>
          <table:table-cell table:number-columns-repeated="2"/>
          <table:table-cell table:style-name="ce7" office:value-type="string">
            <text:p>MS050302</text:p>
          </table:table-cell>
          <table:table-cell table:style-name="ce7" office:value-type="string">
            <text:p>AF24_NI</text:p>
          </table:table-cell>
          <table:table-cell table:number-columns-repeated="4"/>
          <table:table-cell table:style-name="ce7" office:value-type="string">
            <text:p>Primary Cell</text:p>
          </table:table-cell>
          <table:table-cell table:style-name="ce7" office:value-type="string">
            <text:p>MS050302</text:p>
          </table:table-cell>
        </table:table-row>
        <table:table-row>
          <table:table-cell table:number-columns-repeated="2"/>
          <table:table-cell table:style-name="ce7" office:value-type="string">
            <text:p>MS050401</text:p>
          </table:table-cell>
          <table:table-cell table:style-name="ce7" office:value-type="string">
            <text:p>AF26_Flu</text:p>
          </table:table-cell>
          <table:table-cell table:number-columns-repeated="4"/>
          <table:table-cell table:style-name="ce7" office:value-type="string">
            <text:p>Primary Cell</text:p>
          </table:table-cell>
          <table:table-cell table:style-name="ce7" office:value-type="string">
            <text:p>MS050401</text:p>
          </table:table-cell>
        </table:table-row>
        <table:table-row>
          <table:table-cell table:number-columns-repeated="2"/>
          <table:table-cell table:style-name="ce7" office:value-type="string">
            <text:p>MS050402</text:p>
          </table:table-cell>
          <table:table-cell table:style-name="ce7" office:value-type="string">
            <text:p>AF26_NI</text:p>
          </table:table-cell>
          <table:table-cell table:number-columns-repeated="4"/>
          <table:table-cell table:style-name="ce7" office:value-type="string">
            <text:p>Primary Cell</text:p>
          </table:table-cell>
          <table:table-cell table:style-name="ce7" office:value-type="string">
            <text:p>MS050402</text:p>
          </table:table-cell>
        </table:table-row>
        <table:table-row>
          <table:table-cell table:number-columns-repeated="2"/>
          <table:table-cell table:style-name="ce7" office:value-type="string">
            <text:p>MS050501</text:p>
          </table:table-cell>
          <table:table-cell table:style-name="ce7" office:value-type="string">
            <text:p>AF28_Flu</text:p>
          </table:table-cell>
          <table:table-cell table:number-columns-repeated="4"/>
          <table:table-cell table:style-name="ce7" office:value-type="string">
            <text:p>Primary Cell</text:p>
          </table:table-cell>
          <table:table-cell table:style-name="ce7" office:value-type="string">
            <text:p>MS050501</text:p>
          </table:table-cell>
        </table:table-row>
        <table:table-row>
          <table:table-cell table:number-columns-repeated="2"/>
          <table:table-cell table:style-name="ce7" office:value-type="string">
            <text:p>MS050502</text:p>
          </table:table-cell>
          <table:table-cell table:style-name="ce7" office:value-type="string">
            <text:p>AF28_NI</text:p>
          </table:table-cell>
          <table:table-cell table:number-columns-repeated="4"/>
          <table:table-cell table:style-name="ce7" office:value-type="string">
            <text:p>Primary Cell</text:p>
          </table:table-cell>
          <table:table-cell table:style-name="ce7" office:value-type="string">
            <text:p>MS050502</text:p>
          </table:table-cell>
        </table:table-row>
        <table:table-row>
          <table:table-cell table:number-columns-repeated="2"/>
          <table:table-cell table:style-name="ce7" office:value-type="string">
            <text:p>MS050601</text:p>
          </table:table-cell>
          <table:table-cell table:style-name="ce7" office:value-type="string">
            <text:p>AF30_Flu</text:p>
          </table:table-cell>
          <table:table-cell table:number-columns-repeated="4"/>
          <table:table-cell table:style-name="ce7" office:value-type="string">
            <text:p>Primary Cell</text:p>
          </table:table-cell>
          <table:table-cell table:style-name="ce7" office:value-type="string">
            <text:p>MS050601</text:p>
          </table:table-cell>
        </table:table-row>
        <table:table-row>
          <table:table-cell table:number-columns-repeated="2"/>
          <table:table-cell table:style-name="ce7" office:value-type="string">
            <text:p>MS050602</text:p>
          </table:table-cell>
          <table:table-cell table:style-name="ce7" office:value-type="string">
            <text:p>AF30_NI</text:p>
          </table:table-cell>
          <table:table-cell table:number-columns-repeated="4"/>
          <table:table-cell table:style-name="ce7" office:value-type="string">
            <text:p>Primary Cell</text:p>
          </table:table-cell>
          <table:table-cell table:style-name="ce7" office:value-type="string">
            <text:p>MS050602</text:p>
          </table:table-cell>
        </table:table-row>
        <table:table-row>
          <table:table-cell table:number-columns-repeated="2"/>
          <table:table-cell table:style-name="ce7" office:value-type="string">
            <text:p>MS050701</text:p>
          </table:table-cell>
          <table:table-cell table:style-name="ce7" office:value-type="string">
            <text:p>AF32_Flu</text:p>
          </table:table-cell>
          <table:table-cell table:number-columns-repeated="4"/>
          <table:table-cell table:style-name="ce7" office:value-type="string">
            <text:p>Primary Cell</text:p>
          </table:table-cell>
          <table:table-cell table:style-name="ce7" office:value-type="string">
            <text:p>MS050701</text:p>
          </table:table-cell>
        </table:table-row>
        <table:table-row>
          <table:table-cell table:number-columns-repeated="2"/>
          <table:table-cell table:style-name="ce7" office:value-type="string">
            <text:p>MS050702</text:p>
          </table:table-cell>
          <table:table-cell table:style-name="ce7" office:value-type="string">
            <text:p>AF32_NI</text:p>
          </table:table-cell>
          <table:table-cell table:number-columns-repeated="4"/>
          <table:table-cell table:style-name="ce7" office:value-type="string">
            <text:p>Primary Cell</text:p>
          </table:table-cell>
          <table:table-cell table:style-name="ce7" office:value-type="string">
            <text:p>MS050702</text:p>
          </table:table-cell>
        </table:table-row>
        <table:table-row>
          <table:table-cell table:number-columns-repeated="2"/>
          <table:table-cell table:style-name="ce7" office:value-type="string">
            <text:p>MS050801</text:p>
          </table:table-cell>
          <table:table-cell table:style-name="ce7" office:value-type="string">
            <text:p>AF34_Flu</text:p>
          </table:table-cell>
          <table:table-cell table:number-columns-repeated="4"/>
          <table:table-cell table:style-name="ce7" office:value-type="string">
            <text:p>Primary Cell</text:p>
          </table:table-cell>
          <table:table-cell table:style-name="ce7" office:value-type="string">
            <text:p>MS050801</text:p>
          </table:table-cell>
        </table:table-row>
        <table:table-row>
          <table:table-cell table:number-columns-repeated="2"/>
          <table:table-cell table:style-name="ce7" office:value-type="string">
            <text:p>MS050802</text:p>
          </table:table-cell>
          <table:table-cell table:style-name="ce7" office:value-type="string">
            <text:p>AF34_NI</text:p>
          </table:table-cell>
          <table:table-cell table:number-columns-repeated="4"/>
          <table:table-cell table:style-name="ce7" office:value-type="string">
            <text:p>Primary Cell</text:p>
          </table:table-cell>
          <table:table-cell table:style-name="ce7" office:value-type="string">
            <text:p>MS050802</text:p>
          </table:table-cell>
        </table:table-row>
        <table:table-row>
          <table:table-cell table:number-columns-repeated="2"/>
          <table:table-cell table:style-name="ce7" office:value-type="string">
            <text:p>MS050901</text:p>
          </table:table-cell>
          <table:table-cell table:style-name="ce7" office:value-type="string">
            <text:p>AF36_Flu</text:p>
          </table:table-cell>
          <table:table-cell table:number-columns-repeated="4"/>
          <table:table-cell table:style-name="ce7" office:value-type="string">
            <text:p>Primary Cell</text:p>
          </table:table-cell>
          <table:table-cell table:style-name="ce7" office:value-type="string">
            <text:p>MS050901</text:p>
          </table:table-cell>
        </table:table-row>
        <table:table-row>
          <table:table-cell table:number-columns-repeated="2"/>
          <table:table-cell table:style-name="ce7" office:value-type="string">
            <text:p>MS050902</text:p>
          </table:table-cell>
          <table:table-cell table:style-name="ce7" office:value-type="string">
            <text:p>AF36_NI</text:p>
          </table:table-cell>
          <table:table-cell table:number-columns-repeated="4"/>
          <table:table-cell table:style-name="ce7" office:value-type="string">
            <text:p>Primary Cell</text:p>
          </table:table-cell>
          <table:table-cell table:style-name="ce7" office:value-type="string">
            <text:p>MS050902</text:p>
          </table:table-cell>
        </table:table-row>
        <table:table-row>
          <table:table-cell table:number-columns-repeated="2"/>
          <table:table-cell table:style-name="ce7" office:value-type="string">
            <text:p>MS051001</text:p>
          </table:table-cell>
          <table:table-cell table:style-name="ce7" office:value-type="string">
            <text:p>AF38_Flu</text:p>
          </table:table-cell>
          <table:table-cell table:number-columns-repeated="4"/>
          <table:table-cell table:style-name="ce7" office:value-type="string">
            <text:p>Primary Cell</text:p>
          </table:table-cell>
          <table:table-cell table:style-name="ce7" office:value-type="string">
            <text:p>MS051001</text:p>
          </table:table-cell>
        </table:table-row>
        <table:table-row>
          <table:table-cell table:number-columns-repeated="2"/>
          <table:table-cell table:style-name="ce7" office:value-type="string">
            <text:p>MS051002</text:p>
          </table:table-cell>
          <table:table-cell table:style-name="ce7" office:value-type="string">
            <text:p>AF38_NI</text:p>
          </table:table-cell>
          <table:table-cell table:number-columns-repeated="4"/>
          <table:table-cell table:style-name="ce7" office:value-type="string">
            <text:p>Primary Cell</text:p>
          </table:table-cell>
          <table:table-cell table:style-name="ce7" office:value-type="string">
            <text:p>MS051002</text:p>
          </table:table-cell>
        </table:table-row>
        <table:table-row>
          <table:table-cell table:number-columns-repeated="2"/>
          <table:table-cell table:style-name="ce7" office:value-type="string">
            <text:p>MS051101</text:p>
          </table:table-cell>
          <table:table-cell table:style-name="ce7" office:value-type="string">
            <text:p>EU01_Flu</text:p>
          </table:table-cell>
          <table:table-cell table:number-columns-repeated="4"/>
          <table:table-cell table:style-name="ce7" office:value-type="string">
            <text:p>Primary Cell</text:p>
          </table:table-cell>
          <table:table-cell table:style-name="ce7" office:value-type="string">
            <text:p>MS051101</text:p>
          </table:table-cell>
        </table:table-row>
        <table:table-row>
          <table:table-cell table:number-columns-repeated="2"/>
          <table:table-cell table:style-name="ce7" office:value-type="string">
            <text:p>MS051102</text:p>
          </table:table-cell>
          <table:table-cell table:style-name="ce7" office:value-type="string">
            <text:p>EU01_NI</text:p>
          </table:table-cell>
          <table:table-cell table:number-columns-repeated="4"/>
          <table:table-cell table:style-name="ce7" office:value-type="string">
            <text:p>Primary Cell</text:p>
          </table:table-cell>
          <table:table-cell table:style-name="ce7" office:value-type="string">
            <text:p>MS051102</text:p>
          </table:table-cell>
        </table:table-row>
        <table:table-row>
          <table:table-cell table:number-columns-repeated="2"/>
          <table:table-cell table:style-name="ce7" office:value-type="string">
            <text:p>MS051201</text:p>
          </table:table-cell>
          <table:table-cell table:style-name="ce7" office:value-type="string">
            <text:p>EU03_Flu</text:p>
          </table:table-cell>
          <table:table-cell table:number-columns-repeated="4"/>
          <table:table-cell table:style-name="ce7" office:value-type="string">
            <text:p>Primary Cell</text:p>
          </table:table-cell>
          <table:table-cell table:style-name="ce7" office:value-type="string">
            <text:p>MS051201</text:p>
          </table:table-cell>
        </table:table-row>
        <table:table-row>
          <table:table-cell table:number-columns-repeated="2"/>
          <table:table-cell table:style-name="ce7" office:value-type="string">
            <text:p>MS051202</text:p>
          </table:table-cell>
          <table:table-cell table:style-name="ce7" office:value-type="string">
            <text:p>EU03_NI</text:p>
          </table:table-cell>
          <table:table-cell table:number-columns-repeated="4"/>
          <table:table-cell table:style-name="ce7" office:value-type="string">
            <text:p>Primary Cell</text:p>
          </table:table-cell>
          <table:table-cell table:style-name="ce7" office:value-type="string">
            <text:p>MS051202</text:p>
          </table:table-cell>
        </table:table-row>
        <table:table-row>
          <table:table-cell table:number-columns-repeated="2"/>
          <table:table-cell table:style-name="ce7" office:value-type="string">
            <text:p>MS051301</text:p>
          </table:table-cell>
          <table:table-cell table:style-name="ce7" office:value-type="string">
            <text:p>EU05_Flu</text:p>
          </table:table-cell>
          <table:table-cell table:number-columns-repeated="4"/>
          <table:table-cell table:style-name="ce7" office:value-type="string">
            <text:p>Primary Cell</text:p>
          </table:table-cell>
          <table:table-cell table:style-name="ce7" office:value-type="string">
            <text:p>MS051301</text:p>
          </table:table-cell>
        </table:table-row>
        <table:table-row>
          <table:table-cell table:number-columns-repeated="2"/>
          <table:table-cell table:style-name="ce7" office:value-type="string">
            <text:p>MS051302</text:p>
          </table:table-cell>
          <table:table-cell table:style-name="ce7" office:value-type="string">
            <text:p>EU05_NI</text:p>
          </table:table-cell>
          <table:table-cell table:number-columns-repeated="4"/>
          <table:table-cell table:style-name="ce7" office:value-type="string">
            <text:p>Primary Cell</text:p>
          </table:table-cell>
          <table:table-cell table:style-name="ce7" office:value-type="string">
            <text:p>MS051302</text:p>
          </table:table-cell>
        </table:table-row>
        <table:table-row>
          <table:table-cell table:number-columns-repeated="2"/>
          <table:table-cell table:style-name="ce7" office:value-type="string">
            <text:p>MS051401</text:p>
          </table:table-cell>
          <table:table-cell table:style-name="ce7" office:value-type="string">
            <text:p>EU07_Flu</text:p>
          </table:table-cell>
          <table:table-cell table:number-columns-repeated="4"/>
          <table:table-cell table:style-name="ce7" office:value-type="string">
            <text:p>Primary Cell</text:p>
          </table:table-cell>
          <table:table-cell table:style-name="ce7" office:value-type="string">
            <text:p>MS051401</text:p>
          </table:table-cell>
        </table:table-row>
        <table:table-row>
          <table:table-cell table:number-columns-repeated="2"/>
          <table:table-cell table:style-name="ce7" office:value-type="string">
            <text:p>MS051402</text:p>
          </table:table-cell>
          <table:table-cell table:style-name="ce7" office:value-type="string">
            <text:p>EU07_NI</text:p>
          </table:table-cell>
          <table:table-cell table:number-columns-repeated="4"/>
          <table:table-cell table:style-name="ce7" office:value-type="string">
            <text:p>Primary Cell</text:p>
          </table:table-cell>
          <table:table-cell table:style-name="ce7" office:value-type="string">
            <text:p>MS051402</text:p>
          </table:table-cell>
        </table:table-row>
        <table:table-row>
          <table:table-cell table:number-columns-repeated="2"/>
          <table:table-cell table:style-name="ce7" office:value-type="string">
            <text:p>MS051501</text:p>
          </table:table-cell>
          <table:table-cell table:style-name="ce7" office:value-type="string">
            <text:p>EU09_Flu</text:p>
          </table:table-cell>
          <table:table-cell table:number-columns-repeated="4"/>
          <table:table-cell table:style-name="ce7" office:value-type="string">
            <text:p>Primary Cell</text:p>
          </table:table-cell>
          <table:table-cell table:style-name="ce7" office:value-type="string">
            <text:p>MS051501</text:p>
          </table:table-cell>
        </table:table-row>
        <table:table-row>
          <table:table-cell table:number-columns-repeated="2"/>
          <table:table-cell table:style-name="ce7" office:value-type="string">
            <text:p>MS051502</text:p>
          </table:table-cell>
          <table:table-cell table:style-name="ce7" office:value-type="string">
            <text:p>EU09_NI</text:p>
          </table:table-cell>
          <table:table-cell table:number-columns-repeated="4"/>
          <table:table-cell table:style-name="ce7" office:value-type="string">
            <text:p>Primary Cell</text:p>
          </table:table-cell>
          <table:table-cell table:style-name="ce7" office:value-type="string">
            <text:p>MS051502</text:p>
          </table:table-cell>
        </table:table-row>
        <table:table-row>
          <table:table-cell table:number-columns-repeated="2"/>
          <table:table-cell table:style-name="ce7" office:value-type="string">
            <text:p>MS051601</text:p>
          </table:table-cell>
          <table:table-cell table:style-name="ce7" office:value-type="string">
            <text:p>EU13_Flu</text:p>
          </table:table-cell>
          <table:table-cell table:number-columns-repeated="4"/>
          <table:table-cell table:style-name="ce7" office:value-type="string">
            <text:p>Primary Cell</text:p>
          </table:table-cell>
          <table:table-cell table:style-name="ce7" office:value-type="string">
            <text:p>MS051601</text:p>
          </table:table-cell>
        </table:table-row>
        <table:table-row>
          <table:table-cell table:number-columns-repeated="2"/>
          <table:table-cell table:style-name="ce7" office:value-type="string">
            <text:p>MS051602</text:p>
          </table:table-cell>
          <table:table-cell table:style-name="ce7" office:value-type="string">
            <text:p>EU13_NI</text:p>
          </table:table-cell>
          <table:table-cell table:number-columns-repeated="4"/>
          <table:table-cell table:style-name="ce7" office:value-type="string">
            <text:p>Primary Cell</text:p>
          </table:table-cell>
          <table:table-cell table:style-name="ce7" office:value-type="string">
            <text:p>MS051602</text:p>
          </table:table-cell>
        </table:table-row>
        <table:table-row>
          <table:table-cell table:number-columns-repeated="2"/>
          <table:table-cell table:style-name="ce7" office:value-type="string">
            <text:p>MS051701</text:p>
          </table:table-cell>
          <table:table-cell table:style-name="ce7" office:value-type="string">
            <text:p>EU15_Flu</text:p>
          </table:table-cell>
          <table:table-cell table:number-columns-repeated="4"/>
          <table:table-cell table:style-name="ce7" office:value-type="string">
            <text:p>Primary Cell</text:p>
          </table:table-cell>
          <table:table-cell table:style-name="ce7" office:value-type="string">
            <text:p>MS051701</text:p>
          </table:table-cell>
        </table:table-row>
        <table:table-row>
          <table:table-cell table:number-columns-repeated="2"/>
          <table:table-cell table:style-name="ce7" office:value-type="string">
            <text:p>MS051702</text:p>
          </table:table-cell>
          <table:table-cell table:style-name="ce7" office:value-type="string">
            <text:p>EU15_NI</text:p>
          </table:table-cell>
          <table:table-cell table:number-columns-repeated="4"/>
          <table:table-cell table:style-name="ce7" office:value-type="string">
            <text:p>Primary Cell</text:p>
          </table:table-cell>
          <table:table-cell table:style-name="ce7" office:value-type="string">
            <text:p>MS051702</text:p>
          </table:table-cell>
        </table:table-row>
        <table:table-row>
          <table:table-cell table:number-columns-repeated="2"/>
          <table:table-cell table:style-name="ce7" office:value-type="string">
            <text:p>MS051801</text:p>
          </table:table-cell>
          <table:table-cell table:style-name="ce7" office:value-type="string">
            <text:p>EU17_Flu</text:p>
          </table:table-cell>
          <table:table-cell table:number-columns-repeated="4"/>
          <table:table-cell table:style-name="ce7" office:value-type="string">
            <text:p>Primary Cell</text:p>
          </table:table-cell>
          <table:table-cell table:style-name="ce7" office:value-type="string">
            <text:p>MS051801</text:p>
          </table:table-cell>
        </table:table-row>
        <table:table-row>
          <table:table-cell table:number-columns-repeated="2"/>
          <table:table-cell table:style-name="ce7" office:value-type="string">
            <text:p>MS051802</text:p>
          </table:table-cell>
          <table:table-cell table:style-name="ce7" office:value-type="string">
            <text:p>EU17_NI</text:p>
          </table:table-cell>
          <table:table-cell table:number-columns-repeated="4"/>
          <table:table-cell table:style-name="ce7" office:value-type="string">
            <text:p>Primary Cell</text:p>
          </table:table-cell>
          <table:table-cell table:style-name="ce7" office:value-type="string">
            <text:p>MS051802</text:p>
          </table:table-cell>
        </table:table-row>
        <table:table-row>
          <table:table-cell table:number-columns-repeated="2"/>
          <table:table-cell table:style-name="ce7" office:value-type="string">
            <text:p>MS051901</text:p>
          </table:table-cell>
          <table:table-cell table:style-name="ce7" office:value-type="string">
            <text:p>EU19_Flu</text:p>
          </table:table-cell>
          <table:table-cell table:number-columns-repeated="4"/>
          <table:table-cell table:style-name="ce7" office:value-type="string">
            <text:p>Primary Cell</text:p>
          </table:table-cell>
          <table:table-cell table:style-name="ce7" office:value-type="string">
            <text:p>MS051901</text:p>
          </table:table-cell>
        </table:table-row>
        <table:table-row>
          <table:table-cell table:number-columns-repeated="2"/>
          <table:table-cell table:style-name="ce7" office:value-type="string">
            <text:p>MS051902</text:p>
          </table:table-cell>
          <table:table-cell table:style-name="ce7" office:value-type="string">
            <text:p>EU19_NI</text:p>
          </table:table-cell>
          <table:table-cell table:number-columns-repeated="4"/>
          <table:table-cell table:style-name="ce7" office:value-type="string">
            <text:p>Primary Cell</text:p>
          </table:table-cell>
          <table:table-cell table:style-name="ce7" office:value-type="string">
            <text:p>MS051902</text:p>
          </table:table-cell>
        </table:table-row>
        <table:table-row>
          <table:table-cell table:number-columns-repeated="2"/>
          <table:table-cell table:style-name="ce7" office:value-type="string">
            <text:p>MS052001</text:p>
          </table:table-cell>
          <table:table-cell table:style-name="ce7" office:value-type="string">
            <text:p>EU21_Flu</text:p>
          </table:table-cell>
          <table:table-cell table:number-columns-repeated="4"/>
          <table:table-cell table:style-name="ce7" office:value-type="string">
            <text:p>Primary Cell</text:p>
          </table:table-cell>
          <table:table-cell table:style-name="ce7" office:value-type="string">
            <text:p>MS052001</text:p>
          </table:table-cell>
        </table:table-row>
        <table:table-row>
          <table:table-cell table:number-columns-repeated="2"/>
          <table:table-cell table:style-name="ce7" office:value-type="string">
            <text:p>MS052002</text:p>
          </table:table-cell>
          <table:table-cell table:style-name="ce7" office:value-type="string">
            <text:p>EU21_NI</text:p>
          </table:table-cell>
          <table:table-cell table:number-columns-repeated="4"/>
          <table:table-cell table:style-name="ce7" office:value-type="string">
            <text:p>Primary Cell</text:p>
          </table:table-cell>
          <table:table-cell table:style-name="ce7" office:value-type="string">
            <text:p>MS052002</text:p>
          </table:table-cell>
        </table:table-row>
        <table:table-row>
          <table:table-cell table:number-columns-repeated="2"/>
          <table:table-cell table:style-name="ce7" office:value-type="string">
            <text:p>MS052101</text:p>
          </table:table-cell>
          <table:table-cell table:style-name="ce7" office:value-type="string">
            <text:p>EU25_Flu</text:p>
          </table:table-cell>
          <table:table-cell table:number-columns-repeated="4"/>
          <table:table-cell table:style-name="ce7" office:value-type="string">
            <text:p>Primary Cell</text:p>
          </table:table-cell>
          <table:table-cell table:style-name="ce7" office:value-type="string">
            <text:p>MS052101</text:p>
          </table:table-cell>
        </table:table-row>
        <table:table-row>
          <table:table-cell table:number-columns-repeated="2"/>
          <table:table-cell table:style-name="ce7" office:value-type="string">
            <text:p>MS052102</text:p>
          </table:table-cell>
          <table:table-cell table:style-name="ce7" office:value-type="string">
            <text:p>EU25_NI</text:p>
          </table:table-cell>
          <table:table-cell table:number-columns-repeated="4"/>
          <table:table-cell table:style-name="ce7" office:value-type="string">
            <text:p>Primary Cell</text:p>
          </table:table-cell>
          <table:table-cell table:style-name="ce7" office:value-type="string">
            <text:p>MS052102</text:p>
          </table:table-cell>
        </table:table-row>
        <table:table-row>
          <table:table-cell table:number-columns-repeated="2"/>
          <table:table-cell table:style-name="ce7" office:value-type="string">
            <text:p>MS052201</text:p>
          </table:table-cell>
          <table:table-cell table:style-name="ce7" office:value-type="string">
            <text:p>EU27_Flu</text:p>
          </table:table-cell>
          <table:table-cell table:number-columns-repeated="4"/>
          <table:table-cell table:style-name="ce7" office:value-type="string">
            <text:p>Primary Cell</text:p>
          </table:table-cell>
          <table:table-cell table:style-name="ce7" office:value-type="string">
            <text:p>MS052201</text:p>
          </table:table-cell>
        </table:table-row>
        <table:table-row>
          <table:table-cell table:number-columns-repeated="2"/>
          <table:table-cell table:style-name="ce7" office:value-type="string">
            <text:p>MS052202</text:p>
          </table:table-cell>
          <table:table-cell table:style-name="ce7" office:value-type="string">
            <text:p>EU27_NI</text:p>
          </table:table-cell>
          <table:table-cell table:number-columns-repeated="4"/>
          <table:table-cell table:style-name="ce7" office:value-type="string">
            <text:p>Primary Cell</text:p>
          </table:table-cell>
          <table:table-cell table:style-name="ce7" office:value-type="string">
            <text:p>MS052202</text:p>
          </table:table-cell>
        </table:table-row>
        <table:table-row>
          <table:table-cell table:number-columns-repeated="2"/>
          <table:table-cell table:style-name="ce7" office:value-type="string">
            <text:p>MS052301</text:p>
          </table:table-cell>
          <table:table-cell table:style-name="ce7" office:value-type="string">
            <text:p>EU29_Flu</text:p>
          </table:table-cell>
          <table:table-cell table:number-columns-repeated="4"/>
          <table:table-cell table:style-name="ce7" office:value-type="string">
            <text:p>Primary Cell</text:p>
          </table:table-cell>
          <table:table-cell table:style-name="ce7" office:value-type="string">
            <text:p>MS052301</text:p>
          </table:table-cell>
        </table:table-row>
        <table:table-row>
          <table:table-cell table:number-columns-repeated="2"/>
          <table:table-cell table:style-name="ce7" office:value-type="string">
            <text:p>MS052302</text:p>
          </table:table-cell>
          <table:table-cell table:style-name="ce7" office:value-type="string">
            <text:p>EU29_NI</text:p>
          </table:table-cell>
          <table:table-cell table:number-columns-repeated="4"/>
          <table:table-cell table:style-name="ce7" office:value-type="string">
            <text:p>Primary Cell</text:p>
          </table:table-cell>
          <table:table-cell table:style-name="ce7" office:value-type="string">
            <text:p>MS052302</text:p>
          </table:table-cell>
        </table:table-row>
        <table:table-row>
          <table:table-cell table:number-columns-repeated="2"/>
          <table:table-cell table:style-name="ce7" office:value-type="string">
            <text:p>MS052401</text:p>
          </table:table-cell>
          <table:table-cell table:style-name="ce7" office:value-type="string">
            <text:p>EU31_Flu</text:p>
          </table:table-cell>
          <table:table-cell table:number-columns-repeated="4"/>
          <table:table-cell table:style-name="ce7" office:value-type="string">
            <text:p>Primary Cell</text:p>
          </table:table-cell>
          <table:table-cell table:style-name="ce7" office:value-type="string">
            <text:p>MS052401</text:p>
          </table:table-cell>
        </table:table-row>
        <table:table-row>
          <table:table-cell table:number-columns-repeated="2"/>
          <table:table-cell table:style-name="ce7" office:value-type="string">
            <text:p>MS052402</text:p>
          </table:table-cell>
          <table:table-cell table:style-name="ce7" office:value-type="string">
            <text:p>EU31_NI</text:p>
          </table:table-cell>
          <table:table-cell table:number-columns-repeated="4"/>
          <table:table-cell table:style-name="ce7" office:value-type="string">
            <text:p>Primary Cell</text:p>
          </table:table-cell>
          <table:table-cell table:style-name="ce7" office:value-type="string">
            <text:p>MS052402</text:p>
          </table:table-cell>
        </table:table-row>
        <table:table-row>
          <table:table-cell table:number-columns-repeated="2"/>
          <table:table-cell table:style-name="ce7" office:value-type="string">
            <text:p>MS052501</text:p>
          </table:table-cell>
          <table:table-cell table:style-name="ce7" office:value-type="string">
            <text:p>EU33_Flu</text:p>
          </table:table-cell>
          <table:table-cell table:number-columns-repeated="4"/>
          <table:table-cell table:style-name="ce7" office:value-type="string">
            <text:p>Primary Cell</text:p>
          </table:table-cell>
          <table:table-cell table:style-name="ce7" office:value-type="string">
            <text:p>MS052501</text:p>
          </table:table-cell>
        </table:table-row>
        <table:table-row>
          <table:table-cell table:number-columns-repeated="2"/>
          <table:table-cell table:style-name="ce7" office:value-type="string">
            <text:p>MS052502</text:p>
          </table:table-cell>
          <table:table-cell table:style-name="ce7" office:value-type="string">
            <text:p>EU33_NI</text:p>
          </table:table-cell>
          <table:table-cell table:number-columns-repeated="4"/>
          <table:table-cell table:style-name="ce7" office:value-type="string">
            <text:p>Primary Cell</text:p>
          </table:table-cell>
          <table:table-cell table:style-name="ce7" office:value-type="string">
            <text:p>MS052502</text:p>
          </table:table-cell>
        </table:table-row>
        <table:table-row>
          <table:table-cell table:number-columns-repeated="2"/>
          <table:table-cell table:style-name="ce7" office:value-type="string">
            <text:p>MS052601</text:p>
          </table:table-cell>
          <table:table-cell table:style-name="ce7" office:value-type="string">
            <text:p>EU37_Flu</text:p>
          </table:table-cell>
          <table:table-cell table:number-columns-repeated="4"/>
          <table:table-cell table:style-name="ce7" office:value-type="string">
            <text:p>Primary Cell</text:p>
          </table:table-cell>
          <table:table-cell table:style-name="ce7" office:value-type="string">
            <text:p>MS052601</text:p>
          </table:table-cell>
        </table:table-row>
        <table:table-row>
          <table:table-cell table:number-columns-repeated="2"/>
          <table:table-cell table:style-name="ce7" office:value-type="string">
            <text:p>MS052602</text:p>
          </table:table-cell>
          <table:table-cell table:style-name="ce7" office:value-type="string">
            <text:p>EU37_NI</text:p>
          </table:table-cell>
          <table:table-cell table:number-columns-repeated="4"/>
          <table:table-cell table:style-name="ce7" office:value-type="string">
            <text:p>Primary Cell</text:p>
          </table:table-cell>
          <table:table-cell table:style-name="ce7" office:value-type="string">
            <text:p>MS052602</text:p>
          </table:table-cell>
        </table:table-row>
        <table:table-row>
          <table:table-cell table:number-columns-repeated="2"/>
          <table:table-cell table:style-name="ce7" office:value-type="string">
            <text:p>MS052701</text:p>
          </table:table-cell>
          <table:table-cell table:style-name="ce7" office:value-type="string">
            <text:p>EU39_Flu</text:p>
          </table:table-cell>
          <table:table-cell table:number-columns-repeated="4"/>
          <table:table-cell table:style-name="ce7" office:value-type="string">
            <text:p>Primary Cell</text:p>
          </table:table-cell>
          <table:table-cell table:style-name="ce7" office:value-type="string">
            <text:p>MS052701</text:p>
          </table:table-cell>
        </table:table-row>
        <table:table-row>
          <table:table-cell table:number-columns-repeated="2"/>
          <table:table-cell table:style-name="ce7" office:value-type="string">
            <text:p>MS052702</text:p>
          </table:table-cell>
          <table:table-cell table:style-name="ce7" office:value-type="string">
            <text:p>EU39_NI</text:p>
          </table:table-cell>
          <table:table-cell table:number-columns-repeated="4"/>
          <table:table-cell table:style-name="ce7" office:value-type="string">
            <text:p>Primary Cell</text:p>
          </table:table-cell>
          <table:table-cell table:style-name="ce7" office:value-type="string">
            <text:p>MS052702</text:p>
          </table:table-cell>
        </table:table-row>
        <table:table-row>
          <table:table-cell table:number-columns-repeated="2"/>
          <table:table-cell table:style-name="ce7" office:value-type="string">
            <text:p>MS052801</text:p>
          </table:table-cell>
          <table:table-cell table:style-name="ce7" office:value-type="string">
            <text:p>EU41_Flu</text:p>
          </table:table-cell>
          <table:table-cell table:number-columns-repeated="4"/>
          <table:table-cell table:style-name="ce7" office:value-type="string">
            <text:p>Primary Cell</text:p>
          </table:table-cell>
          <table:table-cell table:style-name="ce7" office:value-type="string">
            <text:p>MS052801</text:p>
          </table:table-cell>
        </table:table-row>
        <table:table-row>
          <table:table-cell table:number-columns-repeated="2"/>
          <table:table-cell table:style-name="ce7" office:value-type="string">
            <text:p>MS052802</text:p>
          </table:table-cell>
          <table:table-cell table:style-name="ce7" office:value-type="string">
            <text:p>EU41_NI</text:p>
          </table:table-cell>
          <table:table-cell table:number-columns-repeated="4"/>
          <table:table-cell table:style-name="ce7" office:value-type="string">
            <text:p>Primary Cell</text:p>
          </table:table-cell>
          <table:table-cell table:style-name="ce7" office:value-type="string">
            <text:p>MS052802</text:p>
          </table:table-cell>
        </table:table-row>
        <table:table-row>
          <table:table-cell table:number-columns-repeated="2"/>
          <table:table-cell table:style-name="ce7" office:value-type="string">
            <text:p>MS052901</text:p>
          </table:table-cell>
          <table:table-cell table:style-name="ce7" office:value-type="string">
            <text:p>EU43_Flu</text:p>
          </table:table-cell>
          <table:table-cell table:number-columns-repeated="4"/>
          <table:table-cell table:style-name="ce7" office:value-type="string">
            <text:p>Primary Cell</text:p>
          </table:table-cell>
          <table:table-cell table:style-name="ce7" office:value-type="string">
            <text:p>MS052901</text:p>
          </table:table-cell>
        </table:table-row>
        <table:table-row>
          <table:table-cell table:number-columns-repeated="2"/>
          <table:table-cell table:style-name="ce7" office:value-type="string">
            <text:p>MS052902</text:p>
          </table:table-cell>
          <table:table-cell table:style-name="ce7" office:value-type="string">
            <text:p>EU43_NI</text:p>
          </table:table-cell>
          <table:table-cell table:number-columns-repeated="4"/>
          <table:table-cell table:style-name="ce7" office:value-type="string">
            <text:p>Primary Cell</text:p>
          </table:table-cell>
          <table:table-cell table:style-name="ce7" office:value-type="string">
            <text:p>MS052902</text:p>
          </table:table-cell>
        </table:table-row>
        <table:table-row>
          <table:table-cell table:number-columns-repeated="2"/>
          <table:table-cell table:style-name="ce7" office:value-type="string">
            <text:p>MS053001</text:p>
          </table:table-cell>
          <table:table-cell table:style-name="ce7" office:value-type="string">
            <text:p>EU47_Flu</text:p>
          </table:table-cell>
          <table:table-cell table:number-columns-repeated="4"/>
          <table:table-cell table:style-name="ce7" office:value-type="string">
            <text:p>Primary Cell</text:p>
          </table:table-cell>
          <table:table-cell table:style-name="ce7" office:value-type="string">
            <text:p>MS053001</text:p>
          </table:table-cell>
        </table:table-row>
        <table:table-row>
          <table:table-cell table:number-columns-repeated="2"/>
          <table:table-cell table:style-name="ce7" office:value-type="string">
            <text:p>MS053002</text:p>
          </table:table-cell>
          <table:table-cell table:style-name="ce7" office:value-type="string">
            <text:p>EU47_NI</text:p>
          </table:table-cell>
          <table:table-cell table:number-columns-repeated="4"/>
          <table:table-cell table:style-name="ce7" office:value-type="string">
            <text:p>Primary Cell</text:p>
          </table:table-cell>
          <table:table-cell table:style-name="ce7" office:value-type="string">
            <text:p>MS053002</text:p>
          </table:table-cell>
        </table:table-row>
        <table:table-row table:number-rows-repeated="3">
          <table:table-cell table:number-columns-repeated="10"/>
        </table:table-row>
        <table:table-row>
          <table:table-cell table:number-columns-repeated="3"/>
          <table:table-cell table:style-name="ce7" office:value-type="string">
            <text:p>value</text:p>
          </table:table-cell>
          <table:table-cell table:style-name="ce7" office:value-type="string">
            <text:p>COMMENT</text:p>
          </table:table-cell>
        </table:table-row>
        <table:table-row table:number-rows-repeated="3">
          <table:table-cell table:number-columns-repeated="10"/>
        </table:table-row>
        <table:table-row>
          <table:table-cell table:number-columns-repeated="3"/>
          <table:table-cell table:style-name="ce7" office:value-type="string">
            <text:p>release_status</text:p>
          </table:table-cell>
          <table:table-cell table:style-name="ce7" office:value-type="string">
            <text:p>EGA_EGAX</text:p>
          </table:table-cell>
          <table:table-cell table:style-name="ce7" office:value-type="string">
            <text:p>last_modification</text:p>
          </table:table-cell>
          <table:table-cell table:style-name="ce7" office:value-type="string">
            <text:p>library_layout</text:p>
          </table:table-cell>
          <table:table-cell table:style-name="ce7" office:value-type="string">
            <text:p>COMMENT</text:p>
          </table:table-cell>
        </table:table-row>
        <table:table-row table:number-rows-repeated="3">
          <table:table-cell table:number-columns-repeated="10"/>
        </table:table-row>
        <table:table-row>
          <table:table-cell table:number-columns-repeated="3"/>
          <table:table-cell table:style-name="ce7" office:value-type="string">
            <text:p>lane</text:p>
          </table:table-cell>
          <table:table-cell table:style-name="ce7" office:value-type="string">
            <text:p>EGA_EGAR</text:p>
          </table:table-cell>
          <table:table-cell table:style-name="ce7" office:value-type="string">
            <text:p>library_name</text:p>
          </table:table-cell>
        </table:table-row>
        <table:table-row table:number-rows-repeated="3">
          <table:table-cell table:number-columns-repeated="10"/>
        </table:table-row>
        <table:table-row>
          <table:table-cell table:number-columns-repeated="3"/>
          <table:table-cell table:style-name="ce7" office:value-type="string">
            <text:p>md5</text:p>
          </table:table-cell>
          <table:table-cell table:style-name="ce7" office:value-type="string">
            <text:p>encrypted_md5</text:p>
          </table:table-cell>
        </table:table-row>
        <table:table-row table:number-rows-repeated="3">
          <table:table-cell table:number-columns-repeated="10"/>
        </table:table-row>
        <table:table-row>
          <table:table-cell table:number-columns-repeated="3"/>
          <table:table-cell table:style-name="ce7" office:value-type="string">
            <text:p>track_type</text:p>
          </table:table-cell>
          <table:table-cell table:style-name="ce7" office:value-type="string">
            <text:p>md5sum</text:p>
          </table:table-cell>
          <table:table-cell table:style-name="ce7" office:value-type="string">
            <text:p>url</text:p>
          </table:table-cell>
          <table:table-cell table:style-name="ce7" office:value-type="string">
            <text:p>path</text:p>
          </table:table-cell>
          <table:table-cell table:style-name="ce7" office:value-type="string">
            <text:p>file_name</text:p>
          </table:table-cell>
          <table:table-cell table:style-name="ce7" office:value-type="string">
            <text:p>file_type</text:p>
          </table:table-cell>
          <table:table-cell table:style-name="ce7" office:value-type="string">
            <text:p>COMMENT</text:p>
          </table:table-cell>
        </table:table-row>
      </table:table>
      <table:named-expressions/>
      <table:database-ranges>
        <table:database-range table:name="Table_1" table:target-range-address="Main.B906:Main.I975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6">0000-00-00</text:date>, <text:time style:data-style-name="N2" text:time-value="16:54:30.7358779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ain" style:display-name="PageStyle_Mai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mmand_20_List" style:display-name="PageStyle_Command Lis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1-08-26T18:26:29.297895595</dc:date>
    <meta:editing-duration>P14DT13H3M26S</meta:editing-duration>
    <meta:editing-cycles>6</meta:editing-cycles>
    <meta:document-statistic meta:table-count="2" meta:cell-count="9114" meta:object-count="0"/>
  </office:meta>
</office:document-meta>
</file>